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1957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10 percent" table:style-name="ta1">
        <table:shapes>
          <draw:frame draw:z-index="0" draw:style-name="gr1" svg:width="6.2988in" svg:height="3.5429in" svg:x="14.2071in" svg:y="0.7299in">
            <draw:object draw:notify-on-update-of-ranges="'10 percent'.A2:'10 percent'.A202 '10 percent'.B1:'10 percent'.B1 '10 percent'.B2:'10 percent'.B202 '10 percent'.A2:'10 percent'.A202 '10 percent'.I1:'10 percent'.I1 '10 percent'.I2:'10 percent'.I2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14.2874in" svg:y="4.5701in">
            <draw:object draw:notify-on-update-of-ranges="'10 percent'.A2:'10 percent'.A202 '10 percent'.C1:'10 percent'.C1 '10 percent'.C2:'10 percent'.C202 '10 percent'.A2:'10 percent'.A202 '10 percent'.J1:'10 percent'.J1 '10 percent'.J2:'10 percent'.J2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in" svg:height="3.5453in" svg:x="14.363in" svg:y="8.2823in">
            <draw:object draw:notify-on-update-of-ranges="'10 percent'.A2:'10 percent'.A202 '10 percent'.D1:'10 percent'.D1 '10 percent'.D2:'10 percent'.D202 '10 percent'.A2:'10 percent'.A202 '10 percent'.K1:'10 percent'.K1 '10 percent'.K2:'10 percent'.K2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4">
          <table:table-cell office:value-type="string">
            <text:p>time</text:p>
          </table:table-cell>
          <table:table-cell office:value-type="string">
            <text:p>apc II</text:p>
          </table:table-cell>
          <table:table-cell office:value-type="string">
            <text:p>apc Iia</text:p>
          </table:table-cell>
          <table:table-cell office:value-type="string">
            <text:p>apc TAT</text:p>
          </table:table-cell>
          <table:table-cell office:value-type="string">
            <text:p>apc Va</text:p>
          </table:table-cell>
          <table:table-cell office:value-type="string">
            <text:p>apc APC</text:p>
          </table:table-cell>
          <table:table-cell office:value-type="string">
            <text:p>apc V</text:p>
          </table:table-cell>
          <table:table-cell office:value-type="string">
            <text:p>apc TF</text:p>
          </table:table-cell>
          <table:table-cell office:value-type="string">
            <text:p>noapc II</text:p>
          </table:table-cell>
          <table:table-cell office:value-type="string">
            <text:p>noapc Iia</text:p>
          </table:table-cell>
          <table:table-cell office:value-type="string">
            <text:p>noapc TAT</text:p>
          </table:table-cell>
          <table:table-cell office:value-type="string">
            <text:p>noapc Va</text:p>
          </table:table-cell>
          <table:table-cell office:value-type="string">
            <text:p>noapc APC</text:p>
          </table:table-cell>
          <table:table-cell office:value-type="string">
            <text:p>noapc V</text:p>
          </table:table-cell>
          <table:table-cell office:value-type="string">
            <text:p>noapc TF</text:p>
          </table:table-cell>
          <table:table-cell table:number-columns-repeated="14"/>
        </table:table-row>
        <table:table-row table:style-name="ro2">
          <table:table-cell office:value-type="float" office:value="0">
            <text:p>0</text:p>
          </table:table-cell>
          <table:table-cell table:formula="of:=[.P2]*1000000" office:value-type="float" office:value="1400">
            <text:p>1400</text:p>
          </table:table-cell>
          <table:table-cell table:formula="of:=[.Q2]*1000000" office:value-type="float" office:value="0">
            <text:p>0</text:p>
          </table:table-cell>
          <table:table-cell table:formula="of:=[.R2]*1000000" office:value-type="float" office:value="0">
            <text:p>0</text:p>
          </table:table-cell>
          <table:table-cell table:formula="of:=[.S2]*1000000" office:value-type="float" office:value="0">
            <text:p>0</text:p>
          </table:table-cell>
          <table:table-cell table:formula="of:=[.T2]*1000000" office:value-type="float" office:value="0">
            <text:p>0</text:p>
          </table:table-cell>
          <table:table-cell table:formula="of:=[.U2]*1000000" office:value-type="float" office:value="20">
            <text:p>20</text:p>
          </table:table-cell>
          <table:table-cell table:formula="of:=[.V2]*1000000" office:value-type="float" office:value="0.000005">
            <text:p>0.000005</text:p>
          </table:table-cell>
          <table:table-cell table:formula="of:=[.W2]*1000000" office:value-type="float" office:value="1400">
            <text:p>1400</text:p>
          </table:table-cell>
          <table:table-cell table:formula="of:=[.X2]*1000000" office:value-type="float" office:value="0">
            <text:p>0</text:p>
          </table:table-cell>
          <table:table-cell table:formula="of:=[.Y2]*1000000" office:value-type="float" office:value="0">
            <text:p>0</text:p>
          </table:table-cell>
          <table:table-cell table:formula="of:=[.Z2]*1000000" office:value-type="float" office:value="0">
            <text:p>0</text:p>
          </table:table-cell>
          <table:table-cell table:formula="of:=[.AA2]*1000000" office:value-type="float" office:value="0">
            <text:p>0</text:p>
          </table:table-cell>
          <table:table-cell table:formula="of:=[.AB2]*1000000" office:value-type="float" office:value="20">
            <text:p>20</text:p>
          </table:table-cell>
          <table:table-cell table:formula="of:=[.AC2]*1000000" office:value-type="float" office:value="0.000005">
            <text:p>0.000005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5e-12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5e-12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P3]*1000000" office:value-type="float" office:value="1398.2">
            <text:p>1398.2</text:p>
          </table:table-cell>
          <table:table-cell table:formula="of:=[.Q3]*1000000" office:value-type="float" office:value="0.064988">
            <text:p>0.064988</text:p>
          </table:table-cell>
          <table:table-cell table:formula="of:=[.R3]*1000000" office:value-type="float" office:value="0.0047342">
            <text:p>0.0047342</text:p>
          </table:table-cell>
          <table:table-cell table:formula="of:=[.S3]*1000000" office:value-type="float" office:value="0.070714">
            <text:p>0.070714</text:p>
          </table:table-cell>
          <table:table-cell table:formula="of:=[.T3]*1000000" office:value-type="float" office:value="0.00054856">
            <text:p>0.00054856</text:p>
          </table:table-cell>
          <table:table-cell table:formula="of:=[.U3]*1000000" office:value-type="float" office:value="19.042">
            <text:p>19.042</text:p>
          </table:table-cell>
          <table:table-cell table:formula="of:=[.V3]*1000000" office:value-type="float" office:value="0.0000036223">
            <text:p>3.6223E-006</text:p>
          </table:table-cell>
          <table:table-cell table:formula="of:=[.W3]*1000000" office:value-type="float" office:value="1398.2">
            <text:p>1398.2</text:p>
          </table:table-cell>
          <table:table-cell table:formula="of:=[.X3]*1000000" office:value-type="float" office:value="0.06509">
            <text:p>0.06509</text:p>
          </table:table-cell>
          <table:table-cell table:formula="of:=[.Y3]*1000000" office:value-type="float" office:value="0.0047604">
            <text:p>0.0047604</text:p>
          </table:table-cell>
          <table:table-cell table:formula="of:=[.Z3]*1000000" office:value-type="float" office:value="0.070887">
            <text:p>0.070887</text:p>
          </table:table-cell>
          <table:table-cell table:formula="of:=[.AA3]*1000000" office:value-type="float" office:value="0">
            <text:p>0</text:p>
          </table:table-cell>
          <table:table-cell table:formula="of:=[.AB3]*1000000" office:value-type="float" office:value="19.042">
            <text:p>19.042</text:p>
          </table:table-cell>
          <table:table-cell table:formula="of:=[.AC3]*1000000" office:value-type="float" office:value="0.0000036223">
            <text:p>3.6223E-006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6.4988e-08</text:p>
          </table:table-cell>
          <table:table-cell table:style-name="ce1" office:value-type="string">
            <text:p>4.7342e-09</text:p>
          </table:table-cell>
          <table:table-cell table:style-name="ce1" office:value-type="string">
            <text:p>7.0714e-08</text:p>
          </table:table-cell>
          <table:table-cell table:style-name="ce1" office:value-type="string">
            <text:p>5.4856e-10</text:p>
          </table:table-cell>
          <table:table-cell table:style-name="ce1" office:value-type="string">
            <text:p>1.9042e-05</text:p>
          </table:table-cell>
          <table:table-cell table:style-name="ce1" office:value-type="string">
            <text:p>3.6223e-12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6.509e-08</text:p>
          </table:table-cell>
          <table:table-cell table:style-name="ce1" office:value-type="string">
            <text:p>4.7604e-09</text:p>
          </table:table-cell>
          <table:table-cell table:style-name="ce1" office:value-type="string">
            <text:p>7.0887e-08</text:p>
          </table:table-cell>
          <table:table-cell office:value-type="float" office:value="0">
            <text:p>0</text:p>
          </table:table-cell>
          <table:table-cell table:style-name="ce1" office:value-type="string">
            <text:p>1.9042e-05</text:p>
          </table:table-cell>
          <table:table-cell table:style-name="ce1" office:value-type="string">
            <text:p>3.6223e-12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P4]*1000000" office:value-type="float" office:value="1397.9">
            <text:p>1397.9</text:p>
          </table:table-cell>
          <table:table-cell table:formula="of:=[.Q4]*1000000" office:value-type="float" office:value="0.22875">
            <text:p>0.22875</text:p>
          </table:table-cell>
          <table:table-cell table:formula="of:=[.R4]*1000000" office:value-type="float" office:value="0.034806">
            <text:p>0.034806</text:p>
          </table:table-cell>
          <table:table-cell table:formula="of:=[.S4]*1000000" office:value-type="float" office:value="0.69824">
            <text:p>0.69824</text:p>
          </table:table-cell>
          <table:table-cell table:formula="of:=[.T4]*1000000" office:value-type="float" office:value="0.0030587">
            <text:p>0.0030587</text:p>
          </table:table-cell>
          <table:table-cell table:formula="of:=[.U4]*1000000" office:value-type="float" office:value="18.357">
            <text:p>18.357</text:p>
          </table:table-cell>
          <table:table-cell table:formula="of:=[.V4]*1000000" office:value-type="float" office:value="0.0000026055">
            <text:p>2.6055E-006</text:p>
          </table:table-cell>
          <table:table-cell table:formula="of:=[.W4]*1000000" office:value-type="float" office:value="1397.9">
            <text:p>1397.9</text:p>
          </table:table-cell>
          <table:table-cell table:formula="of:=[.X4]*1000000" office:value-type="float" office:value="0.22881">
            <text:p>0.22881</text:p>
          </table:table-cell>
          <table:table-cell table:formula="of:=[.Y4]*1000000" office:value-type="float" office:value="0.034908">
            <text:p>0.034908</text:p>
          </table:table-cell>
          <table:table-cell table:formula="of:=[.Z4]*1000000" office:value-type="float" office:value="0.70277">
            <text:p>0.70277</text:p>
          </table:table-cell>
          <table:table-cell table:formula="of:=[.AA4]*1000000" office:value-type="float" office:value="0">
            <text:p>0</text:p>
          </table:table-cell>
          <table:table-cell table:formula="of:=[.AB4]*1000000" office:value-type="float" office:value="18.357">
            <text:p>18.357</text:p>
          </table:table-cell>
          <table:table-cell table:formula="of:=[.AC4]*1000000" office:value-type="float" office:value="0.0000026055">
            <text:p>2.6055E-006</text:p>
          </table:table-cell>
          <table:table-cell office:value-type="float" office:value="0.0013979">
            <text:p>0.0013979</text:p>
          </table:table-cell>
          <table:table-cell table:style-name="ce1" office:value-type="string">
            <text:p>2.2875e-07</text:p>
          </table:table-cell>
          <table:table-cell table:style-name="ce1" office:value-type="string">
            <text:p>3.4806e-08</text:p>
          </table:table-cell>
          <table:table-cell table:style-name="ce1" office:value-type="string">
            <text:p>6.9824e-07</text:p>
          </table:table-cell>
          <table:table-cell table:style-name="ce1" office:value-type="string">
            <text:p>3.0587e-09</text:p>
          </table:table-cell>
          <table:table-cell table:style-name="ce1" office:value-type="string">
            <text:p>1.8357e-05</text:p>
          </table:table-cell>
          <table:table-cell table:style-name="ce1" office:value-type="string">
            <text:p>2.6055e-12</text:p>
          </table:table-cell>
          <table:table-cell office:value-type="float" office:value="0.0013979">
            <text:p>0.0013979</text:p>
          </table:table-cell>
          <table:table-cell table:style-name="ce1" office:value-type="string">
            <text:p>2.2881e-07</text:p>
          </table:table-cell>
          <table:table-cell table:style-name="ce1" office:value-type="string">
            <text:p>3.4908e-08</text:p>
          </table:table-cell>
          <table:table-cell table:style-name="ce1" office:value-type="string">
            <text:p>7.0277e-07</text:p>
          </table:table-cell>
          <table:table-cell office:value-type="float" office:value="0">
            <text:p>0</text:p>
          </table:table-cell>
          <table:table-cell table:style-name="ce1" office:value-type="string">
            <text:p>1.8357e-05</text:p>
          </table:table-cell>
          <table:table-cell table:style-name="ce1" office:value-type="string">
            <text:p>2.6055e-12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P5]*1000000" office:value-type="float" office:value="1396.3">
            <text:p>1396.3</text:p>
          </table:table-cell>
          <table:table-cell table:formula="of:=[.Q5]*1000000" office:value-type="float" office:value="0.49816">
            <text:p>0.49816</text:p>
          </table:table-cell>
          <table:table-cell table:formula="of:=[.R5]*1000000" office:value-type="float" office:value="0.10284">
            <text:p>0.10284</text:p>
          </table:table-cell>
          <table:table-cell table:formula="of:=[.S5]*1000000" office:value-type="float" office:value="1.9805">
            <text:p>1.9805</text:p>
          </table:table-cell>
          <table:table-cell table:formula="of:=[.T5]*1000000" office:value-type="float" office:value="0.0069118">
            <text:p>0.0069118</text:p>
          </table:table-cell>
          <table:table-cell table:formula="of:=[.U5]*1000000" office:value-type="float" office:value="17.312">
            <text:p>17.312</text:p>
          </table:table-cell>
          <table:table-cell table:formula="of:=[.V5]*1000000" office:value-type="float" office:value="0.0000018466">
            <text:p>1.8466E-006</text:p>
          </table:table-cell>
          <table:table-cell table:formula="of:=[.W5]*1000000" office:value-type="float" office:value="1396.3">
            <text:p>1396.3</text:p>
          </table:table-cell>
          <table:table-cell table:formula="of:=[.X5]*1000000" office:value-type="float" office:value="0.49819">
            <text:p>0.49819</text:p>
          </table:table-cell>
          <table:table-cell table:formula="of:=[.Y5]*1000000" office:value-type="float" office:value="0.10301">
            <text:p>0.10301</text:p>
          </table:table-cell>
          <table:table-cell table:formula="of:=[.Z5]*1000000" office:value-type="float" office:value="2.0037">
            <text:p>2.0037</text:p>
          </table:table-cell>
          <table:table-cell table:formula="of:=[.AA5]*1000000" office:value-type="float" office:value="0">
            <text:p>0</text:p>
          </table:table-cell>
          <table:table-cell table:formula="of:=[.AB5]*1000000" office:value-type="float" office:value="17.311">
            <text:p>17.311</text:p>
          </table:table-cell>
          <table:table-cell table:formula="of:=[.AC5]*1000000" office:value-type="float" office:value="0.0000018465">
            <text:p>1.8465E-006</text:p>
          </table:table-cell>
          <table:table-cell office:value-type="float" office:value="0.0013963">
            <text:p>0.0013963</text:p>
          </table:table-cell>
          <table:table-cell table:style-name="ce1" office:value-type="string">
            <text:p>4.9816e-07</text:p>
          </table:table-cell>
          <table:table-cell table:style-name="ce1" office:value-type="string">
            <text:p>1.0284e-07</text:p>
          </table:table-cell>
          <table:table-cell table:style-name="ce1" office:value-type="string">
            <text:p>1.9805e-06</text:p>
          </table:table-cell>
          <table:table-cell table:style-name="ce1" office:value-type="string">
            <text:p>6.9118e-09</text:p>
          </table:table-cell>
          <table:table-cell table:style-name="ce1" office:value-type="string">
            <text:p>1.7312e-05</text:p>
          </table:table-cell>
          <table:table-cell table:style-name="ce1" office:value-type="string">
            <text:p>1.8466e-12</text:p>
          </table:table-cell>
          <table:table-cell office:value-type="float" office:value="0.0013963">
            <text:p>0.0013963</text:p>
          </table:table-cell>
          <table:table-cell table:style-name="ce1" office:value-type="string">
            <text:p>4.9819e-07</text:p>
          </table:table-cell>
          <table:table-cell table:style-name="ce1" office:value-type="string">
            <text:p>1.0301e-07</text:p>
          </table:table-cell>
          <table:table-cell table:style-name="ce1" office:value-type="string">
            <text:p>2.0037e-06</text:p>
          </table:table-cell>
          <table:table-cell office:value-type="float" office:value="0">
            <text:p>0</text:p>
          </table:table-cell>
          <table:table-cell table:style-name="ce1" office:value-type="string">
            <text:p>1.7311e-05</text:p>
          </table:table-cell>
          <table:table-cell table:style-name="ce1" office:value-type="string">
            <text:p>1.8465e-12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P6]*1000000" office:value-type="float" office:value="1392.2">
            <text:p>1392.2</text:p>
          </table:table-cell>
          <table:table-cell table:formula="of:=[.Q6]*1000000" office:value-type="float" office:value="1.1076">
            <text:p>1.1076</text:p>
          </table:table-cell>
          <table:table-cell table:formula="of:=[.R6]*1000000" office:value-type="float" office:value="0.24522">
            <text:p>0.24522</text:p>
          </table:table-cell>
          <table:table-cell table:formula="of:=[.S6]*1000000" office:value-type="float" office:value="3.8665">
            <text:p>3.8665</text:p>
          </table:table-cell>
          <table:table-cell table:formula="of:=[.T6]*1000000" office:value-type="float" office:value="0.01235">
            <text:p>0.01235</text:p>
          </table:table-cell>
          <table:table-cell table:formula="of:=[.U6]*1000000" office:value-type="float" office:value="15.668">
            <text:p>15.668</text:p>
          </table:table-cell>
          <table:table-cell table:formula="of:=[.V6]*1000000" office:value-type="float" office:value="0.0000012896">
            <text:p>1.2896E-006</text:p>
          </table:table-cell>
          <table:table-cell table:formula="of:=[.W6]*1000000" office:value-type="float" office:value="1392.2">
            <text:p>1392.2</text:p>
          </table:table-cell>
          <table:table-cell table:formula="of:=[.X6]*1000000" office:value-type="float" office:value="1.1076">
            <text:p>1.1076</text:p>
          </table:table-cell>
          <table:table-cell table:formula="of:=[.Y6]*1000000" office:value-type="float" office:value="0.24547">
            <text:p>0.24547</text:p>
          </table:table-cell>
          <table:table-cell table:formula="of:=[.Z6]*1000000" office:value-type="float" office:value="3.933">
            <text:p>3.933</text:p>
          </table:table-cell>
          <table:table-cell table:formula="of:=[.AA6]*1000000" office:value-type="float" office:value="0">
            <text:p>0</text:p>
          </table:table-cell>
          <table:table-cell table:formula="of:=[.AB6]*1000000" office:value-type="float" office:value="15.667">
            <text:p>15.667</text:p>
          </table:table-cell>
          <table:table-cell table:formula="of:=[.AC6]*1000000" office:value-type="float" office:value="0.0000012896">
            <text:p>1.2896E-006</text:p>
          </table:table-cell>
          <table:table-cell office:value-type="float" office:value="0.0013922">
            <text:p>0.0013922</text:p>
          </table:table-cell>
          <table:table-cell table:style-name="ce1" office:value-type="string">
            <text:p>1.1076e-06</text:p>
          </table:table-cell>
          <table:table-cell table:style-name="ce1" office:value-type="string">
            <text:p>2.4522e-07</text:p>
          </table:table-cell>
          <table:table-cell table:style-name="ce1" office:value-type="string">
            <text:p>3.8665e-06</text:p>
          </table:table-cell>
          <table:table-cell table:style-name="ce1" office:value-type="string">
            <text:p>1.235e-08</text:p>
          </table:table-cell>
          <table:table-cell table:style-name="ce1" office:value-type="string">
            <text:p>1.5668e-05</text:p>
          </table:table-cell>
          <table:table-cell table:style-name="ce1" office:value-type="string">
            <text:p>1.2896e-12</text:p>
          </table:table-cell>
          <table:table-cell office:value-type="float" office:value="0.0013922">
            <text:p>0.0013922</text:p>
          </table:table-cell>
          <table:table-cell table:style-name="ce1" office:value-type="string">
            <text:p>1.1076e-06</text:p>
          </table:table-cell>
          <table:table-cell table:style-name="ce1" office:value-type="string">
            <text:p>2.4547e-07</text:p>
          </table:table-cell>
          <table:table-cell table:style-name="ce1" office:value-type="string">
            <text:p>3.933e-06</text:p>
          </table:table-cell>
          <table:table-cell office:value-type="float" office:value="0">
            <text:p>0</text:p>
          </table:table-cell>
          <table:table-cell table:style-name="ce1" office:value-type="string">
            <text:p>1.5667e-05</text:p>
          </table:table-cell>
          <table:table-cell table:style-name="ce1" office:value-type="string">
            <text:p>1.2896e-12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P7]*1000000" office:value-type="float" office:value="1384.3">
            <text:p>1384.3</text:p>
          </table:table-cell>
          <table:table-cell table:formula="of:=[.Q7]*1000000" office:value-type="float" office:value="2.6799">
            <text:p>2.6799</text:p>
          </table:table-cell>
          <table:table-cell table:formula="of:=[.R7]*1000000" office:value-type="float" office:value="0.56706">
            <text:p>0.56706</text:p>
          </table:table-cell>
          <table:table-cell table:formula="of:=[.S7]*1000000" office:value-type="float" office:value="6.3173">
            <text:p>6.3173</text:p>
          </table:table-cell>
          <table:table-cell table:formula="of:=[.T7]*1000000" office:value-type="float" office:value="0.01908">
            <text:p>0.01908</text:p>
          </table:table-cell>
          <table:table-cell table:formula="of:=[.U7]*1000000" office:value-type="float" office:value="13.362">
            <text:p>13.362</text:p>
          </table:table-cell>
          <table:table-cell table:formula="of:=[.V7]*1000000" office:value-type="float" office:value="0.0000008817">
            <text:p>8.817E-007</text:p>
          </table:table-cell>
          <table:table-cell table:formula="of:=[.W7]*1000000" office:value-type="float" office:value="1384.3">
            <text:p>1384.3</text:p>
          </table:table-cell>
          <table:table-cell table:formula="of:=[.X7]*1000000" office:value-type="float" office:value="2.6798">
            <text:p>2.6798</text:p>
          </table:table-cell>
          <table:table-cell table:formula="of:=[.Y7]*1000000" office:value-type="float" office:value="0.5674">
            <text:p>0.5674</text:p>
          </table:table-cell>
          <table:table-cell table:formula="of:=[.Z7]*1000000" office:value-type="float" office:value="6.4633">
            <text:p>6.4633</text:p>
          </table:table-cell>
          <table:table-cell table:formula="of:=[.AA7]*1000000" office:value-type="float" office:value="0">
            <text:p>0</text:p>
          </table:table-cell>
          <table:table-cell table:formula="of:=[.AB7]*1000000" office:value-type="float" office:value="13.361">
            <text:p>13.361</text:p>
          </table:table-cell>
          <table:table-cell table:formula="of:=[.AC7]*1000000" office:value-type="float" office:value="0.00000088169">
            <text:p>8.8169E-007</text:p>
          </table:table-cell>
          <table:table-cell office:value-type="float" office:value="0.0013843">
            <text:p>0.0013843</text:p>
          </table:table-cell>
          <table:table-cell table:style-name="ce1" office:value-type="string">
            <text:p>2.6799e-06</text:p>
          </table:table-cell>
          <table:table-cell table:style-name="ce1" office:value-type="string">
            <text:p>5.6706e-07</text:p>
          </table:table-cell>
          <table:table-cell table:style-name="ce1" office:value-type="string">
            <text:p>6.3173e-06</text:p>
          </table:table-cell>
          <table:table-cell table:style-name="ce1" office:value-type="string">
            <text:p>1.908e-08</text:p>
          </table:table-cell>
          <table:table-cell table:style-name="ce1" office:value-type="string">
            <text:p>1.3362e-05</text:p>
          </table:table-cell>
          <table:table-cell table:style-name="ce1" office:value-type="string">
            <text:p>8.817e-13</text:p>
          </table:table-cell>
          <table:table-cell office:value-type="float" office:value="0.0013843">
            <text:p>0.0013843</text:p>
          </table:table-cell>
          <table:table-cell table:style-name="ce1" office:value-type="string">
            <text:p>2.6798e-06</text:p>
          </table:table-cell>
          <table:table-cell table:style-name="ce1" office:value-type="string">
            <text:p>5.674e-07</text:p>
          </table:table-cell>
          <table:table-cell table:style-name="ce1" office:value-type="string">
            <text:p>6.4633e-06</text:p>
          </table:table-cell>
          <table:table-cell office:value-type="float" office:value="0">
            <text:p>0</text:p>
          </table:table-cell>
          <table:table-cell table:style-name="ce1" office:value-type="string">
            <text:p>1.3361e-05</text:p>
          </table:table-cell>
          <table:table-cell table:style-name="ce1" office:value-type="string">
            <text:p>8.8169e-13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P8]*1000000" office:value-type="float" office:value="1371.2">
            <text:p>1371.2</text:p>
          </table:table-cell>
          <table:table-cell table:formula="of:=[.Q8]*1000000" office:value-type="float" office:value="6.3803">
            <text:p>6.3803</text:p>
          </table:table-cell>
          <table:table-cell table:formula="of:=[.R8]*1000000" office:value-type="float" office:value="1.3404">
            <text:p>1.3404</text:p>
          </table:table-cell>
          <table:table-cell table:formula="of:=[.S8]*1000000" office:value-type="float" office:value="9.1748">
            <text:p>9.1748</text:p>
          </table:table-cell>
          <table:table-cell table:formula="of:=[.T8]*1000000" office:value-type="float" office:value="0.026817">
            <text:p>0.026817</text:p>
          </table:table-cell>
          <table:table-cell table:formula="of:=[.U8]*1000000" office:value-type="float" office:value="10.535">
            <text:p>10.535</text:p>
          </table:table-cell>
          <table:table-cell table:formula="of:=[.V8]*1000000" office:value-type="float" office:value="0.00000057454">
            <text:p>5.7454E-007</text:p>
          </table:table-cell>
          <table:table-cell table:formula="of:=[.W8]*1000000" office:value-type="float" office:value="1371.2">
            <text:p>1371.2</text:p>
          </table:table-cell>
          <table:table-cell table:formula="of:=[.X8]*1000000" office:value-type="float" office:value="6.3799">
            <text:p>6.3799</text:p>
          </table:table-cell>
          <table:table-cell table:formula="of:=[.Y8]*1000000" office:value-type="float" office:value="1.3408">
            <text:p>1.3408</text:p>
          </table:table-cell>
          <table:table-cell table:formula="of:=[.Z8]*1000000" office:value-type="float" office:value="9.4544">
            <text:p>9.4544</text:p>
          </table:table-cell>
          <table:table-cell table:formula="of:=[.AA8]*1000000" office:value-type="float" office:value="0">
            <text:p>0</text:p>
          </table:table-cell>
          <table:table-cell table:formula="of:=[.AB8]*1000000" office:value-type="float" office:value="10.534">
            <text:p>10.534</text:p>
          </table:table-cell>
          <table:table-cell table:formula="of:=[.AC8]*1000000" office:value-type="float" office:value="0.00000057453">
            <text:p>5.7453E-007</text:p>
          </table:table-cell>
          <table:table-cell office:value-type="float" office:value="0.0013712">
            <text:p>0.0013712</text:p>
          </table:table-cell>
          <table:table-cell table:style-name="ce1" office:value-type="string">
            <text:p>6.3803e-06</text:p>
          </table:table-cell>
          <table:table-cell table:style-name="ce1" office:value-type="string">
            <text:p>1.3404e-06</text:p>
          </table:table-cell>
          <table:table-cell table:style-name="ce1" office:value-type="string">
            <text:p>9.1748e-06</text:p>
          </table:table-cell>
          <table:table-cell table:style-name="ce1" office:value-type="string">
            <text:p>2.6817e-08</text:p>
          </table:table-cell>
          <table:table-cell table:style-name="ce1" office:value-type="string">
            <text:p>1.0535e-05</text:p>
          </table:table-cell>
          <table:table-cell table:style-name="ce1" office:value-type="string">
            <text:p>5.7454e-13</text:p>
          </table:table-cell>
          <table:table-cell office:value-type="float" office:value="0.0013712">
            <text:p>0.0013712</text:p>
          </table:table-cell>
          <table:table-cell table:style-name="ce1" office:value-type="string">
            <text:p>6.3799e-06</text:p>
          </table:table-cell>
          <table:table-cell table:style-name="ce1" office:value-type="string">
            <text:p>1.3408e-06</text:p>
          </table:table-cell>
          <table:table-cell table:style-name="ce1" office:value-type="string">
            <text:p>9.4544e-06</text:p>
          </table:table-cell>
          <table:table-cell office:value-type="float" office:value="0">
            <text:p>0</text:p>
          </table:table-cell>
          <table:table-cell table:style-name="ce1" office:value-type="string">
            <text:p>1.0534e-05</text:p>
          </table:table-cell>
          <table:table-cell table:style-name="ce1" office:value-type="string">
            <text:p>5.7453e-13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P9]*1000000" office:value-type="float" office:value="1352.5">
            <text:p>1352.5</text:p>
          </table:table-cell>
          <table:table-cell table:formula="of:=[.Q9]*1000000" office:value-type="float" office:value="13.521">
            <text:p>13.521</text:p>
          </table:table-cell>
          <table:table-cell table:formula="of:=[.R9]*1000000" office:value-type="float" office:value="3.1381">
            <text:p>3.1381</text:p>
          </table:table-cell>
          <table:table-cell table:formula="of:=[.S9]*1000000" office:value-type="float" office:value="12.097">
            <text:p>12.097</text:p>
          </table:table-cell>
          <table:table-cell table:formula="of:=[.T9]*1000000" office:value-type="float" office:value="0.035582">
            <text:p>0.035582</text:p>
          </table:table-cell>
          <table:table-cell table:formula="of:=[.U9]*1000000" office:value-type="float" office:value="7.5081">
            <text:p>7.5081</text:p>
          </table:table-cell>
          <table:table-cell table:formula="of:=[.V9]*1000000" office:value-type="float" office:value="0.00000034934">
            <text:p>3.4934E-007</text:p>
          </table:table-cell>
          <table:table-cell table:formula="of:=[.W9]*1000000" office:value-type="float" office:value="1352.5">
            <text:p>1352.5</text:p>
          </table:table-cell>
          <table:table-cell table:formula="of:=[.X9]*1000000" office:value-type="float" office:value="13.52">
            <text:p>13.52</text:p>
          </table:table-cell>
          <table:table-cell table:formula="of:=[.Y9]*1000000" office:value-type="float" office:value="3.1387">
            <text:p>3.1387</text:p>
          </table:table-cell>
          <table:table-cell table:formula="of:=[.Z9]*1000000" office:value-type="float" office:value="12.597">
            <text:p>12.597</text:p>
          </table:table-cell>
          <table:table-cell table:formula="of:=[.AA9]*1000000" office:value-type="float" office:value="0">
            <text:p>0</text:p>
          </table:table-cell>
          <table:table-cell table:formula="of:=[.AB9]*1000000" office:value-type="float" office:value="7.508">
            <text:p>7.508</text:p>
          </table:table-cell>
          <table:table-cell table:formula="of:=[.AC9]*1000000" office:value-type="float" office:value="0.00000034934">
            <text:p>3.4934E-007</text:p>
          </table:table-cell>
          <table:table-cell office:value-type="float" office:value="0.0013525">
            <text:p>0.0013525</text:p>
          </table:table-cell>
          <table:table-cell table:style-name="ce1" office:value-type="string">
            <text:p>1.3521e-05</text:p>
          </table:table-cell>
          <table:table-cell table:style-name="ce1" office:value-type="string">
            <text:p>3.1381e-06</text:p>
          </table:table-cell>
          <table:table-cell table:style-name="ce1" office:value-type="string">
            <text:p>1.2097e-05</text:p>
          </table:table-cell>
          <table:table-cell table:style-name="ce1" office:value-type="string">
            <text:p>3.5582e-08</text:p>
          </table:table-cell>
          <table:table-cell table:style-name="ce1" office:value-type="string">
            <text:p>7.5081e-06</text:p>
          </table:table-cell>
          <table:table-cell table:style-name="ce1" office:value-type="string">
            <text:p>3.4934e-13</text:p>
          </table:table-cell>
          <table:table-cell office:value-type="float" office:value="0.0013525">
            <text:p>0.0013525</text:p>
          </table:table-cell>
          <table:table-cell table:style-name="ce1" office:value-type="string">
            <text:p>1.352e-05</text:p>
          </table:table-cell>
          <table:table-cell table:style-name="ce1" office:value-type="string">
            <text:p>3.1387e-06</text:p>
          </table:table-cell>
          <table:table-cell table:style-name="ce1" office:value-type="string">
            <text:p>1.2597e-05</text:p>
          </table:table-cell>
          <table:table-cell office:value-type="float" office:value="0">
            <text:p>0</text:p>
          </table:table-cell>
          <table:table-cell table:style-name="ce1" office:value-type="string">
            <text:p>7.508e-06</text:p>
          </table:table-cell>
          <table:table-cell table:style-name="ce1" office:value-type="string">
            <text:p>3.4934e-13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P10]*1000000" office:value-type="float" office:value="1332">
            <text:p>1332</text:p>
          </table:table-cell>
          <table:table-cell table:formula="of:=[.Q10]*1000000" office:value-type="float" office:value="22.95">
            <text:p>22.95</text:p>
          </table:table-cell>
          <table:table-cell table:formula="of:=[.R10]*1000000" office:value-type="float" office:value="6.2147">
            <text:p>6.2147</text:p>
          </table:table-cell>
          <table:table-cell table:formula="of:=[.S10]*1000000" office:value-type="float" office:value="14.158">
            <text:p>14.158</text:p>
          </table:table-cell>
          <table:table-cell table:formula="of:=[.T10]*1000000" office:value-type="float" office:value="0.044211">
            <text:p>0.044211</text:p>
          </table:table-cell>
          <table:table-cell table:formula="of:=[.U10]*1000000" office:value-type="float" office:value="5.2093">
            <text:p>5.2093</text:p>
          </table:table-cell>
          <table:table-cell table:formula="of:=[.V10]*1000000" office:value-type="float" office:value="0.00000021673">
            <text:p>2.1673E-007</text:p>
          </table:table-cell>
          <table:table-cell table:formula="of:=[.W10]*1000000" office:value-type="float" office:value="1332">
            <text:p>1332</text:p>
          </table:table-cell>
          <table:table-cell table:formula="of:=[.X10]*1000000" office:value-type="float" office:value="22.949">
            <text:p>22.949</text:p>
          </table:table-cell>
          <table:table-cell table:formula="of:=[.Y10]*1000000" office:value-type="float" office:value="6.2155">
            <text:p>6.2155</text:p>
          </table:table-cell>
          <table:table-cell table:formula="of:=[.Z10]*1000000" office:value-type="float" office:value="14.952">
            <text:p>14.952</text:p>
          </table:table-cell>
          <table:table-cell table:formula="of:=[.AA10]*1000000" office:value-type="float" office:value="0">
            <text:p>0</text:p>
          </table:table-cell>
          <table:table-cell table:formula="of:=[.AB10]*1000000" office:value-type="float" office:value="5.2094">
            <text:p>5.2094</text:p>
          </table:table-cell>
          <table:table-cell table:formula="of:=[.AC10]*1000000" office:value-type="float" office:value="0.00000021673">
            <text:p>2.1673E-007</text:p>
          </table:table-cell>
          <table:table-cell office:value-type="float" office:value="0.001332">
            <text:p>0.001332</text:p>
          </table:table-cell>
          <table:table-cell table:style-name="ce1" office:value-type="string">
            <text:p>2.295e-05</text:p>
          </table:table-cell>
          <table:table-cell table:style-name="ce1" office:value-type="string">
            <text:p>6.2147e-06</text:p>
          </table:table-cell>
          <table:table-cell table:style-name="ce1" office:value-type="string">
            <text:p>1.4158e-05</text:p>
          </table:table-cell>
          <table:table-cell table:style-name="ce1" office:value-type="string">
            <text:p>4.4211e-08</text:p>
          </table:table-cell>
          <table:table-cell table:style-name="ce1" office:value-type="string">
            <text:p>5.2093e-06</text:p>
          </table:table-cell>
          <table:table-cell table:style-name="ce1" office:value-type="string">
            <text:p>2.1673e-13</text:p>
          </table:table-cell>
          <table:table-cell office:value-type="float" office:value="0.001332">
            <text:p>0.001332</text:p>
          </table:table-cell>
          <table:table-cell table:style-name="ce1" office:value-type="string">
            <text:p>2.2949e-05</text:p>
          </table:table-cell>
          <table:table-cell table:style-name="ce1" office:value-type="string">
            <text:p>6.2155e-06</text:p>
          </table:table-cell>
          <table:table-cell table:style-name="ce1" office:value-type="string">
            <text:p>1.4952e-05</text:p>
          </table:table-cell>
          <table:table-cell office:value-type="float" office:value="0">
            <text:p>0</text:p>
          </table:table-cell>
          <table:table-cell table:style-name="ce1" office:value-type="string">
            <text:p>5.2094e-06</text:p>
          </table:table-cell>
          <table:table-cell table:style-name="ce1" office:value-type="string">
            <text:p>2.1673e-13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P11]*1000000" office:value-type="float" office:value="1309.1">
            <text:p>1309.1</text:p>
          </table:table-cell>
          <table:table-cell table:formula="of:=[.Q11]*1000000" office:value-type="float" office:value="34.559">
            <text:p>34.559</text:p>
          </table:table-cell>
          <table:table-cell table:formula="of:=[.R11]*1000000" office:value-type="float" office:value="11.185">
            <text:p>11.185</text:p>
          </table:table-cell>
          <table:table-cell table:formula="of:=[.S11]*1000000" office:value-type="float" office:value="15.295">
            <text:p>15.295</text:p>
          </table:table-cell>
          <table:table-cell table:formula="of:=[.T11]*1000000" office:value-type="float" office:value="0.053721">
            <text:p>0.053721</text:p>
          </table:table-cell>
          <table:table-cell table:formula="of:=[.U11]*1000000" office:value-type="float" office:value="3.6867">
            <text:p>3.6867</text:p>
          </table:table-cell>
          <table:table-cell table:formula="of:=[.V11]*1000000" office:value-type="float" office:value="0.00000013443">
            <text:p>1.3443E-007</text:p>
          </table:table-cell>
          <table:table-cell table:formula="of:=[.W11]*1000000" office:value-type="float" office:value="1309.1">
            <text:p>1309.1</text:p>
          </table:table-cell>
          <table:table-cell table:formula="of:=[.X11]*1000000" office:value-type="float" office:value="34.558">
            <text:p>34.558</text:p>
          </table:table-cell>
          <table:table-cell table:formula="of:=[.Y11]*1000000" office:value-type="float" office:value="11.186">
            <text:p>11.186</text:p>
          </table:table-cell>
          <table:table-cell table:formula="of:=[.Z11]*1000000" office:value-type="float" office:value="16.484">
            <text:p>16.484</text:p>
          </table:table-cell>
          <table:table-cell table:formula="of:=[.AA11]*1000000" office:value-type="float" office:value="0">
            <text:p>0</text:p>
          </table:table-cell>
          <table:table-cell table:formula="of:=[.AB11]*1000000" office:value-type="float" office:value="3.6869">
            <text:p>3.6869</text:p>
          </table:table-cell>
          <table:table-cell table:formula="of:=[.AC11]*1000000" office:value-type="float" office:value="0.00000013442">
            <text:p>1.3442E-007</text:p>
          </table:table-cell>
          <table:table-cell office:value-type="float" office:value="0.0013091">
            <text:p>0.0013091</text:p>
          </table:table-cell>
          <table:table-cell table:style-name="ce1" office:value-type="string">
            <text:p>3.4559e-05</text:p>
          </table:table-cell>
          <table:table-cell table:style-name="ce1" office:value-type="string">
            <text:p>1.1185e-05</text:p>
          </table:table-cell>
          <table:table-cell table:style-name="ce1" office:value-type="string">
            <text:p>1.5295e-05</text:p>
          </table:table-cell>
          <table:table-cell table:style-name="ce1" office:value-type="string">
            <text:p>5.3721e-08</text:p>
          </table:table-cell>
          <table:table-cell table:style-name="ce1" office:value-type="string">
            <text:p>3.6867e-06</text:p>
          </table:table-cell>
          <table:table-cell table:style-name="ce1" office:value-type="string">
            <text:p>1.3443e-13</text:p>
          </table:table-cell>
          <table:table-cell office:value-type="float" office:value="0.0013091">
            <text:p>0.0013091</text:p>
          </table:table-cell>
          <table:table-cell table:style-name="ce1" office:value-type="string">
            <text:p>3.4558e-05</text:p>
          </table:table-cell>
          <table:table-cell table:style-name="ce1" office:value-type="string">
            <text:p>1.1186e-05</text:p>
          </table:table-cell>
          <table:table-cell table:style-name="ce1" office:value-type="string">
            <text:p>1.6484e-05</text:p>
          </table:table-cell>
          <table:table-cell office:value-type="float" office:value="0">
            <text:p>0</text:p>
          </table:table-cell>
          <table:table-cell table:style-name="ce1" office:value-type="string">
            <text:p>3.6869e-06</text:p>
          </table:table-cell>
          <table:table-cell table:style-name="ce1" office:value-type="string">
            <text:p>1.3442e-13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P12]*1000000" office:value-type="float" office:value="1285.5">
            <text:p>1285.5</text:p>
          </table:table-cell>
          <table:table-cell table:formula="of:=[.Q12]*1000000" office:value-type="float" office:value="47.156">
            <text:p>47.156</text:p>
          </table:table-cell>
          <table:table-cell table:formula="of:=[.R12]*1000000" office:value-type="float" office:value="18.257">
            <text:p>18.257</text:p>
          </table:table-cell>
          <table:table-cell table:formula="of:=[.S12]*1000000" office:value-type="float" office:value="15.67">
            <text:p>15.67</text:p>
          </table:table-cell>
          <table:table-cell table:formula="of:=[.T12]*1000000" office:value-type="float" office:value="0.063738">
            <text:p>0.063738</text:p>
          </table:table-cell>
          <table:table-cell table:formula="of:=[.U12]*1000000" office:value-type="float" office:value="2.8179">
            <text:p>2.8179</text:p>
          </table:table-cell>
          <table:table-cell table:formula="of:=[.V12]*1000000" office:value-type="float" office:value="0.000000087552">
            <text:p>8.7552E-008</text:p>
          </table:table-cell>
          <table:table-cell table:formula="of:=[.W12]*1000000" office:value-type="float" office:value="1285.5">
            <text:p>1285.5</text:p>
          </table:table-cell>
          <table:table-cell table:formula="of:=[.X12]*1000000" office:value-type="float" office:value="47.154">
            <text:p>47.154</text:p>
          </table:table-cell>
          <table:table-cell table:formula="of:=[.Y12]*1000000" office:value-type="float" office:value="18.259">
            <text:p>18.259</text:p>
          </table:table-cell>
          <table:table-cell table:formula="of:=[.Z12]*1000000" office:value-type="float" office:value="17.339">
            <text:p>17.339</text:p>
          </table:table-cell>
          <table:table-cell table:formula="of:=[.AA12]*1000000" office:value-type="float" office:value="0">
            <text:p>0</text:p>
          </table:table-cell>
          <table:table-cell table:formula="of:=[.AB12]*1000000" office:value-type="float" office:value="2.818">
            <text:p>2.818</text:p>
          </table:table-cell>
          <table:table-cell table:formula="of:=[.AC12]*1000000" office:value-type="float" office:value="0.000000087549">
            <text:p>8.7549E-008</text:p>
          </table:table-cell>
          <table:table-cell office:value-type="float" office:value="0.0012855">
            <text:p>0.0012855</text:p>
          </table:table-cell>
          <table:table-cell table:style-name="ce1" office:value-type="string">
            <text:p>4.7156e-05</text:p>
          </table:table-cell>
          <table:table-cell table:style-name="ce1" office:value-type="string">
            <text:p>1.8257e-05</text:p>
          </table:table-cell>
          <table:table-cell table:style-name="ce1" office:value-type="string">
            <text:p>1.567e-05</text:p>
          </table:table-cell>
          <table:table-cell table:style-name="ce1" office:value-type="string">
            <text:p>6.3738e-08</text:p>
          </table:table-cell>
          <table:table-cell table:style-name="ce1" office:value-type="string">
            <text:p>2.8179e-06</text:p>
          </table:table-cell>
          <table:table-cell table:style-name="ce1" office:value-type="string">
            <text:p>8.7552e-14</text:p>
          </table:table-cell>
          <table:table-cell office:value-type="float" office:value="0.0012855">
            <text:p>0.0012855</text:p>
          </table:table-cell>
          <table:table-cell table:style-name="ce1" office:value-type="string">
            <text:p>4.7154e-05</text:p>
          </table:table-cell>
          <table:table-cell table:style-name="ce1" office:value-type="string">
            <text:p>1.8259e-05</text:p>
          </table:table-cell>
          <table:table-cell table:style-name="ce1" office:value-type="string">
            <text:p>1.7339e-05</text:p>
          </table:table-cell>
          <table:table-cell office:value-type="float" office:value="0">
            <text:p>0</text:p>
          </table:table-cell>
          <table:table-cell table:style-name="ce1" office:value-type="string">
            <text:p>2.818e-06</text:p>
          </table:table-cell>
          <table:table-cell table:style-name="ce1" office:value-type="string">
            <text:p>8.7549e-14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P13]*1000000" office:value-type="float" office:value="1263.5">
            <text:p>1263.5</text:p>
          </table:table-cell>
          <table:table-cell table:formula="of:=[.Q13]*1000000" office:value-type="float" office:value="58.867">
            <text:p>58.867</text:p>
          </table:table-cell>
          <table:table-cell table:formula="of:=[.R13]*1000000" office:value-type="float" office:value="26.823">
            <text:p>26.823</text:p>
          </table:table-cell>
          <table:table-cell table:formula="of:=[.S13]*1000000" office:value-type="float" office:value="15.688">
            <text:p>15.688</text:p>
          </table:table-cell>
          <table:table-cell table:formula="of:=[.T13]*1000000" office:value-type="float" office:value="0.072839">
            <text:p>0.072839</text:p>
          </table:table-cell>
          <table:table-cell table:formula="of:=[.U13]*1000000" office:value-type="float" office:value="2.2697">
            <text:p>2.2697</text:p>
          </table:table-cell>
          <table:table-cell table:formula="of:=[.V13]*1000000" office:value-type="float" office:value="0.00000006481">
            <text:p>6.481E-008</text:p>
          </table:table-cell>
          <table:table-cell table:formula="of:=[.W13]*1000000" office:value-type="float" office:value="1263.5">
            <text:p>1263.5</text:p>
          </table:table-cell>
          <table:table-cell table:formula="of:=[.X13]*1000000" office:value-type="float" office:value="58.865">
            <text:p>58.865</text:p>
          </table:table-cell>
          <table:table-cell table:formula="of:=[.Y13]*1000000" office:value-type="float" office:value="26.825">
            <text:p>26.825</text:p>
          </table:table-cell>
          <table:table-cell table:formula="of:=[.Z13]*1000000" office:value-type="float" office:value="17.87">
            <text:p>17.87</text:p>
          </table:table-cell>
          <table:table-cell table:formula="of:=[.AA13]*1000000" office:value-type="float" office:value="0">
            <text:p>0</text:p>
          </table:table-cell>
          <table:table-cell table:formula="of:=[.AB13]*1000000" office:value-type="float" office:value="2.2698">
            <text:p>2.2698</text:p>
          </table:table-cell>
          <table:table-cell table:formula="of:=[.AC13]*1000000" office:value-type="float" office:value="0.000000064809">
            <text:p>6.4809E-008</text:p>
          </table:table-cell>
          <table:table-cell office:value-type="float" office:value="0.0012635">
            <text:p>0.0012635</text:p>
          </table:table-cell>
          <table:table-cell table:style-name="ce1" office:value-type="string">
            <text:p>5.8867e-05</text:p>
          </table:table-cell>
          <table:table-cell table:style-name="ce1" office:value-type="string">
            <text:p>2.6823e-05</text:p>
          </table:table-cell>
          <table:table-cell table:style-name="ce1" office:value-type="string">
            <text:p>1.5688e-05</text:p>
          </table:table-cell>
          <table:table-cell table:style-name="ce1" office:value-type="string">
            <text:p>7.2839e-08</text:p>
          </table:table-cell>
          <table:table-cell table:style-name="ce1" office:value-type="string">
            <text:p>2.2697e-06</text:p>
          </table:table-cell>
          <table:table-cell table:style-name="ce1" office:value-type="string">
            <text:p>6.481e-14</text:p>
          </table:table-cell>
          <table:table-cell office:value-type="float" office:value="0.0012635">
            <text:p>0.0012635</text:p>
          </table:table-cell>
          <table:table-cell table:style-name="ce1" office:value-type="string">
            <text:p>5.8865e-05</text:p>
          </table:table-cell>
          <table:table-cell table:style-name="ce1" office:value-type="string">
            <text:p>2.6825e-05</text:p>
          </table:table-cell>
          <table:table-cell table:style-name="ce1" office:value-type="string">
            <text:p>1.787e-05</text:p>
          </table:table-cell>
          <table:table-cell office:value-type="float" office:value="0">
            <text:p>0</text:p>
          </table:table-cell>
          <table:table-cell table:style-name="ce1" office:value-type="string">
            <text:p>2.2698e-06</text:p>
          </table:table-cell>
          <table:table-cell table:style-name="ce1" office:value-type="string">
            <text:p>6.4809e-14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P14]*1000000" office:value-type="float" office:value="1242.4">
            <text:p>1242.4</text:p>
          </table:table-cell>
          <table:table-cell table:formula="of:=[.Q14]*1000000" office:value-type="float" office:value="69.512">
            <text:p>69.512</text:p>
          </table:table-cell>
          <table:table-cell table:formula="of:=[.R14]*1000000" office:value-type="float" office:value="36.931">
            <text:p>36.931</text:p>
          </table:table-cell>
          <table:table-cell table:formula="of:=[.S14]*1000000" office:value-type="float" office:value="15.553">
            <text:p>15.553</text:p>
          </table:table-cell>
          <table:table-cell table:formula="of:=[.T14]*1000000" office:value-type="float" office:value="0.081392">
            <text:p>0.081392</text:p>
          </table:table-cell>
          <table:table-cell table:formula="of:=[.U14]*1000000" office:value-type="float" office:value="1.8365">
            <text:p>1.8365</text:p>
          </table:table-cell>
          <table:table-cell table:formula="of:=[.V14]*1000000" office:value-type="float" office:value="0.000000053872">
            <text:p>5.3872E-008</text:p>
          </table:table-cell>
          <table:table-cell table:formula="of:=[.W14]*1000000" office:value-type="float" office:value="1242.4">
            <text:p>1242.4</text:p>
          </table:table-cell>
          <table:table-cell table:formula="of:=[.X14]*1000000" office:value-type="float" office:value="69.508">
            <text:p>69.508</text:p>
          </table:table-cell>
          <table:table-cell table:formula="of:=[.Y14]*1000000" office:value-type="float" office:value="36.933">
            <text:p>36.933</text:p>
          </table:table-cell>
          <table:table-cell table:formula="of:=[.Z14]*1000000" office:value-type="float" office:value="18.289">
            <text:p>18.289</text:p>
          </table:table-cell>
          <table:table-cell table:formula="of:=[.AA14]*1000000" office:value-type="float" office:value="0">
            <text:p>0</text:p>
          </table:table-cell>
          <table:table-cell table:formula="of:=[.AB14]*1000000" office:value-type="float" office:value="1.8365">
            <text:p>1.8365</text:p>
          </table:table-cell>
          <table:table-cell table:formula="of:=[.AC14]*1000000" office:value-type="float" office:value="0.000000053871">
            <text:p>5.3871E-008</text:p>
          </table:table-cell>
          <table:table-cell office:value-type="float" office:value="0.0012424">
            <text:p>0.0012424</text:p>
          </table:table-cell>
          <table:table-cell table:style-name="ce1" office:value-type="string">
            <text:p>6.9512e-05</text:p>
          </table:table-cell>
          <table:table-cell table:style-name="ce1" office:value-type="string">
            <text:p>3.6931e-05</text:p>
          </table:table-cell>
          <table:table-cell table:style-name="ce1" office:value-type="string">
            <text:p>1.5553e-05</text:p>
          </table:table-cell>
          <table:table-cell table:style-name="ce1" office:value-type="string">
            <text:p>8.1392e-08</text:p>
          </table:table-cell>
          <table:table-cell table:style-name="ce1" office:value-type="string">
            <text:p>1.8365e-06</text:p>
          </table:table-cell>
          <table:table-cell table:style-name="ce1" office:value-type="string">
            <text:p>5.3872e-14</text:p>
          </table:table-cell>
          <table:table-cell office:value-type="float" office:value="0.0012424">
            <text:p>0.0012424</text:p>
          </table:table-cell>
          <table:table-cell table:style-name="ce1" office:value-type="string">
            <text:p>6.9508e-05</text:p>
          </table:table-cell>
          <table:table-cell table:style-name="ce1" office:value-type="string">
            <text:p>3.6933e-05</text:p>
          </table:table-cell>
          <table:table-cell table:style-name="ce1" office:value-type="string">
            <text:p>1.8289e-05</text:p>
          </table:table-cell>
          <table:table-cell office:value-type="float" office:value="0">
            <text:p>0</text:p>
          </table:table-cell>
          <table:table-cell table:style-name="ce1" office:value-type="string">
            <text:p>1.8365e-06</text:p>
          </table:table-cell>
          <table:table-cell table:style-name="ce1" office:value-type="string">
            <text:p>5.3871e-14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P15]*1000000" office:value-type="float" office:value="1222.2">
            <text:p>1222.2</text:p>
          </table:table-cell>
          <table:table-cell table:formula="of:=[.Q15]*1000000" office:value-type="float" office:value="78.702">
            <text:p>78.702</text:p>
          </table:table-cell>
          <table:table-cell table:formula="of:=[.R15]*1000000" office:value-type="float" office:value="48.28">
            <text:p>48.28</text:p>
          </table:table-cell>
          <table:table-cell table:formula="of:=[.S15]*1000000" office:value-type="float" office:value="15.32">
            <text:p>15.32</text:p>
          </table:table-cell>
          <table:table-cell table:formula="of:=[.T15]*1000000" office:value-type="float" office:value="0.089387">
            <text:p>0.089387</text:p>
          </table:table-cell>
          <table:table-cell table:formula="of:=[.U15]*1000000" office:value-type="float" office:value="1.4734">
            <text:p>1.4734</text:p>
          </table:table-cell>
          <table:table-cell table:formula="of:=[.V15]*1000000" office:value-type="float" office:value="0.000000048072">
            <text:p>4.8072E-008</text:p>
          </table:table-cell>
          <table:table-cell table:formula="of:=[.W15]*1000000" office:value-type="float" office:value="1222.2">
            <text:p>1222.2</text:p>
          </table:table-cell>
          <table:table-cell table:formula="of:=[.X15]*1000000" office:value-type="float" office:value="78.698">
            <text:p>78.698</text:p>
          </table:table-cell>
          <table:table-cell table:formula="of:=[.Y15]*1000000" office:value-type="float" office:value="48.283">
            <text:p>48.283</text:p>
          </table:table-cell>
          <table:table-cell table:formula="of:=[.Z15]*1000000" office:value-type="float" office:value="18.64">
            <text:p>18.64</text:p>
          </table:table-cell>
          <table:table-cell table:formula="of:=[.AA15]*1000000" office:value-type="float" office:value="0">
            <text:p>0</text:p>
          </table:table-cell>
          <table:table-cell table:formula="of:=[.AB15]*1000000" office:value-type="float" office:value="1.4734">
            <text:p>1.4734</text:p>
          </table:table-cell>
          <table:table-cell table:formula="of:=[.AC15]*1000000" office:value-type="float" office:value="0.000000048071">
            <text:p>4.8071E-008</text:p>
          </table:table-cell>
          <table:table-cell office:value-type="float" office:value="0.0012222">
            <text:p>0.0012222</text:p>
          </table:table-cell>
          <table:table-cell table:style-name="ce1" office:value-type="string">
            <text:p>7.8702e-05</text:p>
          </table:table-cell>
          <table:table-cell table:style-name="ce1" office:value-type="string">
            <text:p>4.828e-05</text:p>
          </table:table-cell>
          <table:table-cell table:style-name="ce1" office:value-type="string">
            <text:p>1.532e-05</text:p>
          </table:table-cell>
          <table:table-cell table:style-name="ce1" office:value-type="string">
            <text:p>8.9387e-08</text:p>
          </table:table-cell>
          <table:table-cell table:style-name="ce1" office:value-type="string">
            <text:p>1.4734e-06</text:p>
          </table:table-cell>
          <table:table-cell table:style-name="ce1" office:value-type="string">
            <text:p>4.8072e-14</text:p>
          </table:table-cell>
          <table:table-cell office:value-type="float" office:value="0.0012222">
            <text:p>0.0012222</text:p>
          </table:table-cell>
          <table:table-cell table:style-name="ce1" office:value-type="string">
            <text:p>7.8698e-05</text:p>
          </table:table-cell>
          <table:table-cell table:style-name="ce1" office:value-type="string">
            <text:p>4.8283e-05</text:p>
          </table:table-cell>
          <table:table-cell table:style-name="ce1" office:value-type="string">
            <text:p>1.864e-05</text:p>
          </table:table-cell>
          <table:table-cell office:value-type="float" office:value="0">
            <text:p>0</text:p>
          </table:table-cell>
          <table:table-cell table:style-name="ce1" office:value-type="string">
            <text:p>1.4734e-06</text:p>
          </table:table-cell>
          <table:table-cell table:style-name="ce1" office:value-type="string">
            <text:p>4.8071e-14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P16]*1000000" office:value-type="float" office:value="1203">
            <text:p>1203</text:p>
          </table:table-cell>
          <table:table-cell table:formula="of:=[.Q16]*1000000" office:value-type="float" office:value="86.341">
            <text:p>86.341</text:p>
          </table:table-cell>
          <table:table-cell table:formula="of:=[.R16]*1000000" office:value-type="float" office:value="60.557">
            <text:p>60.557</text:p>
          </table:table-cell>
          <table:table-cell table:formula="of:=[.S16]*1000000" office:value-type="float" office:value="15.016">
            <text:p>15.016</text:p>
          </table:table-cell>
          <table:table-cell table:formula="of:=[.T16]*1000000" office:value-type="float" office:value="0.096855">
            <text:p>0.096855</text:p>
          </table:table-cell>
          <table:table-cell table:formula="of:=[.U16]*1000000" office:value-type="float" office:value="1.1635">
            <text:p>1.1635</text:p>
          </table:table-cell>
          <table:table-cell table:formula="of:=[.V16]*1000000" office:value-type="float" office:value="0.000000044334">
            <text:p>4.4334E-008</text:p>
          </table:table-cell>
          <table:table-cell table:formula="of:=[.W16]*1000000" office:value-type="float" office:value="1203">
            <text:p>1203</text:p>
          </table:table-cell>
          <table:table-cell table:formula="of:=[.X16]*1000000" office:value-type="float" office:value="86.336">
            <text:p>86.336</text:p>
          </table:table-cell>
          <table:table-cell table:formula="of:=[.Y16]*1000000" office:value-type="float" office:value="60.559">
            <text:p>60.559</text:p>
          </table:table-cell>
          <table:table-cell table:formula="of:=[.Z16]*1000000" office:value-type="float" office:value="18.94">
            <text:p>18.94</text:p>
          </table:table-cell>
          <table:table-cell table:formula="of:=[.AA16]*1000000" office:value-type="float" office:value="0">
            <text:p>0</text:p>
          </table:table-cell>
          <table:table-cell table:formula="of:=[.AB16]*1000000" office:value-type="float" office:value="1.1635">
            <text:p>1.1635</text:p>
          </table:table-cell>
          <table:table-cell table:formula="of:=[.AC16]*1000000" office:value-type="float" office:value="0.000000044334">
            <text:p>4.4334E-008</text:p>
          </table:table-cell>
          <table:table-cell office:value-type="float" office:value="0.001203">
            <text:p>0.001203</text:p>
          </table:table-cell>
          <table:table-cell table:style-name="ce1" office:value-type="string">
            <text:p>8.6341e-05</text:p>
          </table:table-cell>
          <table:table-cell table:style-name="ce1" office:value-type="string">
            <text:p>6.0557e-05</text:p>
          </table:table-cell>
          <table:table-cell table:style-name="ce1" office:value-type="string">
            <text:p>1.5016e-05</text:p>
          </table:table-cell>
          <table:table-cell table:style-name="ce1" office:value-type="string">
            <text:p>9.6855e-08</text:p>
          </table:table-cell>
          <table:table-cell table:style-name="ce1" office:value-type="string">
            <text:p>1.1635e-06</text:p>
          </table:table-cell>
          <table:table-cell table:style-name="ce1" office:value-type="string">
            <text:p>4.4334e-14</text:p>
          </table:table-cell>
          <table:table-cell office:value-type="float" office:value="0.001203">
            <text:p>0.001203</text:p>
          </table:table-cell>
          <table:table-cell table:style-name="ce1" office:value-type="string">
            <text:p>8.6336e-05</text:p>
          </table:table-cell>
          <table:table-cell table:style-name="ce1" office:value-type="string">
            <text:p>6.0559e-05</text:p>
          </table:table-cell>
          <table:table-cell table:style-name="ce1" office:value-type="string">
            <text:p>1.894e-05</text:p>
          </table:table-cell>
          <table:table-cell office:value-type="float" office:value="0">
            <text:p>0</text:p>
          </table:table-cell>
          <table:table-cell table:style-name="ce1" office:value-type="string">
            <text:p>1.1635e-06</text:p>
          </table:table-cell>
          <table:table-cell table:style-name="ce1" office:value-type="string">
            <text:p>4.4334e-14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P17]*1000000" office:value-type="float" office:value="1184.8">
            <text:p>1184.8</text:p>
          </table:table-cell>
          <table:table-cell table:formula="of:=[.Q17]*1000000" office:value-type="float" office:value="92.519">
            <text:p>92.519</text:p>
          </table:table-cell>
          <table:table-cell table:formula="of:=[.R17]*1000000" office:value-type="float" office:value="73.473">
            <text:p>73.473</text:p>
          </table:table-cell>
          <table:table-cell table:formula="of:=[.S17]*1000000" office:value-type="float" office:value="14.656">
            <text:p>14.656</text:p>
          </table:table-cell>
          <table:table-cell table:formula="of:=[.T17]*1000000" office:value-type="float" office:value="0.10383">
            <text:p>0.10383</text:p>
          </table:table-cell>
          <table:table-cell table:formula="of:=[.U17]*1000000" office:value-type="float" office:value="0.89888">
            <text:p>0.89888</text:p>
          </table:table-cell>
          <table:table-cell table:formula="of:=[.V17]*1000000" office:value-type="float" office:value="0.000000041589">
            <text:p>4.1589E-008</text:p>
          </table:table-cell>
          <table:table-cell table:formula="of:=[.W17]*1000000" office:value-type="float" office:value="1184.8">
            <text:p>1184.8</text:p>
          </table:table-cell>
          <table:table-cell table:formula="of:=[.X17]*1000000" office:value-type="float" office:value="92.515">
            <text:p>92.515</text:p>
          </table:table-cell>
          <table:table-cell table:formula="of:=[.Y17]*1000000" office:value-type="float" office:value="73.476">
            <text:p>73.476</text:p>
          </table:table-cell>
          <table:table-cell table:formula="of:=[.Z17]*1000000" office:value-type="float" office:value="19.196">
            <text:p>19.196</text:p>
          </table:table-cell>
          <table:table-cell table:formula="of:=[.AA17]*1000000" office:value-type="float" office:value="0">
            <text:p>0</text:p>
          </table:table-cell>
          <table:table-cell table:formula="of:=[.AB17]*1000000" office:value-type="float" office:value="0.8989">
            <text:p>0.8989</text:p>
          </table:table-cell>
          <table:table-cell table:formula="of:=[.AC17]*1000000" office:value-type="float" office:value="0.000000041589">
            <text:p>4.1589E-008</text:p>
          </table:table-cell>
          <table:table-cell office:value-type="float" office:value="0.0011848">
            <text:p>0.0011848</text:p>
          </table:table-cell>
          <table:table-cell table:style-name="ce1" office:value-type="string">
            <text:p>9.2519e-05</text:p>
          </table:table-cell>
          <table:table-cell table:style-name="ce1" office:value-type="string">
            <text:p>7.3473e-05</text:p>
          </table:table-cell>
          <table:table-cell table:style-name="ce1" office:value-type="string">
            <text:p>1.4656e-05</text:p>
          </table:table-cell>
          <table:table-cell table:style-name="ce1" office:value-type="string">
            <text:p>1.0383e-07</text:p>
          </table:table-cell>
          <table:table-cell table:style-name="ce1" office:value-type="string">
            <text:p>8.9888e-07</text:p>
          </table:table-cell>
          <table:table-cell table:style-name="ce1" office:value-type="string">
            <text:p>4.1589e-14</text:p>
          </table:table-cell>
          <table:table-cell office:value-type="float" office:value="0.0011848">
            <text:p>0.0011848</text:p>
          </table:table-cell>
          <table:table-cell table:style-name="ce1" office:value-type="string">
            <text:p>9.2515e-05</text:p>
          </table:table-cell>
          <table:table-cell table:style-name="ce1" office:value-type="string">
            <text:p>7.3476e-05</text:p>
          </table:table-cell>
          <table:table-cell table:style-name="ce1" office:value-type="string">
            <text:p>1.9196e-05</text:p>
          </table:table-cell>
          <table:table-cell office:value-type="float" office:value="0">
            <text:p>0</text:p>
          </table:table-cell>
          <table:table-cell table:style-name="ce1" office:value-type="string">
            <text:p>8.989e-07</text:p>
          </table:table-cell>
          <table:table-cell table:style-name="ce1" office:value-type="string">
            <text:p>4.1589e-14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P18]*1000000" office:value-type="float" office:value="1167.6">
            <text:p>1167.6</text:p>
          </table:table-cell>
          <table:table-cell table:formula="of:=[.Q18]*1000000" office:value-type="float" office:value="97.417">
            <text:p>97.417</text:p>
          </table:table-cell>
          <table:table-cell table:formula="of:=[.R18]*1000000" office:value-type="float" office:value="86.788">
            <text:p>86.788</text:p>
          </table:table-cell>
          <table:table-cell table:formula="of:=[.S18]*1000000" office:value-type="float" office:value="14.249">
            <text:p>14.249</text:p>
          </table:table-cell>
          <table:table-cell table:formula="of:=[.T18]*1000000" office:value-type="float" office:value="0.11034">
            <text:p>0.11034</text:p>
          </table:table-cell>
          <table:table-cell table:formula="of:=[.U18]*1000000" office:value-type="float" office:value="0.67577">
            <text:p>0.67577</text:p>
          </table:table-cell>
          <table:table-cell table:formula="of:=[.V18]*1000000" office:value-type="float" office:value="0.000000039443">
            <text:p>3.9443E-008</text:p>
          </table:table-cell>
          <table:table-cell table:formula="of:=[.W18]*1000000" office:value-type="float" office:value="1167.5">
            <text:p>1167.5</text:p>
          </table:table-cell>
          <table:table-cell table:formula="of:=[.X18]*1000000" office:value-type="float" office:value="97.412">
            <text:p>97.412</text:p>
          </table:table-cell>
          <table:table-cell table:formula="of:=[.Y18]*1000000" office:value-type="float" office:value="86.791">
            <text:p>86.791</text:p>
          </table:table-cell>
          <table:table-cell table:formula="of:=[.Z18]*1000000" office:value-type="float" office:value="19.412">
            <text:p>19.412</text:p>
          </table:table-cell>
          <table:table-cell table:formula="of:=[.AA18]*1000000" office:value-type="float" office:value="0">
            <text:p>0</text:p>
          </table:table-cell>
          <table:table-cell table:formula="of:=[.AB18]*1000000" office:value-type="float" office:value="0.67579">
            <text:p>0.67579</text:p>
          </table:table-cell>
          <table:table-cell table:formula="of:=[.AC18]*1000000" office:value-type="float" office:value="0.000000039443">
            <text:p>3.9443E-008</text:p>
          </table:table-cell>
          <table:table-cell office:value-type="float" office:value="0.0011676">
            <text:p>0.0011676</text:p>
          </table:table-cell>
          <table:table-cell table:style-name="ce1" office:value-type="string">
            <text:p>9.7417e-05</text:p>
          </table:table-cell>
          <table:table-cell table:style-name="ce1" office:value-type="string">
            <text:p>8.6788e-05</text:p>
          </table:table-cell>
          <table:table-cell table:style-name="ce1" office:value-type="string">
            <text:p>1.4249e-05</text:p>
          </table:table-cell>
          <table:table-cell table:style-name="ce1" office:value-type="string">
            <text:p>1.1034e-07</text:p>
          </table:table-cell>
          <table:table-cell table:style-name="ce1" office:value-type="string">
            <text:p>6.7577e-07</text:p>
          </table:table-cell>
          <table:table-cell table:style-name="ce1" office:value-type="string">
            <text:p>3.9443e-14</text:p>
          </table:table-cell>
          <table:table-cell office:value-type="float" office:value="0.0011675">
            <text:p>0.0011675</text:p>
          </table:table-cell>
          <table:table-cell table:style-name="ce1" office:value-type="string">
            <text:p>9.7412e-05</text:p>
          </table:table-cell>
          <table:table-cell table:style-name="ce1" office:value-type="string">
            <text:p>8.6791e-05</text:p>
          </table:table-cell>
          <table:table-cell table:style-name="ce1" office:value-type="string">
            <text:p>1.9412e-05</text:p>
          </table:table-cell>
          <table:table-cell office:value-type="float" office:value="0">
            <text:p>0</text:p>
          </table:table-cell>
          <table:table-cell table:style-name="ce1" office:value-type="string">
            <text:p>6.7579e-07</text:p>
          </table:table-cell>
          <table:table-cell table:style-name="ce1" office:value-type="string">
            <text:p>3.9443e-14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P19]*1000000" office:value-type="float" office:value="1151.2">
            <text:p>1151.2</text:p>
          </table:table-cell>
          <table:table-cell table:formula="of:=[.Q19]*1000000" office:value-type="float" office:value="101.23">
            <text:p>101.23</text:p>
          </table:table-cell>
          <table:table-cell table:formula="of:=[.R19]*1000000" office:value-type="float" office:value="100.31">
            <text:p>100.31</text:p>
          </table:table-cell>
          <table:table-cell table:formula="of:=[.S19]*1000000" office:value-type="float" office:value="13.804">
            <text:p>13.804</text:p>
          </table:table-cell>
          <table:table-cell table:formula="of:=[.T19]*1000000" office:value-type="float" office:value="0.11641">
            <text:p>0.11641</text:p>
          </table:table-cell>
          <table:table-cell table:formula="of:=[.U19]*1000000" office:value-type="float" office:value="0.49216">
            <text:p>0.49216</text:p>
          </table:table-cell>
          <table:table-cell table:formula="of:=[.V19]*1000000" office:value-type="float" office:value="0.000000037695">
            <text:p>3.7695E-008</text:p>
          </table:table-cell>
          <table:table-cell table:formula="of:=[.W19]*1000000" office:value-type="float" office:value="1151.2">
            <text:p>1151.2</text:p>
          </table:table-cell>
          <table:table-cell table:formula="of:=[.X19]*1000000" office:value-type="float" office:value="101.23">
            <text:p>101.23</text:p>
          </table:table-cell>
          <table:table-cell table:formula="of:=[.Y19]*1000000" office:value-type="float" office:value="100.31">
            <text:p>100.31</text:p>
          </table:table-cell>
          <table:table-cell table:formula="of:=[.Z19]*1000000" office:value-type="float" office:value="19.59">
            <text:p>19.59</text:p>
          </table:table-cell>
          <table:table-cell table:formula="of:=[.AA19]*1000000" office:value-type="float" office:value="0">
            <text:p>0</text:p>
          </table:table-cell>
          <table:table-cell table:formula="of:=[.AB19]*1000000" office:value-type="float" office:value="0.49218">
            <text:p>0.49218</text:p>
          </table:table-cell>
          <table:table-cell table:formula="of:=[.AC19]*1000000" office:value-type="float" office:value="0.000000037695">
            <text:p>3.7695E-008</text:p>
          </table:table-cell>
          <table:table-cell office:value-type="float" office:value="0.0011512">
            <text:p>0.0011512</text:p>
          </table:table-cell>
          <table:table-cell office:value-type="float" office:value="0.00010123">
            <text:p>0.00010123</text:p>
          </table:table-cell>
          <table:table-cell office:value-type="float" office:value="0.00010031">
            <text:p>0.00010031</text:p>
          </table:table-cell>
          <table:table-cell table:style-name="ce1" office:value-type="string">
            <text:p>1.3804e-05</text:p>
          </table:table-cell>
          <table:table-cell table:style-name="ce1" office:value-type="string">
            <text:p>1.1641e-07</text:p>
          </table:table-cell>
          <table:table-cell table:style-name="ce1" office:value-type="string">
            <text:p>4.9216e-07</text:p>
          </table:table-cell>
          <table:table-cell table:style-name="ce1" office:value-type="string">
            <text:p>3.7695e-14</text:p>
          </table:table-cell>
          <table:table-cell office:value-type="float" office:value="0.0011512">
            <text:p>0.0011512</text:p>
          </table:table-cell>
          <table:table-cell office:value-type="float" office:value="0.00010123">
            <text:p>0.00010123</text:p>
          </table:table-cell>
          <table:table-cell office:value-type="float" office:value="0.00010031">
            <text:p>0.00010031</text:p>
          </table:table-cell>
          <table:table-cell table:style-name="ce1" office:value-type="string">
            <text:p>1.959e-05</text:p>
          </table:table-cell>
          <table:table-cell office:value-type="float" office:value="0">
            <text:p>0</text:p>
          </table:table-cell>
          <table:table-cell table:style-name="ce1" office:value-type="string">
            <text:p>4.9218e-07</text:p>
          </table:table-cell>
          <table:table-cell table:style-name="ce1" office:value-type="string">
            <text:p>3.7695e-14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P20]*1000000" office:value-type="float" office:value="1135.6">
            <text:p>1135.6</text:p>
          </table:table-cell>
          <table:table-cell table:formula="of:=[.Q20]*1000000" office:value-type="float" office:value="104.15">
            <text:p>104.15</text:p>
          </table:table-cell>
          <table:table-cell table:formula="of:=[.R20]*1000000" office:value-type="float" office:value="113.89">
            <text:p>113.89</text:p>
          </table:table-cell>
          <table:table-cell table:formula="of:=[.S20]*1000000" office:value-type="float" office:value="13.327">
            <text:p>13.327</text:p>
          </table:table-cell>
          <table:table-cell table:formula="of:=[.T20]*1000000" office:value-type="float" office:value="0.12207">
            <text:p>0.12207</text:p>
          </table:table-cell>
          <table:table-cell table:formula="of:=[.U20]*1000000" office:value-type="float" office:value="0.34607">
            <text:p>0.34607</text:p>
          </table:table-cell>
          <table:table-cell table:formula="of:=[.V20]*1000000" office:value-type="float" office:value="0.000000036212">
            <text:p>3.6212E-008</text:p>
          </table:table-cell>
          <table:table-cell table:formula="of:=[.W20]*1000000" office:value-type="float" office:value="1135.6">
            <text:p>1135.6</text:p>
          </table:table-cell>
          <table:table-cell table:formula="of:=[.X20]*1000000" office:value-type="float" office:value="104.15">
            <text:p>104.15</text:p>
          </table:table-cell>
          <table:table-cell table:formula="of:=[.Y20]*1000000" office:value-type="float" office:value="113.89">
            <text:p>113.89</text:p>
          </table:table-cell>
          <table:table-cell table:formula="of:=[.Z20]*1000000" office:value-type="float" office:value="19.731">
            <text:p>19.731</text:p>
          </table:table-cell>
          <table:table-cell table:formula="of:=[.AA20]*1000000" office:value-type="float" office:value="0">
            <text:p>0</text:p>
          </table:table-cell>
          <table:table-cell table:formula="of:=[.AB20]*1000000" office:value-type="float" office:value="0.34609">
            <text:p>0.34609</text:p>
          </table:table-cell>
          <table:table-cell table:formula="of:=[.AC20]*1000000" office:value-type="float" office:value="0.000000036212">
            <text:p>3.6212E-008</text:p>
          </table:table-cell>
          <table:table-cell office:value-type="float" office:value="0.0011356">
            <text:p>0.0011356</text:p>
          </table:table-cell>
          <table:table-cell office:value-type="float" office:value="0.00010415">
            <text:p>0.00010415</text:p>
          </table:table-cell>
          <table:table-cell office:value-type="float" office:value="0.00011389">
            <text:p>0.00011389</text:p>
          </table:table-cell>
          <table:table-cell table:style-name="ce1" office:value-type="string">
            <text:p>1.3327e-05</text:p>
          </table:table-cell>
          <table:table-cell table:style-name="ce1" office:value-type="string">
            <text:p>1.2207e-07</text:p>
          </table:table-cell>
          <table:table-cell table:style-name="ce1" office:value-type="string">
            <text:p>3.4607e-07</text:p>
          </table:table-cell>
          <table:table-cell table:style-name="ce1" office:value-type="string">
            <text:p>3.6212e-14</text:p>
          </table:table-cell>
          <table:table-cell office:value-type="float" office:value="0.0011356">
            <text:p>0.0011356</text:p>
          </table:table-cell>
          <table:table-cell office:value-type="float" office:value="0.00010415">
            <text:p>0.00010415</text:p>
          </table:table-cell>
          <table:table-cell office:value-type="float" office:value="0.00011389">
            <text:p>0.00011389</text:p>
          </table:table-cell>
          <table:table-cell table:style-name="ce1" office:value-type="string">
            <text:p>1.9731e-05</text:p>
          </table:table-cell>
          <table:table-cell office:value-type="float" office:value="0">
            <text:p>0</text:p>
          </table:table-cell>
          <table:table-cell table:style-name="ce1" office:value-type="string">
            <text:p>3.4609e-07</text:p>
          </table:table-cell>
          <table:table-cell table:style-name="ce1" office:value-type="string">
            <text:p>3.6212e-14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P21]*1000000" office:value-type="float" office:value="1120.8">
            <text:p>1120.8</text:p>
          </table:table-cell>
          <table:table-cell table:formula="of:=[.Q21]*1000000" office:value-type="float" office:value="106.35">
            <text:p>106.35</text:p>
          </table:table-cell>
          <table:table-cell table:formula="of:=[.R21]*1000000" office:value-type="float" office:value="127.41">
            <text:p>127.41</text:p>
          </table:table-cell>
          <table:table-cell table:formula="of:=[.S21]*1000000" office:value-type="float" office:value="12.825">
            <text:p>12.825</text:p>
          </table:table-cell>
          <table:table-cell table:formula="of:=[.T21]*1000000" office:value-type="float" office:value="0.12733">
            <text:p>0.12733</text:p>
          </table:table-cell>
          <table:table-cell table:formula="of:=[.U21]*1000000" office:value-type="float" office:value="0.23444">
            <text:p>0.23444</text:p>
          </table:table-cell>
          <table:table-cell table:formula="of:=[.V21]*1000000" office:value-type="float" office:value="0.000000034904">
            <text:p>3.4904E-008</text:p>
          </table:table-cell>
          <table:table-cell table:formula="of:=[.W21]*1000000" office:value-type="float" office:value="1120.8">
            <text:p>1120.8</text:p>
          </table:table-cell>
          <table:table-cell table:formula="of:=[.X21]*1000000" office:value-type="float" office:value="106.34">
            <text:p>106.34</text:p>
          </table:table-cell>
          <table:table-cell table:formula="of:=[.Y21]*1000000" office:value-type="float" office:value="127.41">
            <text:p>127.41</text:p>
          </table:table-cell>
          <table:table-cell table:formula="of:=[.Z21]*1000000" office:value-type="float" office:value="19.838">
            <text:p>19.838</text:p>
          </table:table-cell>
          <table:table-cell table:formula="of:=[.AA21]*1000000" office:value-type="float" office:value="0">
            <text:p>0</text:p>
          </table:table-cell>
          <table:table-cell table:formula="of:=[.AB21]*1000000" office:value-type="float" office:value="0.23446">
            <text:p>0.23446</text:p>
          </table:table-cell>
          <table:table-cell table:formula="of:=[.AC21]*1000000" office:value-type="float" office:value="0.000000034904">
            <text:p>3.4904E-008</text:p>
          </table:table-cell>
          <table:table-cell office:value-type="float" office:value="0.0011208">
            <text:p>0.0011208</text:p>
          </table:table-cell>
          <table:table-cell office:value-type="float" office:value="0.00010635">
            <text:p>0.00010635</text:p>
          </table:table-cell>
          <table:table-cell office:value-type="float" office:value="0.00012741">
            <text:p>0.00012741</text:p>
          </table:table-cell>
          <table:table-cell table:style-name="ce1" office:value-type="string">
            <text:p>1.2825e-05</text:p>
          </table:table-cell>
          <table:table-cell table:style-name="ce1" office:value-type="string">
            <text:p>1.2733e-07</text:p>
          </table:table-cell>
          <table:table-cell table:style-name="ce1" office:value-type="string">
            <text:p>2.3444e-07</text:p>
          </table:table-cell>
          <table:table-cell table:style-name="ce1" office:value-type="string">
            <text:p>3.4904e-14</text:p>
          </table:table-cell>
          <table:table-cell office:value-type="float" office:value="0.0011208">
            <text:p>0.0011208</text:p>
          </table:table-cell>
          <table:table-cell office:value-type="float" office:value="0.00010634">
            <text:p>0.00010634</text:p>
          </table:table-cell>
          <table:table-cell office:value-type="float" office:value="0.00012741">
            <text:p>0.00012741</text:p>
          </table:table-cell>
          <table:table-cell table:style-name="ce1" office:value-type="string">
            <text:p>1.9838e-05</text:p>
          </table:table-cell>
          <table:table-cell office:value-type="float" office:value="0">
            <text:p>0</text:p>
          </table:table-cell>
          <table:table-cell table:style-name="ce1" office:value-type="string">
            <text:p>2.3446e-07</text:p>
          </table:table-cell>
          <table:table-cell table:style-name="ce1" office:value-type="string">
            <text:p>3.4904e-14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P22]*1000000" office:value-type="float" office:value="1106.6">
            <text:p>1106.6</text:p>
          </table:table-cell>
          <table:table-cell table:formula="of:=[.Q22]*1000000" office:value-type="float" office:value="107.96">
            <text:p>107.96</text:p>
          </table:table-cell>
          <table:table-cell table:formula="of:=[.R22]*1000000" office:value-type="float" office:value="140.79">
            <text:p>140.79</text:p>
          </table:table-cell>
          <table:table-cell table:formula="of:=[.S22]*1000000" office:value-type="float" office:value="12.305">
            <text:p>12.305</text:p>
          </table:table-cell>
          <table:table-cell table:formula="of:=[.T22]*1000000" office:value-type="float" office:value="0.13221">
            <text:p>0.13221</text:p>
          </table:table-cell>
          <table:table-cell table:formula="of:=[.U22]*1000000" office:value-type="float" office:value="0.15287">
            <text:p>0.15287</text:p>
          </table:table-cell>
          <table:table-cell table:formula="of:=[.V22]*1000000" office:value-type="float" office:value="0.000000033713">
            <text:p>3.3713E-008</text:p>
          </table:table-cell>
          <table:table-cell table:formula="of:=[.W22]*1000000" office:value-type="float" office:value="1106.6">
            <text:p>1106.6</text:p>
          </table:table-cell>
          <table:table-cell table:formula="of:=[.X22]*1000000" office:value-type="float" office:value="107.95">
            <text:p>107.95</text:p>
          </table:table-cell>
          <table:table-cell table:formula="of:=[.Y22]*1000000" office:value-type="float" office:value="140.8">
            <text:p>140.8</text:p>
          </table:table-cell>
          <table:table-cell table:formula="of:=[.Z22]*1000000" office:value-type="float" office:value="19.916">
            <text:p>19.916</text:p>
          </table:table-cell>
          <table:table-cell table:formula="of:=[.AA22]*1000000" office:value-type="float" office:value="0">
            <text:p>0</text:p>
          </table:table-cell>
          <table:table-cell table:formula="of:=[.AB22]*1000000" office:value-type="float" office:value="0.15288">
            <text:p>0.15288</text:p>
          </table:table-cell>
          <table:table-cell table:formula="of:=[.AC22]*1000000" office:value-type="float" office:value="0.000000033713">
            <text:p>3.3713E-008</text:p>
          </table:table-cell>
          <table:table-cell office:value-type="float" office:value="0.0011066">
            <text:p>0.0011066</text:p>
          </table:table-cell>
          <table:table-cell office:value-type="float" office:value="0.00010796">
            <text:p>0.00010796</text:p>
          </table:table-cell>
          <table:table-cell office:value-type="float" office:value="0.00014079">
            <text:p>0.00014079</text:p>
          </table:table-cell>
          <table:table-cell table:style-name="ce1" office:value-type="string">
            <text:p>1.2305e-05</text:p>
          </table:table-cell>
          <table:table-cell table:style-name="ce1" office:value-type="string">
            <text:p>1.3221e-07</text:p>
          </table:table-cell>
          <table:table-cell table:style-name="ce1" office:value-type="string">
            <text:p>1.5287e-07</text:p>
          </table:table-cell>
          <table:table-cell table:style-name="ce1" office:value-type="string">
            <text:p>3.3713e-14</text:p>
          </table:table-cell>
          <table:table-cell office:value-type="float" office:value="0.0011066">
            <text:p>0.0011066</text:p>
          </table:table-cell>
          <table:table-cell office:value-type="float" office:value="0.00010795">
            <text:p>0.00010795</text:p>
          </table:table-cell>
          <table:table-cell office:value-type="float" office:value="0.0001408">
            <text:p>0.0001408</text:p>
          </table:table-cell>
          <table:table-cell table:style-name="ce1" office:value-type="string">
            <text:p>1.9916e-05</text:p>
          </table:table-cell>
          <table:table-cell office:value-type="float" office:value="0">
            <text:p>0</text:p>
          </table:table-cell>
          <table:table-cell table:style-name="ce1" office:value-type="string">
            <text:p>1.5288e-07</text:p>
          </table:table-cell>
          <table:table-cell table:style-name="ce1" office:value-type="string">
            <text:p>3.3713e-14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P23]*1000000" office:value-type="float" office:value="1093.1">
            <text:p>1093.1</text:p>
          </table:table-cell>
          <table:table-cell table:formula="of:=[.Q23]*1000000" office:value-type="float" office:value="109.1">
            <text:p>109.1</text:p>
          </table:table-cell>
          <table:table-cell table:formula="of:=[.R23]*1000000" office:value-type="float" office:value="153.98">
            <text:p>153.98</text:p>
          </table:table-cell>
          <table:table-cell table:formula="of:=[.S23]*1000000" office:value-type="float" office:value="11.775">
            <text:p>11.775</text:p>
          </table:table-cell>
          <table:table-cell table:formula="of:=[.T23]*1000000" office:value-type="float" office:value="0.13673">
            <text:p>0.13673</text:p>
          </table:table-cell>
          <table:table-cell table:formula="of:=[.U23]*1000000" office:value-type="float" office:value="0.095972">
            <text:p>0.095972</text:p>
          </table:table-cell>
          <table:table-cell table:formula="of:=[.V23]*1000000" office:value-type="float" office:value="0.000000032605">
            <text:p>3.2605E-008</text:p>
          </table:table-cell>
          <table:table-cell table:formula="of:=[.W23]*1000000" office:value-type="float" office:value="1093.1">
            <text:p>1093.1</text:p>
          </table:table-cell>
          <table:table-cell table:formula="of:=[.X23]*1000000" office:value-type="float" office:value="109.09">
            <text:p>109.09</text:p>
          </table:table-cell>
          <table:table-cell table:formula="of:=[.Y23]*1000000" office:value-type="float" office:value="153.98">
            <text:p>153.98</text:p>
          </table:table-cell>
          <table:table-cell table:formula="of:=[.Z23]*1000000" office:value-type="float" office:value="19.969">
            <text:p>19.969</text:p>
          </table:table-cell>
          <table:table-cell table:formula="of:=[.AA23]*1000000" office:value-type="float" office:value="0">
            <text:p>0</text:p>
          </table:table-cell>
          <table:table-cell table:formula="of:=[.AB23]*1000000" office:value-type="float" office:value="0.095981">
            <text:p>0.095981</text:p>
          </table:table-cell>
          <table:table-cell table:formula="of:=[.AC23]*1000000" office:value-type="float" office:value="0.000000032605">
            <text:p>3.2605E-008</text:p>
          </table:table-cell>
          <table:table-cell office:value-type="float" office:value="0.0010931">
            <text:p>0.0010931</text:p>
          </table:table-cell>
          <table:table-cell office:value-type="float" office:value="0.0001091">
            <text:p>0.0001091</text:p>
          </table:table-cell>
          <table:table-cell office:value-type="float" office:value="0.00015398">
            <text:p>0.00015398</text:p>
          </table:table-cell>
          <table:table-cell table:style-name="ce1" office:value-type="string">
            <text:p>1.1775e-05</text:p>
          </table:table-cell>
          <table:table-cell table:style-name="ce1" office:value-type="string">
            <text:p>1.3673e-07</text:p>
          </table:table-cell>
          <table:table-cell table:style-name="ce1" office:value-type="string">
            <text:p>9.5972e-08</text:p>
          </table:table-cell>
          <table:table-cell table:style-name="ce1" office:value-type="string">
            <text:p>3.2605e-14</text:p>
          </table:table-cell>
          <table:table-cell office:value-type="float" office:value="0.0010931">
            <text:p>0.0010931</text:p>
          </table:table-cell>
          <table:table-cell office:value-type="float" office:value="0.00010909">
            <text:p>0.00010909</text:p>
          </table:table-cell>
          <table:table-cell office:value-type="float" office:value="0.00015398">
            <text:p>0.00015398</text:p>
          </table:table-cell>
          <table:table-cell table:style-name="ce1" office:value-type="string">
            <text:p>1.9969e-05</text:p>
          </table:table-cell>
          <table:table-cell office:value-type="float" office:value="0">
            <text:p>0</text:p>
          </table:table-cell>
          <table:table-cell table:style-name="ce1" office:value-type="string">
            <text:p>9.5981e-08</text:p>
          </table:table-cell>
          <table:table-cell table:style-name="ce1" office:value-type="string">
            <text:p>3.2605e-14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P24]*1000000" office:value-type="float" office:value="1080.1">
            <text:p>1080.1</text:p>
          </table:table-cell>
          <table:table-cell table:formula="of:=[.Q24]*1000000" office:value-type="float" office:value="109.87">
            <text:p>109.87</text:p>
          </table:table-cell>
          <table:table-cell table:formula="of:=[.R24]*1000000" office:value-type="float" office:value="166.93">
            <text:p>166.93</text:p>
          </table:table-cell>
          <table:table-cell table:formula="of:=[.S24]*1000000" office:value-type="float" office:value="11.243">
            <text:p>11.243</text:p>
          </table:table-cell>
          <table:table-cell table:formula="of:=[.T24]*1000000" office:value-type="float" office:value="0.14091">
            <text:p>0.14091</text:p>
          </table:table-cell>
          <table:table-cell table:formula="of:=[.U24]*1000000" office:value-type="float" office:value="0.058073">
            <text:p>0.058073</text:p>
          </table:table-cell>
          <table:table-cell table:formula="of:=[.V24]*1000000" office:value-type="float" office:value="0.000000031558">
            <text:p>3.1558E-008</text:p>
          </table:table-cell>
          <table:table-cell table:formula="of:=[.W24]*1000000" office:value-type="float" office:value="1080.1">
            <text:p>1080.1</text:p>
          </table:table-cell>
          <table:table-cell table:formula="of:=[.X24]*1000000" office:value-type="float" office:value="109.86">
            <text:p>109.86</text:p>
          </table:table-cell>
          <table:table-cell table:formula="of:=[.Y24]*1000000" office:value-type="float" office:value="166.93">
            <text:p>166.93</text:p>
          </table:table-cell>
          <table:table-cell table:formula="of:=[.Z24]*1000000" office:value-type="float" office:value="20.004">
            <text:p>20.004</text:p>
          </table:table-cell>
          <table:table-cell table:formula="of:=[.AA24]*1000000" office:value-type="float" office:value="0">
            <text:p>0</text:p>
          </table:table-cell>
          <table:table-cell table:formula="of:=[.AB24]*1000000" office:value-type="float" office:value="0.05808">
            <text:p>0.05808</text:p>
          </table:table-cell>
          <table:table-cell table:formula="of:=[.AC24]*1000000" office:value-type="float" office:value="0.000000031557">
            <text:p>3.1557E-008</text:p>
          </table:table-cell>
          <table:table-cell office:value-type="float" office:value="0.0010801">
            <text:p>0.0010801</text:p>
          </table:table-cell>
          <table:table-cell office:value-type="float" office:value="0.00010987">
            <text:p>0.00010987</text:p>
          </table:table-cell>
          <table:table-cell office:value-type="float" office:value="0.00016693">
            <text:p>0.00016693</text:p>
          </table:table-cell>
          <table:table-cell table:style-name="ce1" office:value-type="string">
            <text:p>1.1243e-05</text:p>
          </table:table-cell>
          <table:table-cell table:style-name="ce1" office:value-type="string">
            <text:p>1.4091e-07</text:p>
          </table:table-cell>
          <table:table-cell table:style-name="ce1" office:value-type="string">
            <text:p>5.8073e-08</text:p>
          </table:table-cell>
          <table:table-cell table:style-name="ce1" office:value-type="string">
            <text:p>3.1558e-14</text:p>
          </table:table-cell>
          <table:table-cell office:value-type="float" office:value="0.0010801">
            <text:p>0.0010801</text:p>
          </table:table-cell>
          <table:table-cell office:value-type="float" office:value="0.00010986">
            <text:p>0.00010986</text:p>
          </table:table-cell>
          <table:table-cell office:value-type="float" office:value="0.00016693">
            <text:p>0.00016693</text:p>
          </table:table-cell>
          <table:table-cell table:style-name="ce1" office:value-type="string">
            <text:p>2.0004e-05</text:p>
          </table:table-cell>
          <table:table-cell office:value-type="float" office:value="0">
            <text:p>0</text:p>
          </table:table-cell>
          <table:table-cell table:style-name="ce1" office:value-type="string">
            <text:p>5.808e-08</text:p>
          </table:table-cell>
          <table:table-cell table:style-name="ce1" office:value-type="string">
            <text:p>3.1557e-14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P25]*1000000" office:value-type="float" office:value="1067.7">
            <text:p>1067.7</text:p>
          </table:table-cell>
          <table:table-cell table:formula="of:=[.Q25]*1000000" office:value-type="float" office:value="110.34">
            <text:p>110.34</text:p>
          </table:table-cell>
          <table:table-cell table:formula="of:=[.R25]*1000000" office:value-type="float" office:value="179.62">
            <text:p>179.62</text:p>
          </table:table-cell>
          <table:table-cell table:formula="of:=[.S25]*1000000" office:value-type="float" office:value="10.715">
            <text:p>10.715</text:p>
          </table:table-cell>
          <table:table-cell table:formula="of:=[.T25]*1000000" office:value-type="float" office:value="0.14477">
            <text:p>0.14477</text:p>
          </table:table-cell>
          <table:table-cell table:formula="of:=[.U25]*1000000" office:value-type="float" office:value="0.033931">
            <text:p>0.033931</text:p>
          </table:table-cell>
          <table:table-cell table:formula="of:=[.V25]*1000000" office:value-type="float" office:value="0.000000030559">
            <text:p>3.0559E-008</text:p>
          </table:table-cell>
          <table:table-cell table:formula="of:=[.W25]*1000000" office:value-type="float" office:value="1067.7">
            <text:p>1067.7</text:p>
          </table:table-cell>
          <table:table-cell table:formula="of:=[.X25]*1000000" office:value-type="float" office:value="110.34">
            <text:p>110.34</text:p>
          </table:table-cell>
          <table:table-cell table:formula="of:=[.Y25]*1000000" office:value-type="float" office:value="179.63">
            <text:p>179.63</text:p>
          </table:table-cell>
          <table:table-cell table:formula="of:=[.Z25]*1000000" office:value-type="float" office:value="20.025">
            <text:p>20.025</text:p>
          </table:table-cell>
          <table:table-cell table:formula="of:=[.AA25]*1000000" office:value-type="float" office:value="0">
            <text:p>0</text:p>
          </table:table-cell>
          <table:table-cell table:formula="of:=[.AB25]*1000000" office:value-type="float" office:value="0.033935">
            <text:p>0.033935</text:p>
          </table:table-cell>
          <table:table-cell table:formula="of:=[.AC25]*1000000" office:value-type="float" office:value="0.000000030559">
            <text:p>3.0559E-008</text:p>
          </table:table-cell>
          <table:table-cell office:value-type="float" office:value="0.0010677">
            <text:p>0.0010677</text:p>
          </table:table-cell>
          <table:table-cell office:value-type="float" office:value="0.00011034">
            <text:p>0.00011034</text:p>
          </table:table-cell>
          <table:table-cell office:value-type="float" office:value="0.00017962">
            <text:p>0.00017962</text:p>
          </table:table-cell>
          <table:table-cell table:style-name="ce1" office:value-type="string">
            <text:p>1.0715e-05</text:p>
          </table:table-cell>
          <table:table-cell table:style-name="ce1" office:value-type="string">
            <text:p>1.4477e-07</text:p>
          </table:table-cell>
          <table:table-cell table:style-name="ce1" office:value-type="string">
            <text:p>3.3931e-08</text:p>
          </table:table-cell>
          <table:table-cell table:style-name="ce1" office:value-type="string">
            <text:p>3.0559e-14</text:p>
          </table:table-cell>
          <table:table-cell office:value-type="float" office:value="0.0010677">
            <text:p>0.0010677</text:p>
          </table:table-cell>
          <table:table-cell office:value-type="float" office:value="0.00011034">
            <text:p>0.00011034</text:p>
          </table:table-cell>
          <table:table-cell office:value-type="float" office:value="0.00017963">
            <text:p>0.00017963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3.3935e-08</text:p>
          </table:table-cell>
          <table:table-cell table:style-name="ce1" office:value-type="string">
            <text:p>3.0559e-14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P26]*1000000" office:value-type="float" office:value="1055.7">
            <text:p>1055.7</text:p>
          </table:table-cell>
          <table:table-cell table:formula="of:=[.Q26]*1000000" office:value-type="float" office:value="110.59">
            <text:p>110.59</text:p>
          </table:table-cell>
          <table:table-cell table:formula="of:=[.R26]*1000000" office:value-type="float" office:value="192.04">
            <text:p>192.04</text:p>
          </table:table-cell>
          <table:table-cell table:formula="of:=[.S26]*1000000" office:value-type="float" office:value="10.197">
            <text:p>10.197</text:p>
          </table:table-cell>
          <table:table-cell table:formula="of:=[.T26]*1000000" office:value-type="float" office:value="0.14833">
            <text:p>0.14833</text:p>
          </table:table-cell>
          <table:table-cell table:formula="of:=[.U26]*1000000" office:value-type="float" office:value="0.019183">
            <text:p>0.019183</text:p>
          </table:table-cell>
          <table:table-cell table:formula="of:=[.V26]*1000000" office:value-type="float" office:value="0.000000029603">
            <text:p>2.9603E-008</text:p>
          </table:table-cell>
          <table:table-cell table:formula="of:=[.W26]*1000000" office:value-type="float" office:value="1055.7">
            <text:p>1055.7</text:p>
          </table:table-cell>
          <table:table-cell table:formula="of:=[.X26]*1000000" office:value-type="float" office:value="110.58">
            <text:p>110.58</text:p>
          </table:table-cell>
          <table:table-cell table:formula="of:=[.Y26]*1000000" office:value-type="float" office:value="192.04">
            <text:p>192.04</text:p>
          </table:table-cell>
          <table:table-cell table:formula="of:=[.Z26]*1000000" office:value-type="float" office:value="20.037">
            <text:p>20.037</text:p>
          </table:table-cell>
          <table:table-cell table:formula="of:=[.AA26]*1000000" office:value-type="float" office:value="0">
            <text:p>0</text:p>
          </table:table-cell>
          <table:table-cell table:formula="of:=[.AB26]*1000000" office:value-type="float" office:value="0.019186">
            <text:p>0.019186</text:p>
          </table:table-cell>
          <table:table-cell table:formula="of:=[.AC26]*1000000" office:value-type="float" office:value="0.000000029603">
            <text:p>2.9603E-008</text:p>
          </table:table-cell>
          <table:table-cell office:value-type="float" office:value="0.0010557">
            <text:p>0.0010557</text:p>
          </table:table-cell>
          <table:table-cell office:value-type="float" office:value="0.00011059">
            <text:p>0.00011059</text:p>
          </table:table-cell>
          <table:table-cell office:value-type="float" office:value="0.00019204">
            <text:p>0.00019204</text:p>
          </table:table-cell>
          <table:table-cell table:style-name="ce1" office:value-type="string">
            <text:p>1.0197e-05</text:p>
          </table:table-cell>
          <table:table-cell table:style-name="ce1" office:value-type="string">
            <text:p>1.4833e-07</text:p>
          </table:table-cell>
          <table:table-cell table:style-name="ce1" office:value-type="string">
            <text:p>1.9183e-08</text:p>
          </table:table-cell>
          <table:table-cell table:style-name="ce1" office:value-type="string">
            <text:p>2.9603e-14</text:p>
          </table:table-cell>
          <table:table-cell office:value-type="float" office:value="0.0010557">
            <text:p>0.0010557</text:p>
          </table:table-cell>
          <table:table-cell office:value-type="float" office:value="0.00011058">
            <text:p>0.00011058</text:p>
          </table:table-cell>
          <table:table-cell office:value-type="float" office:value="0.00019204">
            <text:p>0.00019204</text:p>
          </table:table-cell>
          <table:table-cell table:style-name="ce1" office:value-type="string">
            <text:p>2.0037e-05</text:p>
          </table:table-cell>
          <table:table-cell office:value-type="float" office:value="0">
            <text:p>0</text:p>
          </table:table-cell>
          <table:table-cell table:style-name="ce1" office:value-type="string">
            <text:p>1.9186e-08</text:p>
          </table:table-cell>
          <table:table-cell table:style-name="ce1" office:value-type="string">
            <text:p>2.9603e-14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P27]*1000000" office:value-type="float" office:value="1044.1">
            <text:p>1044.1</text:p>
          </table:table-cell>
          <table:table-cell table:formula="of:=[.Q27]*1000000" office:value-type="float" office:value="110.65">
            <text:p>110.65</text:p>
          </table:table-cell>
          <table:table-cell table:formula="of:=[.R27]*1000000" office:value-type="float" office:value="204.17">
            <text:p>204.17</text:p>
          </table:table-cell>
          <table:table-cell table:formula="of:=[.S27]*1000000" office:value-type="float" office:value="9.6913">
            <text:p>9.6913</text:p>
          </table:table-cell>
          <table:table-cell table:formula="of:=[.T27]*1000000" office:value-type="float" office:value="0.15161">
            <text:p>0.15161</text:p>
          </table:table-cell>
          <table:table-cell table:formula="of:=[.U27]*1000000" office:value-type="float" office:value="0.010519">
            <text:p>0.010519</text:p>
          </table:table-cell>
          <table:table-cell table:formula="of:=[.V27]*1000000" office:value-type="float" office:value="0.000000028682">
            <text:p>2.8682E-008</text:p>
          </table:table-cell>
          <table:table-cell table:formula="of:=[.W27]*1000000" office:value-type="float" office:value="1044.1">
            <text:p>1044.1</text:p>
          </table:table-cell>
          <table:table-cell table:formula="of:=[.X27]*1000000" office:value-type="float" office:value="110.64">
            <text:p>110.64</text:p>
          </table:table-cell>
          <table:table-cell table:formula="of:=[.Y27]*1000000" office:value-type="float" office:value="204.17">
            <text:p>204.17</text:p>
          </table:table-cell>
          <table:table-cell table:formula="of:=[.Z27]*1000000" office:value-type="float" office:value="20.044">
            <text:p>20.044</text:p>
          </table:table-cell>
          <table:table-cell table:formula="of:=[.AA27]*1000000" office:value-type="float" office:value="0">
            <text:p>0</text:p>
          </table:table-cell>
          <table:table-cell table:formula="of:=[.AB27]*1000000" office:value-type="float" office:value="0.01052">
            <text:p>0.01052</text:p>
          </table:table-cell>
          <table:table-cell table:formula="of:=[.AC27]*1000000" office:value-type="float" office:value="0.000000028682">
            <text:p>2.8682E-008</text:p>
          </table:table-cell>
          <table:table-cell office:value-type="float" office:value="0.0010441">
            <text:p>0.0010441</text:p>
          </table:table-cell>
          <table:table-cell office:value-type="float" office:value="0.00011065">
            <text:p>0.00011065</text:p>
          </table:table-cell>
          <table:table-cell office:value-type="float" office:value="0.00020417">
            <text:p>0.00020417</text:p>
          </table:table-cell>
          <table:table-cell table:style-name="ce1" office:value-type="string">
            <text:p>9.6913e-06</text:p>
          </table:table-cell>
          <table:table-cell table:style-name="ce1" office:value-type="string">
            <text:p>1.5161e-07</text:p>
          </table:table-cell>
          <table:table-cell table:style-name="ce1" office:value-type="string">
            <text:p>1.0519e-08</text:p>
          </table:table-cell>
          <table:table-cell table:style-name="ce1" office:value-type="string">
            <text:p>2.8682e-14</text:p>
          </table:table-cell>
          <table:table-cell office:value-type="float" office:value="0.0010441">
            <text:p>0.0010441</text:p>
          </table:table-cell>
          <table:table-cell office:value-type="float" office:value="0.00011064">
            <text:p>0.00011064</text:p>
          </table:table-cell>
          <table:table-cell office:value-type="float" office:value="0.00020417">
            <text:p>0.00020417</text:p>
          </table:table-cell>
          <table:table-cell table:style-name="ce1" office:value-type="string">
            <text:p>2.0044e-05</text:p>
          </table:table-cell>
          <table:table-cell office:value-type="float" office:value="0">
            <text:p>0</text:p>
          </table:table-cell>
          <table:table-cell table:style-name="ce1" office:value-type="string">
            <text:p>1.052e-08</text:p>
          </table:table-cell>
          <table:table-cell table:style-name="ce1" office:value-type="string">
            <text:p>2.8682e-14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P28]*1000000" office:value-type="float" office:value="1033">
            <text:p>1033</text:p>
          </table:table-cell>
          <table:table-cell table:formula="of:=[.Q28]*1000000" office:value-type="float" office:value="110.56">
            <text:p>110.56</text:p>
          </table:table-cell>
          <table:table-cell table:formula="of:=[.R28]*1000000" office:value-type="float" office:value="216.02">
            <text:p>216.02</text:p>
          </table:table-cell>
          <table:table-cell table:formula="of:=[.S28]*1000000" office:value-type="float" office:value="9.202">
            <text:p>9.202</text:p>
          </table:table-cell>
          <table:table-cell table:formula="of:=[.T28]*1000000" office:value-type="float" office:value="0.15463">
            <text:p>0.15463</text:p>
          </table:table-cell>
          <table:table-cell table:formula="of:=[.U28]*1000000" office:value-type="float" office:value="0.0056061">
            <text:p>0.0056061</text:p>
          </table:table-cell>
          <table:table-cell table:formula="of:=[.V28]*1000000" office:value-type="float" office:value="0.000000027795">
            <text:p>2.7795E-008</text:p>
          </table:table-cell>
          <table:table-cell table:formula="of:=[.W28]*1000000" office:value-type="float" office:value="1033">
            <text:p>1033</text:p>
          </table:table-cell>
          <table:table-cell table:formula="of:=[.X28]*1000000" office:value-type="float" office:value="110.55">
            <text:p>110.55</text:p>
          </table:table-cell>
          <table:table-cell table:formula="of:=[.Y28]*1000000" office:value-type="float" office:value="216.02">
            <text:p>216.02</text:p>
          </table:table-cell>
          <table:table-cell table:formula="of:=[.Z28]*1000000" office:value-type="float" office:value="20.046">
            <text:p>20.046</text:p>
          </table:table-cell>
          <table:table-cell table:formula="of:=[.AA28]*1000000" office:value-type="float" office:value="0">
            <text:p>0</text:p>
          </table:table-cell>
          <table:table-cell table:formula="of:=[.AB28]*1000000" office:value-type="float" office:value="0.0056072">
            <text:p>0.0056072</text:p>
          </table:table-cell>
          <table:table-cell table:formula="of:=[.AC28]*1000000" office:value-type="float" office:value="0.000000027795">
            <text:p>2.7795E-008</text:p>
          </table:table-cell>
          <table:table-cell office:value-type="float" office:value="0.001033">
            <text:p>0.001033</text:p>
          </table:table-cell>
          <table:table-cell office:value-type="float" office:value="0.00011056">
            <text:p>0.00011056</text:p>
          </table:table-cell>
          <table:table-cell office:value-type="float" office:value="0.00021602">
            <text:p>0.00021602</text:p>
          </table:table-cell>
          <table:table-cell table:style-name="ce1" office:value-type="string">
            <text:p>9.202e-06</text:p>
          </table:table-cell>
          <table:table-cell table:style-name="ce1" office:value-type="string">
            <text:p>1.5463e-07</text:p>
          </table:table-cell>
          <table:table-cell table:style-name="ce1" office:value-type="string">
            <text:p>5.6061e-09</text:p>
          </table:table-cell>
          <table:table-cell table:style-name="ce1" office:value-type="string">
            <text:p>2.7795e-14</text:p>
          </table:table-cell>
          <table:table-cell office:value-type="float" office:value="0.001033">
            <text:p>0.001033</text:p>
          </table:table-cell>
          <table:table-cell office:value-type="float" office:value="0.00011055">
            <text:p>0.00011055</text:p>
          </table:table-cell>
          <table:table-cell office:value-type="float" office:value="0.00021602">
            <text:p>0.00021602</text:p>
          </table:table-cell>
          <table:table-cell table:style-name="ce1" office:value-type="string">
            <text:p>2.0046e-05</text:p>
          </table:table-cell>
          <table:table-cell office:value-type="float" office:value="0">
            <text:p>0</text:p>
          </table:table-cell>
          <table:table-cell table:style-name="ce1" office:value-type="string">
            <text:p>5.6072e-09</text:p>
          </table:table-cell>
          <table:table-cell table:style-name="ce1" office:value-type="string">
            <text:p>2.7795e-14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P29]*1000000" office:value-type="float" office:value="1022.2">
            <text:p>1022.2</text:p>
          </table:table-cell>
          <table:table-cell table:formula="of:=[.Q29]*1000000" office:value-type="float" office:value="110.36">
            <text:p>110.36</text:p>
          </table:table-cell>
          <table:table-cell table:formula="of:=[.R29]*1000000" office:value-type="float" office:value="227.59">
            <text:p>227.59</text:p>
          </table:table-cell>
          <table:table-cell table:formula="of:=[.S29]*1000000" office:value-type="float" office:value="8.73">
            <text:p>8.73</text:p>
          </table:table-cell>
          <table:table-cell table:formula="of:=[.T29]*1000000" office:value-type="float" office:value="0.15742">
            <text:p>0.15742</text:p>
          </table:table-cell>
          <table:table-cell table:formula="of:=[.U29]*1000000" office:value-type="float" office:value="0.0029104">
            <text:p>0.0029104</text:p>
          </table:table-cell>
          <table:table-cell table:formula="of:=[.V29]*1000000" office:value-type="float" office:value="0.000000026938">
            <text:p>2.6938E-008</text:p>
          </table:table-cell>
          <table:table-cell table:formula="of:=[.W29]*1000000" office:value-type="float" office:value="1022.2">
            <text:p>1022.2</text:p>
          </table:table-cell>
          <table:table-cell table:formula="of:=[.X29]*1000000" office:value-type="float" office:value="110.36">
            <text:p>110.36</text:p>
          </table:table-cell>
          <table:table-cell table:formula="of:=[.Y29]*1000000" office:value-type="float" office:value="227.59">
            <text:p>227.59</text:p>
          </table:table-cell>
          <table:table-cell table:formula="of:=[.Z29]*1000000" office:value-type="float" office:value="20.047">
            <text:p>20.047</text:p>
          </table:table-cell>
          <table:table-cell table:formula="of:=[.AA29]*1000000" office:value-type="float" office:value="0">
            <text:p>0</text:p>
          </table:table-cell>
          <table:table-cell table:formula="of:=[.AB29]*1000000" office:value-type="float" office:value="0.002911">
            <text:p>0.002911</text:p>
          </table:table-cell>
          <table:table-cell table:formula="of:=[.AC29]*1000000" office:value-type="float" office:value="0.000000026938">
            <text:p>2.6938E-008</text:p>
          </table:table-cell>
          <table:table-cell office:value-type="float" office:value="0.0010222">
            <text:p>0.0010222</text:p>
          </table:table-cell>
          <table:table-cell office:value-type="float" office:value="0.00011036">
            <text:p>0.00011036</text:p>
          </table:table-cell>
          <table:table-cell office:value-type="float" office:value="0.00022759">
            <text:p>0.00022759</text:p>
          </table:table-cell>
          <table:table-cell table:style-name="ce1" office:value-type="string">
            <text:p>8.73e-06</text:p>
          </table:table-cell>
          <table:table-cell table:style-name="ce1" office:value-type="string">
            <text:p>1.5742e-07</text:p>
          </table:table-cell>
          <table:table-cell table:style-name="ce1" office:value-type="string">
            <text:p>2.9104e-09</text:p>
          </table:table-cell>
          <table:table-cell table:style-name="ce1" office:value-type="string">
            <text:p>2.6938e-14</text:p>
          </table:table-cell>
          <table:table-cell office:value-type="float" office:value="0.0010222">
            <text:p>0.0010222</text:p>
          </table:table-cell>
          <table:table-cell office:value-type="float" office:value="0.00011036">
            <text:p>0.00011036</text:p>
          </table:table-cell>
          <table:table-cell office:value-type="float" office:value="0.00022759">
            <text:p>0.00022759</text:p>
          </table:table-cell>
          <table:table-cell table:style-name="ce1" office:value-type="string">
            <text:p>2.0047e-05</text:p>
          </table:table-cell>
          <table:table-cell office:value-type="float" office:value="0">
            <text:p>0</text:p>
          </table:table-cell>
          <table:table-cell table:style-name="ce1" office:value-type="string">
            <text:p>2.911e-09</text:p>
          </table:table-cell>
          <table:table-cell table:style-name="ce1" office:value-type="string">
            <text:p>2.6938e-14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P30]*1000000" office:value-type="float" office:value="1011.7">
            <text:p>1011.7</text:p>
          </table:table-cell>
          <table:table-cell table:formula="of:=[.Q30]*1000000" office:value-type="float" office:value="110.08">
            <text:p>110.08</text:p>
          </table:table-cell>
          <table:table-cell table:formula="of:=[.R30]*1000000" office:value-type="float" office:value="238.88">
            <text:p>238.88</text:p>
          </table:table-cell>
          <table:table-cell table:formula="of:=[.S30]*1000000" office:value-type="float" office:value="8.2762">
            <text:p>8.2762</text:p>
          </table:table-cell>
          <table:table-cell table:formula="of:=[.T30]*1000000" office:value-type="float" office:value="0.15998">
            <text:p>0.15998</text:p>
          </table:table-cell>
          <table:table-cell table:formula="of:=[.U30]*1000000" office:value-type="float" office:value="0.0014745">
            <text:p>0.0014745</text:p>
          </table:table-cell>
          <table:table-cell table:formula="of:=[.V30]*1000000" office:value-type="float" office:value="0.000000026109">
            <text:p>2.6109E-008</text:p>
          </table:table-cell>
          <table:table-cell table:formula="of:=[.W30]*1000000" office:value-type="float" office:value="1011.7">
            <text:p>1011.7</text:p>
          </table:table-cell>
          <table:table-cell table:formula="of:=[.X30]*1000000" office:value-type="float" office:value="110.07">
            <text:p>110.07</text:p>
          </table:table-cell>
          <table:table-cell table:formula="of:=[.Y30]*1000000" office:value-type="float" office:value="238.89">
            <text:p>238.89</text:p>
          </table:table-cell>
          <table:table-cell table:formula="of:=[.Z30]*1000000" office:value-type="float" office:value="20.047">
            <text:p>20.047</text:p>
          </table:table-cell>
          <table:table-cell table:formula="of:=[.AA30]*1000000" office:value-type="float" office:value="0">
            <text:p>0</text:p>
          </table:table-cell>
          <table:table-cell table:formula="of:=[.AB30]*1000000" office:value-type="float" office:value="0.0014749">
            <text:p>0.0014749</text:p>
          </table:table-cell>
          <table:table-cell table:formula="of:=[.AC30]*1000000" office:value-type="float" office:value="0.000000026109">
            <text:p>2.6109E-008</text:p>
          </table:table-cell>
          <table:table-cell office:value-type="float" office:value="0.0010117">
            <text:p>0.0010117</text:p>
          </table:table-cell>
          <table:table-cell office:value-type="float" office:value="0.00011008">
            <text:p>0.00011008</text:p>
          </table:table-cell>
          <table:table-cell office:value-type="float" office:value="0.00023888">
            <text:p>0.00023888</text:p>
          </table:table-cell>
          <table:table-cell table:style-name="ce1" office:value-type="string">
            <text:p>8.2762e-06</text:p>
          </table:table-cell>
          <table:table-cell table:style-name="ce1" office:value-type="string">
            <text:p>1.5998e-07</text:p>
          </table:table-cell>
          <table:table-cell table:style-name="ce1" office:value-type="string">
            <text:p>1.4745e-09</text:p>
          </table:table-cell>
          <table:table-cell table:style-name="ce1" office:value-type="string">
            <text:p>2.6109e-14</text:p>
          </table:table-cell>
          <table:table-cell office:value-type="float" office:value="0.0010117">
            <text:p>0.0010117</text:p>
          </table:table-cell>
          <table:table-cell office:value-type="float" office:value="0.00011007">
            <text:p>0.00011007</text:p>
          </table:table-cell>
          <table:table-cell office:value-type="float" office:value="0.00023889">
            <text:p>0.00023889</text:p>
          </table:table-cell>
          <table:table-cell table:style-name="ce1" office:value-type="string">
            <text:p>2.0047e-05</text:p>
          </table:table-cell>
          <table:table-cell office:value-type="float" office:value="0">
            <text:p>0</text:p>
          </table:table-cell>
          <table:table-cell table:style-name="ce1" office:value-type="string">
            <text:p>1.4749e-09</text:p>
          </table:table-cell>
          <table:table-cell table:style-name="ce1" office:value-type="string">
            <text:p>2.6109e-14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P31]*1000000" office:value-type="float" office:value="1001.5">
            <text:p>1001.5</text:p>
          </table:table-cell>
          <table:table-cell table:formula="of:=[.Q31]*1000000" office:value-type="float" office:value="109.73">
            <text:p>109.73</text:p>
          </table:table-cell>
          <table:table-cell table:formula="of:=[.R31]*1000000" office:value-type="float" office:value="249.91">
            <text:p>249.91</text:p>
          </table:table-cell>
          <table:table-cell table:formula="of:=[.S31]*1000000" office:value-type="float" office:value="7.8407">
            <text:p>7.8407</text:p>
          </table:table-cell>
          <table:table-cell table:formula="of:=[.T31]*1000000" office:value-type="float" office:value="0.16236">
            <text:p>0.16236</text:p>
          </table:table-cell>
          <table:table-cell table:formula="of:=[.U31]*1000000" office:value-type="float" office:value="0.00073031">
            <text:p>0.00073031</text:p>
          </table:table-cell>
          <table:table-cell table:formula="of:=[.V31]*1000000" office:value-type="float" office:value="0.000000025307">
            <text:p>2.5307E-008</text:p>
          </table:table-cell>
          <table:table-cell table:formula="of:=[.W31]*1000000" office:value-type="float" office:value="1001.5">
            <text:p>1001.5</text:p>
          </table:table-cell>
          <table:table-cell table:formula="of:=[.X31]*1000000" office:value-type="float" office:value="109.72">
            <text:p>109.72</text:p>
          </table:table-cell>
          <table:table-cell table:formula="of:=[.Y31]*1000000" office:value-type="float" office:value="249.92">
            <text:p>249.92</text:p>
          </table:table-cell>
          <table:table-cell table:formula="of:=[.Z31]*1000000" office:value-type="float" office:value="20.046">
            <text:p>20.046</text:p>
          </table:table-cell>
          <table:table-cell table:formula="of:=[.AA31]*1000000" office:value-type="float" office:value="0">
            <text:p>0</text:p>
          </table:table-cell>
          <table:table-cell table:formula="of:=[.AB31]*1000000" office:value-type="float" office:value="0.00073051">
            <text:p>0.00073051</text:p>
          </table:table-cell>
          <table:table-cell table:formula="of:=[.AC31]*1000000" office:value-type="float" office:value="0.000000025307">
            <text:p>2.5307E-008</text:p>
          </table:table-cell>
          <table:table-cell office:value-type="float" office:value="0.0010015">
            <text:p>0.0010015</text:p>
          </table:table-cell>
          <table:table-cell office:value-type="float" office:value="0.00010973">
            <text:p>0.00010973</text:p>
          </table:table-cell>
          <table:table-cell office:value-type="float" office:value="0.00024991">
            <text:p>0.00024991</text:p>
          </table:table-cell>
          <table:table-cell table:style-name="ce1" office:value-type="string">
            <text:p>7.8407e-06</text:p>
          </table:table-cell>
          <table:table-cell table:style-name="ce1" office:value-type="string">
            <text:p>1.6236e-07</text:p>
          </table:table-cell>
          <table:table-cell table:style-name="ce1" office:value-type="string">
            <text:p>7.3031e-10</text:p>
          </table:table-cell>
          <table:table-cell table:style-name="ce1" office:value-type="string">
            <text:p>2.5307e-14</text:p>
          </table:table-cell>
          <table:table-cell office:value-type="float" office:value="0.0010015">
            <text:p>0.0010015</text:p>
          </table:table-cell>
          <table:table-cell office:value-type="float" office:value="0.00010972">
            <text:p>0.00010972</text:p>
          </table:table-cell>
          <table:table-cell office:value-type="float" office:value="0.00024992">
            <text:p>0.00024992</text:p>
          </table:table-cell>
          <table:table-cell table:style-name="ce1" office:value-type="string">
            <text:p>2.0046e-05</text:p>
          </table:table-cell>
          <table:table-cell office:value-type="float" office:value="0">
            <text:p>0</text:p>
          </table:table-cell>
          <table:table-cell table:style-name="ce1" office:value-type="string">
            <text:p>7.3051e-10</text:p>
          </table:table-cell>
          <table:table-cell table:style-name="ce1" office:value-type="string">
            <text:p>2.5307e-14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P32]*1000000" office:value-type="float" office:value="991.66">
            <text:p>991.66</text:p>
          </table:table-cell>
          <table:table-cell table:formula="of:=[.Q32]*1000000" office:value-type="float" office:value="109.32">
            <text:p>109.32</text:p>
          </table:table-cell>
          <table:table-cell table:formula="of:=[.R32]*1000000" office:value-type="float" office:value="260.69">
            <text:p>260.69</text:p>
          </table:table-cell>
          <table:table-cell table:formula="of:=[.S32]*1000000" office:value-type="float" office:value="7.4235">
            <text:p>7.4235</text:p>
          </table:table-cell>
          <table:table-cell table:formula="of:=[.T32]*1000000" office:value-type="float" office:value="0.16456">
            <text:p>0.16456</text:p>
          </table:table-cell>
          <table:table-cell table:formula="of:=[.U32]*1000000" office:value-type="float" office:value="0.00035414">
            <text:p>0.00035414</text:p>
          </table:table-cell>
          <table:table-cell table:formula="of:=[.V32]*1000000" office:value-type="float" office:value="0.000000024531">
            <text:p>2.4531E-008</text:p>
          </table:table-cell>
          <table:table-cell table:formula="of:=[.W32]*1000000" office:value-type="float" office:value="991.66">
            <text:p>991.66</text:p>
          </table:table-cell>
          <table:table-cell table:formula="of:=[.X32]*1000000" office:value-type="float" office:value="109.31">
            <text:p>109.31</text:p>
          </table:table-cell>
          <table:table-cell table:formula="of:=[.Y32]*1000000" office:value-type="float" office:value="260.69">
            <text:p>260.69</text:p>
          </table:table-cell>
          <table:table-cell table:formula="of:=[.Z32]*1000000" office:value-type="float" office:value="20.045">
            <text:p>20.045</text:p>
          </table:table-cell>
          <table:table-cell table:formula="of:=[.AA32]*1000000" office:value-type="float" office:value="0">
            <text:p>0</text:p>
          </table:table-cell>
          <table:table-cell table:formula="of:=[.AB32]*1000000" office:value-type="float" office:value="0.00035425">
            <text:p>0.00035425</text:p>
          </table:table-cell>
          <table:table-cell table:formula="of:=[.AC32]*1000000" office:value-type="float" office:value="0.000000024531">
            <text:p>2.4531E-008</text:p>
          </table:table-cell>
          <table:table-cell office:value-type="float" office:value="0.00099166">
            <text:p>0.00099166</text:p>
          </table:table-cell>
          <table:table-cell office:value-type="float" office:value="0.00010932">
            <text:p>0.00010932</text:p>
          </table:table-cell>
          <table:table-cell office:value-type="float" office:value="0.00026069">
            <text:p>0.00026069</text:p>
          </table:table-cell>
          <table:table-cell table:style-name="ce1" office:value-type="string">
            <text:p>7.4235e-06</text:p>
          </table:table-cell>
          <table:table-cell table:style-name="ce1" office:value-type="string">
            <text:p>1.6456e-07</text:p>
          </table:table-cell>
          <table:table-cell table:style-name="ce1" office:value-type="string">
            <text:p>3.5414e-10</text:p>
          </table:table-cell>
          <table:table-cell table:style-name="ce1" office:value-type="string">
            <text:p>2.4531e-14</text:p>
          </table:table-cell>
          <table:table-cell office:value-type="float" office:value="0.00099166">
            <text:p>0.00099166</text:p>
          </table:table-cell>
          <table:table-cell office:value-type="float" office:value="0.00010931">
            <text:p>0.00010931</text:p>
          </table:table-cell>
          <table:table-cell office:value-type="float" office:value="0.00026069">
            <text:p>0.00026069</text:p>
          </table:table-cell>
          <table:table-cell table:style-name="ce1" office:value-type="string">
            <text:p>2.0045e-05</text:p>
          </table:table-cell>
          <table:table-cell office:value-type="float" office:value="0">
            <text:p>0</text:p>
          </table:table-cell>
          <table:table-cell table:style-name="ce1" office:value-type="string">
            <text:p>3.5425e-10</text:p>
          </table:table-cell>
          <table:table-cell table:style-name="ce1" office:value-type="string">
            <text:p>2.4531e-14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P33]*1000000" office:value-type="float" office:value="982.04">
            <text:p>982.04</text:p>
          </table:table-cell>
          <table:table-cell table:formula="of:=[.Q33]*1000000" office:value-type="float" office:value="108.87">
            <text:p>108.87</text:p>
          </table:table-cell>
          <table:table-cell table:formula="of:=[.R33]*1000000" office:value-type="float" office:value="271.22">
            <text:p>271.22</text:p>
          </table:table-cell>
          <table:table-cell table:formula="of:=[.S33]*1000000" office:value-type="float" office:value="7.0242">
            <text:p>7.0242</text:p>
          </table:table-cell>
          <table:table-cell table:formula="of:=[.T33]*1000000" office:value-type="float" office:value="0.1666">
            <text:p>0.1666</text:p>
          </table:table-cell>
          <table:table-cell table:formula="of:=[.U33]*1000000" office:value-type="float" office:value="0.00016836">
            <text:p>0.00016836</text:p>
          </table:table-cell>
          <table:table-cell table:formula="of:=[.V33]*1000000" office:value-type="float" office:value="0.000000023779">
            <text:p>2.3779E-008</text:p>
          </table:table-cell>
          <table:table-cell table:formula="of:=[.W33]*1000000" office:value-type="float" office:value="982.04">
            <text:p>982.04</text:p>
          </table:table-cell>
          <table:table-cell table:formula="of:=[.X33]*1000000" office:value-type="float" office:value="108.86">
            <text:p>108.86</text:p>
          </table:table-cell>
          <table:table-cell table:formula="of:=[.Y33]*1000000" office:value-type="float" office:value="271.22">
            <text:p>271.22</text:p>
          </table:table-cell>
          <table:table-cell table:formula="of:=[.Z33]*1000000" office:value-type="float" office:value="20.044">
            <text:p>20.044</text:p>
          </table:table-cell>
          <table:table-cell table:formula="of:=[.AA33]*1000000" office:value-type="float" office:value="0">
            <text:p>0</text:p>
          </table:table-cell>
          <table:table-cell table:formula="of:=[.AB33]*1000000" office:value-type="float" office:value="0.00016842">
            <text:p>0.00016842</text:p>
          </table:table-cell>
          <table:table-cell table:formula="of:=[.AC33]*1000000" office:value-type="float" office:value="0.000000023779">
            <text:p>2.3779E-008</text:p>
          </table:table-cell>
          <table:table-cell office:value-type="float" office:value="0.00098204">
            <text:p>0.00098204</text:p>
          </table:table-cell>
          <table:table-cell office:value-type="float" office:value="0.00010887">
            <text:p>0.00010887</text:p>
          </table:table-cell>
          <table:table-cell office:value-type="float" office:value="0.00027122">
            <text:p>0.00027122</text:p>
          </table:table-cell>
          <table:table-cell table:style-name="ce1" office:value-type="string">
            <text:p>7.0242e-06</text:p>
          </table:table-cell>
          <table:table-cell table:style-name="ce1" office:value-type="string">
            <text:p>1.666e-07</text:p>
          </table:table-cell>
          <table:table-cell table:style-name="ce1" office:value-type="string">
            <text:p>1.6836e-10</text:p>
          </table:table-cell>
          <table:table-cell table:style-name="ce1" office:value-type="string">
            <text:p>2.3779e-14</text:p>
          </table:table-cell>
          <table:table-cell office:value-type="float" office:value="0.00098204">
            <text:p>0.00098204</text:p>
          </table:table-cell>
          <table:table-cell office:value-type="float" office:value="0.00010886">
            <text:p>0.00010886</text:p>
          </table:table-cell>
          <table:table-cell office:value-type="float" office:value="0.00027122">
            <text:p>0.00027122</text:p>
          </table:table-cell>
          <table:table-cell table:style-name="ce1" office:value-type="string">
            <text:p>2.0044e-05</text:p>
          </table:table-cell>
          <table:table-cell office:value-type="float" office:value="0">
            <text:p>0</text:p>
          </table:table-cell>
          <table:table-cell table:style-name="ce1" office:value-type="string">
            <text:p>1.6842e-10</text:p>
          </table:table-cell>
          <table:table-cell table:style-name="ce1" office:value-type="string">
            <text:p>2.3779e-14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P34]*1000000" office:value-type="float" office:value="972.66">
            <text:p>972.66</text:p>
          </table:table-cell>
          <table:table-cell table:formula="of:=[.Q34]*1000000" office:value-type="float" office:value="108.39">
            <text:p>108.39</text:p>
          </table:table-cell>
          <table:table-cell table:formula="of:=[.R34]*1000000" office:value-type="float" office:value="281.52">
            <text:p>281.52</text:p>
          </table:table-cell>
          <table:table-cell table:formula="of:=[.S34]*1000000" office:value-type="float" office:value="6.6423">
            <text:p>6.6423</text:p>
          </table:table-cell>
          <table:table-cell table:formula="of:=[.T34]*1000000" office:value-type="float" office:value="0.1685">
            <text:p>0.1685</text:p>
          </table:table-cell>
          <table:table-cell table:formula="of:=[.U34]*1000000" office:value-type="float" office:value="0.000078565">
            <text:p>0.000078565</text:p>
          </table:table-cell>
          <table:table-cell table:formula="of:=[.V34]*1000000" office:value-type="float" office:value="0.000000023052">
            <text:p>2.3052E-008</text:p>
          </table:table-cell>
          <table:table-cell table:formula="of:=[.W34]*1000000" office:value-type="float" office:value="972.66">
            <text:p>972.66</text:p>
          </table:table-cell>
          <table:table-cell table:formula="of:=[.X34]*1000000" office:value-type="float" office:value="108.38">
            <text:p>108.38</text:p>
          </table:table-cell>
          <table:table-cell table:formula="of:=[.Y34]*1000000" office:value-type="float" office:value="281.52">
            <text:p>281.52</text:p>
          </table:table-cell>
          <table:table-cell table:formula="of:=[.Z34]*1000000" office:value-type="float" office:value="20.042">
            <text:p>20.042</text:p>
          </table:table-cell>
          <table:table-cell table:formula="of:=[.AA34]*1000000" office:value-type="float" office:value="0">
            <text:p>0</text:p>
          </table:table-cell>
          <table:table-cell table:formula="of:=[.AB34]*1000000" office:value-type="float" office:value="0.000078593">
            <text:p>0.000078593</text:p>
          </table:table-cell>
          <table:table-cell table:formula="of:=[.AC34]*1000000" office:value-type="float" office:value="0.000000023052">
            <text:p>2.3052E-008</text:p>
          </table:table-cell>
          <table:table-cell office:value-type="float" office:value="0.00097266">
            <text:p>0.00097266</text:p>
          </table:table-cell>
          <table:table-cell office:value-type="float" office:value="0.00010839">
            <text:p>0.00010839</text:p>
          </table:table-cell>
          <table:table-cell office:value-type="float" office:value="0.00028152">
            <text:p>0.00028152</text:p>
          </table:table-cell>
          <table:table-cell table:style-name="ce1" office:value-type="string">
            <text:p>6.6423e-06</text:p>
          </table:table-cell>
          <table:table-cell table:style-name="ce1" office:value-type="string">
            <text:p>1.685e-07</text:p>
          </table:table-cell>
          <table:table-cell table:style-name="ce1" office:value-type="string">
            <text:p>7.8565e-11</text:p>
          </table:table-cell>
          <table:table-cell table:style-name="ce1" office:value-type="string">
            <text:p>2.3052e-14</text:p>
          </table:table-cell>
          <table:table-cell office:value-type="float" office:value="0.00097266">
            <text:p>0.00097266</text:p>
          </table:table-cell>
          <table:table-cell office:value-type="float" office:value="0.00010838">
            <text:p>0.00010838</text:p>
          </table:table-cell>
          <table:table-cell office:value-type="float" office:value="0.00028152">
            <text:p>0.00028152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7.8593e-11</text:p>
          </table:table-cell>
          <table:table-cell table:style-name="ce1" office:value-type="string">
            <text:p>2.3052e-14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P35]*1000000" office:value-type="float" office:value="963.52">
            <text:p>963.52</text:p>
          </table:table-cell>
          <table:table-cell table:formula="of:=[.Q35]*1000000" office:value-type="float" office:value="107.88">
            <text:p>107.88</text:p>
          </table:table-cell>
          <table:table-cell table:formula="of:=[.R35]*1000000" office:value-type="float" office:value="291.6">
            <text:p>291.6</text:p>
          </table:table-cell>
          <table:table-cell table:formula="of:=[.S35]*1000000" office:value-type="float" office:value="6.2774">
            <text:p>6.2774</text:p>
          </table:table-cell>
          <table:table-cell table:formula="of:=[.T35]*1000000" office:value-type="float" office:value="0.17028">
            <text:p>0.17028</text:p>
          </table:table-cell>
          <table:table-cell table:formula="of:=[.U35]*1000000" office:value-type="float" office:value="0.000036023">
            <text:p>0.000036023</text:p>
          </table:table-cell>
          <table:table-cell table:formula="of:=[.V35]*1000000" office:value-type="float" office:value="0.000000022347">
            <text:p>2.2347E-008</text:p>
          </table:table-cell>
          <table:table-cell table:formula="of:=[.W35]*1000000" office:value-type="float" office:value="963.52">
            <text:p>963.52</text:p>
          </table:table-cell>
          <table:table-cell table:formula="of:=[.X35]*1000000" office:value-type="float" office:value="107.87">
            <text:p>107.87</text:p>
          </table:table-cell>
          <table:table-cell table:formula="of:=[.Y35]*1000000" office:value-type="float" office:value="291.6">
            <text:p>291.6</text:p>
          </table:table-cell>
          <table:table-cell table:formula="of:=[.Z35]*1000000" office:value-type="float" office:value="20.041">
            <text:p>20.041</text:p>
          </table:table-cell>
          <table:table-cell table:formula="of:=[.AA35]*1000000" office:value-type="float" office:value="0">
            <text:p>0</text:p>
          </table:table-cell>
          <table:table-cell table:formula="of:=[.AB35]*1000000" office:value-type="float" office:value="0.000036036">
            <text:p>0.000036036</text:p>
          </table:table-cell>
          <table:table-cell table:formula="of:=[.AC35]*1000000" office:value-type="float" office:value="0.000000022346">
            <text:p>2.2346E-008</text:p>
          </table:table-cell>
          <table:table-cell office:value-type="float" office:value="0.00096352">
            <text:p>0.00096352</text:p>
          </table:table-cell>
          <table:table-cell office:value-type="float" office:value="0.00010788">
            <text:p>0.00010788</text:p>
          </table:table-cell>
          <table:table-cell office:value-type="float" office:value="0.0002916">
            <text:p>0.0002916</text:p>
          </table:table-cell>
          <table:table-cell table:style-name="ce1" office:value-type="string">
            <text:p>6.2774e-06</text:p>
          </table:table-cell>
          <table:table-cell table:style-name="ce1" office:value-type="string">
            <text:p>1.7028e-07</text:p>
          </table:table-cell>
          <table:table-cell table:style-name="ce1" office:value-type="string">
            <text:p>3.6023e-11</text:p>
          </table:table-cell>
          <table:table-cell table:style-name="ce1" office:value-type="string">
            <text:p>2.2347e-14</text:p>
          </table:table-cell>
          <table:table-cell office:value-type="float" office:value="0.00096352">
            <text:p>0.00096352</text:p>
          </table:table-cell>
          <table:table-cell office:value-type="float" office:value="0.00010787">
            <text:p>0.00010787</text:p>
          </table:table-cell>
          <table:table-cell office:value-type="float" office:value="0.0002916">
            <text:p>0.0002916</text:p>
          </table:table-cell>
          <table:table-cell table:style-name="ce1" office:value-type="string">
            <text:p>2.0041e-05</text:p>
          </table:table-cell>
          <table:table-cell office:value-type="float" office:value="0">
            <text:p>0</text:p>
          </table:table-cell>
          <table:table-cell table:style-name="ce1" office:value-type="string">
            <text:p>3.6036e-11</text:p>
          </table:table-cell>
          <table:table-cell table:style-name="ce1" office:value-type="string">
            <text:p>2.2346e-14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P36]*1000000" office:value-type="float" office:value="954.58">
            <text:p>954.58</text:p>
          </table:table-cell>
          <table:table-cell table:formula="of:=[.Q36]*1000000" office:value-type="float" office:value="107.35">
            <text:p>107.35</text:p>
          </table:table-cell>
          <table:table-cell table:formula="of:=[.R36]*1000000" office:value-type="float" office:value="301.46">
            <text:p>301.46</text:p>
          </table:table-cell>
          <table:table-cell table:formula="of:=[.S36]*1000000" office:value-type="float" office:value="5.9288">
            <text:p>5.9288</text:p>
          </table:table-cell>
          <table:table-cell table:formula="of:=[.T36]*1000000" office:value-type="float" office:value="0.17195">
            <text:p>0.17195</text:p>
          </table:table-cell>
          <table:table-cell table:formula="of:=[.U36]*1000000" office:value-type="float" office:value="0.000016244">
            <text:p>0.000016244</text:p>
          </table:table-cell>
          <table:table-cell table:formula="of:=[.V36]*1000000" office:value-type="float" office:value="0.000000021663">
            <text:p>2.1663E-008</text:p>
          </table:table-cell>
          <table:table-cell table:formula="of:=[.W36]*1000000" office:value-type="float" office:value="954.58">
            <text:p>954.58</text:p>
          </table:table-cell>
          <table:table-cell table:formula="of:=[.X36]*1000000" office:value-type="float" office:value="107.35">
            <text:p>107.35</text:p>
          </table:table-cell>
          <table:table-cell table:formula="of:=[.Y36]*1000000" office:value-type="float" office:value="301.46">
            <text:p>301.46</text:p>
          </table:table-cell>
          <table:table-cell table:formula="of:=[.Z36]*1000000" office:value-type="float" office:value="20.04">
            <text:p>20.04</text:p>
          </table:table-cell>
          <table:table-cell table:formula="of:=[.AA36]*1000000" office:value-type="float" office:value="0">
            <text:p>0</text:p>
          </table:table-cell>
          <table:table-cell table:formula="of:=[.AB36]*1000000" office:value-type="float" office:value="0.000016251">
            <text:p>0.000016251</text:p>
          </table:table-cell>
          <table:table-cell table:formula="of:=[.AC36]*1000000" office:value-type="float" office:value="0.000000021663">
            <text:p>2.1663E-008</text:p>
          </table:table-cell>
          <table:table-cell office:value-type="float" office:value="0.00095458">
            <text:p>0.00095458</text:p>
          </table:table-cell>
          <table:table-cell office:value-type="float" office:value="0.00010735">
            <text:p>0.00010735</text:p>
          </table:table-cell>
          <table:table-cell office:value-type="float" office:value="0.00030146">
            <text:p>0.00030146</text:p>
          </table:table-cell>
          <table:table-cell table:style-name="ce1" office:value-type="string">
            <text:p>5.9288e-06</text:p>
          </table:table-cell>
          <table:table-cell table:style-name="ce1" office:value-type="string">
            <text:p>1.7195e-07</text:p>
          </table:table-cell>
          <table:table-cell table:style-name="ce1" office:value-type="string">
            <text:p>1.6244e-11</text:p>
          </table:table-cell>
          <table:table-cell table:style-name="ce1" office:value-type="string">
            <text:p>2.1663e-14</text:p>
          </table:table-cell>
          <table:table-cell office:value-type="float" office:value="0.00095458">
            <text:p>0.00095458</text:p>
          </table:table-cell>
          <table:table-cell office:value-type="float" office:value="0.00010735">
            <text:p>0.00010735</text:p>
          </table:table-cell>
          <table:table-cell office:value-type="float" office:value="0.00030146">
            <text:p>0.00030146</text:p>
          </table:table-cell>
          <table:table-cell table:style-name="ce1" office:value-type="string">
            <text:p>2.004e-05</text:p>
          </table:table-cell>
          <table:table-cell office:value-type="float" office:value="0">
            <text:p>0</text:p>
          </table:table-cell>
          <table:table-cell table:style-name="ce1" office:value-type="string">
            <text:p>1.6251e-11</text:p>
          </table:table-cell>
          <table:table-cell table:style-name="ce1" office:value-type="string">
            <text:p>2.1663e-14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P37]*1000000" office:value-type="float" office:value="945.84">
            <text:p>945.84</text:p>
          </table:table-cell>
          <table:table-cell table:formula="of:=[.Q37]*1000000" office:value-type="float" office:value="106.81">
            <text:p>106.81</text:p>
          </table:table-cell>
          <table:table-cell table:formula="of:=[.R37]*1000000" office:value-type="float" office:value="311.12">
            <text:p>311.12</text:p>
          </table:table-cell>
          <table:table-cell table:formula="of:=[.S37]*1000000" office:value-type="float" office:value="5.596">
            <text:p>5.596</text:p>
          </table:table-cell>
          <table:table-cell table:formula="of:=[.T37]*1000000" office:value-type="float" office:value="0.17352">
            <text:p>0.17352</text:p>
          </table:table-cell>
          <table:table-cell table:formula="of:=[.U37]*1000000" office:value-type="float" office:value="0.0000072101">
            <text:p>7.2101E-006</text:p>
          </table:table-cell>
          <table:table-cell table:formula="of:=[.V37]*1000000" office:value-type="float" office:value="0.000000021002">
            <text:p>0.000000021</text:p>
          </table:table-cell>
          <table:table-cell table:formula="of:=[.W37]*1000000" office:value-type="float" office:value="945.84">
            <text:p>945.84</text:p>
          </table:table-cell>
          <table:table-cell table:formula="of:=[.X37]*1000000" office:value-type="float" office:value="106.8">
            <text:p>106.8</text:p>
          </table:table-cell>
          <table:table-cell table:formula="of:=[.Y37]*1000000" office:value-type="float" office:value="311.13">
            <text:p>311.13</text:p>
          </table:table-cell>
          <table:table-cell table:formula="of:=[.Z37]*1000000" office:value-type="float" office:value="20.039">
            <text:p>20.039</text:p>
          </table:table-cell>
          <table:table-cell table:formula="of:=[.AA37]*1000000" office:value-type="float" office:value="0">
            <text:p>0</text:p>
          </table:table-cell>
          <table:table-cell table:formula="of:=[.AB37]*1000000" office:value-type="float" office:value="0.0000072133">
            <text:p>7.2133E-006</text:p>
          </table:table-cell>
          <table:table-cell table:formula="of:=[.AC37]*1000000" office:value-type="float" office:value="0.000000021001">
            <text:p>0.000000021</text:p>
          </table:table-cell>
          <table:table-cell office:value-type="float" office:value="0.00094584">
            <text:p>0.00094584</text:p>
          </table:table-cell>
          <table:table-cell office:value-type="float" office:value="0.00010681">
            <text:p>0.00010681</text:p>
          </table:table-cell>
          <table:table-cell office:value-type="float" office:value="0.00031112">
            <text:p>0.00031112</text:p>
          </table:table-cell>
          <table:table-cell table:style-name="ce1" office:value-type="string">
            <text:p>5.596e-06</text:p>
          </table:table-cell>
          <table:table-cell table:style-name="ce1" office:value-type="string">
            <text:p>1.7352e-07</text:p>
          </table:table-cell>
          <table:table-cell table:style-name="ce1" office:value-type="string">
            <text:p>7.2101e-12</text:p>
          </table:table-cell>
          <table:table-cell table:style-name="ce1" office:value-type="string">
            <text:p>2.1002e-14</text:p>
          </table:table-cell>
          <table:table-cell office:value-type="float" office:value="0.00094584">
            <text:p>0.00094584</text:p>
          </table:table-cell>
          <table:table-cell office:value-type="float" office:value="0.0001068">
            <text:p>0.0001068</text:p>
          </table:table-cell>
          <table:table-cell office:value-type="float" office:value="0.00031113">
            <text:p>0.00031113</text:p>
          </table:table-cell>
          <table:table-cell table:style-name="ce1" office:value-type="string">
            <text:p>2.0039e-05</text:p>
          </table:table-cell>
          <table:table-cell office:value-type="float" office:value="0">
            <text:p>0</text:p>
          </table:table-cell>
          <table:table-cell table:style-name="ce1" office:value-type="string">
            <text:p>7.2133e-12</text:p>
          </table:table-cell>
          <table:table-cell table:style-name="ce1" office:value-type="string">
            <text:p>2.1001e-14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P38]*1000000" office:value-type="float" office:value="937.28">
            <text:p>937.28</text:p>
          </table:table-cell>
          <table:table-cell table:formula="of:=[.Q38]*1000000" office:value-type="float" office:value="106.26">
            <text:p>106.26</text:p>
          </table:table-cell>
          <table:table-cell table:formula="of:=[.R38]*1000000" office:value-type="float" office:value="320.6">
            <text:p>320.6</text:p>
          </table:table-cell>
          <table:table-cell table:formula="of:=[.S38]*1000000" office:value-type="float" office:value="5.2785">
            <text:p>5.2785</text:p>
          </table:table-cell>
          <table:table-cell table:formula="of:=[.T38]*1000000" office:value-type="float" office:value="0.17501">
            <text:p>0.17501</text:p>
          </table:table-cell>
          <table:table-cell table:formula="of:=[.U38]*1000000" office:value-type="float" office:value="0.0000031525">
            <text:p>3.1525E-006</text:p>
          </table:table-cell>
          <table:table-cell table:formula="of:=[.V38]*1000000" office:value-type="float" office:value="0.00000002036">
            <text:p>2.036E-008</text:p>
          </table:table-cell>
          <table:table-cell table:formula="of:=[.W38]*1000000" office:value-type="float" office:value="937.28">
            <text:p>937.28</text:p>
          </table:table-cell>
          <table:table-cell table:formula="of:=[.X38]*1000000" office:value-type="float" office:value="106.25">
            <text:p>106.25</text:p>
          </table:table-cell>
          <table:table-cell table:formula="of:=[.Y38]*1000000" office:value-type="float" office:value="320.6">
            <text:p>320.6</text:p>
          </table:table-cell>
          <table:table-cell table:formula="of:=[.Z38]*1000000" office:value-type="float" office:value="20.038">
            <text:p>20.038</text:p>
          </table:table-cell>
          <table:table-cell table:formula="of:=[.AA38]*1000000" office:value-type="float" office:value="0">
            <text:p>0</text:p>
          </table:table-cell>
          <table:table-cell table:formula="of:=[.AB38]*1000000" office:value-type="float" office:value="0.000003154">
            <text:p>0.000003154</text:p>
          </table:table-cell>
          <table:table-cell table:formula="of:=[.AC38]*1000000" office:value-type="float" office:value="0.00000002036">
            <text:p>2.036E-008</text:p>
          </table:table-cell>
          <table:table-cell office:value-type="float" office:value="0.00093728">
            <text:p>0.00093728</text:p>
          </table:table-cell>
          <table:table-cell office:value-type="float" office:value="0.00010626">
            <text:p>0.00010626</text:p>
          </table:table-cell>
          <table:table-cell office:value-type="float" office:value="0.0003206">
            <text:p>0.0003206</text:p>
          </table:table-cell>
          <table:table-cell table:style-name="ce1" office:value-type="string">
            <text:p>5.2785e-06</text:p>
          </table:table-cell>
          <table:table-cell table:style-name="ce1" office:value-type="string">
            <text:p>1.7501e-07</text:p>
          </table:table-cell>
          <table:table-cell table:style-name="ce1" office:value-type="string">
            <text:p>3.1525e-12</text:p>
          </table:table-cell>
          <table:table-cell table:style-name="ce1" office:value-type="string">
            <text:p>2.036e-14</text:p>
          </table:table-cell>
          <table:table-cell office:value-type="float" office:value="0.00093728">
            <text:p>0.00093728</text:p>
          </table:table-cell>
          <table:table-cell office:value-type="float" office:value="0.00010625">
            <text:p>0.00010625</text:p>
          </table:table-cell>
          <table:table-cell office:value-type="float" office:value="0.0003206">
            <text:p>0.0003206</text:p>
          </table:table-cell>
          <table:table-cell table:style-name="ce1" office:value-type="string">
            <text:p>2.0038e-05</text:p>
          </table:table-cell>
          <table:table-cell office:value-type="float" office:value="0">
            <text:p>0</text:p>
          </table:table-cell>
          <table:table-cell table:style-name="ce1" office:value-type="string">
            <text:p>3.154e-12</text:p>
          </table:table-cell>
          <table:table-cell table:style-name="ce1" office:value-type="string">
            <text:p>2.036e-14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P39]*1000000" office:value-type="float" office:value="928.89">
            <text:p>928.89</text:p>
          </table:table-cell>
          <table:table-cell table:formula="of:=[.Q39]*1000000" office:value-type="float" office:value="105.7">
            <text:p>105.7</text:p>
          </table:table-cell>
          <table:table-cell table:formula="of:=[.R39]*1000000" office:value-type="float" office:value="329.89">
            <text:p>329.89</text:p>
          </table:table-cell>
          <table:table-cell table:formula="of:=[.S39]*1000000" office:value-type="float" office:value="4.9756">
            <text:p>4.9756</text:p>
          </table:table-cell>
          <table:table-cell table:formula="of:=[.T39]*1000000" office:value-type="float" office:value="0.17643">
            <text:p>0.17643</text:p>
          </table:table-cell>
          <table:table-cell table:formula="of:=[.U39]*1000000" office:value-type="float" office:value="0.0000013587">
            <text:p>1.3587E-006</text:p>
          </table:table-cell>
          <table:table-cell table:formula="of:=[.V39]*1000000" office:value-type="float" office:value="0.000000019739">
            <text:p>1.9739E-008</text:p>
          </table:table-cell>
          <table:table-cell table:formula="of:=[.W39]*1000000" office:value-type="float" office:value="928.89">
            <text:p>928.89</text:p>
          </table:table-cell>
          <table:table-cell table:formula="of:=[.X39]*1000000" office:value-type="float" office:value="105.69">
            <text:p>105.69</text:p>
          </table:table-cell>
          <table:table-cell table:formula="of:=[.Y39]*1000000" office:value-type="float" office:value="329.89">
            <text:p>329.89</text:p>
          </table:table-cell>
          <table:table-cell table:formula="of:=[.Z39]*1000000" office:value-type="float" office:value="20.037">
            <text:p>20.037</text:p>
          </table:table-cell>
          <table:table-cell table:formula="of:=[.AA39]*1000000" office:value-type="float" office:value="0">
            <text:p>0</text:p>
          </table:table-cell>
          <table:table-cell table:formula="of:=[.AB39]*1000000" office:value-type="float" office:value="0.0000013594">
            <text:p>1.3594E-006</text:p>
          </table:table-cell>
          <table:table-cell table:formula="of:=[.AC39]*1000000" office:value-type="float" office:value="0.000000019739">
            <text:p>1.9739E-008</text:p>
          </table:table-cell>
          <table:table-cell office:value-type="float" office:value="0.00092889">
            <text:p>0.00092889</text:p>
          </table:table-cell>
          <table:table-cell office:value-type="float" office:value="0.0001057">
            <text:p>0.0001057</text:p>
          </table:table-cell>
          <table:table-cell office:value-type="float" office:value="0.00032989">
            <text:p>0.00032989</text:p>
          </table:table-cell>
          <table:table-cell table:style-name="ce1" office:value-type="string">
            <text:p>4.9756e-06</text:p>
          </table:table-cell>
          <table:table-cell table:style-name="ce1" office:value-type="string">
            <text:p>1.7643e-07</text:p>
          </table:table-cell>
          <table:table-cell table:style-name="ce1" office:value-type="string">
            <text:p>1.3587e-12</text:p>
          </table:table-cell>
          <table:table-cell table:style-name="ce1" office:value-type="string">
            <text:p>1.9739e-14</text:p>
          </table:table-cell>
          <table:table-cell office:value-type="float" office:value="0.00092889">
            <text:p>0.00092889</text:p>
          </table:table-cell>
          <table:table-cell office:value-type="float" office:value="0.00010569">
            <text:p>0.00010569</text:p>
          </table:table-cell>
          <table:table-cell office:value-type="float" office:value="0.00032989">
            <text:p>0.00032989</text:p>
          </table:table-cell>
          <table:table-cell table:style-name="ce1" office:value-type="string">
            <text:p>2.0037e-05</text:p>
          </table:table-cell>
          <table:table-cell office:value-type="float" office:value="0">
            <text:p>0</text:p>
          </table:table-cell>
          <table:table-cell table:style-name="ce1" office:value-type="string">
            <text:p>1.3594e-12</text:p>
          </table:table-cell>
          <table:table-cell table:style-name="ce1" office:value-type="string">
            <text:p>1.9739e-14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P40]*1000000" office:value-type="float" office:value="920.67">
            <text:p>920.67</text:p>
          </table:table-cell>
          <table:table-cell table:formula="of:=[.Q40]*1000000" office:value-type="float" office:value="105.13">
            <text:p>105.13</text:p>
          </table:table-cell>
          <table:table-cell table:formula="of:=[.R40]*1000000" office:value-type="float" office:value="339.01">
            <text:p>339.01</text:p>
          </table:table-cell>
          <table:table-cell table:formula="of:=[.S40]*1000000" office:value-type="float" office:value="4.6869">
            <text:p>4.6869</text:p>
          </table:table-cell>
          <table:table-cell table:formula="of:=[.T40]*1000000" office:value-type="float" office:value="0.17778">
            <text:p>0.17778</text:p>
          </table:table-cell>
          <table:table-cell table:formula="of:=[.U40]*1000000" office:value-type="float" office:value="0.00000057761">
            <text:p>5.7761E-007</text:p>
          </table:table-cell>
          <table:table-cell table:formula="of:=[.V40]*1000000" office:value-type="float" office:value="0.000000019136">
            <text:p>1.9136E-008</text:p>
          </table:table-cell>
          <table:table-cell table:formula="of:=[.W40]*1000000" office:value-type="float" office:value="920.67">
            <text:p>920.67</text:p>
          </table:table-cell>
          <table:table-cell table:formula="of:=[.X40]*1000000" office:value-type="float" office:value="105.13">
            <text:p>105.13</text:p>
          </table:table-cell>
          <table:table-cell table:formula="of:=[.Y40]*1000000" office:value-type="float" office:value="339.01">
            <text:p>339.01</text:p>
          </table:table-cell>
          <table:table-cell table:formula="of:=[.Z40]*1000000" office:value-type="float" office:value="20.036">
            <text:p>20.036</text:p>
          </table:table-cell>
          <table:table-cell table:formula="of:=[.AA40]*1000000" office:value-type="float" office:value="0">
            <text:p>0</text:p>
          </table:table-cell>
          <table:table-cell table:formula="of:=[.AB40]*1000000" office:value-type="float" office:value="0.00000057792">
            <text:p>5.7792E-007</text:p>
          </table:table-cell>
          <table:table-cell table:formula="of:=[.AC40]*1000000" office:value-type="float" office:value="0.000000019136">
            <text:p>1.9136E-008</text:p>
          </table:table-cell>
          <table:table-cell office:value-type="float" office:value="0.00092067">
            <text:p>0.00092067</text:p>
          </table:table-cell>
          <table:table-cell office:value-type="float" office:value="0.00010513">
            <text:p>0.00010513</text:p>
          </table:table-cell>
          <table:table-cell office:value-type="float" office:value="0.00033901">
            <text:p>0.00033901</text:p>
          </table:table-cell>
          <table:table-cell table:style-name="ce1" office:value-type="string">
            <text:p>4.6869e-06</text:p>
          </table:table-cell>
          <table:table-cell table:style-name="ce1" office:value-type="string">
            <text:p>1.7778e-07</text:p>
          </table:table-cell>
          <table:table-cell table:style-name="ce1" office:value-type="string">
            <text:p>5.7761e-13</text:p>
          </table:table-cell>
          <table:table-cell table:style-name="ce1" office:value-type="string">
            <text:p>1.9136e-14</text:p>
          </table:table-cell>
          <table:table-cell office:value-type="float" office:value="0.00092067">
            <text:p>0.00092067</text:p>
          </table:table-cell>
          <table:table-cell office:value-type="float" office:value="0.00010513">
            <text:p>0.00010513</text:p>
          </table:table-cell>
          <table:table-cell office:value-type="float" office:value="0.00033901">
            <text:p>0.00033901</text:p>
          </table:table-cell>
          <table:table-cell table:style-name="ce1" office:value-type="string">
            <text:p>2.0036e-05</text:p>
          </table:table-cell>
          <table:table-cell office:value-type="float" office:value="0">
            <text:p>0</text:p>
          </table:table-cell>
          <table:table-cell table:style-name="ce1" office:value-type="string">
            <text:p>5.7792e-13</text:p>
          </table:table-cell>
          <table:table-cell table:style-name="ce1" office:value-type="string">
            <text:p>1.9136e-14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P41]*1000000" office:value-type="float" office:value="912.59">
            <text:p>912.59</text:p>
          </table:table-cell>
          <table:table-cell table:formula="of:=[.Q41]*1000000" office:value-type="float" office:value="104.56">
            <text:p>104.56</text:p>
          </table:table-cell>
          <table:table-cell table:formula="of:=[.R41]*1000000" office:value-type="float" office:value="347.97">
            <text:p>347.97</text:p>
          </table:table-cell>
          <table:table-cell table:formula="of:=[.S41]*1000000" office:value-type="float" office:value="4.4119">
            <text:p>4.4119</text:p>
          </table:table-cell>
          <table:table-cell table:formula="of:=[.T41]*1000000" office:value-type="float" office:value="0.17908">
            <text:p>0.17908</text:p>
          </table:table-cell>
          <table:table-cell table:formula="of:=[.U41]*1000000" office:value-type="float" office:value="0.00000024234">
            <text:p>2.4234E-007</text:p>
          </table:table-cell>
          <table:table-cell table:formula="of:=[.V41]*1000000" office:value-type="float" office:value="0.000000018553">
            <text:p>1.8553E-008</text:p>
          </table:table-cell>
          <table:table-cell table:formula="of:=[.W41]*1000000" office:value-type="float" office:value="912.59">
            <text:p>912.59</text:p>
          </table:table-cell>
          <table:table-cell table:formula="of:=[.X41]*1000000" office:value-type="float" office:value="104.56">
            <text:p>104.56</text:p>
          </table:table-cell>
          <table:table-cell table:formula="of:=[.Y41]*1000000" office:value-type="float" office:value="347.97">
            <text:p>347.97</text:p>
          </table:table-cell>
          <table:table-cell table:formula="of:=[.Z41]*1000000" office:value-type="float" office:value="20.036">
            <text:p>20.036</text:p>
          </table:table-cell>
          <table:table-cell table:formula="of:=[.AA41]*1000000" office:value-type="float" office:value="0">
            <text:p>0</text:p>
          </table:table-cell>
          <table:table-cell table:formula="of:=[.AB41]*1000000" office:value-type="float" office:value="0.00000024249">
            <text:p>2.4249E-007</text:p>
          </table:table-cell>
          <table:table-cell table:formula="of:=[.AC41]*1000000" office:value-type="float" office:value="0.000000018553">
            <text:p>1.8553E-008</text:p>
          </table:table-cell>
          <table:table-cell office:value-type="float" office:value="0.00091259">
            <text:p>0.00091259</text:p>
          </table:table-cell>
          <table:table-cell office:value-type="float" office:value="0.00010456">
            <text:p>0.00010456</text:p>
          </table:table-cell>
          <table:table-cell office:value-type="float" office:value="0.00034797">
            <text:p>0.00034797</text:p>
          </table:table-cell>
          <table:table-cell table:style-name="ce1" office:value-type="string">
            <text:p>4.4119e-06</text:p>
          </table:table-cell>
          <table:table-cell table:style-name="ce1" office:value-type="string">
            <text:p>1.7908e-07</text:p>
          </table:table-cell>
          <table:table-cell table:style-name="ce1" office:value-type="string">
            <text:p>2.4234e-13</text:p>
          </table:table-cell>
          <table:table-cell table:style-name="ce1" office:value-type="string">
            <text:p>1.8553e-14</text:p>
          </table:table-cell>
          <table:table-cell office:value-type="float" office:value="0.00091259">
            <text:p>0.00091259</text:p>
          </table:table-cell>
          <table:table-cell office:value-type="float" office:value="0.00010456">
            <text:p>0.00010456</text:p>
          </table:table-cell>
          <table:table-cell office:value-type="float" office:value="0.00034797">
            <text:p>0.00034797</text:p>
          </table:table-cell>
          <table:table-cell table:style-name="ce1" office:value-type="string">
            <text:p>2.0036e-05</text:p>
          </table:table-cell>
          <table:table-cell office:value-type="float" office:value="0">
            <text:p>0</text:p>
          </table:table-cell>
          <table:table-cell table:style-name="ce1" office:value-type="string">
            <text:p>2.4249e-13</text:p>
          </table:table-cell>
          <table:table-cell table:style-name="ce1" office:value-type="string">
            <text:p>1.8553e-14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P42]*1000000" office:value-type="float" office:value="904.66">
            <text:p>904.66</text:p>
          </table:table-cell>
          <table:table-cell table:formula="of:=[.Q42]*1000000" office:value-type="float" office:value="103.99">
            <text:p>103.99</text:p>
          </table:table-cell>
          <table:table-cell table:formula="of:=[.R42]*1000000" office:value-type="float" office:value="356.78">
            <text:p>356.78</text:p>
          </table:table-cell>
          <table:table-cell table:formula="of:=[.S42]*1000000" office:value-type="float" office:value="4.1499">
            <text:p>4.1499</text:p>
          </table:table-cell>
          <table:table-cell table:formula="of:=[.T42]*1000000" office:value-type="float" office:value="0.18033">
            <text:p>0.18033</text:p>
          </table:table-cell>
          <table:table-cell table:formula="of:=[.U42]*1000000" office:value-type="float" office:value="0.0000001004">
            <text:p>1.004E-007</text:p>
          </table:table-cell>
          <table:table-cell table:formula="of:=[.V42]*1000000" office:value-type="float" office:value="0.000000017987">
            <text:p>0.000000018</text:p>
          </table:table-cell>
          <table:table-cell table:formula="of:=[.W42]*1000000" office:value-type="float" office:value="904.66">
            <text:p>904.66</text:p>
          </table:table-cell>
          <table:table-cell table:formula="of:=[.X42]*1000000" office:value-type="float" office:value="103.98">
            <text:p>103.98</text:p>
          </table:table-cell>
          <table:table-cell table:formula="of:=[.Y42]*1000000" office:value-type="float" office:value="356.78">
            <text:p>356.78</text:p>
          </table:table-cell>
          <table:table-cell table:formula="of:=[.Z42]*1000000" office:value-type="float" office:value="20.035">
            <text:p>20.035</text:p>
          </table:table-cell>
          <table:table-cell table:formula="of:=[.AA42]*1000000" office:value-type="float" office:value="0">
            <text:p>0</text:p>
          </table:table-cell>
          <table:table-cell table:formula="of:=[.AB42]*1000000" office:value-type="float" office:value="0.00000010048">
            <text:p>1.0048E-007</text:p>
          </table:table-cell>
          <table:table-cell table:formula="of:=[.AC42]*1000000" office:value-type="float" office:value="0.000000017987">
            <text:p>0.000000018</text:p>
          </table:table-cell>
          <table:table-cell office:value-type="float" office:value="0.00090466">
            <text:p>0.00090466</text:p>
          </table:table-cell>
          <table:table-cell office:value-type="float" office:value="0.00010399">
            <text:p>0.00010399</text:p>
          </table:table-cell>
          <table:table-cell office:value-type="float" office:value="0.00035678">
            <text:p>0.00035678</text:p>
          </table:table-cell>
          <table:table-cell table:style-name="ce1" office:value-type="string">
            <text:p>4.1499e-06</text:p>
          </table:table-cell>
          <table:table-cell table:style-name="ce1" office:value-type="string">
            <text:p>1.8033e-07</text:p>
          </table:table-cell>
          <table:table-cell table:style-name="ce1" office:value-type="string">
            <text:p>1.004e-13</text:p>
          </table:table-cell>
          <table:table-cell table:style-name="ce1" office:value-type="string">
            <text:p>1.7987e-14</text:p>
          </table:table-cell>
          <table:table-cell office:value-type="float" office:value="0.00090466">
            <text:p>0.00090466</text:p>
          </table:table-cell>
          <table:table-cell office:value-type="float" office:value="0.00010398">
            <text:p>0.00010398</text:p>
          </table:table-cell>
          <table:table-cell office:value-type="float" office:value="0.00035678">
            <text:p>0.00035678</text:p>
          </table:table-cell>
          <table:table-cell table:style-name="ce1" office:value-type="string">
            <text:p>2.0035e-05</text:p>
          </table:table-cell>
          <table:table-cell office:value-type="float" office:value="0">
            <text:p>0</text:p>
          </table:table-cell>
          <table:table-cell table:style-name="ce1" office:value-type="string">
            <text:p>1.0048e-13</text:p>
          </table:table-cell>
          <table:table-cell table:style-name="ce1" office:value-type="string">
            <text:p>1.7987e-14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P43]*1000000" office:value-type="float" office:value="896.87">
            <text:p>896.87</text:p>
          </table:table-cell>
          <table:table-cell table:formula="of:=[.Q43]*1000000" office:value-type="float" office:value="103.41">
            <text:p>103.41</text:p>
          </table:table-cell>
          <table:table-cell table:formula="of:=[.R43]*1000000" office:value-type="float" office:value="365.44">
            <text:p>365.44</text:p>
          </table:table-cell>
          <table:table-cell table:formula="of:=[.S43]*1000000" office:value-type="float" office:value="3.9007">
            <text:p>3.9007</text:p>
          </table:table-cell>
          <table:table-cell table:formula="of:=[.T43]*1000000" office:value-type="float" office:value="0.18153">
            <text:p>0.18153</text:p>
          </table:table-cell>
          <table:table-cell table:formula="of:=[.U43]*1000000" office:value-type="float" office:value="0.000000041097">
            <text:p>4.1097E-008</text:p>
          </table:table-cell>
          <table:table-cell table:formula="of:=[.V43]*1000000" office:value-type="float" office:value="0.000000017439">
            <text:p>1.7439E-008</text:p>
          </table:table-cell>
          <table:table-cell table:formula="of:=[.W43]*1000000" office:value-type="float" office:value="896.86">
            <text:p>896.86</text:p>
          </table:table-cell>
          <table:table-cell table:formula="of:=[.X43]*1000000" office:value-type="float" office:value="103.4">
            <text:p>103.4</text:p>
          </table:table-cell>
          <table:table-cell table:formula="of:=[.Y43]*1000000" office:value-type="float" office:value="365.44">
            <text:p>365.44</text:p>
          </table:table-cell>
          <table:table-cell table:formula="of:=[.Z43]*1000000" office:value-type="float" office:value="20.034">
            <text:p>20.034</text:p>
          </table:table-cell>
          <table:table-cell table:formula="of:=[.AA43]*1000000" office:value-type="float" office:value="0">
            <text:p>0</text:p>
          </table:table-cell>
          <table:table-cell table:formula="of:=[.AB43]*1000000" office:value-type="float" office:value="0.00000004114">
            <text:p>4.114E-008</text:p>
          </table:table-cell>
          <table:table-cell table:formula="of:=[.AC43]*1000000" office:value-type="float" office:value="0.000000017439">
            <text:p>1.7439E-008</text:p>
          </table:table-cell>
          <table:table-cell office:value-type="float" office:value="0.00089687">
            <text:p>0.00089687</text:p>
          </table:table-cell>
          <table:table-cell office:value-type="float" office:value="0.00010341">
            <text:p>0.00010341</text:p>
          </table:table-cell>
          <table:table-cell office:value-type="float" office:value="0.00036544">
            <text:p>0.00036544</text:p>
          </table:table-cell>
          <table:table-cell table:style-name="ce1" office:value-type="string">
            <text:p>3.9007e-06</text:p>
          </table:table-cell>
          <table:table-cell table:style-name="ce1" office:value-type="string">
            <text:p>1.8153e-07</text:p>
          </table:table-cell>
          <table:table-cell table:style-name="ce1" office:value-type="string">
            <text:p>4.1097e-14</text:p>
          </table:table-cell>
          <table:table-cell table:style-name="ce1" office:value-type="string">
            <text:p>1.7439e-14</text:p>
          </table:table-cell>
          <table:table-cell office:value-type="float" office:value="0.00089686">
            <text:p>0.00089686</text:p>
          </table:table-cell>
          <table:table-cell office:value-type="float" office:value="0.0001034">
            <text:p>0.0001034</text:p>
          </table:table-cell>
          <table:table-cell office:value-type="float" office:value="0.00036544">
            <text:p>0.00036544</text:p>
          </table:table-cell>
          <table:table-cell table:style-name="ce1" office:value-type="string">
            <text:p>2.0034e-05</text:p>
          </table:table-cell>
          <table:table-cell office:value-type="float" office:value="0">
            <text:p>0</text:p>
          </table:table-cell>
          <table:table-cell table:style-name="ce1" office:value-type="string">
            <text:p>4.114e-14</text:p>
          </table:table-cell>
          <table:table-cell table:style-name="ce1" office:value-type="string">
            <text:p>1.7439e-14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P44]*1000000" office:value-type="float" office:value="889.2">
            <text:p>889.2</text:p>
          </table:table-cell>
          <table:table-cell table:formula="of:=[.Q44]*1000000" office:value-type="float" office:value="102.83">
            <text:p>102.83</text:p>
          </table:table-cell>
          <table:table-cell table:formula="of:=[.R44]*1000000" office:value-type="float" office:value="373.96">
            <text:p>373.96</text:p>
          </table:table-cell>
          <table:table-cell table:formula="of:=[.S44]*1000000" office:value-type="float" office:value="3.6637">
            <text:p>3.6637</text:p>
          </table:table-cell>
          <table:table-cell table:formula="of:=[.T44]*1000000" office:value-type="float" office:value="0.18271">
            <text:p>0.18271</text:p>
          </table:table-cell>
          <table:table-cell table:formula="of:=[.U44]*1000000" office:value-type="float" office:value="0.000000016626">
            <text:p>1.6626E-008</text:p>
          </table:table-cell>
          <table:table-cell table:formula="of:=[.V44]*1000000" office:value-type="float" office:value="0.000000016907">
            <text:p>1.6907E-008</text:p>
          </table:table-cell>
          <table:table-cell table:formula="of:=[.W44]*1000000" office:value-type="float" office:value="889.2">
            <text:p>889.2</text:p>
          </table:table-cell>
          <table:table-cell table:formula="of:=[.X44]*1000000" office:value-type="float" office:value="102.83">
            <text:p>102.83</text:p>
          </table:table-cell>
          <table:table-cell table:formula="of:=[.Y44]*1000000" office:value-type="float" office:value="373.96">
            <text:p>373.96</text:p>
          </table:table-cell>
          <table:table-cell table:formula="of:=[.Z44]*1000000" office:value-type="float" office:value="20.034">
            <text:p>20.034</text:p>
          </table:table-cell>
          <table:table-cell table:formula="of:=[.AA44]*1000000" office:value-type="float" office:value="0">
            <text:p>0</text:p>
          </table:table-cell>
          <table:table-cell table:formula="of:=[.AB44]*1000000" office:value-type="float" office:value="0.000000016652">
            <text:p>1.6652E-008</text:p>
          </table:table-cell>
          <table:table-cell table:formula="of:=[.AC44]*1000000" office:value-type="float" office:value="0.000000016907">
            <text:p>1.6907E-008</text:p>
          </table:table-cell>
          <table:table-cell office:value-type="float" office:value="0.0008892">
            <text:p>0.0008892</text:p>
          </table:table-cell>
          <table:table-cell office:value-type="float" office:value="0.00010283">
            <text:p>0.00010283</text:p>
          </table:table-cell>
          <table:table-cell office:value-type="float" office:value="0.00037396">
            <text:p>0.00037396</text:p>
          </table:table-cell>
          <table:table-cell table:style-name="ce1" office:value-type="string">
            <text:p>3.6637e-06</text:p>
          </table:table-cell>
          <table:table-cell table:style-name="ce1" office:value-type="string">
            <text:p>1.8271e-07</text:p>
          </table:table-cell>
          <table:table-cell table:style-name="ce1" office:value-type="string">
            <text:p>1.6626e-14</text:p>
          </table:table-cell>
          <table:table-cell table:style-name="ce1" office:value-type="string">
            <text:p>1.6907e-14</text:p>
          </table:table-cell>
          <table:table-cell office:value-type="float" office:value="0.0008892">
            <text:p>0.0008892</text:p>
          </table:table-cell>
          <table:table-cell office:value-type="float" office:value="0.00010283">
            <text:p>0.00010283</text:p>
          </table:table-cell>
          <table:table-cell office:value-type="float" office:value="0.00037396">
            <text:p>0.00037396</text:p>
          </table:table-cell>
          <table:table-cell table:style-name="ce1" office:value-type="string">
            <text:p>2.0034e-05</text:p>
          </table:table-cell>
          <table:table-cell office:value-type="float" office:value="0">
            <text:p>0</text:p>
          </table:table-cell>
          <table:table-cell table:style-name="ce1" office:value-type="string">
            <text:p>1.6652e-14</text:p>
          </table:table-cell>
          <table:table-cell table:style-name="ce1" office:value-type="string">
            <text:p>1.6907e-14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P45]*1000000" office:value-type="float" office:value="881.65">
            <text:p>881.65</text:p>
          </table:table-cell>
          <table:table-cell table:formula="of:=[.Q45]*1000000" office:value-type="float" office:value="102.26">
            <text:p>102.26</text:p>
          </table:table-cell>
          <table:table-cell table:formula="of:=[.R45]*1000000" office:value-type="float" office:value="382.35">
            <text:p>382.35</text:p>
          </table:table-cell>
          <table:table-cell table:formula="of:=[.S45]*1000000" office:value-type="float" office:value="3.4384">
            <text:p>3.4384</text:p>
          </table:table-cell>
          <table:table-cell table:formula="of:=[.T45]*1000000" office:value-type="float" office:value="0.18385">
            <text:p>0.18385</text:p>
          </table:table-cell>
          <table:table-cell table:formula="of:=[.U45]*1000000" office:value-type="float" office:value="0.0000000066502">
            <text:p>6.6502E-009</text:p>
          </table:table-cell>
          <table:table-cell table:formula="of:=[.V45]*1000000" office:value-type="float" office:value="0.000000016392">
            <text:p>1.6392E-008</text:p>
          </table:table-cell>
          <table:table-cell table:formula="of:=[.W45]*1000000" office:value-type="float" office:value="881.65">
            <text:p>881.65</text:p>
          </table:table-cell>
          <table:table-cell table:formula="of:=[.X45]*1000000" office:value-type="float" office:value="102.25">
            <text:p>102.25</text:p>
          </table:table-cell>
          <table:table-cell table:formula="of:=[.Y45]*1000000" office:value-type="float" office:value="382.35">
            <text:p>382.35</text:p>
          </table:table-cell>
          <table:table-cell table:formula="of:=[.Z45]*1000000" office:value-type="float" office:value="20.033">
            <text:p>20.033</text:p>
          </table:table-cell>
          <table:table-cell table:formula="of:=[.AA45]*1000000" office:value-type="float" office:value="0">
            <text:p>0</text:p>
          </table:table-cell>
          <table:table-cell table:formula="of:=[.AB45]*1000000" office:value-type="float" office:value="0.0000000066724">
            <text:p>6.6724E-009</text:p>
          </table:table-cell>
          <table:table-cell table:formula="of:=[.AC45]*1000000" office:value-type="float" office:value="0.000000016392">
            <text:p>1.6392E-008</text:p>
          </table:table-cell>
          <table:table-cell office:value-type="float" office:value="0.00088165">
            <text:p>0.00088165</text:p>
          </table:table-cell>
          <table:table-cell office:value-type="float" office:value="0.00010226">
            <text:p>0.00010226</text:p>
          </table:table-cell>
          <table:table-cell office:value-type="float" office:value="0.00038235">
            <text:p>0.00038235</text:p>
          </table:table-cell>
          <table:table-cell table:style-name="ce1" office:value-type="string">
            <text:p>3.4384e-06</text:p>
          </table:table-cell>
          <table:table-cell table:style-name="ce1" office:value-type="string">
            <text:p>1.8385e-07</text:p>
          </table:table-cell>
          <table:table-cell table:style-name="ce1" office:value-type="string">
            <text:p>6.6502e-15</text:p>
          </table:table-cell>
          <table:table-cell table:style-name="ce1" office:value-type="string">
            <text:p>1.6392e-14</text:p>
          </table:table-cell>
          <table:table-cell office:value-type="float" office:value="0.00088165">
            <text:p>0.00088165</text:p>
          </table:table-cell>
          <table:table-cell office:value-type="float" office:value="0.00010225">
            <text:p>0.00010225</text:p>
          </table:table-cell>
          <table:table-cell office:value-type="float" office:value="0.00038235">
            <text:p>0.00038235</text:p>
          </table:table-cell>
          <table:table-cell table:style-name="ce1" office:value-type="string">
            <text:p>2.0033e-05</text:p>
          </table:table-cell>
          <table:table-cell office:value-type="float" office:value="0">
            <text:p>0</text:p>
          </table:table-cell>
          <table:table-cell table:style-name="ce1" office:value-type="string">
            <text:p>6.6724e-15</text:p>
          </table:table-cell>
          <table:table-cell table:style-name="ce1" office:value-type="string">
            <text:p>1.6392e-14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P46]*1000000" office:value-type="float" office:value="874.22">
            <text:p>874.22</text:p>
          </table:table-cell>
          <table:table-cell table:formula="of:=[.Q46]*1000000" office:value-type="float" office:value="101.68">
            <text:p>101.68</text:p>
          </table:table-cell>
          <table:table-cell table:formula="of:=[.R46]*1000000" office:value-type="float" office:value="390.62">
            <text:p>390.62</text:p>
          </table:table-cell>
          <table:table-cell table:formula="of:=[.S46]*1000000" office:value-type="float" office:value="3.2245">
            <text:p>3.2245</text:p>
          </table:table-cell>
          <table:table-cell table:formula="of:=[.T46]*1000000" office:value-type="float" office:value="0.18497">
            <text:p>0.18497</text:p>
          </table:table-cell>
          <table:table-cell table:formula="of:=[.U46]*1000000" office:value-type="float" office:value="0.0000000026316">
            <text:p>2.6316E-009</text:p>
          </table:table-cell>
          <table:table-cell table:formula="of:=[.V46]*1000000" office:value-type="float" office:value="0.000000015893">
            <text:p>1.5893E-008</text:p>
          </table:table-cell>
          <table:table-cell table:formula="of:=[.W46]*1000000" office:value-type="float" office:value="874.21">
            <text:p>874.21</text:p>
          </table:table-cell>
          <table:table-cell table:formula="of:=[.X46]*1000000" office:value-type="float" office:value="101.67">
            <text:p>101.67</text:p>
          </table:table-cell>
          <table:table-cell table:formula="of:=[.Y46]*1000000" office:value-type="float" office:value="390.62">
            <text:p>390.62</text:p>
          </table:table-cell>
          <table:table-cell table:formula="of:=[.Z46]*1000000" office:value-type="float" office:value="20.032">
            <text:p>20.032</text:p>
          </table:table-cell>
          <table:table-cell table:formula="of:=[.AA46]*1000000" office:value-type="float" office:value="0">
            <text:p>0</text:p>
          </table:table-cell>
          <table:table-cell table:formula="of:=[.AB46]*1000000" office:value-type="float" office:value="0.0000000026461">
            <text:p>2.6461E-009</text:p>
          </table:table-cell>
          <table:table-cell table:formula="of:=[.AC46]*1000000" office:value-type="float" office:value="0.000000015893">
            <text:p>1.5893E-008</text:p>
          </table:table-cell>
          <table:table-cell office:value-type="float" office:value="0.00087422">
            <text:p>0.00087422</text:p>
          </table:table-cell>
          <table:table-cell office:value-type="float" office:value="0.00010168">
            <text:p>0.00010168</text:p>
          </table:table-cell>
          <table:table-cell office:value-type="float" office:value="0.00039062">
            <text:p>0.00039062</text:p>
          </table:table-cell>
          <table:table-cell table:style-name="ce1" office:value-type="string">
            <text:p>3.2245e-06</text:p>
          </table:table-cell>
          <table:table-cell table:style-name="ce1" office:value-type="string">
            <text:p>1.8497e-07</text:p>
          </table:table-cell>
          <table:table-cell table:style-name="ce1" office:value-type="string">
            <text:p>2.6316e-15</text:p>
          </table:table-cell>
          <table:table-cell table:style-name="ce1" office:value-type="string">
            <text:p>1.5893e-14</text:p>
          </table:table-cell>
          <table:table-cell office:value-type="float" office:value="0.00087421">
            <text:p>0.00087421</text:p>
          </table:table-cell>
          <table:table-cell office:value-type="float" office:value="0.00010167">
            <text:p>0.00010167</text:p>
          </table:table-cell>
          <table:table-cell office:value-type="float" office:value="0.00039062">
            <text:p>0.00039062</text:p>
          </table:table-cell>
          <table:table-cell table:style-name="ce1" office:value-type="string">
            <text:p>2.0032e-05</text:p>
          </table:table-cell>
          <table:table-cell office:value-type="float" office:value="0">
            <text:p>0</text:p>
          </table:table-cell>
          <table:table-cell table:style-name="ce1" office:value-type="string">
            <text:p>2.6461e-15</text:p>
          </table:table-cell>
          <table:table-cell table:style-name="ce1" office:value-type="string">
            <text:p>1.5893e-14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P47]*1000000" office:value-type="float" office:value="866.89">
            <text:p>866.89</text:p>
          </table:table-cell>
          <table:table-cell table:formula="of:=[.Q47]*1000000" office:value-type="float" office:value="101.1">
            <text:p>101.1</text:p>
          </table:table-cell>
          <table:table-cell table:formula="of:=[.R47]*1000000" office:value-type="float" office:value="398.76">
            <text:p>398.76</text:p>
          </table:table-cell>
          <table:table-cell table:formula="of:=[.S47]*1000000" office:value-type="float" office:value="3.0216">
            <text:p>3.0216</text:p>
          </table:table-cell>
          <table:table-cell table:formula="of:=[.T47]*1000000" office:value-type="float" office:value="0.18607">
            <text:p>0.18607</text:p>
          </table:table-cell>
          <table:table-cell table:formula="of:=[.U47]*1000000" office:value-type="float" office:value="0.0000000010313">
            <text:p>0.000000001</text:p>
          </table:table-cell>
          <table:table-cell table:formula="of:=[.V47]*1000000" office:value-type="float" office:value="0.000000015409">
            <text:p>1.5409E-008</text:p>
          </table:table-cell>
          <table:table-cell table:formula="of:=[.W47]*1000000" office:value-type="float" office:value="866.89">
            <text:p>866.89</text:p>
          </table:table-cell>
          <table:table-cell table:formula="of:=[.X47]*1000000" office:value-type="float" office:value="101.09">
            <text:p>101.09</text:p>
          </table:table-cell>
          <table:table-cell table:formula="of:=[.Y47]*1000000" office:value-type="float" office:value="398.76">
            <text:p>398.76</text:p>
          </table:table-cell>
          <table:table-cell table:formula="of:=[.Z47]*1000000" office:value-type="float" office:value="20.032">
            <text:p>20.032</text:p>
          </table:table-cell>
          <table:table-cell table:formula="of:=[.AA47]*1000000" office:value-type="float" office:value="0">
            <text:p>0</text:p>
          </table:table-cell>
          <table:table-cell table:formula="of:=[.AB47]*1000000" office:value-type="float" office:value="0.0000000010434">
            <text:p>0.000000001</text:p>
          </table:table-cell>
          <table:table-cell table:formula="of:=[.AC47]*1000000" office:value-type="float" office:value="0.000000015409">
            <text:p>1.5409E-008</text:p>
          </table:table-cell>
          <table:table-cell office:value-type="float" office:value="0.00086689">
            <text:p>0.00086689</text:p>
          </table:table-cell>
          <table:table-cell office:value-type="float" office:value="0.0001011">
            <text:p>0.0001011</text:p>
          </table:table-cell>
          <table:table-cell office:value-type="float" office:value="0.00039876">
            <text:p>0.00039876</text:p>
          </table:table-cell>
          <table:table-cell table:style-name="ce1" office:value-type="string">
            <text:p>3.0216e-06</text:p>
          </table:table-cell>
          <table:table-cell table:style-name="ce1" office:value-type="string">
            <text:p>1.8607e-07</text:p>
          </table:table-cell>
          <table:table-cell table:style-name="ce1" office:value-type="string">
            <text:p>1.0313e-15</text:p>
          </table:table-cell>
          <table:table-cell table:style-name="ce1" office:value-type="string">
            <text:p>1.5409e-14</text:p>
          </table:table-cell>
          <table:table-cell office:value-type="float" office:value="0.00086689">
            <text:p>0.00086689</text:p>
          </table:table-cell>
          <table:table-cell office:value-type="float" office:value="0.00010109">
            <text:p>0.00010109</text:p>
          </table:table-cell>
          <table:table-cell office:value-type="float" office:value="0.00039876">
            <text:p>0.00039876</text:p>
          </table:table-cell>
          <table:table-cell table:style-name="ce1" office:value-type="string">
            <text:p>2.0032e-05</text:p>
          </table:table-cell>
          <table:table-cell office:value-type="float" office:value="0">
            <text:p>0</text:p>
          </table:table-cell>
          <table:table-cell table:style-name="ce1" office:value-type="string">
            <text:p>1.0434e-15</text:p>
          </table:table-cell>
          <table:table-cell table:style-name="ce1" office:value-type="string">
            <text:p>1.5409e-14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P48]*1000000" office:value-type="float" office:value="859.67">
            <text:p>859.67</text:p>
          </table:table-cell>
          <table:table-cell table:formula="of:=[.Q48]*1000000" office:value-type="float" office:value="100.52">
            <text:p>100.52</text:p>
          </table:table-cell>
          <table:table-cell table:formula="of:=[.R48]*1000000" office:value-type="float" office:value="406.79">
            <text:p>406.79</text:p>
          </table:table-cell>
          <table:table-cell table:formula="of:=[.S48]*1000000" office:value-type="float" office:value="2.8291">
            <text:p>2.8291</text:p>
          </table:table-cell>
          <table:table-cell table:formula="of:=[.T48]*1000000" office:value-type="float" office:value="0.18715">
            <text:p>0.18715</text:p>
          </table:table-cell>
          <table:table-cell table:formula="of:=[.U48]*1000000" office:value-type="float" office:value="0.00000000040018">
            <text:p>4.0018E-010</text:p>
          </table:table-cell>
          <table:table-cell table:formula="of:=[.V48]*1000000" office:value-type="float" office:value="0.00000001494">
            <text:p>1.494E-008</text:p>
          </table:table-cell>
          <table:table-cell table:formula="of:=[.W48]*1000000" office:value-type="float" office:value="859.67">
            <text:p>859.67</text:p>
          </table:table-cell>
          <table:table-cell table:formula="of:=[.X48]*1000000" office:value-type="float" office:value="100.51">
            <text:p>100.51</text:p>
          </table:table-cell>
          <table:table-cell table:formula="of:=[.Y48]*1000000" office:value-type="float" office:value="406.79">
            <text:p>406.79</text:p>
          </table:table-cell>
          <table:table-cell table:formula="of:=[.Z48]*1000000" office:value-type="float" office:value="20.031">
            <text:p>20.031</text:p>
          </table:table-cell>
          <table:table-cell table:formula="of:=[.AA48]*1000000" office:value-type="float" office:value="0">
            <text:p>0</text:p>
          </table:table-cell>
          <table:table-cell table:formula="of:=[.AB48]*1000000" office:value-type="float" office:value="0.00000000040765">
            <text:p>4.0765E-010</text:p>
          </table:table-cell>
          <table:table-cell table:formula="of:=[.AC48]*1000000" office:value-type="float" office:value="0.00000001494">
            <text:p>1.494E-008</text:p>
          </table:table-cell>
          <table:table-cell office:value-type="float" office:value="0.00085967">
            <text:p>0.00085967</text:p>
          </table:table-cell>
          <table:table-cell office:value-type="float" office:value="0.00010052">
            <text:p>0.00010052</text:p>
          </table:table-cell>
          <table:table-cell office:value-type="float" office:value="0.00040679">
            <text:p>0.00040679</text:p>
          </table:table-cell>
          <table:table-cell table:style-name="ce1" office:value-type="string">
            <text:p>2.8291e-06</text:p>
          </table:table-cell>
          <table:table-cell table:style-name="ce1" office:value-type="string">
            <text:p>1.8715e-07</text:p>
          </table:table-cell>
          <table:table-cell table:style-name="ce1" office:value-type="string">
            <text:p>4.0018e-16</text:p>
          </table:table-cell>
          <table:table-cell table:style-name="ce1" office:value-type="string">
            <text:p>1.494e-14</text:p>
          </table:table-cell>
          <table:table-cell office:value-type="float" office:value="0.00085967">
            <text:p>0.00085967</text:p>
          </table:table-cell>
          <table:table-cell office:value-type="float" office:value="0.00010051">
            <text:p>0.00010051</text:p>
          </table:table-cell>
          <table:table-cell office:value-type="float" office:value="0.00040679">
            <text:p>0.00040679</text:p>
          </table:table-cell>
          <table:table-cell table:style-name="ce1" office:value-type="string">
            <text:p>2.0031e-05</text:p>
          </table:table-cell>
          <table:table-cell office:value-type="float" office:value="0">
            <text:p>0</text:p>
          </table:table-cell>
          <table:table-cell table:style-name="ce1" office:value-type="string">
            <text:p>4.0765e-16</text:p>
          </table:table-cell>
          <table:table-cell table:style-name="ce1" office:value-type="string">
            <text:p>1.494e-14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P49]*1000000" office:value-type="float" office:value="852.55">
            <text:p>852.55</text:p>
          </table:table-cell>
          <table:table-cell table:formula="of:=[.Q49]*1000000" office:value-type="float" office:value="99.936">
            <text:p>99.936</text:p>
          </table:table-cell>
          <table:table-cell table:formula="of:=[.R49]*1000000" office:value-type="float" office:value="414.72">
            <text:p>414.72</text:p>
          </table:table-cell>
          <table:table-cell table:formula="of:=[.S49]*1000000" office:value-type="float" office:value="2.6468">
            <text:p>2.6468</text:p>
          </table:table-cell>
          <table:table-cell table:formula="of:=[.T49]*1000000" office:value-type="float" office:value="0.18823">
            <text:p>0.18823</text:p>
          </table:table-cell>
          <table:table-cell table:formula="of:=[.U49]*1000000" office:value-type="float" office:value="0.00000000015402">
            <text:p>1.5402E-010</text:p>
          </table:table-cell>
          <table:table-cell table:formula="of:=[.V49]*1000000" office:value-type="float" office:value="0.000000014485">
            <text:p>1.4485E-008</text:p>
          </table:table-cell>
          <table:table-cell table:formula="of:=[.W49]*1000000" office:value-type="float" office:value="852.55">
            <text:p>852.55</text:p>
          </table:table-cell>
          <table:table-cell table:formula="of:=[.X49]*1000000" office:value-type="float" office:value="99.927">
            <text:p>99.927</text:p>
          </table:table-cell>
          <table:table-cell table:formula="of:=[.Y49]*1000000" office:value-type="float" office:value="414.71">
            <text:p>414.71</text:p>
          </table:table-cell>
          <table:table-cell table:formula="of:=[.Z49]*1000000" office:value-type="float" office:value="20.031">
            <text:p>20.031</text:p>
          </table:table-cell>
          <table:table-cell table:formula="of:=[.AA49]*1000000" office:value-type="float" office:value="0">
            <text:p>0</text:p>
          </table:table-cell>
          <table:table-cell table:formula="of:=[.AB49]*1000000" office:value-type="float" office:value="0.00000000016457">
            <text:p>1.6457E-010</text:p>
          </table:table-cell>
          <table:table-cell table:formula="of:=[.AC49]*1000000" office:value-type="float" office:value="0.000000014485">
            <text:p>1.4485E-008</text:p>
          </table:table-cell>
          <table:table-cell office:value-type="float" office:value="0.00085255">
            <text:p>0.00085255</text:p>
          </table:table-cell>
          <table:table-cell table:style-name="ce1" office:value-type="string">
            <text:p>9.9936e-05</text:p>
          </table:table-cell>
          <table:table-cell office:value-type="float" office:value="0.00041472">
            <text:p>0.00041472</text:p>
          </table:table-cell>
          <table:table-cell table:style-name="ce1" office:value-type="string">
            <text:p>2.6468e-06</text:p>
          </table:table-cell>
          <table:table-cell table:style-name="ce1" office:value-type="string">
            <text:p>1.8823e-07</text:p>
          </table:table-cell>
          <table:table-cell table:style-name="ce1" office:value-type="string">
            <text:p>1.5402e-16</text:p>
          </table:table-cell>
          <table:table-cell table:style-name="ce1" office:value-type="string">
            <text:p>1.4485e-14</text:p>
          </table:table-cell>
          <table:table-cell office:value-type="float" office:value="0.00085255">
            <text:p>0.00085255</text:p>
          </table:table-cell>
          <table:table-cell table:style-name="ce1" office:value-type="string">
            <text:p>9.9927e-05</text:p>
          </table:table-cell>
          <table:table-cell office:value-type="float" office:value="0.00041471">
            <text:p>0.00041471</text:p>
          </table:table-cell>
          <table:table-cell table:style-name="ce1" office:value-type="string">
            <text:p>2.0031e-05</text:p>
          </table:table-cell>
          <table:table-cell office:value-type="float" office:value="0">
            <text:p>0</text:p>
          </table:table-cell>
          <table:table-cell table:style-name="ce1" office:value-type="string">
            <text:p>1.6457e-16</text:p>
          </table:table-cell>
          <table:table-cell table:style-name="ce1" office:value-type="string">
            <text:p>1.4485e-14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P50]*1000000" office:value-type="float" office:value="845.52">
            <text:p>845.52</text:p>
          </table:table-cell>
          <table:table-cell table:formula="of:=[.Q50]*1000000" office:value-type="float" office:value="99.357">
            <text:p>99.357</text:p>
          </table:table-cell>
          <table:table-cell table:formula="of:=[.R50]*1000000" office:value-type="float" office:value="422.53">
            <text:p>422.53</text:p>
          </table:table-cell>
          <table:table-cell table:formula="of:=[.S50]*1000000" office:value-type="float" office:value="2.4741">
            <text:p>2.4741</text:p>
          </table:table-cell>
          <table:table-cell table:formula="of:=[.T50]*1000000" office:value-type="float" office:value="0.18929">
            <text:p>0.18929</text:p>
          </table:table-cell>
          <table:table-cell table:formula="of:=[.U50]*1000000" office:value-type="float" office:value="0.000000000059197">
            <text:p>5.9197E-011</text:p>
          </table:table-cell>
          <table:table-cell table:formula="of:=[.V50]*1000000" office:value-type="float" office:value="0.000000014044">
            <text:p>0.000000014</text:p>
          </table:table-cell>
          <table:table-cell table:formula="of:=[.W50]*1000000" office:value-type="float" office:value="845.52">
            <text:p>845.52</text:p>
          </table:table-cell>
          <table:table-cell table:formula="of:=[.X50]*1000000" office:value-type="float" office:value="99.348">
            <text:p>99.348</text:p>
          </table:table-cell>
          <table:table-cell table:formula="of:=[.Y50]*1000000" office:value-type="float" office:value="422.53">
            <text:p>422.53</text:p>
          </table:table-cell>
          <table:table-cell table:formula="of:=[.Z50]*1000000" office:value-type="float" office:value="20.031">
            <text:p>20.031</text:p>
          </table:table-cell>
          <table:table-cell table:formula="of:=[.AA50]*1000000" office:value-type="float" office:value="0">
            <text:p>0</text:p>
          </table:table-cell>
          <table:table-cell table:formula="of:=[.AB50]*1000000" office:value-type="float" office:value="0.000000000067197">
            <text:p>6.7197E-011</text:p>
          </table:table-cell>
          <table:table-cell table:formula="of:=[.AC50]*1000000" office:value-type="float" office:value="0.000000014044">
            <text:p>0.000000014</text:p>
          </table:table-cell>
          <table:table-cell office:value-type="float" office:value="0.00084552">
            <text:p>0.00084552</text:p>
          </table:table-cell>
          <table:table-cell table:style-name="ce1" office:value-type="string">
            <text:p>9.9357e-05</text:p>
          </table:table-cell>
          <table:table-cell office:value-type="float" office:value="0.00042253">
            <text:p>0.00042253</text:p>
          </table:table-cell>
          <table:table-cell table:style-name="ce1" office:value-type="string">
            <text:p>2.4741e-06</text:p>
          </table:table-cell>
          <table:table-cell table:style-name="ce1" office:value-type="string">
            <text:p>1.8929e-07</text:p>
          </table:table-cell>
          <table:table-cell table:style-name="ce1" office:value-type="string">
            <text:p>5.9197e-17</text:p>
          </table:table-cell>
          <table:table-cell table:style-name="ce1" office:value-type="string">
            <text:p>1.4044e-14</text:p>
          </table:table-cell>
          <table:table-cell office:value-type="float" office:value="0.00084552">
            <text:p>0.00084552</text:p>
          </table:table-cell>
          <table:table-cell table:style-name="ce1" office:value-type="string">
            <text:p>9.9348e-05</text:p>
          </table:table-cell>
          <table:table-cell office:value-type="float" office:value="0.00042253">
            <text:p>0.00042253</text:p>
          </table:table-cell>
          <table:table-cell table:style-name="ce1" office:value-type="string">
            <text:p>2.0031e-05</text:p>
          </table:table-cell>
          <table:table-cell office:value-type="float" office:value="0">
            <text:p>0</text:p>
          </table:table-cell>
          <table:table-cell table:style-name="ce1" office:value-type="string">
            <text:p>6.7197e-17</text:p>
          </table:table-cell>
          <table:table-cell table:style-name="ce1" office:value-type="string">
            <text:p>1.4044e-14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P51]*1000000" office:value-type="float" office:value="838.59">
            <text:p>838.59</text:p>
          </table:table-cell>
          <table:table-cell table:formula="of:=[.Q51]*1000000" office:value-type="float" office:value="98.778">
            <text:p>98.778</text:p>
          </table:table-cell>
          <table:table-cell table:formula="of:=[.R51]*1000000" office:value-type="float" office:value="430.25">
            <text:p>430.25</text:p>
          </table:table-cell>
          <table:table-cell table:formula="of:=[.S51]*1000000" office:value-type="float" office:value="2.3109">
            <text:p>2.3109</text:p>
          </table:table-cell>
          <table:table-cell table:formula="of:=[.T51]*1000000" office:value-type="float" office:value="0.19035">
            <text:p>0.19035</text:p>
          </table:table-cell>
          <table:table-cell table:formula="of:=[.U51]*1000000" office:value-type="float" office:value="0.00000000002157">
            <text:p>2.157E-011</text:p>
          </table:table-cell>
          <table:table-cell table:formula="of:=[.V51]*1000000" office:value-type="float" office:value="0.000000013617">
            <text:p>1.3617E-008</text:p>
          </table:table-cell>
          <table:table-cell table:formula="of:=[.W51]*1000000" office:value-type="float" office:value="838.58">
            <text:p>838.58</text:p>
          </table:table-cell>
          <table:table-cell table:formula="of:=[.X51]*1000000" office:value-type="float" office:value="98.769">
            <text:p>98.769</text:p>
          </table:table-cell>
          <table:table-cell table:formula="of:=[.Y51]*1000000" office:value-type="float" office:value="430.25">
            <text:p>430.25</text:p>
          </table:table-cell>
          <table:table-cell table:formula="of:=[.Z51]*1000000" office:value-type="float" office:value="20.03">
            <text:p>20.03</text:p>
          </table:table-cell>
          <table:table-cell table:formula="of:=[.AA51]*1000000" office:value-type="float" office:value="0">
            <text:p>0</text:p>
          </table:table-cell>
          <table:table-cell table:formula="of:=[.AB51]*1000000" office:value-type="float" office:value="0.000000000027785">
            <text:p>2.7785E-011</text:p>
          </table:table-cell>
          <table:table-cell table:formula="of:=[.AC51]*1000000" office:value-type="float" office:value="0.000000013617">
            <text:p>1.3617E-008</text:p>
          </table:table-cell>
          <table:table-cell office:value-type="float" office:value="0.00083859">
            <text:p>0.00083859</text:p>
          </table:table-cell>
          <table:table-cell table:style-name="ce1" office:value-type="string">
            <text:p>9.8778e-05</text:p>
          </table:table-cell>
          <table:table-cell office:value-type="float" office:value="0.00043025">
            <text:p>0.00043025</text:p>
          </table:table-cell>
          <table:table-cell table:style-name="ce1" office:value-type="string">
            <text:p>2.3109e-06</text:p>
          </table:table-cell>
          <table:table-cell table:style-name="ce1" office:value-type="string">
            <text:p>1.9035e-07</text:p>
          </table:table-cell>
          <table:table-cell table:style-name="ce1" office:value-type="string">
            <text:p>2.157e-17</text:p>
          </table:table-cell>
          <table:table-cell table:style-name="ce1" office:value-type="string">
            <text:p>1.3617e-14</text:p>
          </table:table-cell>
          <table:table-cell office:value-type="float" office:value="0.00083858">
            <text:p>0.00083858</text:p>
          </table:table-cell>
          <table:table-cell table:style-name="ce1" office:value-type="string">
            <text:p>9.8769e-05</text:p>
          </table:table-cell>
          <table:table-cell office:value-type="float" office:value="0.00043025">
            <text:p>0.00043025</text:p>
          </table:table-cell>
          <table:table-cell table:style-name="ce1" office:value-type="string">
            <text:p>2.003e-05</text:p>
          </table:table-cell>
          <table:table-cell office:value-type="float" office:value="0">
            <text:p>0</text:p>
          </table:table-cell>
          <table:table-cell table:style-name="ce1" office:value-type="string">
            <text:p>2.7785e-17</text:p>
          </table:table-cell>
          <table:table-cell table:style-name="ce1" office:value-type="string">
            <text:p>1.3617e-14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P52]*1000000" office:value-type="float" office:value="831.74">
            <text:p>831.74</text:p>
          </table:table-cell>
          <table:table-cell table:formula="of:=[.Q52]*1000000" office:value-type="float" office:value="98.2">
            <text:p>98.2</text:p>
          </table:table-cell>
          <table:table-cell table:formula="of:=[.R52]*1000000" office:value-type="float" office:value="437.87">
            <text:p>437.87</text:p>
          </table:table-cell>
          <table:table-cell table:formula="of:=[.S52]*1000000" office:value-type="float" office:value="2.1566">
            <text:p>2.1566</text:p>
          </table:table-cell>
          <table:table-cell table:formula="of:=[.T52]*1000000" office:value-type="float" office:value="0.1914">
            <text:p>0.1914</text:p>
          </table:table-cell>
          <table:table-cell table:formula="of:=[.U52]*1000000" office:value-type="float" office:value="0.0000000000056249">
            <text:p>5.6249E-012</text:p>
          </table:table-cell>
          <table:table-cell table:formula="of:=[.V52]*1000000" office:value-type="float" office:value="0.000000013203">
            <text:p>1.3203E-008</text:p>
          </table:table-cell>
          <table:table-cell table:formula="of:=[.W52]*1000000" office:value-type="float" office:value="831.74">
            <text:p>831.74</text:p>
          </table:table-cell>
          <table:table-cell table:formula="of:=[.X52]*1000000" office:value-type="float" office:value="98.19">
            <text:p>98.19</text:p>
          </table:table-cell>
          <table:table-cell table:formula="of:=[.Y52]*1000000" office:value-type="float" office:value="437.87">
            <text:p>437.87</text:p>
          </table:table-cell>
          <table:table-cell table:formula="of:=[.Z52]*1000000" office:value-type="float" office:value="20.03">
            <text:p>20.03</text:p>
          </table:table-cell>
          <table:table-cell table:formula="of:=[.AA52]*1000000" office:value-type="float" office:value="0">
            <text:p>0</text:p>
          </table:table-cell>
          <table:table-cell table:formula="of:=[.AB52]*1000000" office:value-type="float" office:value="0.0000000000080944">
            <text:p>8.0944E-012</text:p>
          </table:table-cell>
          <table:table-cell table:formula="of:=[.AC52]*1000000" office:value-type="float" office:value="0.000000013203">
            <text:p>1.3203E-008</text:p>
          </table:table-cell>
          <table:table-cell office:value-type="float" office:value="0.00083174">
            <text:p>0.00083174</text:p>
          </table:table-cell>
          <table:table-cell table:style-name="ce1" office:value-type="string">
            <text:p>9.82e-05</text:p>
          </table:table-cell>
          <table:table-cell office:value-type="float" office:value="0.00043787">
            <text:p>0.00043787</text:p>
          </table:table-cell>
          <table:table-cell table:style-name="ce1" office:value-type="string">
            <text:p>2.1566e-06</text:p>
          </table:table-cell>
          <table:table-cell table:style-name="ce1" office:value-type="string">
            <text:p>1.914e-07</text:p>
          </table:table-cell>
          <table:table-cell table:style-name="ce1" office:value-type="string">
            <text:p>5.6249e-18</text:p>
          </table:table-cell>
          <table:table-cell table:style-name="ce1" office:value-type="string">
            <text:p>1.3203e-14</text:p>
          </table:table-cell>
          <table:table-cell office:value-type="float" office:value="0.00083174">
            <text:p>0.00083174</text:p>
          </table:table-cell>
          <table:table-cell table:style-name="ce1" office:value-type="string">
            <text:p>9.819e-05</text:p>
          </table:table-cell>
          <table:table-cell office:value-type="float" office:value="0.00043787">
            <text:p>0.00043787</text:p>
          </table:table-cell>
          <table:table-cell table:style-name="ce1" office:value-type="string">
            <text:p>2.003e-05</text:p>
          </table:table-cell>
          <table:table-cell office:value-type="float" office:value="0">
            <text:p>0</text:p>
          </table:table-cell>
          <table:table-cell table:style-name="ce1" office:value-type="string">
            <text:p>8.0944e-18</text:p>
          </table:table-cell>
          <table:table-cell table:style-name="ce1" office:value-type="string">
            <text:p>1.3203e-14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P53]*1000000" office:value-type="float" office:value="824.97">
            <text:p>824.97</text:p>
          </table:table-cell>
          <table:table-cell table:formula="of:=[.Q53]*1000000" office:value-type="float" office:value="97.622">
            <text:p>97.622</text:p>
          </table:table-cell>
          <table:table-cell table:formula="of:=[.R53]*1000000" office:value-type="float" office:value="445.4">
            <text:p>445.4</text:p>
          </table:table-cell>
          <table:table-cell table:formula="of:=[.S53]*1000000" office:value-type="float" office:value="2.0109">
            <text:p>2.0109</text:p>
          </table:table-cell>
          <table:table-cell table:formula="of:=[.T53]*1000000" office:value-type="float" office:value="0.19246">
            <text:p>0.19246</text:p>
          </table:table-cell>
          <table:table-cell table:formula="of:=[.U53]*1000000" office:value-type="float" office:value="0.0000000000028339">
            <text:p>2.8339E-012</text:p>
          </table:table-cell>
          <table:table-cell table:formula="of:=[.V53]*1000000" office:value-type="float" office:value="0.000000012802">
            <text:p>1.2802E-008</text:p>
          </table:table-cell>
          <table:table-cell table:formula="of:=[.W53]*1000000" office:value-type="float" office:value="824.97">
            <text:p>824.97</text:p>
          </table:table-cell>
          <table:table-cell table:formula="of:=[.X53]*1000000" office:value-type="float" office:value="97.612">
            <text:p>97.612</text:p>
          </table:table-cell>
          <table:table-cell table:formula="of:=[.Y53]*1000000" office:value-type="float" office:value="445.4">
            <text:p>445.4</text:p>
          </table:table-cell>
          <table:table-cell table:formula="of:=[.Z53]*1000000" office:value-type="float" office:value="20.03">
            <text:p>20.03</text:p>
          </table:table-cell>
          <table:table-cell table:formula="of:=[.AA53]*1000000" office:value-type="float" office:value="0">
            <text:p>0</text:p>
          </table:table-cell>
          <table:table-cell table:formula="of:=[.AB53]*1000000" office:value-type="float" office:value="0.0000000000047036">
            <text:p>4.7036E-012</text:p>
          </table:table-cell>
          <table:table-cell table:formula="of:=[.AC53]*1000000" office:value-type="float" office:value="0.000000012802">
            <text:p>1.2802E-008</text:p>
          </table:table-cell>
          <table:table-cell office:value-type="float" office:value="0.00082497">
            <text:p>0.00082497</text:p>
          </table:table-cell>
          <table:table-cell table:style-name="ce1" office:value-type="string">
            <text:p>9.7622e-05</text:p>
          </table:table-cell>
          <table:table-cell office:value-type="float" office:value="0.0004454">
            <text:p>0.0004454</text:p>
          </table:table-cell>
          <table:table-cell table:style-name="ce1" office:value-type="string">
            <text:p>2.0109e-06</text:p>
          </table:table-cell>
          <table:table-cell table:style-name="ce1" office:value-type="string">
            <text:p>1.9246e-07</text:p>
          </table:table-cell>
          <table:table-cell table:style-name="ce1" office:value-type="string">
            <text:p>2.8339e-18</text:p>
          </table:table-cell>
          <table:table-cell table:style-name="ce1" office:value-type="string">
            <text:p>1.2802e-14</text:p>
          </table:table-cell>
          <table:table-cell office:value-type="float" office:value="0.00082497">
            <text:p>0.00082497</text:p>
          </table:table-cell>
          <table:table-cell table:style-name="ce1" office:value-type="string">
            <text:p>9.7612e-05</text:p>
          </table:table-cell>
          <table:table-cell office:value-type="float" office:value="0.0004454">
            <text:p>0.0004454</text:p>
          </table:table-cell>
          <table:table-cell table:style-name="ce1" office:value-type="string">
            <text:p>2.003e-05</text:p>
          </table:table-cell>
          <table:table-cell office:value-type="float" office:value="0">
            <text:p>0</text:p>
          </table:table-cell>
          <table:table-cell table:style-name="ce1" office:value-type="string">
            <text:p>4.7036e-18</text:p>
          </table:table-cell>
          <table:table-cell table:style-name="ce1" office:value-type="string">
            <text:p>1.2802e-14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P54]*1000000" office:value-type="float" office:value="818.29">
            <text:p>818.29</text:p>
          </table:table-cell>
          <table:table-cell table:formula="of:=[.Q54]*1000000" office:value-type="float" office:value="97.045">
            <text:p>97.045</text:p>
          </table:table-cell>
          <table:table-cell table:formula="of:=[.R54]*1000000" office:value-type="float" office:value="452.84">
            <text:p>452.84</text:p>
          </table:table-cell>
          <table:table-cell table:formula="of:=[.S54]*1000000" office:value-type="float" office:value="1.8735">
            <text:p>1.8735</text:p>
          </table:table-cell>
          <table:table-cell table:formula="of:=[.T54]*1000000" office:value-type="float" office:value="0.19351">
            <text:p>0.19351</text:p>
          </table:table-cell>
          <table:table-cell table:formula="of:=[.U54]*1000000" office:value-type="float" office:value="0.0000000000023632">
            <text:p>2.3632E-012</text:p>
          </table:table-cell>
          <table:table-cell table:formula="of:=[.V54]*1000000" office:value-type="float" office:value="0.000000012413">
            <text:p>1.2413E-008</text:p>
          </table:table-cell>
          <table:table-cell table:formula="of:=[.W54]*1000000" office:value-type="float" office:value="818.29">
            <text:p>818.29</text:p>
          </table:table-cell>
          <table:table-cell table:formula="of:=[.X54]*1000000" office:value-type="float" office:value="97.035">
            <text:p>97.035</text:p>
          </table:table-cell>
          <table:table-cell table:formula="of:=[.Y54]*1000000" office:value-type="float" office:value="452.84">
            <text:p>452.84</text:p>
          </table:table-cell>
          <table:table-cell table:formula="of:=[.Z54]*1000000" office:value-type="float" office:value="20.029">
            <text:p>20.029</text:p>
          </table:table-cell>
          <table:table-cell table:formula="of:=[.AA54]*1000000" office:value-type="float" office:value="0">
            <text:p>0</text:p>
          </table:table-cell>
          <table:table-cell table:formula="of:=[.AB54]*1000000" office:value-type="float" office:value="0.0000000000010596">
            <text:p>1.0596E-012</text:p>
          </table:table-cell>
          <table:table-cell table:formula="of:=[.AC54]*1000000" office:value-type="float" office:value="0.000000012413">
            <text:p>1.2413E-008</text:p>
          </table:table-cell>
          <table:table-cell office:value-type="float" office:value="0.00081829">
            <text:p>0.00081829</text:p>
          </table:table-cell>
          <table:table-cell table:style-name="ce1" office:value-type="string">
            <text:p>9.7045e-05</text:p>
          </table:table-cell>
          <table:table-cell office:value-type="float" office:value="0.00045284">
            <text:p>0.00045284</text:p>
          </table:table-cell>
          <table:table-cell table:style-name="ce1" office:value-type="string">
            <text:p>1.8735e-06</text:p>
          </table:table-cell>
          <table:table-cell table:style-name="ce1" office:value-type="string">
            <text:p>1.9351e-07</text:p>
          </table:table-cell>
          <table:table-cell table:style-name="ce1" office:value-type="string">
            <text:p>2.3632e-18</text:p>
          </table:table-cell>
          <table:table-cell table:style-name="ce1" office:value-type="string">
            <text:p>1.2413e-14</text:p>
          </table:table-cell>
          <table:table-cell office:value-type="float" office:value="0.00081829">
            <text:p>0.00081829</text:p>
          </table:table-cell>
          <table:table-cell table:style-name="ce1" office:value-type="string">
            <text:p>9.7035e-05</text:p>
          </table:table-cell>
          <table:table-cell office:value-type="float" office:value="0.00045284">
            <text:p>0.00045284</text:p>
          </table:table-cell>
          <table:table-cell table:style-name="ce1" office:value-type="string">
            <text:p>2.0029e-05</text:p>
          </table:table-cell>
          <table:table-cell office:value-type="float" office:value="0">
            <text:p>0</text:p>
          </table:table-cell>
          <table:table-cell table:style-name="ce1" office:value-type="string">
            <text:p>1.0596e-18</text:p>
          </table:table-cell>
          <table:table-cell table:style-name="ce1" office:value-type="string">
            <text:p>1.2413e-14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P55]*1000000" office:value-type="float" office:value="811.68">
            <text:p>811.68</text:p>
          </table:table-cell>
          <table:table-cell table:formula="of:=[.Q55]*1000000" office:value-type="float" office:value="96.468">
            <text:p>96.468</text:p>
          </table:table-cell>
          <table:table-cell table:formula="of:=[.R55]*1000000" office:value-type="float" office:value="460.19">
            <text:p>460.19</text:p>
          </table:table-cell>
          <table:table-cell table:formula="of:=[.S55]*1000000" office:value-type="float" office:value="1.744">
            <text:p>1.744</text:p>
          </table:table-cell>
          <table:table-cell table:formula="of:=[.T55]*1000000" office:value-type="float" office:value="0.19458">
            <text:p>0.19458</text:p>
          </table:table-cell>
          <table:table-cell table:formula="of:=[.U55]*1000000" office:value-type="float" office:value="-0.0000000000012611">
            <text:p>-1.2611E-012</text:p>
          </table:table-cell>
          <table:table-cell table:formula="of:=[.V55]*1000000" office:value-type="float" office:value="0.000000012035">
            <text:p>0.000000012</text:p>
          </table:table-cell>
          <table:table-cell table:formula="of:=[.W55]*1000000" office:value-type="float" office:value="811.68">
            <text:p>811.68</text:p>
          </table:table-cell>
          <table:table-cell table:formula="of:=[.X55]*1000000" office:value-type="float" office:value="96.458">
            <text:p>96.458</text:p>
          </table:table-cell>
          <table:table-cell table:formula="of:=[.Y55]*1000000" office:value-type="float" office:value="460.19">
            <text:p>460.19</text:p>
          </table:table-cell>
          <table:table-cell table:formula="of:=[.Z55]*1000000" office:value-type="float" office:value="20.029">
            <text:p>20.029</text:p>
          </table:table-cell>
          <table:table-cell table:formula="of:=[.AA55]*1000000" office:value-type="float" office:value="0">
            <text:p>0</text:p>
          </table:table-cell>
          <table:table-cell table:formula="of:=[.AB55]*1000000" office:value-type="float" office:value="0.0000000000049784">
            <text:p>4.9784E-012</text:p>
          </table:table-cell>
          <table:table-cell table:formula="of:=[.AC55]*1000000" office:value-type="float" office:value="0.000000012035">
            <text:p>0.000000012</text:p>
          </table:table-cell>
          <table:table-cell office:value-type="float" office:value="0.00081168">
            <text:p>0.00081168</text:p>
          </table:table-cell>
          <table:table-cell table:style-name="ce1" office:value-type="string">
            <text:p>9.6468e-05</text:p>
          </table:table-cell>
          <table:table-cell office:value-type="float" office:value="0.00046019">
            <text:p>0.00046019</text:p>
          </table:table-cell>
          <table:table-cell table:style-name="ce1" office:value-type="string">
            <text:p>1.744e-06</text:p>
          </table:table-cell>
          <table:table-cell table:style-name="ce1" office:value-type="string">
            <text:p>1.9458e-07</text:p>
          </table:table-cell>
          <table:table-cell table:style-name="ce1" office:value-type="string">
            <text:p>-1.2611e-18</text:p>
          </table:table-cell>
          <table:table-cell table:style-name="ce1" office:value-type="string">
            <text:p>1.2035e-14</text:p>
          </table:table-cell>
          <table:table-cell office:value-type="float" office:value="0.00081168">
            <text:p>0.00081168</text:p>
          </table:table-cell>
          <table:table-cell table:style-name="ce1" office:value-type="string">
            <text:p>9.6458e-05</text:p>
          </table:table-cell>
          <table:table-cell office:value-type="float" office:value="0.00046019">
            <text:p>0.00046019</text:p>
          </table:table-cell>
          <table:table-cell table:style-name="ce1" office:value-type="string">
            <text:p>2.0029e-05</text:p>
          </table:table-cell>
          <table:table-cell office:value-type="float" office:value="0">
            <text:p>0</text:p>
          </table:table-cell>
          <table:table-cell table:style-name="ce1" office:value-type="string">
            <text:p>4.9784e-18</text:p>
          </table:table-cell>
          <table:table-cell table:style-name="ce1" office:value-type="string">
            <text:p>1.2035e-14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P56]*1000000" office:value-type="float" office:value="805.15">
            <text:p>805.15</text:p>
          </table:table-cell>
          <table:table-cell table:formula="of:=[.Q56]*1000000" office:value-type="float" office:value="95.892">
            <text:p>95.892</text:p>
          </table:table-cell>
          <table:table-cell table:formula="of:=[.R56]*1000000" office:value-type="float" office:value="467.47">
            <text:p>467.47</text:p>
          </table:table-cell>
          <table:table-cell table:formula="of:=[.S56]*1000000" office:value-type="float" office:value="1.622">
            <text:p>1.622</text:p>
          </table:table-cell>
          <table:table-cell table:formula="of:=[.T56]*1000000" office:value-type="float" office:value="0.19565">
            <text:p>0.19565</text:p>
          </table:table-cell>
          <table:table-cell table:formula="of:=[.U56]*1000000" office:value-type="float" office:value="-0.0000000000013804">
            <text:p>-1.3804E-012</text:p>
          </table:table-cell>
          <table:table-cell table:formula="of:=[.V56]*1000000" office:value-type="float" office:value="0.00000001167">
            <text:p>1.167E-008</text:p>
          </table:table-cell>
          <table:table-cell table:formula="of:=[.W56]*1000000" office:value-type="float" office:value="805.15">
            <text:p>805.15</text:p>
          </table:table-cell>
          <table:table-cell table:formula="of:=[.X56]*1000000" office:value-type="float" office:value="95.882">
            <text:p>95.882</text:p>
          </table:table-cell>
          <table:table-cell table:formula="of:=[.Y56]*1000000" office:value-type="float" office:value="467.46">
            <text:p>467.46</text:p>
          </table:table-cell>
          <table:table-cell table:formula="of:=[.Z56]*1000000" office:value-type="float" office:value="20.029">
            <text:p>20.029</text:p>
          </table:table-cell>
          <table:table-cell table:formula="of:=[.AA56]*1000000" office:value-type="float" office:value="0">
            <text:p>0</text:p>
          </table:table-cell>
          <table:table-cell table:formula="of:=[.AB56]*1000000" office:value-type="float" office:value="-0.0000000000010757">
            <text:p>-1.0757E-012</text:p>
          </table:table-cell>
          <table:table-cell table:formula="of:=[.AC56]*1000000" office:value-type="float" office:value="0.00000001167">
            <text:p>1.167E-008</text:p>
          </table:table-cell>
          <table:table-cell office:value-type="float" office:value="0.00080515">
            <text:p>0.00080515</text:p>
          </table:table-cell>
          <table:table-cell table:style-name="ce1" office:value-type="string">
            <text:p>9.5892e-05</text:p>
          </table:table-cell>
          <table:table-cell office:value-type="float" office:value="0.00046747">
            <text:p>0.00046747</text:p>
          </table:table-cell>
          <table:table-cell table:style-name="ce1" office:value-type="string">
            <text:p>1.622e-06</text:p>
          </table:table-cell>
          <table:table-cell table:style-name="ce1" office:value-type="string">
            <text:p>1.9565e-07</text:p>
          </table:table-cell>
          <table:table-cell table:style-name="ce1" office:value-type="string">
            <text:p>-1.3804e-18</text:p>
          </table:table-cell>
          <table:table-cell table:style-name="ce1" office:value-type="string">
            <text:p>1.167e-14</text:p>
          </table:table-cell>
          <table:table-cell office:value-type="float" office:value="0.00080515">
            <text:p>0.00080515</text:p>
          </table:table-cell>
          <table:table-cell table:style-name="ce1" office:value-type="string">
            <text:p>9.5882e-05</text:p>
          </table:table-cell>
          <table:table-cell office:value-type="float" office:value="0.00046746">
            <text:p>0.00046746</text:p>
          </table:table-cell>
          <table:table-cell table:style-name="ce1" office:value-type="string">
            <text:p>2.002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757e-18</text:p>
          </table:table-cell>
          <table:table-cell table:style-name="ce1" office:value-type="string">
            <text:p>1.167e-14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P57]*1000000" office:value-type="float" office:value="798.7">
            <text:p>798.7</text:p>
          </table:table-cell>
          <table:table-cell table:formula="of:=[.Q57]*1000000" office:value-type="float" office:value="95.317">
            <text:p>95.317</text:p>
          </table:table-cell>
          <table:table-cell table:formula="of:=[.R57]*1000000" office:value-type="float" office:value="474.66">
            <text:p>474.66</text:p>
          </table:table-cell>
          <table:table-cell table:formula="of:=[.S57]*1000000" office:value-type="float" office:value="1.5072">
            <text:p>1.5072</text:p>
          </table:table-cell>
          <table:table-cell table:formula="of:=[.T57]*1000000" office:value-type="float" office:value="0.19672">
            <text:p>0.19672</text:p>
          </table:table-cell>
          <table:table-cell table:formula="of:=[.U57]*1000000" office:value-type="float" office:value="-0.0000000000014667">
            <text:p>-1.4667E-012</text:p>
          </table:table-cell>
          <table:table-cell table:formula="of:=[.V57]*1000000" office:value-type="float" office:value="0.000000011315">
            <text:p>1.1315E-008</text:p>
          </table:table-cell>
          <table:table-cell table:formula="of:=[.W57]*1000000" office:value-type="float" office:value="798.69">
            <text:p>798.69</text:p>
          </table:table-cell>
          <table:table-cell table:formula="of:=[.X57]*1000000" office:value-type="float" office:value="95.306">
            <text:p>95.306</text:p>
          </table:table-cell>
          <table:table-cell table:formula="of:=[.Y57]*1000000" office:value-type="float" office:value="474.65">
            <text:p>474.65</text:p>
          </table:table-cell>
          <table:table-cell table:formula="of:=[.Z57]*1000000" office:value-type="float" office:value="20.028">
            <text:p>20.028</text:p>
          </table:table-cell>
          <table:table-cell table:formula="of:=[.AA57]*1000000" office:value-type="float" office:value="0">
            <text:p>0</text:p>
          </table:table-cell>
          <table:table-cell table:formula="of:=[.AB57]*1000000" office:value-type="float" office:value="-0.0000000000052645">
            <text:p>-5.2645E-012</text:p>
          </table:table-cell>
          <table:table-cell table:formula="of:=[.AC57]*1000000" office:value-type="float" office:value="0.000000011315">
            <text:p>1.1315E-008</text:p>
          </table:table-cell>
          <table:table-cell office:value-type="float" office:value="0.0007987">
            <text:p>0.0007987</text:p>
          </table:table-cell>
          <table:table-cell table:style-name="ce1" office:value-type="string">
            <text:p>9.5317e-05</text:p>
          </table:table-cell>
          <table:table-cell office:value-type="float" office:value="0.00047466">
            <text:p>0.00047466</text:p>
          </table:table-cell>
          <table:table-cell table:style-name="ce1" office:value-type="string">
            <text:p>1.5072e-06</text:p>
          </table:table-cell>
          <table:table-cell table:style-name="ce1" office:value-type="string">
            <text:p>1.9672e-07</text:p>
          </table:table-cell>
          <table:table-cell table:style-name="ce1" office:value-type="string">
            <text:p>-1.4667e-18</text:p>
          </table:table-cell>
          <table:table-cell table:style-name="ce1" office:value-type="string">
            <text:p>1.1315e-14</text:p>
          </table:table-cell>
          <table:table-cell office:value-type="float" office:value="0.00079869">
            <text:p>0.00079869</text:p>
          </table:table-cell>
          <table:table-cell table:style-name="ce1" office:value-type="string">
            <text:p>9.5306e-05</text:p>
          </table:table-cell>
          <table:table-cell office:value-type="float" office:value="0.00047465">
            <text:p>0.00047465</text:p>
          </table:table-cell>
          <table:table-cell table:style-name="ce1" office:value-type="string">
            <text:p>2.0028e-05</text:p>
          </table:table-cell>
          <table:table-cell office:value-type="float" office:value="0">
            <text:p>0</text:p>
          </table:table-cell>
          <table:table-cell table:style-name="ce1" office:value-type="string">
            <text:p>-5.2645e-18</text:p>
          </table:table-cell>
          <table:table-cell table:style-name="ce1" office:value-type="string">
            <text:p>1.1315e-14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P58]*1000000" office:value-type="float" office:value="792.31">
            <text:p>792.31</text:p>
          </table:table-cell>
          <table:table-cell table:formula="of:=[.Q58]*1000000" office:value-type="float" office:value="94.742">
            <text:p>94.742</text:p>
          </table:table-cell>
          <table:table-cell table:formula="of:=[.R58]*1000000" office:value-type="float" office:value="481.77">
            <text:p>481.77</text:p>
          </table:table-cell>
          <table:table-cell table:formula="of:=[.S58]*1000000" office:value-type="float" office:value="1.3994">
            <text:p>1.3994</text:p>
          </table:table-cell>
          <table:table-cell table:formula="of:=[.T58]*1000000" office:value-type="float" office:value="0.19781">
            <text:p>0.19781</text:p>
          </table:table-cell>
          <table:table-cell table:formula="of:=[.U58]*1000000" office:value-type="float" office:value="-0.00000000000029218">
            <text:p>-2.9218E-013</text:p>
          </table:table-cell>
          <table:table-cell table:formula="of:=[.V58]*1000000" office:value-type="float" office:value="0.000000010972">
            <text:p>0.000000011</text:p>
          </table:table-cell>
          <table:table-cell table:formula="of:=[.W58]*1000000" office:value-type="float" office:value="792.31">
            <text:p>792.31</text:p>
          </table:table-cell>
          <table:table-cell table:formula="of:=[.X58]*1000000" office:value-type="float" office:value="94.732">
            <text:p>94.732</text:p>
          </table:table-cell>
          <table:table-cell table:formula="of:=[.Y58]*1000000" office:value-type="float" office:value="481.76">
            <text:p>481.76</text:p>
          </table:table-cell>
          <table:table-cell table:formula="of:=[.Z58]*1000000" office:value-type="float" office:value="20.028">
            <text:p>20.028</text:p>
          </table:table-cell>
          <table:table-cell table:formula="of:=[.AA58]*1000000" office:value-type="float" office:value="0">
            <text:p>0</text:p>
          </table:table-cell>
          <table:table-cell table:formula="of:=[.AB58]*1000000" office:value-type="float" office:value="-0.0000000000053052">
            <text:p>-5.3052E-012</text:p>
          </table:table-cell>
          <table:table-cell table:formula="of:=[.AC58]*1000000" office:value-type="float" office:value="0.000000010972">
            <text:p>0.000000011</text:p>
          </table:table-cell>
          <table:table-cell office:value-type="float" office:value="0.00079231">
            <text:p>0.00079231</text:p>
          </table:table-cell>
          <table:table-cell table:style-name="ce1" office:value-type="string">
            <text:p>9.4742e-05</text:p>
          </table:table-cell>
          <table:table-cell office:value-type="float" office:value="0.00048177">
            <text:p>0.00048177</text:p>
          </table:table-cell>
          <table:table-cell table:style-name="ce1" office:value-type="string">
            <text:p>1.3994e-06</text:p>
          </table:table-cell>
          <table:table-cell table:style-name="ce1" office:value-type="string">
            <text:p>1.9781e-07</text:p>
          </table:table-cell>
          <table:table-cell table:style-name="ce1" office:value-type="string">
            <text:p>-2.9218e-19</text:p>
          </table:table-cell>
          <table:table-cell table:style-name="ce1" office:value-type="string">
            <text:p>1.0972e-14</text:p>
          </table:table-cell>
          <table:table-cell office:value-type="float" office:value="0.00079231">
            <text:p>0.00079231</text:p>
          </table:table-cell>
          <table:table-cell table:style-name="ce1" office:value-type="string">
            <text:p>9.4732e-05</text:p>
          </table:table-cell>
          <table:table-cell office:value-type="float" office:value="0.00048176">
            <text:p>0.00048176</text:p>
          </table:table-cell>
          <table:table-cell table:style-name="ce1" office:value-type="string">
            <text:p>2.0028e-05</text:p>
          </table:table-cell>
          <table:table-cell office:value-type="float" office:value="0">
            <text:p>0</text:p>
          </table:table-cell>
          <table:table-cell table:style-name="ce1" office:value-type="string">
            <text:p>-5.3052e-18</text:p>
          </table:table-cell>
          <table:table-cell table:style-name="ce1" office:value-type="string">
            <text:p>1.0972e-14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P59]*1000000" office:value-type="float" office:value="785.99">
            <text:p>785.99</text:p>
          </table:table-cell>
          <table:table-cell table:formula="of:=[.Q59]*1000000" office:value-type="float" office:value="94.168">
            <text:p>94.168</text:p>
          </table:table-cell>
          <table:table-cell table:formula="of:=[.R59]*1000000" office:value-type="float" office:value="488.81">
            <text:p>488.81</text:p>
          </table:table-cell>
          <table:table-cell table:formula="of:=[.S59]*1000000" office:value-type="float" office:value="1.2981">
            <text:p>1.2981</text:p>
          </table:table-cell>
          <table:table-cell table:formula="of:=[.T59]*1000000" office:value-type="float" office:value="0.19891">
            <text:p>0.19891</text:p>
          </table:table-cell>
          <table:table-cell table:formula="of:=[.U59]*1000000" office:value-type="float" office:value="-0.00000000000017677">
            <text:p>-1.7677E-013</text:p>
          </table:table-cell>
          <table:table-cell table:formula="of:=[.V59]*1000000" office:value-type="float" office:value="0.000000010639">
            <text:p>1.0639E-008</text:p>
          </table:table-cell>
          <table:table-cell table:formula="of:=[.W59]*1000000" office:value-type="float" office:value="785.99">
            <text:p>785.99</text:p>
          </table:table-cell>
          <table:table-cell table:formula="of:=[.X59]*1000000" office:value-type="float" office:value="94.157">
            <text:p>94.157</text:p>
          </table:table-cell>
          <table:table-cell table:formula="of:=[.Y59]*1000000" office:value-type="float" office:value="488.8">
            <text:p>488.8</text:p>
          </table:table-cell>
          <table:table-cell table:formula="of:=[.Z59]*1000000" office:value-type="float" office:value="20.028">
            <text:p>20.028</text:p>
          </table:table-cell>
          <table:table-cell table:formula="of:=[.AA59]*1000000" office:value-type="float" office:value="0">
            <text:p>0</text:p>
          </table:table-cell>
          <table:table-cell table:formula="of:=[.AB59]*1000000" office:value-type="float" office:value="-0.0000000000054171">
            <text:p>-5.4171E-012</text:p>
          </table:table-cell>
          <table:table-cell table:formula="of:=[.AC59]*1000000" office:value-type="float" office:value="0.000000010639">
            <text:p>1.0639E-008</text:p>
          </table:table-cell>
          <table:table-cell office:value-type="float" office:value="0.00078599">
            <text:p>0.00078599</text:p>
          </table:table-cell>
          <table:table-cell table:style-name="ce1" office:value-type="string">
            <text:p>9.4168e-05</text:p>
          </table:table-cell>
          <table:table-cell office:value-type="float" office:value="0.00048881">
            <text:p>0.00048881</text:p>
          </table:table-cell>
          <table:table-cell table:style-name="ce1" office:value-type="string">
            <text:p>1.2981e-06</text:p>
          </table:table-cell>
          <table:table-cell table:style-name="ce1" office:value-type="string">
            <text:p>1.9891e-07</text:p>
          </table:table-cell>
          <table:table-cell table:style-name="ce1" office:value-type="string">
            <text:p>-1.7677e-19</text:p>
          </table:table-cell>
          <table:table-cell table:style-name="ce1" office:value-type="string">
            <text:p>1.0639e-14</text:p>
          </table:table-cell>
          <table:table-cell office:value-type="float" office:value="0.00078599">
            <text:p>0.00078599</text:p>
          </table:table-cell>
          <table:table-cell table:style-name="ce1" office:value-type="string">
            <text:p>9.4157e-05</text:p>
          </table:table-cell>
          <table:table-cell office:value-type="float" office:value="0.0004888">
            <text:p>0.0004888</text:p>
          </table:table-cell>
          <table:table-cell table:style-name="ce1" office:value-type="string">
            <text:p>2.0028e-05</text:p>
          </table:table-cell>
          <table:table-cell office:value-type="float" office:value="0">
            <text:p>0</text:p>
          </table:table-cell>
          <table:table-cell table:style-name="ce1" office:value-type="string">
            <text:p>-5.4171e-18</text:p>
          </table:table-cell>
          <table:table-cell table:style-name="ce1" office:value-type="string">
            <text:p>1.0639e-14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P60]*1000000" office:value-type="float" office:value="779.74">
            <text:p>779.74</text:p>
          </table:table-cell>
          <table:table-cell table:formula="of:=[.Q60]*1000000" office:value-type="float" office:value="93.594">
            <text:p>93.594</text:p>
          </table:table-cell>
          <table:table-cell table:formula="of:=[.R60]*1000000" office:value-type="float" office:value="495.77">
            <text:p>495.77</text:p>
          </table:table-cell>
          <table:table-cell table:formula="of:=[.S60]*1000000" office:value-type="float" office:value="1.2031">
            <text:p>1.2031</text:p>
          </table:table-cell>
          <table:table-cell table:formula="of:=[.T60]*1000000" office:value-type="float" office:value="0.20002">
            <text:p>0.20002</text:p>
          </table:table-cell>
          <table:table-cell table:formula="of:=[.U60]*1000000" office:value-type="float" office:value="-0.0000000000014443">
            <text:p>-1.4443E-012</text:p>
          </table:table-cell>
          <table:table-cell table:formula="of:=[.V60]*1000000" office:value-type="float" office:value="0.000000010316">
            <text:p>1.0316E-008</text:p>
          </table:table-cell>
          <table:table-cell table:formula="of:=[.W60]*1000000" office:value-type="float" office:value="779.74">
            <text:p>779.74</text:p>
          </table:table-cell>
          <table:table-cell table:formula="of:=[.X60]*1000000" office:value-type="float" office:value="93.584">
            <text:p>93.584</text:p>
          </table:table-cell>
          <table:table-cell table:formula="of:=[.Y60]*1000000" office:value-type="float" office:value="495.77">
            <text:p>495.77</text:p>
          </table:table-cell>
          <table:table-cell table:formula="of:=[.Z60]*1000000" office:value-type="float" office:value="20.028">
            <text:p>20.028</text:p>
          </table:table-cell>
          <table:table-cell table:formula="of:=[.AA60]*1000000" office:value-type="float" office:value="0">
            <text:p>0</text:p>
          </table:table-cell>
          <table:table-cell table:formula="of:=[.AB60]*1000000" office:value-type="float" office:value="-0.000000000010876">
            <text:p>-1.0876E-011</text:p>
          </table:table-cell>
          <table:table-cell table:formula="of:=[.AC60]*1000000" office:value-type="float" office:value="0.000000010316">
            <text:p>1.0316E-008</text:p>
          </table:table-cell>
          <table:table-cell office:value-type="float" office:value="0.00077974">
            <text:p>0.00077974</text:p>
          </table:table-cell>
          <table:table-cell table:style-name="ce1" office:value-type="string">
            <text:p>9.3594e-05</text:p>
          </table:table-cell>
          <table:table-cell office:value-type="float" office:value="0.00049577">
            <text:p>0.00049577</text:p>
          </table:table-cell>
          <table:table-cell table:style-name="ce1" office:value-type="string">
            <text:p>1.2031e-06</text:p>
          </table:table-cell>
          <table:table-cell table:style-name="ce1" office:value-type="string">
            <text:p>2.0002e-07</text:p>
          </table:table-cell>
          <table:table-cell table:style-name="ce1" office:value-type="string">
            <text:p>-1.4443e-18</text:p>
          </table:table-cell>
          <table:table-cell table:style-name="ce1" office:value-type="string">
            <text:p>1.0316e-14</text:p>
          </table:table-cell>
          <table:table-cell office:value-type="float" office:value="0.00077974">
            <text:p>0.00077974</text:p>
          </table:table-cell>
          <table:table-cell table:style-name="ce1" office:value-type="string">
            <text:p>9.3584e-05</text:p>
          </table:table-cell>
          <table:table-cell office:value-type="float" office:value="0.00049577">
            <text:p>0.00049577</text:p>
          </table:table-cell>
          <table:table-cell table:style-name="ce1" office:value-type="string">
            <text:p>2.002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876e-17</text:p>
          </table:table-cell>
          <table:table-cell table:style-name="ce1" office:value-type="string">
            <text:p>1.0316e-14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P61]*1000000" office:value-type="float" office:value="773.56">
            <text:p>773.56</text:p>
          </table:table-cell>
          <table:table-cell table:formula="of:=[.Q61]*1000000" office:value-type="float" office:value="93.022">
            <text:p>93.022</text:p>
          </table:table-cell>
          <table:table-cell table:formula="of:=[.R61]*1000000" office:value-type="float" office:value="502.67">
            <text:p>502.67</text:p>
          </table:table-cell>
          <table:table-cell table:formula="of:=[.S61]*1000000" office:value-type="float" office:value="1.114">
            <text:p>1.114</text:p>
          </table:table-cell>
          <table:table-cell table:formula="of:=[.T61]*1000000" office:value-type="float" office:value="0.20115">
            <text:p>0.20115</text:p>
          </table:table-cell>
          <table:table-cell table:formula="of:=[.U61]*1000000" office:value-type="float" office:value="-0.00000000000085742">
            <text:p>-8.5742E-013</text:p>
          </table:table-cell>
          <table:table-cell table:formula="of:=[.V61]*1000000" office:value-type="float" office:value="0.000000010003">
            <text:p>0.00000001</text:p>
          </table:table-cell>
          <table:table-cell table:formula="of:=[.W61]*1000000" office:value-type="float" office:value="773.56">
            <text:p>773.56</text:p>
          </table:table-cell>
          <table:table-cell table:formula="of:=[.X61]*1000000" office:value-type="float" office:value="93.011">
            <text:p>93.011</text:p>
          </table:table-cell>
          <table:table-cell table:formula="of:=[.Y61]*1000000" office:value-type="float" office:value="502.66">
            <text:p>502.66</text:p>
          </table:table-cell>
          <table:table-cell table:formula="of:=[.Z61]*1000000" office:value-type="float" office:value="20.028">
            <text:p>20.028</text:p>
          </table:table-cell>
          <table:table-cell table:formula="of:=[.AA61]*1000000" office:value-type="float" office:value="0">
            <text:p>0</text:p>
          </table:table-cell>
          <table:table-cell table:formula="of:=[.AB61]*1000000" office:value-type="float" office:value="-0.00000000001539">
            <text:p>-1.539E-011</text:p>
          </table:table-cell>
          <table:table-cell table:formula="of:=[.AC61]*1000000" office:value-type="float" office:value="0.000000010003">
            <text:p>0.00000001</text:p>
          </table:table-cell>
          <table:table-cell office:value-type="float" office:value="0.00077356">
            <text:p>0.00077356</text:p>
          </table:table-cell>
          <table:table-cell table:style-name="ce1" office:value-type="string">
            <text:p>9.3022e-05</text:p>
          </table:table-cell>
          <table:table-cell office:value-type="float" office:value="0.00050267">
            <text:p>0.00050267</text:p>
          </table:table-cell>
          <table:table-cell table:style-name="ce1" office:value-type="string">
            <text:p>1.114e-06</text:p>
          </table:table-cell>
          <table:table-cell table:style-name="ce1" office:value-type="string">
            <text:p>2.0115e-07</text:p>
          </table:table-cell>
          <table:table-cell table:style-name="ce1" office:value-type="string">
            <text:p>-8.5742e-19</text:p>
          </table:table-cell>
          <table:table-cell table:style-name="ce1" office:value-type="string">
            <text:p>1.0003e-14</text:p>
          </table:table-cell>
          <table:table-cell office:value-type="float" office:value="0.00077356">
            <text:p>0.00077356</text:p>
          </table:table-cell>
          <table:table-cell table:style-name="ce1" office:value-type="string">
            <text:p>9.3011e-05</text:p>
          </table:table-cell>
          <table:table-cell office:value-type="float" office:value="0.00050266">
            <text:p>0.00050266</text:p>
          </table:table-cell>
          <table:table-cell table:style-name="ce1" office:value-type="string">
            <text:p>2.002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39e-17</text:p>
          </table:table-cell>
          <table:table-cell table:style-name="ce1" office:value-type="string">
            <text:p>1.0003e-14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P62]*1000000" office:value-type="float" office:value="767.44">
            <text:p>767.44</text:p>
          </table:table-cell>
          <table:table-cell table:formula="of:=[.Q62]*1000000" office:value-type="float" office:value="92.45">
            <text:p>92.45</text:p>
          </table:table-cell>
          <table:table-cell table:formula="of:=[.R62]*1000000" office:value-type="float" office:value="509.49">
            <text:p>509.49</text:p>
          </table:table-cell>
          <table:table-cell table:formula="of:=[.S62]*1000000" office:value-type="float" office:value="1.0307">
            <text:p>1.0307</text:p>
          </table:table-cell>
          <table:table-cell table:formula="of:=[.T62]*1000000" office:value-type="float" office:value="0.20229">
            <text:p>0.20229</text:p>
          </table:table-cell>
          <table:table-cell table:formula="of:=[.U62]*1000000" office:value-type="float" office:value="-0.0000000000012502">
            <text:p>-1.2502E-012</text:p>
          </table:table-cell>
          <table:table-cell table:formula="of:=[.V62]*1000000" office:value-type="float" office:value="0.0000000096994">
            <text:p>9.6994E-009</text:p>
          </table:table-cell>
          <table:table-cell table:formula="of:=[.W62]*1000000" office:value-type="float" office:value="767.44">
            <text:p>767.44</text:p>
          </table:table-cell>
          <table:table-cell table:formula="of:=[.X62]*1000000" office:value-type="float" office:value="92.439">
            <text:p>92.439</text:p>
          </table:table-cell>
          <table:table-cell table:formula="of:=[.Y62]*1000000" office:value-type="float" office:value="509.48">
            <text:p>509.48</text:p>
          </table:table-cell>
          <table:table-cell table:formula="of:=[.Z62]*1000000" office:value-type="float" office:value="20.027">
            <text:p>20.027</text:p>
          </table:table-cell>
          <table:table-cell table:formula="of:=[.AA62]*1000000" office:value-type="float" office:value="0">
            <text:p>0</text:p>
          </table:table-cell>
          <table:table-cell table:formula="of:=[.AB62]*1000000" office:value-type="float" office:value="-0.000000000017302">
            <text:p>-1.7302E-011</text:p>
          </table:table-cell>
          <table:table-cell table:formula="of:=[.AC62]*1000000" office:value-type="float" office:value="0.0000000096993">
            <text:p>9.6993E-009</text:p>
          </table:table-cell>
          <table:table-cell office:value-type="float" office:value="0.00076744">
            <text:p>0.00076744</text:p>
          </table:table-cell>
          <table:table-cell table:style-name="ce1" office:value-type="string">
            <text:p>9.245e-05</text:p>
          </table:table-cell>
          <table:table-cell office:value-type="float" office:value="0.00050949">
            <text:p>0.00050949</text:p>
          </table:table-cell>
          <table:table-cell table:style-name="ce1" office:value-type="string">
            <text:p>1.0307e-06</text:p>
          </table:table-cell>
          <table:table-cell table:style-name="ce1" office:value-type="string">
            <text:p>2.0229e-07</text:p>
          </table:table-cell>
          <table:table-cell table:style-name="ce1" office:value-type="string">
            <text:p>-1.2502e-18</text:p>
          </table:table-cell>
          <table:table-cell table:style-name="ce1" office:value-type="string">
            <text:p>9.6994e-15</text:p>
          </table:table-cell>
          <table:table-cell office:value-type="float" office:value="0.00076744">
            <text:p>0.00076744</text:p>
          </table:table-cell>
          <table:table-cell table:style-name="ce1" office:value-type="string">
            <text:p>9.2439e-05</text:p>
          </table:table-cell>
          <table:table-cell office:value-type="float" office:value="0.00050948">
            <text:p>0.00050948</text:p>
          </table:table-cell>
          <table:table-cell table:style-name="ce1" office:value-type="string">
            <text:p>2.002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302e-17</text:p>
          </table:table-cell>
          <table:table-cell table:style-name="ce1" office:value-type="string">
            <text:p>9.6993e-15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P63]*1000000" office:value-type="float" office:value="761.38">
            <text:p>761.38</text:p>
          </table:table-cell>
          <table:table-cell table:formula="of:=[.Q63]*1000000" office:value-type="float" office:value="91.879">
            <text:p>91.879</text:p>
          </table:table-cell>
          <table:table-cell table:formula="of:=[.R63]*1000000" office:value-type="float" office:value="516.25">
            <text:p>516.25</text:p>
          </table:table-cell>
          <table:table-cell table:formula="of:=[.S63]*1000000" office:value-type="float" office:value="0.95265">
            <text:p>0.95265</text:p>
          </table:table-cell>
          <table:table-cell table:formula="of:=[.T63]*1000000" office:value-type="float" office:value="0.20345">
            <text:p>0.20345</text:p>
          </table:table-cell>
          <table:table-cell table:formula="of:=[.U63]*1000000" office:value-type="float" office:value="-0.0000000000017564">
            <text:p>-1.7564E-012</text:p>
          </table:table-cell>
          <table:table-cell table:formula="of:=[.V63]*1000000" office:value-type="float" office:value="0.0000000094052">
            <text:p>9.4052E-009</text:p>
          </table:table-cell>
          <table:table-cell table:formula="of:=[.W63]*1000000" office:value-type="float" office:value="761.38">
            <text:p>761.38</text:p>
          </table:table-cell>
          <table:table-cell table:formula="of:=[.X63]*1000000" office:value-type="float" office:value="91.868">
            <text:p>91.868</text:p>
          </table:table-cell>
          <table:table-cell table:formula="of:=[.Y63]*1000000" office:value-type="float" office:value="516.24">
            <text:p>516.24</text:p>
          </table:table-cell>
          <table:table-cell table:formula="of:=[.Z63]*1000000" office:value-type="float" office:value="20.027">
            <text:p>20.027</text:p>
          </table:table-cell>
          <table:table-cell table:formula="of:=[.AA63]*1000000" office:value-type="float" office:value="0">
            <text:p>0</text:p>
          </table:table-cell>
          <table:table-cell table:formula="of:=[.AB63]*1000000" office:value-type="float" office:value="-0.000000000014007">
            <text:p>-1.4007E-011</text:p>
          </table:table-cell>
          <table:table-cell table:formula="of:=[.AC63]*1000000" office:value-type="float" office:value="0.0000000094052">
            <text:p>9.4052E-009</text:p>
          </table:table-cell>
          <table:table-cell office:value-type="float" office:value="0.00076138">
            <text:p>0.00076138</text:p>
          </table:table-cell>
          <table:table-cell table:style-name="ce1" office:value-type="string">
            <text:p>9.1879e-05</text:p>
          </table:table-cell>
          <table:table-cell office:value-type="float" office:value="0.00051625">
            <text:p>0.00051625</text:p>
          </table:table-cell>
          <table:table-cell table:style-name="ce1" office:value-type="string">
            <text:p>9.5265e-07</text:p>
          </table:table-cell>
          <table:table-cell table:style-name="ce1" office:value-type="string">
            <text:p>2.0345e-07</text:p>
          </table:table-cell>
          <table:table-cell table:style-name="ce1" office:value-type="string">
            <text:p>-1.7564e-18</text:p>
          </table:table-cell>
          <table:table-cell table:style-name="ce1" office:value-type="string">
            <text:p>9.4052e-15</text:p>
          </table:table-cell>
          <table:table-cell office:value-type="float" office:value="0.00076138">
            <text:p>0.00076138</text:p>
          </table:table-cell>
          <table:table-cell table:style-name="ce1" office:value-type="string">
            <text:p>9.1868e-05</text:p>
          </table:table-cell>
          <table:table-cell office:value-type="float" office:value="0.00051624">
            <text:p>0.00051624</text:p>
          </table:table-cell>
          <table:table-cell table:style-name="ce1" office:value-type="string">
            <text:p>2.002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007e-17</text:p>
          </table:table-cell>
          <table:table-cell table:style-name="ce1" office:value-type="string">
            <text:p>9.4052e-15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P64]*1000000" office:value-type="float" office:value="755.38">
            <text:p>755.38</text:p>
          </table:table-cell>
          <table:table-cell table:formula="of:=[.Q64]*1000000" office:value-type="float" office:value="91.308">
            <text:p>91.308</text:p>
          </table:table-cell>
          <table:table-cell table:formula="of:=[.R64]*1000000" office:value-type="float" office:value="522.94">
            <text:p>522.94</text:p>
          </table:table-cell>
          <table:table-cell table:formula="of:=[.S64]*1000000" office:value-type="float" office:value="0.87974">
            <text:p>0.87974</text:p>
          </table:table-cell>
          <table:table-cell table:formula="of:=[.T64]*1000000" office:value-type="float" office:value="0.20463">
            <text:p>0.20463</text:p>
          </table:table-cell>
          <table:table-cell table:formula="of:=[.U64]*1000000" office:value-type="float" office:value="-0.0000000000024224">
            <text:p>-2.4224E-012</text:p>
          </table:table-cell>
          <table:table-cell table:formula="of:=[.V64]*1000000" office:value-type="float" office:value="0.00000000912">
            <text:p>9.12E-009</text:p>
          </table:table-cell>
          <table:table-cell table:formula="of:=[.W64]*1000000" office:value-type="float" office:value="755.38">
            <text:p>755.38</text:p>
          </table:table-cell>
          <table:table-cell table:formula="of:=[.X64]*1000000" office:value-type="float" office:value="91.298">
            <text:p>91.298</text:p>
          </table:table-cell>
          <table:table-cell table:formula="of:=[.Y64]*1000000" office:value-type="float" office:value="522.93">
            <text:p>522.93</text:p>
          </table:table-cell>
          <table:table-cell table:formula="of:=[.Z64]*1000000" office:value-type="float" office:value="20.027">
            <text:p>20.027</text:p>
          </table:table-cell>
          <table:table-cell table:formula="of:=[.AA64]*1000000" office:value-type="float" office:value="0">
            <text:p>0</text:p>
          </table:table-cell>
          <table:table-cell table:formula="of:=[.AB64]*1000000" office:value-type="float" office:value="-0.000000000018093">
            <text:p>-1.8093E-011</text:p>
          </table:table-cell>
          <table:table-cell table:formula="of:=[.AC64]*1000000" office:value-type="float" office:value="0.00000000912">
            <text:p>9.12E-009</text:p>
          </table:table-cell>
          <table:table-cell office:value-type="float" office:value="0.00075538">
            <text:p>0.00075538</text:p>
          </table:table-cell>
          <table:table-cell table:style-name="ce1" office:value-type="string">
            <text:p>9.1308e-05</text:p>
          </table:table-cell>
          <table:table-cell office:value-type="float" office:value="0.00052294">
            <text:p>0.00052294</text:p>
          </table:table-cell>
          <table:table-cell table:style-name="ce1" office:value-type="string">
            <text:p>8.7974e-07</text:p>
          </table:table-cell>
          <table:table-cell table:style-name="ce1" office:value-type="string">
            <text:p>2.0463e-07</text:p>
          </table:table-cell>
          <table:table-cell table:style-name="ce1" office:value-type="string">
            <text:p>-2.4224e-18</text:p>
          </table:table-cell>
          <table:table-cell table:style-name="ce1" office:value-type="string">
            <text:p>9.12e-15</text:p>
          </table:table-cell>
          <table:table-cell office:value-type="float" office:value="0.00075538">
            <text:p>0.00075538</text:p>
          </table:table-cell>
          <table:table-cell table:style-name="ce1" office:value-type="string">
            <text:p>9.1298e-05</text:p>
          </table:table-cell>
          <table:table-cell office:value-type="float" office:value="0.00052293">
            <text:p>0.00052293</text:p>
          </table:table-cell>
          <table:table-cell table:style-name="ce1" office:value-type="string">
            <text:p>2.002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8093e-17</text:p>
          </table:table-cell>
          <table:table-cell table:style-name="ce1" office:value-type="string">
            <text:p>9.12e-15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P65]*1000000" office:value-type="float" office:value="749.44">
            <text:p>749.44</text:p>
          </table:table-cell>
          <table:table-cell table:formula="of:=[.Q65]*1000000" office:value-type="float" office:value="90.739">
            <text:p>90.739</text:p>
          </table:table-cell>
          <table:table-cell table:formula="of:=[.R65]*1000000" office:value-type="float" office:value="529.56">
            <text:p>529.56</text:p>
          </table:table-cell>
          <table:table-cell table:formula="of:=[.S65]*1000000" office:value-type="float" office:value="0.81167">
            <text:p>0.81167</text:p>
          </table:table-cell>
          <table:table-cell table:formula="of:=[.T65]*1000000" office:value-type="float" office:value="0.20582">
            <text:p>0.20582</text:p>
          </table:table-cell>
          <table:table-cell table:formula="of:=[.U65]*1000000" office:value-type="float" office:value="0.0000000000011853">
            <text:p>1.1853E-012</text:p>
          </table:table-cell>
          <table:table-cell table:formula="of:=[.V65]*1000000" office:value-type="float" office:value="0.0000000088436">
            <text:p>8.8436E-009</text:p>
          </table:table-cell>
          <table:table-cell table:formula="of:=[.W65]*1000000" office:value-type="float" office:value="749.44">
            <text:p>749.44</text:p>
          </table:table-cell>
          <table:table-cell table:formula="of:=[.X65]*1000000" office:value-type="float" office:value="90.728">
            <text:p>90.728</text:p>
          </table:table-cell>
          <table:table-cell table:formula="of:=[.Y65]*1000000" office:value-type="float" office:value="529.56">
            <text:p>529.56</text:p>
          </table:table-cell>
          <table:table-cell table:formula="of:=[.Z65]*1000000" office:value-type="float" office:value="20.027">
            <text:p>20.027</text:p>
          </table:table-cell>
          <table:table-cell table:formula="of:=[.AA65]*1000000" office:value-type="float" office:value="0">
            <text:p>0</text:p>
          </table:table-cell>
          <table:table-cell table:formula="of:=[.AB65]*1000000" office:value-type="float" office:value="-0.00000000001177">
            <text:p>-1.177E-011</text:p>
          </table:table-cell>
          <table:table-cell table:formula="of:=[.AC65]*1000000" office:value-type="float" office:value="0.0000000088436">
            <text:p>8.8436E-009</text:p>
          </table:table-cell>
          <table:table-cell office:value-type="float" office:value="0.00074944">
            <text:p>0.00074944</text:p>
          </table:table-cell>
          <table:table-cell table:style-name="ce1" office:value-type="string">
            <text:p>9.0739e-05</text:p>
          </table:table-cell>
          <table:table-cell office:value-type="float" office:value="0.00052956">
            <text:p>0.00052956</text:p>
          </table:table-cell>
          <table:table-cell table:style-name="ce1" office:value-type="string">
            <text:p>8.1167e-07</text:p>
          </table:table-cell>
          <table:table-cell table:style-name="ce1" office:value-type="string">
            <text:p>2.0582e-07</text:p>
          </table:table-cell>
          <table:table-cell table:style-name="ce1" office:value-type="string">
            <text:p>1.1853e-18</text:p>
          </table:table-cell>
          <table:table-cell table:style-name="ce1" office:value-type="string">
            <text:p>8.8436e-15</text:p>
          </table:table-cell>
          <table:table-cell office:value-type="float" office:value="0.00074944">
            <text:p>0.00074944</text:p>
          </table:table-cell>
          <table:table-cell table:style-name="ce1" office:value-type="string">
            <text:p>9.0728e-05</text:p>
          </table:table-cell>
          <table:table-cell office:value-type="float" office:value="0.00052956">
            <text:p>0.00052956</text:p>
          </table:table-cell>
          <table:table-cell table:style-name="ce1" office:value-type="string">
            <text:p>2.002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77e-17</text:p>
          </table:table-cell>
          <table:table-cell table:style-name="ce1" office:value-type="string">
            <text:p>8.8436e-15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P66]*1000000" office:value-type="float" office:value="743.56">
            <text:p>743.56</text:p>
          </table:table-cell>
          <table:table-cell table:formula="of:=[.Q66]*1000000" office:value-type="float" office:value="90.17">
            <text:p>90.17</text:p>
          </table:table-cell>
          <table:table-cell table:formula="of:=[.R66]*1000000" office:value-type="float" office:value="536.13">
            <text:p>536.13</text:p>
          </table:table-cell>
          <table:table-cell table:formula="of:=[.S66]*1000000" office:value-type="float" office:value="0.74818">
            <text:p>0.74818</text:p>
          </table:table-cell>
          <table:table-cell table:formula="of:=[.T66]*1000000" office:value-type="float" office:value="0.20703">
            <text:p>0.20703</text:p>
          </table:table-cell>
          <table:table-cell table:formula="of:=[.U66]*1000000" office:value-type="float" office:value="-0.0000000000023565">
            <text:p>-2.3565E-012</text:p>
          </table:table-cell>
          <table:table-cell table:formula="of:=[.V66]*1000000" office:value-type="float" office:value="0.0000000085756">
            <text:p>8.5756E-009</text:p>
          </table:table-cell>
          <table:table-cell table:formula="of:=[.W66]*1000000" office:value-type="float" office:value="743.56">
            <text:p>743.56</text:p>
          </table:table-cell>
          <table:table-cell table:formula="of:=[.X66]*1000000" office:value-type="float" office:value="90.159">
            <text:p>90.159</text:p>
          </table:table-cell>
          <table:table-cell table:formula="of:=[.Y66]*1000000" office:value-type="float" office:value="536.12">
            <text:p>536.12</text:p>
          </table:table-cell>
          <table:table-cell table:formula="of:=[.Z66]*1000000" office:value-type="float" office:value="20.027">
            <text:p>20.027</text:p>
          </table:table-cell>
          <table:table-cell table:formula="of:=[.AA66]*1000000" office:value-type="float" office:value="0">
            <text:p>0</text:p>
          </table:table-cell>
          <table:table-cell table:formula="of:=[.AB66]*1000000" office:value-type="float" office:value="-0.0000000000079179">
            <text:p>-7.9179E-012</text:p>
          </table:table-cell>
          <table:table-cell table:formula="of:=[.AC66]*1000000" office:value-type="float" office:value="0.0000000085756">
            <text:p>8.5756E-009</text:p>
          </table:table-cell>
          <table:table-cell office:value-type="float" office:value="0.00074356">
            <text:p>0.00074356</text:p>
          </table:table-cell>
          <table:table-cell table:style-name="ce1" office:value-type="string">
            <text:p>9.017e-05</text:p>
          </table:table-cell>
          <table:table-cell office:value-type="float" office:value="0.00053613">
            <text:p>0.00053613</text:p>
          </table:table-cell>
          <table:table-cell table:style-name="ce1" office:value-type="string">
            <text:p>7.4818e-07</text:p>
          </table:table-cell>
          <table:table-cell table:style-name="ce1" office:value-type="string">
            <text:p>2.0703e-07</text:p>
          </table:table-cell>
          <table:table-cell table:style-name="ce1" office:value-type="string">
            <text:p>-2.3565e-18</text:p>
          </table:table-cell>
          <table:table-cell table:style-name="ce1" office:value-type="string">
            <text:p>8.5756e-15</text:p>
          </table:table-cell>
          <table:table-cell office:value-type="float" office:value="0.00074356">
            <text:p>0.00074356</text:p>
          </table:table-cell>
          <table:table-cell table:style-name="ce1" office:value-type="string">
            <text:p>9.0159e-05</text:p>
          </table:table-cell>
          <table:table-cell office:value-type="float" office:value="0.00053612">
            <text:p>0.00053612</text:p>
          </table:table-cell>
          <table:table-cell table:style-name="ce1" office:value-type="string">
            <text:p>2.0027e-05</text:p>
          </table:table-cell>
          <table:table-cell office:value-type="float" office:value="0">
            <text:p>0</text:p>
          </table:table-cell>
          <table:table-cell table:style-name="ce1" office:value-type="string">
            <text:p>-7.9179e-18</text:p>
          </table:table-cell>
          <table:table-cell table:style-name="ce1" office:value-type="string">
            <text:p>8.5756e-15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P67]*1000000" office:value-type="float" office:value="737.74">
            <text:p>737.74</text:p>
          </table:table-cell>
          <table:table-cell table:formula="of:=[.Q67]*1000000" office:value-type="float" office:value="89.602">
            <text:p>89.602</text:p>
          </table:table-cell>
          <table:table-cell table:formula="of:=[.R67]*1000000" office:value-type="float" office:value="542.63">
            <text:p>542.63</text:p>
          </table:table-cell>
          <table:table-cell table:formula="of:=[.S67]*1000000" office:value-type="float" office:value="0.68901">
            <text:p>0.68901</text:p>
          </table:table-cell>
          <table:table-cell table:formula="of:=[.T67]*1000000" office:value-type="float" office:value="0.20827">
            <text:p>0.20827</text:p>
          </table:table-cell>
          <table:table-cell table:formula="of:=[.U67]*1000000" office:value-type="float" office:value="-0.0000000000012367">
            <text:p>-1.2367E-012</text:p>
          </table:table-cell>
          <table:table-cell table:formula="of:=[.V67]*1000000" office:value-type="float" office:value="0.0000000083158">
            <text:p>8.3158E-009</text:p>
          </table:table-cell>
          <table:table-cell table:formula="of:=[.W67]*1000000" office:value-type="float" office:value="737.74">
            <text:p>737.74</text:p>
          </table:table-cell>
          <table:table-cell table:formula="of:=[.X67]*1000000" office:value-type="float" office:value="89.592">
            <text:p>89.592</text:p>
          </table:table-cell>
          <table:table-cell table:formula="of:=[.Y67]*1000000" office:value-type="float" office:value="542.62">
            <text:p>542.62</text:p>
          </table:table-cell>
          <table:table-cell table:formula="of:=[.Z67]*1000000" office:value-type="float" office:value="20.027">
            <text:p>20.027</text:p>
          </table:table-cell>
          <table:table-cell table:formula="of:=[.AA67]*1000000" office:value-type="float" office:value="0">
            <text:p>0</text:p>
          </table:table-cell>
          <table:table-cell table:formula="of:=[.AB67]*1000000" office:value-type="float" office:value="0.0000000000048381">
            <text:p>4.8381E-012</text:p>
          </table:table-cell>
          <table:table-cell table:formula="of:=[.AC67]*1000000" office:value-type="float" office:value="0.0000000083158">
            <text:p>8.3158E-009</text:p>
          </table:table-cell>
          <table:table-cell office:value-type="float" office:value="0.00073774">
            <text:p>0.00073774</text:p>
          </table:table-cell>
          <table:table-cell table:style-name="ce1" office:value-type="string">
            <text:p>8.9602e-05</text:p>
          </table:table-cell>
          <table:table-cell office:value-type="float" office:value="0.00054263">
            <text:p>0.00054263</text:p>
          </table:table-cell>
          <table:table-cell table:style-name="ce1" office:value-type="string">
            <text:p>6.8901e-07</text:p>
          </table:table-cell>
          <table:table-cell table:style-name="ce1" office:value-type="string">
            <text:p>2.0827e-07</text:p>
          </table:table-cell>
          <table:table-cell table:style-name="ce1" office:value-type="string">
            <text:p>-1.2367e-18</text:p>
          </table:table-cell>
          <table:table-cell table:style-name="ce1" office:value-type="string">
            <text:p>8.3158e-15</text:p>
          </table:table-cell>
          <table:table-cell office:value-type="float" office:value="0.00073774">
            <text:p>0.00073774</text:p>
          </table:table-cell>
          <table:table-cell table:style-name="ce1" office:value-type="string">
            <text:p>8.9592e-05</text:p>
          </table:table-cell>
          <table:table-cell office:value-type="float" office:value="0.00054262">
            <text:p>0.00054262</text:p>
          </table:table-cell>
          <table:table-cell table:style-name="ce1" office:value-type="string">
            <text:p>2.0027e-05</text:p>
          </table:table-cell>
          <table:table-cell office:value-type="float" office:value="0">
            <text:p>0</text:p>
          </table:table-cell>
          <table:table-cell table:style-name="ce1" office:value-type="string">
            <text:p>4.8381e-18</text:p>
          </table:table-cell>
          <table:table-cell table:style-name="ce1" office:value-type="string">
            <text:p>8.3158e-15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P68]*1000000" office:value-type="float" office:value="731.97">
            <text:p>731.97</text:p>
          </table:table-cell>
          <table:table-cell table:formula="of:=[.Q68]*1000000" office:value-type="float" office:value="89.036">
            <text:p>89.036</text:p>
          </table:table-cell>
          <table:table-cell table:formula="of:=[.R68]*1000000" office:value-type="float" office:value="549.07">
            <text:p>549.07</text:p>
          </table:table-cell>
          <table:table-cell table:formula="of:=[.S68]*1000000" office:value-type="float" office:value="0.63392">
            <text:p>0.63392</text:p>
          </table:table-cell>
          <table:table-cell table:formula="of:=[.T68]*1000000" office:value-type="float" office:value="0.20952">
            <text:p>0.20952</text:p>
          </table:table-cell>
          <table:table-cell table:formula="of:=[.U68]*1000000" office:value-type="float" office:value="0.0000000000014107">
            <text:p>1.4107E-012</text:p>
          </table:table-cell>
          <table:table-cell table:formula="of:=[.V68]*1000000" office:value-type="float" office:value="0.0000000080639">
            <text:p>8.0639E-009</text:p>
          </table:table-cell>
          <table:table-cell table:formula="of:=[.W68]*1000000" office:value-type="float" office:value="731.97">
            <text:p>731.97</text:p>
          </table:table-cell>
          <table:table-cell table:formula="of:=[.X68]*1000000" office:value-type="float" office:value="89.025">
            <text:p>89.025</text:p>
          </table:table-cell>
          <table:table-cell table:formula="of:=[.Y68]*1000000" office:value-type="float" office:value="549.06">
            <text:p>549.06</text:p>
          </table:table-cell>
          <table:table-cell table:formula="of:=[.Z68]*1000000" office:value-type="float" office:value="20.026">
            <text:p>20.026</text:p>
          </table:table-cell>
          <table:table-cell table:formula="of:=[.AA68]*1000000" office:value-type="float" office:value="0">
            <text:p>0</text:p>
          </table:table-cell>
          <table:table-cell table:formula="of:=[.AB68]*1000000" office:value-type="float" office:value="0.0000000000089055">
            <text:p>8.9055E-012</text:p>
          </table:table-cell>
          <table:table-cell table:formula="of:=[.AC68]*1000000" office:value-type="float" office:value="0.0000000080639">
            <text:p>8.0639E-009</text:p>
          </table:table-cell>
          <table:table-cell office:value-type="float" office:value="0.00073197">
            <text:p>0.00073197</text:p>
          </table:table-cell>
          <table:table-cell table:style-name="ce1" office:value-type="string">
            <text:p>8.9036e-05</text:p>
          </table:table-cell>
          <table:table-cell office:value-type="float" office:value="0.00054907">
            <text:p>0.00054907</text:p>
          </table:table-cell>
          <table:table-cell table:style-name="ce1" office:value-type="string">
            <text:p>6.3392e-07</text:p>
          </table:table-cell>
          <table:table-cell table:style-name="ce1" office:value-type="string">
            <text:p>2.0952e-07</text:p>
          </table:table-cell>
          <table:table-cell table:style-name="ce1" office:value-type="string">
            <text:p>1.4107e-18</text:p>
          </table:table-cell>
          <table:table-cell table:style-name="ce1" office:value-type="string">
            <text:p>8.0639e-15</text:p>
          </table:table-cell>
          <table:table-cell office:value-type="float" office:value="0.00073197">
            <text:p>0.00073197</text:p>
          </table:table-cell>
          <table:table-cell table:style-name="ce1" office:value-type="string">
            <text:p>8.9025e-05</text:p>
          </table:table-cell>
          <table:table-cell office:value-type="float" office:value="0.00054906">
            <text:p>0.00054906</text:p>
          </table:table-cell>
          <table:table-cell table:style-name="ce1" office:value-type="string">
            <text:p>2.0026e-05</text:p>
          </table:table-cell>
          <table:table-cell office:value-type="float" office:value="0">
            <text:p>0</text:p>
          </table:table-cell>
          <table:table-cell table:style-name="ce1" office:value-type="string">
            <text:p>8.9055e-18</text:p>
          </table:table-cell>
          <table:table-cell table:style-name="ce1" office:value-type="string">
            <text:p>8.0639e-15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P69]*1000000" office:value-type="float" office:value="726.26">
            <text:p>726.26</text:p>
          </table:table-cell>
          <table:table-cell table:formula="of:=[.Q69]*1000000" office:value-type="float" office:value="88.47">
            <text:p>88.47</text:p>
          </table:table-cell>
          <table:table-cell table:formula="of:=[.R69]*1000000" office:value-type="float" office:value="555.45">
            <text:p>555.45</text:p>
          </table:table-cell>
          <table:table-cell table:formula="of:=[.S69]*1000000" office:value-type="float" office:value="0.58269">
            <text:p>0.58269</text:p>
          </table:table-cell>
          <table:table-cell table:formula="of:=[.T69]*1000000" office:value-type="float" office:value="0.21079">
            <text:p>0.21079</text:p>
          </table:table-cell>
          <table:table-cell table:formula="of:=[.U69]*1000000" office:value-type="float" office:value="5.2962E-015">
            <text:p>5.2962E-015</text:p>
          </table:table-cell>
          <table:table-cell table:formula="of:=[.V69]*1000000" office:value-type="float" office:value="0.0000000078197">
            <text:p>7.8197E-009</text:p>
          </table:table-cell>
          <table:table-cell table:formula="of:=[.W69]*1000000" office:value-type="float" office:value="726.26">
            <text:p>726.26</text:p>
          </table:table-cell>
          <table:table-cell table:formula="of:=[.X69]*1000000" office:value-type="float" office:value="88.459">
            <text:p>88.459</text:p>
          </table:table-cell>
          <table:table-cell table:formula="of:=[.Y69]*1000000" office:value-type="float" office:value="555.43">
            <text:p>555.43</text:p>
          </table:table-cell>
          <table:table-cell table:formula="of:=[.Z69]*1000000" office:value-type="float" office:value="20.026">
            <text:p>20.026</text:p>
          </table:table-cell>
          <table:table-cell table:formula="of:=[.AA69]*1000000" office:value-type="float" office:value="0">
            <text:p>0</text:p>
          </table:table-cell>
          <table:table-cell table:formula="of:=[.AB69]*1000000" office:value-type="float" office:value="-0.0000000000004328">
            <text:p>-4.328E-013</text:p>
          </table:table-cell>
          <table:table-cell table:formula="of:=[.AC69]*1000000" office:value-type="float" office:value="0.0000000078197">
            <text:p>7.8197E-009</text:p>
          </table:table-cell>
          <table:table-cell office:value-type="float" office:value="0.00072626">
            <text:p>0.00072626</text:p>
          </table:table-cell>
          <table:table-cell table:style-name="ce1" office:value-type="string">
            <text:p>8.847e-05</text:p>
          </table:table-cell>
          <table:table-cell office:value-type="float" office:value="0.00055545">
            <text:p>0.00055545</text:p>
          </table:table-cell>
          <table:table-cell table:style-name="ce1" office:value-type="string">
            <text:p>5.8269e-07</text:p>
          </table:table-cell>
          <table:table-cell table:style-name="ce1" office:value-type="string">
            <text:p>2.1079e-07</text:p>
          </table:table-cell>
          <table:table-cell table:style-name="ce1" office:value-type="string">
            <text:p>5.2962e-21</text:p>
          </table:table-cell>
          <table:table-cell table:style-name="ce1" office:value-type="string">
            <text:p>7.8197e-15</text:p>
          </table:table-cell>
          <table:table-cell office:value-type="float" office:value="0.00072626">
            <text:p>0.00072626</text:p>
          </table:table-cell>
          <table:table-cell table:style-name="ce1" office:value-type="string">
            <text:p>8.8459e-05</text:p>
          </table:table-cell>
          <table:table-cell office:value-type="float" office:value="0.00055543">
            <text:p>0.00055543</text:p>
          </table:table-cell>
          <table:table-cell table:style-name="ce1" office:value-type="string">
            <text:p>2.0026e-05</text:p>
          </table:table-cell>
          <table:table-cell office:value-type="float" office:value="0">
            <text:p>0</text:p>
          </table:table-cell>
          <table:table-cell table:style-name="ce1" office:value-type="string">
            <text:p>-4.328e-19</text:p>
          </table:table-cell>
          <table:table-cell table:style-name="ce1" office:value-type="string">
            <text:p>7.8197e-15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P70]*1000000" office:value-type="float" office:value="720.61">
            <text:p>720.61</text:p>
          </table:table-cell>
          <table:table-cell table:formula="of:=[.Q70]*1000000" office:value-type="float" office:value="87.905">
            <text:p>87.905</text:p>
          </table:table-cell>
          <table:table-cell table:formula="of:=[.R70]*1000000" office:value-type="float" office:value="561.77">
            <text:p>561.77</text:p>
          </table:table-cell>
          <table:table-cell table:formula="of:=[.S70]*1000000" office:value-type="float" office:value="0.53509">
            <text:p>0.53509</text:p>
          </table:table-cell>
          <table:table-cell table:formula="of:=[.T70]*1000000" office:value-type="float" office:value="0.21208">
            <text:p>0.21208</text:p>
          </table:table-cell>
          <table:table-cell table:formula="of:=[.U70]*1000000" office:value-type="float" office:value="-0.00000000000012139">
            <text:p>-1.2139E-013</text:p>
          </table:table-cell>
          <table:table-cell table:formula="of:=[.V70]*1000000" office:value-type="float" office:value="0.000000007583">
            <text:p>7.583E-009</text:p>
          </table:table-cell>
          <table:table-cell table:formula="of:=[.W70]*1000000" office:value-type="float" office:value="720.6">
            <text:p>720.6</text:p>
          </table:table-cell>
          <table:table-cell table:formula="of:=[.X70]*1000000" office:value-type="float" office:value="87.894">
            <text:p>87.894</text:p>
          </table:table-cell>
          <table:table-cell table:formula="of:=[.Y70]*1000000" office:value-type="float" office:value="561.76">
            <text:p>561.76</text:p>
          </table:table-cell>
          <table:table-cell table:formula="of:=[.Z70]*1000000" office:value-type="float" office:value="20.026">
            <text:p>20.026</text:p>
          </table:table-cell>
          <table:table-cell table:formula="of:=[.AA70]*1000000" office:value-type="float" office:value="0">
            <text:p>0</text:p>
          </table:table-cell>
          <table:table-cell table:formula="of:=[.AB70]*1000000" office:value-type="float" office:value="-0.000000000000084412">
            <text:p>-8.4412E-014</text:p>
          </table:table-cell>
          <table:table-cell table:formula="of:=[.AC70]*1000000" office:value-type="float" office:value="0.000000007583">
            <text:p>7.583E-009</text:p>
          </table:table-cell>
          <table:table-cell office:value-type="float" office:value="0.00072061">
            <text:p>0.00072061</text:p>
          </table:table-cell>
          <table:table-cell table:style-name="ce1" office:value-type="string">
            <text:p>8.7905e-05</text:p>
          </table:table-cell>
          <table:table-cell office:value-type="float" office:value="0.00056177">
            <text:p>0.00056177</text:p>
          </table:table-cell>
          <table:table-cell table:style-name="ce1" office:value-type="string">
            <text:p>5.3509e-07</text:p>
          </table:table-cell>
          <table:table-cell table:style-name="ce1" office:value-type="string">
            <text:p>2.1208e-07</text:p>
          </table:table-cell>
          <table:table-cell table:style-name="ce1" office:value-type="string">
            <text:p>-1.2139e-19</text:p>
          </table:table-cell>
          <table:table-cell table:style-name="ce1" office:value-type="string">
            <text:p>7.583e-15</text:p>
          </table:table-cell>
          <table:table-cell office:value-type="float" office:value="0.0007206">
            <text:p>0.0007206</text:p>
          </table:table-cell>
          <table:table-cell table:style-name="ce1" office:value-type="string">
            <text:p>8.7894e-05</text:p>
          </table:table-cell>
          <table:table-cell office:value-type="float" office:value="0.00056176">
            <text:p>0.00056176</text:p>
          </table:table-cell>
          <table:table-cell table:style-name="ce1" office:value-type="string">
            <text:p>2.0026e-05</text:p>
          </table:table-cell>
          <table:table-cell office:value-type="float" office:value="0">
            <text:p>0</text:p>
          </table:table-cell>
          <table:table-cell table:style-name="ce1" office:value-type="string">
            <text:p>-8.4412e-20</text:p>
          </table:table-cell>
          <table:table-cell table:style-name="ce1" office:value-type="string">
            <text:p>7.583e-15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P71]*1000000" office:value-type="float" office:value="715">
            <text:p>715</text:p>
          </table:table-cell>
          <table:table-cell table:formula="of:=[.Q71]*1000000" office:value-type="float" office:value="87.341">
            <text:p>87.341</text:p>
          </table:table-cell>
          <table:table-cell table:formula="of:=[.R71]*1000000" office:value-type="float" office:value="568.03">
            <text:p>568.03</text:p>
          </table:table-cell>
          <table:table-cell table:formula="of:=[.S71]*1000000" office:value-type="float" office:value="0.49091">
            <text:p>0.49091</text:p>
          </table:table-cell>
          <table:table-cell table:formula="of:=[.T71]*1000000" office:value-type="float" office:value="0.21339">
            <text:p>0.21339</text:p>
          </table:table-cell>
          <table:table-cell table:formula="of:=[.U71]*1000000" office:value-type="float" office:value="0.00000000000083702">
            <text:p>8.3702E-013</text:p>
          </table:table-cell>
          <table:table-cell table:formula="of:=[.V71]*1000000" office:value-type="float" office:value="0.0000000073535">
            <text:p>7.3535E-009</text:p>
          </table:table-cell>
          <table:table-cell table:formula="of:=[.W71]*1000000" office:value-type="float" office:value="715">
            <text:p>715</text:p>
          </table:table-cell>
          <table:table-cell table:formula="of:=[.X71]*1000000" office:value-type="float" office:value="87.33">
            <text:p>87.33</text:p>
          </table:table-cell>
          <table:table-cell table:formula="of:=[.Y71]*1000000" office:value-type="float" office:value="568.02">
            <text:p>568.02</text:p>
          </table:table-cell>
          <table:table-cell table:formula="of:=[.Z71]*1000000" office:value-type="float" office:value="20.026">
            <text:p>20.026</text:p>
          </table:table-cell>
          <table:table-cell table:formula="of:=[.AA71]*1000000" office:value-type="float" office:value="0">
            <text:p>0</text:p>
          </table:table-cell>
          <table:table-cell table:formula="of:=[.AB71]*1000000" office:value-type="float" office:value="-0.0000000000017226">
            <text:p>-1.7226E-012</text:p>
          </table:table-cell>
          <table:table-cell table:formula="of:=[.AC71]*1000000" office:value-type="float" office:value="0.0000000073535">
            <text:p>7.3535E-009</text:p>
          </table:table-cell>
          <table:table-cell office:value-type="float" office:value="0.000715">
            <text:p>0.000715</text:p>
          </table:table-cell>
          <table:table-cell table:style-name="ce1" office:value-type="string">
            <text:p>8.7341e-05</text:p>
          </table:table-cell>
          <table:table-cell office:value-type="float" office:value="0.00056803">
            <text:p>0.00056803</text:p>
          </table:table-cell>
          <table:table-cell table:style-name="ce1" office:value-type="string">
            <text:p>4.9091e-07</text:p>
          </table:table-cell>
          <table:table-cell table:style-name="ce1" office:value-type="string">
            <text:p>2.1339e-07</text:p>
          </table:table-cell>
          <table:table-cell table:style-name="ce1" office:value-type="string">
            <text:p>8.3702e-19</text:p>
          </table:table-cell>
          <table:table-cell table:style-name="ce1" office:value-type="string">
            <text:p>7.3535e-15</text:p>
          </table:table-cell>
          <table:table-cell office:value-type="float" office:value="0.000715">
            <text:p>0.000715</text:p>
          </table:table-cell>
          <table:table-cell table:style-name="ce1" office:value-type="string">
            <text:p>8.733e-05</text:p>
          </table:table-cell>
          <table:table-cell office:value-type="float" office:value="0.00056802">
            <text:p>0.00056802</text:p>
          </table:table-cell>
          <table:table-cell table:style-name="ce1" office:value-type="string">
            <text:p>2.0026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226e-18</text:p>
          </table:table-cell>
          <table:table-cell table:style-name="ce1" office:value-type="string">
            <text:p>7.3535e-15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P72]*1000000" office:value-type="float" office:value="709.45">
            <text:p>709.45</text:p>
          </table:table-cell>
          <table:table-cell table:formula="of:=[.Q72]*1000000" office:value-type="float" office:value="86.778">
            <text:p>86.778</text:p>
          </table:table-cell>
          <table:table-cell table:formula="of:=[.R72]*1000000" office:value-type="float" office:value="574.24">
            <text:p>574.24</text:p>
          </table:table-cell>
          <table:table-cell table:formula="of:=[.S72]*1000000" office:value-type="float" office:value="0.44995">
            <text:p>0.44995</text:p>
          </table:table-cell>
          <table:table-cell table:formula="of:=[.T72]*1000000" office:value-type="float" office:value="0.21473">
            <text:p>0.21473</text:p>
          </table:table-cell>
          <table:table-cell table:formula="of:=[.U72]*1000000" office:value-type="float" office:value="0.00000000000071281">
            <text:p>7.1281E-013</text:p>
          </table:table-cell>
          <table:table-cell table:formula="of:=[.V72]*1000000" office:value-type="float" office:value="0.0000000071311">
            <text:p>7.1311E-009</text:p>
          </table:table-cell>
          <table:table-cell table:formula="of:=[.W72]*1000000" office:value-type="float" office:value="709.45">
            <text:p>709.45</text:p>
          </table:table-cell>
          <table:table-cell table:formula="of:=[.X72]*1000000" office:value-type="float" office:value="86.767">
            <text:p>86.767</text:p>
          </table:table-cell>
          <table:table-cell table:formula="of:=[.Y72]*1000000" office:value-type="float" office:value="574.22">
            <text:p>574.22</text:p>
          </table:table-cell>
          <table:table-cell table:formula="of:=[.Z72]*1000000" office:value-type="float" office:value="20.026">
            <text:p>20.026</text:p>
          </table:table-cell>
          <table:table-cell table:formula="of:=[.AA72]*1000000" office:value-type="float" office:value="0">
            <text:p>0</text:p>
          </table:table-cell>
          <table:table-cell table:formula="of:=[.AB72]*1000000" office:value-type="float" office:value="-0.0000000000076796">
            <text:p>-7.6796E-012</text:p>
          </table:table-cell>
          <table:table-cell table:formula="of:=[.AC72]*1000000" office:value-type="float" office:value="0.000000007131">
            <text:p>7.131E-009</text:p>
          </table:table-cell>
          <table:table-cell office:value-type="float" office:value="0.00070945">
            <text:p>0.00070945</text:p>
          </table:table-cell>
          <table:table-cell table:style-name="ce1" office:value-type="string">
            <text:p>8.6778e-05</text:p>
          </table:table-cell>
          <table:table-cell office:value-type="float" office:value="0.00057424">
            <text:p>0.00057424</text:p>
          </table:table-cell>
          <table:table-cell table:style-name="ce1" office:value-type="string">
            <text:p>4.4995e-07</text:p>
          </table:table-cell>
          <table:table-cell table:style-name="ce1" office:value-type="string">
            <text:p>2.1473e-07</text:p>
          </table:table-cell>
          <table:table-cell table:style-name="ce1" office:value-type="string">
            <text:p>7.1281e-19</text:p>
          </table:table-cell>
          <table:table-cell table:style-name="ce1" office:value-type="string">
            <text:p>7.1311e-15</text:p>
          </table:table-cell>
          <table:table-cell office:value-type="float" office:value="0.00070945">
            <text:p>0.00070945</text:p>
          </table:table-cell>
          <table:table-cell table:style-name="ce1" office:value-type="string">
            <text:p>8.6767e-05</text:p>
          </table:table-cell>
          <table:table-cell office:value-type="float" office:value="0.00057422">
            <text:p>0.00057422</text:p>
          </table:table-cell>
          <table:table-cell table:style-name="ce1" office:value-type="string">
            <text:p>2.0026e-05</text:p>
          </table:table-cell>
          <table:table-cell office:value-type="float" office:value="0">
            <text:p>0</text:p>
          </table:table-cell>
          <table:table-cell table:style-name="ce1" office:value-type="string">
            <text:p>-7.6796e-18</text:p>
          </table:table-cell>
          <table:table-cell table:style-name="ce1" office:value-type="string">
            <text:p>7.131e-15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P73]*1000000" office:value-type="float" office:value="703.95">
            <text:p>703.95</text:p>
          </table:table-cell>
          <table:table-cell table:formula="of:=[.Q73]*1000000" office:value-type="float" office:value="86.217">
            <text:p>86.217</text:p>
          </table:table-cell>
          <table:table-cell table:formula="of:=[.R73]*1000000" office:value-type="float" office:value="580.39">
            <text:p>580.39</text:p>
          </table:table-cell>
          <table:table-cell table:formula="of:=[.S73]*1000000" office:value-type="float" office:value="0.412">
            <text:p>0.412</text:p>
          </table:table-cell>
          <table:table-cell table:formula="of:=[.T73]*1000000" office:value-type="float" office:value="0.21608">
            <text:p>0.21608</text:p>
          </table:table-cell>
          <table:table-cell table:formula="of:=[.U73]*1000000" office:value-type="float" office:value="-0.00000000000051535">
            <text:p>-5.1535E-013</text:p>
          </table:table-cell>
          <table:table-cell table:formula="of:=[.V73]*1000000" office:value-type="float" office:value="0.0000000069154">
            <text:p>6.9154E-009</text:p>
          </table:table-cell>
          <table:table-cell table:formula="of:=[.W73]*1000000" office:value-type="float" office:value="703.95">
            <text:p>703.95</text:p>
          </table:table-cell>
          <table:table-cell table:formula="of:=[.X73]*1000000" office:value-type="float" office:value="86.205">
            <text:p>86.205</text:p>
          </table:table-cell>
          <table:table-cell table:formula="of:=[.Y73]*1000000" office:value-type="float" office:value="580.37">
            <text:p>580.37</text:p>
          </table:table-cell>
          <table:table-cell table:formula="of:=[.Z73]*1000000" office:value-type="float" office:value="20.026">
            <text:p>20.026</text:p>
          </table:table-cell>
          <table:table-cell table:formula="of:=[.AA73]*1000000" office:value-type="float" office:value="0">
            <text:p>0</text:p>
          </table:table-cell>
          <table:table-cell table:formula="of:=[.AB73]*1000000" office:value-type="float" office:value="-0.000000000004118">
            <text:p>-4.118E-012</text:p>
          </table:table-cell>
          <table:table-cell table:formula="of:=[.AC73]*1000000" office:value-type="float" office:value="0.0000000069153">
            <text:p>6.9153E-009</text:p>
          </table:table-cell>
          <table:table-cell office:value-type="float" office:value="0.00070395">
            <text:p>0.00070395</text:p>
          </table:table-cell>
          <table:table-cell table:style-name="ce1" office:value-type="string">
            <text:p>8.6217e-05</text:p>
          </table:table-cell>
          <table:table-cell office:value-type="float" office:value="0.00058039">
            <text:p>0.00058039</text:p>
          </table:table-cell>
          <table:table-cell table:style-name="ce1" office:value-type="string">
            <text:p>4.12e-07</text:p>
          </table:table-cell>
          <table:table-cell table:style-name="ce1" office:value-type="string">
            <text:p>2.1608e-07</text:p>
          </table:table-cell>
          <table:table-cell table:style-name="ce1" office:value-type="string">
            <text:p>-5.1535e-19</text:p>
          </table:table-cell>
          <table:table-cell table:style-name="ce1" office:value-type="string">
            <text:p>6.9154e-15</text:p>
          </table:table-cell>
          <table:table-cell office:value-type="float" office:value="0.00070395">
            <text:p>0.00070395</text:p>
          </table:table-cell>
          <table:table-cell table:style-name="ce1" office:value-type="string">
            <text:p>8.6205e-05</text:p>
          </table:table-cell>
          <table:table-cell office:value-type="float" office:value="0.00058037">
            <text:p>0.00058037</text:p>
          </table:table-cell>
          <table:table-cell table:style-name="ce1" office:value-type="string">
            <text:p>2.0026e-05</text:p>
          </table:table-cell>
          <table:table-cell office:value-type="float" office:value="0">
            <text:p>0</text:p>
          </table:table-cell>
          <table:table-cell table:style-name="ce1" office:value-type="string">
            <text:p>-4.118e-18</text:p>
          </table:table-cell>
          <table:table-cell table:style-name="ce1" office:value-type="string">
            <text:p>6.9153e-15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P74]*1000000" office:value-type="float" office:value="698.51">
            <text:p>698.51</text:p>
          </table:table-cell>
          <table:table-cell table:formula="of:=[.Q74]*1000000" office:value-type="float" office:value="85.656">
            <text:p>85.656</text:p>
          </table:table-cell>
          <table:table-cell table:formula="of:=[.R74]*1000000" office:value-type="float" office:value="586.48">
            <text:p>586.48</text:p>
          </table:table-cell>
          <table:table-cell table:formula="of:=[.S74]*1000000" office:value-type="float" office:value="0.37689">
            <text:p>0.37689</text:p>
          </table:table-cell>
          <table:table-cell table:formula="of:=[.T74]*1000000" office:value-type="float" office:value="0.21745">
            <text:p>0.21745</text:p>
          </table:table-cell>
          <table:table-cell table:formula="of:=[.U74]*1000000" office:value-type="float" office:value="-0.0000000000025555">
            <text:p>-2.5555E-012</text:p>
          </table:table-cell>
          <table:table-cell table:formula="of:=[.V74]*1000000" office:value-type="float" office:value="0.0000000067063">
            <text:p>6.7063E-009</text:p>
          </table:table-cell>
          <table:table-cell table:formula="of:=[.W74]*1000000" office:value-type="float" office:value="698.51">
            <text:p>698.51</text:p>
          </table:table-cell>
          <table:table-cell table:formula="of:=[.X74]*1000000" office:value-type="float" office:value="85.645">
            <text:p>85.645</text:p>
          </table:table-cell>
          <table:table-cell table:formula="of:=[.Y74]*1000000" office:value-type="float" office:value="586.47">
            <text:p>586.47</text:p>
          </table:table-cell>
          <table:table-cell table:formula="of:=[.Z74]*1000000" office:value-type="float" office:value="20.026">
            <text:p>20.026</text:p>
          </table:table-cell>
          <table:table-cell table:formula="of:=[.AA74]*1000000" office:value-type="float" office:value="0">
            <text:p>0</text:p>
          </table:table-cell>
          <table:table-cell table:formula="of:=[.AB74]*1000000" office:value-type="float" office:value="0.0000000000046081">
            <text:p>4.6081E-012</text:p>
          </table:table-cell>
          <table:table-cell table:formula="of:=[.AC74]*1000000" office:value-type="float" office:value="0.0000000067062">
            <text:p>6.7062E-009</text:p>
          </table:table-cell>
          <table:table-cell office:value-type="float" office:value="0.00069851">
            <text:p>0.00069851</text:p>
          </table:table-cell>
          <table:table-cell table:style-name="ce1" office:value-type="string">
            <text:p>8.5656e-05</text:p>
          </table:table-cell>
          <table:table-cell office:value-type="float" office:value="0.00058648">
            <text:p>0.00058648</text:p>
          </table:table-cell>
          <table:table-cell table:style-name="ce1" office:value-type="string">
            <text:p>3.7689e-07</text:p>
          </table:table-cell>
          <table:table-cell table:style-name="ce1" office:value-type="string">
            <text:p>2.1745e-07</text:p>
          </table:table-cell>
          <table:table-cell table:style-name="ce1" office:value-type="string">
            <text:p>-2.5555e-18</text:p>
          </table:table-cell>
          <table:table-cell table:style-name="ce1" office:value-type="string">
            <text:p>6.7063e-15</text:p>
          </table:table-cell>
          <table:table-cell office:value-type="float" office:value="0.00069851">
            <text:p>0.00069851</text:p>
          </table:table-cell>
          <table:table-cell table:style-name="ce1" office:value-type="string">
            <text:p>8.5645e-05</text:p>
          </table:table-cell>
          <table:table-cell office:value-type="float" office:value="0.00058647">
            <text:p>0.00058647</text:p>
          </table:table-cell>
          <table:table-cell table:style-name="ce1" office:value-type="string">
            <text:p>2.0026e-05</text:p>
          </table:table-cell>
          <table:table-cell office:value-type="float" office:value="0">
            <text:p>0</text:p>
          </table:table-cell>
          <table:table-cell table:style-name="ce1" office:value-type="string">
            <text:p>4.6081e-18</text:p>
          </table:table-cell>
          <table:table-cell table:style-name="ce1" office:value-type="string">
            <text:p>6.7062e-15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P75]*1000000" office:value-type="float" office:value="693.11">
            <text:p>693.11</text:p>
          </table:table-cell>
          <table:table-cell table:formula="of:=[.Q75]*1000000" office:value-type="float" office:value="85.097">
            <text:p>85.097</text:p>
          </table:table-cell>
          <table:table-cell table:formula="of:=[.R75]*1000000" office:value-type="float" office:value="592.52">
            <text:p>592.52</text:p>
          </table:table-cell>
          <table:table-cell table:formula="of:=[.S75]*1000000" office:value-type="float" office:value="0.34443">
            <text:p>0.34443</text:p>
          </table:table-cell>
          <table:table-cell table:formula="of:=[.T75]*1000000" office:value-type="float" office:value="0.21885">
            <text:p>0.21885</text:p>
          </table:table-cell>
          <table:table-cell table:formula="of:=[.U75]*1000000" office:value-type="float" office:value="-0.0000000000016739">
            <text:p>-1.6739E-012</text:p>
          </table:table-cell>
          <table:table-cell table:formula="of:=[.V75]*1000000" office:value-type="float" office:value="0.0000000065036">
            <text:p>6.5036E-009</text:p>
          </table:table-cell>
          <table:table-cell table:formula="of:=[.W75]*1000000" office:value-type="float" office:value="693.11">
            <text:p>693.11</text:p>
          </table:table-cell>
          <table:table-cell table:formula="of:=[.X75]*1000000" office:value-type="float" office:value="85.086">
            <text:p>85.086</text:p>
          </table:table-cell>
          <table:table-cell table:formula="of:=[.Y75]*1000000" office:value-type="float" office:value="592.51">
            <text:p>592.51</text:p>
          </table:table-cell>
          <table:table-cell table:formula="of:=[.Z75]*1000000" office:value-type="float" office:value="20.026">
            <text:p>20.026</text:p>
          </table:table-cell>
          <table:table-cell table:formula="of:=[.AA75]*1000000" office:value-type="float" office:value="0">
            <text:p>0</text:p>
          </table:table-cell>
          <table:table-cell table:formula="of:=[.AB75]*1000000" office:value-type="float" office:value="0.0000000000066543">
            <text:p>6.6543E-012</text:p>
          </table:table-cell>
          <table:table-cell table:formula="of:=[.AC75]*1000000" office:value-type="float" office:value="0.0000000065035">
            <text:p>6.5035E-009</text:p>
          </table:table-cell>
          <table:table-cell office:value-type="float" office:value="0.00069311">
            <text:p>0.00069311</text:p>
          </table:table-cell>
          <table:table-cell table:style-name="ce1" office:value-type="string">
            <text:p>8.5097e-05</text:p>
          </table:table-cell>
          <table:table-cell office:value-type="float" office:value="0.00059252">
            <text:p>0.00059252</text:p>
          </table:table-cell>
          <table:table-cell table:style-name="ce1" office:value-type="string">
            <text:p>3.4443e-07</text:p>
          </table:table-cell>
          <table:table-cell table:style-name="ce1" office:value-type="string">
            <text:p>2.1885e-07</text:p>
          </table:table-cell>
          <table:table-cell table:style-name="ce1" office:value-type="string">
            <text:p>-1.6739e-18</text:p>
          </table:table-cell>
          <table:table-cell table:style-name="ce1" office:value-type="string">
            <text:p>6.5036e-15</text:p>
          </table:table-cell>
          <table:table-cell office:value-type="float" office:value="0.00069311">
            <text:p>0.00069311</text:p>
          </table:table-cell>
          <table:table-cell table:style-name="ce1" office:value-type="string">
            <text:p>8.5086e-05</text:p>
          </table:table-cell>
          <table:table-cell office:value-type="float" office:value="0.00059251">
            <text:p>0.00059251</text:p>
          </table:table-cell>
          <table:table-cell table:style-name="ce1" office:value-type="string">
            <text:p>2.0026e-05</text:p>
          </table:table-cell>
          <table:table-cell office:value-type="float" office:value="0">
            <text:p>0</text:p>
          </table:table-cell>
          <table:table-cell table:style-name="ce1" office:value-type="string">
            <text:p>6.6543e-18</text:p>
          </table:table-cell>
          <table:table-cell table:style-name="ce1" office:value-type="string">
            <text:p>6.5035e-15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P76]*1000000" office:value-type="float" office:value="687.76">
            <text:p>687.76</text:p>
          </table:table-cell>
          <table:table-cell table:formula="of:=[.Q76]*1000000" office:value-type="float" office:value="84.539">
            <text:p>84.539</text:p>
          </table:table-cell>
          <table:table-cell table:formula="of:=[.R76]*1000000" office:value-type="float" office:value="598.51">
            <text:p>598.51</text:p>
          </table:table-cell>
          <table:table-cell table:formula="of:=[.S76]*1000000" office:value-type="float" office:value="0.31445">
            <text:p>0.31445</text:p>
          </table:table-cell>
          <table:table-cell table:formula="of:=[.T76]*1000000" office:value-type="float" office:value="0.22026">
            <text:p>0.22026</text:p>
          </table:table-cell>
          <table:table-cell table:formula="of:=[.U76]*1000000" office:value-type="float" office:value="-0.00000000000039348">
            <text:p>-3.9348E-013</text:p>
          </table:table-cell>
          <table:table-cell table:formula="of:=[.V76]*1000000" office:value-type="float" office:value="0.000000006307">
            <text:p>6.307E-009</text:p>
          </table:table-cell>
          <table:table-cell table:formula="of:=[.W76]*1000000" office:value-type="float" office:value="687.76">
            <text:p>687.76</text:p>
          </table:table-cell>
          <table:table-cell table:formula="of:=[.X76]*1000000" office:value-type="float" office:value="84.528">
            <text:p>84.528</text:p>
          </table:table-cell>
          <table:table-cell table:formula="of:=[.Y76]*1000000" office:value-type="float" office:value="598.49">
            <text:p>598.49</text:p>
          </table:table-cell>
          <table:table-cell table:formula="of:=[.Z76]*1000000" office:value-type="float" office:value="20.026">
            <text:p>20.026</text:p>
          </table:table-cell>
          <table:table-cell table:formula="of:=[.AA76]*1000000" office:value-type="float" office:value="0">
            <text:p>0</text:p>
          </table:table-cell>
          <table:table-cell table:formula="of:=[.AB76]*1000000" office:value-type="float" office:value="0.0000000000077419">
            <text:p>7.7419E-012</text:p>
          </table:table-cell>
          <table:table-cell table:formula="of:=[.AC76]*1000000" office:value-type="float" office:value="0.000000006307">
            <text:p>6.307E-009</text:p>
          </table:table-cell>
          <table:table-cell office:value-type="float" office:value="0.00068776">
            <text:p>0.00068776</text:p>
          </table:table-cell>
          <table:table-cell table:style-name="ce1" office:value-type="string">
            <text:p>8.4539e-05</text:p>
          </table:table-cell>
          <table:table-cell office:value-type="float" office:value="0.00059851">
            <text:p>0.00059851</text:p>
          </table:table-cell>
          <table:table-cell table:style-name="ce1" office:value-type="string">
            <text:p>3.1445e-07</text:p>
          </table:table-cell>
          <table:table-cell table:style-name="ce1" office:value-type="string">
            <text:p>2.2026e-07</text:p>
          </table:table-cell>
          <table:table-cell table:style-name="ce1" office:value-type="string">
            <text:p>-3.9348e-19</text:p>
          </table:table-cell>
          <table:table-cell table:style-name="ce1" office:value-type="string">
            <text:p>6.307e-15</text:p>
          </table:table-cell>
          <table:table-cell office:value-type="float" office:value="0.00068776">
            <text:p>0.00068776</text:p>
          </table:table-cell>
          <table:table-cell table:style-name="ce1" office:value-type="string">
            <text:p>8.4528e-05</text:p>
          </table:table-cell>
          <table:table-cell office:value-type="float" office:value="0.00059849">
            <text:p>0.00059849</text:p>
          </table:table-cell>
          <table:table-cell table:style-name="ce1" office:value-type="string">
            <text:p>2.0026e-05</text:p>
          </table:table-cell>
          <table:table-cell office:value-type="float" office:value="0">
            <text:p>0</text:p>
          </table:table-cell>
          <table:table-cell table:style-name="ce1" office:value-type="string">
            <text:p>7.7419e-18</text:p>
          </table:table-cell>
          <table:table-cell table:style-name="ce1" office:value-type="string">
            <text:p>6.307e-15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P77]*1000000" office:value-type="float" office:value="682.47">
            <text:p>682.47</text:p>
          </table:table-cell>
          <table:table-cell table:formula="of:=[.Q77]*1000000" office:value-type="float" office:value="83.982">
            <text:p>83.982</text:p>
          </table:table-cell>
          <table:table-cell table:formula="of:=[.R77]*1000000" office:value-type="float" office:value="604.44">
            <text:p>604.44</text:p>
          </table:table-cell>
          <table:table-cell table:formula="of:=[.S77]*1000000" office:value-type="float" office:value="0.2868">
            <text:p>0.2868</text:p>
          </table:table-cell>
          <table:table-cell table:formula="of:=[.T77]*1000000" office:value-type="float" office:value="0.22169">
            <text:p>0.22169</text:p>
          </table:table-cell>
          <table:table-cell table:formula="of:=[.U77]*1000000" office:value-type="float" office:value="-0.00000000000033846">
            <text:p>-3.3846E-013</text:p>
          </table:table-cell>
          <table:table-cell table:formula="of:=[.V77]*1000000" office:value-type="float" office:value="0.0000000061165">
            <text:p>6.1165E-009</text:p>
          </table:table-cell>
          <table:table-cell table:formula="of:=[.W77]*1000000" office:value-type="float" office:value="682.47">
            <text:p>682.47</text:p>
          </table:table-cell>
          <table:table-cell table:formula="of:=[.X77]*1000000" office:value-type="float" office:value="83.971">
            <text:p>83.971</text:p>
          </table:table-cell>
          <table:table-cell table:formula="of:=[.Y77]*1000000" office:value-type="float" office:value="604.43">
            <text:p>604.43</text:p>
          </table:table-cell>
          <table:table-cell table:formula="of:=[.Z77]*1000000" office:value-type="float" office:value="20.026">
            <text:p>20.026</text:p>
          </table:table-cell>
          <table:table-cell table:formula="of:=[.AA77]*1000000" office:value-type="float" office:value="0">
            <text:p>0</text:p>
          </table:table-cell>
          <table:table-cell table:formula="of:=[.AB77]*1000000" office:value-type="float" office:value="0.0000000000076847">
            <text:p>7.6847E-012</text:p>
          </table:table-cell>
          <table:table-cell table:formula="of:=[.AC77]*1000000" office:value-type="float" office:value="0.0000000061165">
            <text:p>6.1165E-009</text:p>
          </table:table-cell>
          <table:table-cell office:value-type="float" office:value="0.00068247">
            <text:p>0.00068247</text:p>
          </table:table-cell>
          <table:table-cell table:style-name="ce1" office:value-type="string">
            <text:p>8.3982e-05</text:p>
          </table:table-cell>
          <table:table-cell office:value-type="float" office:value="0.00060444">
            <text:p>0.00060444</text:p>
          </table:table-cell>
          <table:table-cell table:style-name="ce1" office:value-type="string">
            <text:p>2.868e-07</text:p>
          </table:table-cell>
          <table:table-cell table:style-name="ce1" office:value-type="string">
            <text:p>2.2169e-07</text:p>
          </table:table-cell>
          <table:table-cell table:style-name="ce1" office:value-type="string">
            <text:p>-3.3846e-19</text:p>
          </table:table-cell>
          <table:table-cell table:style-name="ce1" office:value-type="string">
            <text:p>6.1165e-15</text:p>
          </table:table-cell>
          <table:table-cell office:value-type="float" office:value="0.00068247">
            <text:p>0.00068247</text:p>
          </table:table-cell>
          <table:table-cell table:style-name="ce1" office:value-type="string">
            <text:p>8.3971e-05</text:p>
          </table:table-cell>
          <table:table-cell office:value-type="float" office:value="0.00060443">
            <text:p>0.00060443</text:p>
          </table:table-cell>
          <table:table-cell table:style-name="ce1" office:value-type="string">
            <text:p>2.0026e-05</text:p>
          </table:table-cell>
          <table:table-cell office:value-type="float" office:value="0">
            <text:p>0</text:p>
          </table:table-cell>
          <table:table-cell table:style-name="ce1" office:value-type="string">
            <text:p>7.6847e-18</text:p>
          </table:table-cell>
          <table:table-cell table:style-name="ce1" office:value-type="string">
            <text:p>6.1165e-15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P78]*1000000" office:value-type="float" office:value="677.22">
            <text:p>677.22</text:p>
          </table:table-cell>
          <table:table-cell table:formula="of:=[.Q78]*1000000" office:value-type="float" office:value="83.427">
            <text:p>83.427</text:p>
          </table:table-cell>
          <table:table-cell table:formula="of:=[.R78]*1000000" office:value-type="float" office:value="610.32">
            <text:p>610.32</text:p>
          </table:table-cell>
          <table:table-cell table:formula="of:=[.S78]*1000000" office:value-type="float" office:value="0.26132">
            <text:p>0.26132</text:p>
          </table:table-cell>
          <table:table-cell table:formula="of:=[.T78]*1000000" office:value-type="float" office:value="0.22314">
            <text:p>0.22314</text:p>
          </table:table-cell>
          <table:table-cell table:formula="of:=[.U78]*1000000" office:value-type="float" office:value="0.00000000000020715">
            <text:p>2.0715E-013</text:p>
          </table:table-cell>
          <table:table-cell table:formula="of:=[.V78]*1000000" office:value-type="float" office:value="0.0000000059318">
            <text:p>5.9318E-009</text:p>
          </table:table-cell>
          <table:table-cell table:formula="of:=[.W78]*1000000" office:value-type="float" office:value="677.22">
            <text:p>677.22</text:p>
          </table:table-cell>
          <table:table-cell table:formula="of:=[.X78]*1000000" office:value-type="float" office:value="83.416">
            <text:p>83.416</text:p>
          </table:table-cell>
          <table:table-cell table:formula="of:=[.Y78]*1000000" office:value-type="float" office:value="610.31">
            <text:p>610.31</text:p>
          </table:table-cell>
          <table:table-cell table:formula="of:=[.Z78]*1000000" office:value-type="float" office:value="20.026">
            <text:p>20.026</text:p>
          </table:table-cell>
          <table:table-cell table:formula="of:=[.AA78]*1000000" office:value-type="float" office:value="0">
            <text:p>0</text:p>
          </table:table-cell>
          <table:table-cell table:formula="of:=[.AB78]*1000000" office:value-type="float" office:value="0.0000000000096355">
            <text:p>9.6355E-012</text:p>
          </table:table-cell>
          <table:table-cell table:formula="of:=[.AC78]*1000000" office:value-type="float" office:value="0.0000000059318">
            <text:p>5.9318E-009</text:p>
          </table:table-cell>
          <table:table-cell office:value-type="float" office:value="0.00067722">
            <text:p>0.00067722</text:p>
          </table:table-cell>
          <table:table-cell table:style-name="ce1" office:value-type="string">
            <text:p>8.3427e-05</text:p>
          </table:table-cell>
          <table:table-cell office:value-type="float" office:value="0.00061032">
            <text:p>0.00061032</text:p>
          </table:table-cell>
          <table:table-cell table:style-name="ce1" office:value-type="string">
            <text:p>2.6132e-07</text:p>
          </table:table-cell>
          <table:table-cell table:style-name="ce1" office:value-type="string">
            <text:p>2.2314e-07</text:p>
          </table:table-cell>
          <table:table-cell table:style-name="ce1" office:value-type="string">
            <text:p>2.0715e-19</text:p>
          </table:table-cell>
          <table:table-cell table:style-name="ce1" office:value-type="string">
            <text:p>5.9318e-15</text:p>
          </table:table-cell>
          <table:table-cell office:value-type="float" office:value="0.00067722">
            <text:p>0.00067722</text:p>
          </table:table-cell>
          <table:table-cell table:style-name="ce1" office:value-type="string">
            <text:p>8.3416e-05</text:p>
          </table:table-cell>
          <table:table-cell office:value-type="float" office:value="0.00061031">
            <text:p>0.00061031</text:p>
          </table:table-cell>
          <table:table-cell table:style-name="ce1" office:value-type="string">
            <text:p>2.0026e-05</text:p>
          </table:table-cell>
          <table:table-cell office:value-type="float" office:value="0">
            <text:p>0</text:p>
          </table:table-cell>
          <table:table-cell table:style-name="ce1" office:value-type="string">
            <text:p>9.6355e-18</text:p>
          </table:table-cell>
          <table:table-cell table:style-name="ce1" office:value-type="string">
            <text:p>5.9318e-15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P79]*1000000" office:value-type="float" office:value="672.02">
            <text:p>672.02</text:p>
          </table:table-cell>
          <table:table-cell table:formula="of:=[.Q79]*1000000" office:value-type="float" office:value="82.874">
            <text:p>82.874</text:p>
          </table:table-cell>
          <table:table-cell table:formula="of:=[.R79]*1000000" office:value-type="float" office:value="616.15">
            <text:p>616.15</text:p>
          </table:table-cell>
          <table:table-cell table:formula="of:=[.S79]*1000000" office:value-type="float" office:value="0.23786">
            <text:p>0.23786</text:p>
          </table:table-cell>
          <table:table-cell table:formula="of:=[.T79]*1000000" office:value-type="float" office:value="0.22461">
            <text:p>0.22461</text:p>
          </table:table-cell>
          <table:table-cell table:formula="of:=[.U79]*1000000" office:value-type="float" office:value="-0.00000000000098916">
            <text:p>-9.8916E-013</text:p>
          </table:table-cell>
          <table:table-cell table:formula="of:=[.V79]*1000000" office:value-type="float" office:value="0.0000000057527">
            <text:p>5.7527E-009</text:p>
          </table:table-cell>
          <table:table-cell table:formula="of:=[.W79]*1000000" office:value-type="float" office:value="672.02">
            <text:p>672.02</text:p>
          </table:table-cell>
          <table:table-cell table:formula="of:=[.X79]*1000000" office:value-type="float" office:value="82.862">
            <text:p>82.862</text:p>
          </table:table-cell>
          <table:table-cell table:formula="of:=[.Y79]*1000000" office:value-type="float" office:value="616.13">
            <text:p>616.13</text:p>
          </table:table-cell>
          <table:table-cell table:formula="of:=[.Z79]*1000000" office:value-type="float" office:value="20.026">
            <text:p>20.026</text:p>
          </table:table-cell>
          <table:table-cell table:formula="of:=[.AA79]*1000000" office:value-type="float" office:value="0">
            <text:p>0</text:p>
          </table:table-cell>
          <table:table-cell table:formula="of:=[.AB79]*1000000" office:value-type="float" office:value="0.0000000000063229">
            <text:p>6.3229E-012</text:p>
          </table:table-cell>
          <table:table-cell table:formula="of:=[.AC79]*1000000" office:value-type="float" office:value="0.0000000057527">
            <text:p>5.7527E-009</text:p>
          </table:table-cell>
          <table:table-cell office:value-type="float" office:value="0.00067202">
            <text:p>0.00067202</text:p>
          </table:table-cell>
          <table:table-cell table:style-name="ce1" office:value-type="string">
            <text:p>8.2874e-05</text:p>
          </table:table-cell>
          <table:table-cell office:value-type="float" office:value="0.00061615">
            <text:p>0.00061615</text:p>
          </table:table-cell>
          <table:table-cell table:style-name="ce1" office:value-type="string">
            <text:p>2.3786e-07</text:p>
          </table:table-cell>
          <table:table-cell table:style-name="ce1" office:value-type="string">
            <text:p>2.2461e-07</text:p>
          </table:table-cell>
          <table:table-cell table:style-name="ce1" office:value-type="string">
            <text:p>-9.8916e-19</text:p>
          </table:table-cell>
          <table:table-cell table:style-name="ce1" office:value-type="string">
            <text:p>5.7527e-15</text:p>
          </table:table-cell>
          <table:table-cell office:value-type="float" office:value="0.00067202">
            <text:p>0.00067202</text:p>
          </table:table-cell>
          <table:table-cell table:style-name="ce1" office:value-type="string">
            <text:p>8.2862e-05</text:p>
          </table:table-cell>
          <table:table-cell office:value-type="float" office:value="0.00061613">
            <text:p>0.00061613</text:p>
          </table:table-cell>
          <table:table-cell table:style-name="ce1" office:value-type="string">
            <text:p>2.0026e-05</text:p>
          </table:table-cell>
          <table:table-cell office:value-type="float" office:value="0">
            <text:p>0</text:p>
          </table:table-cell>
          <table:table-cell table:style-name="ce1" office:value-type="string">
            <text:p>6.3229e-18</text:p>
          </table:table-cell>
          <table:table-cell table:style-name="ce1" office:value-type="string">
            <text:p>5.7527e-15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P80]*1000000" office:value-type="float" office:value="666.87">
            <text:p>666.87</text:p>
          </table:table-cell>
          <table:table-cell table:formula="of:=[.Q80]*1000000" office:value-type="float" office:value="82.321">
            <text:p>82.321</text:p>
          </table:table-cell>
          <table:table-cell table:formula="of:=[.R80]*1000000" office:value-type="float" office:value="621.93">
            <text:p>621.93</text:p>
          </table:table-cell>
          <table:table-cell table:formula="of:=[.S80]*1000000" office:value-type="float" office:value="0.21629">
            <text:p>0.21629</text:p>
          </table:table-cell>
          <table:table-cell table:formula="of:=[.T80]*1000000" office:value-type="float" office:value="0.2261">
            <text:p>0.2261</text:p>
          </table:table-cell>
          <table:table-cell table:formula="of:=[.U80]*1000000" office:value-type="float" office:value="0.00000000000071016">
            <text:p>7.1016E-013</text:p>
          </table:table-cell>
          <table:table-cell table:formula="of:=[.V80]*1000000" office:value-type="float" office:value="0.0000000055791">
            <text:p>5.5791E-009</text:p>
          </table:table-cell>
          <table:table-cell table:formula="of:=[.W80]*1000000" office:value-type="float" office:value="666.86">
            <text:p>666.86</text:p>
          </table:table-cell>
          <table:table-cell table:formula="of:=[.X80]*1000000" office:value-type="float" office:value="82.31">
            <text:p>82.31</text:p>
          </table:table-cell>
          <table:table-cell table:formula="of:=[.Y80]*1000000" office:value-type="float" office:value="621.91">
            <text:p>621.91</text:p>
          </table:table-cell>
          <table:table-cell table:formula="of:=[.Z80]*1000000" office:value-type="float" office:value="20.025">
            <text:p>20.025</text:p>
          </table:table-cell>
          <table:table-cell table:formula="of:=[.AA80]*1000000" office:value-type="float" office:value="0">
            <text:p>0</text:p>
          </table:table-cell>
          <table:table-cell table:formula="of:=[.AB80]*1000000" office:value-type="float" office:value="0.0000000000022683">
            <text:p>2.2683E-012</text:p>
          </table:table-cell>
          <table:table-cell table:formula="of:=[.AC80]*1000000" office:value-type="float" office:value="0.0000000055791">
            <text:p>5.5791E-009</text:p>
          </table:table-cell>
          <table:table-cell office:value-type="float" office:value="0.00066687">
            <text:p>0.00066687</text:p>
          </table:table-cell>
          <table:table-cell table:style-name="ce1" office:value-type="string">
            <text:p>8.2321e-05</text:p>
          </table:table-cell>
          <table:table-cell office:value-type="float" office:value="0.00062193">
            <text:p>0.00062193</text:p>
          </table:table-cell>
          <table:table-cell table:style-name="ce1" office:value-type="string">
            <text:p>2.1629e-07</text:p>
          </table:table-cell>
          <table:table-cell table:style-name="ce1" office:value-type="string">
            <text:p>2.261e-07</text:p>
          </table:table-cell>
          <table:table-cell table:style-name="ce1" office:value-type="string">
            <text:p>7.1016e-19</text:p>
          </table:table-cell>
          <table:table-cell table:style-name="ce1" office:value-type="string">
            <text:p>5.5791e-15</text:p>
          </table:table-cell>
          <table:table-cell office:value-type="float" office:value="0.00066686">
            <text:p>0.00066686</text:p>
          </table:table-cell>
          <table:table-cell table:style-name="ce1" office:value-type="string">
            <text:p>8.231e-05</text:p>
          </table:table-cell>
          <table:table-cell office:value-type="float" office:value="0.00062191">
            <text:p>0.00062191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2.2683e-18</text:p>
          </table:table-cell>
          <table:table-cell table:style-name="ce1" office:value-type="string">
            <text:p>5.5791e-15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P81]*1000000" office:value-type="float" office:value="661.76">
            <text:p>661.76</text:p>
          </table:table-cell>
          <table:table-cell table:formula="of:=[.Q81]*1000000" office:value-type="float" office:value="81.771">
            <text:p>81.771</text:p>
          </table:table-cell>
          <table:table-cell table:formula="of:=[.R81]*1000000" office:value-type="float" office:value="627.65">
            <text:p>627.65</text:p>
          </table:table-cell>
          <table:table-cell table:formula="of:=[.S81]*1000000" office:value-type="float" office:value="0.19648">
            <text:p>0.19648</text:p>
          </table:table-cell>
          <table:table-cell table:formula="of:=[.T81]*1000000" office:value-type="float" office:value="0.22761">
            <text:p>0.22761</text:p>
          </table:table-cell>
          <table:table-cell table:formula="of:=[.U81]*1000000" office:value-type="float" office:value="1.5866E-016">
            <text:p>1.5866E-016</text:p>
          </table:table-cell>
          <table:table-cell table:formula="of:=[.V81]*1000000" office:value-type="float" office:value="0.0000000054108">
            <text:p>5.4108E-009</text:p>
          </table:table-cell>
          <table:table-cell table:formula="of:=[.W81]*1000000" office:value-type="float" office:value="661.76">
            <text:p>661.76</text:p>
          </table:table-cell>
          <table:table-cell table:formula="of:=[.X81]*1000000" office:value-type="float" office:value="81.759">
            <text:p>81.759</text:p>
          </table:table-cell>
          <table:table-cell table:formula="of:=[.Y81]*1000000" office:value-type="float" office:value="627.64">
            <text:p>627.64</text:p>
          </table:table-cell>
          <table:table-cell table:formula="of:=[.Z81]*1000000" office:value-type="float" office:value="20.025">
            <text:p>20.025</text:p>
          </table:table-cell>
          <table:table-cell table:formula="of:=[.AA81]*1000000" office:value-type="float" office:value="0">
            <text:p>0</text:p>
          </table:table-cell>
          <table:table-cell table:formula="of:=[.AB81]*1000000" office:value-type="float" office:value="0.0000000000022816">
            <text:p>2.2816E-012</text:p>
          </table:table-cell>
          <table:table-cell table:formula="of:=[.AC81]*1000000" office:value-type="float" office:value="0.0000000054108">
            <text:p>5.4108E-009</text:p>
          </table:table-cell>
          <table:table-cell office:value-type="float" office:value="0.00066176">
            <text:p>0.00066176</text:p>
          </table:table-cell>
          <table:table-cell table:style-name="ce1" office:value-type="string">
            <text:p>8.1771e-05</text:p>
          </table:table-cell>
          <table:table-cell office:value-type="float" office:value="0.00062765">
            <text:p>0.00062765</text:p>
          </table:table-cell>
          <table:table-cell table:style-name="ce1" office:value-type="string">
            <text:p>1.9648e-07</text:p>
          </table:table-cell>
          <table:table-cell table:style-name="ce1" office:value-type="string">
            <text:p>2.2761e-07</text:p>
          </table:table-cell>
          <table:table-cell table:style-name="ce1" office:value-type="string">
            <text:p>1.5866e-22</text:p>
          </table:table-cell>
          <table:table-cell table:style-name="ce1" office:value-type="string">
            <text:p>5.4108e-15</text:p>
          </table:table-cell>
          <table:table-cell office:value-type="float" office:value="0.00066176">
            <text:p>0.00066176</text:p>
          </table:table-cell>
          <table:table-cell table:style-name="ce1" office:value-type="string">
            <text:p>8.1759e-05</text:p>
          </table:table-cell>
          <table:table-cell office:value-type="float" office:value="0.00062764">
            <text:p>0.00062764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2.2816e-18</text:p>
          </table:table-cell>
          <table:table-cell table:style-name="ce1" office:value-type="string">
            <text:p>5.4108e-15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P82]*1000000" office:value-type="float" office:value="656.7">
            <text:p>656.7</text:p>
          </table:table-cell>
          <table:table-cell table:formula="of:=[.Q82]*1000000" office:value-type="float" office:value="81.221">
            <text:p>81.221</text:p>
          </table:table-cell>
          <table:table-cell table:formula="of:=[.R82]*1000000" office:value-type="float" office:value="633.33">
            <text:p>633.33</text:p>
          </table:table-cell>
          <table:table-cell table:formula="of:=[.S82]*1000000" office:value-type="float" office:value="0.1783">
            <text:p>0.1783</text:p>
          </table:table-cell>
          <table:table-cell table:formula="of:=[.T82]*1000000" office:value-type="float" office:value="0.22914">
            <text:p>0.22914</text:p>
          </table:table-cell>
          <table:table-cell table:formula="of:=[.U82]*1000000" office:value-type="float" office:value="0.00000000000054457">
            <text:p>5.4457E-013</text:p>
          </table:table-cell>
          <table:table-cell table:formula="of:=[.V82]*1000000" office:value-type="float" office:value="0.0000000052476">
            <text:p>5.2476E-009</text:p>
          </table:table-cell>
          <table:table-cell table:formula="of:=[.W82]*1000000" office:value-type="float" office:value="656.7">
            <text:p>656.7</text:p>
          </table:table-cell>
          <table:table-cell table:formula="of:=[.X82]*1000000" office:value-type="float" office:value="81.21">
            <text:p>81.21</text:p>
          </table:table-cell>
          <table:table-cell table:formula="of:=[.Y82]*1000000" office:value-type="float" office:value="633.31">
            <text:p>633.31</text:p>
          </table:table-cell>
          <table:table-cell table:formula="of:=[.Z82]*1000000" office:value-type="float" office:value="20.025">
            <text:p>20.025</text:p>
          </table:table-cell>
          <table:table-cell table:formula="of:=[.AA82]*1000000" office:value-type="float" office:value="0">
            <text:p>0</text:p>
          </table:table-cell>
          <table:table-cell table:formula="of:=[.AB82]*1000000" office:value-type="float" office:value="0.0000000000013368">
            <text:p>1.3368E-012</text:p>
          </table:table-cell>
          <table:table-cell table:formula="of:=[.AC82]*1000000" office:value-type="float" office:value="0.0000000052476">
            <text:p>5.2476E-009</text:p>
          </table:table-cell>
          <table:table-cell office:value-type="float" office:value="0.0006567">
            <text:p>0.0006567</text:p>
          </table:table-cell>
          <table:table-cell table:style-name="ce1" office:value-type="string">
            <text:p>8.1221e-05</text:p>
          </table:table-cell>
          <table:table-cell office:value-type="float" office:value="0.00063333">
            <text:p>0.00063333</text:p>
          </table:table-cell>
          <table:table-cell table:style-name="ce1" office:value-type="string">
            <text:p>1.783e-07</text:p>
          </table:table-cell>
          <table:table-cell table:style-name="ce1" office:value-type="string">
            <text:p>2.2914e-07</text:p>
          </table:table-cell>
          <table:table-cell table:style-name="ce1" office:value-type="string">
            <text:p>5.4457e-19</text:p>
          </table:table-cell>
          <table:table-cell table:style-name="ce1" office:value-type="string">
            <text:p>5.2476e-15</text:p>
          </table:table-cell>
          <table:table-cell office:value-type="float" office:value="0.0006567">
            <text:p>0.0006567</text:p>
          </table:table-cell>
          <table:table-cell table:style-name="ce1" office:value-type="string">
            <text:p>8.121e-05</text:p>
          </table:table-cell>
          <table:table-cell office:value-type="float" office:value="0.00063331">
            <text:p>0.00063331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1.3368e-18</text:p>
          </table:table-cell>
          <table:table-cell table:style-name="ce1" office:value-type="string">
            <text:p>5.2476e-15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P83]*1000000" office:value-type="float" office:value="651.69">
            <text:p>651.69</text:p>
          </table:table-cell>
          <table:table-cell table:formula="of:=[.Q83]*1000000" office:value-type="float" office:value="80.674">
            <text:p>80.674</text:p>
          </table:table-cell>
          <table:table-cell table:formula="of:=[.R83]*1000000" office:value-type="float" office:value="638.96">
            <text:p>638.96</text:p>
          </table:table-cell>
          <table:table-cell table:formula="of:=[.S83]*1000000" office:value-type="float" office:value="0.16163">
            <text:p>0.16163</text:p>
          </table:table-cell>
          <table:table-cell table:formula="of:=[.T83]*1000000" office:value-type="float" office:value="0.23068">
            <text:p>0.23068</text:p>
          </table:table-cell>
          <table:table-cell table:formula="of:=[.U83]*1000000" office:value-type="float" office:value="0.0000000000016722">
            <text:p>1.6722E-012</text:p>
          </table:table-cell>
          <table:table-cell table:formula="of:=[.V83]*1000000" office:value-type="float" office:value="0.0000000050894">
            <text:p>5.0894E-009</text:p>
          </table:table-cell>
          <table:table-cell table:formula="of:=[.W83]*1000000" office:value-type="float" office:value="651.69">
            <text:p>651.69</text:p>
          </table:table-cell>
          <table:table-cell table:formula="of:=[.X83]*1000000" office:value-type="float" office:value="80.662">
            <text:p>80.662</text:p>
          </table:table-cell>
          <table:table-cell table:formula="of:=[.Y83]*1000000" office:value-type="float" office:value="638.94">
            <text:p>638.94</text:p>
          </table:table-cell>
          <table:table-cell table:formula="of:=[.Z83]*1000000" office:value-type="float" office:value="20.025">
            <text:p>20.025</text:p>
          </table:table-cell>
          <table:table-cell table:formula="of:=[.AA83]*1000000" office:value-type="float" office:value="0">
            <text:p>0</text:p>
          </table:table-cell>
          <table:table-cell table:formula="of:=[.AB83]*1000000" office:value-type="float" office:value="-0.0000000000020424">
            <text:p>-2.0424E-012</text:p>
          </table:table-cell>
          <table:table-cell table:formula="of:=[.AC83]*1000000" office:value-type="float" office:value="0.0000000050894">
            <text:p>5.0894E-009</text:p>
          </table:table-cell>
          <table:table-cell office:value-type="float" office:value="0.00065169">
            <text:p>0.00065169</text:p>
          </table:table-cell>
          <table:table-cell table:style-name="ce1" office:value-type="string">
            <text:p>8.0674e-05</text:p>
          </table:table-cell>
          <table:table-cell office:value-type="float" office:value="0.00063896">
            <text:p>0.00063896</text:p>
          </table:table-cell>
          <table:table-cell table:style-name="ce1" office:value-type="string">
            <text:p>1.6163e-07</text:p>
          </table:table-cell>
          <table:table-cell table:style-name="ce1" office:value-type="string">
            <text:p>2.3068e-07</text:p>
          </table:table-cell>
          <table:table-cell table:style-name="ce1" office:value-type="string">
            <text:p>1.6722e-18</text:p>
          </table:table-cell>
          <table:table-cell table:style-name="ce1" office:value-type="string">
            <text:p>5.0894e-15</text:p>
          </table:table-cell>
          <table:table-cell office:value-type="float" office:value="0.00065169">
            <text:p>0.00065169</text:p>
          </table:table-cell>
          <table:table-cell table:style-name="ce1" office:value-type="string">
            <text:p>8.0662e-05</text:p>
          </table:table-cell>
          <table:table-cell office:value-type="float" office:value="0.00063894">
            <text:p>0.00063894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424e-18</text:p>
          </table:table-cell>
          <table:table-cell table:style-name="ce1" office:value-type="string">
            <text:p>5.0894e-15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P84]*1000000" office:value-type="float" office:value="646.72">
            <text:p>646.72</text:p>
          </table:table-cell>
          <table:table-cell table:formula="of:=[.Q84]*1000000" office:value-type="float" office:value="80.128">
            <text:p>80.128</text:p>
          </table:table-cell>
          <table:table-cell table:formula="of:=[.R84]*1000000" office:value-type="float" office:value="644.54">
            <text:p>644.54</text:p>
          </table:table-cell>
          <table:table-cell table:formula="of:=[.S84]*1000000" office:value-type="float" office:value="0.14638">
            <text:p>0.14638</text:p>
          </table:table-cell>
          <table:table-cell table:formula="of:=[.T84]*1000000" office:value-type="float" office:value="0.23224">
            <text:p>0.23224</text:p>
          </table:table-cell>
          <table:table-cell table:formula="of:=[.U84]*1000000" office:value-type="float" office:value="0.00000000000082038">
            <text:p>8.2038E-013</text:p>
          </table:table-cell>
          <table:table-cell table:formula="of:=[.V84]*1000000" office:value-type="float" office:value="0.000000004936">
            <text:p>4.936E-009</text:p>
          </table:table-cell>
          <table:table-cell table:formula="of:=[.W84]*1000000" office:value-type="float" office:value="646.72">
            <text:p>646.72</text:p>
          </table:table-cell>
          <table:table-cell table:formula="of:=[.X84]*1000000" office:value-type="float" office:value="80.117">
            <text:p>80.117</text:p>
          </table:table-cell>
          <table:table-cell table:formula="of:=[.Y84]*1000000" office:value-type="float" office:value="644.52">
            <text:p>644.52</text:p>
          </table:table-cell>
          <table:table-cell table:formula="of:=[.Z84]*1000000" office:value-type="float" office:value="20.025">
            <text:p>20.025</text:p>
          </table:table-cell>
          <table:table-cell table:formula="of:=[.AA84]*1000000" office:value-type="float" office:value="0">
            <text:p>0</text:p>
          </table:table-cell>
          <table:table-cell table:formula="of:=[.AB84]*1000000" office:value-type="float" office:value="0.0000000000039405">
            <text:p>3.9405E-012</text:p>
          </table:table-cell>
          <table:table-cell table:formula="of:=[.AC84]*1000000" office:value-type="float" office:value="0.000000004936">
            <text:p>4.936E-009</text:p>
          </table:table-cell>
          <table:table-cell office:value-type="float" office:value="0.00064672">
            <text:p>0.00064672</text:p>
          </table:table-cell>
          <table:table-cell table:style-name="ce1" office:value-type="string">
            <text:p>8.0128e-05</text:p>
          </table:table-cell>
          <table:table-cell office:value-type="float" office:value="0.00064454">
            <text:p>0.00064454</text:p>
          </table:table-cell>
          <table:table-cell table:style-name="ce1" office:value-type="string">
            <text:p>1.4638e-07</text:p>
          </table:table-cell>
          <table:table-cell table:style-name="ce1" office:value-type="string">
            <text:p>2.3224e-07</text:p>
          </table:table-cell>
          <table:table-cell table:style-name="ce1" office:value-type="string">
            <text:p>8.2038e-19</text:p>
          </table:table-cell>
          <table:table-cell table:style-name="ce1" office:value-type="string">
            <text:p>4.936e-15</text:p>
          </table:table-cell>
          <table:table-cell office:value-type="float" office:value="0.00064672">
            <text:p>0.00064672</text:p>
          </table:table-cell>
          <table:table-cell table:style-name="ce1" office:value-type="string">
            <text:p>8.0117e-05</text:p>
          </table:table-cell>
          <table:table-cell office:value-type="float" office:value="0.00064452">
            <text:p>0.00064452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3.9405e-18</text:p>
          </table:table-cell>
          <table:table-cell table:style-name="ce1" office:value-type="string">
            <text:p>4.936e-15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P85]*1000000" office:value-type="float" office:value="641.8">
            <text:p>641.8</text:p>
          </table:table-cell>
          <table:table-cell table:formula="of:=[.Q85]*1000000" office:value-type="float" office:value="79.584">
            <text:p>79.584</text:p>
          </table:table-cell>
          <table:table-cell table:formula="of:=[.R85]*1000000" office:value-type="float" office:value="650.06">
            <text:p>650.06</text:p>
          </table:table-cell>
          <table:table-cell table:formula="of:=[.S85]*1000000" office:value-type="float" office:value="0.13242">
            <text:p>0.13242</text:p>
          </table:table-cell>
          <table:table-cell table:formula="of:=[.T85]*1000000" office:value-type="float" office:value="0.23382">
            <text:p>0.23382</text:p>
          </table:table-cell>
          <table:table-cell table:formula="of:=[.U85]*1000000" office:value-type="float" office:value="0.0000000000017411">
            <text:p>1.7411E-012</text:p>
          </table:table-cell>
          <table:table-cell table:formula="of:=[.V85]*1000000" office:value-type="float" office:value="0.0000000047874">
            <text:p>4.7874E-009</text:p>
          </table:table-cell>
          <table:table-cell table:formula="of:=[.W85]*1000000" office:value-type="float" office:value="641.8">
            <text:p>641.8</text:p>
          </table:table-cell>
          <table:table-cell table:formula="of:=[.X85]*1000000" office:value-type="float" office:value="79.572">
            <text:p>79.572</text:p>
          </table:table-cell>
          <table:table-cell table:formula="of:=[.Y85]*1000000" office:value-type="float" office:value="650.05">
            <text:p>650.05</text:p>
          </table:table-cell>
          <table:table-cell table:formula="of:=[.Z85]*1000000" office:value-type="float" office:value="20.025">
            <text:p>20.025</text:p>
          </table:table-cell>
          <table:table-cell table:formula="of:=[.AA85]*1000000" office:value-type="float" office:value="0">
            <text:p>0</text:p>
          </table:table-cell>
          <table:table-cell table:formula="of:=[.AB85]*1000000" office:value-type="float" office:value="0.000000000013931">
            <text:p>1.3931E-011</text:p>
          </table:table-cell>
          <table:table-cell table:formula="of:=[.AC85]*1000000" office:value-type="float" office:value="0.0000000047873">
            <text:p>4.7873E-009</text:p>
          </table:table-cell>
          <table:table-cell office:value-type="float" office:value="0.0006418">
            <text:p>0.0006418</text:p>
          </table:table-cell>
          <table:table-cell table:style-name="ce1" office:value-type="string">
            <text:p>7.9584e-05</text:p>
          </table:table-cell>
          <table:table-cell office:value-type="float" office:value="0.00065006">
            <text:p>0.00065006</text:p>
          </table:table-cell>
          <table:table-cell table:style-name="ce1" office:value-type="string">
            <text:p>1.3242e-07</text:p>
          </table:table-cell>
          <table:table-cell table:style-name="ce1" office:value-type="string">
            <text:p>2.3382e-07</text:p>
          </table:table-cell>
          <table:table-cell table:style-name="ce1" office:value-type="string">
            <text:p>1.7411e-18</text:p>
          </table:table-cell>
          <table:table-cell table:style-name="ce1" office:value-type="string">
            <text:p>4.7874e-15</text:p>
          </table:table-cell>
          <table:table-cell office:value-type="float" office:value="0.0006418">
            <text:p>0.0006418</text:p>
          </table:table-cell>
          <table:table-cell table:style-name="ce1" office:value-type="string">
            <text:p>7.9572e-05</text:p>
          </table:table-cell>
          <table:table-cell office:value-type="float" office:value="0.00065005">
            <text:p>0.00065005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1.3931e-17</text:p>
          </table:table-cell>
          <table:table-cell table:style-name="ce1" office:value-type="string">
            <text:p>4.7873e-15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P86]*1000000" office:value-type="float" office:value="636.92">
            <text:p>636.92</text:p>
          </table:table-cell>
          <table:table-cell table:formula="of:=[.Q86]*1000000" office:value-type="float" office:value="79.042">
            <text:p>79.042</text:p>
          </table:table-cell>
          <table:table-cell table:formula="of:=[.R86]*1000000" office:value-type="float" office:value="655.55">
            <text:p>655.55</text:p>
          </table:table-cell>
          <table:table-cell table:formula="of:=[.S86]*1000000" office:value-type="float" office:value="0.11967">
            <text:p>0.11967</text:p>
          </table:table-cell>
          <table:table-cell table:formula="of:=[.T86]*1000000" office:value-type="float" office:value="0.23541">
            <text:p>0.23541</text:p>
          </table:table-cell>
          <table:table-cell table:formula="of:=[.U86]*1000000" office:value-type="float" office:value="-0.00000000000023784">
            <text:p>-2.3784E-013</text:p>
          </table:table-cell>
          <table:table-cell table:formula="of:=[.V86]*1000000" office:value-type="float" office:value="0.0000000046432">
            <text:p>4.6432E-009</text:p>
          </table:table-cell>
          <table:table-cell table:formula="of:=[.W86]*1000000" office:value-type="float" office:value="636.92">
            <text:p>636.92</text:p>
          </table:table-cell>
          <table:table-cell table:formula="of:=[.X86]*1000000" office:value-type="float" office:value="79.03">
            <text:p>79.03</text:p>
          </table:table-cell>
          <table:table-cell table:formula="of:=[.Y86]*1000000" office:value-type="float" office:value="655.53">
            <text:p>655.53</text:p>
          </table:table-cell>
          <table:table-cell table:formula="of:=[.Z86]*1000000" office:value-type="float" office:value="20.025">
            <text:p>20.025</text:p>
          </table:table-cell>
          <table:table-cell table:formula="of:=[.AA86]*1000000" office:value-type="float" office:value="0">
            <text:p>0</text:p>
          </table:table-cell>
          <table:table-cell table:formula="of:=[.AB86]*1000000" office:value-type="float" office:value="0.000000000011427">
            <text:p>1.1427E-011</text:p>
          </table:table-cell>
          <table:table-cell table:formula="of:=[.AC86]*1000000" office:value-type="float" office:value="0.0000000046432">
            <text:p>4.6432E-009</text:p>
          </table:table-cell>
          <table:table-cell office:value-type="float" office:value="0.00063692">
            <text:p>0.00063692</text:p>
          </table:table-cell>
          <table:table-cell table:style-name="ce1" office:value-type="string">
            <text:p>7.9042e-05</text:p>
          </table:table-cell>
          <table:table-cell office:value-type="float" office:value="0.00065555">
            <text:p>0.00065555</text:p>
          </table:table-cell>
          <table:table-cell table:style-name="ce1" office:value-type="string">
            <text:p>1.1967e-07</text:p>
          </table:table-cell>
          <table:table-cell table:style-name="ce1" office:value-type="string">
            <text:p>2.3541e-07</text:p>
          </table:table-cell>
          <table:table-cell table:style-name="ce1" office:value-type="string">
            <text:p>-2.3784e-19</text:p>
          </table:table-cell>
          <table:table-cell table:style-name="ce1" office:value-type="string">
            <text:p>4.6432e-15</text:p>
          </table:table-cell>
          <table:table-cell office:value-type="float" office:value="0.00063692">
            <text:p>0.00063692</text:p>
          </table:table-cell>
          <table:table-cell table:style-name="ce1" office:value-type="string">
            <text:p>7.903e-05</text:p>
          </table:table-cell>
          <table:table-cell office:value-type="float" office:value="0.00065553">
            <text:p>0.00065553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1.1427e-17</text:p>
          </table:table-cell>
          <table:table-cell table:style-name="ce1" office:value-type="string">
            <text:p>4.6432e-15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P87]*1000000" office:value-type="float" office:value="632.09">
            <text:p>632.09</text:p>
          </table:table-cell>
          <table:table-cell table:formula="of:=[.Q87]*1000000" office:value-type="float" office:value="78.501">
            <text:p>78.501</text:p>
          </table:table-cell>
          <table:table-cell table:formula="of:=[.R87]*1000000" office:value-type="float" office:value="660.98">
            <text:p>660.98</text:p>
          </table:table-cell>
          <table:table-cell table:formula="of:=[.S87]*1000000" office:value-type="float" office:value="0.10804">
            <text:p>0.10804</text:p>
          </table:table-cell>
          <table:table-cell table:formula="of:=[.T87]*1000000" office:value-type="float" office:value="0.23701">
            <text:p>0.23701</text:p>
          </table:table-cell>
          <table:table-cell table:formula="of:=[.U87]*1000000" office:value-type="float" office:value="-0.00000000000093541">
            <text:p>-9.3541E-013</text:p>
          </table:table-cell>
          <table:table-cell table:formula="of:=[.V87]*1000000" office:value-type="float" office:value="0.0000000045034">
            <text:p>4.5034E-009</text:p>
          </table:table-cell>
          <table:table-cell table:formula="of:=[.W87]*1000000" office:value-type="float" office:value="632.09">
            <text:p>632.09</text:p>
          </table:table-cell>
          <table:table-cell table:formula="of:=[.X87]*1000000" office:value-type="float" office:value="78.489">
            <text:p>78.489</text:p>
          </table:table-cell>
          <table:table-cell table:formula="of:=[.Y87]*1000000" office:value-type="float" office:value="660.96">
            <text:p>660.96</text:p>
          </table:table-cell>
          <table:table-cell table:formula="of:=[.Z87]*1000000" office:value-type="float" office:value="20.025">
            <text:p>20.025</text:p>
          </table:table-cell>
          <table:table-cell table:formula="of:=[.AA87]*1000000" office:value-type="float" office:value="0">
            <text:p>0</text:p>
          </table:table-cell>
          <table:table-cell table:formula="of:=[.AB87]*1000000" office:value-type="float" office:value="0.0000000000085065">
            <text:p>8.5065E-012</text:p>
          </table:table-cell>
          <table:table-cell table:formula="of:=[.AC87]*1000000" office:value-type="float" office:value="0.0000000045034">
            <text:p>4.5034E-009</text:p>
          </table:table-cell>
          <table:table-cell office:value-type="float" office:value="0.00063209">
            <text:p>0.00063209</text:p>
          </table:table-cell>
          <table:table-cell table:style-name="ce1" office:value-type="string">
            <text:p>7.8501e-05</text:p>
          </table:table-cell>
          <table:table-cell office:value-type="float" office:value="0.00066098">
            <text:p>0.00066098</text:p>
          </table:table-cell>
          <table:table-cell table:style-name="ce1" office:value-type="string">
            <text:p>1.0804e-07</text:p>
          </table:table-cell>
          <table:table-cell table:style-name="ce1" office:value-type="string">
            <text:p>2.3701e-07</text:p>
          </table:table-cell>
          <table:table-cell table:style-name="ce1" office:value-type="string">
            <text:p>-9.3541e-19</text:p>
          </table:table-cell>
          <table:table-cell table:style-name="ce1" office:value-type="string">
            <text:p>4.5034e-15</text:p>
          </table:table-cell>
          <table:table-cell office:value-type="float" office:value="0.00063209">
            <text:p>0.00063209</text:p>
          </table:table-cell>
          <table:table-cell table:style-name="ce1" office:value-type="string">
            <text:p>7.8489e-05</text:p>
          </table:table-cell>
          <table:table-cell office:value-type="float" office:value="0.00066096">
            <text:p>0.00066096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8.5065e-18</text:p>
          </table:table-cell>
          <table:table-cell table:style-name="ce1" office:value-type="string">
            <text:p>4.5034e-15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P88]*1000000" office:value-type="float" office:value="627.3">
            <text:p>627.3</text:p>
          </table:table-cell>
          <table:table-cell table:formula="of:=[.Q88]*1000000" office:value-type="float" office:value="77.962">
            <text:p>77.962</text:p>
          </table:table-cell>
          <table:table-cell table:formula="of:=[.R88]*1000000" office:value-type="float" office:value="666.36">
            <text:p>666.36</text:p>
          </table:table-cell>
          <table:table-cell table:formula="of:=[.S88]*1000000" office:value-type="float" office:value="0.097434">
            <text:p>0.097434</text:p>
          </table:table-cell>
          <table:table-cell table:formula="of:=[.T88]*1000000" office:value-type="float" office:value="0.23863">
            <text:p>0.23863</text:p>
          </table:table-cell>
          <table:table-cell table:formula="of:=[.U88]*1000000" office:value-type="float" office:value="-0.00000000000014578">
            <text:p>-1.4578E-013</text:p>
          </table:table-cell>
          <table:table-cell table:formula="of:=[.V88]*1000000" office:value-type="float" office:value="0.000000004368">
            <text:p>4.368E-009</text:p>
          </table:table-cell>
          <table:table-cell table:formula="of:=[.W88]*1000000" office:value-type="float" office:value="627.3">
            <text:p>627.3</text:p>
          </table:table-cell>
          <table:table-cell table:formula="of:=[.X88]*1000000" office:value-type="float" office:value="77.951">
            <text:p>77.951</text:p>
          </table:table-cell>
          <table:table-cell table:formula="of:=[.Y88]*1000000" office:value-type="float" office:value="666.34">
            <text:p>666.34</text:p>
          </table:table-cell>
          <table:table-cell table:formula="of:=[.Z88]*1000000" office:value-type="float" office:value="20.025">
            <text:p>20.025</text:p>
          </table:table-cell>
          <table:table-cell table:formula="of:=[.AA88]*1000000" office:value-type="float" office:value="0">
            <text:p>0</text:p>
          </table:table-cell>
          <table:table-cell table:formula="of:=[.AB88]*1000000" office:value-type="float" office:value="0.0000000000088039">
            <text:p>8.8039E-012</text:p>
          </table:table-cell>
          <table:table-cell table:formula="of:=[.AC88]*1000000" office:value-type="float" office:value="0.0000000043679">
            <text:p>4.3679E-009</text:p>
          </table:table-cell>
          <table:table-cell office:value-type="float" office:value="0.0006273">
            <text:p>0.0006273</text:p>
          </table:table-cell>
          <table:table-cell table:style-name="ce1" office:value-type="string">
            <text:p>7.7962e-05</text:p>
          </table:table-cell>
          <table:table-cell office:value-type="float" office:value="0.00066636">
            <text:p>0.00066636</text:p>
          </table:table-cell>
          <table:table-cell table:style-name="ce1" office:value-type="string">
            <text:p>9.7434e-08</text:p>
          </table:table-cell>
          <table:table-cell table:style-name="ce1" office:value-type="string">
            <text:p>2.3863e-07</text:p>
          </table:table-cell>
          <table:table-cell table:style-name="ce1" office:value-type="string">
            <text:p>-1.4578e-19</text:p>
          </table:table-cell>
          <table:table-cell table:style-name="ce1" office:value-type="string">
            <text:p>4.368e-15</text:p>
          </table:table-cell>
          <table:table-cell office:value-type="float" office:value="0.0006273">
            <text:p>0.0006273</text:p>
          </table:table-cell>
          <table:table-cell table:style-name="ce1" office:value-type="string">
            <text:p>7.7951e-05</text:p>
          </table:table-cell>
          <table:table-cell office:value-type="float" office:value="0.00066634">
            <text:p>0.00066634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8.8039e-18</text:p>
          </table:table-cell>
          <table:table-cell table:style-name="ce1" office:value-type="string">
            <text:p>4.3679e-15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P89]*1000000" office:value-type="float" office:value="622.55">
            <text:p>622.55</text:p>
          </table:table-cell>
          <table:table-cell table:formula="of:=[.Q89]*1000000" office:value-type="float" office:value="77.426">
            <text:p>77.426</text:p>
          </table:table-cell>
          <table:table-cell table:formula="of:=[.R89]*1000000" office:value-type="float" office:value="671.7">
            <text:p>671.7</text:p>
          </table:table-cell>
          <table:table-cell table:formula="of:=[.S89]*1000000" office:value-type="float" office:value="0.087778">
            <text:p>0.087778</text:p>
          </table:table-cell>
          <table:table-cell table:formula="of:=[.T89]*1000000" office:value-type="float" office:value="0.24027">
            <text:p>0.24027</text:p>
          </table:table-cell>
          <table:table-cell table:formula="of:=[.U89]*1000000" office:value-type="float" office:value="0.00000000000037164">
            <text:p>3.7164E-013</text:p>
          </table:table-cell>
          <table:table-cell table:formula="of:=[.V89]*1000000" office:value-type="float" office:value="0.0000000042366">
            <text:p>4.2366E-009</text:p>
          </table:table-cell>
          <table:table-cell table:formula="of:=[.W89]*1000000" office:value-type="float" office:value="622.55">
            <text:p>622.55</text:p>
          </table:table-cell>
          <table:table-cell table:formula="of:=[.X89]*1000000" office:value-type="float" office:value="77.414">
            <text:p>77.414</text:p>
          </table:table-cell>
          <table:table-cell table:formula="of:=[.Y89]*1000000" office:value-type="float" office:value="671.68">
            <text:p>671.68</text:p>
          </table:table-cell>
          <table:table-cell table:formula="of:=[.Z89]*1000000" office:value-type="float" office:value="20.025">
            <text:p>20.025</text:p>
          </table:table-cell>
          <table:table-cell table:formula="of:=[.AA89]*1000000" office:value-type="float" office:value="0">
            <text:p>0</text:p>
          </table:table-cell>
          <table:table-cell table:formula="of:=[.AB89]*1000000" office:value-type="float" office:value="-0.00000000000014962">
            <text:p>-1.4962E-013</text:p>
          </table:table-cell>
          <table:table-cell table:formula="of:=[.AC89]*1000000" office:value-type="float" office:value="0.0000000042366">
            <text:p>4.2366E-009</text:p>
          </table:table-cell>
          <table:table-cell office:value-type="float" office:value="0.00062255">
            <text:p>0.00062255</text:p>
          </table:table-cell>
          <table:table-cell table:style-name="ce1" office:value-type="string">
            <text:p>7.7426e-05</text:p>
          </table:table-cell>
          <table:table-cell office:value-type="float" office:value="0.0006717">
            <text:p>0.0006717</text:p>
          </table:table-cell>
          <table:table-cell table:style-name="ce1" office:value-type="string">
            <text:p>8.7778e-08</text:p>
          </table:table-cell>
          <table:table-cell table:style-name="ce1" office:value-type="string">
            <text:p>2.4027e-07</text:p>
          </table:table-cell>
          <table:table-cell table:style-name="ce1" office:value-type="string">
            <text:p>3.7164e-19</text:p>
          </table:table-cell>
          <table:table-cell table:style-name="ce1" office:value-type="string">
            <text:p>4.2366e-15</text:p>
          </table:table-cell>
          <table:table-cell office:value-type="float" office:value="0.00062255">
            <text:p>0.00062255</text:p>
          </table:table-cell>
          <table:table-cell table:style-name="ce1" office:value-type="string">
            <text:p>7.7414e-05</text:p>
          </table:table-cell>
          <table:table-cell office:value-type="float" office:value="0.00067168">
            <text:p>0.00067168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962e-19</text:p>
          </table:table-cell>
          <table:table-cell table:style-name="ce1" office:value-type="string">
            <text:p>4.2366e-15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P90]*1000000" office:value-type="float" office:value="617.85">
            <text:p>617.85</text:p>
          </table:table-cell>
          <table:table-cell table:formula="of:=[.Q90]*1000000" office:value-type="float" office:value="76.891">
            <text:p>76.891</text:p>
          </table:table-cell>
          <table:table-cell table:formula="of:=[.R90]*1000000" office:value-type="float" office:value="677">
            <text:p>677</text:p>
          </table:table-cell>
          <table:table-cell table:formula="of:=[.S90]*1000000" office:value-type="float" office:value="0.078996">
            <text:p>0.078996</text:p>
          </table:table-cell>
          <table:table-cell table:formula="of:=[.T90]*1000000" office:value-type="float" office:value="0.24192">
            <text:p>0.24192</text:p>
          </table:table-cell>
          <table:table-cell table:formula="of:=[.U90]*1000000" office:value-type="float" office:value="-0.00000000000019469">
            <text:p>-1.9469E-013</text:p>
          </table:table-cell>
          <table:table-cell table:formula="of:=[.V90]*1000000" office:value-type="float" office:value="0.0000000041092">
            <text:p>4.1092E-009</text:p>
          </table:table-cell>
          <table:table-cell table:formula="of:=[.W90]*1000000" office:value-type="float" office:value="617.85">
            <text:p>617.85</text:p>
          </table:table-cell>
          <table:table-cell table:formula="of:=[.X90]*1000000" office:value-type="float" office:value="76.879">
            <text:p>76.879</text:p>
          </table:table-cell>
          <table:table-cell table:formula="of:=[.Y90]*1000000" office:value-type="float" office:value="676.97">
            <text:p>676.97</text:p>
          </table:table-cell>
          <table:table-cell table:formula="of:=[.Z90]*1000000" office:value-type="float" office:value="20.025">
            <text:p>20.025</text:p>
          </table:table-cell>
          <table:table-cell table:formula="of:=[.AA90]*1000000" office:value-type="float" office:value="0">
            <text:p>0</text:p>
          </table:table-cell>
          <table:table-cell table:formula="of:=[.AB90]*1000000" office:value-type="float" office:value="0.0000000000023572">
            <text:p>2.3572E-012</text:p>
          </table:table-cell>
          <table:table-cell table:formula="of:=[.AC90]*1000000" office:value-type="float" office:value="0.0000000041092">
            <text:p>4.1092E-009</text:p>
          </table:table-cell>
          <table:table-cell office:value-type="float" office:value="0.00061785">
            <text:p>0.00061785</text:p>
          </table:table-cell>
          <table:table-cell table:style-name="ce1" office:value-type="string">
            <text:p>7.6891e-05</text:p>
          </table:table-cell>
          <table:table-cell office:value-type="float" office:value="0.000677">
            <text:p>0.000677</text:p>
          </table:table-cell>
          <table:table-cell table:style-name="ce1" office:value-type="string">
            <text:p>7.8996e-08</text:p>
          </table:table-cell>
          <table:table-cell table:style-name="ce1" office:value-type="string">
            <text:p>2.4192e-07</text:p>
          </table:table-cell>
          <table:table-cell table:style-name="ce1" office:value-type="string">
            <text:p>-1.9469e-19</text:p>
          </table:table-cell>
          <table:table-cell table:style-name="ce1" office:value-type="string">
            <text:p>4.1092e-15</text:p>
          </table:table-cell>
          <table:table-cell office:value-type="float" office:value="0.00061785">
            <text:p>0.00061785</text:p>
          </table:table-cell>
          <table:table-cell table:style-name="ce1" office:value-type="string">
            <text:p>7.6879e-05</text:p>
          </table:table-cell>
          <table:table-cell office:value-type="float" office:value="0.00067697">
            <text:p>0.00067697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2.3572e-18</text:p>
          </table:table-cell>
          <table:table-cell table:style-name="ce1" office:value-type="string">
            <text:p>4.1092e-15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P91]*1000000" office:value-type="float" office:value="613.19">
            <text:p>613.19</text:p>
          </table:table-cell>
          <table:table-cell table:formula="of:=[.Q91]*1000000" office:value-type="float" office:value="76.358">
            <text:p>76.358</text:p>
          </table:table-cell>
          <table:table-cell table:formula="of:=[.R91]*1000000" office:value-type="float" office:value="682.24">
            <text:p>682.24</text:p>
          </table:table-cell>
          <table:table-cell table:formula="of:=[.S91]*1000000" office:value-type="float" office:value="0.071018">
            <text:p>0.071018</text:p>
          </table:table-cell>
          <table:table-cell table:formula="of:=[.T91]*1000000" office:value-type="float" office:value="0.24358">
            <text:p>0.24358</text:p>
          </table:table-cell>
          <table:table-cell table:formula="of:=[.U91]*1000000" office:value-type="float" office:value="-0.00000000000035821">
            <text:p>-3.5821E-013</text:p>
          </table:table-cell>
          <table:table-cell table:formula="of:=[.V91]*1000000" office:value-type="float" office:value="0.0000000039858">
            <text:p>0.000000004</text:p>
          </table:table-cell>
          <table:table-cell table:formula="of:=[.W91]*1000000" office:value-type="float" office:value="613.19">
            <text:p>613.19</text:p>
          </table:table-cell>
          <table:table-cell table:formula="of:=[.X91]*1000000" office:value-type="float" office:value="76.346">
            <text:p>76.346</text:p>
          </table:table-cell>
          <table:table-cell table:formula="of:=[.Y91]*1000000" office:value-type="float" office:value="682.22">
            <text:p>682.22</text:p>
          </table:table-cell>
          <table:table-cell table:formula="of:=[.Z91]*1000000" office:value-type="float" office:value="20.025">
            <text:p>20.025</text:p>
          </table:table-cell>
          <table:table-cell table:formula="of:=[.AA91]*1000000" office:value-type="float" office:value="0">
            <text:p>0</text:p>
          </table:table-cell>
          <table:table-cell table:formula="of:=[.AB91]*1000000" office:value-type="float" office:value="0.0000000000058795">
            <text:p>5.8795E-012</text:p>
          </table:table-cell>
          <table:table-cell table:formula="of:=[.AC91]*1000000" office:value-type="float" office:value="0.0000000039858">
            <text:p>0.000000004</text:p>
          </table:table-cell>
          <table:table-cell office:value-type="float" office:value="0.00061319">
            <text:p>0.00061319</text:p>
          </table:table-cell>
          <table:table-cell table:style-name="ce1" office:value-type="string">
            <text:p>7.6358e-05</text:p>
          </table:table-cell>
          <table:table-cell office:value-type="float" office:value="0.00068224">
            <text:p>0.00068224</text:p>
          </table:table-cell>
          <table:table-cell table:style-name="ce1" office:value-type="string">
            <text:p>7.1018e-08</text:p>
          </table:table-cell>
          <table:table-cell table:style-name="ce1" office:value-type="string">
            <text:p>2.4358e-07</text:p>
          </table:table-cell>
          <table:table-cell table:style-name="ce1" office:value-type="string">
            <text:p>-3.5821e-19</text:p>
          </table:table-cell>
          <table:table-cell table:style-name="ce1" office:value-type="string">
            <text:p>3.9858e-15</text:p>
          </table:table-cell>
          <table:table-cell office:value-type="float" office:value="0.00061319">
            <text:p>0.00061319</text:p>
          </table:table-cell>
          <table:table-cell table:style-name="ce1" office:value-type="string">
            <text:p>7.6346e-05</text:p>
          </table:table-cell>
          <table:table-cell office:value-type="float" office:value="0.00068222">
            <text:p>0.00068222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5.8795e-18</text:p>
          </table:table-cell>
          <table:table-cell table:style-name="ce1" office:value-type="string">
            <text:p>3.9858e-15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P92]*1000000" office:value-type="float" office:value="608.57">
            <text:p>608.57</text:p>
          </table:table-cell>
          <table:table-cell table:formula="of:=[.Q92]*1000000" office:value-type="float" office:value="75.827">
            <text:p>75.827</text:p>
          </table:table-cell>
          <table:table-cell table:formula="of:=[.R92]*1000000" office:value-type="float" office:value="687.44">
            <text:p>687.44</text:p>
          </table:table-cell>
          <table:table-cell table:formula="of:=[.S92]*1000000" office:value-type="float" office:value="0.063778">
            <text:p>0.063778</text:p>
          </table:table-cell>
          <table:table-cell table:formula="of:=[.T92]*1000000" office:value-type="float" office:value="0.24525">
            <text:p>0.24525</text:p>
          </table:table-cell>
          <table:table-cell table:formula="of:=[.U92]*1000000" office:value-type="float" office:value="0.00000000000073304">
            <text:p>7.3304E-013</text:p>
          </table:table-cell>
          <table:table-cell table:formula="of:=[.V92]*1000000" office:value-type="float" office:value="0.0000000038661">
            <text:p>3.8661E-009</text:p>
          </table:table-cell>
          <table:table-cell table:formula="of:=[.W92]*1000000" office:value-type="float" office:value="608.57">
            <text:p>608.57</text:p>
          </table:table-cell>
          <table:table-cell table:formula="of:=[.X92]*1000000" office:value-type="float" office:value="75.816">
            <text:p>75.816</text:p>
          </table:table-cell>
          <table:table-cell table:formula="of:=[.Y92]*1000000" office:value-type="float" office:value="687.42">
            <text:p>687.42</text:p>
          </table:table-cell>
          <table:table-cell table:formula="of:=[.Z92]*1000000" office:value-type="float" office:value="20.025">
            <text:p>20.025</text:p>
          </table:table-cell>
          <table:table-cell table:formula="of:=[.AA92]*1000000" office:value-type="float" office:value="0">
            <text:p>0</text:p>
          </table:table-cell>
          <table:table-cell table:formula="of:=[.AB92]*1000000" office:value-type="float" office:value="0.00000000000093477">
            <text:p>9.3477E-013</text:p>
          </table:table-cell>
          <table:table-cell table:formula="of:=[.AC92]*1000000" office:value-type="float" office:value="0.0000000038661">
            <text:p>3.8661E-009</text:p>
          </table:table-cell>
          <table:table-cell office:value-type="float" office:value="0.00060857">
            <text:p>0.00060857</text:p>
          </table:table-cell>
          <table:table-cell table:style-name="ce1" office:value-type="string">
            <text:p>7.5827e-05</text:p>
          </table:table-cell>
          <table:table-cell office:value-type="float" office:value="0.00068744">
            <text:p>0.00068744</text:p>
          </table:table-cell>
          <table:table-cell table:style-name="ce1" office:value-type="string">
            <text:p>6.3778e-08</text:p>
          </table:table-cell>
          <table:table-cell table:style-name="ce1" office:value-type="string">
            <text:p>2.4525e-07</text:p>
          </table:table-cell>
          <table:table-cell table:style-name="ce1" office:value-type="string">
            <text:p>7.3304e-19</text:p>
          </table:table-cell>
          <table:table-cell table:style-name="ce1" office:value-type="string">
            <text:p>3.8661e-15</text:p>
          </table:table-cell>
          <table:table-cell office:value-type="float" office:value="0.00060857">
            <text:p>0.00060857</text:p>
          </table:table-cell>
          <table:table-cell table:style-name="ce1" office:value-type="string">
            <text:p>7.5816e-05</text:p>
          </table:table-cell>
          <table:table-cell office:value-type="float" office:value="0.00068742">
            <text:p>0.00068742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9.3477e-19</text:p>
          </table:table-cell>
          <table:table-cell table:style-name="ce1" office:value-type="string">
            <text:p>3.8661e-15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P93]*1000000" office:value-type="float" office:value="604">
            <text:p>604</text:p>
          </table:table-cell>
          <table:table-cell table:formula="of:=[.Q93]*1000000" office:value-type="float" office:value="75.299">
            <text:p>75.299</text:p>
          </table:table-cell>
          <table:table-cell table:formula="of:=[.R93]*1000000" office:value-type="float" office:value="692.6">
            <text:p>692.6</text:p>
          </table:table-cell>
          <table:table-cell table:formula="of:=[.S93]*1000000" office:value-type="float" office:value="0.057216">
            <text:p>0.057216</text:p>
          </table:table-cell>
          <table:table-cell table:formula="of:=[.T93]*1000000" office:value-type="float" office:value="0.24693">
            <text:p>0.24693</text:p>
          </table:table-cell>
          <table:table-cell table:formula="of:=[.U93]*1000000" office:value-type="float" office:value="0.0000000000011763">
            <text:p>1.1763E-012</text:p>
          </table:table-cell>
          <table:table-cell table:formula="of:=[.V93]*1000000" office:value-type="float" office:value="0.00000000375">
            <text:p>3.75E-009</text:p>
          </table:table-cell>
          <table:table-cell table:formula="of:=[.W93]*1000000" office:value-type="float" office:value="604">
            <text:p>604</text:p>
          </table:table-cell>
          <table:table-cell table:formula="of:=[.X93]*1000000" office:value-type="float" office:value="75.287">
            <text:p>75.287</text:p>
          </table:table-cell>
          <table:table-cell table:formula="of:=[.Y93]*1000000" office:value-type="float" office:value="692.58">
            <text:p>692.58</text:p>
          </table:table-cell>
          <table:table-cell table:formula="of:=[.Z93]*1000000" office:value-type="float" office:value="20.025">
            <text:p>20.025</text:p>
          </table:table-cell>
          <table:table-cell table:formula="of:=[.AA93]*1000000" office:value-type="float" office:value="0">
            <text:p>0</text:p>
          </table:table-cell>
          <table:table-cell table:formula="of:=[.AB93]*1000000" office:value-type="float" office:value="-0.0000000000066816">
            <text:p>-6.6816E-012</text:p>
          </table:table-cell>
          <table:table-cell table:formula="of:=[.AC93]*1000000" office:value-type="float" office:value="0.00000000375">
            <text:p>3.75E-009</text:p>
          </table:table-cell>
          <table:table-cell office:value-type="float" office:value="0.000604">
            <text:p>0.000604</text:p>
          </table:table-cell>
          <table:table-cell table:style-name="ce1" office:value-type="string">
            <text:p>7.5299e-05</text:p>
          </table:table-cell>
          <table:table-cell office:value-type="float" office:value="0.0006926">
            <text:p>0.0006926</text:p>
          </table:table-cell>
          <table:table-cell table:style-name="ce1" office:value-type="string">
            <text:p>5.7216e-08</text:p>
          </table:table-cell>
          <table:table-cell table:style-name="ce1" office:value-type="string">
            <text:p>2.4693e-07</text:p>
          </table:table-cell>
          <table:table-cell table:style-name="ce1" office:value-type="string">
            <text:p>1.1763e-18</text:p>
          </table:table-cell>
          <table:table-cell table:style-name="ce1" office:value-type="string">
            <text:p>3.75e-15</text:p>
          </table:table-cell>
          <table:table-cell office:value-type="float" office:value="0.000604">
            <text:p>0.000604</text:p>
          </table:table-cell>
          <table:table-cell table:style-name="ce1" office:value-type="string">
            <text:p>7.5287e-05</text:p>
          </table:table-cell>
          <table:table-cell office:value-type="float" office:value="0.00069258">
            <text:p>0.00069258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-6.6816e-18</text:p>
          </table:table-cell>
          <table:table-cell table:style-name="ce1" office:value-type="string">
            <text:p>3.75e-15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P94]*1000000" office:value-type="float" office:value="599.46">
            <text:p>599.46</text:p>
          </table:table-cell>
          <table:table-cell table:formula="of:=[.Q94]*1000000" office:value-type="float" office:value="74.772">
            <text:p>74.772</text:p>
          </table:table-cell>
          <table:table-cell table:formula="of:=[.R94]*1000000" office:value-type="float" office:value="697.71">
            <text:p>697.71</text:p>
          </table:table-cell>
          <table:table-cell table:formula="of:=[.S94]*1000000" office:value-type="float" office:value="0.051275">
            <text:p>0.051275</text:p>
          </table:table-cell>
          <table:table-cell table:formula="of:=[.T94]*1000000" office:value-type="float" office:value="0.24862">
            <text:p>0.24862</text:p>
          </table:table-cell>
          <table:table-cell table:formula="of:=[.U94]*1000000" office:value-type="float" office:value="0.0000000000014418">
            <text:p>1.4418E-012</text:p>
          </table:table-cell>
          <table:table-cell table:formula="of:=[.V94]*1000000" office:value-type="float" office:value="0.0000000036375">
            <text:p>3.6375E-009</text:p>
          </table:table-cell>
          <table:table-cell table:formula="of:=[.W94]*1000000" office:value-type="float" office:value="599.46">
            <text:p>599.46</text:p>
          </table:table-cell>
          <table:table-cell table:formula="of:=[.X94]*1000000" office:value-type="float" office:value="74.76">
            <text:p>74.76</text:p>
          </table:table-cell>
          <table:table-cell table:formula="of:=[.Y94]*1000000" office:value-type="float" office:value="697.69">
            <text:p>697.69</text:p>
          </table:table-cell>
          <table:table-cell table:formula="of:=[.Z94]*1000000" office:value-type="float" office:value="20.025">
            <text:p>20.025</text:p>
          </table:table-cell>
          <table:table-cell table:formula="of:=[.AA94]*1000000" office:value-type="float" office:value="0">
            <text:p>0</text:p>
          </table:table-cell>
          <table:table-cell table:formula="of:=[.AB94]*1000000" office:value-type="float" office:value="-0.0000000000085116">
            <text:p>-8.5116E-012</text:p>
          </table:table-cell>
          <table:table-cell table:formula="of:=[.AC94]*1000000" office:value-type="float" office:value="0.0000000036375">
            <text:p>3.6375E-009</text:p>
          </table:table-cell>
          <table:table-cell office:value-type="float" office:value="0.00059946">
            <text:p>0.00059946</text:p>
          </table:table-cell>
          <table:table-cell table:style-name="ce1" office:value-type="string">
            <text:p>7.4772e-05</text:p>
          </table:table-cell>
          <table:table-cell office:value-type="float" office:value="0.00069771">
            <text:p>0.00069771</text:p>
          </table:table-cell>
          <table:table-cell table:style-name="ce1" office:value-type="string">
            <text:p>5.1275e-08</text:p>
          </table:table-cell>
          <table:table-cell table:style-name="ce1" office:value-type="string">
            <text:p>2.4862e-07</text:p>
          </table:table-cell>
          <table:table-cell table:style-name="ce1" office:value-type="string">
            <text:p>1.4418e-18</text:p>
          </table:table-cell>
          <table:table-cell table:style-name="ce1" office:value-type="string">
            <text:p>3.6375e-15</text:p>
          </table:table-cell>
          <table:table-cell office:value-type="float" office:value="0.00059946">
            <text:p>0.00059946</text:p>
          </table:table-cell>
          <table:table-cell table:style-name="ce1" office:value-type="string">
            <text:p>7.476e-05</text:p>
          </table:table-cell>
          <table:table-cell office:value-type="float" office:value="0.00069769">
            <text:p>0.00069769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-8.5116e-18</text:p>
          </table:table-cell>
          <table:table-cell table:style-name="ce1" office:value-type="string">
            <text:p>3.6375e-15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P95]*1000000" office:value-type="float" office:value="594.97">
            <text:p>594.97</text:p>
          </table:table-cell>
          <table:table-cell table:formula="of:=[.Q95]*1000000" office:value-type="float" office:value="74.248">
            <text:p>74.248</text:p>
          </table:table-cell>
          <table:table-cell table:formula="of:=[.R95]*1000000" office:value-type="float" office:value="702.77">
            <text:p>702.77</text:p>
          </table:table-cell>
          <table:table-cell table:formula="of:=[.S95]*1000000" office:value-type="float" office:value="0.045902">
            <text:p>0.045902</text:p>
          </table:table-cell>
          <table:table-cell table:formula="of:=[.T95]*1000000" office:value-type="float" office:value="0.25033">
            <text:p>0.25033</text:p>
          </table:table-cell>
          <table:table-cell table:formula="of:=[.U95]*1000000" office:value-type="float" office:value="-0.00000000000076331">
            <text:p>-7.6331E-013</text:p>
          </table:table-cell>
          <table:table-cell table:formula="of:=[.V95]*1000000" office:value-type="float" office:value="0.0000000035284">
            <text:p>3.5284E-009</text:p>
          </table:table-cell>
          <table:table-cell table:formula="of:=[.W95]*1000000" office:value-type="float" office:value="594.97">
            <text:p>594.97</text:p>
          </table:table-cell>
          <table:table-cell table:formula="of:=[.X95]*1000000" office:value-type="float" office:value="74.236">
            <text:p>74.236</text:p>
          </table:table-cell>
          <table:table-cell table:formula="of:=[.Y95]*1000000" office:value-type="float" office:value="702.75">
            <text:p>702.75</text:p>
          </table:table-cell>
          <table:table-cell table:formula="of:=[.Z95]*1000000" office:value-type="float" office:value="20.025">
            <text:p>20.025</text:p>
          </table:table-cell>
          <table:table-cell table:formula="of:=[.AA95]*1000000" office:value-type="float" office:value="0">
            <text:p>0</text:p>
          </table:table-cell>
          <table:table-cell table:formula="of:=[.AB95]*1000000" office:value-type="float" office:value="-0.0000000000031408">
            <text:p>-3.1408E-012</text:p>
          </table:table-cell>
          <table:table-cell table:formula="of:=[.AC95]*1000000" office:value-type="float" office:value="0.0000000035284">
            <text:p>3.5284E-009</text:p>
          </table:table-cell>
          <table:table-cell office:value-type="float" office:value="0.00059497">
            <text:p>0.00059497</text:p>
          </table:table-cell>
          <table:table-cell table:style-name="ce1" office:value-type="string">
            <text:p>7.4248e-05</text:p>
          </table:table-cell>
          <table:table-cell office:value-type="float" office:value="0.00070277">
            <text:p>0.00070277</text:p>
          </table:table-cell>
          <table:table-cell table:style-name="ce1" office:value-type="string">
            <text:p>4.5902e-08</text:p>
          </table:table-cell>
          <table:table-cell table:style-name="ce1" office:value-type="string">
            <text:p>2.5033e-07</text:p>
          </table:table-cell>
          <table:table-cell table:style-name="ce1" office:value-type="string">
            <text:p>-7.6331e-19</text:p>
          </table:table-cell>
          <table:table-cell table:style-name="ce1" office:value-type="string">
            <text:p>3.5284e-15</text:p>
          </table:table-cell>
          <table:table-cell office:value-type="float" office:value="0.00059497">
            <text:p>0.00059497</text:p>
          </table:table-cell>
          <table:table-cell table:style-name="ce1" office:value-type="string">
            <text:p>7.4236e-05</text:p>
          </table:table-cell>
          <table:table-cell office:value-type="float" office:value="0.00070275">
            <text:p>0.00070275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-3.1408e-18</text:p>
          </table:table-cell>
          <table:table-cell table:style-name="ce1" office:value-type="string">
            <text:p>3.5284e-15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P96]*1000000" office:value-type="float" office:value="590.52">
            <text:p>590.52</text:p>
          </table:table-cell>
          <table:table-cell table:formula="of:=[.Q96]*1000000" office:value-type="float" office:value="73.725">
            <text:p>73.725</text:p>
          </table:table-cell>
          <table:table-cell table:formula="of:=[.R96]*1000000" office:value-type="float" office:value="707.8">
            <text:p>707.8</text:p>
          </table:table-cell>
          <table:table-cell table:formula="of:=[.S96]*1000000" office:value-type="float" office:value="0.041049">
            <text:p>0.041049</text:p>
          </table:table-cell>
          <table:table-cell table:formula="of:=[.T96]*1000000" office:value-type="float" office:value="0.25204">
            <text:p>0.25204</text:p>
          </table:table-cell>
          <table:table-cell table:formula="of:=[.U96]*1000000" office:value-type="float" office:value="0.000000000001229">
            <text:p>1.229E-012</text:p>
          </table:table-cell>
          <table:table-cell table:formula="of:=[.V96]*1000000" office:value-type="float" office:value="0.0000000034227">
            <text:p>3.4227E-009</text:p>
          </table:table-cell>
          <table:table-cell table:formula="of:=[.W96]*1000000" office:value-type="float" office:value="590.52">
            <text:p>590.52</text:p>
          </table:table-cell>
          <table:table-cell table:formula="of:=[.X96]*1000000" office:value-type="float" office:value="73.714">
            <text:p>73.714</text:p>
          </table:table-cell>
          <table:table-cell table:formula="of:=[.Y96]*1000000" office:value-type="float" office:value="707.77">
            <text:p>707.77</text:p>
          </table:table-cell>
          <table:table-cell table:formula="of:=[.Z96]*1000000" office:value-type="float" office:value="20.025">
            <text:p>20.025</text:p>
          </table:table-cell>
          <table:table-cell table:formula="of:=[.AA96]*1000000" office:value-type="float" office:value="0">
            <text:p>0</text:p>
          </table:table-cell>
          <table:table-cell table:formula="of:=[.AB96]*1000000" office:value-type="float" office:value="0.0000000000036146">
            <text:p>3.6146E-012</text:p>
          </table:table-cell>
          <table:table-cell table:formula="of:=[.AC96]*1000000" office:value-type="float" office:value="0.0000000034227">
            <text:p>3.4227E-009</text:p>
          </table:table-cell>
          <table:table-cell office:value-type="float" office:value="0.00059052">
            <text:p>0.00059052</text:p>
          </table:table-cell>
          <table:table-cell table:style-name="ce1" office:value-type="string">
            <text:p>7.3725e-05</text:p>
          </table:table-cell>
          <table:table-cell office:value-type="float" office:value="0.0007078">
            <text:p>0.0007078</text:p>
          </table:table-cell>
          <table:table-cell table:style-name="ce1" office:value-type="string">
            <text:p>4.1049e-08</text:p>
          </table:table-cell>
          <table:table-cell table:style-name="ce1" office:value-type="string">
            <text:p>2.5204e-07</text:p>
          </table:table-cell>
          <table:table-cell table:style-name="ce1" office:value-type="string">
            <text:p>1.229e-18</text:p>
          </table:table-cell>
          <table:table-cell table:style-name="ce1" office:value-type="string">
            <text:p>3.4227e-15</text:p>
          </table:table-cell>
          <table:table-cell office:value-type="float" office:value="0.00059052">
            <text:p>0.00059052</text:p>
          </table:table-cell>
          <table:table-cell table:style-name="ce1" office:value-type="string">
            <text:p>7.3714e-05</text:p>
          </table:table-cell>
          <table:table-cell office:value-type="float" office:value="0.00070777">
            <text:p>0.00070777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3.6146e-18</text:p>
          </table:table-cell>
          <table:table-cell table:style-name="ce1" office:value-type="string">
            <text:p>3.4227e-15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P97]*1000000" office:value-type="float" office:value="586.11">
            <text:p>586.11</text:p>
          </table:table-cell>
          <table:table-cell table:formula="of:=[.Q97]*1000000" office:value-type="float" office:value="73.205">
            <text:p>73.205</text:p>
          </table:table-cell>
          <table:table-cell table:formula="of:=[.R97]*1000000" office:value-type="float" office:value="712.77">
            <text:p>712.77</text:p>
          </table:table-cell>
          <table:table-cell table:formula="of:=[.S97]*1000000" office:value-type="float" office:value="0.036671">
            <text:p>0.036671</text:p>
          </table:table-cell>
          <table:table-cell table:formula="of:=[.T97]*1000000" office:value-type="float" office:value="0.25376">
            <text:p>0.25376</text:p>
          </table:table-cell>
          <table:table-cell table:formula="of:=[.U97]*1000000" office:value-type="float" office:value="0.0000000000019526">
            <text:p>1.9526E-012</text:p>
          </table:table-cell>
          <table:table-cell table:formula="of:=[.V97]*1000000" office:value-type="float" office:value="0.0000000033202">
            <text:p>3.3202E-009</text:p>
          </table:table-cell>
          <table:table-cell table:formula="of:=[.W97]*1000000" office:value-type="float" office:value="586.1">
            <text:p>586.1</text:p>
          </table:table-cell>
          <table:table-cell table:formula="of:=[.X97]*1000000" office:value-type="float" office:value="73.194">
            <text:p>73.194</text:p>
          </table:table-cell>
          <table:table-cell table:formula="of:=[.Y97]*1000000" office:value-type="float" office:value="712.75">
            <text:p>712.75</text:p>
          </table:table-cell>
          <table:table-cell table:formula="of:=[.Z97]*1000000" office:value-type="float" office:value="20.025">
            <text:p>20.025</text:p>
          </table:table-cell>
          <table:table-cell table:formula="of:=[.AA97]*1000000" office:value-type="float" office:value="0">
            <text:p>0</text:p>
          </table:table-cell>
          <table:table-cell table:formula="of:=[.AB97]*1000000" office:value-type="float" office:value="0.0000000000076035">
            <text:p>7.6035E-012</text:p>
          </table:table-cell>
          <table:table-cell table:formula="of:=[.AC97]*1000000" office:value-type="float" office:value="0.0000000033201">
            <text:p>3.3201E-009</text:p>
          </table:table-cell>
          <table:table-cell office:value-type="float" office:value="0.00058611">
            <text:p>0.00058611</text:p>
          </table:table-cell>
          <table:table-cell table:style-name="ce1" office:value-type="string">
            <text:p>7.3205e-05</text:p>
          </table:table-cell>
          <table:table-cell office:value-type="float" office:value="0.00071277">
            <text:p>0.00071277</text:p>
          </table:table-cell>
          <table:table-cell table:style-name="ce1" office:value-type="string">
            <text:p>3.6671e-08</text:p>
          </table:table-cell>
          <table:table-cell table:style-name="ce1" office:value-type="string">
            <text:p>2.5376e-07</text:p>
          </table:table-cell>
          <table:table-cell table:style-name="ce1" office:value-type="string">
            <text:p>1.9526e-18</text:p>
          </table:table-cell>
          <table:table-cell table:style-name="ce1" office:value-type="string">
            <text:p>3.3202e-15</text:p>
          </table:table-cell>
          <table:table-cell office:value-type="float" office:value="0.0005861">
            <text:p>0.0005861</text:p>
          </table:table-cell>
          <table:table-cell table:style-name="ce1" office:value-type="string">
            <text:p>7.3194e-05</text:p>
          </table:table-cell>
          <table:table-cell office:value-type="float" office:value="0.00071275">
            <text:p>0.00071275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7.6035e-18</text:p>
          </table:table-cell>
          <table:table-cell table:style-name="ce1" office:value-type="string">
            <text:p>3.3201e-15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P98]*1000000" office:value-type="float" office:value="581.74">
            <text:p>581.74</text:p>
          </table:table-cell>
          <table:table-cell table:formula="of:=[.Q98]*1000000" office:value-type="float" office:value="72.687">
            <text:p>72.687</text:p>
          </table:table-cell>
          <table:table-cell table:formula="of:=[.R98]*1000000" office:value-type="float" office:value="717.71">
            <text:p>717.71</text:p>
          </table:table-cell>
          <table:table-cell table:formula="of:=[.S98]*1000000" office:value-type="float" office:value="0.032725">
            <text:p>0.032725</text:p>
          </table:table-cell>
          <table:table-cell table:formula="of:=[.T98]*1000000" office:value-type="float" office:value="0.25549">
            <text:p>0.25549</text:p>
          </table:table-cell>
          <table:table-cell table:formula="of:=[.U98]*1000000" office:value-type="float" office:value="0.00000000000021852">
            <text:p>2.1852E-013</text:p>
          </table:table-cell>
          <table:table-cell table:formula="of:=[.V98]*1000000" office:value-type="float" office:value="0.0000000032208">
            <text:p>3.2208E-009</text:p>
          </table:table-cell>
          <table:table-cell table:formula="of:=[.W98]*1000000" office:value-type="float" office:value="581.73">
            <text:p>581.73</text:p>
          </table:table-cell>
          <table:table-cell table:formula="of:=[.X98]*1000000" office:value-type="float" office:value="72.676">
            <text:p>72.676</text:p>
          </table:table-cell>
          <table:table-cell table:formula="of:=[.Y98]*1000000" office:value-type="float" office:value="717.68">
            <text:p>717.68</text:p>
          </table:table-cell>
          <table:table-cell table:formula="of:=[.Z98]*1000000" office:value-type="float" office:value="20.025">
            <text:p>20.025</text:p>
          </table:table-cell>
          <table:table-cell table:formula="of:=[.AA98]*1000000" office:value-type="float" office:value="0">
            <text:p>0</text:p>
          </table:table-cell>
          <table:table-cell table:formula="of:=[.AB98]*1000000" office:value-type="float" office:value="0.0000000000071492">
            <text:p>7.1492E-012</text:p>
          </table:table-cell>
          <table:table-cell table:formula="of:=[.AC98]*1000000" office:value-type="float" office:value="0.0000000032207">
            <text:p>3.2207E-009</text:p>
          </table:table-cell>
          <table:table-cell office:value-type="float" office:value="0.00058174">
            <text:p>0.00058174</text:p>
          </table:table-cell>
          <table:table-cell table:style-name="ce1" office:value-type="string">
            <text:p>7.2687e-05</text:p>
          </table:table-cell>
          <table:table-cell office:value-type="float" office:value="0.00071771">
            <text:p>0.00071771</text:p>
          </table:table-cell>
          <table:table-cell table:style-name="ce1" office:value-type="string">
            <text:p>3.2725e-08</text:p>
          </table:table-cell>
          <table:table-cell table:style-name="ce1" office:value-type="string">
            <text:p>2.5549e-07</text:p>
          </table:table-cell>
          <table:table-cell table:style-name="ce1" office:value-type="string">
            <text:p>2.1852e-19</text:p>
          </table:table-cell>
          <table:table-cell table:style-name="ce1" office:value-type="string">
            <text:p>3.2208e-15</text:p>
          </table:table-cell>
          <table:table-cell office:value-type="float" office:value="0.00058173">
            <text:p>0.00058173</text:p>
          </table:table-cell>
          <table:table-cell table:style-name="ce1" office:value-type="string">
            <text:p>7.2676e-05</text:p>
          </table:table-cell>
          <table:table-cell office:value-type="float" office:value="0.00071768">
            <text:p>0.00071768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7.1492e-18</text:p>
          </table:table-cell>
          <table:table-cell table:style-name="ce1" office:value-type="string">
            <text:p>3.2207e-15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P99]*1000000" office:value-type="float" office:value="577.4">
            <text:p>577.4</text:p>
          </table:table-cell>
          <table:table-cell table:formula="of:=[.Q99]*1000000" office:value-type="float" office:value="72.172">
            <text:p>72.172</text:p>
          </table:table-cell>
          <table:table-cell table:formula="of:=[.R99]*1000000" office:value-type="float" office:value="722.6">
            <text:p>722.6</text:p>
          </table:table-cell>
          <table:table-cell table:formula="of:=[.S99]*1000000" office:value-type="float" office:value="0.029173">
            <text:p>0.029173</text:p>
          </table:table-cell>
          <table:table-cell table:formula="of:=[.T99]*1000000" office:value-type="float" office:value="0.25723">
            <text:p>0.25723</text:p>
          </table:table-cell>
          <table:table-cell table:formula="of:=[.U99]*1000000" office:value-type="float" office:value="0.0000000000016391">
            <text:p>1.6391E-012</text:p>
          </table:table-cell>
          <table:table-cell table:formula="of:=[.V99]*1000000" office:value-type="float" office:value="0.0000000031244">
            <text:p>3.1244E-009</text:p>
          </table:table-cell>
          <table:table-cell table:formula="of:=[.W99]*1000000" office:value-type="float" office:value="577.4">
            <text:p>577.4</text:p>
          </table:table-cell>
          <table:table-cell table:formula="of:=[.X99]*1000000" office:value-type="float" office:value="72.16">
            <text:p>72.16</text:p>
          </table:table-cell>
          <table:table-cell table:formula="of:=[.Y99]*1000000" office:value-type="float" office:value="722.57">
            <text:p>722.57</text:p>
          </table:table-cell>
          <table:table-cell table:formula="of:=[.Z99]*1000000" office:value-type="float" office:value="20.025">
            <text:p>20.025</text:p>
          </table:table-cell>
          <table:table-cell table:formula="of:=[.AA99]*1000000" office:value-type="float" office:value="0">
            <text:p>0</text:p>
          </table:table-cell>
          <table:table-cell table:formula="of:=[.AB99]*1000000" office:value-type="float" office:value="0.0000000000070828">
            <text:p>7.0828E-012</text:p>
          </table:table-cell>
          <table:table-cell table:formula="of:=[.AC99]*1000000" office:value-type="float" office:value="0.0000000031244">
            <text:p>3.1244E-009</text:p>
          </table:table-cell>
          <table:table-cell office:value-type="float" office:value="0.0005774">
            <text:p>0.0005774</text:p>
          </table:table-cell>
          <table:table-cell table:style-name="ce1" office:value-type="string">
            <text:p>7.2172e-05</text:p>
          </table:table-cell>
          <table:table-cell office:value-type="float" office:value="0.0007226">
            <text:p>0.0007226</text:p>
          </table:table-cell>
          <table:table-cell table:style-name="ce1" office:value-type="string">
            <text:p>2.9173e-08</text:p>
          </table:table-cell>
          <table:table-cell table:style-name="ce1" office:value-type="string">
            <text:p>2.5723e-07</text:p>
          </table:table-cell>
          <table:table-cell table:style-name="ce1" office:value-type="string">
            <text:p>1.6391e-18</text:p>
          </table:table-cell>
          <table:table-cell table:style-name="ce1" office:value-type="string">
            <text:p>3.1244e-15</text:p>
          </table:table-cell>
          <table:table-cell office:value-type="float" office:value="0.0005774">
            <text:p>0.0005774</text:p>
          </table:table-cell>
          <table:table-cell table:style-name="ce1" office:value-type="string">
            <text:p>7.216e-05</text:p>
          </table:table-cell>
          <table:table-cell office:value-type="float" office:value="0.00072257">
            <text:p>0.00072257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7.0828e-18</text:p>
          </table:table-cell>
          <table:table-cell table:style-name="ce1" office:value-type="string">
            <text:p>3.1244e-15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P100]*1000000" office:value-type="float" office:value="573.11">
            <text:p>573.11</text:p>
          </table:table-cell>
          <table:table-cell table:formula="of:=[.Q100]*1000000" office:value-type="float" office:value="71.658">
            <text:p>71.658</text:p>
          </table:table-cell>
          <table:table-cell table:formula="of:=[.R100]*1000000" office:value-type="float" office:value="727.45">
            <text:p>727.45</text:p>
          </table:table-cell>
          <table:table-cell table:formula="of:=[.S100]*1000000" office:value-type="float" office:value="0.025979">
            <text:p>0.025979</text:p>
          </table:table-cell>
          <table:table-cell table:formula="of:=[.T100]*1000000" office:value-type="float" office:value="0.25897">
            <text:p>0.25897</text:p>
          </table:table-cell>
          <table:table-cell table:formula="of:=[.U100]*1000000" office:value-type="float" office:value="0.00000000000030909">
            <text:p>3.0909E-013</text:p>
          </table:table-cell>
          <table:table-cell table:formula="of:=[.V100]*1000000" office:value-type="float" office:value="0.000000003031">
            <text:p>0.000000003</text:p>
          </table:table-cell>
          <table:table-cell table:formula="of:=[.W100]*1000000" office:value-type="float" office:value="573.11">
            <text:p>573.11</text:p>
          </table:table-cell>
          <table:table-cell table:formula="of:=[.X100]*1000000" office:value-type="float" office:value="71.647">
            <text:p>71.647</text:p>
          </table:table-cell>
          <table:table-cell table:formula="of:=[.Y100]*1000000" office:value-type="float" office:value="727.42">
            <text:p>727.42</text:p>
          </table:table-cell>
          <table:table-cell table:formula="of:=[.Z100]*1000000" office:value-type="float" office:value="20.025">
            <text:p>20.025</text:p>
          </table:table-cell>
          <table:table-cell table:formula="of:=[.AA100]*1000000" office:value-type="float" office:value="0">
            <text:p>0</text:p>
          </table:table-cell>
          <table:table-cell table:formula="of:=[.AB100]*1000000" office:value-type="float" office:value="-0.0000000000016928">
            <text:p>-1.6928E-012</text:p>
          </table:table-cell>
          <table:table-cell table:formula="of:=[.AC100]*1000000" office:value-type="float" office:value="0.0000000030309">
            <text:p>0.000000003</text:p>
          </table:table-cell>
          <table:table-cell office:value-type="float" office:value="0.00057311">
            <text:p>0.00057311</text:p>
          </table:table-cell>
          <table:table-cell table:style-name="ce1" office:value-type="string">
            <text:p>7.1658e-05</text:p>
          </table:table-cell>
          <table:table-cell office:value-type="float" office:value="0.00072745">
            <text:p>0.00072745</text:p>
          </table:table-cell>
          <table:table-cell table:style-name="ce1" office:value-type="string">
            <text:p>2.5979e-08</text:p>
          </table:table-cell>
          <table:table-cell table:style-name="ce1" office:value-type="string">
            <text:p>2.5897e-07</text:p>
          </table:table-cell>
          <table:table-cell table:style-name="ce1" office:value-type="string">
            <text:p>3.0909e-19</text:p>
          </table:table-cell>
          <table:table-cell table:style-name="ce1" office:value-type="string">
            <text:p>3.031e-15</text:p>
          </table:table-cell>
          <table:table-cell office:value-type="float" office:value="0.00057311">
            <text:p>0.00057311</text:p>
          </table:table-cell>
          <table:table-cell table:style-name="ce1" office:value-type="string">
            <text:p>7.1647e-05</text:p>
          </table:table-cell>
          <table:table-cell office:value-type="float" office:value="0.00072742">
            <text:p>0.00072742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928e-18</text:p>
          </table:table-cell>
          <table:table-cell table:style-name="ce1" office:value-type="string">
            <text:p>3.0309e-15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P101]*1000000" office:value-type="float" office:value="568.86">
            <text:p>568.86</text:p>
          </table:table-cell>
          <table:table-cell table:formula="of:=[.Q101]*1000000" office:value-type="float" office:value="71.148">
            <text:p>71.148</text:p>
          </table:table-cell>
          <table:table-cell table:formula="of:=[.R101]*1000000" office:value-type="float" office:value="732.25">
            <text:p>732.25</text:p>
          </table:table-cell>
          <table:table-cell table:formula="of:=[.S101]*1000000" office:value-type="float" office:value="0.023111">
            <text:p>0.023111</text:p>
          </table:table-cell>
          <table:table-cell table:formula="of:=[.T101]*1000000" office:value-type="float" office:value="0.26072">
            <text:p>0.26072</text:p>
          </table:table-cell>
          <table:table-cell table:formula="of:=[.U101]*1000000" office:value-type="float" office:value="-6.6834E-016">
            <text:p>-6.6834E-016</text:p>
          </table:table-cell>
          <table:table-cell table:formula="of:=[.V101]*1000000" office:value-type="float" office:value="0.0000000029404">
            <text:p>2.9404E-009</text:p>
          </table:table-cell>
          <table:table-cell table:formula="of:=[.W101]*1000000" office:value-type="float" office:value="568.85">
            <text:p>568.85</text:p>
          </table:table-cell>
          <table:table-cell table:formula="of:=[.X101]*1000000" office:value-type="float" office:value="71.136">
            <text:p>71.136</text:p>
          </table:table-cell>
          <table:table-cell table:formula="of:=[.Y101]*1000000" office:value-type="float" office:value="732.23">
            <text:p>732.23</text:p>
          </table:table-cell>
          <table:table-cell table:formula="of:=[.Z101]*1000000" office:value-type="float" office:value="20.025">
            <text:p>20.025</text:p>
          </table:table-cell>
          <table:table-cell table:formula="of:=[.AA101]*1000000" office:value-type="float" office:value="0">
            <text:p>0</text:p>
          </table:table-cell>
          <table:table-cell table:formula="of:=[.AB101]*1000000" office:value-type="float" office:value="-0.0000000000036581">
            <text:p>-3.6581E-012</text:p>
          </table:table-cell>
          <table:table-cell table:formula="of:=[.AC101]*1000000" office:value-type="float" office:value="0.0000000029404">
            <text:p>2.9404E-009</text:p>
          </table:table-cell>
          <table:table-cell office:value-type="float" office:value="0.00056886">
            <text:p>0.00056886</text:p>
          </table:table-cell>
          <table:table-cell table:style-name="ce1" office:value-type="string">
            <text:p>7.1148e-05</text:p>
          </table:table-cell>
          <table:table-cell office:value-type="float" office:value="0.00073225">
            <text:p>0.00073225</text:p>
          </table:table-cell>
          <table:table-cell table:style-name="ce1" office:value-type="string">
            <text:p>2.3111e-08</text:p>
          </table:table-cell>
          <table:table-cell table:style-name="ce1" office:value-type="string">
            <text:p>2.6072e-07</text:p>
          </table:table-cell>
          <table:table-cell table:style-name="ce1" office:value-type="string">
            <text:p>-6.6834e-22</text:p>
          </table:table-cell>
          <table:table-cell table:style-name="ce1" office:value-type="string">
            <text:p>2.9404e-15</text:p>
          </table:table-cell>
          <table:table-cell office:value-type="float" office:value="0.00056885">
            <text:p>0.00056885</text:p>
          </table:table-cell>
          <table:table-cell table:style-name="ce1" office:value-type="string">
            <text:p>7.1136e-05</text:p>
          </table:table-cell>
          <table:table-cell office:value-type="float" office:value="0.00073223">
            <text:p>0.00073223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-3.6581e-18</text:p>
          </table:table-cell>
          <table:table-cell table:style-name="ce1" office:value-type="string">
            <text:p>2.9404e-15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P102]*1000000" office:value-type="float" office:value="564.64">
            <text:p>564.64</text:p>
          </table:table-cell>
          <table:table-cell table:formula="of:=[.Q102]*1000000" office:value-type="float" office:value="70.639">
            <text:p>70.639</text:p>
          </table:table-cell>
          <table:table-cell table:formula="of:=[.R102]*1000000" office:value-type="float" office:value="737.02">
            <text:p>737.02</text:p>
          </table:table-cell>
          <table:table-cell table:formula="of:=[.S102]*1000000" office:value-type="float" office:value="0.020538">
            <text:p>0.020538</text:p>
          </table:table-cell>
          <table:table-cell table:formula="of:=[.T102]*1000000" office:value-type="float" office:value="0.26247">
            <text:p>0.26247</text:p>
          </table:table-cell>
          <table:table-cell table:formula="of:=[.U102]*1000000" office:value-type="float" office:value="0.0000000000006966">
            <text:p>6.966E-013</text:p>
          </table:table-cell>
          <table:table-cell table:formula="of:=[.V102]*1000000" office:value-type="float" office:value="0.0000000028526">
            <text:p>2.8526E-009</text:p>
          </table:table-cell>
          <table:table-cell table:formula="of:=[.W102]*1000000" office:value-type="float" office:value="564.64">
            <text:p>564.64</text:p>
          </table:table-cell>
          <table:table-cell table:formula="of:=[.X102]*1000000" office:value-type="float" office:value="70.627">
            <text:p>70.627</text:p>
          </table:table-cell>
          <table:table-cell table:formula="of:=[.Y102]*1000000" office:value-type="float" office:value="736.99">
            <text:p>736.99</text:p>
          </table:table-cell>
          <table:table-cell table:formula="of:=[.Z102]*1000000" office:value-type="float" office:value="20.025">
            <text:p>20.025</text:p>
          </table:table-cell>
          <table:table-cell table:formula="of:=[.AA102]*1000000" office:value-type="float" office:value="0">
            <text:p>0</text:p>
          </table:table-cell>
          <table:table-cell table:formula="of:=[.AB102]*1000000" office:value-type="float" office:value="-0.0000000000053102">
            <text:p>-5.3102E-012</text:p>
          </table:table-cell>
          <table:table-cell table:formula="of:=[.AC102]*1000000" office:value-type="float" office:value="0.0000000028525">
            <text:p>2.8525E-009</text:p>
          </table:table-cell>
          <table:table-cell office:value-type="float" office:value="0.00056464">
            <text:p>0.00056464</text:p>
          </table:table-cell>
          <table:table-cell table:style-name="ce1" office:value-type="string">
            <text:p>7.0639e-05</text:p>
          </table:table-cell>
          <table:table-cell office:value-type="float" office:value="0.00073702">
            <text:p>0.00073702</text:p>
          </table:table-cell>
          <table:table-cell table:style-name="ce1" office:value-type="string">
            <text:p>2.0538e-08</text:p>
          </table:table-cell>
          <table:table-cell table:style-name="ce1" office:value-type="string">
            <text:p>2.6247e-07</text:p>
          </table:table-cell>
          <table:table-cell table:style-name="ce1" office:value-type="string">
            <text:p>6.966e-19</text:p>
          </table:table-cell>
          <table:table-cell table:style-name="ce1" office:value-type="string">
            <text:p>2.8526e-15</text:p>
          </table:table-cell>
          <table:table-cell office:value-type="float" office:value="0.00056464">
            <text:p>0.00056464</text:p>
          </table:table-cell>
          <table:table-cell table:style-name="ce1" office:value-type="string">
            <text:p>7.0627e-05</text:p>
          </table:table-cell>
          <table:table-cell office:value-type="float" office:value="0.00073699">
            <text:p>0.00073699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-5.3102e-18</text:p>
          </table:table-cell>
          <table:table-cell table:style-name="ce1" office:value-type="string">
            <text:p>2.8525e-15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P103]*1000000" office:value-type="float" office:value="560.47">
            <text:p>560.47</text:p>
          </table:table-cell>
          <table:table-cell table:formula="of:=[.Q103]*1000000" office:value-type="float" office:value="70.133">
            <text:p>70.133</text:p>
          </table:table-cell>
          <table:table-cell table:formula="of:=[.R103]*1000000" office:value-type="float" office:value="741.74">
            <text:p>741.74</text:p>
          </table:table-cell>
          <table:table-cell table:formula="of:=[.S103]*1000000" office:value-type="float" office:value="0.018233">
            <text:p>0.018233</text:p>
          </table:table-cell>
          <table:table-cell table:formula="of:=[.T103]*1000000" office:value-type="float" office:value="0.26423">
            <text:p>0.26423</text:p>
          </table:table-cell>
          <table:table-cell table:formula="of:=[.U103]*1000000" office:value-type="float" office:value="0.0000000000021094">
            <text:p>2.1094E-012</text:p>
          </table:table-cell>
          <table:table-cell table:formula="of:=[.V103]*1000000" office:value-type="float" office:value="0.0000000027674">
            <text:p>2.7674E-009</text:p>
          </table:table-cell>
          <table:table-cell table:formula="of:=[.W103]*1000000" office:value-type="float" office:value="560.46">
            <text:p>560.46</text:p>
          </table:table-cell>
          <table:table-cell table:formula="of:=[.X103]*1000000" office:value-type="float" office:value="70.121">
            <text:p>70.121</text:p>
          </table:table-cell>
          <table:table-cell table:formula="of:=[.Y103]*1000000" office:value-type="float" office:value="741.71">
            <text:p>741.71</text:p>
          </table:table-cell>
          <table:table-cell table:formula="of:=[.Z103]*1000000" office:value-type="float" office:value="20.025">
            <text:p>20.025</text:p>
          </table:table-cell>
          <table:table-cell table:formula="of:=[.AA103]*1000000" office:value-type="float" office:value="0">
            <text:p>0</text:p>
          </table:table-cell>
          <table:table-cell table:formula="of:=[.AB103]*1000000" office:value-type="float" office:value="-0.0000000000023925">
            <text:p>-2.3925E-012</text:p>
          </table:table-cell>
          <table:table-cell table:formula="of:=[.AC103]*1000000" office:value-type="float" office:value="0.0000000027674">
            <text:p>2.7674E-009</text:p>
          </table:table-cell>
          <table:table-cell office:value-type="float" office:value="0.00056047">
            <text:p>0.00056047</text:p>
          </table:table-cell>
          <table:table-cell table:style-name="ce1" office:value-type="string">
            <text:p>7.0133e-05</text:p>
          </table:table-cell>
          <table:table-cell office:value-type="float" office:value="0.00074174">
            <text:p>0.00074174</text:p>
          </table:table-cell>
          <table:table-cell table:style-name="ce1" office:value-type="string">
            <text:p>1.8233e-08</text:p>
          </table:table-cell>
          <table:table-cell table:style-name="ce1" office:value-type="string">
            <text:p>2.6423e-07</text:p>
          </table:table-cell>
          <table:table-cell table:style-name="ce1" office:value-type="string">
            <text:p>2.1094e-18</text:p>
          </table:table-cell>
          <table:table-cell table:style-name="ce1" office:value-type="string">
            <text:p>2.7674e-15</text:p>
          </table:table-cell>
          <table:table-cell office:value-type="float" office:value="0.00056046">
            <text:p>0.00056046</text:p>
          </table:table-cell>
          <table:table-cell table:style-name="ce1" office:value-type="string">
            <text:p>7.0121e-05</text:p>
          </table:table-cell>
          <table:table-cell office:value-type="float" office:value="0.00074171">
            <text:p>0.00074171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925e-18</text:p>
          </table:table-cell>
          <table:table-cell table:style-name="ce1" office:value-type="string">
            <text:p>2.7674e-15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P104]*1000000" office:value-type="float" office:value="556.33">
            <text:p>556.33</text:p>
          </table:table-cell>
          <table:table-cell table:formula="of:=[.Q104]*1000000" office:value-type="float" office:value="69.629">
            <text:p>69.629</text:p>
          </table:table-cell>
          <table:table-cell table:formula="of:=[.R104]*1000000" office:value-type="float" office:value="746.42">
            <text:p>746.42</text:p>
          </table:table-cell>
          <table:table-cell table:formula="of:=[.S104]*1000000" office:value-type="float" office:value="0.01617">
            <text:p>0.01617</text:p>
          </table:table-cell>
          <table:table-cell table:formula="of:=[.T104]*1000000" office:value-type="float" office:value="0.26599">
            <text:p>0.26599</text:p>
          </table:table-cell>
          <table:table-cell table:formula="of:=[.U104]*1000000" office:value-type="float" office:value="0.0000000000014536">
            <text:p>1.4536E-012</text:p>
          </table:table-cell>
          <table:table-cell table:formula="of:=[.V104]*1000000" office:value-type="float" office:value="0.0000000026849">
            <text:p>2.6849E-009</text:p>
          </table:table-cell>
          <table:table-cell table:formula="of:=[.W104]*1000000" office:value-type="float" office:value="556.32">
            <text:p>556.32</text:p>
          </table:table-cell>
          <table:table-cell table:formula="of:=[.X104]*1000000" office:value-type="float" office:value="69.617">
            <text:p>69.617</text:p>
          </table:table-cell>
          <table:table-cell table:formula="of:=[.Y104]*1000000" office:value-type="float" office:value="746.39">
            <text:p>746.39</text:p>
          </table:table-cell>
          <table:table-cell table:formula="of:=[.Z104]*1000000" office:value-type="float" office:value="20.025">
            <text:p>20.025</text:p>
          </table:table-cell>
          <table:table-cell table:formula="of:=[.AA104]*1000000" office:value-type="float" office:value="0">
            <text:p>0</text:p>
          </table:table-cell>
          <table:table-cell table:formula="of:=[.AB104]*1000000" office:value-type="float" office:value="0.000000000001128">
            <text:p>1.128E-012</text:p>
          </table:table-cell>
          <table:table-cell table:formula="of:=[.AC104]*1000000" office:value-type="float" office:value="0.0000000026849">
            <text:p>2.6849E-009</text:p>
          </table:table-cell>
          <table:table-cell office:value-type="float" office:value="0.00055633">
            <text:p>0.00055633</text:p>
          </table:table-cell>
          <table:table-cell table:style-name="ce1" office:value-type="string">
            <text:p>6.9629e-05</text:p>
          </table:table-cell>
          <table:table-cell office:value-type="float" office:value="0.00074642">
            <text:p>0.00074642</text:p>
          </table:table-cell>
          <table:table-cell table:style-name="ce1" office:value-type="string">
            <text:p>1.617e-08</text:p>
          </table:table-cell>
          <table:table-cell table:style-name="ce1" office:value-type="string">
            <text:p>2.6599e-07</text:p>
          </table:table-cell>
          <table:table-cell table:style-name="ce1" office:value-type="string">
            <text:p>1.4536e-18</text:p>
          </table:table-cell>
          <table:table-cell table:style-name="ce1" office:value-type="string">
            <text:p>2.6849e-15</text:p>
          </table:table-cell>
          <table:table-cell office:value-type="float" office:value="0.00055632">
            <text:p>0.00055632</text:p>
          </table:table-cell>
          <table:table-cell table:style-name="ce1" office:value-type="string">
            <text:p>6.9617e-05</text:p>
          </table:table-cell>
          <table:table-cell office:value-type="float" office:value="0.00074639">
            <text:p>0.00074639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1.128e-18</text:p>
          </table:table-cell>
          <table:table-cell table:style-name="ce1" office:value-type="string">
            <text:p>2.6849e-15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P105]*1000000" office:value-type="float" office:value="552.23">
            <text:p>552.23</text:p>
          </table:table-cell>
          <table:table-cell table:formula="of:=[.Q105]*1000000" office:value-type="float" office:value="69.128">
            <text:p>69.128</text:p>
          </table:table-cell>
          <table:table-cell table:formula="of:=[.R105]*1000000" office:value-type="float" office:value="751.06">
            <text:p>751.06</text:p>
          </table:table-cell>
          <table:table-cell table:formula="of:=[.S105]*1000000" office:value-type="float" office:value="0.014325">
            <text:p>0.014325</text:p>
          </table:table-cell>
          <table:table-cell table:formula="of:=[.T105]*1000000" office:value-type="float" office:value="0.26776">
            <text:p>0.26776</text:p>
          </table:table-cell>
          <table:table-cell table:formula="of:=[.U105]*1000000" office:value-type="float" office:value="0.0000000000015237">
            <text:p>1.5237E-012</text:p>
          </table:table-cell>
          <table:table-cell table:formula="of:=[.V105]*1000000" office:value-type="float" office:value="0.0000000026048">
            <text:p>2.6048E-009</text:p>
          </table:table-cell>
          <table:table-cell table:formula="of:=[.W105]*1000000" office:value-type="float" office:value="552.22">
            <text:p>552.22</text:p>
          </table:table-cell>
          <table:table-cell table:formula="of:=[.X105]*1000000" office:value-type="float" office:value="69.116">
            <text:p>69.116</text:p>
          </table:table-cell>
          <table:table-cell table:formula="of:=[.Y105]*1000000" office:value-type="float" office:value="751.03">
            <text:p>751.03</text:p>
          </table:table-cell>
          <table:table-cell table:formula="of:=[.Z105]*1000000" office:value-type="float" office:value="20.025">
            <text:p>20.025</text:p>
          </table:table-cell>
          <table:table-cell table:formula="of:=[.AA105]*1000000" office:value-type="float" office:value="0">
            <text:p>0</text:p>
          </table:table-cell>
          <table:table-cell table:formula="of:=[.AB105]*1000000" office:value-type="float" office:value="0.00000000000037346">
            <text:p>3.7346E-013</text:p>
          </table:table-cell>
          <table:table-cell table:formula="of:=[.AC105]*1000000" office:value-type="float" office:value="0.0000000026048">
            <text:p>2.6048E-009</text:p>
          </table:table-cell>
          <table:table-cell office:value-type="float" office:value="0.00055223">
            <text:p>0.00055223</text:p>
          </table:table-cell>
          <table:table-cell table:style-name="ce1" office:value-type="string">
            <text:p>6.9128e-05</text:p>
          </table:table-cell>
          <table:table-cell office:value-type="float" office:value="0.00075106">
            <text:p>0.00075106</text:p>
          </table:table-cell>
          <table:table-cell table:style-name="ce1" office:value-type="string">
            <text:p>1.4325e-08</text:p>
          </table:table-cell>
          <table:table-cell table:style-name="ce1" office:value-type="string">
            <text:p>2.6776e-07</text:p>
          </table:table-cell>
          <table:table-cell table:style-name="ce1" office:value-type="string">
            <text:p>1.5237e-18</text:p>
          </table:table-cell>
          <table:table-cell table:style-name="ce1" office:value-type="string">
            <text:p>2.6048e-15</text:p>
          </table:table-cell>
          <table:table-cell office:value-type="float" office:value="0.00055222">
            <text:p>0.00055222</text:p>
          </table:table-cell>
          <table:table-cell table:style-name="ce1" office:value-type="string">
            <text:p>6.9116e-05</text:p>
          </table:table-cell>
          <table:table-cell office:value-type="float" office:value="0.00075103">
            <text:p>0.00075103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3.7346e-19</text:p>
          </table:table-cell>
          <table:table-cell table:style-name="ce1" office:value-type="string">
            <text:p>2.6048e-15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P106]*1000000" office:value-type="float" office:value="548.16">
            <text:p>548.16</text:p>
          </table:table-cell>
          <table:table-cell table:formula="of:=[.Q106]*1000000" office:value-type="float" office:value="68.629">
            <text:p>68.629</text:p>
          </table:table-cell>
          <table:table-cell table:formula="of:=[.R106]*1000000" office:value-type="float" office:value="755.66">
            <text:p>755.66</text:p>
          </table:table-cell>
          <table:table-cell table:formula="of:=[.S106]*1000000" office:value-type="float" office:value="0.012678">
            <text:p>0.012678</text:p>
          </table:table-cell>
          <table:table-cell table:formula="of:=[.T106]*1000000" office:value-type="float" office:value="0.26953">
            <text:p>0.26953</text:p>
          </table:table-cell>
          <table:table-cell table:formula="of:=[.U106]*1000000" office:value-type="float" office:value="0.0000000000012826">
            <text:p>1.2826E-012</text:p>
          </table:table-cell>
          <table:table-cell table:formula="of:=[.V106]*1000000" office:value-type="float" office:value="0.0000000025272">
            <text:p>2.5272E-009</text:p>
          </table:table-cell>
          <table:table-cell table:formula="of:=[.W106]*1000000" office:value-type="float" office:value="548.16">
            <text:p>548.16</text:p>
          </table:table-cell>
          <table:table-cell table:formula="of:=[.X106]*1000000" office:value-type="float" office:value="68.617">
            <text:p>68.617</text:p>
          </table:table-cell>
          <table:table-cell table:formula="of:=[.Y106]*1000000" office:value-type="float" office:value="755.63">
            <text:p>755.63</text:p>
          </table:table-cell>
          <table:table-cell table:formula="of:=[.Z106]*1000000" office:value-type="float" office:value="20.025">
            <text:p>20.025</text:p>
          </table:table-cell>
          <table:table-cell table:formula="of:=[.AA106]*1000000" office:value-type="float" office:value="0">
            <text:p>0</text:p>
          </table:table-cell>
          <table:table-cell table:formula="of:=[.AB106]*1000000" office:value-type="float" office:value="-0.0000000000042893">
            <text:p>-4.2893E-012</text:p>
          </table:table-cell>
          <table:table-cell table:formula="of:=[.AC106]*1000000" office:value-type="float" office:value="0.0000000025272">
            <text:p>2.5272E-009</text:p>
          </table:table-cell>
          <table:table-cell office:value-type="float" office:value="0.00054816">
            <text:p>0.00054816</text:p>
          </table:table-cell>
          <table:table-cell table:style-name="ce1" office:value-type="string">
            <text:p>6.8629e-05</text:p>
          </table:table-cell>
          <table:table-cell office:value-type="float" office:value="0.00075566">
            <text:p>0.00075566</text:p>
          </table:table-cell>
          <table:table-cell table:style-name="ce1" office:value-type="string">
            <text:p>1.2678e-08</text:p>
          </table:table-cell>
          <table:table-cell table:style-name="ce1" office:value-type="string">
            <text:p>2.6953e-07</text:p>
          </table:table-cell>
          <table:table-cell table:style-name="ce1" office:value-type="string">
            <text:p>1.2826e-18</text:p>
          </table:table-cell>
          <table:table-cell table:style-name="ce1" office:value-type="string">
            <text:p>2.5272e-15</text:p>
          </table:table-cell>
          <table:table-cell office:value-type="float" office:value="0.00054816">
            <text:p>0.00054816</text:p>
          </table:table-cell>
          <table:table-cell table:style-name="ce1" office:value-type="string">
            <text:p>6.8617e-05</text:p>
          </table:table-cell>
          <table:table-cell office:value-type="float" office:value="0.00075563">
            <text:p>0.00075563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-4.2893e-18</text:p>
          </table:table-cell>
          <table:table-cell table:style-name="ce1" office:value-type="string">
            <text:p>2.5272e-15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P107]*1000000" office:value-type="float" office:value="544.14">
            <text:p>544.14</text:p>
          </table:table-cell>
          <table:table-cell table:formula="of:=[.Q107]*1000000" office:value-type="float" office:value="68.132">
            <text:p>68.132</text:p>
          </table:table-cell>
          <table:table-cell table:formula="of:=[.R107]*1000000" office:value-type="float" office:value="760.22">
            <text:p>760.22</text:p>
          </table:table-cell>
          <table:table-cell table:formula="of:=[.S107]*1000000" office:value-type="float" office:value="0.01121">
            <text:p>0.01121</text:p>
          </table:table-cell>
          <table:table-cell table:formula="of:=[.T107]*1000000" office:value-type="float" office:value="0.2713">
            <text:p>0.2713</text:p>
          </table:table-cell>
          <table:table-cell table:formula="of:=[.U107]*1000000" office:value-type="float" office:value="0.00000000000088584">
            <text:p>8.8584E-013</text:p>
          </table:table-cell>
          <table:table-cell table:formula="of:=[.V107]*1000000" office:value-type="float" office:value="0.000000002452">
            <text:p>2.452E-009</text:p>
          </table:table-cell>
          <table:table-cell table:formula="of:=[.W107]*1000000" office:value-type="float" office:value="544.13">
            <text:p>544.13</text:p>
          </table:table-cell>
          <table:table-cell table:formula="of:=[.X107]*1000000" office:value-type="float" office:value="68.121">
            <text:p>68.121</text:p>
          </table:table-cell>
          <table:table-cell table:formula="of:=[.Y107]*1000000" office:value-type="float" office:value="760.19">
            <text:p>760.19</text:p>
          </table:table-cell>
          <table:table-cell table:formula="of:=[.Z107]*1000000" office:value-type="float" office:value="20.025">
            <text:p>20.025</text:p>
          </table:table-cell>
          <table:table-cell table:formula="of:=[.AA107]*1000000" office:value-type="float" office:value="0">
            <text:p>0</text:p>
          </table:table-cell>
          <table:table-cell table:formula="of:=[.AB107]*1000000" office:value-type="float" office:value="-0.0000000000039019">
            <text:p>-3.9019E-012</text:p>
          </table:table-cell>
          <table:table-cell table:formula="of:=[.AC107]*1000000" office:value-type="float" office:value="0.000000002452">
            <text:p>2.452E-009</text:p>
          </table:table-cell>
          <table:table-cell office:value-type="float" office:value="0.00054414">
            <text:p>0.00054414</text:p>
          </table:table-cell>
          <table:table-cell table:style-name="ce1" office:value-type="string">
            <text:p>6.8132e-05</text:p>
          </table:table-cell>
          <table:table-cell office:value-type="float" office:value="0.00076022">
            <text:p>0.00076022</text:p>
          </table:table-cell>
          <table:table-cell table:style-name="ce1" office:value-type="string">
            <text:p>1.121e-08</text:p>
          </table:table-cell>
          <table:table-cell table:style-name="ce1" office:value-type="string">
            <text:p>2.713e-07</text:p>
          </table:table-cell>
          <table:table-cell table:style-name="ce1" office:value-type="string">
            <text:p>8.8584e-19</text:p>
          </table:table-cell>
          <table:table-cell table:style-name="ce1" office:value-type="string">
            <text:p>2.452e-15</text:p>
          </table:table-cell>
          <table:table-cell office:value-type="float" office:value="0.00054413">
            <text:p>0.00054413</text:p>
          </table:table-cell>
          <table:table-cell table:style-name="ce1" office:value-type="string">
            <text:p>6.8121e-05</text:p>
          </table:table-cell>
          <table:table-cell office:value-type="float" office:value="0.00076019">
            <text:p>0.00076019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-3.9019e-18</text:p>
          </table:table-cell>
          <table:table-cell table:style-name="ce1" office:value-type="string">
            <text:p>2.452e-15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P108]*1000000" office:value-type="float" office:value="540.15">
            <text:p>540.15</text:p>
          </table:table-cell>
          <table:table-cell table:formula="of:=[.Q108]*1000000" office:value-type="float" office:value="67.638">
            <text:p>67.638</text:p>
          </table:table-cell>
          <table:table-cell table:formula="of:=[.R108]*1000000" office:value-type="float" office:value="764.74">
            <text:p>764.74</text:p>
          </table:table-cell>
          <table:table-cell table:formula="of:=[.S108]*1000000" office:value-type="float" office:value="0.0099012">
            <text:p>0.0099012</text:p>
          </table:table-cell>
          <table:table-cell table:formula="of:=[.T108]*1000000" office:value-type="float" office:value="0.27308">
            <text:p>0.27308</text:p>
          </table:table-cell>
          <table:table-cell table:formula="of:=[.U108]*1000000" office:value-type="float" office:value="0.0000000000016839">
            <text:p>1.6839E-012</text:p>
          </table:table-cell>
          <table:table-cell table:formula="of:=[.V108]*1000000" office:value-type="float" office:value="0.0000000023791">
            <text:p>2.3791E-009</text:p>
          </table:table-cell>
          <table:table-cell table:formula="of:=[.W108]*1000000" office:value-type="float" office:value="540.14">
            <text:p>540.14</text:p>
          </table:table-cell>
          <table:table-cell table:formula="of:=[.X108]*1000000" office:value-type="float" office:value="67.627">
            <text:p>67.627</text:p>
          </table:table-cell>
          <table:table-cell table:formula="of:=[.Y108]*1000000" office:value-type="float" office:value="764.71">
            <text:p>764.71</text:p>
          </table:table-cell>
          <table:table-cell table:formula="of:=[.Z108]*1000000" office:value-type="float" office:value="20.025">
            <text:p>20.025</text:p>
          </table:table-cell>
          <table:table-cell table:formula="of:=[.AA108]*1000000" office:value-type="float" office:value="0">
            <text:p>0</text:p>
          </table:table-cell>
          <table:table-cell table:formula="of:=[.AB108]*1000000" office:value-type="float" office:value="0.000000000005056">
            <text:p>5.056E-012</text:p>
          </table:table-cell>
          <table:table-cell table:formula="of:=[.AC108]*1000000" office:value-type="float" office:value="0.0000000023791">
            <text:p>2.3791E-009</text:p>
          </table:table-cell>
          <table:table-cell office:value-type="float" office:value="0.00054015">
            <text:p>0.00054015</text:p>
          </table:table-cell>
          <table:table-cell table:style-name="ce1" office:value-type="string">
            <text:p>6.7638e-05</text:p>
          </table:table-cell>
          <table:table-cell office:value-type="float" office:value="0.00076474">
            <text:p>0.00076474</text:p>
          </table:table-cell>
          <table:table-cell table:style-name="ce1" office:value-type="string">
            <text:p>9.9012e-09</text:p>
          </table:table-cell>
          <table:table-cell table:style-name="ce1" office:value-type="string">
            <text:p>2.7308e-07</text:p>
          </table:table-cell>
          <table:table-cell table:style-name="ce1" office:value-type="string">
            <text:p>1.6839e-18</text:p>
          </table:table-cell>
          <table:table-cell table:style-name="ce1" office:value-type="string">
            <text:p>2.3791e-15</text:p>
          </table:table-cell>
          <table:table-cell office:value-type="float" office:value="0.00054014">
            <text:p>0.00054014</text:p>
          </table:table-cell>
          <table:table-cell table:style-name="ce1" office:value-type="string">
            <text:p>6.7627e-05</text:p>
          </table:table-cell>
          <table:table-cell office:value-type="float" office:value="0.00076471">
            <text:p>0.00076471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5.056e-18</text:p>
          </table:table-cell>
          <table:table-cell table:style-name="ce1" office:value-type="string">
            <text:p>2.3791e-15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P109]*1000000" office:value-type="float" office:value="536.19">
            <text:p>536.19</text:p>
          </table:table-cell>
          <table:table-cell table:formula="of:=[.Q109]*1000000" office:value-type="float" office:value="67.147">
            <text:p>67.147</text:p>
          </table:table-cell>
          <table:table-cell table:formula="of:=[.R109]*1000000" office:value-type="float" office:value="769.22">
            <text:p>769.22</text:p>
          </table:table-cell>
          <table:table-cell table:formula="of:=[.S109]*1000000" office:value-type="float" office:value="0.0087369">
            <text:p>0.0087369</text:p>
          </table:table-cell>
          <table:table-cell table:formula="of:=[.T109]*1000000" office:value-type="float" office:value="0.27485">
            <text:p>0.27485</text:p>
          </table:table-cell>
          <table:table-cell table:formula="of:=[.U109]*1000000" office:value-type="float" office:value="0.000000000001732">
            <text:p>1.732E-012</text:p>
          </table:table-cell>
          <table:table-cell table:formula="of:=[.V109]*1000000" office:value-type="float" office:value="0.0000000023084">
            <text:p>2.3084E-009</text:p>
          </table:table-cell>
          <table:table-cell table:formula="of:=[.W109]*1000000" office:value-type="float" office:value="536.19">
            <text:p>536.19</text:p>
          </table:table-cell>
          <table:table-cell table:formula="of:=[.X109]*1000000" office:value-type="float" office:value="67.135">
            <text:p>67.135</text:p>
          </table:table-cell>
          <table:table-cell table:formula="of:=[.Y109]*1000000" office:value-type="float" office:value="769.19">
            <text:p>769.19</text:p>
          </table:table-cell>
          <table:table-cell table:formula="of:=[.Z109]*1000000" office:value-type="float" office:value="20.025">
            <text:p>20.025</text:p>
          </table:table-cell>
          <table:table-cell table:formula="of:=[.AA109]*1000000" office:value-type="float" office:value="0">
            <text:p>0</text:p>
          </table:table-cell>
          <table:table-cell table:formula="of:=[.AB109]*1000000" office:value-type="float" office:value="0.0000000000038894">
            <text:p>3.8894E-012</text:p>
          </table:table-cell>
          <table:table-cell table:formula="of:=[.AC109]*1000000" office:value-type="float" office:value="0.0000000023084">
            <text:p>2.3084E-009</text:p>
          </table:table-cell>
          <table:table-cell office:value-type="float" office:value="0.00053619">
            <text:p>0.00053619</text:p>
          </table:table-cell>
          <table:table-cell table:style-name="ce1" office:value-type="string">
            <text:p>6.7147e-05</text:p>
          </table:table-cell>
          <table:table-cell office:value-type="float" office:value="0.00076922">
            <text:p>0.00076922</text:p>
          </table:table-cell>
          <table:table-cell table:style-name="ce1" office:value-type="string">
            <text:p>8.7369e-09</text:p>
          </table:table-cell>
          <table:table-cell table:style-name="ce1" office:value-type="string">
            <text:p>2.7485e-07</text:p>
          </table:table-cell>
          <table:table-cell table:style-name="ce1" office:value-type="string">
            <text:p>1.732e-18</text:p>
          </table:table-cell>
          <table:table-cell table:style-name="ce1" office:value-type="string">
            <text:p>2.3084e-15</text:p>
          </table:table-cell>
          <table:table-cell office:value-type="float" office:value="0.00053619">
            <text:p>0.00053619</text:p>
          </table:table-cell>
          <table:table-cell table:style-name="ce1" office:value-type="string">
            <text:p>6.7135e-05</text:p>
          </table:table-cell>
          <table:table-cell office:value-type="float" office:value="0.00076919">
            <text:p>0.00076919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3.8894e-18</text:p>
          </table:table-cell>
          <table:table-cell table:style-name="ce1" office:value-type="string">
            <text:p>2.3084e-15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P110]*1000000" office:value-type="float" office:value="532.28">
            <text:p>532.28</text:p>
          </table:table-cell>
          <table:table-cell table:formula="of:=[.Q110]*1000000" office:value-type="float" office:value="66.658">
            <text:p>66.658</text:p>
          </table:table-cell>
          <table:table-cell table:formula="of:=[.R110]*1000000" office:value-type="float" office:value="773.66">
            <text:p>773.66</text:p>
          </table:table-cell>
          <table:table-cell table:formula="of:=[.S110]*1000000" office:value-type="float" office:value="0.007702">
            <text:p>0.007702</text:p>
          </table:table-cell>
          <table:table-cell table:formula="of:=[.T110]*1000000" office:value-type="float" office:value="0.27663">
            <text:p>0.27663</text:p>
          </table:table-cell>
          <table:table-cell table:formula="of:=[.U110]*1000000" office:value-type="float" office:value="0.0000000000017113">
            <text:p>1.7113E-012</text:p>
          </table:table-cell>
          <table:table-cell table:formula="of:=[.V110]*1000000" office:value-type="float" office:value="0.0000000022398">
            <text:p>2.2398E-009</text:p>
          </table:table-cell>
          <table:table-cell table:formula="of:=[.W110]*1000000" office:value-type="float" office:value="532.27">
            <text:p>532.27</text:p>
          </table:table-cell>
          <table:table-cell table:formula="of:=[.X110]*1000000" office:value-type="float" office:value="66.646">
            <text:p>66.646</text:p>
          </table:table-cell>
          <table:table-cell table:formula="of:=[.Y110]*1000000" office:value-type="float" office:value="773.63">
            <text:p>773.63</text:p>
          </table:table-cell>
          <table:table-cell table:formula="of:=[.Z110]*1000000" office:value-type="float" office:value="20.025">
            <text:p>20.025</text:p>
          </table:table-cell>
          <table:table-cell table:formula="of:=[.AA110]*1000000" office:value-type="float" office:value="0">
            <text:p>0</text:p>
          </table:table-cell>
          <table:table-cell table:formula="of:=[.AB110]*1000000" office:value-type="float" office:value="0.0000000000023517">
            <text:p>2.3517E-012</text:p>
          </table:table-cell>
          <table:table-cell table:formula="of:=[.AC110]*1000000" office:value-type="float" office:value="0.0000000022398">
            <text:p>2.2398E-009</text:p>
          </table:table-cell>
          <table:table-cell office:value-type="float" office:value="0.00053228">
            <text:p>0.00053228</text:p>
          </table:table-cell>
          <table:table-cell table:style-name="ce1" office:value-type="string">
            <text:p>6.6658e-05</text:p>
          </table:table-cell>
          <table:table-cell office:value-type="float" office:value="0.00077366">
            <text:p>0.00077366</text:p>
          </table:table-cell>
          <table:table-cell table:style-name="ce1" office:value-type="string">
            <text:p>7.702e-09</text:p>
          </table:table-cell>
          <table:table-cell table:style-name="ce1" office:value-type="string">
            <text:p>2.7663e-07</text:p>
          </table:table-cell>
          <table:table-cell table:style-name="ce1" office:value-type="string">
            <text:p>1.7113e-18</text:p>
          </table:table-cell>
          <table:table-cell table:style-name="ce1" office:value-type="string">
            <text:p>2.2398e-15</text:p>
          </table:table-cell>
          <table:table-cell office:value-type="float" office:value="0.00053227">
            <text:p>0.00053227</text:p>
          </table:table-cell>
          <table:table-cell table:style-name="ce1" office:value-type="string">
            <text:p>6.6646e-05</text:p>
          </table:table-cell>
          <table:table-cell office:value-type="float" office:value="0.00077363">
            <text:p>0.00077363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2.3517e-18</text:p>
          </table:table-cell>
          <table:table-cell table:style-name="ce1" office:value-type="string">
            <text:p>2.2398e-15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P111]*1000000" office:value-type="float" office:value="528.39">
            <text:p>528.39</text:p>
          </table:table-cell>
          <table:table-cell table:formula="of:=[.Q111]*1000000" office:value-type="float" office:value="66.171">
            <text:p>66.171</text:p>
          </table:table-cell>
          <table:table-cell table:formula="of:=[.R111]*1000000" office:value-type="float" office:value="778.06">
            <text:p>778.06</text:p>
          </table:table-cell>
          <table:table-cell table:formula="of:=[.S111]*1000000" office:value-type="float" office:value="0.0067832">
            <text:p>0.0067832</text:p>
          </table:table-cell>
          <table:table-cell table:formula="of:=[.T111]*1000000" office:value-type="float" office:value="0.27841">
            <text:p>0.27841</text:p>
          </table:table-cell>
          <table:table-cell table:formula="of:=[.U111]*1000000" office:value-type="float" office:value="0.0000000000014873">
            <text:p>1.4873E-012</text:p>
          </table:table-cell>
          <table:table-cell table:formula="of:=[.V111]*1000000" office:value-type="float" office:value="0.0000000021734">
            <text:p>2.1734E-009</text:p>
          </table:table-cell>
          <table:table-cell table:formula="of:=[.W111]*1000000" office:value-type="float" office:value="528.39">
            <text:p>528.39</text:p>
          </table:table-cell>
          <table:table-cell table:formula="of:=[.X111]*1000000" office:value-type="float" office:value="66.16">
            <text:p>66.16</text:p>
          </table:table-cell>
          <table:table-cell table:formula="of:=[.Y111]*1000000" office:value-type="float" office:value="778.03">
            <text:p>778.03</text:p>
          </table:table-cell>
          <table:table-cell table:formula="of:=[.Z111]*1000000" office:value-type="float" office:value="20.025">
            <text:p>20.025</text:p>
          </table:table-cell>
          <table:table-cell table:formula="of:=[.AA111]*1000000" office:value-type="float" office:value="0">
            <text:p>0</text:p>
          </table:table-cell>
          <table:table-cell table:formula="of:=[.AB111]*1000000" office:value-type="float" office:value="0.0000000000078424">
            <text:p>7.8424E-012</text:p>
          </table:table-cell>
          <table:table-cell table:formula="of:=[.AC111]*1000000" office:value-type="float" office:value="0.0000000021734">
            <text:p>2.1734E-009</text:p>
          </table:table-cell>
          <table:table-cell office:value-type="float" office:value="0.00052839">
            <text:p>0.00052839</text:p>
          </table:table-cell>
          <table:table-cell table:style-name="ce1" office:value-type="string">
            <text:p>6.6171e-05</text:p>
          </table:table-cell>
          <table:table-cell office:value-type="float" office:value="0.00077806">
            <text:p>0.00077806</text:p>
          </table:table-cell>
          <table:table-cell table:style-name="ce1" office:value-type="string">
            <text:p>6.7832e-09</text:p>
          </table:table-cell>
          <table:table-cell table:style-name="ce1" office:value-type="string">
            <text:p>2.7841e-07</text:p>
          </table:table-cell>
          <table:table-cell table:style-name="ce1" office:value-type="string">
            <text:p>1.4873e-18</text:p>
          </table:table-cell>
          <table:table-cell table:style-name="ce1" office:value-type="string">
            <text:p>2.1734e-15</text:p>
          </table:table-cell>
          <table:table-cell office:value-type="float" office:value="0.00052839">
            <text:p>0.00052839</text:p>
          </table:table-cell>
          <table:table-cell table:style-name="ce1" office:value-type="string">
            <text:p>6.616e-05</text:p>
          </table:table-cell>
          <table:table-cell office:value-type="float" office:value="0.00077803">
            <text:p>0.00077803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7.8424e-18</text:p>
          </table:table-cell>
          <table:table-cell table:style-name="ce1" office:value-type="string">
            <text:p>2.1734e-15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P112]*1000000" office:value-type="float" office:value="524.55">
            <text:p>524.55</text:p>
          </table:table-cell>
          <table:table-cell table:formula="of:=[.Q112]*1000000" office:value-type="float" office:value="65.688">
            <text:p>65.688</text:p>
          </table:table-cell>
          <table:table-cell table:formula="of:=[.R112]*1000000" office:value-type="float" office:value="782.42">
            <text:p>782.42</text:p>
          </table:table-cell>
          <table:table-cell table:formula="of:=[.S112]*1000000" office:value-type="float" office:value="0.0059683">
            <text:p>0.0059683</text:p>
          </table:table-cell>
          <table:table-cell table:formula="of:=[.T112]*1000000" office:value-type="float" office:value="0.28019">
            <text:p>0.28019</text:p>
          </table:table-cell>
          <table:table-cell table:formula="of:=[.U112]*1000000" office:value-type="float" office:value="0.00000000000060625">
            <text:p>6.0625E-013</text:p>
          </table:table-cell>
          <table:table-cell table:formula="of:=[.V112]*1000000" office:value-type="float" office:value="0.0000000021089">
            <text:p>2.1089E-009</text:p>
          </table:table-cell>
          <table:table-cell table:formula="of:=[.W112]*1000000" office:value-type="float" office:value="524.55">
            <text:p>524.55</text:p>
          </table:table-cell>
          <table:table-cell table:formula="of:=[.X112]*1000000" office:value-type="float" office:value="65.676">
            <text:p>65.676</text:p>
          </table:table-cell>
          <table:table-cell table:formula="of:=[.Y112]*1000000" office:value-type="float" office:value="782.39">
            <text:p>782.39</text:p>
          </table:table-cell>
          <table:table-cell table:formula="of:=[.Z112]*1000000" office:value-type="float" office:value="20.025">
            <text:p>20.025</text:p>
          </table:table-cell>
          <table:table-cell table:formula="of:=[.AA112]*1000000" office:value-type="float" office:value="0">
            <text:p>0</text:p>
          </table:table-cell>
          <table:table-cell table:formula="of:=[.AB112]*1000000" office:value-type="float" office:value="0.0000000000041741">
            <text:p>4.1741E-012</text:p>
          </table:table-cell>
          <table:table-cell table:formula="of:=[.AC112]*1000000" office:value-type="float" office:value="0.0000000021089">
            <text:p>2.1089E-009</text:p>
          </table:table-cell>
          <table:table-cell office:value-type="float" office:value="0.00052455">
            <text:p>0.00052455</text:p>
          </table:table-cell>
          <table:table-cell table:style-name="ce1" office:value-type="string">
            <text:p>6.5688e-05</text:p>
          </table:table-cell>
          <table:table-cell office:value-type="float" office:value="0.00078242">
            <text:p>0.00078242</text:p>
          </table:table-cell>
          <table:table-cell table:style-name="ce1" office:value-type="string">
            <text:p>5.9683e-09</text:p>
          </table:table-cell>
          <table:table-cell table:style-name="ce1" office:value-type="string">
            <text:p>2.8019e-07</text:p>
          </table:table-cell>
          <table:table-cell table:style-name="ce1" office:value-type="string">
            <text:p>6.0625e-19</text:p>
          </table:table-cell>
          <table:table-cell table:style-name="ce1" office:value-type="string">
            <text:p>2.1089e-15</text:p>
          </table:table-cell>
          <table:table-cell office:value-type="float" office:value="0.00052455">
            <text:p>0.00052455</text:p>
          </table:table-cell>
          <table:table-cell table:style-name="ce1" office:value-type="string">
            <text:p>6.5676e-05</text:p>
          </table:table-cell>
          <table:table-cell office:value-type="float" office:value="0.00078239">
            <text:p>0.00078239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4.1741e-18</text:p>
          </table:table-cell>
          <table:table-cell table:style-name="ce1" office:value-type="string">
            <text:p>2.1089e-15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P113]*1000000" office:value-type="float" office:value="520.74">
            <text:p>520.74</text:p>
          </table:table-cell>
          <table:table-cell table:formula="of:=[.Q113]*1000000" office:value-type="float" office:value="65.206">
            <text:p>65.206</text:p>
          </table:table-cell>
          <table:table-cell table:formula="of:=[.R113]*1000000" office:value-type="float" office:value="786.75">
            <text:p>786.75</text:p>
          </table:table-cell>
          <table:table-cell table:formula="of:=[.S113]*1000000" office:value-type="float" office:value="0.0052465">
            <text:p>0.0052465</text:p>
          </table:table-cell>
          <table:table-cell table:formula="of:=[.T113]*1000000" office:value-type="float" office:value="0.28196">
            <text:p>0.28196</text:p>
          </table:table-cell>
          <table:table-cell table:formula="of:=[.U113]*1000000" office:value-type="float" office:value="0.00000000000086517">
            <text:p>8.6517E-013</text:p>
          </table:table-cell>
          <table:table-cell table:formula="of:=[.V113]*1000000" office:value-type="float" office:value="0.0000000020465">
            <text:p>0.000000002</text:p>
          </table:table-cell>
          <table:table-cell table:formula="of:=[.W113]*1000000" office:value-type="float" office:value="520.74">
            <text:p>520.74</text:p>
          </table:table-cell>
          <table:table-cell table:formula="of:=[.X113]*1000000" office:value-type="float" office:value="65.195">
            <text:p>65.195</text:p>
          </table:table-cell>
          <table:table-cell table:formula="of:=[.Y113]*1000000" office:value-type="float" office:value="786.72">
            <text:p>786.72</text:p>
          </table:table-cell>
          <table:table-cell table:formula="of:=[.Z113]*1000000" office:value-type="float" office:value="20.024">
            <text:p>20.024</text:p>
          </table:table-cell>
          <table:table-cell table:formula="of:=[.AA113]*1000000" office:value-type="float" office:value="0">
            <text:p>0</text:p>
          </table:table-cell>
          <table:table-cell table:formula="of:=[.AB113]*1000000" office:value-type="float" office:value="-0.0000000000035688">
            <text:p>-3.5688E-012</text:p>
          </table:table-cell>
          <table:table-cell table:formula="of:=[.AC113]*1000000" office:value-type="float" office:value="0.0000000020465">
            <text:p>0.000000002</text:p>
          </table:table-cell>
          <table:table-cell office:value-type="float" office:value="0.00052074">
            <text:p>0.00052074</text:p>
          </table:table-cell>
          <table:table-cell table:style-name="ce1" office:value-type="string">
            <text:p>6.5206e-05</text:p>
          </table:table-cell>
          <table:table-cell office:value-type="float" office:value="0.00078675">
            <text:p>0.00078675</text:p>
          </table:table-cell>
          <table:table-cell table:style-name="ce1" office:value-type="string">
            <text:p>5.2465e-09</text:p>
          </table:table-cell>
          <table:table-cell table:style-name="ce1" office:value-type="string">
            <text:p>2.8196e-07</text:p>
          </table:table-cell>
          <table:table-cell table:style-name="ce1" office:value-type="string">
            <text:p>8.6517e-19</text:p>
          </table:table-cell>
          <table:table-cell table:style-name="ce1" office:value-type="string">
            <text:p>2.0465e-15</text:p>
          </table:table-cell>
          <table:table-cell office:value-type="float" office:value="0.00052074">
            <text:p>0.00052074</text:p>
          </table:table-cell>
          <table:table-cell table:style-name="ce1" office:value-type="string">
            <text:p>6.5195e-05</text:p>
          </table:table-cell>
          <table:table-cell office:value-type="float" office:value="0.00078672">
            <text:p>0.00078672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5688e-18</text:p>
          </table:table-cell>
          <table:table-cell table:style-name="ce1" office:value-type="string">
            <text:p>2.0465e-15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P114]*1000000" office:value-type="float" office:value="516.96">
            <text:p>516.96</text:p>
          </table:table-cell>
          <table:table-cell table:formula="of:=[.Q114]*1000000" office:value-type="float" office:value="64.728">
            <text:p>64.728</text:p>
          </table:table-cell>
          <table:table-cell table:formula="of:=[.R114]*1000000" office:value-type="float" office:value="791.03">
            <text:p>791.03</text:p>
          </table:table-cell>
          <table:table-cell table:formula="of:=[.S114]*1000000" office:value-type="float" office:value="0.0046078">
            <text:p>0.0046078</text:p>
          </table:table-cell>
          <table:table-cell table:formula="of:=[.T114]*1000000" office:value-type="float" office:value="0.28374">
            <text:p>0.28374</text:p>
          </table:table-cell>
          <table:table-cell table:formula="of:=[.U114]*1000000" office:value-type="float" office:value="-0.00000000000003425">
            <text:p>-3.425E-014</text:p>
          </table:table-cell>
          <table:table-cell table:formula="of:=[.V114]*1000000" office:value-type="float" office:value="0.0000000019859">
            <text:p>0.000000002</text:p>
          </table:table-cell>
          <table:table-cell table:formula="of:=[.W114]*1000000" office:value-type="float" office:value="516.96">
            <text:p>516.96</text:p>
          </table:table-cell>
          <table:table-cell table:formula="of:=[.X114]*1000000" office:value-type="float" office:value="64.716">
            <text:p>64.716</text:p>
          </table:table-cell>
          <table:table-cell table:formula="of:=[.Y114]*1000000" office:value-type="float" office:value="791">
            <text:p>791</text:p>
          </table:table-cell>
          <table:table-cell table:formula="of:=[.Z114]*1000000" office:value-type="float" office:value="20.024">
            <text:p>20.024</text:p>
          </table:table-cell>
          <table:table-cell table:formula="of:=[.AA114]*1000000" office:value-type="float" office:value="0">
            <text:p>0</text:p>
          </table:table-cell>
          <table:table-cell table:formula="of:=[.AB114]*1000000" office:value-type="float" office:value="-0.000000000002273">
            <text:p>-2.273E-012</text:p>
          </table:table-cell>
          <table:table-cell table:formula="of:=[.AC114]*1000000" office:value-type="float" office:value="0.0000000019859">
            <text:p>0.000000002</text:p>
          </table:table-cell>
          <table:table-cell office:value-type="float" office:value="0.00051696">
            <text:p>0.00051696</text:p>
          </table:table-cell>
          <table:table-cell table:style-name="ce1" office:value-type="string">
            <text:p>6.4728e-05</text:p>
          </table:table-cell>
          <table:table-cell office:value-type="float" office:value="0.00079103">
            <text:p>0.00079103</text:p>
          </table:table-cell>
          <table:table-cell table:style-name="ce1" office:value-type="string">
            <text:p>4.6078e-09</text:p>
          </table:table-cell>
          <table:table-cell table:style-name="ce1" office:value-type="string">
            <text:p>2.8374e-07</text:p>
          </table:table-cell>
          <table:table-cell table:style-name="ce1" office:value-type="string">
            <text:p>-3.425e-20</text:p>
          </table:table-cell>
          <table:table-cell table:style-name="ce1" office:value-type="string">
            <text:p>1.9859e-15</text:p>
          </table:table-cell>
          <table:table-cell office:value-type="float" office:value="0.00051696">
            <text:p>0.00051696</text:p>
          </table:table-cell>
          <table:table-cell table:style-name="ce1" office:value-type="string">
            <text:p>6.4716e-05</text:p>
          </table:table-cell>
          <table:table-cell office:value-type="float" office:value="0.000791">
            <text:p>0.000791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73e-18</text:p>
          </table:table-cell>
          <table:table-cell table:style-name="ce1" office:value-type="string">
            <text:p>1.9859e-15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P115]*1000000" office:value-type="float" office:value="513.22">
            <text:p>513.22</text:p>
          </table:table-cell>
          <table:table-cell table:formula="of:=[.Q115]*1000000" office:value-type="float" office:value="64.252">
            <text:p>64.252</text:p>
          </table:table-cell>
          <table:table-cell table:formula="of:=[.R115]*1000000" office:value-type="float" office:value="795.28">
            <text:p>795.28</text:p>
          </table:table-cell>
          <table:table-cell table:formula="of:=[.S115]*1000000" office:value-type="float" office:value="0.0040432">
            <text:p>0.0040432</text:p>
          </table:table-cell>
          <table:table-cell table:formula="of:=[.T115]*1000000" office:value-type="float" office:value="0.28552">
            <text:p>0.28552</text:p>
          </table:table-cell>
          <table:table-cell table:formula="of:=[.U115]*1000000" office:value-type="float" office:value="-0.0000000000003566">
            <text:p>-3.566E-013</text:p>
          </table:table-cell>
          <table:table-cell table:formula="of:=[.V115]*1000000" office:value-type="float" office:value="0.0000000019272">
            <text:p>1.9272E-009</text:p>
          </table:table-cell>
          <table:table-cell table:formula="of:=[.W115]*1000000" office:value-type="float" office:value="513.22">
            <text:p>513.22</text:p>
          </table:table-cell>
          <table:table-cell table:formula="of:=[.X115]*1000000" office:value-type="float" office:value="64.24">
            <text:p>64.24</text:p>
          </table:table-cell>
          <table:table-cell table:formula="of:=[.Y115]*1000000" office:value-type="float" office:value="795.25">
            <text:p>795.25</text:p>
          </table:table-cell>
          <table:table-cell table:formula="of:=[.Z115]*1000000" office:value-type="float" office:value="20.024">
            <text:p>20.024</text:p>
          </table:table-cell>
          <table:table-cell table:formula="of:=[.AA115]*1000000" office:value-type="float" office:value="0">
            <text:p>0</text:p>
          </table:table-cell>
          <table:table-cell table:formula="of:=[.AB115]*1000000" office:value-type="float" office:value="0.0000000000017312">
            <text:p>1.7312E-012</text:p>
          </table:table-cell>
          <table:table-cell table:formula="of:=[.AC115]*1000000" office:value-type="float" office:value="0.0000000019272">
            <text:p>1.9272E-009</text:p>
          </table:table-cell>
          <table:table-cell office:value-type="float" office:value="0.00051322">
            <text:p>0.00051322</text:p>
          </table:table-cell>
          <table:table-cell table:style-name="ce1" office:value-type="string">
            <text:p>6.4252e-05</text:p>
          </table:table-cell>
          <table:table-cell office:value-type="float" office:value="0.00079528">
            <text:p>0.00079528</text:p>
          </table:table-cell>
          <table:table-cell table:style-name="ce1" office:value-type="string">
            <text:p>4.0432e-09</text:p>
          </table:table-cell>
          <table:table-cell table:style-name="ce1" office:value-type="string">
            <text:p>2.8552e-07</text:p>
          </table:table-cell>
          <table:table-cell table:style-name="ce1" office:value-type="string">
            <text:p>-3.566e-19</text:p>
          </table:table-cell>
          <table:table-cell table:style-name="ce1" office:value-type="string">
            <text:p>1.9272e-15</text:p>
          </table:table-cell>
          <table:table-cell office:value-type="float" office:value="0.00051322">
            <text:p>0.00051322</text:p>
          </table:table-cell>
          <table:table-cell table:style-name="ce1" office:value-type="string">
            <text:p>6.424e-05</text:p>
          </table:table-cell>
          <table:table-cell office:value-type="float" office:value="0.00079525">
            <text:p>0.00079525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1.7312e-18</text:p>
          </table:table-cell>
          <table:table-cell table:style-name="ce1" office:value-type="string">
            <text:p>1.9272e-15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P116]*1000000" office:value-type="float" office:value="509.51">
            <text:p>509.51</text:p>
          </table:table-cell>
          <table:table-cell table:formula="of:=[.Q116]*1000000" office:value-type="float" office:value="63.778">
            <text:p>63.778</text:p>
          </table:table-cell>
          <table:table-cell table:formula="of:=[.R116]*1000000" office:value-type="float" office:value="799.49">
            <text:p>799.49</text:p>
          </table:table-cell>
          <table:table-cell table:formula="of:=[.S116]*1000000" office:value-type="float" office:value="0.0035447">
            <text:p>0.0035447</text:p>
          </table:table-cell>
          <table:table-cell table:formula="of:=[.T116]*1000000" office:value-type="float" office:value="0.28729">
            <text:p>0.28729</text:p>
          </table:table-cell>
          <table:table-cell table:formula="of:=[.U116]*1000000" office:value-type="float" office:value="-0.00000000000056967">
            <text:p>-5.6967E-013</text:p>
          </table:table-cell>
          <table:table-cell table:formula="of:=[.V116]*1000000" office:value-type="float" office:value="0.0000000018703">
            <text:p>1.8703E-009</text:p>
          </table:table-cell>
          <table:table-cell table:formula="of:=[.W116]*1000000" office:value-type="float" office:value="509.51">
            <text:p>509.51</text:p>
          </table:table-cell>
          <table:table-cell table:formula="of:=[.X116]*1000000" office:value-type="float" office:value="63.767">
            <text:p>63.767</text:p>
          </table:table-cell>
          <table:table-cell table:formula="of:=[.Y116]*1000000" office:value-type="float" office:value="799.46">
            <text:p>799.46</text:p>
          </table:table-cell>
          <table:table-cell table:formula="of:=[.Z116]*1000000" office:value-type="float" office:value="20.024">
            <text:p>20.024</text:p>
          </table:table-cell>
          <table:table-cell table:formula="of:=[.AA116]*1000000" office:value-type="float" office:value="0">
            <text:p>0</text:p>
          </table:table-cell>
          <table:table-cell table:formula="of:=[.AB116]*1000000" office:value-type="float" office:value="0.0000000000052662">
            <text:p>5.2662E-012</text:p>
          </table:table-cell>
          <table:table-cell table:formula="of:=[.AC116]*1000000" office:value-type="float" office:value="0.0000000018703">
            <text:p>1.8703E-009</text:p>
          </table:table-cell>
          <table:table-cell office:value-type="float" office:value="0.00050951">
            <text:p>0.00050951</text:p>
          </table:table-cell>
          <table:table-cell table:style-name="ce1" office:value-type="string">
            <text:p>6.3778e-05</text:p>
          </table:table-cell>
          <table:table-cell office:value-type="float" office:value="0.00079949">
            <text:p>0.00079949</text:p>
          </table:table-cell>
          <table:table-cell table:style-name="ce1" office:value-type="string">
            <text:p>3.5447e-09</text:p>
          </table:table-cell>
          <table:table-cell table:style-name="ce1" office:value-type="string">
            <text:p>2.8729e-07</text:p>
          </table:table-cell>
          <table:table-cell table:style-name="ce1" office:value-type="string">
            <text:p>-5.6967e-19</text:p>
          </table:table-cell>
          <table:table-cell table:style-name="ce1" office:value-type="string">
            <text:p>1.8703e-15</text:p>
          </table:table-cell>
          <table:table-cell office:value-type="float" office:value="0.00050951">
            <text:p>0.00050951</text:p>
          </table:table-cell>
          <table:table-cell table:style-name="ce1" office:value-type="string">
            <text:p>6.3767e-05</text:p>
          </table:table-cell>
          <table:table-cell office:value-type="float" office:value="0.00079946">
            <text:p>0.00079946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5.2662e-18</text:p>
          </table:table-cell>
          <table:table-cell table:style-name="ce1" office:value-type="string">
            <text:p>1.8703e-15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P117]*1000000" office:value-type="float" office:value="505.84">
            <text:p>505.84</text:p>
          </table:table-cell>
          <table:table-cell table:formula="of:=[.Q117]*1000000" office:value-type="float" office:value="63.307">
            <text:p>63.307</text:p>
          </table:table-cell>
          <table:table-cell table:formula="of:=[.R117]*1000000" office:value-type="float" office:value="803.66">
            <text:p>803.66</text:p>
          </table:table-cell>
          <table:table-cell table:formula="of:=[.S117]*1000000" office:value-type="float" office:value="0.003105">
            <text:p>0.003105</text:p>
          </table:table-cell>
          <table:table-cell table:formula="of:=[.T117]*1000000" office:value-type="float" office:value="0.28906">
            <text:p>0.28906</text:p>
          </table:table-cell>
          <table:table-cell table:formula="of:=[.U117]*1000000" office:value-type="float" office:value="-0.00000000000063486">
            <text:p>-6.3486E-013</text:p>
          </table:table-cell>
          <table:table-cell table:formula="of:=[.V117]*1000000" office:value-type="float" office:value="0.0000000018151">
            <text:p>1.8151E-009</text:p>
          </table:table-cell>
          <table:table-cell table:formula="of:=[.W117]*1000000" office:value-type="float" office:value="505.84">
            <text:p>505.84</text:p>
          </table:table-cell>
          <table:table-cell table:formula="of:=[.X117]*1000000" office:value-type="float" office:value="63.296">
            <text:p>63.296</text:p>
          </table:table-cell>
          <table:table-cell table:formula="of:=[.Y117]*1000000" office:value-type="float" office:value="803.63">
            <text:p>803.63</text:p>
          </table:table-cell>
          <table:table-cell table:formula="of:=[.Z117]*1000000" office:value-type="float" office:value="20.024">
            <text:p>20.024</text:p>
          </table:table-cell>
          <table:table-cell table:formula="of:=[.AA117]*1000000" office:value-type="float" office:value="0">
            <text:p>0</text:p>
          </table:table-cell>
          <table:table-cell table:formula="of:=[.AB117]*1000000" office:value-type="float" office:value="0.0000000000059452">
            <text:p>5.9452E-012</text:p>
          </table:table-cell>
          <table:table-cell table:formula="of:=[.AC117]*1000000" office:value-type="float" office:value="0.0000000018151">
            <text:p>1.8151E-009</text:p>
          </table:table-cell>
          <table:table-cell office:value-type="float" office:value="0.00050584">
            <text:p>0.00050584</text:p>
          </table:table-cell>
          <table:table-cell table:style-name="ce1" office:value-type="string">
            <text:p>6.3307e-05</text:p>
          </table:table-cell>
          <table:table-cell office:value-type="float" office:value="0.00080366">
            <text:p>0.00080366</text:p>
          </table:table-cell>
          <table:table-cell table:style-name="ce1" office:value-type="string">
            <text:p>3.105e-09</text:p>
          </table:table-cell>
          <table:table-cell table:style-name="ce1" office:value-type="string">
            <text:p>2.8906e-07</text:p>
          </table:table-cell>
          <table:table-cell table:style-name="ce1" office:value-type="string">
            <text:p>-6.3486e-19</text:p>
          </table:table-cell>
          <table:table-cell table:style-name="ce1" office:value-type="string">
            <text:p>1.8151e-15</text:p>
          </table:table-cell>
          <table:table-cell office:value-type="float" office:value="0.00050584">
            <text:p>0.00050584</text:p>
          </table:table-cell>
          <table:table-cell table:style-name="ce1" office:value-type="string">
            <text:p>6.3296e-05</text:p>
          </table:table-cell>
          <table:table-cell office:value-type="float" office:value="0.00080363">
            <text:p>0.00080363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5.9452e-18</text:p>
          </table:table-cell>
          <table:table-cell table:style-name="ce1" office:value-type="string">
            <text:p>1.8151e-15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P118]*1000000" office:value-type="float" office:value="502.2">
            <text:p>502.2</text:p>
          </table:table-cell>
          <table:table-cell table:formula="of:=[.Q118]*1000000" office:value-type="float" office:value="62.839">
            <text:p>62.839</text:p>
          </table:table-cell>
          <table:table-cell table:formula="of:=[.R118]*1000000" office:value-type="float" office:value="807.8">
            <text:p>807.8</text:p>
          </table:table-cell>
          <table:table-cell table:formula="of:=[.S118]*1000000" office:value-type="float" office:value="0.0027176">
            <text:p>0.0027176</text:p>
          </table:table-cell>
          <table:table-cell table:formula="of:=[.T118]*1000000" office:value-type="float" office:value="0.29083">
            <text:p>0.29083</text:p>
          </table:table-cell>
          <table:table-cell table:formula="of:=[.U118]*1000000" office:value-type="float" office:value="-0.00000000000053004">
            <text:p>-5.3004E-013</text:p>
          </table:table-cell>
          <table:table-cell table:formula="of:=[.V118]*1000000" office:value-type="float" office:value="0.0000000017616">
            <text:p>1.7616E-009</text:p>
          </table:table-cell>
          <table:table-cell table:formula="of:=[.W118]*1000000" office:value-type="float" office:value="502.2">
            <text:p>502.2</text:p>
          </table:table-cell>
          <table:table-cell table:formula="of:=[.X118]*1000000" office:value-type="float" office:value="62.828">
            <text:p>62.828</text:p>
          </table:table-cell>
          <table:table-cell table:formula="of:=[.Y118]*1000000" office:value-type="float" office:value="807.77">
            <text:p>807.77</text:p>
          </table:table-cell>
          <table:table-cell table:formula="of:=[.Z118]*1000000" office:value-type="float" office:value="20.024">
            <text:p>20.024</text:p>
          </table:table-cell>
          <table:table-cell table:formula="of:=[.AA118]*1000000" office:value-type="float" office:value="0">
            <text:p>0</text:p>
          </table:table-cell>
          <table:table-cell table:formula="of:=[.AB118]*1000000" office:value-type="float" office:value="0.0000000000044628">
            <text:p>4.4628E-012</text:p>
          </table:table-cell>
          <table:table-cell table:formula="of:=[.AC118]*1000000" office:value-type="float" office:value="0.0000000017616">
            <text:p>1.7616E-009</text:p>
          </table:table-cell>
          <table:table-cell office:value-type="float" office:value="0.0005022">
            <text:p>0.0005022</text:p>
          </table:table-cell>
          <table:table-cell table:style-name="ce1" office:value-type="string">
            <text:p>6.2839e-05</text:p>
          </table:table-cell>
          <table:table-cell office:value-type="float" office:value="0.0008078">
            <text:p>0.0008078</text:p>
          </table:table-cell>
          <table:table-cell table:style-name="ce1" office:value-type="string">
            <text:p>2.7176e-09</text:p>
          </table:table-cell>
          <table:table-cell table:style-name="ce1" office:value-type="string">
            <text:p>2.9083e-07</text:p>
          </table:table-cell>
          <table:table-cell table:style-name="ce1" office:value-type="string">
            <text:p>-5.3004e-19</text:p>
          </table:table-cell>
          <table:table-cell table:style-name="ce1" office:value-type="string">
            <text:p>1.7616e-15</text:p>
          </table:table-cell>
          <table:table-cell office:value-type="float" office:value="0.0005022">
            <text:p>0.0005022</text:p>
          </table:table-cell>
          <table:table-cell table:style-name="ce1" office:value-type="string">
            <text:p>6.2828e-05</text:p>
          </table:table-cell>
          <table:table-cell office:value-type="float" office:value="0.00080777">
            <text:p>0.00080777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4.4628e-18</text:p>
          </table:table-cell>
          <table:table-cell table:style-name="ce1" office:value-type="string">
            <text:p>1.7616e-15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P119]*1000000" office:value-type="float" office:value="498.59">
            <text:p>498.59</text:p>
          </table:table-cell>
          <table:table-cell table:formula="of:=[.Q119]*1000000" office:value-type="float" office:value="62.373">
            <text:p>62.373</text:p>
          </table:table-cell>
          <table:table-cell table:formula="of:=[.R119]*1000000" office:value-type="float" office:value="811.9">
            <text:p>811.9</text:p>
          </table:table-cell>
          <table:table-cell table:formula="of:=[.S119]*1000000" office:value-type="float" office:value="0.0023766">
            <text:p>0.0023766</text:p>
          </table:table-cell>
          <table:table-cell table:formula="of:=[.T119]*1000000" office:value-type="float" office:value="0.2926">
            <text:p>0.2926</text:p>
          </table:table-cell>
          <table:table-cell table:formula="of:=[.U119]*1000000" office:value-type="float" office:value="-0.00000000000066684">
            <text:p>-6.6684E-013</text:p>
          </table:table-cell>
          <table:table-cell table:formula="of:=[.V119]*1000000" office:value-type="float" office:value="0.0000000017097">
            <text:p>1.7097E-009</text:p>
          </table:table-cell>
          <table:table-cell table:formula="of:=[.W119]*1000000" office:value-type="float" office:value="498.59">
            <text:p>498.59</text:p>
          </table:table-cell>
          <table:table-cell table:formula="of:=[.X119]*1000000" office:value-type="float" office:value="62.362">
            <text:p>62.362</text:p>
          </table:table-cell>
          <table:table-cell table:formula="of:=[.Y119]*1000000" office:value-type="float" office:value="811.87">
            <text:p>811.87</text:p>
          </table:table-cell>
          <table:table-cell table:formula="of:=[.Z119]*1000000" office:value-type="float" office:value="20.024">
            <text:p>20.024</text:p>
          </table:table-cell>
          <table:table-cell table:formula="of:=[.AA119]*1000000" office:value-type="float" office:value="0">
            <text:p>0</text:p>
          </table:table-cell>
          <table:table-cell table:formula="of:=[.AB119]*1000000" office:value-type="float" office:value="-0.0000000000027231">
            <text:p>-2.7231E-012</text:p>
          </table:table-cell>
          <table:table-cell table:formula="of:=[.AC119]*1000000" office:value-type="float" office:value="0.0000000017097">
            <text:p>1.7097E-009</text:p>
          </table:table-cell>
          <table:table-cell office:value-type="float" office:value="0.00049859">
            <text:p>0.00049859</text:p>
          </table:table-cell>
          <table:table-cell table:style-name="ce1" office:value-type="string">
            <text:p>6.2373e-05</text:p>
          </table:table-cell>
          <table:table-cell office:value-type="float" office:value="0.0008119">
            <text:p>0.0008119</text:p>
          </table:table-cell>
          <table:table-cell table:style-name="ce1" office:value-type="string">
            <text:p>2.3766e-09</text:p>
          </table:table-cell>
          <table:table-cell table:style-name="ce1" office:value-type="string">
            <text:p>2.926e-07</text:p>
          </table:table-cell>
          <table:table-cell table:style-name="ce1" office:value-type="string">
            <text:p>-6.6684e-19</text:p>
          </table:table-cell>
          <table:table-cell table:style-name="ce1" office:value-type="string">
            <text:p>1.7097e-15</text:p>
          </table:table-cell>
          <table:table-cell office:value-type="float" office:value="0.00049859">
            <text:p>0.00049859</text:p>
          </table:table-cell>
          <table:table-cell table:style-name="ce1" office:value-type="string">
            <text:p>6.2362e-05</text:p>
          </table:table-cell>
          <table:table-cell office:value-type="float" office:value="0.00081187">
            <text:p>0.00081187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231e-18</text:p>
          </table:table-cell>
          <table:table-cell table:style-name="ce1" office:value-type="string">
            <text:p>1.7097e-15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P120]*1000000" office:value-type="float" office:value="495.02">
            <text:p>495.02</text:p>
          </table:table-cell>
          <table:table-cell table:formula="of:=[.Q120]*1000000" office:value-type="float" office:value="61.91">
            <text:p>61.91</text:p>
          </table:table-cell>
          <table:table-cell table:formula="of:=[.R120]*1000000" office:value-type="float" office:value="815.97">
            <text:p>815.97</text:p>
          </table:table-cell>
          <table:table-cell table:formula="of:=[.S120]*1000000" office:value-type="float" office:value="0.0020769">
            <text:p>0.0020769</text:p>
          </table:table-cell>
          <table:table-cell table:formula="of:=[.T120]*1000000" office:value-type="float" office:value="0.29437">
            <text:p>0.29437</text:p>
          </table:table-cell>
          <table:table-cell table:formula="of:=[.U120]*1000000" office:value-type="float" office:value="-0.00000000000072908">
            <text:p>-7.2908E-013</text:p>
          </table:table-cell>
          <table:table-cell table:formula="of:=[.V120]*1000000" office:value-type="float" office:value="0.0000000016594">
            <text:p>1.6594E-009</text:p>
          </table:table-cell>
          <table:table-cell table:formula="of:=[.W120]*1000000" office:value-type="float" office:value="495.02">
            <text:p>495.02</text:p>
          </table:table-cell>
          <table:table-cell table:formula="of:=[.X120]*1000000" office:value-type="float" office:value="61.899">
            <text:p>61.899</text:p>
          </table:table-cell>
          <table:table-cell table:formula="of:=[.Y120]*1000000" office:value-type="float" office:value="815.93">
            <text:p>815.93</text:p>
          </table:table-cell>
          <table:table-cell table:formula="of:=[.Z120]*1000000" office:value-type="float" office:value="20.024">
            <text:p>20.024</text:p>
          </table:table-cell>
          <table:table-cell table:formula="of:=[.AA120]*1000000" office:value-type="float" office:value="0">
            <text:p>0</text:p>
          </table:table-cell>
          <table:table-cell table:formula="of:=[.AB120]*1000000" office:value-type="float" office:value="-0.0000000000047786">
            <text:p>-4.7786E-012</text:p>
          </table:table-cell>
          <table:table-cell table:formula="of:=[.AC120]*1000000" office:value-type="float" office:value="0.0000000016594">
            <text:p>1.6594E-009</text:p>
          </table:table-cell>
          <table:table-cell office:value-type="float" office:value="0.00049502">
            <text:p>0.00049502</text:p>
          </table:table-cell>
          <table:table-cell table:style-name="ce1" office:value-type="string">
            <text:p>6.191e-05</text:p>
          </table:table-cell>
          <table:table-cell office:value-type="float" office:value="0.00081597">
            <text:p>0.00081597</text:p>
          </table:table-cell>
          <table:table-cell table:style-name="ce1" office:value-type="string">
            <text:p>2.0769e-09</text:p>
          </table:table-cell>
          <table:table-cell table:style-name="ce1" office:value-type="string">
            <text:p>2.9437e-07</text:p>
          </table:table-cell>
          <table:table-cell table:style-name="ce1" office:value-type="string">
            <text:p>-7.2908e-19</text:p>
          </table:table-cell>
          <table:table-cell table:style-name="ce1" office:value-type="string">
            <text:p>1.6594e-15</text:p>
          </table:table-cell>
          <table:table-cell office:value-type="float" office:value="0.00049502">
            <text:p>0.00049502</text:p>
          </table:table-cell>
          <table:table-cell table:style-name="ce1" office:value-type="string">
            <text:p>6.1899e-05</text:p>
          </table:table-cell>
          <table:table-cell office:value-type="float" office:value="0.00081593">
            <text:p>0.00081593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4.7786e-18</text:p>
          </table:table-cell>
          <table:table-cell table:style-name="ce1" office:value-type="string">
            <text:p>1.6594e-15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P121]*1000000" office:value-type="float" office:value="491.48">
            <text:p>491.48</text:p>
          </table:table-cell>
          <table:table-cell table:formula="of:=[.Q121]*1000000" office:value-type="float" office:value="61.45">
            <text:p>61.45</text:p>
          </table:table-cell>
          <table:table-cell table:formula="of:=[.R121]*1000000" office:value-type="float" office:value="819.99">
            <text:p>819.99</text:p>
          </table:table-cell>
          <table:table-cell table:formula="of:=[.S121]*1000000" office:value-type="float" office:value="0.0018136">
            <text:p>0.0018136</text:p>
          </table:table-cell>
          <table:table-cell table:formula="of:=[.T121]*1000000" office:value-type="float" office:value="0.29613">
            <text:p>0.29613</text:p>
          </table:table-cell>
          <table:table-cell table:formula="of:=[.U121]*1000000" office:value-type="float" office:value="-0.00000000000034446">
            <text:p>-3.4446E-013</text:p>
          </table:table-cell>
          <table:table-cell table:formula="of:=[.V121]*1000000" office:value-type="float" office:value="0.0000000016106">
            <text:p>1.6106E-009</text:p>
          </table:table-cell>
          <table:table-cell table:formula="of:=[.W121]*1000000" office:value-type="float" office:value="491.48">
            <text:p>491.48</text:p>
          </table:table-cell>
          <table:table-cell table:formula="of:=[.X121]*1000000" office:value-type="float" office:value="61.438">
            <text:p>61.438</text:p>
          </table:table-cell>
          <table:table-cell table:formula="of:=[.Y121]*1000000" office:value-type="float" office:value="819.96">
            <text:p>819.96</text:p>
          </table:table-cell>
          <table:table-cell table:formula="of:=[.Z121]*1000000" office:value-type="float" office:value="20.024">
            <text:p>20.024</text:p>
          </table:table-cell>
          <table:table-cell table:formula="of:=[.AA121]*1000000" office:value-type="float" office:value="0">
            <text:p>0</text:p>
          </table:table-cell>
          <table:table-cell table:formula="of:=[.AB121]*1000000" office:value-type="float" office:value="0.000000000000097499">
            <text:p>9.7499E-014</text:p>
          </table:table-cell>
          <table:table-cell table:formula="of:=[.AC121]*1000000" office:value-type="float" office:value="0.0000000016106">
            <text:p>1.6106E-009</text:p>
          </table:table-cell>
          <table:table-cell office:value-type="float" office:value="0.00049148">
            <text:p>0.00049148</text:p>
          </table:table-cell>
          <table:table-cell table:style-name="ce1" office:value-type="string">
            <text:p>6.145e-05</text:p>
          </table:table-cell>
          <table:table-cell office:value-type="float" office:value="0.00081999">
            <text:p>0.00081999</text:p>
          </table:table-cell>
          <table:table-cell table:style-name="ce1" office:value-type="string">
            <text:p>1.8136e-09</text:p>
          </table:table-cell>
          <table:table-cell table:style-name="ce1" office:value-type="string">
            <text:p>2.9613e-07</text:p>
          </table:table-cell>
          <table:table-cell table:style-name="ce1" office:value-type="string">
            <text:p>-3.4446e-19</text:p>
          </table:table-cell>
          <table:table-cell table:style-name="ce1" office:value-type="string">
            <text:p>1.6106e-15</text:p>
          </table:table-cell>
          <table:table-cell office:value-type="float" office:value="0.00049148">
            <text:p>0.00049148</text:p>
          </table:table-cell>
          <table:table-cell table:style-name="ce1" office:value-type="string">
            <text:p>6.1438e-05</text:p>
          </table:table-cell>
          <table:table-cell office:value-type="float" office:value="0.00081996">
            <text:p>0.00081996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9.7499e-20</text:p>
          </table:table-cell>
          <table:table-cell table:style-name="ce1" office:value-type="string">
            <text:p>1.6106e-15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P122]*1000000" office:value-type="float" office:value="487.97">
            <text:p>487.97</text:p>
          </table:table-cell>
          <table:table-cell table:formula="of:=[.Q122]*1000000" office:value-type="float" office:value="60.992">
            <text:p>60.992</text:p>
          </table:table-cell>
          <table:table-cell table:formula="of:=[.R122]*1000000" office:value-type="float" office:value="823.99">
            <text:p>823.99</text:p>
          </table:table-cell>
          <table:table-cell table:formula="of:=[.S122]*1000000" office:value-type="float" office:value="0.0015825">
            <text:p>0.0015825</text:p>
          </table:table-cell>
          <table:table-cell table:formula="of:=[.T122]*1000000" office:value-type="float" office:value="0.29789">
            <text:p>0.29789</text:p>
          </table:table-cell>
          <table:table-cell table:formula="of:=[.U122]*1000000" office:value-type="float" office:value="-0.000000000000054351">
            <text:p>-5.4351E-014</text:p>
          </table:table-cell>
          <table:table-cell table:formula="of:=[.V122]*1000000" office:value-type="float" office:value="0.0000000015634">
            <text:p>1.5634E-009</text:p>
          </table:table-cell>
          <table:table-cell table:formula="of:=[.W122]*1000000" office:value-type="float" office:value="487.97">
            <text:p>487.97</text:p>
          </table:table-cell>
          <table:table-cell table:formula="of:=[.X122]*1000000" office:value-type="float" office:value="60.981">
            <text:p>60.981</text:p>
          </table:table-cell>
          <table:table-cell table:formula="of:=[.Y122]*1000000" office:value-type="float" office:value="823.95">
            <text:p>823.95</text:p>
          </table:table-cell>
          <table:table-cell table:formula="of:=[.Z122]*1000000" office:value-type="float" office:value="20.024">
            <text:p>20.024</text:p>
          </table:table-cell>
          <table:table-cell table:formula="of:=[.AA122]*1000000" office:value-type="float" office:value="0">
            <text:p>0</text:p>
          </table:table-cell>
          <table:table-cell table:formula="of:=[.AB122]*1000000" office:value-type="float" office:value="0.00000000000305">
            <text:p>3.05E-012</text:p>
          </table:table-cell>
          <table:table-cell table:formula="of:=[.AC122]*1000000" office:value-type="float" office:value="0.0000000015634">
            <text:p>1.5634E-009</text:p>
          </table:table-cell>
          <table:table-cell office:value-type="float" office:value="0.00048797">
            <text:p>0.00048797</text:p>
          </table:table-cell>
          <table:table-cell table:style-name="ce1" office:value-type="string">
            <text:p>6.0992e-05</text:p>
          </table:table-cell>
          <table:table-cell office:value-type="float" office:value="0.00082399">
            <text:p>0.00082399</text:p>
          </table:table-cell>
          <table:table-cell table:style-name="ce1" office:value-type="string">
            <text:p>1.5825e-09</text:p>
          </table:table-cell>
          <table:table-cell table:style-name="ce1" office:value-type="string">
            <text:p>2.9789e-07</text:p>
          </table:table-cell>
          <table:table-cell table:style-name="ce1" office:value-type="string">
            <text:p>-5.4351e-20</text:p>
          </table:table-cell>
          <table:table-cell table:style-name="ce1" office:value-type="string">
            <text:p>1.5634e-15</text:p>
          </table:table-cell>
          <table:table-cell office:value-type="float" office:value="0.00048797">
            <text:p>0.00048797</text:p>
          </table:table-cell>
          <table:table-cell table:style-name="ce1" office:value-type="string">
            <text:p>6.0981e-05</text:p>
          </table:table-cell>
          <table:table-cell office:value-type="float" office:value="0.00082395">
            <text:p>0.00082395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3.05e-18</text:p>
          </table:table-cell>
          <table:table-cell table:style-name="ce1" office:value-type="string">
            <text:p>1.5634e-15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P123]*1000000" office:value-type="float" office:value="484.49">
            <text:p>484.49</text:p>
          </table:table-cell>
          <table:table-cell table:formula="of:=[.Q123]*1000000" office:value-type="float" office:value="60.537">
            <text:p>60.537</text:p>
          </table:table-cell>
          <table:table-cell table:formula="of:=[.R123]*1000000" office:value-type="float" office:value="827.94">
            <text:p>827.94</text:p>
          </table:table-cell>
          <table:table-cell table:formula="of:=[.S123]*1000000" office:value-type="float" office:value="0.00138">
            <text:p>0.00138</text:p>
          </table:table-cell>
          <table:table-cell table:formula="of:=[.T123]*1000000" office:value-type="float" office:value="0.29965">
            <text:p>0.29965</text:p>
          </table:table-cell>
          <table:table-cell table:formula="of:=[.U123]*1000000" office:value-type="float" office:value="-0.00000000000009867">
            <text:p>-9.867E-014</text:p>
          </table:table-cell>
          <table:table-cell table:formula="of:=[.V123]*1000000" office:value-type="float" office:value="0.0000000015175">
            <text:p>1.5175E-009</text:p>
          </table:table-cell>
          <table:table-cell table:formula="of:=[.W123]*1000000" office:value-type="float" office:value="484.49">
            <text:p>484.49</text:p>
          </table:table-cell>
          <table:table-cell table:formula="of:=[.X123]*1000000" office:value-type="float" office:value="60.526">
            <text:p>60.526</text:p>
          </table:table-cell>
          <table:table-cell table:formula="of:=[.Y123]*1000000" office:value-type="float" office:value="827.91">
            <text:p>827.91</text:p>
          </table:table-cell>
          <table:table-cell table:formula="of:=[.Z123]*1000000" office:value-type="float" office:value="20.024">
            <text:p>20.024</text:p>
          </table:table-cell>
          <table:table-cell table:formula="of:=[.AA123]*1000000" office:value-type="float" office:value="0">
            <text:p>0</text:p>
          </table:table-cell>
          <table:table-cell table:formula="of:=[.AB123]*1000000" office:value-type="float" office:value="0.000000000003853">
            <text:p>3.853E-012</text:p>
          </table:table-cell>
          <table:table-cell table:formula="of:=[.AC123]*1000000" office:value-type="float" office:value="0.0000000015175">
            <text:p>1.5175E-009</text:p>
          </table:table-cell>
          <table:table-cell office:value-type="float" office:value="0.00048449">
            <text:p>0.00048449</text:p>
          </table:table-cell>
          <table:table-cell table:style-name="ce1" office:value-type="string">
            <text:p>6.0537e-05</text:p>
          </table:table-cell>
          <table:table-cell office:value-type="float" office:value="0.00082794">
            <text:p>0.00082794</text:p>
          </table:table-cell>
          <table:table-cell table:style-name="ce1" office:value-type="string">
            <text:p>1.38e-09</text:p>
          </table:table-cell>
          <table:table-cell table:style-name="ce1" office:value-type="string">
            <text:p>2.9965e-07</text:p>
          </table:table-cell>
          <table:table-cell table:style-name="ce1" office:value-type="string">
            <text:p>-9.867e-20</text:p>
          </table:table-cell>
          <table:table-cell table:style-name="ce1" office:value-type="string">
            <text:p>1.5175e-15</text:p>
          </table:table-cell>
          <table:table-cell office:value-type="float" office:value="0.00048449">
            <text:p>0.00048449</text:p>
          </table:table-cell>
          <table:table-cell table:style-name="ce1" office:value-type="string">
            <text:p>6.0526e-05</text:p>
          </table:table-cell>
          <table:table-cell office:value-type="float" office:value="0.00082791">
            <text:p>0.00082791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3.853e-18</text:p>
          </table:table-cell>
          <table:table-cell table:style-name="ce1" office:value-type="string">
            <text:p>1.5175e-15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P124]*1000000" office:value-type="float" office:value="481.05">
            <text:p>481.05</text:p>
          </table:table-cell>
          <table:table-cell table:formula="of:=[.Q124]*1000000" office:value-type="float" office:value="60.084">
            <text:p>60.084</text:p>
          </table:table-cell>
          <table:table-cell table:formula="of:=[.R124]*1000000" office:value-type="float" office:value="831.87">
            <text:p>831.87</text:p>
          </table:table-cell>
          <table:table-cell table:formula="of:=[.S124]*1000000" office:value-type="float" office:value="0.0012026">
            <text:p>0.0012026</text:p>
          </table:table-cell>
          <table:table-cell table:formula="of:=[.T124]*1000000" office:value-type="float" office:value="0.3014">
            <text:p>0.3014</text:p>
          </table:table-cell>
          <table:table-cell table:formula="of:=[.U124]*1000000" office:value-type="float" office:value="-0.00000000000012787">
            <text:p>-1.2787E-013</text:p>
          </table:table-cell>
          <table:table-cell table:formula="of:=[.V124]*1000000" office:value-type="float" office:value="0.0000000014731">
            <text:p>1.4731E-009</text:p>
          </table:table-cell>
          <table:table-cell table:formula="of:=[.W124]*1000000" office:value-type="float" office:value="481.05">
            <text:p>481.05</text:p>
          </table:table-cell>
          <table:table-cell table:formula="of:=[.X124]*1000000" office:value-type="float" office:value="60.073">
            <text:p>60.073</text:p>
          </table:table-cell>
          <table:table-cell table:formula="of:=[.Y124]*1000000" office:value-type="float" office:value="831.83">
            <text:p>831.83</text:p>
          </table:table-cell>
          <table:table-cell table:formula="of:=[.Z124]*1000000" office:value-type="float" office:value="20.024">
            <text:p>20.024</text:p>
          </table:table-cell>
          <table:table-cell table:formula="of:=[.AA124]*1000000" office:value-type="float" office:value="0">
            <text:p>0</text:p>
          </table:table-cell>
          <table:table-cell table:formula="of:=[.AB124]*1000000" office:value-type="float" office:value="-0.0000000000016242">
            <text:p>-1.6242E-012</text:p>
          </table:table-cell>
          <table:table-cell table:formula="of:=[.AC124]*1000000" office:value-type="float" office:value="0.0000000014731">
            <text:p>1.4731E-009</text:p>
          </table:table-cell>
          <table:table-cell office:value-type="float" office:value="0.00048105">
            <text:p>0.00048105</text:p>
          </table:table-cell>
          <table:table-cell table:style-name="ce1" office:value-type="string">
            <text:p>6.0084e-05</text:p>
          </table:table-cell>
          <table:table-cell office:value-type="float" office:value="0.00083187">
            <text:p>0.00083187</text:p>
          </table:table-cell>
          <table:table-cell table:style-name="ce1" office:value-type="string">
            <text:p>1.2026e-09</text:p>
          </table:table-cell>
          <table:table-cell table:style-name="ce1" office:value-type="string">
            <text:p>3.014e-07</text:p>
          </table:table-cell>
          <table:table-cell table:style-name="ce1" office:value-type="string">
            <text:p>-1.2787e-19</text:p>
          </table:table-cell>
          <table:table-cell table:style-name="ce1" office:value-type="string">
            <text:p>1.4731e-15</text:p>
          </table:table-cell>
          <table:table-cell office:value-type="float" office:value="0.00048105">
            <text:p>0.00048105</text:p>
          </table:table-cell>
          <table:table-cell table:style-name="ce1" office:value-type="string">
            <text:p>6.0073e-05</text:p>
          </table:table-cell>
          <table:table-cell office:value-type="float" office:value="0.00083183">
            <text:p>0.00083183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242e-18</text:p>
          </table:table-cell>
          <table:table-cell table:style-name="ce1" office:value-type="string">
            <text:p>1.4731e-15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P125]*1000000" office:value-type="float" office:value="477.64">
            <text:p>477.64</text:p>
          </table:table-cell>
          <table:table-cell table:formula="of:=[.Q125]*1000000" office:value-type="float" office:value="59.634">
            <text:p>59.634</text:p>
          </table:table-cell>
          <table:table-cell table:formula="of:=[.R125]*1000000" office:value-type="float" office:value="835.75">
            <text:p>835.75</text:p>
          </table:table-cell>
          <table:table-cell table:formula="of:=[.S125]*1000000" office:value-type="float" office:value="0.0010474">
            <text:p>0.0010474</text:p>
          </table:table-cell>
          <table:table-cell table:formula="of:=[.T125]*1000000" office:value-type="float" office:value="0.30315">
            <text:p>0.30315</text:p>
          </table:table-cell>
          <table:table-cell table:formula="of:=[.U125]*1000000" office:value-type="float" office:value="-0.00000000000018227">
            <text:p>-1.8227E-013</text:p>
          </table:table-cell>
          <table:table-cell table:formula="of:=[.V125]*1000000" office:value-type="float" office:value="0.00000000143">
            <text:p>1.43E-009</text:p>
          </table:table-cell>
          <table:table-cell table:formula="of:=[.W125]*1000000" office:value-type="float" office:value="477.64">
            <text:p>477.64</text:p>
          </table:table-cell>
          <table:table-cell table:formula="of:=[.X125]*1000000" office:value-type="float" office:value="59.623">
            <text:p>59.623</text:p>
          </table:table-cell>
          <table:table-cell table:formula="of:=[.Y125]*1000000" office:value-type="float" office:value="835.72">
            <text:p>835.72</text:p>
          </table:table-cell>
          <table:table-cell table:formula="of:=[.Z125]*1000000" office:value-type="float" office:value="20.024">
            <text:p>20.024</text:p>
          </table:table-cell>
          <table:table-cell table:formula="of:=[.AA125]*1000000" office:value-type="float" office:value="0">
            <text:p>0</text:p>
          </table:table-cell>
          <table:table-cell table:formula="of:=[.AB125]*1000000" office:value-type="float" office:value="-0.000000000003959">
            <text:p>-3.959E-012</text:p>
          </table:table-cell>
          <table:table-cell table:formula="of:=[.AC125]*1000000" office:value-type="float" office:value="0.00000000143">
            <text:p>1.43E-009</text:p>
          </table:table-cell>
          <table:table-cell office:value-type="float" office:value="0.00047764">
            <text:p>0.00047764</text:p>
          </table:table-cell>
          <table:table-cell table:style-name="ce1" office:value-type="string">
            <text:p>5.9634e-05</text:p>
          </table:table-cell>
          <table:table-cell office:value-type="float" office:value="0.00083575">
            <text:p>0.00083575</text:p>
          </table:table-cell>
          <table:table-cell table:style-name="ce1" office:value-type="string">
            <text:p>1.0474e-09</text:p>
          </table:table-cell>
          <table:table-cell table:style-name="ce1" office:value-type="string">
            <text:p>3.0315e-07</text:p>
          </table:table-cell>
          <table:table-cell table:style-name="ce1" office:value-type="string">
            <text:p>-1.8227e-19</text:p>
          </table:table-cell>
          <table:table-cell table:style-name="ce1" office:value-type="string">
            <text:p>1.43e-15</text:p>
          </table:table-cell>
          <table:table-cell office:value-type="float" office:value="0.00047764">
            <text:p>0.00047764</text:p>
          </table:table-cell>
          <table:table-cell table:style-name="ce1" office:value-type="string">
            <text:p>5.9623e-05</text:p>
          </table:table-cell>
          <table:table-cell office:value-type="float" office:value="0.00083572">
            <text:p>0.00083572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959e-18</text:p>
          </table:table-cell>
          <table:table-cell table:style-name="ce1" office:value-type="string">
            <text:p>1.43e-15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P126]*1000000" office:value-type="float" office:value="474.26">
            <text:p>474.26</text:p>
          </table:table-cell>
          <table:table-cell table:formula="of:=[.Q126]*1000000" office:value-type="float" office:value="59.187">
            <text:p>59.187</text:p>
          </table:table-cell>
          <table:table-cell table:formula="of:=[.R126]*1000000" office:value-type="float" office:value="839.61">
            <text:p>839.61</text:p>
          </table:table-cell>
          <table:table-cell table:formula="of:=[.S126]*1000000" office:value-type="float" office:value="0.0009117">
            <text:p>0.0009117</text:p>
          </table:table-cell>
          <table:table-cell table:formula="of:=[.T126]*1000000" office:value-type="float" office:value="0.3049">
            <text:p>0.3049</text:p>
          </table:table-cell>
          <table:table-cell table:formula="of:=[.U126]*1000000" office:value-type="float" office:value="0.00000000000025351">
            <text:p>2.5351E-013</text:p>
          </table:table-cell>
          <table:table-cell table:formula="of:=[.V126]*1000000" office:value-type="float" office:value="0.0000000013882">
            <text:p>1.3882E-009</text:p>
          </table:table-cell>
          <table:table-cell table:formula="of:=[.W126]*1000000" office:value-type="float" office:value="474.25">
            <text:p>474.25</text:p>
          </table:table-cell>
          <table:table-cell table:formula="of:=[.X126]*1000000" office:value-type="float" office:value="59.176">
            <text:p>59.176</text:p>
          </table:table-cell>
          <table:table-cell table:formula="of:=[.Y126]*1000000" office:value-type="float" office:value="839.57">
            <text:p>839.57</text:p>
          </table:table-cell>
          <table:table-cell table:formula="of:=[.Z126]*1000000" office:value-type="float" office:value="20.024">
            <text:p>20.024</text:p>
          </table:table-cell>
          <table:table-cell table:formula="of:=[.AA126]*1000000" office:value-type="float" office:value="0">
            <text:p>0</text:p>
          </table:table-cell>
          <table:table-cell table:formula="of:=[.AB126]*1000000" office:value-type="float" office:value="-0.0000000000046584">
            <text:p>-4.6584E-012</text:p>
          </table:table-cell>
          <table:table-cell table:formula="of:=[.AC126]*1000000" office:value-type="float" office:value="0.0000000013882">
            <text:p>1.3882E-009</text:p>
          </table:table-cell>
          <table:table-cell office:value-type="float" office:value="0.00047426">
            <text:p>0.00047426</text:p>
          </table:table-cell>
          <table:table-cell table:style-name="ce1" office:value-type="string">
            <text:p>5.9187e-05</text:p>
          </table:table-cell>
          <table:table-cell office:value-type="float" office:value="0.00083961">
            <text:p>0.00083961</text:p>
          </table:table-cell>
          <table:table-cell table:style-name="ce1" office:value-type="string">
            <text:p>9.117e-10</text:p>
          </table:table-cell>
          <table:table-cell table:style-name="ce1" office:value-type="string">
            <text:p>3.049e-07</text:p>
          </table:table-cell>
          <table:table-cell table:style-name="ce1" office:value-type="string">
            <text:p>2.5351e-19</text:p>
          </table:table-cell>
          <table:table-cell table:style-name="ce1" office:value-type="string">
            <text:p>1.3882e-15</text:p>
          </table:table-cell>
          <table:table-cell office:value-type="float" office:value="0.00047425">
            <text:p>0.00047425</text:p>
          </table:table-cell>
          <table:table-cell table:style-name="ce1" office:value-type="string">
            <text:p>5.9176e-05</text:p>
          </table:table-cell>
          <table:table-cell office:value-type="float" office:value="0.00083957">
            <text:p>0.00083957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4.6584e-18</text:p>
          </table:table-cell>
          <table:table-cell table:style-name="ce1" office:value-type="string">
            <text:p>1.3882e-15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P127]*1000000" office:value-type="float" office:value="470.91">
            <text:p>470.91</text:p>
          </table:table-cell>
          <table:table-cell table:formula="of:=[.Q127]*1000000" office:value-type="float" office:value="58.742">
            <text:p>58.742</text:p>
          </table:table-cell>
          <table:table-cell table:formula="of:=[.R127]*1000000" office:value-type="float" office:value="843.42">
            <text:p>843.42</text:p>
          </table:table-cell>
          <table:table-cell table:formula="of:=[.S127]*1000000" office:value-type="float" office:value="0.0007932">
            <text:p>0.0007932</text:p>
          </table:table-cell>
          <table:table-cell table:formula="of:=[.T127]*1000000" office:value-type="float" office:value="0.30664">
            <text:p>0.30664</text:p>
          </table:table-cell>
          <table:table-cell table:formula="of:=[.U127]*1000000" office:value-type="float" office:value="0.000000000000066177">
            <text:p>6.6177E-014</text:p>
          </table:table-cell>
          <table:table-cell table:formula="of:=[.V127]*1000000" office:value-type="float" office:value="0.0000000013477">
            <text:p>1.3477E-009</text:p>
          </table:table-cell>
          <table:table-cell table:formula="of:=[.W127]*1000000" office:value-type="float" office:value="470.9">
            <text:p>470.9</text:p>
          </table:table-cell>
          <table:table-cell table:formula="of:=[.X127]*1000000" office:value-type="float" office:value="58.732">
            <text:p>58.732</text:p>
          </table:table-cell>
          <table:table-cell table:formula="of:=[.Y127]*1000000" office:value-type="float" office:value="843.39">
            <text:p>843.39</text:p>
          </table:table-cell>
          <table:table-cell table:formula="of:=[.Z127]*1000000" office:value-type="float" office:value="20.024">
            <text:p>20.024</text:p>
          </table:table-cell>
          <table:table-cell table:formula="of:=[.AA127]*1000000" office:value-type="float" office:value="0">
            <text:p>0</text:p>
          </table:table-cell>
          <table:table-cell table:formula="of:=[.AB127]*1000000" office:value-type="float" office:value="-0.0000000000042334">
            <text:p>-4.2334E-012</text:p>
          </table:table-cell>
          <table:table-cell table:formula="of:=[.AC127]*1000000" office:value-type="float" office:value="0.0000000013477">
            <text:p>1.3477E-009</text:p>
          </table:table-cell>
          <table:table-cell office:value-type="float" office:value="0.00047091">
            <text:p>0.00047091</text:p>
          </table:table-cell>
          <table:table-cell table:style-name="ce1" office:value-type="string">
            <text:p>5.8742e-05</text:p>
          </table:table-cell>
          <table:table-cell office:value-type="float" office:value="0.00084342">
            <text:p>0.00084342</text:p>
          </table:table-cell>
          <table:table-cell table:style-name="ce1" office:value-type="string">
            <text:p>7.932e-10</text:p>
          </table:table-cell>
          <table:table-cell table:style-name="ce1" office:value-type="string">
            <text:p>3.0664e-07</text:p>
          </table:table-cell>
          <table:table-cell table:style-name="ce1" office:value-type="string">
            <text:p>6.6177e-20</text:p>
          </table:table-cell>
          <table:table-cell table:style-name="ce1" office:value-type="string">
            <text:p>1.3477e-15</text:p>
          </table:table-cell>
          <table:table-cell office:value-type="float" office:value="0.0004709">
            <text:p>0.0004709</text:p>
          </table:table-cell>
          <table:table-cell table:style-name="ce1" office:value-type="string">
            <text:p>5.8732e-05</text:p>
          </table:table-cell>
          <table:table-cell office:value-type="float" office:value="0.00084339">
            <text:p>0.00084339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4.2334e-18</text:p>
          </table:table-cell>
          <table:table-cell table:style-name="ce1" office:value-type="string">
            <text:p>1.3477e-15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P128]*1000000" office:value-type="float" office:value="467.59">
            <text:p>467.59</text:p>
          </table:table-cell>
          <table:table-cell table:formula="of:=[.Q128]*1000000" office:value-type="float" office:value="58.3">
            <text:p>58.3</text:p>
          </table:table-cell>
          <table:table-cell table:formula="of:=[.R128]*1000000" office:value-type="float" office:value="847.21">
            <text:p>847.21</text:p>
          </table:table-cell>
          <table:table-cell table:formula="of:=[.S128]*1000000" office:value-type="float" office:value="0.00068979">
            <text:p>0.00068979</text:p>
          </table:table-cell>
          <table:table-cell table:formula="of:=[.T128]*1000000" office:value-type="float" office:value="0.30837">
            <text:p>0.30837</text:p>
          </table:table-cell>
          <table:table-cell table:formula="of:=[.U128]*1000000" office:value-type="float" office:value="-0.00000000000057612">
            <text:p>-5.7612E-013</text:p>
          </table:table-cell>
          <table:table-cell table:formula="of:=[.V128]*1000000" office:value-type="float" office:value="0.0000000013085">
            <text:p>1.3085E-009</text:p>
          </table:table-cell>
          <table:table-cell table:formula="of:=[.W128]*1000000" office:value-type="float" office:value="467.58">
            <text:p>467.58</text:p>
          </table:table-cell>
          <table:table-cell table:formula="of:=[.X128]*1000000" office:value-type="float" office:value="58.29">
            <text:p>58.29</text:p>
          </table:table-cell>
          <table:table-cell table:formula="of:=[.Y128]*1000000" office:value-type="float" office:value="847.17">
            <text:p>847.17</text:p>
          </table:table-cell>
          <table:table-cell table:formula="of:=[.Z128]*1000000" office:value-type="float" office:value="20.024">
            <text:p>20.024</text:p>
          </table:table-cell>
          <table:table-cell table:formula="of:=[.AA128]*1000000" office:value-type="float" office:value="0">
            <text:p>0</text:p>
          </table:table-cell>
          <table:table-cell table:formula="of:=[.AB128]*1000000" office:value-type="float" office:value="0.000000000000039191">
            <text:p>3.9191E-014</text:p>
          </table:table-cell>
          <table:table-cell table:formula="of:=[.AC128]*1000000" office:value-type="float" office:value="0.0000000013085">
            <text:p>1.3085E-009</text:p>
          </table:table-cell>
          <table:table-cell office:value-type="float" office:value="0.00046759">
            <text:p>0.00046759</text:p>
          </table:table-cell>
          <table:table-cell table:style-name="ce1" office:value-type="string">
            <text:p>5.83e-05</text:p>
          </table:table-cell>
          <table:table-cell office:value-type="float" office:value="0.00084721">
            <text:p>0.00084721</text:p>
          </table:table-cell>
          <table:table-cell table:style-name="ce1" office:value-type="string">
            <text:p>6.8979e-10</text:p>
          </table:table-cell>
          <table:table-cell table:style-name="ce1" office:value-type="string">
            <text:p>3.0837e-07</text:p>
          </table:table-cell>
          <table:table-cell table:style-name="ce1" office:value-type="string">
            <text:p>-5.7612e-19</text:p>
          </table:table-cell>
          <table:table-cell table:style-name="ce1" office:value-type="string">
            <text:p>1.3085e-15</text:p>
          </table:table-cell>
          <table:table-cell office:value-type="float" office:value="0.00046758">
            <text:p>0.00046758</text:p>
          </table:table-cell>
          <table:table-cell table:style-name="ce1" office:value-type="string">
            <text:p>5.829e-05</text:p>
          </table:table-cell>
          <table:table-cell office:value-type="float" office:value="0.00084717">
            <text:p>0.00084717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3.9191e-20</text:p>
          </table:table-cell>
          <table:table-cell table:style-name="ce1" office:value-type="string">
            <text:p>1.3085e-15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P129]*1000000" office:value-type="float" office:value="464.3">
            <text:p>464.3</text:p>
          </table:table-cell>
          <table:table-cell table:formula="of:=[.Q129]*1000000" office:value-type="float" office:value="57.861">
            <text:p>57.861</text:p>
          </table:table-cell>
          <table:table-cell table:formula="of:=[.R129]*1000000" office:value-type="float" office:value="850.96">
            <text:p>850.96</text:p>
          </table:table-cell>
          <table:table-cell table:formula="of:=[.S129]*1000000" office:value-type="float" office:value="0.00059962">
            <text:p>0.00059962</text:p>
          </table:table-cell>
          <table:table-cell table:formula="of:=[.T129]*1000000" office:value-type="float" office:value="0.3101">
            <text:p>0.3101</text:p>
          </table:table-cell>
          <table:table-cell table:formula="of:=[.U129]*1000000" office:value-type="float" office:value="0.0000000000002599">
            <text:p>2.599E-013</text:p>
          </table:table-cell>
          <table:table-cell table:formula="of:=[.V129]*1000000" office:value-type="float" office:value="0.0000000012704">
            <text:p>1.2704E-009</text:p>
          </table:table-cell>
          <table:table-cell table:formula="of:=[.W129]*1000000" office:value-type="float" office:value="464.29">
            <text:p>464.29</text:p>
          </table:table-cell>
          <table:table-cell table:formula="of:=[.X129]*1000000" office:value-type="float" office:value="57.85">
            <text:p>57.85</text:p>
          </table:table-cell>
          <table:table-cell table:formula="of:=[.Y129]*1000000" office:value-type="float" office:value="850.92">
            <text:p>850.92</text:p>
          </table:table-cell>
          <table:table-cell table:formula="of:=[.Z129]*1000000" office:value-type="float" office:value="20.024">
            <text:p>20.024</text:p>
          </table:table-cell>
          <table:table-cell table:formula="of:=[.AA129]*1000000" office:value-type="float" office:value="0">
            <text:p>0</text:p>
          </table:table-cell>
          <table:table-cell table:formula="of:=[.AB129]*1000000" office:value-type="float" office:value="0.0000000000039293">
            <text:p>3.9293E-012</text:p>
          </table:table-cell>
          <table:table-cell table:formula="of:=[.AC129]*1000000" office:value-type="float" office:value="0.0000000012704">
            <text:p>1.2704E-009</text:p>
          </table:table-cell>
          <table:table-cell office:value-type="float" office:value="0.0004643">
            <text:p>0.0004643</text:p>
          </table:table-cell>
          <table:table-cell table:style-name="ce1" office:value-type="string">
            <text:p>5.7861e-05</text:p>
          </table:table-cell>
          <table:table-cell office:value-type="float" office:value="0.00085096">
            <text:p>0.00085096</text:p>
          </table:table-cell>
          <table:table-cell table:style-name="ce1" office:value-type="string">
            <text:p>5.9962e-10</text:p>
          </table:table-cell>
          <table:table-cell table:style-name="ce1" office:value-type="string">
            <text:p>3.101e-07</text:p>
          </table:table-cell>
          <table:table-cell table:style-name="ce1" office:value-type="string">
            <text:p>2.599e-19</text:p>
          </table:table-cell>
          <table:table-cell table:style-name="ce1" office:value-type="string">
            <text:p>1.2704e-15</text:p>
          </table:table-cell>
          <table:table-cell office:value-type="float" office:value="0.00046429">
            <text:p>0.00046429</text:p>
          </table:table-cell>
          <table:table-cell table:style-name="ce1" office:value-type="string">
            <text:p>5.785e-05</text:p>
          </table:table-cell>
          <table:table-cell office:value-type="float" office:value="0.00085092">
            <text:p>0.00085092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3.9293e-18</text:p>
          </table:table-cell>
          <table:table-cell table:style-name="ce1" office:value-type="string">
            <text:p>1.2704e-15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P130]*1000000" office:value-type="float" office:value="461.04">
            <text:p>461.04</text:p>
          </table:table-cell>
          <table:table-cell table:formula="of:=[.Q130]*1000000" office:value-type="float" office:value="57.425">
            <text:p>57.425</text:p>
          </table:table-cell>
          <table:table-cell table:formula="of:=[.R130]*1000000" office:value-type="float" office:value="854.68">
            <text:p>854.68</text:p>
          </table:table-cell>
          <table:table-cell table:formula="of:=[.S130]*1000000" office:value-type="float" office:value="0.00052106">
            <text:p>0.00052106</text:p>
          </table:table-cell>
          <table:table-cell table:formula="of:=[.T130]*1000000" office:value-type="float" office:value="0.31183">
            <text:p>0.31183</text:p>
          </table:table-cell>
          <table:table-cell table:formula="of:=[.U130]*1000000" office:value-type="float" office:value="0.000000000000070647">
            <text:p>7.0647E-014</text:p>
          </table:table-cell>
          <table:table-cell table:formula="of:=[.V130]*1000000" office:value-type="float" office:value="0.0000000012335">
            <text:p>1.2335E-009</text:p>
          </table:table-cell>
          <table:table-cell table:formula="of:=[.W130]*1000000" office:value-type="float" office:value="461.04">
            <text:p>461.04</text:p>
          </table:table-cell>
          <table:table-cell table:formula="of:=[.X130]*1000000" office:value-type="float" office:value="57.414">
            <text:p>57.414</text:p>
          </table:table-cell>
          <table:table-cell table:formula="of:=[.Y130]*1000000" office:value-type="float" office:value="854.64">
            <text:p>854.64</text:p>
          </table:table-cell>
          <table:table-cell table:formula="of:=[.Z130]*1000000" office:value-type="float" office:value="20.024">
            <text:p>20.024</text:p>
          </table:table-cell>
          <table:table-cell table:formula="of:=[.AA130]*1000000" office:value-type="float" office:value="0">
            <text:p>0</text:p>
          </table:table-cell>
          <table:table-cell table:formula="of:=[.AB130]*1000000" office:value-type="float" office:value="0.0000000000043376">
            <text:p>4.3376E-012</text:p>
          </table:table-cell>
          <table:table-cell table:formula="of:=[.AC130]*1000000" office:value-type="float" office:value="0.0000000012335">
            <text:p>1.2335E-009</text:p>
          </table:table-cell>
          <table:table-cell office:value-type="float" office:value="0.00046104">
            <text:p>0.00046104</text:p>
          </table:table-cell>
          <table:table-cell table:style-name="ce1" office:value-type="string">
            <text:p>5.7425e-05</text:p>
          </table:table-cell>
          <table:table-cell office:value-type="float" office:value="0.00085468">
            <text:p>0.00085468</text:p>
          </table:table-cell>
          <table:table-cell table:style-name="ce1" office:value-type="string">
            <text:p>5.2106e-10</text:p>
          </table:table-cell>
          <table:table-cell table:style-name="ce1" office:value-type="string">
            <text:p>3.1183e-07</text:p>
          </table:table-cell>
          <table:table-cell table:style-name="ce1" office:value-type="string">
            <text:p>7.0647e-20</text:p>
          </table:table-cell>
          <table:table-cell table:style-name="ce1" office:value-type="string">
            <text:p>1.2335e-15</text:p>
          </table:table-cell>
          <table:table-cell office:value-type="float" office:value="0.00046104">
            <text:p>0.00046104</text:p>
          </table:table-cell>
          <table:table-cell table:style-name="ce1" office:value-type="string">
            <text:p>5.7414e-05</text:p>
          </table:table-cell>
          <table:table-cell office:value-type="float" office:value="0.00085464">
            <text:p>0.00085464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4.3376e-18</text:p>
          </table:table-cell>
          <table:table-cell table:style-name="ce1" office:value-type="string">
            <text:p>1.2335e-15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P131]*1000000" office:value-type="float" office:value="457.81">
            <text:p>457.81</text:p>
          </table:table-cell>
          <table:table-cell table:formula="of:=[.Q131]*1000000" office:value-type="float" office:value="56.991">
            <text:p>56.991</text:p>
          </table:table-cell>
          <table:table-cell table:formula="of:=[.R131]*1000000" office:value-type="float" office:value="858.36">
            <text:p>858.36</text:p>
          </table:table-cell>
          <table:table-cell table:formula="of:=[.S131]*1000000" office:value-type="float" office:value="0.00045266">
            <text:p>0.00045266</text:p>
          </table:table-cell>
          <table:table-cell table:formula="of:=[.T131]*1000000" office:value-type="float" office:value="0.31355">
            <text:p>0.31355</text:p>
          </table:table-cell>
          <table:table-cell table:formula="of:=[.U131]*1000000" office:value-type="float" office:value="-5.2159E-015">
            <text:p>-5.2159E-015</text:p>
          </table:table-cell>
          <table:table-cell table:formula="of:=[.V131]*1000000" office:value-type="float" office:value="0.0000000011977">
            <text:p>1.1977E-009</text:p>
          </table:table-cell>
          <table:table-cell table:formula="of:=[.W131]*1000000" office:value-type="float" office:value="457.81">
            <text:p>457.81</text:p>
          </table:table-cell>
          <table:table-cell table:formula="of:=[.X131]*1000000" office:value-type="float" office:value="56.98">
            <text:p>56.98</text:p>
          </table:table-cell>
          <table:table-cell table:formula="of:=[.Y131]*1000000" office:value-type="float" office:value="858.33">
            <text:p>858.33</text:p>
          </table:table-cell>
          <table:table-cell table:formula="of:=[.Z131]*1000000" office:value-type="float" office:value="20.024">
            <text:p>20.024</text:p>
          </table:table-cell>
          <table:table-cell table:formula="of:=[.AA131]*1000000" office:value-type="float" office:value="0">
            <text:p>0</text:p>
          </table:table-cell>
          <table:table-cell table:formula="of:=[.AB131]*1000000" office:value-type="float" office:value="-0.00000000000080905">
            <text:p>-8.0905E-013</text:p>
          </table:table-cell>
          <table:table-cell table:formula="of:=[.AC131]*1000000" office:value-type="float" office:value="0.0000000011977">
            <text:p>1.1977E-009</text:p>
          </table:table-cell>
          <table:table-cell office:value-type="float" office:value="0.00045781">
            <text:p>0.00045781</text:p>
          </table:table-cell>
          <table:table-cell table:style-name="ce1" office:value-type="string">
            <text:p>5.6991e-05</text:p>
          </table:table-cell>
          <table:table-cell office:value-type="float" office:value="0.00085836">
            <text:p>0.00085836</text:p>
          </table:table-cell>
          <table:table-cell table:style-name="ce1" office:value-type="string">
            <text:p>4.5266e-10</text:p>
          </table:table-cell>
          <table:table-cell table:style-name="ce1" office:value-type="string">
            <text:p>3.1355e-07</text:p>
          </table:table-cell>
          <table:table-cell table:style-name="ce1" office:value-type="string">
            <text:p>-5.2159e-21</text:p>
          </table:table-cell>
          <table:table-cell table:style-name="ce1" office:value-type="string">
            <text:p>1.1977e-15</text:p>
          </table:table-cell>
          <table:table-cell office:value-type="float" office:value="0.00045781">
            <text:p>0.00045781</text:p>
          </table:table-cell>
          <table:table-cell table:style-name="ce1" office:value-type="string">
            <text:p>5.698e-05</text:p>
          </table:table-cell>
          <table:table-cell office:value-type="float" office:value="0.00085833">
            <text:p>0.00085833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8.0905e-19</text:p>
          </table:table-cell>
          <table:table-cell table:style-name="ce1" office:value-type="string">
            <text:p>1.1977e-15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P132]*1000000" office:value-type="float" office:value="454.61">
            <text:p>454.61</text:p>
          </table:table-cell>
          <table:table-cell table:formula="of:=[.Q132]*1000000" office:value-type="float" office:value="56.559">
            <text:p>56.559</text:p>
          </table:table-cell>
          <table:table-cell table:formula="of:=[.R132]*1000000" office:value-type="float" office:value="862.02">
            <text:p>862.02</text:p>
          </table:table-cell>
          <table:table-cell table:formula="of:=[.S132]*1000000" office:value-type="float" office:value="0.00039316">
            <text:p>0.00039316</text:p>
          </table:table-cell>
          <table:table-cell table:formula="of:=[.T132]*1000000" office:value-type="float" office:value="0.31527">
            <text:p>0.31527</text:p>
          </table:table-cell>
          <table:table-cell table:formula="of:=[.U132]*1000000" office:value-type="float" office:value="0.000000000000031613">
            <text:p>3.1613E-014</text:p>
          </table:table-cell>
          <table:table-cell table:formula="of:=[.V132]*1000000" office:value-type="float" office:value="0.000000001163">
            <text:p>1.163E-009</text:p>
          </table:table-cell>
          <table:table-cell table:formula="of:=[.W132]*1000000" office:value-type="float" office:value="454.61">
            <text:p>454.61</text:p>
          </table:table-cell>
          <table:table-cell table:formula="of:=[.X132]*1000000" office:value-type="float" office:value="56.549">
            <text:p>56.549</text:p>
          </table:table-cell>
          <table:table-cell table:formula="of:=[.Y132]*1000000" office:value-type="float" office:value="861.98">
            <text:p>861.98</text:p>
          </table:table-cell>
          <table:table-cell table:formula="of:=[.Z132]*1000000" office:value-type="float" office:value="20.024">
            <text:p>20.024</text:p>
          </table:table-cell>
          <table:table-cell table:formula="of:=[.AA132]*1000000" office:value-type="float" office:value="0">
            <text:p>0</text:p>
          </table:table-cell>
          <table:table-cell table:formula="of:=[.AB132]*1000000" office:value-type="float" office:value="-0.0000000000037203">
            <text:p>-3.7203E-012</text:p>
          </table:table-cell>
          <table:table-cell table:formula="of:=[.AC132]*1000000" office:value-type="float" office:value="0.000000001163">
            <text:p>1.163E-009</text:p>
          </table:table-cell>
          <table:table-cell office:value-type="float" office:value="0.00045461">
            <text:p>0.00045461</text:p>
          </table:table-cell>
          <table:table-cell table:style-name="ce1" office:value-type="string">
            <text:p>5.6559e-05</text:p>
          </table:table-cell>
          <table:table-cell office:value-type="float" office:value="0.00086202">
            <text:p>0.00086202</text:p>
          </table:table-cell>
          <table:table-cell table:style-name="ce1" office:value-type="string">
            <text:p>3.9316e-10</text:p>
          </table:table-cell>
          <table:table-cell table:style-name="ce1" office:value-type="string">
            <text:p>3.1527e-07</text:p>
          </table:table-cell>
          <table:table-cell table:style-name="ce1" office:value-type="string">
            <text:p>3.1613e-20</text:p>
          </table:table-cell>
          <table:table-cell table:style-name="ce1" office:value-type="string">
            <text:p>1.163e-15</text:p>
          </table:table-cell>
          <table:table-cell office:value-type="float" office:value="0.00045461">
            <text:p>0.00045461</text:p>
          </table:table-cell>
          <table:table-cell table:style-name="ce1" office:value-type="string">
            <text:p>5.6549e-05</text:p>
          </table:table-cell>
          <table:table-cell office:value-type="float" office:value="0.00086198">
            <text:p>0.00086198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7203e-18</text:p>
          </table:table-cell>
          <table:table-cell table:style-name="ce1" office:value-type="string">
            <text:p>1.163e-15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P133]*1000000" office:value-type="float" office:value="451.44">
            <text:p>451.44</text:p>
          </table:table-cell>
          <table:table-cell table:formula="of:=[.Q133]*1000000" office:value-type="float" office:value="56.13">
            <text:p>56.13</text:p>
          </table:table-cell>
          <table:table-cell table:formula="of:=[.R133]*1000000" office:value-type="float" office:value="865.64">
            <text:p>865.64</text:p>
          </table:table-cell>
          <table:table-cell table:formula="of:=[.S133]*1000000" office:value-type="float" office:value="0.00034142">
            <text:p>0.00034142</text:p>
          </table:table-cell>
          <table:table-cell table:formula="of:=[.T133]*1000000" office:value-type="float" office:value="0.31698">
            <text:p>0.31698</text:p>
          </table:table-cell>
          <table:table-cell table:formula="of:=[.U133]*1000000" office:value-type="float" office:value="-0.00000000000032294">
            <text:p>-3.2294E-013</text:p>
          </table:table-cell>
          <table:table-cell table:formula="of:=[.V133]*1000000" office:value-type="float" office:value="0.0000000011294">
            <text:p>1.1294E-009</text:p>
          </table:table-cell>
          <table:table-cell table:formula="of:=[.W133]*1000000" office:value-type="float" office:value="451.44">
            <text:p>451.44</text:p>
          </table:table-cell>
          <table:table-cell table:formula="of:=[.X133]*1000000" office:value-type="float" office:value="56.12">
            <text:p>56.12</text:p>
          </table:table-cell>
          <table:table-cell table:formula="of:=[.Y133]*1000000" office:value-type="float" office:value="865.6">
            <text:p>865.6</text:p>
          </table:table-cell>
          <table:table-cell table:formula="of:=[.Z133]*1000000" office:value-type="float" office:value="20.024">
            <text:p>20.024</text:p>
          </table:table-cell>
          <table:table-cell table:formula="of:=[.AA133]*1000000" office:value-type="float" office:value="0">
            <text:p>0</text:p>
          </table:table-cell>
          <table:table-cell table:formula="of:=[.AB133]*1000000" office:value-type="float" office:value="0.0000000000001585">
            <text:p>1.585E-013</text:p>
          </table:table-cell>
          <table:table-cell table:formula="of:=[.AC133]*1000000" office:value-type="float" office:value="0.0000000011294">
            <text:p>1.1294E-009</text:p>
          </table:table-cell>
          <table:table-cell office:value-type="float" office:value="0.00045144">
            <text:p>0.00045144</text:p>
          </table:table-cell>
          <table:table-cell table:style-name="ce1" office:value-type="string">
            <text:p>5.613e-05</text:p>
          </table:table-cell>
          <table:table-cell office:value-type="float" office:value="0.00086564">
            <text:p>0.00086564</text:p>
          </table:table-cell>
          <table:table-cell table:style-name="ce1" office:value-type="string">
            <text:p>3.4142e-10</text:p>
          </table:table-cell>
          <table:table-cell table:style-name="ce1" office:value-type="string">
            <text:p>3.1698e-07</text:p>
          </table:table-cell>
          <table:table-cell table:style-name="ce1" office:value-type="string">
            <text:p>-3.2294e-19</text:p>
          </table:table-cell>
          <table:table-cell table:style-name="ce1" office:value-type="string">
            <text:p>1.1294e-15</text:p>
          </table:table-cell>
          <table:table-cell office:value-type="float" office:value="0.00045144">
            <text:p>0.00045144</text:p>
          </table:table-cell>
          <table:table-cell table:style-name="ce1" office:value-type="string">
            <text:p>5.612e-05</text:p>
          </table:table-cell>
          <table:table-cell office:value-type="float" office:value="0.0008656">
            <text:p>0.0008656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1.585e-19</text:p>
          </table:table-cell>
          <table:table-cell table:style-name="ce1" office:value-type="string">
            <text:p>1.1294e-15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P134]*1000000" office:value-type="float" office:value="448.3">
            <text:p>448.3</text:p>
          </table:table-cell>
          <table:table-cell table:formula="of:=[.Q134]*1000000" office:value-type="float" office:value="55.704">
            <text:p>55.704</text:p>
          </table:table-cell>
          <table:table-cell table:formula="of:=[.R134]*1000000" office:value-type="float" office:value="869.22">
            <text:p>869.22</text:p>
          </table:table-cell>
          <table:table-cell table:formula="of:=[.S134]*1000000" office:value-type="float" office:value="0.00029646">
            <text:p>0.00029646</text:p>
          </table:table-cell>
          <table:table-cell table:formula="of:=[.T134]*1000000" office:value-type="float" office:value="0.31869">
            <text:p>0.31869</text:p>
          </table:table-cell>
          <table:table-cell table:formula="of:=[.U134]*1000000" office:value-type="float" office:value="0.00000000000010932">
            <text:p>1.0932E-013</text:p>
          </table:table-cell>
          <table:table-cell table:formula="of:=[.V134]*1000000" office:value-type="float" office:value="0.0000000010968">
            <text:p>1.0968E-009</text:p>
          </table:table-cell>
          <table:table-cell table:formula="of:=[.W134]*1000000" office:value-type="float" office:value="448.3">
            <text:p>448.3</text:p>
          </table:table-cell>
          <table:table-cell table:formula="of:=[.X134]*1000000" office:value-type="float" office:value="55.694">
            <text:p>55.694</text:p>
          </table:table-cell>
          <table:table-cell table:formula="of:=[.Y134]*1000000" office:value-type="float" office:value="869.19">
            <text:p>869.19</text:p>
          </table:table-cell>
          <table:table-cell table:formula="of:=[.Z134]*1000000" office:value-type="float" office:value="20.024">
            <text:p>20.024</text:p>
          </table:table-cell>
          <table:table-cell table:formula="of:=[.AA134]*1000000" office:value-type="float" office:value="0">
            <text:p>0</text:p>
          </table:table-cell>
          <table:table-cell table:formula="of:=[.AB134]*1000000" office:value-type="float" office:value="0.0000000000030798">
            <text:p>3.0798E-012</text:p>
          </table:table-cell>
          <table:table-cell table:formula="of:=[.AC134]*1000000" office:value-type="float" office:value="0.0000000010968">
            <text:p>1.0968E-009</text:p>
          </table:table-cell>
          <table:table-cell office:value-type="float" office:value="0.0004483">
            <text:p>0.0004483</text:p>
          </table:table-cell>
          <table:table-cell table:style-name="ce1" office:value-type="string">
            <text:p>5.5704e-05</text:p>
          </table:table-cell>
          <table:table-cell office:value-type="float" office:value="0.00086922">
            <text:p>0.00086922</text:p>
          </table:table-cell>
          <table:table-cell table:style-name="ce1" office:value-type="string">
            <text:p>2.9646e-10</text:p>
          </table:table-cell>
          <table:table-cell table:style-name="ce1" office:value-type="string">
            <text:p>3.1869e-07</text:p>
          </table:table-cell>
          <table:table-cell table:style-name="ce1" office:value-type="string">
            <text:p>1.0932e-19</text:p>
          </table:table-cell>
          <table:table-cell table:style-name="ce1" office:value-type="string">
            <text:p>1.0968e-15</text:p>
          </table:table-cell>
          <table:table-cell office:value-type="float" office:value="0.0004483">
            <text:p>0.0004483</text:p>
          </table:table-cell>
          <table:table-cell table:style-name="ce1" office:value-type="string">
            <text:p>5.5694e-05</text:p>
          </table:table-cell>
          <table:table-cell office:value-type="float" office:value="0.00086919">
            <text:p>0.00086919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3.0798e-18</text:p>
          </table:table-cell>
          <table:table-cell table:style-name="ce1" office:value-type="string">
            <text:p>1.0968e-15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P135]*1000000" office:value-type="float" office:value="445.19">
            <text:p>445.19</text:p>
          </table:table-cell>
          <table:table-cell table:formula="of:=[.Q135]*1000000" office:value-type="float" office:value="55.281">
            <text:p>55.281</text:p>
          </table:table-cell>
          <table:table-cell table:formula="of:=[.R135]*1000000" office:value-type="float" office:value="872.78">
            <text:p>872.78</text:p>
          </table:table-cell>
          <table:table-cell table:formula="of:=[.S135]*1000000" office:value-type="float" office:value="0.00025743">
            <text:p>0.00025743</text:p>
          </table:table-cell>
          <table:table-cell table:formula="of:=[.T135]*1000000" office:value-type="float" office:value="0.32039">
            <text:p>0.32039</text:p>
          </table:table-cell>
          <table:table-cell table:formula="of:=[.U135]*1000000" office:value-type="float" office:value="-0.00000000000041268">
            <text:p>-4.1268E-013</text:p>
          </table:table-cell>
          <table:table-cell table:formula="of:=[.V135]*1000000" office:value-type="float" office:value="0.0000000010652">
            <text:p>1.0652E-009</text:p>
          </table:table-cell>
          <table:table-cell table:formula="of:=[.W135]*1000000" office:value-type="float" office:value="445.18">
            <text:p>445.18</text:p>
          </table:table-cell>
          <table:table-cell table:formula="of:=[.X135]*1000000" office:value-type="float" office:value="55.27">
            <text:p>55.27</text:p>
          </table:table-cell>
          <table:table-cell table:formula="of:=[.Y135]*1000000" office:value-type="float" office:value="872.74">
            <text:p>872.74</text:p>
          </table:table-cell>
          <table:table-cell table:formula="of:=[.Z135]*1000000" office:value-type="float" office:value="20.024">
            <text:p>20.024</text:p>
          </table:table-cell>
          <table:table-cell table:formula="of:=[.AA135]*1000000" office:value-type="float" office:value="0">
            <text:p>0</text:p>
          </table:table-cell>
          <table:table-cell table:formula="of:=[.AB135]*1000000" office:value-type="float" office:value="-0.0000000000013711">
            <text:p>-1.3711E-012</text:p>
          </table:table-cell>
          <table:table-cell table:formula="of:=[.AC135]*1000000" office:value-type="float" office:value="0.0000000010652">
            <text:p>1.0652E-009</text:p>
          </table:table-cell>
          <table:table-cell office:value-type="float" office:value="0.00044519">
            <text:p>0.00044519</text:p>
          </table:table-cell>
          <table:table-cell table:style-name="ce1" office:value-type="string">
            <text:p>5.5281e-05</text:p>
          </table:table-cell>
          <table:table-cell office:value-type="float" office:value="0.00087278">
            <text:p>0.00087278</text:p>
          </table:table-cell>
          <table:table-cell table:style-name="ce1" office:value-type="string">
            <text:p>2.5743e-10</text:p>
          </table:table-cell>
          <table:table-cell table:style-name="ce1" office:value-type="string">
            <text:p>3.2039e-07</text:p>
          </table:table-cell>
          <table:table-cell table:style-name="ce1" office:value-type="string">
            <text:p>-4.1268e-19</text:p>
          </table:table-cell>
          <table:table-cell table:style-name="ce1" office:value-type="string">
            <text:p>1.0652e-15</text:p>
          </table:table-cell>
          <table:table-cell office:value-type="float" office:value="0.00044518">
            <text:p>0.00044518</text:p>
          </table:table-cell>
          <table:table-cell table:style-name="ce1" office:value-type="string">
            <text:p>5.527e-05</text:p>
          </table:table-cell>
          <table:table-cell office:value-type="float" office:value="0.00087274">
            <text:p>0.00087274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1.3711e-18</text:p>
          </table:table-cell>
          <table:table-cell table:style-name="ce1" office:value-type="string">
            <text:p>1.0652e-15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P136]*1000000" office:value-type="float" office:value="442.1">
            <text:p>442.1</text:p>
          </table:table-cell>
          <table:table-cell table:formula="of:=[.Q136]*1000000" office:value-type="float" office:value="54.86">
            <text:p>54.86</text:p>
          </table:table-cell>
          <table:table-cell table:formula="of:=[.R136]*1000000" office:value-type="float" office:value="876.31">
            <text:p>876.31</text:p>
          </table:table-cell>
          <table:table-cell table:formula="of:=[.S136]*1000000" office:value-type="float" office:value="0.00022354">
            <text:p>0.00022354</text:p>
          </table:table-cell>
          <table:table-cell table:formula="of:=[.T136]*1000000" office:value-type="float" office:value="0.32209">
            <text:p>0.32209</text:p>
          </table:table-cell>
          <table:table-cell table:formula="of:=[.U136]*1000000" office:value-type="float" office:value="-0.00000000000049666">
            <text:p>-4.9666E-013</text:p>
          </table:table-cell>
          <table:table-cell table:formula="of:=[.V136]*1000000" office:value-type="float" office:value="0.0000000010346">
            <text:p>0.000000001</text:p>
          </table:table-cell>
          <table:table-cell table:formula="of:=[.W136]*1000000" office:value-type="float" office:value="442.1">
            <text:p>442.1</text:p>
          </table:table-cell>
          <table:table-cell table:formula="of:=[.X136]*1000000" office:value-type="float" office:value="54.85">
            <text:p>54.85</text:p>
          </table:table-cell>
          <table:table-cell table:formula="of:=[.Y136]*1000000" office:value-type="float" office:value="876.27">
            <text:p>876.27</text:p>
          </table:table-cell>
          <table:table-cell table:formula="of:=[.Z136]*1000000" office:value-type="float" office:value="20.024">
            <text:p>20.024</text:p>
          </table:table-cell>
          <table:table-cell table:formula="of:=[.AA136]*1000000" office:value-type="float" office:value="0">
            <text:p>0</text:p>
          </table:table-cell>
          <table:table-cell table:formula="of:=[.AB136]*1000000" office:value-type="float" office:value="-0.0000000000038936">
            <text:p>-3.8936E-012</text:p>
          </table:table-cell>
          <table:table-cell table:formula="of:=[.AC136]*1000000" office:value-type="float" office:value="0.0000000010346">
            <text:p>0.000000001</text:p>
          </table:table-cell>
          <table:table-cell office:value-type="float" office:value="0.0004421">
            <text:p>0.0004421</text:p>
          </table:table-cell>
          <table:table-cell table:style-name="ce1" office:value-type="string">
            <text:p>5.486e-05</text:p>
          </table:table-cell>
          <table:table-cell office:value-type="float" office:value="0.00087631">
            <text:p>0.00087631</text:p>
          </table:table-cell>
          <table:table-cell table:style-name="ce1" office:value-type="string">
            <text:p>2.2354e-10</text:p>
          </table:table-cell>
          <table:table-cell table:style-name="ce1" office:value-type="string">
            <text:p>3.2209e-07</text:p>
          </table:table-cell>
          <table:table-cell table:style-name="ce1" office:value-type="string">
            <text:p>-4.9666e-19</text:p>
          </table:table-cell>
          <table:table-cell table:style-name="ce1" office:value-type="string">
            <text:p>1.0346e-15</text:p>
          </table:table-cell>
          <table:table-cell office:value-type="float" office:value="0.0004421">
            <text:p>0.0004421</text:p>
          </table:table-cell>
          <table:table-cell table:style-name="ce1" office:value-type="string">
            <text:p>5.485e-05</text:p>
          </table:table-cell>
          <table:table-cell office:value-type="float" office:value="0.00087627">
            <text:p>0.00087627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936e-18</text:p>
          </table:table-cell>
          <table:table-cell table:style-name="ce1" office:value-type="string">
            <text:p>1.0346e-15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P137]*1000000" office:value-type="float" office:value="439.05">
            <text:p>439.05</text:p>
          </table:table-cell>
          <table:table-cell table:formula="of:=[.Q137]*1000000" office:value-type="float" office:value="54.442">
            <text:p>54.442</text:p>
          </table:table-cell>
          <table:table-cell table:formula="of:=[.R137]*1000000" office:value-type="float" office:value="879.8">
            <text:p>879.8</text:p>
          </table:table-cell>
          <table:table-cell table:formula="of:=[.S137]*1000000" office:value-type="float" office:value="0.00019414">
            <text:p>0.00019414</text:p>
          </table:table-cell>
          <table:table-cell table:formula="of:=[.T137]*1000000" office:value-type="float" office:value="0.32378">
            <text:p>0.32378</text:p>
          </table:table-cell>
          <table:table-cell table:formula="of:=[.U137]*1000000" office:value-type="float" office:value="-0.00000000000044093">
            <text:p>-4.4093E-013</text:p>
          </table:table-cell>
          <table:table-cell table:formula="of:=[.V137]*1000000" office:value-type="float" office:value="0.0000000010048">
            <text:p>0.000000001</text:p>
          </table:table-cell>
          <table:table-cell table:formula="of:=[.W137]*1000000" office:value-type="float" office:value="439.05">
            <text:p>439.05</text:p>
          </table:table-cell>
          <table:table-cell table:formula="of:=[.X137]*1000000" office:value-type="float" office:value="54.432">
            <text:p>54.432</text:p>
          </table:table-cell>
          <table:table-cell table:formula="of:=[.Y137]*1000000" office:value-type="float" office:value="879.76">
            <text:p>879.76</text:p>
          </table:table-cell>
          <table:table-cell table:formula="of:=[.Z137]*1000000" office:value-type="float" office:value="20.024">
            <text:p>20.024</text:p>
          </table:table-cell>
          <table:table-cell table:formula="of:=[.AA137]*1000000" office:value-type="float" office:value="0">
            <text:p>0</text:p>
          </table:table-cell>
          <table:table-cell table:formula="of:=[.AB137]*1000000" office:value-type="float" office:value="-0.0000000000047633">
            <text:p>-4.7633E-012</text:p>
          </table:table-cell>
          <table:table-cell table:formula="of:=[.AC137]*1000000" office:value-type="float" office:value="0.0000000010048">
            <text:p>0.000000001</text:p>
          </table:table-cell>
          <table:table-cell office:value-type="float" office:value="0.00043905">
            <text:p>0.00043905</text:p>
          </table:table-cell>
          <table:table-cell table:style-name="ce1" office:value-type="string">
            <text:p>5.4442e-05</text:p>
          </table:table-cell>
          <table:table-cell office:value-type="float" office:value="0.0008798">
            <text:p>0.0008798</text:p>
          </table:table-cell>
          <table:table-cell table:style-name="ce1" office:value-type="string">
            <text:p>1.9414e-10</text:p>
          </table:table-cell>
          <table:table-cell table:style-name="ce1" office:value-type="string">
            <text:p>3.2378e-07</text:p>
          </table:table-cell>
          <table:table-cell table:style-name="ce1" office:value-type="string">
            <text:p>-4.4093e-19</text:p>
          </table:table-cell>
          <table:table-cell table:style-name="ce1" office:value-type="string">
            <text:p>1.0048e-15</text:p>
          </table:table-cell>
          <table:table-cell office:value-type="float" office:value="0.00043905">
            <text:p>0.00043905</text:p>
          </table:table-cell>
          <table:table-cell table:style-name="ce1" office:value-type="string">
            <text:p>5.4432e-05</text:p>
          </table:table-cell>
          <table:table-cell office:value-type="float" office:value="0.00087976">
            <text:p>0.00087976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4.7633e-18</text:p>
          </table:table-cell>
          <table:table-cell table:style-name="ce1" office:value-type="string">
            <text:p>1.0048e-15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P138]*1000000" office:value-type="float" office:value="436.02">
            <text:p>436.02</text:p>
          </table:table-cell>
          <table:table-cell table:formula="of:=[.Q138]*1000000" office:value-type="float" office:value="54.026">
            <text:p>54.026</text:p>
          </table:table-cell>
          <table:table-cell table:formula="of:=[.R138]*1000000" office:value-type="float" office:value="883.26">
            <text:p>883.26</text:p>
          </table:table-cell>
          <table:table-cell table:formula="of:=[.S138]*1000000" office:value-type="float" office:value="0.00016865">
            <text:p>0.00016865</text:p>
          </table:table-cell>
          <table:table-cell table:formula="of:=[.T138]*1000000" office:value-type="float" office:value="0.32547">
            <text:p>0.32547</text:p>
          </table:table-cell>
          <table:table-cell table:formula="of:=[.U138]*1000000" office:value-type="float" office:value="0.00000000000034128">
            <text:p>3.4128E-013</text:p>
          </table:table-cell>
          <table:table-cell table:formula="of:=[.V138]*1000000" office:value-type="float" office:value="0.00000000097604">
            <text:p>0.000000001</text:p>
          </table:table-cell>
          <table:table-cell table:formula="of:=[.W138]*1000000" office:value-type="float" office:value="436.02">
            <text:p>436.02</text:p>
          </table:table-cell>
          <table:table-cell table:formula="of:=[.X138]*1000000" office:value-type="float" office:value="54.016">
            <text:p>54.016</text:p>
          </table:table-cell>
          <table:table-cell table:formula="of:=[.Y138]*1000000" office:value-type="float" office:value="883.22">
            <text:p>883.22</text:p>
          </table:table-cell>
          <table:table-cell table:formula="of:=[.Z138]*1000000" office:value-type="float" office:value="20.024">
            <text:p>20.024</text:p>
          </table:table-cell>
          <table:table-cell table:formula="of:=[.AA138]*1000000" office:value-type="float" office:value="0">
            <text:p>0</text:p>
          </table:table-cell>
          <table:table-cell table:formula="of:=[.AB138]*1000000" office:value-type="float" office:value="0.00000000000088134">
            <text:p>8.8134E-013</text:p>
          </table:table-cell>
          <table:table-cell table:formula="of:=[.AC138]*1000000" office:value-type="float" office:value="0.00000000097604">
            <text:p>0.000000001</text:p>
          </table:table-cell>
          <table:table-cell office:value-type="float" office:value="0.00043602">
            <text:p>0.00043602</text:p>
          </table:table-cell>
          <table:table-cell table:style-name="ce1" office:value-type="string">
            <text:p>5.4026e-05</text:p>
          </table:table-cell>
          <table:table-cell office:value-type="float" office:value="0.00088326">
            <text:p>0.00088326</text:p>
          </table:table-cell>
          <table:table-cell table:style-name="ce1" office:value-type="string">
            <text:p>1.6865e-10</text:p>
          </table:table-cell>
          <table:table-cell table:style-name="ce1" office:value-type="string">
            <text:p>3.2547e-07</text:p>
          </table:table-cell>
          <table:table-cell table:style-name="ce1" office:value-type="string">
            <text:p>3.4128e-19</text:p>
          </table:table-cell>
          <table:table-cell table:style-name="ce1" office:value-type="string">
            <text:p>9.7604e-16</text:p>
          </table:table-cell>
          <table:table-cell office:value-type="float" office:value="0.00043602">
            <text:p>0.00043602</text:p>
          </table:table-cell>
          <table:table-cell table:style-name="ce1" office:value-type="string">
            <text:p>5.4016e-05</text:p>
          </table:table-cell>
          <table:table-cell office:value-type="float" office:value="0.00088322">
            <text:p>0.00088322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8.8134e-19</text:p>
          </table:table-cell>
          <table:table-cell table:style-name="ce1" office:value-type="string">
            <text:p>9.7604e-16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P139]*1000000" office:value-type="float" office:value="433.02">
            <text:p>433.02</text:p>
          </table:table-cell>
          <table:table-cell table:formula="of:=[.Q139]*1000000" office:value-type="float" office:value="53.613">
            <text:p>53.613</text:p>
          </table:table-cell>
          <table:table-cell table:formula="of:=[.R139]*1000000" office:value-type="float" office:value="886.69">
            <text:p>886.69</text:p>
          </table:table-cell>
          <table:table-cell table:formula="of:=[.S139]*1000000" office:value-type="float" office:value="0.00014655">
            <text:p>0.00014655</text:p>
          </table:table-cell>
          <table:table-cell table:formula="of:=[.T139]*1000000" office:value-type="float" office:value="0.32715">
            <text:p>0.32715</text:p>
          </table:table-cell>
          <table:table-cell table:formula="of:=[.U139]*1000000" office:value-type="float" office:value="0.00000000000036497">
            <text:p>3.6497E-013</text:p>
          </table:table-cell>
          <table:table-cell table:formula="of:=[.V139]*1000000" office:value-type="float" office:value="0.00000000094811">
            <text:p>9.4811E-010</text:p>
          </table:table-cell>
          <table:table-cell table:formula="of:=[.W139]*1000000" office:value-type="float" office:value="433.02">
            <text:p>433.02</text:p>
          </table:table-cell>
          <table:table-cell table:formula="of:=[.X139]*1000000" office:value-type="float" office:value="53.603">
            <text:p>53.603</text:p>
          </table:table-cell>
          <table:table-cell table:formula="of:=[.Y139]*1000000" office:value-type="float" office:value="886.65">
            <text:p>886.65</text:p>
          </table:table-cell>
          <table:table-cell table:formula="of:=[.Z139]*1000000" office:value-type="float" office:value="20.024">
            <text:p>20.024</text:p>
          </table:table-cell>
          <table:table-cell table:formula="of:=[.AA139]*1000000" office:value-type="float" office:value="0">
            <text:p>0</text:p>
          </table:table-cell>
          <table:table-cell table:formula="of:=[.AB139]*1000000" office:value-type="float" office:value="0.0000000000047204">
            <text:p>4.7204E-012</text:p>
          </table:table-cell>
          <table:table-cell table:formula="of:=[.AC139]*1000000" office:value-type="float" office:value="0.00000000094811">
            <text:p>9.4811E-010</text:p>
          </table:table-cell>
          <table:table-cell office:value-type="float" office:value="0.00043302">
            <text:p>0.00043302</text:p>
          </table:table-cell>
          <table:table-cell table:style-name="ce1" office:value-type="string">
            <text:p>5.3613e-05</text:p>
          </table:table-cell>
          <table:table-cell office:value-type="float" office:value="0.00088669">
            <text:p>0.00088669</text:p>
          </table:table-cell>
          <table:table-cell table:style-name="ce1" office:value-type="string">
            <text:p>1.4655e-10</text:p>
          </table:table-cell>
          <table:table-cell table:style-name="ce1" office:value-type="string">
            <text:p>3.2715e-07</text:p>
          </table:table-cell>
          <table:table-cell table:style-name="ce1" office:value-type="string">
            <text:p>3.6497e-19</text:p>
          </table:table-cell>
          <table:table-cell table:style-name="ce1" office:value-type="string">
            <text:p>9.4811e-16</text:p>
          </table:table-cell>
          <table:table-cell office:value-type="float" office:value="0.00043302">
            <text:p>0.00043302</text:p>
          </table:table-cell>
          <table:table-cell table:style-name="ce1" office:value-type="string">
            <text:p>5.3603e-05</text:p>
          </table:table-cell>
          <table:table-cell office:value-type="float" office:value="0.00088665">
            <text:p>0.00088665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4.7204e-18</text:p>
          </table:table-cell>
          <table:table-cell table:style-name="ce1" office:value-type="string">
            <text:p>9.4811e-16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P140]*1000000" office:value-type="float" office:value="430.05">
            <text:p>430.05</text:p>
          </table:table-cell>
          <table:table-cell table:formula="of:=[.Q140]*1000000" office:value-type="float" office:value="53.203">
            <text:p>53.203</text:p>
          </table:table-cell>
          <table:table-cell table:formula="of:=[.R140]*1000000" office:value-type="float" office:value="890.09">
            <text:p>890.09</text:p>
          </table:table-cell>
          <table:table-cell table:formula="of:=[.S140]*1000000" office:value-type="float" office:value="0.00012739">
            <text:p>0.00012739</text:p>
          </table:table-cell>
          <table:table-cell table:formula="of:=[.T140]*1000000" office:value-type="float" office:value="0.32882">
            <text:p>0.32882</text:p>
          </table:table-cell>
          <table:table-cell table:formula="of:=[.U140]*1000000" office:value-type="float" office:value="7.4371E-015">
            <text:p>7.4371E-015</text:p>
          </table:table-cell>
          <table:table-cell table:formula="of:=[.V140]*1000000" office:value-type="float" office:value="0.00000000092104">
            <text:p>9.2104E-010</text:p>
          </table:table-cell>
          <table:table-cell table:formula="of:=[.W140]*1000000" office:value-type="float" office:value="430.05">
            <text:p>430.05</text:p>
          </table:table-cell>
          <table:table-cell table:formula="of:=[.X140]*1000000" office:value-type="float" office:value="53.193">
            <text:p>53.193</text:p>
          </table:table-cell>
          <table:table-cell table:formula="of:=[.Y140]*1000000" office:value-type="float" office:value="890.05">
            <text:p>890.05</text:p>
          </table:table-cell>
          <table:table-cell table:formula="of:=[.Z140]*1000000" office:value-type="float" office:value="20.024">
            <text:p>20.024</text:p>
          </table:table-cell>
          <table:table-cell table:formula="of:=[.AA140]*1000000" office:value-type="float" office:value="0">
            <text:p>0</text:p>
          </table:table-cell>
          <table:table-cell table:formula="of:=[.AB140]*1000000" office:value-type="float" office:value="0.0000000000022373">
            <text:p>2.2373E-012</text:p>
          </table:table-cell>
          <table:table-cell table:formula="of:=[.AC140]*1000000" office:value-type="float" office:value="0.00000000092103">
            <text:p>9.2103E-010</text:p>
          </table:table-cell>
          <table:table-cell office:value-type="float" office:value="0.00043005">
            <text:p>0.00043005</text:p>
          </table:table-cell>
          <table:table-cell table:style-name="ce1" office:value-type="string">
            <text:p>5.3203e-05</text:p>
          </table:table-cell>
          <table:table-cell office:value-type="float" office:value="0.00089009">
            <text:p>0.00089009</text:p>
          </table:table-cell>
          <table:table-cell table:style-name="ce1" office:value-type="string">
            <text:p>1.2739e-10</text:p>
          </table:table-cell>
          <table:table-cell table:style-name="ce1" office:value-type="string">
            <text:p>3.2882e-07</text:p>
          </table:table-cell>
          <table:table-cell table:style-name="ce1" office:value-type="string">
            <text:p>7.4371e-21</text:p>
          </table:table-cell>
          <table:table-cell table:style-name="ce1" office:value-type="string">
            <text:p>9.2104e-16</text:p>
          </table:table-cell>
          <table:table-cell office:value-type="float" office:value="0.00043005">
            <text:p>0.00043005</text:p>
          </table:table-cell>
          <table:table-cell table:style-name="ce1" office:value-type="string">
            <text:p>5.3193e-05</text:p>
          </table:table-cell>
          <table:table-cell office:value-type="float" office:value="0.00089005">
            <text:p>0.00089005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2.2373e-18</text:p>
          </table:table-cell>
          <table:table-cell table:style-name="ce1" office:value-type="string">
            <text:p>9.2103e-16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P141]*1000000" office:value-type="float" office:value="427.11">
            <text:p>427.11</text:p>
          </table:table-cell>
          <table:table-cell table:formula="of:=[.Q141]*1000000" office:value-type="float" office:value="52.795">
            <text:p>52.795</text:p>
          </table:table-cell>
          <table:table-cell table:formula="of:=[.R141]*1000000" office:value-type="float" office:value="893.46">
            <text:p>893.46</text:p>
          </table:table-cell>
          <table:table-cell table:formula="of:=[.S141]*1000000" office:value-type="float" office:value="0.00011079">
            <text:p>0.00011079</text:p>
          </table:table-cell>
          <table:table-cell table:formula="of:=[.T141]*1000000" office:value-type="float" office:value="0.33049">
            <text:p>0.33049</text:p>
          </table:table-cell>
          <table:table-cell table:formula="of:=[.U141]*1000000" office:value-type="float" office:value="0.00000000000023759">
            <text:p>2.3759E-013</text:p>
          </table:table-cell>
          <table:table-cell table:formula="of:=[.V141]*1000000" office:value-type="float" office:value="0.00000000089479">
            <text:p>8.9479E-010</text:p>
          </table:table-cell>
          <table:table-cell table:formula="of:=[.W141]*1000000" office:value-type="float" office:value="427.1">
            <text:p>427.1</text:p>
          </table:table-cell>
          <table:table-cell table:formula="of:=[.X141]*1000000" office:value-type="float" office:value="52.785">
            <text:p>52.785</text:p>
          </table:table-cell>
          <table:table-cell table:formula="of:=[.Y141]*1000000" office:value-type="float" office:value="893.42">
            <text:p>893.42</text:p>
          </table:table-cell>
          <table:table-cell table:formula="of:=[.Z141]*1000000" office:value-type="float" office:value="20.024">
            <text:p>20.024</text:p>
          </table:table-cell>
          <table:table-cell table:formula="of:=[.AA141]*1000000" office:value-type="float" office:value="0">
            <text:p>0</text:p>
          </table:table-cell>
          <table:table-cell table:formula="of:=[.AB141]*1000000" office:value-type="float" office:value="-0.0000000000027279">
            <text:p>-2.7279E-012</text:p>
          </table:table-cell>
          <table:table-cell table:formula="of:=[.AC141]*1000000" office:value-type="float" office:value="0.00000000089478">
            <text:p>8.9478E-010</text:p>
          </table:table-cell>
          <table:table-cell office:value-type="float" office:value="0.00042711">
            <text:p>0.00042711</text:p>
          </table:table-cell>
          <table:table-cell table:style-name="ce1" office:value-type="string">
            <text:p>5.2795e-05</text:p>
          </table:table-cell>
          <table:table-cell office:value-type="float" office:value="0.00089346">
            <text:p>0.00089346</text:p>
          </table:table-cell>
          <table:table-cell table:style-name="ce1" office:value-type="string">
            <text:p>1.1079e-10</text:p>
          </table:table-cell>
          <table:table-cell table:style-name="ce1" office:value-type="string">
            <text:p>3.3049e-07</text:p>
          </table:table-cell>
          <table:table-cell table:style-name="ce1" office:value-type="string">
            <text:p>2.3759e-19</text:p>
          </table:table-cell>
          <table:table-cell table:style-name="ce1" office:value-type="string">
            <text:p>8.9479e-16</text:p>
          </table:table-cell>
          <table:table-cell office:value-type="float" office:value="0.0004271">
            <text:p>0.0004271</text:p>
          </table:table-cell>
          <table:table-cell table:style-name="ce1" office:value-type="string">
            <text:p>5.2785e-05</text:p>
          </table:table-cell>
          <table:table-cell office:value-type="float" office:value="0.00089342">
            <text:p>0.00089342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279e-18</text:p>
          </table:table-cell>
          <table:table-cell table:style-name="ce1" office:value-type="string">
            <text:p>8.9478e-16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P142]*1000000" office:value-type="float" office:value="424.19">
            <text:p>424.19</text:p>
          </table:table-cell>
          <table:table-cell table:formula="of:=[.Q142]*1000000" office:value-type="float" office:value="52.39">
            <text:p>52.39</text:p>
          </table:table-cell>
          <table:table-cell table:formula="of:=[.R142]*1000000" office:value-type="float" office:value="896.8">
            <text:p>896.8</text:p>
          </table:table-cell>
          <table:table-cell table:formula="of:=[.S142]*1000000" office:value-type="float" office:value="0.000096403">
            <text:p>0.000096403</text:p>
          </table:table-cell>
          <table:table-cell table:formula="of:=[.T142]*1000000" office:value-type="float" office:value="0.33216">
            <text:p>0.33216</text:p>
          </table:table-cell>
          <table:table-cell table:formula="of:=[.U142]*1000000" office:value-type="float" office:value="0.000000000000038007">
            <text:p>3.8007E-014</text:p>
          </table:table-cell>
          <table:table-cell table:formula="of:=[.V142]*1000000" office:value-type="float" office:value="0.00000000086934">
            <text:p>8.6934E-010</text:p>
          </table:table-cell>
          <table:table-cell table:formula="of:=[.W142]*1000000" office:value-type="float" office:value="424.19">
            <text:p>424.19</text:p>
          </table:table-cell>
          <table:table-cell table:formula="of:=[.X142]*1000000" office:value-type="float" office:value="52.38">
            <text:p>52.38</text:p>
          </table:table-cell>
          <table:table-cell table:formula="of:=[.Y142]*1000000" office:value-type="float" office:value="896.76">
            <text:p>896.76</text:p>
          </table:table-cell>
          <table:table-cell table:formula="of:=[.Z142]*1000000" office:value-type="float" office:value="20.024">
            <text:p>20.024</text:p>
          </table:table-cell>
          <table:table-cell table:formula="of:=[.AA142]*1000000" office:value-type="float" office:value="0">
            <text:p>0</text:p>
          </table:table-cell>
          <table:table-cell table:formula="of:=[.AB142]*1000000" office:value-type="float" office:value="-0.0000000000048524">
            <text:p>-4.8524E-012</text:p>
          </table:table-cell>
          <table:table-cell table:formula="of:=[.AC142]*1000000" office:value-type="float" office:value="0.00000000086933">
            <text:p>8.6933E-010</text:p>
          </table:table-cell>
          <table:table-cell office:value-type="float" office:value="0.00042419">
            <text:p>0.00042419</text:p>
          </table:table-cell>
          <table:table-cell table:style-name="ce1" office:value-type="string">
            <text:p>5.239e-05</text:p>
          </table:table-cell>
          <table:table-cell office:value-type="float" office:value="0.0008968">
            <text:p>0.0008968</text:p>
          </table:table-cell>
          <table:table-cell table:style-name="ce1" office:value-type="string">
            <text:p>9.6403e-11</text:p>
          </table:table-cell>
          <table:table-cell table:style-name="ce1" office:value-type="string">
            <text:p>3.3216e-07</text:p>
          </table:table-cell>
          <table:table-cell table:style-name="ce1" office:value-type="string">
            <text:p>3.8007e-20</text:p>
          </table:table-cell>
          <table:table-cell table:style-name="ce1" office:value-type="string">
            <text:p>8.6934e-16</text:p>
          </table:table-cell>
          <table:table-cell office:value-type="float" office:value="0.00042419">
            <text:p>0.00042419</text:p>
          </table:table-cell>
          <table:table-cell table:style-name="ce1" office:value-type="string">
            <text:p>5.238e-05</text:p>
          </table:table-cell>
          <table:table-cell office:value-type="float" office:value="0.00089676">
            <text:p>0.00089676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4.8524e-18</text:p>
          </table:table-cell>
          <table:table-cell table:style-name="ce1" office:value-type="string">
            <text:p>8.6933e-16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P143]*1000000" office:value-type="float" office:value="421.3">
            <text:p>421.3</text:p>
          </table:table-cell>
          <table:table-cell table:formula="of:=[.Q143]*1000000" office:value-type="float" office:value="51.988">
            <text:p>51.988</text:p>
          </table:table-cell>
          <table:table-cell table:formula="of:=[.R143]*1000000" office:value-type="float" office:value="900.12">
            <text:p>900.12</text:p>
          </table:table-cell>
          <table:table-cell table:formula="of:=[.S143]*1000000" office:value-type="float" office:value="0.000083939">
            <text:p>0.000083939</text:p>
          </table:table-cell>
          <table:table-cell table:formula="of:=[.T143]*1000000" office:value-type="float" office:value="0.33381">
            <text:p>0.33381</text:p>
          </table:table-cell>
          <table:table-cell table:formula="of:=[.U143]*1000000" office:value-type="float" office:value="-0.000000000000087163">
            <text:p>-8.7163E-014</text:p>
          </table:table-cell>
          <table:table-cell table:formula="of:=[.V143]*1000000" office:value-type="float" office:value="0.00000000084466">
            <text:p>8.4466E-010</text:p>
          </table:table-cell>
          <table:table-cell table:formula="of:=[.W143]*1000000" office:value-type="float" office:value="421.3">
            <text:p>421.3</text:p>
          </table:table-cell>
          <table:table-cell table:formula="of:=[.X143]*1000000" office:value-type="float" office:value="51.977">
            <text:p>51.977</text:p>
          </table:table-cell>
          <table:table-cell table:formula="of:=[.Y143]*1000000" office:value-type="float" office:value="900.07">
            <text:p>900.07</text:p>
          </table:table-cell>
          <table:table-cell table:formula="of:=[.Z143]*1000000" office:value-type="float" office:value="20.024">
            <text:p>20.024</text:p>
          </table:table-cell>
          <table:table-cell table:formula="of:=[.AA143]*1000000" office:value-type="float" office:value="0">
            <text:p>0</text:p>
          </table:table-cell>
          <table:table-cell table:formula="of:=[.AB143]*1000000" office:value-type="float" office:value="-0.000000000002437">
            <text:p>-2.437E-012</text:p>
          </table:table-cell>
          <table:table-cell table:formula="of:=[.AC143]*1000000" office:value-type="float" office:value="0.00000000084466">
            <text:p>8.4466E-010</text:p>
          </table:table-cell>
          <table:table-cell office:value-type="float" office:value="0.0004213">
            <text:p>0.0004213</text:p>
          </table:table-cell>
          <table:table-cell table:style-name="ce1" office:value-type="string">
            <text:p>5.1988e-05</text:p>
          </table:table-cell>
          <table:table-cell office:value-type="float" office:value="0.00090012">
            <text:p>0.00090012</text:p>
          </table:table-cell>
          <table:table-cell table:style-name="ce1" office:value-type="string">
            <text:p>8.3939e-11</text:p>
          </table:table-cell>
          <table:table-cell table:style-name="ce1" office:value-type="string">
            <text:p>3.3381e-07</text:p>
          </table:table-cell>
          <table:table-cell table:style-name="ce1" office:value-type="string">
            <text:p>-8.7163e-20</text:p>
          </table:table-cell>
          <table:table-cell table:style-name="ce1" office:value-type="string">
            <text:p>8.4466e-16</text:p>
          </table:table-cell>
          <table:table-cell office:value-type="float" office:value="0.0004213">
            <text:p>0.0004213</text:p>
          </table:table-cell>
          <table:table-cell table:style-name="ce1" office:value-type="string">
            <text:p>5.1977e-05</text:p>
          </table:table-cell>
          <table:table-cell office:value-type="float" office:value="0.00090007">
            <text:p>0.00090007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37e-18</text:p>
          </table:table-cell>
          <table:table-cell table:style-name="ce1" office:value-type="string">
            <text:p>8.4466e-16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P144]*1000000" office:value-type="float" office:value="418.44">
            <text:p>418.44</text:p>
          </table:table-cell>
          <table:table-cell table:formula="of:=[.Q144]*1000000" office:value-type="float" office:value="51.588">
            <text:p>51.588</text:p>
          </table:table-cell>
          <table:table-cell table:formula="of:=[.R144]*1000000" office:value-type="float" office:value="903.4">
            <text:p>903.4</text:p>
          </table:table-cell>
          <table:table-cell table:formula="of:=[.S144]*1000000" office:value-type="float" office:value="0.000073138">
            <text:p>0.000073138</text:p>
          </table:table-cell>
          <table:table-cell table:formula="of:=[.T144]*1000000" office:value-type="float" office:value="0.33546">
            <text:p>0.33546</text:p>
          </table:table-cell>
          <table:table-cell table:formula="of:=[.U144]*1000000" office:value-type="float" office:value="-2.4853E-016">
            <text:p>-2.4853E-016</text:p>
          </table:table-cell>
          <table:table-cell table:formula="of:=[.V144]*1000000" office:value-type="float" office:value="0.00000000082074">
            <text:p>8.2074E-010</text:p>
          </table:table-cell>
          <table:table-cell table:formula="of:=[.W144]*1000000" office:value-type="float" office:value="418.43">
            <text:p>418.43</text:p>
          </table:table-cell>
          <table:table-cell table:formula="of:=[.X144]*1000000" office:value-type="float" office:value="51.578">
            <text:p>51.578</text:p>
          </table:table-cell>
          <table:table-cell table:formula="of:=[.Y144]*1000000" office:value-type="float" office:value="903.36">
            <text:p>903.36</text:p>
          </table:table-cell>
          <table:table-cell table:formula="of:=[.Z144]*1000000" office:value-type="float" office:value="20.024">
            <text:p>20.024</text:p>
          </table:table-cell>
          <table:table-cell table:formula="of:=[.AA144]*1000000" office:value-type="float" office:value="0">
            <text:p>0</text:p>
          </table:table-cell>
          <table:table-cell table:formula="of:=[.AB144]*1000000" office:value-type="float" office:value="-0.0000000000032028">
            <text:p>-3.2028E-012</text:p>
          </table:table-cell>
          <table:table-cell table:formula="of:=[.AC144]*1000000" office:value-type="float" office:value="0.00000000082074">
            <text:p>8.2074E-010</text:p>
          </table:table-cell>
          <table:table-cell office:value-type="float" office:value="0.00041844">
            <text:p>0.00041844</text:p>
          </table:table-cell>
          <table:table-cell table:style-name="ce1" office:value-type="string">
            <text:p>5.1588e-05</text:p>
          </table:table-cell>
          <table:table-cell office:value-type="float" office:value="0.0009034">
            <text:p>0.0009034</text:p>
          </table:table-cell>
          <table:table-cell table:style-name="ce1" office:value-type="string">
            <text:p>7.3138e-11</text:p>
          </table:table-cell>
          <table:table-cell table:style-name="ce1" office:value-type="string">
            <text:p>3.3546e-07</text:p>
          </table:table-cell>
          <table:table-cell table:style-name="ce1" office:value-type="string">
            <text:p>-2.4853e-22</text:p>
          </table:table-cell>
          <table:table-cell table:style-name="ce1" office:value-type="string">
            <text:p>8.2074e-16</text:p>
          </table:table-cell>
          <table:table-cell office:value-type="float" office:value="0.00041843">
            <text:p>0.00041843</text:p>
          </table:table-cell>
          <table:table-cell table:style-name="ce1" office:value-type="string">
            <text:p>5.1578e-05</text:p>
          </table:table-cell>
          <table:table-cell office:value-type="float" office:value="0.00090336">
            <text:p>0.00090336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2028e-18</text:p>
          </table:table-cell>
          <table:table-cell table:style-name="ce1" office:value-type="string">
            <text:p>8.2074e-16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P145]*1000000" office:value-type="float" office:value="415.6">
            <text:p>415.6</text:p>
          </table:table-cell>
          <table:table-cell table:formula="of:=[.Q145]*1000000" office:value-type="float" office:value="51.19">
            <text:p>51.19</text:p>
          </table:table-cell>
          <table:table-cell table:formula="of:=[.R145]*1000000" office:value-type="float" office:value="906.65">
            <text:p>906.65</text:p>
          </table:table-cell>
          <table:table-cell table:formula="of:=[.S145]*1000000" office:value-type="float" office:value="0.000063778">
            <text:p>0.000063778</text:p>
          </table:table-cell>
          <table:table-cell table:formula="of:=[.T145]*1000000" office:value-type="float" office:value="0.33711">
            <text:p>0.33711</text:p>
          </table:table-cell>
          <table:table-cell table:formula="of:=[.U145]*1000000" office:value-type="float" office:value="4.2242E-016">
            <text:p>4.2242E-016</text:p>
          </table:table-cell>
          <table:table-cell table:formula="of:=[.V145]*1000000" office:value-type="float" office:value="0.00000000079755">
            <text:p>7.9755E-010</text:p>
          </table:table-cell>
          <table:table-cell table:formula="of:=[.W145]*1000000" office:value-type="float" office:value="415.6">
            <text:p>415.6</text:p>
          </table:table-cell>
          <table:table-cell table:formula="of:=[.X145]*1000000" office:value-type="float" office:value="51.18">
            <text:p>51.18</text:p>
          </table:table-cell>
          <table:table-cell table:formula="of:=[.Y145]*1000000" office:value-type="float" office:value="906.61">
            <text:p>906.61</text:p>
          </table:table-cell>
          <table:table-cell table:formula="of:=[.Z145]*1000000" office:value-type="float" office:value="20.024">
            <text:p>20.024</text:p>
          </table:table-cell>
          <table:table-cell table:formula="of:=[.AA145]*1000000" office:value-type="float" office:value="0">
            <text:p>0</text:p>
          </table:table-cell>
          <table:table-cell table:formula="of:=[.AB145]*1000000" office:value-type="float" office:value="-0.0000000000039906">
            <text:p>-3.9906E-012</text:p>
          </table:table-cell>
          <table:table-cell table:formula="of:=[.AC145]*1000000" office:value-type="float" office:value="0.00000000079755">
            <text:p>7.9755E-010</text:p>
          </table:table-cell>
          <table:table-cell office:value-type="float" office:value="0.0004156">
            <text:p>0.0004156</text:p>
          </table:table-cell>
          <table:table-cell table:style-name="ce1" office:value-type="string">
            <text:p>5.119e-05</text:p>
          </table:table-cell>
          <table:table-cell office:value-type="float" office:value="0.00090665">
            <text:p>0.00090665</text:p>
          </table:table-cell>
          <table:table-cell table:style-name="ce1" office:value-type="string">
            <text:p>6.3778e-11</text:p>
          </table:table-cell>
          <table:table-cell table:style-name="ce1" office:value-type="string">
            <text:p>3.3711e-07</text:p>
          </table:table-cell>
          <table:table-cell table:style-name="ce1" office:value-type="string">
            <text:p>4.2242e-22</text:p>
          </table:table-cell>
          <table:table-cell table:style-name="ce1" office:value-type="string">
            <text:p>7.9755e-16</text:p>
          </table:table-cell>
          <table:table-cell office:value-type="float" office:value="0.0004156">
            <text:p>0.0004156</text:p>
          </table:table-cell>
          <table:table-cell table:style-name="ce1" office:value-type="string">
            <text:p>5.118e-05</text:p>
          </table:table-cell>
          <table:table-cell office:value-type="float" office:value="0.00090661">
            <text:p>0.00090661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9906e-18</text:p>
          </table:table-cell>
          <table:table-cell table:style-name="ce1" office:value-type="string">
            <text:p>7.9755e-16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P146]*1000000" office:value-type="float" office:value="412.79">
            <text:p>412.79</text:p>
          </table:table-cell>
          <table:table-cell table:formula="of:=[.Q146]*1000000" office:value-type="float" office:value="50.795">
            <text:p>50.795</text:p>
          </table:table-cell>
          <table:table-cell table:formula="of:=[.R146]*1000000" office:value-type="float" office:value="909.87">
            <text:p>909.87</text:p>
          </table:table-cell>
          <table:table-cell table:formula="of:=[.S146]*1000000" office:value-type="float" office:value="0.000055663">
            <text:p>0.000055663</text:p>
          </table:table-cell>
          <table:table-cell table:formula="of:=[.T146]*1000000" office:value-type="float" office:value="0.33875">
            <text:p>0.33875</text:p>
          </table:table-cell>
          <table:table-cell table:formula="of:=[.U146]*1000000" office:value-type="float" office:value="-0.000000000000030988">
            <text:p>-3.0988E-014</text:p>
          </table:table-cell>
          <table:table-cell table:formula="of:=[.V146]*1000000" office:value-type="float" office:value="0.00000000077506">
            <text:p>7.7506E-010</text:p>
          </table:table-cell>
          <table:table-cell table:formula="of:=[.W146]*1000000" office:value-type="float" office:value="412.79">
            <text:p>412.79</text:p>
          </table:table-cell>
          <table:table-cell table:formula="of:=[.X146]*1000000" office:value-type="float" office:value="50.785">
            <text:p>50.785</text:p>
          </table:table-cell>
          <table:table-cell table:formula="of:=[.Y146]*1000000" office:value-type="float" office:value="909.83">
            <text:p>909.83</text:p>
          </table:table-cell>
          <table:table-cell table:formula="of:=[.Z146]*1000000" office:value-type="float" office:value="20.024">
            <text:p>20.024</text:p>
          </table:table-cell>
          <table:table-cell table:formula="of:=[.AA146]*1000000" office:value-type="float" office:value="0">
            <text:p>0</text:p>
          </table:table-cell>
          <table:table-cell table:formula="of:=[.AB146]*1000000" office:value-type="float" office:value="-0.0000000000024902">
            <text:p>-2.4902E-012</text:p>
          </table:table-cell>
          <table:table-cell table:formula="of:=[.AC146]*1000000" office:value-type="float" office:value="0.00000000077506">
            <text:p>7.7506E-010</text:p>
          </table:table-cell>
          <table:table-cell office:value-type="float" office:value="0.00041279">
            <text:p>0.00041279</text:p>
          </table:table-cell>
          <table:table-cell table:style-name="ce1" office:value-type="string">
            <text:p>5.0795e-05</text:p>
          </table:table-cell>
          <table:table-cell office:value-type="float" office:value="0.00090987">
            <text:p>0.00090987</text:p>
          </table:table-cell>
          <table:table-cell table:style-name="ce1" office:value-type="string">
            <text:p>5.5663e-11</text:p>
          </table:table-cell>
          <table:table-cell table:style-name="ce1" office:value-type="string">
            <text:p>3.3875e-07</text:p>
          </table:table-cell>
          <table:table-cell table:style-name="ce1" office:value-type="string">
            <text:p>-3.0988e-20</text:p>
          </table:table-cell>
          <table:table-cell table:style-name="ce1" office:value-type="string">
            <text:p>7.7506e-16</text:p>
          </table:table-cell>
          <table:table-cell office:value-type="float" office:value="0.00041279">
            <text:p>0.00041279</text:p>
          </table:table-cell>
          <table:table-cell table:style-name="ce1" office:value-type="string">
            <text:p>5.0785e-05</text:p>
          </table:table-cell>
          <table:table-cell office:value-type="float" office:value="0.00090983">
            <text:p>0.00090983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902e-18</text:p>
          </table:table-cell>
          <table:table-cell table:style-name="ce1" office:value-type="string">
            <text:p>7.7506e-16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P147]*1000000" office:value-type="float" office:value="410">
            <text:p>410</text:p>
          </table:table-cell>
          <table:table-cell table:formula="of:=[.Q147]*1000000" office:value-type="float" office:value="50.403">
            <text:p>50.403</text:p>
          </table:table-cell>
          <table:table-cell table:formula="of:=[.R147]*1000000" office:value-type="float" office:value="913.07">
            <text:p>913.07</text:p>
          </table:table-cell>
          <table:table-cell table:formula="of:=[.S147]*1000000" office:value-type="float" office:value="0.000048627">
            <text:p>0.000048627</text:p>
          </table:table-cell>
          <table:table-cell table:formula="of:=[.T147]*1000000" office:value-type="float" office:value="0.34039">
            <text:p>0.34039</text:p>
          </table:table-cell>
          <table:table-cell table:formula="of:=[.U147]*1000000" office:value-type="float" office:value="4.0453E-015">
            <text:p>4.0453E-015</text:p>
          </table:table-cell>
          <table:table-cell table:formula="of:=[.V147]*1000000" office:value-type="float" office:value="0.00000000075326">
            <text:p>7.5326E-010</text:p>
          </table:table-cell>
          <table:table-cell table:formula="of:=[.W147]*1000000" office:value-type="float" office:value="410">
            <text:p>410</text:p>
          </table:table-cell>
          <table:table-cell table:formula="of:=[.X147]*1000000" office:value-type="float" office:value="50.393">
            <text:p>50.393</text:p>
          </table:table-cell>
          <table:table-cell table:formula="of:=[.Y147]*1000000" office:value-type="float" office:value="913.02">
            <text:p>913.02</text:p>
          </table:table-cell>
          <table:table-cell table:formula="of:=[.Z147]*1000000" office:value-type="float" office:value="20.024">
            <text:p>20.024</text:p>
          </table:table-cell>
          <table:table-cell table:formula="of:=[.AA147]*1000000" office:value-type="float" office:value="0">
            <text:p>0</text:p>
          </table:table-cell>
          <table:table-cell table:formula="of:=[.AB147]*1000000" office:value-type="float" office:value="0.00000000000058781">
            <text:p>5.8781E-013</text:p>
          </table:table-cell>
          <table:table-cell table:formula="of:=[.AC147]*1000000" office:value-type="float" office:value="0.00000000075326">
            <text:p>7.5326E-010</text:p>
          </table:table-cell>
          <table:table-cell office:value-type="float" office:value="0.00041">
            <text:p>0.00041</text:p>
          </table:table-cell>
          <table:table-cell table:style-name="ce1" office:value-type="string">
            <text:p>5.0403e-05</text:p>
          </table:table-cell>
          <table:table-cell office:value-type="float" office:value="0.00091307">
            <text:p>0.00091307</text:p>
          </table:table-cell>
          <table:table-cell table:style-name="ce1" office:value-type="string">
            <text:p>4.8627e-11</text:p>
          </table:table-cell>
          <table:table-cell table:style-name="ce1" office:value-type="string">
            <text:p>3.4039e-07</text:p>
          </table:table-cell>
          <table:table-cell table:style-name="ce1" office:value-type="string">
            <text:p>4.0453e-21</text:p>
          </table:table-cell>
          <table:table-cell table:style-name="ce1" office:value-type="string">
            <text:p>7.5326e-16</text:p>
          </table:table-cell>
          <table:table-cell office:value-type="float" office:value="0.00041">
            <text:p>0.00041</text:p>
          </table:table-cell>
          <table:table-cell table:style-name="ce1" office:value-type="string">
            <text:p>5.0393e-05</text:p>
          </table:table-cell>
          <table:table-cell office:value-type="float" office:value="0.00091302">
            <text:p>0.00091302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5.8781e-19</text:p>
          </table:table-cell>
          <table:table-cell table:style-name="ce1" office:value-type="string">
            <text:p>7.5326e-16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P148]*1000000" office:value-type="float" office:value="407.24">
            <text:p>407.24</text:p>
          </table:table-cell>
          <table:table-cell table:formula="of:=[.Q148]*1000000" office:value-type="float" office:value="50.013">
            <text:p>50.013</text:p>
          </table:table-cell>
          <table:table-cell table:formula="of:=[.R148]*1000000" office:value-type="float" office:value="916.23">
            <text:p>916.23</text:p>
          </table:table-cell>
          <table:table-cell table:formula="of:=[.S148]*1000000" office:value-type="float" office:value="0.000042522">
            <text:p>0.000042522</text:p>
          </table:table-cell>
          <table:table-cell table:formula="of:=[.T148]*1000000" office:value-type="float" office:value="0.34201">
            <text:p>0.34201</text:p>
          </table:table-cell>
          <table:table-cell table:formula="of:=[.U148]*1000000" office:value-type="float" office:value="-0.000000000000058905">
            <text:p>-5.8905E-014</text:p>
          </table:table-cell>
          <table:table-cell table:formula="of:=[.V148]*1000000" office:value-type="float" office:value="0.00000000073213">
            <text:p>7.3213E-010</text:p>
          </table:table-cell>
          <table:table-cell table:formula="of:=[.W148]*1000000" office:value-type="float" office:value="407.24">
            <text:p>407.24</text:p>
          </table:table-cell>
          <table:table-cell table:formula="of:=[.X148]*1000000" office:value-type="float" office:value="50.003">
            <text:p>50.003</text:p>
          </table:table-cell>
          <table:table-cell table:formula="of:=[.Y148]*1000000" office:value-type="float" office:value="916.19">
            <text:p>916.19</text:p>
          </table:table-cell>
          <table:table-cell table:formula="of:=[.Z148]*1000000" office:value-type="float" office:value="20.024">
            <text:p>20.024</text:p>
          </table:table-cell>
          <table:table-cell table:formula="of:=[.AA148]*1000000" office:value-type="float" office:value="0">
            <text:p>0</text:p>
          </table:table-cell>
          <table:table-cell table:formula="of:=[.AB148]*1000000" office:value-type="float" office:value="0.0000000000031866">
            <text:p>3.1866E-012</text:p>
          </table:table-cell>
          <table:table-cell table:formula="of:=[.AC148]*1000000" office:value-type="float" office:value="0.00000000073213">
            <text:p>7.3213E-010</text:p>
          </table:table-cell>
          <table:table-cell office:value-type="float" office:value="0.00040724">
            <text:p>0.00040724</text:p>
          </table:table-cell>
          <table:table-cell table:style-name="ce1" office:value-type="string">
            <text:p>5.0013e-05</text:p>
          </table:table-cell>
          <table:table-cell office:value-type="float" office:value="0.00091623">
            <text:p>0.00091623</text:p>
          </table:table-cell>
          <table:table-cell table:style-name="ce1" office:value-type="string">
            <text:p>4.2522e-11</text:p>
          </table:table-cell>
          <table:table-cell table:style-name="ce1" office:value-type="string">
            <text:p>3.4201e-07</text:p>
          </table:table-cell>
          <table:table-cell table:style-name="ce1" office:value-type="string">
            <text:p>-5.8905e-20</text:p>
          </table:table-cell>
          <table:table-cell table:style-name="ce1" office:value-type="string">
            <text:p>7.3213e-16</text:p>
          </table:table-cell>
          <table:table-cell office:value-type="float" office:value="0.00040724">
            <text:p>0.00040724</text:p>
          </table:table-cell>
          <table:table-cell table:style-name="ce1" office:value-type="string">
            <text:p>5.0003e-05</text:p>
          </table:table-cell>
          <table:table-cell office:value-type="float" office:value="0.00091619">
            <text:p>0.00091619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3.1866e-18</text:p>
          </table:table-cell>
          <table:table-cell table:style-name="ce1" office:value-type="string">
            <text:p>7.3213e-16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P149]*1000000" office:value-type="float" office:value="404.51">
            <text:p>404.51</text:p>
          </table:table-cell>
          <table:table-cell table:formula="of:=[.Q149]*1000000" office:value-type="float" office:value="49.626">
            <text:p>49.626</text:p>
          </table:table-cell>
          <table:table-cell table:formula="of:=[.R149]*1000000" office:value-type="float" office:value="919.37">
            <text:p>919.37</text:p>
          </table:table-cell>
          <table:table-cell table:formula="of:=[.S149]*1000000" office:value-type="float" office:value="0.000037223">
            <text:p>0.000037223</text:p>
          </table:table-cell>
          <table:table-cell table:formula="of:=[.T149]*1000000" office:value-type="float" office:value="0.34364">
            <text:p>0.34364</text:p>
          </table:table-cell>
          <table:table-cell table:formula="of:=[.U149]*1000000" office:value-type="float" office:value="1.8409E-015">
            <text:p>1.8409E-015</text:p>
          </table:table-cell>
          <table:table-cell table:formula="of:=[.V149]*1000000" office:value-type="float" office:value="0.00000000071164">
            <text:p>7.1164E-010</text:p>
          </table:table-cell>
          <table:table-cell table:formula="of:=[.W149]*1000000" office:value-type="float" office:value="404.51">
            <text:p>404.51</text:p>
          </table:table-cell>
          <table:table-cell table:formula="of:=[.X149]*1000000" office:value-type="float" office:value="49.616">
            <text:p>49.616</text:p>
          </table:table-cell>
          <table:table-cell table:formula="of:=[.Y149]*1000000" office:value-type="float" office:value="919.33">
            <text:p>919.33</text:p>
          </table:table-cell>
          <table:table-cell table:formula="of:=[.Z149]*1000000" office:value-type="float" office:value="20.024">
            <text:p>20.024</text:p>
          </table:table-cell>
          <table:table-cell table:formula="of:=[.AA149]*1000000" office:value-type="float" office:value="0">
            <text:p>0</text:p>
          </table:table-cell>
          <table:table-cell table:formula="of:=[.AB149]*1000000" office:value-type="float" office:value="0.0000000000029327">
            <text:p>2.9327E-012</text:p>
          </table:table-cell>
          <table:table-cell table:formula="of:=[.AC149]*1000000" office:value-type="float" office:value="0.00000000071164">
            <text:p>7.1164E-010</text:p>
          </table:table-cell>
          <table:table-cell office:value-type="float" office:value="0.00040451">
            <text:p>0.00040451</text:p>
          </table:table-cell>
          <table:table-cell table:style-name="ce1" office:value-type="string">
            <text:p>4.9626e-05</text:p>
          </table:table-cell>
          <table:table-cell office:value-type="float" office:value="0.00091937">
            <text:p>0.00091937</text:p>
          </table:table-cell>
          <table:table-cell table:style-name="ce1" office:value-type="string">
            <text:p>3.7223e-11</text:p>
          </table:table-cell>
          <table:table-cell table:style-name="ce1" office:value-type="string">
            <text:p>3.4364e-07</text:p>
          </table:table-cell>
          <table:table-cell table:style-name="ce1" office:value-type="string">
            <text:p>1.8409e-21</text:p>
          </table:table-cell>
          <table:table-cell table:style-name="ce1" office:value-type="string">
            <text:p>7.1164e-16</text:p>
          </table:table-cell>
          <table:table-cell office:value-type="float" office:value="0.00040451">
            <text:p>0.00040451</text:p>
          </table:table-cell>
          <table:table-cell table:style-name="ce1" office:value-type="string">
            <text:p>4.9616e-05</text:p>
          </table:table-cell>
          <table:table-cell office:value-type="float" office:value="0.00091933">
            <text:p>0.00091933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2.9327e-18</text:p>
          </table:table-cell>
          <table:table-cell table:style-name="ce1" office:value-type="string">
            <text:p>7.1164e-16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P150]*1000000" office:value-type="float" office:value="401.8">
            <text:p>401.8</text:p>
          </table:table-cell>
          <table:table-cell table:formula="of:=[.Q150]*1000000" office:value-type="float" office:value="49.241">
            <text:p>49.241</text:p>
          </table:table-cell>
          <table:table-cell table:formula="of:=[.R150]*1000000" office:value-type="float" office:value="922.48">
            <text:p>922.48</text:p>
          </table:table-cell>
          <table:table-cell table:formula="of:=[.S150]*1000000" office:value-type="float" office:value="0.00003262">
            <text:p>0.00003262</text:p>
          </table:table-cell>
          <table:table-cell table:formula="of:=[.T150]*1000000" office:value-type="float" office:value="0.34525">
            <text:p>0.34525</text:p>
          </table:table-cell>
          <table:table-cell table:formula="of:=[.U150]*1000000" office:value-type="float" office:value="-3.394E-015">
            <text:p>-3.394E-015</text:p>
          </table:table-cell>
          <table:table-cell table:formula="of:=[.V150]*1000000" office:value-type="float" office:value="0.00000000069177">
            <text:p>6.9177E-010</text:p>
          </table:table-cell>
          <table:table-cell table:formula="of:=[.W150]*1000000" office:value-type="float" office:value="401.8">
            <text:p>401.8</text:p>
          </table:table-cell>
          <table:table-cell table:formula="of:=[.X150]*1000000" office:value-type="float" office:value="49.232">
            <text:p>49.232</text:p>
          </table:table-cell>
          <table:table-cell table:formula="of:=[.Y150]*1000000" office:value-type="float" office:value="922.44">
            <text:p>922.44</text:p>
          </table:table-cell>
          <table:table-cell table:formula="of:=[.Z150]*1000000" office:value-type="float" office:value="20.024">
            <text:p>20.024</text:p>
          </table:table-cell>
          <table:table-cell table:formula="of:=[.AA150]*1000000" office:value-type="float" office:value="0">
            <text:p>0</text:p>
          </table:table-cell>
          <table:table-cell table:formula="of:=[.AB150]*1000000" office:value-type="float" office:value="0.0000000000020897">
            <text:p>2.0897E-012</text:p>
          </table:table-cell>
          <table:table-cell table:formula="of:=[.AC150]*1000000" office:value-type="float" office:value="0.00000000069177">
            <text:p>6.9177E-010</text:p>
          </table:table-cell>
          <table:table-cell office:value-type="float" office:value="0.0004018">
            <text:p>0.0004018</text:p>
          </table:table-cell>
          <table:table-cell table:style-name="ce1" office:value-type="string">
            <text:p>4.9241e-05</text:p>
          </table:table-cell>
          <table:table-cell office:value-type="float" office:value="0.00092248">
            <text:p>0.00092248</text:p>
          </table:table-cell>
          <table:table-cell table:style-name="ce1" office:value-type="string">
            <text:p>3.262e-11</text:p>
          </table:table-cell>
          <table:table-cell table:style-name="ce1" office:value-type="string">
            <text:p>3.4525e-07</text:p>
          </table:table-cell>
          <table:table-cell table:style-name="ce1" office:value-type="string">
            <text:p>-3.394e-21</text:p>
          </table:table-cell>
          <table:table-cell table:style-name="ce1" office:value-type="string">
            <text:p>6.9177e-16</text:p>
          </table:table-cell>
          <table:table-cell office:value-type="float" office:value="0.0004018">
            <text:p>0.0004018</text:p>
          </table:table-cell>
          <table:table-cell table:style-name="ce1" office:value-type="string">
            <text:p>4.9232e-05</text:p>
          </table:table-cell>
          <table:table-cell office:value-type="float" office:value="0.00092244">
            <text:p>0.00092244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2.0897e-18</text:p>
          </table:table-cell>
          <table:table-cell table:style-name="ce1" office:value-type="string">
            <text:p>6.9177e-16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P151]*1000000" office:value-type="float" office:value="399.12">
            <text:p>399.12</text:p>
          </table:table-cell>
          <table:table-cell table:formula="of:=[.Q151]*1000000" office:value-type="float" office:value="48.859">
            <text:p>48.859</text:p>
          </table:table-cell>
          <table:table-cell table:formula="of:=[.R151]*1000000" office:value-type="float" office:value="925.57">
            <text:p>925.57</text:p>
          </table:table-cell>
          <table:table-cell table:formula="of:=[.S151]*1000000" office:value-type="float" office:value="0.00002862">
            <text:p>0.00002862</text:p>
          </table:table-cell>
          <table:table-cell table:formula="of:=[.T151]*1000000" office:value-type="float" office:value="0.34686">
            <text:p>0.34686</text:p>
          </table:table-cell>
          <table:table-cell table:formula="of:=[.U151]*1000000" office:value-type="float" office:value="9.2624E-017">
            <text:p>9.2624E-017</text:p>
          </table:table-cell>
          <table:table-cell table:formula="of:=[.V151]*1000000" office:value-type="float" office:value="0.00000000067251">
            <text:p>6.7251E-010</text:p>
          </table:table-cell>
          <table:table-cell table:formula="of:=[.W151]*1000000" office:value-type="float" office:value="399.11">
            <text:p>399.11</text:p>
          </table:table-cell>
          <table:table-cell table:formula="of:=[.X151]*1000000" office:value-type="float" office:value="48.85">
            <text:p>48.85</text:p>
          </table:table-cell>
          <table:table-cell table:formula="of:=[.Y151]*1000000" office:value-type="float" office:value="925.52">
            <text:p>925.52</text:p>
          </table:table-cell>
          <table:table-cell table:formula="of:=[.Z151]*1000000" office:value-type="float" office:value="20.024">
            <text:p>20.024</text:p>
          </table:table-cell>
          <table:table-cell table:formula="of:=[.AA151]*1000000" office:value-type="float" office:value="0">
            <text:p>0</text:p>
          </table:table-cell>
          <table:table-cell table:formula="of:=[.AB151]*1000000" office:value-type="float" office:value="0.0000000000044236">
            <text:p>4.4236E-012</text:p>
          </table:table-cell>
          <table:table-cell table:formula="of:=[.AC151]*1000000" office:value-type="float" office:value="0.00000000067251">
            <text:p>6.7251E-010</text:p>
          </table:table-cell>
          <table:table-cell office:value-type="float" office:value="0.00039912">
            <text:p>0.00039912</text:p>
          </table:table-cell>
          <table:table-cell table:style-name="ce1" office:value-type="string">
            <text:p>4.8859e-05</text:p>
          </table:table-cell>
          <table:table-cell office:value-type="float" office:value="0.00092557">
            <text:p>0.00092557</text:p>
          </table:table-cell>
          <table:table-cell table:style-name="ce1" office:value-type="string">
            <text:p>2.862e-11</text:p>
          </table:table-cell>
          <table:table-cell table:style-name="ce1" office:value-type="string">
            <text:p>3.4686e-07</text:p>
          </table:table-cell>
          <table:table-cell table:style-name="ce1" office:value-type="string">
            <text:p>9.2624e-23</text:p>
          </table:table-cell>
          <table:table-cell table:style-name="ce1" office:value-type="string">
            <text:p>6.7251e-16</text:p>
          </table:table-cell>
          <table:table-cell office:value-type="float" office:value="0.00039911">
            <text:p>0.00039911</text:p>
          </table:table-cell>
          <table:table-cell table:style-name="ce1" office:value-type="string">
            <text:p>4.885e-05</text:p>
          </table:table-cell>
          <table:table-cell office:value-type="float" office:value="0.00092552">
            <text:p>0.00092552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4.4236e-18</text:p>
          </table:table-cell>
          <table:table-cell table:style-name="ce1" office:value-type="string">
            <text:p>6.7251e-16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P152]*1000000" office:value-type="float" office:value="396.46">
            <text:p>396.46</text:p>
          </table:table-cell>
          <table:table-cell table:formula="of:=[.Q152]*1000000" office:value-type="float" office:value="48.48">
            <text:p>48.48</text:p>
          </table:table-cell>
          <table:table-cell table:formula="of:=[.R152]*1000000" office:value-type="float" office:value="928.62">
            <text:p>928.62</text:p>
          </table:table-cell>
          <table:table-cell table:formula="of:=[.S152]*1000000" office:value-type="float" office:value="0.00002514">
            <text:p>0.00002514</text:p>
          </table:table-cell>
          <table:table-cell table:formula="of:=[.T152]*1000000" office:value-type="float" office:value="0.34847">
            <text:p>0.34847</text:p>
          </table:table-cell>
          <table:table-cell table:formula="of:=[.U152]*1000000" office:value-type="float" office:value="5.4569E-017">
            <text:p>5.4569E-017</text:p>
          </table:table-cell>
          <table:table-cell table:formula="of:=[.V152]*1000000" office:value-type="float" office:value="0.00000000065384">
            <text:p>6.5384E-010</text:p>
          </table:table-cell>
          <table:table-cell table:formula="of:=[.W152]*1000000" office:value-type="float" office:value="396.45">
            <text:p>396.45</text:p>
          </table:table-cell>
          <table:table-cell table:formula="of:=[.X152]*1000000" office:value-type="float" office:value="48.47">
            <text:p>48.47</text:p>
          </table:table-cell>
          <table:table-cell table:formula="of:=[.Y152]*1000000" office:value-type="float" office:value="928.58">
            <text:p>928.58</text:p>
          </table:table-cell>
          <table:table-cell table:formula="of:=[.Z152]*1000000" office:value-type="float" office:value="20.024">
            <text:p>20.024</text:p>
          </table:table-cell>
          <table:table-cell table:formula="of:=[.AA152]*1000000" office:value-type="float" office:value="0">
            <text:p>0</text:p>
          </table:table-cell>
          <table:table-cell table:formula="of:=[.AB152]*1000000" office:value-type="float" office:value="0.0000000000020093">
            <text:p>2.0093E-012</text:p>
          </table:table-cell>
          <table:table-cell table:formula="of:=[.AC152]*1000000" office:value-type="float" office:value="0.00000000065384">
            <text:p>6.5384E-010</text:p>
          </table:table-cell>
          <table:table-cell office:value-type="float" office:value="0.00039646">
            <text:p>0.00039646</text:p>
          </table:table-cell>
          <table:table-cell table:style-name="ce1" office:value-type="string">
            <text:p>4.848e-05</text:p>
          </table:table-cell>
          <table:table-cell office:value-type="float" office:value="0.00092862">
            <text:p>0.00092862</text:p>
          </table:table-cell>
          <table:table-cell table:style-name="ce1" office:value-type="string">
            <text:p>2.514e-11</text:p>
          </table:table-cell>
          <table:table-cell table:style-name="ce1" office:value-type="string">
            <text:p>3.4847e-07</text:p>
          </table:table-cell>
          <table:table-cell table:style-name="ce1" office:value-type="string">
            <text:p>5.4569e-23</text:p>
          </table:table-cell>
          <table:table-cell table:style-name="ce1" office:value-type="string">
            <text:p>6.5384e-16</text:p>
          </table:table-cell>
          <table:table-cell office:value-type="float" office:value="0.00039645">
            <text:p>0.00039645</text:p>
          </table:table-cell>
          <table:table-cell table:style-name="ce1" office:value-type="string">
            <text:p>4.847e-05</text:p>
          </table:table-cell>
          <table:table-cell office:value-type="float" office:value="0.00092858">
            <text:p>0.00092858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2.0093e-18</text:p>
          </table:table-cell>
          <table:table-cell table:style-name="ce1" office:value-type="string">
            <text:p>6.5384e-16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P153]*1000000" office:value-type="float" office:value="393.82">
            <text:p>393.82</text:p>
          </table:table-cell>
          <table:table-cell table:formula="of:=[.Q153]*1000000" office:value-type="float" office:value="48.103">
            <text:p>48.103</text:p>
          </table:table-cell>
          <table:table-cell table:formula="of:=[.R153]*1000000" office:value-type="float" office:value="931.65">
            <text:p>931.65</text:p>
          </table:table-cell>
          <table:table-cell table:formula="of:=[.S153]*1000000" office:value-type="float" office:value="0.000022109">
            <text:p>0.000022109</text:p>
          </table:table-cell>
          <table:table-cell table:formula="of:=[.T153]*1000000" office:value-type="float" office:value="0.35007">
            <text:p>0.35007</text:p>
          </table:table-cell>
          <table:table-cell table:formula="of:=[.U153]*1000000" office:value-type="float" office:value="1.2979E-018">
            <text:p>1.2979E-018</text:p>
          </table:table-cell>
          <table:table-cell table:formula="of:=[.V153]*1000000" office:value-type="float" office:value="0.00000000063574">
            <text:p>6.3574E-010</text:p>
          </table:table-cell>
          <table:table-cell table:formula="of:=[.W153]*1000000" office:value-type="float" office:value="393.82">
            <text:p>393.82</text:p>
          </table:table-cell>
          <table:table-cell table:formula="of:=[.X153]*1000000" office:value-type="float" office:value="48.093">
            <text:p>48.093</text:p>
          </table:table-cell>
          <table:table-cell table:formula="of:=[.Y153]*1000000" office:value-type="float" office:value="931.6">
            <text:p>931.6</text:p>
          </table:table-cell>
          <table:table-cell table:formula="of:=[.Z153]*1000000" office:value-type="float" office:value="20.024">
            <text:p>20.024</text:p>
          </table:table-cell>
          <table:table-cell table:formula="of:=[.AA153]*1000000" office:value-type="float" office:value="0">
            <text:p>0</text:p>
          </table:table-cell>
          <table:table-cell table:formula="of:=[.AB153]*1000000" office:value-type="float" office:value="-0.0000000000020811">
            <text:p>-2.0811E-012</text:p>
          </table:table-cell>
          <table:table-cell table:formula="of:=[.AC153]*1000000" office:value-type="float" office:value="0.00000000063574">
            <text:p>6.3574E-010</text:p>
          </table:table-cell>
          <table:table-cell office:value-type="float" office:value="0.00039382">
            <text:p>0.00039382</text:p>
          </table:table-cell>
          <table:table-cell table:style-name="ce1" office:value-type="string">
            <text:p>4.8103e-05</text:p>
          </table:table-cell>
          <table:table-cell office:value-type="float" office:value="0.00093165">
            <text:p>0.00093165</text:p>
          </table:table-cell>
          <table:table-cell table:style-name="ce1" office:value-type="string">
            <text:p>2.2109e-11</text:p>
          </table:table-cell>
          <table:table-cell table:style-name="ce1" office:value-type="string">
            <text:p>3.5007e-07</text:p>
          </table:table-cell>
          <table:table-cell table:style-name="ce1" office:value-type="string">
            <text:p>1.2979e-24</text:p>
          </table:table-cell>
          <table:table-cell table:style-name="ce1" office:value-type="string">
            <text:p>6.3574e-16</text:p>
          </table:table-cell>
          <table:table-cell office:value-type="float" office:value="0.00039382">
            <text:p>0.00039382</text:p>
          </table:table-cell>
          <table:table-cell table:style-name="ce1" office:value-type="string">
            <text:p>4.8093e-05</text:p>
          </table:table-cell>
          <table:table-cell office:value-type="float" office:value="0.0009316">
            <text:p>0.0009316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811e-18</text:p>
          </table:table-cell>
          <table:table-cell table:style-name="ce1" office:value-type="string">
            <text:p>6.3574e-16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P154]*1000000" office:value-type="float" office:value="391.21">
            <text:p>391.21</text:p>
          </table:table-cell>
          <table:table-cell table:formula="of:=[.Q154]*1000000" office:value-type="float" office:value="47.728">
            <text:p>47.728</text:p>
          </table:table-cell>
          <table:table-cell table:formula="of:=[.R154]*1000000" office:value-type="float" office:value="934.65">
            <text:p>934.65</text:p>
          </table:table-cell>
          <table:table-cell table:formula="of:=[.S154]*1000000" office:value-type="float" office:value="0.000019468">
            <text:p>0.000019468</text:p>
          </table:table-cell>
          <table:table-cell table:formula="of:=[.T154]*1000000" office:value-type="float" office:value="0.35166">
            <text:p>0.35166</text:p>
          </table:table-cell>
          <table:table-cell table:formula="of:=[.U154]*1000000" office:value-type="float" office:value="1.5915E-017">
            <text:p>1.5915E-017</text:p>
          </table:table-cell>
          <table:table-cell table:formula="of:=[.V154]*1000000" office:value-type="float" office:value="0.00000000061819">
            <text:p>6.1819E-010</text:p>
          </table:table-cell>
          <table:table-cell table:formula="of:=[.W154]*1000000" office:value-type="float" office:value="391.21">
            <text:p>391.21</text:p>
          </table:table-cell>
          <table:table-cell table:formula="of:=[.X154]*1000000" office:value-type="float" office:value="47.718">
            <text:p>47.718</text:p>
          </table:table-cell>
          <table:table-cell table:formula="of:=[.Y154]*1000000" office:value-type="float" office:value="934.6">
            <text:p>934.6</text:p>
          </table:table-cell>
          <table:table-cell table:formula="of:=[.Z154]*1000000" office:value-type="float" office:value="20.024">
            <text:p>20.024</text:p>
          </table:table-cell>
          <table:table-cell table:formula="of:=[.AA154]*1000000" office:value-type="float" office:value="0">
            <text:p>0</text:p>
          </table:table-cell>
          <table:table-cell table:formula="of:=[.AB154]*1000000" office:value-type="float" office:value="0.0000000000012355">
            <text:p>1.2355E-012</text:p>
          </table:table-cell>
          <table:table-cell table:formula="of:=[.AC154]*1000000" office:value-type="float" office:value="0.00000000061819">
            <text:p>6.1819E-010</text:p>
          </table:table-cell>
          <table:table-cell office:value-type="float" office:value="0.00039121">
            <text:p>0.00039121</text:p>
          </table:table-cell>
          <table:table-cell table:style-name="ce1" office:value-type="string">
            <text:p>4.7728e-05</text:p>
          </table:table-cell>
          <table:table-cell office:value-type="float" office:value="0.00093465">
            <text:p>0.00093465</text:p>
          </table:table-cell>
          <table:table-cell table:style-name="ce1" office:value-type="string">
            <text:p>1.9468e-11</text:p>
          </table:table-cell>
          <table:table-cell table:style-name="ce1" office:value-type="string">
            <text:p>3.5166e-07</text:p>
          </table:table-cell>
          <table:table-cell table:style-name="ce1" office:value-type="string">
            <text:p>1.5915e-23</text:p>
          </table:table-cell>
          <table:table-cell table:style-name="ce1" office:value-type="string">
            <text:p>6.1819e-16</text:p>
          </table:table-cell>
          <table:table-cell office:value-type="float" office:value="0.00039121">
            <text:p>0.00039121</text:p>
          </table:table-cell>
          <table:table-cell table:style-name="ce1" office:value-type="string">
            <text:p>4.7718e-05</text:p>
          </table:table-cell>
          <table:table-cell office:value-type="float" office:value="0.0009346">
            <text:p>0.0009346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1.2355e-18</text:p>
          </table:table-cell>
          <table:table-cell table:style-name="ce1" office:value-type="string">
            <text:p>6.1819e-16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P155]*1000000" office:value-type="float" office:value="388.62">
            <text:p>388.62</text:p>
          </table:table-cell>
          <table:table-cell table:formula="of:=[.Q155]*1000000" office:value-type="float" office:value="47.356">
            <text:p>47.356</text:p>
          </table:table-cell>
          <table:table-cell table:formula="of:=[.R155]*1000000" office:value-type="float" office:value="937.62">
            <text:p>937.62</text:p>
          </table:table-cell>
          <table:table-cell table:formula="of:=[.S155]*1000000" office:value-type="float" office:value="0.000017163">
            <text:p>0.000017163</text:p>
          </table:table-cell>
          <table:table-cell table:formula="of:=[.T155]*1000000" office:value-type="float" office:value="0.35325">
            <text:p>0.35325</text:p>
          </table:table-cell>
          <table:table-cell table:formula="of:=[.U155]*1000000" office:value-type="float" office:value="0.000000000000016901">
            <text:p>1.6901E-014</text:p>
          </table:table-cell>
          <table:table-cell table:formula="of:=[.V155]*1000000" office:value-type="float" office:value="0.00000000060117">
            <text:p>6.0117E-010</text:p>
          </table:table-cell>
          <table:table-cell table:formula="of:=[.W155]*1000000" office:value-type="float" office:value="388.62">
            <text:p>388.62</text:p>
          </table:table-cell>
          <table:table-cell table:formula="of:=[.X155]*1000000" office:value-type="float" office:value="47.346">
            <text:p>47.346</text:p>
          </table:table-cell>
          <table:table-cell table:formula="of:=[.Y155]*1000000" office:value-type="float" office:value="937.58">
            <text:p>937.58</text:p>
          </table:table-cell>
          <table:table-cell table:formula="of:=[.Z155]*1000000" office:value-type="float" office:value="20.024">
            <text:p>20.024</text:p>
          </table:table-cell>
          <table:table-cell table:formula="of:=[.AA155]*1000000" office:value-type="float" office:value="0">
            <text:p>0</text:p>
          </table:table-cell>
          <table:table-cell table:formula="of:=[.AB155]*1000000" office:value-type="float" office:value="0.0000000000029584">
            <text:p>2.9584E-012</text:p>
          </table:table-cell>
          <table:table-cell table:formula="of:=[.AC155]*1000000" office:value-type="float" office:value="0.00000000060117">
            <text:p>6.0117E-010</text:p>
          </table:table-cell>
          <table:table-cell office:value-type="float" office:value="0.00038862">
            <text:p>0.00038862</text:p>
          </table:table-cell>
          <table:table-cell table:style-name="ce1" office:value-type="string">
            <text:p>4.7356e-05</text:p>
          </table:table-cell>
          <table:table-cell office:value-type="float" office:value="0.00093762">
            <text:p>0.00093762</text:p>
          </table:table-cell>
          <table:table-cell table:style-name="ce1" office:value-type="string">
            <text:p>1.7163e-11</text:p>
          </table:table-cell>
          <table:table-cell table:style-name="ce1" office:value-type="string">
            <text:p>3.5325e-07</text:p>
          </table:table-cell>
          <table:table-cell table:style-name="ce1" office:value-type="string">
            <text:p>1.6901e-20</text:p>
          </table:table-cell>
          <table:table-cell table:style-name="ce1" office:value-type="string">
            <text:p>6.0117e-16</text:p>
          </table:table-cell>
          <table:table-cell office:value-type="float" office:value="0.00038862">
            <text:p>0.00038862</text:p>
          </table:table-cell>
          <table:table-cell table:style-name="ce1" office:value-type="string">
            <text:p>4.7346e-05</text:p>
          </table:table-cell>
          <table:table-cell office:value-type="float" office:value="0.00093758">
            <text:p>0.00093758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2.9584e-18</text:p>
          </table:table-cell>
          <table:table-cell table:style-name="ce1" office:value-type="string">
            <text:p>6.0117e-16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P156]*1000000" office:value-type="float" office:value="386.06">
            <text:p>386.06</text:p>
          </table:table-cell>
          <table:table-cell table:formula="of:=[.Q156]*1000000" office:value-type="float" office:value="46.986">
            <text:p>46.986</text:p>
          </table:table-cell>
          <table:table-cell table:formula="of:=[.R156]*1000000" office:value-type="float" office:value="940.57">
            <text:p>940.57</text:p>
          </table:table-cell>
          <table:table-cell table:formula="of:=[.S156]*1000000" office:value-type="float" office:value="0.00001515">
            <text:p>0.00001515</text:p>
          </table:table-cell>
          <table:table-cell table:formula="of:=[.T156]*1000000" office:value-type="float" office:value="0.35483">
            <text:p>0.35483</text:p>
          </table:table-cell>
          <table:table-cell table:formula="of:=[.U156]*1000000" office:value-type="float" office:value="0.000000000000096128">
            <text:p>9.6128E-014</text:p>
          </table:table-cell>
          <table:table-cell table:formula="of:=[.V156]*1000000" office:value-type="float" office:value="0.00000000058468">
            <text:p>5.8468E-010</text:p>
          </table:table-cell>
          <table:table-cell table:formula="of:=[.W156]*1000000" office:value-type="float" office:value="386.06">
            <text:p>386.06</text:p>
          </table:table-cell>
          <table:table-cell table:formula="of:=[.X156]*1000000" office:value-type="float" office:value="46.977">
            <text:p>46.977</text:p>
          </table:table-cell>
          <table:table-cell table:formula="of:=[.Y156]*1000000" office:value-type="float" office:value="940.53">
            <text:p>940.53</text:p>
          </table:table-cell>
          <table:table-cell table:formula="of:=[.Z156]*1000000" office:value-type="float" office:value="20.024">
            <text:p>20.024</text:p>
          </table:table-cell>
          <table:table-cell table:formula="of:=[.AA156]*1000000" office:value-type="float" office:value="0">
            <text:p>0</text:p>
          </table:table-cell>
          <table:table-cell table:formula="of:=[.AB156]*1000000" office:value-type="float" office:value="0.0000000000029442">
            <text:p>2.9442E-012</text:p>
          </table:table-cell>
          <table:table-cell table:formula="of:=[.AC156]*1000000" office:value-type="float" office:value="0.00000000058467">
            <text:p>5.8467E-010</text:p>
          </table:table-cell>
          <table:table-cell office:value-type="float" office:value="0.00038606">
            <text:p>0.00038606</text:p>
          </table:table-cell>
          <table:table-cell table:style-name="ce1" office:value-type="string">
            <text:p>4.6986e-05</text:p>
          </table:table-cell>
          <table:table-cell office:value-type="float" office:value="0.00094057">
            <text:p>0.00094057</text:p>
          </table:table-cell>
          <table:table-cell table:style-name="ce1" office:value-type="string">
            <text:p>1.515e-11</text:p>
          </table:table-cell>
          <table:table-cell table:style-name="ce1" office:value-type="string">
            <text:p>3.5483e-07</text:p>
          </table:table-cell>
          <table:table-cell table:style-name="ce1" office:value-type="string">
            <text:p>9.6128e-20</text:p>
          </table:table-cell>
          <table:table-cell table:style-name="ce1" office:value-type="string">
            <text:p>5.8468e-16</text:p>
          </table:table-cell>
          <table:table-cell office:value-type="float" office:value="0.00038606">
            <text:p>0.00038606</text:p>
          </table:table-cell>
          <table:table-cell table:style-name="ce1" office:value-type="string">
            <text:p>4.6977e-05</text:p>
          </table:table-cell>
          <table:table-cell office:value-type="float" office:value="0.00094053">
            <text:p>0.00094053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2.9442e-18</text:p>
          </table:table-cell>
          <table:table-cell table:style-name="ce1" office:value-type="string">
            <text:p>5.8467e-16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P157]*1000000" office:value-type="float" office:value="383.52">
            <text:p>383.52</text:p>
          </table:table-cell>
          <table:table-cell table:formula="of:=[.Q157]*1000000" office:value-type="float" office:value="46.619">
            <text:p>46.619</text:p>
          </table:table-cell>
          <table:table-cell table:formula="of:=[.R157]*1000000" office:value-type="float" office:value="943.49">
            <text:p>943.49</text:p>
          </table:table-cell>
          <table:table-cell table:formula="of:=[.S157]*1000000" office:value-type="float" office:value="0.000013389">
            <text:p>0.000013389</text:p>
          </table:table-cell>
          <table:table-cell table:formula="of:=[.T157]*1000000" office:value-type="float" office:value="0.3564">
            <text:p>0.3564</text:p>
          </table:table-cell>
          <table:table-cell table:formula="of:=[.U157]*1000000" office:value-type="float" office:value="0.000000000000044336">
            <text:p>4.4336E-014</text:p>
          </table:table-cell>
          <table:table-cell table:formula="of:=[.V157]*1000000" office:value-type="float" office:value="0.00000000056868">
            <text:p>5.6868E-010</text:p>
          </table:table-cell>
          <table:table-cell table:formula="of:=[.W157]*1000000" office:value-type="float" office:value="383.52">
            <text:p>383.52</text:p>
          </table:table-cell>
          <table:table-cell table:formula="of:=[.X157]*1000000" office:value-type="float" office:value="46.61">
            <text:p>46.61</text:p>
          </table:table-cell>
          <table:table-cell table:formula="of:=[.Y157]*1000000" office:value-type="float" office:value="943.45">
            <text:p>943.45</text:p>
          </table:table-cell>
          <table:table-cell table:formula="of:=[.Z157]*1000000" office:value-type="float" office:value="20.024">
            <text:p>20.024</text:p>
          </table:table-cell>
          <table:table-cell table:formula="of:=[.AA157]*1000000" office:value-type="float" office:value="0">
            <text:p>0</text:p>
          </table:table-cell>
          <table:table-cell table:formula="of:=[.AB157]*1000000" office:value-type="float" office:value="0.000000000002435">
            <text:p>2.435E-012</text:p>
          </table:table-cell>
          <table:table-cell table:formula="of:=[.AC157]*1000000" office:value-type="float" office:value="0.00000000056868">
            <text:p>5.6868E-010</text:p>
          </table:table-cell>
          <table:table-cell office:value-type="float" office:value="0.00038352">
            <text:p>0.00038352</text:p>
          </table:table-cell>
          <table:table-cell table:style-name="ce1" office:value-type="string">
            <text:p>4.6619e-05</text:p>
          </table:table-cell>
          <table:table-cell office:value-type="float" office:value="0.00094349">
            <text:p>0.00094349</text:p>
          </table:table-cell>
          <table:table-cell table:style-name="ce1" office:value-type="string">
            <text:p>1.3389e-11</text:p>
          </table:table-cell>
          <table:table-cell table:style-name="ce1" office:value-type="string">
            <text:p>3.564e-07</text:p>
          </table:table-cell>
          <table:table-cell table:style-name="ce1" office:value-type="string">
            <text:p>4.4336e-20</text:p>
          </table:table-cell>
          <table:table-cell table:style-name="ce1" office:value-type="string">
            <text:p>5.6868e-16</text:p>
          </table:table-cell>
          <table:table-cell office:value-type="float" office:value="0.00038352">
            <text:p>0.00038352</text:p>
          </table:table-cell>
          <table:table-cell table:style-name="ce1" office:value-type="string">
            <text:p>4.661e-05</text:p>
          </table:table-cell>
          <table:table-cell office:value-type="float" office:value="0.00094345">
            <text:p>0.00094345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2.435e-18</text:p>
          </table:table-cell>
          <table:table-cell table:style-name="ce1" office:value-type="string">
            <text:p>5.6868e-16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P158]*1000000" office:value-type="float" office:value="381">
            <text:p>381</text:p>
          </table:table-cell>
          <table:table-cell table:formula="of:=[.Q158]*1000000" office:value-type="float" office:value="46.254">
            <text:p>46.254</text:p>
          </table:table-cell>
          <table:table-cell table:formula="of:=[.R158]*1000000" office:value-type="float" office:value="946.39">
            <text:p>946.39</text:p>
          </table:table-cell>
          <table:table-cell table:formula="of:=[.S158]*1000000" office:value-type="float" office:value="0.000011847">
            <text:p>0.000011847</text:p>
          </table:table-cell>
          <table:table-cell table:formula="of:=[.T158]*1000000" office:value-type="float" office:value="0.35797">
            <text:p>0.35797</text:p>
          </table:table-cell>
          <table:table-cell table:formula="of:=[.U158]*1000000" office:value-type="float" office:value="3.6974E-015">
            <text:p>3.6974E-015</text:p>
          </table:table-cell>
          <table:table-cell table:formula="of:=[.V158]*1000000" office:value-type="float" office:value="0.00000000055318">
            <text:p>5.5318E-010</text:p>
          </table:table-cell>
          <table:table-cell table:formula="of:=[.W158]*1000000" office:value-type="float" office:value="381">
            <text:p>381</text:p>
          </table:table-cell>
          <table:table-cell table:formula="of:=[.X158]*1000000" office:value-type="float" office:value="46.245">
            <text:p>46.245</text:p>
          </table:table-cell>
          <table:table-cell table:formula="of:=[.Y158]*1000000" office:value-type="float" office:value="946.34">
            <text:p>946.34</text:p>
          </table:table-cell>
          <table:table-cell table:formula="of:=[.Z158]*1000000" office:value-type="float" office:value="20.024">
            <text:p>20.024</text:p>
          </table:table-cell>
          <table:table-cell table:formula="of:=[.AA158]*1000000" office:value-type="float" office:value="0">
            <text:p>0</text:p>
          </table:table-cell>
          <table:table-cell table:formula="of:=[.AB158]*1000000" office:value-type="float" office:value="-0.0000000000026171">
            <text:p>-2.6171E-012</text:p>
          </table:table-cell>
          <table:table-cell table:formula="of:=[.AC158]*1000000" office:value-type="float" office:value="0.00000000055318">
            <text:p>5.5318E-010</text:p>
          </table:table-cell>
          <table:table-cell office:value-type="float" office:value="0.000381">
            <text:p>0.000381</text:p>
          </table:table-cell>
          <table:table-cell table:style-name="ce1" office:value-type="string">
            <text:p>4.6254e-05</text:p>
          </table:table-cell>
          <table:table-cell office:value-type="float" office:value="0.00094639">
            <text:p>0.00094639</text:p>
          </table:table-cell>
          <table:table-cell table:style-name="ce1" office:value-type="string">
            <text:p>1.1847e-11</text:p>
          </table:table-cell>
          <table:table-cell table:style-name="ce1" office:value-type="string">
            <text:p>3.5797e-07</text:p>
          </table:table-cell>
          <table:table-cell table:style-name="ce1" office:value-type="string">
            <text:p>3.6974e-21</text:p>
          </table:table-cell>
          <table:table-cell table:style-name="ce1" office:value-type="string">
            <text:p>5.5318e-16</text:p>
          </table:table-cell>
          <table:table-cell office:value-type="float" office:value="0.000381">
            <text:p>0.000381</text:p>
          </table:table-cell>
          <table:table-cell table:style-name="ce1" office:value-type="string">
            <text:p>4.6245e-05</text:p>
          </table:table-cell>
          <table:table-cell office:value-type="float" office:value="0.00094634">
            <text:p>0.00094634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6171e-18</text:p>
          </table:table-cell>
          <table:table-cell table:style-name="ce1" office:value-type="string">
            <text:p>5.5318e-16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P159]*1000000" office:value-type="float" office:value="378.51">
            <text:p>378.51</text:p>
          </table:table-cell>
          <table:table-cell table:formula="of:=[.Q159]*1000000" office:value-type="float" office:value="45.892">
            <text:p>45.892</text:p>
          </table:table-cell>
          <table:table-cell table:formula="of:=[.R159]*1000000" office:value-type="float" office:value="949.26">
            <text:p>949.26</text:p>
          </table:table-cell>
          <table:table-cell table:formula="of:=[.S159]*1000000" office:value-type="float" office:value="0.000010494">
            <text:p>0.000010494</text:p>
          </table:table-cell>
          <table:table-cell table:formula="of:=[.T159]*1000000" office:value-type="float" office:value="0.35953">
            <text:p>0.35953</text:p>
          </table:table-cell>
          <table:table-cell table:formula="of:=[.U159]*1000000" office:value-type="float" office:value="-0.000000000000020759">
            <text:p>-2.0759E-014</text:p>
          </table:table-cell>
          <table:table-cell table:formula="of:=[.V159]*1000000" office:value-type="float" office:value="0.00000000053815">
            <text:p>5.3815E-010</text:p>
          </table:table-cell>
          <table:table-cell table:formula="of:=[.W159]*1000000" office:value-type="float" office:value="378.51">
            <text:p>378.51</text:p>
          </table:table-cell>
          <table:table-cell table:formula="of:=[.X159]*1000000" office:value-type="float" office:value="45.883">
            <text:p>45.883</text:p>
          </table:table-cell>
          <table:table-cell table:formula="of:=[.Y159]*1000000" office:value-type="float" office:value="949.21">
            <text:p>949.21</text:p>
          </table:table-cell>
          <table:table-cell table:formula="of:=[.Z159]*1000000" office:value-type="float" office:value="20.024">
            <text:p>20.024</text:p>
          </table:table-cell>
          <table:table-cell table:formula="of:=[.AA159]*1000000" office:value-type="float" office:value="0">
            <text:p>0</text:p>
          </table:table-cell>
          <table:table-cell table:formula="of:=[.AB159]*1000000" office:value-type="float" office:value="-0.0000000000019739">
            <text:p>-1.9739E-012</text:p>
          </table:table-cell>
          <table:table-cell table:formula="of:=[.AC159]*1000000" office:value-type="float" office:value="0.00000000053814">
            <text:p>5.3814E-010</text:p>
          </table:table-cell>
          <table:table-cell office:value-type="float" office:value="0.00037851">
            <text:p>0.00037851</text:p>
          </table:table-cell>
          <table:table-cell table:style-name="ce1" office:value-type="string">
            <text:p>4.5892e-05</text:p>
          </table:table-cell>
          <table:table-cell office:value-type="float" office:value="0.00094926">
            <text:p>0.00094926</text:p>
          </table:table-cell>
          <table:table-cell table:style-name="ce1" office:value-type="string">
            <text:p>1.0494e-11</text:p>
          </table:table-cell>
          <table:table-cell table:style-name="ce1" office:value-type="string">
            <text:p>3.5953e-07</text:p>
          </table:table-cell>
          <table:table-cell table:style-name="ce1" office:value-type="string">
            <text:p>-2.0759e-20</text:p>
          </table:table-cell>
          <table:table-cell table:style-name="ce1" office:value-type="string">
            <text:p>5.3815e-16</text:p>
          </table:table-cell>
          <table:table-cell office:value-type="float" office:value="0.00037851">
            <text:p>0.00037851</text:p>
          </table:table-cell>
          <table:table-cell table:style-name="ce1" office:value-type="string">
            <text:p>4.5883e-05</text:p>
          </table:table-cell>
          <table:table-cell office:value-type="float" office:value="0.00094921">
            <text:p>0.00094921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739e-18</text:p>
          </table:table-cell>
          <table:table-cell table:style-name="ce1" office:value-type="string">
            <text:p>5.3814e-16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P160]*1000000" office:value-type="float" office:value="376.04">
            <text:p>376.04</text:p>
          </table:table-cell>
          <table:table-cell table:formula="of:=[.Q160]*1000000" office:value-type="float" office:value="45.532">
            <text:p>45.532</text:p>
          </table:table-cell>
          <table:table-cell table:formula="of:=[.R160]*1000000" office:value-type="float" office:value="952.1">
            <text:p>952.1</text:p>
          </table:table-cell>
          <table:table-cell table:formula="of:=[.S160]*1000000" office:value-type="float" office:value="0.0000093062">
            <text:p>9.3062E-006</text:p>
          </table:table-cell>
          <table:table-cell table:formula="of:=[.T160]*1000000" office:value-type="float" office:value="0.36109">
            <text:p>0.36109</text:p>
          </table:table-cell>
          <table:table-cell table:formula="of:=[.U160]*1000000" office:value-type="float" office:value="9.5955E-016">
            <text:p>9.5955E-016</text:p>
          </table:table-cell>
          <table:table-cell table:formula="of:=[.V160]*1000000" office:value-type="float" office:value="0.00000000052357">
            <text:p>5.2357E-010</text:p>
          </table:table-cell>
          <table:table-cell table:formula="of:=[.W160]*1000000" office:value-type="float" office:value="376.04">
            <text:p>376.04</text:p>
          </table:table-cell>
          <table:table-cell table:formula="of:=[.X160]*1000000" office:value-type="float" office:value="45.523">
            <text:p>45.523</text:p>
          </table:table-cell>
          <table:table-cell table:formula="of:=[.Y160]*1000000" office:value-type="float" office:value="952.05">
            <text:p>952.05</text:p>
          </table:table-cell>
          <table:table-cell table:formula="of:=[.Z160]*1000000" office:value-type="float" office:value="20.024">
            <text:p>20.024</text:p>
          </table:table-cell>
          <table:table-cell table:formula="of:=[.AA160]*1000000" office:value-type="float" office:value="0">
            <text:p>0</text:p>
          </table:table-cell>
          <table:table-cell table:formula="of:=[.AB160]*1000000" office:value-type="float" office:value="-0.0000000000018099">
            <text:p>-1.8099E-012</text:p>
          </table:table-cell>
          <table:table-cell table:formula="of:=[.AC160]*1000000" office:value-type="float" office:value="0.00000000052357">
            <text:p>5.2357E-010</text:p>
          </table:table-cell>
          <table:table-cell office:value-type="float" office:value="0.00037604">
            <text:p>0.00037604</text:p>
          </table:table-cell>
          <table:table-cell table:style-name="ce1" office:value-type="string">
            <text:p>4.5532e-05</text:p>
          </table:table-cell>
          <table:table-cell office:value-type="float" office:value="0.0009521">
            <text:p>0.0009521</text:p>
          </table:table-cell>
          <table:table-cell table:style-name="ce1" office:value-type="string">
            <text:p>9.3062e-12</text:p>
          </table:table-cell>
          <table:table-cell table:style-name="ce1" office:value-type="string">
            <text:p>3.6109e-07</text:p>
          </table:table-cell>
          <table:table-cell table:style-name="ce1" office:value-type="string">
            <text:p>9.5955e-22</text:p>
          </table:table-cell>
          <table:table-cell table:style-name="ce1" office:value-type="string">
            <text:p>5.2357e-16</text:p>
          </table:table-cell>
          <table:table-cell office:value-type="float" office:value="0.00037604">
            <text:p>0.00037604</text:p>
          </table:table-cell>
          <table:table-cell table:style-name="ce1" office:value-type="string">
            <text:p>4.5523e-05</text:p>
          </table:table-cell>
          <table:table-cell office:value-type="float" office:value="0.00095205">
            <text:p>0.00095205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1.8099e-18</text:p>
          </table:table-cell>
          <table:table-cell table:style-name="ce1" office:value-type="string">
            <text:p>5.2357e-16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P161]*1000000" office:value-type="float" office:value="373.59">
            <text:p>373.59</text:p>
          </table:table-cell>
          <table:table-cell table:formula="of:=[.Q161]*1000000" office:value-type="float" office:value="45.175">
            <text:p>45.175</text:p>
          </table:table-cell>
          <table:table-cell table:formula="of:=[.R161]*1000000" office:value-type="float" office:value="954.92">
            <text:p>954.92</text:p>
          </table:table-cell>
          <table:table-cell table:formula="of:=[.S161]*1000000" office:value-type="float" office:value="0.0000082614">
            <text:p>8.2614E-006</text:p>
          </table:table-cell>
          <table:table-cell table:formula="of:=[.T161]*1000000" office:value-type="float" office:value="0.36264">
            <text:p>0.36264</text:p>
          </table:table-cell>
          <table:table-cell table:formula="of:=[.U161]*1000000" office:value-type="float" office:value="-2.2626E-015">
            <text:p>-2.2626E-015</text:p>
          </table:table-cell>
          <table:table-cell table:formula="of:=[.V161]*1000000" office:value-type="float" office:value="0.00000000050944">
            <text:p>5.0944E-010</text:p>
          </table:table-cell>
          <table:table-cell table:formula="of:=[.W161]*1000000" office:value-type="float" office:value="373.59">
            <text:p>373.59</text:p>
          </table:table-cell>
          <table:table-cell table:formula="of:=[.X161]*1000000" office:value-type="float" office:value="45.166">
            <text:p>45.166</text:p>
          </table:table-cell>
          <table:table-cell table:formula="of:=[.Y161]*1000000" office:value-type="float" office:value="954.87">
            <text:p>954.87</text:p>
          </table:table-cell>
          <table:table-cell table:formula="of:=[.Z161]*1000000" office:value-type="float" office:value="20.024">
            <text:p>20.024</text:p>
          </table:table-cell>
          <table:table-cell table:formula="of:=[.AA161]*1000000" office:value-type="float" office:value="0">
            <text:p>0</text:p>
          </table:table-cell>
          <table:table-cell table:formula="of:=[.AB161]*1000000" office:value-type="float" office:value="-0.0000000000027256">
            <text:p>-2.7256E-012</text:p>
          </table:table-cell>
          <table:table-cell table:formula="of:=[.AC161]*1000000" office:value-type="float" office:value="0.00000000050944">
            <text:p>5.0944E-010</text:p>
          </table:table-cell>
          <table:table-cell office:value-type="float" office:value="0.00037359">
            <text:p>0.00037359</text:p>
          </table:table-cell>
          <table:table-cell table:style-name="ce1" office:value-type="string">
            <text:p>4.5175e-05</text:p>
          </table:table-cell>
          <table:table-cell office:value-type="float" office:value="0.00095492">
            <text:p>0.00095492</text:p>
          </table:table-cell>
          <table:table-cell table:style-name="ce1" office:value-type="string">
            <text:p>8.2614e-12</text:p>
          </table:table-cell>
          <table:table-cell table:style-name="ce1" office:value-type="string">
            <text:p>3.6264e-07</text:p>
          </table:table-cell>
          <table:table-cell table:style-name="ce1" office:value-type="string">
            <text:p>-2.2626e-21</text:p>
          </table:table-cell>
          <table:table-cell table:style-name="ce1" office:value-type="string">
            <text:p>5.0944e-16</text:p>
          </table:table-cell>
          <table:table-cell office:value-type="float" office:value="0.00037359">
            <text:p>0.00037359</text:p>
          </table:table-cell>
          <table:table-cell table:style-name="ce1" office:value-type="string">
            <text:p>4.5166e-05</text:p>
          </table:table-cell>
          <table:table-cell office:value-type="float" office:value="0.00095487">
            <text:p>0.00095487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256e-18</text:p>
          </table:table-cell>
          <table:table-cell table:style-name="ce1" office:value-type="string">
            <text:p>5.0944e-16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P162]*1000000" office:value-type="float" office:value="371.17">
            <text:p>371.17</text:p>
          </table:table-cell>
          <table:table-cell table:formula="of:=[.Q162]*1000000" office:value-type="float" office:value="44.82">
            <text:p>44.82</text:p>
          </table:table-cell>
          <table:table-cell table:formula="of:=[.R162]*1000000" office:value-type="float" office:value="957.71">
            <text:p>957.71</text:p>
          </table:table-cell>
          <table:table-cell table:formula="of:=[.S162]*1000000" office:value-type="float" office:value="0.0000073412">
            <text:p>7.3412E-006</text:p>
          </table:table-cell>
          <table:table-cell table:formula="of:=[.T162]*1000000" office:value-type="float" office:value="0.36419">
            <text:p>0.36419</text:p>
          </table:table-cell>
          <table:table-cell table:formula="of:=[.U162]*1000000" office:value-type="float" office:value="1.1119E-016">
            <text:p>1.1119E-016</text:p>
          </table:table-cell>
          <table:table-cell table:formula="of:=[.V162]*1000000" office:value-type="float" office:value="0.00000000049574">
            <text:p>4.9574E-010</text:p>
          </table:table-cell>
          <table:table-cell table:formula="of:=[.W162]*1000000" office:value-type="float" office:value="371.17">
            <text:p>371.17</text:p>
          </table:table-cell>
          <table:table-cell table:formula="of:=[.X162]*1000000" office:value-type="float" office:value="44.811">
            <text:p>44.811</text:p>
          </table:table-cell>
          <table:table-cell table:formula="of:=[.Y162]*1000000" office:value-type="float" office:value="957.67">
            <text:p>957.67</text:p>
          </table:table-cell>
          <table:table-cell table:formula="of:=[.Z162]*1000000" office:value-type="float" office:value="20.024">
            <text:p>20.024</text:p>
          </table:table-cell>
          <table:table-cell table:formula="of:=[.AA162]*1000000" office:value-type="float" office:value="0">
            <text:p>0</text:p>
          </table:table-cell>
          <table:table-cell table:formula="of:=[.AB162]*1000000" office:value-type="float" office:value="-0.0000000000038156">
            <text:p>-3.8156E-012</text:p>
          </table:table-cell>
          <table:table-cell table:formula="of:=[.AC162]*1000000" office:value-type="float" office:value="0.00000000049574">
            <text:p>4.9574E-010</text:p>
          </table:table-cell>
          <table:table-cell office:value-type="float" office:value="0.00037117">
            <text:p>0.00037117</text:p>
          </table:table-cell>
          <table:table-cell table:style-name="ce1" office:value-type="string">
            <text:p>4.482e-05</text:p>
          </table:table-cell>
          <table:table-cell office:value-type="float" office:value="0.00095771">
            <text:p>0.00095771</text:p>
          </table:table-cell>
          <table:table-cell table:style-name="ce1" office:value-type="string">
            <text:p>7.3412e-12</text:p>
          </table:table-cell>
          <table:table-cell table:style-name="ce1" office:value-type="string">
            <text:p>3.6419e-07</text:p>
          </table:table-cell>
          <table:table-cell table:style-name="ce1" office:value-type="string">
            <text:p>1.1119e-22</text:p>
          </table:table-cell>
          <table:table-cell table:style-name="ce1" office:value-type="string">
            <text:p>4.9574e-16</text:p>
          </table:table-cell>
          <table:table-cell office:value-type="float" office:value="0.00037117">
            <text:p>0.00037117</text:p>
          </table:table-cell>
          <table:table-cell table:style-name="ce1" office:value-type="string">
            <text:p>4.4811e-05</text:p>
          </table:table-cell>
          <table:table-cell office:value-type="float" office:value="0.00095767">
            <text:p>0.00095767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156e-18</text:p>
          </table:table-cell>
          <table:table-cell table:style-name="ce1" office:value-type="string">
            <text:p>4.9574e-16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P163]*1000000" office:value-type="float" office:value="368.77">
            <text:p>368.77</text:p>
          </table:table-cell>
          <table:table-cell table:formula="of:=[.Q163]*1000000" office:value-type="float" office:value="44.468">
            <text:p>44.468</text:p>
          </table:table-cell>
          <table:table-cell table:formula="of:=[.R163]*1000000" office:value-type="float" office:value="960.48">
            <text:p>960.48</text:p>
          </table:table-cell>
          <table:table-cell table:formula="of:=[.S163]*1000000" office:value-type="float" office:value="0.0000065295">
            <text:p>6.5295E-006</text:p>
          </table:table-cell>
          <table:table-cell table:formula="of:=[.T163]*1000000" office:value-type="float" office:value="0.36573">
            <text:p>0.36573</text:p>
          </table:table-cell>
          <table:table-cell table:formula="of:=[.U163]*1000000" office:value-type="float" office:value="7.9771E-017">
            <text:p>7.9771E-017</text:p>
          </table:table-cell>
          <table:table-cell table:formula="of:=[.V163]*1000000" office:value-type="float" office:value="0.00000000048246">
            <text:p>4.8246E-010</text:p>
          </table:table-cell>
          <table:table-cell table:formula="of:=[.W163]*1000000" office:value-type="float" office:value="368.76">
            <text:p>368.76</text:p>
          </table:table-cell>
          <table:table-cell table:formula="of:=[.X163]*1000000" office:value-type="float" office:value="44.458">
            <text:p>44.458</text:p>
          </table:table-cell>
          <table:table-cell table:formula="of:=[.Y163]*1000000" office:value-type="float" office:value="960.44">
            <text:p>960.44</text:p>
          </table:table-cell>
          <table:table-cell table:formula="of:=[.Z163]*1000000" office:value-type="float" office:value="20.024">
            <text:p>20.024</text:p>
          </table:table-cell>
          <table:table-cell table:formula="of:=[.AA163]*1000000" office:value-type="float" office:value="0">
            <text:p>0</text:p>
          </table:table-cell>
          <table:table-cell table:formula="of:=[.AB163]*1000000" office:value-type="float" office:value="-0.0000000000039912">
            <text:p>-3.9912E-012</text:p>
          </table:table-cell>
          <table:table-cell table:formula="of:=[.AC163]*1000000" office:value-type="float" office:value="0.00000000048246">
            <text:p>4.8246E-010</text:p>
          </table:table-cell>
          <table:table-cell office:value-type="float" office:value="0.00036877">
            <text:p>0.00036877</text:p>
          </table:table-cell>
          <table:table-cell table:style-name="ce1" office:value-type="string">
            <text:p>4.4468e-05</text:p>
          </table:table-cell>
          <table:table-cell office:value-type="float" office:value="0.00096048">
            <text:p>0.00096048</text:p>
          </table:table-cell>
          <table:table-cell table:style-name="ce1" office:value-type="string">
            <text:p>6.5295e-12</text:p>
          </table:table-cell>
          <table:table-cell table:style-name="ce1" office:value-type="string">
            <text:p>3.6573e-07</text:p>
          </table:table-cell>
          <table:table-cell table:style-name="ce1" office:value-type="string">
            <text:p>7.9771e-23</text:p>
          </table:table-cell>
          <table:table-cell table:style-name="ce1" office:value-type="string">
            <text:p>4.8246e-16</text:p>
          </table:table-cell>
          <table:table-cell office:value-type="float" office:value="0.00036876">
            <text:p>0.00036876</text:p>
          </table:table-cell>
          <table:table-cell table:style-name="ce1" office:value-type="string">
            <text:p>4.4458e-05</text:p>
          </table:table-cell>
          <table:table-cell office:value-type="float" office:value="0.00096044">
            <text:p>0.00096044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9912e-18</text:p>
          </table:table-cell>
          <table:table-cell table:style-name="ce1" office:value-type="string">
            <text:p>4.8246e-16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P164]*1000000" office:value-type="float" office:value="366.39">
            <text:p>366.39</text:p>
          </table:table-cell>
          <table:table-cell table:formula="of:=[.Q164]*1000000" office:value-type="float" office:value="44.117">
            <text:p>44.117</text:p>
          </table:table-cell>
          <table:table-cell table:formula="of:=[.R164]*1000000" office:value-type="float" office:value="963.23">
            <text:p>963.23</text:p>
          </table:table-cell>
          <table:table-cell table:formula="of:=[.S164]*1000000" office:value-type="float" office:value="0.0000058126">
            <text:p>5.8126E-006</text:p>
          </table:table-cell>
          <table:table-cell table:formula="of:=[.T164]*1000000" office:value-type="float" office:value="0.36726">
            <text:p>0.36726</text:p>
          </table:table-cell>
          <table:table-cell table:formula="of:=[.U164]*1000000" office:value-type="float" office:value="1.0395E-016">
            <text:p>1.0395E-016</text:p>
          </table:table-cell>
          <table:table-cell table:formula="of:=[.V164]*1000000" office:value-type="float" office:value="0.00000000046959">
            <text:p>4.6959E-010</text:p>
          </table:table-cell>
          <table:table-cell table:formula="of:=[.W164]*1000000" office:value-type="float" office:value="366.38">
            <text:p>366.38</text:p>
          </table:table-cell>
          <table:table-cell table:formula="of:=[.X164]*1000000" office:value-type="float" office:value="44.108">
            <text:p>44.108</text:p>
          </table:table-cell>
          <table:table-cell table:formula="of:=[.Y164]*1000000" office:value-type="float" office:value="963.18">
            <text:p>963.18</text:p>
          </table:table-cell>
          <table:table-cell table:formula="of:=[.Z164]*1000000" office:value-type="float" office:value="20.024">
            <text:p>20.024</text:p>
          </table:table-cell>
          <table:table-cell table:formula="of:=[.AA164]*1000000" office:value-type="float" office:value="0">
            <text:p>0</text:p>
          </table:table-cell>
          <table:table-cell table:formula="of:=[.AB164]*1000000" office:value-type="float" office:value="-0.000000000002346">
            <text:p>-2.346E-012</text:p>
          </table:table-cell>
          <table:table-cell table:formula="of:=[.AC164]*1000000" office:value-type="float" office:value="0.00000000046959">
            <text:p>4.6959E-010</text:p>
          </table:table-cell>
          <table:table-cell office:value-type="float" office:value="0.00036639">
            <text:p>0.00036639</text:p>
          </table:table-cell>
          <table:table-cell table:style-name="ce1" office:value-type="string">
            <text:p>4.4117e-05</text:p>
          </table:table-cell>
          <table:table-cell office:value-type="float" office:value="0.00096323">
            <text:p>0.00096323</text:p>
          </table:table-cell>
          <table:table-cell table:style-name="ce1" office:value-type="string">
            <text:p>5.8126e-12</text:p>
          </table:table-cell>
          <table:table-cell table:style-name="ce1" office:value-type="string">
            <text:p>3.6726e-07</text:p>
          </table:table-cell>
          <table:table-cell table:style-name="ce1" office:value-type="string">
            <text:p>1.0395e-22</text:p>
          </table:table-cell>
          <table:table-cell table:style-name="ce1" office:value-type="string">
            <text:p>4.6959e-16</text:p>
          </table:table-cell>
          <table:table-cell office:value-type="float" office:value="0.00036638">
            <text:p>0.00036638</text:p>
          </table:table-cell>
          <table:table-cell table:style-name="ce1" office:value-type="string">
            <text:p>4.4108e-05</text:p>
          </table:table-cell>
          <table:table-cell office:value-type="float" office:value="0.00096318">
            <text:p>0.00096318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46e-18</text:p>
          </table:table-cell>
          <table:table-cell table:style-name="ce1" office:value-type="string">
            <text:p>4.6959e-16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P165]*1000000" office:value-type="float" office:value="364.03">
            <text:p>364.03</text:p>
          </table:table-cell>
          <table:table-cell table:formula="of:=[.Q165]*1000000" office:value-type="float" office:value="43.77">
            <text:p>43.77</text:p>
          </table:table-cell>
          <table:table-cell table:formula="of:=[.R165]*1000000" office:value-type="float" office:value="965.95">
            <text:p>965.95</text:p>
          </table:table-cell>
          <table:table-cell table:formula="of:=[.S165]*1000000" office:value-type="float" office:value="0.0000051784">
            <text:p>5.1784E-006</text:p>
          </table:table-cell>
          <table:table-cell table:formula="of:=[.T165]*1000000" office:value-type="float" office:value="0.36878">
            <text:p>0.36878</text:p>
          </table:table-cell>
          <table:table-cell table:formula="of:=[.U165]*1000000" office:value-type="float" office:value="5.6644E-017">
            <text:p>5.6644E-017</text:p>
          </table:table-cell>
          <table:table-cell table:formula="of:=[.V165]*1000000" office:value-type="float" office:value="0.00000000045711">
            <text:p>4.5711E-010</text:p>
          </table:table-cell>
          <table:table-cell table:formula="of:=[.W165]*1000000" office:value-type="float" office:value="364.02">
            <text:p>364.02</text:p>
          </table:table-cell>
          <table:table-cell table:formula="of:=[.X165]*1000000" office:value-type="float" office:value="43.761">
            <text:p>43.761</text:p>
          </table:table-cell>
          <table:table-cell table:formula="of:=[.Y165]*1000000" office:value-type="float" office:value="965.9">
            <text:p>965.9</text:p>
          </table:table-cell>
          <table:table-cell table:formula="of:=[.Z165]*1000000" office:value-type="float" office:value="20.024">
            <text:p>20.024</text:p>
          </table:table-cell>
          <table:table-cell table:formula="of:=[.AA165]*1000000" office:value-type="float" office:value="0">
            <text:p>0</text:p>
          </table:table-cell>
          <table:table-cell table:formula="of:=[.AB165]*1000000" office:value-type="float" office:value="0.00000000000040336">
            <text:p>4.0336E-013</text:p>
          </table:table-cell>
          <table:table-cell table:formula="of:=[.AC165]*1000000" office:value-type="float" office:value="0.00000000045711">
            <text:p>4.5711E-010</text:p>
          </table:table-cell>
          <table:table-cell office:value-type="float" office:value="0.00036403">
            <text:p>0.00036403</text:p>
          </table:table-cell>
          <table:table-cell table:style-name="ce1" office:value-type="string">
            <text:p>4.377e-05</text:p>
          </table:table-cell>
          <table:table-cell office:value-type="float" office:value="0.00096595">
            <text:p>0.00096595</text:p>
          </table:table-cell>
          <table:table-cell table:style-name="ce1" office:value-type="string">
            <text:p>5.1784e-12</text:p>
          </table:table-cell>
          <table:table-cell table:style-name="ce1" office:value-type="string">
            <text:p>3.6878e-07</text:p>
          </table:table-cell>
          <table:table-cell table:style-name="ce1" office:value-type="string">
            <text:p>5.6644e-23</text:p>
          </table:table-cell>
          <table:table-cell table:style-name="ce1" office:value-type="string">
            <text:p>4.5711e-16</text:p>
          </table:table-cell>
          <table:table-cell office:value-type="float" office:value="0.00036402">
            <text:p>0.00036402</text:p>
          </table:table-cell>
          <table:table-cell table:style-name="ce1" office:value-type="string">
            <text:p>4.3761e-05</text:p>
          </table:table-cell>
          <table:table-cell office:value-type="float" office:value="0.0009659">
            <text:p>0.0009659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4.0336e-19</text:p>
          </table:table-cell>
          <table:table-cell table:style-name="ce1" office:value-type="string">
            <text:p>4.5711e-16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P166]*1000000" office:value-type="float" office:value="361.69">
            <text:p>361.69</text:p>
          </table:table-cell>
          <table:table-cell table:formula="of:=[.Q166]*1000000" office:value-type="float" office:value="43.424">
            <text:p>43.424</text:p>
          </table:table-cell>
          <table:table-cell table:formula="of:=[.R166]*1000000" office:value-type="float" office:value="968.64">
            <text:p>968.64</text:p>
          </table:table-cell>
          <table:table-cell table:formula="of:=[.S166]*1000000" office:value-type="float" office:value="0.0000046166">
            <text:p>4.6166E-006</text:p>
          </table:table-cell>
          <table:table-cell table:formula="of:=[.T166]*1000000" office:value-type="float" office:value="0.3703">
            <text:p>0.3703</text:p>
          </table:table-cell>
          <table:table-cell table:formula="of:=[.U166]*1000000" office:value-type="float" office:value="2.0471E-017">
            <text:p>2.0471E-017</text:p>
          </table:table-cell>
          <table:table-cell table:formula="of:=[.V166]*1000000" office:value-type="float" office:value="0.00000000044501">
            <text:p>4.4501E-010</text:p>
          </table:table-cell>
          <table:table-cell table:formula="of:=[.W166]*1000000" office:value-type="float" office:value="361.69">
            <text:p>361.69</text:p>
          </table:table-cell>
          <table:table-cell table:formula="of:=[.X166]*1000000" office:value-type="float" office:value="43.415">
            <text:p>43.415</text:p>
          </table:table-cell>
          <table:table-cell table:formula="of:=[.Y166]*1000000" office:value-type="float" office:value="968.59">
            <text:p>968.59</text:p>
          </table:table-cell>
          <table:table-cell table:formula="of:=[.Z166]*1000000" office:value-type="float" office:value="20.024">
            <text:p>20.024</text:p>
          </table:table-cell>
          <table:table-cell table:formula="of:=[.AA166]*1000000" office:value-type="float" office:value="0">
            <text:p>0</text:p>
          </table:table-cell>
          <table:table-cell table:formula="of:=[.AB166]*1000000" office:value-type="float" office:value="-0.00000000000030596">
            <text:p>-3.0596E-013</text:p>
          </table:table-cell>
          <table:table-cell table:formula="of:=[.AC166]*1000000" office:value-type="float" office:value="0.000000000445">
            <text:p>4.45E-010</text:p>
          </table:table-cell>
          <table:table-cell office:value-type="float" office:value="0.00036169">
            <text:p>0.00036169</text:p>
          </table:table-cell>
          <table:table-cell table:style-name="ce1" office:value-type="string">
            <text:p>4.3424e-05</text:p>
          </table:table-cell>
          <table:table-cell office:value-type="float" office:value="0.00096864">
            <text:p>0.00096864</text:p>
          </table:table-cell>
          <table:table-cell table:style-name="ce1" office:value-type="string">
            <text:p>4.6166e-12</text:p>
          </table:table-cell>
          <table:table-cell table:style-name="ce1" office:value-type="string">
            <text:p>3.703e-07</text:p>
          </table:table-cell>
          <table:table-cell table:style-name="ce1" office:value-type="string">
            <text:p>2.0471e-23</text:p>
          </table:table-cell>
          <table:table-cell table:style-name="ce1" office:value-type="string">
            <text:p>4.4501e-16</text:p>
          </table:table-cell>
          <table:table-cell office:value-type="float" office:value="0.00036169">
            <text:p>0.00036169</text:p>
          </table:table-cell>
          <table:table-cell table:style-name="ce1" office:value-type="string">
            <text:p>4.3415e-05</text:p>
          </table:table-cell>
          <table:table-cell office:value-type="float" office:value="0.00096859">
            <text:p>0.00096859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0596e-19</text:p>
          </table:table-cell>
          <table:table-cell table:style-name="ce1" office:value-type="string">
            <text:p>4.45e-16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P167]*1000000" office:value-type="float" office:value="359.38">
            <text:p>359.38</text:p>
          </table:table-cell>
          <table:table-cell table:formula="of:=[.Q167]*1000000" office:value-type="float" office:value="43.081">
            <text:p>43.081</text:p>
          </table:table-cell>
          <table:table-cell table:formula="of:=[.R167]*1000000" office:value-type="float" office:value="971.31">
            <text:p>971.31</text:p>
          </table:table-cell>
          <table:table-cell table:formula="of:=[.S167]*1000000" office:value-type="float" office:value="0.0000041183">
            <text:p>4.1183E-006</text:p>
          </table:table-cell>
          <table:table-cell table:formula="of:=[.T167]*1000000" office:value-type="float" office:value="0.37182">
            <text:p>0.37182</text:p>
          </table:table-cell>
          <table:table-cell table:formula="of:=[.U167]*1000000" office:value-type="float" office:value="0.000000000000013025">
            <text:p>1.3025E-014</text:p>
          </table:table-cell>
          <table:table-cell table:formula="of:=[.V167]*1000000" office:value-type="float" office:value="0.00000000043327">
            <text:p>4.3327E-010</text:p>
          </table:table-cell>
          <table:table-cell table:formula="of:=[.W167]*1000000" office:value-type="float" office:value="359.37">
            <text:p>359.37</text:p>
          </table:table-cell>
          <table:table-cell table:formula="of:=[.X167]*1000000" office:value-type="float" office:value="43.072">
            <text:p>43.072</text:p>
          </table:table-cell>
          <table:table-cell table:formula="of:=[.Y167]*1000000" office:value-type="float" office:value="971.26">
            <text:p>971.26</text:p>
          </table:table-cell>
          <table:table-cell table:formula="of:=[.Z167]*1000000" office:value-type="float" office:value="20.024">
            <text:p>20.024</text:p>
          </table:table-cell>
          <table:table-cell table:formula="of:=[.AA167]*1000000" office:value-type="float" office:value="0">
            <text:p>0</text:p>
          </table:table-cell>
          <table:table-cell table:formula="of:=[.AB167]*1000000" office:value-type="float" office:value="-0.0000000000015933">
            <text:p>-1.5933E-012</text:p>
          </table:table-cell>
          <table:table-cell table:formula="of:=[.AC167]*1000000" office:value-type="float" office:value="0.00000000043327">
            <text:p>4.3327E-010</text:p>
          </table:table-cell>
          <table:table-cell office:value-type="float" office:value="0.00035938">
            <text:p>0.00035938</text:p>
          </table:table-cell>
          <table:table-cell table:style-name="ce1" office:value-type="string">
            <text:p>4.3081e-05</text:p>
          </table:table-cell>
          <table:table-cell office:value-type="float" office:value="0.00097131">
            <text:p>0.00097131</text:p>
          </table:table-cell>
          <table:table-cell table:style-name="ce1" office:value-type="string">
            <text:p>4.1183e-12</text:p>
          </table:table-cell>
          <table:table-cell table:style-name="ce1" office:value-type="string">
            <text:p>3.7182e-07</text:p>
          </table:table-cell>
          <table:table-cell table:style-name="ce1" office:value-type="string">
            <text:p>1.3025e-20</text:p>
          </table:table-cell>
          <table:table-cell table:style-name="ce1" office:value-type="string">
            <text:p>4.3327e-16</text:p>
          </table:table-cell>
          <table:table-cell office:value-type="float" office:value="0.00035937">
            <text:p>0.00035937</text:p>
          </table:table-cell>
          <table:table-cell table:style-name="ce1" office:value-type="string">
            <text:p>4.3072e-05</text:p>
          </table:table-cell>
          <table:table-cell office:value-type="float" office:value="0.00097126">
            <text:p>0.00097126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933e-18</text:p>
          </table:table-cell>
          <table:table-cell table:style-name="ce1" office:value-type="string">
            <text:p>4.3327e-16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P168]*1000000" office:value-type="float" office:value="357.08">
            <text:p>357.08</text:p>
          </table:table-cell>
          <table:table-cell table:formula="of:=[.Q168]*1000000" office:value-type="float" office:value="42.741">
            <text:p>42.741</text:p>
          </table:table-cell>
          <table:table-cell table:formula="of:=[.R168]*1000000" office:value-type="float" office:value="973.96">
            <text:p>973.96</text:p>
          </table:table-cell>
          <table:table-cell table:formula="of:=[.S168]*1000000" office:value-type="float" office:value="0.0000036758">
            <text:p>3.6758E-006</text:p>
          </table:table-cell>
          <table:table-cell table:formula="of:=[.T168]*1000000" office:value-type="float" office:value="0.37333">
            <text:p>0.37333</text:p>
          </table:table-cell>
          <table:table-cell table:formula="of:=[.U168]*1000000" office:value-type="float" office:value="0.000000000000085545">
            <text:p>8.5545E-014</text:p>
          </table:table-cell>
          <table:table-cell table:formula="of:=[.V168]*1000000" office:value-type="float" office:value="0.0000000004219">
            <text:p>4.219E-010</text:p>
          </table:table-cell>
          <table:table-cell table:formula="of:=[.W168]*1000000" office:value-type="float" office:value="357.08">
            <text:p>357.08</text:p>
          </table:table-cell>
          <table:table-cell table:formula="of:=[.X168]*1000000" office:value-type="float" office:value="42.732">
            <text:p>42.732</text:p>
          </table:table-cell>
          <table:table-cell table:formula="of:=[.Y168]*1000000" office:value-type="float" office:value="973.91">
            <text:p>973.91</text:p>
          </table:table-cell>
          <table:table-cell table:formula="of:=[.Z168]*1000000" office:value-type="float" office:value="20.024">
            <text:p>20.024</text:p>
          </table:table-cell>
          <table:table-cell table:formula="of:=[.AA168]*1000000" office:value-type="float" office:value="0">
            <text:p>0</text:p>
          </table:table-cell>
          <table:table-cell table:formula="of:=[.AB168]*1000000" office:value-type="float" office:value="0.0000000000017494">
            <text:p>1.7494E-012</text:p>
          </table:table-cell>
          <table:table-cell table:formula="of:=[.AC168]*1000000" office:value-type="float" office:value="0.0000000004219">
            <text:p>4.219E-010</text:p>
          </table:table-cell>
          <table:table-cell office:value-type="float" office:value="0.00035708">
            <text:p>0.00035708</text:p>
          </table:table-cell>
          <table:table-cell table:style-name="ce1" office:value-type="string">
            <text:p>4.2741e-05</text:p>
          </table:table-cell>
          <table:table-cell office:value-type="float" office:value="0.00097396">
            <text:p>0.00097396</text:p>
          </table:table-cell>
          <table:table-cell table:style-name="ce1" office:value-type="string">
            <text:p>3.6758e-12</text:p>
          </table:table-cell>
          <table:table-cell table:style-name="ce1" office:value-type="string">
            <text:p>3.7333e-07</text:p>
          </table:table-cell>
          <table:table-cell table:style-name="ce1" office:value-type="string">
            <text:p>8.5545e-20</text:p>
          </table:table-cell>
          <table:table-cell table:style-name="ce1" office:value-type="string">
            <text:p>4.219e-16</text:p>
          </table:table-cell>
          <table:table-cell office:value-type="float" office:value="0.00035708">
            <text:p>0.00035708</text:p>
          </table:table-cell>
          <table:table-cell table:style-name="ce1" office:value-type="string">
            <text:p>4.2732e-05</text:p>
          </table:table-cell>
          <table:table-cell office:value-type="float" office:value="0.00097391">
            <text:p>0.00097391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1.7494e-18</text:p>
          </table:table-cell>
          <table:table-cell table:style-name="ce1" office:value-type="string">
            <text:p>4.219e-16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P169]*1000000" office:value-type="float" office:value="354.81">
            <text:p>354.81</text:p>
          </table:table-cell>
          <table:table-cell table:formula="of:=[.Q169]*1000000" office:value-type="float" office:value="42.402">
            <text:p>42.402</text:p>
          </table:table-cell>
          <table:table-cell table:formula="of:=[.R169]*1000000" office:value-type="float" office:value="976.58">
            <text:p>976.58</text:p>
          </table:table-cell>
          <table:table-cell table:formula="of:=[.S169]*1000000" office:value-type="float" office:value="0.0000032823">
            <text:p>3.2823E-006</text:p>
          </table:table-cell>
          <table:table-cell table:formula="of:=[.T169]*1000000" office:value-type="float" office:value="0.37483">
            <text:p>0.37483</text:p>
          </table:table-cell>
          <table:table-cell table:formula="of:=[.U169]*1000000" office:value-type="float" office:value="-0.00000000000017537">
            <text:p>-1.7537E-013</text:p>
          </table:table-cell>
          <table:table-cell table:formula="of:=[.V169]*1000000" office:value-type="float" office:value="0.00000000041087">
            <text:p>4.1087E-010</text:p>
          </table:table-cell>
          <table:table-cell table:formula="of:=[.W169]*1000000" office:value-type="float" office:value="354.81">
            <text:p>354.81</text:p>
          </table:table-cell>
          <table:table-cell table:formula="of:=[.X169]*1000000" office:value-type="float" office:value="42.393">
            <text:p>42.393</text:p>
          </table:table-cell>
          <table:table-cell table:formula="of:=[.Y169]*1000000" office:value-type="float" office:value="976.54">
            <text:p>976.54</text:p>
          </table:table-cell>
          <table:table-cell table:formula="of:=[.Z169]*1000000" office:value-type="float" office:value="20.024">
            <text:p>20.024</text:p>
          </table:table-cell>
          <table:table-cell table:formula="of:=[.AA169]*1000000" office:value-type="float" office:value="0">
            <text:p>0</text:p>
          </table:table-cell>
          <table:table-cell table:formula="of:=[.AB169]*1000000" office:value-type="float" office:value="-0.00000000000093944">
            <text:p>-9.3944E-013</text:p>
          </table:table-cell>
          <table:table-cell table:formula="of:=[.AC169]*1000000" office:value-type="float" office:value="0.00000000041087">
            <text:p>4.1087E-010</text:p>
          </table:table-cell>
          <table:table-cell office:value-type="float" office:value="0.00035481">
            <text:p>0.00035481</text:p>
          </table:table-cell>
          <table:table-cell table:style-name="ce1" office:value-type="string">
            <text:p>4.2402e-05</text:p>
          </table:table-cell>
          <table:table-cell office:value-type="float" office:value="0.00097658">
            <text:p>0.00097658</text:p>
          </table:table-cell>
          <table:table-cell table:style-name="ce1" office:value-type="string">
            <text:p>3.2823e-12</text:p>
          </table:table-cell>
          <table:table-cell table:style-name="ce1" office:value-type="string">
            <text:p>3.7483e-07</text:p>
          </table:table-cell>
          <table:table-cell table:style-name="ce1" office:value-type="string">
            <text:p>-1.7537e-19</text:p>
          </table:table-cell>
          <table:table-cell table:style-name="ce1" office:value-type="string">
            <text:p>4.1087e-16</text:p>
          </table:table-cell>
          <table:table-cell office:value-type="float" office:value="0.00035481">
            <text:p>0.00035481</text:p>
          </table:table-cell>
          <table:table-cell table:style-name="ce1" office:value-type="string">
            <text:p>4.2393e-05</text:p>
          </table:table-cell>
          <table:table-cell office:value-type="float" office:value="0.00097654">
            <text:p>0.00097654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9.3944e-19</text:p>
          </table:table-cell>
          <table:table-cell table:style-name="ce1" office:value-type="string">
            <text:p>4.1087e-16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P170]*1000000" office:value-type="float" office:value="352.56">
            <text:p>352.56</text:p>
          </table:table-cell>
          <table:table-cell table:formula="of:=[.Q170]*1000000" office:value-type="float" office:value="42.066">
            <text:p>42.066</text:p>
          </table:table-cell>
          <table:table-cell table:formula="of:=[.R170]*1000000" office:value-type="float" office:value="979.19">
            <text:p>979.19</text:p>
          </table:table-cell>
          <table:table-cell table:formula="of:=[.S170]*1000000" office:value-type="float" office:value="0.000002932">
            <text:p>0.000002932</text:p>
          </table:table-cell>
          <table:table-cell table:formula="of:=[.T170]*1000000" office:value-type="float" office:value="0.37633">
            <text:p>0.37633</text:p>
          </table:table-cell>
          <table:table-cell table:formula="of:=[.U170]*1000000" office:value-type="float" office:value="-0.00000000000004993">
            <text:p>-4.993E-014</text:p>
          </table:table-cell>
          <table:table-cell table:formula="of:=[.V170]*1000000" office:value-type="float" office:value="0.00000000040018">
            <text:p>4.0018E-010</text:p>
          </table:table-cell>
          <table:table-cell table:formula="of:=[.W170]*1000000" office:value-type="float" office:value="352.55">
            <text:p>352.55</text:p>
          </table:table-cell>
          <table:table-cell table:formula="of:=[.X170]*1000000" office:value-type="float" office:value="42.058">
            <text:p>42.058</text:p>
          </table:table-cell>
          <table:table-cell table:formula="of:=[.Y170]*1000000" office:value-type="float" office:value="979.14">
            <text:p>979.14</text:p>
          </table:table-cell>
          <table:table-cell table:formula="of:=[.Z170]*1000000" office:value-type="float" office:value="20.024">
            <text:p>20.024</text:p>
          </table:table-cell>
          <table:table-cell table:formula="of:=[.AA170]*1000000" office:value-type="float" office:value="0">
            <text:p>0</text:p>
          </table:table-cell>
          <table:table-cell table:formula="of:=[.AB170]*1000000" office:value-type="float" office:value="-0.00000000000074565">
            <text:p>-7.4565E-013</text:p>
          </table:table-cell>
          <table:table-cell table:formula="of:=[.AC170]*1000000" office:value-type="float" office:value="0.00000000040018">
            <text:p>4.0018E-010</text:p>
          </table:table-cell>
          <table:table-cell office:value-type="float" office:value="0.00035256">
            <text:p>0.00035256</text:p>
          </table:table-cell>
          <table:table-cell table:style-name="ce1" office:value-type="string">
            <text:p>4.2066e-05</text:p>
          </table:table-cell>
          <table:table-cell office:value-type="float" office:value="0.00097919">
            <text:p>0.00097919</text:p>
          </table:table-cell>
          <table:table-cell table:style-name="ce1" office:value-type="string">
            <text:p>2.932e-12</text:p>
          </table:table-cell>
          <table:table-cell table:style-name="ce1" office:value-type="string">
            <text:p>3.7633e-07</text:p>
          </table:table-cell>
          <table:table-cell table:style-name="ce1" office:value-type="string">
            <text:p>-4.993e-20</text:p>
          </table:table-cell>
          <table:table-cell table:style-name="ce1" office:value-type="string">
            <text:p>4.0018e-16</text:p>
          </table:table-cell>
          <table:table-cell office:value-type="float" office:value="0.00035255">
            <text:p>0.00035255</text:p>
          </table:table-cell>
          <table:table-cell table:style-name="ce1" office:value-type="string">
            <text:p>4.2058e-05</text:p>
          </table:table-cell>
          <table:table-cell office:value-type="float" office:value="0.00097914">
            <text:p>0.00097914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7.4565e-19</text:p>
          </table:table-cell>
          <table:table-cell table:style-name="ce1" office:value-type="string">
            <text:p>4.0018e-16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P171]*1000000" office:value-type="float" office:value="350.33">
            <text:p>350.33</text:p>
          </table:table-cell>
          <table:table-cell table:formula="of:=[.Q171]*1000000" office:value-type="float" office:value="41.733">
            <text:p>41.733</text:p>
          </table:table-cell>
          <table:table-cell table:formula="of:=[.R171]*1000000" office:value-type="float" office:value="981.76">
            <text:p>981.76</text:p>
          </table:table-cell>
          <table:table-cell table:formula="of:=[.S171]*1000000" office:value-type="float" office:value="0.0000026198">
            <text:p>2.6198E-006</text:p>
          </table:table-cell>
          <table:table-cell table:formula="of:=[.T171]*1000000" office:value-type="float" office:value="0.37782">
            <text:p>0.37782</text:p>
          </table:table-cell>
          <table:table-cell table:formula="of:=[.U171]*1000000" office:value-type="float" office:value="-0.000000000000051977">
            <text:p>-5.1977E-014</text:p>
          </table:table-cell>
          <table:table-cell table:formula="of:=[.V171]*1000000" office:value-type="float" office:value="0.00000000038982">
            <text:p>3.8982E-010</text:p>
          </table:table-cell>
          <table:table-cell table:formula="of:=[.W171]*1000000" office:value-type="float" office:value="350.32">
            <text:p>350.32</text:p>
          </table:table-cell>
          <table:table-cell table:formula="of:=[.X171]*1000000" office:value-type="float" office:value="41.724">
            <text:p>41.724</text:p>
          </table:table-cell>
          <table:table-cell table:formula="of:=[.Y171]*1000000" office:value-type="float" office:value="981.71">
            <text:p>981.71</text:p>
          </table:table-cell>
          <table:table-cell table:formula="of:=[.Z171]*1000000" office:value-type="float" office:value="20.024">
            <text:p>20.024</text:p>
          </table:table-cell>
          <table:table-cell table:formula="of:=[.AA171]*1000000" office:value-type="float" office:value="0">
            <text:p>0</text:p>
          </table:table-cell>
          <table:table-cell table:formula="of:=[.AB171]*1000000" office:value-type="float" office:value="0.0000000000030304">
            <text:p>3.0304E-012</text:p>
          </table:table-cell>
          <table:table-cell table:formula="of:=[.AC171]*1000000" office:value-type="float" office:value="0.00000000038982">
            <text:p>3.8982E-010</text:p>
          </table:table-cell>
          <table:table-cell office:value-type="float" office:value="0.00035033">
            <text:p>0.00035033</text:p>
          </table:table-cell>
          <table:table-cell table:style-name="ce1" office:value-type="string">
            <text:p>4.1733e-05</text:p>
          </table:table-cell>
          <table:table-cell office:value-type="float" office:value="0.00098176">
            <text:p>0.00098176</text:p>
          </table:table-cell>
          <table:table-cell table:style-name="ce1" office:value-type="string">
            <text:p>2.6198e-12</text:p>
          </table:table-cell>
          <table:table-cell table:style-name="ce1" office:value-type="string">
            <text:p>3.7782e-07</text:p>
          </table:table-cell>
          <table:table-cell table:style-name="ce1" office:value-type="string">
            <text:p>-5.1977e-20</text:p>
          </table:table-cell>
          <table:table-cell table:style-name="ce1" office:value-type="string">
            <text:p>3.8982e-16</text:p>
          </table:table-cell>
          <table:table-cell office:value-type="float" office:value="0.00035032">
            <text:p>0.00035032</text:p>
          </table:table-cell>
          <table:table-cell table:style-name="ce1" office:value-type="string">
            <text:p>4.1724e-05</text:p>
          </table:table-cell>
          <table:table-cell office:value-type="float" office:value="0.00098171">
            <text:p>0.00098171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3.0304e-18</text:p>
          </table:table-cell>
          <table:table-cell table:style-name="ce1" office:value-type="string">
            <text:p>3.8982e-16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P172]*1000000" office:value-type="float" office:value="348.12">
            <text:p>348.12</text:p>
          </table:table-cell>
          <table:table-cell table:formula="of:=[.Q172]*1000000" office:value-type="float" office:value="41.402">
            <text:p>41.402</text:p>
          </table:table-cell>
          <table:table-cell table:formula="of:=[.R172]*1000000" office:value-type="float" office:value="984.32">
            <text:p>984.32</text:p>
          </table:table-cell>
          <table:table-cell table:formula="of:=[.S172]*1000000" office:value-type="float" office:value="0.0000023414">
            <text:p>2.3414E-006</text:p>
          </table:table-cell>
          <table:table-cell table:formula="of:=[.T172]*1000000" office:value-type="float" office:value="0.3793">
            <text:p>0.3793</text:p>
          </table:table-cell>
          <table:table-cell table:formula="of:=[.U172]*1000000" office:value-type="float" office:value="-0.000000000000076999">
            <text:p>-7.6999E-014</text:p>
          </table:table-cell>
          <table:table-cell table:formula="of:=[.V172]*1000000" office:value-type="float" office:value="0.00000000037977">
            <text:p>3.7977E-010</text:p>
          </table:table-cell>
          <table:table-cell table:formula="of:=[.W172]*1000000" office:value-type="float" office:value="348.11">
            <text:p>348.11</text:p>
          </table:table-cell>
          <table:table-cell table:formula="of:=[.X172]*1000000" office:value-type="float" office:value="41.393">
            <text:p>41.393</text:p>
          </table:table-cell>
          <table:table-cell table:formula="of:=[.Y172]*1000000" office:value-type="float" office:value="984.27">
            <text:p>984.27</text:p>
          </table:table-cell>
          <table:table-cell table:formula="of:=[.Z172]*1000000" office:value-type="float" office:value="20.024">
            <text:p>20.024</text:p>
          </table:table-cell>
          <table:table-cell table:formula="of:=[.AA172]*1000000" office:value-type="float" office:value="0">
            <text:p>0</text:p>
          </table:table-cell>
          <table:table-cell table:formula="of:=[.AB172]*1000000" office:value-type="float" office:value="0.000000000003155">
            <text:p>3.155E-012</text:p>
          </table:table-cell>
          <table:table-cell table:formula="of:=[.AC172]*1000000" office:value-type="float" office:value="0.00000000037977">
            <text:p>3.7977E-010</text:p>
          </table:table-cell>
          <table:table-cell office:value-type="float" office:value="0.00034812">
            <text:p>0.00034812</text:p>
          </table:table-cell>
          <table:table-cell table:style-name="ce1" office:value-type="string">
            <text:p>4.1402e-05</text:p>
          </table:table-cell>
          <table:table-cell office:value-type="float" office:value="0.00098432">
            <text:p>0.00098432</text:p>
          </table:table-cell>
          <table:table-cell table:style-name="ce1" office:value-type="string">
            <text:p>2.3414e-12</text:p>
          </table:table-cell>
          <table:table-cell table:style-name="ce1" office:value-type="string">
            <text:p>3.793e-07</text:p>
          </table:table-cell>
          <table:table-cell table:style-name="ce1" office:value-type="string">
            <text:p>-7.6999e-20</text:p>
          </table:table-cell>
          <table:table-cell table:style-name="ce1" office:value-type="string">
            <text:p>3.7977e-16</text:p>
          </table:table-cell>
          <table:table-cell office:value-type="float" office:value="0.00034811">
            <text:p>0.00034811</text:p>
          </table:table-cell>
          <table:table-cell table:style-name="ce1" office:value-type="string">
            <text:p>4.1393e-05</text:p>
          </table:table-cell>
          <table:table-cell office:value-type="float" office:value="0.00098427">
            <text:p>0.00098427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3.155e-18</text:p>
          </table:table-cell>
          <table:table-cell table:style-name="ce1" office:value-type="string">
            <text:p>3.7977e-16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P173]*1000000" office:value-type="float" office:value="345.92">
            <text:p>345.92</text:p>
          </table:table-cell>
          <table:table-cell table:formula="of:=[.Q173]*1000000" office:value-type="float" office:value="41.073">
            <text:p>41.073</text:p>
          </table:table-cell>
          <table:table-cell table:formula="of:=[.R173]*1000000" office:value-type="float" office:value="986.85">
            <text:p>986.85</text:p>
          </table:table-cell>
          <table:table-cell table:formula="of:=[.S173]*1000000" office:value-type="float" office:value="0.0000020927">
            <text:p>2.0927E-006</text:p>
          </table:table-cell>
          <table:table-cell table:formula="of:=[.T173]*1000000" office:value-type="float" office:value="0.38078">
            <text:p>0.38078</text:p>
          </table:table-cell>
          <table:table-cell table:formula="of:=[.U173]*1000000" office:value-type="float" office:value="-0.00000000000019788">
            <text:p>-1.9788E-013</text:p>
          </table:table-cell>
          <table:table-cell table:formula="of:=[.V173]*1000000" office:value-type="float" office:value="0.00000000037003">
            <text:p>3.7003E-010</text:p>
          </table:table-cell>
          <table:table-cell table:formula="of:=[.W173]*1000000" office:value-type="float" office:value="345.92">
            <text:p>345.92</text:p>
          </table:table-cell>
          <table:table-cell table:formula="of:=[.X173]*1000000" office:value-type="float" office:value="41.064">
            <text:p>41.064</text:p>
          </table:table-cell>
          <table:table-cell table:formula="of:=[.Y173]*1000000" office:value-type="float" office:value="986.8">
            <text:p>986.8</text:p>
          </table:table-cell>
          <table:table-cell table:formula="of:=[.Z173]*1000000" office:value-type="float" office:value="20.024">
            <text:p>20.024</text:p>
          </table:table-cell>
          <table:table-cell table:formula="of:=[.AA173]*1000000" office:value-type="float" office:value="0">
            <text:p>0</text:p>
          </table:table-cell>
          <table:table-cell table:formula="of:=[.AB173]*1000000" office:value-type="float" office:value="0.00000000000044668">
            <text:p>4.4668E-013</text:p>
          </table:table-cell>
          <table:table-cell table:formula="of:=[.AC173]*1000000" office:value-type="float" office:value="0.00000000037003">
            <text:p>3.7003E-010</text:p>
          </table:table-cell>
          <table:table-cell office:value-type="float" office:value="0.00034592">
            <text:p>0.00034592</text:p>
          </table:table-cell>
          <table:table-cell table:style-name="ce1" office:value-type="string">
            <text:p>4.1073e-05</text:p>
          </table:table-cell>
          <table:table-cell office:value-type="float" office:value="0.00098685">
            <text:p>0.00098685</text:p>
          </table:table-cell>
          <table:table-cell table:style-name="ce1" office:value-type="string">
            <text:p>2.0927e-12</text:p>
          </table:table-cell>
          <table:table-cell table:style-name="ce1" office:value-type="string">
            <text:p>3.8078e-07</text:p>
          </table:table-cell>
          <table:table-cell table:style-name="ce1" office:value-type="string">
            <text:p>-1.9788e-19</text:p>
          </table:table-cell>
          <table:table-cell table:style-name="ce1" office:value-type="string">
            <text:p>3.7003e-16</text:p>
          </table:table-cell>
          <table:table-cell office:value-type="float" office:value="0.00034592">
            <text:p>0.00034592</text:p>
          </table:table-cell>
          <table:table-cell table:style-name="ce1" office:value-type="string">
            <text:p>4.1064e-05</text:p>
          </table:table-cell>
          <table:table-cell office:value-type="float" office:value="0.0009868">
            <text:p>0.0009868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4.4668e-19</text:p>
          </table:table-cell>
          <table:table-cell table:style-name="ce1" office:value-type="string">
            <text:p>3.7003e-16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P174]*1000000" office:value-type="float" office:value="343.75">
            <text:p>343.75</text:p>
          </table:table-cell>
          <table:table-cell table:formula="of:=[.Q174]*1000000" office:value-type="float" office:value="40.746">
            <text:p>40.746</text:p>
          </table:table-cell>
          <table:table-cell table:formula="of:=[.R174]*1000000" office:value-type="float" office:value="989.36">
            <text:p>989.36</text:p>
          </table:table-cell>
          <table:table-cell table:formula="of:=[.S174]*1000000" office:value-type="float" office:value="0.0000018706">
            <text:p>1.8706E-006</text:p>
          </table:table-cell>
          <table:table-cell table:formula="of:=[.T174]*1000000" office:value-type="float" office:value="0.38225">
            <text:p>0.38225</text:p>
          </table:table-cell>
          <table:table-cell table:formula="of:=[.U174]*1000000" office:value-type="float" office:value="-0.00000000000029353">
            <text:p>-2.9353E-013</text:p>
          </table:table-cell>
          <table:table-cell table:formula="of:=[.V174]*1000000" office:value-type="float" office:value="0.00000000036058">
            <text:p>3.6058E-010</text:p>
          </table:table-cell>
          <table:table-cell table:formula="of:=[.W174]*1000000" office:value-type="float" office:value="343.75">
            <text:p>343.75</text:p>
          </table:table-cell>
          <table:table-cell table:formula="of:=[.X174]*1000000" office:value-type="float" office:value="40.737">
            <text:p>40.737</text:p>
          </table:table-cell>
          <table:table-cell table:formula="of:=[.Y174]*1000000" office:value-type="float" office:value="989.31">
            <text:p>989.31</text:p>
          </table:table-cell>
          <table:table-cell table:formula="of:=[.Z174]*1000000" office:value-type="float" office:value="20.024">
            <text:p>20.024</text:p>
          </table:table-cell>
          <table:table-cell table:formula="of:=[.AA174]*1000000" office:value-type="float" office:value="0">
            <text:p>0</text:p>
          </table:table-cell>
          <table:table-cell table:formula="of:=[.AB174]*1000000" office:value-type="float" office:value="-0.0000000000030667">
            <text:p>-3.0667E-012</text:p>
          </table:table-cell>
          <table:table-cell table:formula="of:=[.AC174]*1000000" office:value-type="float" office:value="0.00000000036058">
            <text:p>3.6058E-010</text:p>
          </table:table-cell>
          <table:table-cell office:value-type="float" office:value="0.00034375">
            <text:p>0.00034375</text:p>
          </table:table-cell>
          <table:table-cell table:style-name="ce1" office:value-type="string">
            <text:p>4.0746e-05</text:p>
          </table:table-cell>
          <table:table-cell office:value-type="float" office:value="0.00098936">
            <text:p>0.00098936</text:p>
          </table:table-cell>
          <table:table-cell table:style-name="ce1" office:value-type="string">
            <text:p>1.8706e-12</text:p>
          </table:table-cell>
          <table:table-cell table:style-name="ce1" office:value-type="string">
            <text:p>3.8225e-07</text:p>
          </table:table-cell>
          <table:table-cell table:style-name="ce1" office:value-type="string">
            <text:p>-2.9353e-19</text:p>
          </table:table-cell>
          <table:table-cell table:style-name="ce1" office:value-type="string">
            <text:p>3.6058e-16</text:p>
          </table:table-cell>
          <table:table-cell office:value-type="float" office:value="0.00034375">
            <text:p>0.00034375</text:p>
          </table:table-cell>
          <table:table-cell table:style-name="ce1" office:value-type="string">
            <text:p>4.0737e-05</text:p>
          </table:table-cell>
          <table:table-cell office:value-type="float" office:value="0.00098931">
            <text:p>0.00098931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0667e-18</text:p>
          </table:table-cell>
          <table:table-cell table:style-name="ce1" office:value-type="string">
            <text:p>3.6058e-16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P175]*1000000" office:value-type="float" office:value="341.6">
            <text:p>341.6</text:p>
          </table:table-cell>
          <table:table-cell table:formula="of:=[.Q175]*1000000" office:value-type="float" office:value="40.422">
            <text:p>40.422</text:p>
          </table:table-cell>
          <table:table-cell table:formula="of:=[.R175]*1000000" office:value-type="float" office:value="991.84">
            <text:p>991.84</text:p>
          </table:table-cell>
          <table:table-cell table:formula="of:=[.S175]*1000000" office:value-type="float" office:value="0.000001672">
            <text:p>0.000001672</text:p>
          </table:table-cell>
          <table:table-cell table:formula="of:=[.T175]*1000000" office:value-type="float" office:value="0.38372">
            <text:p>0.38372</text:p>
          </table:table-cell>
          <table:table-cell table:formula="of:=[.U175]*1000000" office:value-type="float" office:value="-0.00000000000024123">
            <text:p>-2.4123E-013</text:p>
          </table:table-cell>
          <table:table-cell table:formula="of:=[.V175]*1000000" office:value-type="float" office:value="0.00000000035143">
            <text:p>3.5143E-010</text:p>
          </table:table-cell>
          <table:table-cell table:formula="of:=[.W175]*1000000" office:value-type="float" office:value="341.6">
            <text:p>341.6</text:p>
          </table:table-cell>
          <table:table-cell table:formula="of:=[.X175]*1000000" office:value-type="float" office:value="40.413">
            <text:p>40.413</text:p>
          </table:table-cell>
          <table:table-cell table:formula="of:=[.Y175]*1000000" office:value-type="float" office:value="991.79">
            <text:p>991.79</text:p>
          </table:table-cell>
          <table:table-cell table:formula="of:=[.Z175]*1000000" office:value-type="float" office:value="20.024">
            <text:p>20.024</text:p>
          </table:table-cell>
          <table:table-cell table:formula="of:=[.AA175]*1000000" office:value-type="float" office:value="0">
            <text:p>0</text:p>
          </table:table-cell>
          <table:table-cell table:formula="of:=[.AB175]*1000000" office:value-type="float" office:value="-0.0000000000017171">
            <text:p>-1.7171E-012</text:p>
          </table:table-cell>
          <table:table-cell table:formula="of:=[.AC175]*1000000" office:value-type="float" office:value="0.00000000035143">
            <text:p>3.5143E-010</text:p>
          </table:table-cell>
          <table:table-cell office:value-type="float" office:value="0.0003416">
            <text:p>0.0003416</text:p>
          </table:table-cell>
          <table:table-cell table:style-name="ce1" office:value-type="string">
            <text:p>4.0422e-05</text:p>
          </table:table-cell>
          <table:table-cell office:value-type="float" office:value="0.00099184">
            <text:p>0.00099184</text:p>
          </table:table-cell>
          <table:table-cell table:style-name="ce1" office:value-type="string">
            <text:p>1.672e-12</text:p>
          </table:table-cell>
          <table:table-cell table:style-name="ce1" office:value-type="string">
            <text:p>3.8372e-07</text:p>
          </table:table-cell>
          <table:table-cell table:style-name="ce1" office:value-type="string">
            <text:p>-2.4123e-19</text:p>
          </table:table-cell>
          <table:table-cell table:style-name="ce1" office:value-type="string">
            <text:p>3.5143e-16</text:p>
          </table:table-cell>
          <table:table-cell office:value-type="float" office:value="0.0003416">
            <text:p>0.0003416</text:p>
          </table:table-cell>
          <table:table-cell table:style-name="ce1" office:value-type="string">
            <text:p>4.0413e-05</text:p>
          </table:table-cell>
          <table:table-cell office:value-type="float" office:value="0.00099179">
            <text:p>0.00099179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171e-18</text:p>
          </table:table-cell>
          <table:table-cell table:style-name="ce1" office:value-type="string">
            <text:p>3.5143e-16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P176]*1000000" office:value-type="float" office:value="339.47">
            <text:p>339.47</text:p>
          </table:table-cell>
          <table:table-cell table:formula="of:=[.Q176]*1000000" office:value-type="float" office:value="40.099">
            <text:p>40.099</text:p>
          </table:table-cell>
          <table:table-cell table:formula="of:=[.R176]*1000000" office:value-type="float" office:value="994.31">
            <text:p>994.31</text:p>
          </table:table-cell>
          <table:table-cell table:formula="of:=[.S176]*1000000" office:value-type="float" office:value="0.0000014942">
            <text:p>1.4942E-006</text:p>
          </table:table-cell>
          <table:table-cell table:formula="of:=[.T176]*1000000" office:value-type="float" office:value="0.38518">
            <text:p>0.38518</text:p>
          </table:table-cell>
          <table:table-cell table:formula="of:=[.U176]*1000000" office:value-type="float" office:value="-0.000000000000093875">
            <text:p>-9.3875E-014</text:p>
          </table:table-cell>
          <table:table-cell table:formula="of:=[.V176]*1000000" office:value-type="float" office:value="0.00000000034255">
            <text:p>3.4255E-010</text:p>
          </table:table-cell>
          <table:table-cell table:formula="of:=[.W176]*1000000" office:value-type="float" office:value="339.47">
            <text:p>339.47</text:p>
          </table:table-cell>
          <table:table-cell table:formula="of:=[.X176]*1000000" office:value-type="float" office:value="40.091">
            <text:p>40.091</text:p>
          </table:table-cell>
          <table:table-cell table:formula="of:=[.Y176]*1000000" office:value-type="float" office:value="994.26">
            <text:p>994.26</text:p>
          </table:table-cell>
          <table:table-cell table:formula="of:=[.Z176]*1000000" office:value-type="float" office:value="20.024">
            <text:p>20.024</text:p>
          </table:table-cell>
          <table:table-cell table:formula="of:=[.AA176]*1000000" office:value-type="float" office:value="0">
            <text:p>0</text:p>
          </table:table-cell>
          <table:table-cell table:formula="of:=[.AB176]*1000000" office:value-type="float" office:value="-0.0000000000025696">
            <text:p>-2.5696E-012</text:p>
          </table:table-cell>
          <table:table-cell table:formula="of:=[.AC176]*1000000" office:value-type="float" office:value="0.00000000034255">
            <text:p>3.4255E-010</text:p>
          </table:table-cell>
          <table:table-cell office:value-type="float" office:value="0.00033947">
            <text:p>0.00033947</text:p>
          </table:table-cell>
          <table:table-cell table:style-name="ce1" office:value-type="string">
            <text:p>4.0099e-05</text:p>
          </table:table-cell>
          <table:table-cell office:value-type="float" office:value="0.00099431">
            <text:p>0.00099431</text:p>
          </table:table-cell>
          <table:table-cell table:style-name="ce1" office:value-type="string">
            <text:p>1.4942e-12</text:p>
          </table:table-cell>
          <table:table-cell table:style-name="ce1" office:value-type="string">
            <text:p>3.8518e-07</text:p>
          </table:table-cell>
          <table:table-cell table:style-name="ce1" office:value-type="string">
            <text:p>-9.3875e-20</text:p>
          </table:table-cell>
          <table:table-cell table:style-name="ce1" office:value-type="string">
            <text:p>3.4255e-16</text:p>
          </table:table-cell>
          <table:table-cell office:value-type="float" office:value="0.00033947">
            <text:p>0.00033947</text:p>
          </table:table-cell>
          <table:table-cell table:style-name="ce1" office:value-type="string">
            <text:p>4.0091e-05</text:p>
          </table:table-cell>
          <table:table-cell office:value-type="float" office:value="0.00099426">
            <text:p>0.00099426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696e-18</text:p>
          </table:table-cell>
          <table:table-cell table:style-name="ce1" office:value-type="string">
            <text:p>3.4255e-16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P177]*1000000" office:value-type="float" office:value="337.36">
            <text:p>337.36</text:p>
          </table:table-cell>
          <table:table-cell table:formula="of:=[.Q177]*1000000" office:value-type="float" office:value="39.78">
            <text:p>39.78</text:p>
          </table:table-cell>
          <table:table-cell table:formula="of:=[.R177]*1000000" office:value-type="float" office:value="996.75">
            <text:p>996.75</text:p>
          </table:table-cell>
          <table:table-cell table:formula="of:=[.S177]*1000000" office:value-type="float" office:value="0.0000013352">
            <text:p>1.3352E-006</text:p>
          </table:table-cell>
          <table:table-cell table:formula="of:=[.T177]*1000000" office:value-type="float" office:value="0.38663">
            <text:p>0.38663</text:p>
          </table:table-cell>
          <table:table-cell table:formula="of:=[.U177]*1000000" office:value-type="float" office:value="-0.000000000000026584">
            <text:p>-2.6584E-014</text:p>
          </table:table-cell>
          <table:table-cell table:formula="of:=[.V177]*1000000" office:value-type="float" office:value="0.00000000033395">
            <text:p>3.3395E-010</text:p>
          </table:table-cell>
          <table:table-cell table:formula="of:=[.W177]*1000000" office:value-type="float" office:value="337.36">
            <text:p>337.36</text:p>
          </table:table-cell>
          <table:table-cell table:formula="of:=[.X177]*1000000" office:value-type="float" office:value="39.771">
            <text:p>39.771</text:p>
          </table:table-cell>
          <table:table-cell table:formula="of:=[.Y177]*1000000" office:value-type="float" office:value="996.7">
            <text:p>996.7</text:p>
          </table:table-cell>
          <table:table-cell table:formula="of:=[.Z177]*1000000" office:value-type="float" office:value="20.024">
            <text:p>20.024</text:p>
          </table:table-cell>
          <table:table-cell table:formula="of:=[.AA177]*1000000" office:value-type="float" office:value="0">
            <text:p>0</text:p>
          </table:table-cell>
          <table:table-cell table:formula="of:=[.AB177]*1000000" office:value-type="float" office:value="0.00000000000036562">
            <text:p>3.6562E-013</text:p>
          </table:table-cell>
          <table:table-cell table:formula="of:=[.AC177]*1000000" office:value-type="float" office:value="0.00000000033395">
            <text:p>3.3395E-010</text:p>
          </table:table-cell>
          <table:table-cell office:value-type="float" office:value="0.00033736">
            <text:p>0.00033736</text:p>
          </table:table-cell>
          <table:table-cell table:style-name="ce1" office:value-type="string">
            <text:p>3.978e-05</text:p>
          </table:table-cell>
          <table:table-cell office:value-type="float" office:value="0.00099675">
            <text:p>0.00099675</text:p>
          </table:table-cell>
          <table:table-cell table:style-name="ce1" office:value-type="string">
            <text:p>1.3352e-12</text:p>
          </table:table-cell>
          <table:table-cell table:style-name="ce1" office:value-type="string">
            <text:p>3.8663e-07</text:p>
          </table:table-cell>
          <table:table-cell table:style-name="ce1" office:value-type="string">
            <text:p>-2.6584e-20</text:p>
          </table:table-cell>
          <table:table-cell table:style-name="ce1" office:value-type="string">
            <text:p>3.3395e-16</text:p>
          </table:table-cell>
          <table:table-cell office:value-type="float" office:value="0.00033736">
            <text:p>0.00033736</text:p>
          </table:table-cell>
          <table:table-cell table:style-name="ce1" office:value-type="string">
            <text:p>3.9771e-05</text:p>
          </table:table-cell>
          <table:table-cell office:value-type="float" office:value="0.0009967">
            <text:p>0.0009967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3.6562e-19</text:p>
          </table:table-cell>
          <table:table-cell table:style-name="ce1" office:value-type="string">
            <text:p>3.3395e-16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P178]*1000000" office:value-type="float" office:value="335.27">
            <text:p>335.27</text:p>
          </table:table-cell>
          <table:table-cell table:formula="of:=[.Q178]*1000000" office:value-type="float" office:value="39.462">
            <text:p>39.462</text:p>
          </table:table-cell>
          <table:table-cell table:formula="of:=[.R178]*1000000" office:value-type="float" office:value="999.17">
            <text:p>999.17</text:p>
          </table:table-cell>
          <table:table-cell table:formula="of:=[.S178]*1000000" office:value-type="float" office:value="0.0000011928">
            <text:p>1.1928E-006</text:p>
          </table:table-cell>
          <table:table-cell table:formula="of:=[.T178]*1000000" office:value-type="float" office:value="0.38808">
            <text:p>0.38808</text:p>
          </table:table-cell>
          <table:table-cell table:formula="of:=[.U178]*1000000" office:value-type="float" office:value="-5.1574E-015">
            <text:p>-5.1574E-015</text:p>
          </table:table-cell>
          <table:table-cell table:formula="of:=[.V178]*1000000" office:value-type="float" office:value="0.0000000003256">
            <text:p>3.256E-010</text:p>
          </table:table-cell>
          <table:table-cell table:formula="of:=[.W178]*1000000" office:value-type="float" office:value="335.27">
            <text:p>335.27</text:p>
          </table:table-cell>
          <table:table-cell table:formula="of:=[.X178]*1000000" office:value-type="float" office:value="39.454">
            <text:p>39.454</text:p>
          </table:table-cell>
          <table:table-cell table:formula="of:=[.Y178]*1000000" office:value-type="float" office:value="999.12">
            <text:p>999.12</text:p>
          </table:table-cell>
          <table:table-cell table:formula="of:=[.Z178]*1000000" office:value-type="float" office:value="20.024">
            <text:p>20.024</text:p>
          </table:table-cell>
          <table:table-cell table:formula="of:=[.AA178]*1000000" office:value-type="float" office:value="0">
            <text:p>0</text:p>
          </table:table-cell>
          <table:table-cell table:formula="of:=[.AB178]*1000000" office:value-type="float" office:value="0.0000000000015012">
            <text:p>1.5012E-012</text:p>
          </table:table-cell>
          <table:table-cell table:formula="of:=[.AC178]*1000000" office:value-type="float" office:value="0.0000000003256">
            <text:p>3.256E-010</text:p>
          </table:table-cell>
          <table:table-cell office:value-type="float" office:value="0.00033527">
            <text:p>0.00033527</text:p>
          </table:table-cell>
          <table:table-cell table:style-name="ce1" office:value-type="string">
            <text:p>3.9462e-05</text:p>
          </table:table-cell>
          <table:table-cell office:value-type="float" office:value="0.00099917">
            <text:p>0.00099917</text:p>
          </table:table-cell>
          <table:table-cell table:style-name="ce1" office:value-type="string">
            <text:p>1.1928e-12</text:p>
          </table:table-cell>
          <table:table-cell table:style-name="ce1" office:value-type="string">
            <text:p>3.8808e-07</text:p>
          </table:table-cell>
          <table:table-cell table:style-name="ce1" office:value-type="string">
            <text:p>-5.1574e-21</text:p>
          </table:table-cell>
          <table:table-cell table:style-name="ce1" office:value-type="string">
            <text:p>3.256e-16</text:p>
          </table:table-cell>
          <table:table-cell office:value-type="float" office:value="0.00033527">
            <text:p>0.00033527</text:p>
          </table:table-cell>
          <table:table-cell table:style-name="ce1" office:value-type="string">
            <text:p>3.9454e-05</text:p>
          </table:table-cell>
          <table:table-cell office:value-type="float" office:value="0.00099912">
            <text:p>0.00099912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1.5012e-18</text:p>
          </table:table-cell>
          <table:table-cell table:style-name="ce1" office:value-type="string">
            <text:p>3.256e-16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P179]*1000000" office:value-type="float" office:value="333.2">
            <text:p>333.2</text:p>
          </table:table-cell>
          <table:table-cell table:formula="of:=[.Q179]*1000000" office:value-type="float" office:value="39.147">
            <text:p>39.147</text:p>
          </table:table-cell>
          <table:table-cell table:formula="of:=[.R179]*1000000" office:value-type="float" office:value="1001.6">
            <text:p>1001.6</text:p>
          </table:table-cell>
          <table:table-cell table:formula="of:=[.S179]*1000000" office:value-type="float" office:value="0.0000010652">
            <text:p>1.0652E-006</text:p>
          </table:table-cell>
          <table:table-cell table:formula="of:=[.T179]*1000000" office:value-type="float" office:value="0.38952">
            <text:p>0.38952</text:p>
          </table:table-cell>
          <table:table-cell table:formula="of:=[.U179]*1000000" office:value-type="float" office:value="-1.2694E-015">
            <text:p>-1.2694E-015</text:p>
          </table:table-cell>
          <table:table-cell table:formula="of:=[.V179]*1000000" office:value-type="float" office:value="0.00000000031752">
            <text:p>3.1752E-010</text:p>
          </table:table-cell>
          <table:table-cell table:formula="of:=[.W179]*1000000" office:value-type="float" office:value="333.19">
            <text:p>333.19</text:p>
          </table:table-cell>
          <table:table-cell table:formula="of:=[.X179]*1000000" office:value-type="float" office:value="39.138">
            <text:p>39.138</text:p>
          </table:table-cell>
          <table:table-cell table:formula="of:=[.Y179]*1000000" office:value-type="float" office:value="1001.5">
            <text:p>1001.5</text:p>
          </table:table-cell>
          <table:table-cell table:formula="of:=[.Z179]*1000000" office:value-type="float" office:value="20.024">
            <text:p>20.024</text:p>
          </table:table-cell>
          <table:table-cell table:formula="of:=[.AA179]*1000000" office:value-type="float" office:value="0">
            <text:p>0</text:p>
          </table:table-cell>
          <table:table-cell table:formula="of:=[.AB179]*1000000" office:value-type="float" office:value="-0.00000000000071212">
            <text:p>-7.1212E-013</text:p>
          </table:table-cell>
          <table:table-cell table:formula="of:=[.AC179]*1000000" office:value-type="float" office:value="0.00000000031752">
            <text:p>3.1752E-010</text:p>
          </table:table-cell>
          <table:table-cell office:value-type="float" office:value="0.0003332">
            <text:p>0.0003332</text:p>
          </table:table-cell>
          <table:table-cell table:style-name="ce1" office:value-type="string">
            <text:p>3.9147e-05</text:p>
          </table:table-cell>
          <table:table-cell office:value-type="float" office:value="0.0010016">
            <text:p>0.0010016</text:p>
          </table:table-cell>
          <table:table-cell table:style-name="ce1" office:value-type="string">
            <text:p>1.0652e-12</text:p>
          </table:table-cell>
          <table:table-cell table:style-name="ce1" office:value-type="string">
            <text:p>3.8952e-07</text:p>
          </table:table-cell>
          <table:table-cell table:style-name="ce1" office:value-type="string">
            <text:p>-1.2694e-21</text:p>
          </table:table-cell>
          <table:table-cell table:style-name="ce1" office:value-type="string">
            <text:p>3.1752e-16</text:p>
          </table:table-cell>
          <table:table-cell office:value-type="float" office:value="0.00033319">
            <text:p>0.00033319</text:p>
          </table:table-cell>
          <table:table-cell table:style-name="ce1" office:value-type="string">
            <text:p>3.9138e-05</text:p>
          </table:table-cell>
          <table:table-cell office:value-type="float" office:value="0.0010015">
            <text:p>0.0010015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7.1212e-19</text:p>
          </table:table-cell>
          <table:table-cell table:style-name="ce1" office:value-type="string">
            <text:p>3.1752e-16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P180]*1000000" office:value-type="float" office:value="331.14">
            <text:p>331.14</text:p>
          </table:table-cell>
          <table:table-cell table:formula="of:=[.Q180]*1000000" office:value-type="float" office:value="38.834">
            <text:p>38.834</text:p>
          </table:table-cell>
          <table:table-cell table:formula="of:=[.R180]*1000000" office:value-type="float" office:value="1004">
            <text:p>1004</text:p>
          </table:table-cell>
          <table:table-cell table:formula="of:=[.S180]*1000000" office:value-type="float" office:value="0.00000095089">
            <text:p>9.5089E-007</text:p>
          </table:table-cell>
          <table:table-cell table:formula="of:=[.T180]*1000000" office:value-type="float" office:value="0.39096">
            <text:p>0.39096</text:p>
          </table:table-cell>
          <table:table-cell table:formula="of:=[.U180]*1000000" office:value-type="float" office:value="-2.1582E-016">
            <text:p>-2.1582E-016</text:p>
          </table:table-cell>
          <table:table-cell table:formula="of:=[.V180]*1000000" office:value-type="float" office:value="0.00000000030968">
            <text:p>3.0968E-010</text:p>
          </table:table-cell>
          <table:table-cell table:formula="of:=[.W180]*1000000" office:value-type="float" office:value="331.14">
            <text:p>331.14</text:p>
          </table:table-cell>
          <table:table-cell table:formula="of:=[.X180]*1000000" office:value-type="float" office:value="38.825">
            <text:p>38.825</text:p>
          </table:table-cell>
          <table:table-cell table:formula="of:=[.Y180]*1000000" office:value-type="float" office:value="1003.9">
            <text:p>1003.9</text:p>
          </table:table-cell>
          <table:table-cell table:formula="of:=[.Z180]*1000000" office:value-type="float" office:value="20.024">
            <text:p>20.024</text:p>
          </table:table-cell>
          <table:table-cell table:formula="of:=[.AA180]*1000000" office:value-type="float" office:value="0">
            <text:p>0</text:p>
          </table:table-cell>
          <table:table-cell table:formula="of:=[.AB180]*1000000" office:value-type="float" office:value="-0.00000000000083339">
            <text:p>-8.3339E-013</text:p>
          </table:table-cell>
          <table:table-cell table:formula="of:=[.AC180]*1000000" office:value-type="float" office:value="0.00000000030967">
            <text:p>3.0967E-010</text:p>
          </table:table-cell>
          <table:table-cell office:value-type="float" office:value="0.00033114">
            <text:p>0.00033114</text:p>
          </table:table-cell>
          <table:table-cell table:style-name="ce1" office:value-type="string">
            <text:p>3.8834e-05</text:p>
          </table:table-cell>
          <table:table-cell office:value-type="float" office:value="0.001004">
            <text:p>0.001004</text:p>
          </table:table-cell>
          <table:table-cell table:style-name="ce1" office:value-type="string">
            <text:p>9.5089e-13</text:p>
          </table:table-cell>
          <table:table-cell table:style-name="ce1" office:value-type="string">
            <text:p>3.9096e-07</text:p>
          </table:table-cell>
          <table:table-cell table:style-name="ce1" office:value-type="string">
            <text:p>-2.1582e-22</text:p>
          </table:table-cell>
          <table:table-cell table:style-name="ce1" office:value-type="string">
            <text:p>3.0968e-16</text:p>
          </table:table-cell>
          <table:table-cell office:value-type="float" office:value="0.00033114">
            <text:p>0.00033114</text:p>
          </table:table-cell>
          <table:table-cell table:style-name="ce1" office:value-type="string">
            <text:p>3.8825e-05</text:p>
          </table:table-cell>
          <table:table-cell office:value-type="float" office:value="0.0010039">
            <text:p>0.0010039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8.3339e-19</text:p>
          </table:table-cell>
          <table:table-cell table:style-name="ce1" office:value-type="string">
            <text:p>3.0967e-16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P181]*1000000" office:value-type="float" office:value="329.11">
            <text:p>329.11</text:p>
          </table:table-cell>
          <table:table-cell table:formula="of:=[.Q181]*1000000" office:value-type="float" office:value="38.523">
            <text:p>38.523</text:p>
          </table:table-cell>
          <table:table-cell table:formula="of:=[.R181]*1000000" office:value-type="float" office:value="1006.3">
            <text:p>1006.3</text:p>
          </table:table-cell>
          <table:table-cell table:formula="of:=[.S181]*1000000" office:value-type="float" office:value="0.0000008485">
            <text:p>8.485E-007</text:p>
          </table:table-cell>
          <table:table-cell table:formula="of:=[.T181]*1000000" office:value-type="float" office:value="0.39239">
            <text:p>0.39239</text:p>
          </table:table-cell>
          <table:table-cell table:formula="of:=[.U181]*1000000" office:value-type="float" office:value="-2.1178E-017">
            <text:p>-2.1178E-017</text:p>
          </table:table-cell>
          <table:table-cell table:formula="of:=[.V181]*1000000" office:value-type="float" office:value="0.00000000030207">
            <text:p>3.0207E-010</text:p>
          </table:table-cell>
          <table:table-cell table:formula="of:=[.W181]*1000000" office:value-type="float" office:value="329.11">
            <text:p>329.11</text:p>
          </table:table-cell>
          <table:table-cell table:formula="of:=[.X181]*1000000" office:value-type="float" office:value="38.515">
            <text:p>38.515</text:p>
          </table:table-cell>
          <table:table-cell table:formula="of:=[.Y181]*1000000" office:value-type="float" office:value="1006.3">
            <text:p>1006.3</text:p>
          </table:table-cell>
          <table:table-cell table:formula="of:=[.Z181]*1000000" office:value-type="float" office:value="20.024">
            <text:p>20.024</text:p>
          </table:table-cell>
          <table:table-cell table:formula="of:=[.AA181]*1000000" office:value-type="float" office:value="0">
            <text:p>0</text:p>
          </table:table-cell>
          <table:table-cell table:formula="of:=[.AB181]*1000000" office:value-type="float" office:value="-0.00000000000055748">
            <text:p>-5.5748E-013</text:p>
          </table:table-cell>
          <table:table-cell table:formula="of:=[.AC181]*1000000" office:value-type="float" office:value="0.00000000030207">
            <text:p>3.0207E-010</text:p>
          </table:table-cell>
          <table:table-cell office:value-type="float" office:value="0.00032911">
            <text:p>0.00032911</text:p>
          </table:table-cell>
          <table:table-cell table:style-name="ce1" office:value-type="string">
            <text:p>3.8523e-05</text:p>
          </table:table-cell>
          <table:table-cell office:value-type="float" office:value="0.0010063">
            <text:p>0.0010063</text:p>
          </table:table-cell>
          <table:table-cell table:style-name="ce1" office:value-type="string">
            <text:p>8.485e-13</text:p>
          </table:table-cell>
          <table:table-cell table:style-name="ce1" office:value-type="string">
            <text:p>3.9239e-07</text:p>
          </table:table-cell>
          <table:table-cell table:style-name="ce1" office:value-type="string">
            <text:p>-2.1178e-23</text:p>
          </table:table-cell>
          <table:table-cell table:style-name="ce1" office:value-type="string">
            <text:p>3.0207e-16</text:p>
          </table:table-cell>
          <table:table-cell office:value-type="float" office:value="0.00032911">
            <text:p>0.00032911</text:p>
          </table:table-cell>
          <table:table-cell table:style-name="ce1" office:value-type="string">
            <text:p>3.8515e-05</text:p>
          </table:table-cell>
          <table:table-cell office:value-type="float" office:value="0.0010063">
            <text:p>0.0010063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5.5748e-19</text:p>
          </table:table-cell>
          <table:table-cell table:style-name="ce1" office:value-type="string">
            <text:p>3.0207e-16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P182]*1000000" office:value-type="float" office:value="327.09">
            <text:p>327.09</text:p>
          </table:table-cell>
          <table:table-cell table:formula="of:=[.Q182]*1000000" office:value-type="float" office:value="38.214">
            <text:p>38.214</text:p>
          </table:table-cell>
          <table:table-cell table:formula="of:=[.R182]*1000000" office:value-type="float" office:value="1008.6">
            <text:p>1008.6</text:p>
          </table:table-cell>
          <table:table-cell table:formula="of:=[.S182]*1000000" office:value-type="float" office:value="0.00000075676">
            <text:p>7.5676E-007</text:p>
          </table:table-cell>
          <table:table-cell table:formula="of:=[.T182]*1000000" office:value-type="float" office:value="0.39381">
            <text:p>0.39381</text:p>
          </table:table-cell>
          <table:table-cell table:formula="of:=[.U182]*1000000" office:value-type="float" office:value="-2.0914E-018">
            <text:p>-2.0914E-018</text:p>
          </table:table-cell>
          <table:table-cell table:formula="of:=[.V182]*1000000" office:value-type="float" office:value="0.0000000002947">
            <text:p>2.947E-010</text:p>
          </table:table-cell>
          <table:table-cell table:formula="of:=[.W182]*1000000" office:value-type="float" office:value="327.09">
            <text:p>327.09</text:p>
          </table:table-cell>
          <table:table-cell table:formula="of:=[.X182]*1000000" office:value-type="float" office:value="38.206">
            <text:p>38.206</text:p>
          </table:table-cell>
          <table:table-cell table:formula="of:=[.Y182]*1000000" office:value-type="float" office:value="1008.6">
            <text:p>1008.6</text:p>
          </table:table-cell>
          <table:table-cell table:formula="of:=[.Z182]*1000000" office:value-type="float" office:value="20.024">
            <text:p>20.024</text:p>
          </table:table-cell>
          <table:table-cell table:formula="of:=[.AA182]*1000000" office:value-type="float" office:value="0">
            <text:p>0</text:p>
          </table:table-cell>
          <table:table-cell table:formula="of:=[.AB182]*1000000" office:value-type="float" office:value="-0.0000000000020052">
            <text:p>-2.0052E-012</text:p>
          </table:table-cell>
          <table:table-cell table:formula="of:=[.AC182]*1000000" office:value-type="float" office:value="0.0000000002947">
            <text:p>2.947E-010</text:p>
          </table:table-cell>
          <table:table-cell office:value-type="float" office:value="0.00032709">
            <text:p>0.00032709</text:p>
          </table:table-cell>
          <table:table-cell table:style-name="ce1" office:value-type="string">
            <text:p>3.8214e-05</text:p>
          </table:table-cell>
          <table:table-cell office:value-type="float" office:value="0.0010086">
            <text:p>0.0010086</text:p>
          </table:table-cell>
          <table:table-cell table:style-name="ce1" office:value-type="string">
            <text:p>7.5676e-13</text:p>
          </table:table-cell>
          <table:table-cell table:style-name="ce1" office:value-type="string">
            <text:p>3.9381e-07</text:p>
          </table:table-cell>
          <table:table-cell table:style-name="ce1" office:value-type="string">
            <text:p>-2.0914e-24</text:p>
          </table:table-cell>
          <table:table-cell table:style-name="ce1" office:value-type="string">
            <text:p>2.947e-16</text:p>
          </table:table-cell>
          <table:table-cell office:value-type="float" office:value="0.00032709">
            <text:p>0.00032709</text:p>
          </table:table-cell>
          <table:table-cell table:style-name="ce1" office:value-type="string">
            <text:p>3.8206e-05</text:p>
          </table:table-cell>
          <table:table-cell office:value-type="float" office:value="0.0010086">
            <text:p>0.0010086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052e-18</text:p>
          </table:table-cell>
          <table:table-cell table:style-name="ce1" office:value-type="string">
            <text:p>2.947e-16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P183]*1000000" office:value-type="float" office:value="325.1">
            <text:p>325.1</text:p>
          </table:table-cell>
          <table:table-cell table:formula="of:=[.Q183]*1000000" office:value-type="float" office:value="37.908">
            <text:p>37.908</text:p>
          </table:table-cell>
          <table:table-cell table:formula="of:=[.R183]*1000000" office:value-type="float" office:value="1011">
            <text:p>1011</text:p>
          </table:table-cell>
          <table:table-cell table:formula="of:=[.S183]*1000000" office:value-type="float" office:value="0.00000067457">
            <text:p>6.7457E-007</text:p>
          </table:table-cell>
          <table:table-cell table:formula="of:=[.T183]*1000000" office:value-type="float" office:value="0.39523">
            <text:p>0.39523</text:p>
          </table:table-cell>
          <table:table-cell table:formula="of:=[.U183]*1000000" office:value-type="float" office:value="-2.5395E-019">
            <text:p>-2.5395E-019</text:p>
          </table:table-cell>
          <table:table-cell table:formula="of:=[.V183]*1000000" office:value-type="float" office:value="0.00000000028756">
            <text:p>2.8756E-010</text:p>
          </table:table-cell>
          <table:table-cell table:formula="of:=[.W183]*1000000" office:value-type="float" office:value="325.09">
            <text:p>325.09</text:p>
          </table:table-cell>
          <table:table-cell table:formula="of:=[.X183]*1000000" office:value-type="float" office:value="37.9">
            <text:p>37.9</text:p>
          </table:table-cell>
          <table:table-cell table:formula="of:=[.Y183]*1000000" office:value-type="float" office:value="1010.9">
            <text:p>1010.9</text:p>
          </table:table-cell>
          <table:table-cell table:formula="of:=[.Z183]*1000000" office:value-type="float" office:value="20.024">
            <text:p>20.024</text:p>
          </table:table-cell>
          <table:table-cell table:formula="of:=[.AA183]*1000000" office:value-type="float" office:value="0">
            <text:p>0</text:p>
          </table:table-cell>
          <table:table-cell table:formula="of:=[.AB183]*1000000" office:value-type="float" office:value="-0.0000000000030501">
            <text:p>-3.0501E-012</text:p>
          </table:table-cell>
          <table:table-cell table:formula="of:=[.AC183]*1000000" office:value-type="float" office:value="0.00000000028756">
            <text:p>2.8756E-010</text:p>
          </table:table-cell>
          <table:table-cell office:value-type="float" office:value="0.0003251">
            <text:p>0.0003251</text:p>
          </table:table-cell>
          <table:table-cell table:style-name="ce1" office:value-type="string">
            <text:p>3.7908e-05</text:p>
          </table:table-cell>
          <table:table-cell office:value-type="float" office:value="0.001011">
            <text:p>0.001011</text:p>
          </table:table-cell>
          <table:table-cell table:style-name="ce1" office:value-type="string">
            <text:p>6.7457e-13</text:p>
          </table:table-cell>
          <table:table-cell table:style-name="ce1" office:value-type="string">
            <text:p>3.9523e-07</text:p>
          </table:table-cell>
          <table:table-cell table:style-name="ce1" office:value-type="string">
            <text:p>-2.5395e-25</text:p>
          </table:table-cell>
          <table:table-cell table:style-name="ce1" office:value-type="string">
            <text:p>2.8756e-16</text:p>
          </table:table-cell>
          <table:table-cell office:value-type="float" office:value="0.00032509">
            <text:p>0.00032509</text:p>
          </table:table-cell>
          <table:table-cell table:style-name="ce1" office:value-type="string">
            <text:p>3.79e-05</text:p>
          </table:table-cell>
          <table:table-cell office:value-type="float" office:value="0.0010109">
            <text:p>0.0010109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0501e-18</text:p>
          </table:table-cell>
          <table:table-cell table:style-name="ce1" office:value-type="string">
            <text:p>2.8756e-16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P184]*1000000" office:value-type="float" office:value="323.12">
            <text:p>323.12</text:p>
          </table:table-cell>
          <table:table-cell table:formula="of:=[.Q184]*1000000" office:value-type="float" office:value="37.604">
            <text:p>37.604</text:p>
          </table:table-cell>
          <table:table-cell table:formula="of:=[.R184]*1000000" office:value-type="float" office:value="1013.3">
            <text:p>1013.3</text:p>
          </table:table-cell>
          <table:table-cell table:formula="of:=[.S184]*1000000" office:value-type="float" office:value="0.00000060095">
            <text:p>0.000000601</text:p>
          </table:table-cell>
          <table:table-cell table:formula="of:=[.T184]*1000000" office:value-type="float" office:value="0.39664">
            <text:p>0.39664</text:p>
          </table:table-cell>
          <table:table-cell table:formula="of:=[.U184]*1000000" office:value-type="float" office:value="-1.3908E-019">
            <text:p>-1.3908E-019</text:p>
          </table:table-cell>
          <table:table-cell table:formula="of:=[.V184]*1000000" office:value-type="float" office:value="0.00000000028063">
            <text:p>2.8063E-010</text:p>
          </table:table-cell>
          <table:table-cell table:formula="of:=[.W184]*1000000" office:value-type="float" office:value="323.11">
            <text:p>323.11</text:p>
          </table:table-cell>
          <table:table-cell table:formula="of:=[.X184]*1000000" office:value-type="float" office:value="37.595">
            <text:p>37.595</text:p>
          </table:table-cell>
          <table:table-cell table:formula="of:=[.Y184]*1000000" office:value-type="float" office:value="1013.2">
            <text:p>1013.2</text:p>
          </table:table-cell>
          <table:table-cell table:formula="of:=[.Z184]*1000000" office:value-type="float" office:value="20.024">
            <text:p>20.024</text:p>
          </table:table-cell>
          <table:table-cell table:formula="of:=[.AA184]*1000000" office:value-type="float" office:value="0">
            <text:p>0</text:p>
          </table:table-cell>
          <table:table-cell table:formula="of:=[.AB184]*1000000" office:value-type="float" office:value="-0.0000000000015414">
            <text:p>-1.5414E-012</text:p>
          </table:table-cell>
          <table:table-cell table:formula="of:=[.AC184]*1000000" office:value-type="float" office:value="0.00000000028063">
            <text:p>2.8063E-010</text:p>
          </table:table-cell>
          <table:table-cell office:value-type="float" office:value="0.00032312">
            <text:p>0.00032312</text:p>
          </table:table-cell>
          <table:table-cell table:style-name="ce1" office:value-type="string">
            <text:p>3.7604e-05</text:p>
          </table:table-cell>
          <table:table-cell office:value-type="float" office:value="0.0010133">
            <text:p>0.0010133</text:p>
          </table:table-cell>
          <table:table-cell table:style-name="ce1" office:value-type="string">
            <text:p>6.0095e-13</text:p>
          </table:table-cell>
          <table:table-cell table:style-name="ce1" office:value-type="string">
            <text:p>3.9664e-07</text:p>
          </table:table-cell>
          <table:table-cell table:style-name="ce1" office:value-type="string">
            <text:p>-1.3908e-25</text:p>
          </table:table-cell>
          <table:table-cell table:style-name="ce1" office:value-type="string">
            <text:p>2.8063e-16</text:p>
          </table:table-cell>
          <table:table-cell office:value-type="float" office:value="0.00032311">
            <text:p>0.00032311</text:p>
          </table:table-cell>
          <table:table-cell table:style-name="ce1" office:value-type="string">
            <text:p>3.7595e-05</text:p>
          </table:table-cell>
          <table:table-cell office:value-type="float" office:value="0.0010132">
            <text:p>0.0010132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414e-18</text:p>
          </table:table-cell>
          <table:table-cell table:style-name="ce1" office:value-type="string">
            <text:p>2.8063e-16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P185]*1000000" office:value-type="float" office:value="321.16">
            <text:p>321.16</text:p>
          </table:table-cell>
          <table:table-cell table:formula="of:=[.Q185]*1000000" office:value-type="float" office:value="37.302">
            <text:p>37.302</text:p>
          </table:table-cell>
          <table:table-cell table:formula="of:=[.R185]*1000000" office:value-type="float" office:value="1015.5">
            <text:p>1015.5</text:p>
          </table:table-cell>
          <table:table-cell table:formula="of:=[.S185]*1000000" office:value-type="float" office:value="0.00000053502">
            <text:p>0.000000535</text:p>
          </table:table-cell>
          <table:table-cell table:formula="of:=[.T185]*1000000" office:value-type="float" office:value="0.39805">
            <text:p>0.39805</text:p>
          </table:table-cell>
          <table:table-cell table:formula="of:=[.U185]*1000000" office:value-type="float" office:value="-2.5267E-020">
            <text:p>-2.5267E-020</text:p>
          </table:table-cell>
          <table:table-cell table:formula="of:=[.V185]*1000000" office:value-type="float" office:value="0.00000000027392">
            <text:p>2.7392E-010</text:p>
          </table:table-cell>
          <table:table-cell table:formula="of:=[.W185]*1000000" office:value-type="float" office:value="321.15">
            <text:p>321.15</text:p>
          </table:table-cell>
          <table:table-cell table:formula="of:=[.X185]*1000000" office:value-type="float" office:value="37.294">
            <text:p>37.294</text:p>
          </table:table-cell>
          <table:table-cell table:formula="of:=[.Y185]*1000000" office:value-type="float" office:value="1015.5">
            <text:p>1015.5</text:p>
          </table:table-cell>
          <table:table-cell table:formula="of:=[.Z185]*1000000" office:value-type="float" office:value="20.024">
            <text:p>20.024</text:p>
          </table:table-cell>
          <table:table-cell table:formula="of:=[.AA185]*1000000" office:value-type="float" office:value="0">
            <text:p>0</text:p>
          </table:table-cell>
          <table:table-cell table:formula="of:=[.AB185]*1000000" office:value-type="float" office:value="-0.00000000000043265">
            <text:p>-4.3265E-013</text:p>
          </table:table-cell>
          <table:table-cell table:formula="of:=[.AC185]*1000000" office:value-type="float" office:value="0.00000000027392">
            <text:p>2.7392E-010</text:p>
          </table:table-cell>
          <table:table-cell office:value-type="float" office:value="0.00032116">
            <text:p>0.00032116</text:p>
          </table:table-cell>
          <table:table-cell table:style-name="ce1" office:value-type="string">
            <text:p>3.7302e-05</text:p>
          </table:table-cell>
          <table:table-cell office:value-type="float" office:value="0.0010155">
            <text:p>0.0010155</text:p>
          </table:table-cell>
          <table:table-cell table:style-name="ce1" office:value-type="string">
            <text:p>5.3502e-13</text:p>
          </table:table-cell>
          <table:table-cell table:style-name="ce1" office:value-type="string">
            <text:p>3.9805e-07</text:p>
          </table:table-cell>
          <table:table-cell table:style-name="ce1" office:value-type="string">
            <text:p>-2.5267e-26</text:p>
          </table:table-cell>
          <table:table-cell table:style-name="ce1" office:value-type="string">
            <text:p>2.7392e-16</text:p>
          </table:table-cell>
          <table:table-cell office:value-type="float" office:value="0.00032115">
            <text:p>0.00032115</text:p>
          </table:table-cell>
          <table:table-cell table:style-name="ce1" office:value-type="string">
            <text:p>3.7294e-05</text:p>
          </table:table-cell>
          <table:table-cell office:value-type="float" office:value="0.0010155">
            <text:p>0.0010155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4.3265e-19</text:p>
          </table:table-cell>
          <table:table-cell table:style-name="ce1" office:value-type="string">
            <text:p>2.7392e-16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P186]*1000000" office:value-type="float" office:value="319.21">
            <text:p>319.21</text:p>
          </table:table-cell>
          <table:table-cell table:formula="of:=[.Q186]*1000000" office:value-type="float" office:value="37.002">
            <text:p>37.002</text:p>
          </table:table-cell>
          <table:table-cell table:formula="of:=[.R186]*1000000" office:value-type="float" office:value="1017.8">
            <text:p>1017.8</text:p>
          </table:table-cell>
          <table:table-cell table:formula="of:=[.S186]*1000000" office:value-type="float" office:value="0.000000476">
            <text:p>0.000000476</text:p>
          </table:table-cell>
          <table:table-cell table:formula="of:=[.T186]*1000000" office:value-type="float" office:value="0.39944">
            <text:p>0.39944</text:p>
          </table:table-cell>
          <table:table-cell table:formula="of:=[.U186]*1000000" office:value-type="float" office:value="-4.5692E-021">
            <text:p>-4.5692E-021</text:p>
          </table:table-cell>
          <table:table-cell table:formula="of:=[.V186]*1000000" office:value-type="float" office:value="0.00000000026741">
            <text:p>2.6741E-010</text:p>
          </table:table-cell>
          <table:table-cell table:formula="of:=[.W186]*1000000" office:value-type="float" office:value="319.21">
            <text:p>319.21</text:p>
          </table:table-cell>
          <table:table-cell table:formula="of:=[.X186]*1000000" office:value-type="float" office:value="36.994">
            <text:p>36.994</text:p>
          </table:table-cell>
          <table:table-cell table:formula="of:=[.Y186]*1000000" office:value-type="float" office:value="1017.7">
            <text:p>1017.7</text:p>
          </table:table-cell>
          <table:table-cell table:formula="of:=[.Z186]*1000000" office:value-type="float" office:value="20.024">
            <text:p>20.024</text:p>
          </table:table-cell>
          <table:table-cell table:formula="of:=[.AA186]*1000000" office:value-type="float" office:value="0">
            <text:p>0</text:p>
          </table:table-cell>
          <table:table-cell table:formula="of:=[.AB186]*1000000" office:value-type="float" office:value="0.0000000000015798">
            <text:p>1.5798E-012</text:p>
          </table:table-cell>
          <table:table-cell table:formula="of:=[.AC186]*1000000" office:value-type="float" office:value="0.00000000026741">
            <text:p>2.6741E-010</text:p>
          </table:table-cell>
          <table:table-cell office:value-type="float" office:value="0.00031921">
            <text:p>0.00031921</text:p>
          </table:table-cell>
          <table:table-cell table:style-name="ce1" office:value-type="string">
            <text:p>3.7002e-05</text:p>
          </table:table-cell>
          <table:table-cell office:value-type="float" office:value="0.0010178">
            <text:p>0.0010178</text:p>
          </table:table-cell>
          <table:table-cell table:style-name="ce1" office:value-type="string">
            <text:p>4.76e-13</text:p>
          </table:table-cell>
          <table:table-cell table:style-name="ce1" office:value-type="string">
            <text:p>3.9944e-07</text:p>
          </table:table-cell>
          <table:table-cell table:style-name="ce1" office:value-type="string">
            <text:p>-4.5692e-27</text:p>
          </table:table-cell>
          <table:table-cell table:style-name="ce1" office:value-type="string">
            <text:p>2.6741e-16</text:p>
          </table:table-cell>
          <table:table-cell office:value-type="float" office:value="0.00031921">
            <text:p>0.00031921</text:p>
          </table:table-cell>
          <table:table-cell table:style-name="ce1" office:value-type="string">
            <text:p>3.6994e-05</text:p>
          </table:table-cell>
          <table:table-cell office:value-type="float" office:value="0.0010177">
            <text:p>0.0010177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1.5798e-18</text:p>
          </table:table-cell>
          <table:table-cell table:style-name="ce1" office:value-type="string">
            <text:p>2.6741e-16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P187]*1000000" office:value-type="float" office:value="317.29">
            <text:p>317.29</text:p>
          </table:table-cell>
          <table:table-cell table:formula="of:=[.Q187]*1000000" office:value-type="float" office:value="36.704">
            <text:p>36.704</text:p>
          </table:table-cell>
          <table:table-cell table:formula="of:=[.R187]*1000000" office:value-type="float" office:value="1020">
            <text:p>1020</text:p>
          </table:table-cell>
          <table:table-cell table:formula="of:=[.S187]*1000000" office:value-type="float" office:value="0.00000042318">
            <text:p>4.2318E-007</text:p>
          </table:table-cell>
          <table:table-cell table:formula="of:=[.T187]*1000000" office:value-type="float" office:value="0.40084">
            <text:p>0.40084</text:p>
          </table:table-cell>
          <table:table-cell table:formula="of:=[.U187]*1000000" office:value-type="float" office:value="-2.1455E-021">
            <text:p>-2.1455E-021</text:p>
          </table:table-cell>
          <table:table-cell table:formula="of:=[.V187]*1000000" office:value-type="float" office:value="0.0000000002611">
            <text:p>2.611E-010</text:p>
          </table:table-cell>
          <table:table-cell table:formula="of:=[.W187]*1000000" office:value-type="float" office:value="317.28">
            <text:p>317.28</text:p>
          </table:table-cell>
          <table:table-cell table:formula="of:=[.X187]*1000000" office:value-type="float" office:value="36.696">
            <text:p>36.696</text:p>
          </table:table-cell>
          <table:table-cell table:formula="of:=[.Y187]*1000000" office:value-type="float" office:value="1020">
            <text:p>1020</text:p>
          </table:table-cell>
          <table:table-cell table:formula="of:=[.Z187]*1000000" office:value-type="float" office:value="20.024">
            <text:p>20.024</text:p>
          </table:table-cell>
          <table:table-cell table:formula="of:=[.AA187]*1000000" office:value-type="float" office:value="0">
            <text:p>0</text:p>
          </table:table-cell>
          <table:table-cell table:formula="of:=[.AB187]*1000000" office:value-type="float" office:value="0.0000000000028901">
            <text:p>2.8901E-012</text:p>
          </table:table-cell>
          <table:table-cell table:formula="of:=[.AC187]*1000000" office:value-type="float" office:value="0.0000000002611">
            <text:p>2.611E-010</text:p>
          </table:table-cell>
          <table:table-cell office:value-type="float" office:value="0.00031729">
            <text:p>0.00031729</text:p>
          </table:table-cell>
          <table:table-cell table:style-name="ce1" office:value-type="string">
            <text:p>3.6704e-05</text:p>
          </table:table-cell>
          <table:table-cell office:value-type="float" office:value="0.00102">
            <text:p>0.00102</text:p>
          </table:table-cell>
          <table:table-cell table:style-name="ce1" office:value-type="string">
            <text:p>4.2318e-13</text:p>
          </table:table-cell>
          <table:table-cell table:style-name="ce1" office:value-type="string">
            <text:p>4.0084e-07</text:p>
          </table:table-cell>
          <table:table-cell table:style-name="ce1" office:value-type="string">
            <text:p>-2.1455e-27</text:p>
          </table:table-cell>
          <table:table-cell table:style-name="ce1" office:value-type="string">
            <text:p>2.611e-16</text:p>
          </table:table-cell>
          <table:table-cell office:value-type="float" office:value="0.00031728">
            <text:p>0.00031728</text:p>
          </table:table-cell>
          <table:table-cell table:style-name="ce1" office:value-type="string">
            <text:p>3.6696e-05</text:p>
          </table:table-cell>
          <table:table-cell office:value-type="float" office:value="0.00102">
            <text:p>0.00102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2.8901e-18</text:p>
          </table:table-cell>
          <table:table-cell table:style-name="ce1" office:value-type="string">
            <text:p>2.611e-16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P188]*1000000" office:value-type="float" office:value="315.38">
            <text:p>315.38</text:p>
          </table:table-cell>
          <table:table-cell table:formula="of:=[.Q188]*1000000" office:value-type="float" office:value="36.409">
            <text:p>36.409</text:p>
          </table:table-cell>
          <table:table-cell table:formula="of:=[.R188]*1000000" office:value-type="float" office:value="1022.2">
            <text:p>1022.2</text:p>
          </table:table-cell>
          <table:table-cell table:formula="of:=[.S188]*1000000" office:value-type="float" office:value="0.00000037594">
            <text:p>3.7594E-007</text:p>
          </table:table-cell>
          <table:table-cell table:formula="of:=[.T188]*1000000" office:value-type="float" office:value="0.40223">
            <text:p>0.40223</text:p>
          </table:table-cell>
          <table:table-cell table:formula="of:=[.U188]*1000000" office:value-type="float" office:value="-1.1727E-021">
            <text:p>-1.1727E-021</text:p>
          </table:table-cell>
          <table:table-cell table:formula="of:=[.V188]*1000000" office:value-type="float" office:value="0.00000000025498">
            <text:p>2.5498E-010</text:p>
          </table:table-cell>
          <table:table-cell table:formula="of:=[.W188]*1000000" office:value-type="float" office:value="315.37">
            <text:p>315.37</text:p>
          </table:table-cell>
          <table:table-cell table:formula="of:=[.X188]*1000000" office:value-type="float" office:value="36.401">
            <text:p>36.401</text:p>
          </table:table-cell>
          <table:table-cell table:formula="of:=[.Y188]*1000000" office:value-type="float" office:value="1022.2">
            <text:p>1022.2</text:p>
          </table:table-cell>
          <table:table-cell table:formula="of:=[.Z188]*1000000" office:value-type="float" office:value="20.024">
            <text:p>20.024</text:p>
          </table:table-cell>
          <table:table-cell table:formula="of:=[.AA188]*1000000" office:value-type="float" office:value="0">
            <text:p>0</text:p>
          </table:table-cell>
          <table:table-cell table:formula="of:=[.AB188]*1000000" office:value-type="float" office:value="0.0000000000012318">
            <text:p>1.2318E-012</text:p>
          </table:table-cell>
          <table:table-cell table:formula="of:=[.AC188]*1000000" office:value-type="float" office:value="0.00000000025498">
            <text:p>2.5498E-010</text:p>
          </table:table-cell>
          <table:table-cell office:value-type="float" office:value="0.00031538">
            <text:p>0.00031538</text:p>
          </table:table-cell>
          <table:table-cell table:style-name="ce1" office:value-type="string">
            <text:p>3.6409e-05</text:p>
          </table:table-cell>
          <table:table-cell office:value-type="float" office:value="0.0010222">
            <text:p>0.0010222</text:p>
          </table:table-cell>
          <table:table-cell table:style-name="ce1" office:value-type="string">
            <text:p>3.7594e-13</text:p>
          </table:table-cell>
          <table:table-cell table:style-name="ce1" office:value-type="string">
            <text:p>4.0223e-07</text:p>
          </table:table-cell>
          <table:table-cell table:style-name="ce1" office:value-type="string">
            <text:p>-1.1727e-27</text:p>
          </table:table-cell>
          <table:table-cell table:style-name="ce1" office:value-type="string">
            <text:p>2.5498e-16</text:p>
          </table:table-cell>
          <table:table-cell office:value-type="float" office:value="0.00031537">
            <text:p>0.00031537</text:p>
          </table:table-cell>
          <table:table-cell table:style-name="ce1" office:value-type="string">
            <text:p>3.6401e-05</text:p>
          </table:table-cell>
          <table:table-cell office:value-type="float" office:value="0.0010222">
            <text:p>0.0010222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1.2318e-18</text:p>
          </table:table-cell>
          <table:table-cell table:style-name="ce1" office:value-type="string">
            <text:p>2.5498e-16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P189]*1000000" office:value-type="float" office:value="313.49">
            <text:p>313.49</text:p>
          </table:table-cell>
          <table:table-cell table:formula="of:=[.Q189]*1000000" office:value-type="float" office:value="36.115">
            <text:p>36.115</text:p>
          </table:table-cell>
          <table:table-cell table:formula="of:=[.R189]*1000000" office:value-type="float" office:value="1024.4">
            <text:p>1024.4</text:p>
          </table:table-cell>
          <table:table-cell table:formula="of:=[.S189]*1000000" office:value-type="float" office:value="0.0000003337">
            <text:p>3.337E-007</text:p>
          </table:table-cell>
          <table:table-cell table:formula="of:=[.T189]*1000000" office:value-type="float" office:value="0.40361">
            <text:p>0.40361</text:p>
          </table:table-cell>
          <table:table-cell table:formula="of:=[.U189]*1000000" office:value-type="float" office:value="-6.4624E-022">
            <text:p>-6.4624E-022</text:p>
          </table:table-cell>
          <table:table-cell table:formula="of:=[.V189]*1000000" office:value-type="float" office:value="0.00000000024905">
            <text:p>2.4905E-010</text:p>
          </table:table-cell>
          <table:table-cell table:formula="of:=[.W189]*1000000" office:value-type="float" office:value="313.48">
            <text:p>313.48</text:p>
          </table:table-cell>
          <table:table-cell table:formula="of:=[.X189]*1000000" office:value-type="float" office:value="36.107">
            <text:p>36.107</text:p>
          </table:table-cell>
          <table:table-cell table:formula="of:=[.Y189]*1000000" office:value-type="float" office:value="1024.4">
            <text:p>1024.4</text:p>
          </table:table-cell>
          <table:table-cell table:formula="of:=[.Z189]*1000000" office:value-type="float" office:value="20.024">
            <text:p>20.024</text:p>
          </table:table-cell>
          <table:table-cell table:formula="of:=[.AA189]*1000000" office:value-type="float" office:value="0">
            <text:p>0</text:p>
          </table:table-cell>
          <table:table-cell table:formula="of:=[.AB189]*1000000" office:value-type="float" office:value="0.0000000000013">
            <text:p>1.3E-012</text:p>
          </table:table-cell>
          <table:table-cell table:formula="of:=[.AC189]*1000000" office:value-type="float" office:value="0.00000000024905">
            <text:p>2.4905E-010</text:p>
          </table:table-cell>
          <table:table-cell office:value-type="float" office:value="0.00031349">
            <text:p>0.00031349</text:p>
          </table:table-cell>
          <table:table-cell table:style-name="ce1" office:value-type="string">
            <text:p>3.6115e-05</text:p>
          </table:table-cell>
          <table:table-cell office:value-type="float" office:value="0.0010244">
            <text:p>0.0010244</text:p>
          </table:table-cell>
          <table:table-cell table:style-name="ce1" office:value-type="string">
            <text:p>3.337e-13</text:p>
          </table:table-cell>
          <table:table-cell table:style-name="ce1" office:value-type="string">
            <text:p>4.0361e-07</text:p>
          </table:table-cell>
          <table:table-cell table:style-name="ce1" office:value-type="string">
            <text:p>-6.4624e-28</text:p>
          </table:table-cell>
          <table:table-cell table:style-name="ce1" office:value-type="string">
            <text:p>2.4905e-16</text:p>
          </table:table-cell>
          <table:table-cell office:value-type="float" office:value="0.00031348">
            <text:p>0.00031348</text:p>
          </table:table-cell>
          <table:table-cell table:style-name="ce1" office:value-type="string">
            <text:p>3.6107e-05</text:p>
          </table:table-cell>
          <table:table-cell office:value-type="float" office:value="0.0010244">
            <text:p>0.0010244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1.3e-18</text:p>
          </table:table-cell>
          <table:table-cell table:style-name="ce1" office:value-type="string">
            <text:p>2.4905e-16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P190]*1000000" office:value-type="float" office:value="311.61">
            <text:p>311.61</text:p>
          </table:table-cell>
          <table:table-cell table:formula="of:=[.Q190]*1000000" office:value-type="float" office:value="35.824">
            <text:p>35.824</text:p>
          </table:table-cell>
          <table:table-cell table:formula="of:=[.R190]*1000000" office:value-type="float" office:value="1026.6">
            <text:p>1026.6</text:p>
          </table:table-cell>
          <table:table-cell table:formula="of:=[.S190]*1000000" office:value-type="float" office:value="0.00000029596">
            <text:p>0.000000296</text:p>
          </table:table-cell>
          <table:table-cell table:formula="of:=[.T190]*1000000" office:value-type="float" office:value="0.40498">
            <text:p>0.40498</text:p>
          </table:table-cell>
          <table:table-cell table:formula="of:=[.U190]*1000000" office:value-type="float" office:value="-3.5797E-022">
            <text:p>-3.5797E-022</text:p>
          </table:table-cell>
          <table:table-cell table:formula="of:=[.V190]*1000000" office:value-type="float" office:value="0.0000000002433">
            <text:p>2.433E-010</text:p>
          </table:table-cell>
          <table:table-cell table:formula="of:=[.W190]*1000000" office:value-type="float" office:value="311.61">
            <text:p>311.61</text:p>
          </table:table-cell>
          <table:table-cell table:formula="of:=[.X190]*1000000" office:value-type="float" office:value="35.816">
            <text:p>35.816</text:p>
          </table:table-cell>
          <table:table-cell table:formula="of:=[.Y190]*1000000" office:value-type="float" office:value="1026.5">
            <text:p>1026.5</text:p>
          </table:table-cell>
          <table:table-cell table:formula="of:=[.Z190]*1000000" office:value-type="float" office:value="20.024">
            <text:p>20.024</text:p>
          </table:table-cell>
          <table:table-cell table:formula="of:=[.AA190]*1000000" office:value-type="float" office:value="0">
            <text:p>0</text:p>
          </table:table-cell>
          <table:table-cell table:formula="of:=[.AB190]*1000000" office:value-type="float" office:value="0.00000000000095986">
            <text:p>9.5986E-013</text:p>
          </table:table-cell>
          <table:table-cell table:formula="of:=[.AC190]*1000000" office:value-type="float" office:value="0.0000000002433">
            <text:p>2.433E-010</text:p>
          </table:table-cell>
          <table:table-cell office:value-type="float" office:value="0.00031161">
            <text:p>0.00031161</text:p>
          </table:table-cell>
          <table:table-cell table:style-name="ce1" office:value-type="string">
            <text:p>3.5824e-05</text:p>
          </table:table-cell>
          <table:table-cell office:value-type="float" office:value="0.0010266">
            <text:p>0.0010266</text:p>
          </table:table-cell>
          <table:table-cell table:style-name="ce1" office:value-type="string">
            <text:p>2.9596e-13</text:p>
          </table:table-cell>
          <table:table-cell table:style-name="ce1" office:value-type="string">
            <text:p>4.0498e-07</text:p>
          </table:table-cell>
          <table:table-cell table:style-name="ce1" office:value-type="string">
            <text:p>-3.5797e-28</text:p>
          </table:table-cell>
          <table:table-cell table:style-name="ce1" office:value-type="string">
            <text:p>2.433e-16</text:p>
          </table:table-cell>
          <table:table-cell office:value-type="float" office:value="0.00031161">
            <text:p>0.00031161</text:p>
          </table:table-cell>
          <table:table-cell table:style-name="ce1" office:value-type="string">
            <text:p>3.5816e-05</text:p>
          </table:table-cell>
          <table:table-cell office:value-type="float" office:value="0.0010265">
            <text:p>0.0010265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9.5986e-19</text:p>
          </table:table-cell>
          <table:table-cell table:style-name="ce1" office:value-type="string">
            <text:p>2.433e-16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P191]*1000000" office:value-type="float" office:value="309.76">
            <text:p>309.76</text:p>
          </table:table-cell>
          <table:table-cell table:formula="of:=[.Q191]*1000000" office:value-type="float" office:value="35.535">
            <text:p>35.535</text:p>
          </table:table-cell>
          <table:table-cell table:formula="of:=[.R191]*1000000" office:value-type="float" office:value="1028.8">
            <text:p>1028.8</text:p>
          </table:table-cell>
          <table:table-cell table:formula="of:=[.S191]*1000000" office:value-type="float" office:value="0.00000026226">
            <text:p>2.6226E-007</text:p>
          </table:table-cell>
          <table:table-cell table:formula="of:=[.T191]*1000000" office:value-type="float" office:value="0.40635">
            <text:p>0.40635</text:p>
          </table:table-cell>
          <table:table-cell table:formula="of:=[.U191]*1000000" office:value-type="float" office:value="-1.9778E-022">
            <text:p>-1.9778E-022</text:p>
          </table:table-cell>
          <table:table-cell table:formula="of:=[.V191]*1000000" office:value-type="float" office:value="0.00000000023773">
            <text:p>2.3773E-010</text:p>
          </table:table-cell>
          <table:table-cell table:formula="of:=[.W191]*1000000" office:value-type="float" office:value="309.75">
            <text:p>309.75</text:p>
          </table:table-cell>
          <table:table-cell table:formula="of:=[.X191]*1000000" office:value-type="float" office:value="35.527">
            <text:p>35.527</text:p>
          </table:table-cell>
          <table:table-cell table:formula="of:=[.Y191]*1000000" office:value-type="float" office:value="1028.7">
            <text:p>1028.7</text:p>
          </table:table-cell>
          <table:table-cell table:formula="of:=[.Z191]*1000000" office:value-type="float" office:value="20.024">
            <text:p>20.024</text:p>
          </table:table-cell>
          <table:table-cell table:formula="of:=[.AA191]*1000000" office:value-type="float" office:value="0">
            <text:p>0</text:p>
          </table:table-cell>
          <table:table-cell table:formula="of:=[.AB191]*1000000" office:value-type="float" office:value="-0.0000000000010119">
            <text:p>-1.0119E-012</text:p>
          </table:table-cell>
          <table:table-cell table:formula="of:=[.AC191]*1000000" office:value-type="float" office:value="0.00000000023773">
            <text:p>2.3773E-010</text:p>
          </table:table-cell>
          <table:table-cell office:value-type="float" office:value="0.00030976">
            <text:p>0.00030976</text:p>
          </table:table-cell>
          <table:table-cell table:style-name="ce1" office:value-type="string">
            <text:p>3.5535e-05</text:p>
          </table:table-cell>
          <table:table-cell office:value-type="float" office:value="0.0010288">
            <text:p>0.0010288</text:p>
          </table:table-cell>
          <table:table-cell table:style-name="ce1" office:value-type="string">
            <text:p>2.6226e-13</text:p>
          </table:table-cell>
          <table:table-cell table:style-name="ce1" office:value-type="string">
            <text:p>4.0635e-07</text:p>
          </table:table-cell>
          <table:table-cell table:style-name="ce1" office:value-type="string">
            <text:p>-1.9778e-28</text:p>
          </table:table-cell>
          <table:table-cell table:style-name="ce1" office:value-type="string">
            <text:p>2.3773e-16</text:p>
          </table:table-cell>
          <table:table-cell office:value-type="float" office:value="0.00030975">
            <text:p>0.00030975</text:p>
          </table:table-cell>
          <table:table-cell table:style-name="ce1" office:value-type="string">
            <text:p>3.5527e-05</text:p>
          </table:table-cell>
          <table:table-cell office:value-type="float" office:value="0.0010287">
            <text:p>0.0010287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119e-18</text:p>
          </table:table-cell>
          <table:table-cell table:style-name="ce1" office:value-type="string">
            <text:p>2.3773e-16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P192]*1000000" office:value-type="float" office:value="307.92">
            <text:p>307.92</text:p>
          </table:table-cell>
          <table:table-cell table:formula="of:=[.Q192]*1000000" office:value-type="float" office:value="35.248">
            <text:p>35.248</text:p>
          </table:table-cell>
          <table:table-cell table:formula="of:=[.R192]*1000000" office:value-type="float" office:value="1030.9">
            <text:p>1030.9</text:p>
          </table:table-cell>
          <table:table-cell table:formula="of:=[.S192]*1000000" office:value-type="float" office:value="0.0000002322">
            <text:p>2.322E-007</text:p>
          </table:table-cell>
          <table:table-cell table:formula="of:=[.T192]*1000000" office:value-type="float" office:value="0.40772">
            <text:p>0.40772</text:p>
          </table:table-cell>
          <table:table-cell table:formula="of:=[.U192]*1000000" office:value-type="float" office:value="2.7732E-022">
            <text:p>2.7732E-022</text:p>
          </table:table-cell>
          <table:table-cell table:formula="of:=[.V192]*1000000" office:value-type="float" office:value="0.00000000023233">
            <text:p>2.3233E-010</text:p>
          </table:table-cell>
          <table:table-cell table:formula="of:=[.W192]*1000000" office:value-type="float" office:value="307.92">
            <text:p>307.92</text:p>
          </table:table-cell>
          <table:table-cell table:formula="of:=[.X192]*1000000" office:value-type="float" office:value="35.24">
            <text:p>35.24</text:p>
          </table:table-cell>
          <table:table-cell table:formula="of:=[.Y192]*1000000" office:value-type="float" office:value="1030.8">
            <text:p>1030.8</text:p>
          </table:table-cell>
          <table:table-cell table:formula="of:=[.Z192]*1000000" office:value-type="float" office:value="20.024">
            <text:p>20.024</text:p>
          </table:table-cell>
          <table:table-cell table:formula="of:=[.AA192]*1000000" office:value-type="float" office:value="0">
            <text:p>0</text:p>
          </table:table-cell>
          <table:table-cell table:formula="of:=[.AB192]*1000000" office:value-type="float" office:value="0.0000000000011826">
            <text:p>1.1826E-012</text:p>
          </table:table-cell>
          <table:table-cell table:formula="of:=[.AC192]*1000000" office:value-type="float" office:value="0.00000000023233">
            <text:p>2.3233E-010</text:p>
          </table:table-cell>
          <table:table-cell office:value-type="float" office:value="0.00030792">
            <text:p>0.00030792</text:p>
          </table:table-cell>
          <table:table-cell table:style-name="ce1" office:value-type="string">
            <text:p>3.5248e-05</text:p>
          </table:table-cell>
          <table:table-cell office:value-type="float" office:value="0.0010309">
            <text:p>0.0010309</text:p>
          </table:table-cell>
          <table:table-cell table:style-name="ce1" office:value-type="string">
            <text:p>2.322e-13</text:p>
          </table:table-cell>
          <table:table-cell table:style-name="ce1" office:value-type="string">
            <text:p>4.0772e-07</text:p>
          </table:table-cell>
          <table:table-cell table:style-name="ce1" office:value-type="string">
            <text:p>2.7732e-28</text:p>
          </table:table-cell>
          <table:table-cell table:style-name="ce1" office:value-type="string">
            <text:p>2.3233e-16</text:p>
          </table:table-cell>
          <table:table-cell office:value-type="float" office:value="0.00030792">
            <text:p>0.00030792</text:p>
          </table:table-cell>
          <table:table-cell table:style-name="ce1" office:value-type="string">
            <text:p>3.524e-05</text:p>
          </table:table-cell>
          <table:table-cell office:value-type="float" office:value="0.0010308">
            <text:p>0.0010308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1.1826e-18</text:p>
          </table:table-cell>
          <table:table-cell table:style-name="ce1" office:value-type="string">
            <text:p>2.3233e-16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P193]*1000000" office:value-type="float" office:value="306.1">
            <text:p>306.1</text:p>
          </table:table-cell>
          <table:table-cell table:formula="of:=[.Q193]*1000000" office:value-type="float" office:value="34.964">
            <text:p>34.964</text:p>
          </table:table-cell>
          <table:table-cell table:formula="of:=[.R193]*1000000" office:value-type="float" office:value="1033">
            <text:p>1033</text:p>
          </table:table-cell>
          <table:table-cell table:formula="of:=[.S193]*1000000" office:value-type="float" office:value="0.00000020538">
            <text:p>2.0538E-007</text:p>
          </table:table-cell>
          <table:table-cell table:formula="of:=[.T193]*1000000" office:value-type="float" office:value="0.40907">
            <text:p>0.40907</text:p>
          </table:table-cell>
          <table:table-cell table:formula="of:=[.U193]*1000000" office:value-type="float" office:value="-5.6157E-023">
            <text:p>-5.6157E-023</text:p>
          </table:table-cell>
          <table:table-cell table:formula="of:=[.V193]*1000000" office:value-type="float" office:value="0.00000000022709">
            <text:p>2.2709E-010</text:p>
          </table:table-cell>
          <table:table-cell table:formula="of:=[.W193]*1000000" office:value-type="float" office:value="306.09">
            <text:p>306.09</text:p>
          </table:table-cell>
          <table:table-cell table:formula="of:=[.X193]*1000000" office:value-type="float" office:value="34.956">
            <text:p>34.956</text:p>
          </table:table-cell>
          <table:table-cell table:formula="of:=[.Y193]*1000000" office:value-type="float" office:value="1033">
            <text:p>1033</text:p>
          </table:table-cell>
          <table:table-cell table:formula="of:=[.Z193]*1000000" office:value-type="float" office:value="20.024">
            <text:p>20.024</text:p>
          </table:table-cell>
          <table:table-cell table:formula="of:=[.AA193]*1000000" office:value-type="float" office:value="0">
            <text:p>0</text:p>
          </table:table-cell>
          <table:table-cell table:formula="of:=[.AB193]*1000000" office:value-type="float" office:value="0.000000000003128">
            <text:p>3.128E-012</text:p>
          </table:table-cell>
          <table:table-cell table:formula="of:=[.AC193]*1000000" office:value-type="float" office:value="0.00000000022709">
            <text:p>2.2709E-010</text:p>
          </table:table-cell>
          <table:table-cell office:value-type="float" office:value="0.0003061">
            <text:p>0.0003061</text:p>
          </table:table-cell>
          <table:table-cell table:style-name="ce1" office:value-type="string">
            <text:p>3.4964e-05</text:p>
          </table:table-cell>
          <table:table-cell office:value-type="float" office:value="0.001033">
            <text:p>0.001033</text:p>
          </table:table-cell>
          <table:table-cell table:style-name="ce1" office:value-type="string">
            <text:p>2.0538e-13</text:p>
          </table:table-cell>
          <table:table-cell table:style-name="ce1" office:value-type="string">
            <text:p>4.0907e-07</text:p>
          </table:table-cell>
          <table:table-cell table:style-name="ce1" office:value-type="string">
            <text:p>-5.6157e-29</text:p>
          </table:table-cell>
          <table:table-cell table:style-name="ce1" office:value-type="string">
            <text:p>2.2709e-16</text:p>
          </table:table-cell>
          <table:table-cell office:value-type="float" office:value="0.00030609">
            <text:p>0.00030609</text:p>
          </table:table-cell>
          <table:table-cell table:style-name="ce1" office:value-type="string">
            <text:p>3.4956e-05</text:p>
          </table:table-cell>
          <table:table-cell office:value-type="float" office:value="0.001033">
            <text:p>0.001033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3.128e-18</text:p>
          </table:table-cell>
          <table:table-cell table:style-name="ce1" office:value-type="string">
            <text:p>2.2709e-16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P194]*1000000" office:value-type="float" office:value="304.29">
            <text:p>304.29</text:p>
          </table:table-cell>
          <table:table-cell table:formula="of:=[.Q194]*1000000" office:value-type="float" office:value="34.681">
            <text:p>34.681</text:p>
          </table:table-cell>
          <table:table-cell table:formula="of:=[.R194]*1000000" office:value-type="float" office:value="1035.1">
            <text:p>1035.1</text:p>
          </table:table-cell>
          <table:table-cell table:formula="of:=[.S194]*1000000" office:value-type="float" office:value="0.0000001815">
            <text:p>1.815E-007</text:p>
          </table:table-cell>
          <table:table-cell table:formula="of:=[.T194]*1000000" office:value-type="float" office:value="0.41042">
            <text:p>0.41042</text:p>
          </table:table-cell>
          <table:table-cell table:formula="of:=[.U194]*1000000" office:value-type="float" office:value="-1.0114E-023">
            <text:p>-1.0114E-023</text:p>
          </table:table-cell>
          <table:table-cell table:formula="of:=[.V194]*1000000" office:value-type="float" office:value="0.00000000022201">
            <text:p>2.2201E-010</text:p>
          </table:table-cell>
          <table:table-cell table:formula="of:=[.W194]*1000000" office:value-type="float" office:value="304.29">
            <text:p>304.29</text:p>
          </table:table-cell>
          <table:table-cell table:formula="of:=[.X194]*1000000" office:value-type="float" office:value="34.673">
            <text:p>34.673</text:p>
          </table:table-cell>
          <table:table-cell table:formula="of:=[.Y194]*1000000" office:value-type="float" office:value="1035.1">
            <text:p>1035.1</text:p>
          </table:table-cell>
          <table:table-cell table:formula="of:=[.Z194]*1000000" office:value-type="float" office:value="20.024">
            <text:p>20.024</text:p>
          </table:table-cell>
          <table:table-cell table:formula="of:=[.AA194]*1000000" office:value-type="float" office:value="0">
            <text:p>0</text:p>
          </table:table-cell>
          <table:table-cell table:formula="of:=[.AB194]*1000000" office:value-type="float" office:value="0.0000000000010897">
            <text:p>1.0897E-012</text:p>
          </table:table-cell>
          <table:table-cell table:formula="of:=[.AC194]*1000000" office:value-type="float" office:value="0.00000000022201">
            <text:p>2.2201E-010</text:p>
          </table:table-cell>
          <table:table-cell office:value-type="float" office:value="0.00030429">
            <text:p>0.00030429</text:p>
          </table:table-cell>
          <table:table-cell table:style-name="ce1" office:value-type="string">
            <text:p>3.4681e-05</text:p>
          </table:table-cell>
          <table:table-cell office:value-type="float" office:value="0.0010351">
            <text:p>0.0010351</text:p>
          </table:table-cell>
          <table:table-cell table:style-name="ce1" office:value-type="string">
            <text:p>1.815e-13</text:p>
          </table:table-cell>
          <table:table-cell table:style-name="ce1" office:value-type="string">
            <text:p>4.1042e-07</text:p>
          </table:table-cell>
          <table:table-cell table:style-name="ce1" office:value-type="string">
            <text:p>-1.0114e-29</text:p>
          </table:table-cell>
          <table:table-cell table:style-name="ce1" office:value-type="string">
            <text:p>2.2201e-16</text:p>
          </table:table-cell>
          <table:table-cell office:value-type="float" office:value="0.00030429">
            <text:p>0.00030429</text:p>
          </table:table-cell>
          <table:table-cell table:style-name="ce1" office:value-type="string">
            <text:p>3.4673e-05</text:p>
          </table:table-cell>
          <table:table-cell office:value-type="float" office:value="0.0010351">
            <text:p>0.0010351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1.0897e-18</text:p>
          </table:table-cell>
          <table:table-cell table:style-name="ce1" office:value-type="string">
            <text:p>2.2201e-16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P195]*1000000" office:value-type="float" office:value="302.5">
            <text:p>302.5</text:p>
          </table:table-cell>
          <table:table-cell table:formula="of:=[.Q195]*1000000" office:value-type="float" office:value="34.4">
            <text:p>34.4</text:p>
          </table:table-cell>
          <table:table-cell table:formula="of:=[.R195]*1000000" office:value-type="float" office:value="1037.2">
            <text:p>1037.2</text:p>
          </table:table-cell>
          <table:table-cell table:formula="of:=[.S195]*1000000" office:value-type="float" office:value="0.00000016023">
            <text:p>1.6023E-007</text:p>
          </table:table-cell>
          <table:table-cell table:formula="of:=[.T195]*1000000" office:value-type="float" office:value="0.41177">
            <text:p>0.41177</text:p>
          </table:table-cell>
          <table:table-cell table:formula="of:=[.U195]*1000000" office:value-type="float" office:value="-1.966E-023">
            <text:p>-1.966E-023</text:p>
          </table:table-cell>
          <table:table-cell table:formula="of:=[.V195]*1000000" office:value-type="float" office:value="0.00000000021709">
            <text:p>2.1709E-010</text:p>
          </table:table-cell>
          <table:table-cell table:formula="of:=[.W195]*1000000" office:value-type="float" office:value="302.5">
            <text:p>302.5</text:p>
          </table:table-cell>
          <table:table-cell table:formula="of:=[.X195]*1000000" office:value-type="float" office:value="34.392">
            <text:p>34.392</text:p>
          </table:table-cell>
          <table:table-cell table:formula="of:=[.Y195]*1000000" office:value-type="float" office:value="1037.1">
            <text:p>1037.1</text:p>
          </table:table-cell>
          <table:table-cell table:formula="of:=[.Z195]*1000000" office:value-type="float" office:value="20.024">
            <text:p>20.024</text:p>
          </table:table-cell>
          <table:table-cell table:formula="of:=[.AA195]*1000000" office:value-type="float" office:value="0">
            <text:p>0</text:p>
          </table:table-cell>
          <table:table-cell table:formula="of:=[.AB195]*1000000" office:value-type="float" office:value="-0.0000000000009671">
            <text:p>-9.671E-013</text:p>
          </table:table-cell>
          <table:table-cell table:formula="of:=[.AC195]*1000000" office:value-type="float" office:value="0.00000000021709">
            <text:p>2.1709E-010</text:p>
          </table:table-cell>
          <table:table-cell office:value-type="float" office:value="0.0003025">
            <text:p>0.0003025</text:p>
          </table:table-cell>
          <table:table-cell table:style-name="ce1" office:value-type="string">
            <text:p>3.44e-05</text:p>
          </table:table-cell>
          <table:table-cell office:value-type="float" office:value="0.0010372">
            <text:p>0.0010372</text:p>
          </table:table-cell>
          <table:table-cell table:style-name="ce1" office:value-type="string">
            <text:p>1.6023e-13</text:p>
          </table:table-cell>
          <table:table-cell table:style-name="ce1" office:value-type="string">
            <text:p>4.1177e-07</text:p>
          </table:table-cell>
          <table:table-cell table:style-name="ce1" office:value-type="string">
            <text:p>-1.966e-29</text:p>
          </table:table-cell>
          <table:table-cell table:style-name="ce1" office:value-type="string">
            <text:p>2.1709e-16</text:p>
          </table:table-cell>
          <table:table-cell office:value-type="float" office:value="0.0003025">
            <text:p>0.0003025</text:p>
          </table:table-cell>
          <table:table-cell table:style-name="ce1" office:value-type="string">
            <text:p>3.4392e-05</text:p>
          </table:table-cell>
          <table:table-cell office:value-type="float" office:value="0.0010371">
            <text:p>0.0010371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9.671e-19</text:p>
          </table:table-cell>
          <table:table-cell table:style-name="ce1" office:value-type="string">
            <text:p>2.1709e-16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P196]*1000000" office:value-type="float" office:value="300.73">
            <text:p>300.73</text:p>
          </table:table-cell>
          <table:table-cell table:formula="of:=[.Q196]*1000000" office:value-type="float" office:value="34.122">
            <text:p>34.122</text:p>
          </table:table-cell>
          <table:table-cell table:formula="of:=[.R196]*1000000" office:value-type="float" office:value="1039.2">
            <text:p>1039.2</text:p>
          </table:table-cell>
          <table:table-cell table:formula="of:=[.S196]*1000000" office:value-type="float" office:value="0.00000014132">
            <text:p>1.4132E-007</text:p>
          </table:table-cell>
          <table:table-cell table:formula="of:=[.T196]*1000000" office:value-type="float" office:value="0.41311">
            <text:p>0.41311</text:p>
          </table:table-cell>
          <table:table-cell table:formula="of:=[.U196]*1000000" office:value-type="float" office:value="-1.124E-023">
            <text:p>-1.124E-023</text:p>
          </table:table-cell>
          <table:table-cell table:formula="of:=[.V196]*1000000" office:value-type="float" office:value="0.00000000021232">
            <text:p>2.1232E-010</text:p>
          </table:table-cell>
          <table:table-cell table:formula="of:=[.W196]*1000000" office:value-type="float" office:value="300.72">
            <text:p>300.72</text:p>
          </table:table-cell>
          <table:table-cell table:formula="of:=[.X196]*1000000" office:value-type="float" office:value="34.114">
            <text:p>34.114</text:p>
          </table:table-cell>
          <table:table-cell table:formula="of:=[.Y196]*1000000" office:value-type="float" office:value="1039.2">
            <text:p>1039.2</text:p>
          </table:table-cell>
          <table:table-cell table:formula="of:=[.Z196]*1000000" office:value-type="float" office:value="20.024">
            <text:p>20.024</text:p>
          </table:table-cell>
          <table:table-cell table:formula="of:=[.AA196]*1000000" office:value-type="float" office:value="0">
            <text:p>0</text:p>
          </table:table-cell>
          <table:table-cell table:formula="of:=[.AB196]*1000000" office:value-type="float" office:value="0.0000000000005479">
            <text:p>5.479E-013</text:p>
          </table:table-cell>
          <table:table-cell table:formula="of:=[.AC196]*1000000" office:value-type="float" office:value="0.00000000021232">
            <text:p>2.1232E-010</text:p>
          </table:table-cell>
          <table:table-cell office:value-type="float" office:value="0.00030073">
            <text:p>0.00030073</text:p>
          </table:table-cell>
          <table:table-cell table:style-name="ce1" office:value-type="string">
            <text:p>3.4122e-05</text:p>
          </table:table-cell>
          <table:table-cell office:value-type="float" office:value="0.0010392">
            <text:p>0.0010392</text:p>
          </table:table-cell>
          <table:table-cell table:style-name="ce1" office:value-type="string">
            <text:p>1.4132e-13</text:p>
          </table:table-cell>
          <table:table-cell table:style-name="ce1" office:value-type="string">
            <text:p>4.1311e-07</text:p>
          </table:table-cell>
          <table:table-cell table:style-name="ce1" office:value-type="string">
            <text:p>-1.124e-29</text:p>
          </table:table-cell>
          <table:table-cell table:style-name="ce1" office:value-type="string">
            <text:p>2.1232e-16</text:p>
          </table:table-cell>
          <table:table-cell office:value-type="float" office:value="0.00030072">
            <text:p>0.00030072</text:p>
          </table:table-cell>
          <table:table-cell table:style-name="ce1" office:value-type="string">
            <text:p>3.4114e-05</text:p>
          </table:table-cell>
          <table:table-cell office:value-type="float" office:value="0.0010392">
            <text:p>0.0010392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5.479e-19</text:p>
          </table:table-cell>
          <table:table-cell table:style-name="ce1" office:value-type="string">
            <text:p>2.1232e-16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P197]*1000000" office:value-type="float" office:value="298.97">
            <text:p>298.97</text:p>
          </table:table-cell>
          <table:table-cell table:formula="of:=[.Q197]*1000000" office:value-type="float" office:value="33.845">
            <text:p>33.845</text:p>
          </table:table-cell>
          <table:table-cell table:formula="of:=[.R197]*1000000" office:value-type="float" office:value="1041.3">
            <text:p>1041.3</text:p>
          </table:table-cell>
          <table:table-cell table:formula="of:=[.S197]*1000000" office:value-type="float" office:value="0.00000012451">
            <text:p>1.2451E-007</text:p>
          </table:table-cell>
          <table:table-cell table:formula="of:=[.T197]*1000000" office:value-type="float" office:value="0.41444">
            <text:p>0.41444</text:p>
          </table:table-cell>
          <table:table-cell table:formula="of:=[.U197]*1000000" office:value-type="float" office:value="-6.4161E-024">
            <text:p>-6.4161E-024</text:p>
          </table:table-cell>
          <table:table-cell table:formula="of:=[.V197]*1000000" office:value-type="float" office:value="0.00000000020769">
            <text:p>2.0769E-010</text:p>
          </table:table-cell>
          <table:table-cell table:formula="of:=[.W197]*1000000" office:value-type="float" office:value="298.97">
            <text:p>298.97</text:p>
          </table:table-cell>
          <table:table-cell table:formula="of:=[.X197]*1000000" office:value-type="float" office:value="33.838">
            <text:p>33.838</text:p>
          </table:table-cell>
          <table:table-cell table:formula="of:=[.Y197]*1000000" office:value-type="float" office:value="1041.2">
            <text:p>1041.2</text:p>
          </table:table-cell>
          <table:table-cell table:formula="of:=[.Z197]*1000000" office:value-type="float" office:value="20.024">
            <text:p>20.024</text:p>
          </table:table-cell>
          <table:table-cell table:formula="of:=[.AA197]*1000000" office:value-type="float" office:value="0">
            <text:p>0</text:p>
          </table:table-cell>
          <table:table-cell table:formula="of:=[.AB197]*1000000" office:value-type="float" office:value="-0.0000000000010377">
            <text:p>-1.0377E-012</text:p>
          </table:table-cell>
          <table:table-cell table:formula="of:=[.AC197]*1000000" office:value-type="float" office:value="0.00000000020769">
            <text:p>2.0769E-010</text:p>
          </table:table-cell>
          <table:table-cell office:value-type="float" office:value="0.00029897">
            <text:p>0.00029897</text:p>
          </table:table-cell>
          <table:table-cell table:style-name="ce1" office:value-type="string">
            <text:p>3.3845e-05</text:p>
          </table:table-cell>
          <table:table-cell office:value-type="float" office:value="0.0010413">
            <text:p>0.0010413</text:p>
          </table:table-cell>
          <table:table-cell table:style-name="ce1" office:value-type="string">
            <text:p>1.2451e-13</text:p>
          </table:table-cell>
          <table:table-cell table:style-name="ce1" office:value-type="string">
            <text:p>4.1444e-07</text:p>
          </table:table-cell>
          <table:table-cell table:style-name="ce1" office:value-type="string">
            <text:p>-6.4161e-30</text:p>
          </table:table-cell>
          <table:table-cell table:style-name="ce1" office:value-type="string">
            <text:p>2.0769e-16</text:p>
          </table:table-cell>
          <table:table-cell office:value-type="float" office:value="0.00029897">
            <text:p>0.00029897</text:p>
          </table:table-cell>
          <table:table-cell table:style-name="ce1" office:value-type="string">
            <text:p>3.3838e-05</text:p>
          </table:table-cell>
          <table:table-cell office:value-type="float" office:value="0.0010412">
            <text:p>0.0010412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377e-18</text:p>
          </table:table-cell>
          <table:table-cell table:style-name="ce1" office:value-type="string">
            <text:p>2.0769e-16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P198]*1000000" office:value-type="float" office:value="297.23">
            <text:p>297.23</text:p>
          </table:table-cell>
          <table:table-cell table:formula="of:=[.Q198]*1000000" office:value-type="float" office:value="33.571">
            <text:p>33.571</text:p>
          </table:table-cell>
          <table:table-cell table:formula="of:=[.R198]*1000000" office:value-type="float" office:value="1043.3">
            <text:p>1043.3</text:p>
          </table:table-cell>
          <table:table-cell table:formula="of:=[.S198]*1000000" office:value-type="float" office:value="0.00000010958">
            <text:p>1.0958E-007</text:p>
          </table:table-cell>
          <table:table-cell table:formula="of:=[.T198]*1000000" office:value-type="float" office:value="0.41577">
            <text:p>0.41577</text:p>
          </table:table-cell>
          <table:table-cell table:formula="of:=[.U198]*1000000" office:value-type="float" office:value="-3.6659E-024">
            <text:p>-3.6659E-024</text:p>
          </table:table-cell>
          <table:table-cell table:formula="of:=[.V198]*1000000" office:value-type="float" office:value="0.00000000020321">
            <text:p>2.0321E-010</text:p>
          </table:table-cell>
          <table:table-cell table:formula="of:=[.W198]*1000000" office:value-type="float" office:value="297.23">
            <text:p>297.23</text:p>
          </table:table-cell>
          <table:table-cell table:formula="of:=[.X198]*1000000" office:value-type="float" office:value="33.563">
            <text:p>33.563</text:p>
          </table:table-cell>
          <table:table-cell table:formula="of:=[.Y198]*1000000" office:value-type="float" office:value="1043.3">
            <text:p>1043.3</text:p>
          </table:table-cell>
          <table:table-cell table:formula="of:=[.Z198]*1000000" office:value-type="float" office:value="20.024">
            <text:p>20.024</text:p>
          </table:table-cell>
          <table:table-cell table:formula="of:=[.AA198]*1000000" office:value-type="float" office:value="0">
            <text:p>0</text:p>
          </table:table-cell>
          <table:table-cell table:formula="of:=[.AB198]*1000000" office:value-type="float" office:value="0.00000000000023746">
            <text:p>2.3746E-013</text:p>
          </table:table-cell>
          <table:table-cell table:formula="of:=[.AC198]*1000000" office:value-type="float" office:value="0.00000000020321">
            <text:p>2.0321E-010</text:p>
          </table:table-cell>
          <table:table-cell office:value-type="float" office:value="0.00029723">
            <text:p>0.00029723</text:p>
          </table:table-cell>
          <table:table-cell table:style-name="ce1" office:value-type="string">
            <text:p>3.3571e-05</text:p>
          </table:table-cell>
          <table:table-cell office:value-type="float" office:value="0.0010433">
            <text:p>0.0010433</text:p>
          </table:table-cell>
          <table:table-cell table:style-name="ce1" office:value-type="string">
            <text:p>1.0958e-13</text:p>
          </table:table-cell>
          <table:table-cell table:style-name="ce1" office:value-type="string">
            <text:p>4.1577e-07</text:p>
          </table:table-cell>
          <table:table-cell table:style-name="ce1" office:value-type="string">
            <text:p>-3.6659e-30</text:p>
          </table:table-cell>
          <table:table-cell table:style-name="ce1" office:value-type="string">
            <text:p>2.0321e-16</text:p>
          </table:table-cell>
          <table:table-cell office:value-type="float" office:value="0.00029723">
            <text:p>0.00029723</text:p>
          </table:table-cell>
          <table:table-cell table:style-name="ce1" office:value-type="string">
            <text:p>3.3563e-05</text:p>
          </table:table-cell>
          <table:table-cell office:value-type="float" office:value="0.0010433">
            <text:p>0.0010433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2.3746e-19</text:p>
          </table:table-cell>
          <table:table-cell table:style-name="ce1" office:value-type="string">
            <text:p>2.0321e-16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P199]*1000000" office:value-type="float" office:value="295.51">
            <text:p>295.51</text:p>
          </table:table-cell>
          <table:table-cell table:formula="of:=[.Q199]*1000000" office:value-type="float" office:value="33.299">
            <text:p>33.299</text:p>
          </table:table-cell>
          <table:table-cell table:formula="of:=[.R199]*1000000" office:value-type="float" office:value="1045.3">
            <text:p>1045.3</text:p>
          </table:table-cell>
          <table:table-cell table:formula="of:=[.S199]*1000000" office:value-type="float" office:value="0.000000096345">
            <text:p>9.6345E-008</text:p>
          </table:table-cell>
          <table:table-cell table:formula="of:=[.T199]*1000000" office:value-type="float" office:value="0.41709">
            <text:p>0.41709</text:p>
          </table:table-cell>
          <table:table-cell table:formula="of:=[.U199]*1000000" office:value-type="float" office:value="-2.0535E-024">
            <text:p>-2.0535E-024</text:p>
          </table:table-cell>
          <table:table-cell table:formula="of:=[.V199]*1000000" office:value-type="float" office:value="0.00000000019886">
            <text:p>1.9886E-010</text:p>
          </table:table-cell>
          <table:table-cell table:formula="of:=[.W199]*1000000" office:value-type="float" office:value="295.5">
            <text:p>295.5</text:p>
          </table:table-cell>
          <table:table-cell table:formula="of:=[.X199]*1000000" office:value-type="float" office:value="33.291">
            <text:p>33.291</text:p>
          </table:table-cell>
          <table:table-cell table:formula="of:=[.Y199]*1000000" office:value-type="float" office:value="1045.3">
            <text:p>1045.3</text:p>
          </table:table-cell>
          <table:table-cell table:formula="of:=[.Z199]*1000000" office:value-type="float" office:value="20.024">
            <text:p>20.024</text:p>
          </table:table-cell>
          <table:table-cell table:formula="of:=[.AA199]*1000000" office:value-type="float" office:value="0">
            <text:p>0</text:p>
          </table:table-cell>
          <table:table-cell table:formula="of:=[.AB199]*1000000" office:value-type="float" office:value="0.0000000000017046">
            <text:p>1.7046E-012</text:p>
          </table:table-cell>
          <table:table-cell table:formula="of:=[.AC199]*1000000" office:value-type="float" office:value="0.00000000019886">
            <text:p>1.9886E-010</text:p>
          </table:table-cell>
          <table:table-cell office:value-type="float" office:value="0.00029551">
            <text:p>0.00029551</text:p>
          </table:table-cell>
          <table:table-cell table:style-name="ce1" office:value-type="string">
            <text:p>3.3299e-05</text:p>
          </table:table-cell>
          <table:table-cell office:value-type="float" office:value="0.0010453">
            <text:p>0.0010453</text:p>
          </table:table-cell>
          <table:table-cell table:style-name="ce1" office:value-type="string">
            <text:p>9.6345e-14</text:p>
          </table:table-cell>
          <table:table-cell table:style-name="ce1" office:value-type="string">
            <text:p>4.1709e-07</text:p>
          </table:table-cell>
          <table:table-cell table:style-name="ce1" office:value-type="string">
            <text:p>-2.0535e-30</text:p>
          </table:table-cell>
          <table:table-cell table:style-name="ce1" office:value-type="string">
            <text:p>1.9886e-16</text:p>
          </table:table-cell>
          <table:table-cell office:value-type="float" office:value="0.0002955">
            <text:p>0.0002955</text:p>
          </table:table-cell>
          <table:table-cell table:style-name="ce1" office:value-type="string">
            <text:p>3.3291e-05</text:p>
          </table:table-cell>
          <table:table-cell office:value-type="float" office:value="0.0010453">
            <text:p>0.0010453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1.7046e-18</text:p>
          </table:table-cell>
          <table:table-cell table:style-name="ce1" office:value-type="string">
            <text:p>1.9886e-16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P200]*1000000" office:value-type="float" office:value="293.8">
            <text:p>293.8</text:p>
          </table:table-cell>
          <table:table-cell table:formula="of:=[.Q200]*1000000" office:value-type="float" office:value="33.029">
            <text:p>33.029</text:p>
          </table:table-cell>
          <table:table-cell table:formula="of:=[.R200]*1000000" office:value-type="float" office:value="1047.3">
            <text:p>1047.3</text:p>
          </table:table-cell>
          <table:table-cell table:formula="of:=[.S200]*1000000" office:value-type="float" office:value="0.000000084615">
            <text:p>8.4615E-008</text:p>
          </table:table-cell>
          <table:table-cell table:formula="of:=[.T200]*1000000" office:value-type="float" office:value="0.41841">
            <text:p>0.41841</text:p>
          </table:table-cell>
          <table:table-cell table:formula="of:=[.U200]*1000000" office:value-type="float" office:value="-7.5389E-025">
            <text:p>-7.5389E-025</text:p>
          </table:table-cell>
          <table:table-cell table:formula="of:=[.V200]*1000000" office:value-type="float" office:value="0.00000000019465">
            <text:p>1.9465E-010</text:p>
          </table:table-cell>
          <table:table-cell table:formula="of:=[.W200]*1000000" office:value-type="float" office:value="293.79">
            <text:p>293.79</text:p>
          </table:table-cell>
          <table:table-cell table:formula="of:=[.X200]*1000000" office:value-type="float" office:value="33.021">
            <text:p>33.021</text:p>
          </table:table-cell>
          <table:table-cell table:formula="of:=[.Y200]*1000000" office:value-type="float" office:value="1047.3">
            <text:p>1047.3</text:p>
          </table:table-cell>
          <table:table-cell table:formula="of:=[.Z200]*1000000" office:value-type="float" office:value="20.024">
            <text:p>20.024</text:p>
          </table:table-cell>
          <table:table-cell table:formula="of:=[.AA200]*1000000" office:value-type="float" office:value="0">
            <text:p>0</text:p>
          </table:table-cell>
          <table:table-cell table:formula="of:=[.AB200]*1000000" office:value-type="float" office:value="0.0000000000035738">
            <text:p>3.5738E-012</text:p>
          </table:table-cell>
          <table:table-cell table:formula="of:=[.AC200]*1000000" office:value-type="float" office:value="0.00000000019464">
            <text:p>1.9464E-010</text:p>
          </table:table-cell>
          <table:table-cell office:value-type="float" office:value="0.0002938">
            <text:p>0.0002938</text:p>
          </table:table-cell>
          <table:table-cell table:style-name="ce1" office:value-type="string">
            <text:p>3.3029e-05</text:p>
          </table:table-cell>
          <table:table-cell office:value-type="float" office:value="0.0010473">
            <text:p>0.0010473</text:p>
          </table:table-cell>
          <table:table-cell table:style-name="ce1" office:value-type="string">
            <text:p>8.4615e-14</text:p>
          </table:table-cell>
          <table:table-cell table:style-name="ce1" office:value-type="string">
            <text:p>4.1841e-07</text:p>
          </table:table-cell>
          <table:table-cell table:style-name="ce1" office:value-type="string">
            <text:p>-7.5389e-31</text:p>
          </table:table-cell>
          <table:table-cell table:style-name="ce1" office:value-type="string">
            <text:p>1.9465e-16</text:p>
          </table:table-cell>
          <table:table-cell office:value-type="float" office:value="0.00029379">
            <text:p>0.00029379</text:p>
          </table:table-cell>
          <table:table-cell table:style-name="ce1" office:value-type="string">
            <text:p>3.3021e-05</text:p>
          </table:table-cell>
          <table:table-cell office:value-type="float" office:value="0.0010473">
            <text:p>0.0010473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3.5738e-18</text:p>
          </table:table-cell>
          <table:table-cell table:style-name="ce1" office:value-type="string">
            <text:p>1.9464e-16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P201]*1000000" office:value-type="float" office:value="292.1">
            <text:p>292.1</text:p>
          </table:table-cell>
          <table:table-cell table:formula="of:=[.Q201]*1000000" office:value-type="float" office:value="32.76">
            <text:p>32.76</text:p>
          </table:table-cell>
          <table:table-cell table:formula="of:=[.R201]*1000000" office:value-type="float" office:value="1049.3">
            <text:p>1049.3</text:p>
          </table:table-cell>
          <table:table-cell table:formula="of:=[.S201]*1000000" office:value-type="float" office:value="0.000000074232">
            <text:p>7.4232E-008</text:p>
          </table:table-cell>
          <table:table-cell table:formula="of:=[.T201]*1000000" office:value-type="float" office:value="0.41972">
            <text:p>0.41972</text:p>
          </table:table-cell>
          <table:table-cell table:formula="of:=[.U201]*1000000" office:value-type="float" office:value="7.3565E-025">
            <text:p>7.3565E-025</text:p>
          </table:table-cell>
          <table:table-cell table:formula="of:=[.V201]*1000000" office:value-type="float" office:value="0.00000000019056">
            <text:p>1.9056E-010</text:p>
          </table:table-cell>
          <table:table-cell table:formula="of:=[.W201]*1000000" office:value-type="float" office:value="292.1">
            <text:p>292.1</text:p>
          </table:table-cell>
          <table:table-cell table:formula="of:=[.X201]*1000000" office:value-type="float" office:value="32.753">
            <text:p>32.753</text:p>
          </table:table-cell>
          <table:table-cell table:formula="of:=[.Y201]*1000000" office:value-type="float" office:value="1049.2">
            <text:p>1049.2</text:p>
          </table:table-cell>
          <table:table-cell table:formula="of:=[.Z201]*1000000" office:value-type="float" office:value="20.024">
            <text:p>20.024</text:p>
          </table:table-cell>
          <table:table-cell table:formula="of:=[.AA201]*1000000" office:value-type="float" office:value="0">
            <text:p>0</text:p>
          </table:table-cell>
          <table:table-cell table:formula="of:=[.AB201]*1000000" office:value-type="float" office:value="0.0000000000036128">
            <text:p>3.6128E-012</text:p>
          </table:table-cell>
          <table:table-cell table:formula="of:=[.AC201]*1000000" office:value-type="float" office:value="0.00000000019056">
            <text:p>1.9056E-010</text:p>
          </table:table-cell>
          <table:table-cell office:value-type="float" office:value="0.0002921">
            <text:p>0.0002921</text:p>
          </table:table-cell>
          <table:table-cell table:style-name="ce1" office:value-type="string">
            <text:p>3.276e-05</text:p>
          </table:table-cell>
          <table:table-cell office:value-type="float" office:value="0.0010493">
            <text:p>0.0010493</text:p>
          </table:table-cell>
          <table:table-cell table:style-name="ce1" office:value-type="string">
            <text:p>7.4232e-14</text:p>
          </table:table-cell>
          <table:table-cell table:style-name="ce1" office:value-type="string">
            <text:p>4.1972e-07</text:p>
          </table:table-cell>
          <table:table-cell table:style-name="ce1" office:value-type="string">
            <text:p>7.3565e-31</text:p>
          </table:table-cell>
          <table:table-cell table:style-name="ce1" office:value-type="string">
            <text:p>1.9056e-16</text:p>
          </table:table-cell>
          <table:table-cell office:value-type="float" office:value="0.0002921">
            <text:p>0.0002921</text:p>
          </table:table-cell>
          <table:table-cell table:style-name="ce1" office:value-type="string">
            <text:p>3.2753e-05</text:p>
          </table:table-cell>
          <table:table-cell office:value-type="float" office:value="0.0010492">
            <text:p>0.0010492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3.6128e-18</text:p>
          </table:table-cell>
          <table:table-cell table:style-name="ce1" office:value-type="string">
            <text:p>1.9056e-16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P202]*1000000" office:value-type="float" office:value="290.42">
            <text:p>290.42</text:p>
          </table:table-cell>
          <table:table-cell table:formula="of:=[.Q202]*1000000" office:value-type="float" office:value="32.494">
            <text:p>32.494</text:p>
          </table:table-cell>
          <table:table-cell table:formula="of:=[.R202]*1000000" office:value-type="float" office:value="1051.2">
            <text:p>1051.2</text:p>
          </table:table-cell>
          <table:table-cell table:formula="of:=[.S202]*1000000" office:value-type="float" office:value="0.000000065051">
            <text:p>6.5051E-008</text:p>
          </table:table-cell>
          <table:table-cell table:formula="of:=[.T202]*1000000" office:value-type="float" office:value="0.42102">
            <text:p>0.42102</text:p>
          </table:table-cell>
          <table:table-cell table:formula="of:=[.U202]*1000000" office:value-type="float" office:value="5.1363E-026">
            <text:p>5.1363E-026</text:p>
          </table:table-cell>
          <table:table-cell table:formula="of:=[.V202]*1000000" office:value-type="float" office:value="0.0000000001866">
            <text:p>1.866E-010</text:p>
          </table:table-cell>
          <table:table-cell table:formula="of:=[.W202]*1000000" office:value-type="float" office:value="290.42">
            <text:p>290.42</text:p>
          </table:table-cell>
          <table:table-cell table:formula="of:=[.X202]*1000000" office:value-type="float" office:value="32.487">
            <text:p>32.487</text:p>
          </table:table-cell>
          <table:table-cell table:formula="of:=[.Y202]*1000000" office:value-type="float" office:value="1051.2">
            <text:p>1051.2</text:p>
          </table:table-cell>
          <table:table-cell table:formula="of:=[.Z202]*1000000" office:value-type="float" office:value="20.024">
            <text:p>20.024</text:p>
          </table:table-cell>
          <table:table-cell table:formula="of:=[.AA202]*1000000" office:value-type="float" office:value="0">
            <text:p>0</text:p>
          </table:table-cell>
          <table:table-cell table:formula="of:=[.AB202]*1000000" office:value-type="float" office:value="0.0000000000032863">
            <text:p>3.2863E-012</text:p>
          </table:table-cell>
          <table:table-cell table:formula="of:=[.AC202]*1000000" office:value-type="float" office:value="0.0000000001866">
            <text:p>1.866E-010</text:p>
          </table:table-cell>
          <table:table-cell office:value-type="float" office:value="0.00029042">
            <text:p>0.00029042</text:p>
          </table:table-cell>
          <table:table-cell table:style-name="ce1" office:value-type="string">
            <text:p>3.2494e-05</text:p>
          </table:table-cell>
          <table:table-cell office:value-type="float" office:value="0.0010512">
            <text:p>0.0010512</text:p>
          </table:table-cell>
          <table:table-cell table:style-name="ce1" office:value-type="string">
            <text:p>6.5051e-14</text:p>
          </table:table-cell>
          <table:table-cell table:style-name="ce1" office:value-type="string">
            <text:p>4.2102e-07</text:p>
          </table:table-cell>
          <table:table-cell table:style-name="ce1" office:value-type="string">
            <text:p>5.1363e-32</text:p>
          </table:table-cell>
          <table:table-cell table:style-name="ce1" office:value-type="string">
            <text:p>1.866e-16</text:p>
          </table:table-cell>
          <table:table-cell office:value-type="float" office:value="0.00029042">
            <text:p>0.00029042</text:p>
          </table:table-cell>
          <table:table-cell table:style-name="ce1" office:value-type="string">
            <text:p>3.2487e-05</text:p>
          </table:table-cell>
          <table:table-cell office:value-type="float" office:value="0.0010512">
            <text:p>0.0010512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3.2863e-18</text:p>
          </table:table-cell>
          <table:table-cell table:style-name="ce1" office:value-type="string">
            <text:p>1.866e-16</text:p>
          </table:table-cell>
        </table:table-row>
        <table:table-row table:style-name="ro2" table:number-rows-repeated="1048373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30 percent" table:style-name="ta1">
        <table:shapes>
          <draw:frame draw:z-index="0" draw:style-name="gr1" svg:width="6.2988in" svg:height="3.5429in" svg:x="14.2071in" svg:y="0.7299in">
            <draw:object draw:notify-on-update-of-ranges="'30 percent'.A2:'30 percent'.A202 '30 percent'.B1:'30 percent'.B1 '30 percent'.B2:'30 percent'.B202 '30 percent'.A2:'30 percent'.A202 '30 percent'.I1:'30 percent'.I1 '30 percent'.I2:'30 percent'.I20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298in" svg:height="3.5449in" svg:x="14.2874in" svg:y="4.5701in">
            <draw:object draw:notify-on-update-of-ranges="'30 percent'.A2:'30 percent'.A202 '30 percent'.C1:'30 percent'.C1 '30 percent'.C2:'30 percent'.C202 '30 percent'.A2:'30 percent'.A202 '30 percent'.J1:'30 percent'.J1 '30 percent'.J2:'30 percent'.J20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6.298in" svg:height="3.5453in" svg:x="14.363in" svg:y="8.2823in">
            <draw:object draw:notify-on-update-of-ranges="'30 percent'.A2:'30 percent'.A202 '30 percent'.D1:'30 percent'.D1 '30 percent'.D2:'30 percent'.D202 '30 percent'.A2:'30 percent'.A202 '30 percent'.K1:'30 percent'.K1 '30 percent'.K2:'30 percent'.K20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4">
          <table:table-cell office:value-type="string">
            <text:p>time</text:p>
          </table:table-cell>
          <table:table-cell office:value-type="string">
            <text:p>apc II</text:p>
          </table:table-cell>
          <table:table-cell office:value-type="string">
            <text:p>apc Iia</text:p>
          </table:table-cell>
          <table:table-cell office:value-type="string">
            <text:p>apc TAT</text:p>
          </table:table-cell>
          <table:table-cell office:value-type="string">
            <text:p>apc Va</text:p>
          </table:table-cell>
          <table:table-cell office:value-type="string">
            <text:p>apc APC</text:p>
          </table:table-cell>
          <table:table-cell office:value-type="string">
            <text:p>apc V</text:p>
          </table:table-cell>
          <table:table-cell office:value-type="string">
            <text:p>apc TF</text:p>
          </table:table-cell>
          <table:table-cell office:value-type="string">
            <text:p>noapc II</text:p>
          </table:table-cell>
          <table:table-cell office:value-type="string">
            <text:p>noapc Iia</text:p>
          </table:table-cell>
          <table:table-cell office:value-type="string">
            <text:p>noapc TAT</text:p>
          </table:table-cell>
          <table:table-cell office:value-type="string">
            <text:p>noapc Va</text:p>
          </table:table-cell>
          <table:table-cell office:value-type="string">
            <text:p>noapc APC</text:p>
          </table:table-cell>
          <table:table-cell office:value-type="string">
            <text:p>noapc V</text:p>
          </table:table-cell>
          <table:table-cell office:value-type="string">
            <text:p>noapc TF</text:p>
          </table:table-cell>
          <table:table-cell table:number-columns-repeated="14"/>
        </table:table-row>
        <table:table-row table:style-name="ro2">
          <table:table-cell office:value-type="float" office:value="0">
            <text:p>0</text:p>
          </table:table-cell>
          <table:table-cell table:formula="of:=[.P2]*1000000" office:value-type="float" office:value="1400">
            <text:p>1400</text:p>
          </table:table-cell>
          <table:table-cell table:formula="of:=[.Q2]*1000000" office:value-type="float" office:value="0">
            <text:p>0</text:p>
          </table:table-cell>
          <table:table-cell table:formula="of:=[.R2]*1000000" office:value-type="float" office:value="0">
            <text:p>0</text:p>
          </table:table-cell>
          <table:table-cell table:formula="of:=[.S2]*1000000" office:value-type="float" office:value="0">
            <text:p>0</text:p>
          </table:table-cell>
          <table:table-cell table:formula="of:=[.T2]*1000000" office:value-type="float" office:value="0">
            <text:p>0</text:p>
          </table:table-cell>
          <table:table-cell table:formula="of:=[.U2]*1000000" office:value-type="float" office:value="20">
            <text:p>20</text:p>
          </table:table-cell>
          <table:table-cell table:formula="of:=[.V2]*1000000" office:value-type="float" office:value="0.000015">
            <text:p>0.000015</text:p>
          </table:table-cell>
          <table:table-cell table:formula="of:=[.W2]*1000000" office:value-type="float" office:value="1400">
            <text:p>1400</text:p>
          </table:table-cell>
          <table:table-cell table:formula="of:=[.X2]*1000000" office:value-type="float" office:value="0">
            <text:p>0</text:p>
          </table:table-cell>
          <table:table-cell table:formula="of:=[.Y2]*1000000" office:value-type="float" office:value="0">
            <text:p>0</text:p>
          </table:table-cell>
          <table:table-cell table:formula="of:=[.Z2]*1000000" office:value-type="float" office:value="0">
            <text:p>0</text:p>
          </table:table-cell>
          <table:table-cell table:formula="of:=[.AA2]*1000000" office:value-type="float" office:value="0">
            <text:p>0</text:p>
          </table:table-cell>
          <table:table-cell table:formula="of:=[.AB2]*1000000" office:value-type="float" office:value="20">
            <text:p>20</text:p>
          </table:table-cell>
          <table:table-cell table:formula="of:=[.AC2]*1000000" office:value-type="float" office:value="0.000015">
            <text:p>0.000015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1.5e-11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1.5e-11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P3]*1000000" office:value-type="float" office:value="1394.8">
            <text:p>1394.8</text:p>
          </table:table-cell>
          <table:table-cell table:formula="of:=[.Q3]*1000000" office:value-type="float" office:value="0.19517">
            <text:p>0.19517</text:p>
          </table:table-cell>
          <table:table-cell table:formula="of:=[.R3]*1000000" office:value-type="float" office:value="0.014083">
            <text:p>0.014083</text:p>
          </table:table-cell>
          <table:table-cell table:formula="of:=[.S3]*1000000" office:value-type="float" office:value="0.19005">
            <text:p>0.19005</text:p>
          </table:table-cell>
          <table:table-cell table:formula="of:=[.T3]*1000000" office:value-type="float" office:value="0.0016126">
            <text:p>0.0016126</text:p>
          </table:table-cell>
          <table:table-cell table:formula="of:=[.U3]*1000000" office:value-type="float" office:value="17.499">
            <text:p>17.499</text:p>
          </table:table-cell>
          <table:table-cell table:formula="of:=[.V3]*1000000" office:value-type="float" office:value="0.000010883">
            <text:p>0.000010883</text:p>
          </table:table-cell>
          <table:table-cell table:formula="of:=[.W3]*1000000" office:value-type="float" office:value="1394.8">
            <text:p>1394.8</text:p>
          </table:table-cell>
          <table:table-cell table:formula="of:=[.X3]*1000000" office:value-type="float" office:value="0.19546">
            <text:p>0.19546</text:p>
          </table:table-cell>
          <table:table-cell table:formula="of:=[.Y3]*1000000" office:value-type="float" office:value="0.014161">
            <text:p>0.014161</text:p>
          </table:table-cell>
          <table:table-cell table:formula="of:=[.Z3]*1000000" office:value-type="float" office:value="0.19053">
            <text:p>0.19053</text:p>
          </table:table-cell>
          <table:table-cell table:formula="of:=[.AA3]*1000000" office:value-type="float" office:value="0">
            <text:p>0</text:p>
          </table:table-cell>
          <table:table-cell table:formula="of:=[.AB3]*1000000" office:value-type="float" office:value="17.499">
            <text:p>17.499</text:p>
          </table:table-cell>
          <table:table-cell table:formula="of:=[.AC3]*1000000" office:value-type="float" office:value="0.000010883">
            <text:p>0.000010883</text:p>
          </table:table-cell>
          <table:table-cell office:value-type="float" office:value="0.0013948">
            <text:p>0.0013948</text:p>
          </table:table-cell>
          <table:table-cell table:style-name="ce1" office:value-type="string">
            <text:p>1.9517e-07</text:p>
          </table:table-cell>
          <table:table-cell table:style-name="ce1" office:value-type="string">
            <text:p>1.4083e-08</text:p>
          </table:table-cell>
          <table:table-cell table:style-name="ce1" office:value-type="string">
            <text:p>1.9005e-07</text:p>
          </table:table-cell>
          <table:table-cell table:style-name="ce1" office:value-type="string">
            <text:p>1.6126e-09</text:p>
          </table:table-cell>
          <table:table-cell table:style-name="ce1" office:value-type="string">
            <text:p>1.7499e-05</text:p>
          </table:table-cell>
          <table:table-cell table:style-name="ce1" office:value-type="string">
            <text:p>1.0883e-11</text:p>
          </table:table-cell>
          <table:table-cell office:value-type="float" office:value="0.0013948">
            <text:p>0.0013948</text:p>
          </table:table-cell>
          <table:table-cell table:style-name="ce1" office:value-type="string">
            <text:p>1.9546e-07</text:p>
          </table:table-cell>
          <table:table-cell table:style-name="ce1" office:value-type="string">
            <text:p>1.4161e-08</text:p>
          </table:table-cell>
          <table:table-cell table:style-name="ce1" office:value-type="string">
            <text:p>1.9053e-07</text:p>
          </table:table-cell>
          <table:table-cell office:value-type="float" office:value="0">
            <text:p>0</text:p>
          </table:table-cell>
          <table:table-cell table:style-name="ce1" office:value-type="string">
            <text:p>1.7499e-05</text:p>
          </table:table-cell>
          <table:table-cell table:style-name="ce1" office:value-type="string">
            <text:p>1.0883e-11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P4]*1000000" office:value-type="float" office:value="1393.5">
            <text:p>1393.5</text:p>
          </table:table-cell>
          <table:table-cell table:formula="of:=[.Q4]*1000000" office:value-type="float" office:value="0.74958">
            <text:p>0.74958</text:p>
          </table:table-cell>
          <table:table-cell table:formula="of:=[.R4]*1000000" office:value-type="float" office:value="0.10784">
            <text:p>0.10784</text:p>
          </table:table-cell>
          <table:table-cell table:formula="of:=[.S4]*1000000" office:value-type="float" office:value="1.8332">
            <text:p>1.8332</text:p>
          </table:table-cell>
          <table:table-cell table:formula="of:=[.T4]*1000000" office:value-type="float" office:value="0.0077064">
            <text:p>0.0077064</text:p>
          </table:table-cell>
          <table:table-cell table:formula="of:=[.U4]*1000000" office:value-type="float" office:value="16.175">
            <text:p>16.175</text:p>
          </table:table-cell>
          <table:table-cell table:formula="of:=[.V4]*1000000" office:value-type="float" office:value="0.0000078368">
            <text:p>7.8368E-006</text:p>
          </table:table-cell>
          <table:table-cell table:formula="of:=[.W4]*1000000" office:value-type="float" office:value="1393.5">
            <text:p>1393.5</text:p>
          </table:table-cell>
          <table:table-cell table:formula="of:=[.X4]*1000000" office:value-type="float" office:value="0.74958">
            <text:p>0.74958</text:p>
          </table:table-cell>
          <table:table-cell table:formula="of:=[.Y4]*1000000" office:value-type="float" office:value="0.10811">
            <text:p>0.10811</text:p>
          </table:table-cell>
          <table:table-cell table:formula="of:=[.Z4]*1000000" office:value-type="float" office:value="1.8483">
            <text:p>1.8483</text:p>
          </table:table-cell>
          <table:table-cell table:formula="of:=[.AA4]*1000000" office:value-type="float" office:value="0">
            <text:p>0</text:p>
          </table:table-cell>
          <table:table-cell table:formula="of:=[.AB4]*1000000" office:value-type="float" office:value="16.174">
            <text:p>16.174</text:p>
          </table:table-cell>
          <table:table-cell table:formula="of:=[.AC4]*1000000" office:value-type="float" office:value="0.0000078368">
            <text:p>7.8368E-006</text:p>
          </table:table-cell>
          <table:table-cell office:value-type="float" office:value="0.0013935">
            <text:p>0.0013935</text:p>
          </table:table-cell>
          <table:table-cell table:style-name="ce1" office:value-type="string">
            <text:p>7.4958e-07</text:p>
          </table:table-cell>
          <table:table-cell table:style-name="ce1" office:value-type="string">
            <text:p>1.0784e-07</text:p>
          </table:table-cell>
          <table:table-cell table:style-name="ce1" office:value-type="string">
            <text:p>1.8332e-06</text:p>
          </table:table-cell>
          <table:table-cell table:style-name="ce1" office:value-type="string">
            <text:p>7.7064e-09</text:p>
          </table:table-cell>
          <table:table-cell table:style-name="ce1" office:value-type="string">
            <text:p>1.6175e-05</text:p>
          </table:table-cell>
          <table:table-cell table:style-name="ce1" office:value-type="string">
            <text:p>7.8368e-12</text:p>
          </table:table-cell>
          <table:table-cell office:value-type="float" office:value="0.0013935">
            <text:p>0.0013935</text:p>
          </table:table-cell>
          <table:table-cell table:style-name="ce1" office:value-type="string">
            <text:p>7.4958e-07</text:p>
          </table:table-cell>
          <table:table-cell table:style-name="ce1" office:value-type="string">
            <text:p>1.0811e-07</text:p>
          </table:table-cell>
          <table:table-cell table:style-name="ce1" office:value-type="string">
            <text:p>1.8483e-06</text:p>
          </table:table-cell>
          <table:table-cell office:value-type="float" office:value="0">
            <text:p>0</text:p>
          </table:table-cell>
          <table:table-cell table:style-name="ce1" office:value-type="string">
            <text:p>1.6174e-05</text:p>
          </table:table-cell>
          <table:table-cell table:style-name="ce1" office:value-type="string">
            <text:p>7.8368e-12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P5]*1000000" office:value-type="float" office:value="1387.2">
            <text:p>1387.2</text:p>
          </table:table-cell>
          <table:table-cell table:formula="of:=[.Q5]*1000000" office:value-type="float" office:value="2.061">
            <text:p>2.061</text:p>
          </table:table-cell>
          <table:table-cell table:formula="of:=[.R5]*1000000" office:value-type="float" office:value="0.35947">
            <text:p>0.35947</text:p>
          </table:table-cell>
          <table:table-cell table:formula="of:=[.S5]*1000000" office:value-type="float" office:value="4.8707">
            <text:p>4.8707</text:p>
          </table:table-cell>
          <table:table-cell table:formula="of:=[.T5]*1000000" office:value-type="float" office:value="0.013871">
            <text:p>0.013871</text:p>
          </table:table-cell>
          <table:table-cell table:formula="of:=[.U5]*1000000" office:value-type="float" office:value="14.17">
            <text:p>14.17</text:p>
          </table:table-cell>
          <table:table-cell table:formula="of:=[.V5]*1000000" office:value-type="float" office:value="0.0000053598">
            <text:p>5.3598E-006</text:p>
          </table:table-cell>
          <table:table-cell table:formula="of:=[.W5]*1000000" office:value-type="float" office:value="1387.2">
            <text:p>1387.2</text:p>
          </table:table-cell>
          <table:table-cell table:formula="of:=[.X5]*1000000" office:value-type="float" office:value="2.0609">
            <text:p>2.0609</text:p>
          </table:table-cell>
          <table:table-cell table:formula="of:=[.Y5]*1000000" office:value-type="float" office:value="0.35988">
            <text:p>0.35988</text:p>
          </table:table-cell>
          <table:table-cell table:formula="of:=[.Z5]*1000000" office:value-type="float" office:value="4.9485">
            <text:p>4.9485</text:p>
          </table:table-cell>
          <table:table-cell table:formula="of:=[.AA5]*1000000" office:value-type="float" office:value="0">
            <text:p>0</text:p>
          </table:table-cell>
          <table:table-cell table:formula="of:=[.AB5]*1000000" office:value-type="float" office:value="14.169">
            <text:p>14.169</text:p>
          </table:table-cell>
          <table:table-cell table:formula="of:=[.AC5]*1000000" office:value-type="float" office:value="0.0000053597">
            <text:p>5.3597E-006</text:p>
          </table:table-cell>
          <table:table-cell office:value-type="float" office:value="0.0013872">
            <text:p>0.0013872</text:p>
          </table:table-cell>
          <table:table-cell table:style-name="ce1" office:value-type="string">
            <text:p>2.061e-06</text:p>
          </table:table-cell>
          <table:table-cell table:style-name="ce1" office:value-type="string">
            <text:p>3.5947e-07</text:p>
          </table:table-cell>
          <table:table-cell table:style-name="ce1" office:value-type="string">
            <text:p>4.8707e-06</text:p>
          </table:table-cell>
          <table:table-cell table:style-name="ce1" office:value-type="string">
            <text:p>1.3871e-08</text:p>
          </table:table-cell>
          <table:table-cell table:style-name="ce1" office:value-type="string">
            <text:p>1.417e-05</text:p>
          </table:table-cell>
          <table:table-cell table:style-name="ce1" office:value-type="string">
            <text:p>5.3598e-12</text:p>
          </table:table-cell>
          <table:table-cell office:value-type="float" office:value="0.0013872">
            <text:p>0.0013872</text:p>
          </table:table-cell>
          <table:table-cell table:style-name="ce1" office:value-type="string">
            <text:p>2.0609e-06</text:p>
          </table:table-cell>
          <table:table-cell table:style-name="ce1" office:value-type="string">
            <text:p>3.5988e-07</text:p>
          </table:table-cell>
          <table:table-cell table:style-name="ce1" office:value-type="string">
            <text:p>4.9485e-06</text:p>
          </table:table-cell>
          <table:table-cell office:value-type="float" office:value="0">
            <text:p>0</text:p>
          </table:table-cell>
          <table:table-cell table:style-name="ce1" office:value-type="string">
            <text:p>1.4169e-05</text:p>
          </table:table-cell>
          <table:table-cell table:style-name="ce1" office:value-type="string">
            <text:p>5.3597e-12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P6]*1000000" office:value-type="float" office:value="1370">
            <text:p>1370</text:p>
          </table:table-cell>
          <table:table-cell table:formula="of:=[.Q6]*1000000" office:value-type="float" office:value="6.3953">
            <text:p>6.3953</text:p>
          </table:table-cell>
          <table:table-cell table:formula="of:=[.R6]*1000000" office:value-type="float" office:value="1.0847">
            <text:p>1.0847</text:p>
          </table:table-cell>
          <table:table-cell table:formula="of:=[.S6]*1000000" office:value-type="float" office:value="8.3547">
            <text:p>8.3547</text:p>
          </table:table-cell>
          <table:table-cell table:formula="of:=[.T6]*1000000" office:value-type="float" office:value="0.021602">
            <text:p>0.021602</text:p>
          </table:table-cell>
          <table:table-cell table:formula="of:=[.U6]*1000000" office:value-type="float" office:value="11.281">
            <text:p>11.281</text:p>
          </table:table-cell>
          <table:table-cell table:formula="of:=[.V6]*1000000" office:value-type="float" office:value="0.0000032947">
            <text:p>3.2947E-006</text:p>
          </table:table-cell>
          <table:table-cell table:formula="of:=[.W6]*1000000" office:value-type="float" office:value="1370">
            <text:p>1370</text:p>
          </table:table-cell>
          <table:table-cell table:formula="of:=[.X6]*1000000" office:value-type="float" office:value="6.3954">
            <text:p>6.3954</text:p>
          </table:table-cell>
          <table:table-cell table:formula="of:=[.Y6]*1000000" office:value-type="float" office:value="1.0854">
            <text:p>1.0854</text:p>
          </table:table-cell>
          <table:table-cell table:formula="of:=[.Z6]*1000000" office:value-type="float" office:value="8.5574">
            <text:p>8.5574</text:p>
          </table:table-cell>
          <table:table-cell table:formula="of:=[.AA6]*1000000" office:value-type="float" office:value="0">
            <text:p>0</text:p>
          </table:table-cell>
          <table:table-cell table:formula="of:=[.AB6]*1000000" office:value-type="float" office:value="11.28">
            <text:p>11.28</text:p>
          </table:table-cell>
          <table:table-cell table:formula="of:=[.AC6]*1000000" office:value-type="float" office:value="0.0000032947">
            <text:p>3.2947E-006</text:p>
          </table:table-cell>
          <table:table-cell office:value-type="float" office:value="0.00137">
            <text:p>0.00137</text:p>
          </table:table-cell>
          <table:table-cell table:style-name="ce1" office:value-type="string">
            <text:p>6.3953e-06</text:p>
          </table:table-cell>
          <table:table-cell table:style-name="ce1" office:value-type="string">
            <text:p>1.0847e-06</text:p>
          </table:table-cell>
          <table:table-cell table:style-name="ce1" office:value-type="string">
            <text:p>8.3547e-06</text:p>
          </table:table-cell>
          <table:table-cell table:style-name="ce1" office:value-type="string">
            <text:p>2.1602e-08</text:p>
          </table:table-cell>
          <table:table-cell table:style-name="ce1" office:value-type="string">
            <text:p>1.1281e-05</text:p>
          </table:table-cell>
          <table:table-cell table:style-name="ce1" office:value-type="string">
            <text:p>3.2947e-12</text:p>
          </table:table-cell>
          <table:table-cell office:value-type="float" office:value="0.00137">
            <text:p>0.00137</text:p>
          </table:table-cell>
          <table:table-cell table:style-name="ce1" office:value-type="string">
            <text:p>6.3954e-06</text:p>
          </table:table-cell>
          <table:table-cell table:style-name="ce1" office:value-type="string">
            <text:p>1.0854e-06</text:p>
          </table:table-cell>
          <table:table-cell table:style-name="ce1" office:value-type="string">
            <text:p>8.5574e-06</text:p>
          </table:table-cell>
          <table:table-cell office:value-type="float" office:value="0">
            <text:p>0</text:p>
          </table:table-cell>
          <table:table-cell table:style-name="ce1" office:value-type="string">
            <text:p>1.128e-05</text:p>
          </table:table-cell>
          <table:table-cell table:style-name="ce1" office:value-type="string">
            <text:p>3.2947e-12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P7]*1000000" office:value-type="float" office:value="1338">
            <text:p>1338</text:p>
          </table:table-cell>
          <table:table-cell table:formula="of:=[.Q7]*1000000" office:value-type="float" office:value="18.586">
            <text:p>18.586</text:p>
          </table:table-cell>
          <table:table-cell table:formula="of:=[.R7]*1000000" office:value-type="float" office:value="3.2235">
            <text:p>3.2235</text:p>
          </table:table-cell>
          <table:table-cell table:formula="of:=[.S7]*1000000" office:value-type="float" office:value="11.722">
            <text:p>11.722</text:p>
          </table:table-cell>
          <table:table-cell table:formula="of:=[.T7]*1000000" office:value-type="float" office:value="0.030725">
            <text:p>0.030725</text:p>
          </table:table-cell>
          <table:table-cell table:formula="of:=[.U7]*1000000" office:value-type="float" office:value="8.0294">
            <text:p>8.0294</text:p>
          </table:table-cell>
          <table:table-cell table:formula="of:=[.V7]*1000000" office:value-type="float" office:value="0.0000017806">
            <text:p>1.7806E-006</text:p>
          </table:table-cell>
          <table:table-cell table:formula="of:=[.W7]*1000000" office:value-type="float" office:value="1338">
            <text:p>1338</text:p>
          </table:table-cell>
          <table:table-cell table:formula="of:=[.X7]*1000000" office:value-type="float" office:value="18.587">
            <text:p>18.587</text:p>
          </table:table-cell>
          <table:table-cell table:formula="of:=[.Y7]*1000000" office:value-type="float" office:value="3.2244">
            <text:p>3.2244</text:p>
          </table:table-cell>
          <table:table-cell table:formula="of:=[.Z7]*1000000" office:value-type="float" office:value="12.119">
            <text:p>12.119</text:p>
          </table:table-cell>
          <table:table-cell table:formula="of:=[.AA7]*1000000" office:value-type="float" office:value="0">
            <text:p>0</text:p>
          </table:table-cell>
          <table:table-cell table:formula="of:=[.AB7]*1000000" office:value-type="float" office:value="8.0288">
            <text:p>8.0288</text:p>
          </table:table-cell>
          <table:table-cell table:formula="of:=[.AC7]*1000000" office:value-type="float" office:value="0.0000017806">
            <text:p>1.7806E-006</text:p>
          </table:table-cell>
          <table:table-cell office:value-type="float" office:value="0.001338">
            <text:p>0.001338</text:p>
          </table:table-cell>
          <table:table-cell table:style-name="ce1" office:value-type="string">
            <text:p>1.8586e-05</text:p>
          </table:table-cell>
          <table:table-cell table:style-name="ce1" office:value-type="string">
            <text:p>3.2235e-06</text:p>
          </table:table-cell>
          <table:table-cell table:style-name="ce1" office:value-type="string">
            <text:p>1.1722e-05</text:p>
          </table:table-cell>
          <table:table-cell table:style-name="ce1" office:value-type="string">
            <text:p>3.0725e-08</text:p>
          </table:table-cell>
          <table:table-cell table:style-name="ce1" office:value-type="string">
            <text:p>8.0294e-06</text:p>
          </table:table-cell>
          <table:table-cell table:style-name="ce1" office:value-type="string">
            <text:p>1.7806e-12</text:p>
          </table:table-cell>
          <table:table-cell office:value-type="float" office:value="0.001338">
            <text:p>0.001338</text:p>
          </table:table-cell>
          <table:table-cell table:style-name="ce1" office:value-type="string">
            <text:p>1.8587e-05</text:p>
          </table:table-cell>
          <table:table-cell table:style-name="ce1" office:value-type="string">
            <text:p>3.2244e-06</text:p>
          </table:table-cell>
          <table:table-cell table:style-name="ce1" office:value-type="string">
            <text:p>1.2119e-05</text:p>
          </table:table-cell>
          <table:table-cell office:value-type="float" office:value="0">
            <text:p>0</text:p>
          </table:table-cell>
          <table:table-cell table:style-name="ce1" office:value-type="string">
            <text:p>8.0288e-06</text:p>
          </table:table-cell>
          <table:table-cell table:style-name="ce1" office:value-type="string">
            <text:p>1.7806e-12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P8]*1000000" office:value-type="float" office:value="1293.9">
            <text:p>1293.9</text:p>
          </table:table-cell>
          <table:table-cell table:formula="of:=[.Q8]*1000000" office:value-type="float" office:value="41.354">
            <text:p>41.354</text:p>
          </table:table-cell>
          <table:table-cell table:formula="of:=[.R8]*1000000" office:value-type="float" office:value="8.4476">
            <text:p>8.4476</text:p>
          </table:table-cell>
          <table:table-cell table:formula="of:=[.S8]*1000000" office:value-type="float" office:value="14.397">
            <text:p>14.397</text:p>
          </table:table-cell>
          <table:table-cell table:formula="of:=[.T8]*1000000" office:value-type="float" office:value="0.040619">
            <text:p>0.040619</text:p>
          </table:table-cell>
          <table:table-cell table:formula="of:=[.U8]*1000000" office:value-type="float" office:value="5.2469">
            <text:p>5.2469</text:p>
          </table:table-cell>
          <table:table-cell table:formula="of:=[.V8]*1000000" office:value-type="float" office:value="0.00000089002">
            <text:p>0.00000089</text:p>
          </table:table-cell>
          <table:table-cell table:formula="of:=[.W8]*1000000" office:value-type="float" office:value="1293.9">
            <text:p>1293.9</text:p>
          </table:table-cell>
          <table:table-cell table:formula="of:=[.X8]*1000000" office:value-type="float" office:value="41.355">
            <text:p>41.355</text:p>
          </table:table-cell>
          <table:table-cell table:formula="of:=[.Y8]*1000000" office:value-type="float" office:value="8.4491">
            <text:p>8.4491</text:p>
          </table:table-cell>
          <table:table-cell table:formula="of:=[.Z8]*1000000" office:value-type="float" office:value="15.078">
            <text:p>15.078</text:p>
          </table:table-cell>
          <table:table-cell table:formula="of:=[.AA8]*1000000" office:value-type="float" office:value="0">
            <text:p>0</text:p>
          </table:table-cell>
          <table:table-cell table:formula="of:=[.AB8]*1000000" office:value-type="float" office:value="5.2467">
            <text:p>5.2467</text:p>
          </table:table-cell>
          <table:table-cell table:formula="of:=[.AC8]*1000000" office:value-type="float" office:value="0.00000088999">
            <text:p>0.00000089</text:p>
          </table:table-cell>
          <table:table-cell office:value-type="float" office:value="0.0012939">
            <text:p>0.0012939</text:p>
          </table:table-cell>
          <table:table-cell table:style-name="ce1" office:value-type="string">
            <text:p>4.1354e-05</text:p>
          </table:table-cell>
          <table:table-cell table:style-name="ce1" office:value-type="string">
            <text:p>8.4476e-06</text:p>
          </table:table-cell>
          <table:table-cell table:style-name="ce1" office:value-type="string">
            <text:p>1.4397e-05</text:p>
          </table:table-cell>
          <table:table-cell table:style-name="ce1" office:value-type="string">
            <text:p>4.0619e-08</text:p>
          </table:table-cell>
          <table:table-cell table:style-name="ce1" office:value-type="string">
            <text:p>5.2469e-06</text:p>
          </table:table-cell>
          <table:table-cell table:style-name="ce1" office:value-type="string">
            <text:p>8.9002e-13</text:p>
          </table:table-cell>
          <table:table-cell office:value-type="float" office:value="0.0012939">
            <text:p>0.0012939</text:p>
          </table:table-cell>
          <table:table-cell table:style-name="ce1" office:value-type="string">
            <text:p>4.1355e-05</text:p>
          </table:table-cell>
          <table:table-cell table:style-name="ce1" office:value-type="string">
            <text:p>8.4491e-06</text:p>
          </table:table-cell>
          <table:table-cell table:style-name="ce1" office:value-type="string">
            <text:p>1.5078e-05</text:p>
          </table:table-cell>
          <table:table-cell office:value-type="float" office:value="0">
            <text:p>0</text:p>
          </table:table-cell>
          <table:table-cell table:style-name="ce1" office:value-type="string">
            <text:p>5.2467e-06</text:p>
          </table:table-cell>
          <table:table-cell table:style-name="ce1" office:value-type="string">
            <text:p>8.8999e-13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P9]*1000000" office:value-type="float" office:value="1241.2">
            <text:p>1241.2</text:p>
          </table:table-cell>
          <table:table-cell table:formula="of:=[.Q9]*1000000" office:value-type="float" office:value="72.73">
            <text:p>72.73</text:p>
          </table:table-cell>
          <table:table-cell table:formula="of:=[.R9]*1000000" office:value-type="float" office:value="18.758">
            <text:p>18.758</text:p>
          </table:table-cell>
          <table:table-cell table:formula="of:=[.S9]*1000000" office:value-type="float" office:value="15.805">
            <text:p>15.805</text:p>
          </table:table-cell>
          <table:table-cell table:formula="of:=[.T9]*1000000" office:value-type="float" office:value="0.051415">
            <text:p>0.051415</text:p>
          </table:table-cell>
          <table:table-cell table:formula="of:=[.U9]*1000000" office:value-type="float" office:value="3.5166">
            <text:p>3.5166</text:p>
          </table:table-cell>
          <table:table-cell table:formula="of:=[.V9]*1000000" office:value-type="float" office:value="0.0000004362">
            <text:p>4.362E-007</text:p>
          </table:table-cell>
          <table:table-cell table:formula="of:=[.W9]*1000000" office:value-type="float" office:value="1241.2">
            <text:p>1241.2</text:p>
          </table:table-cell>
          <table:table-cell table:formula="of:=[.X9]*1000000" office:value-type="float" office:value="72.73">
            <text:p>72.73</text:p>
          </table:table-cell>
          <table:table-cell table:formula="of:=[.Y9]*1000000" office:value-type="float" office:value="18.76">
            <text:p>18.76</text:p>
          </table:table-cell>
          <table:table-cell table:formula="of:=[.Z9]*1000000" office:value-type="float" office:value="16.885">
            <text:p>16.885</text:p>
          </table:table-cell>
          <table:table-cell table:formula="of:=[.AA9]*1000000" office:value-type="float" office:value="0">
            <text:p>0</text:p>
          </table:table-cell>
          <table:table-cell table:formula="of:=[.AB9]*1000000" office:value-type="float" office:value="3.5166">
            <text:p>3.5166</text:p>
          </table:table-cell>
          <table:table-cell table:formula="of:=[.AC9]*1000000" office:value-type="float" office:value="0.00000043618">
            <text:p>4.3618E-007</text:p>
          </table:table-cell>
          <table:table-cell office:value-type="float" office:value="0.0012412">
            <text:p>0.0012412</text:p>
          </table:table-cell>
          <table:table-cell table:style-name="ce1" office:value-type="string">
            <text:p>7.273e-05</text:p>
          </table:table-cell>
          <table:table-cell table:style-name="ce1" office:value-type="string">
            <text:p>1.8758e-05</text:p>
          </table:table-cell>
          <table:table-cell table:style-name="ce1" office:value-type="string">
            <text:p>1.5805e-05</text:p>
          </table:table-cell>
          <table:table-cell table:style-name="ce1" office:value-type="string">
            <text:p>5.1415e-08</text:p>
          </table:table-cell>
          <table:table-cell table:style-name="ce1" office:value-type="string">
            <text:p>3.5166e-06</text:p>
          </table:table-cell>
          <table:table-cell table:style-name="ce1" office:value-type="string">
            <text:p>4.362e-13</text:p>
          </table:table-cell>
          <table:table-cell office:value-type="float" office:value="0.0012412">
            <text:p>0.0012412</text:p>
          </table:table-cell>
          <table:table-cell table:style-name="ce1" office:value-type="string">
            <text:p>7.273e-05</text:p>
          </table:table-cell>
          <table:table-cell table:style-name="ce1" office:value-type="string">
            <text:p>1.876e-05</text:p>
          </table:table-cell>
          <table:table-cell table:style-name="ce1" office:value-type="string">
            <text:p>1.6885e-05</text:p>
          </table:table-cell>
          <table:table-cell office:value-type="float" office:value="0">
            <text:p>0</text:p>
          </table:table-cell>
          <table:table-cell table:style-name="ce1" office:value-type="string">
            <text:p>3.5166e-06</text:p>
          </table:table-cell>
          <table:table-cell table:style-name="ce1" office:value-type="string">
            <text:p>4.3618e-13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P10]*1000000" office:value-type="float" office:value="1190.5">
            <text:p>1190.5</text:p>
          </table:table-cell>
          <table:table-cell table:formula="of:=[.Q10]*1000000" office:value-type="float" office:value="103.81">
            <text:p>103.81</text:p>
          </table:table-cell>
          <table:table-cell table:formula="of:=[.R10]*1000000" office:value-type="float" office:value="33.274">
            <text:p>33.274</text:p>
          </table:table-cell>
          <table:table-cell table:formula="of:=[.S10]*1000000" office:value-type="float" office:value="16.152">
            <text:p>16.152</text:p>
          </table:table-cell>
          <table:table-cell table:formula="of:=[.T10]*1000000" office:value-type="float" office:value="0.061601">
            <text:p>0.061601</text:p>
          </table:table-cell>
          <table:table-cell table:formula="of:=[.U10]*1000000" office:value-type="float" office:value="2.6868">
            <text:p>2.6868</text:p>
          </table:table-cell>
          <table:table-cell table:formula="of:=[.V10]*1000000" office:value-type="float" office:value="0.00000024395">
            <text:p>0.000000244</text:p>
          </table:table-cell>
          <table:table-cell table:formula="of:=[.W10]*1000000" office:value-type="float" office:value="1190.5">
            <text:p>1190.5</text:p>
          </table:table-cell>
          <table:table-cell table:formula="of:=[.X10]*1000000" office:value-type="float" office:value="103.8">
            <text:p>103.8</text:p>
          </table:table-cell>
          <table:table-cell table:formula="of:=[.Y10]*1000000" office:value-type="float" office:value="33.277">
            <text:p>33.277</text:p>
          </table:table-cell>
          <table:table-cell table:formula="of:=[.Z10]*1000000" office:value-type="float" office:value="17.682">
            <text:p>17.682</text:p>
          </table:table-cell>
          <table:table-cell table:formula="of:=[.AA10]*1000000" office:value-type="float" office:value="0">
            <text:p>0</text:p>
          </table:table-cell>
          <table:table-cell table:formula="of:=[.AB10]*1000000" office:value-type="float" office:value="2.6868">
            <text:p>2.6868</text:p>
          </table:table-cell>
          <table:table-cell table:formula="of:=[.AC10]*1000000" office:value-type="float" office:value="0.00000024394">
            <text:p>2.4394E-007</text:p>
          </table:table-cell>
          <table:table-cell office:value-type="float" office:value="0.0011905">
            <text:p>0.0011905</text:p>
          </table:table-cell>
          <table:table-cell office:value-type="float" office:value="0.00010381">
            <text:p>0.00010381</text:p>
          </table:table-cell>
          <table:table-cell table:style-name="ce1" office:value-type="string">
            <text:p>3.3274e-05</text:p>
          </table:table-cell>
          <table:table-cell table:style-name="ce1" office:value-type="string">
            <text:p>1.6152e-05</text:p>
          </table:table-cell>
          <table:table-cell table:style-name="ce1" office:value-type="string">
            <text:p>6.1601e-08</text:p>
          </table:table-cell>
          <table:table-cell table:style-name="ce1" office:value-type="string">
            <text:p>2.6868e-06</text:p>
          </table:table-cell>
          <table:table-cell table:style-name="ce1" office:value-type="string">
            <text:p>2.4395e-13</text:p>
          </table:table-cell>
          <table:table-cell office:value-type="float" office:value="0.0011905">
            <text:p>0.0011905</text:p>
          </table:table-cell>
          <table:table-cell office:value-type="float" office:value="0.0001038">
            <text:p>0.0001038</text:p>
          </table:table-cell>
          <table:table-cell table:style-name="ce1" office:value-type="string">
            <text:p>3.3277e-05</text:p>
          </table:table-cell>
          <table:table-cell table:style-name="ce1" office:value-type="string">
            <text:p>1.7682e-05</text:p>
          </table:table-cell>
          <table:table-cell office:value-type="float" office:value="0">
            <text:p>0</text:p>
          </table:table-cell>
          <table:table-cell table:style-name="ce1" office:value-type="string">
            <text:p>2.6868e-06</text:p>
          </table:table-cell>
          <table:table-cell table:style-name="ce1" office:value-type="string">
            <text:p>2.4394e-13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P11]*1000000" office:value-type="float" office:value="1139.6">
            <text:p>1139.6</text:p>
          </table:table-cell>
          <table:table-cell table:formula="of:=[.Q11]*1000000" office:value-type="float" office:value="133.97">
            <text:p>133.97</text:p>
          </table:table-cell>
          <table:table-cell table:formula="of:=[.R11]*1000000" office:value-type="float" office:value="52.965">
            <text:p>52.965</text:p>
          </table:table-cell>
          <table:table-cell table:formula="of:=[.S11]*1000000" office:value-type="float" office:value="16.167">
            <text:p>16.167</text:p>
          </table:table-cell>
          <table:table-cell table:formula="of:=[.T11]*1000000" office:value-type="float" office:value="0.071697">
            <text:p>0.071697</text:p>
          </table:table-cell>
          <table:table-cell table:formula="of:=[.U11]*1000000" office:value-type="float" office:value="2.0882">
            <text:p>2.0882</text:p>
          </table:table-cell>
          <table:table-cell table:formula="of:=[.V11]*1000000" office:value-type="float" office:value="0.00000016298">
            <text:p>0.000000163</text:p>
          </table:table-cell>
          <table:table-cell table:formula="of:=[.W11]*1000000" office:value-type="float" office:value="1139.6">
            <text:p>1139.6</text:p>
          </table:table-cell>
          <table:table-cell table:formula="of:=[.X11]*1000000" office:value-type="float" office:value="133.96">
            <text:p>133.96</text:p>
          </table:table-cell>
          <table:table-cell table:formula="of:=[.Y11]*1000000" office:value-type="float" office:value="52.968">
            <text:p>52.968</text:p>
          </table:table-cell>
          <table:table-cell table:formula="of:=[.Z11]*1000000" office:value-type="float" office:value="18.225">
            <text:p>18.225</text:p>
          </table:table-cell>
          <table:table-cell table:formula="of:=[.AA11]*1000000" office:value-type="float" office:value="0">
            <text:p>0</text:p>
          </table:table-cell>
          <table:table-cell table:formula="of:=[.AB11]*1000000" office:value-type="float" office:value="2.0882">
            <text:p>2.0882</text:p>
          </table:table-cell>
          <table:table-cell table:formula="of:=[.AC11]*1000000" office:value-type="float" office:value="0.00000016297">
            <text:p>0.000000163</text:p>
          </table:table-cell>
          <table:table-cell office:value-type="float" office:value="0.0011396">
            <text:p>0.0011396</text:p>
          </table:table-cell>
          <table:table-cell office:value-type="float" office:value="0.00013397">
            <text:p>0.00013397</text:p>
          </table:table-cell>
          <table:table-cell table:style-name="ce1" office:value-type="string">
            <text:p>5.2965e-05</text:p>
          </table:table-cell>
          <table:table-cell table:style-name="ce1" office:value-type="string">
            <text:p>1.6167e-05</text:p>
          </table:table-cell>
          <table:table-cell table:style-name="ce1" office:value-type="string">
            <text:p>7.1697e-08</text:p>
          </table:table-cell>
          <table:table-cell table:style-name="ce1" office:value-type="string">
            <text:p>2.0882e-06</text:p>
          </table:table-cell>
          <table:table-cell table:style-name="ce1" office:value-type="string">
            <text:p>1.6298e-13</text:p>
          </table:table-cell>
          <table:table-cell office:value-type="float" office:value="0.0011396">
            <text:p>0.0011396</text:p>
          </table:table-cell>
          <table:table-cell office:value-type="float" office:value="0.00013396">
            <text:p>0.00013396</text:p>
          </table:table-cell>
          <table:table-cell table:style-name="ce1" office:value-type="string">
            <text:p>5.2968e-05</text:p>
          </table:table-cell>
          <table:table-cell table:style-name="ce1" office:value-type="string">
            <text:p>1.8225e-05</text:p>
          </table:table-cell>
          <table:table-cell office:value-type="float" office:value="0">
            <text:p>0</text:p>
          </table:table-cell>
          <table:table-cell table:style-name="ce1" office:value-type="string">
            <text:p>2.0882e-06</text:p>
          </table:table-cell>
          <table:table-cell table:style-name="ce1" office:value-type="string">
            <text:p>1.6297e-13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P12]*1000000" office:value-type="float" office:value="1091.4">
            <text:p>1091.4</text:p>
          </table:table-cell>
          <table:table-cell table:formula="of:=[.Q12]*1000000" office:value-type="float" office:value="160.02">
            <text:p>160.02</text:p>
          </table:table-cell>
          <table:table-cell table:formula="of:=[.R12]*1000000" office:value-type="float" office:value="76.973">
            <text:p>76.973</text:p>
          </table:table-cell>
          <table:table-cell table:formula="of:=[.S12]*1000000" office:value-type="float" office:value="16.025">
            <text:p>16.025</text:p>
          </table:table-cell>
          <table:table-cell table:formula="of:=[.T12]*1000000" office:value-type="float" office:value="0.081293">
            <text:p>0.081293</text:p>
          </table:table-cell>
          <table:table-cell table:formula="of:=[.U12]*1000000" office:value-type="float" office:value="1.5965">
            <text:p>1.5965</text:p>
          </table:table-cell>
          <table:table-cell table:formula="of:=[.V12]*1000000" office:value-type="float" office:value="0.00000013378">
            <text:p>1.3378E-007</text:p>
          </table:table-cell>
          <table:table-cell table:formula="of:=[.W12]*1000000" office:value-type="float" office:value="1091.3">
            <text:p>1091.3</text:p>
          </table:table-cell>
          <table:table-cell table:formula="of:=[.X12]*1000000" office:value-type="float" office:value="160.01">
            <text:p>160.01</text:p>
          </table:table-cell>
          <table:table-cell table:formula="of:=[.Y12]*1000000" office:value-type="float" office:value="76.977">
            <text:p>76.977</text:p>
          </table:table-cell>
          <table:table-cell table:formula="of:=[.Z12]*1000000" office:value-type="float" office:value="18.672">
            <text:p>18.672</text:p>
          </table:table-cell>
          <table:table-cell table:formula="of:=[.AA12]*1000000" office:value-type="float" office:value="0">
            <text:p>0</text:p>
          </table:table-cell>
          <table:table-cell table:formula="of:=[.AB12]*1000000" office:value-type="float" office:value="1.5965">
            <text:p>1.5965</text:p>
          </table:table-cell>
          <table:table-cell table:formula="of:=[.AC12]*1000000" office:value-type="float" office:value="0.00000013377">
            <text:p>1.3377E-007</text:p>
          </table:table-cell>
          <table:table-cell office:value-type="float" office:value="0.0010914">
            <text:p>0.0010914</text:p>
          </table:table-cell>
          <table:table-cell office:value-type="float" office:value="0.00016002">
            <text:p>0.00016002</text:p>
          </table:table-cell>
          <table:table-cell table:style-name="ce1" office:value-type="string">
            <text:p>7.6973e-05</text:p>
          </table:table-cell>
          <table:table-cell table:style-name="ce1" office:value-type="string">
            <text:p>1.6025e-05</text:p>
          </table:table-cell>
          <table:table-cell table:style-name="ce1" office:value-type="string">
            <text:p>8.1293e-08</text:p>
          </table:table-cell>
          <table:table-cell table:style-name="ce1" office:value-type="string">
            <text:p>1.5965e-06</text:p>
          </table:table-cell>
          <table:table-cell table:style-name="ce1" office:value-type="string">
            <text:p>1.3378e-13</text:p>
          </table:table-cell>
          <table:table-cell office:value-type="float" office:value="0.0010913">
            <text:p>0.0010913</text:p>
          </table:table-cell>
          <table:table-cell office:value-type="float" office:value="0.00016001">
            <text:p>0.00016001</text:p>
          </table:table-cell>
          <table:table-cell table:style-name="ce1" office:value-type="string">
            <text:p>7.6977e-05</text:p>
          </table:table-cell>
          <table:table-cell table:style-name="ce1" office:value-type="string">
            <text:p>1.8672e-05</text:p>
          </table:table-cell>
          <table:table-cell office:value-type="float" office:value="0">
            <text:p>0</text:p>
          </table:table-cell>
          <table:table-cell table:style-name="ce1" office:value-type="string">
            <text:p>1.5965e-06</text:p>
          </table:table-cell>
          <table:table-cell table:style-name="ce1" office:value-type="string">
            <text:p>1.3377e-13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P13]*1000000" office:value-type="float" office:value="1049.4">
            <text:p>1049.4</text:p>
          </table:table-cell>
          <table:table-cell table:formula="of:=[.Q13]*1000000" office:value-type="float" office:value="179.38">
            <text:p>179.38</text:p>
          </table:table-cell>
          <table:table-cell table:formula="of:=[.R13]*1000000" office:value-type="float" office:value="102.46">
            <text:p>102.46</text:p>
          </table:table-cell>
          <table:table-cell table:formula="of:=[.S13]*1000000" office:value-type="float" office:value="15.79">
            <text:p>15.79</text:p>
          </table:table-cell>
          <table:table-cell table:formula="of:=[.T13]*1000000" office:value-type="float" office:value="0.089602">
            <text:p>0.089602</text:p>
          </table:table-cell>
          <table:table-cell table:formula="of:=[.U13]*1000000" office:value-type="float" office:value="1.2041">
            <text:p>1.2041</text:p>
          </table:table-cell>
          <table:table-cell table:formula="of:=[.V13]*1000000" office:value-type="float" office:value="0.00000012201">
            <text:p>0.000000122</text:p>
          </table:table-cell>
          <table:table-cell table:formula="of:=[.W13]*1000000" office:value-type="float" office:value="1049.4">
            <text:p>1049.4</text:p>
          </table:table-cell>
          <table:table-cell table:formula="of:=[.X13]*1000000" office:value-type="float" office:value="179.38">
            <text:p>179.38</text:p>
          </table:table-cell>
          <table:table-cell table:formula="of:=[.Y13]*1000000" office:value-type="float" office:value="102.46">
            <text:p>102.46</text:p>
          </table:table-cell>
          <table:table-cell table:formula="of:=[.Z13]*1000000" office:value-type="float" office:value="19.033">
            <text:p>19.033</text:p>
          </table:table-cell>
          <table:table-cell table:formula="of:=[.AA13]*1000000" office:value-type="float" office:value="0">
            <text:p>0</text:p>
          </table:table-cell>
          <table:table-cell table:formula="of:=[.AB13]*1000000" office:value-type="float" office:value="1.2041">
            <text:p>1.2041</text:p>
          </table:table-cell>
          <table:table-cell table:formula="of:=[.AC13]*1000000" office:value-type="float" office:value="0.00000012201">
            <text:p>0.000000122</text:p>
          </table:table-cell>
          <table:table-cell office:value-type="float" office:value="0.0010494">
            <text:p>0.0010494</text:p>
          </table:table-cell>
          <table:table-cell office:value-type="float" office:value="0.00017938">
            <text:p>0.00017938</text:p>
          </table:table-cell>
          <table:table-cell office:value-type="float" office:value="0.00010246">
            <text:p>0.00010246</text:p>
          </table:table-cell>
          <table:table-cell table:style-name="ce1" office:value-type="string">
            <text:p>1.579e-05</text:p>
          </table:table-cell>
          <table:table-cell table:style-name="ce1" office:value-type="string">
            <text:p>8.9602e-08</text:p>
          </table:table-cell>
          <table:table-cell table:style-name="ce1" office:value-type="string">
            <text:p>1.2041e-06</text:p>
          </table:table-cell>
          <table:table-cell table:style-name="ce1" office:value-type="string">
            <text:p>1.2201e-13</text:p>
          </table:table-cell>
          <table:table-cell office:value-type="float" office:value="0.0010494">
            <text:p>0.0010494</text:p>
          </table:table-cell>
          <table:table-cell office:value-type="float" office:value="0.00017938">
            <text:p>0.00017938</text:p>
          </table:table-cell>
          <table:table-cell office:value-type="float" office:value="0.00010246">
            <text:p>0.00010246</text:p>
          </table:table-cell>
          <table:table-cell table:style-name="ce1" office:value-type="string">
            <text:p>1.9033e-05</text:p>
          </table:table-cell>
          <table:table-cell office:value-type="float" office:value="0">
            <text:p>0</text:p>
          </table:table-cell>
          <table:table-cell table:style-name="ce1" office:value-type="string">
            <text:p>1.2041e-06</text:p>
          </table:table-cell>
          <table:table-cell table:style-name="ce1" office:value-type="string">
            <text:p>1.2201e-13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P14]*1000000" office:value-type="float" office:value="1011.4">
            <text:p>1011.4</text:p>
          </table:table-cell>
          <table:table-cell table:formula="of:=[.Q14]*1000000" office:value-type="float" office:value="193.53">
            <text:p>193.53</text:p>
          </table:table-cell>
          <table:table-cell table:formula="of:=[.R14]*1000000" office:value-type="float" office:value="129.38">
            <text:p>129.38</text:p>
          </table:table-cell>
          <table:table-cell table:formula="of:=[.S14]*1000000" office:value-type="float" office:value="15.478">
            <text:p>15.478</text:p>
          </table:table-cell>
          <table:table-cell table:formula="of:=[.T14]*1000000" office:value-type="float" office:value="0.097313">
            <text:p>0.097313</text:p>
          </table:table-cell>
          <table:table-cell table:formula="of:=[.U14]*1000000" office:value-type="float" office:value="0.87472">
            <text:p>0.87472</text:p>
          </table:table-cell>
          <table:table-cell table:formula="of:=[.V14]*1000000" office:value-type="float" office:value="0.00000011501">
            <text:p>0.000000115</text:p>
          </table:table-cell>
          <table:table-cell table:formula="of:=[.W14]*1000000" office:value-type="float" office:value="1011.4">
            <text:p>1011.4</text:p>
          </table:table-cell>
          <table:table-cell table:formula="of:=[.X14]*1000000" office:value-type="float" office:value="193.52">
            <text:p>193.52</text:p>
          </table:table-cell>
          <table:table-cell table:formula="of:=[.Y14]*1000000" office:value-type="float" office:value="129.38">
            <text:p>129.38</text:p>
          </table:table-cell>
          <table:table-cell table:formula="of:=[.Z14]*1000000" office:value-type="float" office:value="19.337">
            <text:p>19.337</text:p>
          </table:table-cell>
          <table:table-cell table:formula="of:=[.AA14]*1000000" office:value-type="float" office:value="0">
            <text:p>0</text:p>
          </table:table-cell>
          <table:table-cell table:formula="of:=[.AB14]*1000000" office:value-type="float" office:value="0.87471">
            <text:p>0.87471</text:p>
          </table:table-cell>
          <table:table-cell table:formula="of:=[.AC14]*1000000" office:value-type="float" office:value="0.00000011501">
            <text:p>0.000000115</text:p>
          </table:table-cell>
          <table:table-cell office:value-type="float" office:value="0.0010114">
            <text:p>0.0010114</text:p>
          </table:table-cell>
          <table:table-cell office:value-type="float" office:value="0.00019353">
            <text:p>0.00019353</text:p>
          </table:table-cell>
          <table:table-cell office:value-type="float" office:value="0.00012938">
            <text:p>0.00012938</text:p>
          </table:table-cell>
          <table:table-cell table:style-name="ce1" office:value-type="string">
            <text:p>1.5478e-05</text:p>
          </table:table-cell>
          <table:table-cell table:style-name="ce1" office:value-type="string">
            <text:p>9.7313e-08</text:p>
          </table:table-cell>
          <table:table-cell table:style-name="ce1" office:value-type="string">
            <text:p>8.7472e-07</text:p>
          </table:table-cell>
          <table:table-cell table:style-name="ce1" office:value-type="string">
            <text:p>1.1501e-13</text:p>
          </table:table-cell>
          <table:table-cell office:value-type="float" office:value="0.0010114">
            <text:p>0.0010114</text:p>
          </table:table-cell>
          <table:table-cell office:value-type="float" office:value="0.00019352">
            <text:p>0.00019352</text:p>
          </table:table-cell>
          <table:table-cell office:value-type="float" office:value="0.00012938">
            <text:p>0.00012938</text:p>
          </table:table-cell>
          <table:table-cell table:style-name="ce1" office:value-type="string">
            <text:p>1.9337e-05</text:p>
          </table:table-cell>
          <table:table-cell office:value-type="float" office:value="0">
            <text:p>0</text:p>
          </table:table-cell>
          <table:table-cell table:style-name="ce1" office:value-type="string">
            <text:p>8.7471e-07</text:p>
          </table:table-cell>
          <table:table-cell table:style-name="ce1" office:value-type="string">
            <text:p>1.1501e-13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P15]*1000000" office:value-type="float" office:value="977.11">
            <text:p>977.11</text:p>
          </table:table-cell>
          <table:table-cell table:formula="of:=[.Q15]*1000000" office:value-type="float" office:value="203.32">
            <text:p>203.32</text:p>
          </table:table-cell>
          <table:table-cell table:formula="of:=[.R15]*1000000" office:value-type="float" office:value="156.9">
            <text:p>156.9</text:p>
          </table:table-cell>
          <table:table-cell table:formula="of:=[.S15]*1000000" office:value-type="float" office:value="15.099">
            <text:p>15.099</text:p>
          </table:table-cell>
          <table:table-cell table:formula="of:=[.T15]*1000000" office:value-type="float" office:value="0.10449">
            <text:p>0.10449</text:p>
          </table:table-cell>
          <table:table-cell table:formula="of:=[.U15]*1000000" office:value-type="float" office:value="0.60434">
            <text:p>0.60434</text:p>
          </table:table-cell>
          <table:table-cell table:formula="of:=[.V15]*1000000" office:value-type="float" office:value="0.0000001099">
            <text:p>1.099E-007</text:p>
          </table:table-cell>
          <table:table-cell table:formula="of:=[.W15]*1000000" office:value-type="float" office:value="977.11">
            <text:p>977.11</text:p>
          </table:table-cell>
          <table:table-cell table:formula="of:=[.X15]*1000000" office:value-type="float" office:value="203.31">
            <text:p>203.31</text:p>
          </table:table-cell>
          <table:table-cell table:formula="of:=[.Y15]*1000000" office:value-type="float" office:value="156.91">
            <text:p>156.91</text:p>
          </table:table-cell>
          <table:table-cell table:formula="of:=[.Z15]*1000000" office:value-type="float" office:value="19.587">
            <text:p>19.587</text:p>
          </table:table-cell>
          <table:table-cell table:formula="of:=[.AA15]*1000000" office:value-type="float" office:value="0">
            <text:p>0</text:p>
          </table:table-cell>
          <table:table-cell table:formula="of:=[.AB15]*1000000" office:value-type="float" office:value="0.60434">
            <text:p>0.60434</text:p>
          </table:table-cell>
          <table:table-cell table:formula="of:=[.AC15]*1000000" office:value-type="float" office:value="0.0000001099">
            <text:p>1.099E-007</text:p>
          </table:table-cell>
          <table:table-cell office:value-type="float" office:value="0.00097711">
            <text:p>0.00097711</text:p>
          </table:table-cell>
          <table:table-cell office:value-type="float" office:value="0.00020332">
            <text:p>0.00020332</text:p>
          </table:table-cell>
          <table:table-cell office:value-type="float" office:value="0.0001569">
            <text:p>0.0001569</text:p>
          </table:table-cell>
          <table:table-cell table:style-name="ce1" office:value-type="string">
            <text:p>1.5099e-05</text:p>
          </table:table-cell>
          <table:table-cell table:style-name="ce1" office:value-type="string">
            <text:p>1.0449e-07</text:p>
          </table:table-cell>
          <table:table-cell table:style-name="ce1" office:value-type="string">
            <text:p>6.0434e-07</text:p>
          </table:table-cell>
          <table:table-cell table:style-name="ce1" office:value-type="string">
            <text:p>1.099e-13</text:p>
          </table:table-cell>
          <table:table-cell office:value-type="float" office:value="0.00097711">
            <text:p>0.00097711</text:p>
          </table:table-cell>
          <table:table-cell office:value-type="float" office:value="0.00020331">
            <text:p>0.00020331</text:p>
          </table:table-cell>
          <table:table-cell office:value-type="float" office:value="0.00015691">
            <text:p>0.00015691</text:p>
          </table:table-cell>
          <table:table-cell table:style-name="ce1" office:value-type="string">
            <text:p>1.9587e-05</text:p>
          </table:table-cell>
          <table:table-cell office:value-type="float" office:value="0">
            <text:p>0</text:p>
          </table:table-cell>
          <table:table-cell table:style-name="ce1" office:value-type="string">
            <text:p>6.0434e-07</text:p>
          </table:table-cell>
          <table:table-cell table:style-name="ce1" office:value-type="string">
            <text:p>1.099e-13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P16]*1000000" office:value-type="float" office:value="946.04">
            <text:p>946.04</text:p>
          </table:table-cell>
          <table:table-cell table:formula="of:=[.Q16]*1000000" office:value-type="float" office:value="209.66">
            <text:p>209.66</text:p>
          </table:table-cell>
          <table:table-cell table:formula="of:=[.R16]*1000000" office:value-type="float" office:value="184.42">
            <text:p>184.42</text:p>
          </table:table-cell>
          <table:table-cell table:formula="of:=[.S16]*1000000" office:value-type="float" office:value="14.66">
            <text:p>14.66</text:p>
          </table:table-cell>
          <table:table-cell table:formula="of:=[.T16]*1000000" office:value-type="float" office:value="0.11118">
            <text:p>0.11118</text:p>
          </table:table-cell>
          <table:table-cell table:formula="of:=[.U16]*1000000" office:value-type="float" office:value="0.39219">
            <text:p>0.39219</text:p>
          </table:table-cell>
          <table:table-cell table:formula="of:=[.V16]*1000000" office:value-type="float" office:value="0.00000010574">
            <text:p>1.0574E-007</text:p>
          </table:table-cell>
          <table:table-cell table:formula="of:=[.W16]*1000000" office:value-type="float" office:value="946.03">
            <text:p>946.03</text:p>
          </table:table-cell>
          <table:table-cell table:formula="of:=[.X16]*1000000" office:value-type="float" office:value="209.66">
            <text:p>209.66</text:p>
          </table:table-cell>
          <table:table-cell table:formula="of:=[.Y16]*1000000" office:value-type="float" office:value="184.42">
            <text:p>184.42</text:p>
          </table:table-cell>
          <table:table-cell table:formula="of:=[.Z16]*1000000" office:value-type="float" office:value="19.783">
            <text:p>19.783</text:p>
          </table:table-cell>
          <table:table-cell table:formula="of:=[.AA16]*1000000" office:value-type="float" office:value="0">
            <text:p>0</text:p>
          </table:table-cell>
          <table:table-cell table:formula="of:=[.AB16]*1000000" office:value-type="float" office:value="0.39219">
            <text:p>0.39219</text:p>
          </table:table-cell>
          <table:table-cell table:formula="of:=[.AC16]*1000000" office:value-type="float" office:value="0.00000010574">
            <text:p>1.0574E-007</text:p>
          </table:table-cell>
          <table:table-cell office:value-type="float" office:value="0.00094604">
            <text:p>0.00094604</text:p>
          </table:table-cell>
          <table:table-cell office:value-type="float" office:value="0.00020966">
            <text:p>0.00020966</text:p>
          </table:table-cell>
          <table:table-cell office:value-type="float" office:value="0.00018442">
            <text:p>0.00018442</text:p>
          </table:table-cell>
          <table:table-cell table:style-name="ce1" office:value-type="string">
            <text:p>1.466e-05</text:p>
          </table:table-cell>
          <table:table-cell table:style-name="ce1" office:value-type="string">
            <text:p>1.1118e-07</text:p>
          </table:table-cell>
          <table:table-cell table:style-name="ce1" office:value-type="string">
            <text:p>3.9219e-07</text:p>
          </table:table-cell>
          <table:table-cell table:style-name="ce1" office:value-type="string">
            <text:p>1.0574e-13</text:p>
          </table:table-cell>
          <table:table-cell office:value-type="float" office:value="0.00094603">
            <text:p>0.00094603</text:p>
          </table:table-cell>
          <table:table-cell office:value-type="float" office:value="0.00020966">
            <text:p>0.00020966</text:p>
          </table:table-cell>
          <table:table-cell office:value-type="float" office:value="0.00018442">
            <text:p>0.00018442</text:p>
          </table:table-cell>
          <table:table-cell table:style-name="ce1" office:value-type="string">
            <text:p>1.9783e-05</text:p>
          </table:table-cell>
          <table:table-cell office:value-type="float" office:value="0">
            <text:p>0</text:p>
          </table:table-cell>
          <table:table-cell table:style-name="ce1" office:value-type="string">
            <text:p>3.9219e-07</text:p>
          </table:table-cell>
          <table:table-cell table:style-name="ce1" office:value-type="string">
            <text:p>1.0574e-13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P17]*1000000" office:value-type="float" office:value="917.76">
            <text:p>917.76</text:p>
          </table:table-cell>
          <table:table-cell table:formula="of:=[.Q17]*1000000" office:value-type="float" office:value="213.38">
            <text:p>213.38</text:p>
          </table:table-cell>
          <table:table-cell table:formula="of:=[.R17]*1000000" office:value-type="float" office:value="211.51">
            <text:p>211.51</text:p>
          </table:table-cell>
          <table:table-cell table:formula="of:=[.S17]*1000000" office:value-type="float" office:value="14.168">
            <text:p>14.168</text:p>
          </table:table-cell>
          <table:table-cell table:formula="of:=[.T17]*1000000" office:value-type="float" office:value="0.11742">
            <text:p>0.11742</text:p>
          </table:table-cell>
          <table:table-cell table:formula="of:=[.U17]*1000000" office:value-type="float" office:value="0.23659">
            <text:p>0.23659</text:p>
          </table:table-cell>
          <table:table-cell table:formula="of:=[.V17]*1000000" office:value-type="float" office:value="0.0000001021">
            <text:p>1.021E-007</text:p>
          </table:table-cell>
          <table:table-cell table:formula="of:=[.W17]*1000000" office:value-type="float" office:value="917.75">
            <text:p>917.75</text:p>
          </table:table-cell>
          <table:table-cell table:formula="of:=[.X17]*1000000" office:value-type="float" office:value="213.37">
            <text:p>213.37</text:p>
          </table:table-cell>
          <table:table-cell table:formula="of:=[.Y17]*1000000" office:value-type="float" office:value="211.51">
            <text:p>211.51</text:p>
          </table:table-cell>
          <table:table-cell table:formula="of:=[.Z17]*1000000" office:value-type="float" office:value="19.924">
            <text:p>19.924</text:p>
          </table:table-cell>
          <table:table-cell table:formula="of:=[.AA17]*1000000" office:value-type="float" office:value="0">
            <text:p>0</text:p>
          </table:table-cell>
          <table:table-cell table:formula="of:=[.AB17]*1000000" office:value-type="float" office:value="0.23659">
            <text:p>0.23659</text:p>
          </table:table-cell>
          <table:table-cell table:formula="of:=[.AC17]*1000000" office:value-type="float" office:value="0.0000001021">
            <text:p>1.021E-007</text:p>
          </table:table-cell>
          <table:table-cell office:value-type="float" office:value="0.00091776">
            <text:p>0.00091776</text:p>
          </table:table-cell>
          <table:table-cell office:value-type="float" office:value="0.00021338">
            <text:p>0.00021338</text:p>
          </table:table-cell>
          <table:table-cell office:value-type="float" office:value="0.00021151">
            <text:p>0.00021151</text:p>
          </table:table-cell>
          <table:table-cell table:style-name="ce1" office:value-type="string">
            <text:p>1.4168e-05</text:p>
          </table:table-cell>
          <table:table-cell table:style-name="ce1" office:value-type="string">
            <text:p>1.1742e-07</text:p>
          </table:table-cell>
          <table:table-cell table:style-name="ce1" office:value-type="string">
            <text:p>2.3659e-07</text:p>
          </table:table-cell>
          <table:table-cell table:style-name="ce1" office:value-type="string">
            <text:p>1.021e-13</text:p>
          </table:table-cell>
          <table:table-cell office:value-type="float" office:value="0.00091775">
            <text:p>0.00091775</text:p>
          </table:table-cell>
          <table:table-cell office:value-type="float" office:value="0.00021337">
            <text:p>0.00021337</text:p>
          </table:table-cell>
          <table:table-cell office:value-type="float" office:value="0.00021151">
            <text:p>0.00021151</text:p>
          </table:table-cell>
          <table:table-cell table:style-name="ce1" office:value-type="string">
            <text:p>1.9924e-05</text:p>
          </table:table-cell>
          <table:table-cell office:value-type="float" office:value="0">
            <text:p>0</text:p>
          </table:table-cell>
          <table:table-cell table:style-name="ce1" office:value-type="string">
            <text:p>2.3659e-07</text:p>
          </table:table-cell>
          <table:table-cell table:style-name="ce1" office:value-type="string">
            <text:p>1.021e-13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P18]*1000000" office:value-type="float" office:value="891.89">
            <text:p>891.89</text:p>
          </table:table-cell>
          <table:table-cell table:formula="of:=[.Q18]*1000000" office:value-type="float" office:value="215.12">
            <text:p>215.12</text:p>
          </table:table-cell>
          <table:table-cell table:formula="of:=[.R18]*1000000" office:value-type="float" office:value="237.9">
            <text:p>237.9</text:p>
          </table:table-cell>
          <table:table-cell table:formula="of:=[.S18]*1000000" office:value-type="float" office:value="13.631">
            <text:p>13.631</text:p>
          </table:table-cell>
          <table:table-cell table:formula="of:=[.T18]*1000000" office:value-type="float" office:value="0.12322">
            <text:p>0.12322</text:p>
          </table:table-cell>
          <table:table-cell table:formula="of:=[.U18]*1000000" office:value-type="float" office:value="0.13172">
            <text:p>0.13172</text:p>
          </table:table-cell>
          <table:table-cell table:formula="of:=[.V18]*1000000" office:value-type="float" office:value="0.000000098756">
            <text:p>9.8756E-008</text:p>
          </table:table-cell>
          <table:table-cell table:formula="of:=[.W18]*1000000" office:value-type="float" office:value="891.89">
            <text:p>891.89</text:p>
          </table:table-cell>
          <table:table-cell table:formula="of:=[.X18]*1000000" office:value-type="float" office:value="215.11">
            <text:p>215.11</text:p>
          </table:table-cell>
          <table:table-cell table:formula="of:=[.Y18]*1000000" office:value-type="float" office:value="237.91">
            <text:p>237.91</text:p>
          </table:table-cell>
          <table:table-cell table:formula="of:=[.Z18]*1000000" office:value-type="float" office:value="20.018">
            <text:p>20.018</text:p>
          </table:table-cell>
          <table:table-cell table:formula="of:=[.AA18]*1000000" office:value-type="float" office:value="0">
            <text:p>0</text:p>
          </table:table-cell>
          <table:table-cell table:formula="of:=[.AB18]*1000000" office:value-type="float" office:value="0.13172">
            <text:p>0.13172</text:p>
          </table:table-cell>
          <table:table-cell table:formula="of:=[.AC18]*1000000" office:value-type="float" office:value="0.000000098755">
            <text:p>9.8755E-008</text:p>
          </table:table-cell>
          <table:table-cell office:value-type="float" office:value="0.00089189">
            <text:p>0.00089189</text:p>
          </table:table-cell>
          <table:table-cell office:value-type="float" office:value="0.00021512">
            <text:p>0.00021512</text:p>
          </table:table-cell>
          <table:table-cell office:value-type="float" office:value="0.0002379">
            <text:p>0.0002379</text:p>
          </table:table-cell>
          <table:table-cell table:style-name="ce1" office:value-type="string">
            <text:p>1.3631e-05</text:p>
          </table:table-cell>
          <table:table-cell table:style-name="ce1" office:value-type="string">
            <text:p>1.2322e-07</text:p>
          </table:table-cell>
          <table:table-cell table:style-name="ce1" office:value-type="string">
            <text:p>1.3172e-07</text:p>
          </table:table-cell>
          <table:table-cell table:style-name="ce1" office:value-type="string">
            <text:p>9.8756e-14</text:p>
          </table:table-cell>
          <table:table-cell office:value-type="float" office:value="0.00089189">
            <text:p>0.00089189</text:p>
          </table:table-cell>
          <table:table-cell office:value-type="float" office:value="0.00021511">
            <text:p>0.00021511</text:p>
          </table:table-cell>
          <table:table-cell office:value-type="float" office:value="0.00023791">
            <text:p>0.00023791</text:p>
          </table:table-cell>
          <table:table-cell table:style-name="ce1" office:value-type="string">
            <text:p>2.0018e-05</text:p>
          </table:table-cell>
          <table:table-cell office:value-type="float" office:value="0">
            <text:p>0</text:p>
          </table:table-cell>
          <table:table-cell table:style-name="ce1" office:value-type="string">
            <text:p>1.3172e-07</text:p>
          </table:table-cell>
          <table:table-cell table:style-name="ce1" office:value-type="string">
            <text:p>9.8755e-14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P19]*1000000" office:value-type="float" office:value="868.11">
            <text:p>868.11</text:p>
          </table:table-cell>
          <table:table-cell table:formula="of:=[.Q19]*1000000" office:value-type="float" office:value="215.41">
            <text:p>215.41</text:p>
          </table:table-cell>
          <table:table-cell table:formula="of:=[.R19]*1000000" office:value-type="float" office:value="263.43">
            <text:p>263.43</text:p>
          </table:table-cell>
          <table:table-cell table:formula="of:=[.S19]*1000000" office:value-type="float" office:value="13.066">
            <text:p>13.066</text:p>
          </table:table-cell>
          <table:table-cell table:formula="of:=[.T19]*1000000" office:value-type="float" office:value="0.1286">
            <text:p>0.1286</text:p>
          </table:table-cell>
          <table:table-cell table:formula="of:=[.U19]*1000000" office:value-type="float" office:value="0.067443">
            <text:p>0.067443</text:p>
          </table:table-cell>
          <table:table-cell table:formula="of:=[.V19]*1000000" office:value-type="float" office:value="0.000000095597">
            <text:p>9.5597E-008</text:p>
          </table:table-cell>
          <table:table-cell table:formula="of:=[.W19]*1000000" office:value-type="float" office:value="868.1">
            <text:p>868.1</text:p>
          </table:table-cell>
          <table:table-cell table:formula="of:=[.X19]*1000000" office:value-type="float" office:value="215.4">
            <text:p>215.4</text:p>
          </table:table-cell>
          <table:table-cell table:formula="of:=[.Y19]*1000000" office:value-type="float" office:value="263.44">
            <text:p>263.44</text:p>
          </table:table-cell>
          <table:table-cell table:formula="of:=[.Z19]*1000000" office:value-type="float" office:value="20.072">
            <text:p>20.072</text:p>
          </table:table-cell>
          <table:table-cell table:formula="of:=[.AA19]*1000000" office:value-type="float" office:value="0">
            <text:p>0</text:p>
          </table:table-cell>
          <table:table-cell table:formula="of:=[.AB19]*1000000" office:value-type="float" office:value="0.067444">
            <text:p>0.067444</text:p>
          </table:table-cell>
          <table:table-cell table:formula="of:=[.AC19]*1000000" office:value-type="float" office:value="0.000000095597">
            <text:p>9.5597E-008</text:p>
          </table:table-cell>
          <table:table-cell office:value-type="float" office:value="0.00086811">
            <text:p>0.00086811</text:p>
          </table:table-cell>
          <table:table-cell office:value-type="float" office:value="0.00021541">
            <text:p>0.00021541</text:p>
          </table:table-cell>
          <table:table-cell office:value-type="float" office:value="0.00026343">
            <text:p>0.00026343</text:p>
          </table:table-cell>
          <table:table-cell table:style-name="ce1" office:value-type="string">
            <text:p>1.3066e-05</text:p>
          </table:table-cell>
          <table:table-cell table:style-name="ce1" office:value-type="string">
            <text:p>1.286e-07</text:p>
          </table:table-cell>
          <table:table-cell table:style-name="ce1" office:value-type="string">
            <text:p>6.7443e-08</text:p>
          </table:table-cell>
          <table:table-cell table:style-name="ce1" office:value-type="string">
            <text:p>9.5597e-14</text:p>
          </table:table-cell>
          <table:table-cell office:value-type="float" office:value="0.0008681">
            <text:p>0.0008681</text:p>
          </table:table-cell>
          <table:table-cell office:value-type="float" office:value="0.0002154">
            <text:p>0.0002154</text:p>
          </table:table-cell>
          <table:table-cell office:value-type="float" office:value="0.00026344">
            <text:p>0.00026344</text:p>
          </table:table-cell>
          <table:table-cell table:style-name="ce1" office:value-type="string">
            <text:p>2.0072e-05</text:p>
          </table:table-cell>
          <table:table-cell office:value-type="float" office:value="0">
            <text:p>0</text:p>
          </table:table-cell>
          <table:table-cell table:style-name="ce1" office:value-type="string">
            <text:p>6.7444e-08</text:p>
          </table:table-cell>
          <table:table-cell table:style-name="ce1" office:value-type="string">
            <text:p>9.5597e-14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P20]*1000000" office:value-type="float" office:value="846.13">
            <text:p>846.13</text:p>
          </table:table-cell>
          <table:table-cell table:formula="of:=[.Q20]*1000000" office:value-type="float" office:value="214.64">
            <text:p>214.64</text:p>
          </table:table-cell>
          <table:table-cell table:formula="of:=[.R20]*1000000" office:value-type="float" office:value="288">
            <text:p>288</text:p>
          </table:table-cell>
          <table:table-cell table:formula="of:=[.S20]*1000000" office:value-type="float" office:value="12.485">
            <text:p>12.485</text:p>
          </table:table-cell>
          <table:table-cell table:formula="of:=[.T20]*1000000" office:value-type="float" office:value="0.1336">
            <text:p>0.1336</text:p>
          </table:table-cell>
          <table:table-cell table:formula="of:=[.U20]*1000000" office:value-type="float" office:value="0.031764">
            <text:p>0.031764</text:p>
          </table:table-cell>
          <table:table-cell table:formula="of:=[.V20]*1000000" office:value-type="float" office:value="0.000000092581">
            <text:p>9.2581E-008</text:p>
          </table:table-cell>
          <table:table-cell table:formula="of:=[.W20]*1000000" office:value-type="float" office:value="846.12">
            <text:p>846.12</text:p>
          </table:table-cell>
          <table:table-cell table:formula="of:=[.X20]*1000000" office:value-type="float" office:value="214.64">
            <text:p>214.64</text:p>
          </table:table-cell>
          <table:table-cell table:formula="of:=[.Y20]*1000000" office:value-type="float" office:value="288.01">
            <text:p>288.01</text:p>
          </table:table-cell>
          <table:table-cell table:formula="of:=[.Z20]*1000000" office:value-type="float" office:value="20.099">
            <text:p>20.099</text:p>
          </table:table-cell>
          <table:table-cell table:formula="of:=[.AA20]*1000000" office:value-type="float" office:value="0">
            <text:p>0</text:p>
          </table:table-cell>
          <table:table-cell table:formula="of:=[.AB20]*1000000" office:value-type="float" office:value="0.031765">
            <text:p>0.031765</text:p>
          </table:table-cell>
          <table:table-cell table:formula="of:=[.AC20]*1000000" office:value-type="float" office:value="0.00000009258">
            <text:p>9.258E-008</text:p>
          </table:table-cell>
          <table:table-cell office:value-type="float" office:value="0.00084613">
            <text:p>0.00084613</text:p>
          </table:table-cell>
          <table:table-cell office:value-type="float" office:value="0.00021464">
            <text:p>0.00021464</text:p>
          </table:table-cell>
          <table:table-cell office:value-type="float" office:value="0.000288">
            <text:p>0.000288</text:p>
          </table:table-cell>
          <table:table-cell table:style-name="ce1" office:value-type="string">
            <text:p>1.2485e-05</text:p>
          </table:table-cell>
          <table:table-cell table:style-name="ce1" office:value-type="string">
            <text:p>1.336e-07</text:p>
          </table:table-cell>
          <table:table-cell table:style-name="ce1" office:value-type="string">
            <text:p>3.1764e-08</text:p>
          </table:table-cell>
          <table:table-cell table:style-name="ce1" office:value-type="string">
            <text:p>9.2581e-14</text:p>
          </table:table-cell>
          <table:table-cell office:value-type="float" office:value="0.00084612">
            <text:p>0.00084612</text:p>
          </table:table-cell>
          <table:table-cell office:value-type="float" office:value="0.00021464">
            <text:p>0.00021464</text:p>
          </table:table-cell>
          <table:table-cell office:value-type="float" office:value="0.00028801">
            <text:p>0.00028801</text:p>
          </table:table-cell>
          <table:table-cell table:style-name="ce1" office:value-type="string">
            <text:p>2.0099e-05</text:p>
          </table:table-cell>
          <table:table-cell office:value-type="float" office:value="0">
            <text:p>0</text:p>
          </table:table-cell>
          <table:table-cell table:style-name="ce1" office:value-type="string">
            <text:p>3.1765e-08</text:p>
          </table:table-cell>
          <table:table-cell table:style-name="ce1" office:value-type="string">
            <text:p>9.258e-14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P21]*1000000" office:value-type="float" office:value="825.71">
            <text:p>825.71</text:p>
          </table:table-cell>
          <table:table-cell table:formula="of:=[.Q21]*1000000" office:value-type="float" office:value="213.13">
            <text:p>213.13</text:p>
          </table:table-cell>
          <table:table-cell table:formula="of:=[.R21]*1000000" office:value-type="float" office:value="311.58">
            <text:p>311.58</text:p>
          </table:table-cell>
          <table:table-cell table:formula="of:=[.S21]*1000000" office:value-type="float" office:value="11.904">
            <text:p>11.904</text:p>
          </table:table-cell>
          <table:table-cell table:formula="of:=[.T21]*1000000" office:value-type="float" office:value="0.13822">
            <text:p>0.13822</text:p>
          </table:table-cell>
          <table:table-cell table:formula="of:=[.U21]*1000000" office:value-type="float" office:value="0.013806">
            <text:p>0.013806</text:p>
          </table:table-cell>
          <table:table-cell table:formula="of:=[.V21]*1000000" office:value-type="float" office:value="0.000000089684">
            <text:p>8.9684E-008</text:p>
          </table:table-cell>
          <table:table-cell table:formula="of:=[.W21]*1000000" office:value-type="float" office:value="825.71">
            <text:p>825.71</text:p>
          </table:table-cell>
          <table:table-cell table:formula="of:=[.X21]*1000000" office:value-type="float" office:value="213.12">
            <text:p>213.12</text:p>
          </table:table-cell>
          <table:table-cell table:formula="of:=[.Y21]*1000000" office:value-type="float" office:value="311.58">
            <text:p>311.58</text:p>
          </table:table-cell>
          <table:table-cell table:formula="of:=[.Z21]*1000000" office:value-type="float" office:value="20.109">
            <text:p>20.109</text:p>
          </table:table-cell>
          <table:table-cell table:formula="of:=[.AA21]*1000000" office:value-type="float" office:value="0">
            <text:p>0</text:p>
          </table:table-cell>
          <table:table-cell table:formula="of:=[.AB21]*1000000" office:value-type="float" office:value="0.013806">
            <text:p>0.013806</text:p>
          </table:table-cell>
          <table:table-cell table:formula="of:=[.AC21]*1000000" office:value-type="float" office:value="0.000000089683">
            <text:p>8.9683E-008</text:p>
          </table:table-cell>
          <table:table-cell office:value-type="float" office:value="0.00082571">
            <text:p>0.00082571</text:p>
          </table:table-cell>
          <table:table-cell office:value-type="float" office:value="0.00021313">
            <text:p>0.00021313</text:p>
          </table:table-cell>
          <table:table-cell office:value-type="float" office:value="0.00031158">
            <text:p>0.00031158</text:p>
          </table:table-cell>
          <table:table-cell table:style-name="ce1" office:value-type="string">
            <text:p>1.1904e-05</text:p>
          </table:table-cell>
          <table:table-cell table:style-name="ce1" office:value-type="string">
            <text:p>1.3822e-07</text:p>
          </table:table-cell>
          <table:table-cell table:style-name="ce1" office:value-type="string">
            <text:p>1.3806e-08</text:p>
          </table:table-cell>
          <table:table-cell table:style-name="ce1" office:value-type="string">
            <text:p>8.9684e-14</text:p>
          </table:table-cell>
          <table:table-cell office:value-type="float" office:value="0.00082571">
            <text:p>0.00082571</text:p>
          </table:table-cell>
          <table:table-cell office:value-type="float" office:value="0.00021312">
            <text:p>0.00021312</text:p>
          </table:table-cell>
          <table:table-cell office:value-type="float" office:value="0.00031158">
            <text:p>0.00031158</text:p>
          </table:table-cell>
          <table:table-cell table:style-name="ce1" office:value-type="string">
            <text:p>2.0109e-05</text:p>
          </table:table-cell>
          <table:table-cell office:value-type="float" office:value="0">
            <text:p>0</text:p>
          </table:table-cell>
          <table:table-cell table:style-name="ce1" office:value-type="string">
            <text:p>1.3806e-08</text:p>
          </table:table-cell>
          <table:table-cell table:style-name="ce1" office:value-type="string">
            <text:p>8.9683e-14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P22]*1000000" office:value-type="float" office:value="806.67">
            <text:p>806.67</text:p>
          </table:table-cell>
          <table:table-cell table:formula="of:=[.Q22]*1000000" office:value-type="float" office:value="211.09">
            <text:p>211.09</text:p>
          </table:table-cell>
          <table:table-cell table:formula="of:=[.R22]*1000000" office:value-type="float" office:value="334.15">
            <text:p>334.15</text:p>
          </table:table-cell>
          <table:table-cell table:formula="of:=[.S22]*1000000" office:value-type="float" office:value="11.33">
            <text:p>11.33</text:p>
          </table:table-cell>
          <table:table-cell table:formula="of:=[.T22]*1000000" office:value-type="float" office:value="0.14249">
            <text:p>0.14249</text:p>
          </table:table-cell>
          <table:table-cell table:formula="of:=[.U22]*1000000" office:value-type="float" office:value="0.0055653">
            <text:p>0.0055653</text:p>
          </table:table-cell>
          <table:table-cell table:formula="of:=[.V22]*1000000" office:value-type="float" office:value="0.000000086895">
            <text:p>8.6895E-008</text:p>
          </table:table-cell>
          <table:table-cell table:formula="of:=[.W22]*1000000" office:value-type="float" office:value="806.66">
            <text:p>806.66</text:p>
          </table:table-cell>
          <table:table-cell table:formula="of:=[.X22]*1000000" office:value-type="float" office:value="211.08">
            <text:p>211.08</text:p>
          </table:table-cell>
          <table:table-cell table:formula="of:=[.Y22]*1000000" office:value-type="float" office:value="334.15">
            <text:p>334.15</text:p>
          </table:table-cell>
          <table:table-cell table:formula="of:=[.Z22]*1000000" office:value-type="float" office:value="20.111">
            <text:p>20.111</text:p>
          </table:table-cell>
          <table:table-cell table:formula="of:=[.AA22]*1000000" office:value-type="float" office:value="0">
            <text:p>0</text:p>
          </table:table-cell>
          <table:table-cell table:formula="of:=[.AB22]*1000000" office:value-type="float" office:value="0.0055656">
            <text:p>0.0055656</text:p>
          </table:table-cell>
          <table:table-cell table:formula="of:=[.AC22]*1000000" office:value-type="float" office:value="0.000000086894">
            <text:p>8.6894E-008</text:p>
          </table:table-cell>
          <table:table-cell office:value-type="float" office:value="0.00080667">
            <text:p>0.00080667</text:p>
          </table:table-cell>
          <table:table-cell office:value-type="float" office:value="0.00021109">
            <text:p>0.00021109</text:p>
          </table:table-cell>
          <table:table-cell office:value-type="float" office:value="0.00033415">
            <text:p>0.00033415</text:p>
          </table:table-cell>
          <table:table-cell table:style-name="ce1" office:value-type="string">
            <text:p>1.133e-05</text:p>
          </table:table-cell>
          <table:table-cell table:style-name="ce1" office:value-type="string">
            <text:p>1.4249e-07</text:p>
          </table:table-cell>
          <table:table-cell table:style-name="ce1" office:value-type="string">
            <text:p>5.5653e-09</text:p>
          </table:table-cell>
          <table:table-cell table:style-name="ce1" office:value-type="string">
            <text:p>8.6895e-14</text:p>
          </table:table-cell>
          <table:table-cell office:value-type="float" office:value="0.00080666">
            <text:p>0.00080666</text:p>
          </table:table-cell>
          <table:table-cell office:value-type="float" office:value="0.00021108">
            <text:p>0.00021108</text:p>
          </table:table-cell>
          <table:table-cell office:value-type="float" office:value="0.00033415">
            <text:p>0.00033415</text:p>
          </table:table-cell>
          <table:table-cell table:style-name="ce1" office:value-type="string">
            <text:p>2.0111e-05</text:p>
          </table:table-cell>
          <table:table-cell office:value-type="float" office:value="0">
            <text:p>0</text:p>
          </table:table-cell>
          <table:table-cell table:style-name="ce1" office:value-type="string">
            <text:p>5.5656e-09</text:p>
          </table:table-cell>
          <table:table-cell table:style-name="ce1" office:value-type="string">
            <text:p>8.6894e-14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P23]*1000000" office:value-type="float" office:value="788.82">
            <text:p>788.82</text:p>
          </table:table-cell>
          <table:table-cell table:formula="of:=[.Q23]*1000000" office:value-type="float" office:value="208.7">
            <text:p>208.7</text:p>
          </table:table-cell>
          <table:table-cell table:formula="of:=[.R23]*1000000" office:value-type="float" office:value="355.74">
            <text:p>355.74</text:p>
          </table:table-cell>
          <table:table-cell table:formula="of:=[.S23]*1000000" office:value-type="float" office:value="10.772">
            <text:p>10.772</text:p>
          </table:table-cell>
          <table:table-cell table:formula="of:=[.T23]*1000000" office:value-type="float" office:value="0.14643">
            <text:p>0.14643</text:p>
          </table:table-cell>
          <table:table-cell table:formula="of:=[.U23]*1000000" office:value-type="float" office:value="0.0020932">
            <text:p>0.0020932</text:p>
          </table:table-cell>
          <table:table-cell table:formula="of:=[.V23]*1000000" office:value-type="float" office:value="0.000000084203">
            <text:p>8.4203E-008</text:p>
          </table:table-cell>
          <table:table-cell table:formula="of:=[.W23]*1000000" office:value-type="float" office:value="788.82">
            <text:p>788.82</text:p>
          </table:table-cell>
          <table:table-cell table:formula="of:=[.X23]*1000000" office:value-type="float" office:value="208.69">
            <text:p>208.69</text:p>
          </table:table-cell>
          <table:table-cell table:formula="of:=[.Y23]*1000000" office:value-type="float" office:value="355.74">
            <text:p>355.74</text:p>
          </table:table-cell>
          <table:table-cell table:formula="of:=[.Z23]*1000000" office:value-type="float" office:value="20.108">
            <text:p>20.108</text:p>
          </table:table-cell>
          <table:table-cell table:formula="of:=[.AA23]*1000000" office:value-type="float" office:value="0">
            <text:p>0</text:p>
          </table:table-cell>
          <table:table-cell table:formula="of:=[.AB23]*1000000" office:value-type="float" office:value="0.0020933">
            <text:p>0.0020933</text:p>
          </table:table-cell>
          <table:table-cell table:formula="of:=[.AC23]*1000000" office:value-type="float" office:value="0.000000084202">
            <text:p>8.4202E-008</text:p>
          </table:table-cell>
          <table:table-cell office:value-type="float" office:value="0.00078882">
            <text:p>0.00078882</text:p>
          </table:table-cell>
          <table:table-cell office:value-type="float" office:value="0.0002087">
            <text:p>0.0002087</text:p>
          </table:table-cell>
          <table:table-cell office:value-type="float" office:value="0.00035574">
            <text:p>0.00035574</text:p>
          </table:table-cell>
          <table:table-cell table:style-name="ce1" office:value-type="string">
            <text:p>1.0772e-05</text:p>
          </table:table-cell>
          <table:table-cell table:style-name="ce1" office:value-type="string">
            <text:p>1.4643e-07</text:p>
          </table:table-cell>
          <table:table-cell table:style-name="ce1" office:value-type="string">
            <text:p>2.0932e-09</text:p>
          </table:table-cell>
          <table:table-cell table:style-name="ce1" office:value-type="string">
            <text:p>8.4203e-14</text:p>
          </table:table-cell>
          <table:table-cell office:value-type="float" office:value="0.00078882">
            <text:p>0.00078882</text:p>
          </table:table-cell>
          <table:table-cell office:value-type="float" office:value="0.00020869">
            <text:p>0.00020869</text:p>
          </table:table-cell>
          <table:table-cell office:value-type="float" office:value="0.00035574">
            <text:p>0.00035574</text:p>
          </table:table-cell>
          <table:table-cell table:style-name="ce1" office:value-type="string">
            <text:p>2.0108e-05</text:p>
          </table:table-cell>
          <table:table-cell office:value-type="float" office:value="0">
            <text:p>0</text:p>
          </table:table-cell>
          <table:table-cell table:style-name="ce1" office:value-type="string">
            <text:p>2.0933e-09</text:p>
          </table:table-cell>
          <table:table-cell table:style-name="ce1" office:value-type="string">
            <text:p>8.4202e-14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P24]*1000000" office:value-type="float" office:value="772.03">
            <text:p>772.03</text:p>
          </table:table-cell>
          <table:table-cell table:formula="of:=[.Q24]*1000000" office:value-type="float" office:value="206.07">
            <text:p>206.07</text:p>
          </table:table-cell>
          <table:table-cell table:formula="of:=[.R24]*1000000" office:value-type="float" office:value="376.39">
            <text:p>376.39</text:p>
          </table:table-cell>
          <table:table-cell table:formula="of:=[.S24]*1000000" office:value-type="float" office:value="10.231">
            <text:p>10.231</text:p>
          </table:table-cell>
          <table:table-cell table:formula="of:=[.T24]*1000000" office:value-type="float" office:value="0.15005">
            <text:p>0.15005</text:p>
          </table:table-cell>
          <table:table-cell table:formula="of:=[.U24]*1000000" office:value-type="float" office:value="0.00073899">
            <text:p>0.00073899</text:p>
          </table:table-cell>
          <table:table-cell table:formula="of:=[.V24]*1000000" office:value-type="float" office:value="0.000000081601">
            <text:p>8.1601E-008</text:p>
          </table:table-cell>
          <table:table-cell table:formula="of:=[.W24]*1000000" office:value-type="float" office:value="772.03">
            <text:p>772.03</text:p>
          </table:table-cell>
          <table:table-cell table:formula="of:=[.X24]*1000000" office:value-type="float" office:value="206.06">
            <text:p>206.06</text:p>
          </table:table-cell>
          <table:table-cell table:formula="of:=[.Y24]*1000000" office:value-type="float" office:value="376.39">
            <text:p>376.39</text:p>
          </table:table-cell>
          <table:table-cell table:formula="of:=[.Z24]*1000000" office:value-type="float" office:value="20.104">
            <text:p>20.104</text:p>
          </table:table-cell>
          <table:table-cell table:formula="of:=[.AA24]*1000000" office:value-type="float" office:value="0">
            <text:p>0</text:p>
          </table:table-cell>
          <table:table-cell table:formula="of:=[.AB24]*1000000" office:value-type="float" office:value="0.00073906">
            <text:p>0.00073906</text:p>
          </table:table-cell>
          <table:table-cell table:formula="of:=[.AC24]*1000000" office:value-type="float" office:value="0.0000000816">
            <text:p>8.16E-008</text:p>
          </table:table-cell>
          <table:table-cell office:value-type="float" office:value="0.00077203">
            <text:p>0.00077203</text:p>
          </table:table-cell>
          <table:table-cell office:value-type="float" office:value="0.00020607">
            <text:p>0.00020607</text:p>
          </table:table-cell>
          <table:table-cell office:value-type="float" office:value="0.00037639">
            <text:p>0.00037639</text:p>
          </table:table-cell>
          <table:table-cell table:style-name="ce1" office:value-type="string">
            <text:p>1.0231e-05</text:p>
          </table:table-cell>
          <table:table-cell table:style-name="ce1" office:value-type="string">
            <text:p>1.5005e-07</text:p>
          </table:table-cell>
          <table:table-cell table:style-name="ce1" office:value-type="string">
            <text:p>7.3899e-10</text:p>
          </table:table-cell>
          <table:table-cell table:style-name="ce1" office:value-type="string">
            <text:p>8.1601e-14</text:p>
          </table:table-cell>
          <table:table-cell office:value-type="float" office:value="0.00077203">
            <text:p>0.00077203</text:p>
          </table:table-cell>
          <table:table-cell office:value-type="float" office:value="0.00020606">
            <text:p>0.00020606</text:p>
          </table:table-cell>
          <table:table-cell office:value-type="float" office:value="0.00037639">
            <text:p>0.00037639</text:p>
          </table:table-cell>
          <table:table-cell table:style-name="ce1" office:value-type="string">
            <text:p>2.0104e-05</text:p>
          </table:table-cell>
          <table:table-cell office:value-type="float" office:value="0">
            <text:p>0</text:p>
          </table:table-cell>
          <table:table-cell table:style-name="ce1" office:value-type="string">
            <text:p>7.3906e-10</text:p>
          </table:table-cell>
          <table:table-cell table:style-name="ce1" office:value-type="string">
            <text:p>8.16e-14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P25]*1000000" office:value-type="float" office:value="756.18">
            <text:p>756.18</text:p>
          </table:table-cell>
          <table:table-cell table:formula="of:=[.Q25]*1000000" office:value-type="float" office:value="203.3">
            <text:p>203.3</text:p>
          </table:table-cell>
          <table:table-cell table:formula="of:=[.R25]*1000000" office:value-type="float" office:value="396.13">
            <text:p>396.13</text:p>
          </table:table-cell>
          <table:table-cell table:formula="of:=[.S25]*1000000" office:value-type="float" office:value="9.7095">
            <text:p>9.7095</text:p>
          </table:table-cell>
          <table:table-cell table:formula="of:=[.T25]*1000000" office:value-type="float" office:value="0.15338">
            <text:p>0.15338</text:p>
          </table:table-cell>
          <table:table-cell table:formula="of:=[.U25]*1000000" office:value-type="float" office:value="0.0002463">
            <text:p>0.0002463</text:p>
          </table:table-cell>
          <table:table-cell table:formula="of:=[.V25]*1000000" office:value-type="float" office:value="0.000000079084">
            <text:p>7.9084E-008</text:p>
          </table:table-cell>
          <table:table-cell table:formula="of:=[.W25]*1000000" office:value-type="float" office:value="756.17">
            <text:p>756.17</text:p>
          </table:table-cell>
          <table:table-cell table:formula="of:=[.X25]*1000000" office:value-type="float" office:value="203.29">
            <text:p>203.29</text:p>
          </table:table-cell>
          <table:table-cell table:formula="of:=[.Y25]*1000000" office:value-type="float" office:value="396.14">
            <text:p>396.14</text:p>
          </table:table-cell>
          <table:table-cell table:formula="of:=[.Z25]*1000000" office:value-type="float" office:value="20.1">
            <text:p>20.1</text:p>
          </table:table-cell>
          <table:table-cell table:formula="of:=[.AA25]*1000000" office:value-type="float" office:value="0">
            <text:p>0</text:p>
          </table:table-cell>
          <table:table-cell table:formula="of:=[.AB25]*1000000" office:value-type="float" office:value="0.00024633">
            <text:p>0.00024633</text:p>
          </table:table-cell>
          <table:table-cell table:formula="of:=[.AC25]*1000000" office:value-type="float" office:value="0.000000079083">
            <text:p>7.9083E-008</text:p>
          </table:table-cell>
          <table:table-cell office:value-type="float" office:value="0.00075618">
            <text:p>0.00075618</text:p>
          </table:table-cell>
          <table:table-cell office:value-type="float" office:value="0.0002033">
            <text:p>0.0002033</text:p>
          </table:table-cell>
          <table:table-cell office:value-type="float" office:value="0.00039613">
            <text:p>0.00039613</text:p>
          </table:table-cell>
          <table:table-cell table:style-name="ce1" office:value-type="string">
            <text:p>9.7095e-06</text:p>
          </table:table-cell>
          <table:table-cell table:style-name="ce1" office:value-type="string">
            <text:p>1.5338e-07</text:p>
          </table:table-cell>
          <table:table-cell table:style-name="ce1" office:value-type="string">
            <text:p>2.463e-10</text:p>
          </table:table-cell>
          <table:table-cell table:style-name="ce1" office:value-type="string">
            <text:p>7.9084e-14</text:p>
          </table:table-cell>
          <table:table-cell office:value-type="float" office:value="0.00075617">
            <text:p>0.00075617</text:p>
          </table:table-cell>
          <table:table-cell office:value-type="float" office:value="0.00020329">
            <text:p>0.00020329</text:p>
          </table:table-cell>
          <table:table-cell office:value-type="float" office:value="0.00039614">
            <text:p>0.00039614</text:p>
          </table:table-cell>
          <table:table-cell table:style-name="ce1" office:value-type="string">
            <text:p>2.01e-05</text:p>
          </table:table-cell>
          <table:table-cell office:value-type="float" office:value="0">
            <text:p>0</text:p>
          </table:table-cell>
          <table:table-cell table:style-name="ce1" office:value-type="string">
            <text:p>2.4633e-10</text:p>
          </table:table-cell>
          <table:table-cell table:style-name="ce1" office:value-type="string">
            <text:p>7.9083e-14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P26]*1000000" office:value-type="float" office:value="741.16">
            <text:p>741.16</text:p>
          </table:table-cell>
          <table:table-cell table:formula="of:=[.Q26]*1000000" office:value-type="float" office:value="200.46">
            <text:p>200.46</text:p>
          </table:table-cell>
          <table:table-cell table:formula="of:=[.R26]*1000000" office:value-type="float" office:value="415.03">
            <text:p>415.03</text:p>
          </table:table-cell>
          <table:table-cell table:formula="of:=[.S26]*1000000" office:value-type="float" office:value="9.2086">
            <text:p>9.2086</text:p>
          </table:table-cell>
          <table:table-cell table:formula="of:=[.T26]*1000000" office:value-type="float" office:value="0.15644">
            <text:p>0.15644</text:p>
          </table:table-cell>
          <table:table-cell table:formula="of:=[.U26]*1000000" office:value-type="float" office:value="0.000077907">
            <text:p>0.000077907</text:p>
          </table:table-cell>
          <table:table-cell table:formula="of:=[.V26]*1000000" office:value-type="float" office:value="0.000000076648">
            <text:p>7.6648E-008</text:p>
          </table:table-cell>
          <table:table-cell table:formula="of:=[.W26]*1000000" office:value-type="float" office:value="741.15">
            <text:p>741.15</text:p>
          </table:table-cell>
          <table:table-cell table:formula="of:=[.X26]*1000000" office:value-type="float" office:value="200.45">
            <text:p>200.45</text:p>
          </table:table-cell>
          <table:table-cell table:formula="of:=[.Y26]*1000000" office:value-type="float" office:value="415.03">
            <text:p>415.03</text:p>
          </table:table-cell>
          <table:table-cell table:formula="of:=[.Z26]*1000000" office:value-type="float" office:value="20.095">
            <text:p>20.095</text:p>
          </table:table-cell>
          <table:table-cell table:formula="of:=[.AA26]*1000000" office:value-type="float" office:value="0">
            <text:p>0</text:p>
          </table:table-cell>
          <table:table-cell table:formula="of:=[.AB26]*1000000" office:value-type="float" office:value="0.000077917">
            <text:p>0.000077917</text:p>
          </table:table-cell>
          <table:table-cell table:formula="of:=[.AC26]*1000000" office:value-type="float" office:value="0.000000076647">
            <text:p>7.6647E-008</text:p>
          </table:table-cell>
          <table:table-cell office:value-type="float" office:value="0.00074116">
            <text:p>0.00074116</text:p>
          </table:table-cell>
          <table:table-cell office:value-type="float" office:value="0.00020046">
            <text:p>0.00020046</text:p>
          </table:table-cell>
          <table:table-cell office:value-type="float" office:value="0.00041503">
            <text:p>0.00041503</text:p>
          </table:table-cell>
          <table:table-cell table:style-name="ce1" office:value-type="string">
            <text:p>9.2086e-06</text:p>
          </table:table-cell>
          <table:table-cell table:style-name="ce1" office:value-type="string">
            <text:p>1.5644e-07</text:p>
          </table:table-cell>
          <table:table-cell table:style-name="ce1" office:value-type="string">
            <text:p>7.7907e-11</text:p>
          </table:table-cell>
          <table:table-cell table:style-name="ce1" office:value-type="string">
            <text:p>7.6648e-14</text:p>
          </table:table-cell>
          <table:table-cell office:value-type="float" office:value="0.00074115">
            <text:p>0.00074115</text:p>
          </table:table-cell>
          <table:table-cell office:value-type="float" office:value="0.00020045">
            <text:p>0.00020045</text:p>
          </table:table-cell>
          <table:table-cell office:value-type="float" office:value="0.00041503">
            <text:p>0.00041503</text:p>
          </table:table-cell>
          <table:table-cell table:style-name="ce1" office:value-type="string">
            <text:p>2.0095e-05</text:p>
          </table:table-cell>
          <table:table-cell office:value-type="float" office:value="0">
            <text:p>0</text:p>
          </table:table-cell>
          <table:table-cell table:style-name="ce1" office:value-type="string">
            <text:p>7.7917e-11</text:p>
          </table:table-cell>
          <table:table-cell table:style-name="ce1" office:value-type="string">
            <text:p>7.6647e-14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P27]*1000000" office:value-type="float" office:value="726.88">
            <text:p>726.88</text:p>
          </table:table-cell>
          <table:table-cell table:formula="of:=[.Q27]*1000000" office:value-type="float" office:value="197.59">
            <text:p>197.59</text:p>
          </table:table-cell>
          <table:table-cell table:formula="of:=[.R27]*1000000" office:value-type="float" office:value="433.13">
            <text:p>433.13</text:p>
          </table:table-cell>
          <table:table-cell table:formula="of:=[.S27]*1000000" office:value-type="float" office:value="8.7282">
            <text:p>8.7282</text:p>
          </table:table-cell>
          <table:table-cell table:formula="of:=[.T27]*1000000" office:value-type="float" office:value="0.15926">
            <text:p>0.15926</text:p>
          </table:table-cell>
          <table:table-cell table:formula="of:=[.U27]*1000000" office:value-type="float" office:value="0.000023498">
            <text:p>0.000023498</text:p>
          </table:table-cell>
          <table:table-cell table:formula="of:=[.V27]*1000000" office:value-type="float" office:value="0.00000007429">
            <text:p>7.429E-008</text:p>
          </table:table-cell>
          <table:table-cell table:formula="of:=[.W27]*1000000" office:value-type="float" office:value="726.88">
            <text:p>726.88</text:p>
          </table:table-cell>
          <table:table-cell table:formula="of:=[.X27]*1000000" office:value-type="float" office:value="197.58">
            <text:p>197.58</text:p>
          </table:table-cell>
          <table:table-cell table:formula="of:=[.Y27]*1000000" office:value-type="float" office:value="433.13">
            <text:p>433.13</text:p>
          </table:table-cell>
          <table:table-cell table:formula="of:=[.Z27]*1000000" office:value-type="float" office:value="20.091">
            <text:p>20.091</text:p>
          </table:table-cell>
          <table:table-cell table:formula="of:=[.AA27]*1000000" office:value-type="float" office:value="0">
            <text:p>0</text:p>
          </table:table-cell>
          <table:table-cell table:formula="of:=[.AB27]*1000000" office:value-type="float" office:value="0.000023502">
            <text:p>0.000023502</text:p>
          </table:table-cell>
          <table:table-cell table:formula="of:=[.AC27]*1000000" office:value-type="float" office:value="0.000000074289">
            <text:p>7.4289E-008</text:p>
          </table:table-cell>
          <table:table-cell office:value-type="float" office:value="0.00072688">
            <text:p>0.00072688</text:p>
          </table:table-cell>
          <table:table-cell office:value-type="float" office:value="0.00019759">
            <text:p>0.00019759</text:p>
          </table:table-cell>
          <table:table-cell office:value-type="float" office:value="0.00043313">
            <text:p>0.00043313</text:p>
          </table:table-cell>
          <table:table-cell table:style-name="ce1" office:value-type="string">
            <text:p>8.7282e-06</text:p>
          </table:table-cell>
          <table:table-cell table:style-name="ce1" office:value-type="string">
            <text:p>1.5926e-07</text:p>
          </table:table-cell>
          <table:table-cell table:style-name="ce1" office:value-type="string">
            <text:p>2.3498e-11</text:p>
          </table:table-cell>
          <table:table-cell table:style-name="ce1" office:value-type="string">
            <text:p>7.429e-14</text:p>
          </table:table-cell>
          <table:table-cell office:value-type="float" office:value="0.00072688">
            <text:p>0.00072688</text:p>
          </table:table-cell>
          <table:table-cell office:value-type="float" office:value="0.00019758">
            <text:p>0.00019758</text:p>
          </table:table-cell>
          <table:table-cell office:value-type="float" office:value="0.00043313">
            <text:p>0.00043313</text:p>
          </table:table-cell>
          <table:table-cell table:style-name="ce1" office:value-type="string">
            <text:p>2.0091e-05</text:p>
          </table:table-cell>
          <table:table-cell office:value-type="float" office:value="0">
            <text:p>0</text:p>
          </table:table-cell>
          <table:table-cell table:style-name="ce1" office:value-type="string">
            <text:p>2.3502e-11</text:p>
          </table:table-cell>
          <table:table-cell table:style-name="ce1" office:value-type="string">
            <text:p>7.4289e-14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P28]*1000000" office:value-type="float" office:value="713.27">
            <text:p>713.27</text:p>
          </table:table-cell>
          <table:table-cell table:formula="of:=[.Q28]*1000000" office:value-type="float" office:value="194.73">
            <text:p>194.73</text:p>
          </table:table-cell>
          <table:table-cell table:formula="of:=[.R28]*1000000" office:value-type="float" office:value="450.48">
            <text:p>450.48</text:p>
          </table:table-cell>
          <table:table-cell table:formula="of:=[.S28]*1000000" office:value-type="float" office:value="8.2679">
            <text:p>8.2679</text:p>
          </table:table-cell>
          <table:table-cell table:formula="of:=[.T28]*1000000" office:value-type="float" office:value="0.16186">
            <text:p>0.16186</text:p>
          </table:table-cell>
          <table:table-cell table:formula="of:=[.U28]*1000000" office:value-type="float" office:value="0.0000067871">
            <text:p>6.7871E-006</text:p>
          </table:table-cell>
          <table:table-cell table:formula="of:=[.V28]*1000000" office:value-type="float" office:value="0.000000072006">
            <text:p>0.000000072</text:p>
          </table:table-cell>
          <table:table-cell table:formula="of:=[.W28]*1000000" office:value-type="float" office:value="713.27">
            <text:p>713.27</text:p>
          </table:table-cell>
          <table:table-cell table:formula="of:=[.X28]*1000000" office:value-type="float" office:value="194.72">
            <text:p>194.72</text:p>
          </table:table-cell>
          <table:table-cell table:formula="of:=[.Y28]*1000000" office:value-type="float" office:value="450.48">
            <text:p>450.48</text:p>
          </table:table-cell>
          <table:table-cell table:formula="of:=[.Z28]*1000000" office:value-type="float" office:value="20.088">
            <text:p>20.088</text:p>
          </table:table-cell>
          <table:table-cell table:formula="of:=[.AA28]*1000000" office:value-type="float" office:value="0">
            <text:p>0</text:p>
          </table:table-cell>
          <table:table-cell table:formula="of:=[.AB28]*1000000" office:value-type="float" office:value="0.0000067882">
            <text:p>6.7882E-006</text:p>
          </table:table-cell>
          <table:table-cell table:formula="of:=[.AC28]*1000000" office:value-type="float" office:value="0.000000072006">
            <text:p>0.000000072</text:p>
          </table:table-cell>
          <table:table-cell office:value-type="float" office:value="0.00071327">
            <text:p>0.00071327</text:p>
          </table:table-cell>
          <table:table-cell office:value-type="float" office:value="0.00019473">
            <text:p>0.00019473</text:p>
          </table:table-cell>
          <table:table-cell office:value-type="float" office:value="0.00045048">
            <text:p>0.00045048</text:p>
          </table:table-cell>
          <table:table-cell table:style-name="ce1" office:value-type="string">
            <text:p>8.2679e-06</text:p>
          </table:table-cell>
          <table:table-cell table:style-name="ce1" office:value-type="string">
            <text:p>1.6186e-07</text:p>
          </table:table-cell>
          <table:table-cell table:style-name="ce1" office:value-type="string">
            <text:p>6.7871e-12</text:p>
          </table:table-cell>
          <table:table-cell table:style-name="ce1" office:value-type="string">
            <text:p>7.2006e-14</text:p>
          </table:table-cell>
          <table:table-cell office:value-type="float" office:value="0.00071327">
            <text:p>0.00071327</text:p>
          </table:table-cell>
          <table:table-cell office:value-type="float" office:value="0.00019472">
            <text:p>0.00019472</text:p>
          </table:table-cell>
          <table:table-cell office:value-type="float" office:value="0.00045048">
            <text:p>0.00045048</text:p>
          </table:table-cell>
          <table:table-cell table:style-name="ce1" office:value-type="string">
            <text:p>2.0088e-05</text:p>
          </table:table-cell>
          <table:table-cell office:value-type="float" office:value="0">
            <text:p>0</text:p>
          </table:table-cell>
          <table:table-cell table:style-name="ce1" office:value-type="string">
            <text:p>6.7882e-12</text:p>
          </table:table-cell>
          <table:table-cell table:style-name="ce1" office:value-type="string">
            <text:p>7.2006e-14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P29]*1000000" office:value-type="float" office:value="700.26">
            <text:p>700.26</text:p>
          </table:table-cell>
          <table:table-cell table:formula="of:=[.Q29]*1000000" office:value-type="float" office:value="191.9">
            <text:p>191.9</text:p>
          </table:table-cell>
          <table:table-cell table:formula="of:=[.R29]*1000000" office:value-type="float" office:value="467.13">
            <text:p>467.13</text:p>
          </table:table-cell>
          <table:table-cell table:formula="of:=[.S29]*1000000" office:value-type="float" office:value="7.8273">
            <text:p>7.8273</text:p>
          </table:table-cell>
          <table:table-cell table:formula="of:=[.T29]*1000000" office:value-type="float" office:value="0.16426">
            <text:p>0.16426</text:p>
          </table:table-cell>
          <table:table-cell table:formula="of:=[.U29]*1000000" office:value-type="float" office:value="0.0000018843">
            <text:p>1.8843E-006</text:p>
          </table:table-cell>
          <table:table-cell table:formula="of:=[.V29]*1000000" office:value-type="float" office:value="0.000000069795">
            <text:p>6.9795E-008</text:p>
          </table:table-cell>
          <table:table-cell table:formula="of:=[.W29]*1000000" office:value-type="float" office:value="700.26">
            <text:p>700.26</text:p>
          </table:table-cell>
          <table:table-cell table:formula="of:=[.X29]*1000000" office:value-type="float" office:value="191.89">
            <text:p>191.89</text:p>
          </table:table-cell>
          <table:table-cell table:formula="of:=[.Y29]*1000000" office:value-type="float" office:value="467.13">
            <text:p>467.13</text:p>
          </table:table-cell>
          <table:table-cell table:formula="of:=[.Z29]*1000000" office:value-type="float" office:value="20.084">
            <text:p>20.084</text:p>
          </table:table-cell>
          <table:table-cell table:formula="of:=[.AA29]*1000000" office:value-type="float" office:value="0">
            <text:p>0</text:p>
          </table:table-cell>
          <table:table-cell table:formula="of:=[.AB29]*1000000" office:value-type="float" office:value="0.0000018847">
            <text:p>1.8847E-006</text:p>
          </table:table-cell>
          <table:table-cell table:formula="of:=[.AC29]*1000000" office:value-type="float" office:value="0.000000069794">
            <text:p>6.9794E-008</text:p>
          </table:table-cell>
          <table:table-cell office:value-type="float" office:value="0.00070026">
            <text:p>0.00070026</text:p>
          </table:table-cell>
          <table:table-cell office:value-type="float" office:value="0.0001919">
            <text:p>0.0001919</text:p>
          </table:table-cell>
          <table:table-cell office:value-type="float" office:value="0.00046713">
            <text:p>0.00046713</text:p>
          </table:table-cell>
          <table:table-cell table:style-name="ce1" office:value-type="string">
            <text:p>7.8273e-06</text:p>
          </table:table-cell>
          <table:table-cell table:style-name="ce1" office:value-type="string">
            <text:p>1.6426e-07</text:p>
          </table:table-cell>
          <table:table-cell table:style-name="ce1" office:value-type="string">
            <text:p>1.8843e-12</text:p>
          </table:table-cell>
          <table:table-cell table:style-name="ce1" office:value-type="string">
            <text:p>6.9795e-14</text:p>
          </table:table-cell>
          <table:table-cell office:value-type="float" office:value="0.00070026">
            <text:p>0.00070026</text:p>
          </table:table-cell>
          <table:table-cell office:value-type="float" office:value="0.00019189">
            <text:p>0.00019189</text:p>
          </table:table-cell>
          <table:table-cell office:value-type="float" office:value="0.00046713">
            <text:p>0.00046713</text:p>
          </table:table-cell>
          <table:table-cell table:style-name="ce1" office:value-type="string">
            <text:p>2.0084e-05</text:p>
          </table:table-cell>
          <table:table-cell office:value-type="float" office:value="0">
            <text:p>0</text:p>
          </table:table-cell>
          <table:table-cell table:style-name="ce1" office:value-type="string">
            <text:p>1.8847e-12</text:p>
          </table:table-cell>
          <table:table-cell table:style-name="ce1" office:value-type="string">
            <text:p>6.9794e-14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P30]*1000000" office:value-type="float" office:value="687.79">
            <text:p>687.79</text:p>
          </table:table-cell>
          <table:table-cell table:formula="of:=[.Q30]*1000000" office:value-type="float" office:value="189.11">
            <text:p>189.11</text:p>
          </table:table-cell>
          <table:table-cell table:formula="of:=[.R30]*1000000" office:value-type="float" office:value="483.14">
            <text:p>483.14</text:p>
          </table:table-cell>
          <table:table-cell table:formula="of:=[.S30]*1000000" office:value-type="float" office:value="7.4061">
            <text:p>7.4061</text:p>
          </table:table-cell>
          <table:table-cell table:formula="of:=[.T30]*1000000" office:value-type="float" office:value="0.16648">
            <text:p>0.16648</text:p>
          </table:table-cell>
          <table:table-cell table:formula="of:=[.U30]*1000000" office:value-type="float" office:value="0.00000050453">
            <text:p>5.0453E-007</text:p>
          </table:table-cell>
          <table:table-cell table:formula="of:=[.V30]*1000000" office:value-type="float" office:value="0.000000067653">
            <text:p>6.7653E-008</text:p>
          </table:table-cell>
          <table:table-cell table:formula="of:=[.W30]*1000000" office:value-type="float" office:value="687.79">
            <text:p>687.79</text:p>
          </table:table-cell>
          <table:table-cell table:formula="of:=[.X30]*1000000" office:value-type="float" office:value="189.1">
            <text:p>189.1</text:p>
          </table:table-cell>
          <table:table-cell table:formula="of:=[.Y30]*1000000" office:value-type="float" office:value="483.14">
            <text:p>483.14</text:p>
          </table:table-cell>
          <table:table-cell table:formula="of:=[.Z30]*1000000" office:value-type="float" office:value="20.081">
            <text:p>20.081</text:p>
          </table:table-cell>
          <table:table-cell table:formula="of:=[.AA30]*1000000" office:value-type="float" office:value="0">
            <text:p>0</text:p>
          </table:table-cell>
          <table:table-cell table:formula="of:=[.AB30]*1000000" office:value-type="float" office:value="0.00000050463">
            <text:p>5.0463E-007</text:p>
          </table:table-cell>
          <table:table-cell table:formula="of:=[.AC30]*1000000" office:value-type="float" office:value="0.000000067653">
            <text:p>6.7653E-008</text:p>
          </table:table-cell>
          <table:table-cell office:value-type="float" office:value="0.00068779">
            <text:p>0.00068779</text:p>
          </table:table-cell>
          <table:table-cell office:value-type="float" office:value="0.00018911">
            <text:p>0.00018911</text:p>
          </table:table-cell>
          <table:table-cell office:value-type="float" office:value="0.00048314">
            <text:p>0.00048314</text:p>
          </table:table-cell>
          <table:table-cell table:style-name="ce1" office:value-type="string">
            <text:p>7.4061e-06</text:p>
          </table:table-cell>
          <table:table-cell table:style-name="ce1" office:value-type="string">
            <text:p>1.6648e-07</text:p>
          </table:table-cell>
          <table:table-cell table:style-name="ce1" office:value-type="string">
            <text:p>5.0453e-13</text:p>
          </table:table-cell>
          <table:table-cell table:style-name="ce1" office:value-type="string">
            <text:p>6.7653e-14</text:p>
          </table:table-cell>
          <table:table-cell office:value-type="float" office:value="0.00068779">
            <text:p>0.00068779</text:p>
          </table:table-cell>
          <table:table-cell office:value-type="float" office:value="0.0001891">
            <text:p>0.0001891</text:p>
          </table:table-cell>
          <table:table-cell office:value-type="float" office:value="0.00048314">
            <text:p>0.00048314</text:p>
          </table:table-cell>
          <table:table-cell table:style-name="ce1" office:value-type="string">
            <text:p>2.0081e-05</text:p>
          </table:table-cell>
          <table:table-cell office:value-type="float" office:value="0">
            <text:p>0</text:p>
          </table:table-cell>
          <table:table-cell table:style-name="ce1" office:value-type="string">
            <text:p>5.0463e-13</text:p>
          </table:table-cell>
          <table:table-cell table:style-name="ce1" office:value-type="string">
            <text:p>6.7653e-14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P31]*1000000" office:value-type="float" office:value="675.82">
            <text:p>675.82</text:p>
          </table:table-cell>
          <table:table-cell table:formula="of:=[.Q31]*1000000" office:value-type="float" office:value="186.39">
            <text:p>186.39</text:p>
          </table:table-cell>
          <table:table-cell table:formula="of:=[.R31]*1000000" office:value-type="float" office:value="498.54">
            <text:p>498.54</text:p>
          </table:table-cell>
          <table:table-cell table:formula="of:=[.S31]*1000000" office:value-type="float" office:value="7.0035">
            <text:p>7.0035</text:p>
          </table:table-cell>
          <table:table-cell table:formula="of:=[.T31]*1000000" office:value-type="float" office:value="0.16853">
            <text:p>0.16853</text:p>
          </table:table-cell>
          <table:table-cell table:formula="of:=[.U31]*1000000" office:value-type="float" office:value="0.00000013066">
            <text:p>1.3066E-007</text:p>
          </table:table-cell>
          <table:table-cell table:formula="of:=[.V31]*1000000" office:value-type="float" office:value="0.000000065578">
            <text:p>6.5578E-008</text:p>
          </table:table-cell>
          <table:table-cell table:formula="of:=[.W31]*1000000" office:value-type="float" office:value="675.81">
            <text:p>675.81</text:p>
          </table:table-cell>
          <table:table-cell table:formula="of:=[.X31]*1000000" office:value-type="float" office:value="186.38">
            <text:p>186.38</text:p>
          </table:table-cell>
          <table:table-cell table:formula="of:=[.Y31]*1000000" office:value-type="float" office:value="498.54">
            <text:p>498.54</text:p>
          </table:table-cell>
          <table:table-cell table:formula="of:=[.Z31]*1000000" office:value-type="float" office:value="20.078">
            <text:p>20.078</text:p>
          </table:table-cell>
          <table:table-cell table:formula="of:=[.AA31]*1000000" office:value-type="float" office:value="0">
            <text:p>0</text:p>
          </table:table-cell>
          <table:table-cell table:formula="of:=[.AB31]*1000000" office:value-type="float" office:value="0.00000013069">
            <text:p>1.3069E-007</text:p>
          </table:table-cell>
          <table:table-cell table:formula="of:=[.AC31]*1000000" office:value-type="float" office:value="0.000000065578">
            <text:p>6.5578E-008</text:p>
          </table:table-cell>
          <table:table-cell office:value-type="float" office:value="0.00067582">
            <text:p>0.00067582</text:p>
          </table:table-cell>
          <table:table-cell office:value-type="float" office:value="0.00018639">
            <text:p>0.00018639</text:p>
          </table:table-cell>
          <table:table-cell office:value-type="float" office:value="0.00049854">
            <text:p>0.00049854</text:p>
          </table:table-cell>
          <table:table-cell table:style-name="ce1" office:value-type="string">
            <text:p>7.0035e-06</text:p>
          </table:table-cell>
          <table:table-cell table:style-name="ce1" office:value-type="string">
            <text:p>1.6853e-07</text:p>
          </table:table-cell>
          <table:table-cell table:style-name="ce1" office:value-type="string">
            <text:p>1.3066e-13</text:p>
          </table:table-cell>
          <table:table-cell table:style-name="ce1" office:value-type="string">
            <text:p>6.5578e-14</text:p>
          </table:table-cell>
          <table:table-cell office:value-type="float" office:value="0.00067581">
            <text:p>0.00067581</text:p>
          </table:table-cell>
          <table:table-cell office:value-type="float" office:value="0.00018638">
            <text:p>0.00018638</text:p>
          </table:table-cell>
          <table:table-cell office:value-type="float" office:value="0.00049854">
            <text:p>0.00049854</text:p>
          </table:table-cell>
          <table:table-cell table:style-name="ce1" office:value-type="string">
            <text:p>2.0078e-05</text:p>
          </table:table-cell>
          <table:table-cell office:value-type="float" office:value="0">
            <text:p>0</text:p>
          </table:table-cell>
          <table:table-cell table:style-name="ce1" office:value-type="string">
            <text:p>1.3069e-13</text:p>
          </table:table-cell>
          <table:table-cell table:style-name="ce1" office:value-type="string">
            <text:p>6.5578e-14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P32]*1000000" office:value-type="float" office:value="664.29">
            <text:p>664.29</text:p>
          </table:table-cell>
          <table:table-cell table:formula="of:=[.Q32]*1000000" office:value-type="float" office:value="183.73">
            <text:p>183.73</text:p>
          </table:table-cell>
          <table:table-cell table:formula="of:=[.R32]*1000000" office:value-type="float" office:value="513.39">
            <text:p>513.39</text:p>
          </table:table-cell>
          <table:table-cell table:formula="of:=[.S32]*1000000" office:value-type="float" office:value="6.6189">
            <text:p>6.6189</text:p>
          </table:table-cell>
          <table:table-cell table:formula="of:=[.T32]*1000000" office:value-type="float" office:value="0.17045">
            <text:p>0.17045</text:p>
          </table:table-cell>
          <table:table-cell table:formula="of:=[.U32]*1000000" office:value-type="float" office:value="0.000000032816">
            <text:p>3.2816E-008</text:p>
          </table:table-cell>
          <table:table-cell table:formula="of:=[.V32]*1000000" office:value-type="float" office:value="0.000000063569">
            <text:p>6.3569E-008</text:p>
          </table:table-cell>
          <table:table-cell table:formula="of:=[.W32]*1000000" office:value-type="float" office:value="664.28">
            <text:p>664.28</text:p>
          </table:table-cell>
          <table:table-cell table:formula="of:=[.X32]*1000000" office:value-type="float" office:value="183.72">
            <text:p>183.72</text:p>
          </table:table-cell>
          <table:table-cell table:formula="of:=[.Y32]*1000000" office:value-type="float" office:value="513.39">
            <text:p>513.39</text:p>
          </table:table-cell>
          <table:table-cell table:formula="of:=[.Z32]*1000000" office:value-type="float" office:value="20.076">
            <text:p>20.076</text:p>
          </table:table-cell>
          <table:table-cell table:formula="of:=[.AA32]*1000000" office:value-type="float" office:value="0">
            <text:p>0</text:p>
          </table:table-cell>
          <table:table-cell table:formula="of:=[.AB32]*1000000" office:value-type="float" office:value="0.000000032821">
            <text:p>3.2821E-008</text:p>
          </table:table-cell>
          <table:table-cell table:formula="of:=[.AC32]*1000000" office:value-type="float" office:value="0.000000063568">
            <text:p>6.3568E-008</text:p>
          </table:table-cell>
          <table:table-cell office:value-type="float" office:value="0.00066429">
            <text:p>0.00066429</text:p>
          </table:table-cell>
          <table:table-cell office:value-type="float" office:value="0.00018373">
            <text:p>0.00018373</text:p>
          </table:table-cell>
          <table:table-cell office:value-type="float" office:value="0.00051339">
            <text:p>0.00051339</text:p>
          </table:table-cell>
          <table:table-cell table:style-name="ce1" office:value-type="string">
            <text:p>6.6189e-06</text:p>
          </table:table-cell>
          <table:table-cell table:style-name="ce1" office:value-type="string">
            <text:p>1.7045e-07</text:p>
          </table:table-cell>
          <table:table-cell table:style-name="ce1" office:value-type="string">
            <text:p>3.2816e-14</text:p>
          </table:table-cell>
          <table:table-cell table:style-name="ce1" office:value-type="string">
            <text:p>6.3569e-14</text:p>
          </table:table-cell>
          <table:table-cell office:value-type="float" office:value="0.00066428">
            <text:p>0.00066428</text:p>
          </table:table-cell>
          <table:table-cell office:value-type="float" office:value="0.00018372">
            <text:p>0.00018372</text:p>
          </table:table-cell>
          <table:table-cell office:value-type="float" office:value="0.00051339">
            <text:p>0.00051339</text:p>
          </table:table-cell>
          <table:table-cell table:style-name="ce1" office:value-type="string">
            <text:p>2.0076e-05</text:p>
          </table:table-cell>
          <table:table-cell office:value-type="float" office:value="0">
            <text:p>0</text:p>
          </table:table-cell>
          <table:table-cell table:style-name="ce1" office:value-type="string">
            <text:p>3.2821e-14</text:p>
          </table:table-cell>
          <table:table-cell table:style-name="ce1" office:value-type="string">
            <text:p>6.3568e-14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P33]*1000000" office:value-type="float" office:value="653.16">
            <text:p>653.16</text:p>
          </table:table-cell>
          <table:table-cell table:formula="of:=[.Q33]*1000000" office:value-type="float" office:value="181.13">
            <text:p>181.13</text:p>
          </table:table-cell>
          <table:table-cell table:formula="of:=[.R33]*1000000" office:value-type="float" office:value="527.72">
            <text:p>527.72</text:p>
          </table:table-cell>
          <table:table-cell table:formula="of:=[.S33]*1000000" office:value-type="float" office:value="6.2518">
            <text:p>6.2518</text:p>
          </table:table-cell>
          <table:table-cell table:formula="of:=[.T33]*1000000" office:value-type="float" office:value="0.17224">
            <text:p>0.17224</text:p>
          </table:table-cell>
          <table:table-cell table:formula="of:=[.U33]*1000000" office:value-type="float" office:value="0.0000000080118">
            <text:p>0.000000008</text:p>
          </table:table-cell>
          <table:table-cell table:formula="of:=[.V33]*1000000" office:value-type="float" office:value="0.000000061622">
            <text:p>6.1622E-008</text:p>
          </table:table-cell>
          <table:table-cell table:formula="of:=[.W33]*1000000" office:value-type="float" office:value="653.16">
            <text:p>653.16</text:p>
          </table:table-cell>
          <table:table-cell table:formula="of:=[.X33]*1000000" office:value-type="float" office:value="181.12">
            <text:p>181.12</text:p>
          </table:table-cell>
          <table:table-cell table:formula="of:=[.Y33]*1000000" office:value-type="float" office:value="527.72">
            <text:p>527.72</text:p>
          </table:table-cell>
          <table:table-cell table:formula="of:=[.Z33]*1000000" office:value-type="float" office:value="20.073">
            <text:p>20.073</text:p>
          </table:table-cell>
          <table:table-cell table:formula="of:=[.AA33]*1000000" office:value-type="float" office:value="0">
            <text:p>0</text:p>
          </table:table-cell>
          <table:table-cell table:formula="of:=[.AB33]*1000000" office:value-type="float" office:value="0.0000000080196">
            <text:p>0.000000008</text:p>
          </table:table-cell>
          <table:table-cell table:formula="of:=[.AC33]*1000000" office:value-type="float" office:value="0.000000061621">
            <text:p>6.1621E-008</text:p>
          </table:table-cell>
          <table:table-cell office:value-type="float" office:value="0.00065316">
            <text:p>0.00065316</text:p>
          </table:table-cell>
          <table:table-cell office:value-type="float" office:value="0.00018113">
            <text:p>0.00018113</text:p>
          </table:table-cell>
          <table:table-cell office:value-type="float" office:value="0.00052772">
            <text:p>0.00052772</text:p>
          </table:table-cell>
          <table:table-cell table:style-name="ce1" office:value-type="string">
            <text:p>6.2518e-06</text:p>
          </table:table-cell>
          <table:table-cell table:style-name="ce1" office:value-type="string">
            <text:p>1.7224e-07</text:p>
          </table:table-cell>
          <table:table-cell table:style-name="ce1" office:value-type="string">
            <text:p>8.0118e-15</text:p>
          </table:table-cell>
          <table:table-cell table:style-name="ce1" office:value-type="string">
            <text:p>6.1622e-14</text:p>
          </table:table-cell>
          <table:table-cell office:value-type="float" office:value="0.00065316">
            <text:p>0.00065316</text:p>
          </table:table-cell>
          <table:table-cell office:value-type="float" office:value="0.00018112">
            <text:p>0.00018112</text:p>
          </table:table-cell>
          <table:table-cell office:value-type="float" office:value="0.00052772">
            <text:p>0.00052772</text:p>
          </table:table-cell>
          <table:table-cell table:style-name="ce1" office:value-type="string">
            <text:p>2.0073e-05</text:p>
          </table:table-cell>
          <table:table-cell office:value-type="float" office:value="0">
            <text:p>0</text:p>
          </table:table-cell>
          <table:table-cell table:style-name="ce1" office:value-type="string">
            <text:p>8.0196e-15</text:p>
          </table:table-cell>
          <table:table-cell table:style-name="ce1" office:value-type="string">
            <text:p>6.1621e-14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P34]*1000000" office:value-type="float" office:value="642.41">
            <text:p>642.41</text:p>
          </table:table-cell>
          <table:table-cell table:formula="of:=[.Q34]*1000000" office:value-type="float" office:value="178.61">
            <text:p>178.61</text:p>
          </table:table-cell>
          <table:table-cell table:formula="of:=[.R34]*1000000" office:value-type="float" office:value="541.57">
            <text:p>541.57</text:p>
          </table:table-cell>
          <table:table-cell table:formula="of:=[.S34]*1000000" office:value-type="float" office:value="5.9014">
            <text:p>5.9014</text:p>
          </table:table-cell>
          <table:table-cell table:formula="of:=[.T34]*1000000" office:value-type="float" office:value="0.17392">
            <text:p>0.17392</text:p>
          </table:table-cell>
          <table:table-cell table:formula="of:=[.U34]*1000000" office:value-type="float" office:value="0.0000000019024">
            <text:p>1.9024E-009</text:p>
          </table:table-cell>
          <table:table-cell table:formula="of:=[.V34]*1000000" office:value-type="float" office:value="0.000000059735">
            <text:p>5.9735E-008</text:p>
          </table:table-cell>
          <table:table-cell table:formula="of:=[.W34]*1000000" office:value-type="float" office:value="642.41">
            <text:p>642.41</text:p>
          </table:table-cell>
          <table:table-cell table:formula="of:=[.X34]*1000000" office:value-type="float" office:value="178.6">
            <text:p>178.6</text:p>
          </table:table-cell>
          <table:table-cell table:formula="of:=[.Y34]*1000000" office:value-type="float" office:value="541.57">
            <text:p>541.57</text:p>
          </table:table-cell>
          <table:table-cell table:formula="of:=[.Z34]*1000000" office:value-type="float" office:value="20.071">
            <text:p>20.071</text:p>
          </table:table-cell>
          <table:table-cell table:formula="of:=[.AA34]*1000000" office:value-type="float" office:value="0">
            <text:p>0</text:p>
          </table:table-cell>
          <table:table-cell table:formula="of:=[.AB34]*1000000" office:value-type="float" office:value="0.0000000019125">
            <text:p>1.9125E-009</text:p>
          </table:table-cell>
          <table:table-cell table:formula="of:=[.AC34]*1000000" office:value-type="float" office:value="0.000000059735">
            <text:p>5.9735E-008</text:p>
          </table:table-cell>
          <table:table-cell office:value-type="float" office:value="0.00064241">
            <text:p>0.00064241</text:p>
          </table:table-cell>
          <table:table-cell office:value-type="float" office:value="0.00017861">
            <text:p>0.00017861</text:p>
          </table:table-cell>
          <table:table-cell office:value-type="float" office:value="0.00054157">
            <text:p>0.00054157</text:p>
          </table:table-cell>
          <table:table-cell table:style-name="ce1" office:value-type="string">
            <text:p>5.9014e-06</text:p>
          </table:table-cell>
          <table:table-cell table:style-name="ce1" office:value-type="string">
            <text:p>1.7392e-07</text:p>
          </table:table-cell>
          <table:table-cell table:style-name="ce1" office:value-type="string">
            <text:p>1.9024e-15</text:p>
          </table:table-cell>
          <table:table-cell table:style-name="ce1" office:value-type="string">
            <text:p>5.9735e-14</text:p>
          </table:table-cell>
          <table:table-cell office:value-type="float" office:value="0.00064241">
            <text:p>0.00064241</text:p>
          </table:table-cell>
          <table:table-cell office:value-type="float" office:value="0.0001786">
            <text:p>0.0001786</text:p>
          </table:table-cell>
          <table:table-cell office:value-type="float" office:value="0.00054157">
            <text:p>0.00054157</text:p>
          </table:table-cell>
          <table:table-cell table:style-name="ce1" office:value-type="string">
            <text:p>2.0071e-05</text:p>
          </table:table-cell>
          <table:table-cell office:value-type="float" office:value="0">
            <text:p>0</text:p>
          </table:table-cell>
          <table:table-cell table:style-name="ce1" office:value-type="string">
            <text:p>1.9125e-15</text:p>
          </table:table-cell>
          <table:table-cell table:style-name="ce1" office:value-type="string">
            <text:p>5.9735e-14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P35]*1000000" office:value-type="float" office:value="632">
            <text:p>632</text:p>
          </table:table-cell>
          <table:table-cell table:formula="of:=[.Q35]*1000000" office:value-type="float" office:value="176.15">
            <text:p>176.15</text:p>
          </table:table-cell>
          <table:table-cell table:formula="of:=[.R35]*1000000" office:value-type="float" office:value="554.97">
            <text:p>554.97</text:p>
          </table:table-cell>
          <table:table-cell table:formula="of:=[.S35]*1000000" office:value-type="float" office:value="5.5672">
            <text:p>5.5672</text:p>
          </table:table-cell>
          <table:table-cell table:formula="of:=[.T35]*1000000" office:value-type="float" office:value="0.17551">
            <text:p>0.17551</text:p>
          </table:table-cell>
          <table:table-cell table:formula="of:=[.U35]*1000000" office:value-type="float" office:value="0.00000000043754">
            <text:p>4.3754E-010</text:p>
          </table:table-cell>
          <table:table-cell table:formula="of:=[.V35]*1000000" office:value-type="float" office:value="0.000000057908">
            <text:p>5.7908E-008</text:p>
          </table:table-cell>
          <table:table-cell table:formula="of:=[.W35]*1000000" office:value-type="float" office:value="632">
            <text:p>632</text:p>
          </table:table-cell>
          <table:table-cell table:formula="of:=[.X35]*1000000" office:value-type="float" office:value="176.14">
            <text:p>176.14</text:p>
          </table:table-cell>
          <table:table-cell table:formula="of:=[.Y35]*1000000" office:value-type="float" office:value="554.98">
            <text:p>554.98</text:p>
          </table:table-cell>
          <table:table-cell table:formula="of:=[.Z35]*1000000" office:value-type="float" office:value="20.069">
            <text:p>20.069</text:p>
          </table:table-cell>
          <table:table-cell table:formula="of:=[.AA35]*1000000" office:value-type="float" office:value="0">
            <text:p>0</text:p>
          </table:table-cell>
          <table:table-cell table:formula="of:=[.AB35]*1000000" office:value-type="float" office:value="0.00000000044335">
            <text:p>4.4335E-010</text:p>
          </table:table-cell>
          <table:table-cell table:formula="of:=[.AC35]*1000000" office:value-type="float" office:value="0.000000057907">
            <text:p>5.7907E-008</text:p>
          </table:table-cell>
          <table:table-cell office:value-type="float" office:value="0.000632">
            <text:p>0.000632</text:p>
          </table:table-cell>
          <table:table-cell office:value-type="float" office:value="0.00017615">
            <text:p>0.00017615</text:p>
          </table:table-cell>
          <table:table-cell office:value-type="float" office:value="0.00055497">
            <text:p>0.00055497</text:p>
          </table:table-cell>
          <table:table-cell table:style-name="ce1" office:value-type="string">
            <text:p>5.5672e-06</text:p>
          </table:table-cell>
          <table:table-cell table:style-name="ce1" office:value-type="string">
            <text:p>1.7551e-07</text:p>
          </table:table-cell>
          <table:table-cell table:style-name="ce1" office:value-type="string">
            <text:p>4.3754e-16</text:p>
          </table:table-cell>
          <table:table-cell table:style-name="ce1" office:value-type="string">
            <text:p>5.7908e-14</text:p>
          </table:table-cell>
          <table:table-cell office:value-type="float" office:value="0.000632">
            <text:p>0.000632</text:p>
          </table:table-cell>
          <table:table-cell office:value-type="float" office:value="0.00017614">
            <text:p>0.00017614</text:p>
          </table:table-cell>
          <table:table-cell office:value-type="float" office:value="0.00055498">
            <text:p>0.00055498</text:p>
          </table:table-cell>
          <table:table-cell table:style-name="ce1" office:value-type="string">
            <text:p>2.0069e-05</text:p>
          </table:table-cell>
          <table:table-cell office:value-type="float" office:value="0">
            <text:p>0</text:p>
          </table:table-cell>
          <table:table-cell table:style-name="ce1" office:value-type="string">
            <text:p>4.4335e-16</text:p>
          </table:table-cell>
          <table:table-cell table:style-name="ce1" office:value-type="string">
            <text:p>5.7907e-14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P36]*1000000" office:value-type="float" office:value="621.91">
            <text:p>621.91</text:p>
          </table:table-cell>
          <table:table-cell table:formula="of:=[.Q36]*1000000" office:value-type="float" office:value="173.76">
            <text:p>173.76</text:p>
          </table:table-cell>
          <table:table-cell table:formula="of:=[.R36]*1000000" office:value-type="float" office:value="567.96">
            <text:p>567.96</text:p>
          </table:table-cell>
          <table:table-cell table:formula="of:=[.S36]*1000000" office:value-type="float" office:value="5.2485">
            <text:p>5.2485</text:p>
          </table:table-cell>
          <table:table-cell table:formula="of:=[.T36]*1000000" office:value-type="float" office:value="0.17701">
            <text:p>0.17701</text:p>
          </table:table-cell>
          <table:table-cell table:formula="of:=[.U36]*1000000" office:value-type="float" office:value="0.000000000095328">
            <text:p>9.5328E-011</text:p>
          </table:table-cell>
          <table:table-cell table:formula="of:=[.V36]*1000000" office:value-type="float" office:value="0.000000056137">
            <text:p>5.6137E-008</text:p>
          </table:table-cell>
          <table:table-cell table:formula="of:=[.W36]*1000000" office:value-type="float" office:value="621.91">
            <text:p>621.91</text:p>
          </table:table-cell>
          <table:table-cell table:formula="of:=[.X36]*1000000" office:value-type="float" office:value="173.75">
            <text:p>173.75</text:p>
          </table:table-cell>
          <table:table-cell table:formula="of:=[.Y36]*1000000" office:value-type="float" office:value="567.96">
            <text:p>567.96</text:p>
          </table:table-cell>
          <table:table-cell table:formula="of:=[.Z36]*1000000" office:value-type="float" office:value="20.067">
            <text:p>20.067</text:p>
          </table:table-cell>
          <table:table-cell table:formula="of:=[.AA36]*1000000" office:value-type="float" office:value="0">
            <text:p>0</text:p>
          </table:table-cell>
          <table:table-cell table:formula="of:=[.AB36]*1000000" office:value-type="float" office:value="0.00000000010081">
            <text:p>1.0081E-010</text:p>
          </table:table-cell>
          <table:table-cell table:formula="of:=[.AC36]*1000000" office:value-type="float" office:value="0.000000056136">
            <text:p>5.6136E-008</text:p>
          </table:table-cell>
          <table:table-cell office:value-type="float" office:value="0.00062191">
            <text:p>0.00062191</text:p>
          </table:table-cell>
          <table:table-cell office:value-type="float" office:value="0.00017376">
            <text:p>0.00017376</text:p>
          </table:table-cell>
          <table:table-cell office:value-type="float" office:value="0.00056796">
            <text:p>0.00056796</text:p>
          </table:table-cell>
          <table:table-cell table:style-name="ce1" office:value-type="string">
            <text:p>5.2485e-06</text:p>
          </table:table-cell>
          <table:table-cell table:style-name="ce1" office:value-type="string">
            <text:p>1.7701e-07</text:p>
          </table:table-cell>
          <table:table-cell table:style-name="ce1" office:value-type="string">
            <text:p>9.5328e-17</text:p>
          </table:table-cell>
          <table:table-cell table:style-name="ce1" office:value-type="string">
            <text:p>5.6137e-14</text:p>
          </table:table-cell>
          <table:table-cell office:value-type="float" office:value="0.00062191">
            <text:p>0.00062191</text:p>
          </table:table-cell>
          <table:table-cell office:value-type="float" office:value="0.00017375">
            <text:p>0.00017375</text:p>
          </table:table-cell>
          <table:table-cell office:value-type="float" office:value="0.00056796">
            <text:p>0.00056796</text:p>
          </table:table-cell>
          <table:table-cell table:style-name="ce1" office:value-type="string">
            <text:p>2.0067e-05</text:p>
          </table:table-cell>
          <table:table-cell office:value-type="float" office:value="0">
            <text:p>0</text:p>
          </table:table-cell>
          <table:table-cell table:style-name="ce1" office:value-type="string">
            <text:p>1.0081e-16</text:p>
          </table:table-cell>
          <table:table-cell table:style-name="ce1" office:value-type="string">
            <text:p>5.6136e-14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P37]*1000000" office:value-type="float" office:value="612.1">
            <text:p>612.1</text:p>
          </table:table-cell>
          <table:table-cell table:formula="of:=[.Q37]*1000000" office:value-type="float" office:value="171.43">
            <text:p>171.43</text:p>
          </table:table-cell>
          <table:table-cell table:formula="of:=[.R37]*1000000" office:value-type="float" office:value="580.57">
            <text:p>580.57</text:p>
          </table:table-cell>
          <table:table-cell table:formula="of:=[.S37]*1000000" office:value-type="float" office:value="4.9448">
            <text:p>4.9448</text:p>
          </table:table-cell>
          <table:table-cell table:formula="of:=[.T37]*1000000" office:value-type="float" office:value="0.17843">
            <text:p>0.17843</text:p>
          </table:table-cell>
          <table:table-cell table:formula="of:=[.U37]*1000000" office:value-type="float" office:value="0.000000000016315">
            <text:p>1.6315E-011</text:p>
          </table:table-cell>
          <table:table-cell table:formula="of:=[.V37]*1000000" office:value-type="float" office:value="0.000000054421">
            <text:p>5.4421E-008</text:p>
          </table:table-cell>
          <table:table-cell table:formula="of:=[.W37]*1000000" office:value-type="float" office:value="612.1">
            <text:p>612.1</text:p>
          </table:table-cell>
          <table:table-cell table:formula="of:=[.X37]*1000000" office:value-type="float" office:value="171.42">
            <text:p>171.42</text:p>
          </table:table-cell>
          <table:table-cell table:formula="of:=[.Y37]*1000000" office:value-type="float" office:value="580.57">
            <text:p>580.57</text:p>
          </table:table-cell>
          <table:table-cell table:formula="of:=[.Z37]*1000000" office:value-type="float" office:value="20.065">
            <text:p>20.065</text:p>
          </table:table-cell>
          <table:table-cell table:formula="of:=[.AA37]*1000000" office:value-type="float" office:value="0">
            <text:p>0</text:p>
          </table:table-cell>
          <table:table-cell table:formula="of:=[.AB37]*1000000" office:value-type="float" office:value="0.000000000022574">
            <text:p>2.2574E-011</text:p>
          </table:table-cell>
          <table:table-cell table:formula="of:=[.AC37]*1000000" office:value-type="float" office:value="0.000000054421">
            <text:p>5.4421E-008</text:p>
          </table:table-cell>
          <table:table-cell office:value-type="float" office:value="0.0006121">
            <text:p>0.0006121</text:p>
          </table:table-cell>
          <table:table-cell office:value-type="float" office:value="0.00017143">
            <text:p>0.00017143</text:p>
          </table:table-cell>
          <table:table-cell office:value-type="float" office:value="0.00058057">
            <text:p>0.00058057</text:p>
          </table:table-cell>
          <table:table-cell table:style-name="ce1" office:value-type="string">
            <text:p>4.9448e-06</text:p>
          </table:table-cell>
          <table:table-cell table:style-name="ce1" office:value-type="string">
            <text:p>1.7843e-07</text:p>
          </table:table-cell>
          <table:table-cell table:style-name="ce1" office:value-type="string">
            <text:p>1.6315e-17</text:p>
          </table:table-cell>
          <table:table-cell table:style-name="ce1" office:value-type="string">
            <text:p>5.4421e-14</text:p>
          </table:table-cell>
          <table:table-cell office:value-type="float" office:value="0.0006121">
            <text:p>0.0006121</text:p>
          </table:table-cell>
          <table:table-cell office:value-type="float" office:value="0.00017142">
            <text:p>0.00017142</text:p>
          </table:table-cell>
          <table:table-cell office:value-type="float" office:value="0.00058057">
            <text:p>0.00058057</text:p>
          </table:table-cell>
          <table:table-cell table:style-name="ce1" office:value-type="string">
            <text:p>2.0065e-05</text:p>
          </table:table-cell>
          <table:table-cell office:value-type="float" office:value="0">
            <text:p>0</text:p>
          </table:table-cell>
          <table:table-cell table:style-name="ce1" office:value-type="string">
            <text:p>2.2574e-17</text:p>
          </table:table-cell>
          <table:table-cell table:style-name="ce1" office:value-type="string">
            <text:p>5.4421e-14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P38]*1000000" office:value-type="float" office:value="602.57">
            <text:p>602.57</text:p>
          </table:table-cell>
          <table:table-cell table:formula="of:=[.Q38]*1000000" office:value-type="float" office:value="169.16">
            <text:p>169.16</text:p>
          </table:table-cell>
          <table:table-cell table:formula="of:=[.R38]*1000000" office:value-type="float" office:value="592.82">
            <text:p>592.82</text:p>
          </table:table-cell>
          <table:table-cell table:formula="of:=[.S38]*1000000" office:value-type="float" office:value="4.6554">
            <text:p>4.6554</text:p>
          </table:table-cell>
          <table:table-cell table:formula="of:=[.T38]*1000000" office:value-type="float" office:value="0.1798">
            <text:p>0.1798</text:p>
          </table:table-cell>
          <table:table-cell table:formula="of:=[.U38]*1000000" office:value-type="float" office:value="-0.000000000000017998">
            <text:p>-1.7998E-014</text:p>
          </table:table-cell>
          <table:table-cell table:formula="of:=[.V38]*1000000" office:value-type="float" office:value="0.000000052759">
            <text:p>5.2759E-008</text:p>
          </table:table-cell>
          <table:table-cell table:formula="of:=[.W38]*1000000" office:value-type="float" office:value="602.57">
            <text:p>602.57</text:p>
          </table:table-cell>
          <table:table-cell table:formula="of:=[.X38]*1000000" office:value-type="float" office:value="169.15">
            <text:p>169.15</text:p>
          </table:table-cell>
          <table:table-cell table:formula="of:=[.Y38]*1000000" office:value-type="float" office:value="592.82">
            <text:p>592.82</text:p>
          </table:table-cell>
          <table:table-cell table:formula="of:=[.Z38]*1000000" office:value-type="float" office:value="20.064">
            <text:p>20.064</text:p>
          </table:table-cell>
          <table:table-cell table:formula="of:=[.AA38]*1000000" office:value-type="float" office:value="0">
            <text:p>0</text:p>
          </table:table-cell>
          <table:table-cell table:formula="of:=[.AB38]*1000000" office:value-type="float" office:value="0.0000000000056858">
            <text:p>5.6858E-012</text:p>
          </table:table-cell>
          <table:table-cell table:formula="of:=[.AC38]*1000000" office:value-type="float" office:value="0.000000052758">
            <text:p>5.2758E-008</text:p>
          </table:table-cell>
          <table:table-cell office:value-type="float" office:value="0.00060257">
            <text:p>0.00060257</text:p>
          </table:table-cell>
          <table:table-cell office:value-type="float" office:value="0.00016916">
            <text:p>0.00016916</text:p>
          </table:table-cell>
          <table:table-cell office:value-type="float" office:value="0.00059282">
            <text:p>0.00059282</text:p>
          </table:table-cell>
          <table:table-cell table:style-name="ce1" office:value-type="string">
            <text:p>4.6554e-06</text:p>
          </table:table-cell>
          <table:table-cell table:style-name="ce1" office:value-type="string">
            <text:p>1.798e-07</text:p>
          </table:table-cell>
          <table:table-cell table:style-name="ce1" office:value-type="string">
            <text:p>-1.7998e-20</text:p>
          </table:table-cell>
          <table:table-cell table:style-name="ce1" office:value-type="string">
            <text:p>5.2759e-14</text:p>
          </table:table-cell>
          <table:table-cell office:value-type="float" office:value="0.00060257">
            <text:p>0.00060257</text:p>
          </table:table-cell>
          <table:table-cell office:value-type="float" office:value="0.00016915">
            <text:p>0.00016915</text:p>
          </table:table-cell>
          <table:table-cell office:value-type="float" office:value="0.00059282">
            <text:p>0.00059282</text:p>
          </table:table-cell>
          <table:table-cell table:style-name="ce1" office:value-type="string">
            <text:p>2.0064e-05</text:p>
          </table:table-cell>
          <table:table-cell office:value-type="float" office:value="0">
            <text:p>0</text:p>
          </table:table-cell>
          <table:table-cell table:style-name="ce1" office:value-type="string">
            <text:p>5.6858e-18</text:p>
          </table:table-cell>
          <table:table-cell table:style-name="ce1" office:value-type="string">
            <text:p>5.2758e-14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P39]*1000000" office:value-type="float" office:value="593.29">
            <text:p>593.29</text:p>
          </table:table-cell>
          <table:table-cell table:formula="of:=[.Q39]*1000000" office:value-type="float" office:value="166.95">
            <text:p>166.95</text:p>
          </table:table-cell>
          <table:table-cell table:formula="of:=[.R39]*1000000" office:value-type="float" office:value="604.73">
            <text:p>604.73</text:p>
          </table:table-cell>
          <table:table-cell table:formula="of:=[.S39]*1000000" office:value-type="float" office:value="4.3799">
            <text:p>4.3799</text:p>
          </table:table-cell>
          <table:table-cell table:formula="of:=[.T39]*1000000" office:value-type="float" office:value="0.1811">
            <text:p>0.1811</text:p>
          </table:table-cell>
          <table:table-cell table:formula="of:=[.U39]*1000000" office:value-type="float" office:value="-0.0000000000031243">
            <text:p>-3.1243E-012</text:p>
          </table:table-cell>
          <table:table-cell table:formula="of:=[.V39]*1000000" office:value-type="float" office:value="0.000000051147">
            <text:p>5.1147E-008</text:p>
          </table:table-cell>
          <table:table-cell table:formula="of:=[.W39]*1000000" office:value-type="float" office:value="593.29">
            <text:p>593.29</text:p>
          </table:table-cell>
          <table:table-cell table:formula="of:=[.X39]*1000000" office:value-type="float" office:value="166.94">
            <text:p>166.94</text:p>
          </table:table-cell>
          <table:table-cell table:formula="of:=[.Y39]*1000000" office:value-type="float" office:value="604.73">
            <text:p>604.73</text:p>
          </table:table-cell>
          <table:table-cell table:formula="of:=[.Z39]*1000000" office:value-type="float" office:value="20.062">
            <text:p>20.062</text:p>
          </table:table-cell>
          <table:table-cell table:formula="of:=[.AA39]*1000000" office:value-type="float" office:value="0">
            <text:p>0</text:p>
          </table:table-cell>
          <table:table-cell table:formula="of:=[.AB39]*1000000" office:value-type="float" office:value="0.0000000000011641">
            <text:p>1.1641E-012</text:p>
          </table:table-cell>
          <table:table-cell table:formula="of:=[.AC39]*1000000" office:value-type="float" office:value="0.000000051147">
            <text:p>5.1147E-008</text:p>
          </table:table-cell>
          <table:table-cell office:value-type="float" office:value="0.00059329">
            <text:p>0.00059329</text:p>
          </table:table-cell>
          <table:table-cell office:value-type="float" office:value="0.00016695">
            <text:p>0.00016695</text:p>
          </table:table-cell>
          <table:table-cell office:value-type="float" office:value="0.00060473">
            <text:p>0.00060473</text:p>
          </table:table-cell>
          <table:table-cell table:style-name="ce1" office:value-type="string">
            <text:p>4.3799e-06</text:p>
          </table:table-cell>
          <table:table-cell table:style-name="ce1" office:value-type="string">
            <text:p>1.811e-07</text:p>
          </table:table-cell>
          <table:table-cell table:style-name="ce1" office:value-type="string">
            <text:p>-3.1243e-18</text:p>
          </table:table-cell>
          <table:table-cell table:style-name="ce1" office:value-type="string">
            <text:p>5.1147e-14</text:p>
          </table:table-cell>
          <table:table-cell office:value-type="float" office:value="0.00059329">
            <text:p>0.00059329</text:p>
          </table:table-cell>
          <table:table-cell office:value-type="float" office:value="0.00016694">
            <text:p>0.00016694</text:p>
          </table:table-cell>
          <table:table-cell office:value-type="float" office:value="0.00060473">
            <text:p>0.00060473</text:p>
          </table:table-cell>
          <table:table-cell table:style-name="ce1" office:value-type="string">
            <text:p>2.0062e-05</text:p>
          </table:table-cell>
          <table:table-cell office:value-type="float" office:value="0">
            <text:p>0</text:p>
          </table:table-cell>
          <table:table-cell table:style-name="ce1" office:value-type="string">
            <text:p>1.1641e-18</text:p>
          </table:table-cell>
          <table:table-cell table:style-name="ce1" office:value-type="string">
            <text:p>5.1147e-14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P40]*1000000" office:value-type="float" office:value="584.24">
            <text:p>584.24</text:p>
          </table:table-cell>
          <table:table-cell table:formula="of:=[.Q40]*1000000" office:value-type="float" office:value="164.8">
            <text:p>164.8</text:p>
          </table:table-cell>
          <table:table-cell table:formula="of:=[.R40]*1000000" office:value-type="float" office:value="616.33">
            <text:p>616.33</text:p>
          </table:table-cell>
          <table:table-cell table:formula="of:=[.S40]*1000000" office:value-type="float" office:value="4.1177">
            <text:p>4.1177</text:p>
          </table:table-cell>
          <table:table-cell table:formula="of:=[.T40]*1000000" office:value-type="float" office:value="0.18236">
            <text:p>0.18236</text:p>
          </table:table-cell>
          <table:table-cell table:formula="of:=[.U40]*1000000" office:value-type="float" office:value="-0.0000000000053545">
            <text:p>-5.3545E-012</text:p>
          </table:table-cell>
          <table:table-cell table:formula="of:=[.V40]*1000000" office:value-type="float" office:value="0.000000049586">
            <text:p>4.9586E-008</text:p>
          </table:table-cell>
          <table:table-cell table:formula="of:=[.W40]*1000000" office:value-type="float" office:value="584.24">
            <text:p>584.24</text:p>
          </table:table-cell>
          <table:table-cell table:formula="of:=[.X40]*1000000" office:value-type="float" office:value="164.79">
            <text:p>164.79</text:p>
          </table:table-cell>
          <table:table-cell table:formula="of:=[.Y40]*1000000" office:value-type="float" office:value="616.33">
            <text:p>616.33</text:p>
          </table:table-cell>
          <table:table-cell table:formula="of:=[.Z40]*1000000" office:value-type="float" office:value="20.061">
            <text:p>20.061</text:p>
          </table:table-cell>
          <table:table-cell table:formula="of:=[.AA40]*1000000" office:value-type="float" office:value="0">
            <text:p>0</text:p>
          </table:table-cell>
          <table:table-cell table:formula="of:=[.AB40]*1000000" office:value-type="float" office:value="0.0000000000007121">
            <text:p>7.121E-013</text:p>
          </table:table-cell>
          <table:table-cell table:formula="of:=[.AC40]*1000000" office:value-type="float" office:value="0.000000049586">
            <text:p>4.9586E-008</text:p>
          </table:table-cell>
          <table:table-cell office:value-type="float" office:value="0.00058424">
            <text:p>0.00058424</text:p>
          </table:table-cell>
          <table:table-cell office:value-type="float" office:value="0.0001648">
            <text:p>0.0001648</text:p>
          </table:table-cell>
          <table:table-cell office:value-type="float" office:value="0.00061633">
            <text:p>0.00061633</text:p>
          </table:table-cell>
          <table:table-cell table:style-name="ce1" office:value-type="string">
            <text:p>4.1177e-06</text:p>
          </table:table-cell>
          <table:table-cell table:style-name="ce1" office:value-type="string">
            <text:p>1.8236e-07</text:p>
          </table:table-cell>
          <table:table-cell table:style-name="ce1" office:value-type="string">
            <text:p>-5.3545e-18</text:p>
          </table:table-cell>
          <table:table-cell table:style-name="ce1" office:value-type="string">
            <text:p>4.9586e-14</text:p>
          </table:table-cell>
          <table:table-cell office:value-type="float" office:value="0.00058424">
            <text:p>0.00058424</text:p>
          </table:table-cell>
          <table:table-cell office:value-type="float" office:value="0.00016479">
            <text:p>0.00016479</text:p>
          </table:table-cell>
          <table:table-cell office:value-type="float" office:value="0.00061633">
            <text:p>0.00061633</text:p>
          </table:table-cell>
          <table:table-cell table:style-name="ce1" office:value-type="string">
            <text:p>2.0061e-05</text:p>
          </table:table-cell>
          <table:table-cell office:value-type="float" office:value="0">
            <text:p>0</text:p>
          </table:table-cell>
          <table:table-cell table:style-name="ce1" office:value-type="string">
            <text:p>7.121e-19</text:p>
          </table:table-cell>
          <table:table-cell table:style-name="ce1" office:value-type="string">
            <text:p>4.9586e-14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P41]*1000000" office:value-type="float" office:value="575.41">
            <text:p>575.41</text:p>
          </table:table-cell>
          <table:table-cell table:formula="of:=[.Q41]*1000000" office:value-type="float" office:value="162.69">
            <text:p>162.69</text:p>
          </table:table-cell>
          <table:table-cell table:formula="of:=[.R41]*1000000" office:value-type="float" office:value="627.64">
            <text:p>627.64</text:p>
          </table:table-cell>
          <table:table-cell table:formula="of:=[.S41]*1000000" office:value-type="float" office:value="3.8684">
            <text:p>3.8684</text:p>
          </table:table-cell>
          <table:table-cell table:formula="of:=[.T41]*1000000" office:value-type="float" office:value="0.18358">
            <text:p>0.18358</text:p>
          </table:table-cell>
          <table:table-cell table:formula="of:=[.U41]*1000000" office:value-type="float" office:value="-0.0000000000060581">
            <text:p>-6.0581E-012</text:p>
          </table:table-cell>
          <table:table-cell table:formula="of:=[.V41]*1000000" office:value-type="float" office:value="0.000000048073">
            <text:p>4.8073E-008</text:p>
          </table:table-cell>
          <table:table-cell table:formula="of:=[.W41]*1000000" office:value-type="float" office:value="575.4">
            <text:p>575.4</text:p>
          </table:table-cell>
          <table:table-cell table:formula="of:=[.X41]*1000000" office:value-type="float" office:value="162.68">
            <text:p>162.68</text:p>
          </table:table-cell>
          <table:table-cell table:formula="of:=[.Y41]*1000000" office:value-type="float" office:value="627.63">
            <text:p>627.63</text:p>
          </table:table-cell>
          <table:table-cell table:formula="of:=[.Z41]*1000000" office:value-type="float" office:value="20.059">
            <text:p>20.059</text:p>
          </table:table-cell>
          <table:table-cell table:formula="of:=[.AA41]*1000000" office:value-type="float" office:value="0">
            <text:p>0</text:p>
          </table:table-cell>
          <table:table-cell table:formula="of:=[.AB41]*1000000" office:value-type="float" office:value="0.0000000000014061">
            <text:p>1.4061E-012</text:p>
          </table:table-cell>
          <table:table-cell table:formula="of:=[.AC41]*1000000" office:value-type="float" office:value="0.000000048073">
            <text:p>4.8073E-008</text:p>
          </table:table-cell>
          <table:table-cell office:value-type="float" office:value="0.00057541">
            <text:p>0.00057541</text:p>
          </table:table-cell>
          <table:table-cell office:value-type="float" office:value="0.00016269">
            <text:p>0.00016269</text:p>
          </table:table-cell>
          <table:table-cell office:value-type="float" office:value="0.00062764">
            <text:p>0.00062764</text:p>
          </table:table-cell>
          <table:table-cell table:style-name="ce1" office:value-type="string">
            <text:p>3.8684e-06</text:p>
          </table:table-cell>
          <table:table-cell table:style-name="ce1" office:value-type="string">
            <text:p>1.8358e-07</text:p>
          </table:table-cell>
          <table:table-cell table:style-name="ce1" office:value-type="string">
            <text:p>-6.0581e-18</text:p>
          </table:table-cell>
          <table:table-cell table:style-name="ce1" office:value-type="string">
            <text:p>4.8073e-14</text:p>
          </table:table-cell>
          <table:table-cell office:value-type="float" office:value="0.0005754">
            <text:p>0.0005754</text:p>
          </table:table-cell>
          <table:table-cell office:value-type="float" office:value="0.00016268">
            <text:p>0.00016268</text:p>
          </table:table-cell>
          <table:table-cell office:value-type="float" office:value="0.00062763">
            <text:p>0.00062763</text:p>
          </table:table-cell>
          <table:table-cell table:style-name="ce1" office:value-type="string">
            <text:p>2.0059e-05</text:p>
          </table:table-cell>
          <table:table-cell office:value-type="float" office:value="0">
            <text:p>0</text:p>
          </table:table-cell>
          <table:table-cell table:style-name="ce1" office:value-type="string">
            <text:p>1.4061e-18</text:p>
          </table:table-cell>
          <table:table-cell table:style-name="ce1" office:value-type="string">
            <text:p>4.8073e-14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P42]*1000000" office:value-type="float" office:value="566.78">
            <text:p>566.78</text:p>
          </table:table-cell>
          <table:table-cell table:formula="of:=[.Q42]*1000000" office:value-type="float" office:value="160.64">
            <text:p>160.64</text:p>
          </table:table-cell>
          <table:table-cell table:formula="of:=[.R42]*1000000" office:value-type="float" office:value="638.67">
            <text:p>638.67</text:p>
          </table:table-cell>
          <table:table-cell table:formula="of:=[.S42]*1000000" office:value-type="float" office:value="3.6314">
            <text:p>3.6314</text:p>
          </table:table-cell>
          <table:table-cell table:formula="of:=[.T42]*1000000" office:value-type="float" office:value="0.18477">
            <text:p>0.18477</text:p>
          </table:table-cell>
          <table:table-cell table:formula="of:=[.U42]*1000000" office:value-type="float" office:value="-0.0000000000056477">
            <text:p>-5.6477E-012</text:p>
          </table:table-cell>
          <table:table-cell table:formula="of:=[.V42]*1000000" office:value-type="float" office:value="0.000000046607">
            <text:p>4.6607E-008</text:p>
          </table:table-cell>
          <table:table-cell table:formula="of:=[.W42]*1000000" office:value-type="float" office:value="566.78">
            <text:p>566.78</text:p>
          </table:table-cell>
          <table:table-cell table:formula="of:=[.X42]*1000000" office:value-type="float" office:value="160.63">
            <text:p>160.63</text:p>
          </table:table-cell>
          <table:table-cell table:formula="of:=[.Y42]*1000000" office:value-type="float" office:value="638.67">
            <text:p>638.67</text:p>
          </table:table-cell>
          <table:table-cell table:formula="of:=[.Z42]*1000000" office:value-type="float" office:value="20.058">
            <text:p>20.058</text:p>
          </table:table-cell>
          <table:table-cell table:formula="of:=[.AA42]*1000000" office:value-type="float" office:value="0">
            <text:p>0</text:p>
          </table:table-cell>
          <table:table-cell table:formula="of:=[.AB42]*1000000" office:value-type="float" office:value="-0.0000000000021337">
            <text:p>-2.1337E-012</text:p>
          </table:table-cell>
          <table:table-cell table:formula="of:=[.AC42]*1000000" office:value-type="float" office:value="0.000000046607">
            <text:p>4.6607E-008</text:p>
          </table:table-cell>
          <table:table-cell office:value-type="float" office:value="0.00056678">
            <text:p>0.00056678</text:p>
          </table:table-cell>
          <table:table-cell office:value-type="float" office:value="0.00016064">
            <text:p>0.00016064</text:p>
          </table:table-cell>
          <table:table-cell office:value-type="float" office:value="0.00063867">
            <text:p>0.00063867</text:p>
          </table:table-cell>
          <table:table-cell table:style-name="ce1" office:value-type="string">
            <text:p>3.6314e-06</text:p>
          </table:table-cell>
          <table:table-cell table:style-name="ce1" office:value-type="string">
            <text:p>1.8477e-07</text:p>
          </table:table-cell>
          <table:table-cell table:style-name="ce1" office:value-type="string">
            <text:p>-5.6477e-18</text:p>
          </table:table-cell>
          <table:table-cell table:style-name="ce1" office:value-type="string">
            <text:p>4.6607e-14</text:p>
          </table:table-cell>
          <table:table-cell office:value-type="float" office:value="0.00056678">
            <text:p>0.00056678</text:p>
          </table:table-cell>
          <table:table-cell office:value-type="float" office:value="0.00016063">
            <text:p>0.00016063</text:p>
          </table:table-cell>
          <table:table-cell office:value-type="float" office:value="0.00063867">
            <text:p>0.00063867</text:p>
          </table:table-cell>
          <table:table-cell table:style-name="ce1" office:value-type="string">
            <text:p>2.005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337e-18</text:p>
          </table:table-cell>
          <table:table-cell table:style-name="ce1" office:value-type="string">
            <text:p>4.6607e-14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P43]*1000000" office:value-type="float" office:value="558.34">
            <text:p>558.34</text:p>
          </table:table-cell>
          <table:table-cell table:formula="of:=[.Q43]*1000000" office:value-type="float" office:value="158.63">
            <text:p>158.63</text:p>
          </table:table-cell>
          <table:table-cell table:formula="of:=[.R43]*1000000" office:value-type="float" office:value="649.45">
            <text:p>649.45</text:p>
          </table:table-cell>
          <table:table-cell table:formula="of:=[.S43]*1000000" office:value-type="float" office:value="3.4063">
            <text:p>3.4063</text:p>
          </table:table-cell>
          <table:table-cell table:formula="of:=[.T43]*1000000" office:value-type="float" office:value="0.18592">
            <text:p>0.18592</text:p>
          </table:table-cell>
          <table:table-cell table:formula="of:=[.U43]*1000000" office:value-type="float" office:value="-0.0000000000061999">
            <text:p>-6.1999E-012</text:p>
          </table:table-cell>
          <table:table-cell table:formula="of:=[.V43]*1000000" office:value-type="float" office:value="0.000000045186">
            <text:p>4.5186E-008</text:p>
          </table:table-cell>
          <table:table-cell table:formula="of:=[.W43]*1000000" office:value-type="float" office:value="558.34">
            <text:p>558.34</text:p>
          </table:table-cell>
          <table:table-cell table:formula="of:=[.X43]*1000000" office:value-type="float" office:value="158.62">
            <text:p>158.62</text:p>
          </table:table-cell>
          <table:table-cell table:formula="of:=[.Y43]*1000000" office:value-type="float" office:value="649.44">
            <text:p>649.44</text:p>
          </table:table-cell>
          <table:table-cell table:formula="of:=[.Z43]*1000000" office:value-type="float" office:value="20.057">
            <text:p>20.057</text:p>
          </table:table-cell>
          <table:table-cell table:formula="of:=[.AA43]*1000000" office:value-type="float" office:value="0">
            <text:p>0</text:p>
          </table:table-cell>
          <table:table-cell table:formula="of:=[.AB43]*1000000" office:value-type="float" office:value="0.0000000000010036">
            <text:p>1.0036E-012</text:p>
          </table:table-cell>
          <table:table-cell table:formula="of:=[.AC43]*1000000" office:value-type="float" office:value="0.000000045186">
            <text:p>4.5186E-008</text:p>
          </table:table-cell>
          <table:table-cell office:value-type="float" office:value="0.00055834">
            <text:p>0.00055834</text:p>
          </table:table-cell>
          <table:table-cell office:value-type="float" office:value="0.00015863">
            <text:p>0.00015863</text:p>
          </table:table-cell>
          <table:table-cell office:value-type="float" office:value="0.00064945">
            <text:p>0.00064945</text:p>
          </table:table-cell>
          <table:table-cell table:style-name="ce1" office:value-type="string">
            <text:p>3.4063e-06</text:p>
          </table:table-cell>
          <table:table-cell table:style-name="ce1" office:value-type="string">
            <text:p>1.8592e-07</text:p>
          </table:table-cell>
          <table:table-cell table:style-name="ce1" office:value-type="string">
            <text:p>-6.1999e-18</text:p>
          </table:table-cell>
          <table:table-cell table:style-name="ce1" office:value-type="string">
            <text:p>4.5186e-14</text:p>
          </table:table-cell>
          <table:table-cell office:value-type="float" office:value="0.00055834">
            <text:p>0.00055834</text:p>
          </table:table-cell>
          <table:table-cell office:value-type="float" office:value="0.00015862">
            <text:p>0.00015862</text:p>
          </table:table-cell>
          <table:table-cell office:value-type="float" office:value="0.00064944">
            <text:p>0.00064944</text:p>
          </table:table-cell>
          <table:table-cell table:style-name="ce1" office:value-type="string">
            <text:p>2.0057e-05</text:p>
          </table:table-cell>
          <table:table-cell office:value-type="float" office:value="0">
            <text:p>0</text:p>
          </table:table-cell>
          <table:table-cell table:style-name="ce1" office:value-type="string">
            <text:p>1.0036e-18</text:p>
          </table:table-cell>
          <table:table-cell table:style-name="ce1" office:value-type="string">
            <text:p>4.5186e-14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P44]*1000000" office:value-type="float" office:value="550.09">
            <text:p>550.09</text:p>
          </table:table-cell>
          <table:table-cell table:formula="of:=[.Q44]*1000000" office:value-type="float" office:value="156.67">
            <text:p>156.67</text:p>
          </table:table-cell>
          <table:table-cell table:formula="of:=[.R44]*1000000" office:value-type="float" office:value="659.98">
            <text:p>659.98</text:p>
          </table:table-cell>
          <table:table-cell table:formula="of:=[.S44]*1000000" office:value-type="float" office:value="3.1926">
            <text:p>3.1926</text:p>
          </table:table-cell>
          <table:table-cell table:formula="of:=[.T44]*1000000" office:value-type="float" office:value="0.18705">
            <text:p>0.18705</text:p>
          </table:table-cell>
          <table:table-cell table:formula="of:=[.U44]*1000000" office:value-type="float" office:value="-0.0000000000049727">
            <text:p>-4.9727E-012</text:p>
          </table:table-cell>
          <table:table-cell table:formula="of:=[.V44]*1000000" office:value-type="float" office:value="0.000000043809">
            <text:p>4.3809E-008</text:p>
          </table:table-cell>
          <table:table-cell table:formula="of:=[.W44]*1000000" office:value-type="float" office:value="550.09">
            <text:p>550.09</text:p>
          </table:table-cell>
          <table:table-cell table:formula="of:=[.X44]*1000000" office:value-type="float" office:value="156.65">
            <text:p>156.65</text:p>
          </table:table-cell>
          <table:table-cell table:formula="of:=[.Y44]*1000000" office:value-type="float" office:value="659.98">
            <text:p>659.98</text:p>
          </table:table-cell>
          <table:table-cell table:formula="of:=[.Z44]*1000000" office:value-type="float" office:value="20.056">
            <text:p>20.056</text:p>
          </table:table-cell>
          <table:table-cell table:formula="of:=[.AA44]*1000000" office:value-type="float" office:value="0">
            <text:p>0</text:p>
          </table:table-cell>
          <table:table-cell table:formula="of:=[.AB44]*1000000" office:value-type="float" office:value="-0.0000000000016039">
            <text:p>-1.6039E-012</text:p>
          </table:table-cell>
          <table:table-cell table:formula="of:=[.AC44]*1000000" office:value-type="float" office:value="0.000000043809">
            <text:p>4.3809E-008</text:p>
          </table:table-cell>
          <table:table-cell office:value-type="float" office:value="0.00055009">
            <text:p>0.00055009</text:p>
          </table:table-cell>
          <table:table-cell office:value-type="float" office:value="0.00015667">
            <text:p>0.00015667</text:p>
          </table:table-cell>
          <table:table-cell office:value-type="float" office:value="0.00065998">
            <text:p>0.00065998</text:p>
          </table:table-cell>
          <table:table-cell table:style-name="ce1" office:value-type="string">
            <text:p>3.1926e-06</text:p>
          </table:table-cell>
          <table:table-cell table:style-name="ce1" office:value-type="string">
            <text:p>1.8705e-07</text:p>
          </table:table-cell>
          <table:table-cell table:style-name="ce1" office:value-type="string">
            <text:p>-4.9727e-18</text:p>
          </table:table-cell>
          <table:table-cell table:style-name="ce1" office:value-type="string">
            <text:p>4.3809e-14</text:p>
          </table:table-cell>
          <table:table-cell office:value-type="float" office:value="0.00055009">
            <text:p>0.00055009</text:p>
          </table:table-cell>
          <table:table-cell office:value-type="float" office:value="0.00015665">
            <text:p>0.00015665</text:p>
          </table:table-cell>
          <table:table-cell office:value-type="float" office:value="0.00065998">
            <text:p>0.00065998</text:p>
          </table:table-cell>
          <table:table-cell table:style-name="ce1" office:value-type="string">
            <text:p>2.0056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039e-18</text:p>
          </table:table-cell>
          <table:table-cell table:style-name="ce1" office:value-type="string">
            <text:p>4.3809e-14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P45]*1000000" office:value-type="float" office:value="542.01">
            <text:p>542.01</text:p>
          </table:table-cell>
          <table:table-cell table:formula="of:=[.Q45]*1000000" office:value-type="float" office:value="154.74">
            <text:p>154.74</text:p>
          </table:table-cell>
          <table:table-cell table:formula="of:=[.R45]*1000000" office:value-type="float" office:value="670.29">
            <text:p>670.29</text:p>
          </table:table-cell>
          <table:table-cell table:formula="of:=[.S45]*1000000" office:value-type="float" office:value="2.99">
            <text:p>2.99</text:p>
          </table:table-cell>
          <table:table-cell table:formula="of:=[.T45]*1000000" office:value-type="float" office:value="0.18817">
            <text:p>0.18817</text:p>
          </table:table-cell>
          <table:table-cell table:formula="of:=[.U45]*1000000" office:value-type="float" office:value="-0.0000000000012361">
            <text:p>-1.2361E-012</text:p>
          </table:table-cell>
          <table:table-cell table:formula="of:=[.V45]*1000000" office:value-type="float" office:value="0.000000042474">
            <text:p>4.2474E-008</text:p>
          </table:table-cell>
          <table:table-cell table:formula="of:=[.W45]*1000000" office:value-type="float" office:value="542.01">
            <text:p>542.01</text:p>
          </table:table-cell>
          <table:table-cell table:formula="of:=[.X45]*1000000" office:value-type="float" office:value="154.73">
            <text:p>154.73</text:p>
          </table:table-cell>
          <table:table-cell table:formula="of:=[.Y45]*1000000" office:value-type="float" office:value="670.29">
            <text:p>670.29</text:p>
          </table:table-cell>
          <table:table-cell table:formula="of:=[.Z45]*1000000" office:value-type="float" office:value="20.055">
            <text:p>20.055</text:p>
          </table:table-cell>
          <table:table-cell table:formula="of:=[.AA45]*1000000" office:value-type="float" office:value="0">
            <text:p>0</text:p>
          </table:table-cell>
          <table:table-cell table:formula="of:=[.AB45]*1000000" office:value-type="float" office:value="-0.0000000000026047">
            <text:p>-2.6047E-012</text:p>
          </table:table-cell>
          <table:table-cell table:formula="of:=[.AC45]*1000000" office:value-type="float" office:value="0.000000042474">
            <text:p>4.2474E-008</text:p>
          </table:table-cell>
          <table:table-cell office:value-type="float" office:value="0.00054201">
            <text:p>0.00054201</text:p>
          </table:table-cell>
          <table:table-cell office:value-type="float" office:value="0.00015474">
            <text:p>0.00015474</text:p>
          </table:table-cell>
          <table:table-cell office:value-type="float" office:value="0.00067029">
            <text:p>0.00067029</text:p>
          </table:table-cell>
          <table:table-cell table:style-name="ce1" office:value-type="string">
            <text:p>2.99e-06</text:p>
          </table:table-cell>
          <table:table-cell table:style-name="ce1" office:value-type="string">
            <text:p>1.8817e-07</text:p>
          </table:table-cell>
          <table:table-cell table:style-name="ce1" office:value-type="string">
            <text:p>-1.2361e-18</text:p>
          </table:table-cell>
          <table:table-cell table:style-name="ce1" office:value-type="string">
            <text:p>4.2474e-14</text:p>
          </table:table-cell>
          <table:table-cell office:value-type="float" office:value="0.00054201">
            <text:p>0.00054201</text:p>
          </table:table-cell>
          <table:table-cell office:value-type="float" office:value="0.00015473">
            <text:p>0.00015473</text:p>
          </table:table-cell>
          <table:table-cell office:value-type="float" office:value="0.00067029">
            <text:p>0.00067029</text:p>
          </table:table-cell>
          <table:table-cell table:style-name="ce1" office:value-type="string">
            <text:p>2.0055e-05</text:p>
          </table:table-cell>
          <table:table-cell office:value-type="float" office:value="0">
            <text:p>0</text:p>
          </table:table-cell>
          <table:table-cell table:style-name="ce1" office:value-type="string">
            <text:p>-2.6047e-18</text:p>
          </table:table-cell>
          <table:table-cell table:style-name="ce1" office:value-type="string">
            <text:p>4.2474e-14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P46]*1000000" office:value-type="float" office:value="534.09">
            <text:p>534.09</text:p>
          </table:table-cell>
          <table:table-cell table:formula="of:=[.Q46]*1000000" office:value-type="float" office:value="152.85">
            <text:p>152.85</text:p>
          </table:table-cell>
          <table:table-cell table:formula="of:=[.R46]*1000000" office:value-type="float" office:value="680.38">
            <text:p>680.38</text:p>
          </table:table-cell>
          <table:table-cell table:formula="of:=[.S46]*1000000" office:value-type="float" office:value="2.798">
            <text:p>2.798</text:p>
          </table:table-cell>
          <table:table-cell table:formula="of:=[.T46]*1000000" office:value-type="float" office:value="0.18926">
            <text:p>0.18926</text:p>
          </table:table-cell>
          <table:table-cell table:formula="of:=[.U46]*1000000" office:value-type="float" office:value="-0.00000000000041196">
            <text:p>-4.1196E-013</text:p>
          </table:table-cell>
          <table:table-cell table:formula="of:=[.V46]*1000000" office:value-type="float" office:value="0.000000041181">
            <text:p>4.1181E-008</text:p>
          </table:table-cell>
          <table:table-cell table:formula="of:=[.W46]*1000000" office:value-type="float" office:value="534.09">
            <text:p>534.09</text:p>
          </table:table-cell>
          <table:table-cell table:formula="of:=[.X46]*1000000" office:value-type="float" office:value="152.84">
            <text:p>152.84</text:p>
          </table:table-cell>
          <table:table-cell table:formula="of:=[.Y46]*1000000" office:value-type="float" office:value="680.38">
            <text:p>680.38</text:p>
          </table:table-cell>
          <table:table-cell table:formula="of:=[.Z46]*1000000" office:value-type="float" office:value="20.054">
            <text:p>20.054</text:p>
          </table:table-cell>
          <table:table-cell table:formula="of:=[.AA46]*1000000" office:value-type="float" office:value="0">
            <text:p>0</text:p>
          </table:table-cell>
          <table:table-cell table:formula="of:=[.AB46]*1000000" office:value-type="float" office:value="-0.0000000000039353">
            <text:p>-3.9353E-012</text:p>
          </table:table-cell>
          <table:table-cell table:formula="of:=[.AC46]*1000000" office:value-type="float" office:value="0.00000004118">
            <text:p>4.118E-008</text:p>
          </table:table-cell>
          <table:table-cell office:value-type="float" office:value="0.00053409">
            <text:p>0.00053409</text:p>
          </table:table-cell>
          <table:table-cell office:value-type="float" office:value="0.00015285">
            <text:p>0.00015285</text:p>
          </table:table-cell>
          <table:table-cell office:value-type="float" office:value="0.00068038">
            <text:p>0.00068038</text:p>
          </table:table-cell>
          <table:table-cell table:style-name="ce1" office:value-type="string">
            <text:p>2.798e-06</text:p>
          </table:table-cell>
          <table:table-cell table:style-name="ce1" office:value-type="string">
            <text:p>1.8926e-07</text:p>
          </table:table-cell>
          <table:table-cell table:style-name="ce1" office:value-type="string">
            <text:p>-4.1196e-19</text:p>
          </table:table-cell>
          <table:table-cell table:style-name="ce1" office:value-type="string">
            <text:p>4.1181e-14</text:p>
          </table:table-cell>
          <table:table-cell office:value-type="float" office:value="0.00053409">
            <text:p>0.00053409</text:p>
          </table:table-cell>
          <table:table-cell office:value-type="float" office:value="0.00015284">
            <text:p>0.00015284</text:p>
          </table:table-cell>
          <table:table-cell office:value-type="float" office:value="0.00068038">
            <text:p>0.00068038</text:p>
          </table:table-cell>
          <table:table-cell table:style-name="ce1" office:value-type="string">
            <text:p>2.005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9353e-18</text:p>
          </table:table-cell>
          <table:table-cell table:style-name="ce1" office:value-type="string">
            <text:p>4.118e-14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P47]*1000000" office:value-type="float" office:value="526.32">
            <text:p>526.32</text:p>
          </table:table-cell>
          <table:table-cell table:formula="of:=[.Q47]*1000000" office:value-type="float" office:value="151">
            <text:p>151</text:p>
          </table:table-cell>
          <table:table-cell table:formula="of:=[.R47]*1000000" office:value-type="float" office:value="690.27">
            <text:p>690.27</text:p>
          </table:table-cell>
          <table:table-cell table:formula="of:=[.S47]*1000000" office:value-type="float" office:value="2.6162">
            <text:p>2.6162</text:p>
          </table:table-cell>
          <table:table-cell table:formula="of:=[.T47]*1000000" office:value-type="float" office:value="0.19035">
            <text:p>0.19035</text:p>
          </table:table-cell>
          <table:table-cell table:formula="of:=[.U47]*1000000" office:value-type="float" office:value="-0.0000000000020739">
            <text:p>-2.0739E-012</text:p>
          </table:table-cell>
          <table:table-cell table:formula="of:=[.V47]*1000000" office:value-type="float" office:value="0.000000039927">
            <text:p>3.9927E-008</text:p>
          </table:table-cell>
          <table:table-cell table:formula="of:=[.W47]*1000000" office:value-type="float" office:value="526.32">
            <text:p>526.32</text:p>
          </table:table-cell>
          <table:table-cell table:formula="of:=[.X47]*1000000" office:value-type="float" office:value="150.99">
            <text:p>150.99</text:p>
          </table:table-cell>
          <table:table-cell table:formula="of:=[.Y47]*1000000" office:value-type="float" office:value="690.27">
            <text:p>690.27</text:p>
          </table:table-cell>
          <table:table-cell table:formula="of:=[.Z47]*1000000" office:value-type="float" office:value="20.053">
            <text:p>20.053</text:p>
          </table:table-cell>
          <table:table-cell table:formula="of:=[.AA47]*1000000" office:value-type="float" office:value="0">
            <text:p>0</text:p>
          </table:table-cell>
          <table:table-cell table:formula="of:=[.AB47]*1000000" office:value-type="float" office:value="-0.0000000000024529">
            <text:p>-2.4529E-012</text:p>
          </table:table-cell>
          <table:table-cell table:formula="of:=[.AC47]*1000000" office:value-type="float" office:value="0.000000039927">
            <text:p>3.9927E-008</text:p>
          </table:table-cell>
          <table:table-cell office:value-type="float" office:value="0.00052632">
            <text:p>0.00052632</text:p>
          </table:table-cell>
          <table:table-cell office:value-type="float" office:value="0.000151">
            <text:p>0.000151</text:p>
          </table:table-cell>
          <table:table-cell office:value-type="float" office:value="0.00069027">
            <text:p>0.00069027</text:p>
          </table:table-cell>
          <table:table-cell table:style-name="ce1" office:value-type="string">
            <text:p>2.6162e-06</text:p>
          </table:table-cell>
          <table:table-cell table:style-name="ce1" office:value-type="string">
            <text:p>1.9035e-07</text:p>
          </table:table-cell>
          <table:table-cell table:style-name="ce1" office:value-type="string">
            <text:p>-2.0739e-18</text:p>
          </table:table-cell>
          <table:table-cell table:style-name="ce1" office:value-type="string">
            <text:p>3.9927e-14</text:p>
          </table:table-cell>
          <table:table-cell office:value-type="float" office:value="0.00052632">
            <text:p>0.00052632</text:p>
          </table:table-cell>
          <table:table-cell office:value-type="float" office:value="0.00015099">
            <text:p>0.00015099</text:p>
          </table:table-cell>
          <table:table-cell office:value-type="float" office:value="0.00069027">
            <text:p>0.00069027</text:p>
          </table:table-cell>
          <table:table-cell table:style-name="ce1" office:value-type="string">
            <text:p>2.00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529e-18</text:p>
          </table:table-cell>
          <table:table-cell table:style-name="ce1" office:value-type="string">
            <text:p>3.9927e-14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P48]*1000000" office:value-type="float" office:value="518.71">
            <text:p>518.71</text:p>
          </table:table-cell>
          <table:table-cell table:formula="of:=[.Q48]*1000000" office:value-type="float" office:value="149.18">
            <text:p>149.18</text:p>
          </table:table-cell>
          <table:table-cell table:formula="of:=[.R48]*1000000" office:value-type="float" office:value="699.97">
            <text:p>699.97</text:p>
          </table:table-cell>
          <table:table-cell table:formula="of:=[.S48]*1000000" office:value-type="float" office:value="2.4441">
            <text:p>2.4441</text:p>
          </table:table-cell>
          <table:table-cell table:formula="of:=[.T48]*1000000" office:value-type="float" office:value="0.19142">
            <text:p>0.19142</text:p>
          </table:table-cell>
          <table:table-cell table:formula="of:=[.U48]*1000000" office:value-type="float" office:value="-0.0000000000013939">
            <text:p>-1.3939E-012</text:p>
          </table:table-cell>
          <table:table-cell table:formula="of:=[.V48]*1000000" office:value-type="float" office:value="0.000000038712">
            <text:p>3.8712E-008</text:p>
          </table:table-cell>
          <table:table-cell table:formula="of:=[.W48]*1000000" office:value-type="float" office:value="518.71">
            <text:p>518.71</text:p>
          </table:table-cell>
          <table:table-cell table:formula="of:=[.X48]*1000000" office:value-type="float" office:value="149.17">
            <text:p>149.17</text:p>
          </table:table-cell>
          <table:table-cell table:formula="of:=[.Y48]*1000000" office:value-type="float" office:value="699.96">
            <text:p>699.96</text:p>
          </table:table-cell>
          <table:table-cell table:formula="of:=[.Z48]*1000000" office:value-type="float" office:value="20.053">
            <text:p>20.053</text:p>
          </table:table-cell>
          <table:table-cell table:formula="of:=[.AA48]*1000000" office:value-type="float" office:value="0">
            <text:p>0</text:p>
          </table:table-cell>
          <table:table-cell table:formula="of:=[.AB48]*1000000" office:value-type="float" office:value="0.0000000000011626">
            <text:p>1.1626E-012</text:p>
          </table:table-cell>
          <table:table-cell table:formula="of:=[.AC48]*1000000" office:value-type="float" office:value="0.000000038711">
            <text:p>3.8711E-008</text:p>
          </table:table-cell>
          <table:table-cell office:value-type="float" office:value="0.00051871">
            <text:p>0.00051871</text:p>
          </table:table-cell>
          <table:table-cell office:value-type="float" office:value="0.00014918">
            <text:p>0.00014918</text:p>
          </table:table-cell>
          <table:table-cell office:value-type="float" office:value="0.00069997">
            <text:p>0.00069997</text:p>
          </table:table-cell>
          <table:table-cell table:style-name="ce1" office:value-type="string">
            <text:p>2.4441e-06</text:p>
          </table:table-cell>
          <table:table-cell table:style-name="ce1" office:value-type="string">
            <text:p>1.9142e-07</text:p>
          </table:table-cell>
          <table:table-cell table:style-name="ce1" office:value-type="string">
            <text:p>-1.3939e-18</text:p>
          </table:table-cell>
          <table:table-cell table:style-name="ce1" office:value-type="string">
            <text:p>3.8712e-14</text:p>
          </table:table-cell>
          <table:table-cell office:value-type="float" office:value="0.00051871">
            <text:p>0.00051871</text:p>
          </table:table-cell>
          <table:table-cell office:value-type="float" office:value="0.00014917">
            <text:p>0.00014917</text:p>
          </table:table-cell>
          <table:table-cell office:value-type="float" office:value="0.00069996">
            <text:p>0.00069996</text:p>
          </table:table-cell>
          <table:table-cell table:style-name="ce1" office:value-type="string">
            <text:p>2.00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1626e-18</text:p>
          </table:table-cell>
          <table:table-cell table:style-name="ce1" office:value-type="string">
            <text:p>3.8711e-14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P49]*1000000" office:value-type="float" office:value="511.23">
            <text:p>511.23</text:p>
          </table:table-cell>
          <table:table-cell table:formula="of:=[.Q49]*1000000" office:value-type="float" office:value="147.39">
            <text:p>147.39</text:p>
          </table:table-cell>
          <table:table-cell table:formula="of:=[.R49]*1000000" office:value-type="float" office:value="709.48">
            <text:p>709.48</text:p>
          </table:table-cell>
          <table:table-cell table:formula="of:=[.S49]*1000000" office:value-type="float" office:value="2.2815">
            <text:p>2.2815</text:p>
          </table:table-cell>
          <table:table-cell table:formula="of:=[.T49]*1000000" office:value-type="float" office:value="0.1925">
            <text:p>0.1925</text:p>
          </table:table-cell>
          <table:table-cell table:formula="of:=[.U49]*1000000" office:value-type="float" office:value="-0.0000000000023287">
            <text:p>-2.3287E-012</text:p>
          </table:table-cell>
          <table:table-cell table:formula="of:=[.V49]*1000000" office:value-type="float" office:value="0.000000037534">
            <text:p>3.7534E-008</text:p>
          </table:table-cell>
          <table:table-cell table:formula="of:=[.W49]*1000000" office:value-type="float" office:value="511.23">
            <text:p>511.23</text:p>
          </table:table-cell>
          <table:table-cell table:formula="of:=[.X49]*1000000" office:value-type="float" office:value="147.38">
            <text:p>147.38</text:p>
          </table:table-cell>
          <table:table-cell table:formula="of:=[.Y49]*1000000" office:value-type="float" office:value="709.47">
            <text:p>709.47</text:p>
          </table:table-cell>
          <table:table-cell table:formula="of:=[.Z49]*1000000" office:value-type="float" office:value="20.052">
            <text:p>20.052</text:p>
          </table:table-cell>
          <table:table-cell table:formula="of:=[.AA49]*1000000" office:value-type="float" office:value="0">
            <text:p>0</text:p>
          </table:table-cell>
          <table:table-cell table:formula="of:=[.AB49]*1000000" office:value-type="float" office:value="-0.00000000000080133">
            <text:p>-8.0133E-013</text:p>
          </table:table-cell>
          <table:table-cell table:formula="of:=[.AC49]*1000000" office:value-type="float" office:value="0.000000037534">
            <text:p>3.7534E-008</text:p>
          </table:table-cell>
          <table:table-cell office:value-type="float" office:value="0.00051123">
            <text:p>0.00051123</text:p>
          </table:table-cell>
          <table:table-cell office:value-type="float" office:value="0.00014739">
            <text:p>0.00014739</text:p>
          </table:table-cell>
          <table:table-cell office:value-type="float" office:value="0.00070948">
            <text:p>0.00070948</text:p>
          </table:table-cell>
          <table:table-cell table:style-name="ce1" office:value-type="string">
            <text:p>2.2815e-06</text:p>
          </table:table-cell>
          <table:table-cell table:style-name="ce1" office:value-type="string">
            <text:p>1.925e-07</text:p>
          </table:table-cell>
          <table:table-cell table:style-name="ce1" office:value-type="string">
            <text:p>-2.3287e-18</text:p>
          </table:table-cell>
          <table:table-cell table:style-name="ce1" office:value-type="string">
            <text:p>3.7534e-14</text:p>
          </table:table-cell>
          <table:table-cell office:value-type="float" office:value="0.00051123">
            <text:p>0.00051123</text:p>
          </table:table-cell>
          <table:table-cell office:value-type="float" office:value="0.00014738">
            <text:p>0.00014738</text:p>
          </table:table-cell>
          <table:table-cell office:value-type="float" office:value="0.00070947">
            <text:p>0.00070947</text:p>
          </table:table-cell>
          <table:table-cell table:style-name="ce1" office:value-type="string">
            <text:p>2.0052e-05</text:p>
          </table:table-cell>
          <table:table-cell office:value-type="float" office:value="0">
            <text:p>0</text:p>
          </table:table-cell>
          <table:table-cell table:style-name="ce1" office:value-type="string">
            <text:p>-8.0133e-19</text:p>
          </table:table-cell>
          <table:table-cell table:style-name="ce1" office:value-type="string">
            <text:p>3.7534e-14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P50]*1000000" office:value-type="float" office:value="503.89">
            <text:p>503.89</text:p>
          </table:table-cell>
          <table:table-cell table:formula="of:=[.Q50]*1000000" office:value-type="float" office:value="145.64">
            <text:p>145.64</text:p>
          </table:table-cell>
          <table:table-cell table:formula="of:=[.R50]*1000000" office:value-type="float" office:value="718.81">
            <text:p>718.81</text:p>
          </table:table-cell>
          <table:table-cell table:formula="of:=[.S50]*1000000" office:value-type="float" office:value="2.1279">
            <text:p>2.1279</text:p>
          </table:table-cell>
          <table:table-cell table:formula="of:=[.T50]*1000000" office:value-type="float" office:value="0.19356">
            <text:p>0.19356</text:p>
          </table:table-cell>
          <table:table-cell table:formula="of:=[.U50]*1000000" office:value-type="float" office:value="0.0000000000013874">
            <text:p>1.3874E-012</text:p>
          </table:table-cell>
          <table:table-cell table:formula="of:=[.V50]*1000000" office:value-type="float" office:value="0.000000036392">
            <text:p>3.6392E-008</text:p>
          </table:table-cell>
          <table:table-cell table:formula="of:=[.W50]*1000000" office:value-type="float" office:value="503.89">
            <text:p>503.89</text:p>
          </table:table-cell>
          <table:table-cell table:formula="of:=[.X50]*1000000" office:value-type="float" office:value="145.62">
            <text:p>145.62</text:p>
          </table:table-cell>
          <table:table-cell table:formula="of:=[.Y50]*1000000" office:value-type="float" office:value="718.8">
            <text:p>718.8</text:p>
          </table:table-cell>
          <table:table-cell table:formula="of:=[.Z50]*1000000" office:value-type="float" office:value="20.051">
            <text:p>20.051</text:p>
          </table:table-cell>
          <table:table-cell table:formula="of:=[.AA50]*1000000" office:value-type="float" office:value="0">
            <text:p>0</text:p>
          </table:table-cell>
          <table:table-cell table:formula="of:=[.AB50]*1000000" office:value-type="float" office:value="-0.0000000000015418">
            <text:p>-1.5418E-012</text:p>
          </table:table-cell>
          <table:table-cell table:formula="of:=[.AC50]*1000000" office:value-type="float" office:value="0.000000036392">
            <text:p>3.6392E-008</text:p>
          </table:table-cell>
          <table:table-cell office:value-type="float" office:value="0.00050389">
            <text:p>0.00050389</text:p>
          </table:table-cell>
          <table:table-cell office:value-type="float" office:value="0.00014564">
            <text:p>0.00014564</text:p>
          </table:table-cell>
          <table:table-cell office:value-type="float" office:value="0.00071881">
            <text:p>0.00071881</text:p>
          </table:table-cell>
          <table:table-cell table:style-name="ce1" office:value-type="string">
            <text:p>2.1279e-06</text:p>
          </table:table-cell>
          <table:table-cell table:style-name="ce1" office:value-type="string">
            <text:p>1.9356e-07</text:p>
          </table:table-cell>
          <table:table-cell table:style-name="ce1" office:value-type="string">
            <text:p>1.3874e-18</text:p>
          </table:table-cell>
          <table:table-cell table:style-name="ce1" office:value-type="string">
            <text:p>3.6392e-14</text:p>
          </table:table-cell>
          <table:table-cell office:value-type="float" office:value="0.00050389">
            <text:p>0.00050389</text:p>
          </table:table-cell>
          <table:table-cell office:value-type="float" office:value="0.00014562">
            <text:p>0.00014562</text:p>
          </table:table-cell>
          <table:table-cell office:value-type="float" office:value="0.0007188">
            <text:p>0.0007188</text:p>
          </table:table-cell>
          <table:table-cell table:style-name="ce1" office:value-type="string">
            <text:p>2.005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418e-18</text:p>
          </table:table-cell>
          <table:table-cell table:style-name="ce1" office:value-type="string">
            <text:p>3.6392e-14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P51]*1000000" office:value-type="float" office:value="496.68">
            <text:p>496.68</text:p>
          </table:table-cell>
          <table:table-cell table:formula="of:=[.Q51]*1000000" office:value-type="float" office:value="143.9">
            <text:p>143.9</text:p>
          </table:table-cell>
          <table:table-cell table:formula="of:=[.R51]*1000000" office:value-type="float" office:value="727.98">
            <text:p>727.98</text:p>
          </table:table-cell>
          <table:table-cell table:formula="of:=[.S51]*1000000" office:value-type="float" office:value="1.9829">
            <text:p>1.9829</text:p>
          </table:table-cell>
          <table:table-cell table:formula="of:=[.T51]*1000000" office:value-type="float" office:value="0.19463">
            <text:p>0.19463</text:p>
          </table:table-cell>
          <table:table-cell table:formula="of:=[.U51]*1000000" office:value-type="float" office:value="0.0000000000006454">
            <text:p>6.454E-013</text:p>
          </table:table-cell>
          <table:table-cell table:formula="of:=[.V51]*1000000" office:value-type="float" office:value="0.000000035286">
            <text:p>3.5286E-008</text:p>
          </table:table-cell>
          <table:table-cell table:formula="of:=[.W51]*1000000" office:value-type="float" office:value="496.68">
            <text:p>496.68</text:p>
          </table:table-cell>
          <table:table-cell table:formula="of:=[.X51]*1000000" office:value-type="float" office:value="143.89">
            <text:p>143.89</text:p>
          </table:table-cell>
          <table:table-cell table:formula="of:=[.Y51]*1000000" office:value-type="float" office:value="727.97">
            <text:p>727.97</text:p>
          </table:table-cell>
          <table:table-cell table:formula="of:=[.Z51]*1000000" office:value-type="float" office:value="20.051">
            <text:p>20.051</text:p>
          </table:table-cell>
          <table:table-cell table:formula="of:=[.AA51]*1000000" office:value-type="float" office:value="0">
            <text:p>0</text:p>
          </table:table-cell>
          <table:table-cell table:formula="of:=[.AB51]*1000000" office:value-type="float" office:value="-0.0000000000019252">
            <text:p>-1.9252E-012</text:p>
          </table:table-cell>
          <table:table-cell table:formula="of:=[.AC51]*1000000" office:value-type="float" office:value="0.000000035285">
            <text:p>3.5285E-008</text:p>
          </table:table-cell>
          <table:table-cell office:value-type="float" office:value="0.00049668">
            <text:p>0.00049668</text:p>
          </table:table-cell>
          <table:table-cell office:value-type="float" office:value="0.0001439">
            <text:p>0.0001439</text:p>
          </table:table-cell>
          <table:table-cell office:value-type="float" office:value="0.00072798">
            <text:p>0.00072798</text:p>
          </table:table-cell>
          <table:table-cell table:style-name="ce1" office:value-type="string">
            <text:p>1.9829e-06</text:p>
          </table:table-cell>
          <table:table-cell table:style-name="ce1" office:value-type="string">
            <text:p>1.9463e-07</text:p>
          </table:table-cell>
          <table:table-cell table:style-name="ce1" office:value-type="string">
            <text:p>6.454e-19</text:p>
          </table:table-cell>
          <table:table-cell table:style-name="ce1" office:value-type="string">
            <text:p>3.5286e-14</text:p>
          </table:table-cell>
          <table:table-cell office:value-type="float" office:value="0.00049668">
            <text:p>0.00049668</text:p>
          </table:table-cell>
          <table:table-cell office:value-type="float" office:value="0.00014389">
            <text:p>0.00014389</text:p>
          </table:table-cell>
          <table:table-cell office:value-type="float" office:value="0.00072797">
            <text:p>0.00072797</text:p>
          </table:table-cell>
          <table:table-cell table:style-name="ce1" office:value-type="string">
            <text:p>2.005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252e-18</text:p>
          </table:table-cell>
          <table:table-cell table:style-name="ce1" office:value-type="string">
            <text:p>3.5285e-14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P52]*1000000" office:value-type="float" office:value="489.6">
            <text:p>489.6</text:p>
          </table:table-cell>
          <table:table-cell table:formula="of:=[.Q52]*1000000" office:value-type="float" office:value="142.2">
            <text:p>142.2</text:p>
          </table:table-cell>
          <table:table-cell table:formula="of:=[.R52]*1000000" office:value-type="float" office:value="736.98">
            <text:p>736.98</text:p>
          </table:table-cell>
          <table:table-cell table:formula="of:=[.S52]*1000000" office:value-type="float" office:value="1.8462">
            <text:p>1.8462</text:p>
          </table:table-cell>
          <table:table-cell table:formula="of:=[.T52]*1000000" office:value-type="float" office:value="0.19571">
            <text:p>0.19571</text:p>
          </table:table-cell>
          <table:table-cell table:formula="of:=[.U52]*1000000" office:value-type="float" office:value="-0.0000000000020587">
            <text:p>-2.0587E-012</text:p>
          </table:table-cell>
          <table:table-cell table:formula="of:=[.V52]*1000000" office:value-type="float" office:value="0.000000034213">
            <text:p>3.4213E-008</text:p>
          </table:table-cell>
          <table:table-cell table:formula="of:=[.W52]*1000000" office:value-type="float" office:value="489.59">
            <text:p>489.59</text:p>
          </table:table-cell>
          <table:table-cell table:formula="of:=[.X52]*1000000" office:value-type="float" office:value="142.19">
            <text:p>142.19</text:p>
          </table:table-cell>
          <table:table-cell table:formula="of:=[.Y52]*1000000" office:value-type="float" office:value="736.97">
            <text:p>736.97</text:p>
          </table:table-cell>
          <table:table-cell table:formula="of:=[.Z52]*1000000" office:value-type="float" office:value="20.05">
            <text:p>20.05</text:p>
          </table:table-cell>
          <table:table-cell table:formula="of:=[.AA52]*1000000" office:value-type="float" office:value="0">
            <text:p>0</text:p>
          </table:table-cell>
          <table:table-cell table:formula="of:=[.AB52]*1000000" office:value-type="float" office:value="-0.0000000000043797">
            <text:p>-4.3797E-012</text:p>
          </table:table-cell>
          <table:table-cell table:formula="of:=[.AC52]*1000000" office:value-type="float" office:value="0.000000034213">
            <text:p>3.4213E-008</text:p>
          </table:table-cell>
          <table:table-cell office:value-type="float" office:value="0.0004896">
            <text:p>0.0004896</text:p>
          </table:table-cell>
          <table:table-cell office:value-type="float" office:value="0.0001422">
            <text:p>0.0001422</text:p>
          </table:table-cell>
          <table:table-cell office:value-type="float" office:value="0.00073698">
            <text:p>0.00073698</text:p>
          </table:table-cell>
          <table:table-cell table:style-name="ce1" office:value-type="string">
            <text:p>1.8462e-06</text:p>
          </table:table-cell>
          <table:table-cell table:style-name="ce1" office:value-type="string">
            <text:p>1.9571e-07</text:p>
          </table:table-cell>
          <table:table-cell table:style-name="ce1" office:value-type="string">
            <text:p>-2.0587e-18</text:p>
          </table:table-cell>
          <table:table-cell table:style-name="ce1" office:value-type="string">
            <text:p>3.4213e-14</text:p>
          </table:table-cell>
          <table:table-cell office:value-type="float" office:value="0.00048959">
            <text:p>0.00048959</text:p>
          </table:table-cell>
          <table:table-cell office:value-type="float" office:value="0.00014219">
            <text:p>0.00014219</text:p>
          </table:table-cell>
          <table:table-cell office:value-type="float" office:value="0.00073697">
            <text:p>0.00073697</text:p>
          </table:table-cell>
          <table:table-cell table:style-name="ce1" office:value-type="string">
            <text:p>2.005e-05</text:p>
          </table:table-cell>
          <table:table-cell office:value-type="float" office:value="0">
            <text:p>0</text:p>
          </table:table-cell>
          <table:table-cell table:style-name="ce1" office:value-type="string">
            <text:p>-4.3797e-18</text:p>
          </table:table-cell>
          <table:table-cell table:style-name="ce1" office:value-type="string">
            <text:p>3.4213e-14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P53]*1000000" office:value-type="float" office:value="482.63">
            <text:p>482.63</text:p>
          </table:table-cell>
          <table:table-cell table:formula="of:=[.Q53]*1000000" office:value-type="float" office:value="140.52">
            <text:p>140.52</text:p>
          </table:table-cell>
          <table:table-cell table:formula="of:=[.R53]*1000000" office:value-type="float" office:value="745.83">
            <text:p>745.83</text:p>
          </table:table-cell>
          <table:table-cell table:formula="of:=[.S53]*1000000" office:value-type="float" office:value="1.7175">
            <text:p>1.7175</text:p>
          </table:table-cell>
          <table:table-cell table:formula="of:=[.T53]*1000000" office:value-type="float" office:value="0.19678">
            <text:p>0.19678</text:p>
          </table:table-cell>
          <table:table-cell table:formula="of:=[.U53]*1000000" office:value-type="float" office:value="-0.00000000000028307">
            <text:p>-2.8307E-013</text:p>
          </table:table-cell>
          <table:table-cell table:formula="of:=[.V53]*1000000" office:value-type="float" office:value="0.000000033173">
            <text:p>3.3173E-008</text:p>
          </table:table-cell>
          <table:table-cell table:formula="of:=[.W53]*1000000" office:value-type="float" office:value="482.63">
            <text:p>482.63</text:p>
          </table:table-cell>
          <table:table-cell table:formula="of:=[.X53]*1000000" office:value-type="float" office:value="140.51">
            <text:p>140.51</text:p>
          </table:table-cell>
          <table:table-cell table:formula="of:=[.Y53]*1000000" office:value-type="float" office:value="745.82">
            <text:p>745.82</text:p>
          </table:table-cell>
          <table:table-cell table:formula="of:=[.Z53]*1000000" office:value-type="float" office:value="20.049">
            <text:p>20.049</text:p>
          </table:table-cell>
          <table:table-cell table:formula="of:=[.AA53]*1000000" office:value-type="float" office:value="0">
            <text:p>0</text:p>
          </table:table-cell>
          <table:table-cell table:formula="of:=[.AB53]*1000000" office:value-type="float" office:value="-0.0000000000038883">
            <text:p>-3.8883E-012</text:p>
          </table:table-cell>
          <table:table-cell table:formula="of:=[.AC53]*1000000" office:value-type="float" office:value="0.000000033173">
            <text:p>3.3173E-008</text:p>
          </table:table-cell>
          <table:table-cell office:value-type="float" office:value="0.00048263">
            <text:p>0.00048263</text:p>
          </table:table-cell>
          <table:table-cell office:value-type="float" office:value="0.00014052">
            <text:p>0.00014052</text:p>
          </table:table-cell>
          <table:table-cell office:value-type="float" office:value="0.00074583">
            <text:p>0.00074583</text:p>
          </table:table-cell>
          <table:table-cell table:style-name="ce1" office:value-type="string">
            <text:p>1.7175e-06</text:p>
          </table:table-cell>
          <table:table-cell table:style-name="ce1" office:value-type="string">
            <text:p>1.9678e-07</text:p>
          </table:table-cell>
          <table:table-cell table:style-name="ce1" office:value-type="string">
            <text:p>-2.8307e-19</text:p>
          </table:table-cell>
          <table:table-cell table:style-name="ce1" office:value-type="string">
            <text:p>3.3173e-14</text:p>
          </table:table-cell>
          <table:table-cell office:value-type="float" office:value="0.00048263">
            <text:p>0.00048263</text:p>
          </table:table-cell>
          <table:table-cell office:value-type="float" office:value="0.00014051">
            <text:p>0.00014051</text:p>
          </table:table-cell>
          <table:table-cell office:value-type="float" office:value="0.00074582">
            <text:p>0.00074582</text:p>
          </table:table-cell>
          <table:table-cell table:style-name="ce1" office:value-type="string">
            <text:p>2.0049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883e-18</text:p>
          </table:table-cell>
          <table:table-cell table:style-name="ce1" office:value-type="string">
            <text:p>3.3173e-14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P54]*1000000" office:value-type="float" office:value="475.78">
            <text:p>475.78</text:p>
          </table:table-cell>
          <table:table-cell table:formula="of:=[.Q54]*1000000" office:value-type="float" office:value="138.87">
            <text:p>138.87</text:p>
          </table:table-cell>
          <table:table-cell table:formula="of:=[.R54]*1000000" office:value-type="float" office:value="754.53">
            <text:p>754.53</text:p>
          </table:table-cell>
          <table:table-cell table:formula="of:=[.S54]*1000000" office:value-type="float" office:value="1.5963">
            <text:p>1.5963</text:p>
          </table:table-cell>
          <table:table-cell table:formula="of:=[.T54]*1000000" office:value-type="float" office:value="0.19787">
            <text:p>0.19787</text:p>
          </table:table-cell>
          <table:table-cell table:formula="of:=[.U54]*1000000" office:value-type="float" office:value="-0.000000000002495">
            <text:p>-2.495E-012</text:p>
          </table:table-cell>
          <table:table-cell table:formula="of:=[.V54]*1000000" office:value-type="float" office:value="0.000000032166">
            <text:p>3.2166E-008</text:p>
          </table:table-cell>
          <table:table-cell table:formula="of:=[.W54]*1000000" office:value-type="float" office:value="475.78">
            <text:p>475.78</text:p>
          </table:table-cell>
          <table:table-cell table:formula="of:=[.X54]*1000000" office:value-type="float" office:value="138.85">
            <text:p>138.85</text:p>
          </table:table-cell>
          <table:table-cell table:formula="of:=[.Y54]*1000000" office:value-type="float" office:value="754.52">
            <text:p>754.52</text:p>
          </table:table-cell>
          <table:table-cell table:formula="of:=[.Z54]*1000000" office:value-type="float" office:value="20.049">
            <text:p>20.049</text:p>
          </table:table-cell>
          <table:table-cell table:formula="of:=[.AA54]*1000000" office:value-type="float" office:value="0">
            <text:p>0</text:p>
          </table:table-cell>
          <table:table-cell table:formula="of:=[.AB54]*1000000" office:value-type="float" office:value="-0.00000000000063419">
            <text:p>-6.3419E-013</text:p>
          </table:table-cell>
          <table:table-cell table:formula="of:=[.AC54]*1000000" office:value-type="float" office:value="0.000000032165">
            <text:p>3.2165E-008</text:p>
          </table:table-cell>
          <table:table-cell office:value-type="float" office:value="0.00047578">
            <text:p>0.00047578</text:p>
          </table:table-cell>
          <table:table-cell office:value-type="float" office:value="0.00013887">
            <text:p>0.00013887</text:p>
          </table:table-cell>
          <table:table-cell office:value-type="float" office:value="0.00075453">
            <text:p>0.00075453</text:p>
          </table:table-cell>
          <table:table-cell table:style-name="ce1" office:value-type="string">
            <text:p>1.5963e-06</text:p>
          </table:table-cell>
          <table:table-cell table:style-name="ce1" office:value-type="string">
            <text:p>1.9787e-07</text:p>
          </table:table-cell>
          <table:table-cell table:style-name="ce1" office:value-type="string">
            <text:p>-2.495e-18</text:p>
          </table:table-cell>
          <table:table-cell table:style-name="ce1" office:value-type="string">
            <text:p>3.2166e-14</text:p>
          </table:table-cell>
          <table:table-cell office:value-type="float" office:value="0.00047578">
            <text:p>0.00047578</text:p>
          </table:table-cell>
          <table:table-cell office:value-type="float" office:value="0.00013885">
            <text:p>0.00013885</text:p>
          </table:table-cell>
          <table:table-cell office:value-type="float" office:value="0.00075452">
            <text:p>0.00075452</text:p>
          </table:table-cell>
          <table:table-cell table:style-name="ce1" office:value-type="string">
            <text:p>2.0049e-05</text:p>
          </table:table-cell>
          <table:table-cell office:value-type="float" office:value="0">
            <text:p>0</text:p>
          </table:table-cell>
          <table:table-cell table:style-name="ce1" office:value-type="string">
            <text:p>-6.3419e-19</text:p>
          </table:table-cell>
          <table:table-cell table:style-name="ce1" office:value-type="string">
            <text:p>3.2165e-14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P55]*1000000" office:value-type="float" office:value="469.05">
            <text:p>469.05</text:p>
          </table:table-cell>
          <table:table-cell table:formula="of:=[.Q55]*1000000" office:value-type="float" office:value="137.23">
            <text:p>137.23</text:p>
          </table:table-cell>
          <table:table-cell table:formula="of:=[.R55]*1000000" office:value-type="float" office:value="763.09">
            <text:p>763.09</text:p>
          </table:table-cell>
          <table:table-cell table:formula="of:=[.S55]*1000000" office:value-type="float" office:value="1.4824">
            <text:p>1.4824</text:p>
          </table:table-cell>
          <table:table-cell table:formula="of:=[.T55]*1000000" office:value-type="float" office:value="0.19896">
            <text:p>0.19896</text:p>
          </table:table-cell>
          <table:table-cell table:formula="of:=[.U55]*1000000" office:value-type="float" office:value="-0.00000000000057515">
            <text:p>-5.7515E-013</text:p>
          </table:table-cell>
          <table:table-cell table:formula="of:=[.V55]*1000000" office:value-type="float" office:value="0.000000031189">
            <text:p>3.1189E-008</text:p>
          </table:table-cell>
          <table:table-cell table:formula="of:=[.W55]*1000000" office:value-type="float" office:value="469.04">
            <text:p>469.04</text:p>
          </table:table-cell>
          <table:table-cell table:formula="of:=[.X55]*1000000" office:value-type="float" office:value="137.22">
            <text:p>137.22</text:p>
          </table:table-cell>
          <table:table-cell table:formula="of:=[.Y55]*1000000" office:value-type="float" office:value="763.08">
            <text:p>763.08</text:p>
          </table:table-cell>
          <table:table-cell table:formula="of:=[.Z55]*1000000" office:value-type="float" office:value="20.048">
            <text:p>20.048</text:p>
          </table:table-cell>
          <table:table-cell table:formula="of:=[.AA55]*1000000" office:value-type="float" office:value="0">
            <text:p>0</text:p>
          </table:table-cell>
          <table:table-cell table:formula="of:=[.AB55]*1000000" office:value-type="float" office:value="-0.0000000000013408">
            <text:p>-1.3408E-012</text:p>
          </table:table-cell>
          <table:table-cell table:formula="of:=[.AC55]*1000000" office:value-type="float" office:value="0.000000031189">
            <text:p>3.1189E-008</text:p>
          </table:table-cell>
          <table:table-cell office:value-type="float" office:value="0.00046905">
            <text:p>0.00046905</text:p>
          </table:table-cell>
          <table:table-cell office:value-type="float" office:value="0.00013723">
            <text:p>0.00013723</text:p>
          </table:table-cell>
          <table:table-cell office:value-type="float" office:value="0.00076309">
            <text:p>0.00076309</text:p>
          </table:table-cell>
          <table:table-cell table:style-name="ce1" office:value-type="string">
            <text:p>1.4824e-06</text:p>
          </table:table-cell>
          <table:table-cell table:style-name="ce1" office:value-type="string">
            <text:p>1.9896e-07</text:p>
          </table:table-cell>
          <table:table-cell table:style-name="ce1" office:value-type="string">
            <text:p>-5.7515e-19</text:p>
          </table:table-cell>
          <table:table-cell table:style-name="ce1" office:value-type="string">
            <text:p>3.1189e-14</text:p>
          </table:table-cell>
          <table:table-cell office:value-type="float" office:value="0.00046904">
            <text:p>0.00046904</text:p>
          </table:table-cell>
          <table:table-cell office:value-type="float" office:value="0.00013722">
            <text:p>0.00013722</text:p>
          </table:table-cell>
          <table:table-cell office:value-type="float" office:value="0.00076308">
            <text:p>0.00076308</text:p>
          </table:table-cell>
          <table:table-cell table:style-name="ce1" office:value-type="string">
            <text:p>2.004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3408e-18</text:p>
          </table:table-cell>
          <table:table-cell table:style-name="ce1" office:value-type="string">
            <text:p>3.1189e-14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P56]*1000000" office:value-type="float" office:value="462.42">
            <text:p>462.42</text:p>
          </table:table-cell>
          <table:table-cell table:formula="of:=[.Q56]*1000000" office:value-type="float" office:value="135.62">
            <text:p>135.62</text:p>
          </table:table-cell>
          <table:table-cell table:formula="of:=[.R56]*1000000" office:value-type="float" office:value="771.51">
            <text:p>771.51</text:p>
          </table:table-cell>
          <table:table-cell table:formula="of:=[.S56]*1000000" office:value-type="float" office:value="1.3754">
            <text:p>1.3754</text:p>
          </table:table-cell>
          <table:table-cell table:formula="of:=[.T56]*1000000" office:value-type="float" office:value="0.20007">
            <text:p>0.20007</text:p>
          </table:table-cell>
          <table:table-cell table:formula="of:=[.U56]*1000000" office:value-type="float" office:value="-0.0000000000010475">
            <text:p>-1.0475E-012</text:p>
          </table:table-cell>
          <table:table-cell table:formula="of:=[.V56]*1000000" office:value-type="float" office:value="0.000000030242">
            <text:p>3.0242E-008</text:p>
          </table:table-cell>
          <table:table-cell table:formula="of:=[.W56]*1000000" office:value-type="float" office:value="462.42">
            <text:p>462.42</text:p>
          </table:table-cell>
          <table:table-cell table:formula="of:=[.X56]*1000000" office:value-type="float" office:value="135.61">
            <text:p>135.61</text:p>
          </table:table-cell>
          <table:table-cell table:formula="of:=[.Y56]*1000000" office:value-type="float" office:value="771.5">
            <text:p>771.5</text:p>
          </table:table-cell>
          <table:table-cell table:formula="of:=[.Z56]*1000000" office:value-type="float" office:value="20.048">
            <text:p>20.048</text:p>
          </table:table-cell>
          <table:table-cell table:formula="of:=[.AA56]*1000000" office:value-type="float" office:value="0">
            <text:p>0</text:p>
          </table:table-cell>
          <table:table-cell table:formula="of:=[.AB56]*1000000" office:value-type="float" office:value="-0.000000000000020965">
            <text:p>-2.0965E-014</text:p>
          </table:table-cell>
          <table:table-cell table:formula="of:=[.AC56]*1000000" office:value-type="float" office:value="0.000000030242">
            <text:p>3.0242E-008</text:p>
          </table:table-cell>
          <table:table-cell office:value-type="float" office:value="0.00046242">
            <text:p>0.00046242</text:p>
          </table:table-cell>
          <table:table-cell office:value-type="float" office:value="0.00013562">
            <text:p>0.00013562</text:p>
          </table:table-cell>
          <table:table-cell office:value-type="float" office:value="0.00077151">
            <text:p>0.00077151</text:p>
          </table:table-cell>
          <table:table-cell table:style-name="ce1" office:value-type="string">
            <text:p>1.3754e-06</text:p>
          </table:table-cell>
          <table:table-cell table:style-name="ce1" office:value-type="string">
            <text:p>2.0007e-07</text:p>
          </table:table-cell>
          <table:table-cell table:style-name="ce1" office:value-type="string">
            <text:p>-1.0475e-18</text:p>
          </table:table-cell>
          <table:table-cell table:style-name="ce1" office:value-type="string">
            <text:p>3.0242e-14</text:p>
          </table:table-cell>
          <table:table-cell office:value-type="float" office:value="0.00046242">
            <text:p>0.00046242</text:p>
          </table:table-cell>
          <table:table-cell office:value-type="float" office:value="0.00013561">
            <text:p>0.00013561</text:p>
          </table:table-cell>
          <table:table-cell office:value-type="float" office:value="0.0007715">
            <text:p>0.0007715</text:p>
          </table:table-cell>
          <table:table-cell table:style-name="ce1" office:value-type="string">
            <text:p>2.004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965e-20</text:p>
          </table:table-cell>
          <table:table-cell table:style-name="ce1" office:value-type="string">
            <text:p>3.0242e-14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P57]*1000000" office:value-type="float" office:value="455.9">
            <text:p>455.9</text:p>
          </table:table-cell>
          <table:table-cell table:formula="of:=[.Q57]*1000000" office:value-type="float" office:value="134.03">
            <text:p>134.03</text:p>
          </table:table-cell>
          <table:table-cell table:formula="of:=[.R57]*1000000" office:value-type="float" office:value="779.8">
            <text:p>779.8</text:p>
          </table:table-cell>
          <table:table-cell table:formula="of:=[.S57]*1000000" office:value-type="float" office:value="1.275">
            <text:p>1.275</text:p>
          </table:table-cell>
          <table:table-cell table:formula="of:=[.T57]*1000000" office:value-type="float" office:value="0.20119">
            <text:p>0.20119</text:p>
          </table:table-cell>
          <table:table-cell table:formula="of:=[.U57]*1000000" office:value-type="float" office:value="-0.00000000000074351">
            <text:p>-7.4351E-013</text:p>
          </table:table-cell>
          <table:table-cell table:formula="of:=[.V57]*1000000" office:value-type="float" office:value="0.000000029324">
            <text:p>2.9324E-008</text:p>
          </table:table-cell>
          <table:table-cell table:formula="of:=[.W57]*1000000" office:value-type="float" office:value="455.9">
            <text:p>455.9</text:p>
          </table:table-cell>
          <table:table-cell table:formula="of:=[.X57]*1000000" office:value-type="float" office:value="134.02">
            <text:p>134.02</text:p>
          </table:table-cell>
          <table:table-cell table:formula="of:=[.Y57]*1000000" office:value-type="float" office:value="779.79">
            <text:p>779.79</text:p>
          </table:table-cell>
          <table:table-cell table:formula="of:=[.Z57]*1000000" office:value-type="float" office:value="20.048">
            <text:p>20.048</text:p>
          </table:table-cell>
          <table:table-cell table:formula="of:=[.AA57]*1000000" office:value-type="float" office:value="0">
            <text:p>0</text:p>
          </table:table-cell>
          <table:table-cell table:formula="of:=[.AB57]*1000000" office:value-type="float" office:value="0.00000000000046674">
            <text:p>4.6674E-013</text:p>
          </table:table-cell>
          <table:table-cell table:formula="of:=[.AC57]*1000000" office:value-type="float" office:value="0.000000029324">
            <text:p>2.9324E-008</text:p>
          </table:table-cell>
          <table:table-cell office:value-type="float" office:value="0.0004559">
            <text:p>0.0004559</text:p>
          </table:table-cell>
          <table:table-cell office:value-type="float" office:value="0.00013403">
            <text:p>0.00013403</text:p>
          </table:table-cell>
          <table:table-cell office:value-type="float" office:value="0.0007798">
            <text:p>0.0007798</text:p>
          </table:table-cell>
          <table:table-cell table:style-name="ce1" office:value-type="string">
            <text:p>1.275e-06</text:p>
          </table:table-cell>
          <table:table-cell table:style-name="ce1" office:value-type="string">
            <text:p>2.0119e-07</text:p>
          </table:table-cell>
          <table:table-cell table:style-name="ce1" office:value-type="string">
            <text:p>-7.4351e-19</text:p>
          </table:table-cell>
          <table:table-cell table:style-name="ce1" office:value-type="string">
            <text:p>2.9324e-14</text:p>
          </table:table-cell>
          <table:table-cell office:value-type="float" office:value="0.0004559">
            <text:p>0.0004559</text:p>
          </table:table-cell>
          <table:table-cell office:value-type="float" office:value="0.00013402">
            <text:p>0.00013402</text:p>
          </table:table-cell>
          <table:table-cell office:value-type="float" office:value="0.00077979">
            <text:p>0.00077979</text:p>
          </table:table-cell>
          <table:table-cell table:style-name="ce1" office:value-type="string">
            <text:p>2.0048e-05</text:p>
          </table:table-cell>
          <table:table-cell office:value-type="float" office:value="0">
            <text:p>0</text:p>
          </table:table-cell>
          <table:table-cell table:style-name="ce1" office:value-type="string">
            <text:p>4.6674e-19</text:p>
          </table:table-cell>
          <table:table-cell table:style-name="ce1" office:value-type="string">
            <text:p>2.9324e-14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P58]*1000000" office:value-type="float" office:value="449.48">
            <text:p>449.48</text:p>
          </table:table-cell>
          <table:table-cell table:formula="of:=[.Q58]*1000000" office:value-type="float" office:value="132.46">
            <text:p>132.46</text:p>
          </table:table-cell>
          <table:table-cell table:formula="of:=[.R58]*1000000" office:value-type="float" office:value="787.96">
            <text:p>787.96</text:p>
          </table:table-cell>
          <table:table-cell table:formula="of:=[.S58]*1000000" office:value-type="float" office:value="1.1808">
            <text:p>1.1808</text:p>
          </table:table-cell>
          <table:table-cell table:formula="of:=[.T58]*1000000" office:value-type="float" office:value="0.20232">
            <text:p>0.20232</text:p>
          </table:table-cell>
          <table:table-cell table:formula="of:=[.U58]*1000000" office:value-type="float" office:value="-0.0000000000026275">
            <text:p>-2.6275E-012</text:p>
          </table:table-cell>
          <table:table-cell table:formula="of:=[.V58]*1000000" office:value-type="float" office:value="0.000000028434">
            <text:p>2.8434E-008</text:p>
          </table:table-cell>
          <table:table-cell table:formula="of:=[.W58]*1000000" office:value-type="float" office:value="449.48">
            <text:p>449.48</text:p>
          </table:table-cell>
          <table:table-cell table:formula="of:=[.X58]*1000000" office:value-type="float" office:value="132.45">
            <text:p>132.45</text:p>
          </table:table-cell>
          <table:table-cell table:formula="of:=[.Y58]*1000000" office:value-type="float" office:value="787.95">
            <text:p>787.95</text:p>
          </table:table-cell>
          <table:table-cell table:formula="of:=[.Z58]*1000000" office:value-type="float" office:value="20.047">
            <text:p>20.047</text:p>
          </table:table-cell>
          <table:table-cell table:formula="of:=[.AA58]*1000000" office:value-type="float" office:value="0">
            <text:p>0</text:p>
          </table:table-cell>
          <table:table-cell table:formula="of:=[.AB58]*1000000" office:value-type="float" office:value="-0.00000000000039362">
            <text:p>-3.9362E-013</text:p>
          </table:table-cell>
          <table:table-cell table:formula="of:=[.AC58]*1000000" office:value-type="float" office:value="0.000000028434">
            <text:p>2.8434E-008</text:p>
          </table:table-cell>
          <table:table-cell office:value-type="float" office:value="0.00044948">
            <text:p>0.00044948</text:p>
          </table:table-cell>
          <table:table-cell office:value-type="float" office:value="0.00013246">
            <text:p>0.00013246</text:p>
          </table:table-cell>
          <table:table-cell office:value-type="float" office:value="0.00078796">
            <text:p>0.00078796</text:p>
          </table:table-cell>
          <table:table-cell table:style-name="ce1" office:value-type="string">
            <text:p>1.1808e-06</text:p>
          </table:table-cell>
          <table:table-cell table:style-name="ce1" office:value-type="string">
            <text:p>2.0232e-07</text:p>
          </table:table-cell>
          <table:table-cell table:style-name="ce1" office:value-type="string">
            <text:p>-2.6275e-18</text:p>
          </table:table-cell>
          <table:table-cell table:style-name="ce1" office:value-type="string">
            <text:p>2.8434e-14</text:p>
          </table:table-cell>
          <table:table-cell office:value-type="float" office:value="0.00044948">
            <text:p>0.00044948</text:p>
          </table:table-cell>
          <table:table-cell office:value-type="float" office:value="0.00013245">
            <text:p>0.00013245</text:p>
          </table:table-cell>
          <table:table-cell office:value-type="float" office:value="0.00078795">
            <text:p>0.00078795</text:p>
          </table:table-cell>
          <table:table-cell table:style-name="ce1" office:value-type="string">
            <text:p>2.0047e-05</text:p>
          </table:table-cell>
          <table:table-cell office:value-type="float" office:value="0">
            <text:p>0</text:p>
          </table:table-cell>
          <table:table-cell table:style-name="ce1" office:value-type="string">
            <text:p>-3.9362e-19</text:p>
          </table:table-cell>
          <table:table-cell table:style-name="ce1" office:value-type="string">
            <text:p>2.8434e-14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P59]*1000000" office:value-type="float" office:value="443.16">
            <text:p>443.16</text:p>
          </table:table-cell>
          <table:table-cell table:formula="of:=[.Q59]*1000000" office:value-type="float" office:value="130.91">
            <text:p>130.91</text:p>
          </table:table-cell>
          <table:table-cell table:formula="of:=[.R59]*1000000" office:value-type="float" office:value="795.99">
            <text:p>795.99</text:p>
          </table:table-cell>
          <table:table-cell table:formula="of:=[.S59]*1000000" office:value-type="float" office:value="1.0926">
            <text:p>1.0926</text:p>
          </table:table-cell>
          <table:table-cell table:formula="of:=[.T59]*1000000" office:value-type="float" office:value="0.20346">
            <text:p>0.20346</text:p>
          </table:table-cell>
          <table:table-cell table:formula="of:=[.U59]*1000000" office:value-type="float" office:value="-0.0000000000001498">
            <text:p>-1.498E-013</text:p>
          </table:table-cell>
          <table:table-cell table:formula="of:=[.V59]*1000000" office:value-type="float" office:value="0.000000027572">
            <text:p>2.7572E-008</text:p>
          </table:table-cell>
          <table:table-cell table:formula="of:=[.W59]*1000000" office:value-type="float" office:value="443.16">
            <text:p>443.16</text:p>
          </table:table-cell>
          <table:table-cell table:formula="of:=[.X59]*1000000" office:value-type="float" office:value="130.9">
            <text:p>130.9</text:p>
          </table:table-cell>
          <table:table-cell table:formula="of:=[.Y59]*1000000" office:value-type="float" office:value="795.98">
            <text:p>795.98</text:p>
          </table:table-cell>
          <table:table-cell table:formula="of:=[.Z59]*1000000" office:value-type="float" office:value="20.047">
            <text:p>20.047</text:p>
          </table:table-cell>
          <table:table-cell table:formula="of:=[.AA59]*1000000" office:value-type="float" office:value="0">
            <text:p>0</text:p>
          </table:table-cell>
          <table:table-cell table:formula="of:=[.AB59]*1000000" office:value-type="float" office:value="-0.0000000000029041">
            <text:p>-2.9041E-012</text:p>
          </table:table-cell>
          <table:table-cell table:formula="of:=[.AC59]*1000000" office:value-type="float" office:value="0.000000027571">
            <text:p>2.7571E-008</text:p>
          </table:table-cell>
          <table:table-cell office:value-type="float" office:value="0.00044316">
            <text:p>0.00044316</text:p>
          </table:table-cell>
          <table:table-cell office:value-type="float" office:value="0.00013091">
            <text:p>0.00013091</text:p>
          </table:table-cell>
          <table:table-cell office:value-type="float" office:value="0.00079599">
            <text:p>0.00079599</text:p>
          </table:table-cell>
          <table:table-cell table:style-name="ce1" office:value-type="string">
            <text:p>1.0926e-06</text:p>
          </table:table-cell>
          <table:table-cell table:style-name="ce1" office:value-type="string">
            <text:p>2.0346e-07</text:p>
          </table:table-cell>
          <table:table-cell table:style-name="ce1" office:value-type="string">
            <text:p>-1.498e-19</text:p>
          </table:table-cell>
          <table:table-cell table:style-name="ce1" office:value-type="string">
            <text:p>2.7572e-14</text:p>
          </table:table-cell>
          <table:table-cell office:value-type="float" office:value="0.00044316">
            <text:p>0.00044316</text:p>
          </table:table-cell>
          <table:table-cell office:value-type="float" office:value="0.0001309">
            <text:p>0.0001309</text:p>
          </table:table-cell>
          <table:table-cell office:value-type="float" office:value="0.00079598">
            <text:p>0.00079598</text:p>
          </table:table-cell>
          <table:table-cell table:style-name="ce1" office:value-type="string">
            <text:p>2.004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041e-18</text:p>
          </table:table-cell>
          <table:table-cell table:style-name="ce1" office:value-type="string">
            <text:p>2.7571e-14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P60]*1000000" office:value-type="float" office:value="436.94">
            <text:p>436.94</text:p>
          </table:table-cell>
          <table:table-cell table:formula="of:=[.Q60]*1000000" office:value-type="float" office:value="129.37">
            <text:p>129.37</text:p>
          </table:table-cell>
          <table:table-cell table:formula="of:=[.R60]*1000000" office:value-type="float" office:value="803.9">
            <text:p>803.9</text:p>
          </table:table-cell>
          <table:table-cell table:formula="of:=[.S60]*1000000" office:value-type="float" office:value="1.0101">
            <text:p>1.0101</text:p>
          </table:table-cell>
          <table:table-cell table:formula="of:=[.T60]*1000000" office:value-type="float" office:value="0.20462">
            <text:p>0.20462</text:p>
          </table:table-cell>
          <table:table-cell table:formula="of:=[.U60]*1000000" office:value-type="float" office:value="-0.00000000000089591">
            <text:p>-8.9591E-013</text:p>
          </table:table-cell>
          <table:table-cell table:formula="of:=[.V60]*1000000" office:value-type="float" office:value="0.000000026735">
            <text:p>2.6735E-008</text:p>
          </table:table-cell>
          <table:table-cell table:formula="of:=[.W60]*1000000" office:value-type="float" office:value="436.94">
            <text:p>436.94</text:p>
          </table:table-cell>
          <table:table-cell table:formula="of:=[.X60]*1000000" office:value-type="float" office:value="129.36">
            <text:p>129.36</text:p>
          </table:table-cell>
          <table:table-cell table:formula="of:=[.Y60]*1000000" office:value-type="float" office:value="803.89">
            <text:p>803.89</text:p>
          </table:table-cell>
          <table:table-cell table:formula="of:=[.Z60]*1000000" office:value-type="float" office:value="20.047">
            <text:p>20.047</text:p>
          </table:table-cell>
          <table:table-cell table:formula="of:=[.AA60]*1000000" office:value-type="float" office:value="0">
            <text:p>0</text:p>
          </table:table-cell>
          <table:table-cell table:formula="of:=[.AB60]*1000000" office:value-type="float" office:value="-0.0000000000055338">
            <text:p>-5.5338E-012</text:p>
          </table:table-cell>
          <table:table-cell table:formula="of:=[.AC60]*1000000" office:value-type="float" office:value="0.000000026735">
            <text:p>2.6735E-008</text:p>
          </table:table-cell>
          <table:table-cell office:value-type="float" office:value="0.00043694">
            <text:p>0.00043694</text:p>
          </table:table-cell>
          <table:table-cell office:value-type="float" office:value="0.00012937">
            <text:p>0.00012937</text:p>
          </table:table-cell>
          <table:table-cell office:value-type="float" office:value="0.0008039">
            <text:p>0.0008039</text:p>
          </table:table-cell>
          <table:table-cell table:style-name="ce1" office:value-type="string">
            <text:p>1.0101e-06</text:p>
          </table:table-cell>
          <table:table-cell table:style-name="ce1" office:value-type="string">
            <text:p>2.0462e-07</text:p>
          </table:table-cell>
          <table:table-cell table:style-name="ce1" office:value-type="string">
            <text:p>-8.9591e-19</text:p>
          </table:table-cell>
          <table:table-cell table:style-name="ce1" office:value-type="string">
            <text:p>2.6735e-14</text:p>
          </table:table-cell>
          <table:table-cell office:value-type="float" office:value="0.00043694">
            <text:p>0.00043694</text:p>
          </table:table-cell>
          <table:table-cell office:value-type="float" office:value="0.00012936">
            <text:p>0.00012936</text:p>
          </table:table-cell>
          <table:table-cell office:value-type="float" office:value="0.00080389">
            <text:p>0.00080389</text:p>
          </table:table-cell>
          <table:table-cell table:style-name="ce1" office:value-type="string">
            <text:p>2.0047e-05</text:p>
          </table:table-cell>
          <table:table-cell office:value-type="float" office:value="0">
            <text:p>0</text:p>
          </table:table-cell>
          <table:table-cell table:style-name="ce1" office:value-type="string">
            <text:p>-5.5338e-18</text:p>
          </table:table-cell>
          <table:table-cell table:style-name="ce1" office:value-type="string">
            <text:p>2.6735e-14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P61]*1000000" office:value-type="float" office:value="430.82">
            <text:p>430.82</text:p>
          </table:table-cell>
          <table:table-cell table:formula="of:=[.Q61]*1000000" office:value-type="float" office:value="127.86">
            <text:p>127.86</text:p>
          </table:table-cell>
          <table:table-cell table:formula="of:=[.R61]*1000000" office:value-type="float" office:value="811.69">
            <text:p>811.69</text:p>
          </table:table-cell>
          <table:table-cell table:formula="of:=[.S61]*1000000" office:value-type="float" office:value="0.93297">
            <text:p>0.93297</text:p>
          </table:table-cell>
          <table:table-cell table:formula="of:=[.T61]*1000000" office:value-type="float" office:value="0.2058">
            <text:p>0.2058</text:p>
          </table:table-cell>
          <table:table-cell table:formula="of:=[.U61]*1000000" office:value-type="float" office:value="-0.0000000000037679">
            <text:p>-3.7679E-012</text:p>
          </table:table-cell>
          <table:table-cell table:formula="of:=[.V61]*1000000" office:value-type="float" office:value="0.000000025925">
            <text:p>2.5925E-008</text:p>
          </table:table-cell>
          <table:table-cell table:formula="of:=[.W61]*1000000" office:value-type="float" office:value="430.82">
            <text:p>430.82</text:p>
          </table:table-cell>
          <table:table-cell table:formula="of:=[.X61]*1000000" office:value-type="float" office:value="127.85">
            <text:p>127.85</text:p>
          </table:table-cell>
          <table:table-cell table:formula="of:=[.Y61]*1000000" office:value-type="float" office:value="811.68">
            <text:p>811.68</text:p>
          </table:table-cell>
          <table:table-cell table:formula="of:=[.Z61]*1000000" office:value-type="float" office:value="20.046">
            <text:p>20.046</text:p>
          </table:table-cell>
          <table:table-cell table:formula="of:=[.AA61]*1000000" office:value-type="float" office:value="0">
            <text:p>0</text:p>
          </table:table-cell>
          <table:table-cell table:formula="of:=[.AB61]*1000000" office:value-type="float" office:value="-0.0000000000031348">
            <text:p>-3.1348E-012</text:p>
          </table:table-cell>
          <table:table-cell table:formula="of:=[.AC61]*1000000" office:value-type="float" office:value="0.000000025925">
            <text:p>2.5925E-008</text:p>
          </table:table-cell>
          <table:table-cell office:value-type="float" office:value="0.00043082">
            <text:p>0.00043082</text:p>
          </table:table-cell>
          <table:table-cell office:value-type="float" office:value="0.00012786">
            <text:p>0.00012786</text:p>
          </table:table-cell>
          <table:table-cell office:value-type="float" office:value="0.00081169">
            <text:p>0.00081169</text:p>
          </table:table-cell>
          <table:table-cell table:style-name="ce1" office:value-type="string">
            <text:p>9.3297e-07</text:p>
          </table:table-cell>
          <table:table-cell table:style-name="ce1" office:value-type="string">
            <text:p>2.058e-07</text:p>
          </table:table-cell>
          <table:table-cell table:style-name="ce1" office:value-type="string">
            <text:p>-3.7679e-18</text:p>
          </table:table-cell>
          <table:table-cell table:style-name="ce1" office:value-type="string">
            <text:p>2.5925e-14</text:p>
          </table:table-cell>
          <table:table-cell office:value-type="float" office:value="0.00043082">
            <text:p>0.00043082</text:p>
          </table:table-cell>
          <table:table-cell office:value-type="float" office:value="0.00012785">
            <text:p>0.00012785</text:p>
          </table:table-cell>
          <table:table-cell office:value-type="float" office:value="0.00081168">
            <text:p>0.00081168</text:p>
          </table:table-cell>
          <table:table-cell table:style-name="ce1" office:value-type="string">
            <text:p>2.0046e-05</text:p>
          </table:table-cell>
          <table:table-cell office:value-type="float" office:value="0">
            <text:p>0</text:p>
          </table:table-cell>
          <table:table-cell table:style-name="ce1" office:value-type="string">
            <text:p>-3.1348e-18</text:p>
          </table:table-cell>
          <table:table-cell table:style-name="ce1" office:value-type="string">
            <text:p>2.5925e-14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P62]*1000000" office:value-type="float" office:value="424.79">
            <text:p>424.79</text:p>
          </table:table-cell>
          <table:table-cell table:formula="of:=[.Q62]*1000000" office:value-type="float" office:value="126.36">
            <text:p>126.36</text:p>
          </table:table-cell>
          <table:table-cell table:formula="of:=[.R62]*1000000" office:value-type="float" office:value="819.37">
            <text:p>819.37</text:p>
          </table:table-cell>
          <table:table-cell table:formula="of:=[.S62]*1000000" office:value-type="float" office:value="0.86092">
            <text:p>0.86092</text:p>
          </table:table-cell>
          <table:table-cell table:formula="of:=[.T62]*1000000" office:value-type="float" office:value="0.207">
            <text:p>0.207</text:p>
          </table:table-cell>
          <table:table-cell table:formula="of:=[.U62]*1000000" office:value-type="float" office:value="-0.0000000000031972">
            <text:p>-3.1972E-012</text:p>
          </table:table-cell>
          <table:table-cell table:formula="of:=[.V62]*1000000" office:value-type="float" office:value="0.000000025139">
            <text:p>2.5139E-008</text:p>
          </table:table-cell>
          <table:table-cell table:formula="of:=[.W62]*1000000" office:value-type="float" office:value="424.79">
            <text:p>424.79</text:p>
          </table:table-cell>
          <table:table-cell table:formula="of:=[.X62]*1000000" office:value-type="float" office:value="126.35">
            <text:p>126.35</text:p>
          </table:table-cell>
          <table:table-cell table:formula="of:=[.Y62]*1000000" office:value-type="float" office:value="819.35">
            <text:p>819.35</text:p>
          </table:table-cell>
          <table:table-cell table:formula="of:=[.Z62]*1000000" office:value-type="float" office:value="20.046">
            <text:p>20.046</text:p>
          </table:table-cell>
          <table:table-cell table:formula="of:=[.AA62]*1000000" office:value-type="float" office:value="0">
            <text:p>0</text:p>
          </table:table-cell>
          <table:table-cell table:formula="of:=[.AB62]*1000000" office:value-type="float" office:value="-0.0000000000029306">
            <text:p>-2.9306E-012</text:p>
          </table:table-cell>
          <table:table-cell table:formula="of:=[.AC62]*1000000" office:value-type="float" office:value="0.000000025139">
            <text:p>2.5139E-008</text:p>
          </table:table-cell>
          <table:table-cell office:value-type="float" office:value="0.00042479">
            <text:p>0.00042479</text:p>
          </table:table-cell>
          <table:table-cell office:value-type="float" office:value="0.00012636">
            <text:p>0.00012636</text:p>
          </table:table-cell>
          <table:table-cell office:value-type="float" office:value="0.00081937">
            <text:p>0.00081937</text:p>
          </table:table-cell>
          <table:table-cell table:style-name="ce1" office:value-type="string">
            <text:p>8.6092e-07</text:p>
          </table:table-cell>
          <table:table-cell table:style-name="ce1" office:value-type="string">
            <text:p>2.07e-07</text:p>
          </table:table-cell>
          <table:table-cell table:style-name="ce1" office:value-type="string">
            <text:p>-3.1972e-18</text:p>
          </table:table-cell>
          <table:table-cell table:style-name="ce1" office:value-type="string">
            <text:p>2.5139e-14</text:p>
          </table:table-cell>
          <table:table-cell office:value-type="float" office:value="0.00042479">
            <text:p>0.00042479</text:p>
          </table:table-cell>
          <table:table-cell office:value-type="float" office:value="0.00012635">
            <text:p>0.00012635</text:p>
          </table:table-cell>
          <table:table-cell office:value-type="float" office:value="0.00081935">
            <text:p>0.00081935</text:p>
          </table:table-cell>
          <table:table-cell table:style-name="ce1" office:value-type="string">
            <text:p>2.0046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306e-18</text:p>
          </table:table-cell>
          <table:table-cell table:style-name="ce1" office:value-type="string">
            <text:p>2.5139e-14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P63]*1000000" office:value-type="float" office:value="418.85">
            <text:p>418.85</text:p>
          </table:table-cell>
          <table:table-cell table:formula="of:=[.Q63]*1000000" office:value-type="float" office:value="124.88">
            <text:p>124.88</text:p>
          </table:table-cell>
          <table:table-cell table:formula="of:=[.R63]*1000000" office:value-type="float" office:value="826.93">
            <text:p>826.93</text:p>
          </table:table-cell>
          <table:table-cell table:formula="of:=[.S63]*1000000" office:value-type="float" office:value="0.79369">
            <text:p>0.79369</text:p>
          </table:table-cell>
          <table:table-cell table:formula="of:=[.T63]*1000000" office:value-type="float" office:value="0.20821">
            <text:p>0.20821</text:p>
          </table:table-cell>
          <table:table-cell table:formula="of:=[.U63]*1000000" office:value-type="float" office:value="-0.00000000000054734">
            <text:p>-5.4734E-013</text:p>
          </table:table-cell>
          <table:table-cell table:formula="of:=[.V63]*1000000" office:value-type="float" office:value="0.000000024377">
            <text:p>2.4377E-008</text:p>
          </table:table-cell>
          <table:table-cell table:formula="of:=[.W63]*1000000" office:value-type="float" office:value="418.85">
            <text:p>418.85</text:p>
          </table:table-cell>
          <table:table-cell table:formula="of:=[.X63]*1000000" office:value-type="float" office:value="124.86">
            <text:p>124.86</text:p>
          </table:table-cell>
          <table:table-cell table:formula="of:=[.Y63]*1000000" office:value-type="float" office:value="826.92">
            <text:p>826.92</text:p>
          </table:table-cell>
          <table:table-cell table:formula="of:=[.Z63]*1000000" office:value-type="float" office:value="20.046">
            <text:p>20.046</text:p>
          </table:table-cell>
          <table:table-cell table:formula="of:=[.AA63]*1000000" office:value-type="float" office:value="0">
            <text:p>0</text:p>
          </table:table-cell>
          <table:table-cell table:formula="of:=[.AB63]*1000000" office:value-type="float" office:value="-0.0000000000056407">
            <text:p>-5.6407E-012</text:p>
          </table:table-cell>
          <table:table-cell table:formula="of:=[.AC63]*1000000" office:value-type="float" office:value="0.000000024377">
            <text:p>2.4377E-008</text:p>
          </table:table-cell>
          <table:table-cell office:value-type="float" office:value="0.00041885">
            <text:p>0.00041885</text:p>
          </table:table-cell>
          <table:table-cell office:value-type="float" office:value="0.00012488">
            <text:p>0.00012488</text:p>
          </table:table-cell>
          <table:table-cell office:value-type="float" office:value="0.00082693">
            <text:p>0.00082693</text:p>
          </table:table-cell>
          <table:table-cell table:style-name="ce1" office:value-type="string">
            <text:p>7.9369e-07</text:p>
          </table:table-cell>
          <table:table-cell table:style-name="ce1" office:value-type="string">
            <text:p>2.0821e-07</text:p>
          </table:table-cell>
          <table:table-cell table:style-name="ce1" office:value-type="string">
            <text:p>-5.4734e-19</text:p>
          </table:table-cell>
          <table:table-cell table:style-name="ce1" office:value-type="string">
            <text:p>2.4377e-14</text:p>
          </table:table-cell>
          <table:table-cell office:value-type="float" office:value="0.00041885">
            <text:p>0.00041885</text:p>
          </table:table-cell>
          <table:table-cell office:value-type="float" office:value="0.00012486">
            <text:p>0.00012486</text:p>
          </table:table-cell>
          <table:table-cell office:value-type="float" office:value="0.00082692">
            <text:p>0.00082692</text:p>
          </table:table-cell>
          <table:table-cell table:style-name="ce1" office:value-type="string">
            <text:p>2.0046e-05</text:p>
          </table:table-cell>
          <table:table-cell office:value-type="float" office:value="0">
            <text:p>0</text:p>
          </table:table-cell>
          <table:table-cell table:style-name="ce1" office:value-type="string">
            <text:p>-5.6407e-18</text:p>
          </table:table-cell>
          <table:table-cell table:style-name="ce1" office:value-type="string">
            <text:p>2.4377e-14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P64]*1000000" office:value-type="float" office:value="413">
            <text:p>413</text:p>
          </table:table-cell>
          <table:table-cell table:formula="of:=[.Q64]*1000000" office:value-type="float" office:value="123.41">
            <text:p>123.41</text:p>
          </table:table-cell>
          <table:table-cell table:formula="of:=[.R64]*1000000" office:value-type="float" office:value="834.38">
            <text:p>834.38</text:p>
          </table:table-cell>
          <table:table-cell table:formula="of:=[.S64]*1000000" office:value-type="float" office:value="0.73103">
            <text:p>0.73103</text:p>
          </table:table-cell>
          <table:table-cell table:formula="of:=[.T64]*1000000" office:value-type="float" office:value="0.20945">
            <text:p>0.20945</text:p>
          </table:table-cell>
          <table:table-cell table:formula="of:=[.U64]*1000000" office:value-type="float" office:value="0.00000000000057916">
            <text:p>5.7916E-013</text:p>
          </table:table-cell>
          <table:table-cell table:formula="of:=[.V64]*1000000" office:value-type="float" office:value="0.000000023639">
            <text:p>2.3639E-008</text:p>
          </table:table-cell>
          <table:table-cell table:formula="of:=[.W64]*1000000" office:value-type="float" office:value="413">
            <text:p>413</text:p>
          </table:table-cell>
          <table:table-cell table:formula="of:=[.X64]*1000000" office:value-type="float" office:value="123.4">
            <text:p>123.4</text:p>
          </table:table-cell>
          <table:table-cell table:formula="of:=[.Y64]*1000000" office:value-type="float" office:value="834.37">
            <text:p>834.37</text:p>
          </table:table-cell>
          <table:table-cell table:formula="of:=[.Z64]*1000000" office:value-type="float" office:value="20.045">
            <text:p>20.045</text:p>
          </table:table-cell>
          <table:table-cell table:formula="of:=[.AA64]*1000000" office:value-type="float" office:value="0">
            <text:p>0</text:p>
          </table:table-cell>
          <table:table-cell table:formula="of:=[.AB64]*1000000" office:value-type="float" office:value="-0.0000000000056909">
            <text:p>-5.6909E-012</text:p>
          </table:table-cell>
          <table:table-cell table:formula="of:=[.AC64]*1000000" office:value-type="float" office:value="0.000000023639">
            <text:p>2.3639E-008</text:p>
          </table:table-cell>
          <table:table-cell office:value-type="float" office:value="0.000413">
            <text:p>0.000413</text:p>
          </table:table-cell>
          <table:table-cell office:value-type="float" office:value="0.00012341">
            <text:p>0.00012341</text:p>
          </table:table-cell>
          <table:table-cell office:value-type="float" office:value="0.00083438">
            <text:p>0.00083438</text:p>
          </table:table-cell>
          <table:table-cell table:style-name="ce1" office:value-type="string">
            <text:p>7.3103e-07</text:p>
          </table:table-cell>
          <table:table-cell table:style-name="ce1" office:value-type="string">
            <text:p>2.0945e-07</text:p>
          </table:table-cell>
          <table:table-cell table:style-name="ce1" office:value-type="string">
            <text:p>5.7916e-19</text:p>
          </table:table-cell>
          <table:table-cell table:style-name="ce1" office:value-type="string">
            <text:p>2.3639e-14</text:p>
          </table:table-cell>
          <table:table-cell office:value-type="float" office:value="0.000413">
            <text:p>0.000413</text:p>
          </table:table-cell>
          <table:table-cell office:value-type="float" office:value="0.0001234">
            <text:p>0.0001234</text:p>
          </table:table-cell>
          <table:table-cell office:value-type="float" office:value="0.00083437">
            <text:p>0.00083437</text:p>
          </table:table-cell>
          <table:table-cell table:style-name="ce1" office:value-type="string">
            <text:p>2.0045e-05</text:p>
          </table:table-cell>
          <table:table-cell office:value-type="float" office:value="0">
            <text:p>0</text:p>
          </table:table-cell>
          <table:table-cell table:style-name="ce1" office:value-type="string">
            <text:p>-5.6909e-18</text:p>
          </table:table-cell>
          <table:table-cell table:style-name="ce1" office:value-type="string">
            <text:p>2.3639e-14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P65]*1000000" office:value-type="float" office:value="407.24">
            <text:p>407.24</text:p>
          </table:table-cell>
          <table:table-cell table:formula="of:=[.Q65]*1000000" office:value-type="float" office:value="121.96">
            <text:p>121.96</text:p>
          </table:table-cell>
          <table:table-cell table:formula="of:=[.R65]*1000000" office:value-type="float" office:value="841.73">
            <text:p>841.73</text:p>
          </table:table-cell>
          <table:table-cell table:formula="of:=[.S65]*1000000" office:value-type="float" office:value="0.67268">
            <text:p>0.67268</text:p>
          </table:table-cell>
          <table:table-cell table:formula="of:=[.T65]*1000000" office:value-type="float" office:value="0.2107">
            <text:p>0.2107</text:p>
          </table:table-cell>
          <table:table-cell table:formula="of:=[.U65]*1000000" office:value-type="float" office:value="0.0000000000020782">
            <text:p>2.0782E-012</text:p>
          </table:table-cell>
          <table:table-cell table:formula="of:=[.V65]*1000000" office:value-type="float" office:value="0.000000022923">
            <text:p>2.2923E-008</text:p>
          </table:table-cell>
          <table:table-cell table:formula="of:=[.W65]*1000000" office:value-type="float" office:value="407.24">
            <text:p>407.24</text:p>
          </table:table-cell>
          <table:table-cell table:formula="of:=[.X65]*1000000" office:value-type="float" office:value="121.95">
            <text:p>121.95</text:p>
          </table:table-cell>
          <table:table-cell table:formula="of:=[.Y65]*1000000" office:value-type="float" office:value="841.71">
            <text:p>841.71</text:p>
          </table:table-cell>
          <table:table-cell table:formula="of:=[.Z65]*1000000" office:value-type="float" office:value="20.045">
            <text:p>20.045</text:p>
          </table:table-cell>
          <table:table-cell table:formula="of:=[.AA65]*1000000" office:value-type="float" office:value="0">
            <text:p>0</text:p>
          </table:table-cell>
          <table:table-cell table:formula="of:=[.AB65]*1000000" office:value-type="float" office:value="-0.000000000002449">
            <text:p>-2.449E-012</text:p>
          </table:table-cell>
          <table:table-cell table:formula="of:=[.AC65]*1000000" office:value-type="float" office:value="0.000000022923">
            <text:p>2.2923E-008</text:p>
          </table:table-cell>
          <table:table-cell office:value-type="float" office:value="0.00040724">
            <text:p>0.00040724</text:p>
          </table:table-cell>
          <table:table-cell office:value-type="float" office:value="0.00012196">
            <text:p>0.00012196</text:p>
          </table:table-cell>
          <table:table-cell office:value-type="float" office:value="0.00084173">
            <text:p>0.00084173</text:p>
          </table:table-cell>
          <table:table-cell table:style-name="ce1" office:value-type="string">
            <text:p>6.7268e-07</text:p>
          </table:table-cell>
          <table:table-cell table:style-name="ce1" office:value-type="string">
            <text:p>2.107e-07</text:p>
          </table:table-cell>
          <table:table-cell table:style-name="ce1" office:value-type="string">
            <text:p>2.0782e-18</text:p>
          </table:table-cell>
          <table:table-cell table:style-name="ce1" office:value-type="string">
            <text:p>2.2923e-14</text:p>
          </table:table-cell>
          <table:table-cell office:value-type="float" office:value="0.00040724">
            <text:p>0.00040724</text:p>
          </table:table-cell>
          <table:table-cell office:value-type="float" office:value="0.00012195">
            <text:p>0.00012195</text:p>
          </table:table-cell>
          <table:table-cell office:value-type="float" office:value="0.00084171">
            <text:p>0.00084171</text:p>
          </table:table-cell>
          <table:table-cell table:style-name="ce1" office:value-type="string">
            <text:p>2.0045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49e-18</text:p>
          </table:table-cell>
          <table:table-cell table:style-name="ce1" office:value-type="string">
            <text:p>2.2923e-14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P66]*1000000" office:value-type="float" office:value="401.57">
            <text:p>401.57</text:p>
          </table:table-cell>
          <table:table-cell table:formula="of:=[.Q66]*1000000" office:value-type="float" office:value="120.53">
            <text:p>120.53</text:p>
          </table:table-cell>
          <table:table-cell table:formula="of:=[.R66]*1000000" office:value-type="float" office:value="848.97">
            <text:p>848.97</text:p>
          </table:table-cell>
          <table:table-cell table:formula="of:=[.S66]*1000000" office:value-type="float" office:value="0.6184">
            <text:p>0.6184</text:p>
          </table:table-cell>
          <table:table-cell table:formula="of:=[.T66]*1000000" office:value-type="float" office:value="0.21197">
            <text:p>0.21197</text:p>
          </table:table-cell>
          <table:table-cell table:formula="of:=[.U66]*1000000" office:value-type="float" office:value="0.0000000000033078">
            <text:p>3.3078E-012</text:p>
          </table:table-cell>
          <table:table-cell table:formula="of:=[.V66]*1000000" office:value-type="float" office:value="0.000000022229">
            <text:p>2.2229E-008</text:p>
          </table:table-cell>
          <table:table-cell table:formula="of:=[.W66]*1000000" office:value-type="float" office:value="401.57">
            <text:p>401.57</text:p>
          </table:table-cell>
          <table:table-cell table:formula="of:=[.X66]*1000000" office:value-type="float" office:value="120.51">
            <text:p>120.51</text:p>
          </table:table-cell>
          <table:table-cell table:formula="of:=[.Y66]*1000000" office:value-type="float" office:value="848.95">
            <text:p>848.95</text:p>
          </table:table-cell>
          <table:table-cell table:formula="of:=[.Z66]*1000000" office:value-type="float" office:value="20.045">
            <text:p>20.045</text:p>
          </table:table-cell>
          <table:table-cell table:formula="of:=[.AA66]*1000000" office:value-type="float" office:value="0">
            <text:p>0</text:p>
          </table:table-cell>
          <table:table-cell table:formula="of:=[.AB66]*1000000" office:value-type="float" office:value="-0.0000000000038636">
            <text:p>-3.8636E-012</text:p>
          </table:table-cell>
          <table:table-cell table:formula="of:=[.AC66]*1000000" office:value-type="float" office:value="0.000000022229">
            <text:p>2.2229E-008</text:p>
          </table:table-cell>
          <table:table-cell office:value-type="float" office:value="0.00040157">
            <text:p>0.00040157</text:p>
          </table:table-cell>
          <table:table-cell office:value-type="float" office:value="0.00012053">
            <text:p>0.00012053</text:p>
          </table:table-cell>
          <table:table-cell office:value-type="float" office:value="0.00084897">
            <text:p>0.00084897</text:p>
          </table:table-cell>
          <table:table-cell table:style-name="ce1" office:value-type="string">
            <text:p>6.184e-07</text:p>
          </table:table-cell>
          <table:table-cell table:style-name="ce1" office:value-type="string">
            <text:p>2.1197e-07</text:p>
          </table:table-cell>
          <table:table-cell table:style-name="ce1" office:value-type="string">
            <text:p>3.3078e-18</text:p>
          </table:table-cell>
          <table:table-cell table:style-name="ce1" office:value-type="string">
            <text:p>2.2229e-14</text:p>
          </table:table-cell>
          <table:table-cell office:value-type="float" office:value="0.00040157">
            <text:p>0.00040157</text:p>
          </table:table-cell>
          <table:table-cell office:value-type="float" office:value="0.00012051">
            <text:p>0.00012051</text:p>
          </table:table-cell>
          <table:table-cell office:value-type="float" office:value="0.00084895">
            <text:p>0.00084895</text:p>
          </table:table-cell>
          <table:table-cell table:style-name="ce1" office:value-type="string">
            <text:p>2.0045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636e-18</text:p>
          </table:table-cell>
          <table:table-cell table:style-name="ce1" office:value-type="string">
            <text:p>2.2229e-14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P67]*1000000" office:value-type="float" office:value="395.98">
            <text:p>395.98</text:p>
          </table:table-cell>
          <table:table-cell table:formula="of:=[.Q67]*1000000" office:value-type="float" office:value="119.11">
            <text:p>119.11</text:p>
          </table:table-cell>
          <table:table-cell table:formula="of:=[.R67]*1000000" office:value-type="float" office:value="856.1">
            <text:p>856.1</text:p>
          </table:table-cell>
          <table:table-cell table:formula="of:=[.S67]*1000000" office:value-type="float" office:value="0.56795">
            <text:p>0.56795</text:p>
          </table:table-cell>
          <table:table-cell table:formula="of:=[.T67]*1000000" office:value-type="float" office:value="0.21327">
            <text:p>0.21327</text:p>
          </table:table-cell>
          <table:table-cell table:formula="of:=[.U67]*1000000" office:value-type="float" office:value="0.000000000004746">
            <text:p>4.746E-012</text:p>
          </table:table-cell>
          <table:table-cell table:formula="of:=[.V67]*1000000" office:value-type="float" office:value="0.000000021557">
            <text:p>2.1557E-008</text:p>
          </table:table-cell>
          <table:table-cell table:formula="of:=[.W67]*1000000" office:value-type="float" office:value="395.97">
            <text:p>395.97</text:p>
          </table:table-cell>
          <table:table-cell table:formula="of:=[.X67]*1000000" office:value-type="float" office:value="119.09">
            <text:p>119.09</text:p>
          </table:table-cell>
          <table:table-cell table:formula="of:=[.Y67]*1000000" office:value-type="float" office:value="856.08">
            <text:p>856.08</text:p>
          </table:table-cell>
          <table:table-cell table:formula="of:=[.Z67]*1000000" office:value-type="float" office:value="20.045">
            <text:p>20.045</text:p>
          </table:table-cell>
          <table:table-cell table:formula="of:=[.AA67]*1000000" office:value-type="float" office:value="0">
            <text:p>0</text:p>
          </table:table-cell>
          <table:table-cell table:formula="of:=[.AB67]*1000000" office:value-type="float" office:value="-0.0000000000019414">
            <text:p>-1.9414E-012</text:p>
          </table:table-cell>
          <table:table-cell table:formula="of:=[.AC67]*1000000" office:value-type="float" office:value="0.000000021556">
            <text:p>2.1556E-008</text:p>
          </table:table-cell>
          <table:table-cell office:value-type="float" office:value="0.00039598">
            <text:p>0.00039598</text:p>
          </table:table-cell>
          <table:table-cell office:value-type="float" office:value="0.00011911">
            <text:p>0.00011911</text:p>
          </table:table-cell>
          <table:table-cell office:value-type="float" office:value="0.0008561">
            <text:p>0.0008561</text:p>
          </table:table-cell>
          <table:table-cell table:style-name="ce1" office:value-type="string">
            <text:p>5.6795e-07</text:p>
          </table:table-cell>
          <table:table-cell table:style-name="ce1" office:value-type="string">
            <text:p>2.1327e-07</text:p>
          </table:table-cell>
          <table:table-cell table:style-name="ce1" office:value-type="string">
            <text:p>4.746e-18</text:p>
          </table:table-cell>
          <table:table-cell table:style-name="ce1" office:value-type="string">
            <text:p>2.1557e-14</text:p>
          </table:table-cell>
          <table:table-cell office:value-type="float" office:value="0.00039597">
            <text:p>0.00039597</text:p>
          </table:table-cell>
          <table:table-cell office:value-type="float" office:value="0.00011909">
            <text:p>0.00011909</text:p>
          </table:table-cell>
          <table:table-cell office:value-type="float" office:value="0.00085608">
            <text:p>0.00085608</text:p>
          </table:table-cell>
          <table:table-cell table:style-name="ce1" office:value-type="string">
            <text:p>2.0045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414e-18</text:p>
          </table:table-cell>
          <table:table-cell table:style-name="ce1" office:value-type="string">
            <text:p>2.1556e-14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P68]*1000000" office:value-type="float" office:value="390.47">
            <text:p>390.47</text:p>
          </table:table-cell>
          <table:table-cell table:formula="of:=[.Q68]*1000000" office:value-type="float" office:value="117.7">
            <text:p>117.7</text:p>
          </table:table-cell>
          <table:table-cell table:formula="of:=[.R68]*1000000" office:value-type="float" office:value="863.14">
            <text:p>863.14</text:p>
          </table:table-cell>
          <table:table-cell table:formula="of:=[.S68]*1000000" office:value-type="float" office:value="0.52112">
            <text:p>0.52112</text:p>
          </table:table-cell>
          <table:table-cell table:formula="of:=[.T68]*1000000" office:value-type="float" office:value="0.21458">
            <text:p>0.21458</text:p>
          </table:table-cell>
          <table:table-cell table:formula="of:=[.U68]*1000000" office:value-type="float" office:value="0.0000000000027312">
            <text:p>2.7312E-012</text:p>
          </table:table-cell>
          <table:table-cell table:formula="of:=[.V68]*1000000" office:value-type="float" office:value="0.000000020904">
            <text:p>2.0904E-008</text:p>
          </table:table-cell>
          <table:table-cell table:formula="of:=[.W68]*1000000" office:value-type="float" office:value="390.47">
            <text:p>390.47</text:p>
          </table:table-cell>
          <table:table-cell table:formula="of:=[.X68]*1000000" office:value-type="float" office:value="117.69">
            <text:p>117.69</text:p>
          </table:table-cell>
          <table:table-cell table:formula="of:=[.Y68]*1000000" office:value-type="float" office:value="863.12">
            <text:p>863.12</text:p>
          </table:table-cell>
          <table:table-cell table:formula="of:=[.Z68]*1000000" office:value-type="float" office:value="20.045">
            <text:p>20.045</text:p>
          </table:table-cell>
          <table:table-cell table:formula="of:=[.AA68]*1000000" office:value-type="float" office:value="0">
            <text:p>0</text:p>
          </table:table-cell>
          <table:table-cell table:formula="of:=[.AB68]*1000000" office:value-type="float" office:value="0.0000000000011677">
            <text:p>1.1677E-012</text:p>
          </table:table-cell>
          <table:table-cell table:formula="of:=[.AC68]*1000000" office:value-type="float" office:value="0.000000020904">
            <text:p>2.0904E-008</text:p>
          </table:table-cell>
          <table:table-cell office:value-type="float" office:value="0.00039047">
            <text:p>0.00039047</text:p>
          </table:table-cell>
          <table:table-cell office:value-type="float" office:value="0.0001177">
            <text:p>0.0001177</text:p>
          </table:table-cell>
          <table:table-cell office:value-type="float" office:value="0.00086314">
            <text:p>0.00086314</text:p>
          </table:table-cell>
          <table:table-cell table:style-name="ce1" office:value-type="string">
            <text:p>5.2112e-07</text:p>
          </table:table-cell>
          <table:table-cell table:style-name="ce1" office:value-type="string">
            <text:p>2.1458e-07</text:p>
          </table:table-cell>
          <table:table-cell table:style-name="ce1" office:value-type="string">
            <text:p>2.7312e-18</text:p>
          </table:table-cell>
          <table:table-cell table:style-name="ce1" office:value-type="string">
            <text:p>2.0904e-14</text:p>
          </table:table-cell>
          <table:table-cell office:value-type="float" office:value="0.00039047">
            <text:p>0.00039047</text:p>
          </table:table-cell>
          <table:table-cell office:value-type="float" office:value="0.00011769">
            <text:p>0.00011769</text:p>
          </table:table-cell>
          <table:table-cell office:value-type="float" office:value="0.00086312">
            <text:p>0.00086312</text:p>
          </table:table-cell>
          <table:table-cell table:style-name="ce1" office:value-type="string">
            <text:p>2.0045e-05</text:p>
          </table:table-cell>
          <table:table-cell office:value-type="float" office:value="0">
            <text:p>0</text:p>
          </table:table-cell>
          <table:table-cell table:style-name="ce1" office:value-type="string">
            <text:p>1.1677e-18</text:p>
          </table:table-cell>
          <table:table-cell table:style-name="ce1" office:value-type="string">
            <text:p>2.0904e-14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P69]*1000000" office:value-type="float" office:value="385.04">
            <text:p>385.04</text:p>
          </table:table-cell>
          <table:table-cell table:formula="of:=[.Q69]*1000000" office:value-type="float" office:value="116.31">
            <text:p>116.31</text:p>
          </table:table-cell>
          <table:table-cell table:formula="of:=[.R69]*1000000" office:value-type="float" office:value="870.07">
            <text:p>870.07</text:p>
          </table:table-cell>
          <table:table-cell table:formula="of:=[.S69]*1000000" office:value-type="float" office:value="0.47769">
            <text:p>0.47769</text:p>
          </table:table-cell>
          <table:table-cell table:formula="of:=[.T69]*1000000" office:value-type="float" office:value="0.21591">
            <text:p>0.21591</text:p>
          </table:table-cell>
          <table:table-cell table:formula="of:=[.U69]*1000000" office:value-type="float" office:value="0.0000000000014307">
            <text:p>1.4307E-012</text:p>
          </table:table-cell>
          <table:table-cell table:formula="of:=[.V69]*1000000" office:value-type="float" office:value="0.000000020272">
            <text:p>2.0272E-008</text:p>
          </table:table-cell>
          <table:table-cell table:formula="of:=[.W69]*1000000" office:value-type="float" office:value="385.04">
            <text:p>385.04</text:p>
          </table:table-cell>
          <table:table-cell table:formula="of:=[.X69]*1000000" office:value-type="float" office:value="116.3">
            <text:p>116.3</text:p>
          </table:table-cell>
          <table:table-cell table:formula="of:=[.Y69]*1000000" office:value-type="float" office:value="870.05">
            <text:p>870.05</text:p>
          </table:table-cell>
          <table:table-cell table:formula="of:=[.Z69]*1000000" office:value-type="float" office:value="20.044">
            <text:p>20.044</text:p>
          </table:table-cell>
          <table:table-cell table:formula="of:=[.AA69]*1000000" office:value-type="float" office:value="0">
            <text:p>0</text:p>
          </table:table-cell>
          <table:table-cell table:formula="of:=[.AB69]*1000000" office:value-type="float" office:value="-0.000000000002133">
            <text:p>-2.133E-012</text:p>
          </table:table-cell>
          <table:table-cell table:formula="of:=[.AC69]*1000000" office:value-type="float" office:value="0.000000020272">
            <text:p>2.0272E-008</text:p>
          </table:table-cell>
          <table:table-cell office:value-type="float" office:value="0.00038504">
            <text:p>0.00038504</text:p>
          </table:table-cell>
          <table:table-cell office:value-type="float" office:value="0.00011631">
            <text:p>0.00011631</text:p>
          </table:table-cell>
          <table:table-cell office:value-type="float" office:value="0.00087007">
            <text:p>0.00087007</text:p>
          </table:table-cell>
          <table:table-cell table:style-name="ce1" office:value-type="string">
            <text:p>4.7769e-07</text:p>
          </table:table-cell>
          <table:table-cell table:style-name="ce1" office:value-type="string">
            <text:p>2.1591e-07</text:p>
          </table:table-cell>
          <table:table-cell table:style-name="ce1" office:value-type="string">
            <text:p>1.4307e-18</text:p>
          </table:table-cell>
          <table:table-cell table:style-name="ce1" office:value-type="string">
            <text:p>2.0272e-14</text:p>
          </table:table-cell>
          <table:table-cell office:value-type="float" office:value="0.00038504">
            <text:p>0.00038504</text:p>
          </table:table-cell>
          <table:table-cell office:value-type="float" office:value="0.0001163">
            <text:p>0.0001163</text:p>
          </table:table-cell>
          <table:table-cell office:value-type="float" office:value="0.00087005">
            <text:p>0.00087005</text:p>
          </table:table-cell>
          <table:table-cell table:style-name="ce1" office:value-type="string">
            <text:p>2.004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33e-18</text:p>
          </table:table-cell>
          <table:table-cell table:style-name="ce1" office:value-type="string">
            <text:p>2.0272e-14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P70]*1000000" office:value-type="float" office:value="379.69">
            <text:p>379.69</text:p>
          </table:table-cell>
          <table:table-cell table:formula="of:=[.Q70]*1000000" office:value-type="float" office:value="114.94">
            <text:p>114.94</text:p>
          </table:table-cell>
          <table:table-cell table:formula="of:=[.R70]*1000000" office:value-type="float" office:value="876.91">
            <text:p>876.91</text:p>
          </table:table-cell>
          <table:table-cell table:formula="of:=[.S70]*1000000" office:value-type="float" office:value="0.43745">
            <text:p>0.43745</text:p>
          </table:table-cell>
          <table:table-cell table:formula="of:=[.T70]*1000000" office:value-type="float" office:value="0.21727">
            <text:p>0.21727</text:p>
          </table:table-cell>
          <table:table-cell table:formula="of:=[.U70]*1000000" office:value-type="float" office:value="0.00000000000033253">
            <text:p>3.3253E-013</text:p>
          </table:table-cell>
          <table:table-cell table:formula="of:=[.V70]*1000000" office:value-type="float" office:value="0.000000019659">
            <text:p>1.9659E-008</text:p>
          </table:table-cell>
          <table:table-cell table:formula="of:=[.W70]*1000000" office:value-type="float" office:value="379.69">
            <text:p>379.69</text:p>
          </table:table-cell>
          <table:table-cell table:formula="of:=[.X70]*1000000" office:value-type="float" office:value="114.92">
            <text:p>114.92</text:p>
          </table:table-cell>
          <table:table-cell table:formula="of:=[.Y70]*1000000" office:value-type="float" office:value="876.89">
            <text:p>876.89</text:p>
          </table:table-cell>
          <table:table-cell table:formula="of:=[.Z70]*1000000" office:value-type="float" office:value="20.044">
            <text:p>20.044</text:p>
          </table:table-cell>
          <table:table-cell table:formula="of:=[.AA70]*1000000" office:value-type="float" office:value="0">
            <text:p>0</text:p>
          </table:table-cell>
          <table:table-cell table:formula="of:=[.AB70]*1000000" office:value-type="float" office:value="0.00000000000082709">
            <text:p>8.2709E-013</text:p>
          </table:table-cell>
          <table:table-cell table:formula="of:=[.AC70]*1000000" office:value-type="float" office:value="0.000000019659">
            <text:p>1.9659E-008</text:p>
          </table:table-cell>
          <table:table-cell office:value-type="float" office:value="0.00037969">
            <text:p>0.00037969</text:p>
          </table:table-cell>
          <table:table-cell office:value-type="float" office:value="0.00011494">
            <text:p>0.00011494</text:p>
          </table:table-cell>
          <table:table-cell office:value-type="float" office:value="0.00087691">
            <text:p>0.00087691</text:p>
          </table:table-cell>
          <table:table-cell table:style-name="ce1" office:value-type="string">
            <text:p>4.3745e-07</text:p>
          </table:table-cell>
          <table:table-cell table:style-name="ce1" office:value-type="string">
            <text:p>2.1727e-07</text:p>
          </table:table-cell>
          <table:table-cell table:style-name="ce1" office:value-type="string">
            <text:p>3.3253e-19</text:p>
          </table:table-cell>
          <table:table-cell table:style-name="ce1" office:value-type="string">
            <text:p>1.9659e-14</text:p>
          </table:table-cell>
          <table:table-cell office:value-type="float" office:value="0.00037969">
            <text:p>0.00037969</text:p>
          </table:table-cell>
          <table:table-cell office:value-type="float" office:value="0.00011492">
            <text:p>0.00011492</text:p>
          </table:table-cell>
          <table:table-cell office:value-type="float" office:value="0.00087689">
            <text:p>0.00087689</text:p>
          </table:table-cell>
          <table:table-cell table:style-name="ce1" office:value-type="string">
            <text:p>2.0044e-05</text:p>
          </table:table-cell>
          <table:table-cell office:value-type="float" office:value="0">
            <text:p>0</text:p>
          </table:table-cell>
          <table:table-cell table:style-name="ce1" office:value-type="string">
            <text:p>8.2709e-19</text:p>
          </table:table-cell>
          <table:table-cell table:style-name="ce1" office:value-type="string">
            <text:p>1.9659e-14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P71]*1000000" office:value-type="float" office:value="374.43">
            <text:p>374.43</text:p>
          </table:table-cell>
          <table:table-cell table:formula="of:=[.Q71]*1000000" office:value-type="float" office:value="113.57">
            <text:p>113.57</text:p>
          </table:table-cell>
          <table:table-cell table:formula="of:=[.R71]*1000000" office:value-type="float" office:value="883.65">
            <text:p>883.65</text:p>
          </table:table-cell>
          <table:table-cell table:formula="of:=[.S71]*1000000" office:value-type="float" office:value="0.4002">
            <text:p>0.4002</text:p>
          </table:table-cell>
          <table:table-cell table:formula="of:=[.T71]*1000000" office:value-type="float" office:value="0.21865">
            <text:p>0.21865</text:p>
          </table:table-cell>
          <table:table-cell table:formula="of:=[.U71]*1000000" office:value-type="float" office:value="-0.000000000001226">
            <text:p>-1.226E-012</text:p>
          </table:table-cell>
          <table:table-cell table:formula="of:=[.V71]*1000000" office:value-type="float" office:value="0.000000019065">
            <text:p>1.9065E-008</text:p>
          </table:table-cell>
          <table:table-cell table:formula="of:=[.W71]*1000000" office:value-type="float" office:value="374.42">
            <text:p>374.42</text:p>
          </table:table-cell>
          <table:table-cell table:formula="of:=[.X71]*1000000" office:value-type="float" office:value="113.56">
            <text:p>113.56</text:p>
          </table:table-cell>
          <table:table-cell table:formula="of:=[.Y71]*1000000" office:value-type="float" office:value="883.63">
            <text:p>883.63</text:p>
          </table:table-cell>
          <table:table-cell table:formula="of:=[.Z71]*1000000" office:value-type="float" office:value="20.044">
            <text:p>20.044</text:p>
          </table:table-cell>
          <table:table-cell table:formula="of:=[.AA71]*1000000" office:value-type="float" office:value="0">
            <text:p>0</text:p>
          </table:table-cell>
          <table:table-cell table:formula="of:=[.AB71]*1000000" office:value-type="float" office:value="-0.0000000000010204">
            <text:p>-1.0204E-012</text:p>
          </table:table-cell>
          <table:table-cell table:formula="of:=[.AC71]*1000000" office:value-type="float" office:value="0.000000019065">
            <text:p>1.9065E-008</text:p>
          </table:table-cell>
          <table:table-cell office:value-type="float" office:value="0.00037443">
            <text:p>0.00037443</text:p>
          </table:table-cell>
          <table:table-cell office:value-type="float" office:value="0.00011357">
            <text:p>0.00011357</text:p>
          </table:table-cell>
          <table:table-cell office:value-type="float" office:value="0.00088365">
            <text:p>0.00088365</text:p>
          </table:table-cell>
          <table:table-cell table:style-name="ce1" office:value-type="string">
            <text:p>4.002e-07</text:p>
          </table:table-cell>
          <table:table-cell table:style-name="ce1" office:value-type="string">
            <text:p>2.1865e-07</text:p>
          </table:table-cell>
          <table:table-cell table:style-name="ce1" office:value-type="string">
            <text:p>-1.226e-18</text:p>
          </table:table-cell>
          <table:table-cell table:style-name="ce1" office:value-type="string">
            <text:p>1.9065e-14</text:p>
          </table:table-cell>
          <table:table-cell office:value-type="float" office:value="0.00037442">
            <text:p>0.00037442</text:p>
          </table:table-cell>
          <table:table-cell office:value-type="float" office:value="0.00011356">
            <text:p>0.00011356</text:p>
          </table:table-cell>
          <table:table-cell office:value-type="float" office:value="0.00088363">
            <text:p>0.00088363</text:p>
          </table:table-cell>
          <table:table-cell table:style-name="ce1" office:value-type="string">
            <text:p>2.0044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204e-18</text:p>
          </table:table-cell>
          <table:table-cell table:style-name="ce1" office:value-type="string">
            <text:p>1.9065e-14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P72]*1000000" office:value-type="float" office:value="369.23">
            <text:p>369.23</text:p>
          </table:table-cell>
          <table:table-cell table:formula="of:=[.Q72]*1000000" office:value-type="float" office:value="112.23">
            <text:p>112.23</text:p>
          </table:table-cell>
          <table:table-cell table:formula="of:=[.R72]*1000000" office:value-type="float" office:value="890.3">
            <text:p>890.3</text:p>
          </table:table-cell>
          <table:table-cell table:formula="of:=[.S72]*1000000" office:value-type="float" office:value="0.36577">
            <text:p>0.36577</text:p>
          </table:table-cell>
          <table:table-cell table:formula="of:=[.T72]*1000000" office:value-type="float" office:value="0.22004">
            <text:p>0.22004</text:p>
          </table:table-cell>
          <table:table-cell table:formula="of:=[.U72]*1000000" office:value-type="float" office:value="-0.000000000001944">
            <text:p>-1.944E-012</text:p>
          </table:table-cell>
          <table:table-cell table:formula="of:=[.V72]*1000000" office:value-type="float" office:value="0.000000018489">
            <text:p>1.8489E-008</text:p>
          </table:table-cell>
          <table:table-cell table:formula="of:=[.W72]*1000000" office:value-type="float" office:value="369.23">
            <text:p>369.23</text:p>
          </table:table-cell>
          <table:table-cell table:formula="of:=[.X72]*1000000" office:value-type="float" office:value="112.21">
            <text:p>112.21</text:p>
          </table:table-cell>
          <table:table-cell table:formula="of:=[.Y72]*1000000" office:value-type="float" office:value="890.28">
            <text:p>890.28</text:p>
          </table:table-cell>
          <table:table-cell table:formula="of:=[.Z72]*1000000" office:value-type="float" office:value="20.044">
            <text:p>20.044</text:p>
          </table:table-cell>
          <table:table-cell table:formula="of:=[.AA72]*1000000" office:value-type="float" office:value="0">
            <text:p>0</text:p>
          </table:table-cell>
          <table:table-cell table:formula="of:=[.AB72]*1000000" office:value-type="float" office:value="-0.00000000000076013">
            <text:p>-7.6013E-013</text:p>
          </table:table-cell>
          <table:table-cell table:formula="of:=[.AC72]*1000000" office:value-type="float" office:value="0.000000018489">
            <text:p>1.8489E-008</text:p>
          </table:table-cell>
          <table:table-cell office:value-type="float" office:value="0.00036923">
            <text:p>0.00036923</text:p>
          </table:table-cell>
          <table:table-cell office:value-type="float" office:value="0.00011223">
            <text:p>0.00011223</text:p>
          </table:table-cell>
          <table:table-cell office:value-type="float" office:value="0.0008903">
            <text:p>0.0008903</text:p>
          </table:table-cell>
          <table:table-cell table:style-name="ce1" office:value-type="string">
            <text:p>3.6577e-07</text:p>
          </table:table-cell>
          <table:table-cell table:style-name="ce1" office:value-type="string">
            <text:p>2.2004e-07</text:p>
          </table:table-cell>
          <table:table-cell table:style-name="ce1" office:value-type="string">
            <text:p>-1.944e-18</text:p>
          </table:table-cell>
          <table:table-cell table:style-name="ce1" office:value-type="string">
            <text:p>1.8489e-14</text:p>
          </table:table-cell>
          <table:table-cell office:value-type="float" office:value="0.00036923">
            <text:p>0.00036923</text:p>
          </table:table-cell>
          <table:table-cell office:value-type="float" office:value="0.00011221">
            <text:p>0.00011221</text:p>
          </table:table-cell>
          <table:table-cell office:value-type="float" office:value="0.00089028">
            <text:p>0.00089028</text:p>
          </table:table-cell>
          <table:table-cell table:style-name="ce1" office:value-type="string">
            <text:p>2.0044e-05</text:p>
          </table:table-cell>
          <table:table-cell office:value-type="float" office:value="0">
            <text:p>0</text:p>
          </table:table-cell>
          <table:table-cell table:style-name="ce1" office:value-type="string">
            <text:p>-7.6013e-19</text:p>
          </table:table-cell>
          <table:table-cell table:style-name="ce1" office:value-type="string">
            <text:p>1.8489e-14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P73]*1000000" office:value-type="float" office:value="364.12">
            <text:p>364.12</text:p>
          </table:table-cell>
          <table:table-cell table:formula="of:=[.Q73]*1000000" office:value-type="float" office:value="110.89">
            <text:p>110.89</text:p>
          </table:table-cell>
          <table:table-cell table:formula="of:=[.R73]*1000000" office:value-type="float" office:value="896.85">
            <text:p>896.85</text:p>
          </table:table-cell>
          <table:table-cell table:formula="of:=[.S73]*1000000" office:value-type="float" office:value="0.33396">
            <text:p>0.33396</text:p>
          </table:table-cell>
          <table:table-cell table:formula="of:=[.T73]*1000000" office:value-type="float" office:value="0.22146">
            <text:p>0.22146</text:p>
          </table:table-cell>
          <table:table-cell table:formula="of:=[.U73]*1000000" office:value-type="float" office:value="-0.0000000000013434">
            <text:p>-1.3434E-012</text:p>
          </table:table-cell>
          <table:table-cell table:formula="of:=[.V73]*1000000" office:value-type="float" office:value="0.000000017931">
            <text:p>1.7931E-008</text:p>
          </table:table-cell>
          <table:table-cell table:formula="of:=[.W73]*1000000" office:value-type="float" office:value="364.12">
            <text:p>364.12</text:p>
          </table:table-cell>
          <table:table-cell table:formula="of:=[.X73]*1000000" office:value-type="float" office:value="110.88">
            <text:p>110.88</text:p>
          </table:table-cell>
          <table:table-cell table:formula="of:=[.Y73]*1000000" office:value-type="float" office:value="896.83">
            <text:p>896.83</text:p>
          </table:table-cell>
          <table:table-cell table:formula="of:=[.Z73]*1000000" office:value-type="float" office:value="20.044">
            <text:p>20.044</text:p>
          </table:table-cell>
          <table:table-cell table:formula="of:=[.AA73]*1000000" office:value-type="float" office:value="0">
            <text:p>0</text:p>
          </table:table-cell>
          <table:table-cell table:formula="of:=[.AB73]*1000000" office:value-type="float" office:value="-0.00000000000097003">
            <text:p>-9.7003E-013</text:p>
          </table:table-cell>
          <table:table-cell table:formula="of:=[.AC73]*1000000" office:value-type="float" office:value="0.00000001793">
            <text:p>1.793E-008</text:p>
          </table:table-cell>
          <table:table-cell office:value-type="float" office:value="0.00036412">
            <text:p>0.00036412</text:p>
          </table:table-cell>
          <table:table-cell office:value-type="float" office:value="0.00011089">
            <text:p>0.00011089</text:p>
          </table:table-cell>
          <table:table-cell office:value-type="float" office:value="0.00089685">
            <text:p>0.00089685</text:p>
          </table:table-cell>
          <table:table-cell table:style-name="ce1" office:value-type="string">
            <text:p>3.3396e-07</text:p>
          </table:table-cell>
          <table:table-cell table:style-name="ce1" office:value-type="string">
            <text:p>2.2146e-07</text:p>
          </table:table-cell>
          <table:table-cell table:style-name="ce1" office:value-type="string">
            <text:p>-1.3434e-18</text:p>
          </table:table-cell>
          <table:table-cell table:style-name="ce1" office:value-type="string">
            <text:p>1.7931e-14</text:p>
          </table:table-cell>
          <table:table-cell office:value-type="float" office:value="0.00036412">
            <text:p>0.00036412</text:p>
          </table:table-cell>
          <table:table-cell office:value-type="float" office:value="0.00011088">
            <text:p>0.00011088</text:p>
          </table:table-cell>
          <table:table-cell office:value-type="float" office:value="0.00089683">
            <text:p>0.00089683</text:p>
          </table:table-cell>
          <table:table-cell table:style-name="ce1" office:value-type="string">
            <text:p>2.0044e-05</text:p>
          </table:table-cell>
          <table:table-cell office:value-type="float" office:value="0">
            <text:p>0</text:p>
          </table:table-cell>
          <table:table-cell table:style-name="ce1" office:value-type="string">
            <text:p>-9.7003e-19</text:p>
          </table:table-cell>
          <table:table-cell table:style-name="ce1" office:value-type="string">
            <text:p>1.793e-14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P74]*1000000" office:value-type="float" office:value="359.08">
            <text:p>359.08</text:p>
          </table:table-cell>
          <table:table-cell table:formula="of:=[.Q74]*1000000" office:value-type="float" office:value="109.57">
            <text:p>109.57</text:p>
          </table:table-cell>
          <table:table-cell table:formula="of:=[.R74]*1000000" office:value-type="float" office:value="903.32">
            <text:p>903.32</text:p>
          </table:table-cell>
          <table:table-cell table:formula="of:=[.S74]*1000000" office:value-type="float" office:value="0.30462">
            <text:p>0.30462</text:p>
          </table:table-cell>
          <table:table-cell table:formula="of:=[.T74]*1000000" office:value-type="float" office:value="0.2229">
            <text:p>0.2229</text:p>
          </table:table-cell>
          <table:table-cell table:formula="of:=[.U74]*1000000" office:value-type="float" office:value="0.00000000000023008">
            <text:p>2.3008E-013</text:p>
          </table:table-cell>
          <table:table-cell table:formula="of:=[.V74]*1000000" office:value-type="float" office:value="0.000000017389">
            <text:p>1.7389E-008</text:p>
          </table:table-cell>
          <table:table-cell table:formula="of:=[.W74]*1000000" office:value-type="float" office:value="359.08">
            <text:p>359.08</text:p>
          </table:table-cell>
          <table:table-cell table:formula="of:=[.X74]*1000000" office:value-type="float" office:value="109.56">
            <text:p>109.56</text:p>
          </table:table-cell>
          <table:table-cell table:formula="of:=[.Y74]*1000000" office:value-type="float" office:value="903.29">
            <text:p>903.29</text:p>
          </table:table-cell>
          <table:table-cell table:formula="of:=[.Z74]*1000000" office:value-type="float" office:value="20.044">
            <text:p>20.044</text:p>
          </table:table-cell>
          <table:table-cell table:formula="of:=[.AA74]*1000000" office:value-type="float" office:value="0">
            <text:p>0</text:p>
          </table:table-cell>
          <table:table-cell table:formula="of:=[.AB74]*1000000" office:value-type="float" office:value="-0.0000000000015229">
            <text:p>-1.5229E-012</text:p>
          </table:table-cell>
          <table:table-cell table:formula="of:=[.AC74]*1000000" office:value-type="float" office:value="0.000000017389">
            <text:p>1.7389E-008</text:p>
          </table:table-cell>
          <table:table-cell office:value-type="float" office:value="0.00035908">
            <text:p>0.00035908</text:p>
          </table:table-cell>
          <table:table-cell office:value-type="float" office:value="0.00010957">
            <text:p>0.00010957</text:p>
          </table:table-cell>
          <table:table-cell office:value-type="float" office:value="0.00090332">
            <text:p>0.00090332</text:p>
          </table:table-cell>
          <table:table-cell table:style-name="ce1" office:value-type="string">
            <text:p>3.0462e-07</text:p>
          </table:table-cell>
          <table:table-cell table:style-name="ce1" office:value-type="string">
            <text:p>2.229e-07</text:p>
          </table:table-cell>
          <table:table-cell table:style-name="ce1" office:value-type="string">
            <text:p>2.3008e-19</text:p>
          </table:table-cell>
          <table:table-cell table:style-name="ce1" office:value-type="string">
            <text:p>1.7389e-14</text:p>
          </table:table-cell>
          <table:table-cell office:value-type="float" office:value="0.00035908">
            <text:p>0.00035908</text:p>
          </table:table-cell>
          <table:table-cell office:value-type="float" office:value="0.00010956">
            <text:p>0.00010956</text:p>
          </table:table-cell>
          <table:table-cell office:value-type="float" office:value="0.00090329">
            <text:p>0.00090329</text:p>
          </table:table-cell>
          <table:table-cell table:style-name="ce1" office:value-type="string">
            <text:p>2.0044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229e-18</text:p>
          </table:table-cell>
          <table:table-cell table:style-name="ce1" office:value-type="string">
            <text:p>1.7389e-14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P75]*1000000" office:value-type="float" office:value="354.11">
            <text:p>354.11</text:p>
          </table:table-cell>
          <table:table-cell table:formula="of:=[.Q75]*1000000" office:value-type="float" office:value="108.27">
            <text:p>108.27</text:p>
          </table:table-cell>
          <table:table-cell table:formula="of:=[.R75]*1000000" office:value-type="float" office:value="909.69">
            <text:p>909.69</text:p>
          </table:table-cell>
          <table:table-cell table:formula="of:=[.S75]*1000000" office:value-type="float" office:value="0.27757">
            <text:p>0.27757</text:p>
          </table:table-cell>
          <table:table-cell table:formula="of:=[.T75]*1000000" office:value-type="float" office:value="0.22435">
            <text:p>0.22435</text:p>
          </table:table-cell>
          <table:table-cell table:formula="of:=[.U75]*1000000" office:value-type="float" office:value="0.0000000000013536">
            <text:p>1.3536E-012</text:p>
          </table:table-cell>
          <table:table-cell table:formula="of:=[.V75]*1000000" office:value-type="float" office:value="0.000000016864">
            <text:p>1.6864E-008</text:p>
          </table:table-cell>
          <table:table-cell table:formula="of:=[.W75]*1000000" office:value-type="float" office:value="354.11">
            <text:p>354.11</text:p>
          </table:table-cell>
          <table:table-cell table:formula="of:=[.X75]*1000000" office:value-type="float" office:value="108.25">
            <text:p>108.25</text:p>
          </table:table-cell>
          <table:table-cell table:formula="of:=[.Y75]*1000000" office:value-type="float" office:value="909.67">
            <text:p>909.67</text:p>
          </table:table-cell>
          <table:table-cell table:formula="of:=[.Z75]*1000000" office:value-type="float" office:value="20.044">
            <text:p>20.044</text:p>
          </table:table-cell>
          <table:table-cell table:formula="of:=[.AA75]*1000000" office:value-type="float" office:value="0">
            <text:p>0</text:p>
          </table:table-cell>
          <table:table-cell table:formula="of:=[.AB75]*1000000" office:value-type="float" office:value="-0.0000000000027469">
            <text:p>-2.7469E-012</text:p>
          </table:table-cell>
          <table:table-cell table:formula="of:=[.AC75]*1000000" office:value-type="float" office:value="0.000000016864">
            <text:p>1.6864E-008</text:p>
          </table:table-cell>
          <table:table-cell office:value-type="float" office:value="0.00035411">
            <text:p>0.00035411</text:p>
          </table:table-cell>
          <table:table-cell office:value-type="float" office:value="0.00010827">
            <text:p>0.00010827</text:p>
          </table:table-cell>
          <table:table-cell office:value-type="float" office:value="0.00090969">
            <text:p>0.00090969</text:p>
          </table:table-cell>
          <table:table-cell table:style-name="ce1" office:value-type="string">
            <text:p>2.7757e-07</text:p>
          </table:table-cell>
          <table:table-cell table:style-name="ce1" office:value-type="string">
            <text:p>2.2435e-07</text:p>
          </table:table-cell>
          <table:table-cell table:style-name="ce1" office:value-type="string">
            <text:p>1.3536e-18</text:p>
          </table:table-cell>
          <table:table-cell table:style-name="ce1" office:value-type="string">
            <text:p>1.6864e-14</text:p>
          </table:table-cell>
          <table:table-cell office:value-type="float" office:value="0.00035411">
            <text:p>0.00035411</text:p>
          </table:table-cell>
          <table:table-cell office:value-type="float" office:value="0.00010825">
            <text:p>0.00010825</text:p>
          </table:table-cell>
          <table:table-cell office:value-type="float" office:value="0.00090967">
            <text:p>0.00090967</text:p>
          </table:table-cell>
          <table:table-cell table:style-name="ce1" office:value-type="string">
            <text:p>2.004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469e-18</text:p>
          </table:table-cell>
          <table:table-cell table:style-name="ce1" office:value-type="string">
            <text:p>1.6864e-14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P76]*1000000" office:value-type="float" office:value="349.22">
            <text:p>349.22</text:p>
          </table:table-cell>
          <table:table-cell table:formula="of:=[.Q76]*1000000" office:value-type="float" office:value="106.97">
            <text:p>106.97</text:p>
          </table:table-cell>
          <table:table-cell table:formula="of:=[.R76]*1000000" office:value-type="float" office:value="915.98">
            <text:p>915.98</text:p>
          </table:table-cell>
          <table:table-cell table:formula="of:=[.S76]*1000000" office:value-type="float" office:value="0.25267">
            <text:p>0.25267</text:p>
          </table:table-cell>
          <table:table-cell table:formula="of:=[.T76]*1000000" office:value-type="float" office:value="0.22583">
            <text:p>0.22583</text:p>
          </table:table-cell>
          <table:table-cell table:formula="of:=[.U76]*1000000" office:value-type="float" office:value="0.00000000000030273">
            <text:p>3.0273E-013</text:p>
          </table:table-cell>
          <table:table-cell table:formula="of:=[.V76]*1000000" office:value-type="float" office:value="0.000000016356">
            <text:p>1.6356E-008</text:p>
          </table:table-cell>
          <table:table-cell table:formula="of:=[.W76]*1000000" office:value-type="float" office:value="349.22">
            <text:p>349.22</text:p>
          </table:table-cell>
          <table:table-cell table:formula="of:=[.X76]*1000000" office:value-type="float" office:value="106.96">
            <text:p>106.96</text:p>
          </table:table-cell>
          <table:table-cell table:formula="of:=[.Y76]*1000000" office:value-type="float" office:value="915.95">
            <text:p>915.95</text:p>
          </table:table-cell>
          <table:table-cell table:formula="of:=[.Z76]*1000000" office:value-type="float" office:value="20.043">
            <text:p>20.043</text:p>
          </table:table-cell>
          <table:table-cell table:formula="of:=[.AA76]*1000000" office:value-type="float" office:value="0">
            <text:p>0</text:p>
          </table:table-cell>
          <table:table-cell table:formula="of:=[.AB76]*1000000" office:value-type="float" office:value="-0.0000000000014655">
            <text:p>-1.4655E-012</text:p>
          </table:table-cell>
          <table:table-cell table:formula="of:=[.AC76]*1000000" office:value-type="float" office:value="0.000000016355">
            <text:p>1.6355E-008</text:p>
          </table:table-cell>
          <table:table-cell office:value-type="float" office:value="0.00034922">
            <text:p>0.00034922</text:p>
          </table:table-cell>
          <table:table-cell office:value-type="float" office:value="0.00010697">
            <text:p>0.00010697</text:p>
          </table:table-cell>
          <table:table-cell office:value-type="float" office:value="0.00091598">
            <text:p>0.00091598</text:p>
          </table:table-cell>
          <table:table-cell table:style-name="ce1" office:value-type="string">
            <text:p>2.5267e-07</text:p>
          </table:table-cell>
          <table:table-cell table:style-name="ce1" office:value-type="string">
            <text:p>2.2583e-07</text:p>
          </table:table-cell>
          <table:table-cell table:style-name="ce1" office:value-type="string">
            <text:p>3.0273e-19</text:p>
          </table:table-cell>
          <table:table-cell table:style-name="ce1" office:value-type="string">
            <text:p>1.6356e-14</text:p>
          </table:table-cell>
          <table:table-cell office:value-type="float" office:value="0.00034922">
            <text:p>0.00034922</text:p>
          </table:table-cell>
          <table:table-cell office:value-type="float" office:value="0.00010696">
            <text:p>0.00010696</text:p>
          </table:table-cell>
          <table:table-cell office:value-type="float" office:value="0.00091595">
            <text:p>0.00091595</text:p>
          </table:table-cell>
          <table:table-cell table:style-name="ce1" office:value-type="string">
            <text:p>2.004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655e-18</text:p>
          </table:table-cell>
          <table:table-cell table:style-name="ce1" office:value-type="string">
            <text:p>1.6355e-14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P77]*1000000" office:value-type="float" office:value="344.39">
            <text:p>344.39</text:p>
          </table:table-cell>
          <table:table-cell table:formula="of:=[.Q77]*1000000" office:value-type="float" office:value="105.69">
            <text:p>105.69</text:p>
          </table:table-cell>
          <table:table-cell table:formula="of:=[.R77]*1000000" office:value-type="float" office:value="922.17">
            <text:p>922.17</text:p>
          </table:table-cell>
          <table:table-cell table:formula="of:=[.S77]*1000000" office:value-type="float" office:value="0.22977">
            <text:p>0.22977</text:p>
          </table:table-cell>
          <table:table-cell table:formula="of:=[.T77]*1000000" office:value-type="float" office:value="0.22732">
            <text:p>0.22732</text:p>
          </table:table-cell>
          <table:table-cell table:formula="of:=[.U77]*1000000" office:value-type="float" office:value="0.000000000000091012">
            <text:p>9.1012E-014</text:p>
          </table:table-cell>
          <table:table-cell table:formula="of:=[.V77]*1000000" office:value-type="float" office:value="0.000000015862">
            <text:p>1.5862E-008</text:p>
          </table:table-cell>
          <table:table-cell table:formula="of:=[.W77]*1000000" office:value-type="float" office:value="344.39">
            <text:p>344.39</text:p>
          </table:table-cell>
          <table:table-cell table:formula="of:=[.X77]*1000000" office:value-type="float" office:value="105.68">
            <text:p>105.68</text:p>
          </table:table-cell>
          <table:table-cell table:formula="of:=[.Y77]*1000000" office:value-type="float" office:value="922.15">
            <text:p>922.15</text:p>
          </table:table-cell>
          <table:table-cell table:formula="of:=[.Z77]*1000000" office:value-type="float" office:value="20.043">
            <text:p>20.043</text:p>
          </table:table-cell>
          <table:table-cell table:formula="of:=[.AA77]*1000000" office:value-type="float" office:value="0">
            <text:p>0</text:p>
          </table:table-cell>
          <table:table-cell table:formula="of:=[.AB77]*1000000" office:value-type="float" office:value="-0.0000000000015968">
            <text:p>-1.5968E-012</text:p>
          </table:table-cell>
          <table:table-cell table:formula="of:=[.AC77]*1000000" office:value-type="float" office:value="0.000000015862">
            <text:p>1.5862E-008</text:p>
          </table:table-cell>
          <table:table-cell office:value-type="float" office:value="0.00034439">
            <text:p>0.00034439</text:p>
          </table:table-cell>
          <table:table-cell office:value-type="float" office:value="0.00010569">
            <text:p>0.00010569</text:p>
          </table:table-cell>
          <table:table-cell office:value-type="float" office:value="0.00092217">
            <text:p>0.00092217</text:p>
          </table:table-cell>
          <table:table-cell table:style-name="ce1" office:value-type="string">
            <text:p>2.2977e-07</text:p>
          </table:table-cell>
          <table:table-cell table:style-name="ce1" office:value-type="string">
            <text:p>2.2732e-07</text:p>
          </table:table-cell>
          <table:table-cell table:style-name="ce1" office:value-type="string">
            <text:p>9.1012e-20</text:p>
          </table:table-cell>
          <table:table-cell table:style-name="ce1" office:value-type="string">
            <text:p>1.5862e-14</text:p>
          </table:table-cell>
          <table:table-cell office:value-type="float" office:value="0.00034439">
            <text:p>0.00034439</text:p>
          </table:table-cell>
          <table:table-cell office:value-type="float" office:value="0.00010568">
            <text:p>0.00010568</text:p>
          </table:table-cell>
          <table:table-cell office:value-type="float" office:value="0.00092215">
            <text:p>0.00092215</text:p>
          </table:table-cell>
          <table:table-cell table:style-name="ce1" office:value-type="string">
            <text:p>2.004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968e-18</text:p>
          </table:table-cell>
          <table:table-cell table:style-name="ce1" office:value-type="string">
            <text:p>1.5862e-14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P78]*1000000" office:value-type="float" office:value="339.64">
            <text:p>339.64</text:p>
          </table:table-cell>
          <table:table-cell table:formula="of:=[.Q78]*1000000" office:value-type="float" office:value="104.42">
            <text:p>104.42</text:p>
          </table:table-cell>
          <table:table-cell table:formula="of:=[.R78]*1000000" office:value-type="float" office:value="928.29">
            <text:p>928.29</text:p>
          </table:table-cell>
          <table:table-cell table:formula="of:=[.S78]*1000000" office:value-type="float" office:value="0.20873">
            <text:p>0.20873</text:p>
          </table:table-cell>
          <table:table-cell table:formula="of:=[.T78]*1000000" office:value-type="float" office:value="0.22884">
            <text:p>0.22884</text:p>
          </table:table-cell>
          <table:table-cell table:formula="of:=[.U78]*1000000" office:value-type="float" office:value="-7.299E-015">
            <text:p>-7.299E-015</text:p>
          </table:table-cell>
          <table:table-cell table:formula="of:=[.V78]*1000000" office:value-type="float" office:value="0.000000015384">
            <text:p>1.5384E-008</text:p>
          </table:table-cell>
          <table:table-cell table:formula="of:=[.W78]*1000000" office:value-type="float" office:value="339.64">
            <text:p>339.64</text:p>
          </table:table-cell>
          <table:table-cell table:formula="of:=[.X78]*1000000" office:value-type="float" office:value="104.41">
            <text:p>104.41</text:p>
          </table:table-cell>
          <table:table-cell table:formula="of:=[.Y78]*1000000" office:value-type="float" office:value="928.27">
            <text:p>928.27</text:p>
          </table:table-cell>
          <table:table-cell table:formula="of:=[.Z78]*1000000" office:value-type="float" office:value="20.043">
            <text:p>20.043</text:p>
          </table:table-cell>
          <table:table-cell table:formula="of:=[.AA78]*1000000" office:value-type="float" office:value="0">
            <text:p>0</text:p>
          </table:table-cell>
          <table:table-cell table:formula="of:=[.AB78]*1000000" office:value-type="float" office:value="-0.00000000000024276">
            <text:p>-2.4276E-013</text:p>
          </table:table-cell>
          <table:table-cell table:formula="of:=[.AC78]*1000000" office:value-type="float" office:value="0.000000015384">
            <text:p>1.5384E-008</text:p>
          </table:table-cell>
          <table:table-cell office:value-type="float" office:value="0.00033964">
            <text:p>0.00033964</text:p>
          </table:table-cell>
          <table:table-cell office:value-type="float" office:value="0.00010442">
            <text:p>0.00010442</text:p>
          </table:table-cell>
          <table:table-cell office:value-type="float" office:value="0.00092829">
            <text:p>0.00092829</text:p>
          </table:table-cell>
          <table:table-cell table:style-name="ce1" office:value-type="string">
            <text:p>2.0873e-07</text:p>
          </table:table-cell>
          <table:table-cell table:style-name="ce1" office:value-type="string">
            <text:p>2.2884e-07</text:p>
          </table:table-cell>
          <table:table-cell table:style-name="ce1" office:value-type="string">
            <text:p>-7.299e-21</text:p>
          </table:table-cell>
          <table:table-cell table:style-name="ce1" office:value-type="string">
            <text:p>1.5384e-14</text:p>
          </table:table-cell>
          <table:table-cell office:value-type="float" office:value="0.00033964">
            <text:p>0.00033964</text:p>
          </table:table-cell>
          <table:table-cell office:value-type="float" office:value="0.00010441">
            <text:p>0.00010441</text:p>
          </table:table-cell>
          <table:table-cell office:value-type="float" office:value="0.00092827">
            <text:p>0.00092827</text:p>
          </table:table-cell>
          <table:table-cell table:style-name="ce1" office:value-type="string">
            <text:p>2.004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276e-19</text:p>
          </table:table-cell>
          <table:table-cell table:style-name="ce1" office:value-type="string">
            <text:p>1.5384e-14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P79]*1000000" office:value-type="float" office:value="334.96">
            <text:p>334.96</text:p>
          </table:table-cell>
          <table:table-cell table:formula="of:=[.Q79]*1000000" office:value-type="float" office:value="103.17">
            <text:p>103.17</text:p>
          </table:table-cell>
          <table:table-cell table:formula="of:=[.R79]*1000000" office:value-type="float" office:value="934.32">
            <text:p>934.32</text:p>
          </table:table-cell>
          <table:table-cell table:formula="of:=[.S79]*1000000" office:value-type="float" office:value="0.18942">
            <text:p>0.18942</text:p>
          </table:table-cell>
          <table:table-cell table:formula="of:=[.T79]*1000000" office:value-type="float" office:value="0.23037">
            <text:p>0.23037</text:p>
          </table:table-cell>
          <table:table-cell table:formula="of:=[.U79]*1000000" office:value-type="float" office:value="-0.000000000000020421">
            <text:p>-2.0421E-014</text:p>
          </table:table-cell>
          <table:table-cell table:formula="of:=[.V79]*1000000" office:value-type="float" office:value="0.00000001492">
            <text:p>1.492E-008</text:p>
          </table:table-cell>
          <table:table-cell table:formula="of:=[.W79]*1000000" office:value-type="float" office:value="334.95">
            <text:p>334.95</text:p>
          </table:table-cell>
          <table:table-cell table:formula="of:=[.X79]*1000000" office:value-type="float" office:value="103.16">
            <text:p>103.16</text:p>
          </table:table-cell>
          <table:table-cell table:formula="of:=[.Y79]*1000000" office:value-type="float" office:value="934.29">
            <text:p>934.29</text:p>
          </table:table-cell>
          <table:table-cell table:formula="of:=[.Z79]*1000000" office:value-type="float" office:value="20.043">
            <text:p>20.043</text:p>
          </table:table-cell>
          <table:table-cell table:formula="of:=[.AA79]*1000000" office:value-type="float" office:value="0">
            <text:p>0</text:p>
          </table:table-cell>
          <table:table-cell table:formula="of:=[.AB79]*1000000" office:value-type="float" office:value="0.000000000000025704">
            <text:p>2.5704E-014</text:p>
          </table:table-cell>
          <table:table-cell table:formula="of:=[.AC79]*1000000" office:value-type="float" office:value="0.00000001492">
            <text:p>1.492E-008</text:p>
          </table:table-cell>
          <table:table-cell office:value-type="float" office:value="0.00033496">
            <text:p>0.00033496</text:p>
          </table:table-cell>
          <table:table-cell office:value-type="float" office:value="0.00010317">
            <text:p>0.00010317</text:p>
          </table:table-cell>
          <table:table-cell office:value-type="float" office:value="0.00093432">
            <text:p>0.00093432</text:p>
          </table:table-cell>
          <table:table-cell table:style-name="ce1" office:value-type="string">
            <text:p>1.8942e-07</text:p>
          </table:table-cell>
          <table:table-cell table:style-name="ce1" office:value-type="string">
            <text:p>2.3037e-07</text:p>
          </table:table-cell>
          <table:table-cell table:style-name="ce1" office:value-type="string">
            <text:p>-2.0421e-20</text:p>
          </table:table-cell>
          <table:table-cell table:style-name="ce1" office:value-type="string">
            <text:p>1.492e-14</text:p>
          </table:table-cell>
          <table:table-cell office:value-type="float" office:value="0.00033495">
            <text:p>0.00033495</text:p>
          </table:table-cell>
          <table:table-cell office:value-type="float" office:value="0.00010316">
            <text:p>0.00010316</text:p>
          </table:table-cell>
          <table:table-cell office:value-type="float" office:value="0.00093429">
            <text:p>0.00093429</text:p>
          </table:table-cell>
          <table:table-cell table:style-name="ce1" office:value-type="string">
            <text:p>2.0043e-05</text:p>
          </table:table-cell>
          <table:table-cell office:value-type="float" office:value="0">
            <text:p>0</text:p>
          </table:table-cell>
          <table:table-cell table:style-name="ce1" office:value-type="string">
            <text:p>2.5704e-20</text:p>
          </table:table-cell>
          <table:table-cell table:style-name="ce1" office:value-type="string">
            <text:p>1.492e-14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P80]*1000000" office:value-type="float" office:value="330.34">
            <text:p>330.34</text:p>
          </table:table-cell>
          <table:table-cell table:formula="of:=[.Q80]*1000000" office:value-type="float" office:value="101.93">
            <text:p>101.93</text:p>
          </table:table-cell>
          <table:table-cell table:formula="of:=[.R80]*1000000" office:value-type="float" office:value="940.26">
            <text:p>940.26</text:p>
          </table:table-cell>
          <table:table-cell table:formula="of:=[.S80]*1000000" office:value-type="float" office:value="0.17172">
            <text:p>0.17172</text:p>
          </table:table-cell>
          <table:table-cell table:formula="of:=[.T80]*1000000" office:value-type="float" office:value="0.23192">
            <text:p>0.23192</text:p>
          </table:table-cell>
          <table:table-cell table:formula="of:=[.U80]*1000000" office:value-type="float" office:value="-7.3408E-015">
            <text:p>-7.3408E-015</text:p>
          </table:table-cell>
          <table:table-cell table:formula="of:=[.V80]*1000000" office:value-type="float" office:value="0.000000014471">
            <text:p>1.4471E-008</text:p>
          </table:table-cell>
          <table:table-cell table:formula="of:=[.W80]*1000000" office:value-type="float" office:value="330.34">
            <text:p>330.34</text:p>
          </table:table-cell>
          <table:table-cell table:formula="of:=[.X80]*1000000" office:value-type="float" office:value="101.92">
            <text:p>101.92</text:p>
          </table:table-cell>
          <table:table-cell table:formula="of:=[.Y80]*1000000" office:value-type="float" office:value="940.24">
            <text:p>940.24</text:p>
          </table:table-cell>
          <table:table-cell table:formula="of:=[.Z80]*1000000" office:value-type="float" office:value="20.043">
            <text:p>20.043</text:p>
          </table:table-cell>
          <table:table-cell table:formula="of:=[.AA80]*1000000" office:value-type="float" office:value="0">
            <text:p>0</text:p>
          </table:table-cell>
          <table:table-cell table:formula="of:=[.AB80]*1000000" office:value-type="float" office:value="-0.00000000000010502">
            <text:p>-1.0502E-013</text:p>
          </table:table-cell>
          <table:table-cell table:formula="of:=[.AC80]*1000000" office:value-type="float" office:value="0.000000014471">
            <text:p>1.4471E-008</text:p>
          </table:table-cell>
          <table:table-cell office:value-type="float" office:value="0.00033034">
            <text:p>0.00033034</text:p>
          </table:table-cell>
          <table:table-cell office:value-type="float" office:value="0.00010193">
            <text:p>0.00010193</text:p>
          </table:table-cell>
          <table:table-cell office:value-type="float" office:value="0.00094026">
            <text:p>0.00094026</text:p>
          </table:table-cell>
          <table:table-cell table:style-name="ce1" office:value-type="string">
            <text:p>1.7172e-07</text:p>
          </table:table-cell>
          <table:table-cell table:style-name="ce1" office:value-type="string">
            <text:p>2.3192e-07</text:p>
          </table:table-cell>
          <table:table-cell table:style-name="ce1" office:value-type="string">
            <text:p>-7.3408e-21</text:p>
          </table:table-cell>
          <table:table-cell table:style-name="ce1" office:value-type="string">
            <text:p>1.4471e-14</text:p>
          </table:table-cell>
          <table:table-cell office:value-type="float" office:value="0.00033034">
            <text:p>0.00033034</text:p>
          </table:table-cell>
          <table:table-cell office:value-type="float" office:value="0.00010192">
            <text:p>0.00010192</text:p>
          </table:table-cell>
          <table:table-cell office:value-type="float" office:value="0.00094024">
            <text:p>0.00094024</text:p>
          </table:table-cell>
          <table:table-cell table:style-name="ce1" office:value-type="string">
            <text:p>2.004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502e-19</text:p>
          </table:table-cell>
          <table:table-cell table:style-name="ce1" office:value-type="string">
            <text:p>1.4471e-14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P81]*1000000" office:value-type="float" office:value="325.79">
            <text:p>325.79</text:p>
          </table:table-cell>
          <table:table-cell table:formula="of:=[.Q81]*1000000" office:value-type="float" office:value="100.7">
            <text:p>100.7</text:p>
          </table:table-cell>
          <table:table-cell table:formula="of:=[.R81]*1000000" office:value-type="float" office:value="946.13">
            <text:p>946.13</text:p>
          </table:table-cell>
          <table:table-cell table:formula="of:=[.S81]*1000000" office:value-type="float" office:value="0.15552">
            <text:p>0.15552</text:p>
          </table:table-cell>
          <table:table-cell table:formula="of:=[.T81]*1000000" office:value-type="float" office:value="0.23349">
            <text:p>0.23349</text:p>
          </table:table-cell>
          <table:table-cell table:formula="of:=[.U81]*1000000" office:value-type="float" office:value="-4.2913E-015">
            <text:p>-4.2913E-015</text:p>
          </table:table-cell>
          <table:table-cell table:formula="of:=[.V81]*1000000" office:value-type="float" office:value="0.000000014035">
            <text:p>0.000000014</text:p>
          </table:table-cell>
          <table:table-cell table:formula="of:=[.W81]*1000000" office:value-type="float" office:value="325.79">
            <text:p>325.79</text:p>
          </table:table-cell>
          <table:table-cell table:formula="of:=[.X81]*1000000" office:value-type="float" office:value="100.69">
            <text:p>100.69</text:p>
          </table:table-cell>
          <table:table-cell table:formula="of:=[.Y81]*1000000" office:value-type="float" office:value="946.1">
            <text:p>946.1</text:p>
          </table:table-cell>
          <table:table-cell table:formula="of:=[.Z81]*1000000" office:value-type="float" office:value="20.043">
            <text:p>20.043</text:p>
          </table:table-cell>
          <table:table-cell table:formula="of:=[.AA81]*1000000" office:value-type="float" office:value="0">
            <text:p>0</text:p>
          </table:table-cell>
          <table:table-cell table:formula="of:=[.AB81]*1000000" office:value-type="float" office:value="0.00000000000035666">
            <text:p>3.5666E-013</text:p>
          </table:table-cell>
          <table:table-cell table:formula="of:=[.AC81]*1000000" office:value-type="float" office:value="0.000000014035">
            <text:p>0.000000014</text:p>
          </table:table-cell>
          <table:table-cell office:value-type="float" office:value="0.00032579">
            <text:p>0.00032579</text:p>
          </table:table-cell>
          <table:table-cell office:value-type="float" office:value="0.0001007">
            <text:p>0.0001007</text:p>
          </table:table-cell>
          <table:table-cell office:value-type="float" office:value="0.00094613">
            <text:p>0.00094613</text:p>
          </table:table-cell>
          <table:table-cell table:style-name="ce1" office:value-type="string">
            <text:p>1.5552e-07</text:p>
          </table:table-cell>
          <table:table-cell table:style-name="ce1" office:value-type="string">
            <text:p>2.3349e-07</text:p>
          </table:table-cell>
          <table:table-cell table:style-name="ce1" office:value-type="string">
            <text:p>-4.2913e-21</text:p>
          </table:table-cell>
          <table:table-cell table:style-name="ce1" office:value-type="string">
            <text:p>1.4035e-14</text:p>
          </table:table-cell>
          <table:table-cell office:value-type="float" office:value="0.00032579">
            <text:p>0.00032579</text:p>
          </table:table-cell>
          <table:table-cell office:value-type="float" office:value="0.00010069">
            <text:p>0.00010069</text:p>
          </table:table-cell>
          <table:table-cell office:value-type="float" office:value="0.0009461">
            <text:p>0.0009461</text:p>
          </table:table-cell>
          <table:table-cell table:style-name="ce1" office:value-type="string">
            <text:p>2.0043e-05</text:p>
          </table:table-cell>
          <table:table-cell office:value-type="float" office:value="0">
            <text:p>0</text:p>
          </table:table-cell>
          <table:table-cell table:style-name="ce1" office:value-type="string">
            <text:p>3.5666e-19</text:p>
          </table:table-cell>
          <table:table-cell table:style-name="ce1" office:value-type="string">
            <text:p>1.4035e-14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P82]*1000000" office:value-type="float" office:value="321.31">
            <text:p>321.31</text:p>
          </table:table-cell>
          <table:table-cell table:formula="of:=[.Q82]*1000000" office:value-type="float" office:value="99.486">
            <text:p>99.486</text:p>
          </table:table-cell>
          <table:table-cell table:formula="of:=[.R82]*1000000" office:value-type="float" office:value="951.91">
            <text:p>951.91</text:p>
          </table:table-cell>
          <table:table-cell table:formula="of:=[.S82]*1000000" office:value-type="float" office:value="0.14069">
            <text:p>0.14069</text:p>
          </table:table-cell>
          <table:table-cell table:formula="of:=[.T82]*1000000" office:value-type="float" office:value="0.23507">
            <text:p>0.23507</text:p>
          </table:table-cell>
          <table:table-cell table:formula="of:=[.U82]*1000000" office:value-type="float" office:value="-9.948E-016">
            <text:p>-9.948E-016</text:p>
          </table:table-cell>
          <table:table-cell table:formula="of:=[.V82]*1000000" office:value-type="float" office:value="0.000000013613">
            <text:p>1.3613E-008</text:p>
          </table:table-cell>
          <table:table-cell table:formula="of:=[.W82]*1000000" office:value-type="float" office:value="321.31">
            <text:p>321.31</text:p>
          </table:table-cell>
          <table:table-cell table:formula="of:=[.X82]*1000000" office:value-type="float" office:value="99.474">
            <text:p>99.474</text:p>
          </table:table-cell>
          <table:table-cell table:formula="of:=[.Y82]*1000000" office:value-type="float" office:value="951.89">
            <text:p>951.89</text:p>
          </table:table-cell>
          <table:table-cell table:formula="of:=[.Z82]*1000000" office:value-type="float" office:value="20.043">
            <text:p>20.043</text:p>
          </table:table-cell>
          <table:table-cell table:formula="of:=[.AA82]*1000000" office:value-type="float" office:value="0">
            <text:p>0</text:p>
          </table:table-cell>
          <table:table-cell table:formula="of:=[.AB82]*1000000" office:value-type="float" office:value="0.0000000000024792">
            <text:p>2.4792E-012</text:p>
          </table:table-cell>
          <table:table-cell table:formula="of:=[.AC82]*1000000" office:value-type="float" office:value="0.000000013613">
            <text:p>1.3613E-008</text:p>
          </table:table-cell>
          <table:table-cell office:value-type="float" office:value="0.00032131">
            <text:p>0.00032131</text:p>
          </table:table-cell>
          <table:table-cell table:style-name="ce1" office:value-type="string">
            <text:p>9.9486e-05</text:p>
          </table:table-cell>
          <table:table-cell office:value-type="float" office:value="0.00095191">
            <text:p>0.00095191</text:p>
          </table:table-cell>
          <table:table-cell table:style-name="ce1" office:value-type="string">
            <text:p>1.4069e-07</text:p>
          </table:table-cell>
          <table:table-cell table:style-name="ce1" office:value-type="string">
            <text:p>2.3507e-07</text:p>
          </table:table-cell>
          <table:table-cell table:style-name="ce1" office:value-type="string">
            <text:p>-9.948e-22</text:p>
          </table:table-cell>
          <table:table-cell table:style-name="ce1" office:value-type="string">
            <text:p>1.3613e-14</text:p>
          </table:table-cell>
          <table:table-cell office:value-type="float" office:value="0.00032131">
            <text:p>0.00032131</text:p>
          </table:table-cell>
          <table:table-cell table:style-name="ce1" office:value-type="string">
            <text:p>9.9474e-05</text:p>
          </table:table-cell>
          <table:table-cell office:value-type="float" office:value="0.00095189">
            <text:p>0.00095189</text:p>
          </table:table-cell>
          <table:table-cell table:style-name="ce1" office:value-type="string">
            <text:p>2.0043e-05</text:p>
          </table:table-cell>
          <table:table-cell office:value-type="float" office:value="0">
            <text:p>0</text:p>
          </table:table-cell>
          <table:table-cell table:style-name="ce1" office:value-type="string">
            <text:p>2.4792e-18</text:p>
          </table:table-cell>
          <table:table-cell table:style-name="ce1" office:value-type="string">
            <text:p>1.3613e-14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P83]*1000000" office:value-type="float" office:value="316.89">
            <text:p>316.89</text:p>
          </table:table-cell>
          <table:table-cell table:formula="of:=[.Q83]*1000000" office:value-type="float" office:value="98.284">
            <text:p>98.284</text:p>
          </table:table-cell>
          <table:table-cell table:formula="of:=[.R83]*1000000" office:value-type="float" office:value="957.62">
            <text:p>957.62</text:p>
          </table:table-cell>
          <table:table-cell table:formula="of:=[.S83]*1000000" office:value-type="float" office:value="0.12715">
            <text:p>0.12715</text:p>
          </table:table-cell>
          <table:table-cell table:formula="of:=[.T83]*1000000" office:value-type="float" office:value="0.23667">
            <text:p>0.23667</text:p>
          </table:table-cell>
          <table:table-cell table:formula="of:=[.U83]*1000000" office:value-type="float" office:value="-2.6406E-016">
            <text:p>-2.6406E-016</text:p>
          </table:table-cell>
          <table:table-cell table:formula="of:=[.V83]*1000000" office:value-type="float" office:value="0.000000013203">
            <text:p>1.3203E-008</text:p>
          </table:table-cell>
          <table:table-cell table:formula="of:=[.W83]*1000000" office:value-type="float" office:value="316.89">
            <text:p>316.89</text:p>
          </table:table-cell>
          <table:table-cell table:formula="of:=[.X83]*1000000" office:value-type="float" office:value="98.271">
            <text:p>98.271</text:p>
          </table:table-cell>
          <table:table-cell table:formula="of:=[.Y83]*1000000" office:value-type="float" office:value="957.59">
            <text:p>957.59</text:p>
          </table:table-cell>
          <table:table-cell table:formula="of:=[.Z83]*1000000" office:value-type="float" office:value="20.043">
            <text:p>20.043</text:p>
          </table:table-cell>
          <table:table-cell table:formula="of:=[.AA83]*1000000" office:value-type="float" office:value="0">
            <text:p>0</text:p>
          </table:table-cell>
          <table:table-cell table:formula="of:=[.AB83]*1000000" office:value-type="float" office:value="0.0000000000038865">
            <text:p>3.8865E-012</text:p>
          </table:table-cell>
          <table:table-cell table:formula="of:=[.AC83]*1000000" office:value-type="float" office:value="0.000000013203">
            <text:p>1.3203E-008</text:p>
          </table:table-cell>
          <table:table-cell office:value-type="float" office:value="0.00031689">
            <text:p>0.00031689</text:p>
          </table:table-cell>
          <table:table-cell table:style-name="ce1" office:value-type="string">
            <text:p>9.8284e-05</text:p>
          </table:table-cell>
          <table:table-cell office:value-type="float" office:value="0.00095762">
            <text:p>0.00095762</text:p>
          </table:table-cell>
          <table:table-cell table:style-name="ce1" office:value-type="string">
            <text:p>1.2715e-07</text:p>
          </table:table-cell>
          <table:table-cell table:style-name="ce1" office:value-type="string">
            <text:p>2.3667e-07</text:p>
          </table:table-cell>
          <table:table-cell table:style-name="ce1" office:value-type="string">
            <text:p>-2.6406e-22</text:p>
          </table:table-cell>
          <table:table-cell table:style-name="ce1" office:value-type="string">
            <text:p>1.3203e-14</text:p>
          </table:table-cell>
          <table:table-cell office:value-type="float" office:value="0.00031689">
            <text:p>0.00031689</text:p>
          </table:table-cell>
          <table:table-cell table:style-name="ce1" office:value-type="string">
            <text:p>9.8271e-05</text:p>
          </table:table-cell>
          <table:table-cell office:value-type="float" office:value="0.00095759">
            <text:p>0.00095759</text:p>
          </table:table-cell>
          <table:table-cell table:style-name="ce1" office:value-type="string">
            <text:p>2.0043e-05</text:p>
          </table:table-cell>
          <table:table-cell office:value-type="float" office:value="0">
            <text:p>0</text:p>
          </table:table-cell>
          <table:table-cell table:style-name="ce1" office:value-type="string">
            <text:p>3.8865e-18</text:p>
          </table:table-cell>
          <table:table-cell table:style-name="ce1" office:value-type="string">
            <text:p>1.3203e-14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P84]*1000000" office:value-type="float" office:value="312.53">
            <text:p>312.53</text:p>
          </table:table-cell>
          <table:table-cell table:formula="of:=[.Q84]*1000000" office:value-type="float" office:value="97.093">
            <text:p>97.093</text:p>
          </table:table-cell>
          <table:table-cell table:formula="of:=[.R84]*1000000" office:value-type="float" office:value="963.24">
            <text:p>963.24</text:p>
          </table:table-cell>
          <table:table-cell table:formula="of:=[.S84]*1000000" office:value-type="float" office:value="0.11479">
            <text:p>0.11479</text:p>
          </table:table-cell>
          <table:table-cell table:formula="of:=[.T84]*1000000" office:value-type="float" office:value="0.23829">
            <text:p>0.23829</text:p>
          </table:table-cell>
          <table:table-cell table:formula="of:=[.U84]*1000000" office:value-type="float" office:value="-5.9162E-017">
            <text:p>-5.9162E-017</text:p>
          </table:table-cell>
          <table:table-cell table:formula="of:=[.V84]*1000000" office:value-type="float" office:value="0.000000012806">
            <text:p>1.2806E-008</text:p>
          </table:table-cell>
          <table:table-cell table:formula="of:=[.W84]*1000000" office:value-type="float" office:value="312.53">
            <text:p>312.53</text:p>
          </table:table-cell>
          <table:table-cell table:formula="of:=[.X84]*1000000" office:value-type="float" office:value="97.08">
            <text:p>97.08</text:p>
          </table:table-cell>
          <table:table-cell table:formula="of:=[.Y84]*1000000" office:value-type="float" office:value="963.22">
            <text:p>963.22</text:p>
          </table:table-cell>
          <table:table-cell table:formula="of:=[.Z84]*1000000" office:value-type="float" office:value="20.043">
            <text:p>20.043</text:p>
          </table:table-cell>
          <table:table-cell table:formula="of:=[.AA84]*1000000" office:value-type="float" office:value="0">
            <text:p>0</text:p>
          </table:table-cell>
          <table:table-cell table:formula="of:=[.AB84]*1000000" office:value-type="float" office:value="0.00000000000036528">
            <text:p>3.6528E-013</text:p>
          </table:table-cell>
          <table:table-cell table:formula="of:=[.AC84]*1000000" office:value-type="float" office:value="0.000000012806">
            <text:p>1.2806E-008</text:p>
          </table:table-cell>
          <table:table-cell office:value-type="float" office:value="0.00031253">
            <text:p>0.00031253</text:p>
          </table:table-cell>
          <table:table-cell table:style-name="ce1" office:value-type="string">
            <text:p>9.7093e-05</text:p>
          </table:table-cell>
          <table:table-cell office:value-type="float" office:value="0.00096324">
            <text:p>0.00096324</text:p>
          </table:table-cell>
          <table:table-cell table:style-name="ce1" office:value-type="string">
            <text:p>1.1479e-07</text:p>
          </table:table-cell>
          <table:table-cell table:style-name="ce1" office:value-type="string">
            <text:p>2.3829e-07</text:p>
          </table:table-cell>
          <table:table-cell table:style-name="ce1" office:value-type="string">
            <text:p>-5.9162e-23</text:p>
          </table:table-cell>
          <table:table-cell table:style-name="ce1" office:value-type="string">
            <text:p>1.2806e-14</text:p>
          </table:table-cell>
          <table:table-cell office:value-type="float" office:value="0.00031253">
            <text:p>0.00031253</text:p>
          </table:table-cell>
          <table:table-cell table:style-name="ce1" office:value-type="string">
            <text:p>9.708e-05</text:p>
          </table:table-cell>
          <table:table-cell office:value-type="float" office:value="0.00096322">
            <text:p>0.00096322</text:p>
          </table:table-cell>
          <table:table-cell table:style-name="ce1" office:value-type="string">
            <text:p>2.0043e-05</text:p>
          </table:table-cell>
          <table:table-cell office:value-type="float" office:value="0">
            <text:p>0</text:p>
          </table:table-cell>
          <table:table-cell table:style-name="ce1" office:value-type="string">
            <text:p>3.6528e-19</text:p>
          </table:table-cell>
          <table:table-cell table:style-name="ce1" office:value-type="string">
            <text:p>1.2806e-14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P85]*1000000" office:value-type="float" office:value="308.24">
            <text:p>308.24</text:p>
          </table:table-cell>
          <table:table-cell table:formula="of:=[.Q85]*1000000" office:value-type="float" office:value="95.916">
            <text:p>95.916</text:p>
          </table:table-cell>
          <table:table-cell table:formula="of:=[.R85]*1000000" office:value-type="float" office:value="968.79">
            <text:p>968.79</text:p>
          </table:table-cell>
          <table:table-cell table:formula="of:=[.S85]*1000000" office:value-type="float" office:value="0.10352">
            <text:p>0.10352</text:p>
          </table:table-cell>
          <table:table-cell table:formula="of:=[.T85]*1000000" office:value-type="float" office:value="0.23992">
            <text:p>0.23992</text:p>
          </table:table-cell>
          <table:table-cell table:formula="of:=[.U85]*1000000" office:value-type="float" office:value="-1.5077E-017">
            <text:p>-1.5077E-017</text:p>
          </table:table-cell>
          <table:table-cell table:formula="of:=[.V85]*1000000" office:value-type="float" office:value="0.000000012421">
            <text:p>1.2421E-008</text:p>
          </table:table-cell>
          <table:table-cell table:formula="of:=[.W85]*1000000" office:value-type="float" office:value="308.24">
            <text:p>308.24</text:p>
          </table:table-cell>
          <table:table-cell table:formula="of:=[.X85]*1000000" office:value-type="float" office:value="95.903">
            <text:p>95.903</text:p>
          </table:table-cell>
          <table:table-cell table:formula="of:=[.Y85]*1000000" office:value-type="float" office:value="968.76">
            <text:p>968.76</text:p>
          </table:table-cell>
          <table:table-cell table:formula="of:=[.Z85]*1000000" office:value-type="float" office:value="20.043">
            <text:p>20.043</text:p>
          </table:table-cell>
          <table:table-cell table:formula="of:=[.AA85]*1000000" office:value-type="float" office:value="0">
            <text:p>0</text:p>
          </table:table-cell>
          <table:table-cell table:formula="of:=[.AB85]*1000000" office:value-type="float" office:value="-0.00000000000069986">
            <text:p>-6.9986E-013</text:p>
          </table:table-cell>
          <table:table-cell table:formula="of:=[.AC85]*1000000" office:value-type="float" office:value="0.000000012421">
            <text:p>1.2421E-008</text:p>
          </table:table-cell>
          <table:table-cell office:value-type="float" office:value="0.00030824">
            <text:p>0.00030824</text:p>
          </table:table-cell>
          <table:table-cell table:style-name="ce1" office:value-type="string">
            <text:p>9.5916e-05</text:p>
          </table:table-cell>
          <table:table-cell office:value-type="float" office:value="0.00096879">
            <text:p>0.00096879</text:p>
          </table:table-cell>
          <table:table-cell table:style-name="ce1" office:value-type="string">
            <text:p>1.0352e-07</text:p>
          </table:table-cell>
          <table:table-cell table:style-name="ce1" office:value-type="string">
            <text:p>2.3992e-07</text:p>
          </table:table-cell>
          <table:table-cell table:style-name="ce1" office:value-type="string">
            <text:p>-1.5077e-23</text:p>
          </table:table-cell>
          <table:table-cell table:style-name="ce1" office:value-type="string">
            <text:p>1.2421e-14</text:p>
          </table:table-cell>
          <table:table-cell office:value-type="float" office:value="0.00030824">
            <text:p>0.00030824</text:p>
          </table:table-cell>
          <table:table-cell table:style-name="ce1" office:value-type="string">
            <text:p>9.5903e-05</text:p>
          </table:table-cell>
          <table:table-cell office:value-type="float" office:value="0.00096876">
            <text:p>0.00096876</text:p>
          </table:table-cell>
          <table:table-cell table:style-name="ce1" office:value-type="string">
            <text:p>2.0043e-05</text:p>
          </table:table-cell>
          <table:table-cell office:value-type="float" office:value="0">
            <text:p>0</text:p>
          </table:table-cell>
          <table:table-cell table:style-name="ce1" office:value-type="string">
            <text:p>-6.9986e-19</text:p>
          </table:table-cell>
          <table:table-cell table:style-name="ce1" office:value-type="string">
            <text:p>1.2421e-14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P86]*1000000" office:value-type="float" office:value="304.01">
            <text:p>304.01</text:p>
          </table:table-cell>
          <table:table-cell table:formula="of:=[.Q86]*1000000" office:value-type="float" office:value="94.75">
            <text:p>94.75</text:p>
          </table:table-cell>
          <table:table-cell table:formula="of:=[.R86]*1000000" office:value-type="float" office:value="974.26">
            <text:p>974.26</text:p>
          </table:table-cell>
          <table:table-cell table:formula="of:=[.S86]*1000000" office:value-type="float" office:value="0.093263">
            <text:p>0.093263</text:p>
          </table:table-cell>
          <table:table-cell table:formula="of:=[.T86]*1000000" office:value-type="float" office:value="0.24156">
            <text:p>0.24156</text:p>
          </table:table-cell>
          <table:table-cell table:formula="of:=[.U86]*1000000" office:value-type="float" office:value="-3.5202E-018">
            <text:p>-3.5202E-018</text:p>
          </table:table-cell>
          <table:table-cell table:formula="of:=[.V86]*1000000" office:value-type="float" office:value="0.000000012048">
            <text:p>0.000000012</text:p>
          </table:table-cell>
          <table:table-cell table:formula="of:=[.W86]*1000000" office:value-type="float" office:value="304.01">
            <text:p>304.01</text:p>
          </table:table-cell>
          <table:table-cell table:formula="of:=[.X86]*1000000" office:value-type="float" office:value="94.737">
            <text:p>94.737</text:p>
          </table:table-cell>
          <table:table-cell table:formula="of:=[.Y86]*1000000" office:value-type="float" office:value="974.24">
            <text:p>974.24</text:p>
          </table:table-cell>
          <table:table-cell table:formula="of:=[.Z86]*1000000" office:value-type="float" office:value="20.043">
            <text:p>20.043</text:p>
          </table:table-cell>
          <table:table-cell table:formula="of:=[.AA86]*1000000" office:value-type="float" office:value="0">
            <text:p>0</text:p>
          </table:table-cell>
          <table:table-cell table:formula="of:=[.AB86]*1000000" office:value-type="float" office:value="-0.0000000000001468">
            <text:p>-1.468E-013</text:p>
          </table:table-cell>
          <table:table-cell table:formula="of:=[.AC86]*1000000" office:value-type="float" office:value="0.000000012048">
            <text:p>0.000000012</text:p>
          </table:table-cell>
          <table:table-cell office:value-type="float" office:value="0.00030401">
            <text:p>0.00030401</text:p>
          </table:table-cell>
          <table:table-cell table:style-name="ce1" office:value-type="string">
            <text:p>9.475e-05</text:p>
          </table:table-cell>
          <table:table-cell office:value-type="float" office:value="0.00097426">
            <text:p>0.00097426</text:p>
          </table:table-cell>
          <table:table-cell table:style-name="ce1" office:value-type="string">
            <text:p>9.3263e-08</text:p>
          </table:table-cell>
          <table:table-cell table:style-name="ce1" office:value-type="string">
            <text:p>2.4156e-07</text:p>
          </table:table-cell>
          <table:table-cell table:style-name="ce1" office:value-type="string">
            <text:p>-3.5202e-24</text:p>
          </table:table-cell>
          <table:table-cell table:style-name="ce1" office:value-type="string">
            <text:p>1.2048e-14</text:p>
          </table:table-cell>
          <table:table-cell office:value-type="float" office:value="0.00030401">
            <text:p>0.00030401</text:p>
          </table:table-cell>
          <table:table-cell table:style-name="ce1" office:value-type="string">
            <text:p>9.4737e-05</text:p>
          </table:table-cell>
          <table:table-cell office:value-type="float" office:value="0.00097424">
            <text:p>0.00097424</text:p>
          </table:table-cell>
          <table:table-cell table:style-name="ce1" office:value-type="string">
            <text:p>2.004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68e-19</text:p>
          </table:table-cell>
          <table:table-cell table:style-name="ce1" office:value-type="string">
            <text:p>1.2048e-14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P87]*1000000" office:value-type="float" office:value="299.85">
            <text:p>299.85</text:p>
          </table:table-cell>
          <table:table-cell table:formula="of:=[.Q87]*1000000" office:value-type="float" office:value="93.597">
            <text:p>93.597</text:p>
          </table:table-cell>
          <table:table-cell table:formula="of:=[.R87]*1000000" office:value-type="float" office:value="979.66">
            <text:p>979.66</text:p>
          </table:table-cell>
          <table:table-cell table:formula="of:=[.S87]*1000000" office:value-type="float" office:value="0.083931">
            <text:p>0.083931</text:p>
          </table:table-cell>
          <table:table-cell table:formula="of:=[.T87]*1000000" office:value-type="float" office:value="0.24322">
            <text:p>0.24322</text:p>
          </table:table-cell>
          <table:table-cell table:formula="of:=[.U87]*1000000" office:value-type="float" office:value="-9.6051E-019">
            <text:p>-9.6051E-019</text:p>
          </table:table-cell>
          <table:table-cell table:formula="of:=[.V87]*1000000" office:value-type="float" office:value="0.000000011686">
            <text:p>1.1686E-008</text:p>
          </table:table-cell>
          <table:table-cell table:formula="of:=[.W87]*1000000" office:value-type="float" office:value="299.85">
            <text:p>299.85</text:p>
          </table:table-cell>
          <table:table-cell table:formula="of:=[.X87]*1000000" office:value-type="float" office:value="93.584">
            <text:p>93.584</text:p>
          </table:table-cell>
          <table:table-cell table:formula="of:=[.Y87]*1000000" office:value-type="float" office:value="979.63">
            <text:p>979.63</text:p>
          </table:table-cell>
          <table:table-cell table:formula="of:=[.Z87]*1000000" office:value-type="float" office:value="20.043">
            <text:p>20.043</text:p>
          </table:table-cell>
          <table:table-cell table:formula="of:=[.AA87]*1000000" office:value-type="float" office:value="0">
            <text:p>0</text:p>
          </table:table-cell>
          <table:table-cell table:formula="of:=[.AB87]*1000000" office:value-type="float" office:value="0.00000000000094752">
            <text:p>9.4752E-013</text:p>
          </table:table-cell>
          <table:table-cell table:formula="of:=[.AC87]*1000000" office:value-type="float" office:value="0.000000011686">
            <text:p>1.1686E-008</text:p>
          </table:table-cell>
          <table:table-cell office:value-type="float" office:value="0.00029985">
            <text:p>0.00029985</text:p>
          </table:table-cell>
          <table:table-cell table:style-name="ce1" office:value-type="string">
            <text:p>9.3597e-05</text:p>
          </table:table-cell>
          <table:table-cell office:value-type="float" office:value="0.00097966">
            <text:p>0.00097966</text:p>
          </table:table-cell>
          <table:table-cell table:style-name="ce1" office:value-type="string">
            <text:p>8.3931e-08</text:p>
          </table:table-cell>
          <table:table-cell table:style-name="ce1" office:value-type="string">
            <text:p>2.4322e-07</text:p>
          </table:table-cell>
          <table:table-cell table:style-name="ce1" office:value-type="string">
            <text:p>-9.6051e-25</text:p>
          </table:table-cell>
          <table:table-cell table:style-name="ce1" office:value-type="string">
            <text:p>1.1686e-14</text:p>
          </table:table-cell>
          <table:table-cell office:value-type="float" office:value="0.00029985">
            <text:p>0.00029985</text:p>
          </table:table-cell>
          <table:table-cell table:style-name="ce1" office:value-type="string">
            <text:p>9.3584e-05</text:p>
          </table:table-cell>
          <table:table-cell office:value-type="float" office:value="0.00097963">
            <text:p>0.00097963</text:p>
          </table:table-cell>
          <table:table-cell table:style-name="ce1" office:value-type="string">
            <text:p>2.0043e-05</text:p>
          </table:table-cell>
          <table:table-cell office:value-type="float" office:value="0">
            <text:p>0</text:p>
          </table:table-cell>
          <table:table-cell table:style-name="ce1" office:value-type="string">
            <text:p>9.4752e-19</text:p>
          </table:table-cell>
          <table:table-cell table:style-name="ce1" office:value-type="string">
            <text:p>1.1686e-14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P88]*1000000" office:value-type="float" office:value="295.74">
            <text:p>295.74</text:p>
          </table:table-cell>
          <table:table-cell table:formula="of:=[.Q88]*1000000" office:value-type="float" office:value="92.456">
            <text:p>92.456</text:p>
          </table:table-cell>
          <table:table-cell table:formula="of:=[.R88]*1000000" office:value-type="float" office:value="984.98">
            <text:p>984.98</text:p>
          </table:table-cell>
          <table:table-cell table:formula="of:=[.S88]*1000000" office:value-type="float" office:value="0.075454">
            <text:p>0.075454</text:p>
          </table:table-cell>
          <table:table-cell table:formula="of:=[.T88]*1000000" office:value-type="float" office:value="0.24489">
            <text:p>0.24489</text:p>
          </table:table-cell>
          <table:table-cell table:formula="of:=[.U88]*1000000" office:value-type="float" office:value="-1.0711E-019">
            <text:p>-1.0711E-019</text:p>
          </table:table-cell>
          <table:table-cell table:formula="of:=[.V88]*1000000" office:value-type="float" office:value="0.000000011336">
            <text:p>1.1336E-008</text:p>
          </table:table-cell>
          <table:table-cell table:formula="of:=[.W88]*1000000" office:value-type="float" office:value="295.74">
            <text:p>295.74</text:p>
          </table:table-cell>
          <table:table-cell table:formula="of:=[.X88]*1000000" office:value-type="float" office:value="92.443">
            <text:p>92.443</text:p>
          </table:table-cell>
          <table:table-cell table:formula="of:=[.Y88]*1000000" office:value-type="float" office:value="984.96">
            <text:p>984.96</text:p>
          </table:table-cell>
          <table:table-cell table:formula="of:=[.Z88]*1000000" office:value-type="float" office:value="20.043">
            <text:p>20.043</text:p>
          </table:table-cell>
          <table:table-cell table:formula="of:=[.AA88]*1000000" office:value-type="float" office:value="0">
            <text:p>0</text:p>
          </table:table-cell>
          <table:table-cell table:formula="of:=[.AB88]*1000000" office:value-type="float" office:value="0.0000000000011905">
            <text:p>1.1905E-012</text:p>
          </table:table-cell>
          <table:table-cell table:formula="of:=[.AC88]*1000000" office:value-type="float" office:value="0.000000011335">
            <text:p>1.1335E-008</text:p>
          </table:table-cell>
          <table:table-cell office:value-type="float" office:value="0.00029574">
            <text:p>0.00029574</text:p>
          </table:table-cell>
          <table:table-cell table:style-name="ce1" office:value-type="string">
            <text:p>9.2456e-05</text:p>
          </table:table-cell>
          <table:table-cell office:value-type="float" office:value="0.00098498">
            <text:p>0.00098498</text:p>
          </table:table-cell>
          <table:table-cell table:style-name="ce1" office:value-type="string">
            <text:p>7.5454e-08</text:p>
          </table:table-cell>
          <table:table-cell table:style-name="ce1" office:value-type="string">
            <text:p>2.4489e-07</text:p>
          </table:table-cell>
          <table:table-cell table:style-name="ce1" office:value-type="string">
            <text:p>-1.0711e-25</text:p>
          </table:table-cell>
          <table:table-cell table:style-name="ce1" office:value-type="string">
            <text:p>1.1336e-14</text:p>
          </table:table-cell>
          <table:table-cell office:value-type="float" office:value="0.00029574">
            <text:p>0.00029574</text:p>
          </table:table-cell>
          <table:table-cell table:style-name="ce1" office:value-type="string">
            <text:p>9.2443e-05</text:p>
          </table:table-cell>
          <table:table-cell office:value-type="float" office:value="0.00098496">
            <text:p>0.00098496</text:p>
          </table:table-cell>
          <table:table-cell table:style-name="ce1" office:value-type="string">
            <text:p>2.00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1905e-18</text:p>
          </table:table-cell>
          <table:table-cell table:style-name="ce1" office:value-type="string">
            <text:p>1.1335e-14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P89]*1000000" office:value-type="float" office:value="291.69">
            <text:p>291.69</text:p>
          </table:table-cell>
          <table:table-cell table:formula="of:=[.Q89]*1000000" office:value-type="float" office:value="91.327">
            <text:p>91.327</text:p>
          </table:table-cell>
          <table:table-cell table:formula="of:=[.R89]*1000000" office:value-type="float" office:value="990.23">
            <text:p>990.23</text:p>
          </table:table-cell>
          <table:table-cell table:formula="of:=[.S89]*1000000" office:value-type="float" office:value="0.067761">
            <text:p>0.067761</text:p>
          </table:table-cell>
          <table:table-cell table:formula="of:=[.T89]*1000000" office:value-type="float" office:value="0.24658">
            <text:p>0.24658</text:p>
          </table:table-cell>
          <table:table-cell table:formula="of:=[.U89]*1000000" office:value-type="float" office:value="-1.6654E-020">
            <text:p>-1.6654E-020</text:p>
          </table:table-cell>
          <table:table-cell table:formula="of:=[.V89]*1000000" office:value-type="float" office:value="0.000000010995">
            <text:p>0.000000011</text:p>
          </table:table-cell>
          <table:table-cell table:formula="of:=[.W89]*1000000" office:value-type="float" office:value="291.69">
            <text:p>291.69</text:p>
          </table:table-cell>
          <table:table-cell table:formula="of:=[.X89]*1000000" office:value-type="float" office:value="91.315">
            <text:p>91.315</text:p>
          </table:table-cell>
          <table:table-cell table:formula="of:=[.Y89]*1000000" office:value-type="float" office:value="990.21">
            <text:p>990.21</text:p>
          </table:table-cell>
          <table:table-cell table:formula="of:=[.Z89]*1000000" office:value-type="float" office:value="20.042">
            <text:p>20.042</text:p>
          </table:table-cell>
          <table:table-cell table:formula="of:=[.AA89]*1000000" office:value-type="float" office:value="0">
            <text:p>0</text:p>
          </table:table-cell>
          <table:table-cell table:formula="of:=[.AB89]*1000000" office:value-type="float" office:value="-0.0000000000017528">
            <text:p>-1.7528E-012</text:p>
          </table:table-cell>
          <table:table-cell table:formula="of:=[.AC89]*1000000" office:value-type="float" office:value="0.000000010995">
            <text:p>0.000000011</text:p>
          </table:table-cell>
          <table:table-cell office:value-type="float" office:value="0.00029169">
            <text:p>0.00029169</text:p>
          </table:table-cell>
          <table:table-cell table:style-name="ce1" office:value-type="string">
            <text:p>9.1327e-05</text:p>
          </table:table-cell>
          <table:table-cell office:value-type="float" office:value="0.00099023">
            <text:p>0.00099023</text:p>
          </table:table-cell>
          <table:table-cell table:style-name="ce1" office:value-type="string">
            <text:p>6.7761e-08</text:p>
          </table:table-cell>
          <table:table-cell table:style-name="ce1" office:value-type="string">
            <text:p>2.4658e-07</text:p>
          </table:table-cell>
          <table:table-cell table:style-name="ce1" office:value-type="string">
            <text:p>-1.6654e-26</text:p>
          </table:table-cell>
          <table:table-cell table:style-name="ce1" office:value-type="string">
            <text:p>1.0995e-14</text:p>
          </table:table-cell>
          <table:table-cell office:value-type="float" office:value="0.00029169">
            <text:p>0.00029169</text:p>
          </table:table-cell>
          <table:table-cell table:style-name="ce1" office:value-type="string">
            <text:p>9.1315e-05</text:p>
          </table:table-cell>
          <table:table-cell office:value-type="float" office:value="0.00099021">
            <text:p>0.00099021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528e-18</text:p>
          </table:table-cell>
          <table:table-cell table:style-name="ce1" office:value-type="string">
            <text:p>1.0995e-14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P90]*1000000" office:value-type="float" office:value="287.7">
            <text:p>287.7</text:p>
          </table:table-cell>
          <table:table-cell table:formula="of:=[.Q90]*1000000" office:value-type="float" office:value="90.211">
            <text:p>90.211</text:p>
          </table:table-cell>
          <table:table-cell table:formula="of:=[.R90]*1000000" office:value-type="float" office:value="995.41">
            <text:p>995.41</text:p>
          </table:table-cell>
          <table:table-cell table:formula="of:=[.S90]*1000000" office:value-type="float" office:value="0.060788">
            <text:p>0.060788</text:p>
          </table:table-cell>
          <table:table-cell table:formula="of:=[.T90]*1000000" office:value-type="float" office:value="0.24827">
            <text:p>0.24827</text:p>
          </table:table-cell>
          <table:table-cell table:formula="of:=[.U90]*1000000" office:value-type="float" office:value="-3.3716E-021">
            <text:p>-3.3716E-021</text:p>
          </table:table-cell>
          <table:table-cell table:formula="of:=[.V90]*1000000" office:value-type="float" office:value="0.000000010666">
            <text:p>1.0666E-008</text:p>
          </table:table-cell>
          <table:table-cell table:formula="of:=[.W90]*1000000" office:value-type="float" office:value="287.7">
            <text:p>287.7</text:p>
          </table:table-cell>
          <table:table-cell table:formula="of:=[.X90]*1000000" office:value-type="float" office:value="90.198">
            <text:p>90.198</text:p>
          </table:table-cell>
          <table:table-cell table:formula="of:=[.Y90]*1000000" office:value-type="float" office:value="995.38">
            <text:p>995.38</text:p>
          </table:table-cell>
          <table:table-cell table:formula="of:=[.Z90]*1000000" office:value-type="float" office:value="20.042">
            <text:p>20.042</text:p>
          </table:table-cell>
          <table:table-cell table:formula="of:=[.AA90]*1000000" office:value-type="float" office:value="0">
            <text:p>0</text:p>
          </table:table-cell>
          <table:table-cell table:formula="of:=[.AB90]*1000000" office:value-type="float" office:value="-0.0000000000015399">
            <text:p>-1.5399E-012</text:p>
          </table:table-cell>
          <table:table-cell table:formula="of:=[.AC90]*1000000" office:value-type="float" office:value="0.000000010666">
            <text:p>1.0666E-008</text:p>
          </table:table-cell>
          <table:table-cell office:value-type="float" office:value="0.0002877">
            <text:p>0.0002877</text:p>
          </table:table-cell>
          <table:table-cell table:style-name="ce1" office:value-type="string">
            <text:p>9.0211e-05</text:p>
          </table:table-cell>
          <table:table-cell office:value-type="float" office:value="0.00099541">
            <text:p>0.00099541</text:p>
          </table:table-cell>
          <table:table-cell table:style-name="ce1" office:value-type="string">
            <text:p>6.0788e-08</text:p>
          </table:table-cell>
          <table:table-cell table:style-name="ce1" office:value-type="string">
            <text:p>2.4827e-07</text:p>
          </table:table-cell>
          <table:table-cell table:style-name="ce1" office:value-type="string">
            <text:p>-3.3716e-27</text:p>
          </table:table-cell>
          <table:table-cell table:style-name="ce1" office:value-type="string">
            <text:p>1.0666e-14</text:p>
          </table:table-cell>
          <table:table-cell office:value-type="float" office:value="0.0002877">
            <text:p>0.0002877</text:p>
          </table:table-cell>
          <table:table-cell table:style-name="ce1" office:value-type="string">
            <text:p>9.0198e-05</text:p>
          </table:table-cell>
          <table:table-cell office:value-type="float" office:value="0.00099538">
            <text:p>0.00099538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399e-18</text:p>
          </table:table-cell>
          <table:table-cell table:style-name="ce1" office:value-type="string">
            <text:p>1.0666e-14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P91]*1000000" office:value-type="float" office:value="283.77">
            <text:p>283.77</text:p>
          </table:table-cell>
          <table:table-cell table:formula="of:=[.Q91]*1000000" office:value-type="float" office:value="89.106">
            <text:p>89.106</text:p>
          </table:table-cell>
          <table:table-cell table:formula="of:=[.R91]*1000000" office:value-type="float" office:value="1000.5">
            <text:p>1000.5</text:p>
          </table:table-cell>
          <table:table-cell table:formula="of:=[.S91]*1000000" office:value-type="float" office:value="0.054475">
            <text:p>0.054475</text:p>
          </table:table-cell>
          <table:table-cell table:formula="of:=[.T91]*1000000" office:value-type="float" office:value="0.24998">
            <text:p>0.24998</text:p>
          </table:table-cell>
          <table:table-cell table:formula="of:=[.U91]*1000000" office:value-type="float" office:value="-4.8518E-022">
            <text:p>-4.8518E-022</text:p>
          </table:table-cell>
          <table:table-cell table:formula="of:=[.V91]*1000000" office:value-type="float" office:value="0.000000010346">
            <text:p>1.0346E-008</text:p>
          </table:table-cell>
          <table:table-cell table:formula="of:=[.W91]*1000000" office:value-type="float" office:value="283.77">
            <text:p>283.77</text:p>
          </table:table-cell>
          <table:table-cell table:formula="of:=[.X91]*1000000" office:value-type="float" office:value="89.094">
            <text:p>89.094</text:p>
          </table:table-cell>
          <table:table-cell table:formula="of:=[.Y91]*1000000" office:value-type="float" office:value="1000.5">
            <text:p>1000.5</text:p>
          </table:table-cell>
          <table:table-cell table:formula="of:=[.Z91]*1000000" office:value-type="float" office:value="20.042">
            <text:p>20.042</text:p>
          </table:table-cell>
          <table:table-cell table:formula="of:=[.AA91]*1000000" office:value-type="float" office:value="0">
            <text:p>0</text:p>
          </table:table-cell>
          <table:table-cell table:formula="of:=[.AB91]*1000000" office:value-type="float" office:value="-0.00000000000017419">
            <text:p>-1.7419E-013</text:p>
          </table:table-cell>
          <table:table-cell table:formula="of:=[.AC91]*1000000" office:value-type="float" office:value="0.000000010346">
            <text:p>1.0346E-008</text:p>
          </table:table-cell>
          <table:table-cell office:value-type="float" office:value="0.00028377">
            <text:p>0.00028377</text:p>
          </table:table-cell>
          <table:table-cell table:style-name="ce1" office:value-type="string">
            <text:p>8.9106e-05</text:p>
          </table:table-cell>
          <table:table-cell office:value-type="float" office:value="0.0010005">
            <text:p>0.0010005</text:p>
          </table:table-cell>
          <table:table-cell table:style-name="ce1" office:value-type="string">
            <text:p>5.4475e-08</text:p>
          </table:table-cell>
          <table:table-cell table:style-name="ce1" office:value-type="string">
            <text:p>2.4998e-07</text:p>
          </table:table-cell>
          <table:table-cell table:style-name="ce1" office:value-type="string">
            <text:p>-4.8518e-28</text:p>
          </table:table-cell>
          <table:table-cell table:style-name="ce1" office:value-type="string">
            <text:p>1.0346e-14</text:p>
          </table:table-cell>
          <table:table-cell office:value-type="float" office:value="0.00028377">
            <text:p>0.00028377</text:p>
          </table:table-cell>
          <table:table-cell table:style-name="ce1" office:value-type="string">
            <text:p>8.9094e-05</text:p>
          </table:table-cell>
          <table:table-cell office:value-type="float" office:value="0.0010005">
            <text:p>0.0010005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419e-19</text:p>
          </table:table-cell>
          <table:table-cell table:style-name="ce1" office:value-type="string">
            <text:p>1.0346e-14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P92]*1000000" office:value-type="float" office:value="279.9">
            <text:p>279.9</text:p>
          </table:table-cell>
          <table:table-cell table:formula="of:=[.Q92]*1000000" office:value-type="float" office:value="88.013">
            <text:p>88.013</text:p>
          </table:table-cell>
          <table:table-cell table:formula="of:=[.R92]*1000000" office:value-type="float" office:value="1005.6">
            <text:p>1005.6</text:p>
          </table:table-cell>
          <table:table-cell table:formula="of:=[.S92]*1000000" office:value-type="float" office:value="0.048766">
            <text:p>0.048766</text:p>
          </table:table-cell>
          <table:table-cell table:formula="of:=[.T92]*1000000" office:value-type="float" office:value="0.25169">
            <text:p>0.25169</text:p>
          </table:table-cell>
          <table:table-cell table:formula="of:=[.U92]*1000000" office:value-type="float" office:value="-1.8634E-022">
            <text:p>-1.8634E-022</text:p>
          </table:table-cell>
          <table:table-cell table:formula="of:=[.V92]*1000000" office:value-type="float" office:value="0.000000010036">
            <text:p>0.00000001</text:p>
          </table:table-cell>
          <table:table-cell table:formula="of:=[.W92]*1000000" office:value-type="float" office:value="279.89">
            <text:p>279.89</text:p>
          </table:table-cell>
          <table:table-cell table:formula="of:=[.X92]*1000000" office:value-type="float" office:value="88.001">
            <text:p>88.001</text:p>
          </table:table-cell>
          <table:table-cell table:formula="of:=[.Y92]*1000000" office:value-type="float" office:value="1005.5">
            <text:p>1005.5</text:p>
          </table:table-cell>
          <table:table-cell table:formula="of:=[.Z92]*1000000" office:value-type="float" office:value="20.042">
            <text:p>20.042</text:p>
          </table:table-cell>
          <table:table-cell table:formula="of:=[.AA92]*1000000" office:value-type="float" office:value="0">
            <text:p>0</text:p>
          </table:table-cell>
          <table:table-cell table:formula="of:=[.AB92]*1000000" office:value-type="float" office:value="0.0000000000041461">
            <text:p>4.1461E-012</text:p>
          </table:table-cell>
          <table:table-cell table:formula="of:=[.AC92]*1000000" office:value-type="float" office:value="0.000000010036">
            <text:p>0.00000001</text:p>
          </table:table-cell>
          <table:table-cell office:value-type="float" office:value="0.0002799">
            <text:p>0.0002799</text:p>
          </table:table-cell>
          <table:table-cell table:style-name="ce1" office:value-type="string">
            <text:p>8.8013e-05</text:p>
          </table:table-cell>
          <table:table-cell office:value-type="float" office:value="0.0010056">
            <text:p>0.0010056</text:p>
          </table:table-cell>
          <table:table-cell table:style-name="ce1" office:value-type="string">
            <text:p>4.8766e-08</text:p>
          </table:table-cell>
          <table:table-cell table:style-name="ce1" office:value-type="string">
            <text:p>2.5169e-07</text:p>
          </table:table-cell>
          <table:table-cell table:style-name="ce1" office:value-type="string">
            <text:p>-1.8634e-28</text:p>
          </table:table-cell>
          <table:table-cell table:style-name="ce1" office:value-type="string">
            <text:p>1.0036e-14</text:p>
          </table:table-cell>
          <table:table-cell office:value-type="float" office:value="0.00027989">
            <text:p>0.00027989</text:p>
          </table:table-cell>
          <table:table-cell table:style-name="ce1" office:value-type="string">
            <text:p>8.8001e-05</text:p>
          </table:table-cell>
          <table:table-cell office:value-type="float" office:value="0.0010055">
            <text:p>0.0010055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4.1461e-18</text:p>
          </table:table-cell>
          <table:table-cell table:style-name="ce1" office:value-type="string">
            <text:p>1.0036e-14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P93]*1000000" office:value-type="float" office:value="276.08">
            <text:p>276.08</text:p>
          </table:table-cell>
          <table:table-cell table:formula="of:=[.Q93]*1000000" office:value-type="float" office:value="86.933">
            <text:p>86.933</text:p>
          </table:table-cell>
          <table:table-cell table:formula="of:=[.R93]*1000000" office:value-type="float" office:value="1010.5">
            <text:p>1010.5</text:p>
          </table:table-cell>
          <table:table-cell table:formula="of:=[.S93]*1000000" office:value-type="float" office:value="0.043609">
            <text:p>0.043609</text:p>
          </table:table-cell>
          <table:table-cell table:formula="of:=[.T93]*1000000" office:value-type="float" office:value="0.25342">
            <text:p>0.25342</text:p>
          </table:table-cell>
          <table:table-cell table:formula="of:=[.U93]*1000000" office:value-type="float" office:value="-9.2314E-023">
            <text:p>-9.2314E-023</text:p>
          </table:table-cell>
          <table:table-cell table:formula="of:=[.V93]*1000000" office:value-type="float" office:value="0.0000000097358">
            <text:p>9.7358E-009</text:p>
          </table:table-cell>
          <table:table-cell table:formula="of:=[.W93]*1000000" office:value-type="float" office:value="276.08">
            <text:p>276.08</text:p>
          </table:table-cell>
          <table:table-cell table:formula="of:=[.X93]*1000000" office:value-type="float" office:value="86.92">
            <text:p>86.92</text:p>
          </table:table-cell>
          <table:table-cell table:formula="of:=[.Y93]*1000000" office:value-type="float" office:value="1010.5">
            <text:p>1010.5</text:p>
          </table:table-cell>
          <table:table-cell table:formula="of:=[.Z93]*1000000" office:value-type="float" office:value="20.042">
            <text:p>20.042</text:p>
          </table:table-cell>
          <table:table-cell table:formula="of:=[.AA93]*1000000" office:value-type="float" office:value="0">
            <text:p>0</text:p>
          </table:table-cell>
          <table:table-cell table:formula="of:=[.AB93]*1000000" office:value-type="float" office:value="0.0000000000033291">
            <text:p>3.3291E-012</text:p>
          </table:table-cell>
          <table:table-cell table:formula="of:=[.AC93]*1000000" office:value-type="float" office:value="0.0000000097358">
            <text:p>9.7358E-009</text:p>
          </table:table-cell>
          <table:table-cell office:value-type="float" office:value="0.00027608">
            <text:p>0.00027608</text:p>
          </table:table-cell>
          <table:table-cell table:style-name="ce1" office:value-type="string">
            <text:p>8.6933e-05</text:p>
          </table:table-cell>
          <table:table-cell office:value-type="float" office:value="0.0010105">
            <text:p>0.0010105</text:p>
          </table:table-cell>
          <table:table-cell table:style-name="ce1" office:value-type="string">
            <text:p>4.3609e-08</text:p>
          </table:table-cell>
          <table:table-cell table:style-name="ce1" office:value-type="string">
            <text:p>2.5342e-07</text:p>
          </table:table-cell>
          <table:table-cell table:style-name="ce1" office:value-type="string">
            <text:p>-9.2314e-29</text:p>
          </table:table-cell>
          <table:table-cell table:style-name="ce1" office:value-type="string">
            <text:p>9.7358e-15</text:p>
          </table:table-cell>
          <table:table-cell office:value-type="float" office:value="0.00027608">
            <text:p>0.00027608</text:p>
          </table:table-cell>
          <table:table-cell table:style-name="ce1" office:value-type="string">
            <text:p>8.692e-05</text:p>
          </table:table-cell>
          <table:table-cell office:value-type="float" office:value="0.0010105">
            <text:p>0.0010105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3.3291e-18</text:p>
          </table:table-cell>
          <table:table-cell table:style-name="ce1" office:value-type="string">
            <text:p>9.7358e-15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P94]*1000000" office:value-type="float" office:value="272.31">
            <text:p>272.31</text:p>
          </table:table-cell>
          <table:table-cell table:formula="of:=[.Q94]*1000000" office:value-type="float" office:value="85.863">
            <text:p>85.863</text:p>
          </table:table-cell>
          <table:table-cell table:formula="of:=[.R94]*1000000" office:value-type="float" office:value="1015.4">
            <text:p>1015.4</text:p>
          </table:table-cell>
          <table:table-cell table:formula="of:=[.S94]*1000000" office:value-type="float" office:value="0.038957">
            <text:p>0.038957</text:p>
          </table:table-cell>
          <table:table-cell table:formula="of:=[.T94]*1000000" office:value-type="float" office:value="0.25515">
            <text:p>0.25515</text:p>
          </table:table-cell>
          <table:table-cell table:formula="of:=[.U94]*1000000" office:value-type="float" office:value="-4.2639E-023">
            <text:p>-4.2639E-023</text:p>
          </table:table-cell>
          <table:table-cell table:formula="of:=[.V94]*1000000" office:value-type="float" office:value="0.0000000094446">
            <text:p>9.4446E-009</text:p>
          </table:table-cell>
          <table:table-cell table:formula="of:=[.W94]*1000000" office:value-type="float" office:value="272.31">
            <text:p>272.31</text:p>
          </table:table-cell>
          <table:table-cell table:formula="of:=[.X94]*1000000" office:value-type="float" office:value="85.851">
            <text:p>85.851</text:p>
          </table:table-cell>
          <table:table-cell table:formula="of:=[.Y94]*1000000" office:value-type="float" office:value="1015.4">
            <text:p>1015.4</text:p>
          </table:table-cell>
          <table:table-cell table:formula="of:=[.Z94]*1000000" office:value-type="float" office:value="20.042">
            <text:p>20.042</text:p>
          </table:table-cell>
          <table:table-cell table:formula="of:=[.AA94]*1000000" office:value-type="float" office:value="0">
            <text:p>0</text:p>
          </table:table-cell>
          <table:table-cell table:formula="of:=[.AB94]*1000000" office:value-type="float" office:value="0.0000000000028585">
            <text:p>2.8585E-012</text:p>
          </table:table-cell>
          <table:table-cell table:formula="of:=[.AC94]*1000000" office:value-type="float" office:value="0.0000000094445">
            <text:p>9.4445E-009</text:p>
          </table:table-cell>
          <table:table-cell office:value-type="float" office:value="0.00027231">
            <text:p>0.00027231</text:p>
          </table:table-cell>
          <table:table-cell table:style-name="ce1" office:value-type="string">
            <text:p>8.5863e-05</text:p>
          </table:table-cell>
          <table:table-cell office:value-type="float" office:value="0.0010154">
            <text:p>0.0010154</text:p>
          </table:table-cell>
          <table:table-cell table:style-name="ce1" office:value-type="string">
            <text:p>3.8957e-08</text:p>
          </table:table-cell>
          <table:table-cell table:style-name="ce1" office:value-type="string">
            <text:p>2.5515e-07</text:p>
          </table:table-cell>
          <table:table-cell table:style-name="ce1" office:value-type="string">
            <text:p>-4.2639e-29</text:p>
          </table:table-cell>
          <table:table-cell table:style-name="ce1" office:value-type="string">
            <text:p>9.4446e-15</text:p>
          </table:table-cell>
          <table:table-cell office:value-type="float" office:value="0.00027231">
            <text:p>0.00027231</text:p>
          </table:table-cell>
          <table:table-cell table:style-name="ce1" office:value-type="string">
            <text:p>8.5851e-05</text:p>
          </table:table-cell>
          <table:table-cell office:value-type="float" office:value="0.0010154">
            <text:p>0.0010154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8585e-18</text:p>
          </table:table-cell>
          <table:table-cell table:style-name="ce1" office:value-type="string">
            <text:p>9.4445e-15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P95]*1000000" office:value-type="float" office:value="268.61">
            <text:p>268.61</text:p>
          </table:table-cell>
          <table:table-cell table:formula="of:=[.Q95]*1000000" office:value-type="float" office:value="84.806">
            <text:p>84.806</text:p>
          </table:table-cell>
          <table:table-cell table:formula="of:=[.R95]*1000000" office:value-type="float" office:value="1020.3">
            <text:p>1020.3</text:p>
          </table:table-cell>
          <table:table-cell table:formula="of:=[.S95]*1000000" office:value-type="float" office:value="0.034765">
            <text:p>0.034765</text:p>
          </table:table-cell>
          <table:table-cell table:formula="of:=[.T95]*1000000" office:value-type="float" office:value="0.2569">
            <text:p>0.2569</text:p>
          </table:table-cell>
          <table:table-cell table:formula="of:=[.U95]*1000000" office:value-type="float" office:value="-1.3884E-023">
            <text:p>-1.3884E-023</text:p>
          </table:table-cell>
          <table:table-cell table:formula="of:=[.V95]*1000000" office:value-type="float" office:value="0.0000000091622">
            <text:p>9.1622E-009</text:p>
          </table:table-cell>
          <table:table-cell table:formula="of:=[.W95]*1000000" office:value-type="float" office:value="268.6">
            <text:p>268.6</text:p>
          </table:table-cell>
          <table:table-cell table:formula="of:=[.X95]*1000000" office:value-type="float" office:value="84.794">
            <text:p>84.794</text:p>
          </table:table-cell>
          <table:table-cell table:formula="of:=[.Y95]*1000000" office:value-type="float" office:value="1020.2">
            <text:p>1020.2</text:p>
          </table:table-cell>
          <table:table-cell table:formula="of:=[.Z95]*1000000" office:value-type="float" office:value="20.042">
            <text:p>20.042</text:p>
          </table:table-cell>
          <table:table-cell table:formula="of:=[.AA95]*1000000" office:value-type="float" office:value="0">
            <text:p>0</text:p>
          </table:table-cell>
          <table:table-cell table:formula="of:=[.AB95]*1000000" office:value-type="float" office:value="0.00000000000087109">
            <text:p>8.7109E-013</text:p>
          </table:table-cell>
          <table:table-cell table:formula="of:=[.AC95]*1000000" office:value-type="float" office:value="0.0000000091621">
            <text:p>9.1621E-009</text:p>
          </table:table-cell>
          <table:table-cell office:value-type="float" office:value="0.00026861">
            <text:p>0.00026861</text:p>
          </table:table-cell>
          <table:table-cell table:style-name="ce1" office:value-type="string">
            <text:p>8.4806e-05</text:p>
          </table:table-cell>
          <table:table-cell office:value-type="float" office:value="0.0010203">
            <text:p>0.0010203</text:p>
          </table:table-cell>
          <table:table-cell table:style-name="ce1" office:value-type="string">
            <text:p>3.4765e-08</text:p>
          </table:table-cell>
          <table:table-cell table:style-name="ce1" office:value-type="string">
            <text:p>2.569e-07</text:p>
          </table:table-cell>
          <table:table-cell table:style-name="ce1" office:value-type="string">
            <text:p>-1.3884e-29</text:p>
          </table:table-cell>
          <table:table-cell table:style-name="ce1" office:value-type="string">
            <text:p>9.1622e-15</text:p>
          </table:table-cell>
          <table:table-cell office:value-type="float" office:value="0.0002686">
            <text:p>0.0002686</text:p>
          </table:table-cell>
          <table:table-cell table:style-name="ce1" office:value-type="string">
            <text:p>8.4794e-05</text:p>
          </table:table-cell>
          <table:table-cell office:value-type="float" office:value="0.0010202">
            <text:p>0.0010202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8.7109e-19</text:p>
          </table:table-cell>
          <table:table-cell table:style-name="ce1" office:value-type="string">
            <text:p>9.1621e-15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P96]*1000000" office:value-type="float" office:value="264.95">
            <text:p>264.95</text:p>
          </table:table-cell>
          <table:table-cell table:formula="of:=[.Q96]*1000000" office:value-type="float" office:value="83.76">
            <text:p>83.76</text:p>
          </table:table-cell>
          <table:table-cell table:formula="of:=[.R96]*1000000" office:value-type="float" office:value="1025">
            <text:p>1025</text:p>
          </table:table-cell>
          <table:table-cell table:formula="of:=[.S96]*1000000" office:value-type="float" office:value="0.030991">
            <text:p>0.030991</text:p>
          </table:table-cell>
          <table:table-cell table:formula="of:=[.T96]*1000000" office:value-type="float" office:value="0.25865">
            <text:p>0.25865</text:p>
          </table:table-cell>
          <table:table-cell table:formula="of:=[.U96]*1000000" office:value-type="float" office:value="-5.3348E-024">
            <text:p>-5.3348E-024</text:p>
          </table:table-cell>
          <table:table-cell table:formula="of:=[.V96]*1000000" office:value-type="float" office:value="0.0000000088884">
            <text:p>8.8884E-009</text:p>
          </table:table-cell>
          <table:table-cell table:formula="of:=[.W96]*1000000" office:value-type="float" office:value="264.95">
            <text:p>264.95</text:p>
          </table:table-cell>
          <table:table-cell table:formula="of:=[.X96]*1000000" office:value-type="float" office:value="83.748">
            <text:p>83.748</text:p>
          </table:table-cell>
          <table:table-cell table:formula="of:=[.Y96]*1000000" office:value-type="float" office:value="1025">
            <text:p>1025</text:p>
          </table:table-cell>
          <table:table-cell table:formula="of:=[.Z96]*1000000" office:value-type="float" office:value="20.042">
            <text:p>20.042</text:p>
          </table:table-cell>
          <table:table-cell table:formula="of:=[.AA96]*1000000" office:value-type="float" office:value="0">
            <text:p>0</text:p>
          </table:table-cell>
          <table:table-cell table:formula="of:=[.AB96]*1000000" office:value-type="float" office:value="0.0000000000025633">
            <text:p>2.5633E-012</text:p>
          </table:table-cell>
          <table:table-cell table:formula="of:=[.AC96]*1000000" office:value-type="float" office:value="0.0000000088884">
            <text:p>8.8884E-009</text:p>
          </table:table-cell>
          <table:table-cell office:value-type="float" office:value="0.00026495">
            <text:p>0.00026495</text:p>
          </table:table-cell>
          <table:table-cell table:style-name="ce1" office:value-type="string">
            <text:p>8.376e-05</text:p>
          </table:table-cell>
          <table:table-cell office:value-type="float" office:value="0.001025">
            <text:p>0.001025</text:p>
          </table:table-cell>
          <table:table-cell table:style-name="ce1" office:value-type="string">
            <text:p>3.0991e-08</text:p>
          </table:table-cell>
          <table:table-cell table:style-name="ce1" office:value-type="string">
            <text:p>2.5865e-07</text:p>
          </table:table-cell>
          <table:table-cell table:style-name="ce1" office:value-type="string">
            <text:p>-5.3348e-30</text:p>
          </table:table-cell>
          <table:table-cell table:style-name="ce1" office:value-type="string">
            <text:p>8.8884e-15</text:p>
          </table:table-cell>
          <table:table-cell office:value-type="float" office:value="0.00026495">
            <text:p>0.00026495</text:p>
          </table:table-cell>
          <table:table-cell table:style-name="ce1" office:value-type="string">
            <text:p>8.3748e-05</text:p>
          </table:table-cell>
          <table:table-cell office:value-type="float" office:value="0.001025">
            <text:p>0.001025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5633e-18</text:p>
          </table:table-cell>
          <table:table-cell table:style-name="ce1" office:value-type="string">
            <text:p>8.8884e-15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P97]*1000000" office:value-type="float" office:value="261.35">
            <text:p>261.35</text:p>
          </table:table-cell>
          <table:table-cell table:formula="of:=[.Q97]*1000000" office:value-type="float" office:value="82.726">
            <text:p>82.726</text:p>
          </table:table-cell>
          <table:table-cell table:formula="of:=[.R97]*1000000" office:value-type="float" office:value="1029.7">
            <text:p>1029.7</text:p>
          </table:table-cell>
          <table:table-cell table:formula="of:=[.S97]*1000000" office:value-type="float" office:value="0.027598">
            <text:p>0.027598</text:p>
          </table:table-cell>
          <table:table-cell table:formula="of:=[.T97]*1000000" office:value-type="float" office:value="0.26041">
            <text:p>0.26041</text:p>
          </table:table-cell>
          <table:table-cell table:formula="of:=[.U97]*1000000" office:value-type="float" office:value="-2.1697E-024">
            <text:p>-2.1697E-024</text:p>
          </table:table-cell>
          <table:table-cell table:formula="of:=[.V97]*1000000" office:value-type="float" office:value="0.000000008623">
            <text:p>8.623E-009</text:p>
          </table:table-cell>
          <table:table-cell table:formula="of:=[.W97]*1000000" office:value-type="float" office:value="261.35">
            <text:p>261.35</text:p>
          </table:table-cell>
          <table:table-cell table:formula="of:=[.X97]*1000000" office:value-type="float" office:value="82.714">
            <text:p>82.714</text:p>
          </table:table-cell>
          <table:table-cell table:formula="of:=[.Y97]*1000000" office:value-type="float" office:value="1029.7">
            <text:p>1029.7</text:p>
          </table:table-cell>
          <table:table-cell table:formula="of:=[.Z97]*1000000" office:value-type="float" office:value="20.042">
            <text:p>20.042</text:p>
          </table:table-cell>
          <table:table-cell table:formula="of:=[.AA97]*1000000" office:value-type="float" office:value="0">
            <text:p>0</text:p>
          </table:table-cell>
          <table:table-cell table:formula="of:=[.AB97]*1000000" office:value-type="float" office:value="0.00000000000073997">
            <text:p>7.3997E-013</text:p>
          </table:table-cell>
          <table:table-cell table:formula="of:=[.AC97]*1000000" office:value-type="float" office:value="0.000000008623">
            <text:p>8.623E-009</text:p>
          </table:table-cell>
          <table:table-cell office:value-type="float" office:value="0.00026135">
            <text:p>0.00026135</text:p>
          </table:table-cell>
          <table:table-cell table:style-name="ce1" office:value-type="string">
            <text:p>8.2726e-05</text:p>
          </table:table-cell>
          <table:table-cell office:value-type="float" office:value="0.0010297">
            <text:p>0.0010297</text:p>
          </table:table-cell>
          <table:table-cell table:style-name="ce1" office:value-type="string">
            <text:p>2.7598e-08</text:p>
          </table:table-cell>
          <table:table-cell table:style-name="ce1" office:value-type="string">
            <text:p>2.6041e-07</text:p>
          </table:table-cell>
          <table:table-cell table:style-name="ce1" office:value-type="string">
            <text:p>-2.1697e-30</text:p>
          </table:table-cell>
          <table:table-cell table:style-name="ce1" office:value-type="string">
            <text:p>8.623e-15</text:p>
          </table:table-cell>
          <table:table-cell office:value-type="float" office:value="0.00026135">
            <text:p>0.00026135</text:p>
          </table:table-cell>
          <table:table-cell table:style-name="ce1" office:value-type="string">
            <text:p>8.2714e-05</text:p>
          </table:table-cell>
          <table:table-cell office:value-type="float" office:value="0.0010297">
            <text:p>0.0010297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7.3997e-19</text:p>
          </table:table-cell>
          <table:table-cell table:style-name="ce1" office:value-type="string">
            <text:p>8.623e-15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P98]*1000000" office:value-type="float" office:value="257.8">
            <text:p>257.8</text:p>
          </table:table-cell>
          <table:table-cell table:formula="of:=[.Q98]*1000000" office:value-type="float" office:value="81.703">
            <text:p>81.703</text:p>
          </table:table-cell>
          <table:table-cell table:formula="of:=[.R98]*1000000" office:value-type="float" office:value="1034.4">
            <text:p>1034.4</text:p>
          </table:table-cell>
          <table:table-cell table:formula="of:=[.S98]*1000000" office:value-type="float" office:value="0.024552">
            <text:p>0.024552</text:p>
          </table:table-cell>
          <table:table-cell table:formula="of:=[.T98]*1000000" office:value-type="float" office:value="0.26217">
            <text:p>0.26217</text:p>
          </table:table-cell>
          <table:table-cell table:formula="of:=[.U98]*1000000" office:value-type="float" office:value="-8.5165E-025">
            <text:p>-8.5165E-025</text:p>
          </table:table-cell>
          <table:table-cell table:formula="of:=[.V98]*1000000" office:value-type="float" office:value="0.0000000083657">
            <text:p>8.3657E-009</text:p>
          </table:table-cell>
          <table:table-cell table:formula="of:=[.W98]*1000000" office:value-type="float" office:value="257.8">
            <text:p>257.8</text:p>
          </table:table-cell>
          <table:table-cell table:formula="of:=[.X98]*1000000" office:value-type="float" office:value="81.691">
            <text:p>81.691</text:p>
          </table:table-cell>
          <table:table-cell table:formula="of:=[.Y98]*1000000" office:value-type="float" office:value="1034.3">
            <text:p>1034.3</text:p>
          </table:table-cell>
          <table:table-cell table:formula="of:=[.Z98]*1000000" office:value-type="float" office:value="20.042">
            <text:p>20.042</text:p>
          </table:table-cell>
          <table:table-cell table:formula="of:=[.AA98]*1000000" office:value-type="float" office:value="0">
            <text:p>0</text:p>
          </table:table-cell>
          <table:table-cell table:formula="of:=[.AB98]*1000000" office:value-type="float" office:value="-0.0000000000031158">
            <text:p>-3.1158E-012</text:p>
          </table:table-cell>
          <table:table-cell table:formula="of:=[.AC98]*1000000" office:value-type="float" office:value="0.0000000083656">
            <text:p>8.3656E-009</text:p>
          </table:table-cell>
          <table:table-cell office:value-type="float" office:value="0.0002578">
            <text:p>0.0002578</text:p>
          </table:table-cell>
          <table:table-cell table:style-name="ce1" office:value-type="string">
            <text:p>8.1703e-05</text:p>
          </table:table-cell>
          <table:table-cell office:value-type="float" office:value="0.0010344">
            <text:p>0.0010344</text:p>
          </table:table-cell>
          <table:table-cell table:style-name="ce1" office:value-type="string">
            <text:p>2.4552e-08</text:p>
          </table:table-cell>
          <table:table-cell table:style-name="ce1" office:value-type="string">
            <text:p>2.6217e-07</text:p>
          </table:table-cell>
          <table:table-cell table:style-name="ce1" office:value-type="string">
            <text:p>-8.5165e-31</text:p>
          </table:table-cell>
          <table:table-cell table:style-name="ce1" office:value-type="string">
            <text:p>8.3657e-15</text:p>
          </table:table-cell>
          <table:table-cell office:value-type="float" office:value="0.0002578">
            <text:p>0.0002578</text:p>
          </table:table-cell>
          <table:table-cell table:style-name="ce1" office:value-type="string">
            <text:p>8.1691e-05</text:p>
          </table:table-cell>
          <table:table-cell office:value-type="float" office:value="0.0010343">
            <text:p>0.001034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1158e-18</text:p>
          </table:table-cell>
          <table:table-cell table:style-name="ce1" office:value-type="string">
            <text:p>8.3656e-15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P99]*1000000" office:value-type="float" office:value="254.3">
            <text:p>254.3</text:p>
          </table:table-cell>
          <table:table-cell table:formula="of:=[.Q99]*1000000" office:value-type="float" office:value="80.691">
            <text:p>80.691</text:p>
          </table:table-cell>
          <table:table-cell table:formula="of:=[.R99]*1000000" office:value-type="float" office:value="1038.9">
            <text:p>1038.9</text:p>
          </table:table-cell>
          <table:table-cell table:formula="of:=[.S99]*1000000" office:value-type="float" office:value="0.021819">
            <text:p>0.021819</text:p>
          </table:table-cell>
          <table:table-cell table:formula="of:=[.T99]*1000000" office:value-type="float" office:value="0.26394">
            <text:p>0.26394</text:p>
          </table:table-cell>
          <table:table-cell table:formula="of:=[.U99]*1000000" office:value-type="float" office:value="-2.1779E-025">
            <text:p>-2.1779E-025</text:p>
          </table:table-cell>
          <table:table-cell table:formula="of:=[.V99]*1000000" office:value-type="float" office:value="0.0000000081162">
            <text:p>8.1162E-009</text:p>
          </table:table-cell>
          <table:table-cell table:formula="of:=[.W99]*1000000" office:value-type="float" office:value="254.3">
            <text:p>254.3</text:p>
          </table:table-cell>
          <table:table-cell table:formula="of:=[.X99]*1000000" office:value-type="float" office:value="80.679">
            <text:p>80.679</text:p>
          </table:table-cell>
          <table:table-cell table:formula="of:=[.Y99]*1000000" office:value-type="float" office:value="1038.9">
            <text:p>1038.9</text:p>
          </table:table-cell>
          <table:table-cell table:formula="of:=[.Z99]*1000000" office:value-type="float" office:value="20.042">
            <text:p>20.042</text:p>
          </table:table-cell>
          <table:table-cell table:formula="of:=[.AA99]*1000000" office:value-type="float" office:value="0">
            <text:p>0</text:p>
          </table:table-cell>
          <table:table-cell table:formula="of:=[.AB99]*1000000" office:value-type="float" office:value="-0.0000000000026514">
            <text:p>-2.6514E-012</text:p>
          </table:table-cell>
          <table:table-cell table:formula="of:=[.AC99]*1000000" office:value-type="float" office:value="0.0000000081162">
            <text:p>8.1162E-009</text:p>
          </table:table-cell>
          <table:table-cell office:value-type="float" office:value="0.0002543">
            <text:p>0.0002543</text:p>
          </table:table-cell>
          <table:table-cell table:style-name="ce1" office:value-type="string">
            <text:p>8.0691e-05</text:p>
          </table:table-cell>
          <table:table-cell office:value-type="float" office:value="0.0010389">
            <text:p>0.0010389</text:p>
          </table:table-cell>
          <table:table-cell table:style-name="ce1" office:value-type="string">
            <text:p>2.1819e-08</text:p>
          </table:table-cell>
          <table:table-cell table:style-name="ce1" office:value-type="string">
            <text:p>2.6394e-07</text:p>
          </table:table-cell>
          <table:table-cell table:style-name="ce1" office:value-type="string">
            <text:p>-2.1779e-31</text:p>
          </table:table-cell>
          <table:table-cell table:style-name="ce1" office:value-type="string">
            <text:p>8.1162e-15</text:p>
          </table:table-cell>
          <table:table-cell office:value-type="float" office:value="0.0002543">
            <text:p>0.0002543</text:p>
          </table:table-cell>
          <table:table-cell table:style-name="ce1" office:value-type="string">
            <text:p>8.0679e-05</text:p>
          </table:table-cell>
          <table:table-cell office:value-type="float" office:value="0.0010389">
            <text:p>0.0010389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6514e-18</text:p>
          </table:table-cell>
          <table:table-cell table:style-name="ce1" office:value-type="string">
            <text:p>8.1162e-15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P100]*1000000" office:value-type="float" office:value="250.85">
            <text:p>250.85</text:p>
          </table:table-cell>
          <table:table-cell table:formula="of:=[.Q100]*1000000" office:value-type="float" office:value="79.691">
            <text:p>79.691</text:p>
          </table:table-cell>
          <table:table-cell table:formula="of:=[.R100]*1000000" office:value-type="float" office:value="1043.4">
            <text:p>1043.4</text:p>
          </table:table-cell>
          <table:table-cell table:formula="of:=[.S100]*1000000" office:value-type="float" office:value="0.019371">
            <text:p>0.019371</text:p>
          </table:table-cell>
          <table:table-cell table:formula="of:=[.T100]*1000000" office:value-type="float" office:value="0.26571">
            <text:p>0.26571</text:p>
          </table:table-cell>
          <table:table-cell table:formula="of:=[.U100]*1000000" office:value-type="float" office:value="-4.8766E-026">
            <text:p>-4.8766E-026</text:p>
          </table:table-cell>
          <table:table-cell table:formula="of:=[.V100]*1000000" office:value-type="float" office:value="0.0000000078744">
            <text:p>7.8744E-009</text:p>
          </table:table-cell>
          <table:table-cell table:formula="of:=[.W100]*1000000" office:value-type="float" office:value="250.85">
            <text:p>250.85</text:p>
          </table:table-cell>
          <table:table-cell table:formula="of:=[.X100]*1000000" office:value-type="float" office:value="79.679">
            <text:p>79.679</text:p>
          </table:table-cell>
          <table:table-cell table:formula="of:=[.Y100]*1000000" office:value-type="float" office:value="1043.4">
            <text:p>1043.4</text:p>
          </table:table-cell>
          <table:table-cell table:formula="of:=[.Z100]*1000000" office:value-type="float" office:value="20.042">
            <text:p>20.042</text:p>
          </table:table-cell>
          <table:table-cell table:formula="of:=[.AA100]*1000000" office:value-type="float" office:value="0">
            <text:p>0</text:p>
          </table:table-cell>
          <table:table-cell table:formula="of:=[.AB100]*1000000" office:value-type="float" office:value="-0.00000000000063257">
            <text:p>-6.3257E-013</text:p>
          </table:table-cell>
          <table:table-cell table:formula="of:=[.AC100]*1000000" office:value-type="float" office:value="0.0000000078743">
            <text:p>7.8743E-009</text:p>
          </table:table-cell>
          <table:table-cell office:value-type="float" office:value="0.00025085">
            <text:p>0.00025085</text:p>
          </table:table-cell>
          <table:table-cell table:style-name="ce1" office:value-type="string">
            <text:p>7.9691e-05</text:p>
          </table:table-cell>
          <table:table-cell office:value-type="float" office:value="0.0010434">
            <text:p>0.0010434</text:p>
          </table:table-cell>
          <table:table-cell table:style-name="ce1" office:value-type="string">
            <text:p>1.9371e-08</text:p>
          </table:table-cell>
          <table:table-cell table:style-name="ce1" office:value-type="string">
            <text:p>2.6571e-07</text:p>
          </table:table-cell>
          <table:table-cell table:style-name="ce1" office:value-type="string">
            <text:p>-4.8766e-32</text:p>
          </table:table-cell>
          <table:table-cell table:style-name="ce1" office:value-type="string">
            <text:p>7.8744e-15</text:p>
          </table:table-cell>
          <table:table-cell office:value-type="float" office:value="0.00025085">
            <text:p>0.00025085</text:p>
          </table:table-cell>
          <table:table-cell table:style-name="ce1" office:value-type="string">
            <text:p>7.9679e-05</text:p>
          </table:table-cell>
          <table:table-cell office:value-type="float" office:value="0.0010434">
            <text:p>0.0010434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3257e-19</text:p>
          </table:table-cell>
          <table:table-cell table:style-name="ce1" office:value-type="string">
            <text:p>7.8743e-15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P101]*1000000" office:value-type="float" office:value="247.45">
            <text:p>247.45</text:p>
          </table:table-cell>
          <table:table-cell table:formula="of:=[.Q101]*1000000" office:value-type="float" office:value="78.702">
            <text:p>78.702</text:p>
          </table:table-cell>
          <table:table-cell table:formula="of:=[.R101]*1000000" office:value-type="float" office:value="1047.9">
            <text:p>1047.9</text:p>
          </table:table-cell>
          <table:table-cell table:formula="of:=[.S101]*1000000" office:value-type="float" office:value="0.01718">
            <text:p>0.01718</text:p>
          </table:table-cell>
          <table:table-cell table:formula="of:=[.T101]*1000000" office:value-type="float" office:value="0.26749">
            <text:p>0.26749</text:p>
          </table:table-cell>
          <table:table-cell table:formula="of:=[.U101]*1000000" office:value-type="float" office:value="-1.2601E-026">
            <text:p>-1.2601E-026</text:p>
          </table:table-cell>
          <table:table-cell table:formula="of:=[.V101]*1000000" office:value-type="float" office:value="0.0000000076399">
            <text:p>7.6399E-009</text:p>
          </table:table-cell>
          <table:table-cell table:formula="of:=[.W101]*1000000" office:value-type="float" office:value="247.45">
            <text:p>247.45</text:p>
          </table:table-cell>
          <table:table-cell table:formula="of:=[.X101]*1000000" office:value-type="float" office:value="78.69">
            <text:p>78.69</text:p>
          </table:table-cell>
          <table:table-cell table:formula="of:=[.Y101]*1000000" office:value-type="float" office:value="1047.9">
            <text:p>1047.9</text:p>
          </table:table-cell>
          <table:table-cell table:formula="of:=[.Z101]*1000000" office:value-type="float" office:value="20.042">
            <text:p>20.042</text:p>
          </table:table-cell>
          <table:table-cell table:formula="of:=[.AA101]*1000000" office:value-type="float" office:value="0">
            <text:p>0</text:p>
          </table:table-cell>
          <table:table-cell table:formula="of:=[.AB101]*1000000" office:value-type="float" office:value="-0.0000000000018804">
            <text:p>-1.8804E-012</text:p>
          </table:table-cell>
          <table:table-cell table:formula="of:=[.AC101]*1000000" office:value-type="float" office:value="0.0000000076398">
            <text:p>7.6398E-009</text:p>
          </table:table-cell>
          <table:table-cell office:value-type="float" office:value="0.00024745">
            <text:p>0.00024745</text:p>
          </table:table-cell>
          <table:table-cell table:style-name="ce1" office:value-type="string">
            <text:p>7.8702e-05</text:p>
          </table:table-cell>
          <table:table-cell office:value-type="float" office:value="0.0010479">
            <text:p>0.0010479</text:p>
          </table:table-cell>
          <table:table-cell table:style-name="ce1" office:value-type="string">
            <text:p>1.718e-08</text:p>
          </table:table-cell>
          <table:table-cell table:style-name="ce1" office:value-type="string">
            <text:p>2.6749e-07</text:p>
          </table:table-cell>
          <table:table-cell table:style-name="ce1" office:value-type="string">
            <text:p>-1.2601e-32</text:p>
          </table:table-cell>
          <table:table-cell table:style-name="ce1" office:value-type="string">
            <text:p>7.6399e-15</text:p>
          </table:table-cell>
          <table:table-cell office:value-type="float" office:value="0.00024745">
            <text:p>0.00024745</text:p>
          </table:table-cell>
          <table:table-cell table:style-name="ce1" office:value-type="string">
            <text:p>7.869e-05</text:p>
          </table:table-cell>
          <table:table-cell office:value-type="float" office:value="0.0010479">
            <text:p>0.0010479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8804e-18</text:p>
          </table:table-cell>
          <table:table-cell table:style-name="ce1" office:value-type="string">
            <text:p>7.6398e-15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P102]*1000000" office:value-type="float" office:value="244.1">
            <text:p>244.1</text:p>
          </table:table-cell>
          <table:table-cell table:formula="of:=[.Q102]*1000000" office:value-type="float" office:value="77.724">
            <text:p>77.724</text:p>
          </table:table-cell>
          <table:table-cell table:formula="of:=[.R102]*1000000" office:value-type="float" office:value="1052.3">
            <text:p>1052.3</text:p>
          </table:table-cell>
          <table:table-cell table:formula="of:=[.S102]*1000000" office:value-type="float" office:value="0.015222">
            <text:p>0.015222</text:p>
          </table:table-cell>
          <table:table-cell table:formula="of:=[.T102]*1000000" office:value-type="float" office:value="0.26927">
            <text:p>0.26927</text:p>
          </table:table-cell>
          <table:table-cell table:formula="of:=[.U102]*1000000" office:value-type="float" office:value="-2.2592E-027">
            <text:p>-2.2592E-027</text:p>
          </table:table-cell>
          <table:table-cell table:formula="of:=[.V102]*1000000" office:value-type="float" office:value="0.0000000074126">
            <text:p>7.4126E-009</text:p>
          </table:table-cell>
          <table:table-cell table:formula="of:=[.W102]*1000000" office:value-type="float" office:value="244.1">
            <text:p>244.1</text:p>
          </table:table-cell>
          <table:table-cell table:formula="of:=[.X102]*1000000" office:value-type="float" office:value="77.712">
            <text:p>77.712</text:p>
          </table:table-cell>
          <table:table-cell table:formula="of:=[.Y102]*1000000" office:value-type="float" office:value="1052.2">
            <text:p>1052.2</text:p>
          </table:table-cell>
          <table:table-cell table:formula="of:=[.Z102]*1000000" office:value-type="float" office:value="20.042">
            <text:p>20.042</text:p>
          </table:table-cell>
          <table:table-cell table:formula="of:=[.AA102]*1000000" office:value-type="float" office:value="0">
            <text:p>0</text:p>
          </table:table-cell>
          <table:table-cell table:formula="of:=[.AB102]*1000000" office:value-type="float" office:value="-0.000000000002747">
            <text:p>-2.747E-012</text:p>
          </table:table-cell>
          <table:table-cell table:formula="of:=[.AC102]*1000000" office:value-type="float" office:value="0.0000000074125">
            <text:p>7.4125E-009</text:p>
          </table:table-cell>
          <table:table-cell office:value-type="float" office:value="0.0002441">
            <text:p>0.0002441</text:p>
          </table:table-cell>
          <table:table-cell table:style-name="ce1" office:value-type="string">
            <text:p>7.7724e-05</text:p>
          </table:table-cell>
          <table:table-cell office:value-type="float" office:value="0.0010523">
            <text:p>0.0010523</text:p>
          </table:table-cell>
          <table:table-cell table:style-name="ce1" office:value-type="string">
            <text:p>1.5222e-08</text:p>
          </table:table-cell>
          <table:table-cell table:style-name="ce1" office:value-type="string">
            <text:p>2.6927e-07</text:p>
          </table:table-cell>
          <table:table-cell table:style-name="ce1" office:value-type="string">
            <text:p>-2.2592e-33</text:p>
          </table:table-cell>
          <table:table-cell table:style-name="ce1" office:value-type="string">
            <text:p>7.4126e-15</text:p>
          </table:table-cell>
          <table:table-cell office:value-type="float" office:value="0.0002441">
            <text:p>0.0002441</text:p>
          </table:table-cell>
          <table:table-cell table:style-name="ce1" office:value-type="string">
            <text:p>7.7712e-05</text:p>
          </table:table-cell>
          <table:table-cell office:value-type="float" office:value="0.0010522">
            <text:p>0.0010522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47e-18</text:p>
          </table:table-cell>
          <table:table-cell table:style-name="ce1" office:value-type="string">
            <text:p>7.4125e-15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P103]*1000000" office:value-type="float" office:value="240.8">
            <text:p>240.8</text:p>
          </table:table-cell>
          <table:table-cell table:formula="of:=[.Q103]*1000000" office:value-type="float" office:value="76.758">
            <text:p>76.758</text:p>
          </table:table-cell>
          <table:table-cell table:formula="of:=[.R103]*1000000" office:value-type="float" office:value="1056.6">
            <text:p>1056.6</text:p>
          </table:table-cell>
          <table:table-cell table:formula="of:=[.S103]*1000000" office:value-type="float" office:value="0.013473">
            <text:p>0.013473</text:p>
          </table:table-cell>
          <table:table-cell table:formula="of:=[.T103]*1000000" office:value-type="float" office:value="0.27106">
            <text:p>0.27106</text:p>
          </table:table-cell>
          <table:table-cell table:formula="of:=[.U103]*1000000" office:value-type="float" office:value="-5.1567E-028">
            <text:p>-5.1567E-028</text:p>
          </table:table-cell>
          <table:table-cell table:formula="of:=[.V103]*1000000" office:value-type="float" office:value="0.0000000071922">
            <text:p>7.1922E-009</text:p>
          </table:table-cell>
          <table:table-cell table:formula="of:=[.W103]*1000000" office:value-type="float" office:value="240.8">
            <text:p>240.8</text:p>
          </table:table-cell>
          <table:table-cell table:formula="of:=[.X103]*1000000" office:value-type="float" office:value="76.746">
            <text:p>76.746</text:p>
          </table:table-cell>
          <table:table-cell table:formula="of:=[.Y103]*1000000" office:value-type="float" office:value="1056.6">
            <text:p>1056.6</text:p>
          </table:table-cell>
          <table:table-cell table:formula="of:=[.Z103]*1000000" office:value-type="float" office:value="20.042">
            <text:p>20.042</text:p>
          </table:table-cell>
          <table:table-cell table:formula="of:=[.AA103]*1000000" office:value-type="float" office:value="0">
            <text:p>0</text:p>
          </table:table-cell>
          <table:table-cell table:formula="of:=[.AB103]*1000000" office:value-type="float" office:value="-0.0000000000017882">
            <text:p>-1.7882E-012</text:p>
          </table:table-cell>
          <table:table-cell table:formula="of:=[.AC103]*1000000" office:value-type="float" office:value="0.0000000071921">
            <text:p>7.1921E-009</text:p>
          </table:table-cell>
          <table:table-cell office:value-type="float" office:value="0.0002408">
            <text:p>0.0002408</text:p>
          </table:table-cell>
          <table:table-cell table:style-name="ce1" office:value-type="string">
            <text:p>7.6758e-05</text:p>
          </table:table-cell>
          <table:table-cell office:value-type="float" office:value="0.0010566">
            <text:p>0.0010566</text:p>
          </table:table-cell>
          <table:table-cell table:style-name="ce1" office:value-type="string">
            <text:p>1.3473e-08</text:p>
          </table:table-cell>
          <table:table-cell table:style-name="ce1" office:value-type="string">
            <text:p>2.7106e-07</text:p>
          </table:table-cell>
          <table:table-cell table:style-name="ce1" office:value-type="string">
            <text:p>-5.1567e-34</text:p>
          </table:table-cell>
          <table:table-cell table:style-name="ce1" office:value-type="string">
            <text:p>7.1922e-15</text:p>
          </table:table-cell>
          <table:table-cell office:value-type="float" office:value="0.0002408">
            <text:p>0.0002408</text:p>
          </table:table-cell>
          <table:table-cell table:style-name="ce1" office:value-type="string">
            <text:p>7.6746e-05</text:p>
          </table:table-cell>
          <table:table-cell office:value-type="float" office:value="0.0010566">
            <text:p>0.0010566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882e-18</text:p>
          </table:table-cell>
          <table:table-cell table:style-name="ce1" office:value-type="string">
            <text:p>7.1921e-15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P104]*1000000" office:value-type="float" office:value="237.55">
            <text:p>237.55</text:p>
          </table:table-cell>
          <table:table-cell table:formula="of:=[.Q104]*1000000" office:value-type="float" office:value="75.802">
            <text:p>75.802</text:p>
          </table:table-cell>
          <table:table-cell table:formula="of:=[.R104]*1000000" office:value-type="float" office:value="1060.9">
            <text:p>1060.9</text:p>
          </table:table-cell>
          <table:table-cell table:formula="of:=[.S104]*1000000" office:value-type="float" office:value="0.011914">
            <text:p>0.011914</text:p>
          </table:table-cell>
          <table:table-cell table:formula="of:=[.T104]*1000000" office:value-type="float" office:value="0.27284">
            <text:p>0.27284</text:p>
          </table:table-cell>
          <table:table-cell table:formula="of:=[.U104]*1000000" office:value-type="float" office:value="-1.2246E-028">
            <text:p>-1.2246E-028</text:p>
          </table:table-cell>
          <table:table-cell table:formula="of:=[.V104]*1000000" office:value-type="float" office:value="0.0000000069785">
            <text:p>0.000000007</text:p>
          </table:table-cell>
          <table:table-cell table:formula="of:=[.W104]*1000000" office:value-type="float" office:value="237.54">
            <text:p>237.54</text:p>
          </table:table-cell>
          <table:table-cell table:formula="of:=[.X104]*1000000" office:value-type="float" office:value="75.79">
            <text:p>75.79</text:p>
          </table:table-cell>
          <table:table-cell table:formula="of:=[.Y104]*1000000" office:value-type="float" office:value="1060.8">
            <text:p>1060.8</text:p>
          </table:table-cell>
          <table:table-cell table:formula="of:=[.Z104]*1000000" office:value-type="float" office:value="20.042">
            <text:p>20.042</text:p>
          </table:table-cell>
          <table:table-cell table:formula="of:=[.AA104]*1000000" office:value-type="float" office:value="0">
            <text:p>0</text:p>
          </table:table-cell>
          <table:table-cell table:formula="of:=[.AB104]*1000000" office:value-type="float" office:value="0.00000000000014662">
            <text:p>1.4662E-013</text:p>
          </table:table-cell>
          <table:table-cell table:formula="of:=[.AC104]*1000000" office:value-type="float" office:value="0.0000000069784">
            <text:p>0.000000007</text:p>
          </table:table-cell>
          <table:table-cell office:value-type="float" office:value="0.00023755">
            <text:p>0.00023755</text:p>
          </table:table-cell>
          <table:table-cell table:style-name="ce1" office:value-type="string">
            <text:p>7.5802e-05</text:p>
          </table:table-cell>
          <table:table-cell office:value-type="float" office:value="0.0010609">
            <text:p>0.0010609</text:p>
          </table:table-cell>
          <table:table-cell table:style-name="ce1" office:value-type="string">
            <text:p>1.1914e-08</text:p>
          </table:table-cell>
          <table:table-cell table:style-name="ce1" office:value-type="string">
            <text:p>2.7284e-07</text:p>
          </table:table-cell>
          <table:table-cell table:style-name="ce1" office:value-type="string">
            <text:p>-1.2246e-34</text:p>
          </table:table-cell>
          <table:table-cell table:style-name="ce1" office:value-type="string">
            <text:p>6.9785e-15</text:p>
          </table:table-cell>
          <table:table-cell office:value-type="float" office:value="0.00023754">
            <text:p>0.00023754</text:p>
          </table:table-cell>
          <table:table-cell table:style-name="ce1" office:value-type="string">
            <text:p>7.579e-05</text:p>
          </table:table-cell>
          <table:table-cell office:value-type="float" office:value="0.0010608">
            <text:p>0.0010608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662e-19</text:p>
          </table:table-cell>
          <table:table-cell table:style-name="ce1" office:value-type="string">
            <text:p>6.9784e-15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P105]*1000000" office:value-type="float" office:value="234.34">
            <text:p>234.34</text:p>
          </table:table-cell>
          <table:table-cell table:formula="of:=[.Q105]*1000000" office:value-type="float" office:value="74.857">
            <text:p>74.857</text:p>
          </table:table-cell>
          <table:table-cell table:formula="of:=[.R105]*1000000" office:value-type="float" office:value="1065.1">
            <text:p>1065.1</text:p>
          </table:table-cell>
          <table:table-cell table:formula="of:=[.S105]*1000000" office:value-type="float" office:value="0.010525">
            <text:p>0.010525</text:p>
          </table:table-cell>
          <table:table-cell table:formula="of:=[.T105]*1000000" office:value-type="float" office:value="0.27463">
            <text:p>0.27463</text:p>
          </table:table-cell>
          <table:table-cell table:formula="of:=[.U105]*1000000" office:value-type="float" office:value="-2.438E-029">
            <text:p>-2.438E-029</text:p>
          </table:table-cell>
          <table:table-cell table:formula="of:=[.V105]*1000000" office:value-type="float" office:value="0.0000000067713">
            <text:p>6.7713E-009</text:p>
          </table:table-cell>
          <table:table-cell table:formula="of:=[.W105]*1000000" office:value-type="float" office:value="234.34">
            <text:p>234.34</text:p>
          </table:table-cell>
          <table:table-cell table:formula="of:=[.X105]*1000000" office:value-type="float" office:value="74.845">
            <text:p>74.845</text:p>
          </table:table-cell>
          <table:table-cell table:formula="of:=[.Y105]*1000000" office:value-type="float" office:value="1065">
            <text:p>1065</text:p>
          </table:table-cell>
          <table:table-cell table:formula="of:=[.Z105]*1000000" office:value-type="float" office:value="20.042">
            <text:p>20.042</text:p>
          </table:table-cell>
          <table:table-cell table:formula="of:=[.AA105]*1000000" office:value-type="float" office:value="0">
            <text:p>0</text:p>
          </table:table-cell>
          <table:table-cell table:formula="of:=[.AB105]*1000000" office:value-type="float" office:value="-0.00000000000047381">
            <text:p>-4.7381E-013</text:p>
          </table:table-cell>
          <table:table-cell table:formula="of:=[.AC105]*1000000" office:value-type="float" office:value="0.0000000067713">
            <text:p>6.7713E-009</text:p>
          </table:table-cell>
          <table:table-cell office:value-type="float" office:value="0.00023434">
            <text:p>0.00023434</text:p>
          </table:table-cell>
          <table:table-cell table:style-name="ce1" office:value-type="string">
            <text:p>7.4857e-05</text:p>
          </table:table-cell>
          <table:table-cell office:value-type="float" office:value="0.0010651">
            <text:p>0.0010651</text:p>
          </table:table-cell>
          <table:table-cell table:style-name="ce1" office:value-type="string">
            <text:p>1.0525e-08</text:p>
          </table:table-cell>
          <table:table-cell table:style-name="ce1" office:value-type="string">
            <text:p>2.7463e-07</text:p>
          </table:table-cell>
          <table:table-cell table:style-name="ce1" office:value-type="string">
            <text:p>-2.438e-35</text:p>
          </table:table-cell>
          <table:table-cell table:style-name="ce1" office:value-type="string">
            <text:p>6.7713e-15</text:p>
          </table:table-cell>
          <table:table-cell office:value-type="float" office:value="0.00023434">
            <text:p>0.00023434</text:p>
          </table:table-cell>
          <table:table-cell table:style-name="ce1" office:value-type="string">
            <text:p>7.4845e-05</text:p>
          </table:table-cell>
          <table:table-cell office:value-type="float" office:value="0.001065">
            <text:p>0.001065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7381e-19</text:p>
          </table:table-cell>
          <table:table-cell table:style-name="ce1" office:value-type="string">
            <text:p>6.7713e-15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P106]*1000000" office:value-type="float" office:value="231.18">
            <text:p>231.18</text:p>
          </table:table-cell>
          <table:table-cell table:formula="of:=[.Q106]*1000000" office:value-type="float" office:value="73.922">
            <text:p>73.922</text:p>
          </table:table-cell>
          <table:table-cell table:formula="of:=[.R106]*1000000" office:value-type="float" office:value="1069.2">
            <text:p>1069.2</text:p>
          </table:table-cell>
          <table:table-cell table:formula="of:=[.S106]*1000000" office:value-type="float" office:value="0.0092899">
            <text:p>0.0092899</text:p>
          </table:table-cell>
          <table:table-cell table:formula="of:=[.T106]*1000000" office:value-type="float" office:value="0.27642">
            <text:p>0.27642</text:p>
          </table:table-cell>
          <table:table-cell table:formula="of:=[.U106]*1000000" office:value-type="float" office:value="-5.8788E-030">
            <text:p>-5.8788E-030</text:p>
          </table:table-cell>
          <table:table-cell table:formula="of:=[.V106]*1000000" office:value-type="float" office:value="0.0000000065705">
            <text:p>6.5705E-009</text:p>
          </table:table-cell>
          <table:table-cell table:formula="of:=[.W106]*1000000" office:value-type="float" office:value="231.18">
            <text:p>231.18</text:p>
          </table:table-cell>
          <table:table-cell table:formula="of:=[.X106]*1000000" office:value-type="float" office:value="73.91">
            <text:p>73.91</text:p>
          </table:table-cell>
          <table:table-cell table:formula="of:=[.Y106]*1000000" office:value-type="float" office:value="1069.2">
            <text:p>1069.2</text:p>
          </table:table-cell>
          <table:table-cell table:formula="of:=[.Z106]*1000000" office:value-type="float" office:value="20.042">
            <text:p>20.042</text:p>
          </table:table-cell>
          <table:table-cell table:formula="of:=[.AA106]*1000000" office:value-type="float" office:value="0">
            <text:p>0</text:p>
          </table:table-cell>
          <table:table-cell table:formula="of:=[.AB106]*1000000" office:value-type="float" office:value="-0.0000000000015242">
            <text:p>-1.5242E-012</text:p>
          </table:table-cell>
          <table:table-cell table:formula="of:=[.AC106]*1000000" office:value-type="float" office:value="0.0000000065704">
            <text:p>6.5704E-009</text:p>
          </table:table-cell>
          <table:table-cell office:value-type="float" office:value="0.00023118">
            <text:p>0.00023118</text:p>
          </table:table-cell>
          <table:table-cell table:style-name="ce1" office:value-type="string">
            <text:p>7.3922e-05</text:p>
          </table:table-cell>
          <table:table-cell office:value-type="float" office:value="0.0010692">
            <text:p>0.0010692</text:p>
          </table:table-cell>
          <table:table-cell table:style-name="ce1" office:value-type="string">
            <text:p>9.2899e-09</text:p>
          </table:table-cell>
          <table:table-cell table:style-name="ce1" office:value-type="string">
            <text:p>2.7642e-07</text:p>
          </table:table-cell>
          <table:table-cell table:style-name="ce1" office:value-type="string">
            <text:p>-5.8788e-36</text:p>
          </table:table-cell>
          <table:table-cell table:style-name="ce1" office:value-type="string">
            <text:p>6.5705e-15</text:p>
          </table:table-cell>
          <table:table-cell office:value-type="float" office:value="0.00023118">
            <text:p>0.00023118</text:p>
          </table:table-cell>
          <table:table-cell table:style-name="ce1" office:value-type="string">
            <text:p>7.391e-05</text:p>
          </table:table-cell>
          <table:table-cell office:value-type="float" office:value="0.0010692">
            <text:p>0.0010692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242e-18</text:p>
          </table:table-cell>
          <table:table-cell table:style-name="ce1" office:value-type="string">
            <text:p>6.5704e-15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P107]*1000000" office:value-type="float" office:value="228.06">
            <text:p>228.06</text:p>
          </table:table-cell>
          <table:table-cell table:formula="of:=[.Q107]*1000000" office:value-type="float" office:value="72.999">
            <text:p>72.999</text:p>
          </table:table-cell>
          <table:table-cell table:formula="of:=[.R107]*1000000" office:value-type="float" office:value="1073.3">
            <text:p>1073.3</text:p>
          </table:table-cell>
          <table:table-cell table:formula="of:=[.S107]*1000000" office:value-type="float" office:value="0.0081917">
            <text:p>0.0081917</text:p>
          </table:table-cell>
          <table:table-cell table:formula="of:=[.T107]*1000000" office:value-type="float" office:value="0.27822">
            <text:p>0.27822</text:p>
          </table:table-cell>
          <table:table-cell table:formula="of:=[.U107]*1000000" office:value-type="float" office:value="-1.1588E-030">
            <text:p>-1.1588E-030</text:p>
          </table:table-cell>
          <table:table-cell table:formula="of:=[.V107]*1000000" office:value-type="float" office:value="0.0000000063757">
            <text:p>6.3757E-009</text:p>
          </table:table-cell>
          <table:table-cell table:formula="of:=[.W107]*1000000" office:value-type="float" office:value="228.06">
            <text:p>228.06</text:p>
          </table:table-cell>
          <table:table-cell table:formula="of:=[.X107]*1000000" office:value-type="float" office:value="72.987">
            <text:p>72.987</text:p>
          </table:table-cell>
          <table:table-cell table:formula="of:=[.Y107]*1000000" office:value-type="float" office:value="1073.3">
            <text:p>1073.3</text:p>
          </table:table-cell>
          <table:table-cell table:formula="of:=[.Z107]*1000000" office:value-type="float" office:value="20.042">
            <text:p>20.042</text:p>
          </table:table-cell>
          <table:table-cell table:formula="of:=[.AA107]*1000000" office:value-type="float" office:value="0">
            <text:p>0</text:p>
          </table:table-cell>
          <table:table-cell table:formula="of:=[.AB107]*1000000" office:value-type="float" office:value="-0.0000000000010192">
            <text:p>-1.0192E-012</text:p>
          </table:table-cell>
          <table:table-cell table:formula="of:=[.AC107]*1000000" office:value-type="float" office:value="0.0000000063757">
            <text:p>6.3757E-009</text:p>
          </table:table-cell>
          <table:table-cell office:value-type="float" office:value="0.00022806">
            <text:p>0.00022806</text:p>
          </table:table-cell>
          <table:table-cell table:style-name="ce1" office:value-type="string">
            <text:p>7.2999e-05</text:p>
          </table:table-cell>
          <table:table-cell office:value-type="float" office:value="0.0010733">
            <text:p>0.0010733</text:p>
          </table:table-cell>
          <table:table-cell table:style-name="ce1" office:value-type="string">
            <text:p>8.1917e-09</text:p>
          </table:table-cell>
          <table:table-cell table:style-name="ce1" office:value-type="string">
            <text:p>2.7822e-07</text:p>
          </table:table-cell>
          <table:table-cell table:style-name="ce1" office:value-type="string">
            <text:p>-1.1588e-36</text:p>
          </table:table-cell>
          <table:table-cell table:style-name="ce1" office:value-type="string">
            <text:p>6.3757e-15</text:p>
          </table:table-cell>
          <table:table-cell office:value-type="float" office:value="0.00022806">
            <text:p>0.00022806</text:p>
          </table:table-cell>
          <table:table-cell table:style-name="ce1" office:value-type="string">
            <text:p>7.2987e-05</text:p>
          </table:table-cell>
          <table:table-cell office:value-type="float" office:value="0.0010733">
            <text:p>0.001073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192e-18</text:p>
          </table:table-cell>
          <table:table-cell table:style-name="ce1" office:value-type="string">
            <text:p>6.3757e-15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P108]*1000000" office:value-type="float" office:value="224.99">
            <text:p>224.99</text:p>
          </table:table-cell>
          <table:table-cell table:formula="of:=[.Q108]*1000000" office:value-type="float" office:value="72.086">
            <text:p>72.086</text:p>
          </table:table-cell>
          <table:table-cell table:formula="of:=[.R108]*1000000" office:value-type="float" office:value="1077.3">
            <text:p>1077.3</text:p>
          </table:table-cell>
          <table:table-cell table:formula="of:=[.S108]*1000000" office:value-type="float" office:value="0.0072169">
            <text:p>0.0072169</text:p>
          </table:table-cell>
          <table:table-cell table:formula="of:=[.T108]*1000000" office:value-type="float" office:value="0.28001">
            <text:p>0.28001</text:p>
          </table:table-cell>
          <table:table-cell table:formula="of:=[.U108]*1000000" office:value-type="float" office:value="-2.4646E-031">
            <text:p>-2.4646E-031</text:p>
          </table:table-cell>
          <table:table-cell table:formula="of:=[.V108]*1000000" office:value-type="float" office:value="0.000000006187">
            <text:p>6.187E-009</text:p>
          </table:table-cell>
          <table:table-cell table:formula="of:=[.W108]*1000000" office:value-type="float" office:value="224.99">
            <text:p>224.99</text:p>
          </table:table-cell>
          <table:table-cell table:formula="of:=[.X108]*1000000" office:value-type="float" office:value="72.074">
            <text:p>72.074</text:p>
          </table:table-cell>
          <table:table-cell table:formula="of:=[.Y108]*1000000" office:value-type="float" office:value="1077.3">
            <text:p>1077.3</text:p>
          </table:table-cell>
          <table:table-cell table:formula="of:=[.Z108]*1000000" office:value-type="float" office:value="20.042">
            <text:p>20.042</text:p>
          </table:table-cell>
          <table:table-cell table:formula="of:=[.AA108]*1000000" office:value-type="float" office:value="0">
            <text:p>0</text:p>
          </table:table-cell>
          <table:table-cell table:formula="of:=[.AB108]*1000000" office:value-type="float" office:value="0.000000000000041791">
            <text:p>4.1791E-014</text:p>
          </table:table-cell>
          <table:table-cell table:formula="of:=[.AC108]*1000000" office:value-type="float" office:value="0.0000000061869">
            <text:p>6.1869E-009</text:p>
          </table:table-cell>
          <table:table-cell office:value-type="float" office:value="0.00022499">
            <text:p>0.00022499</text:p>
          </table:table-cell>
          <table:table-cell table:style-name="ce1" office:value-type="string">
            <text:p>7.2086e-05</text:p>
          </table:table-cell>
          <table:table-cell office:value-type="float" office:value="0.0010773">
            <text:p>0.0010773</text:p>
          </table:table-cell>
          <table:table-cell table:style-name="ce1" office:value-type="string">
            <text:p>7.2169e-09</text:p>
          </table:table-cell>
          <table:table-cell table:style-name="ce1" office:value-type="string">
            <text:p>2.8001e-07</text:p>
          </table:table-cell>
          <table:table-cell table:style-name="ce1" office:value-type="string">
            <text:p>-2.4646e-37</text:p>
          </table:table-cell>
          <table:table-cell table:style-name="ce1" office:value-type="string">
            <text:p>6.187e-15</text:p>
          </table:table-cell>
          <table:table-cell office:value-type="float" office:value="0.00022499">
            <text:p>0.00022499</text:p>
          </table:table-cell>
          <table:table-cell table:style-name="ce1" office:value-type="string">
            <text:p>7.2074e-05</text:p>
          </table:table-cell>
          <table:table-cell office:value-type="float" office:value="0.0010773">
            <text:p>0.001077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4.1791e-20</text:p>
          </table:table-cell>
          <table:table-cell table:style-name="ce1" office:value-type="string">
            <text:p>6.1869e-15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P109]*1000000" office:value-type="float" office:value="221.97">
            <text:p>221.97</text:p>
          </table:table-cell>
          <table:table-cell table:formula="of:=[.Q109]*1000000" office:value-type="float" office:value="71.183">
            <text:p>71.183</text:p>
          </table:table-cell>
          <table:table-cell table:formula="of:=[.R109]*1000000" office:value-type="float" office:value="1081.3">
            <text:p>1081.3</text:p>
          </table:table-cell>
          <table:table-cell table:formula="of:=[.S109]*1000000" office:value-type="float" office:value="0.0063525">
            <text:p>0.0063525</text:p>
          </table:table-cell>
          <table:table-cell table:formula="of:=[.T109]*1000000" office:value-type="float" office:value="0.2818">
            <text:p>0.2818</text:p>
          </table:table-cell>
          <table:table-cell table:formula="of:=[.U109]*1000000" office:value-type="float" office:value="-5.4731E-032">
            <text:p>-5.4731E-032</text:p>
          </table:table-cell>
          <table:table-cell table:formula="of:=[.V109]*1000000" office:value-type="float" office:value="0.0000000060039">
            <text:p>0.000000006</text:p>
          </table:table-cell>
          <table:table-cell table:formula="of:=[.W109]*1000000" office:value-type="float" office:value="221.97">
            <text:p>221.97</text:p>
          </table:table-cell>
          <table:table-cell table:formula="of:=[.X109]*1000000" office:value-type="float" office:value="71.172">
            <text:p>71.172</text:p>
          </table:table-cell>
          <table:table-cell table:formula="of:=[.Y109]*1000000" office:value-type="float" office:value="1081.3">
            <text:p>1081.3</text:p>
          </table:table-cell>
          <table:table-cell table:formula="of:=[.Z109]*1000000" office:value-type="float" office:value="20.042">
            <text:p>20.042</text:p>
          </table:table-cell>
          <table:table-cell table:formula="of:=[.AA109]*1000000" office:value-type="float" office:value="0">
            <text:p>0</text:p>
          </table:table-cell>
          <table:table-cell table:formula="of:=[.AB109]*1000000" office:value-type="float" office:value="0.000000000001014">
            <text:p>1.014E-012</text:p>
          </table:table-cell>
          <table:table-cell table:formula="of:=[.AC109]*1000000" office:value-type="float" office:value="0.0000000060039">
            <text:p>0.000000006</text:p>
          </table:table-cell>
          <table:table-cell office:value-type="float" office:value="0.00022197">
            <text:p>0.00022197</text:p>
          </table:table-cell>
          <table:table-cell table:style-name="ce1" office:value-type="string">
            <text:p>7.1183e-05</text:p>
          </table:table-cell>
          <table:table-cell office:value-type="float" office:value="0.0010813">
            <text:p>0.0010813</text:p>
          </table:table-cell>
          <table:table-cell table:style-name="ce1" office:value-type="string">
            <text:p>6.3525e-09</text:p>
          </table:table-cell>
          <table:table-cell table:style-name="ce1" office:value-type="string">
            <text:p>2.818e-07</text:p>
          </table:table-cell>
          <table:table-cell table:style-name="ce1" office:value-type="string">
            <text:p>-5.4731e-38</text:p>
          </table:table-cell>
          <table:table-cell table:style-name="ce1" office:value-type="string">
            <text:p>6.0039e-15</text:p>
          </table:table-cell>
          <table:table-cell office:value-type="float" office:value="0.00022197">
            <text:p>0.00022197</text:p>
          </table:table-cell>
          <table:table-cell table:style-name="ce1" office:value-type="string">
            <text:p>7.1172e-05</text:p>
          </table:table-cell>
          <table:table-cell office:value-type="float" office:value="0.0010813">
            <text:p>0.001081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014e-18</text:p>
          </table:table-cell>
          <table:table-cell table:style-name="ce1" office:value-type="string">
            <text:p>6.0039e-15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P110]*1000000" office:value-type="float" office:value="218.99">
            <text:p>218.99</text:p>
          </table:table-cell>
          <table:table-cell table:formula="of:=[.Q110]*1000000" office:value-type="float" office:value="70.291">
            <text:p>70.291</text:p>
          </table:table-cell>
          <table:table-cell table:formula="of:=[.R110]*1000000" office:value-type="float" office:value="1085.2">
            <text:p>1085.2</text:p>
          </table:table-cell>
          <table:table-cell table:formula="of:=[.S110]*1000000" office:value-type="float" office:value="0.0055869">
            <text:p>0.0055869</text:p>
          </table:table-cell>
          <table:table-cell table:formula="of:=[.T110]*1000000" office:value-type="float" office:value="0.28359">
            <text:p>0.28359</text:p>
          </table:table-cell>
          <table:table-cell table:formula="of:=[.U110]*1000000" office:value-type="float" office:value="-1.4621E-032">
            <text:p>-1.4621E-032</text:p>
          </table:table-cell>
          <table:table-cell table:formula="of:=[.V110]*1000000" office:value-type="float" office:value="0.0000000058265">
            <text:p>5.8265E-009</text:p>
          </table:table-cell>
          <table:table-cell table:formula="of:=[.W110]*1000000" office:value-type="float" office:value="218.98">
            <text:p>218.98</text:p>
          </table:table-cell>
          <table:table-cell table:formula="of:=[.X110]*1000000" office:value-type="float" office:value="70.28">
            <text:p>70.28</text:p>
          </table:table-cell>
          <table:table-cell table:formula="of:=[.Y110]*1000000" office:value-type="float" office:value="1085.2">
            <text:p>1085.2</text:p>
          </table:table-cell>
          <table:table-cell table:formula="of:=[.Z110]*1000000" office:value-type="float" office:value="20.042">
            <text:p>20.042</text:p>
          </table:table-cell>
          <table:table-cell table:formula="of:=[.AA110]*1000000" office:value-type="float" office:value="0">
            <text:p>0</text:p>
          </table:table-cell>
          <table:table-cell table:formula="of:=[.AB110]*1000000" office:value-type="float" office:value="0.0000000000013459">
            <text:p>1.3459E-012</text:p>
          </table:table-cell>
          <table:table-cell table:formula="of:=[.AC110]*1000000" office:value-type="float" office:value="0.0000000058265">
            <text:p>5.8265E-009</text:p>
          </table:table-cell>
          <table:table-cell office:value-type="float" office:value="0.00021899">
            <text:p>0.00021899</text:p>
          </table:table-cell>
          <table:table-cell table:style-name="ce1" office:value-type="string">
            <text:p>7.0291e-05</text:p>
          </table:table-cell>
          <table:table-cell office:value-type="float" office:value="0.0010852">
            <text:p>0.0010852</text:p>
          </table:table-cell>
          <table:table-cell table:style-name="ce1" office:value-type="string">
            <text:p>5.5869e-09</text:p>
          </table:table-cell>
          <table:table-cell table:style-name="ce1" office:value-type="string">
            <text:p>2.8359e-07</text:p>
          </table:table-cell>
          <table:table-cell table:style-name="ce1" office:value-type="string">
            <text:p>-1.4621e-38</text:p>
          </table:table-cell>
          <table:table-cell table:style-name="ce1" office:value-type="string">
            <text:p>5.8265e-15</text:p>
          </table:table-cell>
          <table:table-cell office:value-type="float" office:value="0.00021898">
            <text:p>0.00021898</text:p>
          </table:table-cell>
          <table:table-cell table:style-name="ce1" office:value-type="string">
            <text:p>7.028e-05</text:p>
          </table:table-cell>
          <table:table-cell office:value-type="float" office:value="0.0010852">
            <text:p>0.0010852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3459e-18</text:p>
          </table:table-cell>
          <table:table-cell table:style-name="ce1" office:value-type="string">
            <text:p>5.8265e-15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P111]*1000000" office:value-type="float" office:value="216.05">
            <text:p>216.05</text:p>
          </table:table-cell>
          <table:table-cell table:formula="of:=[.Q111]*1000000" office:value-type="float" office:value="69.41">
            <text:p>69.41</text:p>
          </table:table-cell>
          <table:table-cell table:formula="of:=[.R111]*1000000" office:value-type="float" office:value="1089.1">
            <text:p>1089.1</text:p>
          </table:table-cell>
          <table:table-cell table:formula="of:=[.S111]*1000000" office:value-type="float" office:value="0.0049095">
            <text:p>0.0049095</text:p>
          </table:table-cell>
          <table:table-cell table:formula="of:=[.T111]*1000000" office:value-type="float" office:value="0.28538">
            <text:p>0.28538</text:p>
          </table:table-cell>
          <table:table-cell table:formula="of:=[.U111]*1000000" office:value-type="float" office:value="-1.1284E-033">
            <text:p>-1.1284E-033</text:p>
          </table:table-cell>
          <table:table-cell table:formula="of:=[.V111]*1000000" office:value-type="float" office:value="0.0000000056545">
            <text:p>5.6545E-009</text:p>
          </table:table-cell>
          <table:table-cell table:formula="of:=[.W111]*1000000" office:value-type="float" office:value="216.05">
            <text:p>216.05</text:p>
          </table:table-cell>
          <table:table-cell table:formula="of:=[.X111]*1000000" office:value-type="float" office:value="69.398">
            <text:p>69.398</text:p>
          </table:table-cell>
          <table:table-cell table:formula="of:=[.Y111]*1000000" office:value-type="float" office:value="1089.1">
            <text:p>1089.1</text:p>
          </table:table-cell>
          <table:table-cell table:formula="of:=[.Z111]*1000000" office:value-type="float" office:value="20.042">
            <text:p>20.042</text:p>
          </table:table-cell>
          <table:table-cell table:formula="of:=[.AA111]*1000000" office:value-type="float" office:value="0">
            <text:p>0</text:p>
          </table:table-cell>
          <table:table-cell table:formula="of:=[.AB111]*1000000" office:value-type="float" office:value="-0.000000000000016978">
            <text:p>-1.6978E-014</text:p>
          </table:table-cell>
          <table:table-cell table:formula="of:=[.AC111]*1000000" office:value-type="float" office:value="0.0000000056544">
            <text:p>5.6544E-009</text:p>
          </table:table-cell>
          <table:table-cell office:value-type="float" office:value="0.00021605">
            <text:p>0.00021605</text:p>
          </table:table-cell>
          <table:table-cell table:style-name="ce1" office:value-type="string">
            <text:p>6.941e-05</text:p>
          </table:table-cell>
          <table:table-cell office:value-type="float" office:value="0.0010891">
            <text:p>0.0010891</text:p>
          </table:table-cell>
          <table:table-cell table:style-name="ce1" office:value-type="string">
            <text:p>4.9095e-09</text:p>
          </table:table-cell>
          <table:table-cell table:style-name="ce1" office:value-type="string">
            <text:p>2.8538e-07</text:p>
          </table:table-cell>
          <table:table-cell table:style-name="ce1" office:value-type="string">
            <text:p>-1.1284e-39</text:p>
          </table:table-cell>
          <table:table-cell table:style-name="ce1" office:value-type="string">
            <text:p>5.6545e-15</text:p>
          </table:table-cell>
          <table:table-cell office:value-type="float" office:value="0.00021605">
            <text:p>0.00021605</text:p>
          </table:table-cell>
          <table:table-cell table:style-name="ce1" office:value-type="string">
            <text:p>6.9398e-05</text:p>
          </table:table-cell>
          <table:table-cell office:value-type="float" office:value="0.0010891">
            <text:p>0.0010891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978e-20</text:p>
          </table:table-cell>
          <table:table-cell table:style-name="ce1" office:value-type="string">
            <text:p>5.6544e-15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P112]*1000000" office:value-type="float" office:value="213.15">
            <text:p>213.15</text:p>
          </table:table-cell>
          <table:table-cell table:formula="of:=[.Q112]*1000000" office:value-type="float" office:value="68.538">
            <text:p>68.538</text:p>
          </table:table-cell>
          <table:table-cell table:formula="of:=[.R112]*1000000" office:value-type="float" office:value="1092.9">
            <text:p>1092.9</text:p>
          </table:table-cell>
          <table:table-cell table:formula="of:=[.S112]*1000000" office:value-type="float" office:value="0.0043108">
            <text:p>0.0043108</text:p>
          </table:table-cell>
          <table:table-cell table:formula="of:=[.T112]*1000000" office:value-type="float" office:value="0.28717">
            <text:p>0.28717</text:p>
          </table:table-cell>
          <table:table-cell table:formula="of:=[.U112]*1000000" office:value-type="float" office:value="-1.3971E-035">
            <text:p>-1.3971E-035</text:p>
          </table:table-cell>
          <table:table-cell table:formula="of:=[.V112]*1000000" office:value-type="float" office:value="0.0000000054877">
            <text:p>5.4877E-009</text:p>
          </table:table-cell>
          <table:table-cell table:formula="of:=[.W112]*1000000" office:value-type="float" office:value="213.15">
            <text:p>213.15</text:p>
          </table:table-cell>
          <table:table-cell table:formula="of:=[.X112]*1000000" office:value-type="float" office:value="68.527">
            <text:p>68.527</text:p>
          </table:table-cell>
          <table:table-cell table:formula="of:=[.Y112]*1000000" office:value-type="float" office:value="1092.9">
            <text:p>1092.9</text:p>
          </table:table-cell>
          <table:table-cell table:formula="of:=[.Z112]*1000000" office:value-type="float" office:value="20.042">
            <text:p>20.042</text:p>
          </table:table-cell>
          <table:table-cell table:formula="of:=[.AA112]*1000000" office:value-type="float" office:value="0">
            <text:p>0</text:p>
          </table:table-cell>
          <table:table-cell table:formula="of:=[.AB112]*1000000" office:value-type="float" office:value="0.00000000000068897">
            <text:p>6.8897E-013</text:p>
          </table:table-cell>
          <table:table-cell table:formula="of:=[.AC112]*1000000" office:value-type="float" office:value="0.0000000054876">
            <text:p>5.4876E-009</text:p>
          </table:table-cell>
          <table:table-cell office:value-type="float" office:value="0.00021315">
            <text:p>0.00021315</text:p>
          </table:table-cell>
          <table:table-cell table:style-name="ce1" office:value-type="string">
            <text:p>6.8538e-05</text:p>
          </table:table-cell>
          <table:table-cell office:value-type="float" office:value="0.0010929">
            <text:p>0.0010929</text:p>
          </table:table-cell>
          <table:table-cell table:style-name="ce1" office:value-type="string">
            <text:p>4.3108e-09</text:p>
          </table:table-cell>
          <table:table-cell table:style-name="ce1" office:value-type="string">
            <text:p>2.8717e-07</text:p>
          </table:table-cell>
          <table:table-cell table:style-name="ce1" office:value-type="string">
            <text:p>-1.3971e-41</text:p>
          </table:table-cell>
          <table:table-cell table:style-name="ce1" office:value-type="string">
            <text:p>5.4877e-15</text:p>
          </table:table-cell>
          <table:table-cell office:value-type="float" office:value="0.00021315">
            <text:p>0.00021315</text:p>
          </table:table-cell>
          <table:table-cell table:style-name="ce1" office:value-type="string">
            <text:p>6.8527e-05</text:p>
          </table:table-cell>
          <table:table-cell office:value-type="float" office:value="0.0010929">
            <text:p>0.0010929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6.8897e-19</text:p>
          </table:table-cell>
          <table:table-cell table:style-name="ce1" office:value-type="string">
            <text:p>5.4876e-15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P113]*1000000" office:value-type="float" office:value="210.29">
            <text:p>210.29</text:p>
          </table:table-cell>
          <table:table-cell table:formula="of:=[.Q113]*1000000" office:value-type="float" office:value="67.677">
            <text:p>67.677</text:p>
          </table:table-cell>
          <table:table-cell table:formula="of:=[.R113]*1000000" office:value-type="float" office:value="1096.7">
            <text:p>1096.7</text:p>
          </table:table-cell>
          <table:table-cell table:formula="of:=[.S113]*1000000" office:value-type="float" office:value="0.0037823">
            <text:p>0.0037823</text:p>
          </table:table-cell>
          <table:table-cell table:formula="of:=[.T113]*1000000" office:value-type="float" office:value="0.28896">
            <text:p>0.28896</text:p>
          </table:table-cell>
          <table:table-cell table:formula="of:=[.U113]*1000000" office:value-type="float" office:value="-1.0397E-036">
            <text:p>-1.0397E-036</text:p>
          </table:table-cell>
          <table:table-cell table:formula="of:=[.V113]*1000000" office:value-type="float" office:value="0.000000005326">
            <text:p>5.326E-009</text:p>
          </table:table-cell>
          <table:table-cell table:formula="of:=[.W113]*1000000" office:value-type="float" office:value="210.29">
            <text:p>210.29</text:p>
          </table:table-cell>
          <table:table-cell table:formula="of:=[.X113]*1000000" office:value-type="float" office:value="67.666">
            <text:p>67.666</text:p>
          </table:table-cell>
          <table:table-cell table:formula="of:=[.Y113]*1000000" office:value-type="float" office:value="1096.7">
            <text:p>1096.7</text:p>
          </table:table-cell>
          <table:table-cell table:formula="of:=[.Z113]*1000000" office:value-type="float" office:value="20.042">
            <text:p>20.042</text:p>
          </table:table-cell>
          <table:table-cell table:formula="of:=[.AA113]*1000000" office:value-type="float" office:value="0">
            <text:p>0</text:p>
          </table:table-cell>
          <table:table-cell table:formula="of:=[.AB113]*1000000" office:value-type="float" office:value="-0.000000000000082925">
            <text:p>-8.2925E-014</text:p>
          </table:table-cell>
          <table:table-cell table:formula="of:=[.AC113]*1000000" office:value-type="float" office:value="0.0000000053259">
            <text:p>5.3259E-009</text:p>
          </table:table-cell>
          <table:table-cell office:value-type="float" office:value="0.00021029">
            <text:p>0.00021029</text:p>
          </table:table-cell>
          <table:table-cell table:style-name="ce1" office:value-type="string">
            <text:p>6.7677e-05</text:p>
          </table:table-cell>
          <table:table-cell office:value-type="float" office:value="0.0010967">
            <text:p>0.0010967</text:p>
          </table:table-cell>
          <table:table-cell table:style-name="ce1" office:value-type="string">
            <text:p>3.7823e-09</text:p>
          </table:table-cell>
          <table:table-cell table:style-name="ce1" office:value-type="string">
            <text:p>2.8896e-07</text:p>
          </table:table-cell>
          <table:table-cell table:style-name="ce1" office:value-type="string">
            <text:p>-1.0397e-42</text:p>
          </table:table-cell>
          <table:table-cell table:style-name="ce1" office:value-type="string">
            <text:p>5.326e-15</text:p>
          </table:table-cell>
          <table:table-cell office:value-type="float" office:value="0.00021029">
            <text:p>0.00021029</text:p>
          </table:table-cell>
          <table:table-cell table:style-name="ce1" office:value-type="string">
            <text:p>6.7666e-05</text:p>
          </table:table-cell>
          <table:table-cell office:value-type="float" office:value="0.0010967">
            <text:p>0.0010967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8.2925e-20</text:p>
          </table:table-cell>
          <table:table-cell table:style-name="ce1" office:value-type="string">
            <text:p>5.3259e-15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P114]*1000000" office:value-type="float" office:value="207.48">
            <text:p>207.48</text:p>
          </table:table-cell>
          <table:table-cell table:formula="of:=[.Q114]*1000000" office:value-type="float" office:value="66.826">
            <text:p>66.826</text:p>
          </table:table-cell>
          <table:table-cell table:formula="of:=[.R114]*1000000" office:value-type="float" office:value="1100.4">
            <text:p>1100.4</text:p>
          </table:table-cell>
          <table:table-cell table:formula="of:=[.S114]*1000000" office:value-type="float" office:value="0.0033161">
            <text:p>0.0033161</text:p>
          </table:table-cell>
          <table:table-cell table:formula="of:=[.T114]*1000000" office:value-type="float" office:value="0.29075">
            <text:p>0.29075</text:p>
          </table:table-cell>
          <table:table-cell table:formula="of:=[.U114]*1000000" office:value-type="float" office:value="-1.726E-038">
            <text:p>-1.726E-038</text:p>
          </table:table-cell>
          <table:table-cell table:formula="of:=[.V114]*1000000" office:value-type="float" office:value="0.0000000051692">
            <text:p>5.1692E-009</text:p>
          </table:table-cell>
          <table:table-cell table:formula="of:=[.W114]*1000000" office:value-type="float" office:value="207.48">
            <text:p>207.48</text:p>
          </table:table-cell>
          <table:table-cell table:formula="of:=[.X114]*1000000" office:value-type="float" office:value="66.815">
            <text:p>66.815</text:p>
          </table:table-cell>
          <table:table-cell table:formula="of:=[.Y114]*1000000" office:value-type="float" office:value="1100.4">
            <text:p>1100.4</text:p>
          </table:table-cell>
          <table:table-cell table:formula="of:=[.Z114]*1000000" office:value-type="float" office:value="20.042">
            <text:p>20.042</text:p>
          </table:table-cell>
          <table:table-cell table:formula="of:=[.AA114]*1000000" office:value-type="float" office:value="0">
            <text:p>0</text:p>
          </table:table-cell>
          <table:table-cell table:formula="of:=[.AB114]*1000000" office:value-type="float" office:value="0.00000000000088027">
            <text:p>8.8027E-013</text:p>
          </table:table-cell>
          <table:table-cell table:formula="of:=[.AC114]*1000000" office:value-type="float" office:value="0.0000000051692">
            <text:p>5.1692E-009</text:p>
          </table:table-cell>
          <table:table-cell office:value-type="float" office:value="0.00020748">
            <text:p>0.00020748</text:p>
          </table:table-cell>
          <table:table-cell table:style-name="ce1" office:value-type="string">
            <text:p>6.6826e-05</text:p>
          </table:table-cell>
          <table:table-cell office:value-type="float" office:value="0.0011004">
            <text:p>0.0011004</text:p>
          </table:table-cell>
          <table:table-cell table:style-name="ce1" office:value-type="string">
            <text:p>3.3161e-09</text:p>
          </table:table-cell>
          <table:table-cell table:style-name="ce1" office:value-type="string">
            <text:p>2.9075e-07</text:p>
          </table:table-cell>
          <table:table-cell table:style-name="ce1" office:value-type="string">
            <text:p>-1.726e-44</text:p>
          </table:table-cell>
          <table:table-cell table:style-name="ce1" office:value-type="string">
            <text:p>5.1692e-15</text:p>
          </table:table-cell>
          <table:table-cell office:value-type="float" office:value="0.00020748">
            <text:p>0.00020748</text:p>
          </table:table-cell>
          <table:table-cell table:style-name="ce1" office:value-type="string">
            <text:p>6.6815e-05</text:p>
          </table:table-cell>
          <table:table-cell office:value-type="float" office:value="0.0011004">
            <text:p>0.0011004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8.8027e-19</text:p>
          </table:table-cell>
          <table:table-cell table:style-name="ce1" office:value-type="string">
            <text:p>5.1692e-15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P115]*1000000" office:value-type="float" office:value="204.71">
            <text:p>204.71</text:p>
          </table:table-cell>
          <table:table-cell table:formula="of:=[.Q115]*1000000" office:value-type="float" office:value="65.985">
            <text:p>65.985</text:p>
          </table:table-cell>
          <table:table-cell table:formula="of:=[.R115]*1000000" office:value-type="float" office:value="1104.1">
            <text:p>1104.1</text:p>
          </table:table-cell>
          <table:table-cell table:formula="of:=[.S115]*1000000" office:value-type="float" office:value="0.0029054">
            <text:p>0.0029054</text:p>
          </table:table-cell>
          <table:table-cell table:formula="of:=[.T115]*1000000" office:value-type="float" office:value="0.29253">
            <text:p>0.29253</text:p>
          </table:table-cell>
          <table:table-cell table:formula="of:=[.U115]*1000000" office:value-type="float" office:value="2.1999E-037">
            <text:p>2.1999E-037</text:p>
          </table:table-cell>
          <table:table-cell table:formula="of:=[.V115]*1000000" office:value-type="float" office:value="0.0000000050172">
            <text:p>0.000000005</text:p>
          </table:table-cell>
          <table:table-cell table:formula="of:=[.W115]*1000000" office:value-type="float" office:value="204.71">
            <text:p>204.71</text:p>
          </table:table-cell>
          <table:table-cell table:formula="of:=[.X115]*1000000" office:value-type="float" office:value="65.973">
            <text:p>65.973</text:p>
          </table:table-cell>
          <table:table-cell table:formula="of:=[.Y115]*1000000" office:value-type="float" office:value="1104">
            <text:p>1104</text:p>
          </table:table-cell>
          <table:table-cell table:formula="of:=[.Z115]*1000000" office:value-type="float" office:value="20.042">
            <text:p>20.042</text:p>
          </table:table-cell>
          <table:table-cell table:formula="of:=[.AA115]*1000000" office:value-type="float" office:value="0">
            <text:p>0</text:p>
          </table:table-cell>
          <table:table-cell table:formula="of:=[.AB115]*1000000" office:value-type="float" office:value="0.00000000000062595">
            <text:p>6.2595E-013</text:p>
          </table:table-cell>
          <table:table-cell table:formula="of:=[.AC115]*1000000" office:value-type="float" office:value="0.0000000050172">
            <text:p>0.000000005</text:p>
          </table:table-cell>
          <table:table-cell office:value-type="float" office:value="0.00020471">
            <text:p>0.00020471</text:p>
          </table:table-cell>
          <table:table-cell table:style-name="ce1" office:value-type="string">
            <text:p>6.5985e-05</text:p>
          </table:table-cell>
          <table:table-cell office:value-type="float" office:value="0.0011041">
            <text:p>0.0011041</text:p>
          </table:table-cell>
          <table:table-cell table:style-name="ce1" office:value-type="string">
            <text:p>2.9054e-09</text:p>
          </table:table-cell>
          <table:table-cell table:style-name="ce1" office:value-type="string">
            <text:p>2.9253e-07</text:p>
          </table:table-cell>
          <table:table-cell table:style-name="ce1" office:value-type="string">
            <text:p>2.1999e-43</text:p>
          </table:table-cell>
          <table:table-cell table:style-name="ce1" office:value-type="string">
            <text:p>5.0172e-15</text:p>
          </table:table-cell>
          <table:table-cell office:value-type="float" office:value="0.00020471">
            <text:p>0.00020471</text:p>
          </table:table-cell>
          <table:table-cell table:style-name="ce1" office:value-type="string">
            <text:p>6.5973e-05</text:p>
          </table:table-cell>
          <table:table-cell office:value-type="float" office:value="0.001104">
            <text:p>0.001104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6.2595e-19</text:p>
          </table:table-cell>
          <table:table-cell table:style-name="ce1" office:value-type="string">
            <text:p>5.0172e-15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P116]*1000000" office:value-type="float" office:value="201.97">
            <text:p>201.97</text:p>
          </table:table-cell>
          <table:table-cell table:formula="of:=[.Q116]*1000000" office:value-type="float" office:value="65.153">
            <text:p>65.153</text:p>
          </table:table-cell>
          <table:table-cell table:formula="of:=[.R116]*1000000" office:value-type="float" office:value="1107.7">
            <text:p>1107.7</text:p>
          </table:table-cell>
          <table:table-cell table:formula="of:=[.S116]*1000000" office:value-type="float" office:value="0.002544">
            <text:p>0.002544</text:p>
          </table:table-cell>
          <table:table-cell table:formula="of:=[.T116]*1000000" office:value-type="float" office:value="0.29432">
            <text:p>0.29432</text:p>
          </table:table-cell>
          <table:table-cell table:formula="of:=[.U116]*1000000" office:value-type="float" office:value="-5.0257E-036">
            <text:p>-5.0257E-036</text:p>
          </table:table-cell>
          <table:table-cell table:formula="of:=[.V116]*1000000" office:value-type="float" office:value="0.0000000048699">
            <text:p>4.8699E-009</text:p>
          </table:table-cell>
          <table:table-cell table:formula="of:=[.W116]*1000000" office:value-type="float" office:value="201.97">
            <text:p>201.97</text:p>
          </table:table-cell>
          <table:table-cell table:formula="of:=[.X116]*1000000" office:value-type="float" office:value="65.142">
            <text:p>65.142</text:p>
          </table:table-cell>
          <table:table-cell table:formula="of:=[.Y116]*1000000" office:value-type="float" office:value="1107.6">
            <text:p>1107.6</text:p>
          </table:table-cell>
          <table:table-cell table:formula="of:=[.Z116]*1000000" office:value-type="float" office:value="20.042">
            <text:p>20.042</text:p>
          </table:table-cell>
          <table:table-cell table:formula="of:=[.AA116]*1000000" office:value-type="float" office:value="0">
            <text:p>0</text:p>
          </table:table-cell>
          <table:table-cell table:formula="of:=[.AB116]*1000000" office:value-type="float" office:value="-0.0000000000014295">
            <text:p>-1.4295E-012</text:p>
          </table:table-cell>
          <table:table-cell table:formula="of:=[.AC116]*1000000" office:value-type="float" office:value="0.0000000048698">
            <text:p>4.8698E-009</text:p>
          </table:table-cell>
          <table:table-cell office:value-type="float" office:value="0.00020197">
            <text:p>0.00020197</text:p>
          </table:table-cell>
          <table:table-cell table:style-name="ce1" office:value-type="string">
            <text:p>6.5153e-05</text:p>
          </table:table-cell>
          <table:table-cell office:value-type="float" office:value="0.0011077">
            <text:p>0.0011077</text:p>
          </table:table-cell>
          <table:table-cell table:style-name="ce1" office:value-type="string">
            <text:p>2.544e-09</text:p>
          </table:table-cell>
          <table:table-cell table:style-name="ce1" office:value-type="string">
            <text:p>2.9432e-07</text:p>
          </table:table-cell>
          <table:table-cell table:style-name="ce1" office:value-type="string">
            <text:p>-5.0257e-42</text:p>
          </table:table-cell>
          <table:table-cell table:style-name="ce1" office:value-type="string">
            <text:p>4.8699e-15</text:p>
          </table:table-cell>
          <table:table-cell office:value-type="float" office:value="0.00020197">
            <text:p>0.00020197</text:p>
          </table:table-cell>
          <table:table-cell table:style-name="ce1" office:value-type="string">
            <text:p>6.5142e-05</text:p>
          </table:table-cell>
          <table:table-cell office:value-type="float" office:value="0.0011076">
            <text:p>0.0011076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295e-18</text:p>
          </table:table-cell>
          <table:table-cell table:style-name="ce1" office:value-type="string">
            <text:p>4.8698e-15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P117]*1000000" office:value-type="float" office:value="199.28">
            <text:p>199.28</text:p>
          </table:table-cell>
          <table:table-cell table:formula="of:=[.Q117]*1000000" office:value-type="float" office:value="64.332">
            <text:p>64.332</text:p>
          </table:table-cell>
          <table:table-cell table:formula="of:=[.R117]*1000000" office:value-type="float" office:value="1111.3">
            <text:p>1111.3</text:p>
          </table:table-cell>
          <table:table-cell table:formula="of:=[.S117]*1000000" office:value-type="float" office:value="0.0022262">
            <text:p>0.0022262</text:p>
          </table:table-cell>
          <table:table-cell table:formula="of:=[.T117]*1000000" office:value-type="float" office:value="0.29609">
            <text:p>0.29609</text:p>
          </table:table-cell>
          <table:table-cell table:formula="of:=[.U117]*1000000" office:value-type="float" office:value="-1.2646E-035">
            <text:p>-1.2646E-035</text:p>
          </table:table-cell>
          <table:table-cell table:formula="of:=[.V117]*1000000" office:value-type="float" office:value="0.000000004727">
            <text:p>4.727E-009</text:p>
          </table:table-cell>
          <table:table-cell table:formula="of:=[.W117]*1000000" office:value-type="float" office:value="199.28">
            <text:p>199.28</text:p>
          </table:table-cell>
          <table:table-cell table:formula="of:=[.X117]*1000000" office:value-type="float" office:value="64.321">
            <text:p>64.321</text:p>
          </table:table-cell>
          <table:table-cell table:formula="of:=[.Y117]*1000000" office:value-type="float" office:value="1111.2">
            <text:p>1111.2</text:p>
          </table:table-cell>
          <table:table-cell table:formula="of:=[.Z117]*1000000" office:value-type="float" office:value="20.042">
            <text:p>20.042</text:p>
          </table:table-cell>
          <table:table-cell table:formula="of:=[.AA117]*1000000" office:value-type="float" office:value="0">
            <text:p>0</text:p>
          </table:table-cell>
          <table:table-cell table:formula="of:=[.AB117]*1000000" office:value-type="float" office:value="-0.00000000000094076">
            <text:p>-9.4076E-013</text:p>
          </table:table-cell>
          <table:table-cell table:formula="of:=[.AC117]*1000000" office:value-type="float" office:value="0.000000004727">
            <text:p>4.727E-009</text:p>
          </table:table-cell>
          <table:table-cell office:value-type="float" office:value="0.00019928">
            <text:p>0.00019928</text:p>
          </table:table-cell>
          <table:table-cell table:style-name="ce1" office:value-type="string">
            <text:p>6.4332e-05</text:p>
          </table:table-cell>
          <table:table-cell office:value-type="float" office:value="0.0011113">
            <text:p>0.0011113</text:p>
          </table:table-cell>
          <table:table-cell table:style-name="ce1" office:value-type="string">
            <text:p>2.2262e-09</text:p>
          </table:table-cell>
          <table:table-cell table:style-name="ce1" office:value-type="string">
            <text:p>2.9609e-07</text:p>
          </table:table-cell>
          <table:table-cell table:style-name="ce1" office:value-type="string">
            <text:p>-1.2646e-41</text:p>
          </table:table-cell>
          <table:table-cell table:style-name="ce1" office:value-type="string">
            <text:p>4.727e-15</text:p>
          </table:table-cell>
          <table:table-cell office:value-type="float" office:value="0.00019928">
            <text:p>0.00019928</text:p>
          </table:table-cell>
          <table:table-cell table:style-name="ce1" office:value-type="string">
            <text:p>6.4321e-05</text:p>
          </table:table-cell>
          <table:table-cell office:value-type="float" office:value="0.0011112">
            <text:p>0.0011112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9.4076e-19</text:p>
          </table:table-cell>
          <table:table-cell table:style-name="ce1" office:value-type="string">
            <text:p>4.727e-15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P118]*1000000" office:value-type="float" office:value="196.62">
            <text:p>196.62</text:p>
          </table:table-cell>
          <table:table-cell table:formula="of:=[.Q118]*1000000" office:value-type="float" office:value="63.52">
            <text:p>63.52</text:p>
          </table:table-cell>
          <table:table-cell table:formula="of:=[.R118]*1000000" office:value-type="float" office:value="1114.8">
            <text:p>1114.8</text:p>
          </table:table-cell>
          <table:table-cell table:formula="of:=[.S118]*1000000" office:value-type="float" office:value="0.0019471">
            <text:p>0.0019471</text:p>
          </table:table-cell>
          <table:table-cell table:formula="of:=[.T118]*1000000" office:value-type="float" office:value="0.29787">
            <text:p>0.29787</text:p>
          </table:table-cell>
          <table:table-cell table:formula="of:=[.U118]*1000000" office:value-type="float" office:value="-2.3902E-037">
            <text:p>-2.3902E-037</text:p>
          </table:table-cell>
          <table:table-cell table:formula="of:=[.V118]*1000000" office:value-type="float" office:value="0.0000000045885">
            <text:p>4.5885E-009</text:p>
          </table:table-cell>
          <table:table-cell table:formula="of:=[.W118]*1000000" office:value-type="float" office:value="196.62">
            <text:p>196.62</text:p>
          </table:table-cell>
          <table:table-cell table:formula="of:=[.X118]*1000000" office:value-type="float" office:value="63.509">
            <text:p>63.509</text:p>
          </table:table-cell>
          <table:table-cell table:formula="of:=[.Y118]*1000000" office:value-type="float" office:value="1114.7">
            <text:p>1114.7</text:p>
          </table:table-cell>
          <table:table-cell table:formula="of:=[.Z118]*1000000" office:value-type="float" office:value="20.042">
            <text:p>20.042</text:p>
          </table:table-cell>
          <table:table-cell table:formula="of:=[.AA118]*1000000" office:value-type="float" office:value="0">
            <text:p>0</text:p>
          </table:table-cell>
          <table:table-cell table:formula="of:=[.AB118]*1000000" office:value-type="float" office:value="0.0000000000010313">
            <text:p>1.0313E-012</text:p>
          </table:table-cell>
          <table:table-cell table:formula="of:=[.AC118]*1000000" office:value-type="float" office:value="0.0000000045885">
            <text:p>4.5885E-009</text:p>
          </table:table-cell>
          <table:table-cell office:value-type="float" office:value="0.00019662">
            <text:p>0.00019662</text:p>
          </table:table-cell>
          <table:table-cell table:style-name="ce1" office:value-type="string">
            <text:p>6.352e-05</text:p>
          </table:table-cell>
          <table:table-cell office:value-type="float" office:value="0.0011148">
            <text:p>0.0011148</text:p>
          </table:table-cell>
          <table:table-cell table:style-name="ce1" office:value-type="string">
            <text:p>1.9471e-09</text:p>
          </table:table-cell>
          <table:table-cell table:style-name="ce1" office:value-type="string">
            <text:p>2.9787e-07</text:p>
          </table:table-cell>
          <table:table-cell table:style-name="ce1" office:value-type="string">
            <text:p>-2.3902e-43</text:p>
          </table:table-cell>
          <table:table-cell table:style-name="ce1" office:value-type="string">
            <text:p>4.5885e-15</text:p>
          </table:table-cell>
          <table:table-cell office:value-type="float" office:value="0.00019662">
            <text:p>0.00019662</text:p>
          </table:table-cell>
          <table:table-cell table:style-name="ce1" office:value-type="string">
            <text:p>6.3509e-05</text:p>
          </table:table-cell>
          <table:table-cell office:value-type="float" office:value="0.0011147">
            <text:p>0.0011147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0313e-18</text:p>
          </table:table-cell>
          <table:table-cell table:style-name="ce1" office:value-type="string">
            <text:p>4.5885e-15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P119]*1000000" office:value-type="float" office:value="194">
            <text:p>194</text:p>
          </table:table-cell>
          <table:table-cell table:formula="of:=[.Q119]*1000000" office:value-type="float" office:value="62.718">
            <text:p>62.718</text:p>
          </table:table-cell>
          <table:table-cell table:formula="of:=[.R119]*1000000" office:value-type="float" office:value="1118.2">
            <text:p>1118.2</text:p>
          </table:table-cell>
          <table:table-cell table:formula="of:=[.S119]*1000000" office:value-type="float" office:value="0.0017021">
            <text:p>0.0017021</text:p>
          </table:table-cell>
          <table:table-cell table:formula="of:=[.T119]*1000000" office:value-type="float" office:value="0.29964">
            <text:p>0.29964</text:p>
          </table:table-cell>
          <table:table-cell table:formula="of:=[.U119]*1000000" office:value-type="float" office:value="-5.7993E-040">
            <text:p>-5.7993E-040</text:p>
          </table:table-cell>
          <table:table-cell table:formula="of:=[.V119]*1000000" office:value-type="float" office:value="0.0000000044542">
            <text:p>4.4542E-009</text:p>
          </table:table-cell>
          <table:table-cell table:formula="of:=[.W119]*1000000" office:value-type="float" office:value="194">
            <text:p>194</text:p>
          </table:table-cell>
          <table:table-cell table:formula="of:=[.X119]*1000000" office:value-type="float" office:value="62.707">
            <text:p>62.707</text:p>
          </table:table-cell>
          <table:table-cell table:formula="of:=[.Y119]*1000000" office:value-type="float" office:value="1118.2">
            <text:p>1118.2</text:p>
          </table:table-cell>
          <table:table-cell table:formula="of:=[.Z119]*1000000" office:value-type="float" office:value="20.042">
            <text:p>20.042</text:p>
          </table:table-cell>
          <table:table-cell table:formula="of:=[.AA119]*1000000" office:value-type="float" office:value="0">
            <text:p>0</text:p>
          </table:table-cell>
          <table:table-cell table:formula="of:=[.AB119]*1000000" office:value-type="float" office:value="-0.00000000000022372">
            <text:p>-2.2372E-013</text:p>
          </table:table-cell>
          <table:table-cell table:formula="of:=[.AC119]*1000000" office:value-type="float" office:value="0.0000000044542">
            <text:p>4.4542E-009</text:p>
          </table:table-cell>
          <table:table-cell office:value-type="float" office:value="0.000194">
            <text:p>0.000194</text:p>
          </table:table-cell>
          <table:table-cell table:style-name="ce1" office:value-type="string">
            <text:p>6.2718e-05</text:p>
          </table:table-cell>
          <table:table-cell office:value-type="float" office:value="0.0011182">
            <text:p>0.0011182</text:p>
          </table:table-cell>
          <table:table-cell table:style-name="ce1" office:value-type="string">
            <text:p>1.7021e-09</text:p>
          </table:table-cell>
          <table:table-cell table:style-name="ce1" office:value-type="string">
            <text:p>2.9964e-07</text:p>
          </table:table-cell>
          <table:table-cell table:style-name="ce1" office:value-type="string">
            <text:p>-5.7993e-46</text:p>
          </table:table-cell>
          <table:table-cell table:style-name="ce1" office:value-type="string">
            <text:p>4.4542e-15</text:p>
          </table:table-cell>
          <table:table-cell office:value-type="float" office:value="0.000194">
            <text:p>0.000194</text:p>
          </table:table-cell>
          <table:table-cell table:style-name="ce1" office:value-type="string">
            <text:p>6.2707e-05</text:p>
          </table:table-cell>
          <table:table-cell office:value-type="float" office:value="0.0011182">
            <text:p>0.0011182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372e-19</text:p>
          </table:table-cell>
          <table:table-cell table:style-name="ce1" office:value-type="string">
            <text:p>4.4542e-15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P120]*1000000" office:value-type="float" office:value="191.42">
            <text:p>191.42</text:p>
          </table:table-cell>
          <table:table-cell table:formula="of:=[.Q120]*1000000" office:value-type="float" office:value="61.926">
            <text:p>61.926</text:p>
          </table:table-cell>
          <table:table-cell table:formula="of:=[.R120]*1000000" office:value-type="float" office:value="1121.6">
            <text:p>1121.6</text:p>
          </table:table-cell>
          <table:table-cell table:formula="of:=[.S120]*1000000" office:value-type="float" office:value="0.0014873">
            <text:p>0.0014873</text:p>
          </table:table-cell>
          <table:table-cell table:formula="of:=[.T120]*1000000" office:value-type="float" office:value="0.30141">
            <text:p>0.30141</text:p>
          </table:table-cell>
          <table:table-cell table:formula="of:=[.U120]*1000000" office:value-type="float" office:value="1.2947E-039">
            <text:p>1.2947E-039</text:p>
          </table:table-cell>
          <table:table-cell table:formula="of:=[.V120]*1000000" office:value-type="float" office:value="0.000000004324">
            <text:p>4.324E-009</text:p>
          </table:table-cell>
          <table:table-cell table:formula="of:=[.W120]*1000000" office:value-type="float" office:value="191.42">
            <text:p>191.42</text:p>
          </table:table-cell>
          <table:table-cell table:formula="of:=[.X120]*1000000" office:value-type="float" office:value="61.915">
            <text:p>61.915</text:p>
          </table:table-cell>
          <table:table-cell table:formula="of:=[.Y120]*1000000" office:value-type="float" office:value="1121.6">
            <text:p>1121.6</text:p>
          </table:table-cell>
          <table:table-cell table:formula="of:=[.Z120]*1000000" office:value-type="float" office:value="20.042">
            <text:p>20.042</text:p>
          </table:table-cell>
          <table:table-cell table:formula="of:=[.AA120]*1000000" office:value-type="float" office:value="0">
            <text:p>0</text:p>
          </table:table-cell>
          <table:table-cell table:formula="of:=[.AB120]*1000000" office:value-type="float" office:value="0.0000000000016705">
            <text:p>1.6705E-012</text:p>
          </table:table-cell>
          <table:table-cell table:formula="of:=[.AC120]*1000000" office:value-type="float" office:value="0.000000004324">
            <text:p>4.324E-009</text:p>
          </table:table-cell>
          <table:table-cell office:value-type="float" office:value="0.00019142">
            <text:p>0.00019142</text:p>
          </table:table-cell>
          <table:table-cell table:style-name="ce1" office:value-type="string">
            <text:p>6.1926e-05</text:p>
          </table:table-cell>
          <table:table-cell office:value-type="float" office:value="0.0011216">
            <text:p>0.0011216</text:p>
          </table:table-cell>
          <table:table-cell table:style-name="ce1" office:value-type="string">
            <text:p>1.4873e-09</text:p>
          </table:table-cell>
          <table:table-cell table:style-name="ce1" office:value-type="string">
            <text:p>3.0141e-07</text:p>
          </table:table-cell>
          <table:table-cell table:style-name="ce1" office:value-type="string">
            <text:p>1.2947e-45</text:p>
          </table:table-cell>
          <table:table-cell table:style-name="ce1" office:value-type="string">
            <text:p>4.324e-15</text:p>
          </table:table-cell>
          <table:table-cell office:value-type="float" office:value="0.00019142">
            <text:p>0.00019142</text:p>
          </table:table-cell>
          <table:table-cell table:style-name="ce1" office:value-type="string">
            <text:p>6.1915e-05</text:p>
          </table:table-cell>
          <table:table-cell office:value-type="float" office:value="0.0011216">
            <text:p>0.0011216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6705e-18</text:p>
          </table:table-cell>
          <table:table-cell table:style-name="ce1" office:value-type="string">
            <text:p>4.324e-15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P121]*1000000" office:value-type="float" office:value="188.88">
            <text:p>188.88</text:p>
          </table:table-cell>
          <table:table-cell table:formula="of:=[.Q121]*1000000" office:value-type="float" office:value="61.143">
            <text:p>61.143</text:p>
          </table:table-cell>
          <table:table-cell table:formula="of:=[.R121]*1000000" office:value-type="float" office:value="1125">
            <text:p>1125</text:p>
          </table:table-cell>
          <table:table-cell table:formula="of:=[.S121]*1000000" office:value-type="float" office:value="0.0012992">
            <text:p>0.0012992</text:p>
          </table:table-cell>
          <table:table-cell table:formula="of:=[.T121]*1000000" office:value-type="float" office:value="0.30317">
            <text:p>0.30317</text:p>
          </table:table-cell>
          <table:table-cell table:formula="of:=[.U121]*1000000" office:value-type="float" office:value="1.0722E-038">
            <text:p>1.0722E-038</text:p>
          </table:table-cell>
          <table:table-cell table:formula="of:=[.V121]*1000000" office:value-type="float" office:value="0.0000000041978">
            <text:p>4.1978E-009</text:p>
          </table:table-cell>
          <table:table-cell table:formula="of:=[.W121]*1000000" office:value-type="float" office:value="188.88">
            <text:p>188.88</text:p>
          </table:table-cell>
          <table:table-cell table:formula="of:=[.X121]*1000000" office:value-type="float" office:value="61.132">
            <text:p>61.132</text:p>
          </table:table-cell>
          <table:table-cell table:formula="of:=[.Y121]*1000000" office:value-type="float" office:value="1125">
            <text:p>1125</text:p>
          </table:table-cell>
          <table:table-cell table:formula="of:=[.Z121]*1000000" office:value-type="float" office:value="20.042">
            <text:p>20.042</text:p>
          </table:table-cell>
          <table:table-cell table:formula="of:=[.AA121]*1000000" office:value-type="float" office:value="0">
            <text:p>0</text:p>
          </table:table-cell>
          <table:table-cell table:formula="of:=[.AB121]*1000000" office:value-type="float" office:value="-0.00000000000049845">
            <text:p>-4.9845E-013</text:p>
          </table:table-cell>
          <table:table-cell table:formula="of:=[.AC121]*1000000" office:value-type="float" office:value="0.0000000041978">
            <text:p>4.1978E-009</text:p>
          </table:table-cell>
          <table:table-cell office:value-type="float" office:value="0.00018888">
            <text:p>0.00018888</text:p>
          </table:table-cell>
          <table:table-cell table:style-name="ce1" office:value-type="string">
            <text:p>6.1143e-05</text:p>
          </table:table-cell>
          <table:table-cell office:value-type="float" office:value="0.001125">
            <text:p>0.001125</text:p>
          </table:table-cell>
          <table:table-cell table:style-name="ce1" office:value-type="string">
            <text:p>1.2992e-09</text:p>
          </table:table-cell>
          <table:table-cell table:style-name="ce1" office:value-type="string">
            <text:p>3.0317e-07</text:p>
          </table:table-cell>
          <table:table-cell table:style-name="ce1" office:value-type="string">
            <text:p>1.0722e-44</text:p>
          </table:table-cell>
          <table:table-cell table:style-name="ce1" office:value-type="string">
            <text:p>4.1978e-15</text:p>
          </table:table-cell>
          <table:table-cell office:value-type="float" office:value="0.00018888">
            <text:p>0.00018888</text:p>
          </table:table-cell>
          <table:table-cell table:style-name="ce1" office:value-type="string">
            <text:p>6.1132e-05</text:p>
          </table:table-cell>
          <table:table-cell office:value-type="float" office:value="0.001125">
            <text:p>0.001125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9845e-19</text:p>
          </table:table-cell>
          <table:table-cell table:style-name="ce1" office:value-type="string">
            <text:p>4.1978e-15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P122]*1000000" office:value-type="float" office:value="186.37">
            <text:p>186.37</text:p>
          </table:table-cell>
          <table:table-cell table:formula="of:=[.Q122]*1000000" office:value-type="float" office:value="60.369">
            <text:p>60.369</text:p>
          </table:table-cell>
          <table:table-cell table:formula="of:=[.R122]*1000000" office:value-type="float" office:value="1128.3">
            <text:p>1128.3</text:p>
          </table:table-cell>
          <table:table-cell table:formula="of:=[.S122]*1000000" office:value-type="float" office:value="0.0011346">
            <text:p>0.0011346</text:p>
          </table:table-cell>
          <table:table-cell table:formula="of:=[.T122]*1000000" office:value-type="float" office:value="0.30493">
            <text:p>0.30493</text:p>
          </table:table-cell>
          <table:table-cell table:formula="of:=[.U122]*1000000" office:value-type="float" office:value="6.2769E-040">
            <text:p>6.2769E-040</text:p>
          </table:table-cell>
          <table:table-cell table:formula="of:=[.V122]*1000000" office:value-type="float" office:value="0.0000000040754">
            <text:p>4.0754E-009</text:p>
          </table:table-cell>
          <table:table-cell table:formula="of:=[.W122]*1000000" office:value-type="float" office:value="186.37">
            <text:p>186.37</text:p>
          </table:table-cell>
          <table:table-cell table:formula="of:=[.X122]*1000000" office:value-type="float" office:value="60.358">
            <text:p>60.358</text:p>
          </table:table-cell>
          <table:table-cell table:formula="of:=[.Y122]*1000000" office:value-type="float" office:value="1128.3">
            <text:p>1128.3</text:p>
          </table:table-cell>
          <table:table-cell table:formula="of:=[.Z122]*1000000" office:value-type="float" office:value="20.042">
            <text:p>20.042</text:p>
          </table:table-cell>
          <table:table-cell table:formula="of:=[.AA122]*1000000" office:value-type="float" office:value="0">
            <text:p>0</text:p>
          </table:table-cell>
          <table:table-cell table:formula="of:=[.AB122]*1000000" office:value-type="float" office:value="0.00000000000048648">
            <text:p>4.8648E-013</text:p>
          </table:table-cell>
          <table:table-cell table:formula="of:=[.AC122]*1000000" office:value-type="float" office:value="0.0000000040754">
            <text:p>4.0754E-009</text:p>
          </table:table-cell>
          <table:table-cell office:value-type="float" office:value="0.00018637">
            <text:p>0.00018637</text:p>
          </table:table-cell>
          <table:table-cell table:style-name="ce1" office:value-type="string">
            <text:p>6.0369e-05</text:p>
          </table:table-cell>
          <table:table-cell office:value-type="float" office:value="0.0011283">
            <text:p>0.0011283</text:p>
          </table:table-cell>
          <table:table-cell table:style-name="ce1" office:value-type="string">
            <text:p>1.1346e-09</text:p>
          </table:table-cell>
          <table:table-cell table:style-name="ce1" office:value-type="string">
            <text:p>3.0493e-07</text:p>
          </table:table-cell>
          <table:table-cell table:style-name="ce1" office:value-type="string">
            <text:p>6.2769e-46</text:p>
          </table:table-cell>
          <table:table-cell table:style-name="ce1" office:value-type="string">
            <text:p>4.0754e-15</text:p>
          </table:table-cell>
          <table:table-cell office:value-type="float" office:value="0.00018637">
            <text:p>0.00018637</text:p>
          </table:table-cell>
          <table:table-cell table:style-name="ce1" office:value-type="string">
            <text:p>6.0358e-05</text:p>
          </table:table-cell>
          <table:table-cell office:value-type="float" office:value="0.0011283">
            <text:p>0.001128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4.8648e-19</text:p>
          </table:table-cell>
          <table:table-cell table:style-name="ce1" office:value-type="string">
            <text:p>4.0754e-15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P123]*1000000" office:value-type="float" office:value="183.9">
            <text:p>183.9</text:p>
          </table:table-cell>
          <table:table-cell table:formula="of:=[.Q123]*1000000" office:value-type="float" office:value="59.604">
            <text:p>59.604</text:p>
          </table:table-cell>
          <table:table-cell table:formula="of:=[.R123]*1000000" office:value-type="float" office:value="1131.6">
            <text:p>1131.6</text:p>
          </table:table-cell>
          <table:table-cell table:formula="of:=[.S123]*1000000" office:value-type="float" office:value="0.00099061">
            <text:p>0.00099061</text:p>
          </table:table-cell>
          <table:table-cell table:formula="of:=[.T123]*1000000" office:value-type="float" office:value="0.30669">
            <text:p>0.30669</text:p>
          </table:table-cell>
          <table:table-cell table:formula="of:=[.U123]*1000000" office:value-type="float" office:value="-5.149E-041">
            <text:p>-5.149E-041</text:p>
          </table:table-cell>
          <table:table-cell table:formula="of:=[.V123]*1000000" office:value-type="float" office:value="0.0000000039568">
            <text:p>0.000000004</text:p>
          </table:table-cell>
          <table:table-cell table:formula="of:=[.W123]*1000000" office:value-type="float" office:value="183.9">
            <text:p>183.9</text:p>
          </table:table-cell>
          <table:table-cell table:formula="of:=[.X123]*1000000" office:value-type="float" office:value="59.594">
            <text:p>59.594</text:p>
          </table:table-cell>
          <table:table-cell table:formula="of:=[.Y123]*1000000" office:value-type="float" office:value="1131.6">
            <text:p>1131.6</text:p>
          </table:table-cell>
          <table:table-cell table:formula="of:=[.Z123]*1000000" office:value-type="float" office:value="20.042">
            <text:p>20.042</text:p>
          </table:table-cell>
          <table:table-cell table:formula="of:=[.AA123]*1000000" office:value-type="float" office:value="0">
            <text:p>0</text:p>
          </table:table-cell>
          <table:table-cell table:formula="of:=[.AB123]*1000000" office:value-type="float" office:value="0.000000000001157">
            <text:p>1.157E-012</text:p>
          </table:table-cell>
          <table:table-cell table:formula="of:=[.AC123]*1000000" office:value-type="float" office:value="0.0000000039568">
            <text:p>0.000000004</text:p>
          </table:table-cell>
          <table:table-cell office:value-type="float" office:value="0.0001839">
            <text:p>0.0001839</text:p>
          </table:table-cell>
          <table:table-cell table:style-name="ce1" office:value-type="string">
            <text:p>5.9604e-05</text:p>
          </table:table-cell>
          <table:table-cell office:value-type="float" office:value="0.0011316">
            <text:p>0.0011316</text:p>
          </table:table-cell>
          <table:table-cell table:style-name="ce1" office:value-type="string">
            <text:p>9.9061e-10</text:p>
          </table:table-cell>
          <table:table-cell table:style-name="ce1" office:value-type="string">
            <text:p>3.0669e-07</text:p>
          </table:table-cell>
          <table:table-cell table:style-name="ce1" office:value-type="string">
            <text:p>-5.149e-47</text:p>
          </table:table-cell>
          <table:table-cell table:style-name="ce1" office:value-type="string">
            <text:p>3.9568e-15</text:p>
          </table:table-cell>
          <table:table-cell office:value-type="float" office:value="0.0001839">
            <text:p>0.0001839</text:p>
          </table:table-cell>
          <table:table-cell table:style-name="ce1" office:value-type="string">
            <text:p>5.9594e-05</text:p>
          </table:table-cell>
          <table:table-cell office:value-type="float" office:value="0.0011316">
            <text:p>0.0011316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157e-18</text:p>
          </table:table-cell>
          <table:table-cell table:style-name="ce1" office:value-type="string">
            <text:p>3.9568e-15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P124]*1000000" office:value-type="float" office:value="181.47">
            <text:p>181.47</text:p>
          </table:table-cell>
          <table:table-cell table:formula="of:=[.Q124]*1000000" office:value-type="float" office:value="58.849">
            <text:p>58.849</text:p>
          </table:table-cell>
          <table:table-cell table:formula="of:=[.R124]*1000000" office:value-type="float" office:value="1134.8">
            <text:p>1134.8</text:p>
          </table:table-cell>
          <table:table-cell table:formula="of:=[.S124]*1000000" office:value-type="float" office:value="0.00086481">
            <text:p>0.00086481</text:p>
          </table:table-cell>
          <table:table-cell table:formula="of:=[.T124]*1000000" office:value-type="float" office:value="0.30844">
            <text:p>0.30844</text:p>
          </table:table-cell>
          <table:table-cell table:formula="of:=[.U124]*1000000" office:value-type="float" office:value="-4.5529E-042">
            <text:p>-4.5529E-042</text:p>
          </table:table-cell>
          <table:table-cell table:formula="of:=[.V124]*1000000" office:value-type="float" office:value="0.0000000038418">
            <text:p>3.8418E-009</text:p>
          </table:table-cell>
          <table:table-cell table:formula="of:=[.W124]*1000000" office:value-type="float" office:value="181.47">
            <text:p>181.47</text:p>
          </table:table-cell>
          <table:table-cell table:formula="of:=[.X124]*1000000" office:value-type="float" office:value="58.838">
            <text:p>58.838</text:p>
          </table:table-cell>
          <table:table-cell table:formula="of:=[.Y124]*1000000" office:value-type="float" office:value="1134.8">
            <text:p>1134.8</text:p>
          </table:table-cell>
          <table:table-cell table:formula="of:=[.Z124]*1000000" office:value-type="float" office:value="20.042">
            <text:p>20.042</text:p>
          </table:table-cell>
          <table:table-cell table:formula="of:=[.AA124]*1000000" office:value-type="float" office:value="0">
            <text:p>0</text:p>
          </table:table-cell>
          <table:table-cell table:formula="of:=[.AB124]*1000000" office:value-type="float" office:value="0.00000000000024685">
            <text:p>2.4685E-013</text:p>
          </table:table-cell>
          <table:table-cell table:formula="of:=[.AC124]*1000000" office:value-type="float" office:value="0.0000000038418">
            <text:p>3.8418E-009</text:p>
          </table:table-cell>
          <table:table-cell office:value-type="float" office:value="0.00018147">
            <text:p>0.00018147</text:p>
          </table:table-cell>
          <table:table-cell table:style-name="ce1" office:value-type="string">
            <text:p>5.8849e-05</text:p>
          </table:table-cell>
          <table:table-cell office:value-type="float" office:value="0.0011348">
            <text:p>0.0011348</text:p>
          </table:table-cell>
          <table:table-cell table:style-name="ce1" office:value-type="string">
            <text:p>8.6481e-10</text:p>
          </table:table-cell>
          <table:table-cell table:style-name="ce1" office:value-type="string">
            <text:p>3.0844e-07</text:p>
          </table:table-cell>
          <table:table-cell table:style-name="ce1" office:value-type="string">
            <text:p>-4.5529e-48</text:p>
          </table:table-cell>
          <table:table-cell table:style-name="ce1" office:value-type="string">
            <text:p>3.8418e-15</text:p>
          </table:table-cell>
          <table:table-cell office:value-type="float" office:value="0.00018147">
            <text:p>0.00018147</text:p>
          </table:table-cell>
          <table:table-cell table:style-name="ce1" office:value-type="string">
            <text:p>5.8838e-05</text:p>
          </table:table-cell>
          <table:table-cell office:value-type="float" office:value="0.0011348">
            <text:p>0.0011348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4685e-19</text:p>
          </table:table-cell>
          <table:table-cell table:style-name="ce1" office:value-type="string">
            <text:p>3.8418e-15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P125]*1000000" office:value-type="float" office:value="179.07">
            <text:p>179.07</text:p>
          </table:table-cell>
          <table:table-cell table:formula="of:=[.Q125]*1000000" office:value-type="float" office:value="58.103">
            <text:p>58.103</text:p>
          </table:table-cell>
          <table:table-cell table:formula="of:=[.R125]*1000000" office:value-type="float" office:value="1138">
            <text:p>1138</text:p>
          </table:table-cell>
          <table:table-cell table:formula="of:=[.S125]*1000000" office:value-type="float" office:value="0.00075496">
            <text:p>0.00075496</text:p>
          </table:table-cell>
          <table:table-cell table:formula="of:=[.T125]*1000000" office:value-type="float" office:value="0.31018">
            <text:p>0.31018</text:p>
          </table:table-cell>
          <table:table-cell table:formula="of:=[.U125]*1000000" office:value-type="float" office:value="-3.0599E-044">
            <text:p>-3.0599E-044</text:p>
          </table:table-cell>
          <table:table-cell table:formula="of:=[.V125]*1000000" office:value-type="float" office:value="0.0000000037303">
            <text:p>3.7303E-009</text:p>
          </table:table-cell>
          <table:table-cell table:formula="of:=[.W125]*1000000" office:value-type="float" office:value="179.06">
            <text:p>179.06</text:p>
          </table:table-cell>
          <table:table-cell table:formula="of:=[.X125]*1000000" office:value-type="float" office:value="58.092">
            <text:p>58.092</text:p>
          </table:table-cell>
          <table:table-cell table:formula="of:=[.Y125]*1000000" office:value-type="float" office:value="1138">
            <text:p>1138</text:p>
          </table:table-cell>
          <table:table-cell table:formula="of:=[.Z125]*1000000" office:value-type="float" office:value="20.042">
            <text:p>20.042</text:p>
          </table:table-cell>
          <table:table-cell table:formula="of:=[.AA125]*1000000" office:value-type="float" office:value="0">
            <text:p>0</text:p>
          </table:table-cell>
          <table:table-cell table:formula="of:=[.AB125]*1000000" office:value-type="float" office:value="0.00000000000073134">
            <text:p>7.3134E-013</text:p>
          </table:table-cell>
          <table:table-cell table:formula="of:=[.AC125]*1000000" office:value-type="float" office:value="0.0000000037302">
            <text:p>3.7302E-009</text:p>
          </table:table-cell>
          <table:table-cell office:value-type="float" office:value="0.00017907">
            <text:p>0.00017907</text:p>
          </table:table-cell>
          <table:table-cell table:style-name="ce1" office:value-type="string">
            <text:p>5.8103e-05</text:p>
          </table:table-cell>
          <table:table-cell office:value-type="float" office:value="0.001138">
            <text:p>0.001138</text:p>
          </table:table-cell>
          <table:table-cell table:style-name="ce1" office:value-type="string">
            <text:p>7.5496e-10</text:p>
          </table:table-cell>
          <table:table-cell table:style-name="ce1" office:value-type="string">
            <text:p>3.1018e-07</text:p>
          </table:table-cell>
          <table:table-cell table:style-name="ce1" office:value-type="string">
            <text:p>-3.0599e-50</text:p>
          </table:table-cell>
          <table:table-cell table:style-name="ce1" office:value-type="string">
            <text:p>3.7303e-15</text:p>
          </table:table-cell>
          <table:table-cell office:value-type="float" office:value="0.00017906">
            <text:p>0.00017906</text:p>
          </table:table-cell>
          <table:table-cell table:style-name="ce1" office:value-type="string">
            <text:p>5.8092e-05</text:p>
          </table:table-cell>
          <table:table-cell office:value-type="float" office:value="0.001138">
            <text:p>0.001138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7.3134e-19</text:p>
          </table:table-cell>
          <table:table-cell table:style-name="ce1" office:value-type="string">
            <text:p>3.7302e-15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P126]*1000000" office:value-type="float" office:value="176.7">
            <text:p>176.7</text:p>
          </table:table-cell>
          <table:table-cell table:formula="of:=[.Q126]*1000000" office:value-type="float" office:value="57.366">
            <text:p>57.366</text:p>
          </table:table-cell>
          <table:table-cell table:formula="of:=[.R126]*1000000" office:value-type="float" office:value="1141.2">
            <text:p>1141.2</text:p>
          </table:table-cell>
          <table:table-cell table:formula="of:=[.S126]*1000000" office:value-type="float" office:value="0.00065912">
            <text:p>0.00065912</text:p>
          </table:table-cell>
          <table:table-cell table:formula="of:=[.T126]*1000000" office:value-type="float" office:value="0.31192">
            <text:p>0.31192</text:p>
          </table:table-cell>
          <table:table-cell table:formula="of:=[.U126]*1000000" office:value-type="float" office:value="-3.778E-045">
            <text:p>-3.778E-045</text:p>
          </table:table-cell>
          <table:table-cell table:formula="of:=[.V126]*1000000" office:value-type="float" office:value="0.0000000036222">
            <text:p>3.6222E-009</text:p>
          </table:table-cell>
          <table:table-cell table:formula="of:=[.W126]*1000000" office:value-type="float" office:value="176.7">
            <text:p>176.7</text:p>
          </table:table-cell>
          <table:table-cell table:formula="of:=[.X126]*1000000" office:value-type="float" office:value="57.355">
            <text:p>57.355</text:p>
          </table:table-cell>
          <table:table-cell table:formula="of:=[.Y126]*1000000" office:value-type="float" office:value="1141.1">
            <text:p>1141.1</text:p>
          </table:table-cell>
          <table:table-cell table:formula="of:=[.Z126]*1000000" office:value-type="float" office:value="20.042">
            <text:p>20.042</text:p>
          </table:table-cell>
          <table:table-cell table:formula="of:=[.AA126]*1000000" office:value-type="float" office:value="0">
            <text:p>0</text:p>
          </table:table-cell>
          <table:table-cell table:formula="of:=[.AB126]*1000000" office:value-type="float" office:value="-0.00000000000076663">
            <text:p>-7.6663E-013</text:p>
          </table:table-cell>
          <table:table-cell table:formula="of:=[.AC126]*1000000" office:value-type="float" office:value="0.0000000036221">
            <text:p>3.6221E-009</text:p>
          </table:table-cell>
          <table:table-cell office:value-type="float" office:value="0.0001767">
            <text:p>0.0001767</text:p>
          </table:table-cell>
          <table:table-cell table:style-name="ce1" office:value-type="string">
            <text:p>5.7366e-05</text:p>
          </table:table-cell>
          <table:table-cell office:value-type="float" office:value="0.0011412">
            <text:p>0.0011412</text:p>
          </table:table-cell>
          <table:table-cell table:style-name="ce1" office:value-type="string">
            <text:p>6.5912e-10</text:p>
          </table:table-cell>
          <table:table-cell table:style-name="ce1" office:value-type="string">
            <text:p>3.1192e-07</text:p>
          </table:table-cell>
          <table:table-cell table:style-name="ce1" office:value-type="string">
            <text:p>-3.778e-51</text:p>
          </table:table-cell>
          <table:table-cell table:style-name="ce1" office:value-type="string">
            <text:p>3.6222e-15</text:p>
          </table:table-cell>
          <table:table-cell office:value-type="float" office:value="0.0001767">
            <text:p>0.0001767</text:p>
          </table:table-cell>
          <table:table-cell table:style-name="ce1" office:value-type="string">
            <text:p>5.7355e-05</text:p>
          </table:table-cell>
          <table:table-cell office:value-type="float" office:value="0.0011411">
            <text:p>0.0011411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6663e-19</text:p>
          </table:table-cell>
          <table:table-cell table:style-name="ce1" office:value-type="string">
            <text:p>3.6221e-15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P127]*1000000" office:value-type="float" office:value="174.37">
            <text:p>174.37</text:p>
          </table:table-cell>
          <table:table-cell table:formula="of:=[.Q127]*1000000" office:value-type="float" office:value="56.637">
            <text:p>56.637</text:p>
          </table:table-cell>
          <table:table-cell table:formula="of:=[.R127]*1000000" office:value-type="float" office:value="1144.3">
            <text:p>1144.3</text:p>
          </table:table-cell>
          <table:table-cell table:formula="of:=[.S127]*1000000" office:value-type="float" office:value="0.00057554">
            <text:p>0.00057554</text:p>
          </table:table-cell>
          <table:table-cell table:formula="of:=[.T127]*1000000" office:value-type="float" office:value="0.31366">
            <text:p>0.31366</text:p>
          </table:table-cell>
          <table:table-cell table:formula="of:=[.U127]*1000000" office:value-type="float" office:value="-1.2516E-045">
            <text:p>-1.2516E-045</text:p>
          </table:table-cell>
          <table:table-cell table:formula="of:=[.V127]*1000000" office:value-type="float" office:value="0.0000000035173">
            <text:p>3.5173E-009</text:p>
          </table:table-cell>
          <table:table-cell table:formula="of:=[.W127]*1000000" office:value-type="float" office:value="174.36">
            <text:p>174.36</text:p>
          </table:table-cell>
          <table:table-cell table:formula="of:=[.X127]*1000000" office:value-type="float" office:value="56.627">
            <text:p>56.627</text:p>
          </table:table-cell>
          <table:table-cell table:formula="of:=[.Y127]*1000000" office:value-type="float" office:value="1144.2">
            <text:p>1144.2</text:p>
          </table:table-cell>
          <table:table-cell table:formula="of:=[.Z127]*1000000" office:value-type="float" office:value="20.042">
            <text:p>20.042</text:p>
          </table:table-cell>
          <table:table-cell table:formula="of:=[.AA127]*1000000" office:value-type="float" office:value="0">
            <text:p>0</text:p>
          </table:table-cell>
          <table:table-cell table:formula="of:=[.AB127]*1000000" office:value-type="float" office:value="-0.00000000000027526">
            <text:p>-2.7526E-013</text:p>
          </table:table-cell>
          <table:table-cell table:formula="of:=[.AC127]*1000000" office:value-type="float" office:value="0.0000000035173">
            <text:p>3.5173E-009</text:p>
          </table:table-cell>
          <table:table-cell office:value-type="float" office:value="0.00017437">
            <text:p>0.00017437</text:p>
          </table:table-cell>
          <table:table-cell table:style-name="ce1" office:value-type="string">
            <text:p>5.6637e-05</text:p>
          </table:table-cell>
          <table:table-cell office:value-type="float" office:value="0.0011443">
            <text:p>0.0011443</text:p>
          </table:table-cell>
          <table:table-cell table:style-name="ce1" office:value-type="string">
            <text:p>5.7554e-10</text:p>
          </table:table-cell>
          <table:table-cell table:style-name="ce1" office:value-type="string">
            <text:p>3.1366e-07</text:p>
          </table:table-cell>
          <table:table-cell table:style-name="ce1" office:value-type="string">
            <text:p>-1.2516e-51</text:p>
          </table:table-cell>
          <table:table-cell table:style-name="ce1" office:value-type="string">
            <text:p>3.5173e-15</text:p>
          </table:table-cell>
          <table:table-cell office:value-type="float" office:value="0.00017436">
            <text:p>0.00017436</text:p>
          </table:table-cell>
          <table:table-cell table:style-name="ce1" office:value-type="string">
            <text:p>5.6627e-05</text:p>
          </table:table-cell>
          <table:table-cell office:value-type="float" office:value="0.0011442">
            <text:p>0.0011442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526e-19</text:p>
          </table:table-cell>
          <table:table-cell table:style-name="ce1" office:value-type="string">
            <text:p>3.5173e-15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P128]*1000000" office:value-type="float" office:value="172.07">
            <text:p>172.07</text:p>
          </table:table-cell>
          <table:table-cell table:formula="of:=[.Q128]*1000000" office:value-type="float" office:value="55.918">
            <text:p>55.918</text:p>
          </table:table-cell>
          <table:table-cell table:formula="of:=[.R128]*1000000" office:value-type="float" office:value="1147.3">
            <text:p>1147.3</text:p>
          </table:table-cell>
          <table:table-cell table:formula="of:=[.S128]*1000000" office:value-type="float" office:value="0.00050271">
            <text:p>0.00050271</text:p>
          </table:table-cell>
          <table:table-cell table:formula="of:=[.T128]*1000000" office:value-type="float" office:value="0.31539">
            <text:p>0.31539</text:p>
          </table:table-cell>
          <table:table-cell table:formula="of:=[.U128]*1000000" office:value-type="float" office:value="-4.3232E-046">
            <text:p>-4.3232E-046</text:p>
          </table:table-cell>
          <table:table-cell table:formula="of:=[.V128]*1000000" office:value-type="float" office:value="0.0000000034157">
            <text:p>3.4157E-009</text:p>
          </table:table-cell>
          <table:table-cell table:formula="of:=[.W128]*1000000" office:value-type="float" office:value="172.07">
            <text:p>172.07</text:p>
          </table:table-cell>
          <table:table-cell table:formula="of:=[.X128]*1000000" office:value-type="float" office:value="55.907">
            <text:p>55.907</text:p>
          </table:table-cell>
          <table:table-cell table:formula="of:=[.Y128]*1000000" office:value-type="float" office:value="1147.3">
            <text:p>1147.3</text:p>
          </table:table-cell>
          <table:table-cell table:formula="of:=[.Z128]*1000000" office:value-type="float" office:value="20.042">
            <text:p>20.042</text:p>
          </table:table-cell>
          <table:table-cell table:formula="of:=[.AA128]*1000000" office:value-type="float" office:value="0">
            <text:p>0</text:p>
          </table:table-cell>
          <table:table-cell table:formula="of:=[.AB128]*1000000" office:value-type="float" office:value="0.00000000000042141">
            <text:p>4.2141E-013</text:p>
          </table:table-cell>
          <table:table-cell table:formula="of:=[.AC128]*1000000" office:value-type="float" office:value="0.0000000034157">
            <text:p>3.4157E-009</text:p>
          </table:table-cell>
          <table:table-cell office:value-type="float" office:value="0.00017207">
            <text:p>0.00017207</text:p>
          </table:table-cell>
          <table:table-cell table:style-name="ce1" office:value-type="string">
            <text:p>5.5918e-05</text:p>
          </table:table-cell>
          <table:table-cell office:value-type="float" office:value="0.0011473">
            <text:p>0.0011473</text:p>
          </table:table-cell>
          <table:table-cell table:style-name="ce1" office:value-type="string">
            <text:p>5.0271e-10</text:p>
          </table:table-cell>
          <table:table-cell table:style-name="ce1" office:value-type="string">
            <text:p>3.1539e-07</text:p>
          </table:table-cell>
          <table:table-cell table:style-name="ce1" office:value-type="string">
            <text:p>-4.3232e-52</text:p>
          </table:table-cell>
          <table:table-cell table:style-name="ce1" office:value-type="string">
            <text:p>3.4157e-15</text:p>
          </table:table-cell>
          <table:table-cell office:value-type="float" office:value="0.00017207">
            <text:p>0.00017207</text:p>
          </table:table-cell>
          <table:table-cell table:style-name="ce1" office:value-type="string">
            <text:p>5.5907e-05</text:p>
          </table:table-cell>
          <table:table-cell office:value-type="float" office:value="0.0011473">
            <text:p>0.001147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4.2141e-19</text:p>
          </table:table-cell>
          <table:table-cell table:style-name="ce1" office:value-type="string">
            <text:p>3.4157e-15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P129]*1000000" office:value-type="float" office:value="169.8">
            <text:p>169.8</text:p>
          </table:table-cell>
          <table:table-cell table:formula="of:=[.Q129]*1000000" office:value-type="float" office:value="55.207">
            <text:p>55.207</text:p>
          </table:table-cell>
          <table:table-cell table:formula="of:=[.R129]*1000000" office:value-type="float" office:value="1150.4">
            <text:p>1150.4</text:p>
          </table:table-cell>
          <table:table-cell table:formula="of:=[.S129]*1000000" office:value-type="float" office:value="0.00043927">
            <text:p>0.00043927</text:p>
          </table:table-cell>
          <table:table-cell table:formula="of:=[.T129]*1000000" office:value-type="float" office:value="0.31711">
            <text:p>0.31711</text:p>
          </table:table-cell>
          <table:table-cell table:formula="of:=[.U129]*1000000" office:value-type="float" office:value="-1.5376E-046">
            <text:p>-1.5376E-046</text:p>
          </table:table-cell>
          <table:table-cell table:formula="of:=[.V129]*1000000" office:value-type="float" office:value="0.0000000033172">
            <text:p>3.3172E-009</text:p>
          </table:table-cell>
          <table:table-cell table:formula="of:=[.W129]*1000000" office:value-type="float" office:value="169.8">
            <text:p>169.8</text:p>
          </table:table-cell>
          <table:table-cell table:formula="of:=[.X129]*1000000" office:value-type="float" office:value="55.197">
            <text:p>55.197</text:p>
          </table:table-cell>
          <table:table-cell table:formula="of:=[.Y129]*1000000" office:value-type="float" office:value="1150.3">
            <text:p>1150.3</text:p>
          </table:table-cell>
          <table:table-cell table:formula="of:=[.Z129]*1000000" office:value-type="float" office:value="20.042">
            <text:p>20.042</text:p>
          </table:table-cell>
          <table:table-cell table:formula="of:=[.AA129]*1000000" office:value-type="float" office:value="0">
            <text:p>0</text:p>
          </table:table-cell>
          <table:table-cell table:formula="of:=[.AB129]*1000000" office:value-type="float" office:value="0.00000000000093299">
            <text:p>9.3299E-013</text:p>
          </table:table-cell>
          <table:table-cell table:formula="of:=[.AC129]*1000000" office:value-type="float" office:value="0.0000000033172">
            <text:p>3.3172E-009</text:p>
          </table:table-cell>
          <table:table-cell office:value-type="float" office:value="0.0001698">
            <text:p>0.0001698</text:p>
          </table:table-cell>
          <table:table-cell table:style-name="ce1" office:value-type="string">
            <text:p>5.5207e-05</text:p>
          </table:table-cell>
          <table:table-cell office:value-type="float" office:value="0.0011504">
            <text:p>0.0011504</text:p>
          </table:table-cell>
          <table:table-cell table:style-name="ce1" office:value-type="string">
            <text:p>4.3927e-10</text:p>
          </table:table-cell>
          <table:table-cell table:style-name="ce1" office:value-type="string">
            <text:p>3.1711e-07</text:p>
          </table:table-cell>
          <table:table-cell table:style-name="ce1" office:value-type="string">
            <text:p>-1.5376e-52</text:p>
          </table:table-cell>
          <table:table-cell table:style-name="ce1" office:value-type="string">
            <text:p>3.3172e-15</text:p>
          </table:table-cell>
          <table:table-cell office:value-type="float" office:value="0.0001698">
            <text:p>0.0001698</text:p>
          </table:table-cell>
          <table:table-cell table:style-name="ce1" office:value-type="string">
            <text:p>5.5197e-05</text:p>
          </table:table-cell>
          <table:table-cell office:value-type="float" office:value="0.0011503">
            <text:p>0.001150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9.3299e-19</text:p>
          </table:table-cell>
          <table:table-cell table:style-name="ce1" office:value-type="string">
            <text:p>3.3172e-15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P130]*1000000" office:value-type="float" office:value="167.57">
            <text:p>167.57</text:p>
          </table:table-cell>
          <table:table-cell table:formula="of:=[.Q130]*1000000" office:value-type="float" office:value="54.505">
            <text:p>54.505</text:p>
          </table:table-cell>
          <table:table-cell table:formula="of:=[.R130]*1000000" office:value-type="float" office:value="1153.3">
            <text:p>1153.3</text:p>
          </table:table-cell>
          <table:table-cell table:formula="of:=[.S130]*1000000" office:value-type="float" office:value="0.00038403">
            <text:p>0.00038403</text:p>
          </table:table-cell>
          <table:table-cell table:formula="of:=[.T130]*1000000" office:value-type="float" office:value="0.31883">
            <text:p>0.31883</text:p>
          </table:table-cell>
          <table:table-cell table:formula="of:=[.U130]*1000000" office:value-type="float" office:value="-5.6068E-047">
            <text:p>-5.6068E-047</text:p>
          </table:table-cell>
          <table:table-cell table:formula="of:=[.V130]*1000000" office:value-type="float" office:value="0.0000000032217">
            <text:p>3.2217E-009</text:p>
          </table:table-cell>
          <table:table-cell table:formula="of:=[.W130]*1000000" office:value-type="float" office:value="167.56">
            <text:p>167.56</text:p>
          </table:table-cell>
          <table:table-cell table:formula="of:=[.X130]*1000000" office:value-type="float" office:value="54.495">
            <text:p>54.495</text:p>
          </table:table-cell>
          <table:table-cell table:formula="of:=[.Y130]*1000000" office:value-type="float" office:value="1153.3">
            <text:p>1153.3</text:p>
          </table:table-cell>
          <table:table-cell table:formula="of:=[.Z130]*1000000" office:value-type="float" office:value="20.042">
            <text:p>20.042</text:p>
          </table:table-cell>
          <table:table-cell table:formula="of:=[.AA130]*1000000" office:value-type="float" office:value="0">
            <text:p>0</text:p>
          </table:table-cell>
          <table:table-cell table:formula="of:=[.AB130]*1000000" office:value-type="float" office:value="0.00000000000065752">
            <text:p>6.5752E-013</text:p>
          </table:table-cell>
          <table:table-cell table:formula="of:=[.AC130]*1000000" office:value-type="float" office:value="0.0000000032217">
            <text:p>3.2217E-009</text:p>
          </table:table-cell>
          <table:table-cell office:value-type="float" office:value="0.00016757">
            <text:p>0.00016757</text:p>
          </table:table-cell>
          <table:table-cell table:style-name="ce1" office:value-type="string">
            <text:p>5.4505e-05</text:p>
          </table:table-cell>
          <table:table-cell office:value-type="float" office:value="0.0011533">
            <text:p>0.0011533</text:p>
          </table:table-cell>
          <table:table-cell table:style-name="ce1" office:value-type="string">
            <text:p>3.8403e-10</text:p>
          </table:table-cell>
          <table:table-cell table:style-name="ce1" office:value-type="string">
            <text:p>3.1883e-07</text:p>
          </table:table-cell>
          <table:table-cell table:style-name="ce1" office:value-type="string">
            <text:p>-5.6068e-53</text:p>
          </table:table-cell>
          <table:table-cell table:style-name="ce1" office:value-type="string">
            <text:p>3.2217e-15</text:p>
          </table:table-cell>
          <table:table-cell office:value-type="float" office:value="0.00016756">
            <text:p>0.00016756</text:p>
          </table:table-cell>
          <table:table-cell table:style-name="ce1" office:value-type="string">
            <text:p>5.4495e-05</text:p>
          </table:table-cell>
          <table:table-cell office:value-type="float" office:value="0.0011533">
            <text:p>0.001153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6.5752e-19</text:p>
          </table:table-cell>
          <table:table-cell table:style-name="ce1" office:value-type="string">
            <text:p>3.2217e-15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P131]*1000000" office:value-type="float" office:value="165.36">
            <text:p>165.36</text:p>
          </table:table-cell>
          <table:table-cell table:formula="of:=[.Q131]*1000000" office:value-type="float" office:value="53.811">
            <text:p>53.811</text:p>
          </table:table-cell>
          <table:table-cell table:formula="of:=[.R131]*1000000" office:value-type="float" office:value="1156.3">
            <text:p>1156.3</text:p>
          </table:table-cell>
          <table:table-cell table:formula="of:=[.S131]*1000000" office:value-type="float" office:value="0.00033596">
            <text:p>0.00033596</text:p>
          </table:table-cell>
          <table:table-cell table:formula="of:=[.T131]*1000000" office:value-type="float" office:value="0.32054">
            <text:p>0.32054</text:p>
          </table:table-cell>
          <table:table-cell table:formula="of:=[.U131]*1000000" office:value-type="float" office:value="-2.0994E-047">
            <text:p>-2.0994E-047</text:p>
          </table:table-cell>
          <table:table-cell table:formula="of:=[.V131]*1000000" office:value-type="float" office:value="0.0000000031291">
            <text:p>3.1291E-009</text:p>
          </table:table-cell>
          <table:table-cell table:formula="of:=[.W131]*1000000" office:value-type="float" office:value="165.36">
            <text:p>165.36</text:p>
          </table:table-cell>
          <table:table-cell table:formula="of:=[.X131]*1000000" office:value-type="float" office:value="53.801">
            <text:p>53.801</text:p>
          </table:table-cell>
          <table:table-cell table:formula="of:=[.Y131]*1000000" office:value-type="float" office:value="1156.2">
            <text:p>1156.2</text:p>
          </table:table-cell>
          <table:table-cell table:formula="of:=[.Z131]*1000000" office:value-type="float" office:value="20.042">
            <text:p>20.042</text:p>
          </table:table-cell>
          <table:table-cell table:formula="of:=[.AA131]*1000000" office:value-type="float" office:value="0">
            <text:p>0</text:p>
          </table:table-cell>
          <table:table-cell table:formula="of:=[.AB131]*1000000" office:value-type="float" office:value="-0.00000000000067713">
            <text:p>-6.7713E-013</text:p>
          </table:table-cell>
          <table:table-cell table:formula="of:=[.AC131]*1000000" office:value-type="float" office:value="0.0000000031291">
            <text:p>3.1291E-009</text:p>
          </table:table-cell>
          <table:table-cell office:value-type="float" office:value="0.00016536">
            <text:p>0.00016536</text:p>
          </table:table-cell>
          <table:table-cell table:style-name="ce1" office:value-type="string">
            <text:p>5.3811e-05</text:p>
          </table:table-cell>
          <table:table-cell office:value-type="float" office:value="0.0011563">
            <text:p>0.0011563</text:p>
          </table:table-cell>
          <table:table-cell table:style-name="ce1" office:value-type="string">
            <text:p>3.3596e-10</text:p>
          </table:table-cell>
          <table:table-cell table:style-name="ce1" office:value-type="string">
            <text:p>3.2054e-07</text:p>
          </table:table-cell>
          <table:table-cell table:style-name="ce1" office:value-type="string">
            <text:p>-2.0994e-53</text:p>
          </table:table-cell>
          <table:table-cell table:style-name="ce1" office:value-type="string">
            <text:p>3.1291e-15</text:p>
          </table:table-cell>
          <table:table-cell office:value-type="float" office:value="0.00016536">
            <text:p>0.00016536</text:p>
          </table:table-cell>
          <table:table-cell table:style-name="ce1" office:value-type="string">
            <text:p>5.3801e-05</text:p>
          </table:table-cell>
          <table:table-cell office:value-type="float" office:value="0.0011562">
            <text:p>0.0011562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7713e-19</text:p>
          </table:table-cell>
          <table:table-cell table:style-name="ce1" office:value-type="string">
            <text:p>3.1291e-15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P132]*1000000" office:value-type="float" office:value="163.19">
            <text:p>163.19</text:p>
          </table:table-cell>
          <table:table-cell table:formula="of:=[.Q132]*1000000" office:value-type="float" office:value="53.126">
            <text:p>53.126</text:p>
          </table:table-cell>
          <table:table-cell table:formula="of:=[.R132]*1000000" office:value-type="float" office:value="1159.2">
            <text:p>1159.2</text:p>
          </table:table-cell>
          <table:table-cell table:formula="of:=[.S132]*1000000" office:value-type="float" office:value="0.00029413">
            <text:p>0.00029413</text:p>
          </table:table-cell>
          <table:table-cell table:formula="of:=[.T132]*1000000" office:value-type="float" office:value="0.32225">
            <text:p>0.32225</text:p>
          </table:table-cell>
          <table:table-cell table:formula="of:=[.U132]*1000000" office:value-type="float" office:value="-8.1063E-048">
            <text:p>-8.1063E-048</text:p>
          </table:table-cell>
          <table:table-cell table:formula="of:=[.V132]*1000000" office:value-type="float" office:value="0.0000000030393">
            <text:p>0.000000003</text:p>
          </table:table-cell>
          <table:table-cell table:formula="of:=[.W132]*1000000" office:value-type="float" office:value="163.19">
            <text:p>163.19</text:p>
          </table:table-cell>
          <table:table-cell table:formula="of:=[.X132]*1000000" office:value-type="float" office:value="53.116">
            <text:p>53.116</text:p>
          </table:table-cell>
          <table:table-cell table:formula="of:=[.Y132]*1000000" office:value-type="float" office:value="1159.1">
            <text:p>1159.1</text:p>
          </table:table-cell>
          <table:table-cell table:formula="of:=[.Z132]*1000000" office:value-type="float" office:value="20.042">
            <text:p>20.042</text:p>
          </table:table-cell>
          <table:table-cell table:formula="of:=[.AA132]*1000000" office:value-type="float" office:value="0">
            <text:p>0</text:p>
          </table:table-cell>
          <table:table-cell table:formula="of:=[.AB132]*1000000" office:value-type="float" office:value="0.00000000000025644">
            <text:p>2.5644E-013</text:p>
          </table:table-cell>
          <table:table-cell table:formula="of:=[.AC132]*1000000" office:value-type="float" office:value="0.0000000030393">
            <text:p>0.000000003</text:p>
          </table:table-cell>
          <table:table-cell office:value-type="float" office:value="0.00016319">
            <text:p>0.00016319</text:p>
          </table:table-cell>
          <table:table-cell table:style-name="ce1" office:value-type="string">
            <text:p>5.3126e-05</text:p>
          </table:table-cell>
          <table:table-cell office:value-type="float" office:value="0.0011592">
            <text:p>0.0011592</text:p>
          </table:table-cell>
          <table:table-cell table:style-name="ce1" office:value-type="string">
            <text:p>2.9413e-10</text:p>
          </table:table-cell>
          <table:table-cell table:style-name="ce1" office:value-type="string">
            <text:p>3.2225e-07</text:p>
          </table:table-cell>
          <table:table-cell table:style-name="ce1" office:value-type="string">
            <text:p>-8.1063e-54</text:p>
          </table:table-cell>
          <table:table-cell table:style-name="ce1" office:value-type="string">
            <text:p>3.0393e-15</text:p>
          </table:table-cell>
          <table:table-cell office:value-type="float" office:value="0.00016319">
            <text:p>0.00016319</text:p>
          </table:table-cell>
          <table:table-cell table:style-name="ce1" office:value-type="string">
            <text:p>5.3116e-05</text:p>
          </table:table-cell>
          <table:table-cell office:value-type="float" office:value="0.0011591">
            <text:p>0.0011591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5644e-19</text:p>
          </table:table-cell>
          <table:table-cell table:style-name="ce1" office:value-type="string">
            <text:p>3.0393e-15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P133]*1000000" office:value-type="float" office:value="161.05">
            <text:p>161.05</text:p>
          </table:table-cell>
          <table:table-cell table:formula="of:=[.Q133]*1000000" office:value-type="float" office:value="52.45">
            <text:p>52.45</text:p>
          </table:table-cell>
          <table:table-cell table:formula="of:=[.R133]*1000000" office:value-type="float" office:value="1162">
            <text:p>1162</text:p>
          </table:table-cell>
          <table:table-cell table:formula="of:=[.S133]*1000000" office:value-type="float" office:value="0.00025774">
            <text:p>0.00025774</text:p>
          </table:table-cell>
          <table:table-cell table:formula="of:=[.T133]*1000000" office:value-type="float" office:value="0.32395">
            <text:p>0.32395</text:p>
          </table:table-cell>
          <table:table-cell table:formula="of:=[.U133]*1000000" office:value-type="float" office:value="-3.1789E-048">
            <text:p>-3.1789E-048</text:p>
          </table:table-cell>
          <table:table-cell table:formula="of:=[.V133]*1000000" office:value-type="float" office:value="0.0000000029523">
            <text:p>0.000000003</text:p>
          </table:table-cell>
          <table:table-cell table:formula="of:=[.W133]*1000000" office:value-type="float" office:value="161.05">
            <text:p>161.05</text:p>
          </table:table-cell>
          <table:table-cell table:formula="of:=[.X133]*1000000" office:value-type="float" office:value="52.439">
            <text:p>52.439</text:p>
          </table:table-cell>
          <table:table-cell table:formula="of:=[.Y133]*1000000" office:value-type="float" office:value="1162">
            <text:p>1162</text:p>
          </table:table-cell>
          <table:table-cell table:formula="of:=[.Z133]*1000000" office:value-type="float" office:value="20.042">
            <text:p>20.042</text:p>
          </table:table-cell>
          <table:table-cell table:formula="of:=[.AA133]*1000000" office:value-type="float" office:value="0">
            <text:p>0</text:p>
          </table:table-cell>
          <table:table-cell table:formula="of:=[.AB133]*1000000" office:value-type="float" office:value="-0.00000000000015659">
            <text:p>-1.5659E-013</text:p>
          </table:table-cell>
          <table:table-cell table:formula="of:=[.AC133]*1000000" office:value-type="float" office:value="0.0000000029522">
            <text:p>0.000000003</text:p>
          </table:table-cell>
          <table:table-cell office:value-type="float" office:value="0.00016105">
            <text:p>0.00016105</text:p>
          </table:table-cell>
          <table:table-cell table:style-name="ce1" office:value-type="string">
            <text:p>5.245e-05</text:p>
          </table:table-cell>
          <table:table-cell office:value-type="float" office:value="0.001162">
            <text:p>0.001162</text:p>
          </table:table-cell>
          <table:table-cell table:style-name="ce1" office:value-type="string">
            <text:p>2.5774e-10</text:p>
          </table:table-cell>
          <table:table-cell table:style-name="ce1" office:value-type="string">
            <text:p>3.2395e-07</text:p>
          </table:table-cell>
          <table:table-cell table:style-name="ce1" office:value-type="string">
            <text:p>-3.1789e-54</text:p>
          </table:table-cell>
          <table:table-cell table:style-name="ce1" office:value-type="string">
            <text:p>2.9523e-15</text:p>
          </table:table-cell>
          <table:table-cell office:value-type="float" office:value="0.00016105">
            <text:p>0.00016105</text:p>
          </table:table-cell>
          <table:table-cell table:style-name="ce1" office:value-type="string">
            <text:p>5.2439e-05</text:p>
          </table:table-cell>
          <table:table-cell office:value-type="float" office:value="0.001162">
            <text:p>0.001162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659e-19</text:p>
          </table:table-cell>
          <table:table-cell table:style-name="ce1" office:value-type="string">
            <text:p>2.9522e-15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P134]*1000000" office:value-type="float" office:value="158.94">
            <text:p>158.94</text:p>
          </table:table-cell>
          <table:table-cell table:formula="of:=[.Q134]*1000000" office:value-type="float" office:value="51.781">
            <text:p>51.781</text:p>
          </table:table-cell>
          <table:table-cell table:formula="of:=[.R134]*1000000" office:value-type="float" office:value="1164.8">
            <text:p>1164.8</text:p>
          </table:table-cell>
          <table:table-cell table:formula="of:=[.S134]*1000000" office:value-type="float" office:value="0.00022609">
            <text:p>0.00022609</text:p>
          </table:table-cell>
          <table:table-cell table:formula="of:=[.T134]*1000000" office:value-type="float" office:value="0.32564">
            <text:p>0.32564</text:p>
          </table:table-cell>
          <table:table-cell table:formula="of:=[.U134]*1000000" office:value-type="float" office:value="-1.2756E-048">
            <text:p>-1.2756E-048</text:p>
          </table:table-cell>
          <table:table-cell table:formula="of:=[.V134]*1000000" office:value-type="float" office:value="0.0000000028679">
            <text:p>2.8679E-009</text:p>
          </table:table-cell>
          <table:table-cell table:formula="of:=[.W134]*1000000" office:value-type="float" office:value="158.94">
            <text:p>158.94</text:p>
          </table:table-cell>
          <table:table-cell table:formula="of:=[.X134]*1000000" office:value-type="float" office:value="51.771">
            <text:p>51.771</text:p>
          </table:table-cell>
          <table:table-cell table:formula="of:=[.Y134]*1000000" office:value-type="float" office:value="1164.8">
            <text:p>1164.8</text:p>
          </table:table-cell>
          <table:table-cell table:formula="of:=[.Z134]*1000000" office:value-type="float" office:value="20.042">
            <text:p>20.042</text:p>
          </table:table-cell>
          <table:table-cell table:formula="of:=[.AA134]*1000000" office:value-type="float" office:value="0">
            <text:p>0</text:p>
          </table:table-cell>
          <table:table-cell table:formula="of:=[.AB134]*1000000" office:value-type="float" office:value="0.00000000000040348">
            <text:p>4.0348E-013</text:p>
          </table:table-cell>
          <table:table-cell table:formula="of:=[.AC134]*1000000" office:value-type="float" office:value="0.0000000028679">
            <text:p>2.8679E-009</text:p>
          </table:table-cell>
          <table:table-cell office:value-type="float" office:value="0.00015894">
            <text:p>0.00015894</text:p>
          </table:table-cell>
          <table:table-cell table:style-name="ce1" office:value-type="string">
            <text:p>5.1781e-05</text:p>
          </table:table-cell>
          <table:table-cell office:value-type="float" office:value="0.0011648">
            <text:p>0.0011648</text:p>
          </table:table-cell>
          <table:table-cell table:style-name="ce1" office:value-type="string">
            <text:p>2.2609e-10</text:p>
          </table:table-cell>
          <table:table-cell table:style-name="ce1" office:value-type="string">
            <text:p>3.2564e-07</text:p>
          </table:table-cell>
          <table:table-cell table:style-name="ce1" office:value-type="string">
            <text:p>-1.2756e-54</text:p>
          </table:table-cell>
          <table:table-cell table:style-name="ce1" office:value-type="string">
            <text:p>2.8679e-15</text:p>
          </table:table-cell>
          <table:table-cell office:value-type="float" office:value="0.00015894">
            <text:p>0.00015894</text:p>
          </table:table-cell>
          <table:table-cell table:style-name="ce1" office:value-type="string">
            <text:p>5.1771e-05</text:p>
          </table:table-cell>
          <table:table-cell office:value-type="float" office:value="0.0011648">
            <text:p>0.0011648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4.0348e-19</text:p>
          </table:table-cell>
          <table:table-cell table:style-name="ce1" office:value-type="string">
            <text:p>2.8679e-15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P135]*1000000" office:value-type="float" office:value="156.86">
            <text:p>156.86</text:p>
          </table:table-cell>
          <table:table-cell table:formula="of:=[.Q135]*1000000" office:value-type="float" office:value="51.121">
            <text:p>51.121</text:p>
          </table:table-cell>
          <table:table-cell table:formula="of:=[.R135]*1000000" office:value-type="float" office:value="1167.6">
            <text:p>1167.6</text:p>
          </table:table-cell>
          <table:table-cell table:formula="of:=[.S135]*1000000" office:value-type="float" office:value="0.00019857">
            <text:p>0.00019857</text:p>
          </table:table-cell>
          <table:table-cell table:formula="of:=[.T135]*1000000" office:value-type="float" office:value="0.32733">
            <text:p>0.32733</text:p>
          </table:table-cell>
          <table:table-cell table:formula="of:=[.U135]*1000000" office:value-type="float" office:value="-5.3417E-049">
            <text:p>-5.3417E-049</text:p>
          </table:table-cell>
          <table:table-cell table:formula="of:=[.V135]*1000000" office:value-type="float" office:value="0.0000000027861">
            <text:p>2.7861E-009</text:p>
          </table:table-cell>
          <table:table-cell table:formula="of:=[.W135]*1000000" office:value-type="float" office:value="156.86">
            <text:p>156.86</text:p>
          </table:table-cell>
          <table:table-cell table:formula="of:=[.X135]*1000000" office:value-type="float" office:value="51.111">
            <text:p>51.111</text:p>
          </table:table-cell>
          <table:table-cell table:formula="of:=[.Y135]*1000000" office:value-type="float" office:value="1167.6">
            <text:p>1167.6</text:p>
          </table:table-cell>
          <table:table-cell table:formula="of:=[.Z135]*1000000" office:value-type="float" office:value="20.042">
            <text:p>20.042</text:p>
          </table:table-cell>
          <table:table-cell table:formula="of:=[.AA135]*1000000" office:value-type="float" office:value="0">
            <text:p>0</text:p>
          </table:table-cell>
          <table:table-cell table:formula="of:=[.AB135]*1000000" office:value-type="float" office:value="0.000000000000074252">
            <text:p>7.4252E-014</text:p>
          </table:table-cell>
          <table:table-cell table:formula="of:=[.AC135]*1000000" office:value-type="float" office:value="0.000000002786">
            <text:p>2.786E-009</text:p>
          </table:table-cell>
          <table:table-cell office:value-type="float" office:value="0.00015686">
            <text:p>0.00015686</text:p>
          </table:table-cell>
          <table:table-cell table:style-name="ce1" office:value-type="string">
            <text:p>5.1121e-05</text:p>
          </table:table-cell>
          <table:table-cell office:value-type="float" office:value="0.0011676">
            <text:p>0.0011676</text:p>
          </table:table-cell>
          <table:table-cell table:style-name="ce1" office:value-type="string">
            <text:p>1.9857e-10</text:p>
          </table:table-cell>
          <table:table-cell table:style-name="ce1" office:value-type="string">
            <text:p>3.2733e-07</text:p>
          </table:table-cell>
          <table:table-cell table:style-name="ce1" office:value-type="string">
            <text:p>-5.3417e-55</text:p>
          </table:table-cell>
          <table:table-cell table:style-name="ce1" office:value-type="string">
            <text:p>2.7861e-15</text:p>
          </table:table-cell>
          <table:table-cell office:value-type="float" office:value="0.00015686">
            <text:p>0.00015686</text:p>
          </table:table-cell>
          <table:table-cell table:style-name="ce1" office:value-type="string">
            <text:p>5.1111e-05</text:p>
          </table:table-cell>
          <table:table-cell office:value-type="float" office:value="0.0011676">
            <text:p>0.0011676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7.4252e-20</text:p>
          </table:table-cell>
          <table:table-cell table:style-name="ce1" office:value-type="string">
            <text:p>2.786e-15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P136]*1000000" office:value-type="float" office:value="154.81">
            <text:p>154.81</text:p>
          </table:table-cell>
          <table:table-cell table:formula="of:=[.Q136]*1000000" office:value-type="float" office:value="50.469">
            <text:p>50.469</text:p>
          </table:table-cell>
          <table:table-cell table:formula="of:=[.R136]*1000000" office:value-type="float" office:value="1170.3">
            <text:p>1170.3</text:p>
          </table:table-cell>
          <table:table-cell table:formula="of:=[.S136]*1000000" office:value-type="float" office:value="0.00017462">
            <text:p>0.00017462</text:p>
          </table:table-cell>
          <table:table-cell table:formula="of:=[.T136]*1000000" office:value-type="float" office:value="0.32901">
            <text:p>0.32901</text:p>
          </table:table-cell>
          <table:table-cell table:formula="of:=[.U136]*1000000" office:value-type="float" office:value="-2.034E-049">
            <text:p>-2.034E-049</text:p>
          </table:table-cell>
          <table:table-cell table:formula="of:=[.V136]*1000000" office:value-type="float" office:value="0.0000000027067">
            <text:p>2.7067E-009</text:p>
          </table:table-cell>
          <table:table-cell table:formula="of:=[.W136]*1000000" office:value-type="float" office:value="154.81">
            <text:p>154.81</text:p>
          </table:table-cell>
          <table:table-cell table:formula="of:=[.X136]*1000000" office:value-type="float" office:value="50.459">
            <text:p>50.459</text:p>
          </table:table-cell>
          <table:table-cell table:formula="of:=[.Y136]*1000000" office:value-type="float" office:value="1170.3">
            <text:p>1170.3</text:p>
          </table:table-cell>
          <table:table-cell table:formula="of:=[.Z136]*1000000" office:value-type="float" office:value="20.042">
            <text:p>20.042</text:p>
          </table:table-cell>
          <table:table-cell table:formula="of:=[.AA136]*1000000" office:value-type="float" office:value="0">
            <text:p>0</text:p>
          </table:table-cell>
          <table:table-cell table:formula="of:=[.AB136]*1000000" office:value-type="float" office:value="-0.0000000000006798">
            <text:p>-6.798E-013</text:p>
          </table:table-cell>
          <table:table-cell table:formula="of:=[.AC136]*1000000" office:value-type="float" office:value="0.0000000027067">
            <text:p>2.7067E-009</text:p>
          </table:table-cell>
          <table:table-cell office:value-type="float" office:value="0.00015481">
            <text:p>0.00015481</text:p>
          </table:table-cell>
          <table:table-cell table:style-name="ce1" office:value-type="string">
            <text:p>5.0469e-05</text:p>
          </table:table-cell>
          <table:table-cell office:value-type="float" office:value="0.0011703">
            <text:p>0.0011703</text:p>
          </table:table-cell>
          <table:table-cell table:style-name="ce1" office:value-type="string">
            <text:p>1.7462e-10</text:p>
          </table:table-cell>
          <table:table-cell table:style-name="ce1" office:value-type="string">
            <text:p>3.2901e-07</text:p>
          </table:table-cell>
          <table:table-cell table:style-name="ce1" office:value-type="string">
            <text:p>-2.034e-55</text:p>
          </table:table-cell>
          <table:table-cell table:style-name="ce1" office:value-type="string">
            <text:p>2.7067e-15</text:p>
          </table:table-cell>
          <table:table-cell office:value-type="float" office:value="0.00015481">
            <text:p>0.00015481</text:p>
          </table:table-cell>
          <table:table-cell table:style-name="ce1" office:value-type="string">
            <text:p>5.0459e-05</text:p>
          </table:table-cell>
          <table:table-cell office:value-type="float" office:value="0.0011703">
            <text:p>0.001170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798e-19</text:p>
          </table:table-cell>
          <table:table-cell table:style-name="ce1" office:value-type="string">
            <text:p>2.7067e-15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P137]*1000000" office:value-type="float" office:value="152.79">
            <text:p>152.79</text:p>
          </table:table-cell>
          <table:table-cell table:formula="of:=[.Q137]*1000000" office:value-type="float" office:value="49.825">
            <text:p>49.825</text:p>
          </table:table-cell>
          <table:table-cell table:formula="of:=[.R137]*1000000" office:value-type="float" office:value="1173">
            <text:p>1173</text:p>
          </table:table-cell>
          <table:table-cell table:formula="of:=[.S137]*1000000" office:value-type="float" office:value="0.00015378">
            <text:p>0.00015378</text:p>
          </table:table-cell>
          <table:table-cell table:formula="of:=[.T137]*1000000" office:value-type="float" office:value="0.33069">
            <text:p>0.33069</text:p>
          </table:table-cell>
          <table:table-cell table:formula="of:=[.U137]*1000000" office:value-type="float" office:value="-8.7256E-050">
            <text:p>-8.7256E-050</text:p>
          </table:table-cell>
          <table:table-cell table:formula="of:=[.V137]*1000000" office:value-type="float" office:value="0.0000000026298">
            <text:p>2.6298E-009</text:p>
          </table:table-cell>
          <table:table-cell table:formula="of:=[.W137]*1000000" office:value-type="float" office:value="152.79">
            <text:p>152.79</text:p>
          </table:table-cell>
          <table:table-cell table:formula="of:=[.X137]*1000000" office:value-type="float" office:value="49.815">
            <text:p>49.815</text:p>
          </table:table-cell>
          <table:table-cell table:formula="of:=[.Y137]*1000000" office:value-type="float" office:value="1173">
            <text:p>1173</text:p>
          </table:table-cell>
          <table:table-cell table:formula="of:=[.Z137]*1000000" office:value-type="float" office:value="20.042">
            <text:p>20.042</text:p>
          </table:table-cell>
          <table:table-cell table:formula="of:=[.AA137]*1000000" office:value-type="float" office:value="0">
            <text:p>0</text:p>
          </table:table-cell>
          <table:table-cell table:formula="of:=[.AB137]*1000000" office:value-type="float" office:value="-0.00000000000044035">
            <text:p>-4.4035E-013</text:p>
          </table:table-cell>
          <table:table-cell table:formula="of:=[.AC137]*1000000" office:value-type="float" office:value="0.0000000026298">
            <text:p>2.6298E-009</text:p>
          </table:table-cell>
          <table:table-cell office:value-type="float" office:value="0.00015279">
            <text:p>0.00015279</text:p>
          </table:table-cell>
          <table:table-cell table:style-name="ce1" office:value-type="string">
            <text:p>4.9825e-05</text:p>
          </table:table-cell>
          <table:table-cell office:value-type="float" office:value="0.001173">
            <text:p>0.001173</text:p>
          </table:table-cell>
          <table:table-cell table:style-name="ce1" office:value-type="string">
            <text:p>1.5378e-10</text:p>
          </table:table-cell>
          <table:table-cell table:style-name="ce1" office:value-type="string">
            <text:p>3.3069e-07</text:p>
          </table:table-cell>
          <table:table-cell table:style-name="ce1" office:value-type="string">
            <text:p>-8.7256e-56</text:p>
          </table:table-cell>
          <table:table-cell table:style-name="ce1" office:value-type="string">
            <text:p>2.6298e-15</text:p>
          </table:table-cell>
          <table:table-cell office:value-type="float" office:value="0.00015279">
            <text:p>0.00015279</text:p>
          </table:table-cell>
          <table:table-cell table:style-name="ce1" office:value-type="string">
            <text:p>4.9815e-05</text:p>
          </table:table-cell>
          <table:table-cell office:value-type="float" office:value="0.001173">
            <text:p>0.00117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4035e-19</text:p>
          </table:table-cell>
          <table:table-cell table:style-name="ce1" office:value-type="string">
            <text:p>2.6298e-15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P138]*1000000" office:value-type="float" office:value="150.8">
            <text:p>150.8</text:p>
          </table:table-cell>
          <table:table-cell table:formula="of:=[.Q138]*1000000" office:value-type="float" office:value="49.188">
            <text:p>49.188</text:p>
          </table:table-cell>
          <table:table-cell table:formula="of:=[.R138]*1000000" office:value-type="float" office:value="1175.7">
            <text:p>1175.7</text:p>
          </table:table-cell>
          <table:table-cell table:formula="of:=[.S138]*1000000" office:value-type="float" office:value="0.00013564">
            <text:p>0.00013564</text:p>
          </table:table-cell>
          <table:table-cell table:formula="of:=[.T138]*1000000" office:value-type="float" office:value="0.33236">
            <text:p>0.33236</text:p>
          </table:table-cell>
          <table:table-cell table:formula="of:=[.U138]*1000000" office:value-type="float" office:value="-3.6687E-050">
            <text:p>-3.6687E-050</text:p>
          </table:table-cell>
          <table:table-cell table:formula="of:=[.V138]*1000000" office:value-type="float" office:value="0.0000000025553">
            <text:p>2.5553E-009</text:p>
          </table:table-cell>
          <table:table-cell table:formula="of:=[.W138]*1000000" office:value-type="float" office:value="150.8">
            <text:p>150.8</text:p>
          </table:table-cell>
          <table:table-cell table:formula="of:=[.X138]*1000000" office:value-type="float" office:value="49.179">
            <text:p>49.179</text:p>
          </table:table-cell>
          <table:table-cell table:formula="of:=[.Y138]*1000000" office:value-type="float" office:value="1175.7">
            <text:p>1175.7</text:p>
          </table:table-cell>
          <table:table-cell table:formula="of:=[.Z138]*1000000" office:value-type="float" office:value="20.042">
            <text:p>20.042</text:p>
          </table:table-cell>
          <table:table-cell table:formula="of:=[.AA138]*1000000" office:value-type="float" office:value="0">
            <text:p>0</text:p>
          </table:table-cell>
          <table:table-cell table:formula="of:=[.AB138]*1000000" office:value-type="float" office:value="0.00000000000058462">
            <text:p>5.8462E-013</text:p>
          </table:table-cell>
          <table:table-cell table:formula="of:=[.AC138]*1000000" office:value-type="float" office:value="0.0000000025553">
            <text:p>2.5553E-009</text:p>
          </table:table-cell>
          <table:table-cell office:value-type="float" office:value="0.0001508">
            <text:p>0.0001508</text:p>
          </table:table-cell>
          <table:table-cell table:style-name="ce1" office:value-type="string">
            <text:p>4.9188e-05</text:p>
          </table:table-cell>
          <table:table-cell office:value-type="float" office:value="0.0011757">
            <text:p>0.0011757</text:p>
          </table:table-cell>
          <table:table-cell table:style-name="ce1" office:value-type="string">
            <text:p>1.3564e-10</text:p>
          </table:table-cell>
          <table:table-cell table:style-name="ce1" office:value-type="string">
            <text:p>3.3236e-07</text:p>
          </table:table-cell>
          <table:table-cell table:style-name="ce1" office:value-type="string">
            <text:p>-3.6687e-56</text:p>
          </table:table-cell>
          <table:table-cell table:style-name="ce1" office:value-type="string">
            <text:p>2.5553e-15</text:p>
          </table:table-cell>
          <table:table-cell office:value-type="float" office:value="0.0001508">
            <text:p>0.0001508</text:p>
          </table:table-cell>
          <table:table-cell table:style-name="ce1" office:value-type="string">
            <text:p>4.9179e-05</text:p>
          </table:table-cell>
          <table:table-cell office:value-type="float" office:value="0.0011757">
            <text:p>0.0011757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5.8462e-19</text:p>
          </table:table-cell>
          <table:table-cell table:style-name="ce1" office:value-type="string">
            <text:p>2.5553e-15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P139]*1000000" office:value-type="float" office:value="148.83">
            <text:p>148.83</text:p>
          </table:table-cell>
          <table:table-cell table:formula="of:=[.Q139]*1000000" office:value-type="float" office:value="48.56">
            <text:p>48.56</text:p>
          </table:table-cell>
          <table:table-cell table:formula="of:=[.R139]*1000000" office:value-type="float" office:value="1178.3">
            <text:p>1178.3</text:p>
          </table:table-cell>
          <table:table-cell table:formula="of:=[.S139]*1000000" office:value-type="float" office:value="0.00011985">
            <text:p>0.00011985</text:p>
          </table:table-cell>
          <table:table-cell table:formula="of:=[.T139]*1000000" office:value-type="float" office:value="0.33402">
            <text:p>0.33402</text:p>
          </table:table-cell>
          <table:table-cell table:formula="of:=[.U139]*1000000" office:value-type="float" office:value="-1.5904E-050">
            <text:p>-1.5904E-050</text:p>
          </table:table-cell>
          <table:table-cell table:formula="of:=[.V139]*1000000" office:value-type="float" office:value="0.000000002483">
            <text:p>2.483E-009</text:p>
          </table:table-cell>
          <table:table-cell table:formula="of:=[.W139]*1000000" office:value-type="float" office:value="148.83">
            <text:p>148.83</text:p>
          </table:table-cell>
          <table:table-cell table:formula="of:=[.X139]*1000000" office:value-type="float" office:value="48.55">
            <text:p>48.55</text:p>
          </table:table-cell>
          <table:table-cell table:formula="of:=[.Y139]*1000000" office:value-type="float" office:value="1178.3">
            <text:p>1178.3</text:p>
          </table:table-cell>
          <table:table-cell table:formula="of:=[.Z139]*1000000" office:value-type="float" office:value="20.042">
            <text:p>20.042</text:p>
          </table:table-cell>
          <table:table-cell table:formula="of:=[.AA139]*1000000" office:value-type="float" office:value="0">
            <text:p>0</text:p>
          </table:table-cell>
          <table:table-cell table:formula="of:=[.AB139]*1000000" office:value-type="float" office:value="0.00000000000027229">
            <text:p>2.7229E-013</text:p>
          </table:table-cell>
          <table:table-cell table:formula="of:=[.AC139]*1000000" office:value-type="float" office:value="0.000000002483">
            <text:p>2.483E-009</text:p>
          </table:table-cell>
          <table:table-cell office:value-type="float" office:value="0.00014883">
            <text:p>0.00014883</text:p>
          </table:table-cell>
          <table:table-cell table:style-name="ce1" office:value-type="string">
            <text:p>4.856e-05</text:p>
          </table:table-cell>
          <table:table-cell office:value-type="float" office:value="0.0011783">
            <text:p>0.0011783</text:p>
          </table:table-cell>
          <table:table-cell table:style-name="ce1" office:value-type="string">
            <text:p>1.1985e-10</text:p>
          </table:table-cell>
          <table:table-cell table:style-name="ce1" office:value-type="string">
            <text:p>3.3402e-07</text:p>
          </table:table-cell>
          <table:table-cell table:style-name="ce1" office:value-type="string">
            <text:p>-1.5904e-56</text:p>
          </table:table-cell>
          <table:table-cell table:style-name="ce1" office:value-type="string">
            <text:p>2.483e-15</text:p>
          </table:table-cell>
          <table:table-cell office:value-type="float" office:value="0.00014883">
            <text:p>0.00014883</text:p>
          </table:table-cell>
          <table:table-cell table:style-name="ce1" office:value-type="string">
            <text:p>4.855e-05</text:p>
          </table:table-cell>
          <table:table-cell office:value-type="float" office:value="0.0011783">
            <text:p>0.001178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7229e-19</text:p>
          </table:table-cell>
          <table:table-cell table:style-name="ce1" office:value-type="string">
            <text:p>2.483e-15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P140]*1000000" office:value-type="float" office:value="146.9">
            <text:p>146.9</text:p>
          </table:table-cell>
          <table:table-cell table:formula="of:=[.Q140]*1000000" office:value-type="float" office:value="47.94">
            <text:p>47.94</text:p>
          </table:table-cell>
          <table:table-cell table:formula="of:=[.R140]*1000000" office:value-type="float" office:value="1180.9">
            <text:p>1180.9</text:p>
          </table:table-cell>
          <table:table-cell table:formula="of:=[.S140]*1000000" office:value-type="float" office:value="0.00010608">
            <text:p>0.00010608</text:p>
          </table:table-cell>
          <table:table-cell table:formula="of:=[.T140]*1000000" office:value-type="float" office:value="0.33567">
            <text:p>0.33567</text:p>
          </table:table-cell>
          <table:table-cell table:formula="of:=[.U140]*1000000" office:value-type="float" office:value="-6.9421E-051">
            <text:p>-6.9421E-051</text:p>
          </table:table-cell>
          <table:table-cell table:formula="of:=[.V140]*1000000" office:value-type="float" office:value="0.0000000024129">
            <text:p>2.4129E-009</text:p>
          </table:table-cell>
          <table:table-cell table:formula="of:=[.W140]*1000000" office:value-type="float" office:value="146.89">
            <text:p>146.89</text:p>
          </table:table-cell>
          <table:table-cell table:formula="of:=[.X140]*1000000" office:value-type="float" office:value="47.93">
            <text:p>47.93</text:p>
          </table:table-cell>
          <table:table-cell table:formula="of:=[.Y140]*1000000" office:value-type="float" office:value="1180.9">
            <text:p>1180.9</text:p>
          </table:table-cell>
          <table:table-cell table:formula="of:=[.Z140]*1000000" office:value-type="float" office:value="20.042">
            <text:p>20.042</text:p>
          </table:table-cell>
          <table:table-cell table:formula="of:=[.AA140]*1000000" office:value-type="float" office:value="0">
            <text:p>0</text:p>
          </table:table-cell>
          <table:table-cell table:formula="of:=[.AB140]*1000000" office:value-type="float" office:value="-0.00000000000024078">
            <text:p>-2.4078E-013</text:p>
          </table:table-cell>
          <table:table-cell table:formula="of:=[.AC140]*1000000" office:value-type="float" office:value="0.0000000024129">
            <text:p>2.4129E-009</text:p>
          </table:table-cell>
          <table:table-cell office:value-type="float" office:value="0.0001469">
            <text:p>0.0001469</text:p>
          </table:table-cell>
          <table:table-cell table:style-name="ce1" office:value-type="string">
            <text:p>4.794e-05</text:p>
          </table:table-cell>
          <table:table-cell office:value-type="float" office:value="0.0011809">
            <text:p>0.0011809</text:p>
          </table:table-cell>
          <table:table-cell table:style-name="ce1" office:value-type="string">
            <text:p>1.0608e-10</text:p>
          </table:table-cell>
          <table:table-cell table:style-name="ce1" office:value-type="string">
            <text:p>3.3567e-07</text:p>
          </table:table-cell>
          <table:table-cell table:style-name="ce1" office:value-type="string">
            <text:p>-6.9421e-57</text:p>
          </table:table-cell>
          <table:table-cell table:style-name="ce1" office:value-type="string">
            <text:p>2.4129e-15</text:p>
          </table:table-cell>
          <table:table-cell office:value-type="float" office:value="0.00014689">
            <text:p>0.00014689</text:p>
          </table:table-cell>
          <table:table-cell table:style-name="ce1" office:value-type="string">
            <text:p>4.793e-05</text:p>
          </table:table-cell>
          <table:table-cell office:value-type="float" office:value="0.0011809">
            <text:p>0.0011809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078e-19</text:p>
          </table:table-cell>
          <table:table-cell table:style-name="ce1" office:value-type="string">
            <text:p>2.4129e-15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P141]*1000000" office:value-type="float" office:value="144.99">
            <text:p>144.99</text:p>
          </table:table-cell>
          <table:table-cell table:formula="of:=[.Q141]*1000000" office:value-type="float" office:value="47.327">
            <text:p>47.327</text:p>
          </table:table-cell>
          <table:table-cell table:formula="of:=[.R141]*1000000" office:value-type="float" office:value="1183.5">
            <text:p>1183.5</text:p>
          </table:table-cell>
          <table:table-cell table:formula="of:=[.S141]*1000000" office:value-type="float" office:value="0.000094082">
            <text:p>0.000094082</text:p>
          </table:table-cell>
          <table:table-cell table:formula="of:=[.T141]*1000000" office:value-type="float" office:value="0.33732">
            <text:p>0.33732</text:p>
          </table:table-cell>
          <table:table-cell table:formula="of:=[.U141]*1000000" office:value-type="float" office:value="-3.07E-051">
            <text:p>-3.07E-051</text:p>
          </table:table-cell>
          <table:table-cell table:formula="of:=[.V141]*1000000" office:value-type="float" office:value="0.000000002345">
            <text:p>2.345E-009</text:p>
          </table:table-cell>
          <table:table-cell table:formula="of:=[.W141]*1000000" office:value-type="float" office:value="144.98">
            <text:p>144.98</text:p>
          </table:table-cell>
          <table:table-cell table:formula="of:=[.X141]*1000000" office:value-type="float" office:value="47.317">
            <text:p>47.317</text:p>
          </table:table-cell>
          <table:table-cell table:formula="of:=[.Y141]*1000000" office:value-type="float" office:value="1183.4">
            <text:p>1183.4</text:p>
          </table:table-cell>
          <table:table-cell table:formula="of:=[.Z141]*1000000" office:value-type="float" office:value="20.042">
            <text:p>20.042</text:p>
          </table:table-cell>
          <table:table-cell table:formula="of:=[.AA141]*1000000" office:value-type="float" office:value="0">
            <text:p>0</text:p>
          </table:table-cell>
          <table:table-cell table:formula="of:=[.AB141]*1000000" office:value-type="float" office:value="4.8695E-015">
            <text:p>4.8695E-015</text:p>
          </table:table-cell>
          <table:table-cell table:formula="of:=[.AC141]*1000000" office:value-type="float" office:value="0.000000002345">
            <text:p>2.345E-009</text:p>
          </table:table-cell>
          <table:table-cell office:value-type="float" office:value="0.00014499">
            <text:p>0.00014499</text:p>
          </table:table-cell>
          <table:table-cell table:style-name="ce1" office:value-type="string">
            <text:p>4.7327e-05</text:p>
          </table:table-cell>
          <table:table-cell office:value-type="float" office:value="0.0011835">
            <text:p>0.0011835</text:p>
          </table:table-cell>
          <table:table-cell table:style-name="ce1" office:value-type="string">
            <text:p>9.4082e-11</text:p>
          </table:table-cell>
          <table:table-cell table:style-name="ce1" office:value-type="string">
            <text:p>3.3732e-07</text:p>
          </table:table-cell>
          <table:table-cell table:style-name="ce1" office:value-type="string">
            <text:p>-3.07e-57</text:p>
          </table:table-cell>
          <table:table-cell table:style-name="ce1" office:value-type="string">
            <text:p>2.345e-15</text:p>
          </table:table-cell>
          <table:table-cell office:value-type="float" office:value="0.00014498">
            <text:p>0.00014498</text:p>
          </table:table-cell>
          <table:table-cell table:style-name="ce1" office:value-type="string">
            <text:p>4.7317e-05</text:p>
          </table:table-cell>
          <table:table-cell office:value-type="float" office:value="0.0011834">
            <text:p>0.0011834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4.8695e-21</text:p>
          </table:table-cell>
          <table:table-cell table:style-name="ce1" office:value-type="string">
            <text:p>2.345e-15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P142]*1000000" office:value-type="float" office:value="143.1">
            <text:p>143.1</text:p>
          </table:table-cell>
          <table:table-cell table:formula="of:=[.Q142]*1000000" office:value-type="float" office:value="46.722">
            <text:p>46.722</text:p>
          </table:table-cell>
          <table:table-cell table:formula="of:=[.R142]*1000000" office:value-type="float" office:value="1186">
            <text:p>1186</text:p>
          </table:table-cell>
          <table:table-cell table:formula="of:=[.S142]*1000000" office:value-type="float" office:value="0.000083605">
            <text:p>0.000083605</text:p>
          </table:table-cell>
          <table:table-cell table:formula="of:=[.T142]*1000000" office:value-type="float" office:value="0.33897">
            <text:p>0.33897</text:p>
          </table:table-cell>
          <table:table-cell table:formula="of:=[.U142]*1000000" office:value-type="float" office:value="-1.3739E-051">
            <text:p>-1.3739E-051</text:p>
          </table:table-cell>
          <table:table-cell table:formula="of:=[.V142]*1000000" office:value-type="float" office:value="0.0000000022791">
            <text:p>2.2791E-009</text:p>
          </table:table-cell>
          <table:table-cell table:formula="of:=[.W142]*1000000" office:value-type="float" office:value="143.1">
            <text:p>143.1</text:p>
          </table:table-cell>
          <table:table-cell table:formula="of:=[.X142]*1000000" office:value-type="float" office:value="46.712">
            <text:p>46.712</text:p>
          </table:table-cell>
          <table:table-cell table:formula="of:=[.Y142]*1000000" office:value-type="float" office:value="1185.9">
            <text:p>1185.9</text:p>
          </table:table-cell>
          <table:table-cell table:formula="of:=[.Z142]*1000000" office:value-type="float" office:value="20.042">
            <text:p>20.042</text:p>
          </table:table-cell>
          <table:table-cell table:formula="of:=[.AA142]*1000000" office:value-type="float" office:value="0">
            <text:p>0</text:p>
          </table:table-cell>
          <table:table-cell table:formula="of:=[.AB142]*1000000" office:value-type="float" office:value="0.0000000000005059">
            <text:p>5.059E-013</text:p>
          </table:table-cell>
          <table:table-cell table:formula="of:=[.AC142]*1000000" office:value-type="float" office:value="0.0000000022791">
            <text:p>2.2791E-009</text:p>
          </table:table-cell>
          <table:table-cell office:value-type="float" office:value="0.0001431">
            <text:p>0.0001431</text:p>
          </table:table-cell>
          <table:table-cell table:style-name="ce1" office:value-type="string">
            <text:p>4.6722e-05</text:p>
          </table:table-cell>
          <table:table-cell office:value-type="float" office:value="0.001186">
            <text:p>0.001186</text:p>
          </table:table-cell>
          <table:table-cell table:style-name="ce1" office:value-type="string">
            <text:p>8.3605e-11</text:p>
          </table:table-cell>
          <table:table-cell table:style-name="ce1" office:value-type="string">
            <text:p>3.3897e-07</text:p>
          </table:table-cell>
          <table:table-cell table:style-name="ce1" office:value-type="string">
            <text:p>-1.3739e-57</text:p>
          </table:table-cell>
          <table:table-cell table:style-name="ce1" office:value-type="string">
            <text:p>2.2791e-15</text:p>
          </table:table-cell>
          <table:table-cell office:value-type="float" office:value="0.0001431">
            <text:p>0.0001431</text:p>
          </table:table-cell>
          <table:table-cell table:style-name="ce1" office:value-type="string">
            <text:p>4.6712e-05</text:p>
          </table:table-cell>
          <table:table-cell office:value-type="float" office:value="0.0011859">
            <text:p>0.0011859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5.059e-19</text:p>
          </table:table-cell>
          <table:table-cell table:style-name="ce1" office:value-type="string">
            <text:p>2.2791e-15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P143]*1000000" office:value-type="float" office:value="141.25">
            <text:p>141.25</text:p>
          </table:table-cell>
          <table:table-cell table:formula="of:=[.Q143]*1000000" office:value-type="float" office:value="46.124">
            <text:p>46.124</text:p>
          </table:table-cell>
          <table:table-cell table:formula="of:=[.R143]*1000000" office:value-type="float" office:value="1188.5">
            <text:p>1188.5</text:p>
          </table:table-cell>
          <table:table-cell table:formula="of:=[.S143]*1000000" office:value-type="float" office:value="0.000074449">
            <text:p>0.000074449</text:p>
          </table:table-cell>
          <table:table-cell table:formula="of:=[.T143]*1000000" office:value-type="float" office:value="0.3406">
            <text:p>0.3406</text:p>
          </table:table-cell>
          <table:table-cell table:formula="of:=[.U143]*1000000" office:value-type="float" office:value="-6.2195E-052">
            <text:p>-6.2195E-052</text:p>
          </table:table-cell>
          <table:table-cell table:formula="of:=[.V143]*1000000" office:value-type="float" office:value="0.0000000022153">
            <text:p>2.2153E-009</text:p>
          </table:table-cell>
          <table:table-cell table:formula="of:=[.W143]*1000000" office:value-type="float" office:value="141.25">
            <text:p>141.25</text:p>
          </table:table-cell>
          <table:table-cell table:formula="of:=[.X143]*1000000" office:value-type="float" office:value="46.114">
            <text:p>46.114</text:p>
          </table:table-cell>
          <table:table-cell table:formula="of:=[.Y143]*1000000" office:value-type="float" office:value="1188.4">
            <text:p>1188.4</text:p>
          </table:table-cell>
          <table:table-cell table:formula="of:=[.Z143]*1000000" office:value-type="float" office:value="20.042">
            <text:p>20.042</text:p>
          </table:table-cell>
          <table:table-cell table:formula="of:=[.AA143]*1000000" office:value-type="float" office:value="0">
            <text:p>0</text:p>
          </table:table-cell>
          <table:table-cell table:formula="of:=[.AB143]*1000000" office:value-type="float" office:value="-0.00000000000048797">
            <text:p>-4.8797E-013</text:p>
          </table:table-cell>
          <table:table-cell table:formula="of:=[.AC143]*1000000" office:value-type="float" office:value="0.0000000022153">
            <text:p>2.2153E-009</text:p>
          </table:table-cell>
          <table:table-cell office:value-type="float" office:value="0.00014125">
            <text:p>0.00014125</text:p>
          </table:table-cell>
          <table:table-cell table:style-name="ce1" office:value-type="string">
            <text:p>4.6124e-05</text:p>
          </table:table-cell>
          <table:table-cell office:value-type="float" office:value="0.0011885">
            <text:p>0.0011885</text:p>
          </table:table-cell>
          <table:table-cell table:style-name="ce1" office:value-type="string">
            <text:p>7.4449e-11</text:p>
          </table:table-cell>
          <table:table-cell table:style-name="ce1" office:value-type="string">
            <text:p>3.406e-07</text:p>
          </table:table-cell>
          <table:table-cell table:style-name="ce1" office:value-type="string">
            <text:p>-6.2195e-58</text:p>
          </table:table-cell>
          <table:table-cell table:style-name="ce1" office:value-type="string">
            <text:p>2.2153e-15</text:p>
          </table:table-cell>
          <table:table-cell office:value-type="float" office:value="0.00014125">
            <text:p>0.00014125</text:p>
          </table:table-cell>
          <table:table-cell table:style-name="ce1" office:value-type="string">
            <text:p>4.6114e-05</text:p>
          </table:table-cell>
          <table:table-cell office:value-type="float" office:value="0.0011884">
            <text:p>0.0011884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8797e-19</text:p>
          </table:table-cell>
          <table:table-cell table:style-name="ce1" office:value-type="string">
            <text:p>2.2153e-15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P144]*1000000" office:value-type="float" office:value="139.42">
            <text:p>139.42</text:p>
          </table:table-cell>
          <table:table-cell table:formula="of:=[.Q144]*1000000" office:value-type="float" office:value="45.534">
            <text:p>45.534</text:p>
          </table:table-cell>
          <table:table-cell table:formula="of:=[.R144]*1000000" office:value-type="float" office:value="1190.9">
            <text:p>1190.9</text:p>
          </table:table-cell>
          <table:table-cell table:formula="of:=[.S144]*1000000" office:value-type="float" office:value="0.000066439">
            <text:p>0.000066439</text:p>
          </table:table-cell>
          <table:table-cell table:formula="of:=[.T144]*1000000" office:value-type="float" office:value="0.34223">
            <text:p>0.34223</text:p>
          </table:table-cell>
          <table:table-cell table:formula="of:=[.U144]*1000000" office:value-type="float" office:value="-2.8468E-052">
            <text:p>-2.8468E-052</text:p>
          </table:table-cell>
          <table:table-cell table:formula="of:=[.V144]*1000000" office:value-type="float" office:value="0.0000000021534">
            <text:p>2.1534E-009</text:p>
          </table:table-cell>
          <table:table-cell table:formula="of:=[.W144]*1000000" office:value-type="float" office:value="139.42">
            <text:p>139.42</text:p>
          </table:table-cell>
          <table:table-cell table:formula="of:=[.X144]*1000000" office:value-type="float" office:value="45.524">
            <text:p>45.524</text:p>
          </table:table-cell>
          <table:table-cell table:formula="of:=[.Y144]*1000000" office:value-type="float" office:value="1190.9">
            <text:p>1190.9</text:p>
          </table:table-cell>
          <table:table-cell table:formula="of:=[.Z144]*1000000" office:value-type="float" office:value="20.042">
            <text:p>20.042</text:p>
          </table:table-cell>
          <table:table-cell table:formula="of:=[.AA144]*1000000" office:value-type="float" office:value="0">
            <text:p>0</text:p>
          </table:table-cell>
          <table:table-cell table:formula="of:=[.AB144]*1000000" office:value-type="float" office:value="-0.00000000000084637">
            <text:p>-8.4637E-013</text:p>
          </table:table-cell>
          <table:table-cell table:formula="of:=[.AC144]*1000000" office:value-type="float" office:value="0.0000000021533">
            <text:p>2.1533E-009</text:p>
          </table:table-cell>
          <table:table-cell office:value-type="float" office:value="0.00013942">
            <text:p>0.00013942</text:p>
          </table:table-cell>
          <table:table-cell table:style-name="ce1" office:value-type="string">
            <text:p>4.5534e-05</text:p>
          </table:table-cell>
          <table:table-cell office:value-type="float" office:value="0.0011909">
            <text:p>0.0011909</text:p>
          </table:table-cell>
          <table:table-cell table:style-name="ce1" office:value-type="string">
            <text:p>6.6439e-11</text:p>
          </table:table-cell>
          <table:table-cell table:style-name="ce1" office:value-type="string">
            <text:p>3.4223e-07</text:p>
          </table:table-cell>
          <table:table-cell table:style-name="ce1" office:value-type="string">
            <text:p>-2.8468e-58</text:p>
          </table:table-cell>
          <table:table-cell table:style-name="ce1" office:value-type="string">
            <text:p>2.1534e-15</text:p>
          </table:table-cell>
          <table:table-cell office:value-type="float" office:value="0.00013942">
            <text:p>0.00013942</text:p>
          </table:table-cell>
          <table:table-cell table:style-name="ce1" office:value-type="string">
            <text:p>4.5524e-05</text:p>
          </table:table-cell>
          <table:table-cell office:value-type="float" office:value="0.0011909">
            <text:p>0.0011909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8.4637e-19</text:p>
          </table:table-cell>
          <table:table-cell table:style-name="ce1" office:value-type="string">
            <text:p>2.1533e-15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P145]*1000000" office:value-type="float" office:value="137.61">
            <text:p>137.61</text:p>
          </table:table-cell>
          <table:table-cell table:formula="of:=[.Q145]*1000000" office:value-type="float" office:value="44.951">
            <text:p>44.951</text:p>
          </table:table-cell>
          <table:table-cell table:formula="of:=[.R145]*1000000" office:value-type="float" office:value="1193.3">
            <text:p>1193.3</text:p>
          </table:table-cell>
          <table:table-cell table:formula="of:=[.S145]*1000000" office:value-type="float" office:value="0.000059421">
            <text:p>0.000059421</text:p>
          </table:table-cell>
          <table:table-cell table:formula="of:=[.T145]*1000000" office:value-type="float" office:value="0.34386">
            <text:p>0.34386</text:p>
          </table:table-cell>
          <table:table-cell table:formula="of:=[.U145]*1000000" office:value-type="float" office:value="-1.3168E-052">
            <text:p>-1.3168E-052</text:p>
          </table:table-cell>
          <table:table-cell table:formula="of:=[.V145]*1000000" office:value-type="float" office:value="0.0000000020933">
            <text:p>2.0933E-009</text:p>
          </table:table-cell>
          <table:table-cell table:formula="of:=[.W145]*1000000" office:value-type="float" office:value="137.61">
            <text:p>137.61</text:p>
          </table:table-cell>
          <table:table-cell table:formula="of:=[.X145]*1000000" office:value-type="float" office:value="44.941">
            <text:p>44.941</text:p>
          </table:table-cell>
          <table:table-cell table:formula="of:=[.Y145]*1000000" office:value-type="float" office:value="1193.3">
            <text:p>1193.3</text:p>
          </table:table-cell>
          <table:table-cell table:formula="of:=[.Z145]*1000000" office:value-type="float" office:value="20.042">
            <text:p>20.042</text:p>
          </table:table-cell>
          <table:table-cell table:formula="of:=[.AA145]*1000000" office:value-type="float" office:value="0">
            <text:p>0</text:p>
          </table:table-cell>
          <table:table-cell table:formula="of:=[.AB145]*1000000" office:value-type="float" office:value="-0.00000000000024259">
            <text:p>-2.4259E-013</text:p>
          </table:table-cell>
          <table:table-cell table:formula="of:=[.AC145]*1000000" office:value-type="float" office:value="0.0000000020933">
            <text:p>2.0933E-009</text:p>
          </table:table-cell>
          <table:table-cell office:value-type="float" office:value="0.00013761">
            <text:p>0.00013761</text:p>
          </table:table-cell>
          <table:table-cell table:style-name="ce1" office:value-type="string">
            <text:p>4.4951e-05</text:p>
          </table:table-cell>
          <table:table-cell office:value-type="float" office:value="0.0011933">
            <text:p>0.0011933</text:p>
          </table:table-cell>
          <table:table-cell table:style-name="ce1" office:value-type="string">
            <text:p>5.9421e-11</text:p>
          </table:table-cell>
          <table:table-cell table:style-name="ce1" office:value-type="string">
            <text:p>3.4386e-07</text:p>
          </table:table-cell>
          <table:table-cell table:style-name="ce1" office:value-type="string">
            <text:p>-1.3168e-58</text:p>
          </table:table-cell>
          <table:table-cell table:style-name="ce1" office:value-type="string">
            <text:p>2.0933e-15</text:p>
          </table:table-cell>
          <table:table-cell office:value-type="float" office:value="0.00013761">
            <text:p>0.00013761</text:p>
          </table:table-cell>
          <table:table-cell table:style-name="ce1" office:value-type="string">
            <text:p>4.4941e-05</text:p>
          </table:table-cell>
          <table:table-cell office:value-type="float" office:value="0.0011933">
            <text:p>0.001193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259e-19</text:p>
          </table:table-cell>
          <table:table-cell table:style-name="ce1" office:value-type="string">
            <text:p>2.0933e-15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P146]*1000000" office:value-type="float" office:value="135.84">
            <text:p>135.84</text:p>
          </table:table-cell>
          <table:table-cell table:formula="of:=[.Q146]*1000000" office:value-type="float" office:value="44.375">
            <text:p>44.375</text:p>
          </table:table-cell>
          <table:table-cell table:formula="of:=[.R146]*1000000" office:value-type="float" office:value="1195.7">
            <text:p>1195.7</text:p>
          </table:table-cell>
          <table:table-cell table:formula="of:=[.S146]*1000000" office:value-type="float" office:value="0.000053263">
            <text:p>0.000053263</text:p>
          </table:table-cell>
          <table:table-cell table:formula="of:=[.T146]*1000000" office:value-type="float" office:value="0.34547">
            <text:p>0.34547</text:p>
          </table:table-cell>
          <table:table-cell table:formula="of:=[.U146]*1000000" office:value-type="float" office:value="-6.1534E-053">
            <text:p>-6.1534E-053</text:p>
          </table:table-cell>
          <table:table-cell table:formula="of:=[.V146]*1000000" office:value-type="float" office:value="0.0000000020351">
            <text:p>0.000000002</text:p>
          </table:table-cell>
          <table:table-cell table:formula="of:=[.W146]*1000000" office:value-type="float" office:value="135.84">
            <text:p>135.84</text:p>
          </table:table-cell>
          <table:table-cell table:formula="of:=[.X146]*1000000" office:value-type="float" office:value="44.366">
            <text:p>44.366</text:p>
          </table:table-cell>
          <table:table-cell table:formula="of:=[.Y146]*1000000" office:value-type="float" office:value="1195.7">
            <text:p>1195.7</text:p>
          </table:table-cell>
          <table:table-cell table:formula="of:=[.Z146]*1000000" office:value-type="float" office:value="20.042">
            <text:p>20.042</text:p>
          </table:table-cell>
          <table:table-cell table:formula="of:=[.AA146]*1000000" office:value-type="float" office:value="0">
            <text:p>0</text:p>
          </table:table-cell>
          <table:table-cell table:formula="of:=[.AB146]*1000000" office:value-type="float" office:value="0.00000000000016068">
            <text:p>1.6068E-013</text:p>
          </table:table-cell>
          <table:table-cell table:formula="of:=[.AC146]*1000000" office:value-type="float" office:value="0.0000000020351">
            <text:p>0.000000002</text:p>
          </table:table-cell>
          <table:table-cell office:value-type="float" office:value="0.00013584">
            <text:p>0.00013584</text:p>
          </table:table-cell>
          <table:table-cell table:style-name="ce1" office:value-type="string">
            <text:p>4.4375e-05</text:p>
          </table:table-cell>
          <table:table-cell office:value-type="float" office:value="0.0011957">
            <text:p>0.0011957</text:p>
          </table:table-cell>
          <table:table-cell table:style-name="ce1" office:value-type="string">
            <text:p>5.3263e-11</text:p>
          </table:table-cell>
          <table:table-cell table:style-name="ce1" office:value-type="string">
            <text:p>3.4547e-07</text:p>
          </table:table-cell>
          <table:table-cell table:style-name="ce1" office:value-type="string">
            <text:p>-6.1534e-59</text:p>
          </table:table-cell>
          <table:table-cell table:style-name="ce1" office:value-type="string">
            <text:p>2.0351e-15</text:p>
          </table:table-cell>
          <table:table-cell office:value-type="float" office:value="0.00013584">
            <text:p>0.00013584</text:p>
          </table:table-cell>
          <table:table-cell table:style-name="ce1" office:value-type="string">
            <text:p>4.4366e-05</text:p>
          </table:table-cell>
          <table:table-cell office:value-type="float" office:value="0.0011957">
            <text:p>0.0011957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6068e-19</text:p>
          </table:table-cell>
          <table:table-cell table:style-name="ce1" office:value-type="string">
            <text:p>2.0351e-15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P147]*1000000" office:value-type="float" office:value="134.08">
            <text:p>134.08</text:p>
          </table:table-cell>
          <table:table-cell table:formula="of:=[.Q147]*1000000" office:value-type="float" office:value="43.806">
            <text:p>43.806</text:p>
          </table:table-cell>
          <table:table-cell table:formula="of:=[.R147]*1000000" office:value-type="float" office:value="1198.1">
            <text:p>1198.1</text:p>
          </table:table-cell>
          <table:table-cell table:formula="of:=[.S147]*1000000" office:value-type="float" office:value="0.000047849">
            <text:p>0.000047849</text:p>
          </table:table-cell>
          <table:table-cell table:formula="of:=[.T147]*1000000" office:value-type="float" office:value="0.34708">
            <text:p>0.34708</text:p>
          </table:table-cell>
          <table:table-cell table:formula="of:=[.U147]*1000000" office:value-type="float" office:value="-2.904E-053">
            <text:p>-2.904E-053</text:p>
          </table:table-cell>
          <table:table-cell table:formula="of:=[.V147]*1000000" office:value-type="float" office:value="0.0000000019787">
            <text:p>0.000000002</text:p>
          </table:table-cell>
          <table:table-cell table:formula="of:=[.W147]*1000000" office:value-type="float" office:value="134.08">
            <text:p>134.08</text:p>
          </table:table-cell>
          <table:table-cell table:formula="of:=[.X147]*1000000" office:value-type="float" office:value="43.797">
            <text:p>43.797</text:p>
          </table:table-cell>
          <table:table-cell table:formula="of:=[.Y147]*1000000" office:value-type="float" office:value="1198">
            <text:p>1198</text:p>
          </table:table-cell>
          <table:table-cell table:formula="of:=[.Z147]*1000000" office:value-type="float" office:value="20.042">
            <text:p>20.042</text:p>
          </table:table-cell>
          <table:table-cell table:formula="of:=[.AA147]*1000000" office:value-type="float" office:value="0">
            <text:p>0</text:p>
          </table:table-cell>
          <table:table-cell table:formula="of:=[.AB147]*1000000" office:value-type="float" office:value="-0.00000000000021527">
            <text:p>-2.1527E-013</text:p>
          </table:table-cell>
          <table:table-cell table:formula="of:=[.AC147]*1000000" office:value-type="float" office:value="0.0000000019787">
            <text:p>0.000000002</text:p>
          </table:table-cell>
          <table:table-cell office:value-type="float" office:value="0.00013408">
            <text:p>0.00013408</text:p>
          </table:table-cell>
          <table:table-cell table:style-name="ce1" office:value-type="string">
            <text:p>4.3806e-05</text:p>
          </table:table-cell>
          <table:table-cell office:value-type="float" office:value="0.0011981">
            <text:p>0.0011981</text:p>
          </table:table-cell>
          <table:table-cell table:style-name="ce1" office:value-type="string">
            <text:p>4.7849e-11</text:p>
          </table:table-cell>
          <table:table-cell table:style-name="ce1" office:value-type="string">
            <text:p>3.4708e-07</text:p>
          </table:table-cell>
          <table:table-cell table:style-name="ce1" office:value-type="string">
            <text:p>-2.904e-59</text:p>
          </table:table-cell>
          <table:table-cell table:style-name="ce1" office:value-type="string">
            <text:p>1.9787e-15</text:p>
          </table:table-cell>
          <table:table-cell office:value-type="float" office:value="0.00013408">
            <text:p>0.00013408</text:p>
          </table:table-cell>
          <table:table-cell table:style-name="ce1" office:value-type="string">
            <text:p>4.3797e-05</text:p>
          </table:table-cell>
          <table:table-cell office:value-type="float" office:value="0.001198">
            <text:p>0.001198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527e-19</text:p>
          </table:table-cell>
          <table:table-cell table:style-name="ce1" office:value-type="string">
            <text:p>1.9787e-15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P148]*1000000" office:value-type="float" office:value="132.35">
            <text:p>132.35</text:p>
          </table:table-cell>
          <table:table-cell table:formula="of:=[.Q148]*1000000" office:value-type="float" office:value="43.245">
            <text:p>43.245</text:p>
          </table:table-cell>
          <table:table-cell table:formula="of:=[.R148]*1000000" office:value-type="float" office:value="1200.4">
            <text:p>1200.4</text:p>
          </table:table-cell>
          <table:table-cell table:formula="of:=[.S148]*1000000" office:value-type="float" office:value="0.000043082">
            <text:p>0.000043082</text:p>
          </table:table-cell>
          <table:table-cell table:formula="of:=[.T148]*1000000" office:value-type="float" office:value="0.34868">
            <text:p>0.34868</text:p>
          </table:table-cell>
          <table:table-cell table:formula="of:=[.U148]*1000000" office:value-type="float" office:value="-1.3837E-053">
            <text:p>-1.3837E-053</text:p>
          </table:table-cell>
          <table:table-cell table:formula="of:=[.V148]*1000000" office:value-type="float" office:value="0.000000001924">
            <text:p>1.924E-009</text:p>
          </table:table-cell>
          <table:table-cell table:formula="of:=[.W148]*1000000" office:value-type="float" office:value="132.35">
            <text:p>132.35</text:p>
          </table:table-cell>
          <table:table-cell table:formula="of:=[.X148]*1000000" office:value-type="float" office:value="43.236">
            <text:p>43.236</text:p>
          </table:table-cell>
          <table:table-cell table:formula="of:=[.Y148]*1000000" office:value-type="float" office:value="1200.3">
            <text:p>1200.3</text:p>
          </table:table-cell>
          <table:table-cell table:formula="of:=[.Z148]*1000000" office:value-type="float" office:value="20.042">
            <text:p>20.042</text:p>
          </table:table-cell>
          <table:table-cell table:formula="of:=[.AA148]*1000000" office:value-type="float" office:value="0">
            <text:p>0</text:p>
          </table:table-cell>
          <table:table-cell table:formula="of:=[.AB148]*1000000" office:value-type="float" office:value="-0.00000000000021602">
            <text:p>-2.1602E-013</text:p>
          </table:table-cell>
          <table:table-cell table:formula="of:=[.AC148]*1000000" office:value-type="float" office:value="0.000000001924">
            <text:p>1.924E-009</text:p>
          </table:table-cell>
          <table:table-cell office:value-type="float" office:value="0.00013235">
            <text:p>0.00013235</text:p>
          </table:table-cell>
          <table:table-cell table:style-name="ce1" office:value-type="string">
            <text:p>4.3245e-05</text:p>
          </table:table-cell>
          <table:table-cell office:value-type="float" office:value="0.0012004">
            <text:p>0.0012004</text:p>
          </table:table-cell>
          <table:table-cell table:style-name="ce1" office:value-type="string">
            <text:p>4.3082e-11</text:p>
          </table:table-cell>
          <table:table-cell table:style-name="ce1" office:value-type="string">
            <text:p>3.4868e-07</text:p>
          </table:table-cell>
          <table:table-cell table:style-name="ce1" office:value-type="string">
            <text:p>-1.3837e-59</text:p>
          </table:table-cell>
          <table:table-cell table:style-name="ce1" office:value-type="string">
            <text:p>1.924e-15</text:p>
          </table:table-cell>
          <table:table-cell office:value-type="float" office:value="0.00013235">
            <text:p>0.00013235</text:p>
          </table:table-cell>
          <table:table-cell table:style-name="ce1" office:value-type="string">
            <text:p>4.3236e-05</text:p>
          </table:table-cell>
          <table:table-cell office:value-type="float" office:value="0.0012003">
            <text:p>0.001200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602e-19</text:p>
          </table:table-cell>
          <table:table-cell table:style-name="ce1" office:value-type="string">
            <text:p>1.924e-15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P149]*1000000" office:value-type="float" office:value="130.65">
            <text:p>130.65</text:p>
          </table:table-cell>
          <table:table-cell table:formula="of:=[.Q149]*1000000" office:value-type="float" office:value="42.691">
            <text:p>42.691</text:p>
          </table:table-cell>
          <table:table-cell table:formula="of:=[.R149]*1000000" office:value-type="float" office:value="1202.7">
            <text:p>1202.7</text:p>
          </table:table-cell>
          <table:table-cell table:formula="of:=[.S149]*1000000" office:value-type="float" office:value="0.000038874">
            <text:p>0.000038874</text:p>
          </table:table-cell>
          <table:table-cell table:formula="of:=[.T149]*1000000" office:value-type="float" office:value="0.35028">
            <text:p>0.35028</text:p>
          </table:table-cell>
          <table:table-cell table:formula="of:=[.U149]*1000000" office:value-type="float" office:value="-6.6557E-054">
            <text:p>-6.6557E-054</text:p>
          </table:table-cell>
          <table:table-cell table:formula="of:=[.V149]*1000000" office:value-type="float" office:value="0.000000001871">
            <text:p>1.871E-009</text:p>
          </table:table-cell>
          <table:table-cell table:formula="of:=[.W149]*1000000" office:value-type="float" office:value="130.65">
            <text:p>130.65</text:p>
          </table:table-cell>
          <table:table-cell table:formula="of:=[.X149]*1000000" office:value-type="float" office:value="42.682">
            <text:p>42.682</text:p>
          </table:table-cell>
          <table:table-cell table:formula="of:=[.Y149]*1000000" office:value-type="float" office:value="1202.6">
            <text:p>1202.6</text:p>
          </table:table-cell>
          <table:table-cell table:formula="of:=[.Z149]*1000000" office:value-type="float" office:value="20.042">
            <text:p>20.042</text:p>
          </table:table-cell>
          <table:table-cell table:formula="of:=[.AA149]*1000000" office:value-type="float" office:value="0">
            <text:p>0</text:p>
          </table:table-cell>
          <table:table-cell table:formula="of:=[.AB149]*1000000" office:value-type="float" office:value="0.00000000000010697">
            <text:p>1.0697E-013</text:p>
          </table:table-cell>
          <table:table-cell table:formula="of:=[.AC149]*1000000" office:value-type="float" office:value="0.000000001871">
            <text:p>1.871E-009</text:p>
          </table:table-cell>
          <table:table-cell office:value-type="float" office:value="0.00013065">
            <text:p>0.00013065</text:p>
          </table:table-cell>
          <table:table-cell table:style-name="ce1" office:value-type="string">
            <text:p>4.2691e-05</text:p>
          </table:table-cell>
          <table:table-cell office:value-type="float" office:value="0.0012027">
            <text:p>0.0012027</text:p>
          </table:table-cell>
          <table:table-cell table:style-name="ce1" office:value-type="string">
            <text:p>3.8874e-11</text:p>
          </table:table-cell>
          <table:table-cell table:style-name="ce1" office:value-type="string">
            <text:p>3.5028e-07</text:p>
          </table:table-cell>
          <table:table-cell table:style-name="ce1" office:value-type="string">
            <text:p>-6.6557e-60</text:p>
          </table:table-cell>
          <table:table-cell table:style-name="ce1" office:value-type="string">
            <text:p>1.871e-15</text:p>
          </table:table-cell>
          <table:table-cell office:value-type="float" office:value="0.00013065">
            <text:p>0.00013065</text:p>
          </table:table-cell>
          <table:table-cell table:style-name="ce1" office:value-type="string">
            <text:p>4.2682e-05</text:p>
          </table:table-cell>
          <table:table-cell office:value-type="float" office:value="0.0012026">
            <text:p>0.0012026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0697e-19</text:p>
          </table:table-cell>
          <table:table-cell table:style-name="ce1" office:value-type="string">
            <text:p>1.871e-15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P150]*1000000" office:value-type="float" office:value="128.97">
            <text:p>128.97</text:p>
          </table:table-cell>
          <table:table-cell table:formula="of:=[.Q150]*1000000" office:value-type="float" office:value="42.143">
            <text:p>42.143</text:p>
          </table:table-cell>
          <table:table-cell table:formula="of:=[.R150]*1000000" office:value-type="float" office:value="1204.9">
            <text:p>1204.9</text:p>
          </table:table-cell>
          <table:table-cell table:formula="of:=[.S150]*1000000" office:value-type="float" office:value="0.000035154">
            <text:p>0.000035154</text:p>
          </table:table-cell>
          <table:table-cell table:formula="of:=[.T150]*1000000" office:value-type="float" office:value="0.35187">
            <text:p>0.35187</text:p>
          </table:table-cell>
          <table:table-cell table:formula="of:=[.U150]*1000000" office:value-type="float" office:value="-3.2311E-054">
            <text:p>-3.2311E-054</text:p>
          </table:table-cell>
          <table:table-cell table:formula="of:=[.V150]*1000000" office:value-type="float" office:value="0.0000000018196">
            <text:p>1.8196E-009</text:p>
          </table:table-cell>
          <table:table-cell table:formula="of:=[.W150]*1000000" office:value-type="float" office:value="128.97">
            <text:p>128.97</text:p>
          </table:table-cell>
          <table:table-cell table:formula="of:=[.X150]*1000000" office:value-type="float" office:value="42.134">
            <text:p>42.134</text:p>
          </table:table-cell>
          <table:table-cell table:formula="of:=[.Y150]*1000000" office:value-type="float" office:value="1204.9">
            <text:p>1204.9</text:p>
          </table:table-cell>
          <table:table-cell table:formula="of:=[.Z150]*1000000" office:value-type="float" office:value="20.042">
            <text:p>20.042</text:p>
          </table:table-cell>
          <table:table-cell table:formula="of:=[.AA150]*1000000" office:value-type="float" office:value="0">
            <text:p>0</text:p>
          </table:table-cell>
          <table:table-cell table:formula="of:=[.AB150]*1000000" office:value-type="float" office:value="0.00000000000049002">
            <text:p>4.9002E-013</text:p>
          </table:table-cell>
          <table:table-cell table:formula="of:=[.AC150]*1000000" office:value-type="float" office:value="0.0000000018196">
            <text:p>1.8196E-009</text:p>
          </table:table-cell>
          <table:table-cell office:value-type="float" office:value="0.00012897">
            <text:p>0.00012897</text:p>
          </table:table-cell>
          <table:table-cell table:style-name="ce1" office:value-type="string">
            <text:p>4.2143e-05</text:p>
          </table:table-cell>
          <table:table-cell office:value-type="float" office:value="0.0012049">
            <text:p>0.0012049</text:p>
          </table:table-cell>
          <table:table-cell table:style-name="ce1" office:value-type="string">
            <text:p>3.5154e-11</text:p>
          </table:table-cell>
          <table:table-cell table:style-name="ce1" office:value-type="string">
            <text:p>3.5187e-07</text:p>
          </table:table-cell>
          <table:table-cell table:style-name="ce1" office:value-type="string">
            <text:p>-3.2311e-60</text:p>
          </table:table-cell>
          <table:table-cell table:style-name="ce1" office:value-type="string">
            <text:p>1.8196e-15</text:p>
          </table:table-cell>
          <table:table-cell office:value-type="float" office:value="0.00012897">
            <text:p>0.00012897</text:p>
          </table:table-cell>
          <table:table-cell table:style-name="ce1" office:value-type="string">
            <text:p>4.2134e-05</text:p>
          </table:table-cell>
          <table:table-cell office:value-type="float" office:value="0.0012049">
            <text:p>0.0012049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4.9002e-19</text:p>
          </table:table-cell>
          <table:table-cell table:style-name="ce1" office:value-type="string">
            <text:p>1.8196e-15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P151]*1000000" office:value-type="float" office:value="127.31">
            <text:p>127.31</text:p>
          </table:table-cell>
          <table:table-cell table:formula="of:=[.Q151]*1000000" office:value-type="float" office:value="41.603">
            <text:p>41.603</text:p>
          </table:table-cell>
          <table:table-cell table:formula="of:=[.R151]*1000000" office:value-type="float" office:value="1207.2">
            <text:p>1207.2</text:p>
          </table:table-cell>
          <table:table-cell table:formula="of:=[.S151]*1000000" office:value-type="float" office:value="0.000031856">
            <text:p>0.000031856</text:p>
          </table:table-cell>
          <table:table-cell table:formula="of:=[.T151]*1000000" office:value-type="float" office:value="0.35345">
            <text:p>0.35345</text:p>
          </table:table-cell>
          <table:table-cell table:formula="of:=[.U151]*1000000" office:value-type="float" office:value="-1.5828E-054">
            <text:p>-1.5828E-054</text:p>
          </table:table-cell>
          <table:table-cell table:formula="of:=[.V151]*1000000" office:value-type="float" office:value="0.0000000017698">
            <text:p>1.7698E-009</text:p>
          </table:table-cell>
          <table:table-cell table:formula="of:=[.W151]*1000000" office:value-type="float" office:value="127.31">
            <text:p>127.31</text:p>
          </table:table-cell>
          <table:table-cell table:formula="of:=[.X151]*1000000" office:value-type="float" office:value="41.594">
            <text:p>41.594</text:p>
          </table:table-cell>
          <table:table-cell table:formula="of:=[.Y151]*1000000" office:value-type="float" office:value="1207.1">
            <text:p>1207.1</text:p>
          </table:table-cell>
          <table:table-cell table:formula="of:=[.Z151]*1000000" office:value-type="float" office:value="20.042">
            <text:p>20.042</text:p>
          </table:table-cell>
          <table:table-cell table:formula="of:=[.AA151]*1000000" office:value-type="float" office:value="0">
            <text:p>0</text:p>
          </table:table-cell>
          <table:table-cell table:formula="of:=[.AB151]*1000000" office:value-type="float" office:value="-0.00000000000059445">
            <text:p>-5.9445E-013</text:p>
          </table:table-cell>
          <table:table-cell table:formula="of:=[.AC151]*1000000" office:value-type="float" office:value="0.0000000017697">
            <text:p>1.7697E-009</text:p>
          </table:table-cell>
          <table:table-cell office:value-type="float" office:value="0.00012731">
            <text:p>0.00012731</text:p>
          </table:table-cell>
          <table:table-cell table:style-name="ce1" office:value-type="string">
            <text:p>4.1603e-05</text:p>
          </table:table-cell>
          <table:table-cell office:value-type="float" office:value="0.0012072">
            <text:p>0.0012072</text:p>
          </table:table-cell>
          <table:table-cell table:style-name="ce1" office:value-type="string">
            <text:p>3.1856e-11</text:p>
          </table:table-cell>
          <table:table-cell table:style-name="ce1" office:value-type="string">
            <text:p>3.5345e-07</text:p>
          </table:table-cell>
          <table:table-cell table:style-name="ce1" office:value-type="string">
            <text:p>-1.5828e-60</text:p>
          </table:table-cell>
          <table:table-cell table:style-name="ce1" office:value-type="string">
            <text:p>1.7698e-15</text:p>
          </table:table-cell>
          <table:table-cell office:value-type="float" office:value="0.00012731">
            <text:p>0.00012731</text:p>
          </table:table-cell>
          <table:table-cell table:style-name="ce1" office:value-type="string">
            <text:p>4.1594e-05</text:p>
          </table:table-cell>
          <table:table-cell office:value-type="float" office:value="0.0012071">
            <text:p>0.0012071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5.9445e-19</text:p>
          </table:table-cell>
          <table:table-cell table:style-name="ce1" office:value-type="string">
            <text:p>1.7697e-15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P152]*1000000" office:value-type="float" office:value="125.68">
            <text:p>125.68</text:p>
          </table:table-cell>
          <table:table-cell table:formula="of:=[.Q152]*1000000" office:value-type="float" office:value="41.069">
            <text:p>41.069</text:p>
          </table:table-cell>
          <table:table-cell table:formula="of:=[.R152]*1000000" office:value-type="float" office:value="1209.4">
            <text:p>1209.4</text:p>
          </table:table-cell>
          <table:table-cell table:formula="of:=[.S152]*1000000" office:value-type="float" office:value="0.000028926">
            <text:p>0.000028926</text:p>
          </table:table-cell>
          <table:table-cell table:formula="of:=[.T152]*1000000" office:value-type="float" office:value="0.35502">
            <text:p>0.35502</text:p>
          </table:table-cell>
          <table:table-cell table:formula="of:=[.U152]*1000000" office:value-type="float" office:value="-7.8235E-055">
            <text:p>-7.8235E-055</text:p>
          </table:table-cell>
          <table:table-cell table:formula="of:=[.V152]*1000000" office:value-type="float" office:value="0.0000000017214">
            <text:p>1.7214E-009</text:p>
          </table:table-cell>
          <table:table-cell table:formula="of:=[.W152]*1000000" office:value-type="float" office:value="125.68">
            <text:p>125.68</text:p>
          </table:table-cell>
          <table:table-cell table:formula="of:=[.X152]*1000000" office:value-type="float" office:value="41.06">
            <text:p>41.06</text:p>
          </table:table-cell>
          <table:table-cell table:formula="of:=[.Y152]*1000000" office:value-type="float" office:value="1209.3">
            <text:p>1209.3</text:p>
          </table:table-cell>
          <table:table-cell table:formula="of:=[.Z152]*1000000" office:value-type="float" office:value="20.042">
            <text:p>20.042</text:p>
          </table:table-cell>
          <table:table-cell table:formula="of:=[.AA152]*1000000" office:value-type="float" office:value="0">
            <text:p>0</text:p>
          </table:table-cell>
          <table:table-cell table:formula="of:=[.AB152]*1000000" office:value-type="float" office:value="0.00000000000002949">
            <text:p>2.949E-014</text:p>
          </table:table-cell>
          <table:table-cell table:formula="of:=[.AC152]*1000000" office:value-type="float" office:value="0.0000000017214">
            <text:p>1.7214E-009</text:p>
          </table:table-cell>
          <table:table-cell office:value-type="float" office:value="0.00012568">
            <text:p>0.00012568</text:p>
          </table:table-cell>
          <table:table-cell table:style-name="ce1" office:value-type="string">
            <text:p>4.1069e-05</text:p>
          </table:table-cell>
          <table:table-cell office:value-type="float" office:value="0.0012094">
            <text:p>0.0012094</text:p>
          </table:table-cell>
          <table:table-cell table:style-name="ce1" office:value-type="string">
            <text:p>2.8926e-11</text:p>
          </table:table-cell>
          <table:table-cell table:style-name="ce1" office:value-type="string">
            <text:p>3.5502e-07</text:p>
          </table:table-cell>
          <table:table-cell table:style-name="ce1" office:value-type="string">
            <text:p>-7.8235e-61</text:p>
          </table:table-cell>
          <table:table-cell table:style-name="ce1" office:value-type="string">
            <text:p>1.7214e-15</text:p>
          </table:table-cell>
          <table:table-cell office:value-type="float" office:value="0.00012568">
            <text:p>0.00012568</text:p>
          </table:table-cell>
          <table:table-cell table:style-name="ce1" office:value-type="string">
            <text:p>4.106e-05</text:p>
          </table:table-cell>
          <table:table-cell office:value-type="float" office:value="0.0012093">
            <text:p>0.001209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949e-20</text:p>
          </table:table-cell>
          <table:table-cell table:style-name="ce1" office:value-type="string">
            <text:p>1.7214e-15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P153]*1000000" office:value-type="float" office:value="124.07">
            <text:p>124.07</text:p>
          </table:table-cell>
          <table:table-cell table:formula="of:=[.Q153]*1000000" office:value-type="float" office:value="40.542">
            <text:p>40.542</text:p>
          </table:table-cell>
          <table:table-cell table:formula="of:=[.R153]*1000000" office:value-type="float" office:value="1211.5">
            <text:p>1211.5</text:p>
          </table:table-cell>
          <table:table-cell table:formula="of:=[.S153]*1000000" office:value-type="float" office:value="0.000026316">
            <text:p>0.000026316</text:p>
          </table:table-cell>
          <table:table-cell table:formula="of:=[.T153]*1000000" office:value-type="float" office:value="0.35659">
            <text:p>0.35659</text:p>
          </table:table-cell>
          <table:table-cell table:formula="of:=[.U153]*1000000" office:value-type="float" office:value="-3.9011E-055">
            <text:p>-3.9011E-055</text:p>
          </table:table-cell>
          <table:table-cell table:formula="of:=[.V153]*1000000" office:value-type="float" office:value="0.0000000016746">
            <text:p>1.6746E-009</text:p>
          </table:table-cell>
          <table:table-cell table:formula="of:=[.W153]*1000000" office:value-type="float" office:value="124.07">
            <text:p>124.07</text:p>
          </table:table-cell>
          <table:table-cell table:formula="of:=[.X153]*1000000" office:value-type="float" office:value="40.533">
            <text:p>40.533</text:p>
          </table:table-cell>
          <table:table-cell table:formula="of:=[.Y153]*1000000" office:value-type="float" office:value="1211.5">
            <text:p>1211.5</text:p>
          </table:table-cell>
          <table:table-cell table:formula="of:=[.Z153]*1000000" office:value-type="float" office:value="20.042">
            <text:p>20.042</text:p>
          </table:table-cell>
          <table:table-cell table:formula="of:=[.AA153]*1000000" office:value-type="float" office:value="0">
            <text:p>0</text:p>
          </table:table-cell>
          <table:table-cell table:formula="of:=[.AB153]*1000000" office:value-type="float" office:value="-0.00000000000013718">
            <text:p>-1.3718E-013</text:p>
          </table:table-cell>
          <table:table-cell table:formula="of:=[.AC153]*1000000" office:value-type="float" office:value="0.0000000016746">
            <text:p>1.6746E-009</text:p>
          </table:table-cell>
          <table:table-cell office:value-type="float" office:value="0.00012407">
            <text:p>0.00012407</text:p>
          </table:table-cell>
          <table:table-cell table:style-name="ce1" office:value-type="string">
            <text:p>4.0542e-05</text:p>
          </table:table-cell>
          <table:table-cell office:value-type="float" office:value="0.0012115">
            <text:p>0.0012115</text:p>
          </table:table-cell>
          <table:table-cell table:style-name="ce1" office:value-type="string">
            <text:p>2.6316e-11</text:p>
          </table:table-cell>
          <table:table-cell table:style-name="ce1" office:value-type="string">
            <text:p>3.5659e-07</text:p>
          </table:table-cell>
          <table:table-cell table:style-name="ce1" office:value-type="string">
            <text:p>-3.9011e-61</text:p>
          </table:table-cell>
          <table:table-cell table:style-name="ce1" office:value-type="string">
            <text:p>1.6746e-15</text:p>
          </table:table-cell>
          <table:table-cell office:value-type="float" office:value="0.00012407">
            <text:p>0.00012407</text:p>
          </table:table-cell>
          <table:table-cell table:style-name="ce1" office:value-type="string">
            <text:p>4.0533e-05</text:p>
          </table:table-cell>
          <table:table-cell office:value-type="float" office:value="0.0012115">
            <text:p>0.0012115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3718e-19</text:p>
          </table:table-cell>
          <table:table-cell table:style-name="ce1" office:value-type="string">
            <text:p>1.6746e-15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P154]*1000000" office:value-type="float" office:value="122.48">
            <text:p>122.48</text:p>
          </table:table-cell>
          <table:table-cell table:formula="of:=[.Q154]*1000000" office:value-type="float" office:value="40.022">
            <text:p>40.022</text:p>
          </table:table-cell>
          <table:table-cell table:formula="of:=[.R154]*1000000" office:value-type="float" office:value="1213.7">
            <text:p>1213.7</text:p>
          </table:table-cell>
          <table:table-cell table:formula="of:=[.S154]*1000000" office:value-type="float" office:value="0.000023987">
            <text:p>0.000023987</text:p>
          </table:table-cell>
          <table:table-cell table:formula="of:=[.T154]*1000000" office:value-type="float" office:value="0.35815">
            <text:p>0.35815</text:p>
          </table:table-cell>
          <table:table-cell table:formula="of:=[.U154]*1000000" office:value-type="float" office:value="-1.9622E-055">
            <text:p>-1.9622E-055</text:p>
          </table:table-cell>
          <table:table-cell table:formula="of:=[.V154]*1000000" office:value-type="float" office:value="0.0000000016292">
            <text:p>1.6292E-009</text:p>
          </table:table-cell>
          <table:table-cell table:formula="of:=[.W154]*1000000" office:value-type="float" office:value="122.48">
            <text:p>122.48</text:p>
          </table:table-cell>
          <table:table-cell table:formula="of:=[.X154]*1000000" office:value-type="float" office:value="40.013">
            <text:p>40.013</text:p>
          </table:table-cell>
          <table:table-cell table:formula="of:=[.Y154]*1000000" office:value-type="float" office:value="1213.6">
            <text:p>1213.6</text:p>
          </table:table-cell>
          <table:table-cell table:formula="of:=[.Z154]*1000000" office:value-type="float" office:value="20.042">
            <text:p>20.042</text:p>
          </table:table-cell>
          <table:table-cell table:formula="of:=[.AA154]*1000000" office:value-type="float" office:value="0">
            <text:p>0</text:p>
          </table:table-cell>
          <table:table-cell table:formula="of:=[.AB154]*1000000" office:value-type="float" office:value="-0.00000000000043174">
            <text:p>-4.3174E-013</text:p>
          </table:table-cell>
          <table:table-cell table:formula="of:=[.AC154]*1000000" office:value-type="float" office:value="0.0000000016292">
            <text:p>1.6292E-009</text:p>
          </table:table-cell>
          <table:table-cell office:value-type="float" office:value="0.00012248">
            <text:p>0.00012248</text:p>
          </table:table-cell>
          <table:table-cell table:style-name="ce1" office:value-type="string">
            <text:p>4.0022e-05</text:p>
          </table:table-cell>
          <table:table-cell office:value-type="float" office:value="0.0012137">
            <text:p>0.0012137</text:p>
          </table:table-cell>
          <table:table-cell table:style-name="ce1" office:value-type="string">
            <text:p>2.3987e-11</text:p>
          </table:table-cell>
          <table:table-cell table:style-name="ce1" office:value-type="string">
            <text:p>3.5815e-07</text:p>
          </table:table-cell>
          <table:table-cell table:style-name="ce1" office:value-type="string">
            <text:p>-1.9622e-61</text:p>
          </table:table-cell>
          <table:table-cell table:style-name="ce1" office:value-type="string">
            <text:p>1.6292e-15</text:p>
          </table:table-cell>
          <table:table-cell office:value-type="float" office:value="0.00012248">
            <text:p>0.00012248</text:p>
          </table:table-cell>
          <table:table-cell table:style-name="ce1" office:value-type="string">
            <text:p>4.0013e-05</text:p>
          </table:table-cell>
          <table:table-cell office:value-type="float" office:value="0.0012136">
            <text:p>0.0012136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3174e-19</text:p>
          </table:table-cell>
          <table:table-cell table:style-name="ce1" office:value-type="string">
            <text:p>1.6292e-15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P155]*1000000" office:value-type="float" office:value="120.92">
            <text:p>120.92</text:p>
          </table:table-cell>
          <table:table-cell table:formula="of:=[.Q155]*1000000" office:value-type="float" office:value="39.508">
            <text:p>39.508</text:p>
          </table:table-cell>
          <table:table-cell table:formula="of:=[.R155]*1000000" office:value-type="float" office:value="1215.8">
            <text:p>1215.8</text:p>
          </table:table-cell>
          <table:table-cell table:formula="of:=[.S155]*1000000" office:value-type="float" office:value="0.000021901">
            <text:p>0.000021901</text:p>
          </table:table-cell>
          <table:table-cell table:formula="of:=[.T155]*1000000" office:value-type="float" office:value="0.35971">
            <text:p>0.35971</text:p>
          </table:table-cell>
          <table:table-cell table:formula="of:=[.U155]*1000000" office:value-type="float" office:value="-9.9544E-056">
            <text:p>-9.9544E-056</text:p>
          </table:table-cell>
          <table:table-cell table:formula="of:=[.V155]*1000000" office:value-type="float" office:value="0.0000000015851">
            <text:p>1.5851E-009</text:p>
          </table:table-cell>
          <table:table-cell table:formula="of:=[.W155]*1000000" office:value-type="float" office:value="120.91">
            <text:p>120.91</text:p>
          </table:table-cell>
          <table:table-cell table:formula="of:=[.X155]*1000000" office:value-type="float" office:value="39.499">
            <text:p>39.499</text:p>
          </table:table-cell>
          <table:table-cell table:formula="of:=[.Y155]*1000000" office:value-type="float" office:value="1215.7">
            <text:p>1215.7</text:p>
          </table:table-cell>
          <table:table-cell table:formula="of:=[.Z155]*1000000" office:value-type="float" office:value="20.042">
            <text:p>20.042</text:p>
          </table:table-cell>
          <table:table-cell table:formula="of:=[.AA155]*1000000" office:value-type="float" office:value="0">
            <text:p>0</text:p>
          </table:table-cell>
          <table:table-cell table:formula="of:=[.AB155]*1000000" office:value-type="float" office:value="-0.00000000000034381">
            <text:p>-3.4381E-013</text:p>
          </table:table-cell>
          <table:table-cell table:formula="of:=[.AC155]*1000000" office:value-type="float" office:value="0.0000000015851">
            <text:p>1.5851E-009</text:p>
          </table:table-cell>
          <table:table-cell office:value-type="float" office:value="0.00012092">
            <text:p>0.00012092</text:p>
          </table:table-cell>
          <table:table-cell table:style-name="ce1" office:value-type="string">
            <text:p>3.9508e-05</text:p>
          </table:table-cell>
          <table:table-cell office:value-type="float" office:value="0.0012158">
            <text:p>0.0012158</text:p>
          </table:table-cell>
          <table:table-cell table:style-name="ce1" office:value-type="string">
            <text:p>2.1901e-11</text:p>
          </table:table-cell>
          <table:table-cell table:style-name="ce1" office:value-type="string">
            <text:p>3.5971e-07</text:p>
          </table:table-cell>
          <table:table-cell table:style-name="ce1" office:value-type="string">
            <text:p>-9.9544e-62</text:p>
          </table:table-cell>
          <table:table-cell table:style-name="ce1" office:value-type="string">
            <text:p>1.5851e-15</text:p>
          </table:table-cell>
          <table:table-cell office:value-type="float" office:value="0.00012091">
            <text:p>0.00012091</text:p>
          </table:table-cell>
          <table:table-cell table:style-name="ce1" office:value-type="string">
            <text:p>3.9499e-05</text:p>
          </table:table-cell>
          <table:table-cell office:value-type="float" office:value="0.0012157">
            <text:p>0.0012157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4381e-19</text:p>
          </table:table-cell>
          <table:table-cell table:style-name="ce1" office:value-type="string">
            <text:p>1.5851e-15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P156]*1000000" office:value-type="float" office:value="119.37">
            <text:p>119.37</text:p>
          </table:table-cell>
          <table:table-cell table:formula="of:=[.Q156]*1000000" office:value-type="float" office:value="39">
            <text:p>39</text:p>
          </table:table-cell>
          <table:table-cell table:formula="of:=[.R156]*1000000" office:value-type="float" office:value="1217.8">
            <text:p>1217.8</text:p>
          </table:table-cell>
          <table:table-cell table:formula="of:=[.S156]*1000000" office:value-type="float" office:value="0.000020029">
            <text:p>0.000020029</text:p>
          </table:table-cell>
          <table:table-cell table:formula="of:=[.T156]*1000000" office:value-type="float" office:value="0.36125">
            <text:p>0.36125</text:p>
          </table:table-cell>
          <table:table-cell table:formula="of:=[.U156]*1000000" office:value-type="float" office:value="-5.0928E-056">
            <text:p>-5.0928E-056</text:p>
          </table:table-cell>
          <table:table-cell table:formula="of:=[.V156]*1000000" office:value-type="float" office:value="0.0000000015425">
            <text:p>1.5425E-009</text:p>
          </table:table-cell>
          <table:table-cell table:formula="of:=[.W156]*1000000" office:value-type="float" office:value="119.37">
            <text:p>119.37</text:p>
          </table:table-cell>
          <table:table-cell table:formula="of:=[.X156]*1000000" office:value-type="float" office:value="38.992">
            <text:p>38.992</text:p>
          </table:table-cell>
          <table:table-cell table:formula="of:=[.Y156]*1000000" office:value-type="float" office:value="1217.8">
            <text:p>1217.8</text:p>
          </table:table-cell>
          <table:table-cell table:formula="of:=[.Z156]*1000000" office:value-type="float" office:value="20.042">
            <text:p>20.042</text:p>
          </table:table-cell>
          <table:table-cell table:formula="of:=[.AA156]*1000000" office:value-type="float" office:value="0">
            <text:p>0</text:p>
          </table:table-cell>
          <table:table-cell table:formula="of:=[.AB156]*1000000" office:value-type="float" office:value="-0.00000000000023728">
            <text:p>-2.3728E-013</text:p>
          </table:table-cell>
          <table:table-cell table:formula="of:=[.AC156]*1000000" office:value-type="float" office:value="0.0000000015425">
            <text:p>1.5425E-009</text:p>
          </table:table-cell>
          <table:table-cell office:value-type="float" office:value="0.00011937">
            <text:p>0.00011937</text:p>
          </table:table-cell>
          <table:table-cell table:style-name="ce1" office:value-type="string">
            <text:p>3.9e-05</text:p>
          </table:table-cell>
          <table:table-cell office:value-type="float" office:value="0.0012178">
            <text:p>0.0012178</text:p>
          </table:table-cell>
          <table:table-cell table:style-name="ce1" office:value-type="string">
            <text:p>2.0029e-11</text:p>
          </table:table-cell>
          <table:table-cell table:style-name="ce1" office:value-type="string">
            <text:p>3.6125e-07</text:p>
          </table:table-cell>
          <table:table-cell table:style-name="ce1" office:value-type="string">
            <text:p>-5.0928e-62</text:p>
          </table:table-cell>
          <table:table-cell table:style-name="ce1" office:value-type="string">
            <text:p>1.5425e-15</text:p>
          </table:table-cell>
          <table:table-cell office:value-type="float" office:value="0.00011937">
            <text:p>0.00011937</text:p>
          </table:table-cell>
          <table:table-cell table:style-name="ce1" office:value-type="string">
            <text:p>3.8992e-05</text:p>
          </table:table-cell>
          <table:table-cell office:value-type="float" office:value="0.0012178">
            <text:p>0.0012178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728e-19</text:p>
          </table:table-cell>
          <table:table-cell table:style-name="ce1" office:value-type="string">
            <text:p>1.5425e-15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P157]*1000000" office:value-type="float" office:value="117.85">
            <text:p>117.85</text:p>
          </table:table-cell>
          <table:table-cell table:formula="of:=[.Q157]*1000000" office:value-type="float" office:value="38.499">
            <text:p>38.499</text:p>
          </table:table-cell>
          <table:table-cell table:formula="of:=[.R157]*1000000" office:value-type="float" office:value="1219.9">
            <text:p>1219.9</text:p>
          </table:table-cell>
          <table:table-cell table:formula="of:=[.S157]*1000000" office:value-type="float" office:value="0.000018345">
            <text:p>0.000018345</text:p>
          </table:table-cell>
          <table:table-cell table:formula="of:=[.T157]*1000000" office:value-type="float" office:value="0.36279">
            <text:p>0.36279</text:p>
          </table:table-cell>
          <table:table-cell table:formula="of:=[.U157]*1000000" office:value-type="float" office:value="-2.6274E-056">
            <text:p>-2.6274E-056</text:p>
          </table:table-cell>
          <table:table-cell table:formula="of:=[.V157]*1000000" office:value-type="float" office:value="0.0000000015011">
            <text:p>1.5011E-009</text:p>
          </table:table-cell>
          <table:table-cell table:formula="of:=[.W157]*1000000" office:value-type="float" office:value="117.85">
            <text:p>117.85</text:p>
          </table:table-cell>
          <table:table-cell table:formula="of:=[.X157]*1000000" office:value-type="float" office:value="38.491">
            <text:p>38.491</text:p>
          </table:table-cell>
          <table:table-cell table:formula="of:=[.Y157]*1000000" office:value-type="float" office:value="1219.8">
            <text:p>1219.8</text:p>
          </table:table-cell>
          <table:table-cell table:formula="of:=[.Z157]*1000000" office:value-type="float" office:value="20.042">
            <text:p>20.042</text:p>
          </table:table-cell>
          <table:table-cell table:formula="of:=[.AA157]*1000000" office:value-type="float" office:value="0">
            <text:p>0</text:p>
          </table:table-cell>
          <table:table-cell table:formula="of:=[.AB157]*1000000" office:value-type="float" office:value="-1.4947E-015">
            <text:p>-1.4947E-015</text:p>
          </table:table-cell>
          <table:table-cell table:formula="of:=[.AC157]*1000000" office:value-type="float" office:value="0.0000000015011">
            <text:p>1.5011E-009</text:p>
          </table:table-cell>
          <table:table-cell office:value-type="float" office:value="0.00011785">
            <text:p>0.00011785</text:p>
          </table:table-cell>
          <table:table-cell table:style-name="ce1" office:value-type="string">
            <text:p>3.8499e-05</text:p>
          </table:table-cell>
          <table:table-cell office:value-type="float" office:value="0.0012199">
            <text:p>0.0012199</text:p>
          </table:table-cell>
          <table:table-cell table:style-name="ce1" office:value-type="string">
            <text:p>1.8345e-11</text:p>
          </table:table-cell>
          <table:table-cell table:style-name="ce1" office:value-type="string">
            <text:p>3.6279e-07</text:p>
          </table:table-cell>
          <table:table-cell table:style-name="ce1" office:value-type="string">
            <text:p>-2.6274e-62</text:p>
          </table:table-cell>
          <table:table-cell table:style-name="ce1" office:value-type="string">
            <text:p>1.5011e-15</text:p>
          </table:table-cell>
          <table:table-cell office:value-type="float" office:value="0.00011785">
            <text:p>0.00011785</text:p>
          </table:table-cell>
          <table:table-cell table:style-name="ce1" office:value-type="string">
            <text:p>3.8491e-05</text:p>
          </table:table-cell>
          <table:table-cell office:value-type="float" office:value="0.0012198">
            <text:p>0.0012198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947e-21</text:p>
          </table:table-cell>
          <table:table-cell table:style-name="ce1" office:value-type="string">
            <text:p>1.5011e-15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P158]*1000000" office:value-type="float" office:value="116.35">
            <text:p>116.35</text:p>
          </table:table-cell>
          <table:table-cell table:formula="of:=[.Q158]*1000000" office:value-type="float" office:value="38.005">
            <text:p>38.005</text:p>
          </table:table-cell>
          <table:table-cell table:formula="of:=[.R158]*1000000" office:value-type="float" office:value="1221.9">
            <text:p>1221.9</text:p>
          </table:table-cell>
          <table:table-cell table:formula="of:=[.S158]*1000000" office:value-type="float" office:value="0.000016826">
            <text:p>0.000016826</text:p>
          </table:table-cell>
          <table:table-cell table:formula="of:=[.T158]*1000000" office:value-type="float" office:value="0.36432">
            <text:p>0.36432</text:p>
          </table:table-cell>
          <table:table-cell table:formula="of:=[.U158]*1000000" office:value-type="float" office:value="-1.3668E-056">
            <text:p>-1.3668E-056</text:p>
          </table:table-cell>
          <table:table-cell table:formula="of:=[.V158]*1000000" office:value-type="float" office:value="0.000000001461">
            <text:p>1.461E-009</text:p>
          </table:table-cell>
          <table:table-cell table:formula="of:=[.W158]*1000000" office:value-type="float" office:value="116.35">
            <text:p>116.35</text:p>
          </table:table-cell>
          <table:table-cell table:formula="of:=[.X158]*1000000" office:value-type="float" office:value="37.996">
            <text:p>37.996</text:p>
          </table:table-cell>
          <table:table-cell table:formula="of:=[.Y158]*1000000" office:value-type="float" office:value="1221.9">
            <text:p>1221.9</text:p>
          </table:table-cell>
          <table:table-cell table:formula="of:=[.Z158]*1000000" office:value-type="float" office:value="20.042">
            <text:p>20.042</text:p>
          </table:table-cell>
          <table:table-cell table:formula="of:=[.AA158]*1000000" office:value-type="float" office:value="0">
            <text:p>0</text:p>
          </table:table-cell>
          <table:table-cell table:formula="of:=[.AB158]*1000000" office:value-type="float" office:value="0.0000000000001415">
            <text:p>1.415E-013</text:p>
          </table:table-cell>
          <table:table-cell table:formula="of:=[.AC158]*1000000" office:value-type="float" office:value="0.0000000014609">
            <text:p>1.4609E-009</text:p>
          </table:table-cell>
          <table:table-cell office:value-type="float" office:value="0.00011635">
            <text:p>0.00011635</text:p>
          </table:table-cell>
          <table:table-cell table:style-name="ce1" office:value-type="string">
            <text:p>3.8005e-05</text:p>
          </table:table-cell>
          <table:table-cell office:value-type="float" office:value="0.0012219">
            <text:p>0.0012219</text:p>
          </table:table-cell>
          <table:table-cell table:style-name="ce1" office:value-type="string">
            <text:p>1.6826e-11</text:p>
          </table:table-cell>
          <table:table-cell table:style-name="ce1" office:value-type="string">
            <text:p>3.6432e-07</text:p>
          </table:table-cell>
          <table:table-cell table:style-name="ce1" office:value-type="string">
            <text:p>-1.3668e-62</text:p>
          </table:table-cell>
          <table:table-cell table:style-name="ce1" office:value-type="string">
            <text:p>1.461e-15</text:p>
          </table:table-cell>
          <table:table-cell office:value-type="float" office:value="0.00011635">
            <text:p>0.00011635</text:p>
          </table:table-cell>
          <table:table-cell table:style-name="ce1" office:value-type="string">
            <text:p>3.7996e-05</text:p>
          </table:table-cell>
          <table:table-cell office:value-type="float" office:value="0.0012219">
            <text:p>0.0012219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15e-19</text:p>
          </table:table-cell>
          <table:table-cell table:style-name="ce1" office:value-type="string">
            <text:p>1.4609e-15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P159]*1000000" office:value-type="float" office:value="114.87">
            <text:p>114.87</text:p>
          </table:table-cell>
          <table:table-cell table:formula="of:=[.Q159]*1000000" office:value-type="float" office:value="37.516">
            <text:p>37.516</text:p>
          </table:table-cell>
          <table:table-cell table:formula="of:=[.R159]*1000000" office:value-type="float" office:value="1223.9">
            <text:p>1223.9</text:p>
          </table:table-cell>
          <table:table-cell table:formula="of:=[.S159]*1000000" office:value-type="float" office:value="0.000015452">
            <text:p>0.000015452</text:p>
          </table:table-cell>
          <table:table-cell table:formula="of:=[.T159]*1000000" office:value-type="float" office:value="0.36585">
            <text:p>0.36585</text:p>
          </table:table-cell>
          <table:table-cell table:formula="of:=[.U159]*1000000" office:value-type="float" office:value="-7.1679E-057">
            <text:p>-7.1679E-057</text:p>
          </table:table-cell>
          <table:table-cell table:formula="of:=[.V159]*1000000" office:value-type="float" office:value="0.0000000014221">
            <text:p>1.4221E-009</text:p>
          </table:table-cell>
          <table:table-cell table:formula="of:=[.W159]*1000000" office:value-type="float" office:value="114.87">
            <text:p>114.87</text:p>
          </table:table-cell>
          <table:table-cell table:formula="of:=[.X159]*1000000" office:value-type="float" office:value="37.508">
            <text:p>37.508</text:p>
          </table:table-cell>
          <table:table-cell table:formula="of:=[.Y159]*1000000" office:value-type="float" office:value="1223.9">
            <text:p>1223.9</text:p>
          </table:table-cell>
          <table:table-cell table:formula="of:=[.Z159]*1000000" office:value-type="float" office:value="20.042">
            <text:p>20.042</text:p>
          </table:table-cell>
          <table:table-cell table:formula="of:=[.AA159]*1000000" office:value-type="float" office:value="0">
            <text:p>0</text:p>
          </table:table-cell>
          <table:table-cell table:formula="of:=[.AB159]*1000000" office:value-type="float" office:value="-0.000000000000015324">
            <text:p>-1.5324E-014</text:p>
          </table:table-cell>
          <table:table-cell table:formula="of:=[.AC159]*1000000" office:value-type="float" office:value="0.0000000014221">
            <text:p>1.4221E-009</text:p>
          </table:table-cell>
          <table:table-cell office:value-type="float" office:value="0.00011487">
            <text:p>0.00011487</text:p>
          </table:table-cell>
          <table:table-cell table:style-name="ce1" office:value-type="string">
            <text:p>3.7516e-05</text:p>
          </table:table-cell>
          <table:table-cell office:value-type="float" office:value="0.0012239">
            <text:p>0.0012239</text:p>
          </table:table-cell>
          <table:table-cell table:style-name="ce1" office:value-type="string">
            <text:p>1.5452e-11</text:p>
          </table:table-cell>
          <table:table-cell table:style-name="ce1" office:value-type="string">
            <text:p>3.6585e-07</text:p>
          </table:table-cell>
          <table:table-cell table:style-name="ce1" office:value-type="string">
            <text:p>-7.1679e-63</text:p>
          </table:table-cell>
          <table:table-cell table:style-name="ce1" office:value-type="string">
            <text:p>1.4221e-15</text:p>
          </table:table-cell>
          <table:table-cell office:value-type="float" office:value="0.00011487">
            <text:p>0.00011487</text:p>
          </table:table-cell>
          <table:table-cell table:style-name="ce1" office:value-type="string">
            <text:p>3.7508e-05</text:p>
          </table:table-cell>
          <table:table-cell office:value-type="float" office:value="0.0012239">
            <text:p>0.0012239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324e-20</text:p>
          </table:table-cell>
          <table:table-cell table:style-name="ce1" office:value-type="string">
            <text:p>1.4221e-15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P160]*1000000" office:value-type="float" office:value="113.41">
            <text:p>113.41</text:p>
          </table:table-cell>
          <table:table-cell table:formula="of:=[.Q160]*1000000" office:value-type="float" office:value="37.034">
            <text:p>37.034</text:p>
          </table:table-cell>
          <table:table-cell table:formula="of:=[.R160]*1000000" office:value-type="float" office:value="1225.9">
            <text:p>1225.9</text:p>
          </table:table-cell>
          <table:table-cell table:formula="of:=[.S160]*1000000" office:value-type="float" office:value="0.000014207">
            <text:p>0.000014207</text:p>
          </table:table-cell>
          <table:table-cell table:formula="of:=[.T160]*1000000" office:value-type="float" office:value="0.36737">
            <text:p>0.36737</text:p>
          </table:table-cell>
          <table:table-cell table:formula="of:=[.U160]*1000000" office:value-type="float" office:value="-3.7896E-057">
            <text:p>-3.7896E-057</text:p>
          </table:table-cell>
          <table:table-cell table:formula="of:=[.V160]*1000000" office:value-type="float" office:value="0.0000000013844">
            <text:p>1.3844E-009</text:p>
          </table:table-cell>
          <table:table-cell table:formula="of:=[.W160]*1000000" office:value-type="float" office:value="113.41">
            <text:p>113.41</text:p>
          </table:table-cell>
          <table:table-cell table:formula="of:=[.X160]*1000000" office:value-type="float" office:value="37.026">
            <text:p>37.026</text:p>
          </table:table-cell>
          <table:table-cell table:formula="of:=[.Y160]*1000000" office:value-type="float" office:value="1225.8">
            <text:p>1225.8</text:p>
          </table:table-cell>
          <table:table-cell table:formula="of:=[.Z160]*1000000" office:value-type="float" office:value="20.042">
            <text:p>20.042</text:p>
          </table:table-cell>
          <table:table-cell table:formula="of:=[.AA160]*1000000" office:value-type="float" office:value="0">
            <text:p>0</text:p>
          </table:table-cell>
          <table:table-cell table:formula="of:=[.AB160]*1000000" office:value-type="float" office:value="0.000000000000032783">
            <text:p>3.2783E-014</text:p>
          </table:table-cell>
          <table:table-cell table:formula="of:=[.AC160]*1000000" office:value-type="float" office:value="0.0000000013843">
            <text:p>1.3843E-009</text:p>
          </table:table-cell>
          <table:table-cell office:value-type="float" office:value="0.00011341">
            <text:p>0.00011341</text:p>
          </table:table-cell>
          <table:table-cell table:style-name="ce1" office:value-type="string">
            <text:p>3.7034e-05</text:p>
          </table:table-cell>
          <table:table-cell office:value-type="float" office:value="0.0012259">
            <text:p>0.0012259</text:p>
          </table:table-cell>
          <table:table-cell table:style-name="ce1" office:value-type="string">
            <text:p>1.4207e-11</text:p>
          </table:table-cell>
          <table:table-cell table:style-name="ce1" office:value-type="string">
            <text:p>3.6737e-07</text:p>
          </table:table-cell>
          <table:table-cell table:style-name="ce1" office:value-type="string">
            <text:p>-3.7896e-63</text:p>
          </table:table-cell>
          <table:table-cell table:style-name="ce1" office:value-type="string">
            <text:p>1.3844e-15</text:p>
          </table:table-cell>
          <table:table-cell office:value-type="float" office:value="0.00011341">
            <text:p>0.00011341</text:p>
          </table:table-cell>
          <table:table-cell table:style-name="ce1" office:value-type="string">
            <text:p>3.7026e-05</text:p>
          </table:table-cell>
          <table:table-cell office:value-type="float" office:value="0.0012258">
            <text:p>0.0012258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3.2783e-20</text:p>
          </table:table-cell>
          <table:table-cell table:style-name="ce1" office:value-type="string">
            <text:p>1.3843e-15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P161]*1000000" office:value-type="float" office:value="111.97">
            <text:p>111.97</text:p>
          </table:table-cell>
          <table:table-cell table:formula="of:=[.Q161]*1000000" office:value-type="float" office:value="36.558">
            <text:p>36.558</text:p>
          </table:table-cell>
          <table:table-cell table:formula="of:=[.R161]*1000000" office:value-type="float" office:value="1227.8">
            <text:p>1227.8</text:p>
          </table:table-cell>
          <table:table-cell table:formula="of:=[.S161]*1000000" office:value-type="float" office:value="0.000013075">
            <text:p>0.000013075</text:p>
          </table:table-cell>
          <table:table-cell table:formula="of:=[.T161]*1000000" office:value-type="float" office:value="0.36888">
            <text:p>0.36888</text:p>
          </table:table-cell>
          <table:table-cell table:formula="of:=[.U161]*1000000" office:value-type="float" office:value="-2.0196E-057">
            <text:p>-2.0196E-057</text:p>
          </table:table-cell>
          <table:table-cell table:formula="of:=[.V161]*1000000" office:value-type="float" office:value="0.0000000013478">
            <text:p>1.3478E-009</text:p>
          </table:table-cell>
          <table:table-cell table:formula="of:=[.W161]*1000000" office:value-type="float" office:value="111.97">
            <text:p>111.97</text:p>
          </table:table-cell>
          <table:table-cell table:formula="of:=[.X161]*1000000" office:value-type="float" office:value="36.549">
            <text:p>36.549</text:p>
          </table:table-cell>
          <table:table-cell table:formula="of:=[.Y161]*1000000" office:value-type="float" office:value="1227.8">
            <text:p>1227.8</text:p>
          </table:table-cell>
          <table:table-cell table:formula="of:=[.Z161]*1000000" office:value-type="float" office:value="20.042">
            <text:p>20.042</text:p>
          </table:table-cell>
          <table:table-cell table:formula="of:=[.AA161]*1000000" office:value-type="float" office:value="0">
            <text:p>0</text:p>
          </table:table-cell>
          <table:table-cell table:formula="of:=[.AB161]*1000000" office:value-type="float" office:value="-6.6902E-015">
            <text:p>-6.6902E-015</text:p>
          </table:table-cell>
          <table:table-cell table:formula="of:=[.AC161]*1000000" office:value-type="float" office:value="0.0000000013478">
            <text:p>1.3478E-009</text:p>
          </table:table-cell>
          <table:table-cell office:value-type="float" office:value="0.00011197">
            <text:p>0.00011197</text:p>
          </table:table-cell>
          <table:table-cell table:style-name="ce1" office:value-type="string">
            <text:p>3.6558e-05</text:p>
          </table:table-cell>
          <table:table-cell office:value-type="float" office:value="0.0012278">
            <text:p>0.0012278</text:p>
          </table:table-cell>
          <table:table-cell table:style-name="ce1" office:value-type="string">
            <text:p>1.3075e-11</text:p>
          </table:table-cell>
          <table:table-cell table:style-name="ce1" office:value-type="string">
            <text:p>3.6888e-07</text:p>
          </table:table-cell>
          <table:table-cell table:style-name="ce1" office:value-type="string">
            <text:p>-2.0196e-63</text:p>
          </table:table-cell>
          <table:table-cell table:style-name="ce1" office:value-type="string">
            <text:p>1.3478e-15</text:p>
          </table:table-cell>
          <table:table-cell office:value-type="float" office:value="0.00011197">
            <text:p>0.00011197</text:p>
          </table:table-cell>
          <table:table-cell table:style-name="ce1" office:value-type="string">
            <text:p>3.6549e-05</text:p>
          </table:table-cell>
          <table:table-cell office:value-type="float" office:value="0.0012278">
            <text:p>0.0012278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6902e-21</text:p>
          </table:table-cell>
          <table:table-cell table:style-name="ce1" office:value-type="string">
            <text:p>1.3478e-15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P162]*1000000" office:value-type="float" office:value="110.55">
            <text:p>110.55</text:p>
          </table:table-cell>
          <table:table-cell table:formula="of:=[.Q162]*1000000" office:value-type="float" office:value="36.088">
            <text:p>36.088</text:p>
          </table:table-cell>
          <table:table-cell table:formula="of:=[.R162]*1000000" office:value-type="float" office:value="1229.7">
            <text:p>1229.7</text:p>
          </table:table-cell>
          <table:table-cell table:formula="of:=[.S162]*1000000" office:value-type="float" office:value="0.000012045">
            <text:p>0.000012045</text:p>
          </table:table-cell>
          <table:table-cell table:formula="of:=[.T162]*1000000" office:value-type="float" office:value="0.37038">
            <text:p>0.37038</text:p>
          </table:table-cell>
          <table:table-cell table:formula="of:=[.U162]*1000000" office:value-type="float" office:value="-1.0848E-057">
            <text:p>-1.0848E-057</text:p>
          </table:table-cell>
          <table:table-cell table:formula="of:=[.V162]*1000000" office:value-type="float" office:value="0.0000000013123">
            <text:p>1.3123E-009</text:p>
          </table:table-cell>
          <table:table-cell table:formula="of:=[.W162]*1000000" office:value-type="float" office:value="110.55">
            <text:p>110.55</text:p>
          </table:table-cell>
          <table:table-cell table:formula="of:=[.X162]*1000000" office:value-type="float" office:value="36.079">
            <text:p>36.079</text:p>
          </table:table-cell>
          <table:table-cell table:formula="of:=[.Y162]*1000000" office:value-type="float" office:value="1229.7">
            <text:p>1229.7</text:p>
          </table:table-cell>
          <table:table-cell table:formula="of:=[.Z162]*1000000" office:value-type="float" office:value="20.042">
            <text:p>20.042</text:p>
          </table:table-cell>
          <table:table-cell table:formula="of:=[.AA162]*1000000" office:value-type="float" office:value="0">
            <text:p>0</text:p>
          </table:table-cell>
          <table:table-cell table:formula="of:=[.AB162]*1000000" office:value-type="float" office:value="0.000000000000023074">
            <text:p>2.3074E-014</text:p>
          </table:table-cell>
          <table:table-cell table:formula="of:=[.AC162]*1000000" office:value-type="float" office:value="0.0000000013123">
            <text:p>1.3123E-009</text:p>
          </table:table-cell>
          <table:table-cell office:value-type="float" office:value="0.00011055">
            <text:p>0.00011055</text:p>
          </table:table-cell>
          <table:table-cell table:style-name="ce1" office:value-type="string">
            <text:p>3.6088e-05</text:p>
          </table:table-cell>
          <table:table-cell office:value-type="float" office:value="0.0012297">
            <text:p>0.0012297</text:p>
          </table:table-cell>
          <table:table-cell table:style-name="ce1" office:value-type="string">
            <text:p>1.2045e-11</text:p>
          </table:table-cell>
          <table:table-cell table:style-name="ce1" office:value-type="string">
            <text:p>3.7038e-07</text:p>
          </table:table-cell>
          <table:table-cell table:style-name="ce1" office:value-type="string">
            <text:p>-1.0848e-63</text:p>
          </table:table-cell>
          <table:table-cell table:style-name="ce1" office:value-type="string">
            <text:p>1.3123e-15</text:p>
          </table:table-cell>
          <table:table-cell office:value-type="float" office:value="0.00011055">
            <text:p>0.00011055</text:p>
          </table:table-cell>
          <table:table-cell table:style-name="ce1" office:value-type="string">
            <text:p>3.6079e-05</text:p>
          </table:table-cell>
          <table:table-cell office:value-type="float" office:value="0.0012297">
            <text:p>0.0012297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3074e-20</text:p>
          </table:table-cell>
          <table:table-cell table:style-name="ce1" office:value-type="string">
            <text:p>1.3123e-15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P163]*1000000" office:value-type="float" office:value="109.15">
            <text:p>109.15</text:p>
          </table:table-cell>
          <table:table-cell table:formula="of:=[.Q163]*1000000" office:value-type="float" office:value="35.624">
            <text:p>35.624</text:p>
          </table:table-cell>
          <table:table-cell table:formula="of:=[.R163]*1000000" office:value-type="float" office:value="1231.6">
            <text:p>1231.6</text:p>
          </table:table-cell>
          <table:table-cell table:formula="of:=[.S163]*1000000" office:value-type="float" office:value="0.000011104">
            <text:p>0.000011104</text:p>
          </table:table-cell>
          <table:table-cell table:formula="of:=[.T163]*1000000" office:value-type="float" office:value="0.37188">
            <text:p>0.37188</text:p>
          </table:table-cell>
          <table:table-cell table:formula="of:=[.U163]*1000000" office:value-type="float" office:value="-5.8726E-058">
            <text:p>-5.8726E-058</text:p>
          </table:table-cell>
          <table:table-cell table:formula="of:=[.V163]*1000000" office:value-type="float" office:value="0.000000001278">
            <text:p>1.278E-009</text:p>
          </table:table-cell>
          <table:table-cell table:formula="of:=[.W163]*1000000" office:value-type="float" office:value="109.15">
            <text:p>109.15</text:p>
          </table:table-cell>
          <table:table-cell table:formula="of:=[.X163]*1000000" office:value-type="float" office:value="35.615">
            <text:p>35.615</text:p>
          </table:table-cell>
          <table:table-cell table:formula="of:=[.Y163]*1000000" office:value-type="float" office:value="1231.6">
            <text:p>1231.6</text:p>
          </table:table-cell>
          <table:table-cell table:formula="of:=[.Z163]*1000000" office:value-type="float" office:value="20.042">
            <text:p>20.042</text:p>
          </table:table-cell>
          <table:table-cell table:formula="of:=[.AA163]*1000000" office:value-type="float" office:value="0">
            <text:p>0</text:p>
          </table:table-cell>
          <table:table-cell table:formula="of:=[.AB163]*1000000" office:value-type="float" office:value="-0.000000000000025655">
            <text:p>-2.5655E-014</text:p>
          </table:table-cell>
          <table:table-cell table:formula="of:=[.AC163]*1000000" office:value-type="float" office:value="0.000000001278">
            <text:p>1.278E-009</text:p>
          </table:table-cell>
          <table:table-cell office:value-type="float" office:value="0.00010915">
            <text:p>0.00010915</text:p>
          </table:table-cell>
          <table:table-cell table:style-name="ce1" office:value-type="string">
            <text:p>3.5624e-05</text:p>
          </table:table-cell>
          <table:table-cell office:value-type="float" office:value="0.0012316">
            <text:p>0.0012316</text:p>
          </table:table-cell>
          <table:table-cell table:style-name="ce1" office:value-type="string">
            <text:p>1.1104e-11</text:p>
          </table:table-cell>
          <table:table-cell table:style-name="ce1" office:value-type="string">
            <text:p>3.7188e-07</text:p>
          </table:table-cell>
          <table:table-cell table:style-name="ce1" office:value-type="string">
            <text:p>-5.8726e-64</text:p>
          </table:table-cell>
          <table:table-cell table:style-name="ce1" office:value-type="string">
            <text:p>1.278e-15</text:p>
          </table:table-cell>
          <table:table-cell office:value-type="float" office:value="0.00010915">
            <text:p>0.00010915</text:p>
          </table:table-cell>
          <table:table-cell table:style-name="ce1" office:value-type="string">
            <text:p>3.5615e-05</text:p>
          </table:table-cell>
          <table:table-cell office:value-type="float" office:value="0.0012316">
            <text:p>0.0012316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655e-20</text:p>
          </table:table-cell>
          <table:table-cell table:style-name="ce1" office:value-type="string">
            <text:p>1.278e-15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P164]*1000000" office:value-type="float" office:value="107.77">
            <text:p>107.77</text:p>
          </table:table-cell>
          <table:table-cell table:formula="of:=[.Q164]*1000000" office:value-type="float" office:value="35.166">
            <text:p>35.166</text:p>
          </table:table-cell>
          <table:table-cell table:formula="of:=[.R164]*1000000" office:value-type="float" office:value="1233.5">
            <text:p>1233.5</text:p>
          </table:table-cell>
          <table:table-cell table:formula="of:=[.S164]*1000000" office:value-type="float" office:value="0.000010245">
            <text:p>0.000010245</text:p>
          </table:table-cell>
          <table:table-cell table:formula="of:=[.T164]*1000000" office:value-type="float" office:value="0.37337">
            <text:p>0.37337</text:p>
          </table:table-cell>
          <table:table-cell table:formula="of:=[.U164]*1000000" office:value-type="float" office:value="-3.2037E-058">
            <text:p>-3.2037E-058</text:p>
          </table:table-cell>
          <table:table-cell table:formula="of:=[.V164]*1000000" office:value-type="float" office:value="0.0000000012447">
            <text:p>1.2447E-009</text:p>
          </table:table-cell>
          <table:table-cell table:formula="of:=[.W164]*1000000" office:value-type="float" office:value="107.77">
            <text:p>107.77</text:p>
          </table:table-cell>
          <table:table-cell table:formula="of:=[.X164]*1000000" office:value-type="float" office:value="35.157">
            <text:p>35.157</text:p>
          </table:table-cell>
          <table:table-cell table:formula="of:=[.Y164]*1000000" office:value-type="float" office:value="1233.4">
            <text:p>1233.4</text:p>
          </table:table-cell>
          <table:table-cell table:formula="of:=[.Z164]*1000000" office:value-type="float" office:value="20.042">
            <text:p>20.042</text:p>
          </table:table-cell>
          <table:table-cell table:formula="of:=[.AA164]*1000000" office:value-type="float" office:value="0">
            <text:p>0</text:p>
          </table:table-cell>
          <table:table-cell table:formula="of:=[.AB164]*1000000" office:value-type="float" office:value="-0.00000000000002466">
            <text:p>-2.466E-014</text:p>
          </table:table-cell>
          <table:table-cell table:formula="of:=[.AC164]*1000000" office:value-type="float" office:value="0.0000000012447">
            <text:p>1.2447E-009</text:p>
          </table:table-cell>
          <table:table-cell office:value-type="float" office:value="0.00010777">
            <text:p>0.00010777</text:p>
          </table:table-cell>
          <table:table-cell table:style-name="ce1" office:value-type="string">
            <text:p>3.5166e-05</text:p>
          </table:table-cell>
          <table:table-cell office:value-type="float" office:value="0.0012335">
            <text:p>0.0012335</text:p>
          </table:table-cell>
          <table:table-cell table:style-name="ce1" office:value-type="string">
            <text:p>1.0245e-11</text:p>
          </table:table-cell>
          <table:table-cell table:style-name="ce1" office:value-type="string">
            <text:p>3.7337e-07</text:p>
          </table:table-cell>
          <table:table-cell table:style-name="ce1" office:value-type="string">
            <text:p>-3.2037e-64</text:p>
          </table:table-cell>
          <table:table-cell table:style-name="ce1" office:value-type="string">
            <text:p>1.2447e-15</text:p>
          </table:table-cell>
          <table:table-cell office:value-type="float" office:value="0.00010777">
            <text:p>0.00010777</text:p>
          </table:table-cell>
          <table:table-cell table:style-name="ce1" office:value-type="string">
            <text:p>3.5157e-05</text:p>
          </table:table-cell>
          <table:table-cell office:value-type="float" office:value="0.0012334">
            <text:p>0.0012334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66e-20</text:p>
          </table:table-cell>
          <table:table-cell table:style-name="ce1" office:value-type="string">
            <text:p>1.2447e-15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P165]*1000000" office:value-type="float" office:value="106.41">
            <text:p>106.41</text:p>
          </table:table-cell>
          <table:table-cell table:formula="of:=[.Q165]*1000000" office:value-type="float" office:value="34.713">
            <text:p>34.713</text:p>
          </table:table-cell>
          <table:table-cell table:formula="of:=[.R165]*1000000" office:value-type="float" office:value="1235.3">
            <text:p>1235.3</text:p>
          </table:table-cell>
          <table:table-cell table:formula="of:=[.S165]*1000000" office:value-type="float" office:value="0.0000094567">
            <text:p>9.4567E-006</text:p>
          </table:table-cell>
          <table:table-cell table:formula="of:=[.T165]*1000000" office:value-type="float" office:value="0.37485">
            <text:p>0.37485</text:p>
          </table:table-cell>
          <table:table-cell table:formula="of:=[.U165]*1000000" office:value-type="float" office:value="-1.7611E-058">
            <text:p>-1.7611E-058</text:p>
          </table:table-cell>
          <table:table-cell table:formula="of:=[.V165]*1000000" office:value-type="float" office:value="0.0000000012124">
            <text:p>1.2124E-009</text:p>
          </table:table-cell>
          <table:table-cell table:formula="of:=[.W165]*1000000" office:value-type="float" office:value="106.41">
            <text:p>106.41</text:p>
          </table:table-cell>
          <table:table-cell table:formula="of:=[.X165]*1000000" office:value-type="float" office:value="34.705">
            <text:p>34.705</text:p>
          </table:table-cell>
          <table:table-cell table:formula="of:=[.Y165]*1000000" office:value-type="float" office:value="1235.3">
            <text:p>1235.3</text:p>
          </table:table-cell>
          <table:table-cell table:formula="of:=[.Z165]*1000000" office:value-type="float" office:value="20.042">
            <text:p>20.042</text:p>
          </table:table-cell>
          <table:table-cell table:formula="of:=[.AA165]*1000000" office:value-type="float" office:value="0">
            <text:p>0</text:p>
          </table:table-cell>
          <table:table-cell table:formula="of:=[.AB165]*1000000" office:value-type="float" office:value="0.000000000000018325">
            <text:p>1.8325E-014</text:p>
          </table:table-cell>
          <table:table-cell table:formula="of:=[.AC165]*1000000" office:value-type="float" office:value="0.0000000012124">
            <text:p>1.2124E-009</text:p>
          </table:table-cell>
          <table:table-cell office:value-type="float" office:value="0.00010641">
            <text:p>0.00010641</text:p>
          </table:table-cell>
          <table:table-cell table:style-name="ce1" office:value-type="string">
            <text:p>3.4713e-05</text:p>
          </table:table-cell>
          <table:table-cell office:value-type="float" office:value="0.0012353">
            <text:p>0.0012353</text:p>
          </table:table-cell>
          <table:table-cell table:style-name="ce1" office:value-type="string">
            <text:p>9.4567e-12</text:p>
          </table:table-cell>
          <table:table-cell table:style-name="ce1" office:value-type="string">
            <text:p>3.7485e-07</text:p>
          </table:table-cell>
          <table:table-cell table:style-name="ce1" office:value-type="string">
            <text:p>-1.7611e-64</text:p>
          </table:table-cell>
          <table:table-cell table:style-name="ce1" office:value-type="string">
            <text:p>1.2124e-15</text:p>
          </table:table-cell>
          <table:table-cell office:value-type="float" office:value="0.00010641">
            <text:p>0.00010641</text:p>
          </table:table-cell>
          <table:table-cell table:style-name="ce1" office:value-type="string">
            <text:p>3.4705e-05</text:p>
          </table:table-cell>
          <table:table-cell office:value-type="float" office:value="0.0012353">
            <text:p>0.001235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8325e-20</text:p>
          </table:table-cell>
          <table:table-cell table:style-name="ce1" office:value-type="string">
            <text:p>1.2124e-15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P166]*1000000" office:value-type="float" office:value="105.07">
            <text:p>105.07</text:p>
          </table:table-cell>
          <table:table-cell table:formula="of:=[.Q166]*1000000" office:value-type="float" office:value="34.267">
            <text:p>34.267</text:p>
          </table:table-cell>
          <table:table-cell table:formula="of:=[.R166]*1000000" office:value-type="float" office:value="1237.1">
            <text:p>1237.1</text:p>
          </table:table-cell>
          <table:table-cell table:formula="of:=[.S166]*1000000" office:value-type="float" office:value="0.0000087338">
            <text:p>8.7338E-006</text:p>
          </table:table-cell>
          <table:table-cell table:formula="of:=[.T166]*1000000" office:value-type="float" office:value="0.37633">
            <text:p>0.37633</text:p>
          </table:table-cell>
          <table:table-cell table:formula="of:=[.U166]*1000000" office:value-type="float" office:value="-9.7542E-059">
            <text:p>-9.7542E-059</text:p>
          </table:table-cell>
          <table:table-cell table:formula="of:=[.V166]*1000000" office:value-type="float" office:value="0.0000000011811">
            <text:p>1.1811E-009</text:p>
          </table:table-cell>
          <table:table-cell table:formula="of:=[.W166]*1000000" office:value-type="float" office:value="105.07">
            <text:p>105.07</text:p>
          </table:table-cell>
          <table:table-cell table:formula="of:=[.X166]*1000000" office:value-type="float" office:value="34.258">
            <text:p>34.258</text:p>
          </table:table-cell>
          <table:table-cell table:formula="of:=[.Y166]*1000000" office:value-type="float" office:value="1237.1">
            <text:p>1237.1</text:p>
          </table:table-cell>
          <table:table-cell table:formula="of:=[.Z166]*1000000" office:value-type="float" office:value="20.042">
            <text:p>20.042</text:p>
          </table:table-cell>
          <table:table-cell table:formula="of:=[.AA166]*1000000" office:value-type="float" office:value="0">
            <text:p>0</text:p>
          </table:table-cell>
          <table:table-cell table:formula="of:=[.AB166]*1000000" office:value-type="float" office:value="-8.6761E-016">
            <text:p>-8.6761E-016</text:p>
          </table:table-cell>
          <table:table-cell table:formula="of:=[.AC166]*1000000" office:value-type="float" office:value="0.0000000011811">
            <text:p>1.1811E-009</text:p>
          </table:table-cell>
          <table:table-cell office:value-type="float" office:value="0.00010507">
            <text:p>0.00010507</text:p>
          </table:table-cell>
          <table:table-cell table:style-name="ce1" office:value-type="string">
            <text:p>3.4267e-05</text:p>
          </table:table-cell>
          <table:table-cell office:value-type="float" office:value="0.0012371">
            <text:p>0.0012371</text:p>
          </table:table-cell>
          <table:table-cell table:style-name="ce1" office:value-type="string">
            <text:p>8.7338e-12</text:p>
          </table:table-cell>
          <table:table-cell table:style-name="ce1" office:value-type="string">
            <text:p>3.7633e-07</text:p>
          </table:table-cell>
          <table:table-cell table:style-name="ce1" office:value-type="string">
            <text:p>-9.7542e-65</text:p>
          </table:table-cell>
          <table:table-cell table:style-name="ce1" office:value-type="string">
            <text:p>1.1811e-15</text:p>
          </table:table-cell>
          <table:table-cell office:value-type="float" office:value="0.00010507">
            <text:p>0.00010507</text:p>
          </table:table-cell>
          <table:table-cell table:style-name="ce1" office:value-type="string">
            <text:p>3.4258e-05</text:p>
          </table:table-cell>
          <table:table-cell office:value-type="float" office:value="0.0012371">
            <text:p>0.0012371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8.6761e-22</text:p>
          </table:table-cell>
          <table:table-cell table:style-name="ce1" office:value-type="string">
            <text:p>1.1811e-15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P167]*1000000" office:value-type="float" office:value="103.75">
            <text:p>103.75</text:p>
          </table:table-cell>
          <table:table-cell table:formula="of:=[.Q167]*1000000" office:value-type="float" office:value="33.826">
            <text:p>33.826</text:p>
          </table:table-cell>
          <table:table-cell table:formula="of:=[.R167]*1000000" office:value-type="float" office:value="1238.9">
            <text:p>1238.9</text:p>
          </table:table-cell>
          <table:table-cell table:formula="of:=[.S167]*1000000" office:value-type="float" office:value="0.0000080693">
            <text:p>8.0693E-006</text:p>
          </table:table-cell>
          <table:table-cell table:formula="of:=[.T167]*1000000" office:value-type="float" office:value="0.3778">
            <text:p>0.3778</text:p>
          </table:table-cell>
          <table:table-cell table:formula="of:=[.U167]*1000000" office:value-type="float" office:value="-5.4429E-059">
            <text:p>-5.4429E-059</text:p>
          </table:table-cell>
          <table:table-cell table:formula="of:=[.V167]*1000000" office:value-type="float" office:value="0.0000000011507">
            <text:p>1.1507E-009</text:p>
          </table:table-cell>
          <table:table-cell table:formula="of:=[.W167]*1000000" office:value-type="float" office:value="103.74">
            <text:p>103.74</text:p>
          </table:table-cell>
          <table:table-cell table:formula="of:=[.X167]*1000000" office:value-type="float" office:value="33.817">
            <text:p>33.817</text:p>
          </table:table-cell>
          <table:table-cell table:formula="of:=[.Y167]*1000000" office:value-type="float" office:value="1238.9">
            <text:p>1238.9</text:p>
          </table:table-cell>
          <table:table-cell table:formula="of:=[.Z167]*1000000" office:value-type="float" office:value="20.042">
            <text:p>20.042</text:p>
          </table:table-cell>
          <table:table-cell table:formula="of:=[.AA167]*1000000" office:value-type="float" office:value="0">
            <text:p>0</text:p>
          </table:table-cell>
          <table:table-cell table:formula="of:=[.AB167]*1000000" office:value-type="float" office:value="1.0779E-017">
            <text:p>1.0779E-017</text:p>
          </table:table-cell>
          <table:table-cell table:formula="of:=[.AC167]*1000000" office:value-type="float" office:value="0.0000000011507">
            <text:p>1.1507E-009</text:p>
          </table:table-cell>
          <table:table-cell office:value-type="float" office:value="0.00010375">
            <text:p>0.00010375</text:p>
          </table:table-cell>
          <table:table-cell table:style-name="ce1" office:value-type="string">
            <text:p>3.3826e-05</text:p>
          </table:table-cell>
          <table:table-cell office:value-type="float" office:value="0.0012389">
            <text:p>0.0012389</text:p>
          </table:table-cell>
          <table:table-cell table:style-name="ce1" office:value-type="string">
            <text:p>8.0693e-12</text:p>
          </table:table-cell>
          <table:table-cell table:style-name="ce1" office:value-type="string">
            <text:p>3.778e-07</text:p>
          </table:table-cell>
          <table:table-cell table:style-name="ce1" office:value-type="string">
            <text:p>-5.4429e-65</text:p>
          </table:table-cell>
          <table:table-cell table:style-name="ce1" office:value-type="string">
            <text:p>1.1507e-15</text:p>
          </table:table-cell>
          <table:table-cell office:value-type="float" office:value="0.00010374">
            <text:p>0.00010374</text:p>
          </table:table-cell>
          <table:table-cell table:style-name="ce1" office:value-type="string">
            <text:p>3.3817e-05</text:p>
          </table:table-cell>
          <table:table-cell office:value-type="float" office:value="0.0012389">
            <text:p>0.0012389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0779e-23</text:p>
          </table:table-cell>
          <table:table-cell table:style-name="ce1" office:value-type="string">
            <text:p>1.1507e-15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P168]*1000000" office:value-type="float" office:value="102.44">
            <text:p>102.44</text:p>
          </table:table-cell>
          <table:table-cell table:formula="of:=[.Q168]*1000000" office:value-type="float" office:value="33.39">
            <text:p>33.39</text:p>
          </table:table-cell>
          <table:table-cell table:formula="of:=[.R168]*1000000" office:value-type="float" office:value="1240.7">
            <text:p>1240.7</text:p>
          </table:table-cell>
          <table:table-cell table:formula="of:=[.S168]*1000000" office:value-type="float" office:value="0.0000074576">
            <text:p>7.4576E-006</text:p>
          </table:table-cell>
          <table:table-cell table:formula="of:=[.T168]*1000000" office:value-type="float" office:value="0.37926">
            <text:p>0.37926</text:p>
          </table:table-cell>
          <table:table-cell table:formula="of:=[.U168]*1000000" office:value-type="float" office:value="-3.0597E-059">
            <text:p>-3.0597E-059</text:p>
          </table:table-cell>
          <table:table-cell table:formula="of:=[.V168]*1000000" office:value-type="float" office:value="0.0000000011213">
            <text:p>1.1213E-009</text:p>
          </table:table-cell>
          <table:table-cell table:formula="of:=[.W168]*1000000" office:value-type="float" office:value="102.44">
            <text:p>102.44</text:p>
          </table:table-cell>
          <table:table-cell table:formula="of:=[.X168]*1000000" office:value-type="float" office:value="33.382">
            <text:p>33.382</text:p>
          </table:table-cell>
          <table:table-cell table:formula="of:=[.Y168]*1000000" office:value-type="float" office:value="1240.6">
            <text:p>1240.6</text:p>
          </table:table-cell>
          <table:table-cell table:formula="of:=[.Z168]*1000000" office:value-type="float" office:value="20.042">
            <text:p>20.042</text:p>
          </table:table-cell>
          <table:table-cell table:formula="of:=[.AA168]*1000000" office:value-type="float" office:value="0">
            <text:p>0</text:p>
          </table:table-cell>
          <table:table-cell table:formula="of:=[.AB168]*1000000" office:value-type="float" office:value="-8.6829E-018">
            <text:p>-8.6829E-018</text:p>
          </table:table-cell>
          <table:table-cell table:formula="of:=[.AC168]*1000000" office:value-type="float" office:value="0.0000000011213">
            <text:p>1.1213E-009</text:p>
          </table:table-cell>
          <table:table-cell office:value-type="float" office:value="0.00010244">
            <text:p>0.00010244</text:p>
          </table:table-cell>
          <table:table-cell table:style-name="ce1" office:value-type="string">
            <text:p>3.339e-05</text:p>
          </table:table-cell>
          <table:table-cell office:value-type="float" office:value="0.0012407">
            <text:p>0.0012407</text:p>
          </table:table-cell>
          <table:table-cell table:style-name="ce1" office:value-type="string">
            <text:p>7.4576e-12</text:p>
          </table:table-cell>
          <table:table-cell table:style-name="ce1" office:value-type="string">
            <text:p>3.7926e-07</text:p>
          </table:table-cell>
          <table:table-cell table:style-name="ce1" office:value-type="string">
            <text:p>-3.0597e-65</text:p>
          </table:table-cell>
          <table:table-cell table:style-name="ce1" office:value-type="string">
            <text:p>1.1213e-15</text:p>
          </table:table-cell>
          <table:table-cell office:value-type="float" office:value="0.00010244">
            <text:p>0.00010244</text:p>
          </table:table-cell>
          <table:table-cell table:style-name="ce1" office:value-type="string">
            <text:p>3.3382e-05</text:p>
          </table:table-cell>
          <table:table-cell office:value-type="float" office:value="0.0012406">
            <text:p>0.0012406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8.6829e-24</text:p>
          </table:table-cell>
          <table:table-cell table:style-name="ce1" office:value-type="string">
            <text:p>1.1213e-15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P169]*1000000" office:value-type="float" office:value="101.15">
            <text:p>101.15</text:p>
          </table:table-cell>
          <table:table-cell table:formula="of:=[.Q169]*1000000" office:value-type="float" office:value="32.961">
            <text:p>32.961</text:p>
          </table:table-cell>
          <table:table-cell table:formula="of:=[.R169]*1000000" office:value-type="float" office:value="1242.4">
            <text:p>1242.4</text:p>
          </table:table-cell>
          <table:table-cell table:formula="of:=[.S169]*1000000" office:value-type="float" office:value="0.0000068938">
            <text:p>6.8938E-006</text:p>
          </table:table-cell>
          <table:table-cell table:formula="of:=[.T169]*1000000" office:value-type="float" office:value="0.38071">
            <text:p>0.38071</text:p>
          </table:table-cell>
          <table:table-cell table:formula="of:=[.U169]*1000000" office:value-type="float" office:value="-1.7325E-059">
            <text:p>-1.7325E-059</text:p>
          </table:table-cell>
          <table:table-cell table:formula="of:=[.V169]*1000000" office:value-type="float" office:value="0.0000000010928">
            <text:p>1.0928E-009</text:p>
          </table:table-cell>
          <table:table-cell table:formula="of:=[.W169]*1000000" office:value-type="float" office:value="101.15">
            <text:p>101.15</text:p>
          </table:table-cell>
          <table:table-cell table:formula="of:=[.X169]*1000000" office:value-type="float" office:value="32.952">
            <text:p>32.952</text:p>
          </table:table-cell>
          <table:table-cell table:formula="of:=[.Y169]*1000000" office:value-type="float" office:value="1242.4">
            <text:p>1242.4</text:p>
          </table:table-cell>
          <table:table-cell table:formula="of:=[.Z169]*1000000" office:value-type="float" office:value="20.042">
            <text:p>20.042</text:p>
          </table:table-cell>
          <table:table-cell table:formula="of:=[.AA169]*1000000" office:value-type="float" office:value="0">
            <text:p>0</text:p>
          </table:table-cell>
          <table:table-cell table:formula="of:=[.AB169]*1000000" office:value-type="float" office:value="-9.2037E-019">
            <text:p>-9.2037E-019</text:p>
          </table:table-cell>
          <table:table-cell table:formula="of:=[.AC169]*1000000" office:value-type="float" office:value="0.0000000010928">
            <text:p>1.0928E-009</text:p>
          </table:table-cell>
          <table:table-cell office:value-type="float" office:value="0.00010115">
            <text:p>0.00010115</text:p>
          </table:table-cell>
          <table:table-cell table:style-name="ce1" office:value-type="string">
            <text:p>3.2961e-05</text:p>
          </table:table-cell>
          <table:table-cell office:value-type="float" office:value="0.0012424">
            <text:p>0.0012424</text:p>
          </table:table-cell>
          <table:table-cell table:style-name="ce1" office:value-type="string">
            <text:p>6.8938e-12</text:p>
          </table:table-cell>
          <table:table-cell table:style-name="ce1" office:value-type="string">
            <text:p>3.8071e-07</text:p>
          </table:table-cell>
          <table:table-cell table:style-name="ce1" office:value-type="string">
            <text:p>-1.7325e-65</text:p>
          </table:table-cell>
          <table:table-cell table:style-name="ce1" office:value-type="string">
            <text:p>1.0928e-15</text:p>
          </table:table-cell>
          <table:table-cell office:value-type="float" office:value="0.00010115">
            <text:p>0.00010115</text:p>
          </table:table-cell>
          <table:table-cell table:style-name="ce1" office:value-type="string">
            <text:p>3.2952e-05</text:p>
          </table:table-cell>
          <table:table-cell office:value-type="float" office:value="0.0012424">
            <text:p>0.0012424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9.2037e-25</text:p>
          </table:table-cell>
          <table:table-cell table:style-name="ce1" office:value-type="string">
            <text:p>1.0928e-15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P170]*1000000" office:value-type="float" office:value="99.884">
            <text:p>99.884</text:p>
          </table:table-cell>
          <table:table-cell table:formula="of:=[.Q170]*1000000" office:value-type="float" office:value="32.536">
            <text:p>32.536</text:p>
          </table:table-cell>
          <table:table-cell table:formula="of:=[.R170]*1000000" office:value-type="float" office:value="1244.1">
            <text:p>1244.1</text:p>
          </table:table-cell>
          <table:table-cell table:formula="of:=[.S170]*1000000" office:value-type="float" office:value="0.0000063737">
            <text:p>6.3737E-006</text:p>
          </table:table-cell>
          <table:table-cell table:formula="of:=[.T170]*1000000" office:value-type="float" office:value="0.38216">
            <text:p>0.38216</text:p>
          </table:table-cell>
          <table:table-cell table:formula="of:=[.U170]*1000000" office:value-type="float" office:value="-9.8812E-060">
            <text:p>-9.8812E-060</text:p>
          </table:table-cell>
          <table:table-cell table:formula="of:=[.V170]*1000000" office:value-type="float" office:value="0.0000000010651">
            <text:p>1.0651E-009</text:p>
          </table:table-cell>
          <table:table-cell table:formula="of:=[.W170]*1000000" office:value-type="float" office:value="99.883">
            <text:p>99.883</text:p>
          </table:table-cell>
          <table:table-cell table:formula="of:=[.X170]*1000000" office:value-type="float" office:value="32.528">
            <text:p>32.528</text:p>
          </table:table-cell>
          <table:table-cell table:formula="of:=[.Y170]*1000000" office:value-type="float" office:value="1244.1">
            <text:p>1244.1</text:p>
          </table:table-cell>
          <table:table-cell table:formula="of:=[.Z170]*1000000" office:value-type="float" office:value="20.042">
            <text:p>20.042</text:p>
          </table:table-cell>
          <table:table-cell table:formula="of:=[.AA170]*1000000" office:value-type="float" office:value="0">
            <text:p>0</text:p>
          </table:table-cell>
          <table:table-cell table:formula="of:=[.AB170]*1000000" office:value-type="float" office:value="-3.7966E-021">
            <text:p>-3.7966E-021</text:p>
          </table:table-cell>
          <table:table-cell table:formula="of:=[.AC170]*1000000" office:value-type="float" office:value="0.0000000010651">
            <text:p>1.0651E-009</text:p>
          </table:table-cell>
          <table:table-cell table:style-name="ce1" office:value-type="string">
            <text:p>9.9884e-05</text:p>
          </table:table-cell>
          <table:table-cell table:style-name="ce1" office:value-type="string">
            <text:p>3.2536e-05</text:p>
          </table:table-cell>
          <table:table-cell office:value-type="float" office:value="0.0012441">
            <text:p>0.0012441</text:p>
          </table:table-cell>
          <table:table-cell table:style-name="ce1" office:value-type="string">
            <text:p>6.3737e-12</text:p>
          </table:table-cell>
          <table:table-cell table:style-name="ce1" office:value-type="string">
            <text:p>3.8216e-07</text:p>
          </table:table-cell>
          <table:table-cell table:style-name="ce1" office:value-type="string">
            <text:p>-9.8812e-66</text:p>
          </table:table-cell>
          <table:table-cell table:style-name="ce1" office:value-type="string">
            <text:p>1.0651e-15</text:p>
          </table:table-cell>
          <table:table-cell table:style-name="ce1" office:value-type="string">
            <text:p>9.9883e-05</text:p>
          </table:table-cell>
          <table:table-cell table:style-name="ce1" office:value-type="string">
            <text:p>3.2528e-05</text:p>
          </table:table-cell>
          <table:table-cell office:value-type="float" office:value="0.0012441">
            <text:p>0.0012441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7966e-27</text:p>
          </table:table-cell>
          <table:table-cell table:style-name="ce1" office:value-type="string">
            <text:p>1.0651e-15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P171]*1000000" office:value-type="float" office:value="98.633">
            <text:p>98.633</text:p>
          </table:table-cell>
          <table:table-cell table:formula="of:=[.Q171]*1000000" office:value-type="float" office:value="32.117">
            <text:p>32.117</text:p>
          </table:table-cell>
          <table:table-cell table:formula="of:=[.R171]*1000000" office:value-type="float" office:value="1245.8">
            <text:p>1245.8</text:p>
          </table:table-cell>
          <table:table-cell table:formula="of:=[.S171]*1000000" office:value-type="float" office:value="0.0000058932">
            <text:p>5.8932E-006</text:p>
          </table:table-cell>
          <table:table-cell table:formula="of:=[.T171]*1000000" office:value-type="float" office:value="0.3836">
            <text:p>0.3836</text:p>
          </table:table-cell>
          <table:table-cell table:formula="of:=[.U171]*1000000" office:value-type="float" office:value="-5.6758E-060">
            <text:p>-5.6758E-060</text:p>
          </table:table-cell>
          <table:table-cell table:formula="of:=[.V171]*1000000" office:value-type="float" office:value="0.0000000010383">
            <text:p>0.000000001</text:p>
          </table:table-cell>
          <table:table-cell table:formula="of:=[.W171]*1000000" office:value-type="float" office:value="98.631">
            <text:p>98.631</text:p>
          </table:table-cell>
          <table:table-cell table:formula="of:=[.X171]*1000000" office:value-type="float" office:value="32.109">
            <text:p>32.109</text:p>
          </table:table-cell>
          <table:table-cell table:formula="of:=[.Y171]*1000000" office:value-type="float" office:value="1245.8">
            <text:p>1245.8</text:p>
          </table:table-cell>
          <table:table-cell table:formula="of:=[.Z171]*1000000" office:value-type="float" office:value="20.042">
            <text:p>20.042</text:p>
          </table:table-cell>
          <table:table-cell table:formula="of:=[.AA171]*1000000" office:value-type="float" office:value="0">
            <text:p>0</text:p>
          </table:table-cell>
          <table:table-cell table:formula="of:=[.AB171]*1000000" office:value-type="float" office:value="4.9142E-023">
            <text:p>4.9142E-023</text:p>
          </table:table-cell>
          <table:table-cell table:formula="of:=[.AC171]*1000000" office:value-type="float" office:value="0.0000000010383">
            <text:p>0.000000001</text:p>
          </table:table-cell>
          <table:table-cell table:style-name="ce1" office:value-type="string">
            <text:p>9.8633e-05</text:p>
          </table:table-cell>
          <table:table-cell table:style-name="ce1" office:value-type="string">
            <text:p>3.2117e-05</text:p>
          </table:table-cell>
          <table:table-cell office:value-type="float" office:value="0.0012458">
            <text:p>0.0012458</text:p>
          </table:table-cell>
          <table:table-cell table:style-name="ce1" office:value-type="string">
            <text:p>5.8932e-12</text:p>
          </table:table-cell>
          <table:table-cell table:style-name="ce1" office:value-type="string">
            <text:p>3.836e-07</text:p>
          </table:table-cell>
          <table:table-cell table:style-name="ce1" office:value-type="string">
            <text:p>-5.6758e-66</text:p>
          </table:table-cell>
          <table:table-cell table:style-name="ce1" office:value-type="string">
            <text:p>1.0383e-15</text:p>
          </table:table-cell>
          <table:table-cell table:style-name="ce1" office:value-type="string">
            <text:p>9.8631e-05</text:p>
          </table:table-cell>
          <table:table-cell table:style-name="ce1" office:value-type="string">
            <text:p>3.2109e-05</text:p>
          </table:table-cell>
          <table:table-cell office:value-type="float" office:value="0.0012458">
            <text:p>0.0012458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4.9142e-29</text:p>
          </table:table-cell>
          <table:table-cell table:style-name="ce1" office:value-type="string">
            <text:p>1.0383e-15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P172]*1000000" office:value-type="float" office:value="97.398">
            <text:p>97.398</text:p>
          </table:table-cell>
          <table:table-cell table:formula="of:=[.Q172]*1000000" office:value-type="float" office:value="31.704">
            <text:p>31.704</text:p>
          </table:table-cell>
          <table:table-cell table:formula="of:=[.R172]*1000000" office:value-type="float" office:value="1247.5">
            <text:p>1247.5</text:p>
          </table:table-cell>
          <table:table-cell table:formula="of:=[.S172]*1000000" office:value-type="float" office:value="0.000005449">
            <text:p>0.000005449</text:p>
          </table:table-cell>
          <table:table-cell table:formula="of:=[.T172]*1000000" office:value-type="float" office:value="0.38503">
            <text:p>0.38503</text:p>
          </table:table-cell>
          <table:table-cell table:formula="of:=[.U172]*1000000" office:value-type="float" office:value="-3.2833E-060">
            <text:p>-3.2833E-060</text:p>
          </table:table-cell>
          <table:table-cell table:formula="of:=[.V172]*1000000" office:value-type="float" office:value="0.0000000010123">
            <text:p>0.000000001</text:p>
          </table:table-cell>
          <table:table-cell table:formula="of:=[.W172]*1000000" office:value-type="float" office:value="97.397">
            <text:p>97.397</text:p>
          </table:table-cell>
          <table:table-cell table:formula="of:=[.X172]*1000000" office:value-type="float" office:value="31.696">
            <text:p>31.696</text:p>
          </table:table-cell>
          <table:table-cell table:formula="of:=[.Y172]*1000000" office:value-type="float" office:value="1247.4">
            <text:p>1247.4</text:p>
          </table:table-cell>
          <table:table-cell table:formula="of:=[.Z172]*1000000" office:value-type="float" office:value="20.042">
            <text:p>20.042</text:p>
          </table:table-cell>
          <table:table-cell table:formula="of:=[.AA172]*1000000" office:value-type="float" office:value="0">
            <text:p>0</text:p>
          </table:table-cell>
          <table:table-cell table:formula="of:=[.AB172]*1000000" office:value-type="float" office:value="2.3752E-023">
            <text:p>2.3752E-023</text:p>
          </table:table-cell>
          <table:table-cell table:formula="of:=[.AC172]*1000000" office:value-type="float" office:value="0.0000000010123">
            <text:p>0.000000001</text:p>
          </table:table-cell>
          <table:table-cell table:style-name="ce1" office:value-type="string">
            <text:p>9.7398e-05</text:p>
          </table:table-cell>
          <table:table-cell table:style-name="ce1" office:value-type="string">
            <text:p>3.1704e-05</text:p>
          </table:table-cell>
          <table:table-cell office:value-type="float" office:value="0.0012475">
            <text:p>0.0012475</text:p>
          </table:table-cell>
          <table:table-cell table:style-name="ce1" office:value-type="string">
            <text:p>5.449e-12</text:p>
          </table:table-cell>
          <table:table-cell table:style-name="ce1" office:value-type="string">
            <text:p>3.8503e-07</text:p>
          </table:table-cell>
          <table:table-cell table:style-name="ce1" office:value-type="string">
            <text:p>-3.2833e-66</text:p>
          </table:table-cell>
          <table:table-cell table:style-name="ce1" office:value-type="string">
            <text:p>1.0123e-15</text:p>
          </table:table-cell>
          <table:table-cell table:style-name="ce1" office:value-type="string">
            <text:p>9.7397e-05</text:p>
          </table:table-cell>
          <table:table-cell table:style-name="ce1" office:value-type="string">
            <text:p>3.1696e-05</text:p>
          </table:table-cell>
          <table:table-cell office:value-type="float" office:value="0.0012474">
            <text:p>0.0012474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3752e-29</text:p>
          </table:table-cell>
          <table:table-cell table:style-name="ce1" office:value-type="string">
            <text:p>1.0123e-15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P173]*1000000" office:value-type="float" office:value="96.181">
            <text:p>96.181</text:p>
          </table:table-cell>
          <table:table-cell table:formula="of:=[.Q173]*1000000" office:value-type="float" office:value="31.296">
            <text:p>31.296</text:p>
          </table:table-cell>
          <table:table-cell table:formula="of:=[.R173]*1000000" office:value-type="float" office:value="1249.1">
            <text:p>1249.1</text:p>
          </table:table-cell>
          <table:table-cell table:formula="of:=[.S173]*1000000" office:value-type="float" office:value="0.000005038">
            <text:p>0.000005038</text:p>
          </table:table-cell>
          <table:table-cell table:formula="of:=[.T173]*1000000" office:value-type="float" office:value="0.38645">
            <text:p>0.38645</text:p>
          </table:table-cell>
          <table:table-cell table:formula="of:=[.U173]*1000000" office:value-type="float" office:value="-1.9125E-060">
            <text:p>-1.9125E-060</text:p>
          </table:table-cell>
          <table:table-cell table:formula="of:=[.V173]*1000000" office:value-type="float" office:value="0.00000000098711">
            <text:p>0.000000001</text:p>
          </table:table-cell>
          <table:table-cell table:formula="of:=[.W173]*1000000" office:value-type="float" office:value="96.18">
            <text:p>96.18</text:p>
          </table:table-cell>
          <table:table-cell table:formula="of:=[.X173]*1000000" office:value-type="float" office:value="31.288">
            <text:p>31.288</text:p>
          </table:table-cell>
          <table:table-cell table:formula="of:=[.Y173]*1000000" office:value-type="float" office:value="1249.1">
            <text:p>1249.1</text:p>
          </table:table-cell>
          <table:table-cell table:formula="of:=[.Z173]*1000000" office:value-type="float" office:value="20.042">
            <text:p>20.042</text:p>
          </table:table-cell>
          <table:table-cell table:formula="of:=[.AA173]*1000000" office:value-type="float" office:value="0">
            <text:p>0</text:p>
          </table:table-cell>
          <table:table-cell table:formula="of:=[.AB173]*1000000" office:value-type="float" office:value="1.186E-023">
            <text:p>1.186E-023</text:p>
          </table:table-cell>
          <table:table-cell table:formula="of:=[.AC173]*1000000" office:value-type="float" office:value="0.0000000009871">
            <text:p>0.000000001</text:p>
          </table:table-cell>
          <table:table-cell table:style-name="ce1" office:value-type="string">
            <text:p>9.6181e-05</text:p>
          </table:table-cell>
          <table:table-cell table:style-name="ce1" office:value-type="string">
            <text:p>3.1296e-05</text:p>
          </table:table-cell>
          <table:table-cell office:value-type="float" office:value="0.0012491">
            <text:p>0.0012491</text:p>
          </table:table-cell>
          <table:table-cell table:style-name="ce1" office:value-type="string">
            <text:p>5.038e-12</text:p>
          </table:table-cell>
          <table:table-cell table:style-name="ce1" office:value-type="string">
            <text:p>3.8645e-07</text:p>
          </table:table-cell>
          <table:table-cell table:style-name="ce1" office:value-type="string">
            <text:p>-1.9125e-66</text:p>
          </table:table-cell>
          <table:table-cell table:style-name="ce1" office:value-type="string">
            <text:p>9.8711e-16</text:p>
          </table:table-cell>
          <table:table-cell table:style-name="ce1" office:value-type="string">
            <text:p>9.618e-05</text:p>
          </table:table-cell>
          <table:table-cell table:style-name="ce1" office:value-type="string">
            <text:p>3.1288e-05</text:p>
          </table:table-cell>
          <table:table-cell office:value-type="float" office:value="0.0012491">
            <text:p>0.0012491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186e-29</text:p>
          </table:table-cell>
          <table:table-cell table:style-name="ce1" office:value-type="string">
            <text:p>9.871e-16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P174]*1000000" office:value-type="float" office:value="94.98">
            <text:p>94.98</text:p>
          </table:table-cell>
          <table:table-cell table:formula="of:=[.Q174]*1000000" office:value-type="float" office:value="30.893">
            <text:p>30.893</text:p>
          </table:table-cell>
          <table:table-cell table:formula="of:=[.R174]*1000000" office:value-type="float" office:value="1250.8">
            <text:p>1250.8</text:p>
          </table:table-cell>
          <table:table-cell table:formula="of:=[.S174]*1000000" office:value-type="float" office:value="0.0000046576">
            <text:p>4.6576E-006</text:p>
          </table:table-cell>
          <table:table-cell table:formula="of:=[.T174]*1000000" office:value-type="float" office:value="0.38787">
            <text:p>0.38787</text:p>
          </table:table-cell>
          <table:table-cell table:formula="of:=[.U174]*1000000" office:value-type="float" office:value="-1.1217E-060">
            <text:p>-1.1217E-060</text:p>
          </table:table-cell>
          <table:table-cell table:formula="of:=[.V174]*1000000" office:value-type="float" office:value="0.00000000096268">
            <text:p>0.000000001</text:p>
          </table:table-cell>
          <table:table-cell table:formula="of:=[.W174]*1000000" office:value-type="float" office:value="94.979">
            <text:p>94.979</text:p>
          </table:table-cell>
          <table:table-cell table:formula="of:=[.X174]*1000000" office:value-type="float" office:value="30.885">
            <text:p>30.885</text:p>
          </table:table-cell>
          <table:table-cell table:formula="of:=[.Y174]*1000000" office:value-type="float" office:value="1250.7">
            <text:p>1250.7</text:p>
          </table:table-cell>
          <table:table-cell table:formula="of:=[.Z174]*1000000" office:value-type="float" office:value="20.042">
            <text:p>20.042</text:p>
          </table:table-cell>
          <table:table-cell table:formula="of:=[.AA174]*1000000" office:value-type="float" office:value="0">
            <text:p>0</text:p>
          </table:table-cell>
          <table:table-cell table:formula="of:=[.AB174]*1000000" office:value-type="float" office:value="6.0407E-024">
            <text:p>6.0407E-024</text:p>
          </table:table-cell>
          <table:table-cell table:formula="of:=[.AC174]*1000000" office:value-type="float" office:value="0.00000000096268">
            <text:p>0.000000001</text:p>
          </table:table-cell>
          <table:table-cell table:style-name="ce1" office:value-type="string">
            <text:p>9.498e-05</text:p>
          </table:table-cell>
          <table:table-cell table:style-name="ce1" office:value-type="string">
            <text:p>3.0893e-05</text:p>
          </table:table-cell>
          <table:table-cell office:value-type="float" office:value="0.0012508">
            <text:p>0.0012508</text:p>
          </table:table-cell>
          <table:table-cell table:style-name="ce1" office:value-type="string">
            <text:p>4.6576e-12</text:p>
          </table:table-cell>
          <table:table-cell table:style-name="ce1" office:value-type="string">
            <text:p>3.8787e-07</text:p>
          </table:table-cell>
          <table:table-cell table:style-name="ce1" office:value-type="string">
            <text:p>-1.1217e-66</text:p>
          </table:table-cell>
          <table:table-cell table:style-name="ce1" office:value-type="string">
            <text:p>9.6268e-16</text:p>
          </table:table-cell>
          <table:table-cell table:style-name="ce1" office:value-type="string">
            <text:p>9.4979e-05</text:p>
          </table:table-cell>
          <table:table-cell table:style-name="ce1" office:value-type="string">
            <text:p>3.0885e-05</text:p>
          </table:table-cell>
          <table:table-cell office:value-type="float" office:value="0.0012507">
            <text:p>0.0012507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6.0407e-30</text:p>
          </table:table-cell>
          <table:table-cell table:style-name="ce1" office:value-type="string">
            <text:p>9.6268e-16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P175]*1000000" office:value-type="float" office:value="93.796">
            <text:p>93.796</text:p>
          </table:table-cell>
          <table:table-cell table:formula="of:=[.Q175]*1000000" office:value-type="float" office:value="30.495">
            <text:p>30.495</text:p>
          </table:table-cell>
          <table:table-cell table:formula="of:=[.R175]*1000000" office:value-type="float" office:value="1252.4">
            <text:p>1252.4</text:p>
          </table:table-cell>
          <table:table-cell table:formula="of:=[.S175]*1000000" office:value-type="float" office:value="0.0000043052">
            <text:p>4.3052E-006</text:p>
          </table:table-cell>
          <table:table-cell table:formula="of:=[.T175]*1000000" office:value-type="float" office:value="0.38928">
            <text:p>0.38928</text:p>
          </table:table-cell>
          <table:table-cell table:formula="of:=[.U175]*1000000" office:value-type="float" office:value="-6.624E-061">
            <text:p>-6.624E-061</text:p>
          </table:table-cell>
          <table:table-cell table:formula="of:=[.V175]*1000000" office:value-type="float" office:value="0.000000000939">
            <text:p>9.39E-010</text:p>
          </table:table-cell>
          <table:table-cell table:formula="of:=[.W175]*1000000" office:value-type="float" office:value="93.795">
            <text:p>93.795</text:p>
          </table:table-cell>
          <table:table-cell table:formula="of:=[.X175]*1000000" office:value-type="float" office:value="30.487">
            <text:p>30.487</text:p>
          </table:table-cell>
          <table:table-cell table:formula="of:=[.Y175]*1000000" office:value-type="float" office:value="1252.3">
            <text:p>1252.3</text:p>
          </table:table-cell>
          <table:table-cell table:formula="of:=[.Z175]*1000000" office:value-type="float" office:value="20.042">
            <text:p>20.042</text:p>
          </table:table-cell>
          <table:table-cell table:formula="of:=[.AA175]*1000000" office:value-type="float" office:value="0">
            <text:p>0</text:p>
          </table:table-cell>
          <table:table-cell table:formula="of:=[.AB175]*1000000" office:value-type="float" office:value="3.1234E-024">
            <text:p>3.1234E-024</text:p>
          </table:table-cell>
          <table:table-cell table:formula="of:=[.AC175]*1000000" office:value-type="float" office:value="0.00000000093899">
            <text:p>9.3899E-010</text:p>
          </table:table-cell>
          <table:table-cell table:style-name="ce1" office:value-type="string">
            <text:p>9.3796e-05</text:p>
          </table:table-cell>
          <table:table-cell table:style-name="ce1" office:value-type="string">
            <text:p>3.0495e-05</text:p>
          </table:table-cell>
          <table:table-cell office:value-type="float" office:value="0.0012524">
            <text:p>0.0012524</text:p>
          </table:table-cell>
          <table:table-cell table:style-name="ce1" office:value-type="string">
            <text:p>4.3052e-12</text:p>
          </table:table-cell>
          <table:table-cell table:style-name="ce1" office:value-type="string">
            <text:p>3.8928e-07</text:p>
          </table:table-cell>
          <table:table-cell table:style-name="ce1" office:value-type="string">
            <text:p>-6.624e-67</text:p>
          </table:table-cell>
          <table:table-cell table:style-name="ce1" office:value-type="string">
            <text:p>9.39e-16</text:p>
          </table:table-cell>
          <table:table-cell table:style-name="ce1" office:value-type="string">
            <text:p>9.3795e-05</text:p>
          </table:table-cell>
          <table:table-cell table:style-name="ce1" office:value-type="string">
            <text:p>3.0487e-05</text:p>
          </table:table-cell>
          <table:table-cell office:value-type="float" office:value="0.0012523">
            <text:p>0.001252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3.1234e-30</text:p>
          </table:table-cell>
          <table:table-cell table:style-name="ce1" office:value-type="string">
            <text:p>9.3899e-16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P176]*1000000" office:value-type="float" office:value="92.629">
            <text:p>92.629</text:p>
          </table:table-cell>
          <table:table-cell table:formula="of:=[.Q176]*1000000" office:value-type="float" office:value="30.102">
            <text:p>30.102</text:p>
          </table:table-cell>
          <table:table-cell table:formula="of:=[.R176]*1000000" office:value-type="float" office:value="1254">
            <text:p>1254</text:p>
          </table:table-cell>
          <table:table-cell table:formula="of:=[.S176]*1000000" office:value-type="float" office:value="0.0000039787">
            <text:p>3.9787E-006</text:p>
          </table:table-cell>
          <table:table-cell table:formula="of:=[.T176]*1000000" office:value-type="float" office:value="0.39068">
            <text:p>0.39068</text:p>
          </table:table-cell>
          <table:table-cell table:formula="of:=[.U176]*1000000" office:value-type="float" office:value="-3.9379E-061">
            <text:p>-3.9379E-061</text:p>
          </table:table-cell>
          <table:table-cell table:formula="of:=[.V176]*1000000" office:value-type="float" office:value="0.00000000091604">
            <text:p>9.1604E-010</text:p>
          </table:table-cell>
          <table:table-cell table:formula="of:=[.W176]*1000000" office:value-type="float" office:value="92.628">
            <text:p>92.628</text:p>
          </table:table-cell>
          <table:table-cell table:formula="of:=[.X176]*1000000" office:value-type="float" office:value="30.094">
            <text:p>30.094</text:p>
          </table:table-cell>
          <table:table-cell table:formula="of:=[.Y176]*1000000" office:value-type="float" office:value="1253.9">
            <text:p>1253.9</text:p>
          </table:table-cell>
          <table:table-cell table:formula="of:=[.Z176]*1000000" office:value-type="float" office:value="20.042">
            <text:p>20.042</text:p>
          </table:table-cell>
          <table:table-cell table:formula="of:=[.AA176]*1000000" office:value-type="float" office:value="0">
            <text:p>0</text:p>
          </table:table-cell>
          <table:table-cell table:formula="of:=[.AB176]*1000000" office:value-type="float" office:value="1.6338E-024">
            <text:p>1.6338E-024</text:p>
          </table:table-cell>
          <table:table-cell table:formula="of:=[.AC176]*1000000" office:value-type="float" office:value="0.00000000091604">
            <text:p>9.1604E-010</text:p>
          </table:table-cell>
          <table:table-cell table:style-name="ce1" office:value-type="string">
            <text:p>9.2629e-05</text:p>
          </table:table-cell>
          <table:table-cell table:style-name="ce1" office:value-type="string">
            <text:p>3.0102e-05</text:p>
          </table:table-cell>
          <table:table-cell office:value-type="float" office:value="0.001254">
            <text:p>0.001254</text:p>
          </table:table-cell>
          <table:table-cell table:style-name="ce1" office:value-type="string">
            <text:p>3.9787e-12</text:p>
          </table:table-cell>
          <table:table-cell table:style-name="ce1" office:value-type="string">
            <text:p>3.9068e-07</text:p>
          </table:table-cell>
          <table:table-cell table:style-name="ce1" office:value-type="string">
            <text:p>-3.9379e-67</text:p>
          </table:table-cell>
          <table:table-cell table:style-name="ce1" office:value-type="string">
            <text:p>9.1604e-16</text:p>
          </table:table-cell>
          <table:table-cell table:style-name="ce1" office:value-type="string">
            <text:p>9.2628e-05</text:p>
          </table:table-cell>
          <table:table-cell table:style-name="ce1" office:value-type="string">
            <text:p>3.0094e-05</text:p>
          </table:table-cell>
          <table:table-cell office:value-type="float" office:value="0.0012539">
            <text:p>0.0012539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6338e-30</text:p>
          </table:table-cell>
          <table:table-cell table:style-name="ce1" office:value-type="string">
            <text:p>9.1604e-16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P177]*1000000" office:value-type="float" office:value="91.477">
            <text:p>91.477</text:p>
          </table:table-cell>
          <table:table-cell table:formula="of:=[.Q177]*1000000" office:value-type="float" office:value="29.714">
            <text:p>29.714</text:p>
          </table:table-cell>
          <table:table-cell table:formula="of:=[.R177]*1000000" office:value-type="float" office:value="1255.5">
            <text:p>1255.5</text:p>
          </table:table-cell>
          <table:table-cell table:formula="of:=[.S177]*1000000" office:value-type="float" office:value="0.000003676">
            <text:p>0.000003676</text:p>
          </table:table-cell>
          <table:table-cell table:formula="of:=[.T177]*1000000" office:value-type="float" office:value="0.39208">
            <text:p>0.39208</text:p>
          </table:table-cell>
          <table:table-cell table:formula="of:=[.U177]*1000000" office:value-type="float" office:value="-2.3567E-061">
            <text:p>-2.3567E-061</text:p>
          </table:table-cell>
          <table:table-cell table:formula="of:=[.V177]*1000000" office:value-type="float" office:value="0.00000000089379">
            <text:p>8.9379E-010</text:p>
          </table:table-cell>
          <table:table-cell table:formula="of:=[.W177]*1000000" office:value-type="float" office:value="91.476">
            <text:p>91.476</text:p>
          </table:table-cell>
          <table:table-cell table:formula="of:=[.X177]*1000000" office:value-type="float" office:value="29.707">
            <text:p>29.707</text:p>
          </table:table-cell>
          <table:table-cell table:formula="of:=[.Y177]*1000000" office:value-type="float" office:value="1255.5">
            <text:p>1255.5</text:p>
          </table:table-cell>
          <table:table-cell table:formula="of:=[.Z177]*1000000" office:value-type="float" office:value="20.042">
            <text:p>20.042</text:p>
          </table:table-cell>
          <table:table-cell table:formula="of:=[.AA177]*1000000" office:value-type="float" office:value="0">
            <text:p>0</text:p>
          </table:table-cell>
          <table:table-cell table:formula="of:=[.AB177]*1000000" office:value-type="float" office:value="8.6285E-025">
            <text:p>8.6285E-025</text:p>
          </table:table-cell>
          <table:table-cell table:formula="of:=[.AC177]*1000000" office:value-type="float" office:value="0.00000000089378">
            <text:p>8.9378E-010</text:p>
          </table:table-cell>
          <table:table-cell table:style-name="ce1" office:value-type="string">
            <text:p>9.1477e-05</text:p>
          </table:table-cell>
          <table:table-cell table:style-name="ce1" office:value-type="string">
            <text:p>2.9714e-05</text:p>
          </table:table-cell>
          <table:table-cell office:value-type="float" office:value="0.0012555">
            <text:p>0.0012555</text:p>
          </table:table-cell>
          <table:table-cell table:style-name="ce1" office:value-type="string">
            <text:p>3.676e-12</text:p>
          </table:table-cell>
          <table:table-cell table:style-name="ce1" office:value-type="string">
            <text:p>3.9208e-07</text:p>
          </table:table-cell>
          <table:table-cell table:style-name="ce1" office:value-type="string">
            <text:p>-2.3567e-67</text:p>
          </table:table-cell>
          <table:table-cell table:style-name="ce1" office:value-type="string">
            <text:p>8.9379e-16</text:p>
          </table:table-cell>
          <table:table-cell table:style-name="ce1" office:value-type="string">
            <text:p>9.1476e-05</text:p>
          </table:table-cell>
          <table:table-cell table:style-name="ce1" office:value-type="string">
            <text:p>2.9707e-05</text:p>
          </table:table-cell>
          <table:table-cell office:value-type="float" office:value="0.0012555">
            <text:p>0.0012555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8.6285e-31</text:p>
          </table:table-cell>
          <table:table-cell table:style-name="ce1" office:value-type="string">
            <text:p>8.9378e-16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P178]*1000000" office:value-type="float" office:value="90.341">
            <text:p>90.341</text:p>
          </table:table-cell>
          <table:table-cell table:formula="of:=[.Q178]*1000000" office:value-type="float" office:value="29.332">
            <text:p>29.332</text:p>
          </table:table-cell>
          <table:table-cell table:formula="of:=[.R178]*1000000" office:value-type="float" office:value="1257.1">
            <text:p>1257.1</text:p>
          </table:table-cell>
          <table:table-cell table:formula="of:=[.S178]*1000000" office:value-type="float" office:value="0.0000033954">
            <text:p>3.3954E-006</text:p>
          </table:table-cell>
          <table:table-cell table:formula="of:=[.T178]*1000000" office:value-type="float" office:value="0.39346">
            <text:p>0.39346</text:p>
          </table:table-cell>
          <table:table-cell table:formula="of:=[.U178]*1000000" office:value-type="float" office:value="-1.4196E-061">
            <text:p>-1.4196E-061</text:p>
          </table:table-cell>
          <table:table-cell table:formula="of:=[.V178]*1000000" office:value-type="float" office:value="0.00000000087221">
            <text:p>8.7221E-010</text:p>
          </table:table-cell>
          <table:table-cell table:formula="of:=[.W178]*1000000" office:value-type="float" office:value="90.34">
            <text:p>90.34</text:p>
          </table:table-cell>
          <table:table-cell table:formula="of:=[.X178]*1000000" office:value-type="float" office:value="29.324">
            <text:p>29.324</text:p>
          </table:table-cell>
          <table:table-cell table:formula="of:=[.Y178]*1000000" office:value-type="float" office:value="1257">
            <text:p>1257</text:p>
          </table:table-cell>
          <table:table-cell table:formula="of:=[.Z178]*1000000" office:value-type="float" office:value="20.042">
            <text:p>20.042</text:p>
          </table:table-cell>
          <table:table-cell table:formula="of:=[.AA178]*1000000" office:value-type="float" office:value="0">
            <text:p>0</text:p>
          </table:table-cell>
          <table:table-cell table:formula="of:=[.AB178]*1000000" office:value-type="float" office:value="4.5954E-025">
            <text:p>4.5954E-025</text:p>
          </table:table-cell>
          <table:table-cell table:formula="of:=[.AC178]*1000000" office:value-type="float" office:value="0.00000000087221">
            <text:p>8.7221E-010</text:p>
          </table:table-cell>
          <table:table-cell table:style-name="ce1" office:value-type="string">
            <text:p>9.0341e-05</text:p>
          </table:table-cell>
          <table:table-cell table:style-name="ce1" office:value-type="string">
            <text:p>2.9332e-05</text:p>
          </table:table-cell>
          <table:table-cell office:value-type="float" office:value="0.0012571">
            <text:p>0.0012571</text:p>
          </table:table-cell>
          <table:table-cell table:style-name="ce1" office:value-type="string">
            <text:p>3.3954e-12</text:p>
          </table:table-cell>
          <table:table-cell table:style-name="ce1" office:value-type="string">
            <text:p>3.9346e-07</text:p>
          </table:table-cell>
          <table:table-cell table:style-name="ce1" office:value-type="string">
            <text:p>-1.4196e-67</text:p>
          </table:table-cell>
          <table:table-cell table:style-name="ce1" office:value-type="string">
            <text:p>8.7221e-16</text:p>
          </table:table-cell>
          <table:table-cell table:style-name="ce1" office:value-type="string">
            <text:p>9.034e-05</text:p>
          </table:table-cell>
          <table:table-cell table:style-name="ce1" office:value-type="string">
            <text:p>2.9324e-05</text:p>
          </table:table-cell>
          <table:table-cell office:value-type="float" office:value="0.001257">
            <text:p>0.001257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4.5954e-31</text:p>
          </table:table-cell>
          <table:table-cell table:style-name="ce1" office:value-type="string">
            <text:p>8.7221e-16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P179]*1000000" office:value-type="float" office:value="89.221">
            <text:p>89.221</text:p>
          </table:table-cell>
          <table:table-cell table:formula="of:=[.Q179]*1000000" office:value-type="float" office:value="28.954">
            <text:p>28.954</text:p>
          </table:table-cell>
          <table:table-cell table:formula="of:=[.R179]*1000000" office:value-type="float" office:value="1258.6">
            <text:p>1258.6</text:p>
          </table:table-cell>
          <table:table-cell table:formula="of:=[.S179]*1000000" office:value-type="float" office:value="0.0000031352">
            <text:p>3.1352E-006</text:p>
          </table:table-cell>
          <table:table-cell table:formula="of:=[.T179]*1000000" office:value-type="float" office:value="0.39484">
            <text:p>0.39484</text:p>
          </table:table-cell>
          <table:table-cell table:formula="of:=[.U179]*1000000" office:value-type="float" office:value="-8.6075E-062">
            <text:p>-8.6075E-062</text:p>
          </table:table-cell>
          <table:table-cell table:formula="of:=[.V179]*1000000" office:value-type="float" office:value="0.00000000085129">
            <text:p>8.5129E-010</text:p>
          </table:table-cell>
          <table:table-cell table:formula="of:=[.W179]*1000000" office:value-type="float" office:value="89.22">
            <text:p>89.22</text:p>
          </table:table-cell>
          <table:table-cell table:formula="of:=[.X179]*1000000" office:value-type="float" office:value="28.946">
            <text:p>28.946</text:p>
          </table:table-cell>
          <table:table-cell table:formula="of:=[.Y179]*1000000" office:value-type="float" office:value="1258.5">
            <text:p>1258.5</text:p>
          </table:table-cell>
          <table:table-cell table:formula="of:=[.Z179]*1000000" office:value-type="float" office:value="20.042">
            <text:p>20.042</text:p>
          </table:table-cell>
          <table:table-cell table:formula="of:=[.AA179]*1000000" office:value-type="float" office:value="0">
            <text:p>0</text:p>
          </table:table-cell>
          <table:table-cell table:formula="of:=[.AB179]*1000000" office:value-type="float" office:value="2.4665E-025">
            <text:p>2.4665E-025</text:p>
          </table:table-cell>
          <table:table-cell table:formula="of:=[.AC179]*1000000" office:value-type="float" office:value="0.00000000085129">
            <text:p>8.5129E-010</text:p>
          </table:table-cell>
          <table:table-cell table:style-name="ce1" office:value-type="string">
            <text:p>8.9221e-05</text:p>
          </table:table-cell>
          <table:table-cell table:style-name="ce1" office:value-type="string">
            <text:p>2.8954e-05</text:p>
          </table:table-cell>
          <table:table-cell office:value-type="float" office:value="0.0012586">
            <text:p>0.0012586</text:p>
          </table:table-cell>
          <table:table-cell table:style-name="ce1" office:value-type="string">
            <text:p>3.1352e-12</text:p>
          </table:table-cell>
          <table:table-cell table:style-name="ce1" office:value-type="string">
            <text:p>3.9484e-07</text:p>
          </table:table-cell>
          <table:table-cell table:style-name="ce1" office:value-type="string">
            <text:p>-8.6075e-68</text:p>
          </table:table-cell>
          <table:table-cell table:style-name="ce1" office:value-type="string">
            <text:p>8.5129e-16</text:p>
          </table:table-cell>
          <table:table-cell table:style-name="ce1" office:value-type="string">
            <text:p>8.922e-05</text:p>
          </table:table-cell>
          <table:table-cell table:style-name="ce1" office:value-type="string">
            <text:p>2.8946e-05</text:p>
          </table:table-cell>
          <table:table-cell office:value-type="float" office:value="0.0012585">
            <text:p>0.0012585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4665e-31</text:p>
          </table:table-cell>
          <table:table-cell table:style-name="ce1" office:value-type="string">
            <text:p>8.5129e-16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P180]*1000000" office:value-type="float" office:value="88.116">
            <text:p>88.116</text:p>
          </table:table-cell>
          <table:table-cell table:formula="of:=[.Q180]*1000000" office:value-type="float" office:value="28.581">
            <text:p>28.581</text:p>
          </table:table-cell>
          <table:table-cell table:formula="of:=[.R180]*1000000" office:value-type="float" office:value="1260.1">
            <text:p>1260.1</text:p>
          </table:table-cell>
          <table:table-cell table:formula="of:=[.S180]*1000000" office:value-type="float" office:value="0.0000028939">
            <text:p>2.8939E-006</text:p>
          </table:table-cell>
          <table:table-cell table:formula="of:=[.T180]*1000000" office:value-type="float" office:value="0.39622">
            <text:p>0.39622</text:p>
          </table:table-cell>
          <table:table-cell table:formula="of:=[.U180]*1000000" office:value-type="float" office:value="-5.2523E-062">
            <text:p>-5.2523E-062</text:p>
          </table:table-cell>
          <table:table-cell table:formula="of:=[.V180]*1000000" office:value-type="float" office:value="0.00000000083102">
            <text:p>8.3102E-010</text:p>
          </table:table-cell>
          <table:table-cell table:formula="of:=[.W180]*1000000" office:value-type="float" office:value="88.115">
            <text:p>88.115</text:p>
          </table:table-cell>
          <table:table-cell table:formula="of:=[.X180]*1000000" office:value-type="float" office:value="28.573">
            <text:p>28.573</text:p>
          </table:table-cell>
          <table:table-cell table:formula="of:=[.Y180]*1000000" office:value-type="float" office:value="1260">
            <text:p>1260</text:p>
          </table:table-cell>
          <table:table-cell table:formula="of:=[.Z180]*1000000" office:value-type="float" office:value="20.042">
            <text:p>20.042</text:p>
          </table:table-cell>
          <table:table-cell table:formula="of:=[.AA180]*1000000" office:value-type="float" office:value="0">
            <text:p>0</text:p>
          </table:table-cell>
          <table:table-cell table:formula="of:=[.AB180]*1000000" office:value-type="float" office:value="1.3336E-025">
            <text:p>1.3336E-025</text:p>
          </table:table-cell>
          <table:table-cell table:formula="of:=[.AC180]*1000000" office:value-type="float" office:value="0.00000000083101">
            <text:p>8.3101E-010</text:p>
          </table:table-cell>
          <table:table-cell table:style-name="ce1" office:value-type="string">
            <text:p>8.8116e-05</text:p>
          </table:table-cell>
          <table:table-cell table:style-name="ce1" office:value-type="string">
            <text:p>2.8581e-05</text:p>
          </table:table-cell>
          <table:table-cell office:value-type="float" office:value="0.0012601">
            <text:p>0.0012601</text:p>
          </table:table-cell>
          <table:table-cell table:style-name="ce1" office:value-type="string">
            <text:p>2.8939e-12</text:p>
          </table:table-cell>
          <table:table-cell table:style-name="ce1" office:value-type="string">
            <text:p>3.9622e-07</text:p>
          </table:table-cell>
          <table:table-cell table:style-name="ce1" office:value-type="string">
            <text:p>-5.2523e-68</text:p>
          </table:table-cell>
          <table:table-cell table:style-name="ce1" office:value-type="string">
            <text:p>8.3102e-16</text:p>
          </table:table-cell>
          <table:table-cell table:style-name="ce1" office:value-type="string">
            <text:p>8.8115e-05</text:p>
          </table:table-cell>
          <table:table-cell table:style-name="ce1" office:value-type="string">
            <text:p>2.8573e-05</text:p>
          </table:table-cell>
          <table:table-cell office:value-type="float" office:value="0.00126">
            <text:p>0.00126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3336e-31</text:p>
          </table:table-cell>
          <table:table-cell table:style-name="ce1" office:value-type="string">
            <text:p>8.3101e-16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P181]*1000000" office:value-type="float" office:value="87.026">
            <text:p>87.026</text:p>
          </table:table-cell>
          <table:table-cell table:formula="of:=[.Q181]*1000000" office:value-type="float" office:value="28.213">
            <text:p>28.213</text:p>
          </table:table-cell>
          <table:table-cell table:formula="of:=[.R181]*1000000" office:value-type="float" office:value="1261.5">
            <text:p>1261.5</text:p>
          </table:table-cell>
          <table:table-cell table:formula="of:=[.S181]*1000000" office:value-type="float" office:value="0.0000026701">
            <text:p>2.6701E-006</text:p>
          </table:table-cell>
          <table:table-cell table:formula="of:=[.T181]*1000000" office:value-type="float" office:value="0.39758">
            <text:p>0.39758</text:p>
          </table:table-cell>
          <table:table-cell table:formula="of:=[.U181]*1000000" office:value-type="float" office:value="-3.2253E-062">
            <text:p>-3.2253E-062</text:p>
          </table:table-cell>
          <table:table-cell table:formula="of:=[.V181]*1000000" office:value-type="float" office:value="0.00000000081136">
            <text:p>8.1136E-010</text:p>
          </table:table-cell>
          <table:table-cell table:formula="of:=[.W181]*1000000" office:value-type="float" office:value="87.025">
            <text:p>87.025</text:p>
          </table:table-cell>
          <table:table-cell table:formula="of:=[.X181]*1000000" office:value-type="float" office:value="28.205">
            <text:p>28.205</text:p>
          </table:table-cell>
          <table:table-cell table:formula="of:=[.Y181]*1000000" office:value-type="float" office:value="1261.5">
            <text:p>1261.5</text:p>
          </table:table-cell>
          <table:table-cell table:formula="of:=[.Z181]*1000000" office:value-type="float" office:value="20.042">
            <text:p>20.042</text:p>
          </table:table-cell>
          <table:table-cell table:formula="of:=[.AA181]*1000000" office:value-type="float" office:value="0">
            <text:p>0</text:p>
          </table:table-cell>
          <table:table-cell table:formula="of:=[.AB181]*1000000" office:value-type="float" office:value="7.2621E-026">
            <text:p>7.2621E-026</text:p>
          </table:table-cell>
          <table:table-cell table:formula="of:=[.AC181]*1000000" office:value-type="float" office:value="0.00000000081136">
            <text:p>8.1136E-010</text:p>
          </table:table-cell>
          <table:table-cell table:style-name="ce1" office:value-type="string">
            <text:p>8.7026e-05</text:p>
          </table:table-cell>
          <table:table-cell table:style-name="ce1" office:value-type="string">
            <text:p>2.8213e-05</text:p>
          </table:table-cell>
          <table:table-cell office:value-type="float" office:value="0.0012615">
            <text:p>0.0012615</text:p>
          </table:table-cell>
          <table:table-cell table:style-name="ce1" office:value-type="string">
            <text:p>2.6701e-12</text:p>
          </table:table-cell>
          <table:table-cell table:style-name="ce1" office:value-type="string">
            <text:p>3.9758e-07</text:p>
          </table:table-cell>
          <table:table-cell table:style-name="ce1" office:value-type="string">
            <text:p>-3.2253e-68</text:p>
          </table:table-cell>
          <table:table-cell table:style-name="ce1" office:value-type="string">
            <text:p>8.1136e-16</text:p>
          </table:table-cell>
          <table:table-cell table:style-name="ce1" office:value-type="string">
            <text:p>8.7025e-05</text:p>
          </table:table-cell>
          <table:table-cell table:style-name="ce1" office:value-type="string">
            <text:p>2.8205e-05</text:p>
          </table:table-cell>
          <table:table-cell office:value-type="float" office:value="0.0012615">
            <text:p>0.0012615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7.2621e-32</text:p>
          </table:table-cell>
          <table:table-cell table:style-name="ce1" office:value-type="string">
            <text:p>8.1136e-16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P182]*1000000" office:value-type="float" office:value="85.952">
            <text:p>85.952</text:p>
          </table:table-cell>
          <table:table-cell table:formula="of:=[.Q182]*1000000" office:value-type="float" office:value="27.849">
            <text:p>27.849</text:p>
          </table:table-cell>
          <table:table-cell table:formula="of:=[.R182]*1000000" office:value-type="float" office:value="1263">
            <text:p>1263</text:p>
          </table:table-cell>
          <table:table-cell table:formula="of:=[.S182]*1000000" office:value-type="float" office:value="0.0000024627">
            <text:p>2.4627E-006</text:p>
          </table:table-cell>
          <table:table-cell table:formula="of:=[.T182]*1000000" office:value-type="float" office:value="0.39894">
            <text:p>0.39894</text:p>
          </table:table-cell>
          <table:table-cell table:formula="of:=[.U182]*1000000" office:value-type="float" office:value="-1.993E-062">
            <text:p>-1.993E-062</text:p>
          </table:table-cell>
          <table:table-cell table:formula="of:=[.V182]*1000000" office:value-type="float" office:value="0.0000000007923">
            <text:p>7.923E-010</text:p>
          </table:table-cell>
          <table:table-cell table:formula="of:=[.W182]*1000000" office:value-type="float" office:value="85.951">
            <text:p>85.951</text:p>
          </table:table-cell>
          <table:table-cell table:formula="of:=[.X182]*1000000" office:value-type="float" office:value="27.842">
            <text:p>27.842</text:p>
          </table:table-cell>
          <table:table-cell table:formula="of:=[.Y182]*1000000" office:value-type="float" office:value="1263">
            <text:p>1263</text:p>
          </table:table-cell>
          <table:table-cell table:formula="of:=[.Z182]*1000000" office:value-type="float" office:value="20.042">
            <text:p>20.042</text:p>
          </table:table-cell>
          <table:table-cell table:formula="of:=[.AA182]*1000000" office:value-type="float" office:value="0">
            <text:p>0</text:p>
          </table:table-cell>
          <table:table-cell table:formula="of:=[.AB182]*1000000" office:value-type="float" office:value="3.9818E-026">
            <text:p>3.9818E-026</text:p>
          </table:table-cell>
          <table:table-cell table:formula="of:=[.AC182]*1000000" office:value-type="float" office:value="0.0000000007923">
            <text:p>7.923E-010</text:p>
          </table:table-cell>
          <table:table-cell table:style-name="ce1" office:value-type="string">
            <text:p>8.5952e-05</text:p>
          </table:table-cell>
          <table:table-cell table:style-name="ce1" office:value-type="string">
            <text:p>2.7849e-05</text:p>
          </table:table-cell>
          <table:table-cell office:value-type="float" office:value="0.001263">
            <text:p>0.001263</text:p>
          </table:table-cell>
          <table:table-cell table:style-name="ce1" office:value-type="string">
            <text:p>2.4627e-12</text:p>
          </table:table-cell>
          <table:table-cell table:style-name="ce1" office:value-type="string">
            <text:p>3.9894e-07</text:p>
          </table:table-cell>
          <table:table-cell table:style-name="ce1" office:value-type="string">
            <text:p>-1.993e-68</text:p>
          </table:table-cell>
          <table:table-cell table:style-name="ce1" office:value-type="string">
            <text:p>7.923e-16</text:p>
          </table:table-cell>
          <table:table-cell table:style-name="ce1" office:value-type="string">
            <text:p>8.5951e-05</text:p>
          </table:table-cell>
          <table:table-cell table:style-name="ce1" office:value-type="string">
            <text:p>2.7842e-05</text:p>
          </table:table-cell>
          <table:table-cell office:value-type="float" office:value="0.001263">
            <text:p>0.00126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3.9818e-32</text:p>
          </table:table-cell>
          <table:table-cell table:style-name="ce1" office:value-type="string">
            <text:p>7.923e-16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P183]*1000000" office:value-type="float" office:value="84.892">
            <text:p>84.892</text:p>
          </table:table-cell>
          <table:table-cell table:formula="of:=[.Q183]*1000000" office:value-type="float" office:value="27.49">
            <text:p>27.49</text:p>
          </table:table-cell>
          <table:table-cell table:formula="of:=[.R183]*1000000" office:value-type="float" office:value="1264.4">
            <text:p>1264.4</text:p>
          </table:table-cell>
          <table:table-cell table:formula="of:=[.S183]*1000000" office:value-type="float" office:value="0.0000022703">
            <text:p>2.2703E-006</text:p>
          </table:table-cell>
          <table:table-cell table:formula="of:=[.T183]*1000000" office:value-type="float" office:value="0.40029">
            <text:p>0.40029</text:p>
          </table:table-cell>
          <table:table-cell table:formula="of:=[.U183]*1000000" office:value-type="float" office:value="-1.2392E-062">
            <text:p>-1.2392E-062</text:p>
          </table:table-cell>
          <table:table-cell table:formula="of:=[.V183]*1000000" office:value-type="float" office:value="0.00000000077383">
            <text:p>7.7383E-010</text:p>
          </table:table-cell>
          <table:table-cell table:formula="of:=[.W183]*1000000" office:value-type="float" office:value="84.89">
            <text:p>84.89</text:p>
          </table:table-cell>
          <table:table-cell table:formula="of:=[.X183]*1000000" office:value-type="float" office:value="27.483">
            <text:p>27.483</text:p>
          </table:table-cell>
          <table:table-cell table:formula="of:=[.Y183]*1000000" office:value-type="float" office:value="1264.4">
            <text:p>1264.4</text:p>
          </table:table-cell>
          <table:table-cell table:formula="of:=[.Z183]*1000000" office:value-type="float" office:value="20.042">
            <text:p>20.042</text:p>
          </table:table-cell>
          <table:table-cell table:formula="of:=[.AA183]*1000000" office:value-type="float" office:value="0">
            <text:p>0</text:p>
          </table:table-cell>
          <table:table-cell table:formula="of:=[.AB183]*1000000" office:value-type="float" office:value="2.198E-026">
            <text:p>2.198E-026</text:p>
          </table:table-cell>
          <table:table-cell table:formula="of:=[.AC183]*1000000" office:value-type="float" office:value="0.00000000077383">
            <text:p>7.7383E-010</text:p>
          </table:table-cell>
          <table:table-cell table:style-name="ce1" office:value-type="string">
            <text:p>8.4892e-05</text:p>
          </table:table-cell>
          <table:table-cell table:style-name="ce1" office:value-type="string">
            <text:p>2.749e-05</text:p>
          </table:table-cell>
          <table:table-cell office:value-type="float" office:value="0.0012644">
            <text:p>0.0012644</text:p>
          </table:table-cell>
          <table:table-cell table:style-name="ce1" office:value-type="string">
            <text:p>2.2703e-12</text:p>
          </table:table-cell>
          <table:table-cell table:style-name="ce1" office:value-type="string">
            <text:p>4.0029e-07</text:p>
          </table:table-cell>
          <table:table-cell table:style-name="ce1" office:value-type="string">
            <text:p>-1.2392e-68</text:p>
          </table:table-cell>
          <table:table-cell table:style-name="ce1" office:value-type="string">
            <text:p>7.7383e-16</text:p>
          </table:table-cell>
          <table:table-cell table:style-name="ce1" office:value-type="string">
            <text:p>8.489e-05</text:p>
          </table:table-cell>
          <table:table-cell table:style-name="ce1" office:value-type="string">
            <text:p>2.7483e-05</text:p>
          </table:table-cell>
          <table:table-cell office:value-type="float" office:value="0.0012644">
            <text:p>0.0012644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198e-32</text:p>
          </table:table-cell>
          <table:table-cell table:style-name="ce1" office:value-type="string">
            <text:p>7.7383e-16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P184]*1000000" office:value-type="float" office:value="83.846">
            <text:p>83.846</text:p>
          </table:table-cell>
          <table:table-cell table:formula="of:=[.Q184]*1000000" office:value-type="float" office:value="27.136">
            <text:p>27.136</text:p>
          </table:table-cell>
          <table:table-cell table:formula="of:=[.R184]*1000000" office:value-type="float" office:value="1265.9">
            <text:p>1265.9</text:p>
          </table:table-cell>
          <table:table-cell table:formula="of:=[.S184]*1000000" office:value-type="float" office:value="0.000002092">
            <text:p>0.000002092</text:p>
          </table:table-cell>
          <table:table-cell table:formula="of:=[.T184]*1000000" office:value-type="float" office:value="0.40164">
            <text:p>0.40164</text:p>
          </table:table-cell>
          <table:table-cell table:formula="of:=[.U184]*1000000" office:value-type="float" office:value="-7.7519E-063">
            <text:p>-7.7519E-063</text:p>
          </table:table-cell>
          <table:table-cell table:formula="of:=[.V184]*1000000" office:value-type="float" office:value="0.00000000075592">
            <text:p>7.5592E-010</text:p>
          </table:table-cell>
          <table:table-cell table:formula="of:=[.W184]*1000000" office:value-type="float" office:value="83.845">
            <text:p>83.845</text:p>
          </table:table-cell>
          <table:table-cell table:formula="of:=[.X184]*1000000" office:value-type="float" office:value="27.129">
            <text:p>27.129</text:p>
          </table:table-cell>
          <table:table-cell table:formula="of:=[.Y184]*1000000" office:value-type="float" office:value="1265.8">
            <text:p>1265.8</text:p>
          </table:table-cell>
          <table:table-cell table:formula="of:=[.Z184]*1000000" office:value-type="float" office:value="20.042">
            <text:p>20.042</text:p>
          </table:table-cell>
          <table:table-cell table:formula="of:=[.AA184]*1000000" office:value-type="float" office:value="0">
            <text:p>0</text:p>
          </table:table-cell>
          <table:table-cell table:formula="of:=[.AB184]*1000000" office:value-type="float" office:value="1.2214E-026">
            <text:p>1.2214E-026</text:p>
          </table:table-cell>
          <table:table-cell table:formula="of:=[.AC184]*1000000" office:value-type="float" office:value="0.00000000075592">
            <text:p>7.5592E-010</text:p>
          </table:table-cell>
          <table:table-cell table:style-name="ce1" office:value-type="string">
            <text:p>8.3846e-05</text:p>
          </table:table-cell>
          <table:table-cell table:style-name="ce1" office:value-type="string">
            <text:p>2.7136e-05</text:p>
          </table:table-cell>
          <table:table-cell office:value-type="float" office:value="0.0012659">
            <text:p>0.0012659</text:p>
          </table:table-cell>
          <table:table-cell table:style-name="ce1" office:value-type="string">
            <text:p>2.092e-12</text:p>
          </table:table-cell>
          <table:table-cell table:style-name="ce1" office:value-type="string">
            <text:p>4.0164e-07</text:p>
          </table:table-cell>
          <table:table-cell table:style-name="ce1" office:value-type="string">
            <text:p>-7.7519e-69</text:p>
          </table:table-cell>
          <table:table-cell table:style-name="ce1" office:value-type="string">
            <text:p>7.5592e-16</text:p>
          </table:table-cell>
          <table:table-cell table:style-name="ce1" office:value-type="string">
            <text:p>8.3845e-05</text:p>
          </table:table-cell>
          <table:table-cell table:style-name="ce1" office:value-type="string">
            <text:p>2.7129e-05</text:p>
          </table:table-cell>
          <table:table-cell office:value-type="float" office:value="0.0012658">
            <text:p>0.0012658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2214e-32</text:p>
          </table:table-cell>
          <table:table-cell table:style-name="ce1" office:value-type="string">
            <text:p>7.5592e-16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P185]*1000000" office:value-type="float" office:value="82.815">
            <text:p>82.815</text:p>
          </table:table-cell>
          <table:table-cell table:formula="of:=[.Q185]*1000000" office:value-type="float" office:value="26.787">
            <text:p>26.787</text:p>
          </table:table-cell>
          <table:table-cell table:formula="of:=[.R185]*1000000" office:value-type="float" office:value="1267.3">
            <text:p>1267.3</text:p>
          </table:table-cell>
          <table:table-cell table:formula="of:=[.S185]*1000000" office:value-type="float" office:value="0.0000019267">
            <text:p>1.9267E-006</text:p>
          </table:table-cell>
          <table:table-cell table:formula="of:=[.T185]*1000000" office:value-type="float" office:value="0.40297">
            <text:p>0.40297</text:p>
          </table:table-cell>
          <table:table-cell table:formula="of:=[.U185]*1000000" office:value-type="float" office:value="-4.8786E-063">
            <text:p>-4.8786E-063</text:p>
          </table:table-cell>
          <table:table-cell table:formula="of:=[.V185]*1000000" office:value-type="float" office:value="0.00000000073856">
            <text:p>7.3856E-010</text:p>
          </table:table-cell>
          <table:table-cell table:formula="of:=[.W185]*1000000" office:value-type="float" office:value="82.813">
            <text:p>82.813</text:p>
          </table:table-cell>
          <table:table-cell table:formula="of:=[.X185]*1000000" office:value-type="float" office:value="26.779">
            <text:p>26.779</text:p>
          </table:table-cell>
          <table:table-cell table:formula="of:=[.Y185]*1000000" office:value-type="float" office:value="1267.2">
            <text:p>1267.2</text:p>
          </table:table-cell>
          <table:table-cell table:formula="of:=[.Z185]*1000000" office:value-type="float" office:value="20.042">
            <text:p>20.042</text:p>
          </table:table-cell>
          <table:table-cell table:formula="of:=[.AA185]*1000000" office:value-type="float" office:value="0">
            <text:p>0</text:p>
          </table:table-cell>
          <table:table-cell table:formula="of:=[.AB185]*1000000" office:value-type="float" office:value="6.8318E-027">
            <text:p>6.8318E-027</text:p>
          </table:table-cell>
          <table:table-cell table:formula="of:=[.AC185]*1000000" office:value-type="float" office:value="0.00000000073856">
            <text:p>7.3856E-010</text:p>
          </table:table-cell>
          <table:table-cell table:style-name="ce1" office:value-type="string">
            <text:p>8.2815e-05</text:p>
          </table:table-cell>
          <table:table-cell table:style-name="ce1" office:value-type="string">
            <text:p>2.6787e-05</text:p>
          </table:table-cell>
          <table:table-cell office:value-type="float" office:value="0.0012673">
            <text:p>0.0012673</text:p>
          </table:table-cell>
          <table:table-cell table:style-name="ce1" office:value-type="string">
            <text:p>1.9267e-12</text:p>
          </table:table-cell>
          <table:table-cell table:style-name="ce1" office:value-type="string">
            <text:p>4.0297e-07</text:p>
          </table:table-cell>
          <table:table-cell table:style-name="ce1" office:value-type="string">
            <text:p>-4.8786e-69</text:p>
          </table:table-cell>
          <table:table-cell table:style-name="ce1" office:value-type="string">
            <text:p>7.3856e-16</text:p>
          </table:table-cell>
          <table:table-cell table:style-name="ce1" office:value-type="string">
            <text:p>8.2813e-05</text:p>
          </table:table-cell>
          <table:table-cell table:style-name="ce1" office:value-type="string">
            <text:p>2.6779e-05</text:p>
          </table:table-cell>
          <table:table-cell office:value-type="float" office:value="0.0012672">
            <text:p>0.0012672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6.8318e-33</text:p>
          </table:table-cell>
          <table:table-cell table:style-name="ce1" office:value-type="string">
            <text:p>7.3856e-16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P186]*1000000" office:value-type="float" office:value="81.797">
            <text:p>81.797</text:p>
          </table:table-cell>
          <table:table-cell table:formula="of:=[.Q186]*1000000" office:value-type="float" office:value="26.441">
            <text:p>26.441</text:p>
          </table:table-cell>
          <table:table-cell table:formula="of:=[.R186]*1000000" office:value-type="float" office:value="1268.6">
            <text:p>1268.6</text:p>
          </table:table-cell>
          <table:table-cell table:formula="of:=[.S186]*1000000" office:value-type="float" office:value="0.0000017736">
            <text:p>1.7736E-006</text:p>
          </table:table-cell>
          <table:table-cell table:formula="of:=[.T186]*1000000" office:value-type="float" office:value="0.4043">
            <text:p>0.4043</text:p>
          </table:table-cell>
          <table:table-cell table:formula="of:=[.U186]*1000000" office:value-type="float" office:value="-3.0887E-063">
            <text:p>-3.0887E-063</text:p>
          </table:table-cell>
          <table:table-cell table:formula="of:=[.V186]*1000000" office:value-type="float" office:value="0.00000000072174">
            <text:p>7.2174E-010</text:p>
          </table:table-cell>
          <table:table-cell table:formula="of:=[.W186]*1000000" office:value-type="float" office:value="81.796">
            <text:p>81.796</text:p>
          </table:table-cell>
          <table:table-cell table:formula="of:=[.X186]*1000000" office:value-type="float" office:value="26.434">
            <text:p>26.434</text:p>
          </table:table-cell>
          <table:table-cell table:formula="of:=[.Y186]*1000000" office:value-type="float" office:value="1268.6">
            <text:p>1268.6</text:p>
          </table:table-cell>
          <table:table-cell table:formula="of:=[.Z186]*1000000" office:value-type="float" office:value="20.042">
            <text:p>20.042</text:p>
          </table:table-cell>
          <table:table-cell table:formula="of:=[.AA186]*1000000" office:value-type="float" office:value="0">
            <text:p>0</text:p>
          </table:table-cell>
          <table:table-cell table:formula="of:=[.AB186]*1000000" office:value-type="float" office:value="3.8461E-027">
            <text:p>3.8461E-027</text:p>
          </table:table-cell>
          <table:table-cell table:formula="of:=[.AC186]*1000000" office:value-type="float" office:value="0.00000000072173">
            <text:p>7.2173E-010</text:p>
          </table:table-cell>
          <table:table-cell table:style-name="ce1" office:value-type="string">
            <text:p>8.1797e-05</text:p>
          </table:table-cell>
          <table:table-cell table:style-name="ce1" office:value-type="string">
            <text:p>2.6441e-05</text:p>
          </table:table-cell>
          <table:table-cell office:value-type="float" office:value="0.0012686">
            <text:p>0.0012686</text:p>
          </table:table-cell>
          <table:table-cell table:style-name="ce1" office:value-type="string">
            <text:p>1.7736e-12</text:p>
          </table:table-cell>
          <table:table-cell table:style-name="ce1" office:value-type="string">
            <text:p>4.043e-07</text:p>
          </table:table-cell>
          <table:table-cell table:style-name="ce1" office:value-type="string">
            <text:p>-3.0887e-69</text:p>
          </table:table-cell>
          <table:table-cell table:style-name="ce1" office:value-type="string">
            <text:p>7.2174e-16</text:p>
          </table:table-cell>
          <table:table-cell table:style-name="ce1" office:value-type="string">
            <text:p>8.1796e-05</text:p>
          </table:table-cell>
          <table:table-cell table:style-name="ce1" office:value-type="string">
            <text:p>2.6434e-05</text:p>
          </table:table-cell>
          <table:table-cell office:value-type="float" office:value="0.0012686">
            <text:p>0.0012686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3.8461e-33</text:p>
          </table:table-cell>
          <table:table-cell table:style-name="ce1" office:value-type="string">
            <text:p>7.2173e-16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P187]*1000000" office:value-type="float" office:value="80.794">
            <text:p>80.794</text:p>
          </table:table-cell>
          <table:table-cell table:formula="of:=[.Q187]*1000000" office:value-type="float" office:value="26.101">
            <text:p>26.101</text:p>
          </table:table-cell>
          <table:table-cell table:formula="of:=[.R187]*1000000" office:value-type="float" office:value="1270">
            <text:p>1270</text:p>
          </table:table-cell>
          <table:table-cell table:formula="of:=[.S187]*1000000" office:value-type="float" office:value="0.0000016318">
            <text:p>1.6318E-006</text:p>
          </table:table-cell>
          <table:table-cell table:formula="of:=[.T187]*1000000" office:value-type="float" office:value="0.40562">
            <text:p>0.40562</text:p>
          </table:table-cell>
          <table:table-cell table:formula="of:=[.U187]*1000000" office:value-type="float" office:value="-1.967E-063">
            <text:p>-1.967E-063</text:p>
          </table:table-cell>
          <table:table-cell table:formula="of:=[.V187]*1000000" office:value-type="float" office:value="0.00000000070542">
            <text:p>7.0542E-010</text:p>
          </table:table-cell>
          <table:table-cell table:formula="of:=[.W187]*1000000" office:value-type="float" office:value="80.793">
            <text:p>80.793</text:p>
          </table:table-cell>
          <table:table-cell table:formula="of:=[.X187]*1000000" office:value-type="float" office:value="26.094">
            <text:p>26.094</text:p>
          </table:table-cell>
          <table:table-cell table:formula="of:=[.Y187]*1000000" office:value-type="float" office:value="1269.9">
            <text:p>1269.9</text:p>
          </table:table-cell>
          <table:table-cell table:formula="of:=[.Z187]*1000000" office:value-type="float" office:value="20.042">
            <text:p>20.042</text:p>
          </table:table-cell>
          <table:table-cell table:formula="of:=[.AA187]*1000000" office:value-type="float" office:value="0">
            <text:p>0</text:p>
          </table:table-cell>
          <table:table-cell table:formula="of:=[.AB187]*1000000" office:value-type="float" office:value="2.1791E-027">
            <text:p>2.1791E-027</text:p>
          </table:table-cell>
          <table:table-cell table:formula="of:=[.AC187]*1000000" office:value-type="float" office:value="0.00000000070542">
            <text:p>7.0542E-010</text:p>
          </table:table-cell>
          <table:table-cell table:style-name="ce1" office:value-type="string">
            <text:p>8.0794e-05</text:p>
          </table:table-cell>
          <table:table-cell table:style-name="ce1" office:value-type="string">
            <text:p>2.6101e-05</text:p>
          </table:table-cell>
          <table:table-cell office:value-type="float" office:value="0.00127">
            <text:p>0.00127</text:p>
          </table:table-cell>
          <table:table-cell table:style-name="ce1" office:value-type="string">
            <text:p>1.6318e-12</text:p>
          </table:table-cell>
          <table:table-cell table:style-name="ce1" office:value-type="string">
            <text:p>4.0562e-07</text:p>
          </table:table-cell>
          <table:table-cell table:style-name="ce1" office:value-type="string">
            <text:p>-1.967e-69</text:p>
          </table:table-cell>
          <table:table-cell table:style-name="ce1" office:value-type="string">
            <text:p>7.0542e-16</text:p>
          </table:table-cell>
          <table:table-cell table:style-name="ce1" office:value-type="string">
            <text:p>8.0793e-05</text:p>
          </table:table-cell>
          <table:table-cell table:style-name="ce1" office:value-type="string">
            <text:p>2.6094e-05</text:p>
          </table:table-cell>
          <table:table-cell office:value-type="float" office:value="0.0012699">
            <text:p>0.0012699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1791e-33</text:p>
          </table:table-cell>
          <table:table-cell table:style-name="ce1" office:value-type="string">
            <text:p>7.0542e-16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P188]*1000000" office:value-type="float" office:value="79.804">
            <text:p>79.804</text:p>
          </table:table-cell>
          <table:table-cell table:formula="of:=[.Q188]*1000000" office:value-type="float" office:value="25.765">
            <text:p>25.765</text:p>
          </table:table-cell>
          <table:table-cell table:formula="of:=[.R188]*1000000" office:value-type="float" office:value="1271.3">
            <text:p>1271.3</text:p>
          </table:table-cell>
          <table:table-cell table:formula="of:=[.S188]*1000000" office:value-type="float" office:value="0.0000015005">
            <text:p>1.5005E-006</text:p>
          </table:table-cell>
          <table:table-cell table:formula="of:=[.T188]*1000000" office:value-type="float" office:value="0.40693">
            <text:p>0.40693</text:p>
          </table:table-cell>
          <table:table-cell table:formula="of:=[.U188]*1000000" office:value-type="float" office:value="-1.26E-063">
            <text:p>-1.26E-063</text:p>
          </table:table-cell>
          <table:table-cell table:formula="of:=[.V188]*1000000" office:value-type="float" office:value="0.00000000068961">
            <text:p>6.8961E-010</text:p>
          </table:table-cell>
          <table:table-cell table:formula="of:=[.W188]*1000000" office:value-type="float" office:value="79.803">
            <text:p>79.803</text:p>
          </table:table-cell>
          <table:table-cell table:formula="of:=[.X188]*1000000" office:value-type="float" office:value="25.757">
            <text:p>25.757</text:p>
          </table:table-cell>
          <table:table-cell table:formula="of:=[.Y188]*1000000" office:value-type="float" office:value="1271.3">
            <text:p>1271.3</text:p>
          </table:table-cell>
          <table:table-cell table:formula="of:=[.Z188]*1000000" office:value-type="float" office:value="20.042">
            <text:p>20.042</text:p>
          </table:table-cell>
          <table:table-cell table:formula="of:=[.AA188]*1000000" office:value-type="float" office:value="0">
            <text:p>0</text:p>
          </table:table-cell>
          <table:table-cell table:formula="of:=[.AB188]*1000000" office:value-type="float" office:value="1.2425E-027">
            <text:p>1.2425E-027</text:p>
          </table:table-cell>
          <table:table-cell table:formula="of:=[.AC188]*1000000" office:value-type="float" office:value="0.0000000006896">
            <text:p>6.896E-010</text:p>
          </table:table-cell>
          <table:table-cell table:style-name="ce1" office:value-type="string">
            <text:p>7.9804e-05</text:p>
          </table:table-cell>
          <table:table-cell table:style-name="ce1" office:value-type="string">
            <text:p>2.5765e-05</text:p>
          </table:table-cell>
          <table:table-cell office:value-type="float" office:value="0.0012713">
            <text:p>0.0012713</text:p>
          </table:table-cell>
          <table:table-cell table:style-name="ce1" office:value-type="string">
            <text:p>1.5005e-12</text:p>
          </table:table-cell>
          <table:table-cell table:style-name="ce1" office:value-type="string">
            <text:p>4.0693e-07</text:p>
          </table:table-cell>
          <table:table-cell table:style-name="ce1" office:value-type="string">
            <text:p>-1.26e-69</text:p>
          </table:table-cell>
          <table:table-cell table:style-name="ce1" office:value-type="string">
            <text:p>6.8961e-16</text:p>
          </table:table-cell>
          <table:table-cell table:style-name="ce1" office:value-type="string">
            <text:p>7.9803e-05</text:p>
          </table:table-cell>
          <table:table-cell table:style-name="ce1" office:value-type="string">
            <text:p>2.5757e-05</text:p>
          </table:table-cell>
          <table:table-cell office:value-type="float" office:value="0.0012713">
            <text:p>0.001271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2425e-33</text:p>
          </table:table-cell>
          <table:table-cell table:style-name="ce1" office:value-type="string">
            <text:p>6.896e-16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P189]*1000000" office:value-type="float" office:value="78.828">
            <text:p>78.828</text:p>
          </table:table-cell>
          <table:table-cell table:formula="of:=[.Q189]*1000000" office:value-type="float" office:value="25.433">
            <text:p>25.433</text:p>
          </table:table-cell>
          <table:table-cell table:formula="of:=[.R189]*1000000" office:value-type="float" office:value="1272.7">
            <text:p>1272.7</text:p>
          </table:table-cell>
          <table:table-cell table:formula="of:=[.S189]*1000000" office:value-type="float" office:value="0.0000013791">
            <text:p>1.3791E-006</text:p>
          </table:table-cell>
          <table:table-cell table:formula="of:=[.T189]*1000000" office:value-type="float" office:value="0.40824">
            <text:p>0.40824</text:p>
          </table:table-cell>
          <table:table-cell table:formula="of:=[.U189]*1000000" office:value-type="float" office:value="-8.1172E-064">
            <text:p>-8.1172E-064</text:p>
          </table:table-cell>
          <table:table-cell table:formula="of:=[.V189]*1000000" office:value-type="float" office:value="0.00000000067428">
            <text:p>6.7428E-010</text:p>
          </table:table-cell>
          <table:table-cell table:formula="of:=[.W189]*1000000" office:value-type="float" office:value="78.827">
            <text:p>78.827</text:p>
          </table:table-cell>
          <table:table-cell table:formula="of:=[.X189]*1000000" office:value-type="float" office:value="25.426">
            <text:p>25.426</text:p>
          </table:table-cell>
          <table:table-cell table:formula="of:=[.Y189]*1000000" office:value-type="float" office:value="1272.6">
            <text:p>1272.6</text:p>
          </table:table-cell>
          <table:table-cell table:formula="of:=[.Z189]*1000000" office:value-type="float" office:value="20.042">
            <text:p>20.042</text:p>
          </table:table-cell>
          <table:table-cell table:formula="of:=[.AA189]*1000000" office:value-type="float" office:value="0">
            <text:p>0</text:p>
          </table:table-cell>
          <table:table-cell table:formula="of:=[.AB189]*1000000" office:value-type="float" office:value="7.1285E-028">
            <text:p>7.1285E-028</text:p>
          </table:table-cell>
          <table:table-cell table:formula="of:=[.AC189]*1000000" office:value-type="float" office:value="0.00000000067427">
            <text:p>6.7427E-010</text:p>
          </table:table-cell>
          <table:table-cell table:style-name="ce1" office:value-type="string">
            <text:p>7.8828e-05</text:p>
          </table:table-cell>
          <table:table-cell table:style-name="ce1" office:value-type="string">
            <text:p>2.5433e-05</text:p>
          </table:table-cell>
          <table:table-cell office:value-type="float" office:value="0.0012727">
            <text:p>0.0012727</text:p>
          </table:table-cell>
          <table:table-cell table:style-name="ce1" office:value-type="string">
            <text:p>1.3791e-12</text:p>
          </table:table-cell>
          <table:table-cell table:style-name="ce1" office:value-type="string">
            <text:p>4.0824e-07</text:p>
          </table:table-cell>
          <table:table-cell table:style-name="ce1" office:value-type="string">
            <text:p>-8.1172e-70</text:p>
          </table:table-cell>
          <table:table-cell table:style-name="ce1" office:value-type="string">
            <text:p>6.7428e-16</text:p>
          </table:table-cell>
          <table:table-cell table:style-name="ce1" office:value-type="string">
            <text:p>7.8827e-05</text:p>
          </table:table-cell>
          <table:table-cell table:style-name="ce1" office:value-type="string">
            <text:p>2.5426e-05</text:p>
          </table:table-cell>
          <table:table-cell office:value-type="float" office:value="0.0012726">
            <text:p>0.0012726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7.1285e-34</text:p>
          </table:table-cell>
          <table:table-cell table:style-name="ce1" office:value-type="string">
            <text:p>6.7427e-16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P190]*1000000" office:value-type="float" office:value="77.865">
            <text:p>77.865</text:p>
          </table:table-cell>
          <table:table-cell table:formula="of:=[.Q190]*1000000" office:value-type="float" office:value="25.105">
            <text:p>25.105</text:p>
          </table:table-cell>
          <table:table-cell table:formula="of:=[.R190]*1000000" office:value-type="float" office:value="1274">
            <text:p>1274</text:p>
          </table:table-cell>
          <table:table-cell table:formula="of:=[.S190]*1000000" office:value-type="float" office:value="0.0000012667">
            <text:p>1.2667E-006</text:p>
          </table:table-cell>
          <table:table-cell table:formula="of:=[.T190]*1000000" office:value-type="float" office:value="0.40954">
            <text:p>0.40954</text:p>
          </table:table-cell>
          <table:table-cell table:formula="of:=[.U190]*1000000" office:value-type="float" office:value="-5.2592E-064">
            <text:p>-5.2592E-064</text:p>
          </table:table-cell>
          <table:table-cell table:formula="of:=[.V190]*1000000" office:value-type="float" office:value="0.00000000065942">
            <text:p>6.5942E-010</text:p>
          </table:table-cell>
          <table:table-cell table:formula="of:=[.W190]*1000000" office:value-type="float" office:value="77.864">
            <text:p>77.864</text:p>
          </table:table-cell>
          <table:table-cell table:formula="of:=[.X190]*1000000" office:value-type="float" office:value="25.098">
            <text:p>25.098</text:p>
          </table:table-cell>
          <table:table-cell table:formula="of:=[.Y190]*1000000" office:value-type="float" office:value="1273.9">
            <text:p>1273.9</text:p>
          </table:table-cell>
          <table:table-cell table:formula="of:=[.Z190]*1000000" office:value-type="float" office:value="20.042">
            <text:p>20.042</text:p>
          </table:table-cell>
          <table:table-cell table:formula="of:=[.AA190]*1000000" office:value-type="float" office:value="0">
            <text:p>0</text:p>
          </table:table-cell>
          <table:table-cell table:formula="of:=[.AB190]*1000000" office:value-type="float" office:value="4.1151E-028">
            <text:p>4.1151E-028</text:p>
          </table:table-cell>
          <table:table-cell table:formula="of:=[.AC190]*1000000" office:value-type="float" office:value="0.00000000065941">
            <text:p>6.5941E-010</text:p>
          </table:table-cell>
          <table:table-cell table:style-name="ce1" office:value-type="string">
            <text:p>7.7865e-05</text:p>
          </table:table-cell>
          <table:table-cell table:style-name="ce1" office:value-type="string">
            <text:p>2.5105e-05</text:p>
          </table:table-cell>
          <table:table-cell office:value-type="float" office:value="0.001274">
            <text:p>0.001274</text:p>
          </table:table-cell>
          <table:table-cell table:style-name="ce1" office:value-type="string">
            <text:p>1.2667e-12</text:p>
          </table:table-cell>
          <table:table-cell table:style-name="ce1" office:value-type="string">
            <text:p>4.0954e-07</text:p>
          </table:table-cell>
          <table:table-cell table:style-name="ce1" office:value-type="string">
            <text:p>-5.2592e-70</text:p>
          </table:table-cell>
          <table:table-cell table:style-name="ce1" office:value-type="string">
            <text:p>6.5942e-16</text:p>
          </table:table-cell>
          <table:table-cell table:style-name="ce1" office:value-type="string">
            <text:p>7.7864e-05</text:p>
          </table:table-cell>
          <table:table-cell table:style-name="ce1" office:value-type="string">
            <text:p>2.5098e-05</text:p>
          </table:table-cell>
          <table:table-cell office:value-type="float" office:value="0.0012739">
            <text:p>0.0012739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4.1151e-34</text:p>
          </table:table-cell>
          <table:table-cell table:style-name="ce1" office:value-type="string">
            <text:p>6.5941e-16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P191]*1000000" office:value-type="float" office:value="76.915">
            <text:p>76.915</text:p>
          </table:table-cell>
          <table:table-cell table:formula="of:=[.Q191]*1000000" office:value-type="float" office:value="24.782">
            <text:p>24.782</text:p>
          </table:table-cell>
          <table:table-cell table:formula="of:=[.R191]*1000000" office:value-type="float" office:value="1275.3">
            <text:p>1275.3</text:p>
          </table:table-cell>
          <table:table-cell table:formula="of:=[.S191]*1000000" office:value-type="float" office:value="0.0000011627">
            <text:p>1.1627E-006</text:p>
          </table:table-cell>
          <table:table-cell table:formula="of:=[.T191]*1000000" office:value-type="float" office:value="0.41083">
            <text:p>0.41083</text:p>
          </table:table-cell>
          <table:table-cell table:formula="of:=[.U191]*1000000" office:value-type="float" office:value="-3.4266E-064">
            <text:p>-3.4266E-064</text:p>
          </table:table-cell>
          <table:table-cell table:formula="of:=[.V191]*1000000" office:value-type="float" office:value="0.00000000064501">
            <text:p>6.4501E-010</text:p>
          </table:table-cell>
          <table:table-cell table:formula="of:=[.W191]*1000000" office:value-type="float" office:value="76.914">
            <text:p>76.914</text:p>
          </table:table-cell>
          <table:table-cell table:formula="of:=[.X191]*1000000" office:value-type="float" office:value="24.775">
            <text:p>24.775</text:p>
          </table:table-cell>
          <table:table-cell table:formula="of:=[.Y191]*1000000" office:value-type="float" office:value="1275.2">
            <text:p>1275.2</text:p>
          </table:table-cell>
          <table:table-cell table:formula="of:=[.Z191]*1000000" office:value-type="float" office:value="20.042">
            <text:p>20.042</text:p>
          </table:table-cell>
          <table:table-cell table:formula="of:=[.AA191]*1000000" office:value-type="float" office:value="0">
            <text:p>0</text:p>
          </table:table-cell>
          <table:table-cell table:formula="of:=[.AB191]*1000000" office:value-type="float" office:value="2.3901E-028">
            <text:p>2.3901E-028</text:p>
          </table:table-cell>
          <table:table-cell table:formula="of:=[.AC191]*1000000" office:value-type="float" office:value="0.00000000064501">
            <text:p>6.4501E-010</text:p>
          </table:table-cell>
          <table:table-cell table:style-name="ce1" office:value-type="string">
            <text:p>7.6915e-05</text:p>
          </table:table-cell>
          <table:table-cell table:style-name="ce1" office:value-type="string">
            <text:p>2.4782e-05</text:p>
          </table:table-cell>
          <table:table-cell office:value-type="float" office:value="0.0012753">
            <text:p>0.0012753</text:p>
          </table:table-cell>
          <table:table-cell table:style-name="ce1" office:value-type="string">
            <text:p>1.1627e-12</text:p>
          </table:table-cell>
          <table:table-cell table:style-name="ce1" office:value-type="string">
            <text:p>4.1083e-07</text:p>
          </table:table-cell>
          <table:table-cell table:style-name="ce1" office:value-type="string">
            <text:p>-3.4266e-70</text:p>
          </table:table-cell>
          <table:table-cell table:style-name="ce1" office:value-type="string">
            <text:p>6.4501e-16</text:p>
          </table:table-cell>
          <table:table-cell table:style-name="ce1" office:value-type="string">
            <text:p>7.6914e-05</text:p>
          </table:table-cell>
          <table:table-cell table:style-name="ce1" office:value-type="string">
            <text:p>2.4775e-05</text:p>
          </table:table-cell>
          <table:table-cell office:value-type="float" office:value="0.0012752">
            <text:p>0.0012752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3901e-34</text:p>
          </table:table-cell>
          <table:table-cell table:style-name="ce1" office:value-type="string">
            <text:p>6.4501e-16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P192]*1000000" office:value-type="float" office:value="75.978">
            <text:p>75.978</text:p>
          </table:table-cell>
          <table:table-cell table:formula="of:=[.Q192]*1000000" office:value-type="float" office:value="24.462">
            <text:p>24.462</text:p>
          </table:table-cell>
          <table:table-cell table:formula="of:=[.R192]*1000000" office:value-type="float" office:value="1276.5">
            <text:p>1276.5</text:p>
          </table:table-cell>
          <table:table-cell table:formula="of:=[.S192]*1000000" office:value-type="float" office:value="0.0000010667">
            <text:p>1.0667E-006</text:p>
          </table:table-cell>
          <table:table-cell table:formula="of:=[.T192]*1000000" office:value-type="float" office:value="0.41211">
            <text:p>0.41211</text:p>
          </table:table-cell>
          <table:table-cell table:formula="of:=[.U192]*1000000" office:value-type="float" office:value="-2.2449E-064">
            <text:p>-2.2449E-064</text:p>
          </table:table-cell>
          <table:table-cell table:formula="of:=[.V192]*1000000" office:value-type="float" office:value="0.00000000063105">
            <text:p>6.3105E-010</text:p>
          </table:table-cell>
          <table:table-cell table:formula="of:=[.W192]*1000000" office:value-type="float" office:value="75.977">
            <text:p>75.977</text:p>
          </table:table-cell>
          <table:table-cell table:formula="of:=[.X192]*1000000" office:value-type="float" office:value="24.456">
            <text:p>24.456</text:p>
          </table:table-cell>
          <table:table-cell table:formula="of:=[.Y192]*1000000" office:value-type="float" office:value="1276.5">
            <text:p>1276.5</text:p>
          </table:table-cell>
          <table:table-cell table:formula="of:=[.Z192]*1000000" office:value-type="float" office:value="20.042">
            <text:p>20.042</text:p>
          </table:table-cell>
          <table:table-cell table:formula="of:=[.AA192]*1000000" office:value-type="float" office:value="0">
            <text:p>0</text:p>
          </table:table-cell>
          <table:table-cell table:formula="of:=[.AB192]*1000000" office:value-type="float" office:value="1.3966E-028">
            <text:p>1.3966E-028</text:p>
          </table:table-cell>
          <table:table-cell table:formula="of:=[.AC192]*1000000" office:value-type="float" office:value="0.00000000063105">
            <text:p>6.3105E-010</text:p>
          </table:table-cell>
          <table:table-cell table:style-name="ce1" office:value-type="string">
            <text:p>7.5978e-05</text:p>
          </table:table-cell>
          <table:table-cell table:style-name="ce1" office:value-type="string">
            <text:p>2.4462e-05</text:p>
          </table:table-cell>
          <table:table-cell office:value-type="float" office:value="0.0012765">
            <text:p>0.0012765</text:p>
          </table:table-cell>
          <table:table-cell table:style-name="ce1" office:value-type="string">
            <text:p>1.0667e-12</text:p>
          </table:table-cell>
          <table:table-cell table:style-name="ce1" office:value-type="string">
            <text:p>4.1211e-07</text:p>
          </table:table-cell>
          <table:table-cell table:style-name="ce1" office:value-type="string">
            <text:p>-2.2449e-70</text:p>
          </table:table-cell>
          <table:table-cell table:style-name="ce1" office:value-type="string">
            <text:p>6.3105e-16</text:p>
          </table:table-cell>
          <table:table-cell table:style-name="ce1" office:value-type="string">
            <text:p>7.5977e-05</text:p>
          </table:table-cell>
          <table:table-cell table:style-name="ce1" office:value-type="string">
            <text:p>2.4456e-05</text:p>
          </table:table-cell>
          <table:table-cell office:value-type="float" office:value="0.0012765">
            <text:p>0.0012765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3966e-34</text:p>
          </table:table-cell>
          <table:table-cell table:style-name="ce1" office:value-type="string">
            <text:p>6.3105e-16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P193]*1000000" office:value-type="float" office:value="75.053">
            <text:p>75.053</text:p>
          </table:table-cell>
          <table:table-cell table:formula="of:=[.Q193]*1000000" office:value-type="float" office:value="24.147">
            <text:p>24.147</text:p>
          </table:table-cell>
          <table:table-cell table:formula="of:=[.R193]*1000000" office:value-type="float" office:value="1277.8">
            <text:p>1277.8</text:p>
          </table:table-cell>
          <table:table-cell table:formula="of:=[.S193]*1000000" office:value-type="float" office:value="0.000000978">
            <text:p>0.000000978</text:p>
          </table:table-cell>
          <table:table-cell table:formula="of:=[.T193]*1000000" office:value-type="float" office:value="0.41339">
            <text:p>0.41339</text:p>
          </table:table-cell>
          <table:table-cell table:formula="of:=[.U193]*1000000" office:value-type="float" office:value="-1.4788E-064">
            <text:p>-1.4788E-064</text:p>
          </table:table-cell>
          <table:table-cell table:formula="of:=[.V193]*1000000" office:value-type="float" office:value="0.00000000061751">
            <text:p>6.1751E-010</text:p>
          </table:table-cell>
          <table:table-cell table:formula="of:=[.W193]*1000000" office:value-type="float" office:value="75.052">
            <text:p>75.052</text:p>
          </table:table-cell>
          <table:table-cell table:formula="of:=[.X193]*1000000" office:value-type="float" office:value="24.141">
            <text:p>24.141</text:p>
          </table:table-cell>
          <table:table-cell table:formula="of:=[.Y193]*1000000" office:value-type="float" office:value="1277.7">
            <text:p>1277.7</text:p>
          </table:table-cell>
          <table:table-cell table:formula="of:=[.Z193]*1000000" office:value-type="float" office:value="20.042">
            <text:p>20.042</text:p>
          </table:table-cell>
          <table:table-cell table:formula="of:=[.AA193]*1000000" office:value-type="float" office:value="0">
            <text:p>0</text:p>
          </table:table-cell>
          <table:table-cell table:formula="of:=[.AB193]*1000000" office:value-type="float" office:value="8.2095E-029">
            <text:p>8.2095E-029</text:p>
          </table:table-cell>
          <table:table-cell table:formula="of:=[.AC193]*1000000" office:value-type="float" office:value="0.00000000061751">
            <text:p>6.1751E-010</text:p>
          </table:table-cell>
          <table:table-cell table:style-name="ce1" office:value-type="string">
            <text:p>7.5053e-05</text:p>
          </table:table-cell>
          <table:table-cell table:style-name="ce1" office:value-type="string">
            <text:p>2.4147e-05</text:p>
          </table:table-cell>
          <table:table-cell office:value-type="float" office:value="0.0012778">
            <text:p>0.0012778</text:p>
          </table:table-cell>
          <table:table-cell table:style-name="ce1" office:value-type="string">
            <text:p>9.78e-13</text:p>
          </table:table-cell>
          <table:table-cell table:style-name="ce1" office:value-type="string">
            <text:p>4.1339e-07</text:p>
          </table:table-cell>
          <table:table-cell table:style-name="ce1" office:value-type="string">
            <text:p>-1.4788e-70</text:p>
          </table:table-cell>
          <table:table-cell table:style-name="ce1" office:value-type="string">
            <text:p>6.1751e-16</text:p>
          </table:table-cell>
          <table:table-cell table:style-name="ce1" office:value-type="string">
            <text:p>7.5052e-05</text:p>
          </table:table-cell>
          <table:table-cell table:style-name="ce1" office:value-type="string">
            <text:p>2.4141e-05</text:p>
          </table:table-cell>
          <table:table-cell office:value-type="float" office:value="0.0012777">
            <text:p>0.0012777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8.2095e-35</text:p>
          </table:table-cell>
          <table:table-cell table:style-name="ce1" office:value-type="string">
            <text:p>6.1751e-16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P194]*1000000" office:value-type="float" office:value="74.141">
            <text:p>74.141</text:p>
          </table:table-cell>
          <table:table-cell table:formula="of:=[.Q194]*1000000" office:value-type="float" office:value="23.836">
            <text:p>23.836</text:p>
          </table:table-cell>
          <table:table-cell table:formula="of:=[.R194]*1000000" office:value-type="float" office:value="1279">
            <text:p>1279</text:p>
          </table:table-cell>
          <table:table-cell table:formula="of:=[.S194]*1000000" office:value-type="float" office:value="0.0000008961">
            <text:p>8.961E-007</text:p>
          </table:table-cell>
          <table:table-cell table:formula="of:=[.T194]*1000000" office:value-type="float" office:value="0.41465">
            <text:p>0.41465</text:p>
          </table:table-cell>
          <table:table-cell table:formula="of:=[.U194]*1000000" office:value-type="float" office:value="-9.7944E-065">
            <text:p>-9.7944E-065</text:p>
          </table:table-cell>
          <table:table-cell table:formula="of:=[.V194]*1000000" office:value-type="float" office:value="0.00000000060439">
            <text:p>6.0439E-010</text:p>
          </table:table-cell>
          <table:table-cell table:formula="of:=[.W194]*1000000" office:value-type="float" office:value="74.14">
            <text:p>74.14</text:p>
          </table:table-cell>
          <table:table-cell table:formula="of:=[.X194]*1000000" office:value-type="float" office:value="23.83">
            <text:p>23.83</text:p>
          </table:table-cell>
          <table:table-cell table:formula="of:=[.Y194]*1000000" office:value-type="float" office:value="1279">
            <text:p>1279</text:p>
          </table:table-cell>
          <table:table-cell table:formula="of:=[.Z194]*1000000" office:value-type="float" office:value="20.042">
            <text:p>20.042</text:p>
          </table:table-cell>
          <table:table-cell table:formula="of:=[.AA194]*1000000" office:value-type="float" office:value="0">
            <text:p>0</text:p>
          </table:table-cell>
          <table:table-cell table:formula="of:=[.AB194]*1000000" office:value-type="float" office:value="4.8542E-029">
            <text:p>4.8542E-029</text:p>
          </table:table-cell>
          <table:table-cell table:formula="of:=[.AC194]*1000000" office:value-type="float" office:value="0.00000000060439">
            <text:p>6.0439E-010</text:p>
          </table:table-cell>
          <table:table-cell table:style-name="ce1" office:value-type="string">
            <text:p>7.4141e-05</text:p>
          </table:table-cell>
          <table:table-cell table:style-name="ce1" office:value-type="string">
            <text:p>2.3836e-05</text:p>
          </table:table-cell>
          <table:table-cell office:value-type="float" office:value="0.001279">
            <text:p>0.001279</text:p>
          </table:table-cell>
          <table:table-cell table:style-name="ce1" office:value-type="string">
            <text:p>8.961e-13</text:p>
          </table:table-cell>
          <table:table-cell table:style-name="ce1" office:value-type="string">
            <text:p>4.1465e-07</text:p>
          </table:table-cell>
          <table:table-cell table:style-name="ce1" office:value-type="string">
            <text:p>-9.7944e-71</text:p>
          </table:table-cell>
          <table:table-cell table:style-name="ce1" office:value-type="string">
            <text:p>6.0439e-16</text:p>
          </table:table-cell>
          <table:table-cell table:style-name="ce1" office:value-type="string">
            <text:p>7.414e-05</text:p>
          </table:table-cell>
          <table:table-cell table:style-name="ce1" office:value-type="string">
            <text:p>2.383e-05</text:p>
          </table:table-cell>
          <table:table-cell office:value-type="float" office:value="0.001279">
            <text:p>0.001279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4.8542e-35</text:p>
          </table:table-cell>
          <table:table-cell table:style-name="ce1" office:value-type="string">
            <text:p>6.0439e-16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P195]*1000000" office:value-type="float" office:value="73.242">
            <text:p>73.242</text:p>
          </table:table-cell>
          <table:table-cell table:formula="of:=[.Q195]*1000000" office:value-type="float" office:value="23.529">
            <text:p>23.529</text:p>
          </table:table-cell>
          <table:table-cell table:formula="of:=[.R195]*1000000" office:value-type="float" office:value="1280.3">
            <text:p>1280.3</text:p>
          </table:table-cell>
          <table:table-cell table:formula="of:=[.S195]*1000000" office:value-type="float" office:value="0.00000082053">
            <text:p>8.2053E-007</text:p>
          </table:table-cell>
          <table:table-cell table:formula="of:=[.T195]*1000000" office:value-type="float" office:value="0.41591">
            <text:p>0.41591</text:p>
          </table:table-cell>
          <table:table-cell table:formula="of:=[.U195]*1000000" office:value-type="float" office:value="-6.5216E-065">
            <text:p>-6.5216E-065</text:p>
          </table:table-cell>
          <table:table-cell table:formula="of:=[.V195]*1000000" office:value-type="float" office:value="0.00000000059167">
            <text:p>5.9167E-010</text:p>
          </table:table-cell>
          <table:table-cell table:formula="of:=[.W195]*1000000" office:value-type="float" office:value="73.241">
            <text:p>73.241</text:p>
          </table:table-cell>
          <table:table-cell table:formula="of:=[.X195]*1000000" office:value-type="float" office:value="23.523">
            <text:p>23.523</text:p>
          </table:table-cell>
          <table:table-cell table:formula="of:=[.Y195]*1000000" office:value-type="float" office:value="1280.2">
            <text:p>1280.2</text:p>
          </table:table-cell>
          <table:table-cell table:formula="of:=[.Z195]*1000000" office:value-type="float" office:value="20.042">
            <text:p>20.042</text:p>
          </table:table-cell>
          <table:table-cell table:formula="of:=[.AA195]*1000000" office:value-type="float" office:value="0">
            <text:p>0</text:p>
          </table:table-cell>
          <table:table-cell table:formula="of:=[.AB195]*1000000" office:value-type="float" office:value="2.887E-029">
            <text:p>2.887E-029</text:p>
          </table:table-cell>
          <table:table-cell table:formula="of:=[.AC195]*1000000" office:value-type="float" office:value="0.00000000059167">
            <text:p>5.9167E-010</text:p>
          </table:table-cell>
          <table:table-cell table:style-name="ce1" office:value-type="string">
            <text:p>7.3242e-05</text:p>
          </table:table-cell>
          <table:table-cell table:style-name="ce1" office:value-type="string">
            <text:p>2.3529e-05</text:p>
          </table:table-cell>
          <table:table-cell office:value-type="float" office:value="0.0012803">
            <text:p>0.0012803</text:p>
          </table:table-cell>
          <table:table-cell table:style-name="ce1" office:value-type="string">
            <text:p>8.2053e-13</text:p>
          </table:table-cell>
          <table:table-cell table:style-name="ce1" office:value-type="string">
            <text:p>4.1591e-07</text:p>
          </table:table-cell>
          <table:table-cell table:style-name="ce1" office:value-type="string">
            <text:p>-6.5216e-71</text:p>
          </table:table-cell>
          <table:table-cell table:style-name="ce1" office:value-type="string">
            <text:p>5.9167e-16</text:p>
          </table:table-cell>
          <table:table-cell table:style-name="ce1" office:value-type="string">
            <text:p>7.3241e-05</text:p>
          </table:table-cell>
          <table:table-cell table:style-name="ce1" office:value-type="string">
            <text:p>2.3523e-05</text:p>
          </table:table-cell>
          <table:table-cell office:value-type="float" office:value="0.0012802">
            <text:p>0.0012802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887e-35</text:p>
          </table:table-cell>
          <table:table-cell table:style-name="ce1" office:value-type="string">
            <text:p>5.9167e-16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P196]*1000000" office:value-type="float" office:value="72.355">
            <text:p>72.355</text:p>
          </table:table-cell>
          <table:table-cell table:formula="of:=[.Q196]*1000000" office:value-type="float" office:value="23.226">
            <text:p>23.226</text:p>
          </table:table-cell>
          <table:table-cell table:formula="of:=[.R196]*1000000" office:value-type="float" office:value="1281.5">
            <text:p>1281.5</text:p>
          </table:table-cell>
          <table:table-cell table:formula="of:=[.S196]*1000000" office:value-type="float" office:value="0.00000075085">
            <text:p>7.5085E-007</text:p>
          </table:table-cell>
          <table:table-cell table:formula="of:=[.T196]*1000000" office:value-type="float" office:value="0.41717">
            <text:p>0.41717</text:p>
          </table:table-cell>
          <table:table-cell table:formula="of:=[.U196]*1000000" office:value-type="float" office:value="-4.3652E-065">
            <text:p>-4.3652E-065</text:p>
          </table:table-cell>
          <table:table-cell table:formula="of:=[.V196]*1000000" office:value-type="float" office:value="0.00000000057934">
            <text:p>5.7934E-010</text:p>
          </table:table-cell>
          <table:table-cell table:formula="of:=[.W196]*1000000" office:value-type="float" office:value="72.354">
            <text:p>72.354</text:p>
          </table:table-cell>
          <table:table-cell table:formula="of:=[.X196]*1000000" office:value-type="float" office:value="23.22">
            <text:p>23.22</text:p>
          </table:table-cell>
          <table:table-cell table:formula="of:=[.Y196]*1000000" office:value-type="float" office:value="1281.4">
            <text:p>1281.4</text:p>
          </table:table-cell>
          <table:table-cell table:formula="of:=[.Z196]*1000000" office:value-type="float" office:value="20.042">
            <text:p>20.042</text:p>
          </table:table-cell>
          <table:table-cell table:formula="of:=[.AA196]*1000000" office:value-type="float" office:value="0">
            <text:p>0</text:p>
          </table:table-cell>
          <table:table-cell table:formula="of:=[.AB196]*1000000" office:value-type="float" office:value="1.7269E-029">
            <text:p>1.7269E-029</text:p>
          </table:table-cell>
          <table:table-cell table:formula="of:=[.AC196]*1000000" office:value-type="float" office:value="0.00000000057934">
            <text:p>5.7934E-010</text:p>
          </table:table-cell>
          <table:table-cell table:style-name="ce1" office:value-type="string">
            <text:p>7.2355e-05</text:p>
          </table:table-cell>
          <table:table-cell table:style-name="ce1" office:value-type="string">
            <text:p>2.3226e-05</text:p>
          </table:table-cell>
          <table:table-cell office:value-type="float" office:value="0.0012815">
            <text:p>0.0012815</text:p>
          </table:table-cell>
          <table:table-cell table:style-name="ce1" office:value-type="string">
            <text:p>7.5085e-13</text:p>
          </table:table-cell>
          <table:table-cell table:style-name="ce1" office:value-type="string">
            <text:p>4.1717e-07</text:p>
          </table:table-cell>
          <table:table-cell table:style-name="ce1" office:value-type="string">
            <text:p>-4.3652e-71</text:p>
          </table:table-cell>
          <table:table-cell table:style-name="ce1" office:value-type="string">
            <text:p>5.7934e-16</text:p>
          </table:table-cell>
          <table:table-cell table:style-name="ce1" office:value-type="string">
            <text:p>7.2354e-05</text:p>
          </table:table-cell>
          <table:table-cell table:style-name="ce1" office:value-type="string">
            <text:p>2.322e-05</text:p>
          </table:table-cell>
          <table:table-cell office:value-type="float" office:value="0.0012814">
            <text:p>0.0012814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7269e-35</text:p>
          </table:table-cell>
          <table:table-cell table:style-name="ce1" office:value-type="string">
            <text:p>5.7934e-16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P197]*1000000" office:value-type="float" office:value="71.479">
            <text:p>71.479</text:p>
          </table:table-cell>
          <table:table-cell table:formula="of:=[.Q197]*1000000" office:value-type="float" office:value="22.927">
            <text:p>22.927</text:p>
          </table:table-cell>
          <table:table-cell table:formula="of:=[.R197]*1000000" office:value-type="float" office:value="1282.7">
            <text:p>1282.7</text:p>
          </table:table-cell>
          <table:table-cell table:formula="of:=[.S197]*1000000" office:value-type="float" office:value="0.00000068663">
            <text:p>6.8663E-007</text:p>
          </table:table-cell>
          <table:table-cell table:formula="of:=[.T197]*1000000" office:value-type="float" office:value="0.41841">
            <text:p>0.41841</text:p>
          </table:table-cell>
          <table:table-cell table:formula="of:=[.U197]*1000000" office:value-type="float" office:value="-2.9371E-065">
            <text:p>-2.9371E-065</text:p>
          </table:table-cell>
          <table:table-cell table:formula="of:=[.V197]*1000000" office:value-type="float" office:value="0.00000000056739">
            <text:p>5.6739E-010</text:p>
          </table:table-cell>
          <table:table-cell table:formula="of:=[.W197]*1000000" office:value-type="float" office:value="71.478">
            <text:p>71.478</text:p>
          </table:table-cell>
          <table:table-cell table:formula="of:=[.X197]*1000000" office:value-type="float" office:value="22.921">
            <text:p>22.921</text:p>
          </table:table-cell>
          <table:table-cell table:formula="of:=[.Y197]*1000000" office:value-type="float" office:value="1282.6">
            <text:p>1282.6</text:p>
          </table:table-cell>
          <table:table-cell table:formula="of:=[.Z197]*1000000" office:value-type="float" office:value="20.042">
            <text:p>20.042</text:p>
          </table:table-cell>
          <table:table-cell table:formula="of:=[.AA197]*1000000" office:value-type="float" office:value="0">
            <text:p>0</text:p>
          </table:table-cell>
          <table:table-cell table:formula="of:=[.AB197]*1000000" office:value-type="float" office:value="1.0389E-029">
            <text:p>1.0389E-029</text:p>
          </table:table-cell>
          <table:table-cell table:formula="of:=[.AC197]*1000000" office:value-type="float" office:value="0.00000000056739">
            <text:p>5.6739E-010</text:p>
          </table:table-cell>
          <table:table-cell table:style-name="ce1" office:value-type="string">
            <text:p>7.1479e-05</text:p>
          </table:table-cell>
          <table:table-cell table:style-name="ce1" office:value-type="string">
            <text:p>2.2927e-05</text:p>
          </table:table-cell>
          <table:table-cell office:value-type="float" office:value="0.0012827">
            <text:p>0.0012827</text:p>
          </table:table-cell>
          <table:table-cell table:style-name="ce1" office:value-type="string">
            <text:p>6.8663e-13</text:p>
          </table:table-cell>
          <table:table-cell table:style-name="ce1" office:value-type="string">
            <text:p>4.1841e-07</text:p>
          </table:table-cell>
          <table:table-cell table:style-name="ce1" office:value-type="string">
            <text:p>-2.9371e-71</text:p>
          </table:table-cell>
          <table:table-cell table:style-name="ce1" office:value-type="string">
            <text:p>5.6739e-16</text:p>
          </table:table-cell>
          <table:table-cell table:style-name="ce1" office:value-type="string">
            <text:p>7.1478e-05</text:p>
          </table:table-cell>
          <table:table-cell table:style-name="ce1" office:value-type="string">
            <text:p>2.2921e-05</text:p>
          </table:table-cell>
          <table:table-cell office:value-type="float" office:value="0.0012826">
            <text:p>0.0012826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0389e-35</text:p>
          </table:table-cell>
          <table:table-cell table:style-name="ce1" office:value-type="string">
            <text:p>5.6739e-16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P198]*1000000" office:value-type="float" office:value="70.616">
            <text:p>70.616</text:p>
          </table:table-cell>
          <table:table-cell table:formula="of:=[.Q198]*1000000" office:value-type="float" office:value="22.632">
            <text:p>22.632</text:p>
          </table:table-cell>
          <table:table-cell table:formula="of:=[.R198]*1000000" office:value-type="float" office:value="1283.8">
            <text:p>1283.8</text:p>
          </table:table-cell>
          <table:table-cell table:formula="of:=[.S198]*1000000" office:value-type="float" office:value="0.00000062748">
            <text:p>6.2748E-007</text:p>
          </table:table-cell>
          <table:table-cell table:formula="of:=[.T198]*1000000" office:value-type="float" office:value="0.41965">
            <text:p>0.41965</text:p>
          </table:table-cell>
          <table:table-cell table:formula="of:=[.U198]*1000000" office:value-type="float" office:value="-1.9864E-065">
            <text:p>-1.9864E-065</text:p>
          </table:table-cell>
          <table:table-cell table:formula="of:=[.V198]*1000000" office:value-type="float" office:value="0.00000000055581">
            <text:p>5.5581E-010</text:p>
          </table:table-cell>
          <table:table-cell table:formula="of:=[.W198]*1000000" office:value-type="float" office:value="70.615">
            <text:p>70.615</text:p>
          </table:table-cell>
          <table:table-cell table:formula="of:=[.X198]*1000000" office:value-type="float" office:value="22.625">
            <text:p>22.625</text:p>
          </table:table-cell>
          <table:table-cell table:formula="of:=[.Y198]*1000000" office:value-type="float" office:value="1283.8">
            <text:p>1283.8</text:p>
          </table:table-cell>
          <table:table-cell table:formula="of:=[.Z198]*1000000" office:value-type="float" office:value="20.042">
            <text:p>20.042</text:p>
          </table:table-cell>
          <table:table-cell table:formula="of:=[.AA198]*1000000" office:value-type="float" office:value="0">
            <text:p>0</text:p>
          </table:table-cell>
          <table:table-cell table:formula="of:=[.AB198]*1000000" office:value-type="float" office:value="6.2848E-030">
            <text:p>6.2848E-030</text:p>
          </table:table-cell>
          <table:table-cell table:formula="of:=[.AC198]*1000000" office:value-type="float" office:value="0.00000000055581">
            <text:p>5.5581E-010</text:p>
          </table:table-cell>
          <table:table-cell table:style-name="ce1" office:value-type="string">
            <text:p>7.0616e-05</text:p>
          </table:table-cell>
          <table:table-cell table:style-name="ce1" office:value-type="string">
            <text:p>2.2632e-05</text:p>
          </table:table-cell>
          <table:table-cell office:value-type="float" office:value="0.0012838">
            <text:p>0.0012838</text:p>
          </table:table-cell>
          <table:table-cell table:style-name="ce1" office:value-type="string">
            <text:p>6.2748e-13</text:p>
          </table:table-cell>
          <table:table-cell table:style-name="ce1" office:value-type="string">
            <text:p>4.1965e-07</text:p>
          </table:table-cell>
          <table:table-cell table:style-name="ce1" office:value-type="string">
            <text:p>-1.9864e-71</text:p>
          </table:table-cell>
          <table:table-cell table:style-name="ce1" office:value-type="string">
            <text:p>5.5581e-16</text:p>
          </table:table-cell>
          <table:table-cell table:style-name="ce1" office:value-type="string">
            <text:p>7.0615e-05</text:p>
          </table:table-cell>
          <table:table-cell table:style-name="ce1" office:value-type="string">
            <text:p>2.2625e-05</text:p>
          </table:table-cell>
          <table:table-cell office:value-type="float" office:value="0.0012838">
            <text:p>0.0012838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6.2848e-36</text:p>
          </table:table-cell>
          <table:table-cell table:style-name="ce1" office:value-type="string">
            <text:p>5.5581e-16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P199]*1000000" office:value-type="float" office:value="69.764">
            <text:p>69.764</text:p>
          </table:table-cell>
          <table:table-cell table:formula="of:=[.Q199]*1000000" office:value-type="float" office:value="22.341">
            <text:p>22.341</text:p>
          </table:table-cell>
          <table:table-cell table:formula="of:=[.R199]*1000000" office:value-type="float" office:value="1285">
            <text:p>1285</text:p>
          </table:table-cell>
          <table:table-cell table:formula="of:=[.S199]*1000000" office:value-type="float" office:value="0.00000057303">
            <text:p>0.000000573</text:p>
          </table:table-cell>
          <table:table-cell table:formula="of:=[.T199]*1000000" office:value-type="float" office:value="0.42088">
            <text:p>0.42088</text:p>
          </table:table-cell>
          <table:table-cell table:formula="of:=[.U199]*1000000" office:value-type="float" office:value="-1.3502E-065">
            <text:p>-1.3502E-065</text:p>
          </table:table-cell>
          <table:table-cell table:formula="of:=[.V199]*1000000" office:value-type="float" office:value="0.00000000054458">
            <text:p>5.4458E-010</text:p>
          </table:table-cell>
          <table:table-cell table:formula="of:=[.W199]*1000000" office:value-type="float" office:value="69.763">
            <text:p>69.763</text:p>
          </table:table-cell>
          <table:table-cell table:formula="of:=[.X199]*1000000" office:value-type="float" office:value="22.334">
            <text:p>22.334</text:p>
          </table:table-cell>
          <table:table-cell table:formula="of:=[.Y199]*1000000" office:value-type="float" office:value="1284.9">
            <text:p>1284.9</text:p>
          </table:table-cell>
          <table:table-cell table:formula="of:=[.Z199]*1000000" office:value-type="float" office:value="20.042">
            <text:p>20.042</text:p>
          </table:table-cell>
          <table:table-cell table:formula="of:=[.AA199]*1000000" office:value-type="float" office:value="0">
            <text:p>0</text:p>
          </table:table-cell>
          <table:table-cell table:formula="of:=[.AB199]*1000000" office:value-type="float" office:value="3.8233E-030">
            <text:p>3.8233E-030</text:p>
          </table:table-cell>
          <table:table-cell table:formula="of:=[.AC199]*1000000" office:value-type="float" office:value="0.00000000054458">
            <text:p>5.4458E-010</text:p>
          </table:table-cell>
          <table:table-cell table:style-name="ce1" office:value-type="string">
            <text:p>6.9764e-05</text:p>
          </table:table-cell>
          <table:table-cell table:style-name="ce1" office:value-type="string">
            <text:p>2.2341e-05</text:p>
          </table:table-cell>
          <table:table-cell office:value-type="float" office:value="0.001285">
            <text:p>0.001285</text:p>
          </table:table-cell>
          <table:table-cell table:style-name="ce1" office:value-type="string">
            <text:p>5.7303e-13</text:p>
          </table:table-cell>
          <table:table-cell table:style-name="ce1" office:value-type="string">
            <text:p>4.2088e-07</text:p>
          </table:table-cell>
          <table:table-cell table:style-name="ce1" office:value-type="string">
            <text:p>-1.3502e-71</text:p>
          </table:table-cell>
          <table:table-cell table:style-name="ce1" office:value-type="string">
            <text:p>5.4458e-16</text:p>
          </table:table-cell>
          <table:table-cell table:style-name="ce1" office:value-type="string">
            <text:p>6.9763e-05</text:p>
          </table:table-cell>
          <table:table-cell table:style-name="ce1" office:value-type="string">
            <text:p>2.2334e-05</text:p>
          </table:table-cell>
          <table:table-cell office:value-type="float" office:value="0.0012849">
            <text:p>0.0012849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3.8233e-36</text:p>
          </table:table-cell>
          <table:table-cell table:style-name="ce1" office:value-type="string">
            <text:p>5.4458e-16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P200]*1000000" office:value-type="float" office:value="68.923">
            <text:p>68.923</text:p>
          </table:table-cell>
          <table:table-cell table:formula="of:=[.Q200]*1000000" office:value-type="float" office:value="22.053">
            <text:p>22.053</text:p>
          </table:table-cell>
          <table:table-cell table:formula="of:=[.R200]*1000000" office:value-type="float" office:value="1286.1">
            <text:p>1286.1</text:p>
          </table:table-cell>
          <table:table-cell table:formula="of:=[.S200]*1000000" office:value-type="float" office:value="0.00000052295">
            <text:p>0.000000523</text:p>
          </table:table-cell>
          <table:table-cell table:formula="of:=[.T200]*1000000" office:value-type="float" office:value="0.4221">
            <text:p>0.4221</text:p>
          </table:table-cell>
          <table:table-cell table:formula="of:=[.U200]*1000000" office:value-type="float" office:value="-9.224E-066">
            <text:p>-9.224E-066</text:p>
          </table:table-cell>
          <table:table-cell table:formula="of:=[.V200]*1000000" office:value-type="float" office:value="0.0000000005337">
            <text:p>5.337E-010</text:p>
          </table:table-cell>
          <table:table-cell table:formula="of:=[.W200]*1000000" office:value-type="float" office:value="68.922">
            <text:p>68.922</text:p>
          </table:table-cell>
          <table:table-cell table:formula="of:=[.X200]*1000000" office:value-type="float" office:value="22.047">
            <text:p>22.047</text:p>
          </table:table-cell>
          <table:table-cell table:formula="of:=[.Y200]*1000000" office:value-type="float" office:value="1286.1">
            <text:p>1286.1</text:p>
          </table:table-cell>
          <table:table-cell table:formula="of:=[.Z200]*1000000" office:value-type="float" office:value="20.042">
            <text:p>20.042</text:p>
          </table:table-cell>
          <table:table-cell table:formula="of:=[.AA200]*1000000" office:value-type="float" office:value="0">
            <text:p>0</text:p>
          </table:table-cell>
          <table:table-cell table:formula="of:=[.AB200]*1000000" office:value-type="float" office:value="2.3386E-030">
            <text:p>2.3386E-030</text:p>
          </table:table-cell>
          <table:table-cell table:formula="of:=[.AC200]*1000000" office:value-type="float" office:value="0.00000000053369">
            <text:p>5.3369E-010</text:p>
          </table:table-cell>
          <table:table-cell table:style-name="ce1" office:value-type="string">
            <text:p>6.8923e-05</text:p>
          </table:table-cell>
          <table:table-cell table:style-name="ce1" office:value-type="string">
            <text:p>2.2053e-05</text:p>
          </table:table-cell>
          <table:table-cell office:value-type="float" office:value="0.0012861">
            <text:p>0.0012861</text:p>
          </table:table-cell>
          <table:table-cell table:style-name="ce1" office:value-type="string">
            <text:p>5.2295e-13</text:p>
          </table:table-cell>
          <table:table-cell table:style-name="ce1" office:value-type="string">
            <text:p>4.221e-07</text:p>
          </table:table-cell>
          <table:table-cell table:style-name="ce1" office:value-type="string">
            <text:p>-9.224e-72</text:p>
          </table:table-cell>
          <table:table-cell table:style-name="ce1" office:value-type="string">
            <text:p>5.337e-16</text:p>
          </table:table-cell>
          <table:table-cell table:style-name="ce1" office:value-type="string">
            <text:p>6.8922e-05</text:p>
          </table:table-cell>
          <table:table-cell table:style-name="ce1" office:value-type="string">
            <text:p>2.2047e-05</text:p>
          </table:table-cell>
          <table:table-cell office:value-type="float" office:value="0.0012861">
            <text:p>0.0012861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3386e-36</text:p>
          </table:table-cell>
          <table:table-cell table:style-name="ce1" office:value-type="string">
            <text:p>5.3369e-16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P201]*1000000" office:value-type="float" office:value="68.094">
            <text:p>68.094</text:p>
          </table:table-cell>
          <table:table-cell table:formula="of:=[.Q201]*1000000" office:value-type="float" office:value="21.769">
            <text:p>21.769</text:p>
          </table:table-cell>
          <table:table-cell table:formula="of:=[.R201]*1000000" office:value-type="float" office:value="1287.3">
            <text:p>1287.3</text:p>
          </table:table-cell>
          <table:table-cell table:formula="of:=[.S201]*1000000" office:value-type="float" office:value="0.00000047691">
            <text:p>4.7691E-007</text:p>
          </table:table-cell>
          <table:table-cell table:formula="of:=[.T201]*1000000" office:value-type="float" office:value="0.42331">
            <text:p>0.42331</text:p>
          </table:table-cell>
          <table:table-cell table:formula="of:=[.U201]*1000000" office:value-type="float" office:value="-6.3325E-066">
            <text:p>-6.3325E-066</text:p>
          </table:table-cell>
          <table:table-cell table:formula="of:=[.V201]*1000000" office:value-type="float" office:value="0.00000000052315">
            <text:p>5.2315E-010</text:p>
          </table:table-cell>
          <table:table-cell table:formula="of:=[.W201]*1000000" office:value-type="float" office:value="68.093">
            <text:p>68.093</text:p>
          </table:table-cell>
          <table:table-cell table:formula="of:=[.X201]*1000000" office:value-type="float" office:value="21.763">
            <text:p>21.763</text:p>
          </table:table-cell>
          <table:table-cell table:formula="of:=[.Y201]*1000000" office:value-type="float" office:value="1287.2">
            <text:p>1287.2</text:p>
          </table:table-cell>
          <table:table-cell table:formula="of:=[.Z201]*1000000" office:value-type="float" office:value="20.042">
            <text:p>20.042</text:p>
          </table:table-cell>
          <table:table-cell table:formula="of:=[.AA201]*1000000" office:value-type="float" office:value="0">
            <text:p>0</text:p>
          </table:table-cell>
          <table:table-cell table:formula="of:=[.AB201]*1000000" office:value-type="float" office:value="1.4383E-030">
            <text:p>1.4383E-030</text:p>
          </table:table-cell>
          <table:table-cell table:formula="of:=[.AC201]*1000000" office:value-type="float" office:value="0.00000000052314">
            <text:p>5.2314E-010</text:p>
          </table:table-cell>
          <table:table-cell table:style-name="ce1" office:value-type="string">
            <text:p>6.8094e-05</text:p>
          </table:table-cell>
          <table:table-cell table:style-name="ce1" office:value-type="string">
            <text:p>2.1769e-05</text:p>
          </table:table-cell>
          <table:table-cell office:value-type="float" office:value="0.0012873">
            <text:p>0.0012873</text:p>
          </table:table-cell>
          <table:table-cell table:style-name="ce1" office:value-type="string">
            <text:p>4.7691e-13</text:p>
          </table:table-cell>
          <table:table-cell table:style-name="ce1" office:value-type="string">
            <text:p>4.2331e-07</text:p>
          </table:table-cell>
          <table:table-cell table:style-name="ce1" office:value-type="string">
            <text:p>-6.3325e-72</text:p>
          </table:table-cell>
          <table:table-cell table:style-name="ce1" office:value-type="string">
            <text:p>5.2315e-16</text:p>
          </table:table-cell>
          <table:table-cell table:style-name="ce1" office:value-type="string">
            <text:p>6.8093e-05</text:p>
          </table:table-cell>
          <table:table-cell table:style-name="ce1" office:value-type="string">
            <text:p>2.1763e-05</text:p>
          </table:table-cell>
          <table:table-cell office:value-type="float" office:value="0.0012872">
            <text:p>0.0012872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383e-36</text:p>
          </table:table-cell>
          <table:table-cell table:style-name="ce1" office:value-type="string">
            <text:p>5.2314e-16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P202]*1000000" office:value-type="float" office:value="67.276">
            <text:p>67.276</text:p>
          </table:table-cell>
          <table:table-cell table:formula="of:=[.Q202]*1000000" office:value-type="float" office:value="21.489">
            <text:p>21.489</text:p>
          </table:table-cell>
          <table:table-cell table:formula="of:=[.R202]*1000000" office:value-type="float" office:value="1288.4">
            <text:p>1288.4</text:p>
          </table:table-cell>
          <table:table-cell table:formula="of:=[.S202]*1000000" office:value-type="float" office:value="0.00000043462">
            <text:p>4.3462E-007</text:p>
          </table:table-cell>
          <table:table-cell table:formula="of:=[.T202]*1000000" office:value-type="float" office:value="0.42452">
            <text:p>0.42452</text:p>
          </table:table-cell>
          <table:table-cell table:formula="of:=[.U202]*1000000" office:value-type="float" office:value="-4.3687E-066">
            <text:p>-4.3687E-066</text:p>
          </table:table-cell>
          <table:table-cell table:formula="of:=[.V202]*1000000" office:value-type="float" office:value="0.00000000051292">
            <text:p>5.1292E-010</text:p>
          </table:table-cell>
          <table:table-cell table:formula="of:=[.W202]*1000000" office:value-type="float" office:value="67.275">
            <text:p>67.275</text:p>
          </table:table-cell>
          <table:table-cell table:formula="of:=[.X202]*1000000" office:value-type="float" office:value="21.483">
            <text:p>21.483</text:p>
          </table:table-cell>
          <table:table-cell table:formula="of:=[.Y202]*1000000" office:value-type="float" office:value="1288.3">
            <text:p>1288.3</text:p>
          </table:table-cell>
          <table:table-cell table:formula="of:=[.Z202]*1000000" office:value-type="float" office:value="20.042">
            <text:p>20.042</text:p>
          </table:table-cell>
          <table:table-cell table:formula="of:=[.AA202]*1000000" office:value-type="float" office:value="0">
            <text:p>0</text:p>
          </table:table-cell>
          <table:table-cell table:formula="of:=[.AB202]*1000000" office:value-type="float" office:value="8.8934E-031">
            <text:p>8.8934E-031</text:p>
          </table:table-cell>
          <table:table-cell table:formula="of:=[.AC202]*1000000" office:value-type="float" office:value="0.00000000051292">
            <text:p>5.1292E-010</text:p>
          </table:table-cell>
          <table:table-cell table:style-name="ce1" office:value-type="string">
            <text:p>6.7276e-05</text:p>
          </table:table-cell>
          <table:table-cell table:style-name="ce1" office:value-type="string">
            <text:p>2.1489e-05</text:p>
          </table:table-cell>
          <table:table-cell office:value-type="float" office:value="0.0012884">
            <text:p>0.0012884</text:p>
          </table:table-cell>
          <table:table-cell table:style-name="ce1" office:value-type="string">
            <text:p>4.3462e-13</text:p>
          </table:table-cell>
          <table:table-cell table:style-name="ce1" office:value-type="string">
            <text:p>4.2452e-07</text:p>
          </table:table-cell>
          <table:table-cell table:style-name="ce1" office:value-type="string">
            <text:p>-4.3687e-72</text:p>
          </table:table-cell>
          <table:table-cell table:style-name="ce1" office:value-type="string">
            <text:p>5.1292e-16</text:p>
          </table:table-cell>
          <table:table-cell table:style-name="ce1" office:value-type="string">
            <text:p>6.7275e-05</text:p>
          </table:table-cell>
          <table:table-cell table:style-name="ce1" office:value-type="string">
            <text:p>2.1483e-05</text:p>
          </table:table-cell>
          <table:table-cell office:value-type="float" office:value="0.0012883">
            <text:p>0.0012883</text:p>
          </table:table-cell>
          <table:table-cell table:style-name="ce1" office:value-type="string">
            <text:p>2.0042e-05</text:p>
          </table:table-cell>
          <table:table-cell office:value-type="float" office:value="0">
            <text:p>0</text:p>
          </table:table-cell>
          <table:table-cell table:style-name="ce1" office:value-type="string">
            <text:p>8.8934e-37</text:p>
          </table:table-cell>
          <table:table-cell table:style-name="ce1" office:value-type="string">
            <text:p>5.1292e-16</text:p>
          </table:table-cell>
        </table:table-row>
        <table:table-row table:style-name="ro2" table:number-rows-repeated="1048373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 Wu</meta:initial-creator>
    <meta:creation-date>2013-09-04T11:46:14</meta:creation-date>
    <meta:generator>LibreOffice/3.5$Linux_x86 LibreOffice_project/350m1$Build-2</meta:generator>
    <dc:date>2013-09-09T11:56:27</dc:date>
    <dc:creator>Tie Wu</dc:creator>
    <meta:editing-duration>PT2M28S</meta:editing-duration>
    <meta:editing-cycles>5</meta:editing-cycles>
    <meta:document-statistic meta:table-count="4" meta:cell-count="1168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prothrombin comparison</text:p>
        </chart:title>
        <chart:legend chart:legend-position="end" svg:x="13.411cm" svg:y="3.952cm" style:legend-expansion="high" chart:style-name="ch3"/>
        <chart:plot-area chart:style-name="ch4" table:cell-range-address="'10 percent'.A2:'10 percent'.B202 '10 percent'.B1:'10 percent'.B1 '10 percent'.I1:'10 percent'.I202" chart:data-source-has-labels="row" svg:x="0.77cm" svg:y="1.635cm" svg:width="12.002cm" svg:height="6.765cm">
          <chartooo:coordinate-region svg:x="1.762cm" svg:y="1.835cm" svg:width="10.638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B2:'10 percent'.B202" chart:label-cell-address="'10 percent'.B1:'10 percent'.B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I2:'10 percent'.I202" chart:label-cell-address="'10 percent'.I1:'10 percent'.I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</text:p>
                <draw:g>
                  <svg:desc>'10 percent'.B1:'10 percent'.B1</svg:desc>
                </draw:g>
              </table:table-cell>
              <table:table-cell office:value-type="string">
                <text:p>noapc II</text:p>
                <draw:g>
                  <svg:desc>'10 percent'.I1:'10 percen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1400">
                <text:p>1400</text:p>
                <draw:g>
                  <svg:desc>'10 percent'.B2:'10 percent'.B202</svg:desc>
                </draw:g>
              </table:table-cell>
              <table:table-cell office:value-type="float" office:value="1400">
                <text:p>1400</text:p>
                <draw:g>
                  <svg:desc>'10 percent'.I2:'10 percent'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98.2">
                <text:p>1398.2</text:p>
              </table:table-cell>
              <table:table-cell office:value-type="float" office:value="1398.2">
                <text:p>139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97.9">
                <text:p>1397.9</text:p>
              </table:table-cell>
              <table:table-cell office:value-type="float" office:value="1397.9">
                <text:p>1397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96.3">
                <text:p>1396.3</text:p>
              </table:table-cell>
              <table:table-cell office:value-type="float" office:value="1396.3">
                <text:p>139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392.2">
                <text:p>1392.2</text:p>
              </table:table-cell>
              <table:table-cell office:value-type="float" office:value="1392.2">
                <text:p>139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384.3">
                <text:p>1384.3</text:p>
              </table:table-cell>
              <table:table-cell office:value-type="float" office:value="1384.3">
                <text:p>13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71.2">
                <text:p>1371.2</text:p>
              </table:table-cell>
              <table:table-cell office:value-type="float" office:value="1371.2">
                <text:p>137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352.5">
                <text:p>1352.5</text:p>
              </table:table-cell>
              <table:table-cell office:value-type="float" office:value="1352.5">
                <text:p>135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332">
                <text:p>1332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309.1">
                <text:p>1309.1</text:p>
              </table:table-cell>
              <table:table-cell office:value-type="float" office:value="1309.1">
                <text:p>130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285.5">
                <text:p>1285.5</text:p>
              </table:table-cell>
              <table:table-cell office:value-type="float" office:value="1285.5">
                <text:p>128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263.5">
                <text:p>1263.5</text:p>
              </table:table-cell>
              <table:table-cell office:value-type="float" office:value="1263.5">
                <text:p>126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242.4">
                <text:p>1242.4</text:p>
              </table:table-cell>
              <table:table-cell office:value-type="float" office:value="1242.4">
                <text:p>124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222.2">
                <text:p>1222.2</text:p>
              </table:table-cell>
              <table:table-cell office:value-type="float" office:value="1222.2">
                <text:p>122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203">
                <text:p>1203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184.8">
                <text:p>1184.8</text:p>
              </table:table-cell>
              <table:table-cell office:value-type="float" office:value="1184.8">
                <text:p>1184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167.6">
                <text:p>1167.6</text:p>
              </table:table-cell>
              <table:table-cell office:value-type="float" office:value="1167.5">
                <text:p>116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151.2">
                <text:p>1151.2</text:p>
              </table:table-cell>
              <table:table-cell office:value-type="float" office:value="1151.2">
                <text:p>1151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135.6">
                <text:p>1135.6</text:p>
              </table:table-cell>
              <table:table-cell office:value-type="float" office:value="1135.6">
                <text:p>1135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120.8">
                <text:p>1120.8</text:p>
              </table:table-cell>
              <table:table-cell office:value-type="float" office:value="1120.8">
                <text:p>112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106.6">
                <text:p>1106.6</text:p>
              </table:table-cell>
              <table:table-cell office:value-type="float" office:value="1106.6">
                <text:p>1106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093.1">
                <text:p>1093.1</text:p>
              </table:table-cell>
              <table:table-cell office:value-type="float" office:value="1093.1">
                <text:p>1093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080.1">
                <text:p>1080.1</text:p>
              </table:table-cell>
              <table:table-cell office:value-type="float" office:value="1080.1">
                <text:p>108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067.7">
                <text:p>1067.7</text:p>
              </table:table-cell>
              <table:table-cell office:value-type="float" office:value="1067.7">
                <text:p>1067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055.7">
                <text:p>1055.7</text:p>
              </table:table-cell>
              <table:table-cell office:value-type="float" office:value="1055.7">
                <text:p>1055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044.1">
                <text:p>1044.1</text:p>
              </table:table-cell>
              <table:table-cell office:value-type="float" office:value="1044.1">
                <text:p>1044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033">
                <text:p>1033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022.2">
                <text:p>1022.2</text:p>
              </table:table-cell>
              <table:table-cell office:value-type="float" office:value="1022.2">
                <text:p>1022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011.7">
                <text:p>1011.7</text:p>
              </table:table-cell>
              <table:table-cell office:value-type="float" office:value="1011.7">
                <text:p>1011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001.5">
                <text:p>1001.5</text:p>
              </table:table-cell>
              <table:table-cell office:value-type="float" office:value="1001.5">
                <text:p>100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991.66">
                <text:p>991.66</text:p>
              </table:table-cell>
              <table:table-cell office:value-type="float" office:value="991.66">
                <text:p>991.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982.04">
                <text:p>982.04</text:p>
              </table:table-cell>
              <table:table-cell office:value-type="float" office:value="982.04">
                <text:p>982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972.66">
                <text:p>972.66</text:p>
              </table:table-cell>
              <table:table-cell office:value-type="float" office:value="972.66">
                <text:p>972.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963.52">
                <text:p>963.52</text:p>
              </table:table-cell>
              <table:table-cell office:value-type="float" office:value="963.52">
                <text:p>963.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954.58">
                <text:p>954.58</text:p>
              </table:table-cell>
              <table:table-cell office:value-type="float" office:value="954.58">
                <text:p>954.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945.84">
                <text:p>945.84</text:p>
              </table:table-cell>
              <table:table-cell office:value-type="float" office:value="945.84">
                <text:p>945.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937.28">
                <text:p>937.28</text:p>
              </table:table-cell>
              <table:table-cell office:value-type="float" office:value="937.28">
                <text:p>937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928.89">
                <text:p>928.89</text:p>
              </table:table-cell>
              <table:table-cell office:value-type="float" office:value="928.89">
                <text:p>928.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920.67">
                <text:p>920.67</text:p>
              </table:table-cell>
              <table:table-cell office:value-type="float" office:value="920.67">
                <text:p>920.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912.59">
                <text:p>912.59</text:p>
              </table:table-cell>
              <table:table-cell office:value-type="float" office:value="912.59">
                <text:p>912.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904.66">
                <text:p>904.66</text:p>
              </table:table-cell>
              <table:table-cell office:value-type="float" office:value="904.66">
                <text:p>904.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896.87">
                <text:p>896.87</text:p>
              </table:table-cell>
              <table:table-cell office:value-type="float" office:value="896.86">
                <text:p>896.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889.2">
                <text:p>889.2</text:p>
              </table:table-cell>
              <table:table-cell office:value-type="float" office:value="889.2">
                <text:p>889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881.65">
                <text:p>881.65</text:p>
              </table:table-cell>
              <table:table-cell office:value-type="float" office:value="881.65">
                <text:p>881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874.22">
                <text:p>874.22</text:p>
              </table:table-cell>
              <table:table-cell office:value-type="float" office:value="874.21">
                <text:p>874.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866.89">
                <text:p>866.89</text:p>
              </table:table-cell>
              <table:table-cell office:value-type="float" office:value="866.89">
                <text:p>866.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859.67">
                <text:p>859.67</text:p>
              </table:table-cell>
              <table:table-cell office:value-type="float" office:value="859.67">
                <text:p>859.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852.55">
                <text:p>852.55</text:p>
              </table:table-cell>
              <table:table-cell office:value-type="float" office:value="852.55">
                <text:p>852.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845.52">
                <text:p>845.52</text:p>
              </table:table-cell>
              <table:table-cell office:value-type="float" office:value="845.52">
                <text:p>845.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838.59">
                <text:p>838.59</text:p>
              </table:table-cell>
              <table:table-cell office:value-type="float" office:value="838.58">
                <text:p>838.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831.74">
                <text:p>831.74</text:p>
              </table:table-cell>
              <table:table-cell office:value-type="float" office:value="831.74">
                <text:p>831.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824.97">
                <text:p>824.97</text:p>
              </table:table-cell>
              <table:table-cell office:value-type="float" office:value="824.97">
                <text:p>824.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818.29">
                <text:p>818.29</text:p>
              </table:table-cell>
              <table:table-cell office:value-type="float" office:value="818.29">
                <text:p>818.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811.68">
                <text:p>811.68</text:p>
              </table:table-cell>
              <table:table-cell office:value-type="float" office:value="811.68">
                <text:p>811.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805.15">
                <text:p>805.15</text:p>
              </table:table-cell>
              <table:table-cell office:value-type="float" office:value="805.15">
                <text:p>805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798.7">
                <text:p>798.7</text:p>
              </table:table-cell>
              <table:table-cell office:value-type="float" office:value="798.69">
                <text:p>798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792.31">
                <text:p>792.31</text:p>
              </table:table-cell>
              <table:table-cell office:value-type="float" office:value="792.31">
                <text:p>792.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785.99">
                <text:p>785.99</text:p>
              </table:table-cell>
              <table:table-cell office:value-type="float" office:value="785.99">
                <text:p>785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779.74">
                <text:p>779.74</text:p>
              </table:table-cell>
              <table:table-cell office:value-type="float" office:value="779.74">
                <text:p>779.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773.56">
                <text:p>773.56</text:p>
              </table:table-cell>
              <table:table-cell office:value-type="float" office:value="773.56">
                <text:p>773.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767.44">
                <text:p>767.44</text:p>
              </table:table-cell>
              <table:table-cell office:value-type="float" office:value="767.44">
                <text:p>767.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761.38">
                <text:p>761.38</text:p>
              </table:table-cell>
              <table:table-cell office:value-type="float" office:value="761.38">
                <text:p>761.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755.38">
                <text:p>755.38</text:p>
              </table:table-cell>
              <table:table-cell office:value-type="float" office:value="755.38">
                <text:p>755.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749.44">
                <text:p>749.44</text:p>
              </table:table-cell>
              <table:table-cell office:value-type="float" office:value="749.44">
                <text:p>749.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743.56">
                <text:p>743.56</text:p>
              </table:table-cell>
              <table:table-cell office:value-type="float" office:value="743.56">
                <text:p>743.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737.74">
                <text:p>737.74</text:p>
              </table:table-cell>
              <table:table-cell office:value-type="float" office:value="737.74">
                <text:p>737.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731.97">
                <text:p>731.97</text:p>
              </table:table-cell>
              <table:table-cell office:value-type="float" office:value="731.97">
                <text:p>731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726.26">
                <text:p>726.26</text:p>
              </table:table-cell>
              <table:table-cell office:value-type="float" office:value="726.26">
                <text:p>726.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720.61">
                <text:p>720.61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715">
                <text:p>71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709.45">
                <text:p>709.45</text:p>
              </table:table-cell>
              <table:table-cell office:value-type="float" office:value="709.45">
                <text:p>709.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703.95">
                <text:p>703.95</text:p>
              </table:table-cell>
              <table:table-cell office:value-type="float" office:value="703.95">
                <text:p>703.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698.51">
                <text:p>698.51</text:p>
              </table:table-cell>
              <table:table-cell office:value-type="float" office:value="698.51">
                <text:p>698.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693.11">
                <text:p>693.11</text:p>
              </table:table-cell>
              <table:table-cell office:value-type="float" office:value="693.11">
                <text:p>693.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687.76">
                <text:p>687.76</text:p>
              </table:table-cell>
              <table:table-cell office:value-type="float" office:value="687.76">
                <text:p>687.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682.47">
                <text:p>682.47</text:p>
              </table:table-cell>
              <table:table-cell office:value-type="float" office:value="682.47">
                <text:p>682.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677.22">
                <text:p>677.22</text:p>
              </table:table-cell>
              <table:table-cell office:value-type="float" office:value="677.22">
                <text:p>677.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672.02">
                <text:p>672.02</text:p>
              </table:table-cell>
              <table:table-cell office:value-type="float" office:value="672.02">
                <text:p>672.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666.87">
                <text:p>666.87</text:p>
              </table:table-cell>
              <table:table-cell office:value-type="float" office:value="666.86">
                <text:p>666.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661.76">
                <text:p>661.76</text:p>
              </table:table-cell>
              <table:table-cell office:value-type="float" office:value="661.76">
                <text:p>661.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656.7">
                <text:p>656.7</text:p>
              </table:table-cell>
              <table:table-cell office:value-type="float" office:value="656.7">
                <text:p>656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651.69">
                <text:p>651.69</text:p>
              </table:table-cell>
              <table:table-cell office:value-type="float" office:value="651.69">
                <text:p>651.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646.72">
                <text:p>646.72</text:p>
              </table:table-cell>
              <table:table-cell office:value-type="float" office:value="646.72">
                <text:p>646.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641.8">
                <text:p>641.8</text:p>
              </table:table-cell>
              <table:table-cell office:value-type="float" office:value="641.8">
                <text:p>641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636.92">
                <text:p>636.92</text:p>
              </table:table-cell>
              <table:table-cell office:value-type="float" office:value="636.92">
                <text:p>636.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632.09">
                <text:p>632.09</text:p>
              </table:table-cell>
              <table:table-cell office:value-type="float" office:value="632.09">
                <text:p>632.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627.3">
                <text:p>627.3</text:p>
              </table:table-cell>
              <table:table-cell office:value-type="float" office:value="627.3">
                <text:p>627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622.55">
                <text:p>622.55</text:p>
              </table:table-cell>
              <table:table-cell office:value-type="float" office:value="622.55">
                <text:p>622.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617.85">
                <text:p>617.85</text:p>
              </table:table-cell>
              <table:table-cell office:value-type="float" office:value="617.85">
                <text:p>617.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613.19">
                <text:p>613.19</text:p>
              </table:table-cell>
              <table:table-cell office:value-type="float" office:value="613.19">
                <text:p>613.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608.57">
                <text:p>608.57</text:p>
              </table:table-cell>
              <table:table-cell office:value-type="float" office:value="608.57">
                <text:p>608.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604">
                <text:p>60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599.46">
                <text:p>599.46</text:p>
              </table:table-cell>
              <table:table-cell office:value-type="float" office:value="599.46">
                <text:p>599.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594.97">
                <text:p>594.97</text:p>
              </table:table-cell>
              <table:table-cell office:value-type="float" office:value="594.97">
                <text:p>594.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590.52">
                <text:p>590.52</text:p>
              </table:table-cell>
              <table:table-cell office:value-type="float" office:value="590.52">
                <text:p>590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586.11">
                <text:p>586.11</text:p>
              </table:table-cell>
              <table:table-cell office:value-type="float" office:value="586.1">
                <text:p>586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581.74">
                <text:p>581.74</text:p>
              </table:table-cell>
              <table:table-cell office:value-type="float" office:value="581.73">
                <text:p>581.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577.4">
                <text:p>577.4</text:p>
              </table:table-cell>
              <table:table-cell office:value-type="float" office:value="577.4">
                <text:p>577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573.11">
                <text:p>573.11</text:p>
              </table:table-cell>
              <table:table-cell office:value-type="float" office:value="573.11">
                <text:p>573.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568.86">
                <text:p>568.86</text:p>
              </table:table-cell>
              <table:table-cell office:value-type="float" office:value="568.85">
                <text:p>568.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564.64">
                <text:p>564.64</text:p>
              </table:table-cell>
              <table:table-cell office:value-type="float" office:value="564.64">
                <text:p>564.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560.47">
                <text:p>560.47</text:p>
              </table:table-cell>
              <table:table-cell office:value-type="float" office:value="560.46">
                <text:p>560.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556.33">
                <text:p>556.33</text:p>
              </table:table-cell>
              <table:table-cell office:value-type="float" office:value="556.32">
                <text:p>556.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552.23">
                <text:p>552.23</text:p>
              </table:table-cell>
              <table:table-cell office:value-type="float" office:value="552.22">
                <text:p>552.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548.16">
                <text:p>548.16</text:p>
              </table:table-cell>
              <table:table-cell office:value-type="float" office:value="548.16">
                <text:p>548.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544.14">
                <text:p>544.14</text:p>
              </table:table-cell>
              <table:table-cell office:value-type="float" office:value="544.13">
                <text:p>544.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540.15">
                <text:p>540.15</text:p>
              </table:table-cell>
              <table:table-cell office:value-type="float" office:value="540.14">
                <text:p>540.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536.19">
                <text:p>536.19</text:p>
              </table:table-cell>
              <table:table-cell office:value-type="float" office:value="536.19">
                <text:p>536.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532.28">
                <text:p>532.28</text:p>
              </table:table-cell>
              <table:table-cell office:value-type="float" office:value="532.27">
                <text:p>532.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528.39">
                <text:p>528.39</text:p>
              </table:table-cell>
              <table:table-cell office:value-type="float" office:value="528.39">
                <text:p>528.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524.55">
                <text:p>524.55</text:p>
              </table:table-cell>
              <table:table-cell office:value-type="float" office:value="524.55">
                <text:p>524.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520.74">
                <text:p>520.74</text:p>
              </table:table-cell>
              <table:table-cell office:value-type="float" office:value="520.74">
                <text:p>520.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516.96">
                <text:p>516.96</text:p>
              </table:table-cell>
              <table:table-cell office:value-type="float" office:value="516.96">
                <text:p>516.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513.22">
                <text:p>513.22</text:p>
              </table:table-cell>
              <table:table-cell office:value-type="float" office:value="513.22">
                <text:p>513.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509.51">
                <text:p>509.51</text:p>
              </table:table-cell>
              <table:table-cell office:value-type="float" office:value="509.51">
                <text:p>509.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505.84">
                <text:p>505.84</text:p>
              </table:table-cell>
              <table:table-cell office:value-type="float" office:value="505.84">
                <text:p>505.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502.2">
                <text:p>502.2</text:p>
              </table:table-cell>
              <table:table-cell office:value-type="float" office:value="502.2">
                <text:p>502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498.59">
                <text:p>498.59</text:p>
              </table:table-cell>
              <table:table-cell office:value-type="float" office:value="498.59">
                <text:p>498.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495.02">
                <text:p>495.02</text:p>
              </table:table-cell>
              <table:table-cell office:value-type="float" office:value="495.02">
                <text:p>495.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491.48">
                <text:p>491.48</text:p>
              </table:table-cell>
              <table:table-cell office:value-type="float" office:value="491.48">
                <text:p>491.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487.97">
                <text:p>487.97</text:p>
              </table:table-cell>
              <table:table-cell office:value-type="float" office:value="487.97">
                <text:p>487.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484.49">
                <text:p>484.49</text:p>
              </table:table-cell>
              <table:table-cell office:value-type="float" office:value="484.49">
                <text:p>484.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481.05">
                <text:p>481.05</text:p>
              </table:table-cell>
              <table:table-cell office:value-type="float" office:value="481.05">
                <text:p>481.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477.64">
                <text:p>477.64</text:p>
              </table:table-cell>
              <table:table-cell office:value-type="float" office:value="477.64">
                <text:p>477.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474.26">
                <text:p>474.26</text:p>
              </table:table-cell>
              <table:table-cell office:value-type="float" office:value="474.25">
                <text:p>474.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470.91">
                <text:p>470.91</text:p>
              </table:table-cell>
              <table:table-cell office:value-type="float" office:value="470.9">
                <text:p>470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467.59">
                <text:p>467.59</text:p>
              </table:table-cell>
              <table:table-cell office:value-type="float" office:value="467.58">
                <text:p>467.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464.3">
                <text:p>464.3</text:p>
              </table:table-cell>
              <table:table-cell office:value-type="float" office:value="464.29">
                <text:p>464.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461.04">
                <text:p>461.04</text:p>
              </table:table-cell>
              <table:table-cell office:value-type="float" office:value="461.04">
                <text:p>461.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457.81">
                <text:p>457.81</text:p>
              </table:table-cell>
              <table:table-cell office:value-type="float" office:value="457.81">
                <text:p>457.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454.61">
                <text:p>454.61</text:p>
              </table:table-cell>
              <table:table-cell office:value-type="float" office:value="454.61">
                <text:p>454.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451.44">
                <text:p>451.44</text:p>
              </table:table-cell>
              <table:table-cell office:value-type="float" office:value="451.44">
                <text:p>451.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448.3">
                <text:p>448.3</text:p>
              </table:table-cell>
              <table:table-cell office:value-type="float" office:value="448.3">
                <text:p>448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445.19">
                <text:p>445.19</text:p>
              </table:table-cell>
              <table:table-cell office:value-type="float" office:value="445.18">
                <text:p>445.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442.1">
                <text:p>442.1</text:p>
              </table:table-cell>
              <table:table-cell office:value-type="float" office:value="442.1">
                <text:p>442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439.05">
                <text:p>439.05</text:p>
              </table:table-cell>
              <table:table-cell office:value-type="float" office:value="439.05">
                <text:p>439.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436.02">
                <text:p>436.02</text:p>
              </table:table-cell>
              <table:table-cell office:value-type="float" office:value="436.02">
                <text:p>436.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433.02">
                <text:p>433.02</text:p>
              </table:table-cell>
              <table:table-cell office:value-type="float" office:value="433.02">
                <text:p>433.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430.05">
                <text:p>430.05</text:p>
              </table:table-cell>
              <table:table-cell office:value-type="float" office:value="430.05">
                <text:p>430.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427.11">
                <text:p>427.11</text:p>
              </table:table-cell>
              <table:table-cell office:value-type="float" office:value="427.1">
                <text:p>427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424.19">
                <text:p>424.19</text:p>
              </table:table-cell>
              <table:table-cell office:value-type="float" office:value="424.19">
                <text:p>424.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421.3">
                <text:p>421.3</text:p>
              </table:table-cell>
              <table:table-cell office:value-type="float" office:value="421.3">
                <text:p>421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418.44">
                <text:p>418.44</text:p>
              </table:table-cell>
              <table:table-cell office:value-type="float" office:value="418.43">
                <text:p>418.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415.6">
                <text:p>415.6</text:p>
              </table:table-cell>
              <table:table-cell office:value-type="float" office:value="415.6">
                <text:p>415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412.79">
                <text:p>412.79</text:p>
              </table:table-cell>
              <table:table-cell office:value-type="float" office:value="412.79">
                <text:p>412.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407.24">
                <text:p>407.24</text:p>
              </table:table-cell>
              <table:table-cell office:value-type="float" office:value="407.24">
                <text:p>407.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404.51">
                <text:p>404.51</text:p>
              </table:table-cell>
              <table:table-cell office:value-type="float" office:value="404.51">
                <text:p>404.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01.8">
                <text:p>401.8</text:p>
              </table:table-cell>
              <table:table-cell office:value-type="float" office:value="401.8">
                <text:p>401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399.12">
                <text:p>399.12</text:p>
              </table:table-cell>
              <table:table-cell office:value-type="float" office:value="399.11">
                <text:p>399.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396.46">
                <text:p>396.46</text:p>
              </table:table-cell>
              <table:table-cell office:value-type="float" office:value="396.45">
                <text:p>396.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393.82">
                <text:p>393.82</text:p>
              </table:table-cell>
              <table:table-cell office:value-type="float" office:value="393.82">
                <text:p>393.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391.21">
                <text:p>391.21</text:p>
              </table:table-cell>
              <table:table-cell office:value-type="float" office:value="391.21">
                <text:p>391.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388.62">
                <text:p>388.62</text:p>
              </table:table-cell>
              <table:table-cell office:value-type="float" office:value="388.62">
                <text:p>388.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386.06">
                <text:p>386.06</text:p>
              </table:table-cell>
              <table:table-cell office:value-type="float" office:value="386.06">
                <text:p>386.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383.52">
                <text:p>383.52</text:p>
              </table:table-cell>
              <table:table-cell office:value-type="float" office:value="383.52">
                <text:p>383.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381">
                <text:p>38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378.51">
                <text:p>378.51</text:p>
              </table:table-cell>
              <table:table-cell office:value-type="float" office:value="378.51">
                <text:p>378.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376.04">
                <text:p>376.04</text:p>
              </table:table-cell>
              <table:table-cell office:value-type="float" office:value="376.04">
                <text:p>376.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373.59">
                <text:p>373.59</text:p>
              </table:table-cell>
              <table:table-cell office:value-type="float" office:value="373.59">
                <text:p>373.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371.17">
                <text:p>371.17</text:p>
              </table:table-cell>
              <table:table-cell office:value-type="float" office:value="371.17">
                <text:p>371.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368.77">
                <text:p>368.77</text:p>
              </table:table-cell>
              <table:table-cell office:value-type="float" office:value="368.76">
                <text:p>368.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366.39">
                <text:p>366.39</text:p>
              </table:table-cell>
              <table:table-cell office:value-type="float" office:value="366.38">
                <text:p>366.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364.03">
                <text:p>364.03</text:p>
              </table:table-cell>
              <table:table-cell office:value-type="float" office:value="364.02">
                <text:p>364.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361.69">
                <text:p>361.69</text:p>
              </table:table-cell>
              <table:table-cell office:value-type="float" office:value="361.69">
                <text:p>361.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359.38">
                <text:p>359.38</text:p>
              </table:table-cell>
              <table:table-cell office:value-type="float" office:value="359.37">
                <text:p>359.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357.08">
                <text:p>357.08</text:p>
              </table:table-cell>
              <table:table-cell office:value-type="float" office:value="357.08">
                <text:p>357.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354.81">
                <text:p>354.81</text:p>
              </table:table-cell>
              <table:table-cell office:value-type="float" office:value="354.81">
                <text:p>354.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352.56">
                <text:p>352.56</text:p>
              </table:table-cell>
              <table:table-cell office:value-type="float" office:value="352.55">
                <text:p>352.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350.33">
                <text:p>350.33</text:p>
              </table:table-cell>
              <table:table-cell office:value-type="float" office:value="350.32">
                <text:p>350.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348.12">
                <text:p>348.12</text:p>
              </table:table-cell>
              <table:table-cell office:value-type="float" office:value="348.11">
                <text:p>348.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345.92">
                <text:p>345.92</text:p>
              </table:table-cell>
              <table:table-cell office:value-type="float" office:value="345.92">
                <text:p>345.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343.75">
                <text:p>343.75</text:p>
              </table:table-cell>
              <table:table-cell office:value-type="float" office:value="343.75">
                <text:p>343.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341.6">
                <text:p>341.6</text:p>
              </table:table-cell>
              <table:table-cell office:value-type="float" office:value="341.6">
                <text:p>341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339.47">
                <text:p>339.47</text:p>
              </table:table-cell>
              <table:table-cell office:value-type="float" office:value="339.47">
                <text:p>339.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337.36">
                <text:p>337.36</text:p>
              </table:table-cell>
              <table:table-cell office:value-type="float" office:value="337.36">
                <text:p>337.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335.27">
                <text:p>335.27</text:p>
              </table:table-cell>
              <table:table-cell office:value-type="float" office:value="335.27">
                <text:p>335.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333.2">
                <text:p>333.2</text:p>
              </table:table-cell>
              <table:table-cell office:value-type="float" office:value="333.19">
                <text:p>333.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331.14">
                <text:p>331.14</text:p>
              </table:table-cell>
              <table:table-cell office:value-type="float" office:value="331.14">
                <text:p>331.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329.11">
                <text:p>329.11</text:p>
              </table:table-cell>
              <table:table-cell office:value-type="float" office:value="329.11">
                <text:p>329.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327.09">
                <text:p>327.09</text:p>
              </table:table-cell>
              <table:table-cell office:value-type="float" office:value="327.09">
                <text:p>327.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325.1">
                <text:p>325.1</text:p>
              </table:table-cell>
              <table:table-cell office:value-type="float" office:value="325.09">
                <text:p>325.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23.12">
                <text:p>323.12</text:p>
              </table:table-cell>
              <table:table-cell office:value-type="float" office:value="323.11">
                <text:p>323.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21.16">
                <text:p>321.16</text:p>
              </table:table-cell>
              <table:table-cell office:value-type="float" office:value="321.15">
                <text:p>321.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319.21">
                <text:p>319.21</text:p>
              </table:table-cell>
              <table:table-cell office:value-type="float" office:value="319.21">
                <text:p>319.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17.29">
                <text:p>317.29</text:p>
              </table:table-cell>
              <table:table-cell office:value-type="float" office:value="317.28">
                <text:p>317.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315.38">
                <text:p>315.38</text:p>
              </table:table-cell>
              <table:table-cell office:value-type="float" office:value="315.37">
                <text:p>315.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313.49">
                <text:p>313.49</text:p>
              </table:table-cell>
              <table:table-cell office:value-type="float" office:value="313.48">
                <text:p>313.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311.61">
                <text:p>311.61</text:p>
              </table:table-cell>
              <table:table-cell office:value-type="float" office:value="311.61">
                <text:p>311.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09.76">
                <text:p>309.76</text:p>
              </table:table-cell>
              <table:table-cell office:value-type="float" office:value="309.75">
                <text:p>309.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07.92">
                <text:p>307.92</text:p>
              </table:table-cell>
              <table:table-cell office:value-type="float" office:value="307.92">
                <text:p>307.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06.1">
                <text:p>306.1</text:p>
              </table:table-cell>
              <table:table-cell office:value-type="float" office:value="306.09">
                <text:p>306.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04.29">
                <text:p>304.29</text:p>
              </table:table-cell>
              <table:table-cell office:value-type="float" office:value="304.29">
                <text:p>304.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02.5">
                <text:p>302.5</text:p>
              </table:table-cell>
              <table:table-cell office:value-type="float" office:value="302.5">
                <text:p>302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00.73">
                <text:p>300.73</text:p>
              </table:table-cell>
              <table:table-cell office:value-type="float" office:value="300.72">
                <text:p>300.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298.97">
                <text:p>298.97</text:p>
              </table:table-cell>
              <table:table-cell office:value-type="float" office:value="298.97">
                <text:p>298.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297.23">
                <text:p>297.23</text:p>
              </table:table-cell>
              <table:table-cell office:value-type="float" office:value="297.23">
                <text:p>297.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295.51">
                <text:p>295.51</text:p>
              </table:table-cell>
              <table:table-cell office:value-type="float" office:value="295.5">
                <text:p>295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293.8">
                <text:p>293.8</text:p>
              </table:table-cell>
              <table:table-cell office:value-type="float" office:value="293.79">
                <text:p>293.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292.1">
                <text:p>292.1</text:p>
              </table:table-cell>
              <table:table-cell office:value-type="float" office:value="292.1">
                <text:p>292.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290.42">
                <text:p>290.42</text:p>
              </table:table-cell>
              <table:table-cell office:value-type="float" office:value="290.42">
                <text:p>29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39cm" svg:y="0.316cm" chart:style-name="ch2">
          <text:p>thrombin comparison</text:p>
        </chart:title>
        <chart:legend chart:legend-position="end" svg:x="13.252cm" svg:y="3.954cm" style:legend-expansion="high" chart:style-name="ch3"/>
        <chart:plot-area chart:style-name="ch4" table:cell-range-address="'10 percent'.A2:'10 percent'.A202 '10 percent'.C1:'10 percent'.C202 '10 percent'.J1:'10 percent'.J202" chart:data-source-has-labels="row" svg:x="0.769cm" svg:y="1.635cm" svg:width="11.845cm" svg:height="6.77cm">
          <chartooo:coordinate-region svg:x="1.576cm" svg:y="1.834cm" svg:width="10.666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C2:'10 percent'.C202" chart:label-cell-address="'10 percent'.C1:'10 percent'.C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J2:'10 percent'.J202" chart:label-cell-address="'10 percent'.J1:'10 percent'.J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a</text:p>
                <draw:g>
                  <svg:desc>'10 percent'.C1:'10 percent'.C1</svg:desc>
                </draw:g>
              </table:table-cell>
              <table:table-cell office:value-type="string">
                <text:p>noapc Iia</text:p>
                <draw:g>
                  <svg:desc>'10 percent'.J1:'10 percen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0">
                <text:p>0</text:p>
                <draw:g>
                  <svg:desc>'10 percent'.C2:'10 percent'.C202</svg:desc>
                </draw:g>
              </table:table-cell>
              <table:table-cell office:value-type="float" office:value="0">
                <text:p>0</text:p>
                <draw:g>
                  <svg:desc>'10 percent'.J2:'10 percent'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64988">
                <text:p>0.064988</text:p>
              </table:table-cell>
              <table:table-cell office:value-type="float" office:value="0.06509">
                <text:p>0.06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22875">
                <text:p>0.22875</text:p>
              </table:table-cell>
              <table:table-cell office:value-type="float" office:value="0.22881">
                <text:p>0.22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49816">
                <text:p>0.49816</text:p>
              </table:table-cell>
              <table:table-cell office:value-type="float" office:value="0.49819">
                <text:p>0.49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.1076">
                <text:p>1.1076</text:p>
              </table:table-cell>
              <table:table-cell office:value-type="float" office:value="1.1076">
                <text:p>1.1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2.6799">
                <text:p>2.6799</text:p>
              </table:table-cell>
              <table:table-cell office:value-type="float" office:value="2.6798">
                <text:p>2.6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6.3803">
                <text:p>6.3803</text:p>
              </table:table-cell>
              <table:table-cell office:value-type="float" office:value="6.3799">
                <text:p>6.3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3.521">
                <text:p>13.521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22.95">
                <text:p>22.95</text:p>
              </table:table-cell>
              <table:table-cell office:value-type="float" office:value="22.949">
                <text:p>22.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34.559">
                <text:p>34.559</text:p>
              </table:table-cell>
              <table:table-cell office:value-type="float" office:value="34.558">
                <text:p>34.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47.156">
                <text:p>47.156</text:p>
              </table:table-cell>
              <table:table-cell office:value-type="float" office:value="47.154">
                <text:p>47.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58.867">
                <text:p>58.867</text:p>
              </table:table-cell>
              <table:table-cell office:value-type="float" office:value="58.865">
                <text:p>58.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69.512">
                <text:p>69.512</text:p>
              </table:table-cell>
              <table:table-cell office:value-type="float" office:value="69.508">
                <text:p>69.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78.702">
                <text:p>78.702</text:p>
              </table:table-cell>
              <table:table-cell office:value-type="float" office:value="78.698">
                <text:p>78.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86.341">
                <text:p>86.341</text:p>
              </table:table-cell>
              <table:table-cell office:value-type="float" office:value="86.336">
                <text:p>86.3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92.519">
                <text:p>92.519</text:p>
              </table:table-cell>
              <table:table-cell office:value-type="float" office:value="92.515">
                <text:p>92.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97.417">
                <text:p>97.417</text:p>
              </table:table-cell>
              <table:table-cell office:value-type="float" office:value="97.412">
                <text:p>97.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01.23">
                <text:p>101.23</text:p>
              </table:table-cell>
              <table:table-cell office:value-type="float" office:value="101.23">
                <text:p>101.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04.15">
                <text:p>104.15</text:p>
              </table:table-cell>
              <table:table-cell office:value-type="float" office:value="104.15">
                <text:p>104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06.35">
                <text:p>106.35</text:p>
              </table:table-cell>
              <table:table-cell office:value-type="float" office:value="106.34">
                <text:p>106.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07.96">
                <text:p>107.96</text:p>
              </table:table-cell>
              <table:table-cell office:value-type="float" office:value="107.95">
                <text:p>107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09.1">
                <text:p>109.1</text:p>
              </table:table-cell>
              <table:table-cell office:value-type="float" office:value="109.09">
                <text:p>109.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09.87">
                <text:p>109.87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10.34">
                <text:p>110.34</text:p>
              </table:table-cell>
              <table:table-cell office:value-type="float" office:value="110.34">
                <text:p>110.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10.59">
                <text:p>110.59</text:p>
              </table:table-cell>
              <table:table-cell office:value-type="float" office:value="110.58">
                <text:p>110.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10.65">
                <text:p>110.65</text:p>
              </table:table-cell>
              <table:table-cell office:value-type="float" office:value="110.64">
                <text:p>110.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10.56">
                <text:p>110.56</text:p>
              </table:table-cell>
              <table:table-cell office:value-type="float" office:value="110.55">
                <text:p>110.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10.36">
                <text:p>110.36</text:p>
              </table:table-cell>
              <table:table-cell office:value-type="float" office:value="110.36">
                <text:p>110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10.08">
                <text:p>110.08</text:p>
              </table:table-cell>
              <table:table-cell office:value-type="float" office:value="110.07">
                <text:p>110.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09.73">
                <text:p>109.73</text:p>
              </table:table-cell>
              <table:table-cell office:value-type="float" office:value="109.72">
                <text:p>109.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09.32">
                <text:p>109.32</text:p>
              </table:table-cell>
              <table:table-cell office:value-type="float" office:value="109.31">
                <text:p>109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08.87">
                <text:p>108.87</text:p>
              </table:table-cell>
              <table:table-cell office:value-type="float" office:value="108.86">
                <text:p>108.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08.39">
                <text:p>108.39</text:p>
              </table:table-cell>
              <table:table-cell office:value-type="float" office:value="108.38">
                <text:p>108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07.88">
                <text:p>107.88</text:p>
              </table:table-cell>
              <table:table-cell office:value-type="float" office:value="107.87">
                <text:p>107.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07.35">
                <text:p>107.35</text:p>
              </table:table-cell>
              <table:table-cell office:value-type="float" office:value="107.35">
                <text:p>107.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06.81">
                <text:p>106.81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06.26">
                <text:p>106.26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05.7">
                <text:p>105.7</text:p>
              </table:table-cell>
              <table:table-cell office:value-type="float" office:value="105.69">
                <text:p>105.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05.13">
                <text:p>105.13</text:p>
              </table:table-cell>
              <table:table-cell office:value-type="float" office:value="105.13">
                <text:p>105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04.56">
                <text:p>104.56</text:p>
              </table:table-cell>
              <table:table-cell office:value-type="float" office:value="104.56">
                <text:p>104.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03.99">
                <text:p>103.99</text:p>
              </table:table-cell>
              <table:table-cell office:value-type="float" office:value="103.98">
                <text:p>103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03.41">
                <text:p>103.41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02.83">
                <text:p>102.83</text:p>
              </table:table-cell>
              <table:table-cell office:value-type="float" office:value="102.83">
                <text:p>102.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02.26">
                <text:p>102.26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01.68">
                <text:p>101.68</text:p>
              </table:table-cell>
              <table:table-cell office:value-type="float" office:value="101.67">
                <text:p>101.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01.1">
                <text:p>101.1</text:p>
              </table:table-cell>
              <table:table-cell office:value-type="float" office:value="101.09">
                <text:p>101.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00.52">
                <text:p>100.52</text:p>
              </table:table-cell>
              <table:table-cell office:value-type="float" office:value="100.51">
                <text:p>100.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99.936">
                <text:p>99.936</text:p>
              </table:table-cell>
              <table:table-cell office:value-type="float" office:value="99.927">
                <text:p>99.9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99.357">
                <text:p>99.357</text:p>
              </table:table-cell>
              <table:table-cell office:value-type="float" office:value="99.348">
                <text:p>99.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98.778">
                <text:p>98.778</text:p>
              </table:table-cell>
              <table:table-cell office:value-type="float" office:value="98.769">
                <text:p>98.7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98.2">
                <text:p>98.2</text:p>
              </table:table-cell>
              <table:table-cell office:value-type="float" office:value="98.19">
                <text:p>98.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97.622">
                <text:p>97.622</text:p>
              </table:table-cell>
              <table:table-cell office:value-type="float" office:value="97.612">
                <text:p>97.6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97.045">
                <text:p>97.045</text:p>
              </table:table-cell>
              <table:table-cell office:value-type="float" office:value="97.035">
                <text:p>97.0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96.468">
                <text:p>96.468</text:p>
              </table:table-cell>
              <table:table-cell office:value-type="float" office:value="96.458">
                <text:p>96.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95.892">
                <text:p>95.892</text:p>
              </table:table-cell>
              <table:table-cell office:value-type="float" office:value="95.882">
                <text:p>95.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95.317">
                <text:p>95.317</text:p>
              </table:table-cell>
              <table:table-cell office:value-type="float" office:value="95.306">
                <text:p>95.3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94.742">
                <text:p>94.742</text:p>
              </table:table-cell>
              <table:table-cell office:value-type="float" office:value="94.732">
                <text:p>94.7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94.168">
                <text:p>94.168</text:p>
              </table:table-cell>
              <table:table-cell office:value-type="float" office:value="94.157">
                <text:p>94.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93.594">
                <text:p>93.594</text:p>
              </table:table-cell>
              <table:table-cell office:value-type="float" office:value="93.584">
                <text:p>93.5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93.022">
                <text:p>93.022</text:p>
              </table:table-cell>
              <table:table-cell office:value-type="float" office:value="93.011">
                <text:p>93.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92.45">
                <text:p>92.45</text:p>
              </table:table-cell>
              <table:table-cell office:value-type="float" office:value="92.439">
                <text:p>92.4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91.879">
                <text:p>91.879</text:p>
              </table:table-cell>
              <table:table-cell office:value-type="float" office:value="91.868">
                <text:p>91.8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91.308">
                <text:p>91.308</text:p>
              </table:table-cell>
              <table:table-cell office:value-type="float" office:value="91.298">
                <text:p>91.2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90.739">
                <text:p>90.739</text:p>
              </table:table-cell>
              <table:table-cell office:value-type="float" office:value="90.728">
                <text:p>90.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90.17">
                <text:p>90.17</text:p>
              </table:table-cell>
              <table:table-cell office:value-type="float" office:value="90.159">
                <text:p>90.1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89.602">
                <text:p>89.602</text:p>
              </table:table-cell>
              <table:table-cell office:value-type="float" office:value="89.592">
                <text:p>89.5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89.036">
                <text:p>89.036</text:p>
              </table:table-cell>
              <table:table-cell office:value-type="float" office:value="89.025">
                <text:p>89.0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88.47">
                <text:p>88.47</text:p>
              </table:table-cell>
              <table:table-cell office:value-type="float" office:value="88.459">
                <text:p>88.4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87.905">
                <text:p>87.905</text:p>
              </table:table-cell>
              <table:table-cell office:value-type="float" office:value="87.894">
                <text:p>87.8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87.341">
                <text:p>87.341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86.778">
                <text:p>86.778</text:p>
              </table:table-cell>
              <table:table-cell office:value-type="float" office:value="86.767">
                <text:p>86.7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86.217">
                <text:p>86.217</text:p>
              </table:table-cell>
              <table:table-cell office:value-type="float" office:value="86.205">
                <text:p>86.2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85.656">
                <text:p>85.656</text:p>
              </table:table-cell>
              <table:table-cell office:value-type="float" office:value="85.645">
                <text:p>85.6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85.097">
                <text:p>85.097</text:p>
              </table:table-cell>
              <table:table-cell office:value-type="float" office:value="85.086">
                <text:p>85.0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84.539">
                <text:p>84.539</text:p>
              </table:table-cell>
              <table:table-cell office:value-type="float" office:value="84.528">
                <text:p>84.5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83.982">
                <text:p>83.982</text:p>
              </table:table-cell>
              <table:table-cell office:value-type="float" office:value="83.971">
                <text:p>83.9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83.427">
                <text:p>83.427</text:p>
              </table:table-cell>
              <table:table-cell office:value-type="float" office:value="83.416">
                <text:p>83.4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82.874">
                <text:p>82.874</text:p>
              </table:table-cell>
              <table:table-cell office:value-type="float" office:value="82.862">
                <text:p>82.8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82.321">
                <text:p>82.321</text:p>
              </table:table-cell>
              <table:table-cell office:value-type="float" office:value="82.31">
                <text:p>82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81.771">
                <text:p>81.771</text:p>
              </table:table-cell>
              <table:table-cell office:value-type="float" office:value="81.759">
                <text:p>81.7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81.221">
                <text:p>81.221</text:p>
              </table:table-cell>
              <table:table-cell office:value-type="float" office:value="81.21">
                <text:p>81.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80.674">
                <text:p>80.674</text:p>
              </table:table-cell>
              <table:table-cell office:value-type="float" office:value="80.662">
                <text:p>80.6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80.128">
                <text:p>80.128</text:p>
              </table:table-cell>
              <table:table-cell office:value-type="float" office:value="80.117">
                <text:p>80.1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79.584">
                <text:p>79.584</text:p>
              </table:table-cell>
              <table:table-cell office:value-type="float" office:value="79.572">
                <text:p>79.5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79.042">
                <text:p>79.042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78.501">
                <text:p>78.501</text:p>
              </table:table-cell>
              <table:table-cell office:value-type="float" office:value="78.489">
                <text:p>78.4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77.962">
                <text:p>77.962</text:p>
              </table:table-cell>
              <table:table-cell office:value-type="float" office:value="77.951">
                <text:p>77.9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77.426">
                <text:p>77.426</text:p>
              </table:table-cell>
              <table:table-cell office:value-type="float" office:value="77.414">
                <text:p>77.4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76.891">
                <text:p>76.891</text:p>
              </table:table-cell>
              <table:table-cell office:value-type="float" office:value="76.879">
                <text:p>76.8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76.358">
                <text:p>76.358</text:p>
              </table:table-cell>
              <table:table-cell office:value-type="float" office:value="76.346">
                <text:p>76.3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75.827">
                <text:p>75.827</text:p>
              </table:table-cell>
              <table:table-cell office:value-type="float" office:value="75.816">
                <text:p>75.8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75.299">
                <text:p>75.299</text:p>
              </table:table-cell>
              <table:table-cell office:value-type="float" office:value="75.287">
                <text:p>75.2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74.772">
                <text:p>74.772</text:p>
              </table:table-cell>
              <table:table-cell office:value-type="float" office:value="74.76">
                <text:p>74.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74.248">
                <text:p>74.248</text:p>
              </table:table-cell>
              <table:table-cell office:value-type="float" office:value="74.236">
                <text:p>74.2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73.725">
                <text:p>73.725</text:p>
              </table:table-cell>
              <table:table-cell office:value-type="float" office:value="73.714">
                <text:p>73.7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73.205">
                <text:p>73.205</text:p>
              </table:table-cell>
              <table:table-cell office:value-type="float" office:value="73.194">
                <text:p>73.1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72.687">
                <text:p>72.687</text:p>
              </table:table-cell>
              <table:table-cell office:value-type="float" office:value="72.676">
                <text:p>72.6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72.172">
                <text:p>72.172</text:p>
              </table:table-cell>
              <table:table-cell office:value-type="float" office:value="72.16">
                <text:p>72.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71.658">
                <text:p>71.658</text:p>
              </table:table-cell>
              <table:table-cell office:value-type="float" office:value="71.647">
                <text:p>71.6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71.148">
                <text:p>71.148</text:p>
              </table:table-cell>
              <table:table-cell office:value-type="float" office:value="71.136">
                <text:p>71.1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70.639">
                <text:p>70.639</text:p>
              </table:table-cell>
              <table:table-cell office:value-type="float" office:value="70.627">
                <text:p>70.6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70.133">
                <text:p>70.133</text:p>
              </table:table-cell>
              <table:table-cell office:value-type="float" office:value="70.121">
                <text:p>70.1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69.629">
                <text:p>69.629</text:p>
              </table:table-cell>
              <table:table-cell office:value-type="float" office:value="69.617">
                <text:p>69.6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69.128">
                <text:p>69.128</text:p>
              </table:table-cell>
              <table:table-cell office:value-type="float" office:value="69.116">
                <text:p>69.1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68.629">
                <text:p>68.629</text:p>
              </table:table-cell>
              <table:table-cell office:value-type="float" office:value="68.617">
                <text:p>68.6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68.132">
                <text:p>68.132</text:p>
              </table:table-cell>
              <table:table-cell office:value-type="float" office:value="68.121">
                <text:p>68.1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67.638">
                <text:p>67.638</text:p>
              </table:table-cell>
              <table:table-cell office:value-type="float" office:value="67.627">
                <text:p>67.6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67.147">
                <text:p>67.147</text:p>
              </table:table-cell>
              <table:table-cell office:value-type="float" office:value="67.135">
                <text:p>67.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66.658">
                <text:p>66.658</text:p>
              </table:table-cell>
              <table:table-cell office:value-type="float" office:value="66.646">
                <text:p>66.6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66.171">
                <text:p>66.171</text:p>
              </table:table-cell>
              <table:table-cell office:value-type="float" office:value="66.16">
                <text:p>66.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65.688">
                <text:p>65.688</text:p>
              </table:table-cell>
              <table:table-cell office:value-type="float" office:value="65.676">
                <text:p>65.6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65.206">
                <text:p>65.206</text:p>
              </table:table-cell>
              <table:table-cell office:value-type="float" office:value="65.195">
                <text:p>65.1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64.728">
                <text:p>64.728</text:p>
              </table:table-cell>
              <table:table-cell office:value-type="float" office:value="64.716">
                <text:p>64.7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64.252">
                <text:p>64.252</text:p>
              </table:table-cell>
              <table:table-cell office:value-type="float" office:value="64.24">
                <text:p>64.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63.778">
                <text:p>63.778</text:p>
              </table:table-cell>
              <table:table-cell office:value-type="float" office:value="63.767">
                <text:p>63.7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63.307">
                <text:p>63.307</text:p>
              </table:table-cell>
              <table:table-cell office:value-type="float" office:value="63.296">
                <text:p>63.2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62.839">
                <text:p>62.839</text:p>
              </table:table-cell>
              <table:table-cell office:value-type="float" office:value="62.828">
                <text:p>62.8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62.373">
                <text:p>62.373</text:p>
              </table:table-cell>
              <table:table-cell office:value-type="float" office:value="62.362">
                <text:p>62.3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61.91">
                <text:p>61.91</text:p>
              </table:table-cell>
              <table:table-cell office:value-type="float" office:value="61.899">
                <text:p>61.8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61.45">
                <text:p>61.45</text:p>
              </table:table-cell>
              <table:table-cell office:value-type="float" office:value="61.438">
                <text:p>61.4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60.992">
                <text:p>60.992</text:p>
              </table:table-cell>
              <table:table-cell office:value-type="float" office:value="60.981">
                <text:p>60.9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60.537">
                <text:p>60.537</text:p>
              </table:table-cell>
              <table:table-cell office:value-type="float" office:value="60.526">
                <text:p>60.5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60.084">
                <text:p>60.084</text:p>
              </table:table-cell>
              <table:table-cell office:value-type="float" office:value="60.073">
                <text:p>60.0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59.634">
                <text:p>59.634</text:p>
              </table:table-cell>
              <table:table-cell office:value-type="float" office:value="59.623">
                <text:p>59.6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59.187">
                <text:p>59.187</text:p>
              </table:table-cell>
              <table:table-cell office:value-type="float" office:value="59.176">
                <text:p>59.1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58.742">
                <text:p>58.742</text:p>
              </table:table-cell>
              <table:table-cell office:value-type="float" office:value="58.732">
                <text:p>58.7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58.3">
                <text:p>58.3</text:p>
              </table:table-cell>
              <table:table-cell office:value-type="float" office:value="58.29">
                <text:p>58.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57.861">
                <text:p>57.861</text:p>
              </table:table-cell>
              <table:table-cell office:value-type="float" office:value="57.85">
                <text:p>57.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57.425">
                <text:p>57.425</text:p>
              </table:table-cell>
              <table:table-cell office:value-type="float" office:value="57.414">
                <text:p>57.4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56.991">
                <text:p>56.991</text:p>
              </table:table-cell>
              <table:table-cell office:value-type="float" office:value="56.98">
                <text:p>56.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56.559">
                <text:p>56.559</text:p>
              </table:table-cell>
              <table:table-cell office:value-type="float" office:value="56.549">
                <text:p>56.5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56.13">
                <text:p>56.13</text:p>
              </table:table-cell>
              <table:table-cell office:value-type="float" office:value="56.12">
                <text:p>56.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55.704">
                <text:p>55.704</text:p>
              </table:table-cell>
              <table:table-cell office:value-type="float" office:value="55.694">
                <text:p>55.6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55.281">
                <text:p>55.281</text:p>
              </table:table-cell>
              <table:table-cell office:value-type="float" office:value="55.27">
                <text:p>55.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54.86">
                <text:p>54.86</text:p>
              </table:table-cell>
              <table:table-cell office:value-type="float" office:value="54.85">
                <text:p>54.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54.442">
                <text:p>54.442</text:p>
              </table:table-cell>
              <table:table-cell office:value-type="float" office:value="54.432">
                <text:p>54.4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54.026">
                <text:p>54.026</text:p>
              </table:table-cell>
              <table:table-cell office:value-type="float" office:value="54.016">
                <text:p>54.0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53.613">
                <text:p>53.613</text:p>
              </table:table-cell>
              <table:table-cell office:value-type="float" office:value="53.603">
                <text:p>53.6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53.203">
                <text:p>53.203</text:p>
              </table:table-cell>
              <table:table-cell office:value-type="float" office:value="53.193">
                <text:p>53.1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52.795">
                <text:p>52.795</text:p>
              </table:table-cell>
              <table:table-cell office:value-type="float" office:value="52.785">
                <text:p>52.7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52.39">
                <text:p>52.39</text:p>
              </table:table-cell>
              <table:table-cell office:value-type="float" office:value="52.38">
                <text:p>52.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51.988">
                <text:p>51.988</text:p>
              </table:table-cell>
              <table:table-cell office:value-type="float" office:value="51.977">
                <text:p>51.9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51.588">
                <text:p>51.588</text:p>
              </table:table-cell>
              <table:table-cell office:value-type="float" office:value="51.578">
                <text:p>51.5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51.19">
                <text:p>51.19</text:p>
              </table:table-cell>
              <table:table-cell office:value-type="float" office:value="51.18">
                <text:p>51.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50.795">
                <text:p>50.795</text:p>
              </table:table-cell>
              <table:table-cell office:value-type="float" office:value="50.785">
                <text:p>50.7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50.403">
                <text:p>50.403</text:p>
              </table:table-cell>
              <table:table-cell office:value-type="float" office:value="50.393">
                <text:p>50.3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50.013">
                <text:p>50.013</text:p>
              </table:table-cell>
              <table:table-cell office:value-type="float" office:value="50.003">
                <text:p>50.0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49.626">
                <text:p>49.626</text:p>
              </table:table-cell>
              <table:table-cell office:value-type="float" office:value="49.616">
                <text:p>49.6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9.241">
                <text:p>49.241</text:p>
              </table:table-cell>
              <table:table-cell office:value-type="float" office:value="49.232">
                <text:p>49.2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48.859">
                <text:p>48.859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8.48">
                <text:p>48.48</text:p>
              </table:table-cell>
              <table:table-cell office:value-type="float" office:value="48.47">
                <text:p>48.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8.103">
                <text:p>48.103</text:p>
              </table:table-cell>
              <table:table-cell office:value-type="float" office:value="48.093">
                <text:p>48.0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7.728">
                <text:p>47.728</text:p>
              </table:table-cell>
              <table:table-cell office:value-type="float" office:value="47.718">
                <text:p>47.7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47.356">
                <text:p>47.356</text:p>
              </table:table-cell>
              <table:table-cell office:value-type="float" office:value="47.346">
                <text:p>47.3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46.986">
                <text:p>46.986</text:p>
              </table:table-cell>
              <table:table-cell office:value-type="float" office:value="46.977">
                <text:p>46.9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46.619">
                <text:p>46.619</text:p>
              </table:table-cell>
              <table:table-cell office:value-type="float" office:value="46.61">
                <text:p>46.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46.254">
                <text:p>46.254</text:p>
              </table:table-cell>
              <table:table-cell office:value-type="float" office:value="46.245">
                <text:p>46.2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45.892">
                <text:p>45.892</text:p>
              </table:table-cell>
              <table:table-cell office:value-type="float" office:value="45.883">
                <text:p>45.8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45.532">
                <text:p>45.532</text:p>
              </table:table-cell>
              <table:table-cell office:value-type="float" office:value="45.523">
                <text:p>45.5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45.175">
                <text:p>45.175</text:p>
              </table:table-cell>
              <table:table-cell office:value-type="float" office:value="45.166">
                <text:p>45.1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44.82">
                <text:p>44.82</text:p>
              </table:table-cell>
              <table:table-cell office:value-type="float" office:value="44.811">
                <text:p>44.8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44.468">
                <text:p>44.468</text:p>
              </table:table-cell>
              <table:table-cell office:value-type="float" office:value="44.458">
                <text:p>44.4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44.117">
                <text:p>44.117</text:p>
              </table:table-cell>
              <table:table-cell office:value-type="float" office:value="44.108">
                <text:p>44.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43.77">
                <text:p>43.77</text:p>
              </table:table-cell>
              <table:table-cell office:value-type="float" office:value="43.761">
                <text:p>43.7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43.424">
                <text:p>43.424</text:p>
              </table:table-cell>
              <table:table-cell office:value-type="float" office:value="43.415">
                <text:p>43.4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43.081">
                <text:p>43.081</text:p>
              </table:table-cell>
              <table:table-cell office:value-type="float" office:value="43.072">
                <text:p>43.0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42.741">
                <text:p>42.741</text:p>
              </table:table-cell>
              <table:table-cell office:value-type="float" office:value="42.732">
                <text:p>42.7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42.402">
                <text:p>42.402</text:p>
              </table:table-cell>
              <table:table-cell office:value-type="float" office:value="42.393">
                <text:p>42.3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42.066">
                <text:p>42.066</text:p>
              </table:table-cell>
              <table:table-cell office:value-type="float" office:value="42.058">
                <text:p>42.0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41.733">
                <text:p>41.733</text:p>
              </table:table-cell>
              <table:table-cell office:value-type="float" office:value="41.724">
                <text:p>41.7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41.402">
                <text:p>41.402</text:p>
              </table:table-cell>
              <table:table-cell office:value-type="float" office:value="41.393">
                <text:p>41.3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41.073">
                <text:p>41.073</text:p>
              </table:table-cell>
              <table:table-cell office:value-type="float" office:value="41.064">
                <text:p>41.0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40.746">
                <text:p>40.746</text:p>
              </table:table-cell>
              <table:table-cell office:value-type="float" office:value="40.737">
                <text:p>40.7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40.422">
                <text:p>40.422</text:p>
              </table:table-cell>
              <table:table-cell office:value-type="float" office:value="40.413">
                <text:p>40.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40.099">
                <text:p>40.099</text:p>
              </table:table-cell>
              <table:table-cell office:value-type="float" office:value="40.091">
                <text:p>40.0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39.78">
                <text:p>39.78</text:p>
              </table:table-cell>
              <table:table-cell office:value-type="float" office:value="39.771">
                <text:p>39.7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39.462">
                <text:p>39.462</text:p>
              </table:table-cell>
              <table:table-cell office:value-type="float" office:value="39.454">
                <text:p>39.4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39.147">
                <text:p>39.147</text:p>
              </table:table-cell>
              <table:table-cell office:value-type="float" office:value="39.138">
                <text:p>39.1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38.834">
                <text:p>38.834</text:p>
              </table:table-cell>
              <table:table-cell office:value-type="float" office:value="38.825">
                <text:p>38.8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38.523">
                <text:p>38.523</text:p>
              </table:table-cell>
              <table:table-cell office:value-type="float" office:value="38.515">
                <text:p>38.5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38.214">
                <text:p>38.214</text:p>
              </table:table-cell>
              <table:table-cell office:value-type="float" office:value="38.206">
                <text:p>38.2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37.908">
                <text:p>37.908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7.604">
                <text:p>37.604</text:p>
              </table:table-cell>
              <table:table-cell office:value-type="float" office:value="37.595">
                <text:p>37.5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7.302">
                <text:p>37.302</text:p>
              </table:table-cell>
              <table:table-cell office:value-type="float" office:value="37.294">
                <text:p>37.2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37.002">
                <text:p>37.002</text:p>
              </table:table-cell>
              <table:table-cell office:value-type="float" office:value="36.994">
                <text:p>36.9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6.704">
                <text:p>36.704</text:p>
              </table:table-cell>
              <table:table-cell office:value-type="float" office:value="36.696">
                <text:p>36.6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36.409">
                <text:p>36.409</text:p>
              </table:table-cell>
              <table:table-cell office:value-type="float" office:value="36.401">
                <text:p>36.4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36.115">
                <text:p>36.115</text:p>
              </table:table-cell>
              <table:table-cell office:value-type="float" office:value="36.107">
                <text:p>36.1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35.824">
                <text:p>35.824</text:p>
              </table:table-cell>
              <table:table-cell office:value-type="float" office:value="35.816">
                <text:p>35.8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5.535">
                <text:p>35.535</text:p>
              </table:table-cell>
              <table:table-cell office:value-type="float" office:value="35.527">
                <text:p>35.5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5.248">
                <text:p>35.248</text:p>
              </table:table-cell>
              <table:table-cell office:value-type="float" office:value="35.24">
                <text:p>35.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4.964">
                <text:p>34.964</text:p>
              </table:table-cell>
              <table:table-cell office:value-type="float" office:value="34.956">
                <text:p>34.9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4.681">
                <text:p>34.681</text:p>
              </table:table-cell>
              <table:table-cell office:value-type="float" office:value="34.673">
                <text:p>34.6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4.4">
                <text:p>34.4</text:p>
              </table:table-cell>
              <table:table-cell office:value-type="float" office:value="34.392">
                <text:p>34.3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4.122">
                <text:p>34.122</text:p>
              </table:table-cell>
              <table:table-cell office:value-type="float" office:value="34.114">
                <text:p>34.1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33.845">
                <text:p>33.845</text:p>
              </table:table-cell>
              <table:table-cell office:value-type="float" office:value="33.838">
                <text:p>33.8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33.571">
                <text:p>33.571</text:p>
              </table:table-cell>
              <table:table-cell office:value-type="float" office:value="33.563">
                <text:p>33.5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33.299">
                <text:p>33.299</text:p>
              </table:table-cell>
              <table:table-cell office:value-type="float" office:value="33.291">
                <text:p>33.2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33.029">
                <text:p>33.029</text:p>
              </table:table-cell>
              <table:table-cell office:value-type="float" office:value="33.021">
                <text:p>33.0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32.76">
                <text:p>32.76</text:p>
              </table:table-cell>
              <table:table-cell office:value-type="float" office:value="32.753">
                <text:p>32.7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32.494">
                <text:p>32.494</text:p>
              </table:table-cell>
              <table:table-cell office:value-type="float" office:value="32.487">
                <text:p>32.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89cm" svg:y="0.316cm" chart:style-name="ch2">
          <text:p>TAT comparison</text:p>
        </chart:title>
        <chart:legend chart:legend-position="end" svg:x="12.961cm" svg:y="3.955cm" style:legend-expansion="high" chart:style-name="ch3"/>
        <chart:plot-area chart:style-name="ch4" table:cell-range-address="'10 percent'.A2:'10 percent'.A202 '10 percent'.D1:'10 percent'.D202 '10 percent'.K1:'10 percent'.K202" chart:data-source-has-labels="row" svg:x="0.769cm" svg:y="1.635cm" svg:width="11.554cm" svg:height="6.771cm">
          <chartooo:coordinate-region svg:x="1.761cm" svg:y="1.835cm" svg:width="10.191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D2:'10 percent'.D202" chart:label-cell-address="'10 percent'.D1:'10 percent'.D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K2:'10 percent'.K202" chart:label-cell-address="'10 percent'.K1:'10 percent'.K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TAT</text:p>
                <draw:g>
                  <svg:desc>'10 percent'.D1:'10 percent'.D1</svg:desc>
                </draw:g>
              </table:table-cell>
              <table:table-cell office:value-type="string">
                <text:p>noapc TAT</text:p>
                <draw:g>
                  <svg:desc>'10 percent'.K1:'10 percent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0">
                <text:p>0</text:p>
                <draw:g>
                  <svg:desc>'10 percent'.D2:'10 percent'.D202</svg:desc>
                </draw:g>
              </table:table-cell>
              <table:table-cell office:value-type="float" office:value="0">
                <text:p>0</text:p>
                <draw:g>
                  <svg:desc>'10 percent'.K2:'10 percent'.K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47342">
                <text:p>0.0047342</text:p>
              </table:table-cell>
              <table:table-cell office:value-type="float" office:value="0.0047604">
                <text:p>0.0047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34806">
                <text:p>0.034806</text:p>
              </table:table-cell>
              <table:table-cell office:value-type="float" office:value="0.034908">
                <text:p>0.034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10284">
                <text:p>0.10284</text:p>
              </table:table-cell>
              <table:table-cell office:value-type="float" office:value="0.10301">
                <text:p>0.10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24522">
                <text:p>0.24522</text:p>
              </table:table-cell>
              <table:table-cell office:value-type="float" office:value="0.24547">
                <text:p>0.24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56706">
                <text:p>0.56706</text:p>
              </table:table-cell>
              <table:table-cell office:value-type="float" office:value="0.5674">
                <text:p>0.5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.3404">
                <text:p>1.3404</text:p>
              </table:table-cell>
              <table:table-cell office:value-type="float" office:value="1.3408">
                <text:p>1.3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3.1381">
                <text:p>3.1381</text:p>
              </table:table-cell>
              <table:table-cell office:value-type="float" office:value="3.1387">
                <text:p>3.1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6.2147">
                <text:p>6.2147</text:p>
              </table:table-cell>
              <table:table-cell office:value-type="float" office:value="6.2155">
                <text:p>6.2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1.185">
                <text:p>11.185</text:p>
              </table:table-cell>
              <table:table-cell office:value-type="float" office:value="11.186">
                <text:p>11.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8.257">
                <text:p>18.257</text:p>
              </table:table-cell>
              <table:table-cell office:value-type="float" office:value="18.259">
                <text:p>18.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26.823">
                <text:p>26.823</text:p>
              </table:table-cell>
              <table:table-cell office:value-type="float" office:value="26.825">
                <text:p>26.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36.931">
                <text:p>36.931</text:p>
              </table:table-cell>
              <table:table-cell office:value-type="float" office:value="36.933">
                <text:p>36.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48.28">
                <text:p>48.28</text:p>
              </table:table-cell>
              <table:table-cell office:value-type="float" office:value="48.283">
                <text:p>48.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60.557">
                <text:p>60.557</text:p>
              </table:table-cell>
              <table:table-cell office:value-type="float" office:value="60.559">
                <text:p>60.5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73.473">
                <text:p>73.473</text:p>
              </table:table-cell>
              <table:table-cell office:value-type="float" office:value="73.476">
                <text:p>73.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86.788">
                <text:p>86.788</text:p>
              </table:table-cell>
              <table:table-cell office:value-type="float" office:value="86.791">
                <text:p>86.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00.31">
                <text:p>100.31</text:p>
              </table:table-cell>
              <table:table-cell office:value-type="float" office:value="100.31">
                <text:p>100.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13.89">
                <text:p>113.89</text:p>
              </table:table-cell>
              <table:table-cell office:value-type="float" office:value="113.89">
                <text:p>113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27.41">
                <text:p>127.41</text:p>
              </table:table-cell>
              <table:table-cell office:value-type="float" office:value="127.41">
                <text:p>127.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40.79">
                <text:p>140.79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53.98">
                <text:p>153.98</text:p>
              </table:table-cell>
              <table:table-cell office:value-type="float" office:value="153.98">
                <text:p>153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66.93">
                <text:p>166.93</text:p>
              </table:table-cell>
              <table:table-cell office:value-type="float" office:value="166.93">
                <text:p>166.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79.62">
                <text:p>179.62</text:p>
              </table:table-cell>
              <table:table-cell office:value-type="float" office:value="179.63">
                <text:p>179.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92.04">
                <text:p>192.04</text:p>
              </table:table-cell>
              <table:table-cell office:value-type="float" office:value="192.04">
                <text:p>192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204.17">
                <text:p>204.17</text:p>
              </table:table-cell>
              <table:table-cell office:value-type="float" office:value="204.17">
                <text:p>204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216.02">
                <text:p>216.02</text:p>
              </table:table-cell>
              <table:table-cell office:value-type="float" office:value="216.02">
                <text:p>216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227.59">
                <text:p>227.59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238.88">
                <text:p>238.88</text:p>
              </table:table-cell>
              <table:table-cell office:value-type="float" office:value="238.89">
                <text:p>238.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249.91">
                <text:p>249.91</text:p>
              </table:table-cell>
              <table:table-cell office:value-type="float" office:value="249.92">
                <text:p>249.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260.69">
                <text:p>260.69</text:p>
              </table:table-cell>
              <table:table-cell office:value-type="float" office:value="260.69">
                <text:p>260.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271.22">
                <text:p>271.22</text:p>
              </table:table-cell>
              <table:table-cell office:value-type="float" office:value="271.22">
                <text:p>271.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281.52">
                <text:p>281.52</text:p>
              </table:table-cell>
              <table:table-cell office:value-type="float" office:value="281.52">
                <text:p>281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291.6">
                <text:p>291.6</text:p>
              </table:table-cell>
              <table:table-cell office:value-type="float" office:value="291.6">
                <text:p>291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301.46">
                <text:p>301.46</text:p>
              </table:table-cell>
              <table:table-cell office:value-type="float" office:value="301.46">
                <text:p>301.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311.12">
                <text:p>311.12</text:p>
              </table:table-cell>
              <table:table-cell office:value-type="float" office:value="311.13">
                <text:p>311.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320.6">
                <text:p>320.6</text:p>
              </table:table-cell>
              <table:table-cell office:value-type="float" office:value="320.6">
                <text:p>320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329.89">
                <text:p>329.89</text:p>
              </table:table-cell>
              <table:table-cell office:value-type="float" office:value="329.89">
                <text:p>329.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339.01">
                <text:p>339.01</text:p>
              </table:table-cell>
              <table:table-cell office:value-type="float" office:value="339.01">
                <text:p>339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347.97">
                <text:p>347.97</text:p>
              </table:table-cell>
              <table:table-cell office:value-type="float" office:value="347.97">
                <text:p>347.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356.78">
                <text:p>356.78</text:p>
              </table:table-cell>
              <table:table-cell office:value-type="float" office:value="356.78">
                <text:p>356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365.44">
                <text:p>365.44</text:p>
              </table:table-cell>
              <table:table-cell office:value-type="float" office:value="365.44">
                <text:p>365.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373.96">
                <text:p>373.96</text:p>
              </table:table-cell>
              <table:table-cell office:value-type="float" office:value="373.96">
                <text:p>373.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382.35">
                <text:p>382.35</text:p>
              </table:table-cell>
              <table:table-cell office:value-type="float" office:value="382.35">
                <text:p>382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390.62">
                <text:p>390.62</text:p>
              </table:table-cell>
              <table:table-cell office:value-type="float" office:value="390.62">
                <text:p>390.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398.76">
                <text:p>398.76</text:p>
              </table:table-cell>
              <table:table-cell office:value-type="float" office:value="398.76">
                <text:p>398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406.79">
                <text:p>406.79</text:p>
              </table:table-cell>
              <table:table-cell office:value-type="float" office:value="406.79">
                <text:p>406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414.72">
                <text:p>414.72</text:p>
              </table:table-cell>
              <table:table-cell office:value-type="float" office:value="414.71">
                <text:p>414.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422.53">
                <text:p>422.53</text:p>
              </table:table-cell>
              <table:table-cell office:value-type="float" office:value="422.53">
                <text:p>422.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430.25">
                <text:p>430.25</text:p>
              </table:table-cell>
              <table:table-cell office:value-type="float" office:value="430.25">
                <text:p>430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437.87">
                <text:p>437.87</text:p>
              </table:table-cell>
              <table:table-cell office:value-type="float" office:value="437.87">
                <text:p>437.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445.4">
                <text:p>445.4</text:p>
              </table:table-cell>
              <table:table-cell office:value-type="float" office:value="445.4">
                <text:p>44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452.84">
                <text:p>452.84</text:p>
              </table:table-cell>
              <table:table-cell office:value-type="float" office:value="452.84">
                <text:p>452.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460.19">
                <text:p>460.19</text:p>
              </table:table-cell>
              <table:table-cell office:value-type="float" office:value="460.19">
                <text:p>460.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467.47">
                <text:p>467.47</text:p>
              </table:table-cell>
              <table:table-cell office:value-type="float" office:value="467.46">
                <text:p>467.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474.66">
                <text:p>474.66</text:p>
              </table:table-cell>
              <table:table-cell office:value-type="float" office:value="474.65">
                <text:p>474.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481.77">
                <text:p>481.77</text:p>
              </table:table-cell>
              <table:table-cell office:value-type="float" office:value="481.76">
                <text:p>481.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488.81">
                <text:p>488.81</text:p>
              </table:table-cell>
              <table:table-cell office:value-type="float" office:value="488.8">
                <text:p>488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495.77">
                <text:p>495.77</text:p>
              </table:table-cell>
              <table:table-cell office:value-type="float" office:value="495.77">
                <text:p>495.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502.67">
                <text:p>502.67</text:p>
              </table:table-cell>
              <table:table-cell office:value-type="float" office:value="502.66">
                <text:p>502.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509.49">
                <text:p>509.49</text:p>
              </table:table-cell>
              <table:table-cell office:value-type="float" office:value="509.48">
                <text:p>509.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516.25">
                <text:p>516.25</text:p>
              </table:table-cell>
              <table:table-cell office:value-type="float" office:value="516.24">
                <text:p>516.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522.94">
                <text:p>522.94</text:p>
              </table:table-cell>
              <table:table-cell office:value-type="float" office:value="522.93">
                <text:p>522.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529.56">
                <text:p>529.56</text:p>
              </table:table-cell>
              <table:table-cell office:value-type="float" office:value="529.56">
                <text:p>529.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536.13">
                <text:p>536.13</text:p>
              </table:table-cell>
              <table:table-cell office:value-type="float" office:value="536.12">
                <text:p>536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542.63">
                <text:p>542.63</text:p>
              </table:table-cell>
              <table:table-cell office:value-type="float" office:value="542.62">
                <text:p>542.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549.07">
                <text:p>549.07</text:p>
              </table:table-cell>
              <table:table-cell office:value-type="float" office:value="549.06">
                <text:p>549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555.45">
                <text:p>555.45</text:p>
              </table:table-cell>
              <table:table-cell office:value-type="float" office:value="555.43">
                <text:p>555.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561.77">
                <text:p>561.77</text:p>
              </table:table-cell>
              <table:table-cell office:value-type="float" office:value="561.76">
                <text:p>561.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568.03">
                <text:p>568.03</text:p>
              </table:table-cell>
              <table:table-cell office:value-type="float" office:value="568.02">
                <text:p>568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574.24">
                <text:p>574.24</text:p>
              </table:table-cell>
              <table:table-cell office:value-type="float" office:value="574.22">
                <text:p>574.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580.39">
                <text:p>580.39</text:p>
              </table:table-cell>
              <table:table-cell office:value-type="float" office:value="580.37">
                <text:p>580.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586.48">
                <text:p>586.48</text:p>
              </table:table-cell>
              <table:table-cell office:value-type="float" office:value="586.47">
                <text:p>586.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592.52">
                <text:p>592.52</text:p>
              </table:table-cell>
              <table:table-cell office:value-type="float" office:value="592.51">
                <text:p>592.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598.51">
                <text:p>598.51</text:p>
              </table:table-cell>
              <table:table-cell office:value-type="float" office:value="598.49">
                <text:p>598.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604.44">
                <text:p>604.44</text:p>
              </table:table-cell>
              <table:table-cell office:value-type="float" office:value="604.43">
                <text:p>604.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610.32">
                <text:p>610.32</text:p>
              </table:table-cell>
              <table:table-cell office:value-type="float" office:value="610.31">
                <text:p>610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616.15">
                <text:p>616.15</text:p>
              </table:table-cell>
              <table:table-cell office:value-type="float" office:value="616.13">
                <text:p>616.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621.93">
                <text:p>621.93</text:p>
              </table:table-cell>
              <table:table-cell office:value-type="float" office:value="621.91">
                <text:p>621.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627.65">
                <text:p>627.65</text:p>
              </table:table-cell>
              <table:table-cell office:value-type="float" office:value="627.64">
                <text:p>627.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633.33">
                <text:p>633.33</text:p>
              </table:table-cell>
              <table:table-cell office:value-type="float" office:value="633.31">
                <text:p>633.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638.96">
                <text:p>638.96</text:p>
              </table:table-cell>
              <table:table-cell office:value-type="float" office:value="638.94">
                <text:p>638.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644.54">
                <text:p>644.54</text:p>
              </table:table-cell>
              <table:table-cell office:value-type="float" office:value="644.52">
                <text:p>644.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650.06">
                <text:p>650.06</text:p>
              </table:table-cell>
              <table:table-cell office:value-type="float" office:value="650.05">
                <text:p>650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655.55">
                <text:p>655.55</text:p>
              </table:table-cell>
              <table:table-cell office:value-type="float" office:value="655.53">
                <text:p>655.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660.98">
                <text:p>660.98</text:p>
              </table:table-cell>
              <table:table-cell office:value-type="float" office:value="660.96">
                <text:p>660.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666.36">
                <text:p>666.36</text:p>
              </table:table-cell>
              <table:table-cell office:value-type="float" office:value="666.34">
                <text:p>666.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671.7">
                <text:p>671.7</text:p>
              </table:table-cell>
              <table:table-cell office:value-type="float" office:value="671.68">
                <text:p>671.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677">
                <text:p>677</text:p>
              </table:table-cell>
              <table:table-cell office:value-type="float" office:value="676.97">
                <text:p>676.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682.24">
                <text:p>682.24</text:p>
              </table:table-cell>
              <table:table-cell office:value-type="float" office:value="682.22">
                <text:p>682.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687.44">
                <text:p>687.44</text:p>
              </table:table-cell>
              <table:table-cell office:value-type="float" office:value="687.42">
                <text:p>687.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692.6">
                <text:p>692.6</text:p>
              </table:table-cell>
              <table:table-cell office:value-type="float" office:value="692.58">
                <text:p>692.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697.71">
                <text:p>697.71</text:p>
              </table:table-cell>
              <table:table-cell office:value-type="float" office:value="697.69">
                <text:p>697.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702.77">
                <text:p>702.77</text:p>
              </table:table-cell>
              <table:table-cell office:value-type="float" office:value="702.75">
                <text:p>702.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707.8">
                <text:p>707.8</text:p>
              </table:table-cell>
              <table:table-cell office:value-type="float" office:value="707.77">
                <text:p>707.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712.77">
                <text:p>712.77</text:p>
              </table:table-cell>
              <table:table-cell office:value-type="float" office:value="712.75">
                <text:p>712.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717.71">
                <text:p>717.71</text:p>
              </table:table-cell>
              <table:table-cell office:value-type="float" office:value="717.68">
                <text:p>717.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722.6">
                <text:p>722.6</text:p>
              </table:table-cell>
              <table:table-cell office:value-type="float" office:value="722.57">
                <text:p>722.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727.45">
                <text:p>727.45</text:p>
              </table:table-cell>
              <table:table-cell office:value-type="float" office:value="727.42">
                <text:p>727.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732.25">
                <text:p>732.25</text:p>
              </table:table-cell>
              <table:table-cell office:value-type="float" office:value="732.23">
                <text:p>732.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737.02">
                <text:p>737.02</text:p>
              </table:table-cell>
              <table:table-cell office:value-type="float" office:value="736.99">
                <text:p>736.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741.74">
                <text:p>741.74</text:p>
              </table:table-cell>
              <table:table-cell office:value-type="float" office:value="741.71">
                <text:p>741.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746.42">
                <text:p>746.42</text:p>
              </table:table-cell>
              <table:table-cell office:value-type="float" office:value="746.39">
                <text:p>746.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751.06">
                <text:p>751.06</text:p>
              </table:table-cell>
              <table:table-cell office:value-type="float" office:value="751.03">
                <text:p>751.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755.66">
                <text:p>755.66</text:p>
              </table:table-cell>
              <table:table-cell office:value-type="float" office:value="755.63">
                <text:p>755.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760.22">
                <text:p>760.22</text:p>
              </table:table-cell>
              <table:table-cell office:value-type="float" office:value="760.19">
                <text:p>760.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764.74">
                <text:p>764.74</text:p>
              </table:table-cell>
              <table:table-cell office:value-type="float" office:value="764.71">
                <text:p>764.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769.22">
                <text:p>769.22</text:p>
              </table:table-cell>
              <table:table-cell office:value-type="float" office:value="769.19">
                <text:p>769.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773.66">
                <text:p>773.66</text:p>
              </table:table-cell>
              <table:table-cell office:value-type="float" office:value="773.63">
                <text:p>773.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778.06">
                <text:p>778.06</text:p>
              </table:table-cell>
              <table:table-cell office:value-type="float" office:value="778.03">
                <text:p>778.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782.42">
                <text:p>782.42</text:p>
              </table:table-cell>
              <table:table-cell office:value-type="float" office:value="782.39">
                <text:p>782.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786.75">
                <text:p>786.75</text:p>
              </table:table-cell>
              <table:table-cell office:value-type="float" office:value="786.72">
                <text:p>786.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791.03">
                <text:p>791.0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795.28">
                <text:p>795.28</text:p>
              </table:table-cell>
              <table:table-cell office:value-type="float" office:value="795.25">
                <text:p>795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799.49">
                <text:p>799.49</text:p>
              </table:table-cell>
              <table:table-cell office:value-type="float" office:value="799.46">
                <text:p>799.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803.66">
                <text:p>803.66</text:p>
              </table:table-cell>
              <table:table-cell office:value-type="float" office:value="803.63">
                <text:p>803.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807.8">
                <text:p>807.8</text:p>
              </table:table-cell>
              <table:table-cell office:value-type="float" office:value="807.77">
                <text:p>807.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811.9">
                <text:p>811.9</text:p>
              </table:table-cell>
              <table:table-cell office:value-type="float" office:value="811.87">
                <text:p>811.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815.97">
                <text:p>815.97</text:p>
              </table:table-cell>
              <table:table-cell office:value-type="float" office:value="815.93">
                <text:p>815.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819.99">
                <text:p>819.99</text:p>
              </table:table-cell>
              <table:table-cell office:value-type="float" office:value="819.96">
                <text:p>819.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823.99">
                <text:p>823.99</text:p>
              </table:table-cell>
              <table:table-cell office:value-type="float" office:value="823.95">
                <text:p>823.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827.94">
                <text:p>827.94</text:p>
              </table:table-cell>
              <table:table-cell office:value-type="float" office:value="827.91">
                <text:p>827.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831.87">
                <text:p>831.87</text:p>
              </table:table-cell>
              <table:table-cell office:value-type="float" office:value="831.83">
                <text:p>831.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835.75">
                <text:p>835.75</text:p>
              </table:table-cell>
              <table:table-cell office:value-type="float" office:value="835.72">
                <text:p>835.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839.61">
                <text:p>839.61</text:p>
              </table:table-cell>
              <table:table-cell office:value-type="float" office:value="839.57">
                <text:p>839.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843.42">
                <text:p>843.42</text:p>
              </table:table-cell>
              <table:table-cell office:value-type="float" office:value="843.39">
                <text:p>843.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847.21">
                <text:p>847.21</text:p>
              </table:table-cell>
              <table:table-cell office:value-type="float" office:value="847.17">
                <text:p>847.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850.96">
                <text:p>850.96</text:p>
              </table:table-cell>
              <table:table-cell office:value-type="float" office:value="850.92">
                <text:p>850.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854.68">
                <text:p>854.68</text:p>
              </table:table-cell>
              <table:table-cell office:value-type="float" office:value="854.64">
                <text:p>854.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858.36">
                <text:p>858.36</text:p>
              </table:table-cell>
              <table:table-cell office:value-type="float" office:value="858.33">
                <text:p>858.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862.02">
                <text:p>862.02</text:p>
              </table:table-cell>
              <table:table-cell office:value-type="float" office:value="861.98">
                <text:p>861.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865.64">
                <text:p>865.64</text:p>
              </table:table-cell>
              <table:table-cell office:value-type="float" office:value="865.6">
                <text:p>865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869.22">
                <text:p>869.22</text:p>
              </table:table-cell>
              <table:table-cell office:value-type="float" office:value="869.19">
                <text:p>869.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872.78">
                <text:p>872.78</text:p>
              </table:table-cell>
              <table:table-cell office:value-type="float" office:value="872.74">
                <text:p>872.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876.31">
                <text:p>876.31</text:p>
              </table:table-cell>
              <table:table-cell office:value-type="float" office:value="876.27">
                <text:p>876.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879.8">
                <text:p>879.8</text:p>
              </table:table-cell>
              <table:table-cell office:value-type="float" office:value="879.76">
                <text:p>879.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883.26">
                <text:p>883.26</text:p>
              </table:table-cell>
              <table:table-cell office:value-type="float" office:value="883.22">
                <text:p>883.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886.69">
                <text:p>886.69</text:p>
              </table:table-cell>
              <table:table-cell office:value-type="float" office:value="886.65">
                <text:p>886.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890.09">
                <text:p>890.09</text:p>
              </table:table-cell>
              <table:table-cell office:value-type="float" office:value="890.05">
                <text:p>890.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893.46">
                <text:p>893.46</text:p>
              </table:table-cell>
              <table:table-cell office:value-type="float" office:value="893.42">
                <text:p>893.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896.8">
                <text:p>896.8</text:p>
              </table:table-cell>
              <table:table-cell office:value-type="float" office:value="896.76">
                <text:p>896.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900.12">
                <text:p>900.12</text:p>
              </table:table-cell>
              <table:table-cell office:value-type="float" office:value="900.07">
                <text:p>900.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903.4">
                <text:p>903.4</text:p>
              </table:table-cell>
              <table:table-cell office:value-type="float" office:value="903.36">
                <text:p>903.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906.65">
                <text:p>906.65</text:p>
              </table:table-cell>
              <table:table-cell office:value-type="float" office:value="906.61">
                <text:p>906.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909.87">
                <text:p>909.87</text:p>
              </table:table-cell>
              <table:table-cell office:value-type="float" office:value="909.83">
                <text:p>909.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913.07">
                <text:p>913.07</text:p>
              </table:table-cell>
              <table:table-cell office:value-type="float" office:value="913.02">
                <text:p>913.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916.23">
                <text:p>916.23</text:p>
              </table:table-cell>
              <table:table-cell office:value-type="float" office:value="916.19">
                <text:p>916.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919.37">
                <text:p>919.37</text:p>
              </table:table-cell>
              <table:table-cell office:value-type="float" office:value="919.33">
                <text:p>919.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922.48">
                <text:p>922.48</text:p>
              </table:table-cell>
              <table:table-cell office:value-type="float" office:value="922.44">
                <text:p>922.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925.57">
                <text:p>925.57</text:p>
              </table:table-cell>
              <table:table-cell office:value-type="float" office:value="925.52">
                <text:p>925.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928.62">
                <text:p>928.62</text:p>
              </table:table-cell>
              <table:table-cell office:value-type="float" office:value="928.58">
                <text:p>928.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931.65">
                <text:p>931.65</text:p>
              </table:table-cell>
              <table:table-cell office:value-type="float" office:value="931.6">
                <text:p>931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934.65">
                <text:p>934.65</text:p>
              </table:table-cell>
              <table:table-cell office:value-type="float" office:value="934.6">
                <text:p>934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937.62">
                <text:p>937.62</text:p>
              </table:table-cell>
              <table:table-cell office:value-type="float" office:value="937.58">
                <text:p>937.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940.57">
                <text:p>940.57</text:p>
              </table:table-cell>
              <table:table-cell office:value-type="float" office:value="940.53">
                <text:p>940.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943.49">
                <text:p>943.49</text:p>
              </table:table-cell>
              <table:table-cell office:value-type="float" office:value="943.45">
                <text:p>943.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946.39">
                <text:p>946.39</text:p>
              </table:table-cell>
              <table:table-cell office:value-type="float" office:value="946.34">
                <text:p>946.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949.26">
                <text:p>949.26</text:p>
              </table:table-cell>
              <table:table-cell office:value-type="float" office:value="949.21">
                <text:p>949.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952.1">
                <text:p>952.1</text:p>
              </table:table-cell>
              <table:table-cell office:value-type="float" office:value="952.05">
                <text:p>952.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954.92">
                <text:p>954.92</text:p>
              </table:table-cell>
              <table:table-cell office:value-type="float" office:value="954.87">
                <text:p>954.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957.71">
                <text:p>957.71</text:p>
              </table:table-cell>
              <table:table-cell office:value-type="float" office:value="957.67">
                <text:p>957.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960.48">
                <text:p>960.48</text:p>
              </table:table-cell>
              <table:table-cell office:value-type="float" office:value="960.44">
                <text:p>960.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963.23">
                <text:p>963.23</text:p>
              </table:table-cell>
              <table:table-cell office:value-type="float" office:value="963.18">
                <text:p>963.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965.95">
                <text:p>965.95</text:p>
              </table:table-cell>
              <table:table-cell office:value-type="float" office:value="965.9">
                <text:p>965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968.64">
                <text:p>968.64</text:p>
              </table:table-cell>
              <table:table-cell office:value-type="float" office:value="968.59">
                <text:p>968.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971.31">
                <text:p>971.31</text:p>
              </table:table-cell>
              <table:table-cell office:value-type="float" office:value="971.26">
                <text:p>971.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973.96">
                <text:p>973.96</text:p>
              </table:table-cell>
              <table:table-cell office:value-type="float" office:value="973.91">
                <text:p>973.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976.58">
                <text:p>976.58</text:p>
              </table:table-cell>
              <table:table-cell office:value-type="float" office:value="976.54">
                <text:p>976.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979.19">
                <text:p>979.19</text:p>
              </table:table-cell>
              <table:table-cell office:value-type="float" office:value="979.14">
                <text:p>979.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981.76">
                <text:p>981.76</text:p>
              </table:table-cell>
              <table:table-cell office:value-type="float" office:value="981.71">
                <text:p>981.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984.32">
                <text:p>984.32</text:p>
              </table:table-cell>
              <table:table-cell office:value-type="float" office:value="984.27">
                <text:p>984.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986.85">
                <text:p>986.85</text:p>
              </table:table-cell>
              <table:table-cell office:value-type="float" office:value="986.8">
                <text:p>986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989.36">
                <text:p>989.36</text:p>
              </table:table-cell>
              <table:table-cell office:value-type="float" office:value="989.31">
                <text:p>989.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991.84">
                <text:p>991.84</text:p>
              </table:table-cell>
              <table:table-cell office:value-type="float" office:value="991.79">
                <text:p>991.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994.31">
                <text:p>994.31</text:p>
              </table:table-cell>
              <table:table-cell office:value-type="float" office:value="994.26">
                <text:p>994.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996.75">
                <text:p>996.75</text:p>
              </table:table-cell>
              <table:table-cell office:value-type="float" office:value="996.7">
                <text:p>996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999.17">
                <text:p>999.17</text:p>
              </table:table-cell>
              <table:table-cell office:value-type="float" office:value="999.12">
                <text:p>999.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001.6">
                <text:p>1001.6</text:p>
              </table:table-cell>
              <table:table-cell office:value-type="float" office:value="1001.5">
                <text:p>1001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004">
                <text:p>1004</text:p>
              </table:table-cell>
              <table:table-cell office:value-type="float" office:value="1003.9">
                <text:p>1003.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006.3">
                <text:p>1006.3</text:p>
              </table:table-cell>
              <table:table-cell office:value-type="float" office:value="1006.3">
                <text:p>1006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008.6">
                <text:p>1008.6</text:p>
              </table:table-cell>
              <table:table-cell office:value-type="float" office:value="1008.6">
                <text:p>1008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011">
                <text:p>1011</text:p>
              </table:table-cell>
              <table:table-cell office:value-type="float" office:value="1010.9">
                <text:p>1010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013.3">
                <text:p>1013.3</text:p>
              </table:table-cell>
              <table:table-cell office:value-type="float" office:value="1013.2">
                <text:p>1013.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015.5">
                <text:p>1015.5</text:p>
              </table:table-cell>
              <table:table-cell office:value-type="float" office:value="1015.5">
                <text:p>1015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017.8">
                <text:p>1017.8</text:p>
              </table:table-cell>
              <table:table-cell office:value-type="float" office:value="1017.7">
                <text:p>1017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022.2">
                <text:p>1022.2</text:p>
              </table:table-cell>
              <table:table-cell office:value-type="float" office:value="1022.2">
                <text:p>1022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024.4">
                <text:p>1024.4</text:p>
              </table:table-cell>
              <table:table-cell office:value-type="float" office:value="1024.4">
                <text:p>1024.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026.6">
                <text:p>1026.6</text:p>
              </table:table-cell>
              <table:table-cell office:value-type="float" office:value="1026.5">
                <text:p>1026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028.8">
                <text:p>1028.8</text:p>
              </table:table-cell>
              <table:table-cell office:value-type="float" office:value="1028.7">
                <text:p>1028.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030.9">
                <text:p>1030.9</text:p>
              </table:table-cell>
              <table:table-cell office:value-type="float" office:value="1030.8">
                <text:p>1030.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033">
                <text:p>1033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035.1">
                <text:p>1035.1</text:p>
              </table:table-cell>
              <table:table-cell office:value-type="float" office:value="1035.1">
                <text:p>1035.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037.2">
                <text:p>1037.2</text:p>
              </table:table-cell>
              <table:table-cell office:value-type="float" office:value="1037.1">
                <text:p>1037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039.2">
                <text:p>1039.2</text:p>
              </table:table-cell>
              <table:table-cell office:value-type="float" office:value="1039.2">
                <text:p>1039.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041.3">
                <text:p>1041.3</text:p>
              </table:table-cell>
              <table:table-cell office:value-type="float" office:value="1041.2">
                <text:p>1041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043.3">
                <text:p>1043.3</text:p>
              </table:table-cell>
              <table:table-cell office:value-type="float" office:value="1043.3">
                <text:p>1043.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045.3">
                <text:p>1045.3</text:p>
              </table:table-cell>
              <table:table-cell office:value-type="float" office:value="1045.3">
                <text:p>1045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047.3">
                <text:p>1047.3</text:p>
              </table:table-cell>
              <table:table-cell office:value-type="float" office:value="1047.3">
                <text:p>1047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049.3">
                <text:p>1049.3</text:p>
              </table:table-cell>
              <table:table-cell office:value-type="float" office:value="1049.2">
                <text:p>1049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051.2">
                <text:p>1051.2</text:p>
              </table:table-cell>
              <table:table-cell office:value-type="float" office:value="1051.2">
                <text:p>1051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prothrombin comparison</text:p>
        </chart:title>
        <chart:legend chart:legend-position="end" svg:x="13.411cm" svg:y="3.952cm" style:legend-expansion="high" chart:style-name="ch3"/>
        <chart:plot-area chart:style-name="ch4" table:cell-range-address="'30 percent'.A2:'30 percent'.B202 '30 percent'.B1:'30 percent'.B1 '30 percent'.I1:'30 percent'.I202" chart:data-source-has-labels="row" svg:x="0.77cm" svg:y="1.635cm" svg:width="12.002cm" svg:height="6.765cm">
          <chartooo:coordinate-region svg:x="1.762cm" svg:y="1.835cm" svg:width="10.638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B2:'30 percent'.B202" chart:label-cell-address="'30 percent'.B1:'30 percent'.B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I2:'30 percent'.I202" chart:label-cell-address="'30 percent'.I1:'30 percent'.I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</text:p>
                <draw:g>
                  <svg:desc>'30 percent'.B1:'30 percent'.B1</svg:desc>
                </draw:g>
              </table:table-cell>
              <table:table-cell office:value-type="string">
                <text:p>noapc II</text:p>
                <draw:g>
                  <svg:desc>'30 percent'.I1:'30 percen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1400">
                <text:p>1400</text:p>
                <draw:g>
                  <svg:desc>'30 percent'.B2:'30 percent'.B202</svg:desc>
                </draw:g>
              </table:table-cell>
              <table:table-cell office:value-type="float" office:value="1400">
                <text:p>1400</text:p>
                <draw:g>
                  <svg:desc>'30 percent'.I2:'30 percent'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94.8">
                <text:p>1394.8</text:p>
              </table:table-cell>
              <table:table-cell office:value-type="float" office:value="1394.8">
                <text:p>139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93.5">
                <text:p>1393.5</text:p>
              </table:table-cell>
              <table:table-cell office:value-type="float" office:value="1393.5">
                <text:p>139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87.2">
                <text:p>1387.2</text:p>
              </table:table-cell>
              <table:table-cell office:value-type="float" office:value="1387.2">
                <text:p>138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370">
                <text:p>137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338">
                <text:p>1338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293.9">
                <text:p>1293.9</text:p>
              </table:table-cell>
              <table:table-cell office:value-type="float" office:value="1293.9">
                <text:p>129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241.2">
                <text:p>1241.2</text:p>
              </table:table-cell>
              <table:table-cell office:value-type="float" office:value="1241.2">
                <text:p>124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190.5">
                <text:p>1190.5</text:p>
              </table:table-cell>
              <table:table-cell office:value-type="float" office:value="1190.5">
                <text:p>119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139.6">
                <text:p>1139.6</text:p>
              </table:table-cell>
              <table:table-cell office:value-type="float" office:value="1139.6">
                <text:p>113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091.4">
                <text:p>1091.4</text:p>
              </table:table-cell>
              <table:table-cell office:value-type="float" office:value="1091.3">
                <text:p>109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049.4">
                <text:p>1049.4</text:p>
              </table:table-cell>
              <table:table-cell office:value-type="float" office:value="1049.4">
                <text:p>1049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011.4">
                <text:p>1011.4</text:p>
              </table:table-cell>
              <table:table-cell office:value-type="float" office:value="1011.4">
                <text:p>101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977.11">
                <text:p>977.11</text:p>
              </table:table-cell>
              <table:table-cell office:value-type="float" office:value="977.11">
                <text:p>977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946.04">
                <text:p>946.04</text:p>
              </table:table-cell>
              <table:table-cell office:value-type="float" office:value="946.03">
                <text:p>946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917.76">
                <text:p>917.76</text:p>
              </table:table-cell>
              <table:table-cell office:value-type="float" office:value="917.75">
                <text:p>917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891.89">
                <text:p>891.89</text:p>
              </table:table-cell>
              <table:table-cell office:value-type="float" office:value="891.89">
                <text:p>891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868.11">
                <text:p>868.11</text:p>
              </table:table-cell>
              <table:table-cell office:value-type="float" office:value="868.1">
                <text:p>868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846.13">
                <text:p>846.13</text:p>
              </table:table-cell>
              <table:table-cell office:value-type="float" office:value="846.12">
                <text:p>846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825.71">
                <text:p>825.71</text:p>
              </table:table-cell>
              <table:table-cell office:value-type="float" office:value="825.71">
                <text:p>825.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806.67">
                <text:p>806.67</text:p>
              </table:table-cell>
              <table:table-cell office:value-type="float" office:value="806.66">
                <text:p>806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788.82">
                <text:p>788.82</text:p>
              </table:table-cell>
              <table:table-cell office:value-type="float" office:value="788.82">
                <text:p>788.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772.03">
                <text:p>772.03</text:p>
              </table:table-cell>
              <table:table-cell office:value-type="float" office:value="772.03">
                <text:p>772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756.18">
                <text:p>756.18</text:p>
              </table:table-cell>
              <table:table-cell office:value-type="float" office:value="756.17">
                <text:p>756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741.16">
                <text:p>741.16</text:p>
              </table:table-cell>
              <table:table-cell office:value-type="float" office:value="741.15">
                <text:p>741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726.88">
                <text:p>726.88</text:p>
              </table:table-cell>
              <table:table-cell office:value-type="float" office:value="726.88">
                <text:p>726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713.27">
                <text:p>713.27</text:p>
              </table:table-cell>
              <table:table-cell office:value-type="float" office:value="713.27">
                <text:p>713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700.26">
                <text:p>700.26</text:p>
              </table:table-cell>
              <table:table-cell office:value-type="float" office:value="700.26">
                <text:p>700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687.79">
                <text:p>687.79</text:p>
              </table:table-cell>
              <table:table-cell office:value-type="float" office:value="687.79">
                <text:p>687.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675.82">
                <text:p>675.82</text:p>
              </table:table-cell>
              <table:table-cell office:value-type="float" office:value="675.81">
                <text:p>675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664.29">
                <text:p>664.29</text:p>
              </table:table-cell>
              <table:table-cell office:value-type="float" office:value="664.28">
                <text:p>664.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653.16">
                <text:p>653.16</text:p>
              </table:table-cell>
              <table:table-cell office:value-type="float" office:value="653.16">
                <text:p>653.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642.41">
                <text:p>642.41</text:p>
              </table:table-cell>
              <table:table-cell office:value-type="float" office:value="642.41">
                <text:p>642.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632">
                <text:p>632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621.91">
                <text:p>621.91</text:p>
              </table:table-cell>
              <table:table-cell office:value-type="float" office:value="621.91">
                <text:p>621.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612.1">
                <text:p>612.1</text:p>
              </table:table-cell>
              <table:table-cell office:value-type="float" office:value="612.1">
                <text:p>612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602.57">
                <text:p>602.57</text:p>
              </table:table-cell>
              <table:table-cell office:value-type="float" office:value="602.57">
                <text:p>602.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593.29">
                <text:p>593.29</text:p>
              </table:table-cell>
              <table:table-cell office:value-type="float" office:value="593.29">
                <text:p>593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584.24">
                <text:p>584.24</text:p>
              </table:table-cell>
              <table:table-cell office:value-type="float" office:value="584.24">
                <text:p>584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575.41">
                <text:p>575.41</text:p>
              </table:table-cell>
              <table:table-cell office:value-type="float" office:value="575.4">
                <text:p>575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566.78">
                <text:p>566.78</text:p>
              </table:table-cell>
              <table:table-cell office:value-type="float" office:value="566.78">
                <text:p>566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558.34">
                <text:p>558.34</text:p>
              </table:table-cell>
              <table:table-cell office:value-type="float" office:value="558.34">
                <text:p>558.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550.09">
                <text:p>550.09</text:p>
              </table:table-cell>
              <table:table-cell office:value-type="float" office:value="550.09">
                <text:p>550.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542.01">
                <text:p>542.01</text:p>
              </table:table-cell>
              <table:table-cell office:value-type="float" office:value="542.01">
                <text:p>542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534.09">
                <text:p>534.09</text:p>
              </table:table-cell>
              <table:table-cell office:value-type="float" office:value="534.09">
                <text:p>534.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526.32">
                <text:p>526.32</text:p>
              </table:table-cell>
              <table:table-cell office:value-type="float" office:value="526.32">
                <text:p>526.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518.71">
                <text:p>518.71</text:p>
              </table:table-cell>
              <table:table-cell office:value-type="float" office:value="518.71">
                <text:p>518.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511.23">
                <text:p>511.23</text:p>
              </table:table-cell>
              <table:table-cell office:value-type="float" office:value="511.23">
                <text:p>511.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503.89">
                <text:p>503.89</text:p>
              </table:table-cell>
              <table:table-cell office:value-type="float" office:value="503.89">
                <text:p>503.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496.68">
                <text:p>496.68</text:p>
              </table:table-cell>
              <table:table-cell office:value-type="float" office:value="496.68">
                <text:p>496.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489.6">
                <text:p>489.6</text:p>
              </table:table-cell>
              <table:table-cell office:value-type="float" office:value="489.59">
                <text:p>489.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482.63">
                <text:p>482.63</text:p>
              </table:table-cell>
              <table:table-cell office:value-type="float" office:value="482.63">
                <text:p>482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475.78">
                <text:p>475.78</text:p>
              </table:table-cell>
              <table:table-cell office:value-type="float" office:value="475.78">
                <text:p>475.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469.05">
                <text:p>469.05</text:p>
              </table:table-cell>
              <table:table-cell office:value-type="float" office:value="469.04">
                <text:p>469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462.42">
                <text:p>462.42</text:p>
              </table:table-cell>
              <table:table-cell office:value-type="float" office:value="462.42">
                <text:p>462.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455.9">
                <text:p>455.9</text:p>
              </table:table-cell>
              <table:table-cell office:value-type="float" office:value="455.9">
                <text:p>455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449.48">
                <text:p>449.48</text:p>
              </table:table-cell>
              <table:table-cell office:value-type="float" office:value="449.48">
                <text:p>449.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443.16">
                <text:p>443.16</text:p>
              </table:table-cell>
              <table:table-cell office:value-type="float" office:value="443.16">
                <text:p>443.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436.94">
                <text:p>436.94</text:p>
              </table:table-cell>
              <table:table-cell office:value-type="float" office:value="436.94">
                <text:p>436.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430.82">
                <text:p>430.82</text:p>
              </table:table-cell>
              <table:table-cell office:value-type="float" office:value="430.82">
                <text:p>430.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424.79">
                <text:p>424.79</text:p>
              </table:table-cell>
              <table:table-cell office:value-type="float" office:value="424.79">
                <text:p>424.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418.85">
                <text:p>418.85</text:p>
              </table:table-cell>
              <table:table-cell office:value-type="float" office:value="418.85">
                <text:p>418.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407.24">
                <text:p>407.24</text:p>
              </table:table-cell>
              <table:table-cell office:value-type="float" office:value="407.24">
                <text:p>407.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401.57">
                <text:p>401.57</text:p>
              </table:table-cell>
              <table:table-cell office:value-type="float" office:value="401.57">
                <text:p>401.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395.98">
                <text:p>395.98</text:p>
              </table:table-cell>
              <table:table-cell office:value-type="float" office:value="395.97">
                <text:p>395.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390.47">
                <text:p>390.47</text:p>
              </table:table-cell>
              <table:table-cell office:value-type="float" office:value="390.47">
                <text:p>390.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385.04">
                <text:p>385.04</text:p>
              </table:table-cell>
              <table:table-cell office:value-type="float" office:value="385.04">
                <text:p>385.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379.69">
                <text:p>379.69</text:p>
              </table:table-cell>
              <table:table-cell office:value-type="float" office:value="379.69">
                <text:p>379.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374.43">
                <text:p>374.43</text:p>
              </table:table-cell>
              <table:table-cell office:value-type="float" office:value="374.42">
                <text:p>374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369.23">
                <text:p>369.23</text:p>
              </table:table-cell>
              <table:table-cell office:value-type="float" office:value="369.23">
                <text:p>369.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364.12">
                <text:p>364.12</text:p>
              </table:table-cell>
              <table:table-cell office:value-type="float" office:value="364.12">
                <text:p>364.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359.08">
                <text:p>359.08</text:p>
              </table:table-cell>
              <table:table-cell office:value-type="float" office:value="359.08">
                <text:p>359.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354.11">
                <text:p>354.11</text:p>
              </table:table-cell>
              <table:table-cell office:value-type="float" office:value="354.11">
                <text:p>354.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349.22">
                <text:p>349.22</text:p>
              </table:table-cell>
              <table:table-cell office:value-type="float" office:value="349.22">
                <text:p>349.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344.39">
                <text:p>344.39</text:p>
              </table:table-cell>
              <table:table-cell office:value-type="float" office:value="344.39">
                <text:p>344.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339.64">
                <text:p>339.64</text:p>
              </table:table-cell>
              <table:table-cell office:value-type="float" office:value="339.64">
                <text:p>339.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334.96">
                <text:p>334.96</text:p>
              </table:table-cell>
              <table:table-cell office:value-type="float" office:value="334.95">
                <text:p>334.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330.34">
                <text:p>330.34</text:p>
              </table:table-cell>
              <table:table-cell office:value-type="float" office:value="330.34">
                <text:p>330.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325.79">
                <text:p>325.79</text:p>
              </table:table-cell>
              <table:table-cell office:value-type="float" office:value="325.79">
                <text:p>325.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321.31">
                <text:p>321.31</text:p>
              </table:table-cell>
              <table:table-cell office:value-type="float" office:value="321.31">
                <text:p>321.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316.89">
                <text:p>316.89</text:p>
              </table:table-cell>
              <table:table-cell office:value-type="float" office:value="316.89">
                <text:p>316.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312.53">
                <text:p>312.53</text:p>
              </table:table-cell>
              <table:table-cell office:value-type="float" office:value="312.53">
                <text:p>312.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308.24">
                <text:p>308.24</text:p>
              </table:table-cell>
              <table:table-cell office:value-type="float" office:value="308.24">
                <text:p>308.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304.01">
                <text:p>304.01</text:p>
              </table:table-cell>
              <table:table-cell office:value-type="float" office:value="304.01">
                <text:p>304.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299.85">
                <text:p>299.85</text:p>
              </table:table-cell>
              <table:table-cell office:value-type="float" office:value="299.85">
                <text:p>299.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295.74">
                <text:p>295.74</text:p>
              </table:table-cell>
              <table:table-cell office:value-type="float" office:value="295.74">
                <text:p>295.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291.69">
                <text:p>291.69</text:p>
              </table:table-cell>
              <table:table-cell office:value-type="float" office:value="291.69">
                <text:p>291.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287.7">
                <text:p>287.7</text:p>
              </table:table-cell>
              <table:table-cell office:value-type="float" office:value="287.7">
                <text:p>287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283.77">
                <text:p>283.77</text:p>
              </table:table-cell>
              <table:table-cell office:value-type="float" office:value="283.77">
                <text:p>283.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279.9">
                <text:p>279.9</text:p>
              </table:table-cell>
              <table:table-cell office:value-type="float" office:value="279.89">
                <text:p>279.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276.08">
                <text:p>276.08</text:p>
              </table:table-cell>
              <table:table-cell office:value-type="float" office:value="276.08">
                <text:p>276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272.31">
                <text:p>272.31</text:p>
              </table:table-cell>
              <table:table-cell office:value-type="float" office:value="272.31">
                <text:p>272.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268.61">
                <text:p>268.61</text:p>
              </table:table-cell>
              <table:table-cell office:value-type="float" office:value="268.6">
                <text:p>268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264.95">
                <text:p>264.95</text:p>
              </table:table-cell>
              <table:table-cell office:value-type="float" office:value="264.95">
                <text:p>264.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261.35">
                <text:p>261.35</text:p>
              </table:table-cell>
              <table:table-cell office:value-type="float" office:value="261.35">
                <text:p>261.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257.8">
                <text:p>257.8</text:p>
              </table:table-cell>
              <table:table-cell office:value-type="float" office:value="257.8">
                <text:p>257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254.3">
                <text:p>254.3</text:p>
              </table:table-cell>
              <table:table-cell office:value-type="float" office:value="254.3">
                <text:p>254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250.85">
                <text:p>250.85</text:p>
              </table:table-cell>
              <table:table-cell office:value-type="float" office:value="250.85">
                <text:p>250.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247.45">
                <text:p>247.45</text:p>
              </table:table-cell>
              <table:table-cell office:value-type="float" office:value="247.45">
                <text:p>247.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244.1">
                <text:p>244.1</text:p>
              </table:table-cell>
              <table:table-cell office:value-type="float" office:value="244.1">
                <text:p>244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240.8">
                <text:p>240.8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237.55">
                <text:p>237.55</text:p>
              </table:table-cell>
              <table:table-cell office:value-type="float" office:value="237.54">
                <text:p>237.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234.34">
                <text:p>234.34</text:p>
              </table:table-cell>
              <table:table-cell office:value-type="float" office:value="234.34">
                <text:p>234.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231.18">
                <text:p>231.18</text:p>
              </table:table-cell>
              <table:table-cell office:value-type="float" office:value="231.18">
                <text:p>231.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228.06">
                <text:p>228.06</text:p>
              </table:table-cell>
              <table:table-cell office:value-type="float" office:value="228.06">
                <text:p>228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224.99">
                <text:p>224.99</text:p>
              </table:table-cell>
              <table:table-cell office:value-type="float" office:value="224.99">
                <text:p>224.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221.97">
                <text:p>221.97</text:p>
              </table:table-cell>
              <table:table-cell office:value-type="float" office:value="221.97">
                <text:p>221.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218.99">
                <text:p>218.99</text:p>
              </table:table-cell>
              <table:table-cell office:value-type="float" office:value="218.98">
                <text:p>218.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216.05">
                <text:p>216.05</text:p>
              </table:table-cell>
              <table:table-cell office:value-type="float" office:value="216.05">
                <text:p>216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213.15">
                <text:p>213.15</text:p>
              </table:table-cell>
              <table:table-cell office:value-type="float" office:value="213.15">
                <text:p>213.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210.29">
                <text:p>210.29</text:p>
              </table:table-cell>
              <table:table-cell office:value-type="float" office:value="210.29">
                <text:p>210.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207.48">
                <text:p>207.48</text:p>
              </table:table-cell>
              <table:table-cell office:value-type="float" office:value="207.48">
                <text:p>207.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204.71">
                <text:p>204.71</text:p>
              </table:table-cell>
              <table:table-cell office:value-type="float" office:value="204.71">
                <text:p>204.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201.97">
                <text:p>201.97</text:p>
              </table:table-cell>
              <table:table-cell office:value-type="float" office:value="201.97">
                <text:p>201.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199.28">
                <text:p>199.28</text:p>
              </table:table-cell>
              <table:table-cell office:value-type="float" office:value="199.28">
                <text:p>199.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196.62">
                <text:p>196.62</text:p>
              </table:table-cell>
              <table:table-cell office:value-type="float" office:value="196.62">
                <text:p>196.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191.42">
                <text:p>191.42</text:p>
              </table:table-cell>
              <table:table-cell office:value-type="float" office:value="191.42">
                <text:p>191.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188.88">
                <text:p>188.88</text:p>
              </table:table-cell>
              <table:table-cell office:value-type="float" office:value="188.88">
                <text:p>188.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186.37">
                <text:p>186.37</text:p>
              </table:table-cell>
              <table:table-cell office:value-type="float" office:value="186.37">
                <text:p>186.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183.9">
                <text:p>183.9</text:p>
              </table:table-cell>
              <table:table-cell office:value-type="float" office:value="183.9">
                <text:p>183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181.47">
                <text:p>181.47</text:p>
              </table:table-cell>
              <table:table-cell office:value-type="float" office:value="181.47">
                <text:p>181.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179.07">
                <text:p>179.07</text:p>
              </table:table-cell>
              <table:table-cell office:value-type="float" office:value="179.06">
                <text:p>179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76.7">
                <text:p>176.7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74.37">
                <text:p>174.37</text:p>
              </table:table-cell>
              <table:table-cell office:value-type="float" office:value="174.36">
                <text:p>174.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72.07">
                <text:p>172.07</text:p>
              </table:table-cell>
              <table:table-cell office:value-type="float" office:value="172.07">
                <text:p>172.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69.8">
                <text:p>169.8</text:p>
              </table:table-cell>
              <table:table-cell office:value-type="float" office:value="169.8">
                <text:p>169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67.57">
                <text:p>167.57</text:p>
              </table:table-cell>
              <table:table-cell office:value-type="float" office:value="167.56">
                <text:p>167.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65.36">
                <text:p>165.36</text:p>
              </table:table-cell>
              <table:table-cell office:value-type="float" office:value="165.36">
                <text:p>165.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63.19">
                <text:p>163.19</text:p>
              </table:table-cell>
              <table:table-cell office:value-type="float" office:value="163.19">
                <text:p>163.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61.05">
                <text:p>161.05</text:p>
              </table:table-cell>
              <table:table-cell office:value-type="float" office:value="161.05">
                <text:p>161.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58.94">
                <text:p>158.94</text:p>
              </table:table-cell>
              <table:table-cell office:value-type="float" office:value="158.94">
                <text:p>158.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56.86">
                <text:p>156.86</text:p>
              </table:table-cell>
              <table:table-cell office:value-type="float" office:value="156.86">
                <text:p>156.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54.81">
                <text:p>154.81</text:p>
              </table:table-cell>
              <table:table-cell office:value-type="float" office:value="154.81">
                <text:p>154.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52.79">
                <text:p>152.79</text:p>
              </table:table-cell>
              <table:table-cell office:value-type="float" office:value="152.79">
                <text:p>152.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50.8">
                <text:p>150.8</text:p>
              </table:table-cell>
              <table:table-cell office:value-type="float" office:value="150.8">
                <text:p>150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48.83">
                <text:p>148.83</text:p>
              </table:table-cell>
              <table:table-cell office:value-type="float" office:value="148.83">
                <text:p>148.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46.9">
                <text:p>146.9</text:p>
              </table:table-cell>
              <table:table-cell office:value-type="float" office:value="146.89">
                <text:p>146.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44.99">
                <text:p>144.99</text:p>
              </table:table-cell>
              <table:table-cell office:value-type="float" office:value="144.98">
                <text:p>144.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43.1">
                <text:p>143.1</text:p>
              </table:table-cell>
              <table:table-cell office:value-type="float" office:value="143.1">
                <text:p>143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41.25">
                <text:p>141.25</text:p>
              </table:table-cell>
              <table:table-cell office:value-type="float" office:value="141.25">
                <text:p>141.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39.42">
                <text:p>139.42</text:p>
              </table:table-cell>
              <table:table-cell office:value-type="float" office:value="139.42">
                <text:p>139.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37.61">
                <text:p>137.61</text:p>
              </table:table-cell>
              <table:table-cell office:value-type="float" office:value="137.61">
                <text:p>137.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35.84">
                <text:p>135.84</text:p>
              </table:table-cell>
              <table:table-cell office:value-type="float" office:value="135.84">
                <text:p>135.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34.08">
                <text:p>134.08</text:p>
              </table:table-cell>
              <table:table-cell office:value-type="float" office:value="134.08">
                <text:p>134.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32.35">
                <text:p>132.35</text:p>
              </table:table-cell>
              <table:table-cell office:value-type="float" office:value="132.35">
                <text:p>132.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30.65">
                <text:p>130.65</text:p>
              </table:table-cell>
              <table:table-cell office:value-type="float" office:value="130.65">
                <text:p>130.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28.97">
                <text:p>128.97</text:p>
              </table:table-cell>
              <table:table-cell office:value-type="float" office:value="128.97">
                <text:p>128.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27.31">
                <text:p>127.31</text:p>
              </table:table-cell>
              <table:table-cell office:value-type="float" office:value="127.31">
                <text:p>127.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25.68">
                <text:p>125.68</text:p>
              </table:table-cell>
              <table:table-cell office:value-type="float" office:value="125.68">
                <text:p>125.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24.07">
                <text:p>124.07</text:p>
              </table:table-cell>
              <table:table-cell office:value-type="float" office:value="124.07">
                <text:p>124.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22.48">
                <text:p>122.48</text:p>
              </table:table-cell>
              <table:table-cell office:value-type="float" office:value="122.48">
                <text:p>122.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20.92">
                <text:p>120.92</text:p>
              </table:table-cell>
              <table:table-cell office:value-type="float" office:value="120.91">
                <text:p>120.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19.37">
                <text:p>119.37</text:p>
              </table:table-cell>
              <table:table-cell office:value-type="float" office:value="119.37">
                <text:p>119.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17.85">
                <text:p>117.85</text:p>
              </table:table-cell>
              <table:table-cell office:value-type="float" office:value="117.85">
                <text:p>117.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16.35">
                <text:p>116.35</text:p>
              </table:table-cell>
              <table:table-cell office:value-type="float" office:value="116.35">
                <text:p>116.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14.87">
                <text:p>114.87</text:p>
              </table:table-cell>
              <table:table-cell office:value-type="float" office:value="114.87">
                <text:p>114.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13.41">
                <text:p>113.41</text:p>
              </table:table-cell>
              <table:table-cell office:value-type="float" office:value="113.41">
                <text:p>113.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11.97">
                <text:p>111.97</text:p>
              </table:table-cell>
              <table:table-cell office:value-type="float" office:value="111.97">
                <text:p>111.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10.55">
                <text:p>110.55</text:p>
              </table:table-cell>
              <table:table-cell office:value-type="float" office:value="110.55">
                <text:p>110.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09.15">
                <text:p>109.15</text:p>
              </table:table-cell>
              <table:table-cell office:value-type="float" office:value="109.15">
                <text:p>109.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07.77">
                <text:p>107.77</text:p>
              </table:table-cell>
              <table:table-cell office:value-type="float" office:value="107.77">
                <text:p>107.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06.41">
                <text:p>106.41</text:p>
              </table:table-cell>
              <table:table-cell office:value-type="float" office:value="106.41">
                <text:p>106.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05.07">
                <text:p>105.07</text:p>
              </table:table-cell>
              <table:table-cell office:value-type="float" office:value="105.07">
                <text:p>105.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03.75">
                <text:p>103.75</text:p>
              </table:table-cell>
              <table:table-cell office:value-type="float" office:value="103.74">
                <text:p>103.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02.44">
                <text:p>102.44</text:p>
              </table:table-cell>
              <table:table-cell office:value-type="float" office:value="102.44">
                <text:p>102.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01.15">
                <text:p>101.15</text:p>
              </table:table-cell>
              <table:table-cell office:value-type="float" office:value="101.15">
                <text:p>101.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99.884">
                <text:p>99.884</text:p>
              </table:table-cell>
              <table:table-cell office:value-type="float" office:value="99.883">
                <text:p>99.8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98.633">
                <text:p>98.633</text:p>
              </table:table-cell>
              <table:table-cell office:value-type="float" office:value="98.631">
                <text:p>98.6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97.398">
                <text:p>97.398</text:p>
              </table:table-cell>
              <table:table-cell office:value-type="float" office:value="97.397">
                <text:p>97.3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96.181">
                <text:p>96.181</text:p>
              </table:table-cell>
              <table:table-cell office:value-type="float" office:value="96.18">
                <text:p>96.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94.98">
                <text:p>94.98</text:p>
              </table:table-cell>
              <table:table-cell office:value-type="float" office:value="94.979">
                <text:p>94.9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93.796">
                <text:p>93.796</text:p>
              </table:table-cell>
              <table:table-cell office:value-type="float" office:value="93.795">
                <text:p>93.7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92.629">
                <text:p>92.629</text:p>
              </table:table-cell>
              <table:table-cell office:value-type="float" office:value="92.628">
                <text:p>92.6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91.477">
                <text:p>91.477</text:p>
              </table:table-cell>
              <table:table-cell office:value-type="float" office:value="91.476">
                <text:p>91.4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90.341">
                <text:p>90.341</text:p>
              </table:table-cell>
              <table:table-cell office:value-type="float" office:value="90.34">
                <text:p>90.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89.221">
                <text:p>89.221</text:p>
              </table:table-cell>
              <table:table-cell office:value-type="float" office:value="89.22">
                <text:p>89.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88.116">
                <text:p>88.116</text:p>
              </table:table-cell>
              <table:table-cell office:value-type="float" office:value="88.115">
                <text:p>88.1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87.026">
                <text:p>87.026</text:p>
              </table:table-cell>
              <table:table-cell office:value-type="float" office:value="87.025">
                <text:p>87.0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85.952">
                <text:p>85.952</text:p>
              </table:table-cell>
              <table:table-cell office:value-type="float" office:value="85.951">
                <text:p>85.9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84.892">
                <text:p>84.892</text:p>
              </table:table-cell>
              <table:table-cell office:value-type="float" office:value="84.89">
                <text:p>84.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83.846">
                <text:p>83.846</text:p>
              </table:table-cell>
              <table:table-cell office:value-type="float" office:value="83.845">
                <text:p>83.8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82.815">
                <text:p>82.815</text:p>
              </table:table-cell>
              <table:table-cell office:value-type="float" office:value="82.813">
                <text:p>82.8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81.797">
                <text:p>81.797</text:p>
              </table:table-cell>
              <table:table-cell office:value-type="float" office:value="81.796">
                <text:p>81.7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80.794">
                <text:p>80.794</text:p>
              </table:table-cell>
              <table:table-cell office:value-type="float" office:value="80.793">
                <text:p>80.7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79.804">
                <text:p>79.804</text:p>
              </table:table-cell>
              <table:table-cell office:value-type="float" office:value="79.803">
                <text:p>79.8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78.828">
                <text:p>78.828</text:p>
              </table:table-cell>
              <table:table-cell office:value-type="float" office:value="78.827">
                <text:p>78.8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77.865">
                <text:p>77.865</text:p>
              </table:table-cell>
              <table:table-cell office:value-type="float" office:value="77.864">
                <text:p>77.8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76.915">
                <text:p>76.915</text:p>
              </table:table-cell>
              <table:table-cell office:value-type="float" office:value="76.914">
                <text:p>76.9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75.978">
                <text:p>75.978</text:p>
              </table:table-cell>
              <table:table-cell office:value-type="float" office:value="75.977">
                <text:p>75.9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75.053">
                <text:p>75.053</text:p>
              </table:table-cell>
              <table:table-cell office:value-type="float" office:value="75.052">
                <text:p>75.0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74.141">
                <text:p>74.141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73.242">
                <text:p>73.242</text:p>
              </table:table-cell>
              <table:table-cell office:value-type="float" office:value="73.241">
                <text:p>73.2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72.355">
                <text:p>72.355</text:p>
              </table:table-cell>
              <table:table-cell office:value-type="float" office:value="72.354">
                <text:p>72.3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71.479">
                <text:p>71.479</text:p>
              </table:table-cell>
              <table:table-cell office:value-type="float" office:value="71.478">
                <text:p>71.4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70.616">
                <text:p>70.616</text:p>
              </table:table-cell>
              <table:table-cell office:value-type="float" office:value="70.615">
                <text:p>70.6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69.764">
                <text:p>69.764</text:p>
              </table:table-cell>
              <table:table-cell office:value-type="float" office:value="69.763">
                <text:p>69.7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68.923">
                <text:p>68.923</text:p>
              </table:table-cell>
              <table:table-cell office:value-type="float" office:value="68.922">
                <text:p>68.9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68.094">
                <text:p>68.094</text:p>
              </table:table-cell>
              <table:table-cell office:value-type="float" office:value="68.093">
                <text:p>68.0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67.276">
                <text:p>67.276</text:p>
              </table:table-cell>
              <table:table-cell office:value-type="float" office:value="67.275">
                <text:p>67.2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39cm" svg:y="0.316cm" chart:style-name="ch2">
          <text:p>thrombin comparison</text:p>
        </chart:title>
        <chart:legend chart:legend-position="end" svg:x="13.252cm" svg:y="3.954cm" style:legend-expansion="high" chart:style-name="ch3"/>
        <chart:plot-area chart:style-name="ch4" table:cell-range-address="'30 percent'.A2:'30 percent'.A202 '30 percent'.C1:'30 percent'.C202 '30 percent'.J1:'30 percent'.J202" chart:data-source-has-labels="row" svg:x="0.769cm" svg:y="1.635cm" svg:width="11.845cm" svg:height="6.77cm">
          <chartooo:coordinate-region svg:x="1.576cm" svg:y="1.834cm" svg:width="10.666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C2:'30 percent'.C202" chart:label-cell-address="'30 percent'.C1:'30 percent'.C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J2:'30 percent'.J202" chart:label-cell-address="'30 percent'.J1:'30 percent'.J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a</text:p>
                <draw:g>
                  <svg:desc>'30 percent'.C1:'30 percent'.C1</svg:desc>
                </draw:g>
              </table:table-cell>
              <table:table-cell office:value-type="string">
                <text:p>noapc Iia</text:p>
                <draw:g>
                  <svg:desc>'30 percent'.J1:'30 percen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0">
                <text:p>0</text:p>
                <draw:g>
                  <svg:desc>'30 percent'.C2:'30 percent'.C202</svg:desc>
                </draw:g>
              </table:table-cell>
              <table:table-cell office:value-type="float" office:value="0">
                <text:p>0</text:p>
                <draw:g>
                  <svg:desc>'30 percent'.J2:'30 percent'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19517">
                <text:p>0.19517</text:p>
              </table:table-cell>
              <table:table-cell office:value-type="float" office:value="0.19546">
                <text:p>0.19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74958">
                <text:p>0.74958</text:p>
              </table:table-cell>
              <table:table-cell office:value-type="float" office:value="0.74958">
                <text:p>0.74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2.061">
                <text:p>2.061</text:p>
              </table:table-cell>
              <table:table-cell office:value-type="float" office:value="2.0609">
                <text:p>2.0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6.3953">
                <text:p>6.3953</text:p>
              </table:table-cell>
              <table:table-cell office:value-type="float" office:value="6.3954">
                <text:p>6.3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8.586">
                <text:p>18.586</text:p>
              </table:table-cell>
              <table:table-cell office:value-type="float" office:value="18.587">
                <text:p>18.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41.354">
                <text:p>41.354</text:p>
              </table:table-cell>
              <table:table-cell office:value-type="float" office:value="41.355">
                <text:p>41.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72.73">
                <text:p>72.73</text:p>
              </table:table-cell>
              <table:table-cell office:value-type="float" office:value="72.73">
                <text:p>72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03.81">
                <text:p>103.81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33.97">
                <text:p>133.97</text:p>
              </table:table-cell>
              <table:table-cell office:value-type="float" office:value="133.96">
                <text:p>133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60.02">
                <text:p>160.02</text:p>
              </table:table-cell>
              <table:table-cell office:value-type="float" office:value="160.01">
                <text:p>16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79.38">
                <text:p>179.38</text:p>
              </table:table-cell>
              <table:table-cell office:value-type="float" office:value="179.38">
                <text:p>179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93.53">
                <text:p>193.53</text:p>
              </table:table-cell>
              <table:table-cell office:value-type="float" office:value="193.52">
                <text:p>193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203.32">
                <text:p>203.32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209.66">
                <text:p>209.66</text:p>
              </table:table-cell>
              <table:table-cell office:value-type="float" office:value="209.66">
                <text:p>209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213.38">
                <text:p>213.38</text:p>
              </table:table-cell>
              <table:table-cell office:value-type="float" office:value="213.37">
                <text:p>213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215.12">
                <text:p>215.12</text:p>
              </table:table-cell>
              <table:table-cell office:value-type="float" office:value="215.11">
                <text:p>215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215.41">
                <text:p>215.41</text:p>
              </table:table-cell>
              <table:table-cell office:value-type="float" office:value="215.4">
                <text:p>215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214.64">
                <text:p>214.64</text:p>
              </table:table-cell>
              <table:table-cell office:value-type="float" office:value="214.64">
                <text:p>214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213.13">
                <text:p>213.13</text:p>
              </table:table-cell>
              <table:table-cell office:value-type="float" office:value="213.12">
                <text:p>213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211.09">
                <text:p>211.09</text:p>
              </table:table-cell>
              <table:table-cell office:value-type="float" office:value="211.08">
                <text:p>211.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208.7">
                <text:p>208.7</text:p>
              </table:table-cell>
              <table:table-cell office:value-type="float" office:value="208.69">
                <text:p>208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206.07">
                <text:p>206.07</text:p>
              </table:table-cell>
              <table:table-cell office:value-type="float" office:value="206.06">
                <text:p>206.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203.3">
                <text:p>203.3</text:p>
              </table:table-cell>
              <table:table-cell office:value-type="float" office:value="203.29">
                <text:p>203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200.46">
                <text:p>200.46</text:p>
              </table:table-cell>
              <table:table-cell office:value-type="float" office:value="200.45">
                <text:p>200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97.59">
                <text:p>197.59</text:p>
              </table:table-cell>
              <table:table-cell office:value-type="float" office:value="197.58">
                <text:p>197.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94.73">
                <text:p>194.73</text:p>
              </table:table-cell>
              <table:table-cell office:value-type="float" office:value="194.72">
                <text:p>194.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91.9">
                <text:p>191.9</text:p>
              </table:table-cell>
              <table:table-cell office:value-type="float" office:value="191.89">
                <text:p>191.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89.11">
                <text:p>189.11</text:p>
              </table:table-cell>
              <table:table-cell office:value-type="float" office:value="189.1">
                <text:p>189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86.39">
                <text:p>186.39</text:p>
              </table:table-cell>
              <table:table-cell office:value-type="float" office:value="186.38">
                <text:p>186.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83.73">
                <text:p>183.73</text:p>
              </table:table-cell>
              <table:table-cell office:value-type="float" office:value="183.72">
                <text:p>183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81.13">
                <text:p>181.13</text:p>
              </table:table-cell>
              <table:table-cell office:value-type="float" office:value="181.12">
                <text:p>181.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78.61">
                <text:p>178.61</text:p>
              </table:table-cell>
              <table:table-cell office:value-type="float" office:value="178.6">
                <text:p>178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76.15">
                <text:p>176.15</text:p>
              </table:table-cell>
              <table:table-cell office:value-type="float" office:value="176.14">
                <text:p>176.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73.76">
                <text:p>173.76</text:p>
              </table:table-cell>
              <table:table-cell office:value-type="float" office:value="173.75">
                <text:p>173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71.43">
                <text:p>171.43</text:p>
              </table:table-cell>
              <table:table-cell office:value-type="float" office:value="171.42">
                <text:p>171.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69.16">
                <text:p>169.16</text:p>
              </table:table-cell>
              <table:table-cell office:value-type="float" office:value="169.15">
                <text:p>169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66.95">
                <text:p>166.95</text:p>
              </table:table-cell>
              <table:table-cell office:value-type="float" office:value="166.94">
                <text:p>166.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64.8">
                <text:p>164.8</text:p>
              </table:table-cell>
              <table:table-cell office:value-type="float" office:value="164.79">
                <text:p>164.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62.69">
                <text:p>162.69</text:p>
              </table:table-cell>
              <table:table-cell office:value-type="float" office:value="162.68">
                <text:p>162.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60.64">
                <text:p>160.64</text:p>
              </table:table-cell>
              <table:table-cell office:value-type="float" office:value="160.63">
                <text:p>160.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58.63">
                <text:p>158.63</text:p>
              </table:table-cell>
              <table:table-cell office:value-type="float" office:value="158.62">
                <text:p>158.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56.67">
                <text:p>156.67</text:p>
              </table:table-cell>
              <table:table-cell office:value-type="float" office:value="156.65">
                <text:p>156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54.74">
                <text:p>154.74</text:p>
              </table:table-cell>
              <table:table-cell office:value-type="float" office:value="154.73">
                <text:p>154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52.85">
                <text:p>152.85</text:p>
              </table:table-cell>
              <table:table-cell office:value-type="float" office:value="152.84">
                <text:p>152.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51">
                <text:p>151</text:p>
              </table:table-cell>
              <table:table-cell office:value-type="float" office:value="150.99">
                <text:p>150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49.18">
                <text:p>149.18</text:p>
              </table:table-cell>
              <table:table-cell office:value-type="float" office:value="149.17">
                <text:p>149.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47.39">
                <text:p>147.39</text:p>
              </table:table-cell>
              <table:table-cell office:value-type="float" office:value="147.38">
                <text:p>147.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45.64">
                <text:p>145.64</text:p>
              </table:table-cell>
              <table:table-cell office:value-type="float" office:value="145.62">
                <text:p>145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43.9">
                <text:p>143.9</text:p>
              </table:table-cell>
              <table:table-cell office:value-type="float" office:value="143.89">
                <text:p>143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42.2">
                <text:p>142.2</text:p>
              </table:table-cell>
              <table:table-cell office:value-type="float" office:value="142.19">
                <text:p>142.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40.52">
                <text:p>140.52</text:p>
              </table:table-cell>
              <table:table-cell office:value-type="float" office:value="140.51">
                <text:p>140.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38.87">
                <text:p>138.87</text:p>
              </table:table-cell>
              <table:table-cell office:value-type="float" office:value="138.85">
                <text:p>138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37.23">
                <text:p>137.23</text:p>
              </table:table-cell>
              <table:table-cell office:value-type="float" office:value="137.22">
                <text:p>137.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35.62">
                <text:p>135.62</text:p>
              </table:table-cell>
              <table:table-cell office:value-type="float" office:value="135.61">
                <text:p>135.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34.03">
                <text:p>134.03</text:p>
              </table:table-cell>
              <table:table-cell office:value-type="float" office:value="134.02">
                <text:p>134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32.46">
                <text:p>132.46</text:p>
              </table:table-cell>
              <table:table-cell office:value-type="float" office:value="132.45">
                <text:p>132.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30.91">
                <text:p>130.91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29.37">
                <text:p>129.37</text:p>
              </table:table-cell>
              <table:table-cell office:value-type="float" office:value="129.36">
                <text:p>129.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27.86">
                <text:p>127.86</text:p>
              </table:table-cell>
              <table:table-cell office:value-type="float" office:value="127.85">
                <text:p>127.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26.36">
                <text:p>126.36</text:p>
              </table:table-cell>
              <table:table-cell office:value-type="float" office:value="126.35">
                <text:p>126.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24.88">
                <text:p>124.88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23.41">
                <text:p>123.41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21.96">
                <text:p>121.96</text:p>
              </table:table-cell>
              <table:table-cell office:value-type="float" office:value="121.95">
                <text:p>121.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20.53">
                <text:p>120.53</text:p>
              </table:table-cell>
              <table:table-cell office:value-type="float" office:value="120.51">
                <text:p>120.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119.11">
                <text:p>119.11</text:p>
              </table:table-cell>
              <table:table-cell office:value-type="float" office:value="119.09">
                <text:p>119.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117.7">
                <text:p>117.7</text:p>
              </table:table-cell>
              <table:table-cell office:value-type="float" office:value="117.69">
                <text:p>117.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116.31">
                <text:p>116.31</text:p>
              </table:table-cell>
              <table:table-cell office:value-type="float" office:value="116.3">
                <text:p>116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114.94">
                <text:p>114.94</text:p>
              </table:table-cell>
              <table:table-cell office:value-type="float" office:value="114.92">
                <text:p>114.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113.57">
                <text:p>113.57</text:p>
              </table:table-cell>
              <table:table-cell office:value-type="float" office:value="113.56">
                <text:p>113.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112.23">
                <text:p>112.23</text:p>
              </table:table-cell>
              <table:table-cell office:value-type="float" office:value="112.21">
                <text:p>112.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110.89">
                <text:p>110.89</text:p>
              </table:table-cell>
              <table:table-cell office:value-type="float" office:value="110.88">
                <text:p>110.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109.57">
                <text:p>109.57</text:p>
              </table:table-cell>
              <table:table-cell office:value-type="float" office:value="109.56">
                <text:p>109.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108.27">
                <text:p>108.27</text:p>
              </table:table-cell>
              <table:table-cell office:value-type="float" office:value="108.25">
                <text:p>108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06.97">
                <text:p>106.97</text:p>
              </table:table-cell>
              <table:table-cell office:value-type="float" office:value="106.96">
                <text:p>106.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105.69">
                <text:p>105.69</text:p>
              </table:table-cell>
              <table:table-cell office:value-type="float" office:value="105.68">
                <text:p>105.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104.42">
                <text:p>104.42</text:p>
              </table:table-cell>
              <table:table-cell office:value-type="float" office:value="104.41">
                <text:p>104.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103.17">
                <text:p>103.17</text:p>
              </table:table-cell>
              <table:table-cell office:value-type="float" office:value="103.16">
                <text:p>103.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101.93">
                <text:p>101.93</text:p>
              </table:table-cell>
              <table:table-cell office:value-type="float" office:value="101.92">
                <text:p>101.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100.7">
                <text:p>100.7</text:p>
              </table:table-cell>
              <table:table-cell office:value-type="float" office:value="100.69">
                <text:p>100.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99.486">
                <text:p>99.486</text:p>
              </table:table-cell>
              <table:table-cell office:value-type="float" office:value="99.474">
                <text:p>99.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98.284">
                <text:p>98.284</text:p>
              </table:table-cell>
              <table:table-cell office:value-type="float" office:value="98.271">
                <text:p>98.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97.093">
                <text:p>97.093</text:p>
              </table:table-cell>
              <table:table-cell office:value-type="float" office:value="97.08">
                <text:p>97.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95.916">
                <text:p>95.916</text:p>
              </table:table-cell>
              <table:table-cell office:value-type="float" office:value="95.903">
                <text:p>95.9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94.75">
                <text:p>94.75</text:p>
              </table:table-cell>
              <table:table-cell office:value-type="float" office:value="94.737">
                <text:p>94.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93.597">
                <text:p>93.597</text:p>
              </table:table-cell>
              <table:table-cell office:value-type="float" office:value="93.584">
                <text:p>93.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92.456">
                <text:p>92.456</text:p>
              </table:table-cell>
              <table:table-cell office:value-type="float" office:value="92.443">
                <text:p>92.4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91.327">
                <text:p>91.327</text:p>
              </table:table-cell>
              <table:table-cell office:value-type="float" office:value="91.315">
                <text:p>91.3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90.211">
                <text:p>90.211</text:p>
              </table:table-cell>
              <table:table-cell office:value-type="float" office:value="90.198">
                <text:p>90.1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89.106">
                <text:p>89.106</text:p>
              </table:table-cell>
              <table:table-cell office:value-type="float" office:value="89.094">
                <text:p>89.0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88.013">
                <text:p>88.013</text:p>
              </table:table-cell>
              <table:table-cell office:value-type="float" office:value="88.001">
                <text:p>88.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86.933">
                <text:p>86.933</text:p>
              </table:table-cell>
              <table:table-cell office:value-type="float" office:value="86.92">
                <text:p>86.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85.863">
                <text:p>85.863</text:p>
              </table:table-cell>
              <table:table-cell office:value-type="float" office:value="85.851">
                <text:p>85.8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84.806">
                <text:p>84.806</text:p>
              </table:table-cell>
              <table:table-cell office:value-type="float" office:value="84.794">
                <text:p>84.7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83.76">
                <text:p>83.76</text:p>
              </table:table-cell>
              <table:table-cell office:value-type="float" office:value="83.748">
                <text:p>83.7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82.726">
                <text:p>82.726</text:p>
              </table:table-cell>
              <table:table-cell office:value-type="float" office:value="82.714">
                <text:p>82.7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81.703">
                <text:p>81.703</text:p>
              </table:table-cell>
              <table:table-cell office:value-type="float" office:value="81.691">
                <text:p>81.6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80.691">
                <text:p>80.691</text:p>
              </table:table-cell>
              <table:table-cell office:value-type="float" office:value="80.679">
                <text:p>80.6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79.691">
                <text:p>79.691</text:p>
              </table:table-cell>
              <table:table-cell office:value-type="float" office:value="79.679">
                <text:p>79.6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78.702">
                <text:p>78.702</text:p>
              </table:table-cell>
              <table:table-cell office:value-type="float" office:value="78.69">
                <text:p>78.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77.724">
                <text:p>77.724</text:p>
              </table:table-cell>
              <table:table-cell office:value-type="float" office:value="77.712">
                <text:p>77.7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76.758">
                <text:p>76.758</text:p>
              </table:table-cell>
              <table:table-cell office:value-type="float" office:value="76.746">
                <text:p>76.7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75.802">
                <text:p>75.802</text:p>
              </table:table-cell>
              <table:table-cell office:value-type="float" office:value="75.79">
                <text:p>75.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74.857">
                <text:p>74.857</text:p>
              </table:table-cell>
              <table:table-cell office:value-type="float" office:value="74.845">
                <text:p>74.8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73.922">
                <text:p>73.922</text:p>
              </table:table-cell>
              <table:table-cell office:value-type="float" office:value="73.91">
                <text:p>73.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72.999">
                <text:p>72.999</text:p>
              </table:table-cell>
              <table:table-cell office:value-type="float" office:value="72.987">
                <text:p>72.9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72.086">
                <text:p>72.086</text:p>
              </table:table-cell>
              <table:table-cell office:value-type="float" office:value="72.074">
                <text:p>72.0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71.183">
                <text:p>71.183</text:p>
              </table:table-cell>
              <table:table-cell office:value-type="float" office:value="71.172">
                <text:p>71.1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70.291">
                <text:p>70.291</text:p>
              </table:table-cell>
              <table:table-cell office:value-type="float" office:value="70.28">
                <text:p>70.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69.41">
                <text:p>69.41</text:p>
              </table:table-cell>
              <table:table-cell office:value-type="float" office:value="69.398">
                <text:p>69.3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68.538">
                <text:p>68.538</text:p>
              </table:table-cell>
              <table:table-cell office:value-type="float" office:value="68.527">
                <text:p>68.5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67.677">
                <text:p>67.677</text:p>
              </table:table-cell>
              <table:table-cell office:value-type="float" office:value="67.666">
                <text:p>67.6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66.826">
                <text:p>66.826</text:p>
              </table:table-cell>
              <table:table-cell office:value-type="float" office:value="66.815">
                <text:p>66.8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65.985">
                <text:p>65.985</text:p>
              </table:table-cell>
              <table:table-cell office:value-type="float" office:value="65.973">
                <text:p>65.9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65.153">
                <text:p>65.153</text:p>
              </table:table-cell>
              <table:table-cell office:value-type="float" office:value="65.142">
                <text:p>65.1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64.332">
                <text:p>64.332</text:p>
              </table:table-cell>
              <table:table-cell office:value-type="float" office:value="64.321">
                <text:p>64.3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63.52">
                <text:p>63.52</text:p>
              </table:table-cell>
              <table:table-cell office:value-type="float" office:value="63.509">
                <text:p>63.5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62.718">
                <text:p>62.718</text:p>
              </table:table-cell>
              <table:table-cell office:value-type="float" office:value="62.707">
                <text:p>62.7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61.926">
                <text:p>61.926</text:p>
              </table:table-cell>
              <table:table-cell office:value-type="float" office:value="61.915">
                <text:p>61.9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61.143">
                <text:p>61.143</text:p>
              </table:table-cell>
              <table:table-cell office:value-type="float" office:value="61.132">
                <text:p>61.1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60.369">
                <text:p>60.369</text:p>
              </table:table-cell>
              <table:table-cell office:value-type="float" office:value="60.358">
                <text:p>60.3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59.604">
                <text:p>59.604</text:p>
              </table:table-cell>
              <table:table-cell office:value-type="float" office:value="59.594">
                <text:p>59.5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58.849">
                <text:p>58.849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58.103">
                <text:p>58.103</text:p>
              </table:table-cell>
              <table:table-cell office:value-type="float" office:value="58.092">
                <text:p>58.0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57.366">
                <text:p>57.366</text:p>
              </table:table-cell>
              <table:table-cell office:value-type="float" office:value="57.355">
                <text:p>57.3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56.637">
                <text:p>56.637</text:p>
              </table:table-cell>
              <table:table-cell office:value-type="float" office:value="56.627">
                <text:p>56.6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55.918">
                <text:p>55.918</text:p>
              </table:table-cell>
              <table:table-cell office:value-type="float" office:value="55.907">
                <text:p>55.9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55.207">
                <text:p>55.207</text:p>
              </table:table-cell>
              <table:table-cell office:value-type="float" office:value="55.197">
                <text:p>55.1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54.505">
                <text:p>54.505</text:p>
              </table:table-cell>
              <table:table-cell office:value-type="float" office:value="54.495">
                <text:p>54.4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53.811">
                <text:p>53.811</text:p>
              </table:table-cell>
              <table:table-cell office:value-type="float" office:value="53.801">
                <text:p>53.8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53.126">
                <text:p>53.126</text:p>
              </table:table-cell>
              <table:table-cell office:value-type="float" office:value="53.116">
                <text:p>53.1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52.45">
                <text:p>52.45</text:p>
              </table:table-cell>
              <table:table-cell office:value-type="float" office:value="52.439">
                <text:p>52.4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51.781">
                <text:p>51.781</text:p>
              </table:table-cell>
              <table:table-cell office:value-type="float" office:value="51.771">
                <text:p>51.7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51.121">
                <text:p>51.121</text:p>
              </table:table-cell>
              <table:table-cell office:value-type="float" office:value="51.111">
                <text:p>51.1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50.469">
                <text:p>50.469</text:p>
              </table:table-cell>
              <table:table-cell office:value-type="float" office:value="50.459">
                <text:p>50.4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49.825">
                <text:p>49.825</text:p>
              </table:table-cell>
              <table:table-cell office:value-type="float" office:value="49.815">
                <text:p>49.8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49.188">
                <text:p>49.188</text:p>
              </table:table-cell>
              <table:table-cell office:value-type="float" office:value="49.179">
                <text:p>49.1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48.56">
                <text:p>48.56</text:p>
              </table:table-cell>
              <table:table-cell office:value-type="float" office:value="48.55">
                <text:p>48.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47.94">
                <text:p>47.94</text:p>
              </table:table-cell>
              <table:table-cell office:value-type="float" office:value="47.93">
                <text:p>47.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47.327">
                <text:p>47.327</text:p>
              </table:table-cell>
              <table:table-cell office:value-type="float" office:value="47.317">
                <text:p>47.3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46.722">
                <text:p>46.722</text:p>
              </table:table-cell>
              <table:table-cell office:value-type="float" office:value="46.712">
                <text:p>46.7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46.124">
                <text:p>46.124</text:p>
              </table:table-cell>
              <table:table-cell office:value-type="float" office:value="46.114">
                <text:p>46.1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45.534">
                <text:p>45.534</text:p>
              </table:table-cell>
              <table:table-cell office:value-type="float" office:value="45.524">
                <text:p>45.5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44.951">
                <text:p>44.951</text:p>
              </table:table-cell>
              <table:table-cell office:value-type="float" office:value="44.941">
                <text:p>44.9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44.375">
                <text:p>44.375</text:p>
              </table:table-cell>
              <table:table-cell office:value-type="float" office:value="44.366">
                <text:p>44.3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43.806">
                <text:p>43.806</text:p>
              </table:table-cell>
              <table:table-cell office:value-type="float" office:value="43.797">
                <text:p>43.7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43.245">
                <text:p>43.245</text:p>
              </table:table-cell>
              <table:table-cell office:value-type="float" office:value="43.236">
                <text:p>43.2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42.691">
                <text:p>42.691</text:p>
              </table:table-cell>
              <table:table-cell office:value-type="float" office:value="42.682">
                <text:p>42.6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2.143">
                <text:p>42.143</text:p>
              </table:table-cell>
              <table:table-cell office:value-type="float" office:value="42.134">
                <text:p>42.1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41.603">
                <text:p>41.603</text:p>
              </table:table-cell>
              <table:table-cell office:value-type="float" office:value="41.594">
                <text:p>41.5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1.069">
                <text:p>41.069</text:p>
              </table:table-cell>
              <table:table-cell office:value-type="float" office:value="41.06">
                <text:p>41.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0.542">
                <text:p>40.542</text:p>
              </table:table-cell>
              <table:table-cell office:value-type="float" office:value="40.533">
                <text:p>40.5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0.022">
                <text:p>40.022</text:p>
              </table:table-cell>
              <table:table-cell office:value-type="float" office:value="40.013">
                <text:p>40.0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39.508">
                <text:p>39.508</text:p>
              </table:table-cell>
              <table:table-cell office:value-type="float" office:value="39.499">
                <text:p>39.4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39">
                <text:p>39</text:p>
              </table:table-cell>
              <table:table-cell office:value-type="float" office:value="38.992">
                <text:p>38.9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38.499">
                <text:p>38.499</text:p>
              </table:table-cell>
              <table:table-cell office:value-type="float" office:value="38.491">
                <text:p>38.4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38.005">
                <text:p>38.005</text:p>
              </table:table-cell>
              <table:table-cell office:value-type="float" office:value="37.996">
                <text:p>37.9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37.516">
                <text:p>37.516</text:p>
              </table:table-cell>
              <table:table-cell office:value-type="float" office:value="37.508">
                <text:p>37.5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37.034">
                <text:p>37.034</text:p>
              </table:table-cell>
              <table:table-cell office:value-type="float" office:value="37.026">
                <text:p>37.0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36.558">
                <text:p>36.558</text:p>
              </table:table-cell>
              <table:table-cell office:value-type="float" office:value="36.549">
                <text:p>36.5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36.088">
                <text:p>36.088</text:p>
              </table:table-cell>
              <table:table-cell office:value-type="float" office:value="36.079">
                <text:p>36.0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35.624">
                <text:p>35.624</text:p>
              </table:table-cell>
              <table:table-cell office:value-type="float" office:value="35.615">
                <text:p>35.6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35.166">
                <text:p>35.166</text:p>
              </table:table-cell>
              <table:table-cell office:value-type="float" office:value="35.157">
                <text:p>35.1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34.713">
                <text:p>34.713</text:p>
              </table:table-cell>
              <table:table-cell office:value-type="float" office:value="34.705">
                <text:p>34.7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34.267">
                <text:p>34.267</text:p>
              </table:table-cell>
              <table:table-cell office:value-type="float" office:value="34.258">
                <text:p>34.2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33.826">
                <text:p>33.826</text:p>
              </table:table-cell>
              <table:table-cell office:value-type="float" office:value="33.817">
                <text:p>33.8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33.39">
                <text:p>33.39</text:p>
              </table:table-cell>
              <table:table-cell office:value-type="float" office:value="33.382">
                <text:p>33.3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32.961">
                <text:p>32.961</text:p>
              </table:table-cell>
              <table:table-cell office:value-type="float" office:value="32.952">
                <text:p>32.9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32.536">
                <text:p>32.536</text:p>
              </table:table-cell>
              <table:table-cell office:value-type="float" office:value="32.528">
                <text:p>32.5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32.117">
                <text:p>32.117</text:p>
              </table:table-cell>
              <table:table-cell office:value-type="float" office:value="32.109">
                <text:p>32.1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31.704">
                <text:p>31.704</text:p>
              </table:table-cell>
              <table:table-cell office:value-type="float" office:value="31.696">
                <text:p>31.6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31.296">
                <text:p>31.296</text:p>
              </table:table-cell>
              <table:table-cell office:value-type="float" office:value="31.288">
                <text:p>31.2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30.893">
                <text:p>30.893</text:p>
              </table:table-cell>
              <table:table-cell office:value-type="float" office:value="30.885">
                <text:p>30.8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30.495">
                <text:p>30.495</text:p>
              </table:table-cell>
              <table:table-cell office:value-type="float" office:value="30.487">
                <text:p>30.4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30.102">
                <text:p>30.102</text:p>
              </table:table-cell>
              <table:table-cell office:value-type="float" office:value="30.094">
                <text:p>30.0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29.714">
                <text:p>29.714</text:p>
              </table:table-cell>
              <table:table-cell office:value-type="float" office:value="29.707">
                <text:p>29.7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29.332">
                <text:p>29.332</text:p>
              </table:table-cell>
              <table:table-cell office:value-type="float" office:value="29.324">
                <text:p>29.3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28.954">
                <text:p>28.954</text:p>
              </table:table-cell>
              <table:table-cell office:value-type="float" office:value="28.946">
                <text:p>28.9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28.581">
                <text:p>28.581</text:p>
              </table:table-cell>
              <table:table-cell office:value-type="float" office:value="28.573">
                <text:p>28.5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28.213">
                <text:p>28.213</text:p>
              </table:table-cell>
              <table:table-cell office:value-type="float" office:value="28.205">
                <text:p>28.2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27.849">
                <text:p>27.849</text:p>
              </table:table-cell>
              <table:table-cell office:value-type="float" office:value="27.842">
                <text:p>27.8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27.49">
                <text:p>27.49</text:p>
              </table:table-cell>
              <table:table-cell office:value-type="float" office:value="27.483">
                <text:p>27.4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27.136">
                <text:p>27.136</text:p>
              </table:table-cell>
              <table:table-cell office:value-type="float" office:value="27.129">
                <text:p>27.1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26.787">
                <text:p>26.787</text:p>
              </table:table-cell>
              <table:table-cell office:value-type="float" office:value="26.779">
                <text:p>26.7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26.441">
                <text:p>26.441</text:p>
              </table:table-cell>
              <table:table-cell office:value-type="float" office:value="26.434">
                <text:p>26.4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26.101">
                <text:p>26.101</text:p>
              </table:table-cell>
              <table:table-cell office:value-type="float" office:value="26.094">
                <text:p>26.0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25.765">
                <text:p>25.765</text:p>
              </table:table-cell>
              <table:table-cell office:value-type="float" office:value="25.757">
                <text:p>25.7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25.433">
                <text:p>25.433</text:p>
              </table:table-cell>
              <table:table-cell office:value-type="float" office:value="25.426">
                <text:p>25.4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25.105">
                <text:p>25.105</text:p>
              </table:table-cell>
              <table:table-cell office:value-type="float" office:value="25.098">
                <text:p>25.0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24.782">
                <text:p>24.782</text:p>
              </table:table-cell>
              <table:table-cell office:value-type="float" office:value="24.775">
                <text:p>24.7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24.462">
                <text:p>24.462</text:p>
              </table:table-cell>
              <table:table-cell office:value-type="float" office:value="24.456">
                <text:p>24.4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24.147">
                <text:p>24.147</text:p>
              </table:table-cell>
              <table:table-cell office:value-type="float" office:value="24.141">
                <text:p>24.1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23.836">
                <text:p>23.836</text:p>
              </table:table-cell>
              <table:table-cell office:value-type="float" office:value="23.83">
                <text:p>23.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23.529">
                <text:p>23.529</text:p>
              </table:table-cell>
              <table:table-cell office:value-type="float" office:value="23.523">
                <text:p>23.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23.226">
                <text:p>23.226</text:p>
              </table:table-cell>
              <table:table-cell office:value-type="float" office:value="23.22">
                <text:p>23.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22.927">
                <text:p>22.927</text:p>
              </table:table-cell>
              <table:table-cell office:value-type="float" office:value="22.921">
                <text:p>22.9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22.632">
                <text:p>22.632</text:p>
              </table:table-cell>
              <table:table-cell office:value-type="float" office:value="22.625">
                <text:p>22.6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22.341">
                <text:p>22.341</text:p>
              </table:table-cell>
              <table:table-cell office:value-type="float" office:value="22.334">
                <text:p>22.3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22.053">
                <text:p>22.053</text:p>
              </table:table-cell>
              <table:table-cell office:value-type="float" office:value="22.047">
                <text:p>22.0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21.769">
                <text:p>21.769</text:p>
              </table:table-cell>
              <table:table-cell office:value-type="float" office:value="21.763">
                <text:p>21.7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21.489">
                <text:p>21.489</text:p>
              </table:table-cell>
              <table:table-cell office:value-type="float" office:value="21.483">
                <text:p>21.4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89cm" svg:y="0.316cm" chart:style-name="ch2">
          <text:p>TAT comparison</text:p>
        </chart:title>
        <chart:legend chart:legend-position="end" svg:x="12.961cm" svg:y="3.955cm" style:legend-expansion="high" chart:style-name="ch3"/>
        <chart:plot-area chart:style-name="ch4" table:cell-range-address="'30 percent'.A2:'30 percent'.A202 '30 percent'.D1:'30 percent'.D202 '30 percent'.K1:'30 percent'.K202" chart:data-source-has-labels="row" svg:x="0.769cm" svg:y="1.635cm" svg:width="11.554cm" svg:height="6.771cm">
          <chartooo:coordinate-region svg:x="1.761cm" svg:y="1.834cm" svg:width="10.191cm" svg:height="5.9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D2:'30 percent'.D202" chart:label-cell-address="'30 percent'.D1:'30 percent'.D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K2:'30 percent'.K202" chart:label-cell-address="'30 percent'.K1:'30 percent'.K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TAT</text:p>
                <draw:g>
                  <svg:desc>'30 percent'.D1:'30 percent'.D1</svg:desc>
                </draw:g>
              </table:table-cell>
              <table:table-cell office:value-type="string">
                <text:p>noapc TAT</text:p>
                <draw:g>
                  <svg:desc>'30 percent'.K1:'30 percent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0">
                <text:p>0</text:p>
                <draw:g>
                  <svg:desc>'30 percent'.D2:'30 percent'.D202</svg:desc>
                </draw:g>
              </table:table-cell>
              <table:table-cell office:value-type="float" office:value="0">
                <text:p>0</text:p>
                <draw:g>
                  <svg:desc>'30 percent'.K2:'30 percent'.K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14083">
                <text:p>0.014083</text:p>
              </table:table-cell>
              <table:table-cell office:value-type="float" office:value="0.014161">
                <text:p>0.014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10784">
                <text:p>0.10784</text:p>
              </table:table-cell>
              <table:table-cell office:value-type="float" office:value="0.10811">
                <text:p>0.10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35947">
                <text:p>0.35947</text:p>
              </table:table-cell>
              <table:table-cell office:value-type="float" office:value="0.35988">
                <text:p>0.35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.0847">
                <text:p>1.0847</text:p>
              </table:table-cell>
              <table:table-cell office:value-type="float" office:value="1.0854">
                <text:p>1.0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3.2235">
                <text:p>3.2235</text:p>
              </table:table-cell>
              <table:table-cell office:value-type="float" office:value="3.2244">
                <text:p>3.2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8.4476">
                <text:p>8.4476</text:p>
              </table:table-cell>
              <table:table-cell office:value-type="float" office:value="8.4491">
                <text:p>8.4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8.758">
                <text:p>18.758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33.274">
                <text:p>33.274</text:p>
              </table:table-cell>
              <table:table-cell office:value-type="float" office:value="33.277">
                <text:p>33.2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52.965">
                <text:p>52.965</text:p>
              </table:table-cell>
              <table:table-cell office:value-type="float" office:value="52.968">
                <text:p>52.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76.973">
                <text:p>76.973</text:p>
              </table:table-cell>
              <table:table-cell office:value-type="float" office:value="76.977">
                <text:p>76.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02.46">
                <text:p>102.46</text:p>
              </table:table-cell>
              <table:table-cell office:value-type="float" office:value="102.46">
                <text:p>102.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29.38">
                <text:p>129.38</text:p>
              </table:table-cell>
              <table:table-cell office:value-type="float" office:value="129.38">
                <text:p>129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56.9">
                <text:p>156.9</text:p>
              </table:table-cell>
              <table:table-cell office:value-type="float" office:value="156.91">
                <text:p>156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84.42">
                <text:p>184.42</text:p>
              </table:table-cell>
              <table:table-cell office:value-type="float" office:value="184.42">
                <text:p>184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211.51">
                <text:p>211.51</text:p>
              </table:table-cell>
              <table:table-cell office:value-type="float" office:value="211.51">
                <text:p>211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237.9">
                <text:p>237.9</text:p>
              </table:table-cell>
              <table:table-cell office:value-type="float" office:value="237.91">
                <text:p>237.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263.43">
                <text:p>263.43</text:p>
              </table:table-cell>
              <table:table-cell office:value-type="float" office:value="263.44">
                <text:p>263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288">
                <text:p>288</text:p>
              </table:table-cell>
              <table:table-cell office:value-type="float" office:value="288.01">
                <text:p>288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311.58">
                <text:p>311.58</text:p>
              </table:table-cell>
              <table:table-cell office:value-type="float" office:value="311.58">
                <text:p>311.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334.15">
                <text:p>334.15</text:p>
              </table:table-cell>
              <table:table-cell office:value-type="float" office:value="334.15">
                <text:p>334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355.74">
                <text:p>355.74</text:p>
              </table:table-cell>
              <table:table-cell office:value-type="float" office:value="355.74">
                <text:p>355.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376.39">
                <text:p>376.39</text:p>
              </table:table-cell>
              <table:table-cell office:value-type="float" office:value="376.39">
                <text:p>376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396.13">
                <text:p>396.13</text:p>
              </table:table-cell>
              <table:table-cell office:value-type="float" office:value="396.14">
                <text:p>396.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415.03">
                <text:p>415.03</text:p>
              </table:table-cell>
              <table:table-cell office:value-type="float" office:value="415.03">
                <text:p>415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433.13">
                <text:p>433.13</text:p>
              </table:table-cell>
              <table:table-cell office:value-type="float" office:value="433.13">
                <text:p>433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450.48">
                <text:p>450.48</text:p>
              </table:table-cell>
              <table:table-cell office:value-type="float" office:value="450.48">
                <text:p>450.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467.13">
                <text:p>467.13</text:p>
              </table:table-cell>
              <table:table-cell office:value-type="float" office:value="467.13">
                <text:p>467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483.14">
                <text:p>483.14</text:p>
              </table:table-cell>
              <table:table-cell office:value-type="float" office:value="483.14">
                <text:p>483.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498.54">
                <text:p>498.54</text:p>
              </table:table-cell>
              <table:table-cell office:value-type="float" office:value="498.54">
                <text:p>498.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513.39">
                <text:p>513.39</text:p>
              </table:table-cell>
              <table:table-cell office:value-type="float" office:value="513.39">
                <text:p>513.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527.72">
                <text:p>527.72</text:p>
              </table:table-cell>
              <table:table-cell office:value-type="float" office:value="527.72">
                <text:p>527.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541.57">
                <text:p>541.57</text:p>
              </table:table-cell>
              <table:table-cell office:value-type="float" office:value="541.57">
                <text:p>541.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554.97">
                <text:p>554.97</text:p>
              </table:table-cell>
              <table:table-cell office:value-type="float" office:value="554.98">
                <text:p>554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567.96">
                <text:p>567.96</text:p>
              </table:table-cell>
              <table:table-cell office:value-type="float" office:value="567.96">
                <text:p>567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580.57">
                <text:p>580.57</text:p>
              </table:table-cell>
              <table:table-cell office:value-type="float" office:value="580.57">
                <text:p>580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592.82">
                <text:p>592.82</text:p>
              </table:table-cell>
              <table:table-cell office:value-type="float" office:value="592.82">
                <text:p>592.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604.73">
                <text:p>604.73</text:p>
              </table:table-cell>
              <table:table-cell office:value-type="float" office:value="604.73">
                <text:p>604.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616.33">
                <text:p>616.33</text:p>
              </table:table-cell>
              <table:table-cell office:value-type="float" office:value="616.33">
                <text:p>616.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627.64">
                <text:p>627.64</text:p>
              </table:table-cell>
              <table:table-cell office:value-type="float" office:value="627.63">
                <text:p>627.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638.67">
                <text:p>638.67</text:p>
              </table:table-cell>
              <table:table-cell office:value-type="float" office:value="638.67">
                <text:p>638.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649.45">
                <text:p>649.45</text:p>
              </table:table-cell>
              <table:table-cell office:value-type="float" office:value="649.44">
                <text:p>649.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659.98">
                <text:p>659.98</text:p>
              </table:table-cell>
              <table:table-cell office:value-type="float" office:value="659.98">
                <text:p>659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670.29">
                <text:p>670.29</text:p>
              </table:table-cell>
              <table:table-cell office:value-type="float" office:value="670.29">
                <text:p>670.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680.38">
                <text:p>680.38</text:p>
              </table:table-cell>
              <table:table-cell office:value-type="float" office:value="680.38">
                <text:p>680.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690.27">
                <text:p>690.27</text:p>
              </table:table-cell>
              <table:table-cell office:value-type="float" office:value="690.27">
                <text:p>690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699.97">
                <text:p>699.97</text:p>
              </table:table-cell>
              <table:table-cell office:value-type="float" office:value="699.96">
                <text:p>699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709.48">
                <text:p>709.48</text:p>
              </table:table-cell>
              <table:table-cell office:value-type="float" office:value="709.47">
                <text:p>709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718.81">
                <text:p>718.81</text:p>
              </table:table-cell>
              <table:table-cell office:value-type="float" office:value="718.8">
                <text:p>71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727.98">
                <text:p>727.98</text:p>
              </table:table-cell>
              <table:table-cell office:value-type="float" office:value="727.97">
                <text:p>727.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736.98">
                <text:p>736.98</text:p>
              </table:table-cell>
              <table:table-cell office:value-type="float" office:value="736.97">
                <text:p>736.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745.83">
                <text:p>745.83</text:p>
              </table:table-cell>
              <table:table-cell office:value-type="float" office:value="745.82">
                <text:p>745.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754.53">
                <text:p>754.53</text:p>
              </table:table-cell>
              <table:table-cell office:value-type="float" office:value="754.52">
                <text:p>754.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763.09">
                <text:p>763.09</text:p>
              </table:table-cell>
              <table:table-cell office:value-type="float" office:value="763.08">
                <text:p>763.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771.51">
                <text:p>771.51</text:p>
              </table:table-cell>
              <table:table-cell office:value-type="float" office:value="771.5">
                <text:p>77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779.8">
                <text:p>779.8</text:p>
              </table:table-cell>
              <table:table-cell office:value-type="float" office:value="779.79">
                <text:p>779.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787.96">
                <text:p>787.96</text:p>
              </table:table-cell>
              <table:table-cell office:value-type="float" office:value="787.95">
                <text:p>787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795.99">
                <text:p>795.99</text:p>
              </table:table-cell>
              <table:table-cell office:value-type="float" office:value="795.98">
                <text:p>795.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803.9">
                <text:p>803.9</text:p>
              </table:table-cell>
              <table:table-cell office:value-type="float" office:value="803.89">
                <text:p>803.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811.69">
                <text:p>811.69</text:p>
              </table:table-cell>
              <table:table-cell office:value-type="float" office:value="811.68">
                <text:p>811.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819.37">
                <text:p>819.37</text:p>
              </table:table-cell>
              <table:table-cell office:value-type="float" office:value="819.35">
                <text:p>819.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826.93">
                <text:p>826.93</text:p>
              </table:table-cell>
              <table:table-cell office:value-type="float" office:value="826.92">
                <text:p>826.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834.38">
                <text:p>834.38</text:p>
              </table:table-cell>
              <table:table-cell office:value-type="float" office:value="834.37">
                <text:p>834.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841.73">
                <text:p>841.73</text:p>
              </table:table-cell>
              <table:table-cell office:value-type="float" office:value="841.71">
                <text:p>841.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848.97">
                <text:p>848.97</text:p>
              </table:table-cell>
              <table:table-cell office:value-type="float" office:value="848.95">
                <text:p>848.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856.1">
                <text:p>856.1</text:p>
              </table:table-cell>
              <table:table-cell office:value-type="float" office:value="856.08">
                <text:p>856.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863.14">
                <text:p>863.14</text:p>
              </table:table-cell>
              <table:table-cell office:value-type="float" office:value="863.12">
                <text:p>863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870.07">
                <text:p>870.07</text:p>
              </table:table-cell>
              <table:table-cell office:value-type="float" office:value="870.05">
                <text:p>87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876.91">
                <text:p>876.91</text:p>
              </table:table-cell>
              <table:table-cell office:value-type="float" office:value="876.89">
                <text:p>876.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883.65">
                <text:p>883.65</text:p>
              </table:table-cell>
              <table:table-cell office:value-type="float" office:value="883.63">
                <text:p>883.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890.3">
                <text:p>890.3</text:p>
              </table:table-cell>
              <table:table-cell office:value-type="float" office:value="890.28">
                <text:p>890.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896.85">
                <text:p>896.85</text:p>
              </table:table-cell>
              <table:table-cell office:value-type="float" office:value="896.83">
                <text:p>896.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903.32">
                <text:p>903.32</text:p>
              </table:table-cell>
              <table:table-cell office:value-type="float" office:value="903.29">
                <text:p>903.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909.69">
                <text:p>909.69</text:p>
              </table:table-cell>
              <table:table-cell office:value-type="float" office:value="909.67">
                <text:p>909.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915.98">
                <text:p>915.98</text:p>
              </table:table-cell>
              <table:table-cell office:value-type="float" office:value="915.95">
                <text:p>915.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922.17">
                <text:p>922.17</text:p>
              </table:table-cell>
              <table:table-cell office:value-type="float" office:value="922.15">
                <text:p>922.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928.29">
                <text:p>928.29</text:p>
              </table:table-cell>
              <table:table-cell office:value-type="float" office:value="928.27">
                <text:p>928.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934.32">
                <text:p>934.32</text:p>
              </table:table-cell>
              <table:table-cell office:value-type="float" office:value="934.29">
                <text:p>934.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940.26">
                <text:p>940.26</text:p>
              </table:table-cell>
              <table:table-cell office:value-type="float" office:value="940.24">
                <text:p>940.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946.13">
                <text:p>946.13</text:p>
              </table:table-cell>
              <table:table-cell office:value-type="float" office:value="946.1">
                <text:p>946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951.91">
                <text:p>951.91</text:p>
              </table:table-cell>
              <table:table-cell office:value-type="float" office:value="951.89">
                <text:p>951.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957.62">
                <text:p>957.62</text:p>
              </table:table-cell>
              <table:table-cell office:value-type="float" office:value="957.59">
                <text:p>957.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963.24">
                <text:p>963.24</text:p>
              </table:table-cell>
              <table:table-cell office:value-type="float" office:value="963.22">
                <text:p>963.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968.79">
                <text:p>968.79</text:p>
              </table:table-cell>
              <table:table-cell office:value-type="float" office:value="968.76">
                <text:p>968.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974.26">
                <text:p>974.26</text:p>
              </table:table-cell>
              <table:table-cell office:value-type="float" office:value="974.24">
                <text:p>974.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979.66">
                <text:p>979.66</text:p>
              </table:table-cell>
              <table:table-cell office:value-type="float" office:value="979.63">
                <text:p>979.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984.98">
                <text:p>984.98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990.23">
                <text:p>990.23</text:p>
              </table:table-cell>
              <table:table-cell office:value-type="float" office:value="990.21">
                <text:p>990.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995.41">
                <text:p>995.41</text:p>
              </table:table-cell>
              <table:table-cell office:value-type="float" office:value="995.38">
                <text:p>995.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1000.5">
                <text:p>1000.5</text:p>
              </table:table-cell>
              <table:table-cell office:value-type="float" office:value="1000.5">
                <text:p>100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1005.6">
                <text:p>1005.6</text:p>
              </table:table-cell>
              <table:table-cell office:value-type="float" office:value="1005.5">
                <text:p>1005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1010.5">
                <text:p>1010.5</text:p>
              </table:table-cell>
              <table:table-cell office:value-type="float" office:value="1010.5">
                <text:p>101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1015.4">
                <text:p>1015.4</text:p>
              </table:table-cell>
              <table:table-cell office:value-type="float" office:value="1015.4">
                <text:p>1015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1020.3">
                <text:p>1020.3</text:p>
              </table:table-cell>
              <table:table-cell office:value-type="float" office:value="1020.2">
                <text:p>1020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1029.7">
                <text:p>1029.7</text:p>
              </table:table-cell>
              <table:table-cell office:value-type="float" office:value="1029.7">
                <text:p>1029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1034.4">
                <text:p>1034.4</text:p>
              </table:table-cell>
              <table:table-cell office:value-type="float" office:value="1034.3">
                <text:p>1034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1038.9">
                <text:p>1038.9</text:p>
              </table:table-cell>
              <table:table-cell office:value-type="float" office:value="1038.9">
                <text:p>1038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1043.4">
                <text:p>1043.4</text:p>
              </table:table-cell>
              <table:table-cell office:value-type="float" office:value="1043.4">
                <text:p>1043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1047.9">
                <text:p>1047.9</text:p>
              </table:table-cell>
              <table:table-cell office:value-type="float" office:value="1047.9">
                <text:p>1047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1052.3">
                <text:p>1052.3</text:p>
              </table:table-cell>
              <table:table-cell office:value-type="float" office:value="1052.2">
                <text:p>1052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1056.6">
                <text:p>1056.6</text:p>
              </table:table-cell>
              <table:table-cell office:value-type="float" office:value="1056.6">
                <text:p>1056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1060.9">
                <text:p>1060.9</text:p>
              </table:table-cell>
              <table:table-cell office:value-type="float" office:value="1060.8">
                <text:p>1060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1065.1">
                <text:p>1065.1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1069.2">
                <text:p>1069.2</text:p>
              </table:table-cell>
              <table:table-cell office:value-type="float" office:value="1069.2">
                <text:p>1069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1073.3">
                <text:p>1073.3</text:p>
              </table:table-cell>
              <table:table-cell office:value-type="float" office:value="1073.3">
                <text:p>1073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1077.3">
                <text:p>1077.3</text:p>
              </table:table-cell>
              <table:table-cell office:value-type="float" office:value="1077.3">
                <text:p>1077.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1081.3">
                <text:p>1081.3</text:p>
              </table:table-cell>
              <table:table-cell office:value-type="float" office:value="1081.3">
                <text:p>1081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1085.2">
                <text:p>1085.2</text:p>
              </table:table-cell>
              <table:table-cell office:value-type="float" office:value="1085.2">
                <text:p>1085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1089.1">
                <text:p>1089.1</text:p>
              </table:table-cell>
              <table:table-cell office:value-type="float" office:value="1089.1">
                <text:p>1089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1092.9">
                <text:p>1092.9</text:p>
              </table:table-cell>
              <table:table-cell office:value-type="float" office:value="1092.9">
                <text:p>1092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1096.7">
                <text:p>1096.7</text:p>
              </table:table-cell>
              <table:table-cell office:value-type="float" office:value="1096.7">
                <text:p>1096.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1100.4">
                <text:p>1100.4</text:p>
              </table:table-cell>
              <table:table-cell office:value-type="float" office:value="1100.4">
                <text:p>1100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1104.1">
                <text:p>1104.1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1107.7">
                <text:p>1107.7</text:p>
              </table:table-cell>
              <table:table-cell office:value-type="float" office:value="1107.6">
                <text:p>1107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1111.3">
                <text:p>1111.3</text:p>
              </table:table-cell>
              <table:table-cell office:value-type="float" office:value="1111.2">
                <text:p>1111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1114.8">
                <text:p>1114.8</text:p>
              </table:table-cell>
              <table:table-cell office:value-type="float" office:value="1114.7">
                <text:p>1114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1118.2">
                <text:p>1118.2</text:p>
              </table:table-cell>
              <table:table-cell office:value-type="float" office:value="1118.2">
                <text:p>1118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1121.6">
                <text:p>1121.6</text:p>
              </table:table-cell>
              <table:table-cell office:value-type="float" office:value="1121.6">
                <text:p>1121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1125">
                <text:p>112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1128.3">
                <text:p>1128.3</text:p>
              </table:table-cell>
              <table:table-cell office:value-type="float" office:value="1128.3">
                <text:p>1128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1131.6">
                <text:p>1131.6</text:p>
              </table:table-cell>
              <table:table-cell office:value-type="float" office:value="1131.6">
                <text:p>1131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1134.8">
                <text:p>1134.8</text:p>
              </table:table-cell>
              <table:table-cell office:value-type="float" office:value="1134.8">
                <text:p>1134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1138">
                <text:p>1138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141.2">
                <text:p>1141.2</text:p>
              </table:table-cell>
              <table:table-cell office:value-type="float" office:value="1141.1">
                <text:p>1141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144.3">
                <text:p>1144.3</text:p>
              </table:table-cell>
              <table:table-cell office:value-type="float" office:value="1144.2">
                <text:p>1144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147.3">
                <text:p>1147.3</text:p>
              </table:table-cell>
              <table:table-cell office:value-type="float" office:value="1147.3">
                <text:p>1147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150.4">
                <text:p>1150.4</text:p>
              </table:table-cell>
              <table:table-cell office:value-type="float" office:value="1150.3">
                <text:p>1150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153.3">
                <text:p>1153.3</text:p>
              </table:table-cell>
              <table:table-cell office:value-type="float" office:value="1153.3">
                <text:p>1153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156.3">
                <text:p>1156.3</text:p>
              </table:table-cell>
              <table:table-cell office:value-type="float" office:value="1156.2">
                <text:p>1156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159.2">
                <text:p>1159.2</text:p>
              </table:table-cell>
              <table:table-cell office:value-type="float" office:value="1159.1">
                <text:p>1159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162">
                <text:p>1162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164.8">
                <text:p>1164.8</text:p>
              </table:table-cell>
              <table:table-cell office:value-type="float" office:value="1164.8">
                <text:p>1164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167.6">
                <text:p>1167.6</text:p>
              </table:table-cell>
              <table:table-cell office:value-type="float" office:value="1167.6">
                <text:p>1167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170.3">
                <text:p>1170.3</text:p>
              </table:table-cell>
              <table:table-cell office:value-type="float" office:value="1170.3">
                <text:p>1170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175.7">
                <text:p>1175.7</text:p>
              </table:table-cell>
              <table:table-cell office:value-type="float" office:value="1175.7">
                <text:p>1175.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178.3">
                <text:p>1178.3</text:p>
              </table:table-cell>
              <table:table-cell office:value-type="float" office:value="1178.3">
                <text:p>1178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180.9">
                <text:p>1180.9</text:p>
              </table:table-cell>
              <table:table-cell office:value-type="float" office:value="1180.9">
                <text:p>1180.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183.5">
                <text:p>1183.5</text:p>
              </table:table-cell>
              <table:table-cell office:value-type="float" office:value="1183.4">
                <text:p>1183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186">
                <text:p>1186</text:p>
              </table:table-cell>
              <table:table-cell office:value-type="float" office:value="1185.9">
                <text:p>1185.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188.5">
                <text:p>1188.5</text:p>
              </table:table-cell>
              <table:table-cell office:value-type="float" office:value="1188.4">
                <text:p>1188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190.9">
                <text:p>1190.9</text:p>
              </table:table-cell>
              <table:table-cell office:value-type="float" office:value="1190.9">
                <text:p>1190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193.3">
                <text:p>1193.3</text:p>
              </table:table-cell>
              <table:table-cell office:value-type="float" office:value="1193.3">
                <text:p>1193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195.7">
                <text:p>1195.7</text:p>
              </table:table-cell>
              <table:table-cell office:value-type="float" office:value="1195.7">
                <text:p>1195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198.1">
                <text:p>1198.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200.4">
                <text:p>1200.4</text:p>
              </table:table-cell>
              <table:table-cell office:value-type="float" office:value="1200.3">
                <text:p>1200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202.7">
                <text:p>1202.7</text:p>
              </table:table-cell>
              <table:table-cell office:value-type="float" office:value="1202.6">
                <text:p>1202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204.9">
                <text:p>1204.9</text:p>
              </table:table-cell>
              <table:table-cell office:value-type="float" office:value="1204.9">
                <text:p>1204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207.2">
                <text:p>1207.2</text:p>
              </table:table-cell>
              <table:table-cell office:value-type="float" office:value="1207.1">
                <text:p>1207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209.4">
                <text:p>1209.4</text:p>
              </table:table-cell>
              <table:table-cell office:value-type="float" office:value="1209.3">
                <text:p>1209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211.5">
                <text:p>1211.5</text:p>
              </table:table-cell>
              <table:table-cell office:value-type="float" office:value="1211.5">
                <text:p>1211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213.7">
                <text:p>1213.7</text:p>
              </table:table-cell>
              <table:table-cell office:value-type="float" office:value="1213.6">
                <text:p>1213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215.8">
                <text:p>1215.8</text:p>
              </table:table-cell>
              <table:table-cell office:value-type="float" office:value="1215.7">
                <text:p>1215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217.8">
                <text:p>1217.8</text:p>
              </table:table-cell>
              <table:table-cell office:value-type="float" office:value="1217.8">
                <text:p>1217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219.9">
                <text:p>1219.9</text:p>
              </table:table-cell>
              <table:table-cell office:value-type="float" office:value="1219.8">
                <text:p>1219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221.9">
                <text:p>1221.9</text:p>
              </table:table-cell>
              <table:table-cell office:value-type="float" office:value="1221.9">
                <text:p>1221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223.9">
                <text:p>1223.9</text:p>
              </table:table-cell>
              <table:table-cell office:value-type="float" office:value="1223.9">
                <text:p>1223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225.9">
                <text:p>1225.9</text:p>
              </table:table-cell>
              <table:table-cell office:value-type="float" office:value="1225.8">
                <text:p>1225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227.8">
                <text:p>1227.8</text:p>
              </table:table-cell>
              <table:table-cell office:value-type="float" office:value="1227.8">
                <text:p>1227.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229.7">
                <text:p>1229.7</text:p>
              </table:table-cell>
              <table:table-cell office:value-type="float" office:value="1229.7">
                <text:p>1229.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231.6">
                <text:p>1231.6</text:p>
              </table:table-cell>
              <table:table-cell office:value-type="float" office:value="1231.6">
                <text:p>1231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233.5">
                <text:p>1233.5</text:p>
              </table:table-cell>
              <table:table-cell office:value-type="float" office:value="1233.4">
                <text:p>1233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235.3">
                <text:p>1235.3</text:p>
              </table:table-cell>
              <table:table-cell office:value-type="float" office:value="1235.3">
                <text:p>1235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237.1">
                <text:p>1237.1</text:p>
              </table:table-cell>
              <table:table-cell office:value-type="float" office:value="1237.1">
                <text:p>1237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238.9">
                <text:p>1238.9</text:p>
              </table:table-cell>
              <table:table-cell office:value-type="float" office:value="1238.9">
                <text:p>1238.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240.7">
                <text:p>1240.7</text:p>
              </table:table-cell>
              <table:table-cell office:value-type="float" office:value="1240.6">
                <text:p>1240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242.4">
                <text:p>1242.4</text:p>
              </table:table-cell>
              <table:table-cell office:value-type="float" office:value="1242.4">
                <text:p>1242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244.1">
                <text:p>1244.1</text:p>
              </table:table-cell>
              <table:table-cell office:value-type="float" office:value="1244.1">
                <text:p>1244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245.8">
                <text:p>1245.8</text:p>
              </table:table-cell>
              <table:table-cell office:value-type="float" office:value="1245.8">
                <text:p>1245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247.5">
                <text:p>1247.5</text:p>
              </table:table-cell>
              <table:table-cell office:value-type="float" office:value="1247.4">
                <text:p>1247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249.1">
                <text:p>1249.1</text:p>
              </table:table-cell>
              <table:table-cell office:value-type="float" office:value="1249.1">
                <text:p>1249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250.8">
                <text:p>1250.8</text:p>
              </table:table-cell>
              <table:table-cell office:value-type="float" office:value="1250.7">
                <text:p>1250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252.4">
                <text:p>1252.4</text:p>
              </table:table-cell>
              <table:table-cell office:value-type="float" office:value="1252.3">
                <text:p>1252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254">
                <text:p>1254</text:p>
              </table:table-cell>
              <table:table-cell office:value-type="float" office:value="1253.9">
                <text:p>1253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255.5">
                <text:p>1255.5</text:p>
              </table:table-cell>
              <table:table-cell office:value-type="float" office:value="1255.5">
                <text:p>1255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257.1">
                <text:p>1257.1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258.6">
                <text:p>1258.6</text:p>
              </table:table-cell>
              <table:table-cell office:value-type="float" office:value="1258.5">
                <text:p>1258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260.1">
                <text:p>1260.1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261.5">
                <text:p>1261.5</text:p>
              </table:table-cell>
              <table:table-cell office:value-type="float" office:value="1261.5">
                <text:p>1261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263">
                <text:p>1263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264.4">
                <text:p>1264.4</text:p>
              </table:table-cell>
              <table:table-cell office:value-type="float" office:value="1264.4">
                <text:p>1264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265.9">
                <text:p>1265.9</text:p>
              </table:table-cell>
              <table:table-cell office:value-type="float" office:value="1265.8">
                <text:p>1265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267.3">
                <text:p>1267.3</text:p>
              </table:table-cell>
              <table:table-cell office:value-type="float" office:value="1267.2">
                <text:p>1267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268.6">
                <text:p>1268.6</text:p>
              </table:table-cell>
              <table:table-cell office:value-type="float" office:value="1268.6">
                <text:p>1268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270">
                <text:p>1270</text:p>
              </table:table-cell>
              <table:table-cell office:value-type="float" office:value="1269.9">
                <text:p>1269.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271.3">
                <text:p>1271.3</text:p>
              </table:table-cell>
              <table:table-cell office:value-type="float" office:value="1271.3">
                <text:p>1271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272.7">
                <text:p>1272.7</text:p>
              </table:table-cell>
              <table:table-cell office:value-type="float" office:value="1272.6">
                <text:p>1272.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274">
                <text:p>1274</text:p>
              </table:table-cell>
              <table:table-cell office:value-type="float" office:value="1273.9">
                <text:p>1273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275.3">
                <text:p>1275.3</text:p>
              </table:table-cell>
              <table:table-cell office:value-type="float" office:value="1275.2">
                <text:p>1275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276.5">
                <text:p>1276.5</text:p>
              </table:table-cell>
              <table:table-cell office:value-type="float" office:value="1276.5">
                <text:p>1276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277.8">
                <text:p>1277.8</text:p>
              </table:table-cell>
              <table:table-cell office:value-type="float" office:value="1277.7">
                <text:p>1277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279">
                <text:p>1279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280.3">
                <text:p>1280.3</text:p>
              </table:table-cell>
              <table:table-cell office:value-type="float" office:value="1280.2">
                <text:p>1280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281.5">
                <text:p>1281.5</text:p>
              </table:table-cell>
              <table:table-cell office:value-type="float" office:value="1281.4">
                <text:p>1281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282.7">
                <text:p>1282.7</text:p>
              </table:table-cell>
              <table:table-cell office:value-type="float" office:value="1282.6">
                <text:p>1282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283.8">
                <text:p>1283.8</text:p>
              </table:table-cell>
              <table:table-cell office:value-type="float" office:value="1283.8">
                <text:p>1283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285">
                <text:p>1285</text:p>
              </table:table-cell>
              <table:table-cell office:value-type="float" office:value="1284.9">
                <text:p>1284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286.1">
                <text:p>1286.1</text:p>
              </table:table-cell>
              <table:table-cell office:value-type="float" office:value="1286.1">
                <text:p>1286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287.3">
                <text:p>1287.3</text:p>
              </table:table-cell>
              <table:table-cell office:value-type="float" office:value="1287.2">
                <text:p>1287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288.4">
                <text:p>1288.4</text:p>
              </table:table-cell>
              <table:table-cell office:value-type="float" office:value="1288.3">
                <text:p>1288.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